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44.7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35.05mm"/>
    </style:style>
    <style:style style:name="co6" style:family="table-column">
      <style:table-column-properties fo:break-before="auto" style:column-width="36.42mm"/>
    </style:style>
    <style:style style:name="co7" style:family="table-column">
      <style:table-column-properties fo:break-before="auto" style:column-width="40.16mm"/>
    </style:style>
    <style:style style:name="co8" style:family="table-column">
      <style:table-column-properties fo:break-before="auto" style:column-width="36.76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35.74mm"/>
    </style:style>
    <style:style style:name="co11" style:family="table-column">
      <style:table-column-properties fo:break-before="auto" style:column-width="37.09mm"/>
    </style:style>
    <style:style style:name="co12" style:family="table-column">
      <style:table-column-properties fo:break-before="auto" style:column-width="22.6mm"/>
    </style:style>
    <style:style style:name="co13" style:family="table-column">
      <style:table-column-properties fo:break-before="auto" style:column-width="32mm"/>
    </style:style>
    <style:style style:name="co14" style:family="table-column">
      <style:table-column-properties fo:break-before="auto" style:column-width="26.88mm"/>
    </style:style>
    <style:style style:name="ro1" style:family="table-row">
      <style:table-row-properties style:row-height="7.5mm" fo:break-before="auto" style:use-optimal-row-height="false"/>
    </style:style>
    <style:style style:name="ro2" style:family="table-row">
      <style:table-row-properties style:row-height="5.61mm" fo:break-before="auto" style:use-optimal-row-height="true"/>
    </style:style>
    <style:style style:name="ro3" style:family="table-row">
      <style:table-row-properties style:row-height="10.57mm" fo:break-before="auto" style:use-optimal-row-height="true"/>
    </style:style>
    <style:style style:name="ro4" style:family="table-row">
      <style:table-row-properties style:row-height="15.54mm" fo:break-before="auto" style:use-optimal-row-height="true"/>
    </style:style>
    <style:style style:name="ro5" style:family="table-row">
      <style:table-row-properties style:row-height="20.5mm" fo:break-before="auto" style:use-optimal-row-height="true"/>
    </style:style>
    <style:style style:name="ro6" style:family="table-row">
      <style:table-row-properties style:row-height="15.86mm" fo:break-before="auto" style:use-optimal-row-height="false"/>
    </style:style>
    <style:style style:name="ro7" style:family="table-row">
      <style:table-row-properties style:row-height="13.21mm" fo:break-before="auto" style:use-optimal-row-height="false"/>
    </style:style>
    <style:style style:name="ro8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13.95mm" fo:break-before="auto" style:use-optimal-row-height="true"/>
    </style:style>
    <style:style style:name="ro10" style:family="table-row">
      <style:table-row-properties style:row-height="5.29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 style:vertical-align="middl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1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" fo:font-size="12pt" style:font-size-asian="12pt" style:font-size-complex="12pt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Liberation Sans" fo:font-size="12pt" style:font-name-asian="Droid Sans Fallback" style:font-size-asian="12pt" style:font-name-complex="FreeSans" style:font-size-complex="12pt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3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3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16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40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48" style:family="table-cell" style:parent-style-name="Default">
      <style:text-properties style:font-name="Liberation Sans" style:font-name-asian="Droid Sans Fallback" style:font-name-complex="FreeSans"/>
    </style:style>
    <style:style style:name="ce49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14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55" style:family="table-cell" style:parent-style-name="Default" style:data-style-name="N118"/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 style:vertical-align="middle"/>
    </style:style>
    <style:style style:name="gr1" style:family="graphic">
      <style:graphic-properties draw:stroke="solid" svg:stroke-width="0.4mm" svg:stroke-color="#000000" draw:marker-start-width="3.2mm" draw:marker-end-width="3.2mm" draw:fill="none" draw:textarea-horizontal-align="center" draw:textarea-vertical-align="middle" fo:padding-top="0.2mm" fo:padding-bottom="0.2mm" fo:padding-left="0.2mm" fo:padding-right="0.2mm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style:text-position="-33%"/>
    </style:style>
  </office:automatic-styles>
  <office:body>
    <office:spreadsheet>
      <table:calculation-settings table:automatic-find-labels="false"/>
      <table:table table:name="Summar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number-columns-repeated="1022" table:default-cell-style-name="ce9"/>
        <table:table-row table:style-name="ro1">
          <table:table-cell table:style-name="ce1" office:value-type="string" calcext:value-type="string" table:number-columns-spanned="1" table:number-rows-spanned="2">
            <text:p>Name given in NASA Earth Energy Budget</text:p>
          </table:table-cell>
          <table:table-cell table:style-name="ce3" office:value-type="string" calcext:value-type="string" table:number-columns-spanned="1" table:number-rows-spanned="2">
            <text:p>CERES name</text:p>
          </table:table-cell>
          <table:table-cell table:style-name="ce7" office:value-type="string" calcext:value-type="string" table:number-columns-spanned="2" table:number-rows-spanned="1">
            <text:p>Trends</text:p>
          </table:table-cell>
          <table:covered-table-cell table:style-name="ce7"/>
          <table:table-cell table:style-name="ce14" office:value-type="string" calcext:value-type="string" table:number-columns-spanned="1" table:number-rows-spanned="2">
            <text:p>Difference</text:p>
          </table:table-cell>
          <table:table-cell table:style-name="ce14" table:number-columns-spanned="1" table:number-rows-spanned="2"/>
          <table:table-cell table:style-name="ce16" table:number-columns-repeated="1018"/>
        </table:table-row>
        <table:table-row table:style-name="ro1">
          <table:covered-table-cell table:style-name="ce2"/>
          <table:covered-table-cell table:style-name="ce3"/>
          <table:table-cell table:style-name="ce8" office:value-type="date" office:date-value="2000-03-01" calcext:value-type="date">
            <text:p>01/03/00</text:p>
          </table:table-cell>
          <table:table-cell table:style-name="ce8" office:value-type="date" office:date-value="2023-12-01" calcext:value-type="date">
            <text:p>01/12/23</text:p>
          </table:table-cell>
          <table:covered-table-cell table:style-name="ce14"/>
          <table:covered-table-cell table:style-name="ce15"/>
          <table:table-cell table:style-name="ce16" table:number-columns-repeated="1018"/>
        </table:table-row>
        <table:table-row table:style-name="ro2">
          <table:table-cell table:style-name="ce3" office:value-type="string" calcext:value-type="string" table:number-columns-spanned="6" table:number-rows-spanned="1">
            <text:p>SW Budget</text:p>
          </table:table-cell>
          <table:covered-table-cell table:style-name="ce3"/>
          <table:covered-table-cell table:number-columns-repeated="4"/>
          <table:table-cell table:number-columns-repeated="1018"/>
        </table:table-row>
        <table:table-row table:style-name="ro3">
          <table:table-cell table:style-name="ce2" office:value-type="string" calcext:value-type="string">
            <text:p>Incoming Sunlight</text:p>
          </table:table-cell>
          <table:table-cell office:value-type="string" calcext:value-type="string">
            <text:p>gsolar</text:p>
          </table:table-cell>
          <table:table-cell table:style-name="ce10" table:formula="of:=[gsolar.D3]" office:value-type="float" office:value="340.181812607769" calcext:value-type="float">
            <text:p>340.18</text:p>
          </table:table-cell>
          <table:table-cell table:style-name="ce10" table:formula="of:=[gsolar.D288]" office:value-type="float" office:value="340.222519381382" calcext:value-type="float">
            <text:p>340.22</text:p>
          </table:table-cell>
          <table:table-cell table:style-name="ce10" table:formula="of:=[.D4]-[.C4]" office:value-type="float" office:value="0.040706773613806" calcext:value-type="float">
            <text:p>0.0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eflected Solar Radiation</text:p>
          </table:table-cell>
          <table:table-cell office:value-type="string" calcext:value-type="string">
            <text:p>gtoa_sw_all</text:p>
          </table:table-cell>
          <table:table-cell table:style-name="ce10" table:formula="of:=[gtoa_sw_all.D3]" office:value-type="float" office:value="99.9070206996838" calcext:value-type="float">
            <text:p>99.91</text:p>
          </table:table-cell>
          <table:table-cell table:style-name="ce10" table:formula="of:=[gtoa_sw_all.D288]" office:value-type="float" office:value="98.0065774540363" calcext:value-type="float">
            <text:p>98.01</text:p>
          </table:table-cell>
          <table:table-cell table:style-name="ce10" table:formula="of:=[.D5]-[.C5]" office:value-type="float" office:value="-1.90044324564748" calcext:value-type="float">
            <text:p>-1.9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eflected by Surface</text:p>
          </table:table-cell>
          <table:table-cell office:value-type="string" calcext:value-type="string">
            <text:p>gsfc_sw_up_all</text:p>
          </table:table-cell>
          <table:table-cell table:style-name="ce10" table:formula="of:=[gsfc_sw_up_all.D3]" office:value-type="float" office:value="23.8213770503173" calcext:value-type="float">
            <text:p>23.82</text:p>
          </table:table-cell>
          <table:table-cell table:style-name="ce10" table:formula="of:=[gsfc_sw_up_all.D288]" office:value-type="float" office:value="23.1078475100974" calcext:value-type="float">
            <text:p>23.11</text:p>
          </table:table-cell>
          <table:table-cell table:style-name="ce10" table:formula="of:=[.D6]-[.C6]" office:value-type="float" office:value="-0.713529540219881" calcext:value-type="float">
            <text:p>-0.7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bsorbed by Surface</text:p>
          </table:table-cell>
          <table:table-cell office:value-type="string" calcext:value-type="string">
            <text:p>gsfc_sw_dn_all – gsfc_sw_up_all</text:p>
          </table:table-cell>
          <table:table-cell table:style-name="ce10" table:formula="of:=[gsfc_sw_dn_all.D3] - [gsfc_sw_up_all.D3]" office:value-type="float" office:value="163.186071523698" calcext:value-type="float">
            <text:p>163.19</text:p>
          </table:table-cell>
          <table:table-cell table:style-name="ce13" table:formula="of:=[gsfc_sw_dn_all.D288] - [gsfc_sw_up_all.D288]" office:value-type="float" office:value="164.249126904627" calcext:value-type="float">
            <text:p>164.25</text:p>
          </table:table-cell>
          <table:table-cell table:style-name="ce10" table:formula="of:=[.D7]-[.C7]" office:value-type="float" office:value="1.063055380929" calcext:value-type="float">
            <text:p>1.06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Reflected by Clouds and Atmosphere</text:p>
          </table:table-cell>
          <table:table-cell office:value-type="string" calcext:value-type="string">
            <text:p>gtoa_sw_all – gsfc_sw_up_all</text:p>
          </table:table-cell>
          <table:table-cell table:style-name="ce10" table:formula="of:=[gtoa_sw_all.D3] - [gsfc_sw_up_all.D3]" office:value-type="float" office:value="76.0856436493665" calcext:value-type="float">
            <text:p>76.09</text:p>
          </table:table-cell>
          <table:table-cell table:style-name="ce13" table:formula="of:=[gtoa_sw_all.D288] - [gsfc_sw_up_all.D288]" office:value-type="float" office:value="74.8987299439388" calcext:value-type="float">
            <text:p>74.90</text:p>
          </table:table-cell>
          <table:table-cell table:style-name="ce10" table:formula="of:=[.D8]-[.C8]" office:value-type="float" office:value="-1.1869137054276" calcext:value-type="float">
            <text:p>-1.19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Total reflected solar radiation</text:p>
          </table:table-cell>
          <table:table-cell office:value-type="string" calcext:value-type="string">
            <text:p>(gtoa_sw_all – gsfc_sw_up_all) +gsfc_sw_up_all</text:p>
          </table:table-cell>
          <table:table-cell table:style-name="ce10" table:formula="of:=[.C8] + [gsfc_sw_up_all.D3]" office:value-type="float" office:value="99.9070206996838" calcext:value-type="float">
            <text:p>99.91</text:p>
          </table:table-cell>
          <table:table-cell table:style-name="ce13" table:formula="of:=[.D8] + [gsfc_sw_up_all.D288]" office:value-type="float" office:value="98.0065774540363" calcext:value-type="float">
            <text:p>98.01</text:p>
          </table:table-cell>
          <table:table-cell table:style-name="ce10" table:formula="of:=[.D9]-[.C9]" office:value-type="float" office:value="-1.90044324564748" calcext:value-type="float">
            <text:p>-1.90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Absorbed by Atmosphere</text:p>
          </table:table-cell>
          <table:table-cell office:value-type="string" calcext:value-type="string">
            <text:p>gsolar -( (gsfc_sw_dn_all – gsfc_sw_up_all) + gtoa_sw_all )</text:p>
          </table:table-cell>
          <table:table-cell table:style-name="ce10" table:formula="of:=[gsolar.D3] - (([gsfc_sw_dn_all.D3] - [gsfc_sw_up_all.D3]) + [gtoa_sw_all.D3])" office:value-type="float" office:value="77.0887203843869" calcext:value-type="float">
            <text:p>77.09</text:p>
          </table:table-cell>
          <table:table-cell table:style-name="ce13" table:formula="of:=[gsolar.D288] - (([gsfc_sw_dn_all.D288] - [gsfc_sw_up_all.D288]) + [gtoa_sw_all.D288])" office:value-type="float" office:value="77.9668150227192" calcext:value-type="float">
            <text:p>77.97</text:p>
          </table:table-cell>
          <table:table-cell table:style-name="ce10" table:formula="of:=[.D10]-[.C10]" office:value-type="float" office:value="0.8780946383323" calcext:value-type="float">
            <text:p>0.88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6" table:number-rows-spanned="1">
            <text:p>LW Budget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table:style-name="ce2" office:value-type="string" calcext:value-type="string">
            <text:p>Total outgoing infrared radiation</text:p>
          </table:table-cell>
          <table:table-cell office:value-type="string" calcext:value-type="string">
            <text:p>gtoa_lw_all</text:p>
          </table:table-cell>
          <table:table-cell table:style-name="ce10" table:formula="of:=[gtoa_lw_all.D3]" office:value-type="float" office:value="239.990183314953" calcext:value-type="float">
            <text:p>239.99</text:p>
          </table:table-cell>
          <table:table-cell table:style-name="ce10" table:formula="of:=[gtoa_lw_all.D288]" office:value-type="float" office:value="240.767858361268" calcext:value-type="float">
            <text:p>240.77</text:p>
          </table:table-cell>
          <table:table-cell table:style-name="ce10" table:formula="of:=[.D12]-[.C12]" office:value-type="float" office:value="0.777675046315409" calcext:value-type="float">
            <text:p>0.78</text:p>
          </table:table-cell>
          <table:table-cell table:number-columns-repeated="1019"/>
        </table:table-row>
        <table:table-row table:style-name="ro7">
          <table:table-cell table:style-name="ce2" office:value-type="string" calcext:value-type="string">
            <text:p>Emitted by Surface</text:p>
          </table:table-cell>
          <table:table-cell office:value-type="string" calcext:value-type="string">
            <text:p>gsfc_lw_up_all</text:p>
          </table:table-cell>
          <table:table-cell table:style-name="ce10" table:formula="of:=[gsfc_lw_up_all.D3]" office:value-type="float" office:value="396.888369525952" calcext:value-type="float">
            <text:p>396.89</text:p>
          </table:table-cell>
          <table:table-cell table:style-name="ce10" table:formula="of:=[gsfc_lw_up_all.D288]" office:value-type="float" office:value="400.264045982995" calcext:value-type="float">
            <text:p>400.26</text:p>
          </table:table-cell>
          <table:table-cell table:style-name="ce10" table:formula="of:=[.D13]-[.C13]" office:value-type="float" office:value="3.37567645704229" calcext:value-type="float">
            <text:p>3.38</text:p>
          </table:table-cell>
          <table:table-cell table:number-columns-repeated="1019"/>
        </table:table-row>
        <table:table-row table:style-name="ro8">
          <table:table-cell table:style-name="ce2" office:value-type="string" calcext:value-type="string">
            <text:p>Emitted by Atmosphere</text:p>
          </table:table-cell>
          <table:table-cell office:value-type="string" calcext:value-type="string">
            <text:p>gsfc_lw_dn_all</text:p>
          </table:table-cell>
          <table:table-cell table:style-name="ce10" table:formula="of:=[gsfc_lw_dn_all.D3]" office:value-type="float" office:value="344.951060755151" calcext:value-type="float">
            <text:p>344.95</text:p>
          </table:table-cell>
          <table:table-cell table:style-name="ce10" table:formula="of:=[gsfc_lw_dn_all.D288]" office:value-type="float" office:value="347.589309443875" calcext:value-type="float">
            <text:p>347.59</text:p>
          </table:table-cell>
          <table:table-cell table:style-name="ce10" table:formula="of:=[.D14]-[.C14]" office:value-type="float" office:value="2.63824868872314" calcext:value-type="float">
            <text:p>2.64</text:p>
          </table:table-cell>
          <table:table-cell table:number-columns-repeated="1019"/>
        </table:table-row>
        <table:table-row table:style-name="ro8">
          <table:table-cell table:style-name="ce2" office:value-type="string" calcext:value-type="string">
            <text:p>Surface cooling</text:p>
          </table:table-cell>
          <table:table-cell office:value-type="string" calcext:value-type="string">
            <text:p><text:s/>gsfc_lw_up_all – gsfc_lw_dn_all</text:p>
          </table:table-cell>
          <table:table-cell table:style-name="ce10" table:formula="of:=[.C13]-[.C14]" office:value-type="float" office:value="51.937308770801" calcext:value-type="float">
            <text:p>51.94</text:p>
          </table:table-cell>
          <table:table-cell table:style-name="ce10" table:formula="of:=[.D13]-[.D14]" office:value-type="float" office:value="52.6747365391202" calcext:value-type="float">
            <text:p>52.67</text:p>
          </table:table-cell>
          <table:table-cell table:style-name="ce10" table:formula="of:=[.D15]-[.C15]" office:value-type="float" office:value="0.737427768319151" calcext:value-type="float">
            <text:p>0.74</text:p>
          </table:table-cell>
          <table:table-cell table:number-columns-repeated="1019"/>
        </table:table-row>
        <table:table-row table:style-name="ro9">
          <table:table-cell table:style-name="ce2" office:value-type="string" calcext:value-type="string">
            <text:p>Atmosphere cooling</text:p>
          </table:table-cell>
          <table:table-cell table:style-name="ce6" office:value-type="string" calcext:value-type="string">
            <text:p>gtoa_lw_all - ( gsfc_lw_up_all – gsfc_lw_dn_all)</text:p>
          </table:table-cell>
          <table:table-cell table:style-name="ce10" table:formula="of:=[.C12]-[.C15]" office:value-type="float" office:value="188.052874544152" calcext:value-type="float">
            <text:p>188.05</text:p>
          </table:table-cell>
          <table:table-cell table:style-name="ce10" table:formula="of:=[.D12]-[.D15]" office:value-type="float" office:value="188.093121822148" calcext:value-type="float">
            <text:p>188.09</text:p>
          </table:table-cell>
          <table:table-cell table:style-name="ce10" table:formula="of:=[.D16]-[.C16]" office:value-type="float" office:value="0.0402472779962579" calcext:value-type="float">
            <text:p>0.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(cloud radiative effect)</text:p>
          </table:table-cell>
          <table:table-cell office:value-type="string" calcext:value-type="string">
            <text:p>gtoa_cre_lw</text:p>
          </table:table-cell>
          <table:table-cell table:style-name="ce10" table:formula="of:=[gtoa_cre_lw.D3]" office:value-type="float" office:value="26.1286860136414" calcext:value-type="float">
            <text:p>26.13</text:p>
          </table:table-cell>
          <table:table-cell table:style-name="ce10" table:formula="of:=[gtoa_cre_lw.D288]" office:value-type="float" office:value="25.0498617369635" calcext:value-type="float">
            <text:p>25.05</text:p>
          </table:table-cell>
          <table:table-cell table:style-name="ce10" table:formula="of:=[.D17]-[.C17]" office:value-type="float" office:value="-1.0788242766779" calcext:value-type="float">
            <text:p>-1.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mitted by Atmospher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tmospheric window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 table:number-columns-spanned="6" table:number-rows-spanned="1">
            <text:p>Other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3" office:value-type="string" calcext:value-type="string">
            <text:p>Surface Temperature (fromSurface Radiation)</text:p>
          </table:table-cell>
          <table:table-cell office:value-type="string" calcext:value-type="string">
            <text:p>T = <text:span text:style-name="T1">4</text:span>√(gsfc_lw_up_all / 5.670374419 ×10−8)</text:p>
          </table:table-cell>
          <table:table-cell table:style-name="ce11" table:formula="of:=POWER(([.C13]/0.00000005670374419);0.25)" office:value-type="float" office:value="289.243866885749" calcext:value-type="float">
            <text:p>289.24</text:p>
          </table:table-cell>
          <table:table-cell table:style-name="ce11" table:formula="of:=POWER(([.D13]/0.00000005670374419);0.25)" office:value-type="float" office:value="289.856945355752" calcext:value-type="float">
            <text:p>289.86</text:p>
          </table:table-cell>
          <table:table-cell table:style-name="ce10" table:formula="of:=[.D21]-[.C21]" office:value-type="float" office:value="0.61307847000279" calcext:value-type="float">
            <text:p>0.61</text:p>
          </table:table-cell>
          <table:table-cell table:number-columns-repeated="1019"/>
        </table:table-row>
        <table:table-row table:style-name="ro10">
          <table:table-cell table:style-name="ce3"/>
          <table:table-cell table:number-columns-repeated="1023"/>
        </table:table-row>
        <table:table-row table:style-name="ro10">
          <table:table-cell table:style-name="ce3" office:value-type="string" calcext:value-type="string">
            <text:p>Incremental RF</text:p>
          </table:table-cell>
          <table:table-cell office:value-type="string" calcext:value-type="string">
            <text:p>NOAA AGGI</text:p>
          </table:table-cell>
          <table:table-cell table:style-name="ce12" table:formula="of:=[RF.I3]" office:value-type="float" office:value="0" calcext:value-type="float">
            <text:p>0.00</text:p>
          </table:table-cell>
          <table:table-cell table:style-name="ce12" table:formula="of:=[RF.I26]" office:value-type="float" office:value="0.865" calcext:value-type="float">
            <text:p>0.87</text:p>
          </table:table-cell>
          <table:table-cell table:style-name="ce12" table:formula="of:=[.D23]-[.C23]" office:value-type="float" office:value="0.865" calcext:value-type="float">
            <text:p>0.87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Net absorbed by Earth System</text:p>
          </table:table-cell>
          <table:table-cell office:value-type="string" calcext:value-type="string">
            <text:p>gsolar – (gtoa_sw_all + gtoa_lw_all)</text:p>
          </table:table-cell>
          <table:table-cell table:style-name="ce10" table:formula="of:=[.C4] - ([.C5] + [.C12])" office:value-type="float" office:value="0.284608593131679" calcext:value-type="float">
            <text:p>0.28</text:p>
          </table:table-cell>
          <table:table-cell table:style-name="ce10" table:formula="of:=[.D4] - ([.D5] + [.D12])" office:value-type="float" office:value="1.44808356607751" calcext:value-type="float">
            <text:p>1.45</text:p>
          </table:table-cell>
          <table:table-cell table:style-name="ce10" table:formula="of:=[.D24]-[.C24]" office:value-type="float" office:value="1.16347497294584" calcext:value-type="float">
            <text:p>1.16</text:p>
          </table:table-cell>
          <table:table-cell table:number-columns-repeated="1019"/>
        </table:table-row>
        <table:table-row table:style-name="ro10" table:number-rows-repeated="1048536">
          <table:table-cell table:number-columns-repeated="1024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gsolar" table:style-name="ta1">
        <table:shapes>
          <draw:frame draw:z-index="0" draw:style-name="gr1" draw:text-style-name="P1" svg:width="159.99mm" svg:height="89.99mm" svg:x="151.31mm" svg:y="11.45mm">
            <loext:p draw:notify-on-update-of-ranges="gsolar.A3:gsolar.A288 gsolar.C1:gsolar.C1 gsolar.C3:gsolar.C28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19"/>
        <table:table-column table:style-name="co3" table:default-cell-style-name="ce9"/>
        <table:table-column table:style-name="co5" table:default-cell-style-name="ce9"/>
        <table:table-column table:style-name="co3" table:number-columns-repeated="1021" table:default-cell-style-name="ce9"/>
        <table:table-row table:style-name="ro2">
          <table:table-cell table:style-name="ce17" table:number-columns-repeated="2"/>
          <table:table-cell table:style-name="ce3" office:value-type="string" calcext:value-type="string" table:number-columns-spanned="2" table:number-rows-spanned="1">
            <text:p>gsolar</text:p>
          </table:table-cell>
          <table:covered-table-cell table:style-name="ce17"/>
          <table:table-cell table:style-name="ce17" table:number-columns-repeated="1018"/>
          <table:table-cell table:number-columns-repeated="2"/>
        </table:table-row>
        <table:table-row table:style-name="ro2">
          <table:table-cell table:style-name="ce3" office:value-type="string" calcext:value-type="string">
            <text:p>Date</text:p>
          </table:table-cell>
          <table:table-cell table:style-name="ce14" office:value-type="string" calcext:value-type="string">
            <text:p>Data</text:p>
          </table:table-cell>
          <table:table-cell table:style-name="ce14" office:value-type="string" calcext:value-type="string">
            <text:p>Deseasonalised</text:p>
          </table:table-cell>
          <table:table-cell table:style-name="ce14" office:value-type="string" calcext:value-type="string">
            <text:p>Trend</text:p>
          </table:table-cell>
          <table:table-cell table:style-name="ce14" table:number-columns-repeated="1018"/>
          <table:table-cell table:number-columns-repeated="2"/>
        </table:table-row>
        <table:table-row table:style-name="ro2">
          <table:table-cell table:style-name="ce18" office:value-type="date" office:date-value="2000-03-01" calcext:value-type="date">
            <text:p>01/03/00</text:p>
          </table:table-cell>
          <table:table-cell table:style-name="ce20" office:value-type="float" office:value="343.48" calcext:value-type="float">
            <text:p>343.48</text:p>
          </table:table-cell>
          <table:table-cell table:style-name="ce20" office:value-type="float" office:value="340.295" calcext:value-type="float">
            <text:p>340.295</text:p>
          </table:table-cell>
          <table:table-cell table:style-name="ce12" table:formula="of:=([.A3] * [.$C$297]) + [.$C$298]" office:value-type="float" office:value="340.181812607769" calcext:value-type="float">
            <text:p>340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04-01" calcext:value-type="date">
            <text:p>01/04/00</text:p>
          </table:table-cell>
          <table:table-cell table:style-name="ce20" office:value-type="float" office:value="337.75" calcext:value-type="float">
            <text:p>337.75</text:p>
          </table:table-cell>
          <table:table-cell table:style-name="ce20" office:value-type="float" office:value="340.302" calcext:value-type="float">
            <text:p>340.302</text:p>
          </table:table-cell>
          <table:table-cell table:style-name="ce12" table:formula="of:=([.A4] * [.$C$297]) + [.$C$298]" office:value-type="float" office:value="340.181958072896" calcext:value-type="float">
            <text:p>340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05-01" calcext:value-type="date">
            <text:p>01/05/00</text:p>
          </table:table-cell>
          <table:table-cell table:style-name="ce20" office:value-type="float" office:value="332.76" calcext:value-type="float">
            <text:p>332.76</text:p>
          </table:table-cell>
          <table:table-cell table:style-name="ce20" office:value-type="float" office:value="340.308" calcext:value-type="float">
            <text:p>340.308</text:p>
          </table:table-cell>
          <table:table-cell table:style-name="ce12" table:formula="of:=([.A5] * [.$C$297]) + [.$C$298]" office:value-type="float" office:value="340.1820988456" calcext:value-type="float">
            <text:p>340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06-01" calcext:value-type="date">
            <text:p>01/06/00</text:p>
          </table:table-cell>
          <table:table-cell table:style-name="ce20" office:value-type="float" office:value="329.82" calcext:value-type="float">
            <text:p>329.82</text:p>
          </table:table-cell>
          <table:table-cell table:style-name="ce20" office:value-type="float" office:value="340.314" calcext:value-type="float">
            <text:p>340.314</text:p>
          </table:table-cell>
          <table:table-cell table:style-name="ce12" table:formula="of:=([.A6] * [.$C$297]) + [.$C$298]" office:value-type="float" office:value="340.182244310728" calcext:value-type="float">
            <text:p>340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07-01" calcext:value-type="date">
            <text:p>01/07/00</text:p>
          </table:table-cell>
          <table:table-cell table:style-name="ce20" office:value-type="float" office:value="329.5" calcext:value-type="float">
            <text:p>329.5</text:p>
          </table:table-cell>
          <table:table-cell table:style-name="ce20" office:value-type="float" office:value="340.319" calcext:value-type="float">
            <text:p>340.319</text:p>
          </table:table-cell>
          <table:table-cell table:style-name="ce12" table:formula="of:=([.A7] * [.$C$297]) + [.$C$298]" office:value-type="float" office:value="340.182385083432" calcext:value-type="float">
            <text:p>340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08-01" calcext:value-type="date">
            <text:p>01/08/00</text:p>
          </table:table-cell>
          <table:table-cell table:style-name="ce20" office:value-type="float" office:value="332.03" calcext:value-type="float">
            <text:p>332.03</text:p>
          </table:table-cell>
          <table:table-cell table:style-name="ce20" office:value-type="float" office:value="340.324" calcext:value-type="float">
            <text:p>340.324</text:p>
          </table:table-cell>
          <table:table-cell table:style-name="ce12" table:formula="of:=([.A8] * [.$C$297]) + [.$C$298]" office:value-type="float" office:value="340.18253054856" calcext:value-type="float">
            <text:p>340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09-01" calcext:value-type="date">
            <text:p>01/09/00</text:p>
          </table:table-cell>
          <table:table-cell table:style-name="ce20" office:value-type="float" office:value="336.54" calcext:value-type="float">
            <text:p>336.54</text:p>
          </table:table-cell>
          <table:table-cell table:style-name="ce20" office:value-type="float" office:value="340.328" calcext:value-type="float">
            <text:p>340.328</text:p>
          </table:table-cell>
          <table:table-cell table:style-name="ce12" table:formula="of:=([.A9] * [.$C$297]) + [.$C$298]" office:value-type="float" office:value="340.182676013687" calcext:value-type="float">
            <text:p>340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10-01" calcext:value-type="date">
            <text:p>01/10/00</text:p>
          </table:table-cell>
          <table:table-cell table:style-name="ce20" office:value-type="float" office:value="342.53" calcext:value-type="float">
            <text:p>342.53</text:p>
          </table:table-cell>
          <table:table-cell table:style-name="ce20" office:value-type="float" office:value="340.333" calcext:value-type="float">
            <text:p>340.333</text:p>
          </table:table-cell>
          <table:table-cell table:style-name="ce12" table:formula="of:=([.A10] * [.$C$297]) + [.$C$298]" office:value-type="float" office:value="340.182816786391" calcext:value-type="float">
            <text:p>340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11-01" calcext:value-type="date">
            <text:p>01/11/00</text:p>
          </table:table-cell>
          <table:table-cell table:style-name="ce20" office:value-type="float" office:value="347.93" calcext:value-type="float">
            <text:p>347.93</text:p>
          </table:table-cell>
          <table:table-cell table:style-name="ce20" office:value-type="float" office:value="340.338" calcext:value-type="float">
            <text:p>340.338</text:p>
          </table:table-cell>
          <table:table-cell table:style-name="ce12" table:formula="of:=([.A11] * [.$C$297]) + [.$C$298]" office:value-type="float" office:value="340.182962251519" calcext:value-type="float">
            <text:p>340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12-01" calcext:value-type="date">
            <text:p>01/12/00</text:p>
          </table:table-cell>
          <table:table-cell table:style-name="ce20" office:value-type="float" office:value="351.37" calcext:value-type="float">
            <text:p>351.37</text:p>
          </table:table-cell>
          <table:table-cell table:style-name="ce20" office:value-type="float" office:value="340.343" calcext:value-type="float">
            <text:p>340.343</text:p>
          </table:table-cell>
          <table:table-cell table:style-name="ce12" table:formula="of:=([.A12] * [.$C$297]) + [.$C$298]" office:value-type="float" office:value="340.183103024223" calcext:value-type="float">
            <text:p>340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1-01" calcext:value-type="date">
            <text:p>01/01/01</text:p>
          </table:table-cell>
          <table:table-cell table:style-name="ce20" office:value-type="float" office:value="351.56" calcext:value-type="float">
            <text:p>351.56</text:p>
          </table:table-cell>
          <table:table-cell table:style-name="ce20" office:value-type="float" office:value="340.346" calcext:value-type="float">
            <text:p>340.346</text:p>
          </table:table-cell>
          <table:table-cell table:style-name="ce12" table:formula="of:=([.A13] * [.$C$297]) + [.$C$298]" office:value-type="float" office:value="340.183248489351" calcext:value-type="float">
            <text:p>340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2-01" calcext:value-type="date">
            <text:p>01/02/01</text:p>
          </table:table-cell>
          <table:table-cell table:style-name="ce20" office:value-type="float" office:value="348.69" calcext:value-type="float">
            <text:p>348.69</text:p>
          </table:table-cell>
          <table:table-cell table:style-name="ce20" office:value-type="float" office:value="340.344" calcext:value-type="float">
            <text:p>340.344</text:p>
          </table:table-cell>
          <table:table-cell table:style-name="ce12" table:formula="of:=([.A14] * [.$C$297]) + [.$C$298]" office:value-type="float" office:value="340.183393954478" calcext:value-type="float">
            <text:p>340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3-01" calcext:value-type="date">
            <text:p>01/03/01</text:p>
          </table:table-cell>
          <table:table-cell table:style-name="ce20" office:value-type="float" office:value="343.56" calcext:value-type="float">
            <text:p>343.56</text:p>
          </table:table-cell>
          <table:table-cell table:style-name="ce20" office:value-type="float" office:value="340.34" calcext:value-type="float">
            <text:p>340.34</text:p>
          </table:table-cell>
          <table:table-cell table:style-name="ce12" table:formula="of:=([.A15] * [.$C$297]) + [.$C$298]" office:value-type="float" office:value="340.183525342336" calcext:value-type="float">
            <text:p>340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4-01" calcext:value-type="date">
            <text:p>01/04/01</text:p>
          </table:table-cell>
          <table:table-cell table:style-name="ce20" office:value-type="float" office:value="337.75" calcext:value-type="float">
            <text:p>337.75</text:p>
          </table:table-cell>
          <table:table-cell table:style-name="ce20" office:value-type="float" office:value="340.334" calcext:value-type="float">
            <text:p>340.334</text:p>
          </table:table-cell>
          <table:table-cell table:style-name="ce12" table:formula="of:=([.A16] * [.$C$297]) + [.$C$298]" office:value-type="float" office:value="340.183670807463" calcext:value-type="float">
            <text:p>340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5-01" calcext:value-type="date">
            <text:p>01/05/01</text:p>
          </table:table-cell>
          <table:table-cell table:style-name="ce20" office:value-type="float" office:value="332.88" calcext:value-type="float">
            <text:p>332.88</text:p>
          </table:table-cell>
          <table:table-cell table:style-name="ce20" office:value-type="float" office:value="340.328" calcext:value-type="float">
            <text:p>340.328</text:p>
          </table:table-cell>
          <table:table-cell table:style-name="ce12" table:formula="of:=([.A17] * [.$C$297]) + [.$C$298]" office:value-type="float" office:value="340.183811580167" calcext:value-type="float">
            <text:p>340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6-01" calcext:value-type="date">
            <text:p>01/06/01</text:p>
          </table:table-cell>
          <table:table-cell table:style-name="ce20" office:value-type="float" office:value="329.87" calcext:value-type="float">
            <text:p>329.87</text:p>
          </table:table-cell>
          <table:table-cell table:style-name="ce20" office:value-type="float" office:value="340.326" calcext:value-type="float">
            <text:p>340.326</text:p>
          </table:table-cell>
          <table:table-cell table:style-name="ce12" table:formula="of:=([.A18] * [.$C$297]) + [.$C$298]" office:value-type="float" office:value="340.183957045295" calcext:value-type="float">
            <text:p>340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7-01" calcext:value-type="date">
            <text:p>01/07/01</text:p>
          </table:table-cell>
          <table:table-cell table:style-name="ce20" office:value-type="float" office:value="329.58" calcext:value-type="float">
            <text:p>329.58</text:p>
          </table:table-cell>
          <table:table-cell table:style-name="ce20" office:value-type="float" office:value="340.328" calcext:value-type="float">
            <text:p>340.328</text:p>
          </table:table-cell>
          <table:table-cell table:style-name="ce12" table:formula="of:=([.A19] * [.$C$297]) + [.$C$298]" office:value-type="float" office:value="340.184097817999" calcext:value-type="float">
            <text:p>340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8-01" calcext:value-type="date">
            <text:p>01/08/01</text:p>
          </table:table-cell>
          <table:table-cell table:style-name="ce20" office:value-type="float" office:value="331.91" calcext:value-type="float">
            <text:p>331.91</text:p>
          </table:table-cell>
          <table:table-cell table:style-name="ce20" office:value-type="float" office:value="340.333" calcext:value-type="float">
            <text:p>340.333</text:p>
          </table:table-cell>
          <table:table-cell table:style-name="ce12" table:formula="of:=([.A20] * [.$C$297]) + [.$C$298]" office:value-type="float" office:value="340.184243283127" calcext:value-type="float">
            <text:p>340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9-01" calcext:value-type="date">
            <text:p>01/09/01</text:p>
          </table:table-cell>
          <table:table-cell table:style-name="ce20" office:value-type="float" office:value="336.46" calcext:value-type="float">
            <text:p>336.46</text:p>
          </table:table-cell>
          <table:table-cell table:style-name="ce20" office:value-type="float" office:value="340.341" calcext:value-type="float">
            <text:p>340.341</text:p>
          </table:table-cell>
          <table:table-cell table:style-name="ce12" table:formula="of:=([.A21] * [.$C$297]) + [.$C$298]" office:value-type="float" office:value="340.184388748254" calcext:value-type="float">
            <text:p>340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10-01" calcext:value-type="date">
            <text:p>01/10/01</text:p>
          </table:table-cell>
          <table:table-cell table:style-name="ce20" office:value-type="float" office:value="342.4" calcext:value-type="float">
            <text:p>342.4</text:p>
          </table:table-cell>
          <table:table-cell table:style-name="ce20" office:value-type="float" office:value="340.349" calcext:value-type="float">
            <text:p>340.349</text:p>
          </table:table-cell>
          <table:table-cell table:style-name="ce12" table:formula="of:=([.A22] * [.$C$297]) + [.$C$298]" office:value-type="float" office:value="340.184529520958" calcext:value-type="float">
            <text:p>340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11-01" calcext:value-type="date">
            <text:p>01/11/01</text:p>
          </table:table-cell>
          <table:table-cell table:style-name="ce20" office:value-type="float" office:value="347.8" calcext:value-type="float">
            <text:p>347.8</text:p>
          </table:table-cell>
          <table:table-cell table:style-name="ce20" office:value-type="float" office:value="340.355" calcext:value-type="float">
            <text:p>340.355</text:p>
          </table:table-cell>
          <table:table-cell table:style-name="ce12" table:formula="of:=([.A23] * [.$C$297]) + [.$C$298]" office:value-type="float" office:value="340.184674986086" calcext:value-type="float">
            <text:p>340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12-01" calcext:value-type="date">
            <text:p>01/12/01</text:p>
          </table:table-cell>
          <table:table-cell table:style-name="ce20" office:value-type="float" office:value="351.3" calcext:value-type="float">
            <text:p>351.3</text:p>
          </table:table-cell>
          <table:table-cell table:style-name="ce20" office:value-type="float" office:value="340.357" calcext:value-type="float">
            <text:p>340.357</text:p>
          </table:table-cell>
          <table:table-cell table:style-name="ce12" table:formula="of:=([.A24] * [.$C$297]) + [.$C$298]" office:value-type="float" office:value="340.18481575879" calcext:value-type="float">
            <text:p>340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1-01" calcext:value-type="date">
            <text:p>01/01/02</text:p>
          </table:table-cell>
          <table:table-cell table:style-name="ce20" office:value-type="float" office:value="351.66" calcext:value-type="float">
            <text:p>351.66</text:p>
          </table:table-cell>
          <table:table-cell table:style-name="ce20" office:value-type="float" office:value="340.356" calcext:value-type="float">
            <text:p>340.356</text:p>
          </table:table-cell>
          <table:table-cell table:style-name="ce12" table:formula="of:=([.A25] * [.$C$297]) + [.$C$298]" office:value-type="float" office:value="340.184961223918" calcext:value-type="float">
            <text:p>340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2-01" calcext:value-type="date">
            <text:p>01/02/02</text:p>
          </table:table-cell>
          <table:table-cell table:style-name="ce20" office:value-type="float" office:value="348.81" calcext:value-type="float">
            <text:p>348.81</text:p>
          </table:table-cell>
          <table:table-cell table:style-name="ce20" office:value-type="float" office:value="340.352" calcext:value-type="float">
            <text:p>340.352</text:p>
          </table:table-cell>
          <table:table-cell table:style-name="ce12" table:formula="of:=([.A26] * [.$C$297]) + [.$C$298]" office:value-type="float" office:value="340.185106689045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3-01" calcext:value-type="date">
            <text:p>01/03/02</text:p>
          </table:table-cell>
          <table:table-cell table:style-name="ce20" office:value-type="float" office:value="343.79" calcext:value-type="float">
            <text:p>343.79</text:p>
          </table:table-cell>
          <table:table-cell table:style-name="ce20" office:value-type="float" office:value="340.347" calcext:value-type="float">
            <text:p>340.347</text:p>
          </table:table-cell>
          <table:table-cell table:style-name="ce12" table:formula="of:=([.A27] * [.$C$297]) + [.$C$298]" office:value-type="float" office:value="340.185238076903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4-01" calcext:value-type="date">
            <text:p>01/04/02</text:p>
          </table:table-cell>
          <table:table-cell table:style-name="ce20" office:value-type="float" office:value="337.86" calcext:value-type="float">
            <text:p>337.86</text:p>
          </table:table-cell>
          <table:table-cell table:style-name="ce20" office:value-type="float" office:value="340.341" calcext:value-type="float">
            <text:p>340.341</text:p>
          </table:table-cell>
          <table:table-cell table:style-name="ce12" table:formula="of:=([.A28] * [.$C$297]) + [.$C$298]" office:value-type="float" office:value="340.18538354203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5-01" calcext:value-type="date">
            <text:p>01/05/02</text:p>
          </table:table-cell>
          <table:table-cell table:style-name="ce20" office:value-type="float" office:value="332.9" calcext:value-type="float">
            <text:p>332.9</text:p>
          </table:table-cell>
          <table:table-cell table:style-name="ce20" office:value-type="float" office:value="340.335" calcext:value-type="float">
            <text:p>340.335</text:p>
          </table:table-cell>
          <table:table-cell table:style-name="ce12" table:formula="of:=([.A29] * [.$C$297]) + [.$C$298]" office:value-type="float" office:value="340.185524314734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6-01" calcext:value-type="date">
            <text:p>01/06/02</text:p>
          </table:table-cell>
          <table:table-cell table:style-name="ce20" office:value-type="float" office:value="329.94" calcext:value-type="float">
            <text:p>329.94</text:p>
          </table:table-cell>
          <table:table-cell table:style-name="ce20" office:value-type="float" office:value="340.328" calcext:value-type="float">
            <text:p>340.328</text:p>
          </table:table-cell>
          <table:table-cell table:style-name="ce12" table:formula="of:=([.A30] * [.$C$297]) + [.$C$298]" office:value-type="float" office:value="340.185669779862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7-01" calcext:value-type="date">
            <text:p>01/07/02</text:p>
          </table:table-cell>
          <table:table-cell table:style-name="ce20" office:value-type="float" office:value="329.42" calcext:value-type="float">
            <text:p>329.42</text:p>
          </table:table-cell>
          <table:table-cell table:style-name="ce20" office:value-type="float" office:value="340.322" calcext:value-type="float">
            <text:p>340.322</text:p>
          </table:table-cell>
          <table:table-cell table:style-name="ce12" table:formula="of:=([.A31] * [.$C$297]) + [.$C$298]" office:value-type="float" office:value="340.185810552566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8-01" calcext:value-type="date">
            <text:p>01/08/02</text:p>
          </table:table-cell>
          <table:table-cell table:style-name="ce20" office:value-type="float" office:value="331.82" calcext:value-type="float">
            <text:p>331.82</text:p>
          </table:table-cell>
          <table:table-cell table:style-name="ce20" office:value-type="float" office:value="340.314" calcext:value-type="float">
            <text:p>340.314</text:p>
          </table:table-cell>
          <table:table-cell table:style-name="ce12" table:formula="of:=([.A32] * [.$C$297]) + [.$C$298]" office:value-type="float" office:value="340.185956017694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9-01" calcext:value-type="date">
            <text:p>01/09/02</text:p>
          </table:table-cell>
          <table:table-cell table:style-name="ce20" office:value-type="float" office:value="336.46" calcext:value-type="float">
            <text:p>336.46</text:p>
          </table:table-cell>
          <table:table-cell table:style-name="ce20" office:value-type="float" office:value="340.306" calcext:value-type="float">
            <text:p>340.306</text:p>
          </table:table-cell>
          <table:table-cell table:style-name="ce12" table:formula="of:=([.A33] * [.$C$297]) + [.$C$298]" office:value-type="float" office:value="340.186101482821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10-01" calcext:value-type="date">
            <text:p>01/10/02</text:p>
          </table:table-cell>
          <table:table-cell table:style-name="ce20" office:value-type="float" office:value="342.27" calcext:value-type="float">
            <text:p>342.27</text:p>
          </table:table-cell>
          <table:table-cell table:style-name="ce20" office:value-type="float" office:value="340.297" calcext:value-type="float">
            <text:p>340.297</text:p>
          </table:table-cell>
          <table:table-cell table:style-name="ce12" table:formula="of:=([.A34] * [.$C$297]) + [.$C$298]" office:value-type="float" office:value="340.186242255525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11-01" calcext:value-type="date">
            <text:p>01/11/02</text:p>
          </table:table-cell>
          <table:table-cell table:style-name="ce20" office:value-type="float" office:value="347.72" calcext:value-type="float">
            <text:p>347.72</text:p>
          </table:table-cell>
          <table:table-cell table:style-name="ce20" office:value-type="float" office:value="340.289" calcext:value-type="float">
            <text:p>340.289</text:p>
          </table:table-cell>
          <table:table-cell table:style-name="ce12" table:formula="of:=([.A35] * [.$C$297]) + [.$C$298]" office:value-type="float" office:value="340.186387720653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12-01" calcext:value-type="date">
            <text:p>01/12/02</text:p>
          </table:table-cell>
          <table:table-cell table:style-name="ce20" office:value-type="float" office:value="351.29" calcext:value-type="float">
            <text:p>351.29</text:p>
          </table:table-cell>
          <table:table-cell table:style-name="ce20" office:value-type="float" office:value="340.281" calcext:value-type="float">
            <text:p>340.281</text:p>
          </table:table-cell>
          <table:table-cell table:style-name="ce12" table:formula="of:=([.A36] * [.$C$297]) + [.$C$298]" office:value-type="float" office:value="340.186528493357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1-01" calcext:value-type="date">
            <text:p>01/01/03</text:p>
          </table:table-cell>
          <table:table-cell table:style-name="ce20" office:value-type="float" office:value="351.55" calcext:value-type="float">
            <text:p>351.55</text:p>
          </table:table-cell>
          <table:table-cell table:style-name="ce20" office:value-type="float" office:value="340.274" calcext:value-type="float">
            <text:p>340.274</text:p>
          </table:table-cell>
          <table:table-cell table:style-name="ce12" table:formula="of:=([.A37] * [.$C$297]) + [.$C$298]" office:value-type="float" office:value="340.186673958485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2-01" calcext:value-type="date">
            <text:p>01/02/03</text:p>
          </table:table-cell>
          <table:table-cell table:style-name="ce20" office:value-type="float" office:value="348.72" calcext:value-type="float">
            <text:p>348.72</text:p>
          </table:table-cell>
          <table:table-cell table:style-name="ce20" office:value-type="float" office:value="340.266" calcext:value-type="float">
            <text:p>340.266</text:p>
          </table:table-cell>
          <table:table-cell table:style-name="ce12" table:formula="of:=([.A38] * [.$C$297]) + [.$C$298]" office:value-type="float" office:value="340.186819423612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3-01" calcext:value-type="date">
            <text:p>01/03/03</text:p>
          </table:table-cell>
          <table:table-cell table:style-name="ce20" office:value-type="float" office:value="343.62" calcext:value-type="float">
            <text:p>343.62</text:p>
          </table:table-cell>
          <table:table-cell table:style-name="ce20" office:value-type="float" office:value="340.257" calcext:value-type="float">
            <text:p>340.257</text:p>
          </table:table-cell>
          <table:table-cell table:style-name="ce12" table:formula="of:=([.A39] * [.$C$297]) + [.$C$298]" office:value-type="float" office:value="340.18695081147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4-01" calcext:value-type="date">
            <text:p>01/04/03</text:p>
          </table:table-cell>
          <table:table-cell table:style-name="ce20" office:value-type="float" office:value="337.81" calcext:value-type="float">
            <text:p>337.81</text:p>
          </table:table-cell>
          <table:table-cell table:style-name="ce20" office:value-type="float" office:value="340.246" calcext:value-type="float">
            <text:p>340.246</text:p>
          </table:table-cell>
          <table:table-cell table:style-name="ce12" table:formula="of:=([.A40] * [.$C$297]) + [.$C$298]" office:value-type="float" office:value="340.187096276597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5-01" calcext:value-type="date">
            <text:p>01/05/03</text:p>
          </table:table-cell>
          <table:table-cell table:style-name="ce20" office:value-type="float" office:value="332.83" calcext:value-type="float">
            <text:p>332.83</text:p>
          </table:table-cell>
          <table:table-cell table:style-name="ce20" office:value-type="float" office:value="340.234" calcext:value-type="float">
            <text:p>340.234</text:p>
          </table:table-cell>
          <table:table-cell table:style-name="ce12" table:formula="of:=([.A41] * [.$C$297]) + [.$C$298]" office:value-type="float" office:value="340.187237049301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6-01" calcext:value-type="date">
            <text:p>01/06/03</text:p>
          </table:table-cell>
          <table:table-cell table:style-name="ce20" office:value-type="float" office:value="329.77" calcext:value-type="float">
            <text:p>329.77</text:p>
          </table:table-cell>
          <table:table-cell table:style-name="ce20" office:value-type="float" office:value="340.221" calcext:value-type="float">
            <text:p>340.221</text:p>
          </table:table-cell>
          <table:table-cell table:style-name="ce12" table:formula="of:=([.A42] * [.$C$297]) + [.$C$298]" office:value-type="float" office:value="340.187382514429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7-01" calcext:value-type="date">
            <text:p>01/07/03</text:p>
          </table:table-cell>
          <table:table-cell table:style-name="ce20" office:value-type="float" office:value="329.39" calcext:value-type="float">
            <text:p>329.39</text:p>
          </table:table-cell>
          <table:table-cell table:style-name="ce20" office:value-type="float" office:value="340.208" calcext:value-type="float">
            <text:p>340.208</text:p>
          </table:table-cell>
          <table:table-cell table:style-name="ce12" table:formula="of:=([.A43] * [.$C$297]) + [.$C$298]" office:value-type="float" office:value="340.187523287133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8-01" calcext:value-type="date">
            <text:p>01/08/03</text:p>
          </table:table-cell>
          <table:table-cell table:style-name="ce20" office:value-type="float" office:value="331.77" calcext:value-type="float">
            <text:p>331.77</text:p>
          </table:table-cell>
          <table:table-cell table:style-name="ce20" office:value-type="float" office:value="340.194" calcext:value-type="float">
            <text:p>340.194</text:p>
          </table:table-cell>
          <table:table-cell table:style-name="ce12" table:formula="of:=([.A44] * [.$C$297]) + [.$C$298]" office:value-type="float" office:value="340.187668752261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9-01" calcext:value-type="date">
            <text:p>01/09/03</text:p>
          </table:table-cell>
          <table:table-cell table:style-name="ce20" office:value-type="float" office:value="336.4" calcext:value-type="float">
            <text:p>336.4</text:p>
          </table:table-cell>
          <table:table-cell table:style-name="ce20" office:value-type="float" office:value="340.18" calcext:value-type="float">
            <text:p>340.18</text:p>
          </table:table-cell>
          <table:table-cell table:style-name="ce12" table:formula="of:=([.A45] * [.$C$297]) + [.$C$298]" office:value-type="float" office:value="340.187814217388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10-01" calcext:value-type="date">
            <text:p>01/10/03</text:p>
          </table:table-cell>
          <table:table-cell table:style-name="ce20" office:value-type="float" office:value="341.96" calcext:value-type="float">
            <text:p>341.96</text:p>
          </table:table-cell>
          <table:table-cell table:style-name="ce20" office:value-type="float" office:value="340.167" calcext:value-type="float">
            <text:p>340.167</text:p>
          </table:table-cell>
          <table:table-cell table:style-name="ce12" table:formula="of:=([.A46] * [.$C$297]) + [.$C$298]" office:value-type="float" office:value="340.187954990092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11-01" calcext:value-type="date">
            <text:p>01/11/03</text:p>
          </table:table-cell>
          <table:table-cell table:style-name="ce20" office:value-type="float" office:value="347.61" calcext:value-type="float">
            <text:p>347.61</text:p>
          </table:table-cell>
          <table:table-cell table:style-name="ce20" office:value-type="float" office:value="340.155" calcext:value-type="float">
            <text:p>340.155</text:p>
          </table:table-cell>
          <table:table-cell table:style-name="ce12" table:formula="of:=([.A47] * [.$C$297]) + [.$C$298]" office:value-type="float" office:value="340.18810045522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12-01" calcext:value-type="date">
            <text:p>01/12/03</text:p>
          </table:table-cell>
          <table:table-cell table:style-name="ce20" office:value-type="float" office:value="351.14" calcext:value-type="float">
            <text:p>351.14</text:p>
          </table:table-cell>
          <table:table-cell table:style-name="ce20" office:value-type="float" office:value="340.145" calcext:value-type="float">
            <text:p>340.145</text:p>
          </table:table-cell>
          <table:table-cell table:style-name="ce12" table:formula="of:=([.A48] * [.$C$297]) + [.$C$298]" office:value-type="float" office:value="340.188241227924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1-01" calcext:value-type="date">
            <text:p>01/01/04</text:p>
          </table:table-cell>
          <table:table-cell table:style-name="ce20" office:value-type="float" office:value="351.4" calcext:value-type="float">
            <text:p>351.4</text:p>
          </table:table-cell>
          <table:table-cell table:style-name="ce20" office:value-type="float" office:value="340.14" calcext:value-type="float">
            <text:p>340.14</text:p>
          </table:table-cell>
          <table:table-cell table:style-name="ce12" table:formula="of:=([.A49] * [.$C$297]) + [.$C$298]" office:value-type="float" office:value="340.188386693052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2-01" calcext:value-type="date">
            <text:p>01/02/04</text:p>
          </table:table-cell>
          <table:table-cell table:style-name="ce20" office:value-type="float" office:value="348.53" calcext:value-type="float">
            <text:p>348.53</text:p>
          </table:table-cell>
          <table:table-cell table:style-name="ce20" office:value-type="float" office:value="340.14" calcext:value-type="float">
            <text:p>340.14</text:p>
          </table:table-cell>
          <table:table-cell table:style-name="ce12" table:formula="of:=([.A50] * [.$C$297]) + [.$C$298]" office:value-type="float" office:value="340.188532158179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3-01" calcext:value-type="date">
            <text:p>01/03/04</text:p>
          </table:table-cell>
          <table:table-cell table:style-name="ce20" office:value-type="float" office:value="343.45" calcext:value-type="float">
            <text:p>343.45</text:p>
          </table:table-cell>
          <table:table-cell table:style-name="ce20" office:value-type="float" office:value="340.144" calcext:value-type="float">
            <text:p>340.144</text:p>
          </table:table-cell>
          <table:table-cell table:style-name="ce12" table:formula="of:=([.A51] * [.$C$297]) + [.$C$298]" office:value-type="float" office:value="340.18866823846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4-01" calcext:value-type="date">
            <text:p>01/04/04</text:p>
          </table:table-cell>
          <table:table-cell table:style-name="ce20" office:value-type="float" office:value="337.66" calcext:value-type="float">
            <text:p>337.66</text:p>
          </table:table-cell>
          <table:table-cell table:style-name="ce20" office:value-type="float" office:value="340.151" calcext:value-type="float">
            <text:p>340.151</text:p>
          </table:table-cell>
          <table:table-cell table:style-name="ce12" table:formula="of:=([.A52] * [.$C$297]) + [.$C$298]" office:value-type="float" office:value="340.188813703588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5-01" calcext:value-type="date">
            <text:p>01/05/04</text:p>
          </table:table-cell>
          <table:table-cell table:style-name="ce20" office:value-type="float" office:value="332.67" calcext:value-type="float">
            <text:p>332.67</text:p>
          </table:table-cell>
          <table:table-cell table:style-name="ce20" office:value-type="float" office:value="340.158" calcext:value-type="float">
            <text:p>340.158</text:p>
          </table:table-cell>
          <table:table-cell table:style-name="ce12" table:formula="of:=([.A53] * [.$C$297]) + [.$C$298]" office:value-type="float" office:value="340.188954476292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6-01" calcext:value-type="date">
            <text:p>01/06/04</text:p>
          </table:table-cell>
          <table:table-cell table:style-name="ce20" office:value-type="float" office:value="329.7" calcext:value-type="float">
            <text:p>329.7</text:p>
          </table:table-cell>
          <table:table-cell table:style-name="ce20" office:value-type="float" office:value="340.163" calcext:value-type="float">
            <text:p>340.163</text:p>
          </table:table-cell>
          <table:table-cell table:style-name="ce12" table:formula="of:=([.A54] * [.$C$297]) + [.$C$298]" office:value-type="float" office:value="340.189099941419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7-01" calcext:value-type="date">
            <text:p>01/07/04</text:p>
          </table:table-cell>
          <table:table-cell table:style-name="ce20" office:value-type="float" office:value="329.3" calcext:value-type="float">
            <text:p>329.3</text:p>
          </table:table-cell>
          <table:table-cell table:style-name="ce20" office:value-type="float" office:value="340.164" calcext:value-type="float">
            <text:p>340.164</text:p>
          </table:table-cell>
          <table:table-cell table:style-name="ce12" table:formula="of:=([.A55] * [.$C$297]) + [.$C$298]" office:value-type="float" office:value="340.189240714124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8-01" calcext:value-type="date">
            <text:p>01/08/04</text:p>
          </table:table-cell>
          <table:table-cell table:style-name="ce20" office:value-type="float" office:value="331.76" calcext:value-type="float">
            <text:p>331.76</text:p>
          </table:table-cell>
          <table:table-cell table:style-name="ce20" office:value-type="float" office:value="340.162" calcext:value-type="float">
            <text:p>340.162</text:p>
          </table:table-cell>
          <table:table-cell table:style-name="ce12" table:formula="of:=([.A56] * [.$C$297]) + [.$C$298]" office:value-type="float" office:value="340.189386179251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9-01" calcext:value-type="date">
            <text:p>01/09/04</text:p>
          </table:table-cell>
          <table:table-cell table:style-name="ce20" office:value-type="float" office:value="336.46" calcext:value-type="float">
            <text:p>336.46</text:p>
          </table:table-cell>
          <table:table-cell table:style-name="ce20" office:value-type="float" office:value="340.159" calcext:value-type="float">
            <text:p>340.159</text:p>
          </table:table-cell>
          <table:table-cell table:style-name="ce12" table:formula="of:=([.A57] * [.$C$297]) + [.$C$298]" office:value-type="float" office:value="340.189531644379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10-01" calcext:value-type="date">
            <text:p>01/10/04</text:p>
          </table:table-cell>
          <table:table-cell table:style-name="ce20" office:value-type="float" office:value="342.29" calcext:value-type="float">
            <text:p>342.29</text:p>
          </table:table-cell>
          <table:table-cell table:style-name="ce20" office:value-type="float" office:value="340.155" calcext:value-type="float">
            <text:p>340.155</text:p>
          </table:table-cell>
          <table:table-cell table:style-name="ce12" table:formula="of:=([.A58] * [.$C$297]) + [.$C$298]" office:value-type="float" office:value="340.189672417083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11-01" calcext:value-type="date">
            <text:p>01/11/04</text:p>
          </table:table-cell>
          <table:table-cell table:style-name="ce20" office:value-type="float" office:value="347.71" calcext:value-type="float">
            <text:p>347.71</text:p>
          </table:table-cell>
          <table:table-cell table:style-name="ce20" office:value-type="float" office:value="340.152" calcext:value-type="float">
            <text:p>340.152</text:p>
          </table:table-cell>
          <table:table-cell table:style-name="ce12" table:formula="of:=([.A59] * [.$C$297]) + [.$C$298]" office:value-type="float" office:value="340.189817882211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12-01" calcext:value-type="date">
            <text:p>01/12/04</text:p>
          </table:table-cell>
          <table:table-cell table:style-name="ce20" office:value-type="float" office:value="351.16" calcext:value-type="float">
            <text:p>351.16</text:p>
          </table:table-cell>
          <table:table-cell table:style-name="ce20" office:value-type="float" office:value="340.149" calcext:value-type="float">
            <text:p>340.149</text:p>
          </table:table-cell>
          <table:table-cell table:style-name="ce12" table:formula="of:=([.A60] * [.$C$297]) + [.$C$298]" office:value-type="float" office:value="340.189958654915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1-01" calcext:value-type="date">
            <text:p>01/01/05</text:p>
          </table:table-cell>
          <table:table-cell table:style-name="ce20" office:value-type="float" office:value="351.25" calcext:value-type="float">
            <text:p>351.25</text:p>
          </table:table-cell>
          <table:table-cell table:style-name="ce20" office:value-type="float" office:value="340.146" calcext:value-type="float">
            <text:p>340.146</text:p>
          </table:table-cell>
          <table:table-cell table:style-name="ce12" table:formula="of:=([.A61] * [.$C$297]) + [.$C$298]" office:value-type="float" office:value="340.190104120042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2-01" calcext:value-type="date">
            <text:p>01/02/05</text:p>
          </table:table-cell>
          <table:table-cell table:style-name="ce20" office:value-type="float" office:value="348.44" calcext:value-type="float">
            <text:p>348.44</text:p>
          </table:table-cell>
          <table:table-cell table:style-name="ce20" office:value-type="float" office:value="340.142" calcext:value-type="float">
            <text:p>340.142</text:p>
          </table:table-cell>
          <table:table-cell table:style-name="ce12" table:formula="of:=([.A62] * [.$C$297]) + [.$C$298]" office:value-type="float" office:value="340.19024958517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3-01" calcext:value-type="date">
            <text:p>01/03/05</text:p>
          </table:table-cell>
          <table:table-cell table:style-name="ce20" office:value-type="float" office:value="343.44" calcext:value-type="float">
            <text:p>343.44</text:p>
          </table:table-cell>
          <table:table-cell table:style-name="ce20" office:value-type="float" office:value="340.139" calcext:value-type="float">
            <text:p>340.139</text:p>
          </table:table-cell>
          <table:table-cell table:style-name="ce12" table:formula="of:=([.A63] * [.$C$297]) + [.$C$298]" office:value-type="float" office:value="340.190380973027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4-01" calcext:value-type="date">
            <text:p>01/04/05</text:p>
          </table:table-cell>
          <table:table-cell table:style-name="ce20" office:value-type="float" office:value="337.63" calcext:value-type="float">
            <text:p>337.63</text:p>
          </table:table-cell>
          <table:table-cell table:style-name="ce20" office:value-type="float" office:value="340.134" calcext:value-type="float">
            <text:p>340.134</text:p>
          </table:table-cell>
          <table:table-cell table:style-name="ce12" table:formula="of:=([.A64] * [.$C$297]) + [.$C$298]" office:value-type="float" office:value="340.190526438155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5-01" calcext:value-type="date">
            <text:p>01/05/05</text:p>
          </table:table-cell>
          <table:table-cell table:style-name="ce20" office:value-type="float" office:value="332.65" calcext:value-type="float">
            <text:p>332.65</text:p>
          </table:table-cell>
          <table:table-cell table:style-name="ce20" office:value-type="float" office:value="340.129" calcext:value-type="float">
            <text:p>340.129</text:p>
          </table:table-cell>
          <table:table-cell table:style-name="ce12" table:formula="of:=([.A65] * [.$C$297]) + [.$C$298]" office:value-type="float" office:value="340.190667210859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6-01" calcext:value-type="date">
            <text:p>01/06/05</text:p>
          </table:table-cell>
          <table:table-cell table:style-name="ce20" office:value-type="float" office:value="329.67" calcext:value-type="float">
            <text:p>329.67</text:p>
          </table:table-cell>
          <table:table-cell table:style-name="ce20" office:value-type="float" office:value="340.126" calcext:value-type="float">
            <text:p>340.126</text:p>
          </table:table-cell>
          <table:table-cell table:style-name="ce12" table:formula="of:=([.A66] * [.$C$297]) + [.$C$298]" office:value-type="float" office:value="340.190812675987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7-01" calcext:value-type="date">
            <text:p>01/07/05</text:p>
          </table:table-cell>
          <table:table-cell table:style-name="ce20" office:value-type="float" office:value="329.33" calcext:value-type="float">
            <text:p>329.33</text:p>
          </table:table-cell>
          <table:table-cell table:style-name="ce20" office:value-type="float" office:value="340.124" calcext:value-type="float">
            <text:p>340.124</text:p>
          </table:table-cell>
          <table:table-cell table:style-name="ce12" table:formula="of:=([.A67] * [.$C$297]) + [.$C$298]" office:value-type="float" office:value="340.190953448691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8-01" calcext:value-type="date">
            <text:p>01/08/05</text:p>
          </table:table-cell>
          <table:table-cell table:style-name="ce20" office:value-type="float" office:value="331.75" calcext:value-type="float">
            <text:p>331.75</text:p>
          </table:table-cell>
          <table:table-cell table:style-name="ce20" office:value-type="float" office:value="340.125" calcext:value-type="float">
            <text:p>340.125</text:p>
          </table:table-cell>
          <table:table-cell table:style-name="ce12" table:formula="of:=([.A68] * [.$C$297]) + [.$C$298]" office:value-type="float" office:value="340.191098913818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9-01" calcext:value-type="date">
            <text:p>01/09/05</text:p>
          </table:table-cell>
          <table:table-cell table:style-name="ce20" office:value-type="float" office:value="336.35" calcext:value-type="float">
            <text:p>336.35</text:p>
          </table:table-cell>
          <table:table-cell table:style-name="ce20" office:value-type="float" office:value="340.127" calcext:value-type="float">
            <text:p>340.127</text:p>
          </table:table-cell>
          <table:table-cell table:style-name="ce12" table:formula="of:=([.A69] * [.$C$297]) + [.$C$298]" office:value-type="float" office:value="340.191244378946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10-01" calcext:value-type="date">
            <text:p>01/10/05</text:p>
          </table:table-cell>
          <table:table-cell table:style-name="ce20" office:value-type="float" office:value="342.21" calcext:value-type="float">
            <text:p>342.21</text:p>
          </table:table-cell>
          <table:table-cell table:style-name="ce20" office:value-type="float" office:value="340.131" calcext:value-type="float">
            <text:p>340.131</text:p>
          </table:table-cell>
          <table:table-cell table:style-name="ce12" table:formula="of:=([.A70] * [.$C$297]) + [.$C$298]" office:value-type="float" office:value="340.19138515165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11-01" calcext:value-type="date">
            <text:p>01/11/05</text:p>
          </table:table-cell>
          <table:table-cell table:style-name="ce20" office:value-type="float" office:value="347.62" calcext:value-type="float">
            <text:p>347.62</text:p>
          </table:table-cell>
          <table:table-cell table:style-name="ce20" office:value-type="float" office:value="340.134" calcext:value-type="float">
            <text:p>340.134</text:p>
          </table:table-cell>
          <table:table-cell table:style-name="ce12" table:formula="of:=([.A71] * [.$C$297]) + [.$C$298]" office:value-type="float" office:value="340.191530616778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12-01" calcext:value-type="date">
            <text:p>01/12/05</text:p>
          </table:table-cell>
          <table:table-cell table:style-name="ce20" office:value-type="float" office:value="351.05" calcext:value-type="float">
            <text:p>351.05</text:p>
          </table:table-cell>
          <table:table-cell table:style-name="ce20" office:value-type="float" office:value="340.136" calcext:value-type="float">
            <text:p>340.136</text:p>
          </table:table-cell>
          <table:table-cell table:style-name="ce12" table:formula="of:=([.A72] * [.$C$297]) + [.$C$298]" office:value-type="float" office:value="340.191671389482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1-01" calcext:value-type="date">
            <text:p>01/01/06</text:p>
          </table:table-cell>
          <table:table-cell table:style-name="ce20" office:value-type="float" office:value="351.31" calcext:value-type="float">
            <text:p>351.31</text:p>
          </table:table-cell>
          <table:table-cell table:style-name="ce20" office:value-type="float" office:value="340.136" calcext:value-type="float">
            <text:p>340.136</text:p>
          </table:table-cell>
          <table:table-cell table:style-name="ce12" table:formula="of:=([.A73] * [.$C$297]) + [.$C$298]" office:value-type="float" office:value="340.191816854609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2-01" calcext:value-type="date">
            <text:p>01/02/06</text:p>
          </table:table-cell>
          <table:table-cell table:style-name="ce20" office:value-type="float" office:value="348.46" calcext:value-type="float">
            <text:p>348.46</text:p>
          </table:table-cell>
          <table:table-cell table:style-name="ce20" office:value-type="float" office:value="340.134" calcext:value-type="float">
            <text:p>340.134</text:p>
          </table:table-cell>
          <table:table-cell table:style-name="ce12" table:formula="of:=([.A74] * [.$C$297]) + [.$C$298]" office:value-type="float" office:value="340.191962319737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3-01" calcext:value-type="date">
            <text:p>01/03/06</text:p>
          </table:table-cell>
          <table:table-cell table:style-name="ce20" office:value-type="float" office:value="343.47" calcext:value-type="float">
            <text:p>343.47</text:p>
          </table:table-cell>
          <table:table-cell table:style-name="ce20" office:value-type="float" office:value="340.13" calcext:value-type="float">
            <text:p>340.13</text:p>
          </table:table-cell>
          <table:table-cell table:style-name="ce12" table:formula="of:=([.A75] * [.$C$297]) + [.$C$298]" office:value-type="float" office:value="340.192093707594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4-01" calcext:value-type="date">
            <text:p>01/04/06</text:p>
          </table:table-cell>
          <table:table-cell table:style-name="ce20" office:value-type="float" office:value="337.68" calcext:value-type="float">
            <text:p>337.68</text:p>
          </table:table-cell>
          <table:table-cell table:style-name="ce20" office:value-type="float" office:value="340.124" calcext:value-type="float">
            <text:p>340.124</text:p>
          </table:table-cell>
          <table:table-cell table:style-name="ce12" table:formula="of:=([.A76] * [.$C$297]) + [.$C$298]" office:value-type="float" office:value="340.192239172722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5-01" calcext:value-type="date">
            <text:p>01/05/06</text:p>
          </table:table-cell>
          <table:table-cell table:style-name="ce20" office:value-type="float" office:value="332.76" calcext:value-type="float">
            <text:p>332.76</text:p>
          </table:table-cell>
          <table:table-cell table:style-name="ce20" office:value-type="float" office:value="340.118" calcext:value-type="float">
            <text:p>340.118</text:p>
          </table:table-cell>
          <table:table-cell table:style-name="ce12" table:formula="of:=([.A77] * [.$C$297]) + [.$C$298]" office:value-type="float" office:value="340.192379945426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6-01" calcext:value-type="date">
            <text:p>01/06/06</text:p>
          </table:table-cell>
          <table:table-cell table:style-name="ce20" office:value-type="float" office:value="329.73" calcext:value-type="float">
            <text:p>329.73</text:p>
          </table:table-cell>
          <table:table-cell table:style-name="ce20" office:value-type="float" office:value="340.113" calcext:value-type="float">
            <text:p>340.113</text:p>
          </table:table-cell>
          <table:table-cell table:style-name="ce12" table:formula="of:=([.A78] * [.$C$297]) + [.$C$298]" office:value-type="float" office:value="340.192525410554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7-01" calcext:value-type="date">
            <text:p>01/07/06</text:p>
          </table:table-cell>
          <table:table-cell table:style-name="ce20" office:value-type="float" office:value="329.32" calcext:value-type="float">
            <text:p>329.32</text:p>
          </table:table-cell>
          <table:table-cell table:style-name="ce20" office:value-type="float" office:value="340.11" calcext:value-type="float">
            <text:p>340.11</text:p>
          </table:table-cell>
          <table:table-cell table:style-name="ce12" table:formula="of:=([.A79] * [.$C$297]) + [.$C$298]" office:value-type="float" office:value="340.192666183258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8-01" calcext:value-type="date">
            <text:p>01/08/06</text:p>
          </table:table-cell>
          <table:table-cell table:style-name="ce20" office:value-type="float" office:value="331.65" calcext:value-type="float">
            <text:p>331.65</text:p>
          </table:table-cell>
          <table:table-cell table:style-name="ce20" office:value-type="float" office:value="340.109" calcext:value-type="float">
            <text:p>340.109</text:p>
          </table:table-cell>
          <table:table-cell table:style-name="ce12" table:formula="of:=([.A80] * [.$C$297]) + [.$C$298]" office:value-type="float" office:value="340.192811648385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9-01" calcext:value-type="date">
            <text:p>01/09/06</text:p>
          </table:table-cell>
          <table:table-cell table:style-name="ce20" office:value-type="float" office:value="336.3" calcext:value-type="float">
            <text:p>336.3</text:p>
          </table:table-cell>
          <table:table-cell table:style-name="ce20" office:value-type="float" office:value="340.109" calcext:value-type="float">
            <text:p>340.109</text:p>
          </table:table-cell>
          <table:table-cell table:style-name="ce12" table:formula="of:=([.A81] * [.$C$297]) + [.$C$298]" office:value-type="float" office:value="340.192957113513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10-01" calcext:value-type="date">
            <text:p>01/10/06</text:p>
          </table:table-cell>
          <table:table-cell table:style-name="ce20" office:value-type="float" office:value="342.1" calcext:value-type="float">
            <text:p>342.1</text:p>
          </table:table-cell>
          <table:table-cell table:style-name="ce20" office:value-type="float" office:value="340.109" calcext:value-type="float">
            <text:p>340.109</text:p>
          </table:table-cell>
          <table:table-cell table:style-name="ce12" table:formula="of:=([.A82] * [.$C$297]) + [.$C$298]" office:value-type="float" office:value="340.193097886217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11-01" calcext:value-type="date">
            <text:p>01/11/06</text:p>
          </table:table-cell>
          <table:table-cell table:style-name="ce20" office:value-type="float" office:value="347.52" calcext:value-type="float">
            <text:p>347.52</text:p>
          </table:table-cell>
          <table:table-cell table:style-name="ce20" office:value-type="float" office:value="340.108" calcext:value-type="float">
            <text:p>340.108</text:p>
          </table:table-cell>
          <table:table-cell table:style-name="ce12" table:formula="of:=([.A83] * [.$C$297]) + [.$C$298]" office:value-type="float" office:value="340.193243351345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12-01" calcext:value-type="date">
            <text:p>01/12/06</text:p>
          </table:table-cell>
          <table:table-cell table:style-name="ce20" office:value-type="float" office:value="350.99" calcext:value-type="float">
            <text:p>350.99</text:p>
          </table:table-cell>
          <table:table-cell table:style-name="ce20" office:value-type="float" office:value="340.107" calcext:value-type="float">
            <text:p>340.107</text:p>
          </table:table-cell>
          <table:table-cell table:style-name="ce12" table:formula="of:=([.A84] * [.$C$297]) + [.$C$298]" office:value-type="float" office:value="340.193384124049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1-01" calcext:value-type="date">
            <text:p>01/01/07</text:p>
          </table:table-cell>
          <table:table-cell table:style-name="ce20" office:value-type="float" office:value="351.28" calcext:value-type="float">
            <text:p>351.28</text:p>
          </table:table-cell>
          <table:table-cell table:style-name="ce20" office:value-type="float" office:value="340.104" calcext:value-type="float">
            <text:p>340.104</text:p>
          </table:table-cell>
          <table:table-cell table:style-name="ce12" table:formula="of:=([.A85] * [.$C$297]) + [.$C$298]" office:value-type="float" office:value="340.193529589176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2-01" calcext:value-type="date">
            <text:p>01/02/07</text:p>
          </table:table-cell>
          <table:table-cell table:style-name="ce20" office:value-type="float" office:value="348.46" calcext:value-type="float">
            <text:p>348.46</text:p>
          </table:table-cell>
          <table:table-cell table:style-name="ce20" office:value-type="float" office:value="340.101" calcext:value-type="float">
            <text:p>340.101</text:p>
          </table:table-cell>
          <table:table-cell table:style-name="ce12" table:formula="of:=([.A86] * [.$C$297]) + [.$C$298]" office:value-type="float" office:value="340.193675054304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3-01" calcext:value-type="date">
            <text:p>01/03/07</text:p>
          </table:table-cell>
          <table:table-cell table:style-name="ce20" office:value-type="float" office:value="343.53" calcext:value-type="float">
            <text:p>343.53</text:p>
          </table:table-cell>
          <table:table-cell table:style-name="ce20" office:value-type="float" office:value="340.097" calcext:value-type="float">
            <text:p>340.097</text:p>
          </table:table-cell>
          <table:table-cell table:style-name="ce12" table:formula="of:=([.A87] * [.$C$297]) + [.$C$298]" office:value-type="float" office:value="340.193806442161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4-01" calcext:value-type="date">
            <text:p>01/04/07</text:p>
          </table:table-cell>
          <table:table-cell table:style-name="ce20" office:value-type="float" office:value="337.71" calcext:value-type="float">
            <text:p>337.71</text:p>
          </table:table-cell>
          <table:table-cell table:style-name="ce20" office:value-type="float" office:value="340.093" calcext:value-type="float">
            <text:p>340.093</text:p>
          </table:table-cell>
          <table:table-cell table:style-name="ce12" table:formula="of:=([.A88] * [.$C$297]) + [.$C$298]" office:value-type="float" office:value="340.193951907289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5-01" calcext:value-type="date">
            <text:p>01/05/07</text:p>
          </table:table-cell>
          <table:table-cell table:style-name="ce20" office:value-type="float" office:value="332.72" calcext:value-type="float">
            <text:p>332.72</text:p>
          </table:table-cell>
          <table:table-cell table:style-name="ce20" office:value-type="float" office:value="340.091" calcext:value-type="float">
            <text:p>340.091</text:p>
          </table:table-cell>
          <table:table-cell table:style-name="ce12" table:formula="of:=([.A89] * [.$C$297]) + [.$C$298]" office:value-type="float" office:value="340.194092679993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6-01" calcext:value-type="date">
            <text:p>01/06/07</text:p>
          </table:table-cell>
          <table:table-cell table:style-name="ce20" office:value-type="float" office:value="329.71" calcext:value-type="float">
            <text:p>329.71</text:p>
          </table:table-cell>
          <table:table-cell table:style-name="ce20" office:value-type="float" office:value="340.088" calcext:value-type="float">
            <text:p>340.088</text:p>
          </table:table-cell>
          <table:table-cell table:style-name="ce12" table:formula="of:=([.A90] * [.$C$297]) + [.$C$298]" office:value-type="float" office:value="340.194238145121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7-01" calcext:value-type="date">
            <text:p>01/07/07</text:p>
          </table:table-cell>
          <table:table-cell table:style-name="ce20" office:value-type="float" office:value="329.27" calcext:value-type="float">
            <text:p>329.27</text:p>
          </table:table-cell>
          <table:table-cell table:style-name="ce20" office:value-type="float" office:value="340.086" calcext:value-type="float">
            <text:p>340.086</text:p>
          </table:table-cell>
          <table:table-cell table:style-name="ce12" table:formula="of:=([.A91] * [.$C$297]) + [.$C$298]" office:value-type="float" office:value="340.194378917825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8-01" calcext:value-type="date">
            <text:p>01/08/07</text:p>
          </table:table-cell>
          <table:table-cell table:style-name="ce20" office:value-type="float" office:value="331.63" calcext:value-type="float">
            <text:p>331.63</text:p>
          </table:table-cell>
          <table:table-cell table:style-name="ce20" office:value-type="float" office:value="340.081" calcext:value-type="float">
            <text:p>340.081</text:p>
          </table:table-cell>
          <table:table-cell table:style-name="ce12" table:formula="of:=([.A92] * [.$C$297]) + [.$C$298]" office:value-type="float" office:value="340.194524382952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9-01" calcext:value-type="date">
            <text:p>01/09/07</text:p>
          </table:table-cell>
          <table:table-cell table:style-name="ce20" office:value-type="float" office:value="336.2" calcext:value-type="float">
            <text:p>336.2</text:p>
          </table:table-cell>
          <table:table-cell table:style-name="ce20" office:value-type="float" office:value="340.074" calcext:value-type="float">
            <text:p>340.074</text:p>
          </table:table-cell>
          <table:table-cell table:style-name="ce12" table:formula="of:=([.A93] * [.$C$297]) + [.$C$298]" office:value-type="float" office:value="340.19466984808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10-01" calcext:value-type="date">
            <text:p>01/10/07</text:p>
          </table:table-cell>
          <table:table-cell table:style-name="ce20" office:value-type="float" office:value="342.02" calcext:value-type="float">
            <text:p>342.02</text:p>
          </table:table-cell>
          <table:table-cell table:style-name="ce20" office:value-type="float" office:value="340.066" calcext:value-type="float">
            <text:p>340.066</text:p>
          </table:table-cell>
          <table:table-cell table:style-name="ce12" table:formula="of:=([.A94] * [.$C$297]) + [.$C$298]" office:value-type="float" office:value="340.194810620784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11-01" calcext:value-type="date">
            <text:p>01/11/07</text:p>
          </table:table-cell>
          <table:table-cell table:style-name="ce20" office:value-type="float" office:value="347.51" calcext:value-type="float">
            <text:p>347.51</text:p>
          </table:table-cell>
          <table:table-cell table:style-name="ce20" office:value-type="float" office:value="340.057" calcext:value-type="float">
            <text:p>340.057</text:p>
          </table:table-cell>
          <table:table-cell table:style-name="ce12" table:formula="of:=([.A95] * [.$C$297]) + [.$C$298]" office:value-type="float" office:value="340.194956085912" calcext:value-type="float">
            <text:p>340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12-01" calcext:value-type="date">
            <text:p>01/12/07</text:p>
          </table:table-cell>
          <table:table-cell table:style-name="ce20" office:value-type="float" office:value="351" calcext:value-type="float">
            <text:p>351</text:p>
          </table:table-cell>
          <table:table-cell table:style-name="ce20" office:value-type="float" office:value="340.051" calcext:value-type="float">
            <text:p>340.051</text:p>
          </table:table-cell>
          <table:table-cell table:style-name="ce12" table:formula="of:=([.A96] * [.$C$297]) + [.$C$298]" office:value-type="float" office:value="340.195096858616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1-01" calcext:value-type="date">
            <text:p>01/01/08</text:p>
          </table:table-cell>
          <table:table-cell table:style-name="ce20" office:value-type="float" office:value="351.32" calcext:value-type="float">
            <text:p>351.32</text:p>
          </table:table-cell>
          <table:table-cell table:style-name="ce20" office:value-type="float" office:value="340.049" calcext:value-type="float">
            <text:p>340.049</text:p>
          </table:table-cell>
          <table:table-cell table:style-name="ce12" table:formula="of:=([.A97] * [.$C$297]) + [.$C$298]" office:value-type="float" office:value="340.195242323743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2-01" calcext:value-type="date">
            <text:p>01/02/08</text:p>
          </table:table-cell>
          <table:table-cell table:style-name="ce20" office:value-type="float" office:value="348.43" calcext:value-type="float">
            <text:p>348.43</text:p>
          </table:table-cell>
          <table:table-cell table:style-name="ce20" office:value-type="float" office:value="340.05" calcext:value-type="float">
            <text:p>340.05</text:p>
          </table:table-cell>
          <table:table-cell table:style-name="ce12" table:formula="of:=([.A98] * [.$C$297]) + [.$C$298]" office:value-type="float" office:value="340.195387788871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3-01" calcext:value-type="date">
            <text:p>01/03/08</text:p>
          </table:table-cell>
          <table:table-cell table:style-name="ce20" office:value-type="float" office:value="343.34" calcext:value-type="float">
            <text:p>343.34</text:p>
          </table:table-cell>
          <table:table-cell table:style-name="ce20" office:value-type="float" office:value="340.055" calcext:value-type="float">
            <text:p>340.055</text:p>
          </table:table-cell>
          <table:table-cell table:style-name="ce12" table:formula="of:=([.A99] * [.$C$297]) + [.$C$298]" office:value-type="float" office:value="340.195523869152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4-01" calcext:value-type="date">
            <text:p>01/04/08</text:p>
          </table:table-cell>
          <table:table-cell table:style-name="ce20" office:value-type="float" office:value="337.55" calcext:value-type="float">
            <text:p>337.55</text:p>
          </table:table-cell>
          <table:table-cell table:style-name="ce20" office:value-type="float" office:value="340.062" calcext:value-type="float">
            <text:p>340.062</text:p>
          </table:table-cell>
          <table:table-cell table:style-name="ce12" table:formula="of:=([.A100] * [.$C$297]) + [.$C$298]" office:value-type="float" office:value="340.195669334279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5-01" calcext:value-type="date">
            <text:p>01/05/08</text:p>
          </table:table-cell>
          <table:table-cell table:style-name="ce20" office:value-type="float" office:value="332.6" calcext:value-type="float">
            <text:p>332.6</text:p>
          </table:table-cell>
          <table:table-cell table:style-name="ce20" office:value-type="float" office:value="340.068" calcext:value-type="float">
            <text:p>340.068</text:p>
          </table:table-cell>
          <table:table-cell table:style-name="ce12" table:formula="of:=([.A101] * [.$C$297]) + [.$C$298]" office:value-type="float" office:value="340.195810106984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6-01" calcext:value-type="date">
            <text:p>01/06/08</text:p>
          </table:table-cell>
          <table:table-cell table:style-name="ce20" office:value-type="float" office:value="329.62" calcext:value-type="float">
            <text:p>329.62</text:p>
          </table:table-cell>
          <table:table-cell table:style-name="ce20" office:value-type="float" office:value="340.073" calcext:value-type="float">
            <text:p>340.073</text:p>
          </table:table-cell>
          <table:table-cell table:style-name="ce12" table:formula="of:=([.A102] * [.$C$297]) + [.$C$298]" office:value-type="float" office:value="340.195955572111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7-01" calcext:value-type="date">
            <text:p>01/07/08</text:p>
          </table:table-cell>
          <table:table-cell table:style-name="ce20" office:value-type="float" office:value="329.28" calcext:value-type="float">
            <text:p>329.28</text:p>
          </table:table-cell>
          <table:table-cell table:style-name="ce20" office:value-type="float" office:value="340.076" calcext:value-type="float">
            <text:p>340.076</text:p>
          </table:table-cell>
          <table:table-cell table:style-name="ce12" table:formula="of:=([.A103] * [.$C$297]) + [.$C$298]" office:value-type="float" office:value="340.196096344815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8-01" calcext:value-type="date">
            <text:p>01/08/08</text:p>
          </table:table-cell>
          <table:table-cell table:style-name="ce20" office:value-type="float" office:value="331.7" calcext:value-type="float">
            <text:p>331.7</text:p>
          </table:table-cell>
          <table:table-cell table:style-name="ce20" office:value-type="float" office:value="340.077" calcext:value-type="float">
            <text:p>340.077</text:p>
          </table:table-cell>
          <table:table-cell table:style-name="ce12" table:formula="of:=([.A104] * [.$C$297]) + [.$C$298]" office:value-type="float" office:value="340.196241809943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9-01" calcext:value-type="date">
            <text:p>01/09/08</text:p>
          </table:table-cell>
          <table:table-cell table:style-name="ce20" office:value-type="float" office:value="336.33" calcext:value-type="float">
            <text:p>336.33</text:p>
          </table:table-cell>
          <table:table-cell table:style-name="ce20" office:value-type="float" office:value="340.079" calcext:value-type="float">
            <text:p>340.079</text:p>
          </table:table-cell>
          <table:table-cell table:style-name="ce12" table:formula="of:=([.A105] * [.$C$297]) + [.$C$298]" office:value-type="float" office:value="340.19638727507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10-01" calcext:value-type="date">
            <text:p>01/10/08</text:p>
          </table:table-cell>
          <table:table-cell table:style-name="ce20" office:value-type="float" office:value="342.15" calcext:value-type="float">
            <text:p>342.15</text:p>
          </table:table-cell>
          <table:table-cell table:style-name="ce20" office:value-type="float" office:value="340.08" calcext:value-type="float">
            <text:p>340.08</text:p>
          </table:table-cell>
          <table:table-cell table:style-name="ce12" table:formula="of:=([.A106] * [.$C$297]) + [.$C$298]" office:value-type="float" office:value="340.196528047775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11-01" calcext:value-type="date">
            <text:p>01/11/08</text:p>
          </table:table-cell>
          <table:table-cell table:style-name="ce20" office:value-type="float" office:value="347.62" calcext:value-type="float">
            <text:p>347.62</text:p>
          </table:table-cell>
          <table:table-cell table:style-name="ce20" office:value-type="float" office:value="340.082" calcext:value-type="float">
            <text:p>340.082</text:p>
          </table:table-cell>
          <table:table-cell table:style-name="ce12" table:formula="of:=([.A107] * [.$C$297]) + [.$C$298]" office:value-type="float" office:value="340.196673512902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12-01" calcext:value-type="date">
            <text:p>01/12/08</text:p>
          </table:table-cell>
          <table:table-cell table:style-name="ce20" office:value-type="float" office:value="351.03" calcext:value-type="float">
            <text:p>351.03</text:p>
          </table:table-cell>
          <table:table-cell table:style-name="ce20" office:value-type="float" office:value="340.085" calcext:value-type="float">
            <text:p>340.085</text:p>
          </table:table-cell>
          <table:table-cell table:style-name="ce12" table:formula="of:=([.A108] * [.$C$297]) + [.$C$298]" office:value-type="float" office:value="340.196814285606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1-01" calcext:value-type="date">
            <text:p>01/01/09</text:p>
          </table:table-cell>
          <table:table-cell table:style-name="ce20" office:value-type="float" office:value="351.25" calcext:value-type="float">
            <text:p>351.25</text:p>
          </table:table-cell>
          <table:table-cell table:style-name="ce20" office:value-type="float" office:value="340.086" calcext:value-type="float">
            <text:p>340.086</text:p>
          </table:table-cell>
          <table:table-cell table:style-name="ce12" table:formula="of:=([.A109] * [.$C$297]) + [.$C$298]" office:value-type="float" office:value="340.196959750734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2-01" calcext:value-type="date">
            <text:p>01/02/09</text:p>
          </table:table-cell>
          <table:table-cell table:style-name="ce20" office:value-type="float" office:value="348.39" calcext:value-type="float">
            <text:p>348.39</text:p>
          </table:table-cell>
          <table:table-cell table:style-name="ce20" office:value-type="float" office:value="340.086" calcext:value-type="float">
            <text:p>340.086</text:p>
          </table:table-cell>
          <table:table-cell table:style-name="ce12" table:formula="of:=([.A110] * [.$C$297]) + [.$C$298]" office:value-type="float" office:value="340.197105215862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3-01" calcext:value-type="date">
            <text:p>01/03/09</text:p>
          </table:table-cell>
          <table:table-cell table:style-name="ce20" office:value-type="float" office:value="343.4" calcext:value-type="float">
            <text:p>343.4</text:p>
          </table:table-cell>
          <table:table-cell table:style-name="ce20" office:value-type="float" office:value="340.085" calcext:value-type="float">
            <text:p>340.085</text:p>
          </table:table-cell>
          <table:table-cell table:style-name="ce12" table:formula="of:=([.A111] * [.$C$297]) + [.$C$298]" office:value-type="float" office:value="340.197236603719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4-01" calcext:value-type="date">
            <text:p>01/04/09</text:p>
          </table:table-cell>
          <table:table-cell table:style-name="ce20" office:value-type="float" office:value="337.59" calcext:value-type="float">
            <text:p>337.59</text:p>
          </table:table-cell>
          <table:table-cell table:style-name="ce20" office:value-type="float" office:value="340.083" calcext:value-type="float">
            <text:p>340.083</text:p>
          </table:table-cell>
          <table:table-cell table:style-name="ce12" table:formula="of:=([.A112] * [.$C$297]) + [.$C$298]" office:value-type="float" office:value="340.197382068846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5-01" calcext:value-type="date">
            <text:p>01/05/09</text:p>
          </table:table-cell>
          <table:table-cell table:style-name="ce20" office:value-type="float" office:value="332.65" calcext:value-type="float">
            <text:p>332.65</text:p>
          </table:table-cell>
          <table:table-cell table:style-name="ce20" office:value-type="float" office:value="340.081" calcext:value-type="float">
            <text:p>340.081</text:p>
          </table:table-cell>
          <table:table-cell table:style-name="ce12" table:formula="of:=([.A113] * [.$C$297]) + [.$C$298]" office:value-type="float" office:value="340.197522841551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6-01" calcext:value-type="date">
            <text:p>01/06/09</text:p>
          </table:table-cell>
          <table:table-cell table:style-name="ce20" office:value-type="float" office:value="329.66" calcext:value-type="float">
            <text:p>329.66</text:p>
          </table:table-cell>
          <table:table-cell table:style-name="ce20" office:value-type="float" office:value="340.08" calcext:value-type="float">
            <text:p>340.08</text:p>
          </table:table-cell>
          <table:table-cell table:style-name="ce12" table:formula="of:=([.A114] * [.$C$297]) + [.$C$298]" office:value-type="float" office:value="340.197668306678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7-01" calcext:value-type="date">
            <text:p>01/07/09</text:p>
          </table:table-cell>
          <table:table-cell table:style-name="ce20" office:value-type="float" office:value="329.3" calcext:value-type="float">
            <text:p>329.3</text:p>
          </table:table-cell>
          <table:table-cell table:style-name="ce20" office:value-type="float" office:value="340.081" calcext:value-type="float">
            <text:p>340.081</text:p>
          </table:table-cell>
          <table:table-cell table:style-name="ce12" table:formula="of:=([.A115] * [.$C$297]) + [.$C$298]" office:value-type="float" office:value="340.197809079382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8-01" calcext:value-type="date">
            <text:p>01/08/09</text:p>
          </table:table-cell>
          <table:table-cell table:style-name="ce20" office:value-type="float" office:value="331.69" calcext:value-type="float">
            <text:p>331.69</text:p>
          </table:table-cell>
          <table:table-cell table:style-name="ce20" office:value-type="float" office:value="340.085" calcext:value-type="float">
            <text:p>340.085</text:p>
          </table:table-cell>
          <table:table-cell table:style-name="ce12" table:formula="of:=([.A116] * [.$C$297]) + [.$C$298]" office:value-type="float" office:value="340.19795454451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9-01" calcext:value-type="date">
            <text:p>01/09/09</text:p>
          </table:table-cell>
          <table:table-cell table:style-name="ce20" office:value-type="float" office:value="336.3" calcext:value-type="float">
            <text:p>336.3</text:p>
          </table:table-cell>
          <table:table-cell table:style-name="ce20" office:value-type="float" office:value="340.091" calcext:value-type="float">
            <text:p>340.091</text:p>
          </table:table-cell>
          <table:table-cell table:style-name="ce12" table:formula="of:=([.A117] * [.$C$297]) + [.$C$298]" office:value-type="float" office:value="340.198100009638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10-01" calcext:value-type="date">
            <text:p>01/10/09</text:p>
          </table:table-cell>
          <table:table-cell table:style-name="ce20" office:value-type="float" office:value="342.11" calcext:value-type="float">
            <text:p>342.11</text:p>
          </table:table-cell>
          <table:table-cell table:style-name="ce20" office:value-type="float" office:value="340.099" calcext:value-type="float">
            <text:p>340.099</text:p>
          </table:table-cell>
          <table:table-cell table:style-name="ce12" table:formula="of:=([.A118] * [.$C$297]) + [.$C$298]" office:value-type="float" office:value="340.198240782342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11-01" calcext:value-type="date">
            <text:p>01/11/09</text:p>
          </table:table-cell>
          <table:table-cell table:style-name="ce20" office:value-type="float" office:value="347.57" calcext:value-type="float">
            <text:p>347.57</text:p>
          </table:table-cell>
          <table:table-cell table:style-name="ce20" office:value-type="float" office:value="340.107" calcext:value-type="float">
            <text:p>340.107</text:p>
          </table:table-cell>
          <table:table-cell table:style-name="ce12" table:formula="of:=([.A119] * [.$C$297]) + [.$C$298]" office:value-type="float" office:value="340.198386247469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12-01" calcext:value-type="date">
            <text:p>01/12/09</text:p>
          </table:table-cell>
          <table:table-cell table:style-name="ce20" office:value-type="float" office:value="350.99" calcext:value-type="float">
            <text:p>350.99</text:p>
          </table:table-cell>
          <table:table-cell table:style-name="ce20" office:value-type="float" office:value="340.114" calcext:value-type="float">
            <text:p>340.114</text:p>
          </table:table-cell>
          <table:table-cell table:style-name="ce12" table:formula="of:=([.A120] * [.$C$297]) + [.$C$298]" office:value-type="float" office:value="340.198527020173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1-01" calcext:value-type="date">
            <text:p>01/01/10</text:p>
          </table:table-cell>
          <table:table-cell table:style-name="ce20" office:value-type="float" office:value="351.27" calcext:value-type="float">
            <text:p>351.27</text:p>
          </table:table-cell>
          <table:table-cell table:style-name="ce20" office:value-type="float" office:value="340.119" calcext:value-type="float">
            <text:p>340.119</text:p>
          </table:table-cell>
          <table:table-cell table:style-name="ce12" table:formula="of:=([.A121] * [.$C$297]) + [.$C$298]" office:value-type="float" office:value="340.198672485301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2-01" calcext:value-type="date">
            <text:p>01/02/10</text:p>
          </table:table-cell>
          <table:table-cell table:style-name="ce20" office:value-type="float" office:value="348.48" calcext:value-type="float">
            <text:p>348.48</text:p>
          </table:table-cell>
          <table:table-cell table:style-name="ce20" office:value-type="float" office:value="340.123" calcext:value-type="float">
            <text:p>340.123</text:p>
          </table:table-cell>
          <table:table-cell table:style-name="ce12" table:formula="of:=([.A122] * [.$C$297]) + [.$C$298]" office:value-type="float" office:value="340.198817950429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3-01" calcext:value-type="date">
            <text:p>01/03/10</text:p>
          </table:table-cell>
          <table:table-cell table:style-name="ce20" office:value-type="float" office:value="343.51" calcext:value-type="float">
            <text:p>343.51</text:p>
          </table:table-cell>
          <table:table-cell table:style-name="ce20" office:value-type="float" office:value="340.126" calcext:value-type="float">
            <text:p>340.126</text:p>
          </table:table-cell>
          <table:table-cell table:style-name="ce12" table:formula="of:=([.A123] * [.$C$297]) + [.$C$298]" office:value-type="float" office:value="340.198949338286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4-01" calcext:value-type="date">
            <text:p>01/04/10</text:p>
          </table:table-cell>
          <table:table-cell table:style-name="ce20" office:value-type="float" office:value="337.73" calcext:value-type="float">
            <text:p>337.73</text:p>
          </table:table-cell>
          <table:table-cell table:style-name="ce20" office:value-type="float" office:value="340.127" calcext:value-type="float">
            <text:p>340.127</text:p>
          </table:table-cell>
          <table:table-cell table:style-name="ce12" table:formula="of:=([.A124] * [.$C$297]) + [.$C$298]" office:value-type="float" office:value="340.199094803413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5-01" calcext:value-type="date">
            <text:p>01/05/10</text:p>
          </table:table-cell>
          <table:table-cell table:style-name="ce20" office:value-type="float" office:value="332.75" calcext:value-type="float">
            <text:p>332.75</text:p>
          </table:table-cell>
          <table:table-cell table:style-name="ce20" office:value-type="float" office:value="340.128" calcext:value-type="float">
            <text:p>340.128</text:p>
          </table:table-cell>
          <table:table-cell table:style-name="ce12" table:formula="of:=([.A125] * [.$C$297]) + [.$C$298]" office:value-type="float" office:value="340.199235576118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6-01" calcext:value-type="date">
            <text:p>01/06/10</text:p>
          </table:table-cell>
          <table:table-cell table:style-name="ce20" office:value-type="float" office:value="329.73" calcext:value-type="float">
            <text:p>329.73</text:p>
          </table:table-cell>
          <table:table-cell table:style-name="ce20" office:value-type="float" office:value="340.13" calcext:value-type="float">
            <text:p>340.13</text:p>
          </table:table-cell>
          <table:table-cell table:style-name="ce12" table:formula="of:=([.A126] * [.$C$297]) + [.$C$298]" office:value-type="float" office:value="340.199381041245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7-01" calcext:value-type="date">
            <text:p>01/07/10</text:p>
          </table:table-cell>
          <table:table-cell table:style-name="ce20" office:value-type="float" office:value="329.36" calcext:value-type="float">
            <text:p>329.36</text:p>
          </table:table-cell>
          <table:table-cell table:style-name="ce20" office:value-type="float" office:value="340.133" calcext:value-type="float">
            <text:p>340.133</text:p>
          </table:table-cell>
          <table:table-cell table:style-name="ce12" table:formula="of:=([.A127] * [.$C$297]) + [.$C$298]" office:value-type="float" office:value="340.199521813949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8-01" calcext:value-type="date">
            <text:p>01/08/10</text:p>
          </table:table-cell>
          <table:table-cell table:style-name="ce20" office:value-type="float" office:value="331.72" calcext:value-type="float">
            <text:p>331.72</text:p>
          </table:table-cell>
          <table:table-cell table:style-name="ce20" office:value-type="float" office:value="340.136" calcext:value-type="float">
            <text:p>340.136</text:p>
          </table:table-cell>
          <table:table-cell table:style-name="ce12" table:formula="of:=([.A128] * [.$C$297]) + [.$C$298]" office:value-type="float" office:value="340.199667279077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9-01" calcext:value-type="date">
            <text:p>01/09/10</text:p>
          </table:table-cell>
          <table:table-cell table:style-name="ce20" office:value-type="float" office:value="336.31" calcext:value-type="float">
            <text:p>336.31</text:p>
          </table:table-cell>
          <table:table-cell table:style-name="ce20" office:value-type="float" office:value="340.142" calcext:value-type="float">
            <text:p>340.142</text:p>
          </table:table-cell>
          <table:table-cell table:style-name="ce12" table:formula="of:=([.A129] * [.$C$297]) + [.$C$298]" office:value-type="float" office:value="340.199812744205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10-01" calcext:value-type="date">
            <text:p>01/10/10</text:p>
          </table:table-cell>
          <table:table-cell table:style-name="ce20" office:value-type="float" office:value="342.09" calcext:value-type="float">
            <text:p>342.09</text:p>
          </table:table-cell>
          <table:table-cell table:style-name="ce20" office:value-type="float" office:value="340.148" calcext:value-type="float">
            <text:p>340.148</text:p>
          </table:table-cell>
          <table:table-cell table:style-name="ce12" table:formula="of:=([.A130] * [.$C$297]) + [.$C$298]" office:value-type="float" office:value="340.199953516909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11-01" calcext:value-type="date">
            <text:p>01/11/10</text:p>
          </table:table-cell>
          <table:table-cell table:style-name="ce20" office:value-type="float" office:value="347.58" calcext:value-type="float">
            <text:p>347.58</text:p>
          </table:table-cell>
          <table:table-cell table:style-name="ce20" office:value-type="float" office:value="340.154" calcext:value-type="float">
            <text:p>340.154</text:p>
          </table:table-cell>
          <table:table-cell table:style-name="ce12" table:formula="of:=([.A131] * [.$C$297]) + [.$C$298]" office:value-type="float" office:value="340.200098982036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12-01" calcext:value-type="date">
            <text:p>01/12/10</text:p>
          </table:table-cell>
          <table:table-cell table:style-name="ce20" office:value-type="float" office:value="351.02" calcext:value-type="float">
            <text:p>351.02</text:p>
          </table:table-cell>
          <table:table-cell table:style-name="ce20" office:value-type="float" office:value="340.159" calcext:value-type="float">
            <text:p>340.159</text:p>
          </table:table-cell>
          <table:table-cell table:style-name="ce12" table:formula="of:=([.A132] * [.$C$297]) + [.$C$298]" office:value-type="float" office:value="340.20023975474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1-01" calcext:value-type="date">
            <text:p>01/01/11</text:p>
          </table:table-cell>
          <table:table-cell table:style-name="ce20" office:value-type="float" office:value="351.32" calcext:value-type="float">
            <text:p>351.32</text:p>
          </table:table-cell>
          <table:table-cell table:style-name="ce20" office:value-type="float" office:value="340.163" calcext:value-type="float">
            <text:p>340.163</text:p>
          </table:table-cell>
          <table:table-cell table:style-name="ce12" table:formula="of:=([.A133] * [.$C$297]) + [.$C$298]" office:value-type="float" office:value="340.200385219868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2-01" calcext:value-type="date">
            <text:p>01/02/11</text:p>
          </table:table-cell>
          <table:table-cell table:style-name="ce20" office:value-type="float" office:value="348.52" calcext:value-type="float">
            <text:p>348.52</text:p>
          </table:table-cell>
          <table:table-cell table:style-name="ce20" office:value-type="float" office:value="340.165" calcext:value-type="float">
            <text:p>340.165</text:p>
          </table:table-cell>
          <table:table-cell table:style-name="ce12" table:formula="of:=([.A134] * [.$C$297]) + [.$C$298]" office:value-type="float" office:value="340.200530684996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3-01" calcext:value-type="date">
            <text:p>01/03/11</text:p>
          </table:table-cell>
          <table:table-cell table:style-name="ce20" office:value-type="float" office:value="343.57" calcext:value-type="float">
            <text:p>343.57</text:p>
          </table:table-cell>
          <table:table-cell table:style-name="ce20" office:value-type="float" office:value="340.167" calcext:value-type="float">
            <text:p>340.167</text:p>
          </table:table-cell>
          <table:table-cell table:style-name="ce12" table:formula="of:=([.A135] * [.$C$297]) + [.$C$298]" office:value-type="float" office:value="340.200662072853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4-01" calcext:value-type="date">
            <text:p>01/04/11</text:p>
          </table:table-cell>
          <table:table-cell table:style-name="ce20" office:value-type="float" office:value="337.85" calcext:value-type="float">
            <text:p>337.85</text:p>
          </table:table-cell>
          <table:table-cell table:style-name="ce20" office:value-type="float" office:value="340.169" calcext:value-type="float">
            <text:p>340.169</text:p>
          </table:table-cell>
          <table:table-cell table:style-name="ce12" table:formula="of:=([.A136] * [.$C$297]) + [.$C$298]" office:value-type="float" office:value="340.20080753798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5-01" calcext:value-type="date">
            <text:p>01/05/11</text:p>
          </table:table-cell>
          <table:table-cell table:style-name="ce20" office:value-type="float" office:value="332.86" calcext:value-type="float">
            <text:p>332.86</text:p>
          </table:table-cell>
          <table:table-cell table:style-name="ce20" office:value-type="float" office:value="340.174" calcext:value-type="float">
            <text:p>340.174</text:p>
          </table:table-cell>
          <table:table-cell table:style-name="ce12" table:formula="of:=([.A137] * [.$C$297]) + [.$C$298]" office:value-type="float" office:value="340.200948310685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6-01" calcext:value-type="date">
            <text:p>01/06/11</text:p>
          </table:table-cell>
          <table:table-cell table:style-name="ce20" office:value-type="float" office:value="329.82" calcext:value-type="float">
            <text:p>329.82</text:p>
          </table:table-cell>
          <table:table-cell table:style-name="ce20" office:value-type="float" office:value="340.18" calcext:value-type="float">
            <text:p>340.18</text:p>
          </table:table-cell>
          <table:table-cell table:style-name="ce12" table:formula="of:=([.A138] * [.$C$297]) + [.$C$298]" office:value-type="float" office:value="340.201093775812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7-01" calcext:value-type="date">
            <text:p>01/07/11</text:p>
          </table:table-cell>
          <table:table-cell table:style-name="ce20" office:value-type="float" office:value="329.35" calcext:value-type="float">
            <text:p>329.35</text:p>
          </table:table-cell>
          <table:table-cell table:style-name="ce20" office:value-type="float" office:value="340.185" calcext:value-type="float">
            <text:p>340.185</text:p>
          </table:table-cell>
          <table:table-cell table:style-name="ce12" table:formula="of:=([.A139] * [.$C$297]) + [.$C$298]" office:value-type="float" office:value="340.201234548516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8-01" calcext:value-type="date">
            <text:p>01/08/11</text:p>
          </table:table-cell>
          <table:table-cell table:style-name="ce20" office:value-type="float" office:value="331.69" calcext:value-type="float">
            <text:p>331.69</text:p>
          </table:table-cell>
          <table:table-cell table:style-name="ce20" office:value-type="float" office:value="340.187" calcext:value-type="float">
            <text:p>340.187</text:p>
          </table:table-cell>
          <table:table-cell table:style-name="ce12" table:formula="of:=([.A140] * [.$C$297]) + [.$C$298]" office:value-type="float" office:value="340.201380013644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9-01" calcext:value-type="date">
            <text:p>01/09/11</text:p>
          </table:table-cell>
          <table:table-cell table:style-name="ce20" office:value-type="float" office:value="336.27" calcext:value-type="float">
            <text:p>336.27</text:p>
          </table:table-cell>
          <table:table-cell table:style-name="ce20" office:value-type="float" office:value="340.186" calcext:value-type="float">
            <text:p>340.186</text:p>
          </table:table-cell>
          <table:table-cell table:style-name="ce12" table:formula="of:=([.A141] * [.$C$297]) + [.$C$298]" office:value-type="float" office:value="340.201525478772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10-01" calcext:value-type="date">
            <text:p>01/10/11</text:p>
          </table:table-cell>
          <table:table-cell table:style-name="ce20" office:value-type="float" office:value="342.12" calcext:value-type="float">
            <text:p>342.12</text:p>
          </table:table-cell>
          <table:table-cell table:style-name="ce20" office:value-type="float" office:value="340.182" calcext:value-type="float">
            <text:p>340.182</text:p>
          </table:table-cell>
          <table:table-cell table:style-name="ce12" table:formula="of:=([.A142] * [.$C$297]) + [.$C$298]" office:value-type="float" office:value="340.201666251476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11-01" calcext:value-type="date">
            <text:p>01/11/11</text:p>
          </table:table-cell>
          <table:table-cell table:style-name="ce20" office:value-type="float" office:value="347.66" calcext:value-type="float">
            <text:p>347.66</text:p>
          </table:table-cell>
          <table:table-cell table:style-name="ce20" office:value-type="float" office:value="340.178" calcext:value-type="float">
            <text:p>340.178</text:p>
          </table:table-cell>
          <table:table-cell table:style-name="ce12" table:formula="of:=([.A143] * [.$C$297]) + [.$C$298]" office:value-type="float" office:value="340.201811716603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12-01" calcext:value-type="date">
            <text:p>01/12/11</text:p>
          </table:table-cell>
          <table:table-cell table:style-name="ce20" office:value-type="float" office:value="351.17" calcext:value-type="float">
            <text:p>351.17</text:p>
          </table:table-cell>
          <table:table-cell table:style-name="ce20" office:value-type="float" office:value="340.174" calcext:value-type="float">
            <text:p>340.174</text:p>
          </table:table-cell>
          <table:table-cell table:style-name="ce12" table:formula="of:=([.A144] * [.$C$297]) + [.$C$298]" office:value-type="float" office:value="340.201952489307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1-01" calcext:value-type="date">
            <text:p>01/01/12</text:p>
          </table:table-cell>
          <table:table-cell table:style-name="ce20" office:value-type="float" office:value="351.45" calcext:value-type="float">
            <text:p>351.45</text:p>
          </table:table-cell>
          <table:table-cell table:style-name="ce20" office:value-type="float" office:value="340.175" calcext:value-type="float">
            <text:p>340.175</text:p>
          </table:table-cell>
          <table:table-cell table:style-name="ce12" table:formula="of:=([.A145] * [.$C$297]) + [.$C$298]" office:value-type="float" office:value="340.202097954435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2-01" calcext:value-type="date">
            <text:p>01/02/12</text:p>
          </table:table-cell>
          <table:table-cell table:style-name="ce20" office:value-type="float" office:value="348.59" calcext:value-type="float">
            <text:p>348.59</text:p>
          </table:table-cell>
          <table:table-cell table:style-name="ce20" office:value-type="float" office:value="340.182" calcext:value-type="float">
            <text:p>340.182</text:p>
          </table:table-cell>
          <table:table-cell table:style-name="ce12" table:formula="of:=([.A146] * [.$C$297]) + [.$C$298]" office:value-type="float" office:value="340.202243419563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3-01" calcext:value-type="date">
            <text:p>01/03/12</text:p>
          </table:table-cell>
          <table:table-cell table:style-name="ce20" office:value-type="float" office:value="343.48" calcext:value-type="float">
            <text:p>343.48</text:p>
          </table:table-cell>
          <table:table-cell table:style-name="ce20" office:value-type="float" office:value="340.192" calcext:value-type="float">
            <text:p>340.192</text:p>
          </table:table-cell>
          <table:table-cell table:style-name="ce12" table:formula="of:=([.A147] * [.$C$297]) + [.$C$298]" office:value-type="float" office:value="340.202379499843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4-01" calcext:value-type="date">
            <text:p>01/04/12</text:p>
          </table:table-cell>
          <table:table-cell table:style-name="ce20" office:value-type="float" office:value="337.7" calcext:value-type="float">
            <text:p>337.7</text:p>
          </table:table-cell>
          <table:table-cell table:style-name="ce20" office:value-type="float" office:value="340.203" calcext:value-type="float">
            <text:p>340.203</text:p>
          </table:table-cell>
          <table:table-cell table:style-name="ce12" table:formula="of:=([.A148] * [.$C$297]) + [.$C$298]" office:value-type="float" office:value="340.202524964971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5-01" calcext:value-type="date">
            <text:p>01/05/12</text:p>
          </table:table-cell>
          <table:table-cell table:style-name="ce20" office:value-type="float" office:value="332.72" calcext:value-type="float">
            <text:p>332.72</text:p>
          </table:table-cell>
          <table:table-cell table:style-name="ce20" office:value-type="float" office:value="340.213" calcext:value-type="float">
            <text:p>340.213</text:p>
          </table:table-cell>
          <table:table-cell table:style-name="ce12" table:formula="of:=([.A149] * [.$C$297]) + [.$C$298]" office:value-type="float" office:value="340.202665737675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6-01" calcext:value-type="date">
            <text:p>01/06/12</text:p>
          </table:table-cell>
          <table:table-cell table:style-name="ce20" office:value-type="float" office:value="329.76" calcext:value-type="float">
            <text:p>329.76</text:p>
          </table:table-cell>
          <table:table-cell table:style-name="ce20" office:value-type="float" office:value="340.219" calcext:value-type="float">
            <text:p>340.219</text:p>
          </table:table-cell>
          <table:table-cell table:style-name="ce12" table:formula="of:=([.A150] * [.$C$297]) + [.$C$298]" office:value-type="float" office:value="340.202811202803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7-01" calcext:value-type="date">
            <text:p>01/07/12</text:p>
          </table:table-cell>
          <table:table-cell table:style-name="ce20" office:value-type="float" office:value="329.36" calcext:value-type="float">
            <text:p>329.36</text:p>
          </table:table-cell>
          <table:table-cell table:style-name="ce20" office:value-type="float" office:value="340.221" calcext:value-type="float">
            <text:p>340.221</text:p>
          </table:table-cell>
          <table:table-cell table:style-name="ce12" table:formula="of:=([.A151] * [.$C$297]) + [.$C$298]" office:value-type="float" office:value="340.202951975507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8-01" calcext:value-type="date">
            <text:p>01/08/12</text:p>
          </table:table-cell>
          <table:table-cell table:style-name="ce20" office:value-type="float" office:value="331.88" calcext:value-type="float">
            <text:p>331.88</text:p>
          </table:table-cell>
          <table:table-cell table:style-name="ce20" office:value-type="float" office:value="340.221" calcext:value-type="float">
            <text:p>340.221</text:p>
          </table:table-cell>
          <table:table-cell table:style-name="ce12" table:formula="of:=([.A152] * [.$C$297]) + [.$C$298]" office:value-type="float" office:value="340.203097440634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9-01" calcext:value-type="date">
            <text:p>01/09/12</text:p>
          </table:table-cell>
          <table:table-cell table:style-name="ce20" office:value-type="float" office:value="336.53" calcext:value-type="float">
            <text:p>336.53</text:p>
          </table:table-cell>
          <table:table-cell table:style-name="ce20" office:value-type="float" office:value="340.221" calcext:value-type="float">
            <text:p>340.221</text:p>
          </table:table-cell>
          <table:table-cell table:style-name="ce12" table:formula="of:=([.A153] * [.$C$297]) + [.$C$298]" office:value-type="float" office:value="340.203242905762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10-01" calcext:value-type="date">
            <text:p>01/10/12</text:p>
          </table:table-cell>
          <table:table-cell table:style-name="ce20" office:value-type="float" office:value="342.31" calcext:value-type="float">
            <text:p>342.31</text:p>
          </table:table-cell>
          <table:table-cell table:style-name="ce20" office:value-type="float" office:value="340.222" calcext:value-type="float">
            <text:p>340.222</text:p>
          </table:table-cell>
          <table:table-cell table:style-name="ce12" table:formula="of:=([.A154] * [.$C$297]) + [.$C$298]" office:value-type="float" office:value="340.203383678466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11-01" calcext:value-type="date">
            <text:p>01/11/12</text:p>
          </table:table-cell>
          <table:table-cell table:style-name="ce20" office:value-type="float" office:value="347.78" calcext:value-type="float">
            <text:p>347.78</text:p>
          </table:table-cell>
          <table:table-cell table:style-name="ce20" office:value-type="float" office:value="340.224" calcext:value-type="float">
            <text:p>340.224</text:p>
          </table:table-cell>
          <table:table-cell table:style-name="ce12" table:formula="of:=([.A155] * [.$C$297]) + [.$C$298]" office:value-type="float" office:value="340.203529143594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12-01" calcext:value-type="date">
            <text:p>01/12/12</text:p>
          </table:table-cell>
          <table:table-cell table:style-name="ce20" office:value-type="float" office:value="351.18" calcext:value-type="float">
            <text:p>351.18</text:p>
          </table:table-cell>
          <table:table-cell table:style-name="ce20" office:value-type="float" office:value="340.227" calcext:value-type="float">
            <text:p>340.227</text:p>
          </table:table-cell>
          <table:table-cell table:style-name="ce12" table:formula="of:=([.A156] * [.$C$297]) + [.$C$298]" office:value-type="float" office:value="340.203669916298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1-01" calcext:value-type="date">
            <text:p>01/01/13</text:p>
          </table:table-cell>
          <table:table-cell table:style-name="ce20" office:value-type="float" office:value="351.36" calcext:value-type="float">
            <text:p>351.36</text:p>
          </table:table-cell>
          <table:table-cell table:style-name="ce20" office:value-type="float" office:value="340.231" calcext:value-type="float">
            <text:p>340.231</text:p>
          </table:table-cell>
          <table:table-cell table:style-name="ce12" table:formula="of:=([.A157] * [.$C$297]) + [.$C$298]" office:value-type="float" office:value="340.203815381426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2-01" calcext:value-type="date">
            <text:p>01/02/13</text:p>
          </table:table-cell>
          <table:table-cell table:style-name="ce20" office:value-type="float" office:value="348.51" calcext:value-type="float">
            <text:p>348.51</text:p>
          </table:table-cell>
          <table:table-cell table:style-name="ce20" office:value-type="float" office:value="340.233" calcext:value-type="float">
            <text:p>340.233</text:p>
          </table:table-cell>
          <table:table-cell table:style-name="ce12" table:formula="of:=([.A158] * [.$C$297]) + [.$C$298]" office:value-type="float" office:value="340.203960846553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3-01" calcext:value-type="date">
            <text:p>01/03/13</text:p>
          </table:table-cell>
          <table:table-cell table:style-name="ce20" office:value-type="float" office:value="343.53" calcext:value-type="float">
            <text:p>343.53</text:p>
          </table:table-cell>
          <table:table-cell table:style-name="ce20" office:value-type="float" office:value="340.233" calcext:value-type="float">
            <text:p>340.233</text:p>
          </table:table-cell>
          <table:table-cell table:style-name="ce12" table:formula="of:=([.A159] * [.$C$297]) + [.$C$298]" office:value-type="float" office:value="340.20409223441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4-01" calcext:value-type="date">
            <text:p>01/04/13</text:p>
          </table:table-cell>
          <table:table-cell table:style-name="ce20" office:value-type="float" office:value="337.69" calcext:value-type="float">
            <text:p>337.69</text:p>
          </table:table-cell>
          <table:table-cell table:style-name="ce20" office:value-type="float" office:value="340.231" calcext:value-type="float">
            <text:p>340.231</text:p>
          </table:table-cell>
          <table:table-cell table:style-name="ce12" table:formula="of:=([.A160] * [.$C$297]) + [.$C$298]" office:value-type="float" office:value="340.204237699538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5-01" calcext:value-type="date">
            <text:p>01/05/13</text:p>
          </table:table-cell>
          <table:table-cell table:style-name="ce20" office:value-type="float" office:value="332.79" calcext:value-type="float">
            <text:p>332.79</text:p>
          </table:table-cell>
          <table:table-cell table:style-name="ce20" office:value-type="float" office:value="340.229" calcext:value-type="float">
            <text:p>340.229</text:p>
          </table:table-cell>
          <table:table-cell table:style-name="ce12" table:formula="of:=([.A161] * [.$C$297]) + [.$C$298]" office:value-type="float" office:value="340.204378472242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6-01" calcext:value-type="date">
            <text:p>01/06/13</text:p>
          </table:table-cell>
          <table:table-cell table:style-name="ce20" office:value-type="float" office:value="329.82" calcext:value-type="float">
            <text:p>329.82</text:p>
          </table:table-cell>
          <table:table-cell table:style-name="ce20" office:value-type="float" office:value="340.227" calcext:value-type="float">
            <text:p>340.227</text:p>
          </table:table-cell>
          <table:table-cell table:style-name="ce12" table:formula="of:=([.A162] * [.$C$297]) + [.$C$298]" office:value-type="float" office:value="340.20452393737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7-01" calcext:value-type="date">
            <text:p>01/07/13</text:p>
          </table:table-cell>
          <table:table-cell table:style-name="ce20" office:value-type="float" office:value="329.49" calcext:value-type="float">
            <text:p>329.49</text:p>
          </table:table-cell>
          <table:table-cell table:style-name="ce20" office:value-type="float" office:value="340.228" calcext:value-type="float">
            <text:p>340.228</text:p>
          </table:table-cell>
          <table:table-cell table:style-name="ce12" table:formula="of:=([.A163] * [.$C$297]) + [.$C$298]" office:value-type="float" office:value="340.204664710074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8-01" calcext:value-type="date">
            <text:p>01/08/13</text:p>
          </table:table-cell>
          <table:table-cell table:style-name="ce20" office:value-type="float" office:value="331.88" calcext:value-type="float">
            <text:p>331.88</text:p>
          </table:table-cell>
          <table:table-cell table:style-name="ce20" office:value-type="float" office:value="340.232" calcext:value-type="float">
            <text:p>340.232</text:p>
          </table:table-cell>
          <table:table-cell table:style-name="ce12" table:formula="of:=([.A164] * [.$C$297]) + [.$C$298]" office:value-type="float" office:value="340.204810175201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9-01" calcext:value-type="date">
            <text:p>01/09/13</text:p>
          </table:table-cell>
          <table:table-cell table:style-name="ce20" office:value-type="float" office:value="336.5" calcext:value-type="float">
            <text:p>336.5</text:p>
          </table:table-cell>
          <table:table-cell table:style-name="ce20" office:value-type="float" office:value="340.238" calcext:value-type="float">
            <text:p>340.238</text:p>
          </table:table-cell>
          <table:table-cell table:style-name="ce12" table:formula="of:=([.A165] * [.$C$297]) + [.$C$298]" office:value-type="float" office:value="340.204955640329" calcext:value-type="float">
            <text:p>340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10-01" calcext:value-type="date">
            <text:p>01/10/13</text:p>
          </table:table-cell>
          <table:table-cell table:style-name="ce20" office:value-type="float" office:value="342.24" calcext:value-type="float">
            <text:p>342.24</text:p>
          </table:table-cell>
          <table:table-cell table:style-name="ce20" office:value-type="float" office:value="340.246" calcext:value-type="float">
            <text:p>340.246</text:p>
          </table:table-cell>
          <table:table-cell table:style-name="ce12" table:formula="of:=([.A166] * [.$C$297]) + [.$C$298]" office:value-type="float" office:value="340.205096413033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11-01" calcext:value-type="date">
            <text:p>01/11/13</text:p>
          </table:table-cell>
          <table:table-cell table:style-name="ce20" office:value-type="float" office:value="347.69" calcext:value-type="float">
            <text:p>347.69</text:p>
          </table:table-cell>
          <table:table-cell table:style-name="ce20" office:value-type="float" office:value="340.253" calcext:value-type="float">
            <text:p>340.253</text:p>
          </table:table-cell>
          <table:table-cell table:style-name="ce12" table:formula="of:=([.A167] * [.$C$297]) + [.$C$298]" office:value-type="float" office:value="340.205241878161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12-01" calcext:value-type="date">
            <text:p>01/12/13</text:p>
          </table:table-cell>
          <table:table-cell table:style-name="ce20" office:value-type="float" office:value="351.19" calcext:value-type="float">
            <text:p>351.19</text:p>
          </table:table-cell>
          <table:table-cell table:style-name="ce20" office:value-type="float" office:value="340.258" calcext:value-type="float">
            <text:p>340.258</text:p>
          </table:table-cell>
          <table:table-cell table:style-name="ce12" table:formula="of:=([.A168] * [.$C$297]) + [.$C$298]" office:value-type="float" office:value="340.205382650865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1-01" calcext:value-type="date">
            <text:p>01/01/14</text:p>
          </table:table-cell>
          <table:table-cell table:style-name="ce20" office:value-type="float" office:value="351.37" calcext:value-type="float">
            <text:p>351.37</text:p>
          </table:table-cell>
          <table:table-cell table:style-name="ce20" office:value-type="float" office:value="340.26" calcext:value-type="float">
            <text:p>340.26</text:p>
          </table:table-cell>
          <table:table-cell table:style-name="ce12" table:formula="of:=([.A169] * [.$C$297]) + [.$C$298]" office:value-type="float" office:value="340.205528115993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2-01" calcext:value-type="date">
            <text:p>01/02/14</text:p>
          </table:table-cell>
          <table:table-cell table:style-name="ce20" office:value-type="float" office:value="348.5" calcext:value-type="float">
            <text:p>348.5</text:p>
          </table:table-cell>
          <table:table-cell table:style-name="ce20" office:value-type="float" office:value="340.26" calcext:value-type="float">
            <text:p>340.26</text:p>
          </table:table-cell>
          <table:table-cell table:style-name="ce12" table:formula="of:=([.A170] * [.$C$297]) + [.$C$298]" office:value-type="float" office:value="340.20567358112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3-01" calcext:value-type="date">
            <text:p>01/03/14</text:p>
          </table:table-cell>
          <table:table-cell table:style-name="ce20" office:value-type="float" office:value="343.72" calcext:value-type="float">
            <text:p>343.72</text:p>
          </table:table-cell>
          <table:table-cell table:style-name="ce20" office:value-type="float" office:value="340.259" calcext:value-type="float">
            <text:p>340.259</text:p>
          </table:table-cell>
          <table:table-cell table:style-name="ce12" table:formula="of:=([.A171] * [.$C$297]) + [.$C$298]" office:value-type="float" office:value="340.205804968977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4-01" calcext:value-type="date">
            <text:p>01/04/14</text:p>
          </table:table-cell>
          <table:table-cell table:style-name="ce20" office:value-type="float" office:value="337.87" calcext:value-type="float">
            <text:p>337.87</text:p>
          </table:table-cell>
          <table:table-cell table:style-name="ce20" office:value-type="float" office:value="340.257" calcext:value-type="float">
            <text:p>340.257</text:p>
          </table:table-cell>
          <table:table-cell table:style-name="ce12" table:formula="of:=([.A172] * [.$C$297]) + [.$C$298]" office:value-type="float" office:value="340.205950434105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5-01" calcext:value-type="date">
            <text:p>01/05/14</text:p>
          </table:table-cell>
          <table:table-cell table:style-name="ce20" office:value-type="float" office:value="332.88" calcext:value-type="float">
            <text:p>332.88</text:p>
          </table:table-cell>
          <table:table-cell table:style-name="ce20" office:value-type="float" office:value="340.257" calcext:value-type="float">
            <text:p>340.257</text:p>
          </table:table-cell>
          <table:table-cell table:style-name="ce12" table:formula="of:=([.A173] * [.$C$297]) + [.$C$298]" office:value-type="float" office:value="340.206091206809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6-01" calcext:value-type="date">
            <text:p>01/06/14</text:p>
          </table:table-cell>
          <table:table-cell table:style-name="ce20" office:value-type="float" office:value="329.86" calcext:value-type="float">
            <text:p>329.86</text:p>
          </table:table-cell>
          <table:table-cell table:style-name="ce20" office:value-type="float" office:value="340.261" calcext:value-type="float">
            <text:p>340.261</text:p>
          </table:table-cell>
          <table:table-cell table:style-name="ce12" table:formula="of:=([.A174] * [.$C$297]) + [.$C$298]" office:value-type="float" office:value="340.206236671937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7-01" calcext:value-type="date">
            <text:p>01/07/14</text:p>
          </table:table-cell>
          <table:table-cell table:style-name="ce20" office:value-type="float" office:value="329.45" calcext:value-type="float">
            <text:p>329.45</text:p>
          </table:table-cell>
          <table:table-cell table:style-name="ce20" office:value-type="float" office:value="340.267" calcext:value-type="float">
            <text:p>340.267</text:p>
          </table:table-cell>
          <table:table-cell table:style-name="ce12" table:formula="of:=([.A175] * [.$C$297]) + [.$C$298]" office:value-type="float" office:value="340.206377444641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8-01" calcext:value-type="date">
            <text:p>01/08/14</text:p>
          </table:table-cell>
          <table:table-cell table:style-name="ce20" office:value-type="float" office:value="331.87" calcext:value-type="float">
            <text:p>331.87</text:p>
          </table:table-cell>
          <table:table-cell table:style-name="ce20" office:value-type="float" office:value="340.276" calcext:value-type="float">
            <text:p>340.276</text:p>
          </table:table-cell>
          <table:table-cell table:style-name="ce12" table:formula="of:=([.A176] * [.$C$297]) + [.$C$298]" office:value-type="float" office:value="340.206522909769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9-01" calcext:value-type="date">
            <text:p>01/09/14</text:p>
          </table:table-cell>
          <table:table-cell table:style-name="ce20" office:value-type="float" office:value="336.44" calcext:value-type="float">
            <text:p>336.44</text:p>
          </table:table-cell>
          <table:table-cell table:style-name="ce20" office:value-type="float" office:value="340.286" calcext:value-type="float">
            <text:p>340.286</text:p>
          </table:table-cell>
          <table:table-cell table:style-name="ce12" table:formula="of:=([.A177] * [.$C$297]) + [.$C$298]" office:value-type="float" office:value="340.206668374896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10-01" calcext:value-type="date">
            <text:p>01/10/14</text:p>
          </table:table-cell>
          <table:table-cell table:style-name="ce20" office:value-type="float" office:value="342.16" calcext:value-type="float">
            <text:p>342.16</text:p>
          </table:table-cell>
          <table:table-cell table:style-name="ce20" office:value-type="float" office:value="340.295" calcext:value-type="float">
            <text:p>340.295</text:p>
          </table:table-cell>
          <table:table-cell table:style-name="ce12" table:formula="of:=([.A178] * [.$C$297]) + [.$C$298]" office:value-type="float" office:value="340.2068091476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11-01" calcext:value-type="date">
            <text:p>01/11/14</text:p>
          </table:table-cell>
          <table:table-cell table:style-name="ce20" office:value-type="float" office:value="347.74" calcext:value-type="float">
            <text:p>347.74</text:p>
          </table:table-cell>
          <table:table-cell table:style-name="ce20" office:value-type="float" office:value="340.301" calcext:value-type="float">
            <text:p>340.301</text:p>
          </table:table-cell>
          <table:table-cell table:style-name="ce12" table:formula="of:=([.A179] * [.$C$297]) + [.$C$298]" office:value-type="float" office:value="340.206954612728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12-01" calcext:value-type="date">
            <text:p>01/12/14</text:p>
          </table:table-cell>
          <table:table-cell table:style-name="ce20" office:value-type="float" office:value="351.19" calcext:value-type="float">
            <text:p>351.19</text:p>
          </table:table-cell>
          <table:table-cell table:style-name="ce20" office:value-type="float" office:value="340.305" calcext:value-type="float">
            <text:p>340.305</text:p>
          </table:table-cell>
          <table:table-cell table:style-name="ce12" table:formula="of:=([.A180] * [.$C$297]) + [.$C$298]" office:value-type="float" office:value="340.207095385432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1-01" calcext:value-type="date">
            <text:p>01/01/15</text:p>
          </table:table-cell>
          <table:table-cell table:style-name="ce20" office:value-type="float" office:value="351.51" calcext:value-type="float">
            <text:p>351.51</text:p>
          </table:table-cell>
          <table:table-cell table:style-name="ce20" office:value-type="float" office:value="340.306" calcext:value-type="float">
            <text:p>340.306</text:p>
          </table:table-cell>
          <table:table-cell table:style-name="ce12" table:formula="of:=([.A181] * [.$C$297]) + [.$C$298]" office:value-type="float" office:value="340.20724085056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2-01" calcext:value-type="date">
            <text:p>01/02/15</text:p>
          </table:table-cell>
          <table:table-cell table:style-name="ce20" office:value-type="float" office:value="348.79" calcext:value-type="float">
            <text:p>348.79</text:p>
          </table:table-cell>
          <table:table-cell table:style-name="ce20" office:value-type="float" office:value="340.305" calcext:value-type="float">
            <text:p>340.305</text:p>
          </table:table-cell>
          <table:table-cell table:style-name="ce12" table:formula="of:=([.A182] * [.$C$297]) + [.$C$298]" office:value-type="float" office:value="340.207386315687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3-01" calcext:value-type="date">
            <text:p>01/03/15</text:p>
          </table:table-cell>
          <table:table-cell table:style-name="ce20" office:value-type="float" office:value="343.78" calcext:value-type="float">
            <text:p>343.78</text:p>
          </table:table-cell>
          <table:table-cell table:style-name="ce20" office:value-type="float" office:value="340.302" calcext:value-type="float">
            <text:p>340.302</text:p>
          </table:table-cell>
          <table:table-cell table:style-name="ce12" table:formula="of:=([.A183] * [.$C$297]) + [.$C$298]" office:value-type="float" office:value="340.207517703544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4-01" calcext:value-type="date">
            <text:p>01/04/15</text:p>
          </table:table-cell>
          <table:table-cell table:style-name="ce20" office:value-type="float" office:value="337.97" calcext:value-type="float">
            <text:p>337.97</text:p>
          </table:table-cell>
          <table:table-cell table:style-name="ce20" office:value-type="float" office:value="340.298" calcext:value-type="float">
            <text:p>340.298</text:p>
          </table:table-cell>
          <table:table-cell table:style-name="ce12" table:formula="of:=([.A184] * [.$C$297]) + [.$C$298]" office:value-type="float" office:value="340.207663168672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5-01" calcext:value-type="date">
            <text:p>01/05/15</text:p>
          </table:table-cell>
          <table:table-cell table:style-name="ce20" office:value-type="float" office:value="332.93" calcext:value-type="float">
            <text:p>332.93</text:p>
          </table:table-cell>
          <table:table-cell table:style-name="ce20" office:value-type="float" office:value="340.294" calcext:value-type="float">
            <text:p>340.294</text:p>
          </table:table-cell>
          <table:table-cell table:style-name="ce12" table:formula="of:=([.A185] * [.$C$297]) + [.$C$298]" office:value-type="float" office:value="340.207803941376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6-01" calcext:value-type="date">
            <text:p>01/06/15</text:p>
          </table:table-cell>
          <table:table-cell table:style-name="ce20" office:value-type="float" office:value="329.87" calcext:value-type="float">
            <text:p>329.87</text:p>
          </table:table-cell>
          <table:table-cell table:style-name="ce20" office:value-type="float" office:value="340.288" calcext:value-type="float">
            <text:p>340.288</text:p>
          </table:table-cell>
          <table:table-cell table:style-name="ce12" table:formula="of:=([.A186] * [.$C$297]) + [.$C$298]" office:value-type="float" office:value="340.207949406504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7-01" calcext:value-type="date">
            <text:p>01/07/15</text:p>
          </table:table-cell>
          <table:table-cell table:style-name="ce20" office:value-type="float" office:value="329.49" calcext:value-type="float">
            <text:p>329.49</text:p>
          </table:table-cell>
          <table:table-cell table:style-name="ce20" office:value-type="float" office:value="340.28" calcext:value-type="float">
            <text:p>340.28</text:p>
          </table:table-cell>
          <table:table-cell table:style-name="ce12" table:formula="of:=([.A187] * [.$C$297]) + [.$C$298]" office:value-type="float" office:value="340.208090179208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8-01" calcext:value-type="date">
            <text:p>01/08/15</text:p>
          </table:table-cell>
          <table:table-cell table:style-name="ce20" office:value-type="float" office:value="331.76" calcext:value-type="float">
            <text:p>331.76</text:p>
          </table:table-cell>
          <table:table-cell table:style-name="ce20" office:value-type="float" office:value="340.268" calcext:value-type="float">
            <text:p>340.268</text:p>
          </table:table-cell>
          <table:table-cell table:style-name="ce12" table:formula="of:=([.A188] * [.$C$297]) + [.$C$298]" office:value-type="float" office:value="340.208235644336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9-01" calcext:value-type="date">
            <text:p>01/09/15</text:p>
          </table:table-cell>
          <table:table-cell table:style-name="ce20" office:value-type="float" office:value="336.33" calcext:value-type="float">
            <text:p>336.33</text:p>
          </table:table-cell>
          <table:table-cell table:style-name="ce20" office:value-type="float" office:value="340.252" calcext:value-type="float">
            <text:p>340.252</text:p>
          </table:table-cell>
          <table:table-cell table:style-name="ce12" table:formula="of:=([.A189] * [.$C$297]) + [.$C$298]" office:value-type="float" office:value="340.208381109463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10-01" calcext:value-type="date">
            <text:p>01/10/15</text:p>
          </table:table-cell>
          <table:table-cell table:style-name="ce20" office:value-type="float" office:value="342.19" calcext:value-type="float">
            <text:p>342.19</text:p>
          </table:table-cell>
          <table:table-cell table:style-name="ce20" office:value-type="float" office:value="340.234" calcext:value-type="float">
            <text:p>340.234</text:p>
          </table:table-cell>
          <table:table-cell table:style-name="ce12" table:formula="of:=([.A190] * [.$C$297]) + [.$C$298]" office:value-type="float" office:value="340.208521882167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11-01" calcext:value-type="date">
            <text:p>01/11/15</text:p>
          </table:table-cell>
          <table:table-cell table:style-name="ce20" office:value-type="float" office:value="347.69" calcext:value-type="float">
            <text:p>347.69</text:p>
          </table:table-cell>
          <table:table-cell table:style-name="ce20" office:value-type="float" office:value="340.217" calcext:value-type="float">
            <text:p>340.217</text:p>
          </table:table-cell>
          <table:table-cell table:style-name="ce12" table:formula="of:=([.A191] * [.$C$297]) + [.$C$298]" office:value-type="float" office:value="340.208667347295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12-01" calcext:value-type="date">
            <text:p>01/12/15</text:p>
          </table:table-cell>
          <table:table-cell table:style-name="ce20" office:value-type="float" office:value="351.15" calcext:value-type="float">
            <text:p>351.15</text:p>
          </table:table-cell>
          <table:table-cell table:style-name="ce20" office:value-type="float" office:value="340.204" calcext:value-type="float">
            <text:p>340.204</text:p>
          </table:table-cell>
          <table:table-cell table:style-name="ce12" table:formula="of:=([.A192] * [.$C$297]) + [.$C$298]" office:value-type="float" office:value="340.208808119999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1-01" calcext:value-type="date">
            <text:p>01/01/16</text:p>
          </table:table-cell>
          <table:table-cell table:style-name="ce20" office:value-type="float" office:value="351.47" calcext:value-type="float">
            <text:p>351.47</text:p>
          </table:table-cell>
          <table:table-cell table:style-name="ce20" office:value-type="float" office:value="340.195" calcext:value-type="float">
            <text:p>340.195</text:p>
          </table:table-cell>
          <table:table-cell table:style-name="ce12" table:formula="of:=([.A193] * [.$C$297]) + [.$C$298]" office:value-type="float" office:value="340.208953585127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2-01" calcext:value-type="date">
            <text:p>01/02/16</text:p>
          </table:table-cell>
          <table:table-cell table:style-name="ce20" office:value-type="float" office:value="348.61" calcext:value-type="float">
            <text:p>348.61</text:p>
          </table:table-cell>
          <table:table-cell table:style-name="ce20" office:value-type="float" office:value="340.192" calcext:value-type="float">
            <text:p>340.192</text:p>
          </table:table-cell>
          <table:table-cell table:style-name="ce12" table:formula="of:=([.A194] * [.$C$297]) + [.$C$298]" office:value-type="float" office:value="340.209099050254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3-01" calcext:value-type="date">
            <text:p>01/03/16</text:p>
          </table:table-cell>
          <table:table-cell table:style-name="ce20" office:value-type="float" office:value="343.52" calcext:value-type="float">
            <text:p>343.52</text:p>
          </table:table-cell>
          <table:table-cell table:style-name="ce20" office:value-type="float" office:value="340.192" calcext:value-type="float">
            <text:p>340.192</text:p>
          </table:table-cell>
          <table:table-cell table:style-name="ce12" table:formula="of:=([.A195] * [.$C$297]) + [.$C$298]" office:value-type="float" office:value="340.209235130535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4-01" calcext:value-type="date">
            <text:p>01/04/16</text:p>
          </table:table-cell>
          <table:table-cell table:style-name="ce20" office:value-type="float" office:value="337.63" calcext:value-type="float">
            <text:p>337.63</text:p>
          </table:table-cell>
          <table:table-cell table:style-name="ce20" office:value-type="float" office:value="340.193" calcext:value-type="float">
            <text:p>340.193</text:p>
          </table:table-cell>
          <table:table-cell table:style-name="ce12" table:formula="of:=([.A196] * [.$C$297]) + [.$C$298]" office:value-type="float" office:value="340.209380595663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5-01" calcext:value-type="date">
            <text:p>01/05/16</text:p>
          </table:table-cell>
          <table:table-cell table:style-name="ce20" office:value-type="float" office:value="332.7" calcext:value-type="float">
            <text:p>332.7</text:p>
          </table:table-cell>
          <table:table-cell table:style-name="ce20" office:value-type="float" office:value="340.194" calcext:value-type="float">
            <text:p>340.194</text:p>
          </table:table-cell>
          <table:table-cell table:style-name="ce12" table:formula="of:=([.A197] * [.$C$297]) + [.$C$298]" office:value-type="float" office:value="340.209521368367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6-01" calcext:value-type="date">
            <text:p>01/06/16</text:p>
          </table:table-cell>
          <table:table-cell table:style-name="ce20" office:value-type="float" office:value="329.75" calcext:value-type="float">
            <text:p>329.75</text:p>
          </table:table-cell>
          <table:table-cell table:style-name="ce20" office:value-type="float" office:value="340.191" calcext:value-type="float">
            <text:p>340.191</text:p>
          </table:table-cell>
          <table:table-cell table:style-name="ce12" table:formula="of:=([.A198] * [.$C$297]) + [.$C$298]" office:value-type="float" office:value="340.209666833494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7-01" calcext:value-type="date">
            <text:p>01/07/16</text:p>
          </table:table-cell>
          <table:table-cell table:style-name="ce20" office:value-type="float" office:value="329.38" calcext:value-type="float">
            <text:p>329.38</text:p>
          </table:table-cell>
          <table:table-cell table:style-name="ce20" office:value-type="float" office:value="340.187" calcext:value-type="float">
            <text:p>340.187</text:p>
          </table:table-cell>
          <table:table-cell table:style-name="ce12" table:formula="of:=([.A199] * [.$C$297]) + [.$C$298]" office:value-type="float" office:value="340.209807606198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8-01" calcext:value-type="date">
            <text:p>01/08/16</text:p>
          </table:table-cell>
          <table:table-cell table:style-name="ce20" office:value-type="float" office:value="331.81" calcext:value-type="float">
            <text:p>331.81</text:p>
          </table:table-cell>
          <table:table-cell table:style-name="ce20" office:value-type="float" office:value="340.181" calcext:value-type="float">
            <text:p>340.181</text:p>
          </table:table-cell>
          <table:table-cell table:style-name="ce12" table:formula="of:=([.A200] * [.$C$297]) + [.$C$298]" office:value-type="float" office:value="340.209953071326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9-01" calcext:value-type="date">
            <text:p>01/09/16</text:p>
          </table:table-cell>
          <table:table-cell table:style-name="ce20" office:value-type="float" office:value="336.44" calcext:value-type="float">
            <text:p>336.44</text:p>
          </table:table-cell>
          <table:table-cell table:style-name="ce20" office:value-type="float" office:value="340.175" calcext:value-type="float">
            <text:p>340.175</text:p>
          </table:table-cell>
          <table:table-cell table:style-name="ce12" table:formula="of:=([.A201] * [.$C$297]) + [.$C$298]" office:value-type="float" office:value="340.210098536454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10-01" calcext:value-type="date">
            <text:p>01/10/16</text:p>
          </table:table-cell>
          <table:table-cell table:style-name="ce20" office:value-type="float" office:value="342.25" calcext:value-type="float">
            <text:p>342.25</text:p>
          </table:table-cell>
          <table:table-cell table:style-name="ce20" office:value-type="float" office:value="340.171" calcext:value-type="float">
            <text:p>340.171</text:p>
          </table:table-cell>
          <table:table-cell table:style-name="ce12" table:formula="of:=([.A202] * [.$C$297]) + [.$C$298]" office:value-type="float" office:value="340.210239309158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11-01" calcext:value-type="date">
            <text:p>01/11/16</text:p>
          </table:table-cell>
          <table:table-cell table:style-name="ce20" office:value-type="float" office:value="347.71" calcext:value-type="float">
            <text:p>347.71</text:p>
          </table:table-cell>
          <table:table-cell table:style-name="ce20" office:value-type="float" office:value="340.169" calcext:value-type="float">
            <text:p>340.169</text:p>
          </table:table-cell>
          <table:table-cell table:style-name="ce12" table:formula="of:=([.A203] * [.$C$297]) + [.$C$298]" office:value-type="float" office:value="340.210384774285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12-01" calcext:value-type="date">
            <text:p>01/12/16</text:p>
          </table:table-cell>
          <table:table-cell table:style-name="ce20" office:value-type="float" office:value="351.08" calcext:value-type="float">
            <text:p>351.08</text:p>
          </table:table-cell>
          <table:table-cell table:style-name="ce20" office:value-type="float" office:value="340.166" calcext:value-type="float">
            <text:p>340.166</text:p>
          </table:table-cell>
          <table:table-cell table:style-name="ce12" table:formula="of:=([.A204] * [.$C$297]) + [.$C$298]" office:value-type="float" office:value="340.21052554699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1-01" calcext:value-type="date">
            <text:p>01/01/17</text:p>
          </table:table-cell>
          <table:table-cell table:style-name="ce20" office:value-type="float" office:value="351.31" calcext:value-type="float">
            <text:p>351.31</text:p>
          </table:table-cell>
          <table:table-cell table:style-name="ce20" office:value-type="float" office:value="340.163" calcext:value-type="float">
            <text:p>340.163</text:p>
          </table:table-cell>
          <table:table-cell table:style-name="ce12" table:formula="of:=([.A205] * [.$C$297]) + [.$C$298]" office:value-type="float" office:value="340.210671012117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2-01" calcext:value-type="date">
            <text:p>01/02/17</text:p>
          </table:table-cell>
          <table:table-cell table:style-name="ce20" office:value-type="float" office:value="348.46" calcext:value-type="float">
            <text:p>348.46</text:p>
          </table:table-cell>
          <table:table-cell table:style-name="ce20" office:value-type="float" office:value="340.158" calcext:value-type="float">
            <text:p>340.158</text:p>
          </table:table-cell>
          <table:table-cell table:style-name="ce12" table:formula="of:=([.A206] * [.$C$297]) + [.$C$298]" office:value-type="float" office:value="340.210816477245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3-01" calcext:value-type="date">
            <text:p>01/03/17</text:p>
          </table:table-cell>
          <table:table-cell table:style-name="ce20" office:value-type="float" office:value="343.46" calcext:value-type="float">
            <text:p>343.46</text:p>
          </table:table-cell>
          <table:table-cell table:style-name="ce20" office:value-type="float" office:value="340.153" calcext:value-type="float">
            <text:p>340.153</text:p>
          </table:table-cell>
          <table:table-cell table:style-name="ce12" table:formula="of:=([.A207] * [.$C$297]) + [.$C$298]" office:value-type="float" office:value="340.210947865102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4-01" calcext:value-type="date">
            <text:p>01/04/17</text:p>
          </table:table-cell>
          <table:table-cell table:style-name="ce20" office:value-type="float" office:value="337.67" calcext:value-type="float">
            <text:p>337.67</text:p>
          </table:table-cell>
          <table:table-cell table:style-name="ce20" office:value-type="float" office:value="340.147" calcext:value-type="float">
            <text:p>340.147</text:p>
          </table:table-cell>
          <table:table-cell table:style-name="ce12" table:formula="of:=([.A208] * [.$C$297]) + [.$C$298]" office:value-type="float" office:value="340.21109333023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5-01" calcext:value-type="date">
            <text:p>01/05/17</text:p>
          </table:table-cell>
          <table:table-cell table:style-name="ce20" office:value-type="float" office:value="332.72" calcext:value-type="float">
            <text:p>332.72</text:p>
          </table:table-cell>
          <table:table-cell table:style-name="ce20" office:value-type="float" office:value="340.142" calcext:value-type="float">
            <text:p>340.142</text:p>
          </table:table-cell>
          <table:table-cell table:style-name="ce12" table:formula="of:=([.A209] * [.$C$297]) + [.$C$298]" office:value-type="float" office:value="340.211234102934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6-01" calcext:value-type="date">
            <text:p>01/06/17</text:p>
          </table:table-cell>
          <table:table-cell table:style-name="ce20" office:value-type="float" office:value="329.74" calcext:value-type="float">
            <text:p>329.74</text:p>
          </table:table-cell>
          <table:table-cell table:style-name="ce20" office:value-type="float" office:value="340.138" calcext:value-type="float">
            <text:p>340.138</text:p>
          </table:table-cell>
          <table:table-cell table:style-name="ce12" table:formula="of:=([.A210] * [.$C$297]) + [.$C$298]" office:value-type="float" office:value="340.211379568061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7-01" calcext:value-type="date">
            <text:p>01/07/17</text:p>
          </table:table-cell>
          <table:table-cell table:style-name="ce20" office:value-type="float" office:value="329.34" calcext:value-type="float">
            <text:p>329.34</text:p>
          </table:table-cell>
          <table:table-cell table:style-name="ce20" office:value-type="float" office:value="340.135" calcext:value-type="float">
            <text:p>340.135</text:p>
          </table:table-cell>
          <table:table-cell table:style-name="ce12" table:formula="of:=([.A211] * [.$C$297]) + [.$C$298]" office:value-type="float" office:value="340.211520340765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8-01" calcext:value-type="date">
            <text:p>01/08/17</text:p>
          </table:table-cell>
          <table:table-cell table:style-name="ce20" office:value-type="float" office:value="331.72" calcext:value-type="float">
            <text:p>331.72</text:p>
          </table:table-cell>
          <table:table-cell table:style-name="ce20" office:value-type="float" office:value="340.134" calcext:value-type="float">
            <text:p>340.134</text:p>
          </table:table-cell>
          <table:table-cell table:style-name="ce12" table:formula="of:=([.A212] * [.$C$297]) + [.$C$298]" office:value-type="float" office:value="340.211665805893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9-01" calcext:value-type="date">
            <text:p>01/09/17</text:p>
          </table:table-cell>
          <table:table-cell table:style-name="ce20" office:value-type="float" office:value="336.31" calcext:value-type="float">
            <text:p>336.31</text:p>
          </table:table-cell>
          <table:table-cell table:style-name="ce20" office:value-type="float" office:value="340.134" calcext:value-type="float">
            <text:p>340.134</text:p>
          </table:table-cell>
          <table:table-cell table:style-name="ce12" table:formula="of:=([.A213] * [.$C$297]) + [.$C$298]" office:value-type="float" office:value="340.211811271021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10-01" calcext:value-type="date">
            <text:p>01/10/17</text:p>
          </table:table-cell>
          <table:table-cell table:style-name="ce20" office:value-type="float" office:value="342.19" calcext:value-type="float">
            <text:p>342.19</text:p>
          </table:table-cell>
          <table:table-cell table:style-name="ce20" office:value-type="float" office:value="340.134" calcext:value-type="float">
            <text:p>340.134</text:p>
          </table:table-cell>
          <table:table-cell table:style-name="ce12" table:formula="of:=([.A214] * [.$C$297]) + [.$C$298]" office:value-type="float" office:value="340.211952043725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11-01" calcext:value-type="date">
            <text:p>01/11/17</text:p>
          </table:table-cell>
          <table:table-cell table:style-name="ce20" office:value-type="float" office:value="347.64" calcext:value-type="float">
            <text:p>347.64</text:p>
          </table:table-cell>
          <table:table-cell table:style-name="ce20" office:value-type="float" office:value="340.135" calcext:value-type="float">
            <text:p>340.135</text:p>
          </table:table-cell>
          <table:table-cell table:style-name="ce12" table:formula="of:=([.A215] * [.$C$297]) + [.$C$298]" office:value-type="float" office:value="340.212097508852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12-01" calcext:value-type="date">
            <text:p>01/12/17</text:p>
          </table:table-cell>
          <table:table-cell table:style-name="ce20" office:value-type="float" office:value="351.05" calcext:value-type="float">
            <text:p>351.05</text:p>
          </table:table-cell>
          <table:table-cell table:style-name="ce20" office:value-type="float" office:value="340.135" calcext:value-type="float">
            <text:p>340.135</text:p>
          </table:table-cell>
          <table:table-cell table:style-name="ce12" table:formula="of:=([.A216] * [.$C$297]) + [.$C$298]" office:value-type="float" office:value="340.212238281557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1-01" calcext:value-type="date">
            <text:p>01/01/18</text:p>
          </table:table-cell>
          <table:table-cell table:style-name="ce20" office:value-type="float" office:value="351.29" calcext:value-type="float">
            <text:p>351.29</text:p>
          </table:table-cell>
          <table:table-cell table:style-name="ce20" office:value-type="float" office:value="340.134" calcext:value-type="float">
            <text:p>340.134</text:p>
          </table:table-cell>
          <table:table-cell table:style-name="ce12" table:formula="of:=([.A217] * [.$C$297]) + [.$C$298]" office:value-type="float" office:value="340.212383746684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2-01" calcext:value-type="date">
            <text:p>01/02/18</text:p>
          </table:table-cell>
          <table:table-cell table:style-name="ce20" office:value-type="float" office:value="348.44" calcext:value-type="float">
            <text:p>348.44</text:p>
          </table:table-cell>
          <table:table-cell table:style-name="ce20" office:value-type="float" office:value="340.132" calcext:value-type="float">
            <text:p>340.132</text:p>
          </table:table-cell>
          <table:table-cell table:style-name="ce12" table:formula="of:=([.A218] * [.$C$297]) + [.$C$298]" office:value-type="float" office:value="340.212529211812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3-01" calcext:value-type="date">
            <text:p>01/03/18</text:p>
          </table:table-cell>
          <table:table-cell table:style-name="ce20" office:value-type="float" office:value="343.48" calcext:value-type="float">
            <text:p>343.48</text:p>
          </table:table-cell>
          <table:table-cell table:style-name="ce20" office:value-type="float" office:value="340.13" calcext:value-type="float">
            <text:p>340.13</text:p>
          </table:table-cell>
          <table:table-cell table:style-name="ce12" table:formula="of:=([.A219] * [.$C$297]) + [.$C$298]" office:value-type="float" office:value="340.212660599669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4-01" calcext:value-type="date">
            <text:p>01/04/18</text:p>
          </table:table-cell>
          <table:table-cell table:style-name="ce20" office:value-type="float" office:value="337.7" calcext:value-type="float">
            <text:p>337.7</text:p>
          </table:table-cell>
          <table:table-cell table:style-name="ce20" office:value-type="float" office:value="340.127" calcext:value-type="float">
            <text:p>340.127</text:p>
          </table:table-cell>
          <table:table-cell table:style-name="ce12" table:formula="of:=([.A220] * [.$C$297]) + [.$C$298]" office:value-type="float" office:value="340.212806064797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5-01" calcext:value-type="date">
            <text:p>01/05/18</text:p>
          </table:table-cell>
          <table:table-cell table:style-name="ce20" office:value-type="float" office:value="332.74" calcext:value-type="float">
            <text:p>332.74</text:p>
          </table:table-cell>
          <table:table-cell table:style-name="ce20" office:value-type="float" office:value="340.124" calcext:value-type="float">
            <text:p>340.124</text:p>
          </table:table-cell>
          <table:table-cell table:style-name="ce12" table:formula="of:=([.A221] * [.$C$297]) + [.$C$298]" office:value-type="float" office:value="340.212946837501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6-01" calcext:value-type="date">
            <text:p>01/06/18</text:p>
          </table:table-cell>
          <table:table-cell table:style-name="ce20" office:value-type="float" office:value="329.74" calcext:value-type="float">
            <text:p>329.74</text:p>
          </table:table-cell>
          <table:table-cell table:style-name="ce20" office:value-type="float" office:value="340.122" calcext:value-type="float">
            <text:p>340.122</text:p>
          </table:table-cell>
          <table:table-cell table:style-name="ce12" table:formula="of:=([.A222] * [.$C$297]) + [.$C$298]" office:value-type="float" office:value="340.213092302628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7-01" calcext:value-type="date">
            <text:p>01/07/18</text:p>
          </table:table-cell>
          <table:table-cell table:style-name="ce20" office:value-type="float" office:value="329.34" calcext:value-type="float">
            <text:p>329.34</text:p>
          </table:table-cell>
          <table:table-cell table:style-name="ce20" office:value-type="float" office:value="340.122" calcext:value-type="float">
            <text:p>340.122</text:p>
          </table:table-cell>
          <table:table-cell table:style-name="ce12" table:formula="of:=([.A223] * [.$C$297]) + [.$C$298]" office:value-type="float" office:value="340.213233075333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8-01" calcext:value-type="date">
            <text:p>01/08/18</text:p>
          </table:table-cell>
          <table:table-cell table:style-name="ce20" office:value-type="float" office:value="331.69" calcext:value-type="float">
            <text:p>331.69</text:p>
          </table:table-cell>
          <table:table-cell table:style-name="ce20" office:value-type="float" office:value="340.124" calcext:value-type="float">
            <text:p>340.124</text:p>
          </table:table-cell>
          <table:table-cell table:style-name="ce12" table:formula="of:=([.A224] * [.$C$297]) + [.$C$298]" office:value-type="float" office:value="340.21337854046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9-01" calcext:value-type="date">
            <text:p>01/09/18</text:p>
          </table:table-cell>
          <table:table-cell table:style-name="ce20" office:value-type="float" office:value="336.28" calcext:value-type="float">
            <text:p>336.28</text:p>
          </table:table-cell>
          <table:table-cell table:style-name="ce20" office:value-type="float" office:value="340.126" calcext:value-type="float">
            <text:p>340.126</text:p>
          </table:table-cell>
          <table:table-cell table:style-name="ce12" table:formula="of:=([.A225] * [.$C$297]) + [.$C$298]" office:value-type="float" office:value="340.213524005588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10-01" calcext:value-type="date">
            <text:p>01/10/18</text:p>
          </table:table-cell>
          <table:table-cell table:style-name="ce20" office:value-type="float" office:value="342.09" calcext:value-type="float">
            <text:p>342.09</text:p>
          </table:table-cell>
          <table:table-cell table:style-name="ce20" office:value-type="float" office:value="340.129" calcext:value-type="float">
            <text:p>340.129</text:p>
          </table:table-cell>
          <table:table-cell table:style-name="ce12" table:formula="of:=([.A226] * [.$C$297]) + [.$C$298]" office:value-type="float" office:value="340.213664778292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11-01" calcext:value-type="date">
            <text:p>01/11/18</text:p>
          </table:table-cell>
          <table:table-cell table:style-name="ce20" office:value-type="float" office:value="347.57" calcext:value-type="float">
            <text:p>347.57</text:p>
          </table:table-cell>
          <table:table-cell table:style-name="ce20" office:value-type="float" office:value="340.13" calcext:value-type="float">
            <text:p>340.13</text:p>
          </table:table-cell>
          <table:table-cell table:style-name="ce12" table:formula="of:=([.A227] * [.$C$297]) + [.$C$298]" office:value-type="float" office:value="340.21381024342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12-01" calcext:value-type="date">
            <text:p>01/12/18</text:p>
          </table:table-cell>
          <table:table-cell table:style-name="ce20" office:value-type="float" office:value="351.03" calcext:value-type="float">
            <text:p>351.03</text:p>
          </table:table-cell>
          <table:table-cell table:style-name="ce20" office:value-type="float" office:value="340.13" calcext:value-type="float">
            <text:p>340.13</text:p>
          </table:table-cell>
          <table:table-cell table:style-name="ce12" table:formula="of:=([.A228] * [.$C$297]) + [.$C$298]" office:value-type="float" office:value="340.213951016124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1-01" calcext:value-type="date">
            <text:p>01/01/19</text:p>
          </table:table-cell>
          <table:table-cell table:style-name="ce20" office:value-type="float" office:value="351.32" calcext:value-type="float">
            <text:p>351.32</text:p>
          </table:table-cell>
          <table:table-cell table:style-name="ce20" office:value-type="float" office:value="340.128" calcext:value-type="float">
            <text:p>340.128</text:p>
          </table:table-cell>
          <table:table-cell table:style-name="ce12" table:formula="of:=([.A229] * [.$C$297]) + [.$C$298]" office:value-type="float" office:value="340.214096481251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2-01" calcext:value-type="date">
            <text:p>01/02/19</text:p>
          </table:table-cell>
          <table:table-cell table:style-name="ce20" office:value-type="float" office:value="348.52" calcext:value-type="float">
            <text:p>348.52</text:p>
          </table:table-cell>
          <table:table-cell table:style-name="ce20" office:value-type="float" office:value="340.125" calcext:value-type="float">
            <text:p>340.125</text:p>
          </table:table-cell>
          <table:table-cell table:style-name="ce12" table:formula="of:=([.A230] * [.$C$297]) + [.$C$298]" office:value-type="float" office:value="340.214241946379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3-01" calcext:value-type="date">
            <text:p>01/03/19</text:p>
          </table:table-cell>
          <table:table-cell table:style-name="ce20" office:value-type="float" office:value="343.55" calcext:value-type="float">
            <text:p>343.55</text:p>
          </table:table-cell>
          <table:table-cell table:style-name="ce20" office:value-type="float" office:value="340.121" calcext:value-type="float">
            <text:p>340.121</text:p>
          </table:table-cell>
          <table:table-cell table:style-name="ce12" table:formula="of:=([.A231] * [.$C$297]) + [.$C$298]" office:value-type="float" office:value="340.214373334236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4-01" calcext:value-type="date">
            <text:p>01/04/19</text:p>
          </table:table-cell>
          <table:table-cell table:style-name="ce20" office:value-type="float" office:value="337.73" calcext:value-type="float">
            <text:p>337.73</text:p>
          </table:table-cell>
          <table:table-cell table:style-name="ce20" office:value-type="float" office:value="340.118" calcext:value-type="float">
            <text:p>340.118</text:p>
          </table:table-cell>
          <table:table-cell table:style-name="ce12" table:formula="of:=([.A232] * [.$C$297]) + [.$C$298]" office:value-type="float" office:value="340.214518799364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5-01" calcext:value-type="date">
            <text:p>01/05/19</text:p>
          </table:table-cell>
          <table:table-cell table:style-name="ce20" office:value-type="float" office:value="332.75" calcext:value-type="float">
            <text:p>332.75</text:p>
          </table:table-cell>
          <table:table-cell table:style-name="ce20" office:value-type="float" office:value="340.115" calcext:value-type="float">
            <text:p>340.115</text:p>
          </table:table-cell>
          <table:table-cell table:style-name="ce12" table:formula="of:=([.A233] * [.$C$297]) + [.$C$298]" office:value-type="float" office:value="340.214659572068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6-01" calcext:value-type="date">
            <text:p>01/06/19</text:p>
          </table:table-cell>
          <table:table-cell table:style-name="ce20" office:value-type="float" office:value="329.72" calcext:value-type="float">
            <text:p>329.72</text:p>
          </table:table-cell>
          <table:table-cell table:style-name="ce20" office:value-type="float" office:value="340.112" calcext:value-type="float">
            <text:p>340.112</text:p>
          </table:table-cell>
          <table:table-cell table:style-name="ce12" table:formula="of:=([.A234] * [.$C$297]) + [.$C$298]" office:value-type="float" office:value="340.214805037195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7-01" calcext:value-type="date">
            <text:p>01/07/19</text:p>
          </table:table-cell>
          <table:table-cell table:style-name="ce20" office:value-type="float" office:value="329.3" calcext:value-type="float">
            <text:p>329.3</text:p>
          </table:table-cell>
          <table:table-cell table:style-name="ce20" office:value-type="float" office:value="340.109" calcext:value-type="float">
            <text:p>340.109</text:p>
          </table:table-cell>
          <table:table-cell table:style-name="ce12" table:formula="of:=([.A235] * [.$C$297]) + [.$C$298]" office:value-type="float" office:value="340.2149458099" calcext:value-type="float">
            <text:p>340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8-01" calcext:value-type="date">
            <text:p>01/08/19</text:p>
          </table:table-cell>
          <table:table-cell table:style-name="ce20" office:value-type="float" office:value="331.63" calcext:value-type="float">
            <text:p>331.63</text:p>
          </table:table-cell>
          <table:table-cell table:style-name="ce20" office:value-type="float" office:value="340.104" calcext:value-type="float">
            <text:p>340.104</text:p>
          </table:table-cell>
          <table:table-cell table:style-name="ce12" table:formula="of:=([.A236] * [.$C$297]) + [.$C$298]" office:value-type="float" office:value="340.215091275027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9-01" calcext:value-type="date">
            <text:p>01/09/19</text:p>
          </table:table-cell>
          <table:table-cell table:style-name="ce20" office:value-type="float" office:value="336.21" calcext:value-type="float">
            <text:p>336.21</text:p>
          </table:table-cell>
          <table:table-cell table:style-name="ce20" office:value-type="float" office:value="340.098" calcext:value-type="float">
            <text:p>340.098</text:p>
          </table:table-cell>
          <table:table-cell table:style-name="ce12" table:formula="of:=([.A237] * [.$C$297]) + [.$C$298]" office:value-type="float" office:value="340.215236740155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10-01" calcext:value-type="date">
            <text:p>01/10/19</text:p>
          </table:table-cell>
          <table:table-cell table:style-name="ce20" office:value-type="float" office:value="342.02" calcext:value-type="float">
            <text:p>342.02</text:p>
          </table:table-cell>
          <table:table-cell table:style-name="ce20" office:value-type="float" office:value="340.091" calcext:value-type="float">
            <text:p>340.091</text:p>
          </table:table-cell>
          <table:table-cell table:style-name="ce12" table:formula="of:=([.A238] * [.$C$297]) + [.$C$298]" office:value-type="float" office:value="340.215377512859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11-01" calcext:value-type="date">
            <text:p>01/11/19</text:p>
          </table:table-cell>
          <table:table-cell table:style-name="ce20" office:value-type="float" office:value="347.53" calcext:value-type="float">
            <text:p>347.53</text:p>
          </table:table-cell>
          <table:table-cell table:style-name="ce20" office:value-type="float" office:value="340.084" calcext:value-type="float">
            <text:p>340.084</text:p>
          </table:table-cell>
          <table:table-cell table:style-name="ce12" table:formula="of:=([.A239] * [.$C$297]) + [.$C$298]" office:value-type="float" office:value="340.215522977987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12-01" calcext:value-type="date">
            <text:p>01/12/19</text:p>
          </table:table-cell>
          <table:table-cell table:style-name="ce20" office:value-type="float" office:value="351.03" calcext:value-type="float">
            <text:p>351.03</text:p>
          </table:table-cell>
          <table:table-cell table:style-name="ce20" office:value-type="float" office:value="340.081" calcext:value-type="float">
            <text:p>340.081</text:p>
          </table:table-cell>
          <table:table-cell table:style-name="ce12" table:formula="of:=([.A240] * [.$C$297]) + [.$C$298]" office:value-type="float" office:value="340.215663750691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1-01" calcext:value-type="date">
            <text:p>01/01/20</text:p>
          </table:table-cell>
          <table:table-cell table:style-name="ce20" office:value-type="float" office:value="351.35" calcext:value-type="float">
            <text:p>351.35</text:p>
          </table:table-cell>
          <table:table-cell table:style-name="ce20" office:value-type="float" office:value="340.081" calcext:value-type="float">
            <text:p>340.081</text:p>
          </table:table-cell>
          <table:table-cell table:style-name="ce12" table:formula="of:=([.A241] * [.$C$297]) + [.$C$298]" office:value-type="float" office:value="340.215809215818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2-01" calcext:value-type="date">
            <text:p>01/02/20</text:p>
          </table:table-cell>
          <table:table-cell table:style-name="ce20" office:value-type="float" office:value="348.48" calcext:value-type="float">
            <text:p>348.48</text:p>
          </table:table-cell>
          <table:table-cell table:style-name="ce20" office:value-type="float" office:value="340.086" calcext:value-type="float">
            <text:p>340.086</text:p>
          </table:table-cell>
          <table:table-cell table:style-name="ce12" table:formula="of:=([.A242] * [.$C$297]) + [.$C$298]" office:value-type="float" office:value="340.215954680946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3-01" calcext:value-type="date">
            <text:p>01/03/20</text:p>
          </table:table-cell>
          <table:table-cell table:style-name="ce20" office:value-type="float" office:value="343.41" calcext:value-type="float">
            <text:p>343.41</text:p>
          </table:table-cell>
          <table:table-cell table:style-name="ce20" office:value-type="float" office:value="340.095" calcext:value-type="float">
            <text:p>340.095</text:p>
          </table:table-cell>
          <table:table-cell table:style-name="ce12" table:formula="of:=([.A243] * [.$C$297]) + [.$C$298]" office:value-type="float" office:value="340.216090761227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4-01" calcext:value-type="date">
            <text:p>01/04/20</text:p>
          </table:table-cell>
          <table:table-cell table:style-name="ce20" office:value-type="float" office:value="337.59" calcext:value-type="float">
            <text:p>337.59</text:p>
          </table:table-cell>
          <table:table-cell table:style-name="ce20" office:value-type="float" office:value="340.106" calcext:value-type="float">
            <text:p>340.106</text:p>
          </table:table-cell>
          <table:table-cell table:style-name="ce12" table:formula="of:=([.A244] * [.$C$297]) + [.$C$298]" office:value-type="float" office:value="340.216236226354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5-01" calcext:value-type="date">
            <text:p>01/05/20</text:p>
          </table:table-cell>
          <table:table-cell table:style-name="ce20" office:value-type="float" office:value="332.64" calcext:value-type="float">
            <text:p>332.64</text:p>
          </table:table-cell>
          <table:table-cell table:style-name="ce20" office:value-type="float" office:value="340.117" calcext:value-type="float">
            <text:p>340.117</text:p>
          </table:table-cell>
          <table:table-cell table:style-name="ce12" table:formula="of:=([.A245] * [.$C$297]) + [.$C$298]" office:value-type="float" office:value="340.216376999058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6-01" calcext:value-type="date">
            <text:p>01/06/20</text:p>
          </table:table-cell>
          <table:table-cell table:style-name="ce20" office:value-type="float" office:value="329.68" calcext:value-type="float">
            <text:p>329.68</text:p>
          </table:table-cell>
          <table:table-cell table:style-name="ce20" office:value-type="float" office:value="340.127" calcext:value-type="float">
            <text:p>340.127</text:p>
          </table:table-cell>
          <table:table-cell table:style-name="ce12" table:formula="of:=([.A246] * [.$C$297]) + [.$C$298]" office:value-type="float" office:value="340.216522464186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7-01" calcext:value-type="date">
            <text:p>01/07/20</text:p>
          </table:table-cell>
          <table:table-cell table:style-name="ce20" office:value-type="float" office:value="329.33" calcext:value-type="float">
            <text:p>329.33</text:p>
          </table:table-cell>
          <table:table-cell table:style-name="ce20" office:value-type="float" office:value="340.136" calcext:value-type="float">
            <text:p>340.136</text:p>
          </table:table-cell>
          <table:table-cell table:style-name="ce12" table:formula="of:=([.A247] * [.$C$297]) + [.$C$298]" office:value-type="float" office:value="340.21666323689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8-01" calcext:value-type="date">
            <text:p>01/08/20</text:p>
          </table:table-cell>
          <table:table-cell table:style-name="ce20" office:value-type="float" office:value="331.76" calcext:value-type="float">
            <text:p>331.76</text:p>
          </table:table-cell>
          <table:table-cell table:style-name="ce20" office:value-type="float" office:value="340.142" calcext:value-type="float">
            <text:p>340.142</text:p>
          </table:table-cell>
          <table:table-cell table:style-name="ce12" table:formula="of:=([.A248] * [.$C$297]) + [.$C$298]" office:value-type="float" office:value="340.216808702018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9-01" calcext:value-type="date">
            <text:p>01/09/20</text:p>
          </table:table-cell>
          <table:table-cell table:style-name="ce20" office:value-type="float" office:value="336.38" calcext:value-type="float">
            <text:p>336.38</text:p>
          </table:table-cell>
          <table:table-cell table:style-name="ce20" office:value-type="float" office:value="340.149" calcext:value-type="float">
            <text:p>340.149</text:p>
          </table:table-cell>
          <table:table-cell table:style-name="ce12" table:formula="of:=([.A249] * [.$C$297]) + [.$C$298]" office:value-type="float" office:value="340.216954167145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10-01" calcext:value-type="date">
            <text:p>01/10/20</text:p>
          </table:table-cell>
          <table:table-cell table:style-name="ce20" office:value-type="float" office:value="342.21" calcext:value-type="float">
            <text:p>342.21</text:p>
          </table:table-cell>
          <table:table-cell table:style-name="ce20" office:value-type="float" office:value="340.155" calcext:value-type="float">
            <text:p>340.155</text:p>
          </table:table-cell>
          <table:table-cell table:style-name="ce12" table:formula="of:=([.A250] * [.$C$297]) + [.$C$298]" office:value-type="float" office:value="340.217094939849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11-01" calcext:value-type="date">
            <text:p>01/11/20</text:p>
          </table:table-cell>
          <table:table-cell table:style-name="ce20" office:value-type="float" office:value="347.67" calcext:value-type="float">
            <text:p>347.67</text:p>
          </table:table-cell>
          <table:table-cell table:style-name="ce20" office:value-type="float" office:value="340.163" calcext:value-type="float">
            <text:p>340.163</text:p>
          </table:table-cell>
          <table:table-cell table:style-name="ce12" table:formula="of:=([.A251] * [.$C$297]) + [.$C$298]" office:value-type="float" office:value="340.217240404977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12-01" calcext:value-type="date">
            <text:p>01/12/20</text:p>
          </table:table-cell>
          <table:table-cell table:style-name="ce20" office:value-type="float" office:value="351.13" calcext:value-type="float">
            <text:p>351.13</text:p>
          </table:table-cell>
          <table:table-cell table:style-name="ce20" office:value-type="float" office:value="340.17" calcext:value-type="float">
            <text:p>340.17</text:p>
          </table:table-cell>
          <table:table-cell table:style-name="ce12" table:formula="of:=([.A252] * [.$C$297]) + [.$C$298]" office:value-type="float" office:value="340.217381177681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1-01" calcext:value-type="date">
            <text:p>01/01/21</text:p>
          </table:table-cell>
          <table:table-cell table:style-name="ce20" office:value-type="float" office:value="351.37" calcext:value-type="float">
            <text:p>351.37</text:p>
          </table:table-cell>
          <table:table-cell table:style-name="ce20" office:value-type="float" office:value="340.176" calcext:value-type="float">
            <text:p>340.176</text:p>
          </table:table-cell>
          <table:table-cell table:style-name="ce12" table:formula="of:=([.A253] * [.$C$297]) + [.$C$298]" office:value-type="float" office:value="340.217526642809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2-01" calcext:value-type="date">
            <text:p>01/02/21</text:p>
          </table:table-cell>
          <table:table-cell table:style-name="ce20" office:value-type="float" office:value="348.5" calcext:value-type="float">
            <text:p>348.5</text:p>
          </table:table-cell>
          <table:table-cell table:style-name="ce20" office:value-type="float" office:value="340.181" calcext:value-type="float">
            <text:p>340.181</text:p>
          </table:table-cell>
          <table:table-cell table:style-name="ce12" table:formula="of:=([.A254] * [.$C$297]) + [.$C$298]" office:value-type="float" office:value="340.217672107936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3-01" calcext:value-type="date">
            <text:p>01/03/21</text:p>
          </table:table-cell>
          <table:table-cell table:style-name="ce20" office:value-type="float" office:value="343.53" calcext:value-type="float">
            <text:p>343.53</text:p>
          </table:table-cell>
          <table:table-cell table:style-name="ce20" office:value-type="float" office:value="340.185" calcext:value-type="float">
            <text:p>340.185</text:p>
          </table:table-cell>
          <table:table-cell table:style-name="ce12" table:formula="of:=([.A255] * [.$C$297]) + [.$C$298]" office:value-type="float" office:value="340.217803495794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4-01" calcext:value-type="date">
            <text:p>01/04/21</text:p>
          </table:table-cell>
          <table:table-cell table:style-name="ce20" office:value-type="float" office:value="337.71" calcext:value-type="float">
            <text:p>337.71</text:p>
          </table:table-cell>
          <table:table-cell table:style-name="ce20" office:value-type="float" office:value="340.188" calcext:value-type="float">
            <text:p>340.188</text:p>
          </table:table-cell>
          <table:table-cell table:style-name="ce12" table:formula="of:=([.A256] * [.$C$297]) + [.$C$298]" office:value-type="float" office:value="340.217948960921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5-01" calcext:value-type="date">
            <text:p>01/05/21</text:p>
          </table:table-cell>
          <table:table-cell table:style-name="ce20" office:value-type="float" office:value="332.74" calcext:value-type="float">
            <text:p>332.74</text:p>
          </table:table-cell>
          <table:table-cell table:style-name="ce20" office:value-type="float" office:value="340.193" calcext:value-type="float">
            <text:p>340.193</text:p>
          </table:table-cell>
          <table:table-cell table:style-name="ce12" table:formula="of:=([.A257] * [.$C$297]) + [.$C$298]" office:value-type="float" office:value="340.218089733625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6-01" calcext:value-type="date">
            <text:p>01/06/21</text:p>
          </table:table-cell>
          <table:table-cell table:style-name="ce20" office:value-type="float" office:value="329.77" calcext:value-type="float">
            <text:p>329.77</text:p>
          </table:table-cell>
          <table:table-cell table:style-name="ce20" office:value-type="float" office:value="340.199" calcext:value-type="float">
            <text:p>340.199</text:p>
          </table:table-cell>
          <table:table-cell table:style-name="ce12" table:formula="of:=([.A258] * [.$C$297]) + [.$C$298]" office:value-type="float" office:value="340.218235198753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7-01" calcext:value-type="date">
            <text:p>01/07/21</text:p>
          </table:table-cell>
          <table:table-cell table:style-name="ce20" office:value-type="float" office:value="329.42" calcext:value-type="float">
            <text:p>329.42</text:p>
          </table:table-cell>
          <table:table-cell table:style-name="ce20" office:value-type="float" office:value="340.208" calcext:value-type="float">
            <text:p>340.208</text:p>
          </table:table-cell>
          <table:table-cell table:style-name="ce12" table:formula="of:=([.A259] * [.$C$297]) + [.$C$298]" office:value-type="float" office:value="340.218375971457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8-01" calcext:value-type="date">
            <text:p>01/08/21</text:p>
          </table:table-cell>
          <table:table-cell table:style-name="ce20" office:value-type="float" office:value="331.81" calcext:value-type="float">
            <text:p>331.81</text:p>
          </table:table-cell>
          <table:table-cell table:style-name="ce20" office:value-type="float" office:value="340.22" calcext:value-type="float">
            <text:p>340.22</text:p>
          </table:table-cell>
          <table:table-cell table:style-name="ce12" table:formula="of:=([.A260] * [.$C$297]) + [.$C$298]" office:value-type="float" office:value="340.218521436585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9-01" calcext:value-type="date">
            <text:p>01/09/21</text:p>
          </table:table-cell>
          <table:table-cell table:style-name="ce20" office:value-type="float" office:value="336.4" calcext:value-type="float">
            <text:p>336.4</text:p>
          </table:table-cell>
          <table:table-cell table:style-name="ce20" office:value-type="float" office:value="340.235" calcext:value-type="float">
            <text:p>340.235</text:p>
          </table:table-cell>
          <table:table-cell table:style-name="ce12" table:formula="of:=([.A261] * [.$C$297]) + [.$C$298]" office:value-type="float" office:value="340.218666901712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10-01" calcext:value-type="date">
            <text:p>01/10/21</text:p>
          </table:table-cell>
          <table:table-cell table:style-name="ce20" office:value-type="float" office:value="342.23" calcext:value-type="float">
            <text:p>342.23</text:p>
          </table:table-cell>
          <table:table-cell table:style-name="ce20" office:value-type="float" office:value="340.253" calcext:value-type="float">
            <text:p>340.253</text:p>
          </table:table-cell>
          <table:table-cell table:style-name="ce12" table:formula="of:=([.A262] * [.$C$297]) + [.$C$298]" office:value-type="float" office:value="340.218807674416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11-01" calcext:value-type="date">
            <text:p>01/11/21</text:p>
          </table:table-cell>
          <table:table-cell table:style-name="ce20" office:value-type="float" office:value="347.7" calcext:value-type="float">
            <text:p>347.7</text:p>
          </table:table-cell>
          <table:table-cell table:style-name="ce20" office:value-type="float" office:value="340.271" calcext:value-type="float">
            <text:p>340.271</text:p>
          </table:table-cell>
          <table:table-cell table:style-name="ce12" table:formula="of:=([.A263] * [.$C$297]) + [.$C$298]" office:value-type="float" office:value="340.218953139544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12-01" calcext:value-type="date">
            <text:p>01/12/21</text:p>
          </table:table-cell>
          <table:table-cell table:style-name="ce20" office:value-type="float" office:value="351.17" calcext:value-type="float">
            <text:p>351.17</text:p>
          </table:table-cell>
          <table:table-cell table:style-name="ce20" office:value-type="float" office:value="340.289" calcext:value-type="float">
            <text:p>340.289</text:p>
          </table:table-cell>
          <table:table-cell table:style-name="ce12" table:formula="of:=([.A264] * [.$C$297]) + [.$C$298]" office:value-type="float" office:value="340.219093912248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1-01" calcext:value-type="date">
            <text:p>01/01/22</text:p>
          </table:table-cell>
          <table:table-cell table:style-name="ce20" office:value-type="float" office:value="351.47" calcext:value-type="float">
            <text:p>351.47</text:p>
          </table:table-cell>
          <table:table-cell table:style-name="ce20" office:value-type="float" office:value="340.305" calcext:value-type="float">
            <text:p>340.305</text:p>
          </table:table-cell>
          <table:table-cell table:style-name="ce12" table:formula="of:=([.A265] * [.$C$297]) + [.$C$298]" office:value-type="float" office:value="340.219239377376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2-01" calcext:value-type="date">
            <text:p>01/02/22</text:p>
          </table:table-cell>
          <table:table-cell table:style-name="ce20" office:value-type="float" office:value="348.72" calcext:value-type="float">
            <text:p>348.72</text:p>
          </table:table-cell>
          <table:table-cell table:style-name="ce20" office:value-type="float" office:value="340.319" calcext:value-type="float">
            <text:p>340.319</text:p>
          </table:table-cell>
          <table:table-cell table:style-name="ce12" table:formula="of:=([.A266] * [.$C$297]) + [.$C$298]" office:value-type="float" office:value="340.219384842503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3-01" calcext:value-type="date">
            <text:p>01/03/22</text:p>
          </table:table-cell>
          <table:table-cell table:style-name="ce20" office:value-type="float" office:value="343.75" calcext:value-type="float">
            <text:p>343.75</text:p>
          </table:table-cell>
          <table:table-cell table:style-name="ce20" office:value-type="float" office:value="340.331" calcext:value-type="float">
            <text:p>340.331</text:p>
          </table:table-cell>
          <table:table-cell table:style-name="ce12" table:formula="of:=([.A267] * [.$C$297]) + [.$C$298]" office:value-type="float" office:value="340.219516230361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4-01" calcext:value-type="date">
            <text:p>01/04/22</text:p>
          </table:table-cell>
          <table:table-cell table:style-name="ce20" office:value-type="float" office:value="337.97" calcext:value-type="float">
            <text:p>337.97</text:p>
          </table:table-cell>
          <table:table-cell table:style-name="ce20" office:value-type="float" office:value="340.342" calcext:value-type="float">
            <text:p>340.342</text:p>
          </table:table-cell>
          <table:table-cell table:style-name="ce12" table:formula="of:=([.A268] * [.$C$297]) + [.$C$298]" office:value-type="float" office:value="340.219661695488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5-01" calcext:value-type="date">
            <text:p>01/05/22</text:p>
          </table:table-cell>
          <table:table-cell table:style-name="ce20" office:value-type="float" office:value="333.01" calcext:value-type="float">
            <text:p>333.01</text:p>
          </table:table-cell>
          <table:table-cell table:style-name="ce20" office:value-type="float" office:value="340.352" calcext:value-type="float">
            <text:p>340.352</text:p>
          </table:table-cell>
          <table:table-cell table:style-name="ce12" table:formula="of:=([.A269] * [.$C$297]) + [.$C$298]" office:value-type="float" office:value="340.219802468192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6-01" calcext:value-type="date">
            <text:p>01/06/22</text:p>
          </table:table-cell>
          <table:table-cell table:style-name="ce20" office:value-type="float" office:value="330.01" calcext:value-type="float">
            <text:p>330.01</text:p>
          </table:table-cell>
          <table:table-cell table:style-name="ce20" office:value-type="float" office:value="340.362" calcext:value-type="float">
            <text:p>340.362</text:p>
          </table:table-cell>
          <table:table-cell table:style-name="ce12" table:formula="of:=([.A270] * [.$C$297]) + [.$C$298]" office:value-type="float" office:value="340.21994793332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7-01" calcext:value-type="date">
            <text:p>01/07/22</text:p>
          </table:table-cell>
          <table:table-cell table:style-name="ce20" office:value-type="float" office:value="329.56" calcext:value-type="float">
            <text:p>329.56</text:p>
          </table:table-cell>
          <table:table-cell table:style-name="ce20" office:value-type="float" office:value="340.372" calcext:value-type="float">
            <text:p>340.372</text:p>
          </table:table-cell>
          <table:table-cell table:style-name="ce12" table:formula="of:=([.A271] * [.$C$297]) + [.$C$298]" office:value-type="float" office:value="340.220088706024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8-01" calcext:value-type="date">
            <text:p>01/08/22</text:p>
          </table:table-cell>
          <table:table-cell table:style-name="ce20" office:value-type="float" office:value="331.91" calcext:value-type="float">
            <text:p>331.91</text:p>
          </table:table-cell>
          <table:table-cell table:style-name="ce20" office:value-type="float" office:value="340.383" calcext:value-type="float">
            <text:p>340.383</text:p>
          </table:table-cell>
          <table:table-cell table:style-name="ce12" table:formula="of:=([.A272] * [.$C$297]) + [.$C$298]" office:value-type="float" office:value="340.220234171152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9-01" calcext:value-type="date">
            <text:p>01/09/22</text:p>
          </table:table-cell>
          <table:table-cell table:style-name="ce20" office:value-type="float" office:value="336.54" calcext:value-type="float">
            <text:p>336.54</text:p>
          </table:table-cell>
          <table:table-cell table:style-name="ce20" office:value-type="float" office:value="340.394" calcext:value-type="float">
            <text:p>340.394</text:p>
          </table:table-cell>
          <table:table-cell table:style-name="ce12" table:formula="of:=([.A273] * [.$C$297]) + [.$C$298]" office:value-type="float" office:value="340.220379636279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10-01" calcext:value-type="date">
            <text:p>01/10/22</text:p>
          </table:table-cell>
          <table:table-cell table:style-name="ce20" office:value-type="float" office:value="342.36" calcext:value-type="float">
            <text:p>342.36</text:p>
          </table:table-cell>
          <table:table-cell table:style-name="ce20" office:value-type="float" office:value="340.405" calcext:value-type="float">
            <text:p>340.405</text:p>
          </table:table-cell>
          <table:table-cell table:style-name="ce12" table:formula="of:=([.A274] * [.$C$297]) + [.$C$298]" office:value-type="float" office:value="340.220520408984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11-01" calcext:value-type="date">
            <text:p>01/11/22</text:p>
          </table:table-cell>
          <table:table-cell table:style-name="ce20" office:value-type="float" office:value="347.82" calcext:value-type="float">
            <text:p>347.82</text:p>
          </table:table-cell>
          <table:table-cell table:style-name="ce20" office:value-type="float" office:value="340.414" calcext:value-type="float">
            <text:p>340.414</text:p>
          </table:table-cell>
          <table:table-cell table:style-name="ce12" table:formula="of:=([.A275] * [.$C$297]) + [.$C$298]" office:value-type="float" office:value="340.220665874111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12-01" calcext:value-type="date">
            <text:p>01/12/22</text:p>
          </table:table-cell>
          <table:table-cell table:style-name="ce20" office:value-type="float" office:value="351.23" calcext:value-type="float">
            <text:p>351.23</text:p>
          </table:table-cell>
          <table:table-cell table:style-name="ce20" office:value-type="float" office:value="340.421" calcext:value-type="float">
            <text:p>340.421</text:p>
          </table:table-cell>
          <table:table-cell table:style-name="ce12" table:formula="of:=([.A276] * [.$C$297]) + [.$C$298]" office:value-type="float" office:value="340.220806646815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1-01" calcext:value-type="date">
            <text:p>01/01/23</text:p>
          </table:table-cell>
          <table:table-cell table:style-name="ce20" office:value-type="float" office:value="351.59" calcext:value-type="float">
            <text:p>351.59</text:p>
          </table:table-cell>
          <table:table-cell table:style-name="ce20" office:value-type="float" office:value="340.427" calcext:value-type="float">
            <text:p>340.427</text:p>
          </table:table-cell>
          <table:table-cell table:style-name="ce12" table:formula="of:=([.A277] * [.$C$297]) + [.$C$298]" office:value-type="float" office:value="340.220952111943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2-01" calcext:value-type="date">
            <text:p>01/02/23</text:p>
          </table:table-cell>
          <table:table-cell table:style-name="ce20" office:value-type="float" office:value="348.86" calcext:value-type="float">
            <text:p>348.86</text:p>
          </table:table-cell>
          <table:table-cell table:style-name="ce20" office:value-type="float" office:value="340.433" calcext:value-type="float">
            <text:p>340.433</text:p>
          </table:table-cell>
          <table:table-cell table:style-name="ce12" table:formula="of:=([.A278] * [.$C$297]) + [.$C$298]" office:value-type="float" office:value="340.221097577071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3-01" calcext:value-type="date">
            <text:p>01/03/23</text:p>
          </table:table-cell>
          <table:table-cell table:style-name="ce20" office:value-type="float" office:value="343.98" calcext:value-type="float">
            <text:p>343.98</text:p>
          </table:table-cell>
          <table:table-cell table:style-name="ce20" office:value-type="float" office:value="340.437" calcext:value-type="float">
            <text:p>340.437</text:p>
          </table:table-cell>
          <table:table-cell table:style-name="ce12" table:formula="of:=([.A279] * [.$C$297]) + [.$C$298]" office:value-type="float" office:value="340.221228964928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4-01" calcext:value-type="date">
            <text:p>01/04/23</text:p>
          </table:table-cell>
          <table:table-cell table:style-name="ce20" office:value-type="float" office:value="338.16" calcext:value-type="float">
            <text:p>338.16</text:p>
          </table:table-cell>
          <table:table-cell table:style-name="ce20" office:value-type="float" office:value="340.443" calcext:value-type="float">
            <text:p>340.443</text:p>
          </table:table-cell>
          <table:table-cell table:style-name="ce12" table:formula="of:=([.A280] * [.$C$297]) + [.$C$298]" office:value-type="float" office:value="340.221374430055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5-01" calcext:value-type="date">
            <text:p>01/05/23</text:p>
          </table:table-cell>
          <table:table-cell table:style-name="ce20" office:value-type="float" office:value="333.05" calcext:value-type="float">
            <text:p>333.05</text:p>
          </table:table-cell>
          <table:table-cell table:style-name="ce20" office:value-type="float" office:value="340.45" calcext:value-type="float">
            <text:p>340.45</text:p>
          </table:table-cell>
          <table:table-cell table:style-name="ce12" table:formula="of:=([.A281] * [.$C$297]) + [.$C$298]" office:value-type="float" office:value="340.221515202759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6-01" calcext:value-type="date">
            <text:p>01/06/23</text:p>
          </table:table-cell>
          <table:table-cell table:style-name="ce20" office:value-type="float" office:value="330.08" calcext:value-type="float">
            <text:p>330.08</text:p>
          </table:table-cell>
          <table:table-cell table:style-name="ce20" office:value-type="float" office:value="340.456" calcext:value-type="float">
            <text:p>340.456</text:p>
          </table:table-cell>
          <table:table-cell table:style-name="ce12" table:formula="of:=([.A282] * [.$C$297]) + [.$C$298]" office:value-type="float" office:value="340.221660667887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7-01" calcext:value-type="date">
            <text:p>01/07/23</text:p>
          </table:table-cell>
          <table:table-cell table:style-name="ce20" office:value-type="float" office:value="329.55" calcext:value-type="float">
            <text:p>329.55</text:p>
          </table:table-cell>
          <table:table-cell table:style-name="ce20" office:value-type="float" office:value="340.462" calcext:value-type="float">
            <text:p>340.462</text:p>
          </table:table-cell>
          <table:table-cell table:style-name="ce12" table:formula="of:=([.A283] * [.$C$297]) + [.$C$298]" office:value-type="float" office:value="340.221801440591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8-01" calcext:value-type="date">
            <text:p>01/08/23</text:p>
          </table:table-cell>
          <table:table-cell table:style-name="ce20" office:value-type="float" office:value="331.99" calcext:value-type="float">
            <text:p>331.99</text:p>
          </table:table-cell>
          <table:table-cell table:style-name="ce20" office:value-type="float" office:value="340.468" calcext:value-type="float">
            <text:p>340.468</text:p>
          </table:table-cell>
          <table:table-cell table:style-name="ce12" table:formula="of:=([.A284] * [.$C$297]) + [.$C$298]" office:value-type="float" office:value="340.221946905719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9-01" calcext:value-type="date">
            <text:p>01/09/23</text:p>
          </table:table-cell>
          <table:table-cell table:style-name="ce20" office:value-type="float" office:value="336.59" calcext:value-type="float">
            <text:p>336.59</text:p>
          </table:table-cell>
          <table:table-cell table:style-name="ce20" office:value-type="float" office:value="340.473" calcext:value-type="float">
            <text:p>340.473</text:p>
          </table:table-cell>
          <table:table-cell table:style-name="ce12" table:formula="of:=([.A285] * [.$C$297]) + [.$C$298]" office:value-type="float" office:value="340.222092370846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10-01" calcext:value-type="date">
            <text:p>01/10/23</text:p>
          </table:table-cell>
          <table:table-cell table:style-name="ce20" office:value-type="float" office:value="342.47" calcext:value-type="float">
            <text:p>342.47</text:p>
          </table:table-cell>
          <table:table-cell table:style-name="ce20" office:value-type="float" office:value="340.479" calcext:value-type="float">
            <text:p>340.479</text:p>
          </table:table-cell>
          <table:table-cell table:style-name="ce12" table:formula="of:=([.A286] * [.$C$297]) + [.$C$298]" office:value-type="float" office:value="340.222233143551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11-01" calcext:value-type="date">
            <text:p>01/11/23</text:p>
          </table:table-cell>
          <table:table-cell table:style-name="ce20" office:value-type="float" office:value="347.9" calcext:value-type="float">
            <text:p>347.9</text:p>
          </table:table-cell>
          <table:table-cell table:style-name="ce20" office:value-type="float" office:value="340.483" calcext:value-type="float">
            <text:p>340.483</text:p>
          </table:table-cell>
          <table:table-cell table:style-name="ce12" table:formula="of:=([.A287] * [.$C$297]) + [.$C$298]" office:value-type="float" office:value="340.222378608678" calcext:value-type="float">
            <text:p>340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12-01" calcext:value-type="date">
            <text:p>01/12/23</text:p>
          </table:table-cell>
          <table:table-cell table:style-name="ce20" office:value-type="float" office:value="351.37" calcext:value-type="float">
            <text:p>351.37</text:p>
          </table:table-cell>
          <table:table-cell table:style-name="ce20" office:value-type="float" office:value="340.488" calcext:value-type="float">
            <text:p>340.488</text:p>
          </table:table-cell>
          <table:table-cell table:style-name="ce12" table:formula="of:=([.A288] * [.$C$297]) + [.$C$298]" office:value-type="float" office:value="340.222519381382" calcext:value-type="float">
            <text:p>340.22</text:p>
          </table:table-cell>
          <table:table-cell table:number-columns-repeated="1020"/>
        </table:table-row>
        <table:table-row table:style-name="ro10" table:number-rows-repeated="3">
          <table:table-cell table:style-name="ce18"/>
          <table:table-cell table:number-columns-repeated="1023"/>
        </table:table-row>
        <table:table-row table:style-name="ro10">
          <table:table-cell office:value-type="string" calcext:value-type="string">
            <text:p>Average</text:p>
          </table:table-cell>
          <table:table-cell table:number-columns-repeated="2"/>
          <table:table-cell table:style-name="ce12" table:formula="of:=AVERAGE([.D3:.D288])" office:value-type="float" office:value="340.202167832168" calcext:value-type="float">
            <text:p>340.20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Max</text:p>
          </table:table-cell>
          <table:table-cell table:number-columns-repeated="2"/>
          <table:table-cell table:style-name="ce12" table:formula="of:=MAX([.D3:.D288])" office:value-type="float" office:value="340.222519381382" calcext:value-type="float">
            <text:p>340.22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Min</text:p>
          </table:table-cell>
          <table:table-cell table:number-columns-repeated="2"/>
          <table:table-cell table:style-name="ce12" table:formula="of:=MIN([.D3:.D288])" office:value-type="float" office:value="340.181812607769" calcext:value-type="float">
            <text:p>340.18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Difference</text:p>
          </table:table-cell>
          <table:table-cell table:number-columns-repeated="2"/>
          <table:table-cell table:style-name="ce12" table:formula="of:=[.D293]-[.D294]" office:value-type="float" office:value="0.040706773613806" calcext:value-type="float">
            <text:p>0.04</text:p>
          </table:table-cell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 office:value-type="string" calcext:value-type="string">
            <text:p>Trendline a:</text:p>
          </table:table-cell>
          <table:table-cell/>
          <table:table-cell table:style-name="ce21" table:formula="of:=INDEX(LINEST([.C3:.C288];[.A3:.A288]);1)" office:value-type="float" office:value="0.00000469242347133216" calcext:value-type="float">
            <text:p>4.69242347133216E-06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Trendline b:</text:p>
          </table:table-cell>
          <table:table-cell/>
          <table:table-cell table:style-name="ce21" table:formula="of:=INDEX(LINEST([.C3:.C288];[.A3:.A288]);2)" office:value-type="float" office:value="340.010135602646" calcext:value-type="float">
            <text:p>340.01013560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<text:span text:style-name="T1">2</text:span></text:p>
          </table:table-cell>
          <table:table-cell/>
          <table:table-cell table:style-name="ce21" table:formula="of:=INDEX(LINEST([.C3:.C288];[.A3:.A288];;1);3;1)" office:value-type="float" office:value="0.0134090321363251" calcext:value-type="float">
            <text:p>0.0134090321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21" table:formula="of:=INDEX(LINEST([.C3:.C288];[.A3:.A288];;1);3;2)" office:value-type="float" office:value="0.101500360272512" calcext:value-type="float">
            <text:p>0.1015003603</text:p>
          </table:table-cell>
          <table:table-cell table:number-columns-repeated="1021"/>
        </table:table-row>
        <table:table-row table:style-name="ro10" table:number-rows-repeated="104827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gtoa_sw_all" table:style-name="ta1">
        <table:shapes>
          <draw:frame draw:z-index="0" draw:style-name="gr1" draw:text-style-name="P1" svg:width="159.99mm" svg:height="89.99mm" svg:x="116.08mm" svg:y="20.34mm">
            <loext:p draw:notify-on-update-of-ranges="gtoa_sw_all.A3:gtoa_sw_all.A288 gtoa_sw_all.C1:gtoa_sw_all.C1 gtoa_sw_all.C3:gtoa_sw_all.C28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19"/>
        <table:table-column table:style-name="co3" table:default-cell-style-name="ce9"/>
        <table:table-column table:style-name="co6" table:default-cell-style-name="ce9"/>
        <table:table-column table:style-name="co3" table:number-columns-repeated="1021" table:default-cell-style-name="ce9"/>
        <table:table-row table:style-name="ro3">
          <table:table-cell table:style-name="ce17"/>
          <table:table-cell/>
          <table:table-cell table:style-name="ce22" office:value-type="string" calcext:value-type="string" table:number-columns-spanned="2" table:number-rows-spanned="1">
            <text:p>statsmodels.tsa.seasonal.STL</text:p>
          </table:table-cell>
          <table:covered-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Date</text:p>
          </table:table-cell>
          <table:table-cell table:style-name="ce15" office:value-type="string" calcext:value-type="string">
            <text:p>Data</text:p>
          </table:table-cell>
          <table:table-cell table:style-name="ce14" office:value-type="string" calcext:value-type="string">
            <text:p>Deseasonalised</text:p>
          </table:table-cell>
          <table:table-cell table:style-name="ce14" office:value-type="string" calcext:value-type="string">
            <text:p>Trend</text:p>
          </table:table-cell>
          <table:table-cell table:style-name="ce15" table:number-columns-repeated="1020"/>
        </table:table-row>
        <table:table-row table:style-name="ro2">
          <table:table-cell table:style-name="ce18" office:value-type="date" office:date-value="2000-03-01" calcext:value-type="date">
            <text:p>01/03/00</text:p>
          </table:table-cell>
          <table:table-cell table:style-name="ce20" office:value-type="float" office:value="99.26" calcext:value-type="float">
            <text:p>99.26</text:p>
          </table:table-cell>
          <table:table-cell table:style-name="ce12" office:value-type="float" office:value="99.9142" calcext:value-type="float">
            <text:p>99.91</text:p>
          </table:table-cell>
          <table:table-cell table:style-name="ce12" table:formula="of:=([.A3] * [.$C$297]) + [.$C$298]" office:value-type="float" office:value="99.9070206996838" calcext:value-type="float">
            <text:p>99.9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04-01" calcext:value-type="date">
            <text:p>01/04/00</text:p>
          </table:table-cell>
          <table:table-cell table:style-name="ce20" office:value-type="float" office:value="97.78" calcext:value-type="float">
            <text:p>97.78</text:p>
          </table:table-cell>
          <table:table-cell table:style-name="ce12" office:value-type="float" office:value="99.9195" calcext:value-type="float">
            <text:p>99.92</text:p>
          </table:table-cell>
          <table:table-cell table:style-name="ce12" table:formula="of:=([.A4] * [.$C$297]) + [.$C$298]" office:value-type="float" office:value="99.900229490391" calcext:value-type="float">
            <text:p>99.9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05-01" calcext:value-type="date">
            <text:p>01/05/00</text:p>
          </table:table-cell>
          <table:table-cell table:style-name="ce20" office:value-type="float" office:value="97.93" calcext:value-type="float">
            <text:p>97.93</text:p>
          </table:table-cell>
          <table:table-cell table:style-name="ce12" office:value-type="float" office:value="99.9229" calcext:value-type="float">
            <text:p>99.92</text:p>
          </table:table-cell>
          <table:table-cell table:style-name="ce12" table:formula="of:=([.A5] * [.$C$297]) + [.$C$298]" office:value-type="float" office:value="99.8936573523657" calcext:value-type="float">
            <text:p>99.8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06-01" calcext:value-type="date">
            <text:p>01/06/00</text:p>
          </table:table-cell>
          <table:table-cell table:style-name="ce20" office:value-type="float" office:value="96.82" calcext:value-type="float">
            <text:p>96.82</text:p>
          </table:table-cell>
          <table:table-cell table:style-name="ce12" office:value-type="float" office:value="99.9245" calcext:value-type="float">
            <text:p>99.92</text:p>
          </table:table-cell>
          <table:table-cell table:style-name="ce12" table:formula="of:=([.A6] * [.$C$297]) + [.$C$298]" office:value-type="float" office:value="99.8868661430729" calcext:value-type="float">
            <text:p>99.8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07-01" calcext:value-type="date">
            <text:p>01/07/00</text:p>
          </table:table-cell>
          <table:table-cell table:style-name="ce20" office:value-type="float" office:value="94.22" calcext:value-type="float">
            <text:p>94.22</text:p>
          </table:table-cell>
          <table:table-cell table:style-name="ce12" office:value-type="float" office:value="99.9246" calcext:value-type="float">
            <text:p>99.92</text:p>
          </table:table-cell>
          <table:table-cell table:style-name="ce12" table:formula="of:=([.A7] * [.$C$297]) + [.$C$298]" office:value-type="float" office:value="99.8802940050476" calcext:value-type="float">
            <text:p>99.8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08-01" calcext:value-type="date">
            <text:p>01/08/00</text:p>
          </table:table-cell>
          <table:table-cell table:style-name="ce20" office:value-type="float" office:value="93.58" calcext:value-type="float">
            <text:p>93.58</text:p>
          </table:table-cell>
          <table:table-cell table:style-name="ce12" office:value-type="float" office:value="99.9236" calcext:value-type="float">
            <text:p>99.92</text:p>
          </table:table-cell>
          <table:table-cell table:style-name="ce12" table:formula="of:=([.A8] * [.$C$297]) + [.$C$298]" office:value-type="float" office:value="99.8735027957548" calcext:value-type="float">
            <text:p>99.8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09-01" calcext:value-type="date">
            <text:p>01/09/00</text:p>
          </table:table-cell>
          <table:table-cell table:style-name="ce20" office:value-type="float" office:value="95.21" calcext:value-type="float">
            <text:p>95.21</text:p>
          </table:table-cell>
          <table:table-cell table:style-name="ce12" office:value-type="float" office:value="99.9223" calcext:value-type="float">
            <text:p>99.92</text:p>
          </table:table-cell>
          <table:table-cell table:style-name="ce12" table:formula="of:=([.A9] * [.$C$297]) + [.$C$298]" office:value-type="float" office:value="99.866711586462" calcext:value-type="float">
            <text:p>99.8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10-01" calcext:value-type="date">
            <text:p>01/10/00</text:p>
          </table:table-cell>
          <table:table-cell table:style-name="ce20" office:value-type="float" office:value="101.91" calcext:value-type="float">
            <text:p>101.91</text:p>
          </table:table-cell>
          <table:table-cell table:style-name="ce12" office:value-type="float" office:value="99.9217" calcext:value-type="float">
            <text:p>99.92</text:p>
          </table:table-cell>
          <table:table-cell table:style-name="ce12" table:formula="of:=([.A10] * [.$C$297]) + [.$C$298]" office:value-type="float" office:value="99.8601394484367" calcext:value-type="float">
            <text:p>99.8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11-01" calcext:value-type="date">
            <text:p>01/11/00</text:p>
          </table:table-cell>
          <table:table-cell table:style-name="ce20" office:value-type="float" office:value="106.53" calcext:value-type="float">
            <text:p>106.53</text:p>
          </table:table-cell>
          <table:table-cell table:style-name="ce12" office:value-type="float" office:value="99.9227" calcext:value-type="float">
            <text:p>99.92</text:p>
          </table:table-cell>
          <table:table-cell table:style-name="ce12" table:formula="of:=([.A11] * [.$C$297]) + [.$C$298]" office:value-type="float" office:value="99.8533482391439" calcext:value-type="float">
            <text:p>99.8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12-01" calcext:value-type="date">
            <text:p>01/12/00</text:p>
          </table:table-cell>
          <table:table-cell table:style-name="ce20" office:value-type="float" office:value="108.28" calcext:value-type="float">
            <text:p>108.28</text:p>
          </table:table-cell>
          <table:table-cell table:style-name="ce12" office:value-type="float" office:value="99.9253" calcext:value-type="float">
            <text:p>99.93</text:p>
          </table:table-cell>
          <table:table-cell table:style-name="ce12" table:formula="of:=([.A12] * [.$C$297]) + [.$C$298]" office:value-type="float" office:value="99.8467761011186" calcext:value-type="float">
            <text:p>99.8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1-01" calcext:value-type="date">
            <text:p>01/01/01</text:p>
          </table:table-cell>
          <table:table-cell table:style-name="ce20" office:value-type="float" office:value="104.71" calcext:value-type="float">
            <text:p>104.71</text:p>
          </table:table-cell>
          <table:table-cell table:style-name="ce12" office:value-type="float" office:value="99.9232" calcext:value-type="float">
            <text:p>99.92</text:p>
          </table:table-cell>
          <table:table-cell table:style-name="ce12" table:formula="of:=([.A13] * [.$C$297]) + [.$C$298]" office:value-type="float" office:value="99.8399848918258" calcext:value-type="float">
            <text:p>99.8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2-01" calcext:value-type="date">
            <text:p>01/02/01</text:p>
          </table:table-cell>
          <table:table-cell table:style-name="ce20" office:value-type="float" office:value="102.87" calcext:value-type="float">
            <text:p>102.87</text:p>
          </table:table-cell>
          <table:table-cell table:style-name="ce12" office:value-type="float" office:value="99.9008" calcext:value-type="float">
            <text:p>99.90</text:p>
          </table:table-cell>
          <table:table-cell table:style-name="ce12" table:formula="of:=([.A14] * [.$C$297]) + [.$C$298]" office:value-type="float" office:value="99.833193682533" calcext:value-type="float">
            <text:p>99.8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3-01" calcext:value-type="date">
            <text:p>01/03/01</text:p>
          </table:table-cell>
          <table:table-cell table:style-name="ce20" office:value-type="float" office:value="99.09" calcext:value-type="float">
            <text:p>99.09</text:p>
          </table:table-cell>
          <table:table-cell table:style-name="ce12" office:value-type="float" office:value="99.8746" calcext:value-type="float">
            <text:p>99.87</text:p>
          </table:table-cell>
          <table:table-cell table:style-name="ce12" table:formula="of:=([.A15] * [.$C$297]) + [.$C$298]" office:value-type="float" office:value="99.8270596870427" calcext:value-type="float">
            <text:p>99.8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4-01" calcext:value-type="date">
            <text:p>01/04/01</text:p>
          </table:table-cell>
          <table:table-cell table:style-name="ce20" office:value-type="float" office:value="98.47" calcext:value-type="float">
            <text:p>98.47</text:p>
          </table:table-cell>
          <table:table-cell table:style-name="ce12" office:value-type="float" office:value="99.8526" calcext:value-type="float">
            <text:p>99.85</text:p>
          </table:table-cell>
          <table:table-cell table:style-name="ce12" table:formula="of:=([.A16] * [.$C$297]) + [.$C$298]" office:value-type="float" office:value="99.8202684777499" calcext:value-type="float">
            <text:p>99.8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5-01" calcext:value-type="date">
            <text:p>01/05/01</text:p>
          </table:table-cell>
          <table:table-cell table:style-name="ce20" office:value-type="float" office:value="97.9" calcext:value-type="float">
            <text:p>97.9</text:p>
          </table:table-cell>
          <table:table-cell table:style-name="ce12" office:value-type="float" office:value="99.8442" calcext:value-type="float">
            <text:p>99.84</text:p>
          </table:table-cell>
          <table:table-cell table:style-name="ce12" table:formula="of:=([.A17] * [.$C$297]) + [.$C$298]" office:value-type="float" office:value="99.8136963397246" calcext:value-type="float">
            <text:p>99.8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6-01" calcext:value-type="date">
            <text:p>01/06/01</text:p>
          </table:table-cell>
          <table:table-cell table:style-name="ce20" office:value-type="float" office:value="96.67" calcext:value-type="float">
            <text:p>96.67</text:p>
          </table:table-cell>
          <table:table-cell table:style-name="ce12" office:value-type="float" office:value="99.8528" calcext:value-type="float">
            <text:p>99.85</text:p>
          </table:table-cell>
          <table:table-cell table:style-name="ce12" table:formula="of:=([.A18] * [.$C$297]) + [.$C$298]" office:value-type="float" office:value="99.8069051304318" calcext:value-type="float">
            <text:p>99.8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7-01" calcext:value-type="date">
            <text:p>01/07/01</text:p>
          </table:table-cell>
          <table:table-cell table:style-name="ce20" office:value-type="float" office:value="93.91" calcext:value-type="float">
            <text:p>93.91</text:p>
          </table:table-cell>
          <table:table-cell table:style-name="ce12" office:value-type="float" office:value="99.8748" calcext:value-type="float">
            <text:p>99.87</text:p>
          </table:table-cell>
          <table:table-cell table:style-name="ce12" table:formula="of:=([.A19] * [.$C$297]) + [.$C$298]" office:value-type="float" office:value="99.8003329924065" calcext:value-type="float">
            <text:p>99.8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8-01" calcext:value-type="date">
            <text:p>01/08/01</text:p>
          </table:table-cell>
          <table:table-cell table:style-name="ce20" office:value-type="float" office:value="93.33" calcext:value-type="float">
            <text:p>93.33</text:p>
          </table:table-cell>
          <table:table-cell table:style-name="ce12" office:value-type="float" office:value="99.8993" calcext:value-type="float">
            <text:p>99.90</text:p>
          </table:table-cell>
          <table:table-cell table:style-name="ce12" table:formula="of:=([.A20] * [.$C$297]) + [.$C$298]" office:value-type="float" office:value="99.7935417831137" calcext:value-type="float">
            <text:p>99.7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9-01" calcext:value-type="date">
            <text:p>01/09/01</text:p>
          </table:table-cell>
          <table:table-cell table:style-name="ce20" office:value-type="float" office:value="94.46" calcext:value-type="float">
            <text:p>94.46</text:p>
          </table:table-cell>
          <table:table-cell table:style-name="ce12" office:value-type="float" office:value="99.9108" calcext:value-type="float">
            <text:p>99.91</text:p>
          </table:table-cell>
          <table:table-cell table:style-name="ce12" table:formula="of:=([.A21] * [.$C$297]) + [.$C$298]" office:value-type="float" office:value="99.7867505738209" calcext:value-type="float">
            <text:p>99.7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10-01" calcext:value-type="date">
            <text:p>01/10/01</text:p>
          </table:table-cell>
          <table:table-cell table:style-name="ce20" office:value-type="float" office:value="101.6" calcext:value-type="float">
            <text:p>101.6</text:p>
          </table:table-cell>
          <table:table-cell table:style-name="ce12" office:value-type="float" office:value="99.9059" calcext:value-type="float">
            <text:p>99.91</text:p>
          </table:table-cell>
          <table:table-cell table:style-name="ce12" table:formula="of:=([.A22] * [.$C$297]) + [.$C$298]" office:value-type="float" office:value="99.7801784357956" calcext:value-type="float">
            <text:p>99.7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11-01" calcext:value-type="date">
            <text:p>01/11/01</text:p>
          </table:table-cell>
          <table:table-cell table:style-name="ce20" office:value-type="float" office:value="105.83" calcext:value-type="float">
            <text:p>105.83</text:p>
          </table:table-cell>
          <table:table-cell table:style-name="ce12" office:value-type="float" office:value="99.8937" calcext:value-type="float">
            <text:p>99.89</text:p>
          </table:table-cell>
          <table:table-cell table:style-name="ce12" table:formula="of:=([.A23] * [.$C$297]) + [.$C$298]" office:value-type="float" office:value="99.7733872265028" calcext:value-type="float">
            <text:p>99.7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12-01" calcext:value-type="date">
            <text:p>01/12/01</text:p>
          </table:table-cell>
          <table:table-cell table:style-name="ce20" office:value-type="float" office:value="108.87" calcext:value-type="float">
            <text:p>108.87</text:p>
          </table:table-cell>
          <table:table-cell table:style-name="ce12" office:value-type="float" office:value="99.8869" calcext:value-type="float">
            <text:p>99.89</text:p>
          </table:table-cell>
          <table:table-cell table:style-name="ce12" table:formula="of:=([.A24] * [.$C$297]) + [.$C$298]" office:value-type="float" office:value="99.7668150884775" calcext:value-type="float">
            <text:p>99.7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1-01" calcext:value-type="date">
            <text:p>01/01/02</text:p>
          </table:table-cell>
          <table:table-cell table:style-name="ce20" office:value-type="float" office:value="106.61" calcext:value-type="float">
            <text:p>106.61</text:p>
          </table:table-cell>
          <table:table-cell table:style-name="ce12" office:value-type="float" office:value="99.886" calcext:value-type="float">
            <text:p>99.89</text:p>
          </table:table-cell>
          <table:table-cell table:style-name="ce12" table:formula="of:=([.A25] * [.$C$297]) + [.$C$298]" office:value-type="float" office:value="99.7600238791847" calcext:value-type="float">
            <text:p>99.7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2-01" calcext:value-type="date">
            <text:p>01/02/02</text:p>
          </table:table-cell>
          <table:table-cell table:style-name="ce20" office:value-type="float" office:value="102.75" calcext:value-type="float">
            <text:p>102.75</text:p>
          </table:table-cell>
          <table:table-cell table:style-name="ce12" office:value-type="float" office:value="99.8824" calcext:value-type="float">
            <text:p>99.88</text:p>
          </table:table-cell>
          <table:table-cell table:style-name="ce12" table:formula="of:=([.A26] * [.$C$297]) + [.$C$298]" office:value-type="float" office:value="99.7532326698919" calcext:value-type="float">
            <text:p>99.7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3-01" calcext:value-type="date">
            <text:p>01/03/02</text:p>
          </table:table-cell>
          <table:table-cell table:style-name="ce20" office:value-type="float" office:value="99.19" calcext:value-type="float">
            <text:p>99.19</text:p>
          </table:table-cell>
          <table:table-cell table:style-name="ce12" office:value-type="float" office:value="99.8699" calcext:value-type="float">
            <text:p>99.87</text:p>
          </table:table-cell>
          <table:table-cell table:style-name="ce12" table:formula="of:=([.A27] * [.$C$297]) + [.$C$298]" office:value-type="float" office:value="99.7470986744016" calcext:value-type="float">
            <text:p>99.7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4-01" calcext:value-type="date">
            <text:p>01/04/02</text:p>
          </table:table-cell>
          <table:table-cell table:style-name="ce20" office:value-type="float" office:value="97.89" calcext:value-type="float">
            <text:p>97.89</text:p>
          </table:table-cell>
          <table:table-cell table:style-name="ce12" office:value-type="float" office:value="99.8469" calcext:value-type="float">
            <text:p>99.85</text:p>
          </table:table-cell>
          <table:table-cell table:style-name="ce12" table:formula="of:=([.A28] * [.$C$297]) + [.$C$298]" office:value-type="float" office:value="99.7403074651088" calcext:value-type="float">
            <text:p>99.7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5-01" calcext:value-type="date">
            <text:p>01/05/02</text:p>
          </table:table-cell>
          <table:table-cell table:style-name="ce20" office:value-type="float" office:value="96.69" calcext:value-type="float">
            <text:p>96.69</text:p>
          </table:table-cell>
          <table:table-cell table:style-name="ce12" office:value-type="float" office:value="99.8144" calcext:value-type="float">
            <text:p>99.81</text:p>
          </table:table-cell>
          <table:table-cell table:style-name="ce12" table:formula="of:=([.A29] * [.$C$297]) + [.$C$298]" office:value-type="float" office:value="99.7337353270835" calcext:value-type="float">
            <text:p>99.7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6-01" calcext:value-type="date">
            <text:p>01/06/02</text:p>
          </table:table-cell>
          <table:table-cell table:style-name="ce20" office:value-type="float" office:value="96.84" calcext:value-type="float">
            <text:p>96.84</text:p>
          </table:table-cell>
          <table:table-cell table:style-name="ce12" office:value-type="float" office:value="99.7717" calcext:value-type="float">
            <text:p>99.77</text:p>
          </table:table-cell>
          <table:table-cell table:style-name="ce12" table:formula="of:=([.A30] * [.$C$297]) + [.$C$298]" office:value-type="float" office:value="99.7269441177907" calcext:value-type="float">
            <text:p>99.7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7-01" calcext:value-type="date">
            <text:p>01/07/02</text:p>
          </table:table-cell>
          <table:table-cell table:style-name="ce20" office:value-type="float" office:value="94.64" calcext:value-type="float">
            <text:p>94.64</text:p>
          </table:table-cell>
          <table:table-cell table:style-name="ce12" office:value-type="float" office:value="99.7207" calcext:value-type="float">
            <text:p>99.72</text:p>
          </table:table-cell>
          <table:table-cell table:style-name="ce12" table:formula="of:=([.A31] * [.$C$297]) + [.$C$298]" office:value-type="float" office:value="99.7203719797654" calcext:value-type="float">
            <text:p>99.7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8-01" calcext:value-type="date">
            <text:p>01/08/02</text:p>
          </table:table-cell>
          <table:table-cell table:style-name="ce20" office:value-type="float" office:value="93.82" calcext:value-type="float">
            <text:p>93.82</text:p>
          </table:table-cell>
          <table:table-cell table:style-name="ce12" office:value-type="float" office:value="99.669" calcext:value-type="float">
            <text:p>99.67</text:p>
          </table:table-cell>
          <table:table-cell table:style-name="ce12" table:formula="of:=([.A32] * [.$C$297]) + [.$C$298]" office:value-type="float" office:value="99.7135807704726" calcext:value-type="float">
            <text:p>99.7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9-01" calcext:value-type="date">
            <text:p>01/09/02</text:p>
          </table:table-cell>
          <table:table-cell table:style-name="ce20" office:value-type="float" office:value="94.46" calcext:value-type="float">
            <text:p>94.46</text:p>
          </table:table-cell>
          <table:table-cell table:style-name="ce12" office:value-type="float" office:value="99.624" calcext:value-type="float">
            <text:p>99.62</text:p>
          </table:table-cell>
          <table:table-cell table:style-name="ce12" table:formula="of:=([.A33] * [.$C$297]) + [.$C$298]" office:value-type="float" office:value="99.7067895611798" calcext:value-type="float">
            <text:p>99.7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10-01" calcext:value-type="date">
            <text:p>01/10/02</text:p>
          </table:table-cell>
          <table:table-cell table:style-name="ce20" office:value-type="float" office:value="99.64" calcext:value-type="float">
            <text:p>99.64</text:p>
          </table:table-cell>
          <table:table-cell table:style-name="ce12" office:value-type="float" office:value="99.5887" calcext:value-type="float">
            <text:p>99.59</text:p>
          </table:table-cell>
          <table:table-cell table:style-name="ce12" table:formula="of:=([.A34] * [.$C$297]) + [.$C$298]" office:value-type="float" office:value="99.7002174231545" calcext:value-type="float">
            <text:p>99.7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11-01" calcext:value-type="date">
            <text:p>01/11/02</text:p>
          </table:table-cell>
          <table:table-cell table:style-name="ce20" office:value-type="float" office:value="106.32" calcext:value-type="float">
            <text:p>106.32</text:p>
          </table:table-cell>
          <table:table-cell table:style-name="ce12" office:value-type="float" office:value="99.5582" calcext:value-type="float">
            <text:p>99.56</text:p>
          </table:table-cell>
          <table:table-cell table:style-name="ce12" table:formula="of:=([.A35] * [.$C$297]) + [.$C$298]" office:value-type="float" office:value="99.6934262138617" calcext:value-type="float">
            <text:p>99.6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12-01" calcext:value-type="date">
            <text:p>01/12/02</text:p>
          </table:table-cell>
          <table:table-cell table:style-name="ce20" office:value-type="float" office:value="108.34" calcext:value-type="float">
            <text:p>108.34</text:p>
          </table:table-cell>
          <table:table-cell table:style-name="ce12" office:value-type="float" office:value="99.524" calcext:value-type="float">
            <text:p>99.52</text:p>
          </table:table-cell>
          <table:table-cell table:style-name="ce12" table:formula="of:=([.A36] * [.$C$297]) + [.$C$298]" office:value-type="float" office:value="99.6868540758364" calcext:value-type="float">
            <text:p>99.6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1-01" calcext:value-type="date">
            <text:p>01/01/03</text:p>
          </table:table-cell>
          <table:table-cell table:style-name="ce20" office:value-type="float" office:value="105.98" calcext:value-type="float">
            <text:p>105.98</text:p>
          </table:table-cell>
          <table:table-cell table:style-name="ce12" office:value-type="float" office:value="99.4815" calcext:value-type="float">
            <text:p>99.48</text:p>
          </table:table-cell>
          <table:table-cell table:style-name="ce12" table:formula="of:=([.A37] * [.$C$297]) + [.$C$298]" office:value-type="float" office:value="99.6800628665436" calcext:value-type="float">
            <text:p>99.6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2-01" calcext:value-type="date">
            <text:p>01/02/03</text:p>
          </table:table-cell>
          <table:table-cell table:style-name="ce20" office:value-type="float" office:value="101.79" calcext:value-type="float">
            <text:p>101.79</text:p>
          </table:table-cell>
          <table:table-cell table:style-name="ce12" office:value-type="float" office:value="99.4286" calcext:value-type="float">
            <text:p>99.43</text:p>
          </table:table-cell>
          <table:table-cell table:style-name="ce12" table:formula="of:=([.A38] * [.$C$297]) + [.$C$298]" office:value-type="float" office:value="99.6732716572508" calcext:value-type="float">
            <text:p>99.6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3-01" calcext:value-type="date">
            <text:p>01/03/03</text:p>
          </table:table-cell>
          <table:table-cell table:style-name="ce20" office:value-type="float" office:value="98.31" calcext:value-type="float">
            <text:p>98.31</text:p>
          </table:table-cell>
          <table:table-cell table:style-name="ce12" office:value-type="float" office:value="99.3694" calcext:value-type="float">
            <text:p>99.37</text:p>
          </table:table-cell>
          <table:table-cell table:style-name="ce12" table:formula="of:=([.A39] * [.$C$297]) + [.$C$298]" office:value-type="float" office:value="99.6671376617605" calcext:value-type="float">
            <text:p>99.6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4-01" calcext:value-type="date">
            <text:p>01/04/03</text:p>
          </table:table-cell>
          <table:table-cell table:style-name="ce20" office:value-type="float" office:value="97.49" calcext:value-type="float">
            <text:p>97.49</text:p>
          </table:table-cell>
          <table:table-cell table:style-name="ce12" office:value-type="float" office:value="99.3151" calcext:value-type="float">
            <text:p>99.32</text:p>
          </table:table-cell>
          <table:table-cell table:style-name="ce12" table:formula="of:=([.A40] * [.$C$297]) + [.$C$298]" office:value-type="float" office:value="99.6603464524677" calcext:value-type="float">
            <text:p>99.6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5-01" calcext:value-type="date">
            <text:p>01/05/03</text:p>
          </table:table-cell>
          <table:table-cell table:style-name="ce20" office:value-type="float" office:value="97.87" calcext:value-type="float">
            <text:p>97.87</text:p>
          </table:table-cell>
          <table:table-cell table:style-name="ce12" office:value-type="float" office:value="99.2716" calcext:value-type="float">
            <text:p>99.27</text:p>
          </table:table-cell>
          <table:table-cell table:style-name="ce12" table:formula="of:=([.A41] * [.$C$297]) + [.$C$298]" office:value-type="float" office:value="99.6537743144424" calcext:value-type="float">
            <text:p>99.6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6-01" calcext:value-type="date">
            <text:p>01/06/03</text:p>
          </table:table-cell>
          <table:table-cell table:style-name="ce20" office:value-type="float" office:value="95.97" calcext:value-type="float">
            <text:p>95.97</text:p>
          </table:table-cell>
          <table:table-cell table:style-name="ce12" office:value-type="float" office:value="99.236" calcext:value-type="float">
            <text:p>99.24</text:p>
          </table:table-cell>
          <table:table-cell table:style-name="ce12" table:formula="of:=([.A42] * [.$C$297]) + [.$C$298]" office:value-type="float" office:value="99.6469831051496" calcext:value-type="float">
            <text:p>99.6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7-01" calcext:value-type="date">
            <text:p>01/07/03</text:p>
          </table:table-cell>
          <table:table-cell table:style-name="ce20" office:value-type="float" office:value="93.64" calcext:value-type="float">
            <text:p>93.64</text:p>
          </table:table-cell>
          <table:table-cell table:style-name="ce12" office:value-type="float" office:value="99.2078" calcext:value-type="float">
            <text:p>99.21</text:p>
          </table:table-cell>
          <table:table-cell table:style-name="ce12" table:formula="of:=([.A43] * [.$C$297]) + [.$C$298]" office:value-type="float" office:value="99.6404109671243" calcext:value-type="float">
            <text:p>99.6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8-01" calcext:value-type="date">
            <text:p>01/08/03</text:p>
          </table:table-cell>
          <table:table-cell table:style-name="ce20" office:value-type="float" office:value="92.24" calcext:value-type="float">
            <text:p>92.24</text:p>
          </table:table-cell>
          <table:table-cell table:style-name="ce12" office:value-type="float" office:value="99.1874" calcext:value-type="float">
            <text:p>99.19</text:p>
          </table:table-cell>
          <table:table-cell table:style-name="ce12" table:formula="of:=([.A44] * [.$C$297]) + [.$C$298]" office:value-type="float" office:value="99.6336197578315" calcext:value-type="float">
            <text:p>99.6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9-01" calcext:value-type="date">
            <text:p>01/09/03</text:p>
          </table:table-cell>
          <table:table-cell table:style-name="ce20" office:value-type="float" office:value="94.16" calcext:value-type="float">
            <text:p>94.16</text:p>
          </table:table-cell>
          <table:table-cell table:style-name="ce12" office:value-type="float" office:value="99.1854" calcext:value-type="float">
            <text:p>99.19</text:p>
          </table:table-cell>
          <table:table-cell table:style-name="ce12" table:formula="of:=([.A45] * [.$C$297]) + [.$C$298]" office:value-type="float" office:value="99.6268285485387" calcext:value-type="float">
            <text:p>99.6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10-01" calcext:value-type="date">
            <text:p>01/10/03</text:p>
          </table:table-cell>
          <table:table-cell table:style-name="ce20" office:value-type="float" office:value="99.61" calcext:value-type="float">
            <text:p>99.61</text:p>
          </table:table-cell>
          <table:table-cell table:style-name="ce12" office:value-type="float" office:value="99.2028" calcext:value-type="float">
            <text:p>99.20</text:p>
          </table:table-cell>
          <table:table-cell table:style-name="ce12" table:formula="of:=([.A46] * [.$C$297]) + [.$C$298]" office:value-type="float" office:value="99.6202564105134" calcext:value-type="float">
            <text:p>99.6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11-01" calcext:value-type="date">
            <text:p>01/11/03</text:p>
          </table:table-cell>
          <table:table-cell table:style-name="ce20" office:value-type="float" office:value="105.68" calcext:value-type="float">
            <text:p>105.68</text:p>
          </table:table-cell>
          <table:table-cell table:style-name="ce12" office:value-type="float" office:value="99.2284" calcext:value-type="float">
            <text:p>99.23</text:p>
          </table:table-cell>
          <table:table-cell table:style-name="ce12" table:formula="of:=([.A47] * [.$C$297]) + [.$C$298]" office:value-type="float" office:value="99.6134652012206" calcext:value-type="float">
            <text:p>99.6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12-01" calcext:value-type="date">
            <text:p>01/12/03</text:p>
          </table:table-cell>
          <table:table-cell table:style-name="ce20" office:value-type="float" office:value="107.49" calcext:value-type="float">
            <text:p>107.49</text:p>
          </table:table-cell>
          <table:table-cell table:style-name="ce12" office:value-type="float" office:value="99.2526" calcext:value-type="float">
            <text:p>99.25</text:p>
          </table:table-cell>
          <table:table-cell table:style-name="ce12" table:formula="of:=([.A48] * [.$C$297]) + [.$C$298]" office:value-type="float" office:value="99.6068930631953" calcext:value-type="float">
            <text:p>99.6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1-01" calcext:value-type="date">
            <text:p>01/01/04</text:p>
          </table:table-cell>
          <table:table-cell table:style-name="ce20" office:value-type="float" office:value="105.79" calcext:value-type="float">
            <text:p>105.79</text:p>
          </table:table-cell>
          <table:table-cell table:style-name="ce12" office:value-type="float" office:value="99.2741" calcext:value-type="float">
            <text:p>99.27</text:p>
          </table:table-cell>
          <table:table-cell table:style-name="ce12" table:formula="of:=([.A49] * [.$C$297]) + [.$C$298]" office:value-type="float" office:value="99.6001018539026" calcext:value-type="float">
            <text:p>99.6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2-01" calcext:value-type="date">
            <text:p>01/02/04</text:p>
          </table:table-cell>
          <table:table-cell table:style-name="ce20" office:value-type="float" office:value="101.35" calcext:value-type="float">
            <text:p>101.35</text:p>
          </table:table-cell>
          <table:table-cell table:style-name="ce12" office:value-type="float" office:value="99.2972" calcext:value-type="float">
            <text:p>99.30</text:p>
          </table:table-cell>
          <table:table-cell table:style-name="ce12" table:formula="of:=([.A50] * [.$C$297]) + [.$C$298]" office:value-type="float" office:value="99.5933106446097" calcext:value-type="float">
            <text:p>99.5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3-01" calcext:value-type="date">
            <text:p>01/03/04</text:p>
          </table:table-cell>
          <table:table-cell table:style-name="ce20" office:value-type="float" office:value="99.89" calcext:value-type="float">
            <text:p>99.89</text:p>
          </table:table-cell>
          <table:table-cell table:style-name="ce12" office:value-type="float" office:value="99.3208" calcext:value-type="float">
            <text:p>99.32</text:p>
          </table:table-cell>
          <table:table-cell table:style-name="ce12" table:formula="of:=([.A51] * [.$C$297]) + [.$C$298]" office:value-type="float" office:value="99.586957577852" calcext:value-type="float">
            <text:p>99.5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4-01" calcext:value-type="date">
            <text:p>01/04/04</text:p>
          </table:table-cell>
          <table:table-cell table:style-name="ce20" office:value-type="float" office:value="96.41" calcext:value-type="float">
            <text:p>96.41</text:p>
          </table:table-cell>
          <table:table-cell table:style-name="ce12" office:value-type="float" office:value="99.3391" calcext:value-type="float">
            <text:p>99.34</text:p>
          </table:table-cell>
          <table:table-cell table:style-name="ce12" table:formula="of:=([.A52] * [.$C$297]) + [.$C$298]" office:value-type="float" office:value="99.5801663685591" calcext:value-type="float">
            <text:p>99.5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5-01" calcext:value-type="date">
            <text:p>01/05/04</text:p>
          </table:table-cell>
          <table:table-cell table:style-name="ce20" office:value-type="float" office:value="98.5" calcext:value-type="float">
            <text:p>98.5</text:p>
          </table:table-cell>
          <table:table-cell table:style-name="ce12" office:value-type="float" office:value="99.3501" calcext:value-type="float">
            <text:p>99.35</text:p>
          </table:table-cell>
          <table:table-cell table:style-name="ce12" table:formula="of:=([.A53] * [.$C$297]) + [.$C$298]" office:value-type="float" office:value="99.5735942305339" calcext:value-type="float">
            <text:p>99.5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6-01" calcext:value-type="date">
            <text:p>01/06/04</text:p>
          </table:table-cell>
          <table:table-cell table:style-name="ce20" office:value-type="float" office:value="96.89" calcext:value-type="float">
            <text:p>96.89</text:p>
          </table:table-cell>
          <table:table-cell table:style-name="ce12" office:value-type="float" office:value="99.3567" calcext:value-type="float">
            <text:p>99.36</text:p>
          </table:table-cell>
          <table:table-cell table:style-name="ce12" table:formula="of:=([.A54] * [.$C$297]) + [.$C$298]" office:value-type="float" office:value="99.566803021241" calcext:value-type="float">
            <text:p>99.5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7-01" calcext:value-type="date">
            <text:p>01/07/04</text:p>
          </table:table-cell>
          <table:table-cell table:style-name="ce20" office:value-type="float" office:value="93.36" calcext:value-type="float">
            <text:p>93.36</text:p>
          </table:table-cell>
          <table:table-cell table:style-name="ce12" office:value-type="float" office:value="99.3594" calcext:value-type="float">
            <text:p>99.36</text:p>
          </table:table-cell>
          <table:table-cell table:style-name="ce12" table:formula="of:=([.A55] * [.$C$297]) + [.$C$298]" office:value-type="float" office:value="99.5602308832158" calcext:value-type="float">
            <text:p>99.5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8-01" calcext:value-type="date">
            <text:p>01/08/04</text:p>
          </table:table-cell>
          <table:table-cell table:style-name="ce20" office:value-type="float" office:value="92.59" calcext:value-type="float">
            <text:p>92.59</text:p>
          </table:table-cell>
          <table:table-cell table:style-name="ce12" office:value-type="float" office:value="99.3558" calcext:value-type="float">
            <text:p>99.36</text:p>
          </table:table-cell>
          <table:table-cell table:style-name="ce12" table:formula="of:=([.A56] * [.$C$297]) + [.$C$298]" office:value-type="float" office:value="99.553439673923" calcext:value-type="float">
            <text:p>99.5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9-01" calcext:value-type="date">
            <text:p>01/09/04</text:p>
          </table:table-cell>
          <table:table-cell table:style-name="ce20" office:value-type="float" office:value="93.99" calcext:value-type="float">
            <text:p>93.99</text:p>
          </table:table-cell>
          <table:table-cell table:style-name="ce12" office:value-type="float" office:value="99.3454" calcext:value-type="float">
            <text:p>99.35</text:p>
          </table:table-cell>
          <table:table-cell table:style-name="ce12" table:formula="of:=([.A57] * [.$C$297]) + [.$C$298]" office:value-type="float" office:value="99.5466484646301" calcext:value-type="float">
            <text:p>99.5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10-01" calcext:value-type="date">
            <text:p>01/10/04</text:p>
          </table:table-cell>
          <table:table-cell table:style-name="ce20" office:value-type="float" office:value="100.42" calcext:value-type="float">
            <text:p>100.42</text:p>
          </table:table-cell>
          <table:table-cell table:style-name="ce12" office:value-type="float" office:value="99.331" calcext:value-type="float">
            <text:p>99.33</text:p>
          </table:table-cell>
          <table:table-cell table:style-name="ce12" table:formula="of:=([.A58] * [.$C$297]) + [.$C$298]" office:value-type="float" office:value="99.5400763266049" calcext:value-type="float">
            <text:p>99.5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11-01" calcext:value-type="date">
            <text:p>01/11/04</text:p>
          </table:table-cell>
          <table:table-cell table:style-name="ce20" office:value-type="float" office:value="105.67" calcext:value-type="float">
            <text:p>105.67</text:p>
          </table:table-cell>
          <table:table-cell table:style-name="ce12" office:value-type="float" office:value="99.319" calcext:value-type="float">
            <text:p>99.32</text:p>
          </table:table-cell>
          <table:table-cell table:style-name="ce12" table:formula="of:=([.A59] * [.$C$297]) + [.$C$298]" office:value-type="float" office:value="99.533285117312" calcext:value-type="float">
            <text:p>99.5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12-01" calcext:value-type="date">
            <text:p>01/12/04</text:p>
          </table:table-cell>
          <table:table-cell table:style-name="ce20" office:value-type="float" office:value="107.31" calcext:value-type="float">
            <text:p>107.31</text:p>
          </table:table-cell>
          <table:table-cell table:style-name="ce12" office:value-type="float" office:value="99.3141" calcext:value-type="float">
            <text:p>99.31</text:p>
          </table:table-cell>
          <table:table-cell table:style-name="ce12" table:formula="of:=([.A60] * [.$C$297]) + [.$C$298]" office:value-type="float" office:value="99.5267129792868" calcext:value-type="float">
            <text:p>99.5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1-01" calcext:value-type="date">
            <text:p>01/01/05</text:p>
          </table:table-cell>
          <table:table-cell table:style-name="ce20" office:value-type="float" office:value="105.65" calcext:value-type="float">
            <text:p>105.65</text:p>
          </table:table-cell>
          <table:table-cell table:style-name="ce12" office:value-type="float" office:value="99.319" calcext:value-type="float">
            <text:p>99.32</text:p>
          </table:table-cell>
          <table:table-cell table:style-name="ce12" table:formula="of:=([.A61] * [.$C$297]) + [.$C$298]" office:value-type="float" office:value="99.519921769994" calcext:value-type="float">
            <text:p>99.5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2-01" calcext:value-type="date">
            <text:p>01/02/05</text:p>
          </table:table-cell>
          <table:table-cell table:style-name="ce20" office:value-type="float" office:value="102.36" calcext:value-type="float">
            <text:p>102.36</text:p>
          </table:table-cell>
          <table:table-cell table:style-name="ce12" office:value-type="float" office:value="99.3309" calcext:value-type="float">
            <text:p>99.33</text:p>
          </table:table-cell>
          <table:table-cell table:style-name="ce12" table:formula="of:=([.A62] * [.$C$297]) + [.$C$298]" office:value-type="float" office:value="99.5131305607011" calcext:value-type="float">
            <text:p>99.5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3-01" calcext:value-type="date">
            <text:p>01/03/05</text:p>
          </table:table-cell>
          <table:table-cell table:style-name="ce20" office:value-type="float" office:value="98.74" calcext:value-type="float">
            <text:p>98.74</text:p>
          </table:table-cell>
          <table:table-cell table:style-name="ce12" office:value-type="float" office:value="99.3488" calcext:value-type="float">
            <text:p>99.35</text:p>
          </table:table-cell>
          <table:table-cell table:style-name="ce12" table:formula="of:=([.A63] * [.$C$297]) + [.$C$298]" office:value-type="float" office:value="99.5069965652109" calcext:value-type="float">
            <text:p>99.5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4-01" calcext:value-type="date">
            <text:p>01/04/05</text:p>
          </table:table-cell>
          <table:table-cell table:style-name="ce20" office:value-type="float" office:value="97.29" calcext:value-type="float">
            <text:p>97.29</text:p>
          </table:table-cell>
          <table:table-cell table:style-name="ce12" office:value-type="float" office:value="99.36" calcext:value-type="float">
            <text:p>99.36</text:p>
          </table:table-cell>
          <table:table-cell table:style-name="ce12" table:formula="of:=([.A64] * [.$C$297]) + [.$C$298]" office:value-type="float" office:value="99.5002053559181" calcext:value-type="float">
            <text:p>99.5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5-01" calcext:value-type="date">
            <text:p>01/05/05</text:p>
          </table:table-cell>
          <table:table-cell table:style-name="ce20" office:value-type="float" office:value="96.97" calcext:value-type="float">
            <text:p>96.97</text:p>
          </table:table-cell>
          <table:table-cell table:style-name="ce12" office:value-type="float" office:value="99.3586" calcext:value-type="float">
            <text:p>99.36</text:p>
          </table:table-cell>
          <table:table-cell table:style-name="ce12" table:formula="of:=([.A65] * [.$C$297]) + [.$C$298]" office:value-type="float" office:value="99.4936332178928" calcext:value-type="float">
            <text:p>99.4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6-01" calcext:value-type="date">
            <text:p>01/06/05</text:p>
          </table:table-cell>
          <table:table-cell table:style-name="ce20" office:value-type="float" office:value="96.48" calcext:value-type="float">
            <text:p>96.48</text:p>
          </table:table-cell>
          <table:table-cell table:style-name="ce12" office:value-type="float" office:value="99.3495" calcext:value-type="float">
            <text:p>99.35</text:p>
          </table:table-cell>
          <table:table-cell table:style-name="ce12" table:formula="of:=([.A66] * [.$C$297]) + [.$C$298]" office:value-type="float" office:value="99.4868420086" calcext:value-type="float">
            <text:p>99.4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7-01" calcext:value-type="date">
            <text:p>01/07/05</text:p>
          </table:table-cell>
          <table:table-cell table:style-name="ce20" office:value-type="float" office:value="94.38" calcext:value-type="float">
            <text:p>94.38</text:p>
          </table:table-cell>
          <table:table-cell table:style-name="ce12" office:value-type="float" office:value="99.3396" calcext:value-type="float">
            <text:p>99.34</text:p>
          </table:table-cell>
          <table:table-cell table:style-name="ce12" table:formula="of:=([.A67] * [.$C$297]) + [.$C$298]" office:value-type="float" office:value="99.4802698705747" calcext:value-type="float">
            <text:p>99.4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8-01" calcext:value-type="date">
            <text:p>01/08/05</text:p>
          </table:table-cell>
          <table:table-cell table:style-name="ce20" office:value-type="float" office:value="93.18" calcext:value-type="float">
            <text:p>93.18</text:p>
          </table:table-cell>
          <table:table-cell table:style-name="ce12" office:value-type="float" office:value="99.3318" calcext:value-type="float">
            <text:p>99.33</text:p>
          </table:table-cell>
          <table:table-cell table:style-name="ce12" table:formula="of:=([.A68] * [.$C$297]) + [.$C$298]" office:value-type="float" office:value="99.4734786612819" calcext:value-type="float">
            <text:p>99.4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9-01" calcext:value-type="date">
            <text:p>01/09/05</text:p>
          </table:table-cell>
          <table:table-cell table:style-name="ce20" office:value-type="float" office:value="94.2" calcext:value-type="float">
            <text:p>94.2</text:p>
          </table:table-cell>
          <table:table-cell table:style-name="ce12" office:value-type="float" office:value="99.321" calcext:value-type="float">
            <text:p>99.32</text:p>
          </table:table-cell>
          <table:table-cell table:style-name="ce12" table:formula="of:=([.A69] * [.$C$297]) + [.$C$298]" office:value-type="float" office:value="99.4666874519891" calcext:value-type="float">
            <text:p>99.4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10-01" calcext:value-type="date">
            <text:p>01/10/05</text:p>
          </table:table-cell>
          <table:table-cell table:style-name="ce20" office:value-type="float" office:value="100.09" calcext:value-type="float">
            <text:p>100.09</text:p>
          </table:table-cell>
          <table:table-cell table:style-name="ce12" office:value-type="float" office:value="99.3016" calcext:value-type="float">
            <text:p>99.30</text:p>
          </table:table-cell>
          <table:table-cell table:style-name="ce12" table:formula="of:=([.A70] * [.$C$297]) + [.$C$298]" office:value-type="float" office:value="99.4601153139638" calcext:value-type="float">
            <text:p>99.4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11-01" calcext:value-type="date">
            <text:p>01/11/05</text:p>
          </table:table-cell>
          <table:table-cell table:style-name="ce20" office:value-type="float" office:value="105.7" calcext:value-type="float">
            <text:p>105.7</text:p>
          </table:table-cell>
          <table:table-cell table:style-name="ce12" office:value-type="float" office:value="99.2754" calcext:value-type="float">
            <text:p>99.28</text:p>
          </table:table-cell>
          <table:table-cell table:style-name="ce12" table:formula="of:=([.A71] * [.$C$297]) + [.$C$298]" office:value-type="float" office:value="99.453324104671" calcext:value-type="float">
            <text:p>99.4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12-01" calcext:value-type="date">
            <text:p>01/12/05</text:p>
          </table:table-cell>
          <table:table-cell table:style-name="ce20" office:value-type="float" office:value="106.72" calcext:value-type="float">
            <text:p>106.72</text:p>
          </table:table-cell>
          <table:table-cell table:style-name="ce12" office:value-type="float" office:value="99.2451" calcext:value-type="float">
            <text:p>99.25</text:p>
          </table:table-cell>
          <table:table-cell table:style-name="ce12" table:formula="of:=([.A72] * [.$C$297]) + [.$C$298]" office:value-type="float" office:value="99.4467519666457" calcext:value-type="float">
            <text:p>99.4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1-01" calcext:value-type="date">
            <text:p>01/01/06</text:p>
          </table:table-cell>
          <table:table-cell table:style-name="ce20" office:value-type="float" office:value="105.97" calcext:value-type="float">
            <text:p>105.97</text:p>
          </table:table-cell>
          <table:table-cell table:style-name="ce12" office:value-type="float" office:value="99.2113" calcext:value-type="float">
            <text:p>99.21</text:p>
          </table:table-cell>
          <table:table-cell table:style-name="ce12" table:formula="of:=([.A73] * [.$C$297]) + [.$C$298]" office:value-type="float" office:value="99.4399607573529" calcext:value-type="float">
            <text:p>99.4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2-01" calcext:value-type="date">
            <text:p>01/02/06</text:p>
          </table:table-cell>
          <table:table-cell table:style-name="ce20" office:value-type="float" office:value="102.1" calcext:value-type="float">
            <text:p>102.1</text:p>
          </table:table-cell>
          <table:table-cell table:style-name="ce12" office:value-type="float" office:value="99.1815" calcext:value-type="float">
            <text:p>99.18</text:p>
          </table:table-cell>
          <table:table-cell table:style-name="ce12" table:formula="of:=([.A74] * [.$C$297]) + [.$C$298]" office:value-type="float" office:value="99.4331695480601" calcext:value-type="float">
            <text:p>99.4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3-01" calcext:value-type="date">
            <text:p>01/03/06</text:p>
          </table:table-cell>
          <table:table-cell table:style-name="ce20" office:value-type="float" office:value="98.87" calcext:value-type="float">
            <text:p>98.87</text:p>
          </table:table-cell>
          <table:table-cell table:style-name="ce12" office:value-type="float" office:value="99.1588" calcext:value-type="float">
            <text:p>99.16</text:p>
          </table:table-cell>
          <table:table-cell table:style-name="ce12" table:formula="of:=([.A75] * [.$C$297]) + [.$C$298]" office:value-type="float" office:value="99.4270355525698" calcext:value-type="float">
            <text:p>99.4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4-01" calcext:value-type="date">
            <text:p>01/04/06</text:p>
          </table:table-cell>
          <table:table-cell table:style-name="ce20" office:value-type="float" office:value="97.2" calcext:value-type="float">
            <text:p>97.2</text:p>
          </table:table-cell>
          <table:table-cell table:style-name="ce12" office:value-type="float" office:value="99.1484" calcext:value-type="float">
            <text:p>99.15</text:p>
          </table:table-cell>
          <table:table-cell table:style-name="ce12" table:formula="of:=([.A76] * [.$C$297]) + [.$C$298]" office:value-type="float" office:value="99.420244343277" calcext:value-type="float">
            <text:p>99.4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5-01" calcext:value-type="date">
            <text:p>01/05/06</text:p>
          </table:table-cell>
          <table:table-cell table:style-name="ce20" office:value-type="float" office:value="96.81" calcext:value-type="float">
            <text:p>96.81</text:p>
          </table:table-cell>
          <table:table-cell table:style-name="ce12" office:value-type="float" office:value="99.1496" calcext:value-type="float">
            <text:p>99.15</text:p>
          </table:table-cell>
          <table:table-cell table:style-name="ce12" table:formula="of:=([.A77] * [.$C$297]) + [.$C$298]" office:value-type="float" office:value="99.4136722052517" calcext:value-type="float">
            <text:p>99.4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6-01" calcext:value-type="date">
            <text:p>01/06/06</text:p>
          </table:table-cell>
          <table:table-cell table:style-name="ce20" office:value-type="float" office:value="95.44" calcext:value-type="float">
            <text:p>95.44</text:p>
          </table:table-cell>
          <table:table-cell table:style-name="ce12" office:value-type="float" office:value="99.1545" calcext:value-type="float">
            <text:p>99.15</text:p>
          </table:table-cell>
          <table:table-cell table:style-name="ce12" table:formula="of:=([.A78] * [.$C$297]) + [.$C$298]" office:value-type="float" office:value="99.4068809959589" calcext:value-type="float">
            <text:p>99.4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7-01" calcext:value-type="date">
            <text:p>01/07/06</text:p>
          </table:table-cell>
          <table:table-cell table:style-name="ce20" office:value-type="float" office:value="93.75" calcext:value-type="float">
            <text:p>93.75</text:p>
          </table:table-cell>
          <table:table-cell table:style-name="ce12" office:value-type="float" office:value="99.1573" calcext:value-type="float">
            <text:p>99.16</text:p>
          </table:table-cell>
          <table:table-cell table:style-name="ce12" table:formula="of:=([.A79] * [.$C$297]) + [.$C$298]" office:value-type="float" office:value="99.4003088579336" calcext:value-type="float">
            <text:p>99.4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8-01" calcext:value-type="date">
            <text:p>01/08/06</text:p>
          </table:table-cell>
          <table:table-cell table:style-name="ce20" office:value-type="float" office:value="92.79" calcext:value-type="float">
            <text:p>92.79</text:p>
          </table:table-cell>
          <table:table-cell table:style-name="ce12" office:value-type="float" office:value="99.1551" calcext:value-type="float">
            <text:p>99.16</text:p>
          </table:table-cell>
          <table:table-cell table:style-name="ce12" table:formula="of:=([.A80] * [.$C$297]) + [.$C$298]" office:value-type="float" office:value="99.3935176486408" calcext:value-type="float">
            <text:p>99.3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9-01" calcext:value-type="date">
            <text:p>01/09/06</text:p>
          </table:table-cell>
          <table:table-cell table:style-name="ce20" office:value-type="float" office:value="93.86" calcext:value-type="float">
            <text:p>93.86</text:p>
          </table:table-cell>
          <table:table-cell table:style-name="ce12" office:value-type="float" office:value="99.1489" calcext:value-type="float">
            <text:p>99.15</text:p>
          </table:table-cell>
          <table:table-cell table:style-name="ce12" table:formula="of:=([.A81] * [.$C$297]) + [.$C$298]" office:value-type="float" office:value="99.386726439348" calcext:value-type="float">
            <text:p>99.3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10-01" calcext:value-type="date">
            <text:p>01/10/06</text:p>
          </table:table-cell>
          <table:table-cell table:style-name="ce20" office:value-type="float" office:value="100.75" calcext:value-type="float">
            <text:p>100.75</text:p>
          </table:table-cell>
          <table:table-cell table:style-name="ce12" office:value-type="float" office:value="99.1423" calcext:value-type="float">
            <text:p>99.14</text:p>
          </table:table-cell>
          <table:table-cell table:style-name="ce12" table:formula="of:=([.A82] * [.$C$297]) + [.$C$298]" office:value-type="float" office:value="99.3801543013227" calcext:value-type="float">
            <text:p>99.3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11-01" calcext:value-type="date">
            <text:p>01/11/06</text:p>
          </table:table-cell>
          <table:table-cell table:style-name="ce20" office:value-type="float" office:value="105.05" calcext:value-type="float">
            <text:p>105.05</text:p>
          </table:table-cell>
          <table:table-cell table:style-name="ce12" office:value-type="float" office:value="99.143" calcext:value-type="float">
            <text:p>99.14</text:p>
          </table:table-cell>
          <table:table-cell table:style-name="ce12" table:formula="of:=([.A83] * [.$C$297]) + [.$C$298]" office:value-type="float" office:value="99.3733630920299" calcext:value-type="float">
            <text:p>99.3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12-01" calcext:value-type="date">
            <text:p>01/12/06</text:p>
          </table:table-cell>
          <table:table-cell table:style-name="ce20" office:value-type="float" office:value="107.8" calcext:value-type="float">
            <text:p>107.8</text:p>
          </table:table-cell>
          <table:table-cell table:style-name="ce12" office:value-type="float" office:value="99.1535" calcext:value-type="float">
            <text:p>99.15</text:p>
          </table:table-cell>
          <table:table-cell table:style-name="ce12" table:formula="of:=([.A84] * [.$C$297]) + [.$C$298]" office:value-type="float" office:value="99.3667909540046" calcext:value-type="float">
            <text:p>99.3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1-01" calcext:value-type="date">
            <text:p>01/01/07</text:p>
          </table:table-cell>
          <table:table-cell table:style-name="ce20" office:value-type="float" office:value="105.99" calcext:value-type="float">
            <text:p>105.99</text:p>
          </table:table-cell>
          <table:table-cell table:style-name="ce12" office:value-type="float" office:value="99.1717" calcext:value-type="float">
            <text:p>99.17</text:p>
          </table:table-cell>
          <table:table-cell table:style-name="ce12" table:formula="of:=([.A85] * [.$C$297]) + [.$C$298]" office:value-type="float" office:value="99.3599997447118" calcext:value-type="float">
            <text:p>99.3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2-01" calcext:value-type="date">
            <text:p>01/02/07</text:p>
          </table:table-cell>
          <table:table-cell table:style-name="ce20" office:value-type="float" office:value="101.5" calcext:value-type="float">
            <text:p>101.5</text:p>
          </table:table-cell>
          <table:table-cell table:style-name="ce12" office:value-type="float" office:value="99.1905" calcext:value-type="float">
            <text:p>99.19</text:p>
          </table:table-cell>
          <table:table-cell table:style-name="ce12" table:formula="of:=([.A86] * [.$C$297]) + [.$C$298]" office:value-type="float" office:value="99.353208535419" calcext:value-type="float">
            <text:p>99.3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3-01" calcext:value-type="date">
            <text:p>01/03/07</text:p>
          </table:table-cell>
          <table:table-cell table:style-name="ce20" office:value-type="float" office:value="98.81" calcext:value-type="float">
            <text:p>98.81</text:p>
          </table:table-cell>
          <table:table-cell table:style-name="ce12" office:value-type="float" office:value="99.2073" calcext:value-type="float">
            <text:p>99.21</text:p>
          </table:table-cell>
          <table:table-cell table:style-name="ce12" table:formula="of:=([.A87] * [.$C$297]) + [.$C$298]" office:value-type="float" office:value="99.3470745399287" calcext:value-type="float">
            <text:p>99.3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4-01" calcext:value-type="date">
            <text:p>01/04/07</text:p>
          </table:table-cell>
          <table:table-cell table:style-name="ce20" office:value-type="float" office:value="96.53" calcext:value-type="float">
            <text:p>96.53</text:p>
          </table:table-cell>
          <table:table-cell table:style-name="ce12" office:value-type="float" office:value="99.2291" calcext:value-type="float">
            <text:p>99.23</text:p>
          </table:table-cell>
          <table:table-cell table:style-name="ce12" table:formula="of:=([.A88] * [.$C$297]) + [.$C$298]" office:value-type="float" office:value="99.3402833306359" calcext:value-type="float">
            <text:p>99.3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5-01" calcext:value-type="date">
            <text:p>01/05/07</text:p>
          </table:table-cell>
          <table:table-cell table:style-name="ce20" office:value-type="float" office:value="97.28" calcext:value-type="float">
            <text:p>97.28</text:p>
          </table:table-cell>
          <table:table-cell table:style-name="ce12" office:value-type="float" office:value="99.2617" calcext:value-type="float">
            <text:p>99.26</text:p>
          </table:table-cell>
          <table:table-cell table:style-name="ce12" table:formula="of:=([.A89] * [.$C$297]) + [.$C$298]" office:value-type="float" office:value="99.3337111926106" calcext:value-type="float">
            <text:p>99.3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6-01" calcext:value-type="date">
            <text:p>01/06/07</text:p>
          </table:table-cell>
          <table:table-cell table:style-name="ce20" office:value-type="float" office:value="96.05" calcext:value-type="float">
            <text:p>96.05</text:p>
          </table:table-cell>
          <table:table-cell table:style-name="ce12" office:value-type="float" office:value="99.302" calcext:value-type="float">
            <text:p>99.30</text:p>
          </table:table-cell>
          <table:table-cell table:style-name="ce12" table:formula="of:=([.A90] * [.$C$297]) + [.$C$298]" office:value-type="float" office:value="99.3269199833178" calcext:value-type="float">
            <text:p>99.3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7-01" calcext:value-type="date">
            <text:p>01/07/07</text:p>
          </table:table-cell>
          <table:table-cell table:style-name="ce20" office:value-type="float" office:value="93.69" calcext:value-type="float">
            <text:p>93.69</text:p>
          </table:table-cell>
          <table:table-cell table:style-name="ce12" office:value-type="float" office:value="99.3396" calcext:value-type="float">
            <text:p>99.34</text:p>
          </table:table-cell>
          <table:table-cell table:style-name="ce12" table:formula="of:=([.A91] * [.$C$297]) + [.$C$298]" office:value-type="float" office:value="99.3203478452925" calcext:value-type="float">
            <text:p>99.3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8-01" calcext:value-type="date">
            <text:p>01/08/07</text:p>
          </table:table-cell>
          <table:table-cell table:style-name="ce20" office:value-type="float" office:value="92.97" calcext:value-type="float">
            <text:p>92.97</text:p>
          </table:table-cell>
          <table:table-cell table:style-name="ce12" office:value-type="float" office:value="99.369" calcext:value-type="float">
            <text:p>99.37</text:p>
          </table:table-cell>
          <table:table-cell table:style-name="ce12" table:formula="of:=([.A92] * [.$C$297]) + [.$C$298]" office:value-type="float" office:value="99.3135566359997" calcext:value-type="float">
            <text:p>99.3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9-01" calcext:value-type="date">
            <text:p>01/09/07</text:p>
          </table:table-cell>
          <table:table-cell table:style-name="ce20" office:value-type="float" office:value="94.67" calcext:value-type="float">
            <text:p>94.67</text:p>
          </table:table-cell>
          <table:table-cell table:style-name="ce12" office:value-type="float" office:value="99.3832" calcext:value-type="float">
            <text:p>99.38</text:p>
          </table:table-cell>
          <table:table-cell table:style-name="ce12" table:formula="of:=([.A93] * [.$C$297]) + [.$C$298]" office:value-type="float" office:value="99.3067654267069" calcext:value-type="float">
            <text:p>99.3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10-01" calcext:value-type="date">
            <text:p>01/10/07</text:p>
          </table:table-cell>
          <table:table-cell table:style-name="ce20" office:value-type="float" office:value="99.62" calcext:value-type="float">
            <text:p>99.62</text:p>
          </table:table-cell>
          <table:table-cell table:style-name="ce12" office:value-type="float" office:value="99.382" calcext:value-type="float">
            <text:p>99.38</text:p>
          </table:table-cell>
          <table:table-cell table:style-name="ce12" table:formula="of:=([.A94] * [.$C$297]) + [.$C$298]" office:value-type="float" office:value="99.3001932886816" calcext:value-type="float">
            <text:p>99.3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11-01" calcext:value-type="date">
            <text:p>01/11/07</text:p>
          </table:table-cell>
          <table:table-cell table:style-name="ce20" office:value-type="float" office:value="106.12" calcext:value-type="float">
            <text:p>106.12</text:p>
          </table:table-cell>
          <table:table-cell table:style-name="ce12" office:value-type="float" office:value="99.3635" calcext:value-type="float">
            <text:p>99.36</text:p>
          </table:table-cell>
          <table:table-cell table:style-name="ce12" table:formula="of:=([.A95] * [.$C$297]) + [.$C$298]" office:value-type="float" office:value="99.2934020793888" calcext:value-type="float">
            <text:p>99.2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12-01" calcext:value-type="date">
            <text:p>01/12/07</text:p>
          </table:table-cell>
          <table:table-cell table:style-name="ce20" office:value-type="float" office:value="108.9" calcext:value-type="float">
            <text:p>108.9</text:p>
          </table:table-cell>
          <table:table-cell table:style-name="ce12" office:value-type="float" office:value="99.3312" calcext:value-type="float">
            <text:p>99.33</text:p>
          </table:table-cell>
          <table:table-cell table:style-name="ce12" table:formula="of:=([.A96] * [.$C$297]) + [.$C$298]" office:value-type="float" office:value="99.2868299413635" calcext:value-type="float">
            <text:p>99.2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1-01" calcext:value-type="date">
            <text:p>01/01/08</text:p>
          </table:table-cell>
          <table:table-cell table:style-name="ce20" office:value-type="float" office:value="106.55" calcext:value-type="float">
            <text:p>106.55</text:p>
          </table:table-cell>
          <table:table-cell table:style-name="ce12" office:value-type="float" office:value="99.296" calcext:value-type="float">
            <text:p>99.30</text:p>
          </table:table-cell>
          <table:table-cell table:style-name="ce12" table:formula="of:=([.A97] * [.$C$297]) + [.$C$298]" office:value-type="float" office:value="99.2800387320707" calcext:value-type="float">
            <text:p>99.2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2-01" calcext:value-type="date">
            <text:p>01/02/08</text:p>
          </table:table-cell>
          <table:table-cell table:style-name="ce20" office:value-type="float" office:value="102.32" calcext:value-type="float">
            <text:p>102.32</text:p>
          </table:table-cell>
          <table:table-cell table:style-name="ce12" office:value-type="float" office:value="99.2627" calcext:value-type="float">
            <text:p>99.26</text:p>
          </table:table-cell>
          <table:table-cell table:style-name="ce12" table:formula="of:=([.A98] * [.$C$297]) + [.$C$298]" office:value-type="float" office:value="99.2732475227779" calcext:value-type="float">
            <text:p>99.2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3-01" calcext:value-type="date">
            <text:p>01/03/08</text:p>
          </table:table-cell>
          <table:table-cell table:style-name="ce20" office:value-type="float" office:value="97.73" calcext:value-type="float">
            <text:p>97.73</text:p>
          </table:table-cell>
          <table:table-cell table:style-name="ce12" office:value-type="float" office:value="99.2326" calcext:value-type="float">
            <text:p>99.23</text:p>
          </table:table-cell>
          <table:table-cell table:style-name="ce12" table:formula="of:=([.A99] * [.$C$297]) + [.$C$298]" office:value-type="float" office:value="99.2668944560201" calcext:value-type="float">
            <text:p>99.2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4-01" calcext:value-type="date">
            <text:p>01/04/08</text:p>
          </table:table-cell>
          <table:table-cell table:style-name="ce20" office:value-type="float" office:value="97.12" calcext:value-type="float">
            <text:p>97.12</text:p>
          </table:table-cell>
          <table:table-cell table:style-name="ce12" office:value-type="float" office:value="99.1994" calcext:value-type="float">
            <text:p>99.20</text:p>
          </table:table-cell>
          <table:table-cell table:style-name="ce12" table:formula="of:=([.A100] * [.$C$297]) + [.$C$298]" office:value-type="float" office:value="99.2601032467274" calcext:value-type="float">
            <text:p>99.2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5-01" calcext:value-type="date">
            <text:p>01/05/08</text:p>
          </table:table-cell>
          <table:table-cell table:style-name="ce20" office:value-type="float" office:value="96.39" calcext:value-type="float">
            <text:p>96.39</text:p>
          </table:table-cell>
          <table:table-cell table:style-name="ce12" office:value-type="float" office:value="99.1599" calcext:value-type="float">
            <text:p>99.16</text:p>
          </table:table-cell>
          <table:table-cell table:style-name="ce12" table:formula="of:=([.A101] * [.$C$297]) + [.$C$298]" office:value-type="float" office:value="99.253531108702" calcext:value-type="float">
            <text:p>99.2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6-01" calcext:value-type="date">
            <text:p>01/06/08</text:p>
          </table:table-cell>
          <table:table-cell table:style-name="ce20" office:value-type="float" office:value="95.71" calcext:value-type="float">
            <text:p>95.71</text:p>
          </table:table-cell>
          <table:table-cell table:style-name="ce12" office:value-type="float" office:value="99.1158" calcext:value-type="float">
            <text:p>99.12</text:p>
          </table:table-cell>
          <table:table-cell table:style-name="ce12" table:formula="of:=([.A102] * [.$C$297]) + [.$C$298]" office:value-type="float" office:value="99.2467398994092" calcext:value-type="float">
            <text:p>99.2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7-01" calcext:value-type="date">
            <text:p>01/07/08</text:p>
          </table:table-cell>
          <table:table-cell table:style-name="ce20" office:value-type="float" office:value="93.08" calcext:value-type="float">
            <text:p>93.08</text:p>
          </table:table-cell>
          <table:table-cell table:style-name="ce12" office:value-type="float" office:value="99.0723" calcext:value-type="float">
            <text:p>99.07</text:p>
          </table:table-cell>
          <table:table-cell table:style-name="ce12" table:formula="of:=([.A103] * [.$C$297]) + [.$C$298]" office:value-type="float" office:value="99.2401677613839" calcext:value-type="float">
            <text:p>99.2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8-01" calcext:value-type="date">
            <text:p>01/08/08</text:p>
          </table:table-cell>
          <table:table-cell table:style-name="ce20" office:value-type="float" office:value="92.02" calcext:value-type="float">
            <text:p>92.02</text:p>
          </table:table-cell>
          <table:table-cell table:style-name="ce12" office:value-type="float" office:value="99.0355" calcext:value-type="float">
            <text:p>99.04</text:p>
          </table:table-cell>
          <table:table-cell table:style-name="ce12" table:formula="of:=([.A104] * [.$C$297]) + [.$C$298]" office:value-type="float" office:value="99.2333765520911" calcext:value-type="float">
            <text:p>99.2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9-01" calcext:value-type="date">
            <text:p>01/09/08</text:p>
          </table:table-cell>
          <table:table-cell table:style-name="ce20" office:value-type="float" office:value="95.04" calcext:value-type="float">
            <text:p>95.04</text:p>
          </table:table-cell>
          <table:table-cell table:style-name="ce12" office:value-type="float" office:value="99.0128" calcext:value-type="float">
            <text:p>99.01</text:p>
          </table:table-cell>
          <table:table-cell table:style-name="ce12" table:formula="of:=([.A105] * [.$C$297]) + [.$C$298]" office:value-type="float" office:value="99.2265853427983" calcext:value-type="float">
            <text:p>99.2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10-01" calcext:value-type="date">
            <text:p>01/10/08</text:p>
          </table:table-cell>
          <table:table-cell table:style-name="ce20" office:value-type="float" office:value="99.62" calcext:value-type="float">
            <text:p>99.62</text:p>
          </table:table-cell>
          <table:table-cell table:style-name="ce12" office:value-type="float" office:value="99.005" calcext:value-type="float">
            <text:p>99.01</text:p>
          </table:table-cell>
          <table:table-cell table:style-name="ce12" table:formula="of:=([.A106] * [.$C$297]) + [.$C$298]" office:value-type="float" office:value="99.220013204773" calcext:value-type="float">
            <text:p>99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11-01" calcext:value-type="date">
            <text:p>01/11/08</text:p>
          </table:table-cell>
          <table:table-cell table:style-name="ce20" office:value-type="float" office:value="106.21" calcext:value-type="float">
            <text:p>106.21</text:p>
          </table:table-cell>
          <table:table-cell table:style-name="ce12" office:value-type="float" office:value="99.0066" calcext:value-type="float">
            <text:p>99.01</text:p>
          </table:table-cell>
          <table:table-cell table:style-name="ce12" table:formula="of:=([.A107] * [.$C$297]) + [.$C$298]" office:value-type="float" office:value="99.2132219954802" calcext:value-type="float">
            <text:p>99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12-01" calcext:value-type="date">
            <text:p>01/12/08</text:p>
          </table:table-cell>
          <table:table-cell table:style-name="ce20" office:value-type="float" office:value="107.08" calcext:value-type="float">
            <text:p>107.08</text:p>
          </table:table-cell>
          <table:table-cell table:style-name="ce12" office:value-type="float" office:value="99.0116" calcext:value-type="float">
            <text:p>99.01</text:p>
          </table:table-cell>
          <table:table-cell table:style-name="ce12" table:formula="of:=([.A108] * [.$C$297]) + [.$C$298]" office:value-type="float" office:value="99.2066498574549" calcext:value-type="float">
            <text:p>99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1-01" calcext:value-type="date">
            <text:p>01/01/09</text:p>
          </table:table-cell>
          <table:table-cell table:style-name="ce20" office:value-type="float" office:value="105.72" calcext:value-type="float">
            <text:p>105.72</text:p>
          </table:table-cell>
          <table:table-cell table:style-name="ce12" office:value-type="float" office:value="99.0192" calcext:value-type="float">
            <text:p>99.02</text:p>
          </table:table-cell>
          <table:table-cell table:style-name="ce12" table:formula="of:=([.A109] * [.$C$297]) + [.$C$298]" office:value-type="float" office:value="99.1998586481621" calcext:value-type="float">
            <text:p>99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2-01" calcext:value-type="date">
            <text:p>01/02/09</text:p>
          </table:table-cell>
          <table:table-cell table:style-name="ce20" office:value-type="float" office:value="101.72" calcext:value-type="float">
            <text:p>101.72</text:p>
          </table:table-cell>
          <table:table-cell table:style-name="ce12" office:value-type="float" office:value="99.0332" calcext:value-type="float">
            <text:p>99.03</text:p>
          </table:table-cell>
          <table:table-cell table:style-name="ce12" table:formula="of:=([.A110] * [.$C$297]) + [.$C$298]" office:value-type="float" office:value="99.1930674388693" calcext:value-type="float">
            <text:p>99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3-01" calcext:value-type="date">
            <text:p>01/03/09</text:p>
          </table:table-cell>
          <table:table-cell table:style-name="ce20" office:value-type="float" office:value="98.79" calcext:value-type="float">
            <text:p>98.79</text:p>
          </table:table-cell>
          <table:table-cell table:style-name="ce12" office:value-type="float" office:value="99.0527" calcext:value-type="float">
            <text:p>99.05</text:p>
          </table:table-cell>
          <table:table-cell table:style-name="ce12" table:formula="of:=([.A111] * [.$C$297]) + [.$C$298]" office:value-type="float" office:value="99.1869334433791" calcext:value-type="float">
            <text:p>99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4-01" calcext:value-type="date">
            <text:p>01/04/09</text:p>
          </table:table-cell>
          <table:table-cell table:style-name="ce20" office:value-type="float" office:value="96.73" calcext:value-type="float">
            <text:p>96.73</text:p>
          </table:table-cell>
          <table:table-cell table:style-name="ce12" office:value-type="float" office:value="99.0756" calcext:value-type="float">
            <text:p>99.08</text:p>
          </table:table-cell>
          <table:table-cell table:style-name="ce12" table:formula="of:=([.A112] * [.$C$297]) + [.$C$298]" office:value-type="float" office:value="99.1801422340863" calcext:value-type="float">
            <text:p>99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5-01" calcext:value-type="date">
            <text:p>01/05/09</text:p>
          </table:table-cell>
          <table:table-cell table:style-name="ce20" office:value-type="float" office:value="96.44" calcext:value-type="float">
            <text:p>96.44</text:p>
          </table:table-cell>
          <table:table-cell table:style-name="ce12" office:value-type="float" office:value="99.1021" calcext:value-type="float">
            <text:p>99.10</text:p>
          </table:table-cell>
          <table:table-cell table:style-name="ce12" table:formula="of:=([.A113] * [.$C$297]) + [.$C$298]" office:value-type="float" office:value="99.173570096061" calcext:value-type="float">
            <text:p>99.1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6-01" calcext:value-type="date">
            <text:p>01/06/09</text:p>
          </table:table-cell>
          <table:table-cell table:style-name="ce20" office:value-type="float" office:value="95.22" calcext:value-type="float">
            <text:p>95.22</text:p>
          </table:table-cell>
          <table:table-cell table:style-name="ce12" office:value-type="float" office:value="99.1363" calcext:value-type="float">
            <text:p>99.14</text:p>
          </table:table-cell>
          <table:table-cell table:style-name="ce12" table:formula="of:=([.A114] * [.$C$297]) + [.$C$298]" office:value-type="float" office:value="99.1667788867682" calcext:value-type="float">
            <text:p>99.1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7-01" calcext:value-type="date">
            <text:p>01/07/09</text:p>
          </table:table-cell>
          <table:table-cell table:style-name="ce20" office:value-type="float" office:value="93.87" calcext:value-type="float">
            <text:p>93.87</text:p>
          </table:table-cell>
          <table:table-cell table:style-name="ce12" office:value-type="float" office:value="99.1793" calcext:value-type="float">
            <text:p>99.18</text:p>
          </table:table-cell>
          <table:table-cell table:style-name="ce12" table:formula="of:=([.A115] * [.$C$297]) + [.$C$298]" office:value-type="float" office:value="99.1602067487429" calcext:value-type="float">
            <text:p>99.1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8-01" calcext:value-type="date">
            <text:p>01/08/09</text:p>
          </table:table-cell>
          <table:table-cell table:style-name="ce20" office:value-type="float" office:value="92.14" calcext:value-type="float">
            <text:p>92.14</text:p>
          </table:table-cell>
          <table:table-cell table:style-name="ce12" office:value-type="float" office:value="99.2259" calcext:value-type="float">
            <text:p>99.23</text:p>
          </table:table-cell>
          <table:table-cell table:style-name="ce12" table:formula="of:=([.A116] * [.$C$297]) + [.$C$298]" office:value-type="float" office:value="99.1534155394501" calcext:value-type="float">
            <text:p>99.1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9-01" calcext:value-type="date">
            <text:p>01/09/09</text:p>
          </table:table-cell>
          <table:table-cell table:style-name="ce20" office:value-type="float" office:value="94.95" calcext:value-type="float">
            <text:p>94.95</text:p>
          </table:table-cell>
          <table:table-cell table:style-name="ce12" office:value-type="float" office:value="99.2745" calcext:value-type="float">
            <text:p>99.27</text:p>
          </table:table-cell>
          <table:table-cell table:style-name="ce12" table:formula="of:=([.A117] * [.$C$297]) + [.$C$298]" office:value-type="float" office:value="99.1466243301573" calcext:value-type="float">
            <text:p>99.1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10-01" calcext:value-type="date">
            <text:p>01/10/09</text:p>
          </table:table-cell>
          <table:table-cell table:style-name="ce20" office:value-type="float" office:value="100.04" calcext:value-type="float">
            <text:p>100.04</text:p>
          </table:table-cell>
          <table:table-cell table:style-name="ce12" office:value-type="float" office:value="99.3255" calcext:value-type="float">
            <text:p>99.33</text:p>
          </table:table-cell>
          <table:table-cell table:style-name="ce12" table:formula="of:=([.A118] * [.$C$297]) + [.$C$298]" office:value-type="float" office:value="99.140052192132" calcext:value-type="float">
            <text:p>99.1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11-01" calcext:value-type="date">
            <text:p>01/11/09</text:p>
          </table:table-cell>
          <table:table-cell table:style-name="ce20" office:value-type="float" office:value="106.38" calcext:value-type="float">
            <text:p>106.38</text:p>
          </table:table-cell>
          <table:table-cell table:style-name="ce12" office:value-type="float" office:value="99.3833" calcext:value-type="float">
            <text:p>99.38</text:p>
          </table:table-cell>
          <table:table-cell table:style-name="ce12" table:formula="of:=([.A119] * [.$C$297]) + [.$C$298]" office:value-type="float" office:value="99.1332609828392" calcext:value-type="float">
            <text:p>99.1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12-01" calcext:value-type="date">
            <text:p>01/12/09</text:p>
          </table:table-cell>
          <table:table-cell table:style-name="ce20" office:value-type="float" office:value="107.92" calcext:value-type="float">
            <text:p>107.92</text:p>
          </table:table-cell>
          <table:table-cell table:style-name="ce12" office:value-type="float" office:value="99.4478" calcext:value-type="float">
            <text:p>99.45</text:p>
          </table:table-cell>
          <table:table-cell table:style-name="ce12" table:formula="of:=([.A120] * [.$C$297]) + [.$C$298]" office:value-type="float" office:value="99.1266888448139" calcext:value-type="float">
            <text:p>99.1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1-01" calcext:value-type="date">
            <text:p>01/01/10</text:p>
          </table:table-cell>
          <table:table-cell table:style-name="ce20" office:value-type="float" office:value="106.36" calcext:value-type="float">
            <text:p>106.36</text:p>
          </table:table-cell>
          <table:table-cell table:style-name="ce12" office:value-type="float" office:value="99.5115" calcext:value-type="float">
            <text:p>99.51</text:p>
          </table:table-cell>
          <table:table-cell table:style-name="ce12" table:formula="of:=([.A121] * [.$C$297]) + [.$C$298]" office:value-type="float" office:value="99.1198976355211" calcext:value-type="float">
            <text:p>99.1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2-01" calcext:value-type="date">
            <text:p>01/02/10</text:p>
          </table:table-cell>
          <table:table-cell table:style-name="ce20" office:value-type="float" office:value="102.46" calcext:value-type="float">
            <text:p>102.46</text:p>
          </table:table-cell>
          <table:table-cell table:style-name="ce12" office:value-type="float" office:value="99.5664" calcext:value-type="float">
            <text:p>99.57</text:p>
          </table:table-cell>
          <table:table-cell table:style-name="ce12" table:formula="of:=([.A122] * [.$C$297]) + [.$C$298]" office:value-type="float" office:value="99.1131064262283" calcext:value-type="float">
            <text:p>99.1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3-01" calcext:value-type="date">
            <text:p>01/03/10</text:p>
          </table:table-cell>
          <table:table-cell table:style-name="ce20" office:value-type="float" office:value="98.89" calcext:value-type="float">
            <text:p>98.89</text:p>
          </table:table-cell>
          <table:table-cell table:style-name="ce12" office:value-type="float" office:value="99.6064" calcext:value-type="float">
            <text:p>99.61</text:p>
          </table:table-cell>
          <table:table-cell table:style-name="ce12" table:formula="of:=([.A123] * [.$C$297]) + [.$C$298]" office:value-type="float" office:value="99.106972430738" calcext:value-type="float">
            <text:p>99.1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4-01" calcext:value-type="date">
            <text:p>01/04/10</text:p>
          </table:table-cell>
          <table:table-cell table:style-name="ce20" office:value-type="float" office:value="97" calcext:value-type="float">
            <text:p>97</text:p>
          </table:table-cell>
          <table:table-cell table:style-name="ce12" office:value-type="float" office:value="99.6294" calcext:value-type="float">
            <text:p>99.63</text:p>
          </table:table-cell>
          <table:table-cell table:style-name="ce12" table:formula="of:=([.A124] * [.$C$297]) + [.$C$298]" office:value-type="float" office:value="99.1001812214452" calcext:value-type="float">
            <text:p>99.1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5-01" calcext:value-type="date">
            <text:p>01/05/10</text:p>
          </table:table-cell>
          <table:table-cell table:style-name="ce20" office:value-type="float" office:value="97.53" calcext:value-type="float">
            <text:p>97.53</text:p>
          </table:table-cell>
          <table:table-cell table:style-name="ce12" office:value-type="float" office:value="99.6382" calcext:value-type="float">
            <text:p>99.64</text:p>
          </table:table-cell>
          <table:table-cell table:style-name="ce12" table:formula="of:=([.A125] * [.$C$297]) + [.$C$298]" office:value-type="float" office:value="99.0936090834199" calcext:value-type="float">
            <text:p>99.0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6-01" calcext:value-type="date">
            <text:p>01/06/10</text:p>
          </table:table-cell>
          <table:table-cell table:style-name="ce20" office:value-type="float" office:value="96.52" calcext:value-type="float">
            <text:p>96.52</text:p>
          </table:table-cell>
          <table:table-cell table:style-name="ce12" office:value-type="float" office:value="99.6359" calcext:value-type="float">
            <text:p>99.64</text:p>
          </table:table-cell>
          <table:table-cell table:style-name="ce12" table:formula="of:=([.A126] * [.$C$297]) + [.$C$298]" office:value-type="float" office:value="99.0868178741271" calcext:value-type="float">
            <text:p>99.0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7-01" calcext:value-type="date">
            <text:p>01/07/10</text:p>
          </table:table-cell>
          <table:table-cell table:style-name="ce20" office:value-type="float" office:value="94.63" calcext:value-type="float">
            <text:p>94.63</text:p>
          </table:table-cell>
          <table:table-cell table:style-name="ce12" office:value-type="float" office:value="99.6249" calcext:value-type="float">
            <text:p>99.62</text:p>
          </table:table-cell>
          <table:table-cell table:style-name="ce12" table:formula="of:=([.A127] * [.$C$297]) + [.$C$298]" office:value-type="float" office:value="99.0802457361018" calcext:value-type="float">
            <text:p>99.0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8-01" calcext:value-type="date">
            <text:p>01/08/10</text:p>
          </table:table-cell>
          <table:table-cell table:style-name="ce20" office:value-type="float" office:value="93.15" calcext:value-type="float">
            <text:p>93.15</text:p>
          </table:table-cell>
          <table:table-cell table:style-name="ce12" office:value-type="float" office:value="99.6066" calcext:value-type="float">
            <text:p>99.61</text:p>
          </table:table-cell>
          <table:table-cell table:style-name="ce12" table:formula="of:=([.A128] * [.$C$297]) + [.$C$298]" office:value-type="float" office:value="99.073454526809" calcext:value-type="float">
            <text:p>99.0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9-01" calcext:value-type="date">
            <text:p>01/09/10</text:p>
          </table:table-cell>
          <table:table-cell table:style-name="ce20" office:value-type="float" office:value="94.53" calcext:value-type="float">
            <text:p>94.53</text:p>
          </table:table-cell>
          <table:table-cell table:style-name="ce12" office:value-type="float" office:value="99.5856" calcext:value-type="float">
            <text:p>99.59</text:p>
          </table:table-cell>
          <table:table-cell table:style-name="ce12" table:formula="of:=([.A129] * [.$C$297]) + [.$C$298]" office:value-type="float" office:value="99.0666633175162" calcext:value-type="float">
            <text:p>99.0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10-01" calcext:value-type="date">
            <text:p>01/10/10</text:p>
          </table:table-cell>
          <table:table-cell table:style-name="ce20" office:value-type="float" office:value="100.35" calcext:value-type="float">
            <text:p>100.35</text:p>
          </table:table-cell>
          <table:table-cell table:style-name="ce12" office:value-type="float" office:value="99.5662" calcext:value-type="float">
            <text:p>99.57</text:p>
          </table:table-cell>
          <table:table-cell table:style-name="ce12" table:formula="of:=([.A130] * [.$C$297]) + [.$C$298]" office:value-type="float" office:value="99.0600911794909" calcext:value-type="float">
            <text:p>99.0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11-01" calcext:value-type="date">
            <text:p>01/11/10</text:p>
          </table:table-cell>
          <table:table-cell table:style-name="ce20" office:value-type="float" office:value="106.22" calcext:value-type="float">
            <text:p>106.22</text:p>
          </table:table-cell>
          <table:table-cell table:style-name="ce12" office:value-type="float" office:value="99.5479" calcext:value-type="float">
            <text:p>99.55</text:p>
          </table:table-cell>
          <table:table-cell table:style-name="ce12" table:formula="of:=([.A131] * [.$C$297]) + [.$C$298]" office:value-type="float" office:value="99.0532999701981" calcext:value-type="float">
            <text:p>99.0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12-01" calcext:value-type="date">
            <text:p>01/12/10</text:p>
          </table:table-cell>
          <table:table-cell table:style-name="ce20" office:value-type="float" office:value="108.16" calcext:value-type="float">
            <text:p>108.16</text:p>
          </table:table-cell>
          <table:table-cell table:style-name="ce12" office:value-type="float" office:value="99.5251" calcext:value-type="float">
            <text:p>99.53</text:p>
          </table:table-cell>
          <table:table-cell table:style-name="ce12" table:formula="of:=([.A132] * [.$C$297]) + [.$C$298]" office:value-type="float" office:value="99.0467278321728" calcext:value-type="float">
            <text:p>99.0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1-01" calcext:value-type="date">
            <text:p>01/01/11</text:p>
          </table:table-cell>
          <table:table-cell table:style-name="ce20" office:value-type="float" office:value="106.1" calcext:value-type="float">
            <text:p>106.1</text:p>
          </table:table-cell>
          <table:table-cell table:style-name="ce12" office:value-type="float" office:value="99.4908" calcext:value-type="float">
            <text:p>99.49</text:p>
          </table:table-cell>
          <table:table-cell table:style-name="ce12" table:formula="of:=([.A133] * [.$C$297]) + [.$C$298]" office:value-type="float" office:value="99.03993662288" calcext:value-type="float">
            <text:p>99.0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2-01" calcext:value-type="date">
            <text:p>01/02/11</text:p>
          </table:table-cell>
          <table:table-cell table:style-name="ce20" office:value-type="float" office:value="102.1" calcext:value-type="float">
            <text:p>102.1</text:p>
          </table:table-cell>
          <table:table-cell table:style-name="ce12" office:value-type="float" office:value="99.4445" calcext:value-type="float">
            <text:p>99.44</text:p>
          </table:table-cell>
          <table:table-cell table:style-name="ce12" table:formula="of:=([.A134] * [.$C$297]) + [.$C$298]" office:value-type="float" office:value="99.0331454135872" calcext:value-type="float">
            <text:p>99.0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3-01" calcext:value-type="date">
            <text:p>01/03/11</text:p>
          </table:table-cell>
          <table:table-cell table:style-name="ce20" office:value-type="float" office:value="98.22" calcext:value-type="float">
            <text:p>98.22</text:p>
          </table:table-cell>
          <table:table-cell table:style-name="ce12" office:value-type="float" office:value="99.3958" calcext:value-type="float">
            <text:p>99.40</text:p>
          </table:table-cell>
          <table:table-cell table:style-name="ce12" table:formula="of:=([.A135] * [.$C$297]) + [.$C$298]" office:value-type="float" office:value="99.0270114180969" calcext:value-type="float">
            <text:p>99.0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4-01" calcext:value-type="date">
            <text:p>01/04/11</text:p>
          </table:table-cell>
          <table:table-cell table:style-name="ce20" office:value-type="float" office:value="97.03" calcext:value-type="float">
            <text:p>97.03</text:p>
          </table:table-cell>
          <table:table-cell table:style-name="ce12" office:value-type="float" office:value="99.357" calcext:value-type="float">
            <text:p>99.36</text:p>
          </table:table-cell>
          <table:table-cell table:style-name="ce12" table:formula="of:=([.A136] * [.$C$297]) + [.$C$298]" office:value-type="float" office:value="99.0202202088041" calcext:value-type="float">
            <text:p>99.0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5-01" calcext:value-type="date">
            <text:p>01/05/11</text:p>
          </table:table-cell>
          <table:table-cell table:style-name="ce20" office:value-type="float" office:value="97.52" calcext:value-type="float">
            <text:p>97.52</text:p>
          </table:table-cell>
          <table:table-cell table:style-name="ce12" office:value-type="float" office:value="99.3301" calcext:value-type="float">
            <text:p>99.33</text:p>
          </table:table-cell>
          <table:table-cell table:style-name="ce12" table:formula="of:=([.A137] * [.$C$297]) + [.$C$298]" office:value-type="float" office:value="99.0136480707788" calcext:value-type="float">
            <text:p>99.0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6-01" calcext:value-type="date">
            <text:p>01/06/11</text:p>
          </table:table-cell>
          <table:table-cell table:style-name="ce20" office:value-type="float" office:value="96.92" calcext:value-type="float">
            <text:p>96.92</text:p>
          </table:table-cell>
          <table:table-cell table:style-name="ce12" office:value-type="float" office:value="99.311" calcext:value-type="float">
            <text:p>99.31</text:p>
          </table:table-cell>
          <table:table-cell table:style-name="ce12" table:formula="of:=([.A138] * [.$C$297]) + [.$C$298]" office:value-type="float" office:value="99.006856861486" calcext:value-type="float">
            <text:p>99.0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7-01" calcext:value-type="date">
            <text:p>01/07/11</text:p>
          </table:table-cell>
          <table:table-cell table:style-name="ce20" office:value-type="float" office:value="93.75" calcext:value-type="float">
            <text:p>93.75</text:p>
          </table:table-cell>
          <table:table-cell table:style-name="ce12" office:value-type="float" office:value="99.299" calcext:value-type="float">
            <text:p>99.30</text:p>
          </table:table-cell>
          <table:table-cell table:style-name="ce12" table:formula="of:=([.A139] * [.$C$297]) + [.$C$298]" office:value-type="float" office:value="99.0002847234607" calcext:value-type="float">
            <text:p>99.0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8-01" calcext:value-type="date">
            <text:p>01/08/11</text:p>
          </table:table-cell>
          <table:table-cell table:style-name="ce20" office:value-type="float" office:value="92.22" calcext:value-type="float">
            <text:p>92.22</text:p>
          </table:table-cell>
          <table:table-cell table:style-name="ce12" office:value-type="float" office:value="99.2914" calcext:value-type="float">
            <text:p>99.29</text:p>
          </table:table-cell>
          <table:table-cell table:style-name="ce12" table:formula="of:=([.A140] * [.$C$297]) + [.$C$298]" office:value-type="float" office:value="98.9934935141679" calcext:value-type="float">
            <text:p>98.9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9-01" calcext:value-type="date">
            <text:p>01/09/11</text:p>
          </table:table-cell>
          <table:table-cell table:style-name="ce20" office:value-type="float" office:value="93.84" calcext:value-type="float">
            <text:p>93.84</text:p>
          </table:table-cell>
          <table:table-cell table:style-name="ce12" office:value-type="float" office:value="99.278" calcext:value-type="float">
            <text:p>99.28</text:p>
          </table:table-cell>
          <table:table-cell table:style-name="ce12" table:formula="of:=([.A141] * [.$C$297]) + [.$C$298]" office:value-type="float" office:value="98.9867023048751" calcext:value-type="float">
            <text:p>98.9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10-01" calcext:value-type="date">
            <text:p>01/10/11</text:p>
          </table:table-cell>
          <table:table-cell table:style-name="ce20" office:value-type="float" office:value="99.17" calcext:value-type="float">
            <text:p>99.17</text:p>
          </table:table-cell>
          <table:table-cell table:style-name="ce12" office:value-type="float" office:value="99.2506" calcext:value-type="float">
            <text:p>99.25</text:p>
          </table:table-cell>
          <table:table-cell table:style-name="ce12" table:formula="of:=([.A142] * [.$C$297]) + [.$C$298]" office:value-type="float" office:value="98.9801301668498" calcext:value-type="float">
            <text:p>98.9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11-01" calcext:value-type="date">
            <text:p>01/11/11</text:p>
          </table:table-cell>
          <table:table-cell table:style-name="ce20" office:value-type="float" office:value="106.04" calcext:value-type="float">
            <text:p>106.04</text:p>
          </table:table-cell>
          <table:table-cell table:style-name="ce12" office:value-type="float" office:value="99.2115" calcext:value-type="float">
            <text:p>99.21</text:p>
          </table:table-cell>
          <table:table-cell table:style-name="ce12" table:formula="of:=([.A143] * [.$C$297]) + [.$C$298]" office:value-type="float" office:value="98.973338957557" calcext:value-type="float">
            <text:p>98.9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12-01" calcext:value-type="date">
            <text:p>01/12/11</text:p>
          </table:table-cell>
          <table:table-cell table:style-name="ce20" office:value-type="float" office:value="109.32" calcext:value-type="float">
            <text:p>109.32</text:p>
          </table:table-cell>
          <table:table-cell table:style-name="ce12" office:value-type="float" office:value="99.1698" calcext:value-type="float">
            <text:p>99.17</text:p>
          </table:table-cell>
          <table:table-cell table:style-name="ce12" table:formula="of:=([.A144] * [.$C$297]) + [.$C$298]" office:value-type="float" office:value="98.9667668195317" calcext:value-type="float">
            <text:p>98.9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1-01" calcext:value-type="date">
            <text:p>01/01/12</text:p>
          </table:table-cell>
          <table:table-cell table:style-name="ce20" office:value-type="float" office:value="105.55" calcext:value-type="float">
            <text:p>105.55</text:p>
          </table:table-cell>
          <table:table-cell table:style-name="ce12" office:value-type="float" office:value="99.1333" calcext:value-type="float">
            <text:p>99.13</text:p>
          </table:table-cell>
          <table:table-cell table:style-name="ce12" table:formula="of:=([.A145] * [.$C$297]) + [.$C$298]" office:value-type="float" office:value="98.9599756102389" calcext:value-type="float">
            <text:p>98.9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2-01" calcext:value-type="date">
            <text:p>01/02/12</text:p>
          </table:table-cell>
          <table:table-cell table:style-name="ce20" office:value-type="float" office:value="101.23" calcext:value-type="float">
            <text:p>101.23</text:p>
          </table:table-cell>
          <table:table-cell table:style-name="ce12" office:value-type="float" office:value="99.1056" calcext:value-type="float">
            <text:p>99.11</text:p>
          </table:table-cell>
          <table:table-cell table:style-name="ce12" table:formula="of:=([.A146] * [.$C$297]) + [.$C$298]" office:value-type="float" office:value="98.9531844009461" calcext:value-type="float">
            <text:p>98.9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3-01" calcext:value-type="date">
            <text:p>01/03/12</text:p>
          </table:table-cell>
          <table:table-cell table:style-name="ce20" office:value-type="float" office:value="99.15" calcext:value-type="float">
            <text:p>99.15</text:p>
          </table:table-cell>
          <table:table-cell table:style-name="ce12" office:value-type="float" office:value="99.0862" calcext:value-type="float">
            <text:p>99.09</text:p>
          </table:table-cell>
          <table:table-cell table:style-name="ce12" table:formula="of:=([.A147] * [.$C$297]) + [.$C$298]" office:value-type="float" office:value="98.9468313341883" calcext:value-type="float">
            <text:p>98.9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4-01" calcext:value-type="date">
            <text:p>01/04/12</text:p>
          </table:table-cell>
          <table:table-cell table:style-name="ce20" office:value-type="float" office:value="97.04" calcext:value-type="float">
            <text:p>97.04</text:p>
          </table:table-cell>
          <table:table-cell table:style-name="ce12" office:value-type="float" office:value="99.0709" calcext:value-type="float">
            <text:p>99.07</text:p>
          </table:table-cell>
          <table:table-cell table:style-name="ce12" table:formula="of:=([.A148] * [.$C$297]) + [.$C$298]" office:value-type="float" office:value="98.9400401248955" calcext:value-type="float">
            <text:p>98.9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5-01" calcext:value-type="date">
            <text:p>01/05/12</text:p>
          </table:table-cell>
          <table:table-cell table:style-name="ce20" office:value-type="float" office:value="96.29" calcext:value-type="float">
            <text:p>96.29</text:p>
          </table:table-cell>
          <table:table-cell table:style-name="ce12" office:value-type="float" office:value="99.0565" calcext:value-type="float">
            <text:p>99.06</text:p>
          </table:table-cell>
          <table:table-cell table:style-name="ce12" table:formula="of:=([.A149] * [.$C$297]) + [.$C$298]" office:value-type="float" office:value="98.9334679868702" calcext:value-type="float">
            <text:p>98.9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6-01" calcext:value-type="date">
            <text:p>01/06/12</text:p>
          </table:table-cell>
          <table:table-cell table:style-name="ce20" office:value-type="float" office:value="95.16" calcext:value-type="float">
            <text:p>95.16</text:p>
          </table:table-cell>
          <table:table-cell table:style-name="ce12" office:value-type="float" office:value="99.0428" calcext:value-type="float">
            <text:p>99.04</text:p>
          </table:table-cell>
          <table:table-cell table:style-name="ce12" table:formula="of:=([.A150] * [.$C$297]) + [.$C$298]" office:value-type="float" office:value="98.9266767775774" calcext:value-type="float">
            <text:p>98.9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7-01" calcext:value-type="date">
            <text:p>01/07/12</text:p>
          </table:table-cell>
          <table:table-cell table:style-name="ce20" office:value-type="float" office:value="93.87" calcext:value-type="float">
            <text:p>93.87</text:p>
          </table:table-cell>
          <table:table-cell table:style-name="ce12" office:value-type="float" office:value="99.0321" calcext:value-type="float">
            <text:p>99.03</text:p>
          </table:table-cell>
          <table:table-cell table:style-name="ce12" table:formula="of:=([.A151] * [.$C$297]) + [.$C$298]" office:value-type="float" office:value="98.9201046395521" calcext:value-type="float">
            <text:p>98.9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8-01" calcext:value-type="date">
            <text:p>01/08/12</text:p>
          </table:table-cell>
          <table:table-cell table:style-name="ce20" office:value-type="float" office:value="92.45" calcext:value-type="float">
            <text:p>92.45</text:p>
          </table:table-cell>
          <table:table-cell table:style-name="ce12" office:value-type="float" office:value="99.0328" calcext:value-type="float">
            <text:p>99.03</text:p>
          </table:table-cell>
          <table:table-cell table:style-name="ce12" table:formula="of:=([.A152] * [.$C$297]) + [.$C$298]" office:value-type="float" office:value="98.9133134302593" calcext:value-type="float">
            <text:p>98.9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9-01" calcext:value-type="date">
            <text:p>01/09/12</text:p>
          </table:table-cell>
          <table:table-cell table:style-name="ce20" office:value-type="float" office:value="94.21" calcext:value-type="float">
            <text:p>94.21</text:p>
          </table:table-cell>
          <table:table-cell table:style-name="ce12" office:value-type="float" office:value="99.0512" calcext:value-type="float">
            <text:p>99.05</text:p>
          </table:table-cell>
          <table:table-cell table:style-name="ce12" table:formula="of:=([.A153] * [.$C$297]) + [.$C$298]" office:value-type="float" office:value="98.9065222209665" calcext:value-type="float">
            <text:p>98.9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10-01" calcext:value-type="date">
            <text:p>01/10/12</text:p>
          </table:table-cell>
          <table:table-cell table:style-name="ce20" office:value-type="float" office:value="98.93" calcext:value-type="float">
            <text:p>98.93</text:p>
          </table:table-cell>
          <table:table-cell table:style-name="ce12" office:value-type="float" office:value="99.0863" calcext:value-type="float">
            <text:p>99.09</text:p>
          </table:table-cell>
          <table:table-cell table:style-name="ce12" table:formula="of:=([.A154] * [.$C$297]) + [.$C$298]" office:value-type="float" office:value="98.8999500829412" calcext:value-type="float">
            <text:p>98.9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11-01" calcext:value-type="date">
            <text:p>01/11/12</text:p>
          </table:table-cell>
          <table:table-cell table:style-name="ce20" office:value-type="float" office:value="105.62" calcext:value-type="float">
            <text:p>105.62</text:p>
          </table:table-cell>
          <table:table-cell table:style-name="ce12" office:value-type="float" office:value="99.1285" calcext:value-type="float">
            <text:p>99.13</text:p>
          </table:table-cell>
          <table:table-cell table:style-name="ce12" table:formula="of:=([.A155] * [.$C$297]) + [.$C$298]" office:value-type="float" office:value="98.8931588736484" calcext:value-type="float">
            <text:p>98.8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12-01" calcext:value-type="date">
            <text:p>01/12/12</text:p>
          </table:table-cell>
          <table:table-cell table:style-name="ce20" office:value-type="float" office:value="107.67" calcext:value-type="float">
            <text:p>107.67</text:p>
          </table:table-cell>
          <table:table-cell table:style-name="ce12" office:value-type="float" office:value="99.1744" calcext:value-type="float">
            <text:p>99.17</text:p>
          </table:table-cell>
          <table:table-cell table:style-name="ce12" table:formula="of:=([.A156] * [.$C$297]) + [.$C$298]" office:value-type="float" office:value="98.8865867356231" calcext:value-type="float">
            <text:p>98.8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1-01" calcext:value-type="date">
            <text:p>01/01/13</text:p>
          </table:table-cell>
          <table:table-cell table:style-name="ce20" office:value-type="float" office:value="106.53" calcext:value-type="float">
            <text:p>106.53</text:p>
          </table:table-cell>
          <table:table-cell table:style-name="ce12" office:value-type="float" office:value="99.2239" calcext:value-type="float">
            <text:p>99.22</text:p>
          </table:table-cell>
          <table:table-cell table:style-name="ce12" table:formula="of:=([.A157] * [.$C$297]) + [.$C$298]" office:value-type="float" office:value="98.8797955263303" calcext:value-type="float">
            <text:p>98.8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2-01" calcext:value-type="date">
            <text:p>01/02/13</text:p>
          </table:table-cell>
          <table:table-cell table:style-name="ce20" office:value-type="float" office:value="102.03" calcext:value-type="float">
            <text:p>102.03</text:p>
          </table:table-cell>
          <table:table-cell table:style-name="ce12" office:value-type="float" office:value="99.2713" calcext:value-type="float">
            <text:p>99.27</text:p>
          </table:table-cell>
          <table:table-cell table:style-name="ce12" table:formula="of:=([.A158] * [.$C$297]) + [.$C$298]" office:value-type="float" office:value="98.8730043170375" calcext:value-type="float">
            <text:p>98.8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3-01" calcext:value-type="date">
            <text:p>01/03/13</text:p>
          </table:table-cell>
          <table:table-cell table:style-name="ce20" office:value-type="float" office:value="98.52" calcext:value-type="float">
            <text:p>98.52</text:p>
          </table:table-cell>
          <table:table-cell table:style-name="ce12" office:value-type="float" office:value="99.3101" calcext:value-type="float">
            <text:p>99.31</text:p>
          </table:table-cell>
          <table:table-cell table:style-name="ce12" table:formula="of:=([.A159] * [.$C$297]) + [.$C$298]" office:value-type="float" office:value="98.8668703215473" calcext:value-type="float">
            <text:p>98.8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4-01" calcext:value-type="date">
            <text:p>01/04/13</text:p>
          </table:table-cell>
          <table:table-cell table:style-name="ce20" office:value-type="float" office:value="97.42" calcext:value-type="float">
            <text:p>97.42</text:p>
          </table:table-cell>
          <table:table-cell table:style-name="ce12" office:value-type="float" office:value="99.3385" calcext:value-type="float">
            <text:p>99.34</text:p>
          </table:table-cell>
          <table:table-cell table:style-name="ce12" table:formula="of:=([.A160] * [.$C$297]) + [.$C$298]" office:value-type="float" office:value="98.8600791122544" calcext:value-type="float">
            <text:p>98.8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5-01" calcext:value-type="date">
            <text:p>01/05/13</text:p>
          </table:table-cell>
          <table:table-cell table:style-name="ce20" office:value-type="float" office:value="97.18" calcext:value-type="float">
            <text:p>97.18</text:p>
          </table:table-cell>
          <table:table-cell table:style-name="ce12" office:value-type="float" office:value="99.36" calcext:value-type="float">
            <text:p>99.36</text:p>
          </table:table-cell>
          <table:table-cell table:style-name="ce12" table:formula="of:=([.A161] * [.$C$297]) + [.$C$298]" office:value-type="float" office:value="98.8535069742292" calcext:value-type="float">
            <text:p>98.8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6-01" calcext:value-type="date">
            <text:p>01/06/13</text:p>
          </table:table-cell>
          <table:table-cell table:style-name="ce20" office:value-type="float" office:value="96.61" calcext:value-type="float">
            <text:p>96.61</text:p>
          </table:table-cell>
          <table:table-cell table:style-name="ce12" office:value-type="float" office:value="99.3742" calcext:value-type="float">
            <text:p>99.37</text:p>
          </table:table-cell>
          <table:table-cell table:style-name="ce12" table:formula="of:=([.A162] * [.$C$297]) + [.$C$298]" office:value-type="float" office:value="98.8467157649363" calcext:value-type="float">
            <text:p>98.8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7-01" calcext:value-type="date">
            <text:p>01/07/13</text:p>
          </table:table-cell>
          <table:table-cell table:style-name="ce20" office:value-type="float" office:value="94.29" calcext:value-type="float">
            <text:p>94.29</text:p>
          </table:table-cell>
          <table:table-cell table:style-name="ce12" office:value-type="float" office:value="99.3751" calcext:value-type="float">
            <text:p>99.38</text:p>
          </table:table-cell>
          <table:table-cell table:style-name="ce12" table:formula="of:=([.A163] * [.$C$297]) + [.$C$298]" office:value-type="float" office:value="98.8401436269111" calcext:value-type="float">
            <text:p>98.8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8-01" calcext:value-type="date">
            <text:p>01/08/13</text:p>
          </table:table-cell>
          <table:table-cell table:style-name="ce20" office:value-type="float" office:value="92.25" calcext:value-type="float">
            <text:p>92.25</text:p>
          </table:table-cell>
          <table:table-cell table:style-name="ce12" office:value-type="float" office:value="99.3605" calcext:value-type="float">
            <text:p>99.36</text:p>
          </table:table-cell>
          <table:table-cell table:style-name="ce12" table:formula="of:=([.A164] * [.$C$297]) + [.$C$298]" office:value-type="float" office:value="98.8333524176182" calcext:value-type="float">
            <text:p>98.8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9-01" calcext:value-type="date">
            <text:p>01/09/13</text:p>
          </table:table-cell>
          <table:table-cell table:style-name="ce20" office:value-type="float" office:value="94.55" calcext:value-type="float">
            <text:p>94.55</text:p>
          </table:table-cell>
          <table:table-cell table:style-name="ce12" office:value-type="float" office:value="99.3348" calcext:value-type="float">
            <text:p>99.33</text:p>
          </table:table-cell>
          <table:table-cell table:style-name="ce12" table:formula="of:=([.A165] * [.$C$297]) + [.$C$298]" office:value-type="float" office:value="98.8265612083255" calcext:value-type="float">
            <text:p>98.8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10-01" calcext:value-type="date">
            <text:p>01/10/13</text:p>
          </table:table-cell>
          <table:table-cell table:style-name="ce20" office:value-type="float" office:value="99.82" calcext:value-type="float">
            <text:p>99.82</text:p>
          </table:table-cell>
          <table:table-cell table:style-name="ce12" office:value-type="float" office:value="99.3062" calcext:value-type="float">
            <text:p>99.31</text:p>
          </table:table-cell>
          <table:table-cell table:style-name="ce12" table:formula="of:=([.A166] * [.$C$297]) + [.$C$298]" office:value-type="float" office:value="98.8199890703002" calcext:value-type="float">
            <text:p>98.8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11-01" calcext:value-type="date">
            <text:p>01/11/13</text:p>
          </table:table-cell>
          <table:table-cell table:style-name="ce20" office:value-type="float" office:value="106.03" calcext:value-type="float">
            <text:p>106.03</text:p>
          </table:table-cell>
          <table:table-cell table:style-name="ce12" office:value-type="float" office:value="99.2802" calcext:value-type="float">
            <text:p>99.28</text:p>
          </table:table-cell>
          <table:table-cell table:style-name="ce12" table:formula="of:=([.A167] * [.$C$297]) + [.$C$298]" office:value-type="float" office:value="98.8131978610074" calcext:value-type="float">
            <text:p>98.8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12-01" calcext:value-type="date">
            <text:p>01/12/13</text:p>
          </table:table-cell>
          <table:table-cell table:style-name="ce20" office:value-type="float" office:value="107.66" calcext:value-type="float">
            <text:p>107.66</text:p>
          </table:table-cell>
          <table:table-cell table:style-name="ce12" office:value-type="float" office:value="99.2517" calcext:value-type="float">
            <text:p>99.25</text:p>
          </table:table-cell>
          <table:table-cell table:style-name="ce12" table:formula="of:=([.A168] * [.$C$297]) + [.$C$298]" office:value-type="float" office:value="98.8066257229821" calcext:value-type="float">
            <text:p>98.8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1-01" calcext:value-type="date">
            <text:p>01/01/14</text:p>
          </table:table-cell>
          <table:table-cell table:style-name="ce20" office:value-type="float" office:value="105.93" calcext:value-type="float">
            <text:p>105.93</text:p>
          </table:table-cell>
          <table:table-cell table:style-name="ce12" office:value-type="float" office:value="99.2185" calcext:value-type="float">
            <text:p>99.22</text:p>
          </table:table-cell>
          <table:table-cell table:style-name="ce12" table:formula="of:=([.A169] * [.$C$297]) + [.$C$298]" office:value-type="float" office:value="98.7998345136893" calcext:value-type="float">
            <text:p>98.8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2-01" calcext:value-type="date">
            <text:p>01/02/14</text:p>
          </table:table-cell>
          <table:table-cell table:style-name="ce20" office:value-type="float" office:value="102.05" calcext:value-type="float">
            <text:p>102.05</text:p>
          </table:table-cell>
          <table:table-cell table:style-name="ce12" office:value-type="float" office:value="99.1828" calcext:value-type="float">
            <text:p>99.18</text:p>
          </table:table-cell>
          <table:table-cell table:style-name="ce12" table:formula="of:=([.A170] * [.$C$297]) + [.$C$298]" office:value-type="float" office:value="98.7930433043965" calcext:value-type="float">
            <text:p>98.7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3-01" calcext:value-type="date">
            <text:p>01/03/14</text:p>
          </table:table-cell>
          <table:table-cell table:style-name="ce20" office:value-type="float" office:value="98.19" calcext:value-type="float">
            <text:p>98.19</text:p>
          </table:table-cell>
          <table:table-cell table:style-name="ce12" office:value-type="float" office:value="99.1472" calcext:value-type="float">
            <text:p>99.15</text:p>
          </table:table-cell>
          <table:table-cell table:style-name="ce12" table:formula="of:=([.A171] * [.$C$297]) + [.$C$298]" office:value-type="float" office:value="98.7869093089062" calcext:value-type="float">
            <text:p>98.7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4-01" calcext:value-type="date">
            <text:p>01/04/14</text:p>
          </table:table-cell>
          <table:table-cell table:style-name="ce20" office:value-type="float" office:value="96.77" calcext:value-type="float">
            <text:p>96.77</text:p>
          </table:table-cell>
          <table:table-cell table:style-name="ce12" office:value-type="float" office:value="99.1169" calcext:value-type="float">
            <text:p>99.12</text:p>
          </table:table-cell>
          <table:table-cell table:style-name="ce12" table:formula="of:=([.A172] * [.$C$297]) + [.$C$298]" office:value-type="float" office:value="98.7801180996134" calcext:value-type="float">
            <text:p>98.7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5-01" calcext:value-type="date">
            <text:p>01/05/14</text:p>
          </table:table-cell>
          <table:table-cell table:style-name="ce20" office:value-type="float" office:value="96.93" calcext:value-type="float">
            <text:p>96.93</text:p>
          </table:table-cell>
          <table:table-cell table:style-name="ce12" office:value-type="float" office:value="99.0939" calcext:value-type="float">
            <text:p>99.09</text:p>
          </table:table-cell>
          <table:table-cell table:style-name="ce12" table:formula="of:=([.A173] * [.$C$297]) + [.$C$298]" office:value-type="float" office:value="98.7735459615881" calcext:value-type="float">
            <text:p>98.7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6-01" calcext:value-type="date">
            <text:p>01/06/14</text:p>
          </table:table-cell>
          <table:table-cell table:style-name="ce20" office:value-type="float" office:value="96.34" calcext:value-type="float">
            <text:p>96.34</text:p>
          </table:table-cell>
          <table:table-cell table:style-name="ce12" office:value-type="float" office:value="99.0773" calcext:value-type="float">
            <text:p>99.08</text:p>
          </table:table-cell>
          <table:table-cell table:style-name="ce12" table:formula="of:=([.A174] * [.$C$297]) + [.$C$298]" office:value-type="float" office:value="98.7667547522953" calcext:value-type="float">
            <text:p>98.7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7-01" calcext:value-type="date">
            <text:p>01/07/14</text:p>
          </table:table-cell>
          <table:table-cell table:style-name="ce20" office:value-type="float" office:value="94.23" calcext:value-type="float">
            <text:p>94.23</text:p>
          </table:table-cell>
          <table:table-cell table:style-name="ce12" office:value-type="float" office:value="99.0674" calcext:value-type="float">
            <text:p>99.07</text:p>
          </table:table-cell>
          <table:table-cell table:style-name="ce12" table:formula="of:=([.A175] * [.$C$297]) + [.$C$298]" office:value-type="float" office:value="98.76018261427" calcext:value-type="float">
            <text:p>98.7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8-01" calcext:value-type="date">
            <text:p>01/08/14</text:p>
          </table:table-cell>
          <table:table-cell table:style-name="ce20" office:value-type="float" office:value="91.68" calcext:value-type="float">
            <text:p>91.68</text:p>
          </table:table-cell>
          <table:table-cell table:style-name="ce12" office:value-type="float" office:value="99.0598" calcext:value-type="float">
            <text:p>99.06</text:p>
          </table:table-cell>
          <table:table-cell table:style-name="ce12" table:formula="of:=([.A176] * [.$C$297]) + [.$C$298]" office:value-type="float" office:value="98.7533914049772" calcext:value-type="float">
            <text:p>98.7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9-01" calcext:value-type="date">
            <text:p>01/09/14</text:p>
          </table:table-cell>
          <table:table-cell table:style-name="ce20" office:value-type="float" office:value="93.88" calcext:value-type="float">
            <text:p>93.88</text:p>
          </table:table-cell>
          <table:table-cell table:style-name="ce12" office:value-type="float" office:value="99.0479" calcext:value-type="float">
            <text:p>99.05</text:p>
          </table:table-cell>
          <table:table-cell table:style-name="ce12" table:formula="of:=([.A177] * [.$C$297]) + [.$C$298]" office:value-type="float" office:value="98.7466001956844" calcext:value-type="float">
            <text:p>98.7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10-01" calcext:value-type="date">
            <text:p>01/10/14</text:p>
          </table:table-cell>
          <table:table-cell table:style-name="ce20" office:value-type="float" office:value="99.2" calcext:value-type="float">
            <text:p>99.2</text:p>
          </table:table-cell>
          <table:table-cell table:style-name="ce12" office:value-type="float" office:value="99.0291" calcext:value-type="float">
            <text:p>99.03</text:p>
          </table:table-cell>
          <table:table-cell table:style-name="ce12" table:formula="of:=([.A178] * [.$C$297]) + [.$C$298]" office:value-type="float" office:value="98.7400280576591" calcext:value-type="float">
            <text:p>98.7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11-01" calcext:value-type="date">
            <text:p>01/11/14</text:p>
          </table:table-cell>
          <table:table-cell table:style-name="ce20" office:value-type="float" office:value="105.62" calcext:value-type="float">
            <text:p>105.62</text:p>
          </table:table-cell>
          <table:table-cell table:style-name="ce12" office:value-type="float" office:value="99.0024" calcext:value-type="float">
            <text:p>99.00</text:p>
          </table:table-cell>
          <table:table-cell table:style-name="ce12" table:formula="of:=([.A179] * [.$C$297]) + [.$C$298]" office:value-type="float" office:value="98.7332368483663" calcext:value-type="float">
            <text:p>98.7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12-01" calcext:value-type="date">
            <text:p>01/12/14</text:p>
          </table:table-cell>
          <table:table-cell table:style-name="ce20" office:value-type="float" office:value="108.32" calcext:value-type="float">
            <text:p>108.32</text:p>
          </table:table-cell>
          <table:table-cell table:style-name="ce12" office:value-type="float" office:value="98.9653" calcext:value-type="float">
            <text:p>98.97</text:p>
          </table:table-cell>
          <table:table-cell table:style-name="ce12" table:formula="of:=([.A180] * [.$C$297]) + [.$C$298]" office:value-type="float" office:value="98.726664710341" calcext:value-type="float">
            <text:p>98.7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1-01" calcext:value-type="date">
            <text:p>01/01/15</text:p>
          </table:table-cell>
          <table:table-cell table:style-name="ce20" office:value-type="float" office:value="105.83" calcext:value-type="float">
            <text:p>105.83</text:p>
          </table:table-cell>
          <table:table-cell table:style-name="ce12" office:value-type="float" office:value="98.9169" calcext:value-type="float">
            <text:p>98.92</text:p>
          </table:table-cell>
          <table:table-cell table:style-name="ce12" table:formula="of:=([.A181] * [.$C$297]) + [.$C$298]" office:value-type="float" office:value="98.7198735010482" calcext:value-type="float">
            <text:p>98.7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2-01" calcext:value-type="date">
            <text:p>01/02/15</text:p>
          </table:table-cell>
          <table:table-cell table:style-name="ce20" office:value-type="float" office:value="101.38" calcext:value-type="float">
            <text:p>101.38</text:p>
          </table:table-cell>
          <table:table-cell table:style-name="ce12" office:value-type="float" office:value="98.8625" calcext:value-type="float">
            <text:p>98.86</text:p>
          </table:table-cell>
          <table:table-cell table:style-name="ce12" table:formula="of:=([.A182] * [.$C$297]) + [.$C$298]" office:value-type="float" office:value="98.7130822917554" calcext:value-type="float">
            <text:p>98.7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3-01" calcext:value-type="date">
            <text:p>01/03/15</text:p>
          </table:table-cell>
          <table:table-cell table:style-name="ce20" office:value-type="float" office:value="98.57" calcext:value-type="float">
            <text:p>98.57</text:p>
          </table:table-cell>
          <table:table-cell table:style-name="ce12" office:value-type="float" office:value="98.8092" calcext:value-type="float">
            <text:p>98.81</text:p>
          </table:table-cell>
          <table:table-cell table:style-name="ce12" table:formula="of:=([.A183] * [.$C$297]) + [.$C$298]" office:value-type="float" office:value="98.7069482962651" calcext:value-type="float">
            <text:p>98.7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4-01" calcext:value-type="date">
            <text:p>01/04/15</text:p>
          </table:table-cell>
          <table:table-cell table:style-name="ce20" office:value-type="float" office:value="96.51" calcext:value-type="float">
            <text:p>96.51</text:p>
          </table:table-cell>
          <table:table-cell table:style-name="ce12" office:value-type="float" office:value="98.761" calcext:value-type="float">
            <text:p>98.76</text:p>
          </table:table-cell>
          <table:table-cell table:style-name="ce12" table:formula="of:=([.A184] * [.$C$297]) + [.$C$298]" office:value-type="float" office:value="98.7001570869723" calcext:value-type="float">
            <text:p>98.7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5-01" calcext:value-type="date">
            <text:p>01/05/15</text:p>
          </table:table-cell>
          <table:table-cell table:style-name="ce20" office:value-type="float" office:value="96.45" calcext:value-type="float">
            <text:p>96.45</text:p>
          </table:table-cell>
          <table:table-cell table:style-name="ce12" office:value-type="float" office:value="98.7173" calcext:value-type="float">
            <text:p>98.72</text:p>
          </table:table-cell>
          <table:table-cell table:style-name="ce12" table:formula="of:=([.A185] * [.$C$297]) + [.$C$298]" office:value-type="float" office:value="98.693584948947" calcext:value-type="float">
            <text:p>98.6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6-01" calcext:value-type="date">
            <text:p>01/06/15</text:p>
          </table:table-cell>
          <table:table-cell table:style-name="ce20" office:value-type="float" office:value="95.82" calcext:value-type="float">
            <text:p>95.82</text:p>
          </table:table-cell>
          <table:table-cell table:style-name="ce12" office:value-type="float" office:value="98.6771" calcext:value-type="float">
            <text:p>98.68</text:p>
          </table:table-cell>
          <table:table-cell table:style-name="ce12" table:formula="of:=([.A186] * [.$C$297]) + [.$C$298]" office:value-type="float" office:value="98.6867937396542" calcext:value-type="float">
            <text:p>98.6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7-01" calcext:value-type="date">
            <text:p>01/07/15</text:p>
          </table:table-cell>
          <table:table-cell table:style-name="ce20" office:value-type="float" office:value="93.05" calcext:value-type="float">
            <text:p>93.05</text:p>
          </table:table-cell>
          <table:table-cell table:style-name="ce12" office:value-type="float" office:value="98.6428" calcext:value-type="float">
            <text:p>98.64</text:p>
          </table:table-cell>
          <table:table-cell table:style-name="ce12" table:formula="of:=([.A187] * [.$C$297]) + [.$C$298]" office:value-type="float" office:value="98.6802216016289" calcext:value-type="float">
            <text:p>98.6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8-01" calcext:value-type="date">
            <text:p>01/08/15</text:p>
          </table:table-cell>
          <table:table-cell table:style-name="ce20" office:value-type="float" office:value="91.48" calcext:value-type="float">
            <text:p>91.48</text:p>
          </table:table-cell>
          <table:table-cell table:style-name="ce12" office:value-type="float" office:value="98.6138" calcext:value-type="float">
            <text:p>98.61</text:p>
          </table:table-cell>
          <table:table-cell table:style-name="ce12" table:formula="of:=([.A188] * [.$C$297]) + [.$C$298]" office:value-type="float" office:value="98.6734303923361" calcext:value-type="float">
            <text:p>98.6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9-01" calcext:value-type="date">
            <text:p>01/09/15</text:p>
          </table:table-cell>
          <table:table-cell table:style-name="ce20" office:value-type="float" office:value="93.02" calcext:value-type="float">
            <text:p>93.02</text:p>
          </table:table-cell>
          <table:table-cell table:style-name="ce12" office:value-type="float" office:value="98.5901" calcext:value-type="float">
            <text:p>98.59</text:p>
          </table:table-cell>
          <table:table-cell table:style-name="ce12" table:formula="of:=([.A189] * [.$C$297]) + [.$C$298]" office:value-type="float" office:value="98.6666391830433" calcext:value-type="float">
            <text:p>98.6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10-01" calcext:value-type="date">
            <text:p>01/10/15</text:p>
          </table:table-cell>
          <table:table-cell table:style-name="ce20" office:value-type="float" office:value="98.74" calcext:value-type="float">
            <text:p>98.74</text:p>
          </table:table-cell>
          <table:table-cell table:style-name="ce12" office:value-type="float" office:value="98.5679" calcext:value-type="float">
            <text:p>98.57</text:p>
          </table:table-cell>
          <table:table-cell table:style-name="ce12" table:formula="of:=([.A190] * [.$C$297]) + [.$C$298]" office:value-type="float" office:value="98.660067045018" calcext:value-type="float">
            <text:p>98.6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11-01" calcext:value-type="date">
            <text:p>01/11/15</text:p>
          </table:table-cell>
          <table:table-cell table:style-name="ce20" office:value-type="float" office:value="105.42" calcext:value-type="float">
            <text:p>105.42</text:p>
          </table:table-cell>
          <table:table-cell table:style-name="ce12" office:value-type="float" office:value="98.5456" calcext:value-type="float">
            <text:p>98.55</text:p>
          </table:table-cell>
          <table:table-cell table:style-name="ce12" table:formula="of:=([.A191] * [.$C$297]) + [.$C$298]" office:value-type="float" office:value="98.6532758357252" calcext:value-type="float">
            <text:p>98.6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12-01" calcext:value-type="date">
            <text:p>01/12/15</text:p>
          </table:table-cell>
          <table:table-cell table:style-name="ce20" office:value-type="float" office:value="107.4" calcext:value-type="float">
            <text:p>107.4</text:p>
          </table:table-cell>
          <table:table-cell table:style-name="ce12" office:value-type="float" office:value="98.5274" calcext:value-type="float">
            <text:p>98.53</text:p>
          </table:table-cell>
          <table:table-cell table:style-name="ce12" table:formula="of:=([.A192] * [.$C$297]) + [.$C$298]" office:value-type="float" office:value="98.6467036976999" calcext:value-type="float">
            <text:p>98.6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1-01" calcext:value-type="date">
            <text:p>01/01/16</text:p>
          </table:table-cell>
          <table:table-cell table:style-name="ce20" office:value-type="float" office:value="105.37" calcext:value-type="float">
            <text:p>105.37</text:p>
          </table:table-cell>
          <table:table-cell table:style-name="ce12" office:value-type="float" office:value="98.5189" calcext:value-type="float">
            <text:p>98.52</text:p>
          </table:table-cell>
          <table:table-cell table:style-name="ce12" table:formula="of:=([.A193] * [.$C$297]) + [.$C$298]" office:value-type="float" office:value="98.6399124884071" calcext:value-type="float">
            <text:p>98.6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2-01" calcext:value-type="date">
            <text:p>01/02/16</text:p>
          </table:table-cell>
          <table:table-cell table:style-name="ce20" office:value-type="float" office:value="101.61" calcext:value-type="float">
            <text:p>101.61</text:p>
          </table:table-cell>
          <table:table-cell table:style-name="ce12" office:value-type="float" office:value="98.5209" calcext:value-type="float">
            <text:p>98.52</text:p>
          </table:table-cell>
          <table:table-cell table:style-name="ce12" table:formula="of:=([.A194] * [.$C$297]) + [.$C$298]" office:value-type="float" office:value="98.6331212791143" calcext:value-type="float">
            <text:p>98.6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3-01" calcext:value-type="date">
            <text:p>01/03/16</text:p>
          </table:table-cell>
          <table:table-cell table:style-name="ce20" office:value-type="float" office:value="98.34" calcext:value-type="float">
            <text:p>98.34</text:p>
          </table:table-cell>
          <table:table-cell table:style-name="ce12" office:value-type="float" office:value="98.527" calcext:value-type="float">
            <text:p>98.53</text:p>
          </table:table-cell>
          <table:table-cell table:style-name="ce12" table:formula="of:=([.A195] * [.$C$297]) + [.$C$298]" office:value-type="float" office:value="98.6267682123565" calcext:value-type="float">
            <text:p>98.6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4-01" calcext:value-type="date">
            <text:p>01/04/16</text:p>
          </table:table-cell>
          <table:table-cell table:style-name="ce20" office:value-type="float" office:value="95.9" calcext:value-type="float">
            <text:p>95.9</text:p>
          </table:table-cell>
          <table:table-cell table:style-name="ce12" office:value-type="float" office:value="98.5273" calcext:value-type="float">
            <text:p>98.53</text:p>
          </table:table-cell>
          <table:table-cell table:style-name="ce12" table:formula="of:=([.A196] * [.$C$297]) + [.$C$298]" office:value-type="float" office:value="98.6199770030637" calcext:value-type="float">
            <text:p>98.6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5-01" calcext:value-type="date">
            <text:p>01/05/16</text:p>
          </table:table-cell>
          <table:table-cell table:style-name="ce20" office:value-type="float" office:value="96.54" calcext:value-type="float">
            <text:p>96.54</text:p>
          </table:table-cell>
          <table:table-cell table:style-name="ce12" office:value-type="float" office:value="98.5069" calcext:value-type="float">
            <text:p>98.51</text:p>
          </table:table-cell>
          <table:table-cell table:style-name="ce12" table:formula="of:=([.A197] * [.$C$297]) + [.$C$298]" office:value-type="float" office:value="98.6134048650384" calcext:value-type="float">
            <text:p>98.6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6-01" calcext:value-type="date">
            <text:p>01/06/16</text:p>
          </table:table-cell>
          <table:table-cell table:style-name="ce20" office:value-type="float" office:value="94.7" calcext:value-type="float">
            <text:p>94.7</text:p>
          </table:table-cell>
          <table:table-cell table:style-name="ce12" office:value-type="float" office:value="98.4597" calcext:value-type="float">
            <text:p>98.46</text:p>
          </table:table-cell>
          <table:table-cell table:style-name="ce12" table:formula="of:=([.A198] * [.$C$297]) + [.$C$298]" office:value-type="float" office:value="98.6066136557456" calcext:value-type="float">
            <text:p>98.6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7-01" calcext:value-type="date">
            <text:p>01/07/16</text:p>
          </table:table-cell>
          <table:table-cell table:style-name="ce20" office:value-type="float" office:value="93.06" calcext:value-type="float">
            <text:p>93.06</text:p>
          </table:table-cell>
          <table:table-cell table:style-name="ce12" office:value-type="float" office:value="98.3925" calcext:value-type="float">
            <text:p>98.39</text:p>
          </table:table-cell>
          <table:table-cell table:style-name="ce12" table:formula="of:=([.A199] * [.$C$297]) + [.$C$298]" office:value-type="float" office:value="98.6000415177203" calcext:value-type="float">
            <text:p>98.6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8-01" calcext:value-type="date">
            <text:p>01/08/16</text:p>
          </table:table-cell>
          <table:table-cell table:style-name="ce20" office:value-type="float" office:value="92" calcext:value-type="float">
            <text:p>92</text:p>
          </table:table-cell>
          <table:table-cell table:style-name="ce12" office:value-type="float" office:value="98.3196" calcext:value-type="float">
            <text:p>98.32</text:p>
          </table:table-cell>
          <table:table-cell table:style-name="ce12" table:formula="of:=([.A200] * [.$C$297]) + [.$C$298]" office:value-type="float" office:value="98.5932503084275" calcext:value-type="float">
            <text:p>98.5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9-01" calcext:value-type="date">
            <text:p>01/09/16</text:p>
          </table:table-cell>
          <table:table-cell table:style-name="ce20" office:value-type="float" office:value="93.56" calcext:value-type="float">
            <text:p>93.56</text:p>
          </table:table-cell>
          <table:table-cell table:style-name="ce12" office:value-type="float" office:value="98.2557" calcext:value-type="float">
            <text:p>98.26</text:p>
          </table:table-cell>
          <table:table-cell table:style-name="ce12" table:formula="of:=([.A201] * [.$C$297]) + [.$C$298]" office:value-type="float" office:value="98.5864590991347" calcext:value-type="float">
            <text:p>98.5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10-01" calcext:value-type="date">
            <text:p>01/10/16</text:p>
          </table:table-cell>
          <table:table-cell table:style-name="ce20" office:value-type="float" office:value="99.26" calcext:value-type="float">
            <text:p>99.26</text:p>
          </table:table-cell>
          <table:table-cell table:style-name="ce12" office:value-type="float" office:value="98.2074" calcext:value-type="float">
            <text:p>98.21</text:p>
          </table:table-cell>
          <table:table-cell table:style-name="ce12" table:formula="of:=([.A202] * [.$C$297]) + [.$C$298]" office:value-type="float" office:value="98.5798869611094" calcext:value-type="float">
            <text:p>98.5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11-01" calcext:value-type="date">
            <text:p>01/11/16</text:p>
          </table:table-cell>
          <table:table-cell table:style-name="ce20" office:value-type="float" office:value="104.55" calcext:value-type="float">
            <text:p>104.55</text:p>
          </table:table-cell>
          <table:table-cell table:style-name="ce12" office:value-type="float" office:value="98.1768" calcext:value-type="float">
            <text:p>98.18</text:p>
          </table:table-cell>
          <table:table-cell table:style-name="ce12" table:formula="of:=([.A203] * [.$C$297]) + [.$C$298]" office:value-type="float" office:value="98.5730957518166" calcext:value-type="float">
            <text:p>98.5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12-01" calcext:value-type="date">
            <text:p>01/12/16</text:p>
          </table:table-cell>
          <table:table-cell table:style-name="ce20" office:value-type="float" office:value="106.99" calcext:value-type="float">
            <text:p>106.99</text:p>
          </table:table-cell>
          <table:table-cell table:style-name="ce12" office:value-type="float" office:value="98.1659" calcext:value-type="float">
            <text:p>98.17</text:p>
          </table:table-cell>
          <table:table-cell table:style-name="ce12" table:formula="of:=([.A204] * [.$C$297]) + [.$C$298]" office:value-type="float" office:value="98.5665236137913" calcext:value-type="float">
            <text:p>98.5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1-01" calcext:value-type="date">
            <text:p>01/01/17</text:p>
          </table:table-cell>
          <table:table-cell table:style-name="ce20" office:value-type="float" office:value="103.75" calcext:value-type="float">
            <text:p>103.75</text:p>
          </table:table-cell>
          <table:table-cell table:style-name="ce12" office:value-type="float" office:value="98.1739" calcext:value-type="float">
            <text:p>98.17</text:p>
          </table:table-cell>
          <table:table-cell table:style-name="ce12" table:formula="of:=([.A205] * [.$C$297]) + [.$C$298]" office:value-type="float" office:value="98.5597324044985" calcext:value-type="float">
            <text:p>98.5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2-01" calcext:value-type="date">
            <text:p>01/02/17</text:p>
          </table:table-cell>
          <table:table-cell table:style-name="ce20" office:value-type="float" office:value="100.11" calcext:value-type="float">
            <text:p>100.11</text:p>
          </table:table-cell>
          <table:table-cell table:style-name="ce12" office:value-type="float" office:value="98.1987" calcext:value-type="float">
            <text:p>98.20</text:p>
          </table:table-cell>
          <table:table-cell table:style-name="ce12" table:formula="of:=([.A206] * [.$C$297]) + [.$C$298]" office:value-type="float" office:value="98.5529411952057" calcext:value-type="float">
            <text:p>98.5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3-01" calcext:value-type="date">
            <text:p>01/03/17</text:p>
          </table:table-cell>
          <table:table-cell table:style-name="ce20" office:value-type="float" office:value="97.69" calcext:value-type="float">
            <text:p>97.69</text:p>
          </table:table-cell>
          <table:table-cell table:style-name="ce12" office:value-type="float" office:value="98.239" calcext:value-type="float">
            <text:p>98.24</text:p>
          </table:table-cell>
          <table:table-cell table:style-name="ce12" table:formula="of:=([.A207] * [.$C$297]) + [.$C$298]" office:value-type="float" office:value="98.5468071997154" calcext:value-type="float">
            <text:p>98.5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4-01" calcext:value-type="date">
            <text:p>01/04/17</text:p>
          </table:table-cell>
          <table:table-cell table:style-name="ce20" office:value-type="float" office:value="95.64" calcext:value-type="float">
            <text:p>95.64</text:p>
          </table:table-cell>
          <table:table-cell table:style-name="ce12" office:value-type="float" office:value="98.2931" calcext:value-type="float">
            <text:p>98.29</text:p>
          </table:table-cell>
          <table:table-cell table:style-name="ce12" table:formula="of:=([.A208] * [.$C$297]) + [.$C$298]" office:value-type="float" office:value="98.5400159904226" calcext:value-type="float">
            <text:p>98.5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5-01" calcext:value-type="date">
            <text:p>01/05/17</text:p>
          </table:table-cell>
          <table:table-cell table:style-name="ce20" office:value-type="float" office:value="96.43" calcext:value-type="float">
            <text:p>96.43</text:p>
          </table:table-cell>
          <table:table-cell table:style-name="ce12" office:value-type="float" office:value="98.3622" calcext:value-type="float">
            <text:p>98.36</text:p>
          </table:table-cell>
          <table:table-cell table:style-name="ce12" table:formula="of:=([.A209] * [.$C$297]) + [.$C$298]" office:value-type="float" office:value="98.5334438523973" calcext:value-type="float">
            <text:p>98.5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6-01" calcext:value-type="date">
            <text:p>01/06/17</text:p>
          </table:table-cell>
          <table:table-cell table:style-name="ce20" office:value-type="float" office:value="95.18" calcext:value-type="float">
            <text:p>95.18</text:p>
          </table:table-cell>
          <table:table-cell table:style-name="ce12" office:value-type="float" office:value="98.4486" calcext:value-type="float">
            <text:p>98.45</text:p>
          </table:table-cell>
          <table:table-cell table:style-name="ce12" table:formula="of:=([.A210] * [.$C$297]) + [.$C$298]" office:value-type="float" office:value="98.5266526431045" calcext:value-type="float">
            <text:p>98.5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7-01" calcext:value-type="date">
            <text:p>01/07/17</text:p>
          </table:table-cell>
          <table:table-cell table:style-name="ce20" office:value-type="float" office:value="92.75" calcext:value-type="float">
            <text:p>92.75</text:p>
          </table:table-cell>
          <table:table-cell table:style-name="ce12" office:value-type="float" office:value="98.5464" calcext:value-type="float">
            <text:p>98.55</text:p>
          </table:table-cell>
          <table:table-cell table:style-name="ce12" table:formula="of:=([.A211] * [.$C$297]) + [.$C$298]" office:value-type="float" office:value="98.5200805050792" calcext:value-type="float">
            <text:p>98.5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8-01" calcext:value-type="date">
            <text:p>01/08/17</text:p>
          </table:table-cell>
          <table:table-cell table:style-name="ce20" office:value-type="float" office:value="92.53" calcext:value-type="float">
            <text:p>92.53</text:p>
          </table:table-cell>
          <table:table-cell table:style-name="ce12" office:value-type="float" office:value="98.6405" calcext:value-type="float">
            <text:p>98.64</text:p>
          </table:table-cell>
          <table:table-cell table:style-name="ce12" table:formula="of:=([.A212] * [.$C$297]) + [.$C$298]" office:value-type="float" office:value="98.5132892957864" calcext:value-type="float">
            <text:p>98.5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9-01" calcext:value-type="date">
            <text:p>01/09/17</text:p>
          </table:table-cell>
          <table:table-cell table:style-name="ce20" office:value-type="float" office:value="93.94" calcext:value-type="float">
            <text:p>93.94</text:p>
          </table:table-cell>
          <table:table-cell table:style-name="ce12" office:value-type="float" office:value="98.7184" calcext:value-type="float">
            <text:p>98.72</text:p>
          </table:table-cell>
          <table:table-cell table:style-name="ce12" table:formula="of:=([.A213] * [.$C$297]) + [.$C$298]" office:value-type="float" office:value="98.5064980864936" calcext:value-type="float">
            <text:p>98.5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10-01" calcext:value-type="date">
            <text:p>01/10/17</text:p>
          </table:table-cell>
          <table:table-cell table:style-name="ce20" office:value-type="float" office:value="100.09" calcext:value-type="float">
            <text:p>100.09</text:p>
          </table:table-cell>
          <table:table-cell table:style-name="ce12" office:value-type="float" office:value="98.7767" calcext:value-type="float">
            <text:p>98.78</text:p>
          </table:table-cell>
          <table:table-cell table:style-name="ce12" table:formula="of:=([.A214] * [.$C$297]) + [.$C$298]" office:value-type="float" office:value="98.4999259484684" calcext:value-type="float">
            <text:p>98.5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11-01" calcext:value-type="date">
            <text:p>01/11/17</text:p>
          </table:table-cell>
          <table:table-cell table:style-name="ce20" office:value-type="float" office:value="105.59" calcext:value-type="float">
            <text:p>105.59</text:p>
          </table:table-cell>
          <table:table-cell table:style-name="ce12" office:value-type="float" office:value="98.8151" calcext:value-type="float">
            <text:p>98.82</text:p>
          </table:table-cell>
          <table:table-cell table:style-name="ce12" table:formula="of:=([.A215] * [.$C$297]) + [.$C$298]" office:value-type="float" office:value="98.4931347391755" calcext:value-type="float">
            <text:p>98.4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12-01" calcext:value-type="date">
            <text:p>01/12/17</text:p>
          </table:table-cell>
          <table:table-cell table:style-name="ce20" office:value-type="float" office:value="107.91" calcext:value-type="float">
            <text:p>107.91</text:p>
          </table:table-cell>
          <table:table-cell table:style-name="ce12" office:value-type="float" office:value="98.8397" calcext:value-type="float">
            <text:p>98.84</text:p>
          </table:table-cell>
          <table:table-cell table:style-name="ce12" table:formula="of:=([.A216] * [.$C$297]) + [.$C$298]" office:value-type="float" office:value="98.4865626011503" calcext:value-type="float">
            <text:p>98.4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1-01" calcext:value-type="date">
            <text:p>01/01/18</text:p>
          </table:table-cell>
          <table:table-cell table:style-name="ce20" office:value-type="float" office:value="105.15" calcext:value-type="float">
            <text:p>105.15</text:p>
          </table:table-cell>
          <table:table-cell table:style-name="ce12" office:value-type="float" office:value="98.8507" calcext:value-type="float">
            <text:p>98.85</text:p>
          </table:table-cell>
          <table:table-cell table:style-name="ce12" table:formula="of:=([.A217] * [.$C$297]) + [.$C$298]" office:value-type="float" office:value="98.4797713918574" calcext:value-type="float">
            <text:p>98.4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2-01" calcext:value-type="date">
            <text:p>01/02/18</text:p>
          </table:table-cell>
          <table:table-cell table:style-name="ce20" office:value-type="float" office:value="102.19" calcext:value-type="float">
            <text:p>102.19</text:p>
          </table:table-cell>
          <table:table-cell table:style-name="ce12" office:value-type="float" office:value="98.8428" calcext:value-type="float">
            <text:p>98.84</text:p>
          </table:table-cell>
          <table:table-cell table:style-name="ce12" table:formula="of:=([.A218] * [.$C$297]) + [.$C$298]" office:value-type="float" office:value="98.4729801825646" calcext:value-type="float">
            <text:p>98.4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3-01" calcext:value-type="date">
            <text:p>01/03/18</text:p>
          </table:table-cell>
          <table:table-cell table:style-name="ce20" office:value-type="float" office:value="98.38" calcext:value-type="float">
            <text:p>98.38</text:p>
          </table:table-cell>
          <table:table-cell table:style-name="ce12" office:value-type="float" office:value="98.8122" calcext:value-type="float">
            <text:p>98.81</text:p>
          </table:table-cell>
          <table:table-cell table:style-name="ce12" table:formula="of:=([.A219] * [.$C$297]) + [.$C$298]" office:value-type="float" office:value="98.4668461870744" calcext:value-type="float">
            <text:p>98.4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4-01" calcext:value-type="date">
            <text:p>01/04/18</text:p>
          </table:table-cell>
          <table:table-cell table:style-name="ce20" office:value-type="float" office:value="95.47" calcext:value-type="float">
            <text:p>95.47</text:p>
          </table:table-cell>
          <table:table-cell table:style-name="ce12" office:value-type="float" office:value="98.7561" calcext:value-type="float">
            <text:p>98.76</text:p>
          </table:table-cell>
          <table:table-cell table:style-name="ce12" table:formula="of:=([.A220] * [.$C$297]) + [.$C$298]" office:value-type="float" office:value="98.4600549777815" calcext:value-type="float">
            <text:p>98.4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5-01" calcext:value-type="date">
            <text:p>01/05/18</text:p>
          </table:table-cell>
          <table:table-cell table:style-name="ce20" office:value-type="float" office:value="96.22" calcext:value-type="float">
            <text:p>96.22</text:p>
          </table:table-cell>
          <table:table-cell table:style-name="ce12" office:value-type="float" office:value="98.6823" calcext:value-type="float">
            <text:p>98.68</text:p>
          </table:table-cell>
          <table:table-cell table:style-name="ce12" table:formula="of:=([.A221] * [.$C$297]) + [.$C$298]" office:value-type="float" office:value="98.4534828397563" calcext:value-type="float">
            <text:p>98.4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6-01" calcext:value-type="date">
            <text:p>01/06/18</text:p>
          </table:table-cell>
          <table:table-cell table:style-name="ce20" office:value-type="float" office:value="95.91" calcext:value-type="float">
            <text:p>95.91</text:p>
          </table:table-cell>
          <table:table-cell table:style-name="ce12" office:value-type="float" office:value="98.6032" calcext:value-type="float">
            <text:p>98.60</text:p>
          </table:table-cell>
          <table:table-cell table:style-name="ce12" table:formula="of:=([.A222] * [.$C$297]) + [.$C$298]" office:value-type="float" office:value="98.4466916304635" calcext:value-type="float">
            <text:p>98.4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7-01" calcext:value-type="date">
            <text:p>01/07/18</text:p>
          </table:table-cell>
          <table:table-cell table:style-name="ce20" office:value-type="float" office:value="93.48" calcext:value-type="float">
            <text:p>93.48</text:p>
          </table:table-cell>
          <table:table-cell table:style-name="ce12" office:value-type="float" office:value="98.5269" calcext:value-type="float">
            <text:p>98.53</text:p>
          </table:table-cell>
          <table:table-cell table:style-name="ce12" table:formula="of:=([.A223] * [.$C$297]) + [.$C$298]" office:value-type="float" office:value="98.4401194924382" calcext:value-type="float">
            <text:p>98.4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8-01" calcext:value-type="date">
            <text:p>01/08/18</text:p>
          </table:table-cell>
          <table:table-cell table:style-name="ce20" office:value-type="float" office:value="92.51" calcext:value-type="float">
            <text:p>92.51</text:p>
          </table:table-cell>
          <table:table-cell table:style-name="ce12" office:value-type="float" office:value="98.4589" calcext:value-type="float">
            <text:p>98.46</text:p>
          </table:table-cell>
          <table:table-cell table:style-name="ce12" table:formula="of:=([.A224] * [.$C$297]) + [.$C$298]" office:value-type="float" office:value="98.4333282831454" calcext:value-type="float">
            <text:p>98.4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9-01" calcext:value-type="date">
            <text:p>01/09/18</text:p>
          </table:table-cell>
          <table:table-cell table:style-name="ce20" office:value-type="float" office:value="93.04" calcext:value-type="float">
            <text:p>93.04</text:p>
          </table:table-cell>
          <table:table-cell table:style-name="ce12" office:value-type="float" office:value="98.3994" calcext:value-type="float">
            <text:p>98.40</text:p>
          </table:table-cell>
          <table:table-cell table:style-name="ce12" table:formula="of:=([.A225] * [.$C$297]) + [.$C$298]" office:value-type="float" office:value="98.4265370738526" calcext:value-type="float">
            <text:p>98.4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10-01" calcext:value-type="date">
            <text:p>01/10/18</text:p>
          </table:table-cell>
          <table:table-cell table:style-name="ce20" office:value-type="float" office:value="98.82" calcext:value-type="float">
            <text:p>98.82</text:p>
          </table:table-cell>
          <table:table-cell table:style-name="ce12" office:value-type="float" office:value="98.3484" calcext:value-type="float">
            <text:p>98.35</text:p>
          </table:table-cell>
          <table:table-cell table:style-name="ce12" table:formula="of:=([.A226] * [.$C$297]) + [.$C$298]" office:value-type="float" office:value="98.4199649358273" calcext:value-type="float">
            <text:p>98.4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11-01" calcext:value-type="date">
            <text:p>01/11/18</text:p>
          </table:table-cell>
          <table:table-cell table:style-name="ce20" office:value-type="float" office:value="104.66" calcext:value-type="float">
            <text:p>104.66</text:p>
          </table:table-cell>
          <table:table-cell table:style-name="ce12" office:value-type="float" office:value="98.3042" calcext:value-type="float">
            <text:p>98.30</text:p>
          </table:table-cell>
          <table:table-cell table:style-name="ce12" table:formula="of:=([.A227] * [.$C$297]) + [.$C$298]" office:value-type="float" office:value="98.4131737265345" calcext:value-type="float">
            <text:p>98.4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12-01" calcext:value-type="date">
            <text:p>01/12/18</text:p>
          </table:table-cell>
          <table:table-cell table:style-name="ce20" office:value-type="float" office:value="106.45" calcext:value-type="float">
            <text:p>106.45</text:p>
          </table:table-cell>
          <table:table-cell table:style-name="ce12" office:value-type="float" office:value="98.2653" calcext:value-type="float">
            <text:p>98.27</text:p>
          </table:table-cell>
          <table:table-cell table:style-name="ce12" table:formula="of:=([.A228] * [.$C$297]) + [.$C$298]" office:value-type="float" office:value="98.4066015885092" calcext:value-type="float">
            <text:p>98.4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1-01" calcext:value-type="date">
            <text:p>01/01/19</text:p>
          </table:table-cell>
          <table:table-cell table:style-name="ce20" office:value-type="float" office:value="105.12" calcext:value-type="float">
            <text:p>105.12</text:p>
          </table:table-cell>
          <table:table-cell table:style-name="ce12" office:value-type="float" office:value="98.2229" calcext:value-type="float">
            <text:p>98.22</text:p>
          </table:table-cell>
          <table:table-cell table:style-name="ce12" table:formula="of:=([.A229] * [.$C$297]) + [.$C$298]" office:value-type="float" office:value="98.3998103792164" calcext:value-type="float">
            <text:p>98.4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2-01" calcext:value-type="date">
            <text:p>01/02/19</text:p>
          </table:table-cell>
          <table:table-cell table:style-name="ce20" office:value-type="float" office:value="100.69" calcext:value-type="float">
            <text:p>100.69</text:p>
          </table:table-cell>
          <table:table-cell table:style-name="ce12" office:value-type="float" office:value="98.1721" calcext:value-type="float">
            <text:p>98.17</text:p>
          </table:table-cell>
          <table:table-cell table:style-name="ce12" table:formula="of:=([.A230] * [.$C$297]) + [.$C$298]" office:value-type="float" office:value="98.3930191699236" calcext:value-type="float">
            <text:p>98.3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3-01" calcext:value-type="date">
            <text:p>01/03/19</text:p>
          </table:table-cell>
          <table:table-cell table:style-name="ce20" office:value-type="float" office:value="97.26" calcext:value-type="float">
            <text:p>97.26</text:p>
          </table:table-cell>
          <table:table-cell table:style-name="ce12" office:value-type="float" office:value="98.1192" calcext:value-type="float">
            <text:p>98.12</text:p>
          </table:table-cell>
          <table:table-cell table:style-name="ce12" table:formula="of:=([.A231] * [.$C$297]) + [.$C$298]" office:value-type="float" office:value="98.3868851744333" calcext:value-type="float">
            <text:p>98.3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4-01" calcext:value-type="date">
            <text:p>01/04/19</text:p>
          </table:table-cell>
          <table:table-cell table:style-name="ce20" office:value-type="float" office:value="96.03" calcext:value-type="float">
            <text:p>96.03</text:p>
          </table:table-cell>
          <table:table-cell table:style-name="ce12" office:value-type="float" office:value="98.0728" calcext:value-type="float">
            <text:p>98.07</text:p>
          </table:table-cell>
          <table:table-cell table:style-name="ce12" table:formula="of:=([.A232] * [.$C$297]) + [.$C$298]" office:value-type="float" office:value="98.3800939651405" calcext:value-type="float">
            <text:p>98.3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5-01" calcext:value-type="date">
            <text:p>01/05/19</text:p>
          </table:table-cell>
          <table:table-cell table:style-name="ce20" office:value-type="float" office:value="95.83" calcext:value-type="float">
            <text:p>95.83</text:p>
          </table:table-cell>
          <table:table-cell table:style-name="ce12" office:value-type="float" office:value="98.0415" calcext:value-type="float">
            <text:p>98.04</text:p>
          </table:table-cell>
          <table:table-cell table:style-name="ce12" table:formula="of:=([.A233] * [.$C$297]) + [.$C$298]" office:value-type="float" office:value="98.3735218271152" calcext:value-type="float">
            <text:p>98.3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6-01" calcext:value-type="date">
            <text:p>01/06/19</text:p>
          </table:table-cell>
          <table:table-cell table:style-name="ce20" office:value-type="float" office:value="95.32" calcext:value-type="float">
            <text:p>95.32</text:p>
          </table:table-cell>
          <table:table-cell table:style-name="ce12" office:value-type="float" office:value="98.0276" calcext:value-type="float">
            <text:p>98.03</text:p>
          </table:table-cell>
          <table:table-cell table:style-name="ce12" table:formula="of:=([.A234] * [.$C$297]) + [.$C$298]" office:value-type="float" office:value="98.3667306178224" calcext:value-type="float">
            <text:p>98.3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7-01" calcext:value-type="date">
            <text:p>01/07/19</text:p>
          </table:table-cell>
          <table:table-cell table:style-name="ce20" office:value-type="float" office:value="92.68" calcext:value-type="float">
            <text:p>92.68</text:p>
          </table:table-cell>
          <table:table-cell table:style-name="ce12" office:value-type="float" office:value="98.0247" calcext:value-type="float">
            <text:p>98.02</text:p>
          </table:table-cell>
          <table:table-cell table:style-name="ce12" table:formula="of:=([.A235] * [.$C$297]) + [.$C$298]" office:value-type="float" office:value="98.3601584797971" calcext:value-type="float">
            <text:p>98.3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8-01" calcext:value-type="date">
            <text:p>01/08/19</text:p>
          </table:table-cell>
          <table:table-cell table:style-name="ce20" office:value-type="float" office:value="91.69" calcext:value-type="float">
            <text:p>91.69</text:p>
          </table:table-cell>
          <table:table-cell table:style-name="ce12" office:value-type="float" office:value="98.0248" calcext:value-type="float">
            <text:p>98.02</text:p>
          </table:table-cell>
          <table:table-cell table:style-name="ce12" table:formula="of:=([.A236] * [.$C$297]) + [.$C$298]" office:value-type="float" office:value="98.3533672705043" calcext:value-type="float">
            <text:p>98.3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9-01" calcext:value-type="date">
            <text:p>01/09/19</text:p>
          </table:table-cell>
          <table:table-cell table:style-name="ce20" office:value-type="float" office:value="92.63" calcext:value-type="float">
            <text:p>92.63</text:p>
          </table:table-cell>
          <table:table-cell table:style-name="ce12" office:value-type="float" office:value="98.02" calcext:value-type="float">
            <text:p>98.02</text:p>
          </table:table-cell>
          <table:table-cell table:style-name="ce12" table:formula="of:=([.A237] * [.$C$297]) + [.$C$298]" office:value-type="float" office:value="98.3465760612115" calcext:value-type="float">
            <text:p>98.3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10-01" calcext:value-type="date">
            <text:p>01/10/19</text:p>
          </table:table-cell>
          <table:table-cell table:style-name="ce20" office:value-type="float" office:value="97.86" calcext:value-type="float">
            <text:p>97.86</text:p>
          </table:table-cell>
          <table:table-cell table:style-name="ce12" office:value-type="float" office:value="98.0093" calcext:value-type="float">
            <text:p>98.01</text:p>
          </table:table-cell>
          <table:table-cell table:style-name="ce12" table:formula="of:=([.A238] * [.$C$297]) + [.$C$298]" office:value-type="float" office:value="98.3400039231862" calcext:value-type="float">
            <text:p>98.3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11-01" calcext:value-type="date">
            <text:p>01/11/19</text:p>
          </table:table-cell>
          <table:table-cell table:style-name="ce20" office:value-type="float" office:value="104.42" calcext:value-type="float">
            <text:p>104.42</text:p>
          </table:table-cell>
          <table:table-cell table:style-name="ce12" office:value-type="float" office:value="97.9977" calcext:value-type="float">
            <text:p>98.00</text:p>
          </table:table-cell>
          <table:table-cell table:style-name="ce12" table:formula="of:=([.A239] * [.$C$297]) + [.$C$298]" office:value-type="float" office:value="98.3332127138934" calcext:value-type="float">
            <text:p>98.3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12-01" calcext:value-type="date">
            <text:p>01/12/19</text:p>
          </table:table-cell>
          <table:table-cell table:style-name="ce20" office:value-type="float" office:value="106.35" calcext:value-type="float">
            <text:p>106.35</text:p>
          </table:table-cell>
          <table:table-cell table:style-name="ce12" office:value-type="float" office:value="97.9879" calcext:value-type="float">
            <text:p>97.99</text:p>
          </table:table-cell>
          <table:table-cell table:style-name="ce12" table:formula="of:=([.A240] * [.$C$297]) + [.$C$298]" office:value-type="float" office:value="98.3266405758681" calcext:value-type="float">
            <text:p>98.3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1-01" calcext:value-type="date">
            <text:p>01/01/20</text:p>
          </table:table-cell>
          <table:table-cell table:style-name="ce20" office:value-type="float" office:value="105.5" calcext:value-type="float">
            <text:p>105.5</text:p>
          </table:table-cell>
          <table:table-cell table:style-name="ce12" office:value-type="float" office:value="97.9888" calcext:value-type="float">
            <text:p>97.99</text:p>
          </table:table-cell>
          <table:table-cell table:style-name="ce12" table:formula="of:=([.A241] * [.$C$297]) + [.$C$298]" office:value-type="float" office:value="98.3198493665753" calcext:value-type="float">
            <text:p>98.3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2-01" calcext:value-type="date">
            <text:p>01/02/20</text:p>
          </table:table-cell>
          <table:table-cell table:style-name="ce20" office:value-type="float" office:value="101.05" calcext:value-type="float">
            <text:p>101.05</text:p>
          </table:table-cell>
          <table:table-cell table:style-name="ce12" office:value-type="float" office:value="98.0124" calcext:value-type="float">
            <text:p>98.01</text:p>
          </table:table-cell>
          <table:table-cell table:style-name="ce12" table:formula="of:=([.A242] * [.$C$297]) + [.$C$298]" office:value-type="float" office:value="98.3130581572825" calcext:value-type="float">
            <text:p>98.3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3-01" calcext:value-type="date">
            <text:p>01/03/20</text:p>
          </table:table-cell>
          <table:table-cell table:style-name="ce20" office:value-type="float" office:value="97.37" calcext:value-type="float">
            <text:p>97.37</text:p>
          </table:table-cell>
          <table:table-cell table:style-name="ce12" office:value-type="float" office:value="98.0606" calcext:value-type="float">
            <text:p>98.06</text:p>
          </table:table-cell>
          <table:table-cell table:style-name="ce12" table:formula="of:=([.A243] * [.$C$297]) + [.$C$298]" office:value-type="float" office:value="98.3067050905247" calcext:value-type="float">
            <text:p>98.3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4-01" calcext:value-type="date">
            <text:p>01/04/20</text:p>
          </table:table-cell>
          <table:table-cell table:style-name="ce20" office:value-type="float" office:value="95.42" calcext:value-type="float">
            <text:p>95.42</text:p>
          </table:table-cell>
          <table:table-cell table:style-name="ce12" office:value-type="float" office:value="98.1314" calcext:value-type="float">
            <text:p>98.13</text:p>
          </table:table-cell>
          <table:table-cell table:style-name="ce12" table:formula="of:=([.A244] * [.$C$297]) + [.$C$298]" office:value-type="float" office:value="98.2999138812319" calcext:value-type="float">
            <text:p>98.3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5-01" calcext:value-type="date">
            <text:p>01/05/20</text:p>
          </table:table-cell>
          <table:table-cell table:style-name="ce20" office:value-type="float" office:value="95.52" calcext:value-type="float">
            <text:p>95.52</text:p>
          </table:table-cell>
          <table:table-cell table:style-name="ce12" office:value-type="float" office:value="98.2146" calcext:value-type="float">
            <text:p>98.21</text:p>
          </table:table-cell>
          <table:table-cell table:style-name="ce12" table:formula="of:=([.A245] * [.$C$297]) + [.$C$298]" office:value-type="float" office:value="98.2933417432066" calcext:value-type="float">
            <text:p>98.2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6-01" calcext:value-type="date">
            <text:p>01/06/20</text:p>
          </table:table-cell>
          <table:table-cell table:style-name="ce20" office:value-type="float" office:value="94.82" calcext:value-type="float">
            <text:p>94.82</text:p>
          </table:table-cell>
          <table:table-cell table:style-name="ce12" office:value-type="float" office:value="98.2961" calcext:value-type="float">
            <text:p>98.30</text:p>
          </table:table-cell>
          <table:table-cell table:style-name="ce12" table:formula="of:=([.A246] * [.$C$297]) + [.$C$298]" office:value-type="float" office:value="98.2865505339138" calcext:value-type="float">
            <text:p>98.2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7-01" calcext:value-type="date">
            <text:p>01/07/20</text:p>
          </table:table-cell>
          <table:table-cell table:style-name="ce20" office:value-type="float" office:value="93.3" calcext:value-type="float">
            <text:p>93.3</text:p>
          </table:table-cell>
          <table:table-cell table:style-name="ce12" office:value-type="float" office:value="98.363" calcext:value-type="float">
            <text:p>98.36</text:p>
          </table:table-cell>
          <table:table-cell table:style-name="ce12" table:formula="of:=([.A247] * [.$C$297]) + [.$C$298]" office:value-type="float" office:value="98.2799783958885" calcext:value-type="float">
            <text:p>98.2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8-01" calcext:value-type="date">
            <text:p>01/08/20</text:p>
          </table:table-cell>
          <table:table-cell table:style-name="ce20" office:value-type="float" office:value="91.1" calcext:value-type="float">
            <text:p>91.1</text:p>
          </table:table-cell>
          <table:table-cell table:style-name="ce12" office:value-type="float" office:value="98.4123" calcext:value-type="float">
            <text:p>98.41</text:p>
          </table:table-cell>
          <table:table-cell table:style-name="ce12" table:formula="of:=([.A248] * [.$C$297]) + [.$C$298]" office:value-type="float" office:value="98.2731871865957" calcext:value-type="float">
            <text:p>98.2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9-01" calcext:value-type="date">
            <text:p>01/09/20</text:p>
          </table:table-cell>
          <table:table-cell table:style-name="ce20" office:value-type="float" office:value="93.59" calcext:value-type="float">
            <text:p>93.59</text:p>
          </table:table-cell>
          <table:table-cell table:style-name="ce12" office:value-type="float" office:value="98.4491" calcext:value-type="float">
            <text:p>98.45</text:p>
          </table:table-cell>
          <table:table-cell table:style-name="ce12" table:formula="of:=([.A249] * [.$C$297]) + [.$C$298]" office:value-type="float" office:value="98.2663959773029" calcext:value-type="float">
            <text:p>98.2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10-01" calcext:value-type="date">
            <text:p>01/10/20</text:p>
          </table:table-cell>
          <table:table-cell table:style-name="ce20" office:value-type="float" office:value="100.03" calcext:value-type="float">
            <text:p>100.03</text:p>
          </table:table-cell>
          <table:table-cell table:style-name="ce12" office:value-type="float" office:value="98.4791" calcext:value-type="float">
            <text:p>98.48</text:p>
          </table:table-cell>
          <table:table-cell table:style-name="ce12" table:formula="of:=([.A250] * [.$C$297]) + [.$C$298]" office:value-type="float" office:value="98.2598238392776" calcext:value-type="float">
            <text:p>98.2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11-01" calcext:value-type="date">
            <text:p>01/11/20</text:p>
          </table:table-cell>
          <table:table-cell table:style-name="ce20" office:value-type="float" office:value="105.24" calcext:value-type="float">
            <text:p>105.24</text:p>
          </table:table-cell>
          <table:table-cell table:style-name="ce12" office:value-type="float" office:value="98.5077" calcext:value-type="float">
            <text:p>98.51</text:p>
          </table:table-cell>
          <table:table-cell table:style-name="ce12" table:formula="of:=([.A251] * [.$C$297]) + [.$C$298]" office:value-type="float" office:value="98.2530326299848" calcext:value-type="float">
            <text:p>98.2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12-01" calcext:value-type="date">
            <text:p>01/12/20</text:p>
          </table:table-cell>
          <table:table-cell table:style-name="ce20" office:value-type="float" office:value="108" calcext:value-type="float">
            <text:p>108</text:p>
          </table:table-cell>
          <table:table-cell table:style-name="ce12" office:value-type="float" office:value="98.5301" calcext:value-type="float">
            <text:p>98.53</text:p>
          </table:table-cell>
          <table:table-cell table:style-name="ce12" table:formula="of:=([.A252] * [.$C$297]) + [.$C$298]" office:value-type="float" office:value="98.2464604919595" calcext:value-type="float">
            <text:p>98.2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1-01" calcext:value-type="date">
            <text:p>01/01/21</text:p>
          </table:table-cell>
          <table:table-cell table:style-name="ce20" office:value-type="float" office:value="105.68" calcext:value-type="float">
            <text:p>105.68</text:p>
          </table:table-cell>
          <table:table-cell table:style-name="ce12" office:value-type="float" office:value="98.5403" calcext:value-type="float">
            <text:p>98.54</text:p>
          </table:table-cell>
          <table:table-cell table:style-name="ce12" table:formula="of:=([.A253] * [.$C$297]) + [.$C$298]" office:value-type="float" office:value="98.2396692826667" calcext:value-type="float">
            <text:p>98.2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2-01" calcext:value-type="date">
            <text:p>01/02/21</text:p>
          </table:table-cell>
          <table:table-cell table:style-name="ce20" office:value-type="float" office:value="100.98" calcext:value-type="float">
            <text:p>100.98</text:p>
          </table:table-cell>
          <table:table-cell table:style-name="ce12" office:value-type="float" office:value="98.5326" calcext:value-type="float">
            <text:p>98.53</text:p>
          </table:table-cell>
          <table:table-cell table:style-name="ce12" table:formula="of:=([.A254] * [.$C$297]) + [.$C$298]" office:value-type="float" office:value="98.2328780733739" calcext:value-type="float">
            <text:p>98.2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3-01" calcext:value-type="date">
            <text:p>01/03/21</text:p>
          </table:table-cell>
          <table:table-cell table:style-name="ce20" office:value-type="float" office:value="97.43" calcext:value-type="float">
            <text:p>97.43</text:p>
          </table:table-cell>
          <table:table-cell table:style-name="ce12" office:value-type="float" office:value="98.5048" calcext:value-type="float">
            <text:p>98.50</text:p>
          </table:table-cell>
          <table:table-cell table:style-name="ce12" table:formula="of:=([.A255] * [.$C$297]) + [.$C$298]" office:value-type="float" office:value="98.2267440778836" calcext:value-type="float">
            <text:p>98.2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4-01" calcext:value-type="date">
            <text:p>01/04/21</text:p>
          </table:table-cell>
          <table:table-cell table:style-name="ce20" office:value-type="float" office:value="96.09" calcext:value-type="float">
            <text:p>96.09</text:p>
          </table:table-cell>
          <table:table-cell table:style-name="ce12" office:value-type="float" office:value="98.4627" calcext:value-type="float">
            <text:p>98.46</text:p>
          </table:table-cell>
          <table:table-cell table:style-name="ce12" table:formula="of:=([.A256] * [.$C$297]) + [.$C$298]" office:value-type="float" office:value="98.2199528685908" calcext:value-type="float">
            <text:p>98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5-01" calcext:value-type="date">
            <text:p>01/05/21</text:p>
          </table:table-cell>
          <table:table-cell table:style-name="ce20" office:value-type="float" office:value="96.53" calcext:value-type="float">
            <text:p>96.53</text:p>
          </table:table-cell>
          <table:table-cell table:style-name="ce12" office:value-type="float" office:value="98.411" calcext:value-type="float">
            <text:p>98.41</text:p>
          </table:table-cell>
          <table:table-cell table:style-name="ce12" table:formula="of:=([.A257] * [.$C$297]) + [.$C$298]" office:value-type="float" office:value="98.2133807305655" calcext:value-type="float">
            <text:p>98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6-01" calcext:value-type="date">
            <text:p>01/06/21</text:p>
          </table:table-cell>
          <table:table-cell table:style-name="ce20" office:value-type="float" office:value="94.51" calcext:value-type="float">
            <text:p>94.51</text:p>
          </table:table-cell>
          <table:table-cell table:style-name="ce12" office:value-type="float" office:value="98.3546" calcext:value-type="float">
            <text:p>98.35</text:p>
          </table:table-cell>
          <table:table-cell table:style-name="ce12" table:formula="of:=([.A258] * [.$C$297]) + [.$C$298]" office:value-type="float" office:value="98.2065895212727" calcext:value-type="float">
            <text:p>98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7-01" calcext:value-type="date">
            <text:p>01/07/21</text:p>
          </table:table-cell>
          <table:table-cell table:style-name="ce20" office:value-type="float" office:value="93.33" calcext:value-type="float">
            <text:p>93.33</text:p>
          </table:table-cell>
          <table:table-cell table:style-name="ce12" office:value-type="float" office:value="98.3054" calcext:value-type="float">
            <text:p>98.31</text:p>
          </table:table-cell>
          <table:table-cell table:style-name="ce12" table:formula="of:=([.A259] * [.$C$297]) + [.$C$298]" office:value-type="float" office:value="98.2000173832474" calcext:value-type="float">
            <text:p>98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8-01" calcext:value-type="date">
            <text:p>01/08/21</text:p>
          </table:table-cell>
          <table:table-cell table:style-name="ce20" office:value-type="float" office:value="91.33" calcext:value-type="float">
            <text:p>91.33</text:p>
          </table:table-cell>
          <table:table-cell table:style-name="ce12" office:value-type="float" office:value="98.2713" calcext:value-type="float">
            <text:p>98.27</text:p>
          </table:table-cell>
          <table:table-cell table:style-name="ce12" table:formula="of:=([.A260] * [.$C$297]) + [.$C$298]" office:value-type="float" office:value="98.1932261739546" calcext:value-type="float">
            <text:p>98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9-01" calcext:value-type="date">
            <text:p>01/09/21</text:p>
          </table:table-cell>
          <table:table-cell table:style-name="ce20" office:value-type="float" office:value="93.38" calcext:value-type="float">
            <text:p>93.38</text:p>
          </table:table-cell>
          <table:table-cell table:style-name="ce12" office:value-type="float" office:value="98.2529" calcext:value-type="float">
            <text:p>98.25</text:p>
          </table:table-cell>
          <table:table-cell table:style-name="ce12" table:formula="of:=([.A261] * [.$C$297]) + [.$C$298]" office:value-type="float" office:value="98.1864349646618" calcext:value-type="float">
            <text:p>98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10-01" calcext:value-type="date">
            <text:p>01/10/21</text:p>
          </table:table-cell>
          <table:table-cell table:style-name="ce20" office:value-type="float" office:value="98.71" calcext:value-type="float">
            <text:p>98.71</text:p>
          </table:table-cell>
          <table:table-cell table:style-name="ce12" office:value-type="float" office:value="98.2469" calcext:value-type="float">
            <text:p>98.25</text:p>
          </table:table-cell>
          <table:table-cell table:style-name="ce12" table:formula="of:=([.A262] * [.$C$297]) + [.$C$298]" office:value-type="float" office:value="98.1798628266365" calcext:value-type="float">
            <text:p>98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11-01" calcext:value-type="date">
            <text:p>01/11/21</text:p>
          </table:table-cell>
          <table:table-cell table:style-name="ce20" office:value-type="float" office:value="104.43" calcext:value-type="float">
            <text:p>104.43</text:p>
          </table:table-cell>
          <table:table-cell table:style-name="ce12" office:value-type="float" office:value="98.2491" calcext:value-type="float">
            <text:p>98.25</text:p>
          </table:table-cell>
          <table:table-cell table:style-name="ce12" table:formula="of:=([.A263] * [.$C$297]) + [.$C$298]" office:value-type="float" office:value="98.1730716173437" calcext:value-type="float">
            <text:p>98.1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12-01" calcext:value-type="date">
            <text:p>01/12/21</text:p>
          </table:table-cell>
          <table:table-cell table:style-name="ce20" office:value-type="float" office:value="107.51" calcext:value-type="float">
            <text:p>107.51</text:p>
          </table:table-cell>
          <table:table-cell table:style-name="ce12" office:value-type="float" office:value="98.2565" calcext:value-type="float">
            <text:p>98.26</text:p>
          </table:table-cell>
          <table:table-cell table:style-name="ce12" table:formula="of:=([.A264] * [.$C$297]) + [.$C$298]" office:value-type="float" office:value="98.1664994793184" calcext:value-type="float">
            <text:p>98.1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1-01" calcext:value-type="date">
            <text:p>01/01/22</text:p>
          </table:table-cell>
          <table:table-cell table:style-name="ce20" office:value-type="float" office:value="104.82" calcext:value-type="float">
            <text:p>104.82</text:p>
          </table:table-cell>
          <table:table-cell table:style-name="ce12" office:value-type="float" office:value="98.2686" calcext:value-type="float">
            <text:p>98.27</text:p>
          </table:table-cell>
          <table:table-cell table:style-name="ce12" table:formula="of:=([.A265] * [.$C$297]) + [.$C$298]" office:value-type="float" office:value="98.1597082700256" calcext:value-type="float">
            <text:p>98.1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2-01" calcext:value-type="date">
            <text:p>01/02/22</text:p>
          </table:table-cell>
          <table:table-cell table:style-name="ce20" office:value-type="float" office:value="100.5" calcext:value-type="float">
            <text:p>100.5</text:p>
          </table:table-cell>
          <table:table-cell table:style-name="ce12" office:value-type="float" office:value="98.2837" calcext:value-type="float">
            <text:p>98.28</text:p>
          </table:table-cell>
          <table:table-cell table:style-name="ce12" table:formula="of:=([.A266] * [.$C$297]) + [.$C$298]" office:value-type="float" office:value="98.1529170607328" calcext:value-type="float">
            <text:p>98.1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3-01" calcext:value-type="date">
            <text:p>01/03/22</text:p>
          </table:table-cell>
          <table:table-cell table:style-name="ce20" office:value-type="float" office:value="97.8" calcext:value-type="float">
            <text:p>97.8</text:p>
          </table:table-cell>
          <table:table-cell table:style-name="ce12" office:value-type="float" office:value="98.2962" calcext:value-type="float">
            <text:p>98.30</text:p>
          </table:table-cell>
          <table:table-cell table:style-name="ce12" table:formula="of:=([.A267] * [.$C$297]) + [.$C$298]" office:value-type="float" office:value="98.1467830652425" calcext:value-type="float">
            <text:p>98.1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4-01" calcext:value-type="date">
            <text:p>01/04/22</text:p>
          </table:table-cell>
          <table:table-cell table:style-name="ce20" office:value-type="float" office:value="96.11" calcext:value-type="float">
            <text:p>96.11</text:p>
          </table:table-cell>
          <table:table-cell table:style-name="ce12" office:value-type="float" office:value="98.2985" calcext:value-type="float">
            <text:p>98.30</text:p>
          </table:table-cell>
          <table:table-cell table:style-name="ce12" table:formula="of:=([.A268] * [.$C$297]) + [.$C$298]" office:value-type="float" office:value="98.1399918559498" calcext:value-type="float">
            <text:p>98.1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5-01" calcext:value-type="date">
            <text:p>01/05/22</text:p>
          </table:table-cell>
          <table:table-cell table:style-name="ce20" office:value-type="float" office:value="96.79" calcext:value-type="float">
            <text:p>96.79</text:p>
          </table:table-cell>
          <table:table-cell table:style-name="ce12" office:value-type="float" office:value="98.2861" calcext:value-type="float">
            <text:p>98.29</text:p>
          </table:table-cell>
          <table:table-cell table:style-name="ce12" table:formula="of:=([.A269] * [.$C$297]) + [.$C$298]" office:value-type="float" office:value="98.1334197179245" calcext:value-type="float">
            <text:p>98.1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6-01" calcext:value-type="date">
            <text:p>01/06/22</text:p>
          </table:table-cell>
          <table:table-cell table:style-name="ce20" office:value-type="float" office:value="94.3" calcext:value-type="float">
            <text:p>94.3</text:p>
          </table:table-cell>
          <table:table-cell table:style-name="ce12" office:value-type="float" office:value="98.2588" calcext:value-type="float">
            <text:p>98.26</text:p>
          </table:table-cell>
          <table:table-cell table:style-name="ce12" table:formula="of:=([.A270] * [.$C$297]) + [.$C$298]" office:value-type="float" office:value="98.1266285086317" calcext:value-type="float">
            <text:p>98.1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7-01" calcext:value-type="date">
            <text:p>01/07/22</text:p>
          </table:table-cell>
          <table:table-cell table:style-name="ce20" office:value-type="float" office:value="93.44" calcext:value-type="float">
            <text:p>93.44</text:p>
          </table:table-cell>
          <table:table-cell table:style-name="ce12" office:value-type="float" office:value="98.2189" calcext:value-type="float">
            <text:p>98.22</text:p>
          </table:table-cell>
          <table:table-cell table:style-name="ce12" table:formula="of:=([.A271] * [.$C$297]) + [.$C$298]" office:value-type="float" office:value="98.1200563706063" calcext:value-type="float">
            <text:p>98.1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8-01" calcext:value-type="date">
            <text:p>01/08/22</text:p>
          </table:table-cell>
          <table:table-cell table:style-name="ce20" office:value-type="float" office:value="91.83" calcext:value-type="float">
            <text:p>91.83</text:p>
          </table:table-cell>
          <table:table-cell table:style-name="ce12" office:value-type="float" office:value="98.1703" calcext:value-type="float">
            <text:p>98.17</text:p>
          </table:table-cell>
          <table:table-cell table:style-name="ce12" table:formula="of:=([.A272] * [.$C$297]) + [.$C$298]" office:value-type="float" office:value="98.1132651613136" calcext:value-type="float">
            <text:p>98.1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9-01" calcext:value-type="date">
            <text:p>01/09/22</text:p>
          </table:table-cell>
          <table:table-cell table:style-name="ce20" office:value-type="float" office:value="93.36" calcext:value-type="float">
            <text:p>93.36</text:p>
          </table:table-cell>
          <table:table-cell table:style-name="ce12" office:value-type="float" office:value="98.1189" calcext:value-type="float">
            <text:p>98.12</text:p>
          </table:table-cell>
          <table:table-cell table:style-name="ce12" table:formula="of:=([.A273] * [.$C$297]) + [.$C$298]" office:value-type="float" office:value="98.1064739520208" calcext:value-type="float">
            <text:p>98.1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10-01" calcext:value-type="date">
            <text:p>01/10/22</text:p>
          </table:table-cell>
          <table:table-cell table:style-name="ce20" office:value-type="float" office:value="98.96" calcext:value-type="float">
            <text:p>98.96</text:p>
          </table:table-cell>
          <table:table-cell table:style-name="ce12" office:value-type="float" office:value="98.0676" calcext:value-type="float">
            <text:p>98.07</text:p>
          </table:table-cell>
          <table:table-cell table:style-name="ce12" table:formula="of:=([.A274] * [.$C$297]) + [.$C$298]" office:value-type="float" office:value="98.0999018139955" calcext:value-type="float">
            <text:p>98.1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11-01" calcext:value-type="date">
            <text:p>01/11/22</text:p>
          </table:table-cell>
          <table:table-cell table:style-name="ce20" office:value-type="float" office:value="104.7" calcext:value-type="float">
            <text:p>104.7</text:p>
          </table:table-cell>
          <table:table-cell table:style-name="ce12" office:value-type="float" office:value="98.0102" calcext:value-type="float">
            <text:p>98.01</text:p>
          </table:table-cell>
          <table:table-cell table:style-name="ce12" table:formula="of:=([.A275] * [.$C$297]) + [.$C$298]" office:value-type="float" office:value="98.0931106047026" calcext:value-type="float">
            <text:p>98.0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12-01" calcext:value-type="date">
            <text:p>01/12/22</text:p>
          </table:table-cell>
          <table:table-cell table:style-name="ce20" office:value-type="float" office:value="106.26" calcext:value-type="float">
            <text:p>106.26</text:p>
          </table:table-cell>
          <table:table-cell table:style-name="ce12" office:value-type="float" office:value="97.9414" calcext:value-type="float">
            <text:p>97.94</text:p>
          </table:table-cell>
          <table:table-cell table:style-name="ce12" table:formula="of:=([.A276] * [.$C$297]) + [.$C$298]" office:value-type="float" office:value="98.0865384666773" calcext:value-type="float">
            <text:p>98.0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1-01" calcext:value-type="date">
            <text:p>01/01/23</text:p>
          </table:table-cell>
          <table:table-cell table:style-name="ce20" office:value-type="float" office:value="103.88" calcext:value-type="float">
            <text:p>103.88</text:p>
          </table:table-cell>
          <table:table-cell table:style-name="ce12" office:value-type="float" office:value="97.8603" calcext:value-type="float">
            <text:p>97.86</text:p>
          </table:table-cell>
          <table:table-cell table:style-name="ce12" table:formula="of:=([.A277] * [.$C$297]) + [.$C$298]" office:value-type="float" office:value="98.0797472573846" calcext:value-type="float">
            <text:p>98.0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2-01" calcext:value-type="date">
            <text:p>01/02/23</text:p>
          </table:table-cell>
          <table:table-cell table:style-name="ce20" office:value-type="float" office:value="100.47" calcext:value-type="float">
            <text:p>100.47</text:p>
          </table:table-cell>
          <table:table-cell table:style-name="ce12" office:value-type="float" office:value="97.769" calcext:value-type="float">
            <text:p>97.77</text:p>
          </table:table-cell>
          <table:table-cell table:style-name="ce12" table:formula="of:=([.A278] * [.$C$297]) + [.$C$298]" office:value-type="float" office:value="98.0729560480918" calcext:value-type="float">
            <text:p>98.0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3-01" calcext:value-type="date">
            <text:p>01/03/23</text:p>
          </table:table-cell>
          <table:table-cell table:style-name="ce20" office:value-type="float" office:value="96.89" calcext:value-type="float">
            <text:p>96.89</text:p>
          </table:table-cell>
          <table:table-cell table:style-name="ce12" office:value-type="float" office:value="97.6834" calcext:value-type="float">
            <text:p>97.68</text:p>
          </table:table-cell>
          <table:table-cell table:style-name="ce12" table:formula="of:=([.A279] * [.$C$297]) + [.$C$298]" office:value-type="float" office:value="98.0668220526015" calcext:value-type="float">
            <text:p>98.0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4-01" calcext:value-type="date">
            <text:p>01/04/23</text:p>
          </table:table-cell>
          <table:table-cell table:style-name="ce20" office:value-type="float" office:value="95.47" calcext:value-type="float">
            <text:p>95.47</text:p>
          </table:table-cell>
          <table:table-cell table:style-name="ce12" office:value-type="float" office:value="97.6118" calcext:value-type="float">
            <text:p>97.61</text:p>
          </table:table-cell>
          <table:table-cell table:style-name="ce12" table:formula="of:=([.A280] * [.$C$297]) + [.$C$298]" office:value-type="float" office:value="98.0600308433087" calcext:value-type="float">
            <text:p>98.0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5-01" calcext:value-type="date">
            <text:p>01/05/23</text:p>
          </table:table-cell>
          <table:table-cell table:style-name="ce20" office:value-type="float" office:value="96.33" calcext:value-type="float">
            <text:p>96.33</text:p>
          </table:table-cell>
          <table:table-cell table:style-name="ce12" office:value-type="float" office:value="97.5461" calcext:value-type="float">
            <text:p>97.55</text:p>
          </table:table-cell>
          <table:table-cell table:style-name="ce12" table:formula="of:=([.A281] * [.$C$297]) + [.$C$298]" office:value-type="float" office:value="98.0534587052834" calcext:value-type="float">
            <text:p>98.0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6-01" calcext:value-type="date">
            <text:p>01/06/23</text:p>
          </table:table-cell>
          <table:table-cell table:style-name="ce20" office:value-type="float" office:value="94.16" calcext:value-type="float">
            <text:p>94.16</text:p>
          </table:table-cell>
          <table:table-cell table:style-name="ce12" office:value-type="float" office:value="97.4833" calcext:value-type="float">
            <text:p>97.48</text:p>
          </table:table-cell>
          <table:table-cell table:style-name="ce12" table:formula="of:=([.A282] * [.$C$297]) + [.$C$298]" office:value-type="float" office:value="98.0466674959906" calcext:value-type="float">
            <text:p>98.0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7-01" calcext:value-type="date">
            <text:p>01/07/23</text:p>
          </table:table-cell>
          <table:table-cell table:style-name="ce20" office:value-type="float" office:value="91.98" calcext:value-type="float">
            <text:p>91.98</text:p>
          </table:table-cell>
          <table:table-cell table:style-name="ce12" office:value-type="float" office:value="97.4215" calcext:value-type="float">
            <text:p>97.42</text:p>
          </table:table-cell>
          <table:table-cell table:style-name="ce12" table:formula="of:=([.A283] * [.$C$297]) + [.$C$298]" office:value-type="float" office:value="98.0400953579653" calcext:value-type="float">
            <text:p>98.0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8-01" calcext:value-type="date">
            <text:p>01/08/23</text:p>
          </table:table-cell>
          <table:table-cell table:style-name="ce20" office:value-type="float" office:value="90.08" calcext:value-type="float">
            <text:p>90.08</text:p>
          </table:table-cell>
          <table:table-cell table:style-name="ce12" office:value-type="float" office:value="97.3599" calcext:value-type="float">
            <text:p>97.36</text:p>
          </table:table-cell>
          <table:table-cell table:style-name="ce12" table:formula="of:=([.A284] * [.$C$297]) + [.$C$298]" office:value-type="float" office:value="98.0333041486725" calcext:value-type="float">
            <text:p>98.0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9-01" calcext:value-type="date">
            <text:p>01/09/23</text:p>
          </table:table-cell>
          <table:table-cell table:style-name="ce20" office:value-type="float" office:value="91.89" calcext:value-type="float">
            <text:p>91.89</text:p>
          </table:table-cell>
          <table:table-cell table:style-name="ce12" office:value-type="float" office:value="97.298" calcext:value-type="float">
            <text:p>97.30</text:p>
          </table:table-cell>
          <table:table-cell table:style-name="ce12" table:formula="of:=([.A285] * [.$C$297]) + [.$C$298]" office:value-type="float" office:value="98.0265129393797" calcext:value-type="float">
            <text:p>98.0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10-01" calcext:value-type="date">
            <text:p>01/10/23</text:p>
          </table:table-cell>
          <table:table-cell table:style-name="ce20" office:value-type="float" office:value="97.74" calcext:value-type="float">
            <text:p>97.74</text:p>
          </table:table-cell>
          <table:table-cell table:style-name="ce12" office:value-type="float" office:value="97.2359" calcext:value-type="float">
            <text:p>97.24</text:p>
          </table:table-cell>
          <table:table-cell table:style-name="ce12" table:formula="of:=([.A286] * [.$C$297]) + [.$C$298]" office:value-type="float" office:value="98.0199408013544" calcext:value-type="float">
            <text:p>98.0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11-01" calcext:value-type="date">
            <text:p>01/11/23</text:p>
          </table:table-cell>
          <table:table-cell table:style-name="ce20" office:value-type="float" office:value="104.15" calcext:value-type="float">
            <text:p>104.15</text:p>
          </table:table-cell>
          <table:table-cell table:style-name="ce12" office:value-type="float" office:value="97.1742" calcext:value-type="float">
            <text:p>97.17</text:p>
          </table:table-cell>
          <table:table-cell table:style-name="ce12" table:formula="of:=([.A287] * [.$C$297]) + [.$C$298]" office:value-type="float" office:value="98.0131495920616" calcext:value-type="float">
            <text:p>98.0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12-01" calcext:value-type="date">
            <text:p>01/12/23</text:p>
          </table:table-cell>
          <table:table-cell table:style-name="ce20" office:value-type="float" office:value="106.37" calcext:value-type="float">
            <text:p>106.37</text:p>
          </table:table-cell>
          <table:table-cell table:style-name="ce12" office:value-type="float" office:value="97.1135" calcext:value-type="float">
            <text:p>97.11</text:p>
          </table:table-cell>
          <table:table-cell table:style-name="ce12" table:formula="of:=([.A288] * [.$C$297]) + [.$C$298]" office:value-type="float" office:value="98.0065774540363" calcext:value-type="float">
            <text:p>98.01</text:p>
          </table:table-cell>
          <table:table-cell table:number-columns-repeated="1020"/>
        </table:table-row>
        <table:table-row table:style-name="ro10" table:number-rows-repeated="3">
          <table:table-cell table:style-name="ce18"/>
          <table:table-cell table:number-columns-repeated="1023"/>
        </table:table-row>
        <table:table-row table:style-name="ro10">
          <table:table-cell office:value-type="string" calcext:value-type="string">
            <text:p>Average</text:p>
          </table:table-cell>
          <table:table-cell table:number-columns-repeated="2"/>
          <table:table-cell table:style-name="ce12" table:formula="of:=AVERAGE([.D3:.D288])" office:value-type="float" office:value="98.9567132867133" calcext:value-type="float">
            <text:p>98.96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Max</text:p>
          </table:table-cell>
          <table:table-cell table:number-columns-repeated="2"/>
          <table:table-cell table:style-name="ce12" table:formula="of:=MAX([.D3:.D288])" office:value-type="float" office:value="99.9070206996838" calcext:value-type="float">
            <text:p>99.91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Min</text:p>
          </table:table-cell>
          <table:table-cell table:number-columns-repeated="2"/>
          <table:table-cell table:style-name="ce12" table:formula="of:=MIN([.D3:.D288])" office:value-type="float" office:value="98.0065774540363" calcext:value-type="float">
            <text:p>98.01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Difference</text:p>
          </table:table-cell>
          <table:table-cell table:number-columns-repeated="2"/>
          <table:table-cell table:style-name="ce12" table:formula="of:=[.D293]-[.D294]" office:value-type="float" office:value="1.90044324564748" calcext:value-type="float">
            <text:p>1.90</text:p>
          </table:table-cell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 office:value-type="string" calcext:value-type="string">
            <text:p>Trendline a:</text:p>
          </table:table-cell>
          <table:table-cell/>
          <table:table-cell table:style-name="ce21" table:formula="of:=INDEX(LINEST([.C3:.C288];[.A3:.A288]);1)" office:value-type="float" office:value="-0.000219071267509796" calcext:value-type="float">
            <text:p>-0.0002190713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Trendline b:</text:p>
          </table:table-cell>
          <table:table-cell/>
          <table:table-cell table:style-name="ce21" table:formula="of:=INDEX(LINEST([.C3:.C288];[.A3:.A288]);2)" office:value-type="float" office:value="107.921962092797" calcext:value-type="float">
            <text:p>107.921962092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<text:span text:style-name="T1">2</text:span></text:p>
          </table:table-cell>
          <table:table-cell/>
          <table:table-cell table:style-name="ce21" table:formula="of:=INDEX(LINEST([.C3:.C288];[.A3:.A288];;1);3;1)" office:value-type="float" office:value="0.797008783035059" calcext:value-type="float">
            <text:p>0.797008783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21" table:formula="of:=INDEX(LINEST([.C3:.C288];[.A3:.A288];;1);3;2)" office:value-type="float" office:value="0.278800163729941" calcext:value-type="float">
            <text:p>0.2788001637</text:p>
          </table:table-cell>
          <table:table-cell table:number-columns-repeated="1021"/>
        </table:table-row>
        <table:table-row table:style-name="ro10" table:number-rows-repeated="104827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gsfc_sw_up_all" table:style-name="ta1">
        <table:shapes>
          <draw:frame draw:z-index="0" draw:style-name="gr1" draw:text-style-name="P1" svg:width="159.99mm" svg:height="89.99mm" svg:x="118.76mm" svg:y="9.04mm">
            <loext:p draw:notify-on-update-of-ranges="gsfc_sw_up_all.A3:gsfc_sw_up_all.A288 gsfc_sw_up_all.C1:gsfc_sw_up_all.C1 gsfc_sw_up_all.C3:gsfc_sw_up_all.C28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19"/>
        <table:table-column table:style-name="co3" table:default-cell-style-name="ce9"/>
        <table:table-column table:style-name="co7" table:default-cell-style-name="ce9"/>
        <table:table-column table:style-name="co3" table:number-columns-repeated="1021" table:default-cell-style-name="ce9"/>
        <table:table-row table:style-name="ro10">
          <table:table-cell table:style-name="ce17"/>
          <table:table-cell/>
          <table:table-cell table:style-name="ce15" office:value-type="string" calcext:value-type="string" table:number-columns-spanned="2" table:number-rows-spanned="1">
            <text:p>gsfc_sw_up_all</text:p>
          </table:table-cell>
          <table:covered-table-cell/>
          <table:table-cell table:number-columns-repeated="1020"/>
        </table:table-row>
        <table:table-row table:style-name="ro2">
          <table:table-cell table:style-name="ce3" office:value-type="string" calcext:value-type="string">
            <text:p>Date</text:p>
          </table:table-cell>
          <table:table-cell table:style-name="ce15" office:value-type="string" calcext:value-type="string">
            <text:p>Data</text:p>
          </table:table-cell>
          <table:table-cell table:style-name="ce14" office:value-type="string" calcext:value-type="string">
            <text:p>Deseasonalised</text:p>
          </table:table-cell>
          <table:table-cell table:style-name="ce14" office:value-type="string" calcext:value-type="string">
            <text:p>Trend</text:p>
          </table:table-cell>
          <table:table-cell table:style-name="ce15" table:number-columns-repeated="1020"/>
        </table:table-row>
        <table:table-row table:style-name="ro2">
          <table:table-cell table:style-name="ce18" office:value-type="date" office:date-value="2000-03-01" calcext:value-type="date">
            <text:p>01/03/00</text:p>
          </table:table-cell>
          <table:table-cell table:style-name="ce20" office:value-type="float" office:value="23.81" calcext:value-type="float">
            <text:p>23.81</text:p>
          </table:table-cell>
          <table:table-cell table:style-name="ce12" office:value-type="float" office:value="23.7095" calcext:value-type="float">
            <text:p>23.71</text:p>
          </table:table-cell>
          <table:table-cell table:style-name="ce12" table:formula="of:=([.A3] * [.$C$297]) + [.$C$298]" office:value-type="float" office:value="23.8213770503173" calcext:value-type="float">
            <text:p>23.8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04-01" calcext:value-type="date">
            <text:p>01/04/00</text:p>
          </table:table-cell>
          <table:table-cell table:style-name="ce20" office:value-type="float" office:value="25.56" calcext:value-type="float">
            <text:p>25.56</text:p>
          </table:table-cell>
          <table:table-cell table:style-name="ce12" office:value-type="float" office:value="23.748" calcext:value-type="float">
            <text:p>23.75</text:p>
          </table:table-cell>
          <table:table-cell table:style-name="ce12" table:formula="of:=([.A4] * [.$C$297]) + [.$C$298]" office:value-type="float" office:value="23.8188272617586" calcext:value-type="float">
            <text:p>23.8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05-01" calcext:value-type="date">
            <text:p>01/05/00</text:p>
          </table:table-cell>
          <table:table-cell table:style-name="ce20" office:value-type="float" office:value="25.54" calcext:value-type="float">
            <text:p>25.54</text:p>
          </table:table-cell>
          <table:table-cell table:style-name="ce12" office:value-type="float" office:value="23.7847" calcext:value-type="float">
            <text:p>23.78</text:p>
          </table:table-cell>
          <table:table-cell table:style-name="ce12" table:formula="of:=([.A5] * [.$C$297]) + [.$C$298]" office:value-type="float" office:value="23.8163597244437" calcext:value-type="float">
            <text:p>23.8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06-01" calcext:value-type="date">
            <text:p>01/06/00</text:p>
          </table:table-cell>
          <table:table-cell table:style-name="ce20" office:value-type="float" office:value="22.78" calcext:value-type="float">
            <text:p>22.78</text:p>
          </table:table-cell>
          <table:table-cell table:style-name="ce12" office:value-type="float" office:value="23.8195" calcext:value-type="float">
            <text:p>23.82</text:p>
          </table:table-cell>
          <table:table-cell table:style-name="ce12" table:formula="of:=([.A6] * [.$C$297]) + [.$C$298]" office:value-type="float" office:value="23.813809935885" calcext:value-type="float">
            <text:p>23.8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07-01" calcext:value-type="date">
            <text:p>01/07/00</text:p>
          </table:table-cell>
          <table:table-cell table:style-name="ce20" office:value-type="float" office:value="19.96" calcext:value-type="float">
            <text:p>19.96</text:p>
          </table:table-cell>
          <table:table-cell table:style-name="ce12" office:value-type="float" office:value="23.8522" calcext:value-type="float">
            <text:p>23.85</text:p>
          </table:table-cell>
          <table:table-cell table:style-name="ce12" table:formula="of:=([.A7] * [.$C$297]) + [.$C$298]" office:value-type="float" office:value="23.8113423985701" calcext:value-type="float">
            <text:p>23.8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08-01" calcext:value-type="date">
            <text:p>01/08/00</text:p>
          </table:table-cell>
          <table:table-cell table:style-name="ce20" office:value-type="float" office:value="19.22" calcext:value-type="float">
            <text:p>19.22</text:p>
          </table:table-cell>
          <table:table-cell table:style-name="ce12" office:value-type="float" office:value="23.8831" calcext:value-type="float">
            <text:p>23.88</text:p>
          </table:table-cell>
          <table:table-cell table:style-name="ce12" table:formula="of:=([.A8] * [.$C$297]) + [.$C$298]" office:value-type="float" office:value="23.8087926100114" calcext:value-type="float">
            <text:p>23.8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09-01" calcext:value-type="date">
            <text:p>01/09/00</text:p>
          </table:table-cell>
          <table:table-cell table:style-name="ce20" office:value-type="float" office:value="20.27" calcext:value-type="float">
            <text:p>20.27</text:p>
          </table:table-cell>
          <table:table-cell table:style-name="ce12" office:value-type="float" office:value="23.9123" calcext:value-type="float">
            <text:p>23.91</text:p>
          </table:table-cell>
          <table:table-cell table:style-name="ce12" table:formula="of:=([.A9] * [.$C$297]) + [.$C$298]" office:value-type="float" office:value="23.8062428214527" calcext:value-type="float">
            <text:p>23.8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10-01" calcext:value-type="date">
            <text:p>01/10/00</text:p>
          </table:table-cell>
          <table:table-cell table:style-name="ce20" office:value-type="float" office:value="23.92" calcext:value-type="float">
            <text:p>23.92</text:p>
          </table:table-cell>
          <table:table-cell table:style-name="ce12" office:value-type="float" office:value="23.9405" calcext:value-type="float">
            <text:p>23.94</text:p>
          </table:table-cell>
          <table:table-cell table:style-name="ce12" table:formula="of:=([.A10] * [.$C$297]) + [.$C$298]" office:value-type="float" office:value="23.8037752841378" calcext:value-type="float">
            <text:p>23.8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11-01" calcext:value-type="date">
            <text:p>01/11/00</text:p>
          </table:table-cell>
          <table:table-cell table:style-name="ce20" office:value-type="float" office:value="28.15" calcext:value-type="float">
            <text:p>28.15</text:p>
          </table:table-cell>
          <table:table-cell table:style-name="ce12" office:value-type="float" office:value="23.968" calcext:value-type="float">
            <text:p>23.97</text:p>
          </table:table-cell>
          <table:table-cell table:style-name="ce12" table:formula="of:=([.A11] * [.$C$297]) + [.$C$298]" office:value-type="float" office:value="23.8012254955791" calcext:value-type="float">
            <text:p>23.8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12-01" calcext:value-type="date">
            <text:p>01/12/00</text:p>
          </table:table-cell>
          <table:table-cell table:style-name="ce20" office:value-type="float" office:value="28.1" calcext:value-type="float">
            <text:p>28.1</text:p>
          </table:table-cell>
          <table:table-cell table:style-name="ce12" office:value-type="float" office:value="23.9958" calcext:value-type="float">
            <text:p>24.00</text:p>
          </table:table-cell>
          <table:table-cell table:style-name="ce12" table:formula="of:=([.A12] * [.$C$297]) + [.$C$298]" office:value-type="float" office:value="23.7987579582642" calcext:value-type="float">
            <text:p>23.8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1-01" calcext:value-type="date">
            <text:p>01/01/01</text:p>
          </table:table-cell>
          <table:table-cell table:style-name="ce20" office:value-type="float" office:value="25.98" calcext:value-type="float">
            <text:p>25.98</text:p>
          </table:table-cell>
          <table:table-cell table:style-name="ce12" office:value-type="float" office:value="24.021" calcext:value-type="float">
            <text:p>24.02</text:p>
          </table:table-cell>
          <table:table-cell table:style-name="ce12" table:formula="of:=([.A13] * [.$C$297]) + [.$C$298]" office:value-type="float" office:value="23.7962081697055" calcext:value-type="float">
            <text:p>23.8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2-01" calcext:value-type="date">
            <text:p>01/02/01</text:p>
          </table:table-cell>
          <table:table-cell table:style-name="ce20" office:value-type="float" office:value="23.98" calcext:value-type="float">
            <text:p>23.98</text:p>
          </table:table-cell>
          <table:table-cell table:style-name="ce12" office:value-type="float" office:value="24.0133" calcext:value-type="float">
            <text:p>24.01</text:p>
          </table:table-cell>
          <table:table-cell table:style-name="ce12" table:formula="of:=([.A14] * [.$C$297]) + [.$C$298]" office:value-type="float" office:value="23.7936583811468" calcext:value-type="float">
            <text:p>23.7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3-01" calcext:value-type="date">
            <text:p>01/03/01</text:p>
          </table:table-cell>
          <table:table-cell table:style-name="ce20" office:value-type="float" office:value="24.29" calcext:value-type="float">
            <text:p>24.29</text:p>
          </table:table-cell>
          <table:table-cell table:style-name="ce12" office:value-type="float" office:value="23.9905" calcext:value-type="float">
            <text:p>23.99</text:p>
          </table:table-cell>
          <table:table-cell table:style-name="ce12" table:formula="of:=([.A15] * [.$C$297]) + [.$C$298]" office:value-type="float" office:value="23.7913553463196" calcext:value-type="float">
            <text:p>23.7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4-01" calcext:value-type="date">
            <text:p>01/04/01</text:p>
          </table:table-cell>
          <table:table-cell table:style-name="ce20" office:value-type="float" office:value="25.71" calcext:value-type="float">
            <text:p>25.71</text:p>
          </table:table-cell>
          <table:table-cell table:style-name="ce12" office:value-type="float" office:value="23.9534" calcext:value-type="float">
            <text:p>23.95</text:p>
          </table:table-cell>
          <table:table-cell table:style-name="ce12" table:formula="of:=([.A16] * [.$C$297]) + [.$C$298]" office:value-type="float" office:value="23.7888055577609" calcext:value-type="float">
            <text:p>23.7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5-01" calcext:value-type="date">
            <text:p>01/05/01</text:p>
          </table:table-cell>
          <table:table-cell table:style-name="ce20" office:value-type="float" office:value="25.46" calcext:value-type="float">
            <text:p>25.46</text:p>
          </table:table-cell>
          <table:table-cell table:style-name="ce12" office:value-type="float" office:value="23.9054" calcext:value-type="float">
            <text:p>23.91</text:p>
          </table:table-cell>
          <table:table-cell table:style-name="ce12" table:formula="of:=([.A17] * [.$C$297]) + [.$C$298]" office:value-type="float" office:value="23.786338020446" calcext:value-type="float">
            <text:p>23.7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6-01" calcext:value-type="date">
            <text:p>01/06/01</text:p>
          </table:table-cell>
          <table:table-cell table:style-name="ce20" office:value-type="float" office:value="23.62" calcext:value-type="float">
            <text:p>23.62</text:p>
          </table:table-cell>
          <table:table-cell table:style-name="ce12" office:value-type="float" office:value="23.8502" calcext:value-type="float">
            <text:p>23.85</text:p>
          </table:table-cell>
          <table:table-cell table:style-name="ce12" table:formula="of:=([.A18] * [.$C$297]) + [.$C$298]" office:value-type="float" office:value="23.7837882318873" calcext:value-type="float">
            <text:p>23.7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7-01" calcext:value-type="date">
            <text:p>01/07/01</text:p>
          </table:table-cell>
          <table:table-cell table:style-name="ce20" office:value-type="float" office:value="19.87" calcext:value-type="float">
            <text:p>19.87</text:p>
          </table:table-cell>
          <table:table-cell table:style-name="ce12" office:value-type="float" office:value="23.7929" calcext:value-type="float">
            <text:p>23.79</text:p>
          </table:table-cell>
          <table:table-cell table:style-name="ce12" table:formula="of:=([.A19] * [.$C$297]) + [.$C$298]" office:value-type="float" office:value="23.7813206945724" calcext:value-type="float">
            <text:p>23.7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8-01" calcext:value-type="date">
            <text:p>01/08/01</text:p>
          </table:table-cell>
          <table:table-cell table:style-name="ce20" office:value-type="float" office:value="18.8" calcext:value-type="float">
            <text:p>18.8</text:p>
          </table:table-cell>
          <table:table-cell table:style-name="ce12" office:value-type="float" office:value="23.7397" calcext:value-type="float">
            <text:p>23.74</text:p>
          </table:table-cell>
          <table:table-cell table:style-name="ce12" table:formula="of:=([.A20] * [.$C$297]) + [.$C$298]" office:value-type="float" office:value="23.7787709060137" calcext:value-type="float">
            <text:p>23.7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9-01" calcext:value-type="date">
            <text:p>01/09/01</text:p>
          </table:table-cell>
          <table:table-cell table:style-name="ce20" office:value-type="float" office:value="19.94" calcext:value-type="float">
            <text:p>19.94</text:p>
          </table:table-cell>
          <table:table-cell table:style-name="ce12" office:value-type="float" office:value="23.6966" calcext:value-type="float">
            <text:p>23.70</text:p>
          </table:table-cell>
          <table:table-cell table:style-name="ce12" table:formula="of:=([.A21] * [.$C$297]) + [.$C$298]" office:value-type="float" office:value="23.776221117455" calcext:value-type="float">
            <text:p>23.7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10-01" calcext:value-type="date">
            <text:p>01/10/01</text:p>
          </table:table-cell>
          <table:table-cell table:style-name="ce20" office:value-type="float" office:value="23.41" calcext:value-type="float">
            <text:p>23.41</text:p>
          </table:table-cell>
          <table:table-cell table:style-name="ce12" office:value-type="float" office:value="23.6639" calcext:value-type="float">
            <text:p>23.66</text:p>
          </table:table-cell>
          <table:table-cell table:style-name="ce12" table:formula="of:=([.A22] * [.$C$297]) + [.$C$298]" office:value-type="float" office:value="23.7737535801401" calcext:value-type="float">
            <text:p>23.7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11-01" calcext:value-type="date">
            <text:p>01/11/01</text:p>
          </table:table-cell>
          <table:table-cell table:style-name="ce20" office:value-type="float" office:value="27.39" calcext:value-type="float">
            <text:p>27.39</text:p>
          </table:table-cell>
          <table:table-cell table:style-name="ce12" office:value-type="float" office:value="23.6398" calcext:value-type="float">
            <text:p>23.64</text:p>
          </table:table-cell>
          <table:table-cell table:style-name="ce12" table:formula="of:=([.A23] * [.$C$297]) + [.$C$298]" office:value-type="float" office:value="23.7712037915814" calcext:value-type="float">
            <text:p>23.7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12-01" calcext:value-type="date">
            <text:p>01/12/01</text:p>
          </table:table-cell>
          <table:table-cell table:style-name="ce20" office:value-type="float" office:value="27.6" calcext:value-type="float">
            <text:p>27.6</text:p>
          </table:table-cell>
          <table:table-cell table:style-name="ce12" office:value-type="float" office:value="23.62" calcext:value-type="float">
            <text:p>23.62</text:p>
          </table:table-cell>
          <table:table-cell table:style-name="ce12" table:formula="of:=([.A24] * [.$C$297]) + [.$C$298]" office:value-type="float" office:value="23.7687362542665" calcext:value-type="float">
            <text:p>23.7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1-01" calcext:value-type="date">
            <text:p>01/01/02</text:p>
          </table:table-cell>
          <table:table-cell table:style-name="ce20" office:value-type="float" office:value="24.97" calcext:value-type="float">
            <text:p>24.97</text:p>
          </table:table-cell>
          <table:table-cell table:style-name="ce12" office:value-type="float" office:value="23.6025" calcext:value-type="float">
            <text:p>23.60</text:p>
          </table:table-cell>
          <table:table-cell table:style-name="ce12" table:formula="of:=([.A25] * [.$C$297]) + [.$C$298]" office:value-type="float" office:value="23.7661864657078" calcext:value-type="float">
            <text:p>23.7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2-01" calcext:value-type="date">
            <text:p>01/02/02</text:p>
          </table:table-cell>
          <table:table-cell table:style-name="ce20" office:value-type="float" office:value="23.25" calcext:value-type="float">
            <text:p>23.25</text:p>
          </table:table-cell>
          <table:table-cell table:style-name="ce12" office:value-type="float" office:value="23.5884" calcext:value-type="float">
            <text:p>23.59</text:p>
          </table:table-cell>
          <table:table-cell table:style-name="ce12" table:formula="of:=([.A26] * [.$C$297]) + [.$C$298]" office:value-type="float" office:value="23.7636366771491" calcext:value-type="float">
            <text:p>23.7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3-01" calcext:value-type="date">
            <text:p>01/03/02</text:p>
          </table:table-cell>
          <table:table-cell table:style-name="ce20" office:value-type="float" office:value="23.81" calcext:value-type="float">
            <text:p>23.81</text:p>
          </table:table-cell>
          <table:table-cell table:style-name="ce12" office:value-type="float" office:value="23.5818" calcext:value-type="float">
            <text:p>23.58</text:p>
          </table:table-cell>
          <table:table-cell table:style-name="ce12" table:formula="of:=([.A27] * [.$C$297]) + [.$C$298]" office:value-type="float" office:value="23.7613336423219" calcext:value-type="float">
            <text:p>23.7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4-01" calcext:value-type="date">
            <text:p>01/04/02</text:p>
          </table:table-cell>
          <table:table-cell table:style-name="ce20" office:value-type="float" office:value="25.55" calcext:value-type="float">
            <text:p>25.55</text:p>
          </table:table-cell>
          <table:table-cell table:style-name="ce12" office:value-type="float" office:value="23.5876" calcext:value-type="float">
            <text:p>23.59</text:p>
          </table:table-cell>
          <table:table-cell table:style-name="ce12" table:formula="of:=([.A28] * [.$C$297]) + [.$C$298]" office:value-type="float" office:value="23.7587838537632" calcext:value-type="float">
            <text:p>23.7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5-01" calcext:value-type="date">
            <text:p>01/05/02</text:p>
          </table:table-cell>
          <table:table-cell table:style-name="ce20" office:value-type="float" office:value="25.94" calcext:value-type="float">
            <text:p>25.94</text:p>
          </table:table-cell>
          <table:table-cell table:style-name="ce12" office:value-type="float" office:value="23.6053" calcext:value-type="float">
            <text:p>23.61</text:p>
          </table:table-cell>
          <table:table-cell table:style-name="ce12" table:formula="of:=([.A29] * [.$C$297]) + [.$C$298]" office:value-type="float" office:value="23.7563163164483" calcext:value-type="float">
            <text:p>23.7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6-01" calcext:value-type="date">
            <text:p>01/06/02</text:p>
          </table:table-cell>
          <table:table-cell table:style-name="ce20" office:value-type="float" office:value="22.63" calcext:value-type="float">
            <text:p>22.63</text:p>
          </table:table-cell>
          <table:table-cell table:style-name="ce12" office:value-type="float" office:value="23.6332" calcext:value-type="float">
            <text:p>23.63</text:p>
          </table:table-cell>
          <table:table-cell table:style-name="ce12" table:formula="of:=([.A30] * [.$C$297]) + [.$C$298]" office:value-type="float" office:value="23.7537665278896" calcext:value-type="float">
            <text:p>23.7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7-01" calcext:value-type="date">
            <text:p>01/07/02</text:p>
          </table:table-cell>
          <table:table-cell table:style-name="ce20" office:value-type="float" office:value="19.79" calcext:value-type="float">
            <text:p>19.79</text:p>
          </table:table-cell>
          <table:table-cell table:style-name="ce12" office:value-type="float" office:value="23.6671" calcext:value-type="float">
            <text:p>23.67</text:p>
          </table:table-cell>
          <table:table-cell table:style-name="ce12" table:formula="of:=([.A31] * [.$C$297]) + [.$C$298]" office:value-type="float" office:value="23.7512989905747" calcext:value-type="float">
            <text:p>23.7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8-01" calcext:value-type="date">
            <text:p>01/08/02</text:p>
          </table:table-cell>
          <table:table-cell table:style-name="ce20" office:value-type="float" office:value="18.46" calcext:value-type="float">
            <text:p>18.46</text:p>
          </table:table-cell>
          <table:table-cell table:style-name="ce12" office:value-type="float" office:value="23.6995" calcext:value-type="float">
            <text:p>23.70</text:p>
          </table:table-cell>
          <table:table-cell table:style-name="ce12" table:formula="of:=([.A32] * [.$C$297]) + [.$C$298]" office:value-type="float" office:value="23.748749202016" calcext:value-type="float">
            <text:p>23.7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9-01" calcext:value-type="date">
            <text:p>01/09/02</text:p>
          </table:table-cell>
          <table:table-cell table:style-name="ce20" office:value-type="float" office:value="19.84" calcext:value-type="float">
            <text:p>19.84</text:p>
          </table:table-cell>
          <table:table-cell table:style-name="ce12" office:value-type="float" office:value="23.7228" calcext:value-type="float">
            <text:p>23.72</text:p>
          </table:table-cell>
          <table:table-cell table:style-name="ce12" table:formula="of:=([.A33] * [.$C$297]) + [.$C$298]" office:value-type="float" office:value="23.7461994134573" calcext:value-type="float">
            <text:p>23.7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10-01" calcext:value-type="date">
            <text:p>01/10/02</text:p>
          </table:table-cell>
          <table:table-cell table:style-name="ce20" office:value-type="float" office:value="23.64" calcext:value-type="float">
            <text:p>23.64</text:p>
          </table:table-cell>
          <table:table-cell table:style-name="ce12" office:value-type="float" office:value="23.7328" calcext:value-type="float">
            <text:p>23.73</text:p>
          </table:table-cell>
          <table:table-cell table:style-name="ce12" table:formula="of:=([.A34] * [.$C$297]) + [.$C$298]" office:value-type="float" office:value="23.7437318761424" calcext:value-type="float">
            <text:p>23.7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11-01" calcext:value-type="date">
            <text:p>01/11/02</text:p>
          </table:table-cell>
          <table:table-cell table:style-name="ce20" office:value-type="float" office:value="27.66" calcext:value-type="float">
            <text:p>27.66</text:p>
          </table:table-cell>
          <table:table-cell table:style-name="ce12" office:value-type="float" office:value="23.7309" calcext:value-type="float">
            <text:p>23.73</text:p>
          </table:table-cell>
          <table:table-cell table:style-name="ce12" table:formula="of:=([.A35] * [.$C$297]) + [.$C$298]" office:value-type="float" office:value="23.7411820875837" calcext:value-type="float">
            <text:p>23.7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12-01" calcext:value-type="date">
            <text:p>01/12/02</text:p>
          </table:table-cell>
          <table:table-cell table:style-name="ce20" office:value-type="float" office:value="28.12" calcext:value-type="float">
            <text:p>28.12</text:p>
          </table:table-cell>
          <table:table-cell table:style-name="ce12" office:value-type="float" office:value="23.7228" calcext:value-type="float">
            <text:p>23.72</text:p>
          </table:table-cell>
          <table:table-cell table:style-name="ce12" table:formula="of:=([.A36] * [.$C$297]) + [.$C$298]" office:value-type="float" office:value="23.7387145502688" calcext:value-type="float">
            <text:p>23.7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1-01" calcext:value-type="date">
            <text:p>01/01/03</text:p>
          </table:table-cell>
          <table:table-cell table:style-name="ce20" office:value-type="float" office:value="25.65" calcext:value-type="float">
            <text:p>25.65</text:p>
          </table:table-cell>
          <table:table-cell table:style-name="ce12" office:value-type="float" office:value="23.7147" calcext:value-type="float">
            <text:p>23.71</text:p>
          </table:table-cell>
          <table:table-cell table:style-name="ce12" table:formula="of:=([.A37] * [.$C$297]) + [.$C$298]" office:value-type="float" office:value="23.7361647617101" calcext:value-type="float">
            <text:p>23.7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2-01" calcext:value-type="date">
            <text:p>01/02/03</text:p>
          </table:table-cell>
          <table:table-cell table:style-name="ce20" office:value-type="float" office:value="23.86" calcext:value-type="float">
            <text:p>23.86</text:p>
          </table:table-cell>
          <table:table-cell table:style-name="ce12" office:value-type="float" office:value="23.7098" calcext:value-type="float">
            <text:p>23.71</text:p>
          </table:table-cell>
          <table:table-cell table:style-name="ce12" table:formula="of:=([.A38] * [.$C$297]) + [.$C$298]" office:value-type="float" office:value="23.7336149731514" calcext:value-type="float">
            <text:p>23.7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3-01" calcext:value-type="date">
            <text:p>01/03/03</text:p>
          </table:table-cell>
          <table:table-cell table:style-name="ce20" office:value-type="float" office:value="24.24" calcext:value-type="float">
            <text:p>24.24</text:p>
          </table:table-cell>
          <table:table-cell table:style-name="ce12" office:value-type="float" office:value="23.7076" calcext:value-type="float">
            <text:p>23.71</text:p>
          </table:table-cell>
          <table:table-cell table:style-name="ce12" table:formula="of:=([.A39] * [.$C$297]) + [.$C$298]" office:value-type="float" office:value="23.7313119383241" calcext:value-type="float">
            <text:p>23.7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4-01" calcext:value-type="date">
            <text:p>01/04/03</text:p>
          </table:table-cell>
          <table:table-cell table:style-name="ce20" office:value-type="float" office:value="25.43" calcext:value-type="float">
            <text:p>25.43</text:p>
          </table:table-cell>
          <table:table-cell table:style-name="ce12" office:value-type="float" office:value="23.705" calcext:value-type="float">
            <text:p>23.71</text:p>
          </table:table-cell>
          <table:table-cell table:style-name="ce12" table:formula="of:=([.A40] * [.$C$297]) + [.$C$298]" office:value-type="float" office:value="23.7287621497654" calcext:value-type="float">
            <text:p>23.7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5-01" calcext:value-type="date">
            <text:p>01/05/03</text:p>
          </table:table-cell>
          <table:table-cell table:style-name="ce20" office:value-type="float" office:value="25.14" calcext:value-type="float">
            <text:p>25.14</text:p>
          </table:table-cell>
          <table:table-cell table:style-name="ce12" office:value-type="float" office:value="23.6999" calcext:value-type="float">
            <text:p>23.70</text:p>
          </table:table-cell>
          <table:table-cell table:style-name="ce12" table:formula="of:=([.A41] * [.$C$297]) + [.$C$298]" office:value-type="float" office:value="23.7262946124505" calcext:value-type="float">
            <text:p>23.7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6-01" calcext:value-type="date">
            <text:p>01/06/03</text:p>
          </table:table-cell>
          <table:table-cell table:style-name="ce20" office:value-type="float" office:value="22.44" calcext:value-type="float">
            <text:p>22.44</text:p>
          </table:table-cell>
          <table:table-cell table:style-name="ce12" office:value-type="float" office:value="23.6914" calcext:value-type="float">
            <text:p>23.69</text:p>
          </table:table-cell>
          <table:table-cell table:style-name="ce12" table:formula="of:=([.A42] * [.$C$297]) + [.$C$298]" office:value-type="float" office:value="23.7237448238918" calcext:value-type="float">
            <text:p>23.7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7-01" calcext:value-type="date">
            <text:p>01/07/03</text:p>
          </table:table-cell>
          <table:table-cell table:style-name="ce20" office:value-type="float" office:value="19.83" calcext:value-type="float">
            <text:p>19.83</text:p>
          </table:table-cell>
          <table:table-cell table:style-name="ce12" office:value-type="float" office:value="23.6796" calcext:value-type="float">
            <text:p>23.68</text:p>
          </table:table-cell>
          <table:table-cell table:style-name="ce12" table:formula="of:=([.A43] * [.$C$297]) + [.$C$298]" office:value-type="float" office:value="23.721277286577" calcext:value-type="float">
            <text:p>23.7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8-01" calcext:value-type="date">
            <text:p>01/08/03</text:p>
          </table:table-cell>
          <table:table-cell table:style-name="ce20" office:value-type="float" office:value="18.64" calcext:value-type="float">
            <text:p>18.64</text:p>
          </table:table-cell>
          <table:table-cell table:style-name="ce12" office:value-type="float" office:value="23.6683" calcext:value-type="float">
            <text:p>23.67</text:p>
          </table:table-cell>
          <table:table-cell table:style-name="ce12" table:formula="of:=([.A44] * [.$C$297]) + [.$C$298]" office:value-type="float" office:value="23.7187274980182" calcext:value-type="float">
            <text:p>23.7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9-01" calcext:value-type="date">
            <text:p>01/09/03</text:p>
          </table:table-cell>
          <table:table-cell table:style-name="ce20" office:value-type="float" office:value="19.86" calcext:value-type="float">
            <text:p>19.86</text:p>
          </table:table-cell>
          <table:table-cell table:style-name="ce12" office:value-type="float" office:value="23.6637" calcext:value-type="float">
            <text:p>23.66</text:p>
          </table:table-cell>
          <table:table-cell table:style-name="ce12" table:formula="of:=([.A45] * [.$C$297]) + [.$C$298]" office:value-type="float" office:value="23.7161777094595" calcext:value-type="float">
            <text:p>23.7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10-01" calcext:value-type="date">
            <text:p>01/10/03</text:p>
          </table:table-cell>
          <table:table-cell table:style-name="ce20" office:value-type="float" office:value="23.6" calcext:value-type="float">
            <text:p>23.6</text:p>
          </table:table-cell>
          <table:table-cell table:style-name="ce12" office:value-type="float" office:value="23.6709" calcext:value-type="float">
            <text:p>23.67</text:p>
          </table:table-cell>
          <table:table-cell table:style-name="ce12" table:formula="of:=([.A46] * [.$C$297]) + [.$C$298]" office:value-type="float" office:value="23.7137101721447" calcext:value-type="float">
            <text:p>23.7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11-01" calcext:value-type="date">
            <text:p>01/11/03</text:p>
          </table:table-cell>
          <table:table-cell table:style-name="ce20" office:value-type="float" office:value="27.66" calcext:value-type="float">
            <text:p>27.66</text:p>
          </table:table-cell>
          <table:table-cell table:style-name="ce12" office:value-type="float" office:value="23.6898" calcext:value-type="float">
            <text:p>23.69</text:p>
          </table:table-cell>
          <table:table-cell table:style-name="ce12" table:formula="of:=([.A47] * [.$C$297]) + [.$C$298]" office:value-type="float" office:value="23.7111603835859" calcext:value-type="float">
            <text:p>23.7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12-01" calcext:value-type="date">
            <text:p>01/12/03</text:p>
          </table:table-cell>
          <table:table-cell table:style-name="ce20" office:value-type="float" office:value="27.97" calcext:value-type="float">
            <text:p>27.97</text:p>
          </table:table-cell>
          <table:table-cell table:style-name="ce12" office:value-type="float" office:value="23.7176" calcext:value-type="float">
            <text:p>23.72</text:p>
          </table:table-cell>
          <table:table-cell table:style-name="ce12" table:formula="of:=([.A48] * [.$C$297]) + [.$C$298]" office:value-type="float" office:value="23.7086928462711" calcext:value-type="float">
            <text:p>23.7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1-01" calcext:value-type="date">
            <text:p>01/01/04</text:p>
          </table:table-cell>
          <table:table-cell table:style-name="ce20" office:value-type="float" office:value="25.5" calcext:value-type="float">
            <text:p>25.5</text:p>
          </table:table-cell>
          <table:table-cell table:style-name="ce12" office:value-type="float" office:value="23.7502" calcext:value-type="float">
            <text:p>23.75</text:p>
          </table:table-cell>
          <table:table-cell table:style-name="ce12" table:formula="of:=([.A49] * [.$C$297]) + [.$C$298]" office:value-type="float" office:value="23.7061430577123" calcext:value-type="float">
            <text:p>23.7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2-01" calcext:value-type="date">
            <text:p>01/02/04</text:p>
          </table:table-cell>
          <table:table-cell table:style-name="ce20" office:value-type="float" office:value="23.77" calcext:value-type="float">
            <text:p>23.77</text:p>
          </table:table-cell>
          <table:table-cell table:style-name="ce12" office:value-type="float" office:value="23.7825" calcext:value-type="float">
            <text:p>23.78</text:p>
          </table:table-cell>
          <table:table-cell table:style-name="ce12" table:formula="of:=([.A50] * [.$C$297]) + [.$C$298]" office:value-type="float" office:value="23.7035932691536" calcext:value-type="float">
            <text:p>23.7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3-01" calcext:value-type="date">
            <text:p>01/03/04</text:p>
          </table:table-cell>
          <table:table-cell table:style-name="ce20" office:value-type="float" office:value="23.71" calcext:value-type="float">
            <text:p>23.71</text:p>
          </table:table-cell>
          <table:table-cell table:style-name="ce12" office:value-type="float" office:value="23.8099" calcext:value-type="float">
            <text:p>23.81</text:p>
          </table:table-cell>
          <table:table-cell table:style-name="ce12" table:formula="of:=([.A51] * [.$C$297]) + [.$C$298]" office:value-type="float" office:value="23.7012079830826" calcext:value-type="float">
            <text:p>23.7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4-01" calcext:value-type="date">
            <text:p>01/04/04</text:p>
          </table:table-cell>
          <table:table-cell table:style-name="ce20" office:value-type="float" office:value="25.6" calcext:value-type="float">
            <text:p>25.6</text:p>
          </table:table-cell>
          <table:table-cell table:style-name="ce12" office:value-type="float" office:value="23.829" calcext:value-type="float">
            <text:p>23.83</text:p>
          </table:table-cell>
          <table:table-cell table:style-name="ce12" table:formula="of:=([.A52] * [.$C$297]) + [.$C$298]" office:value-type="float" office:value="23.6986581945239" calcext:value-type="float">
            <text:p>23.7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5-01" calcext:value-type="date">
            <text:p>01/05/04</text:p>
          </table:table-cell>
          <table:table-cell table:style-name="ce20" office:value-type="float" office:value="25.82" calcext:value-type="float">
            <text:p>25.82</text:p>
          </table:table-cell>
          <table:table-cell table:style-name="ce12" office:value-type="float" office:value="23.8393" calcext:value-type="float">
            <text:p>23.84</text:p>
          </table:table-cell>
          <table:table-cell table:style-name="ce12" table:formula="of:=([.A53] * [.$C$297]) + [.$C$298]" office:value-type="float" office:value="23.696190657209" calcext:value-type="float">
            <text:p>23.7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6-01" calcext:value-type="date">
            <text:p>01/06/04</text:p>
          </table:table-cell>
          <table:table-cell table:style-name="ce20" office:value-type="float" office:value="23.08" calcext:value-type="float">
            <text:p>23.08</text:p>
          </table:table-cell>
          <table:table-cell table:style-name="ce12" office:value-type="float" office:value="23.8419" calcext:value-type="float">
            <text:p>23.84</text:p>
          </table:table-cell>
          <table:table-cell table:style-name="ce12" table:formula="of:=([.A54] * [.$C$297]) + [.$C$298]" office:value-type="float" office:value="23.6936408686503" calcext:value-type="float">
            <text:p>23.6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7-01" calcext:value-type="date">
            <text:p>01/07/04</text:p>
          </table:table-cell>
          <table:table-cell table:style-name="ce20" office:value-type="float" office:value="20.03" calcext:value-type="float">
            <text:p>20.03</text:p>
          </table:table-cell>
          <table:table-cell table:style-name="ce12" office:value-type="float" office:value="23.8395" calcext:value-type="float">
            <text:p>23.84</text:p>
          </table:table-cell>
          <table:table-cell table:style-name="ce12" table:formula="of:=([.A55] * [.$C$297]) + [.$C$298]" office:value-type="float" office:value="23.6911733313354" calcext:value-type="float">
            <text:p>23.6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8-01" calcext:value-type="date">
            <text:p>01/08/04</text:p>
          </table:table-cell>
          <table:table-cell table:style-name="ce20" office:value-type="float" office:value="18.84" calcext:value-type="float">
            <text:p>18.84</text:p>
          </table:table-cell>
          <table:table-cell table:style-name="ce12" office:value-type="float" office:value="23.8343" calcext:value-type="float">
            <text:p>23.83</text:p>
          </table:table-cell>
          <table:table-cell table:style-name="ce12" table:formula="of:=([.A56] * [.$C$297]) + [.$C$298]" office:value-type="float" office:value="23.6886235427767" calcext:value-type="float">
            <text:p>23.6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9-01" calcext:value-type="date">
            <text:p>01/09/04</text:p>
          </table:table-cell>
          <table:table-cell table:style-name="ce20" office:value-type="float" office:value="20.26" calcext:value-type="float">
            <text:p>20.26</text:p>
          </table:table-cell>
          <table:table-cell table:style-name="ce12" office:value-type="float" office:value="23.8261" calcext:value-type="float">
            <text:p>23.83</text:p>
          </table:table-cell>
          <table:table-cell table:style-name="ce12" table:formula="of:=([.A57] * [.$C$297]) + [.$C$298]" office:value-type="float" office:value="23.686073754218" calcext:value-type="float">
            <text:p>23.6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10-01" calcext:value-type="date">
            <text:p>01/10/04</text:p>
          </table:table-cell>
          <table:table-cell table:style-name="ce20" office:value-type="float" office:value="24.09" calcext:value-type="float">
            <text:p>24.09</text:p>
          </table:table-cell>
          <table:table-cell table:style-name="ce12" office:value-type="float" office:value="23.8129" calcext:value-type="float">
            <text:p>23.81</text:p>
          </table:table-cell>
          <table:table-cell table:style-name="ce12" table:formula="of:=([.A58] * [.$C$297]) + [.$C$298]" office:value-type="float" office:value="23.6836062169031" calcext:value-type="float">
            <text:p>23.6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11-01" calcext:value-type="date">
            <text:p>01/11/04</text:p>
          </table:table-cell>
          <table:table-cell table:style-name="ce20" office:value-type="float" office:value="27.71" calcext:value-type="float">
            <text:p>27.71</text:p>
          </table:table-cell>
          <table:table-cell table:style-name="ce12" office:value-type="float" office:value="23.7933" calcext:value-type="float">
            <text:p>23.79</text:p>
          </table:table-cell>
          <table:table-cell table:style-name="ce12" table:formula="of:=([.A59] * [.$C$297]) + [.$C$298]" office:value-type="float" office:value="23.6810564283444" calcext:value-type="float">
            <text:p>23.6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12-01" calcext:value-type="date">
            <text:p>01/12/04</text:p>
          </table:table-cell>
          <table:table-cell table:style-name="ce20" office:value-type="float" office:value="27.7" calcext:value-type="float">
            <text:p>27.7</text:p>
          </table:table-cell>
          <table:table-cell table:style-name="ce12" office:value-type="float" office:value="23.7663" calcext:value-type="float">
            <text:p>23.77</text:p>
          </table:table-cell>
          <table:table-cell table:style-name="ce12" table:formula="of:=([.A60] * [.$C$297]) + [.$C$298]" office:value-type="float" office:value="23.6785888910295" calcext:value-type="float">
            <text:p>23.6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1-01" calcext:value-type="date">
            <text:p>01/01/05</text:p>
          </table:table-cell>
          <table:table-cell table:style-name="ce20" office:value-type="float" office:value="25.19" calcext:value-type="float">
            <text:p>25.19</text:p>
          </table:table-cell>
          <table:table-cell table:style-name="ce12" office:value-type="float" office:value="23.7338" calcext:value-type="float">
            <text:p>23.73</text:p>
          </table:table-cell>
          <table:table-cell table:style-name="ce12" table:formula="of:=([.A61] * [.$C$297]) + [.$C$298]" office:value-type="float" office:value="23.6760391024708" calcext:value-type="float">
            <text:p>23.6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2-01" calcext:value-type="date">
            <text:p>01/02/05</text:p>
          </table:table-cell>
          <table:table-cell table:style-name="ce20" office:value-type="float" office:value="23.78" calcext:value-type="float">
            <text:p>23.78</text:p>
          </table:table-cell>
          <table:table-cell table:style-name="ce12" office:value-type="float" office:value="23.7008" calcext:value-type="float">
            <text:p>23.70</text:p>
          </table:table-cell>
          <table:table-cell table:style-name="ce12" table:formula="of:=([.A62] * [.$C$297]) + [.$C$298]" office:value-type="float" office:value="23.6734893139121" calcext:value-type="float">
            <text:p>23.6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3-01" calcext:value-type="date">
            <text:p>01/03/05</text:p>
          </table:table-cell>
          <table:table-cell table:style-name="ce20" office:value-type="float" office:value="24.05" calcext:value-type="float">
            <text:p>24.05</text:p>
          </table:table-cell>
          <table:table-cell table:style-name="ce12" office:value-type="float" office:value="23.6712" calcext:value-type="float">
            <text:p>23.67</text:p>
          </table:table-cell>
          <table:table-cell table:style-name="ce12" table:formula="of:=([.A63] * [.$C$297]) + [.$C$298]" office:value-type="float" office:value="23.6711862790849" calcext:value-type="float">
            <text:p>23.6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4-01" calcext:value-type="date">
            <text:p>01/04/05</text:p>
          </table:table-cell>
          <table:table-cell table:style-name="ce20" office:value-type="float" office:value="25.63" calcext:value-type="float">
            <text:p>25.63</text:p>
          </table:table-cell>
          <table:table-cell table:style-name="ce12" office:value-type="float" office:value="23.6444" calcext:value-type="float">
            <text:p>23.64</text:p>
          </table:table-cell>
          <table:table-cell table:style-name="ce12" table:formula="of:=([.A64] * [.$C$297]) + [.$C$298]" office:value-type="float" office:value="23.6686364905262" calcext:value-type="float">
            <text:p>23.6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5-01" calcext:value-type="date">
            <text:p>01/05/05</text:p>
          </table:table-cell>
          <table:table-cell table:style-name="ce20" office:value-type="float" office:value="25.19" calcext:value-type="float">
            <text:p>25.19</text:p>
          </table:table-cell>
          <table:table-cell table:style-name="ce12" office:value-type="float" office:value="23.6187" calcext:value-type="float">
            <text:p>23.62</text:p>
          </table:table-cell>
          <table:table-cell table:style-name="ce12" table:formula="of:=([.A65] * [.$C$297]) + [.$C$298]" office:value-type="float" office:value="23.6661689532113" calcext:value-type="float">
            <text:p>23.6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6-01" calcext:value-type="date">
            <text:p>01/06/05</text:p>
          </table:table-cell>
          <table:table-cell table:style-name="ce20" office:value-type="float" office:value="22.34" calcext:value-type="float">
            <text:p>22.34</text:p>
          </table:table-cell>
          <table:table-cell table:style-name="ce12" office:value-type="float" office:value="23.5938" calcext:value-type="float">
            <text:p>23.59</text:p>
          </table:table-cell>
          <table:table-cell table:style-name="ce12" table:formula="of:=([.A66] * [.$C$297]) + [.$C$298]" office:value-type="float" office:value="23.6636191646526" calcext:value-type="float">
            <text:p>23.6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7-01" calcext:value-type="date">
            <text:p>01/07/05</text:p>
          </table:table-cell>
          <table:table-cell table:style-name="ce20" office:value-type="float" office:value="19.76" calcext:value-type="float">
            <text:p>19.76</text:p>
          </table:table-cell>
          <table:table-cell table:style-name="ce12" office:value-type="float" office:value="23.5707" calcext:value-type="float">
            <text:p>23.57</text:p>
          </table:table-cell>
          <table:table-cell table:style-name="ce12" table:formula="of:=([.A67] * [.$C$297]) + [.$C$298]" office:value-type="float" office:value="23.6611516273377" calcext:value-type="float">
            <text:p>23.6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8-01" calcext:value-type="date">
            <text:p>01/08/05</text:p>
          </table:table-cell>
          <table:table-cell table:style-name="ce20" office:value-type="float" office:value="18.47" calcext:value-type="float">
            <text:p>18.47</text:p>
          </table:table-cell>
          <table:table-cell table:style-name="ce12" office:value-type="float" office:value="23.5486" calcext:value-type="float">
            <text:p>23.55</text:p>
          </table:table-cell>
          <table:table-cell table:style-name="ce12" table:formula="of:=([.A68] * [.$C$297]) + [.$C$298]" office:value-type="float" office:value="23.658601838779" calcext:value-type="float">
            <text:p>23.6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9-01" calcext:value-type="date">
            <text:p>01/09/05</text:p>
          </table:table-cell>
          <table:table-cell table:style-name="ce20" office:value-type="float" office:value="19.91" calcext:value-type="float">
            <text:p>19.91</text:p>
          </table:table-cell>
          <table:table-cell table:style-name="ce12" office:value-type="float" office:value="23.5254" calcext:value-type="float">
            <text:p>23.53</text:p>
          </table:table-cell>
          <table:table-cell table:style-name="ce12" table:formula="of:=([.A69] * [.$C$297]) + [.$C$298]" office:value-type="float" office:value="23.6560520502203" calcext:value-type="float">
            <text:p>23.6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10-01" calcext:value-type="date">
            <text:p>01/10/05</text:p>
          </table:table-cell>
          <table:table-cell table:style-name="ce20" office:value-type="float" office:value="23.59" calcext:value-type="float">
            <text:p>23.59</text:p>
          </table:table-cell>
          <table:table-cell table:style-name="ce12" office:value-type="float" office:value="23.5026" calcext:value-type="float">
            <text:p>23.50</text:p>
          </table:table-cell>
          <table:table-cell table:style-name="ce12" table:formula="of:=([.A70] * [.$C$297]) + [.$C$298]" office:value-type="float" office:value="23.6535845129054" calcext:value-type="float">
            <text:p>23.6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11-01" calcext:value-type="date">
            <text:p>01/11/05</text:p>
          </table:table-cell>
          <table:table-cell table:style-name="ce20" office:value-type="float" office:value="27.68" calcext:value-type="float">
            <text:p>27.68</text:p>
          </table:table-cell>
          <table:table-cell table:style-name="ce12" office:value-type="float" office:value="23.4847" calcext:value-type="float">
            <text:p>23.48</text:p>
          </table:table-cell>
          <table:table-cell table:style-name="ce12" table:formula="of:=([.A71] * [.$C$297]) + [.$C$298]" office:value-type="float" office:value="23.6510347243467" calcext:value-type="float">
            <text:p>23.6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12-01" calcext:value-type="date">
            <text:p>01/12/05</text:p>
          </table:table-cell>
          <table:table-cell table:style-name="ce20" office:value-type="float" office:value="27.45" calcext:value-type="float">
            <text:p>27.45</text:p>
          </table:table-cell>
          <table:table-cell table:style-name="ce12" office:value-type="float" office:value="23.4759" calcext:value-type="float">
            <text:p>23.48</text:p>
          </table:table-cell>
          <table:table-cell table:style-name="ce12" table:formula="of:=([.A72] * [.$C$297]) + [.$C$298]" office:value-type="float" office:value="23.6485671870318" calcext:value-type="float">
            <text:p>23.6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1-01" calcext:value-type="date">
            <text:p>01/01/06</text:p>
          </table:table-cell>
          <table:table-cell table:style-name="ce20" office:value-type="float" office:value="25.04" calcext:value-type="float">
            <text:p>25.04</text:p>
          </table:table-cell>
          <table:table-cell table:style-name="ce12" office:value-type="float" office:value="23.4761" calcext:value-type="float">
            <text:p>23.48</text:p>
          </table:table-cell>
          <table:table-cell table:style-name="ce12" table:formula="of:=([.A73] * [.$C$297]) + [.$C$298]" office:value-type="float" office:value="23.6460173984731" calcext:value-type="float">
            <text:p>23.6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2-01" calcext:value-type="date">
            <text:p>01/02/06</text:p>
          </table:table-cell>
          <table:table-cell table:style-name="ce20" office:value-type="float" office:value="23.38" calcext:value-type="float">
            <text:p>23.38</text:p>
          </table:table-cell>
          <table:table-cell table:style-name="ce12" office:value-type="float" office:value="23.4817" calcext:value-type="float">
            <text:p>23.48</text:p>
          </table:table-cell>
          <table:table-cell table:style-name="ce12" table:formula="of:=([.A74] * [.$C$297]) + [.$C$298]" office:value-type="float" office:value="23.6434676099144" calcext:value-type="float">
            <text:p>23.6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3-01" calcext:value-type="date">
            <text:p>01/03/06</text:p>
          </table:table-cell>
          <table:table-cell table:style-name="ce20" office:value-type="float" office:value="23.73" calcext:value-type="float">
            <text:p>23.73</text:p>
          </table:table-cell>
          <table:table-cell table:style-name="ce12" office:value-type="float" office:value="23.4886" calcext:value-type="float">
            <text:p>23.49</text:p>
          </table:table-cell>
          <table:table-cell table:style-name="ce12" table:formula="of:=([.A75] * [.$C$297]) + [.$C$298]" office:value-type="float" office:value="23.6411645750871" calcext:value-type="float">
            <text:p>23.6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4-01" calcext:value-type="date">
            <text:p>01/04/06</text:p>
          </table:table-cell>
          <table:table-cell table:style-name="ce20" office:value-type="float" office:value="25.23" calcext:value-type="float">
            <text:p>25.23</text:p>
          </table:table-cell>
          <table:table-cell table:style-name="ce12" office:value-type="float" office:value="23.4936" calcext:value-type="float">
            <text:p>23.49</text:p>
          </table:table-cell>
          <table:table-cell table:style-name="ce12" table:formula="of:=([.A76] * [.$C$297]) + [.$C$298]" office:value-type="float" office:value="23.6386147865284" calcext:value-type="float">
            <text:p>23.6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5-01" calcext:value-type="date">
            <text:p>01/05/06</text:p>
          </table:table-cell>
          <table:table-cell table:style-name="ce20" office:value-type="float" office:value="24.96" calcext:value-type="float">
            <text:p>24.96</text:p>
          </table:table-cell>
          <table:table-cell table:style-name="ce12" office:value-type="float" office:value="23.4957" calcext:value-type="float">
            <text:p>23.50</text:p>
          </table:table-cell>
          <table:table-cell table:style-name="ce12" table:formula="of:=([.A77] * [.$C$297]) + [.$C$298]" office:value-type="float" office:value="23.6361472492135" calcext:value-type="float">
            <text:p>23.6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6-01" calcext:value-type="date">
            <text:p>01/06/06</text:p>
          </table:table-cell>
          <table:table-cell table:style-name="ce20" office:value-type="float" office:value="22.36" calcext:value-type="float">
            <text:p>22.36</text:p>
          </table:table-cell>
          <table:table-cell table:style-name="ce12" office:value-type="float" office:value="23.4953" calcext:value-type="float">
            <text:p>23.50</text:p>
          </table:table-cell>
          <table:table-cell table:style-name="ce12" table:formula="of:=([.A78] * [.$C$297]) + [.$C$298]" office:value-type="float" office:value="23.6335974606548" calcext:value-type="float">
            <text:p>23.6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7-01" calcext:value-type="date">
            <text:p>01/07/06</text:p>
          </table:table-cell>
          <table:table-cell table:style-name="ce20" office:value-type="float" office:value="19.77" calcext:value-type="float">
            <text:p>19.77</text:p>
          </table:table-cell>
          <table:table-cell table:style-name="ce12" office:value-type="float" office:value="23.4929" calcext:value-type="float">
            <text:p>23.49</text:p>
          </table:table-cell>
          <table:table-cell table:style-name="ce12" table:formula="of:=([.A79] * [.$C$297]) + [.$C$298]" office:value-type="float" office:value="23.63112992334" calcext:value-type="float">
            <text:p>23.6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8-01" calcext:value-type="date">
            <text:p>01/08/06</text:p>
          </table:table-cell>
          <table:table-cell table:style-name="ce20" office:value-type="float" office:value="18.75" calcext:value-type="float">
            <text:p>18.75</text:p>
          </table:table-cell>
          <table:table-cell table:style-name="ce12" office:value-type="float" office:value="23.4878" calcext:value-type="float">
            <text:p>23.49</text:p>
          </table:table-cell>
          <table:table-cell table:style-name="ce12" table:formula="of:=([.A80] * [.$C$297]) + [.$C$298]" office:value-type="float" office:value="23.6285801347812" calcext:value-type="float">
            <text:p>23.6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9-01" calcext:value-type="date">
            <text:p>01/09/06</text:p>
          </table:table-cell>
          <table:table-cell table:style-name="ce20" office:value-type="float" office:value="20.03" calcext:value-type="float">
            <text:p>20.03</text:p>
          </table:table-cell>
          <table:table-cell table:style-name="ce12" office:value-type="float" office:value="23.481" calcext:value-type="float">
            <text:p>23.48</text:p>
          </table:table-cell>
          <table:table-cell table:style-name="ce12" table:formula="of:=([.A81] * [.$C$297]) + [.$C$298]" office:value-type="float" office:value="23.6260303462225" calcext:value-type="float">
            <text:p>23.6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10-01" calcext:value-type="date">
            <text:p>01/10/06</text:p>
          </table:table-cell>
          <table:table-cell table:style-name="ce20" office:value-type="float" office:value="23.62" calcext:value-type="float">
            <text:p>23.62</text:p>
          </table:table-cell>
          <table:table-cell table:style-name="ce12" office:value-type="float" office:value="23.4721" calcext:value-type="float">
            <text:p>23.47</text:p>
          </table:table-cell>
          <table:table-cell table:style-name="ce12" table:formula="of:=([.A82] * [.$C$297]) + [.$C$298]" office:value-type="float" office:value="23.6235628089076" calcext:value-type="float">
            <text:p>23.6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11-01" calcext:value-type="date">
            <text:p>01/11/06</text:p>
          </table:table-cell>
          <table:table-cell table:style-name="ce20" office:value-type="float" office:value="27.64" calcext:value-type="float">
            <text:p>27.64</text:p>
          </table:table-cell>
          <table:table-cell table:style-name="ce12" office:value-type="float" office:value="23.4615" calcext:value-type="float">
            <text:p>23.46</text:p>
          </table:table-cell>
          <table:table-cell table:style-name="ce12" table:formula="of:=([.A83] * [.$C$297]) + [.$C$298]" office:value-type="float" office:value="23.6210130203489" calcext:value-type="float">
            <text:p>23.6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12-01" calcext:value-type="date">
            <text:p>01/12/06</text:p>
          </table:table-cell>
          <table:table-cell table:style-name="ce20" office:value-type="float" office:value="27.4" calcext:value-type="float">
            <text:p>27.4</text:p>
          </table:table-cell>
          <table:table-cell table:style-name="ce12" office:value-type="float" office:value="23.4491" calcext:value-type="float">
            <text:p>23.45</text:p>
          </table:table-cell>
          <table:table-cell table:style-name="ce12" table:formula="of:=([.A84] * [.$C$297]) + [.$C$298]" office:value-type="float" office:value="23.6185454830341" calcext:value-type="float">
            <text:p>23.6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1-01" calcext:value-type="date">
            <text:p>01/01/07</text:p>
          </table:table-cell>
          <table:table-cell table:style-name="ce20" office:value-type="float" office:value="25.02" calcext:value-type="float">
            <text:p>25.02</text:p>
          </table:table-cell>
          <table:table-cell table:style-name="ce12" office:value-type="float" office:value="23.4356" calcext:value-type="float">
            <text:p>23.44</text:p>
          </table:table-cell>
          <table:table-cell table:style-name="ce12" table:formula="of:=([.A85] * [.$C$297]) + [.$C$298]" office:value-type="float" office:value="23.6159956944753" calcext:value-type="float">
            <text:p>23.6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2-01" calcext:value-type="date">
            <text:p>01/02/07</text:p>
          </table:table-cell>
          <table:table-cell table:style-name="ce20" office:value-type="float" office:value="23.45" calcext:value-type="float">
            <text:p>23.45</text:p>
          </table:table-cell>
          <table:table-cell table:style-name="ce12" office:value-type="float" office:value="23.4232" calcext:value-type="float">
            <text:p>23.42</text:p>
          </table:table-cell>
          <table:table-cell table:style-name="ce12" table:formula="of:=([.A86] * [.$C$297]) + [.$C$298]" office:value-type="float" office:value="23.6134459059166" calcext:value-type="float">
            <text:p>23.6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3-01" calcext:value-type="date">
            <text:p>01/03/07</text:p>
          </table:table-cell>
          <table:table-cell table:style-name="ce20" office:value-type="float" office:value="23.6" calcext:value-type="float">
            <text:p>23.6</text:p>
          </table:table-cell>
          <table:table-cell table:style-name="ce12" office:value-type="float" office:value="23.4162" calcext:value-type="float">
            <text:p>23.42</text:p>
          </table:table-cell>
          <table:table-cell table:style-name="ce12" table:formula="of:=([.A87] * [.$C$297]) + [.$C$298]" office:value-type="float" office:value="23.6111428710894" calcext:value-type="float">
            <text:p>23.6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4-01" calcext:value-type="date">
            <text:p>01/04/07</text:p>
          </table:table-cell>
          <table:table-cell table:style-name="ce20" office:value-type="float" office:value="24.79" calcext:value-type="float">
            <text:p>24.79</text:p>
          </table:table-cell>
          <table:table-cell table:style-name="ce12" office:value-type="float" office:value="23.4218" calcext:value-type="float">
            <text:p>23.42</text:p>
          </table:table-cell>
          <table:table-cell table:style-name="ce12" table:formula="of:=([.A88] * [.$C$297]) + [.$C$298]" office:value-type="float" office:value="23.6085930825307" calcext:value-type="float">
            <text:p>23.6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5-01" calcext:value-type="date">
            <text:p>01/05/07</text:p>
          </table:table-cell>
          <table:table-cell table:style-name="ce20" office:value-type="float" office:value="25.26" calcext:value-type="float">
            <text:p>25.26</text:p>
          </table:table-cell>
          <table:table-cell table:style-name="ce12" office:value-type="float" office:value="23.4442" calcext:value-type="float">
            <text:p>23.44</text:p>
          </table:table-cell>
          <table:table-cell table:style-name="ce12" table:formula="of:=([.A89] * [.$C$297]) + [.$C$298]" office:value-type="float" office:value="23.6061255452158" calcext:value-type="float">
            <text:p>23.6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6-01" calcext:value-type="date">
            <text:p>01/06/07</text:p>
          </table:table-cell>
          <table:table-cell table:style-name="ce20" office:value-type="float" office:value="22.16" calcext:value-type="float">
            <text:p>22.16</text:p>
          </table:table-cell>
          <table:table-cell table:style-name="ce12" office:value-type="float" office:value="23.4812" calcext:value-type="float">
            <text:p>23.48</text:p>
          </table:table-cell>
          <table:table-cell table:style-name="ce12" table:formula="of:=([.A90] * [.$C$297]) + [.$C$298]" office:value-type="float" office:value="23.6035757566571" calcext:value-type="float">
            <text:p>23.6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7-01" calcext:value-type="date">
            <text:p>01/07/07</text:p>
          </table:table-cell>
          <table:table-cell table:style-name="ce20" office:value-type="float" office:value="19.48" calcext:value-type="float">
            <text:p>19.48</text:p>
          </table:table-cell>
          <table:table-cell table:style-name="ce12" office:value-type="float" office:value="23.5254" calcext:value-type="float">
            <text:p>23.53</text:p>
          </table:table-cell>
          <table:table-cell table:style-name="ce12" table:formula="of:=([.A91] * [.$C$297]) + [.$C$298]" office:value-type="float" office:value="23.6011082193422" calcext:value-type="float">
            <text:p>23.6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8-01" calcext:value-type="date">
            <text:p>01/08/07</text:p>
          </table:table-cell>
          <table:table-cell table:style-name="ce20" office:value-type="float" office:value="18.33" calcext:value-type="float">
            <text:p>18.33</text:p>
          </table:table-cell>
          <table:table-cell table:style-name="ce12" office:value-type="float" office:value="23.5699" calcext:value-type="float">
            <text:p>23.57</text:p>
          </table:table-cell>
          <table:table-cell table:style-name="ce12" table:formula="of:=([.A92] * [.$C$297]) + [.$C$298]" office:value-type="float" office:value="23.5985584307835" calcext:value-type="float">
            <text:p>23.6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9-01" calcext:value-type="date">
            <text:p>01/09/07</text:p>
          </table:table-cell>
          <table:table-cell table:style-name="ce20" office:value-type="float" office:value="19.86" calcext:value-type="float">
            <text:p>19.86</text:p>
          </table:table-cell>
          <table:table-cell table:style-name="ce12" office:value-type="float" office:value="23.6098" calcext:value-type="float">
            <text:p>23.61</text:p>
          </table:table-cell>
          <table:table-cell table:style-name="ce12" table:formula="of:=([.A93] * [.$C$297]) + [.$C$298]" office:value-type="float" office:value="23.5960086422248" calcext:value-type="float">
            <text:p>23.6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10-01" calcext:value-type="date">
            <text:p>01/10/07</text:p>
          </table:table-cell>
          <table:table-cell table:style-name="ce20" office:value-type="float" office:value="23.86" calcext:value-type="float">
            <text:p>23.86</text:p>
          </table:table-cell>
          <table:table-cell table:style-name="ce12" office:value-type="float" office:value="23.643" calcext:value-type="float">
            <text:p>23.64</text:p>
          </table:table-cell>
          <table:table-cell table:style-name="ce12" table:formula="of:=([.A94] * [.$C$297]) + [.$C$298]" office:value-type="float" office:value="23.5935411049099" calcext:value-type="float">
            <text:p>23.5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11-01" calcext:value-type="date">
            <text:p>01/11/07</text:p>
          </table:table-cell>
          <table:table-cell table:style-name="ce20" office:value-type="float" office:value="27.75" calcext:value-type="float">
            <text:p>27.75</text:p>
          </table:table-cell>
          <table:table-cell table:style-name="ce12" office:value-type="float" office:value="23.6705" calcext:value-type="float">
            <text:p>23.67</text:p>
          </table:table-cell>
          <table:table-cell table:style-name="ce12" table:formula="of:=([.A95] * [.$C$297]) + [.$C$298]" office:value-type="float" office:value="23.5909913163512" calcext:value-type="float">
            <text:p>23.5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12-01" calcext:value-type="date">
            <text:p>01/12/07</text:p>
          </table:table-cell>
          <table:table-cell table:style-name="ce20" office:value-type="float" office:value="28.54" calcext:value-type="float">
            <text:p>28.54</text:p>
          </table:table-cell>
          <table:table-cell table:style-name="ce12" office:value-type="float" office:value="23.6923" calcext:value-type="float">
            <text:p>23.69</text:p>
          </table:table-cell>
          <table:table-cell table:style-name="ce12" table:formula="of:=([.A96] * [.$C$297]) + [.$C$298]" office:value-type="float" office:value="23.5885237790363" calcext:value-type="float">
            <text:p>23.5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1-01" calcext:value-type="date">
            <text:p>01/01/08</text:p>
          </table:table-cell>
          <table:table-cell table:style-name="ce20" office:value-type="float" office:value="25.83" calcext:value-type="float">
            <text:p>25.83</text:p>
          </table:table-cell>
          <table:table-cell table:style-name="ce12" office:value-type="float" office:value="23.7065" calcext:value-type="float">
            <text:p>23.71</text:p>
          </table:table-cell>
          <table:table-cell table:style-name="ce12" table:formula="of:=([.A97] * [.$C$297]) + [.$C$298]" office:value-type="float" office:value="23.5859739904776" calcext:value-type="float">
            <text:p>23.5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2-01" calcext:value-type="date">
            <text:p>01/02/08</text:p>
          </table:table-cell>
          <table:table-cell table:style-name="ce20" office:value-type="float" office:value="23.91" calcext:value-type="float">
            <text:p>23.91</text:p>
          </table:table-cell>
          <table:table-cell table:style-name="ce12" office:value-type="float" office:value="23.7125" calcext:value-type="float">
            <text:p>23.71</text:p>
          </table:table-cell>
          <table:table-cell table:style-name="ce12" table:formula="of:=([.A98] * [.$C$297]) + [.$C$298]" office:value-type="float" office:value="23.5834242019189" calcext:value-type="float">
            <text:p>23.5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3-01" calcext:value-type="date">
            <text:p>01/03/08</text:p>
          </table:table-cell>
          <table:table-cell table:style-name="ce20" office:value-type="float" office:value="23.74" calcext:value-type="float">
            <text:p>23.74</text:p>
          </table:table-cell>
          <table:table-cell table:style-name="ce12" office:value-type="float" office:value="23.7115" calcext:value-type="float">
            <text:p>23.71</text:p>
          </table:table-cell>
          <table:table-cell table:style-name="ce12" table:formula="of:=([.A99] * [.$C$297]) + [.$C$298]" office:value-type="float" office:value="23.5810389158479" calcext:value-type="float">
            <text:p>23.5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4-01" calcext:value-type="date">
            <text:p>01/04/08</text:p>
          </table:table-cell>
          <table:table-cell table:style-name="ce20" office:value-type="float" office:value="25.54" calcext:value-type="float">
            <text:p>25.54</text:p>
          </table:table-cell>
          <table:table-cell table:style-name="ce12" office:value-type="float" office:value="23.7035" calcext:value-type="float">
            <text:p>23.70</text:p>
          </table:table-cell>
          <table:table-cell table:style-name="ce12" table:formula="of:=([.A100] * [.$C$297]) + [.$C$298]" office:value-type="float" office:value="23.5784891272892" calcext:value-type="float">
            <text:p>23.5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5-01" calcext:value-type="date">
            <text:p>01/05/08</text:p>
          </table:table-cell>
          <table:table-cell table:style-name="ce20" office:value-type="float" office:value="25.15" calcext:value-type="float">
            <text:p>25.15</text:p>
          </table:table-cell>
          <table:table-cell table:style-name="ce12" office:value-type="float" office:value="23.6887" calcext:value-type="float">
            <text:p>23.69</text:p>
          </table:table-cell>
          <table:table-cell table:style-name="ce12" table:formula="of:=([.A101] * [.$C$297]) + [.$C$298]" office:value-type="float" office:value="23.5760215899743" calcext:value-type="float">
            <text:p>23.5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6-01" calcext:value-type="date">
            <text:p>01/06/08</text:p>
          </table:table-cell>
          <table:table-cell table:style-name="ce20" office:value-type="float" office:value="22.35" calcext:value-type="float">
            <text:p>22.35</text:p>
          </table:table-cell>
          <table:table-cell table:style-name="ce12" office:value-type="float" office:value="23.6675" calcext:value-type="float">
            <text:p>23.67</text:p>
          </table:table-cell>
          <table:table-cell table:style-name="ce12" table:formula="of:=([.A102] * [.$C$297]) + [.$C$298]" office:value-type="float" office:value="23.5734718014156" calcext:value-type="float">
            <text:p>23.5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7-01" calcext:value-type="date">
            <text:p>01/07/08</text:p>
          </table:table-cell>
          <table:table-cell table:style-name="ce20" office:value-type="float" office:value="19.7" calcext:value-type="float">
            <text:p>19.7</text:p>
          </table:table-cell>
          <table:table-cell table:style-name="ce12" office:value-type="float" office:value="23.6439" calcext:value-type="float">
            <text:p>23.64</text:p>
          </table:table-cell>
          <table:table-cell table:style-name="ce12" table:formula="of:=([.A103] * [.$C$297]) + [.$C$298]" office:value-type="float" office:value="23.5710042641007" calcext:value-type="float">
            <text:p>23.5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8-01" calcext:value-type="date">
            <text:p>01/08/08</text:p>
          </table:table-cell>
          <table:table-cell table:style-name="ce20" office:value-type="float" office:value="18.57" calcext:value-type="float">
            <text:p>18.57</text:p>
          </table:table-cell>
          <table:table-cell table:style-name="ce12" office:value-type="float" office:value="23.6246" calcext:value-type="float">
            <text:p>23.62</text:p>
          </table:table-cell>
          <table:table-cell table:style-name="ce12" table:formula="of:=([.A104] * [.$C$297]) + [.$C$298]" office:value-type="float" office:value="23.568454475542" calcext:value-type="float">
            <text:p>23.5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9-01" calcext:value-type="date">
            <text:p>01/09/08</text:p>
          </table:table-cell>
          <table:table-cell table:style-name="ce20" office:value-type="float" office:value="19.6" calcext:value-type="float">
            <text:p>19.6</text:p>
          </table:table-cell>
          <table:table-cell table:style-name="ce12" office:value-type="float" office:value="23.6157" calcext:value-type="float">
            <text:p>23.62</text:p>
          </table:table-cell>
          <table:table-cell table:style-name="ce12" table:formula="of:=([.A105] * [.$C$297]) + [.$C$298]" office:value-type="float" office:value="23.5659046869833" calcext:value-type="float">
            <text:p>23.5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10-01" calcext:value-type="date">
            <text:p>01/10/08</text:p>
          </table:table-cell>
          <table:table-cell table:style-name="ce20" office:value-type="float" office:value="23.65" calcext:value-type="float">
            <text:p>23.65</text:p>
          </table:table-cell>
          <table:table-cell table:style-name="ce12" office:value-type="float" office:value="23.62" calcext:value-type="float">
            <text:p>23.62</text:p>
          </table:table-cell>
          <table:table-cell table:style-name="ce12" table:formula="of:=([.A106] * [.$C$297]) + [.$C$298]" office:value-type="float" office:value="23.5634371496684" calcext:value-type="float">
            <text:p>23.5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11-01" calcext:value-type="date">
            <text:p>01/11/08</text:p>
          </table:table-cell>
          <table:table-cell table:style-name="ce20" office:value-type="float" office:value="27.76" calcext:value-type="float">
            <text:p>27.76</text:p>
          </table:table-cell>
          <table:table-cell table:style-name="ce12" office:value-type="float" office:value="23.6329" calcext:value-type="float">
            <text:p>23.63</text:p>
          </table:table-cell>
          <table:table-cell table:style-name="ce12" table:formula="of:=([.A107] * [.$C$297]) + [.$C$298]" office:value-type="float" office:value="23.5608873611097" calcext:value-type="float">
            <text:p>23.5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12-01" calcext:value-type="date">
            <text:p>01/12/08</text:p>
          </table:table-cell>
          <table:table-cell table:style-name="ce20" office:value-type="float" office:value="28.08" calcext:value-type="float">
            <text:p>28.08</text:p>
          </table:table-cell>
          <table:table-cell table:style-name="ce12" office:value-type="float" office:value="23.6486" calcext:value-type="float">
            <text:p>23.65</text:p>
          </table:table-cell>
          <table:table-cell table:style-name="ce12" table:formula="of:=([.A108] * [.$C$297]) + [.$C$298]" office:value-type="float" office:value="23.5584198237948" calcext:value-type="float">
            <text:p>23.5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1-01" calcext:value-type="date">
            <text:p>01/01/09</text:p>
          </table:table-cell>
          <table:table-cell table:style-name="ce20" office:value-type="float" office:value="25.45" calcext:value-type="float">
            <text:p>25.45</text:p>
          </table:table-cell>
          <table:table-cell table:style-name="ce12" office:value-type="float" office:value="23.6626" calcext:value-type="float">
            <text:p>23.66</text:p>
          </table:table-cell>
          <table:table-cell table:style-name="ce12" table:formula="of:=([.A109] * [.$C$297]) + [.$C$298]" office:value-type="float" office:value="23.5558700352361" calcext:value-type="float">
            <text:p>23.5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2-01" calcext:value-type="date">
            <text:p>01/02/09</text:p>
          </table:table-cell>
          <table:table-cell table:style-name="ce20" office:value-type="float" office:value="23.4" calcext:value-type="float">
            <text:p>23.4</text:p>
          </table:table-cell>
          <table:table-cell table:style-name="ce12" office:value-type="float" office:value="23.6736" calcext:value-type="float">
            <text:p>23.67</text:p>
          </table:table-cell>
          <table:table-cell table:style-name="ce12" table:formula="of:=([.A110] * [.$C$297]) + [.$C$298]" office:value-type="float" office:value="23.5533202466774" calcext:value-type="float">
            <text:p>23.5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3-01" calcext:value-type="date">
            <text:p>01/03/09</text:p>
          </table:table-cell>
          <table:table-cell table:style-name="ce20" office:value-type="float" office:value="24.07" calcext:value-type="float">
            <text:p>24.07</text:p>
          </table:table-cell>
          <table:table-cell table:style-name="ce12" office:value-type="float" office:value="23.6792" calcext:value-type="float">
            <text:p>23.68</text:p>
          </table:table-cell>
          <table:table-cell table:style-name="ce12" table:formula="of:=([.A111] * [.$C$297]) + [.$C$298]" office:value-type="float" office:value="23.5510172118501" calcext:value-type="float">
            <text:p>23.5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4-01" calcext:value-type="date">
            <text:p>01/04/09</text:p>
          </table:table-cell>
          <table:table-cell table:style-name="ce20" office:value-type="float" office:value="25.66" calcext:value-type="float">
            <text:p>25.66</text:p>
          </table:table-cell>
          <table:table-cell table:style-name="ce12" office:value-type="float" office:value="23.6783" calcext:value-type="float">
            <text:p>23.68</text:p>
          </table:table-cell>
          <table:table-cell table:style-name="ce12" table:formula="of:=([.A112] * [.$C$297]) + [.$C$298]" office:value-type="float" office:value="23.5484674232914" calcext:value-type="float">
            <text:p>23.5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5-01" calcext:value-type="date">
            <text:p>01/05/09</text:p>
          </table:table-cell>
          <table:table-cell table:style-name="ce20" office:value-type="float" office:value="25.58" calcext:value-type="float">
            <text:p>25.58</text:p>
          </table:table-cell>
          <table:table-cell table:style-name="ce12" office:value-type="float" office:value="23.6716" calcext:value-type="float">
            <text:p>23.67</text:p>
          </table:table-cell>
          <table:table-cell table:style-name="ce12" table:formula="of:=([.A113] * [.$C$297]) + [.$C$298]" office:value-type="float" office:value="23.5459998859765" calcext:value-type="float">
            <text:p>23.5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6-01" calcext:value-type="date">
            <text:p>01/06/09</text:p>
          </table:table-cell>
          <table:table-cell table:style-name="ce20" office:value-type="float" office:value="22.59" calcext:value-type="float">
            <text:p>22.59</text:p>
          </table:table-cell>
          <table:table-cell table:style-name="ce12" office:value-type="float" office:value="23.66" calcext:value-type="float">
            <text:p>23.66</text:p>
          </table:table-cell>
          <table:table-cell table:style-name="ce12" table:formula="of:=([.A114] * [.$C$297]) + [.$C$298]" office:value-type="float" office:value="23.5434500974178" calcext:value-type="float">
            <text:p>23.5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7-01" calcext:value-type="date">
            <text:p>01/07/09</text:p>
          </table:table-cell>
          <table:table-cell table:style-name="ce20" office:value-type="float" office:value="19.6" calcext:value-type="float">
            <text:p>19.6</text:p>
          </table:table-cell>
          <table:table-cell table:style-name="ce12" office:value-type="float" office:value="23.6447" calcext:value-type="float">
            <text:p>23.64</text:p>
          </table:table-cell>
          <table:table-cell table:style-name="ce12" table:formula="of:=([.A115] * [.$C$297]) + [.$C$298]" office:value-type="float" office:value="23.540982560103" calcext:value-type="float">
            <text:p>23.5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8-01" calcext:value-type="date">
            <text:p>01/08/09</text:p>
          </table:table-cell>
          <table:table-cell table:style-name="ce20" office:value-type="float" office:value="18.58" calcext:value-type="float">
            <text:p>18.58</text:p>
          </table:table-cell>
          <table:table-cell table:style-name="ce12" office:value-type="float" office:value="23.6253" calcext:value-type="float">
            <text:p>23.63</text:p>
          </table:table-cell>
          <table:table-cell table:style-name="ce12" table:formula="of:=([.A116] * [.$C$297]) + [.$C$298]" office:value-type="float" office:value="23.5384327715442" calcext:value-type="float">
            <text:p>23.5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9-01" calcext:value-type="date">
            <text:p>01/09/09</text:p>
          </table:table-cell>
          <table:table-cell table:style-name="ce20" office:value-type="float" office:value="19.81" calcext:value-type="float">
            <text:p>19.81</text:p>
          </table:table-cell>
          <table:table-cell table:style-name="ce12" office:value-type="float" office:value="23.5992" calcext:value-type="float">
            <text:p>23.60</text:p>
          </table:table-cell>
          <table:table-cell table:style-name="ce12" table:formula="of:=([.A117] * [.$C$297]) + [.$C$298]" office:value-type="float" office:value="23.5358829829855" calcext:value-type="float">
            <text:p>23.5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10-01" calcext:value-type="date">
            <text:p>01/10/09</text:p>
          </table:table-cell>
          <table:table-cell table:style-name="ce20" office:value-type="float" office:value="23.73" calcext:value-type="float">
            <text:p>23.73</text:p>
          </table:table-cell>
          <table:table-cell table:style-name="ce12" office:value-type="float" office:value="23.5652" calcext:value-type="float">
            <text:p>23.57</text:p>
          </table:table-cell>
          <table:table-cell table:style-name="ce12" table:formula="of:=([.A118] * [.$C$297]) + [.$C$298]" office:value-type="float" office:value="23.5334154456706" calcext:value-type="float">
            <text:p>23.5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11-01" calcext:value-type="date">
            <text:p>01/11/09</text:p>
          </table:table-cell>
          <table:table-cell table:style-name="ce20" office:value-type="float" office:value="27.51" calcext:value-type="float">
            <text:p>27.51</text:p>
          </table:table-cell>
          <table:table-cell table:style-name="ce12" office:value-type="float" office:value="23.5238" calcext:value-type="float">
            <text:p>23.52</text:p>
          </table:table-cell>
          <table:table-cell table:style-name="ce12" table:formula="of:=([.A119] * [.$C$297]) + [.$C$298]" office:value-type="float" office:value="23.5308656571119" calcext:value-type="float">
            <text:p>23.5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12-01" calcext:value-type="date">
            <text:p>01/12/09</text:p>
          </table:table-cell>
          <table:table-cell table:style-name="ce20" office:value-type="float" office:value="27.53" calcext:value-type="float">
            <text:p>27.53</text:p>
          </table:table-cell>
          <table:table-cell table:style-name="ce12" office:value-type="float" office:value="23.4788" calcext:value-type="float">
            <text:p>23.48</text:p>
          </table:table-cell>
          <table:table-cell table:style-name="ce12" table:formula="of:=([.A120] * [.$C$297]) + [.$C$298]" office:value-type="float" office:value="23.5283981197971" calcext:value-type="float">
            <text:p>23.5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1-01" calcext:value-type="date">
            <text:p>01/01/10</text:p>
          </table:table-cell>
          <table:table-cell table:style-name="ce20" office:value-type="float" office:value="25.36" calcext:value-type="float">
            <text:p>25.36</text:p>
          </table:table-cell>
          <table:table-cell table:style-name="ce12" office:value-type="float" office:value="23.4362" calcext:value-type="float">
            <text:p>23.44</text:p>
          </table:table-cell>
          <table:table-cell table:style-name="ce12" table:formula="of:=([.A121] * [.$C$297]) + [.$C$298]" office:value-type="float" office:value="23.5258483312383" calcext:value-type="float">
            <text:p>23.5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2-01" calcext:value-type="date">
            <text:p>01/02/10</text:p>
          </table:table-cell>
          <table:table-cell table:style-name="ce20" office:value-type="float" office:value="23.61" calcext:value-type="float">
            <text:p>23.61</text:p>
          </table:table-cell>
          <table:table-cell table:style-name="ce12" office:value-type="float" office:value="23.4004" calcext:value-type="float">
            <text:p>23.40</text:p>
          </table:table-cell>
          <table:table-cell table:style-name="ce12" table:formula="of:=([.A122] * [.$C$297]) + [.$C$298]" office:value-type="float" office:value="23.5232985426796" calcext:value-type="float">
            <text:p>23.5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3-01" calcext:value-type="date">
            <text:p>01/03/10</text:p>
          </table:table-cell>
          <table:table-cell table:style-name="ce20" office:value-type="float" office:value="24.01" calcext:value-type="float">
            <text:p>24.01</text:p>
          </table:table-cell>
          <table:table-cell table:style-name="ce12" office:value-type="float" office:value="23.3731" calcext:value-type="float">
            <text:p>23.37</text:p>
          </table:table-cell>
          <table:table-cell table:style-name="ce12" table:formula="of:=([.A123] * [.$C$297]) + [.$C$298]" office:value-type="float" office:value="23.5209955078524" calcext:value-type="float">
            <text:p>23.5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4-01" calcext:value-type="date">
            <text:p>01/04/10</text:p>
          </table:table-cell>
          <table:table-cell table:style-name="ce20" office:value-type="float" office:value="25.07" calcext:value-type="float">
            <text:p>25.07</text:p>
          </table:table-cell>
          <table:table-cell table:style-name="ce12" office:value-type="float" office:value="23.3523" calcext:value-type="float">
            <text:p>23.35</text:p>
          </table:table-cell>
          <table:table-cell table:style-name="ce12" table:formula="of:=([.A124] * [.$C$297]) + [.$C$298]" office:value-type="float" office:value="23.5184457192937" calcext:value-type="float">
            <text:p>23.5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5-01" calcext:value-type="date">
            <text:p>01/05/10</text:p>
          </table:table-cell>
          <table:table-cell table:style-name="ce20" office:value-type="float" office:value="24.47" calcext:value-type="float">
            <text:p>24.47</text:p>
          </table:table-cell>
          <table:table-cell table:style-name="ce12" office:value-type="float" office:value="23.3352" calcext:value-type="float">
            <text:p>23.34</text:p>
          </table:table-cell>
          <table:table-cell table:style-name="ce12" table:formula="of:=([.A125] * [.$C$297]) + [.$C$298]" office:value-type="float" office:value="23.5159781819788" calcext:value-type="float">
            <text:p>23.5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6-01" calcext:value-type="date">
            <text:p>01/06/10</text:p>
          </table:table-cell>
          <table:table-cell table:style-name="ce20" office:value-type="float" office:value="21.91" calcext:value-type="float">
            <text:p>21.91</text:p>
          </table:table-cell>
          <table:table-cell table:style-name="ce12" office:value-type="float" office:value="23.3222" calcext:value-type="float">
            <text:p>23.32</text:p>
          </table:table-cell>
          <table:table-cell table:style-name="ce12" table:formula="of:=([.A126] * [.$C$297]) + [.$C$298]" office:value-type="float" office:value="23.5134283934201" calcext:value-type="float">
            <text:p>23.5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7-01" calcext:value-type="date">
            <text:p>01/07/10</text:p>
          </table:table-cell>
          <table:table-cell table:style-name="ce20" office:value-type="float" office:value="19.22" calcext:value-type="float">
            <text:p>19.22</text:p>
          </table:table-cell>
          <table:table-cell table:style-name="ce12" office:value-type="float" office:value="23.3152" calcext:value-type="float">
            <text:p>23.32</text:p>
          </table:table-cell>
          <table:table-cell table:style-name="ce12" table:formula="of:=([.A127] * [.$C$297]) + [.$C$298]" office:value-type="float" office:value="23.5109608561052" calcext:value-type="float">
            <text:p>23.5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8-01" calcext:value-type="date">
            <text:p>01/08/10</text:p>
          </table:table-cell>
          <table:table-cell table:style-name="ce20" office:value-type="float" office:value="18.32" calcext:value-type="float">
            <text:p>18.32</text:p>
          </table:table-cell>
          <table:table-cell table:style-name="ce12" office:value-type="float" office:value="23.3143" calcext:value-type="float">
            <text:p>23.31</text:p>
          </table:table-cell>
          <table:table-cell table:style-name="ce12" table:formula="of:=([.A128] * [.$C$297]) + [.$C$298]" office:value-type="float" office:value="23.5084110675465" calcext:value-type="float">
            <text:p>23.5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9-01" calcext:value-type="date">
            <text:p>01/09/10</text:p>
          </table:table-cell>
          <table:table-cell table:style-name="ce20" office:value-type="float" office:value="19.52" calcext:value-type="float">
            <text:p>19.52</text:p>
          </table:table-cell>
          <table:table-cell table:style-name="ce12" office:value-type="float" office:value="23.3184" calcext:value-type="float">
            <text:p>23.32</text:p>
          </table:table-cell>
          <table:table-cell table:style-name="ce12" table:formula="of:=([.A129] * [.$C$297]) + [.$C$298]" office:value-type="float" office:value="23.5058612789878" calcext:value-type="float">
            <text:p>23.5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10-01" calcext:value-type="date">
            <text:p>01/10/10</text:p>
          </table:table-cell>
          <table:table-cell table:style-name="ce20" office:value-type="float" office:value="23.42" calcext:value-type="float">
            <text:p>23.42</text:p>
          </table:table-cell>
          <table:table-cell table:style-name="ce12" office:value-type="float" office:value="23.3259" calcext:value-type="float">
            <text:p>23.33</text:p>
          </table:table-cell>
          <table:table-cell table:style-name="ce12" table:formula="of:=([.A130] * [.$C$297]) + [.$C$298]" office:value-type="float" office:value="23.5033937416729" calcext:value-type="float">
            <text:p>23.5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11-01" calcext:value-type="date">
            <text:p>01/11/10</text:p>
          </table:table-cell>
          <table:table-cell table:style-name="ce20" office:value-type="float" office:value="27.46" calcext:value-type="float">
            <text:p>27.46</text:p>
          </table:table-cell>
          <table:table-cell table:style-name="ce12" office:value-type="float" office:value="23.3361" calcext:value-type="float">
            <text:p>23.34</text:p>
          </table:table-cell>
          <table:table-cell table:style-name="ce12" table:formula="of:=([.A131] * [.$C$297]) + [.$C$298]" office:value-type="float" office:value="23.5008439531142" calcext:value-type="float">
            <text:p>23.5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12-01" calcext:value-type="date">
            <text:p>01/12/10</text:p>
          </table:table-cell>
          <table:table-cell table:style-name="ce20" office:value-type="float" office:value="27.5" calcext:value-type="float">
            <text:p>27.5</text:p>
          </table:table-cell>
          <table:table-cell table:style-name="ce12" office:value-type="float" office:value="23.3477" calcext:value-type="float">
            <text:p>23.35</text:p>
          </table:table-cell>
          <table:table-cell table:style-name="ce12" table:formula="of:=([.A132] * [.$C$297]) + [.$C$298]" office:value-type="float" office:value="23.4983764157993" calcext:value-type="float">
            <text:p>23.5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1-01" calcext:value-type="date">
            <text:p>01/01/11</text:p>
          </table:table-cell>
          <table:table-cell table:style-name="ce20" office:value-type="float" office:value="25.1" calcext:value-type="float">
            <text:p>25.1</text:p>
          </table:table-cell>
          <table:table-cell table:style-name="ce12" office:value-type="float" office:value="23.3591" calcext:value-type="float">
            <text:p>23.36</text:p>
          </table:table-cell>
          <table:table-cell table:style-name="ce12" table:formula="of:=([.A133] * [.$C$297]) + [.$C$298]" office:value-type="float" office:value="23.4958266272406" calcext:value-type="float">
            <text:p>23.5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2-01" calcext:value-type="date">
            <text:p>01/02/11</text:p>
          </table:table-cell>
          <table:table-cell table:style-name="ce20" office:value-type="float" office:value="23.63" calcext:value-type="float">
            <text:p>23.63</text:p>
          </table:table-cell>
          <table:table-cell table:style-name="ce12" office:value-type="float" office:value="23.3673" calcext:value-type="float">
            <text:p>23.37</text:p>
          </table:table-cell>
          <table:table-cell table:style-name="ce12" table:formula="of:=([.A134] * [.$C$297]) + [.$C$298]" office:value-type="float" office:value="23.4932768386819" calcext:value-type="float">
            <text:p>23.4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3-01" calcext:value-type="date">
            <text:p>01/03/11</text:p>
          </table:table-cell>
          <table:table-cell table:style-name="ce20" office:value-type="float" office:value="24.11" calcext:value-type="float">
            <text:p>24.11</text:p>
          </table:table-cell>
          <table:table-cell table:style-name="ce12" office:value-type="float" office:value="23.3731" calcext:value-type="float">
            <text:p>23.37</text:p>
          </table:table-cell>
          <table:table-cell table:style-name="ce12" table:formula="of:=([.A135] * [.$C$297]) + [.$C$298]" office:value-type="float" office:value="23.4909738038547" calcext:value-type="float">
            <text:p>23.4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4-01" calcext:value-type="date">
            <text:p>01/04/11</text:p>
          </table:table-cell>
          <table:table-cell table:style-name="ce20" office:value-type="float" office:value="25.25" calcext:value-type="float">
            <text:p>25.25</text:p>
          </table:table-cell>
          <table:table-cell table:style-name="ce12" office:value-type="float" office:value="23.3795" calcext:value-type="float">
            <text:p>23.38</text:p>
          </table:table-cell>
          <table:table-cell table:style-name="ce12" table:formula="of:=([.A136] * [.$C$297]) + [.$C$298]" office:value-type="float" office:value="23.488424015296" calcext:value-type="float">
            <text:p>23.4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5-01" calcext:value-type="date">
            <text:p>01/05/11</text:p>
          </table:table-cell>
          <table:table-cell table:style-name="ce20" office:value-type="float" office:value="25.04" calcext:value-type="float">
            <text:p>25.04</text:p>
          </table:table-cell>
          <table:table-cell table:style-name="ce12" office:value-type="float" office:value="23.3876" calcext:value-type="float">
            <text:p>23.39</text:p>
          </table:table-cell>
          <table:table-cell table:style-name="ce12" table:formula="of:=([.A137] * [.$C$297]) + [.$C$298]" office:value-type="float" office:value="23.4859564779811" calcext:value-type="float">
            <text:p>23.4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6-01" calcext:value-type="date">
            <text:p>01/06/11</text:p>
          </table:table-cell>
          <table:table-cell table:style-name="ce20" office:value-type="float" office:value="21.76" calcext:value-type="float">
            <text:p>21.76</text:p>
          </table:table-cell>
          <table:table-cell table:style-name="ce12" office:value-type="float" office:value="23.3967" calcext:value-type="float">
            <text:p>23.40</text:p>
          </table:table-cell>
          <table:table-cell table:style-name="ce12" table:formula="of:=([.A138] * [.$C$297]) + [.$C$298]" office:value-type="float" office:value="23.4834066894224" calcext:value-type="float">
            <text:p>23.4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7-01" calcext:value-type="date">
            <text:p>01/07/11</text:p>
          </table:table-cell>
          <table:table-cell table:style-name="ce20" office:value-type="float" office:value="19.17" calcext:value-type="float">
            <text:p>19.17</text:p>
          </table:table-cell>
          <table:table-cell table:style-name="ce12" office:value-type="float" office:value="23.4057" calcext:value-type="float">
            <text:p>23.41</text:p>
          </table:table-cell>
          <table:table-cell table:style-name="ce12" table:formula="of:=([.A139] * [.$C$297]) + [.$C$298]" office:value-type="float" office:value="23.4809391521075" calcext:value-type="float">
            <text:p>23.4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8-01" calcext:value-type="date">
            <text:p>01/08/11</text:p>
          </table:table-cell>
          <table:table-cell table:style-name="ce20" office:value-type="float" office:value="18.3" calcext:value-type="float">
            <text:p>18.3</text:p>
          </table:table-cell>
          <table:table-cell table:style-name="ce12" office:value-type="float" office:value="23.4131" calcext:value-type="float">
            <text:p>23.41</text:p>
          </table:table-cell>
          <table:table-cell table:style-name="ce12" table:formula="of:=([.A140] * [.$C$297]) + [.$C$298]" office:value-type="float" office:value="23.4783893635488" calcext:value-type="float">
            <text:p>23.4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9-01" calcext:value-type="date">
            <text:p>01/09/11</text:p>
          </table:table-cell>
          <table:table-cell table:style-name="ce20" office:value-type="float" office:value="19.87" calcext:value-type="float">
            <text:p>19.87</text:p>
          </table:table-cell>
          <table:table-cell table:style-name="ce12" office:value-type="float" office:value="23.4184" calcext:value-type="float">
            <text:p>23.42</text:p>
          </table:table-cell>
          <table:table-cell table:style-name="ce12" table:formula="of:=([.A141] * [.$C$297]) + [.$C$298]" office:value-type="float" office:value="23.4758395749901" calcext:value-type="float">
            <text:p>23.4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10-01" calcext:value-type="date">
            <text:p>01/10/11</text:p>
          </table:table-cell>
          <table:table-cell table:style-name="ce20" office:value-type="float" office:value="23.37" calcext:value-type="float">
            <text:p>23.37</text:p>
          </table:table-cell>
          <table:table-cell table:style-name="ce12" office:value-type="float" office:value="23.4194" calcext:value-type="float">
            <text:p>23.42</text:p>
          </table:table-cell>
          <table:table-cell table:style-name="ce12" table:formula="of:=([.A142] * [.$C$297]) + [.$C$298]" office:value-type="float" office:value="23.4733720376752" calcext:value-type="float">
            <text:p>23.4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11-01" calcext:value-type="date">
            <text:p>01/11/11</text:p>
          </table:table-cell>
          <table:table-cell table:style-name="ce20" office:value-type="float" office:value="27.52" calcext:value-type="float">
            <text:p>27.52</text:p>
          </table:table-cell>
          <table:table-cell table:style-name="ce12" office:value-type="float" office:value="23.4157" calcext:value-type="float">
            <text:p>23.42</text:p>
          </table:table-cell>
          <table:table-cell table:style-name="ce12" table:formula="of:=([.A143] * [.$C$297]) + [.$C$298]" office:value-type="float" office:value="23.4708222491165" calcext:value-type="float">
            <text:p>23.4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12-01" calcext:value-type="date">
            <text:p>01/12/11</text:p>
          </table:table-cell>
          <table:table-cell table:style-name="ce20" office:value-type="float" office:value="27.69" calcext:value-type="float">
            <text:p>27.69</text:p>
          </table:table-cell>
          <table:table-cell table:style-name="ce12" office:value-type="float" office:value="23.4101" calcext:value-type="float">
            <text:p>23.41</text:p>
          </table:table-cell>
          <table:table-cell table:style-name="ce12" table:formula="of:=([.A144] * [.$C$297]) + [.$C$298]" office:value-type="float" office:value="23.4683547118016" calcext:value-type="float">
            <text:p>23.4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1-01" calcext:value-type="date">
            <text:p>01/01/12</text:p>
          </table:table-cell>
          <table:table-cell table:style-name="ce20" office:value-type="float" office:value="25.36" calcext:value-type="float">
            <text:p>25.36</text:p>
          </table:table-cell>
          <table:table-cell table:style-name="ce12" office:value-type="float" office:value="23.4059" calcext:value-type="float">
            <text:p>23.41</text:p>
          </table:table-cell>
          <table:table-cell table:style-name="ce12" table:formula="of:=([.A145] * [.$C$297]) + [.$C$298]" office:value-type="float" office:value="23.4658049232429" calcext:value-type="float">
            <text:p>23.4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2-01" calcext:value-type="date">
            <text:p>01/02/12</text:p>
          </table:table-cell>
          <table:table-cell table:style-name="ce20" office:value-type="float" office:value="23.69" calcext:value-type="float">
            <text:p>23.69</text:p>
          </table:table-cell>
          <table:table-cell table:style-name="ce12" office:value-type="float" office:value="23.4053" calcext:value-type="float">
            <text:p>23.41</text:p>
          </table:table-cell>
          <table:table-cell table:style-name="ce12" table:formula="of:=([.A146] * [.$C$297]) + [.$C$298]" office:value-type="float" office:value="23.4632551346842" calcext:value-type="float">
            <text:p>23.4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3-01" calcext:value-type="date">
            <text:p>01/03/12</text:p>
          </table:table-cell>
          <table:table-cell table:style-name="ce20" office:value-type="float" office:value="23.98" calcext:value-type="float">
            <text:p>23.98</text:p>
          </table:table-cell>
          <table:table-cell table:style-name="ce12" office:value-type="float" office:value="23.4083" calcext:value-type="float">
            <text:p>23.41</text:p>
          </table:table-cell>
          <table:table-cell table:style-name="ce12" table:formula="of:=([.A147] * [.$C$297]) + [.$C$298]" office:value-type="float" office:value="23.4608698486131" calcext:value-type="float">
            <text:p>23.4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4-01" calcext:value-type="date">
            <text:p>01/04/12</text:p>
          </table:table-cell>
          <table:table-cell table:style-name="ce20" office:value-type="float" office:value="25.25" calcext:value-type="float">
            <text:p>25.25</text:p>
          </table:table-cell>
          <table:table-cell table:style-name="ce12" office:value-type="float" office:value="23.4139" calcext:value-type="float">
            <text:p>23.41</text:p>
          </table:table-cell>
          <table:table-cell table:style-name="ce12" table:formula="of:=([.A148] * [.$C$297]) + [.$C$298]" office:value-type="float" office:value="23.4583200600544" calcext:value-type="float">
            <text:p>23.4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5-01" calcext:value-type="date">
            <text:p>01/05/12</text:p>
          </table:table-cell>
          <table:table-cell table:style-name="ce20" office:value-type="float" office:value="25.16" calcext:value-type="float">
            <text:p>25.16</text:p>
          </table:table-cell>
          <table:table-cell table:style-name="ce12" office:value-type="float" office:value="23.4215" calcext:value-type="float">
            <text:p>23.42</text:p>
          </table:table-cell>
          <table:table-cell table:style-name="ce12" table:formula="of:=([.A149] * [.$C$297]) + [.$C$298]" office:value-type="float" office:value="23.4558525227395" calcext:value-type="float">
            <text:p>23.4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6-01" calcext:value-type="date">
            <text:p>01/06/12</text:p>
          </table:table-cell>
          <table:table-cell table:style-name="ce20" office:value-type="float" office:value="21.53" calcext:value-type="float">
            <text:p>21.53</text:p>
          </table:table-cell>
          <table:table-cell table:style-name="ce12" office:value-type="float" office:value="23.4315" calcext:value-type="float">
            <text:p>23.43</text:p>
          </table:table-cell>
          <table:table-cell table:style-name="ce12" table:formula="of:=([.A150] * [.$C$297]) + [.$C$298]" office:value-type="float" office:value="23.4533027341808" calcext:value-type="float">
            <text:p>23.4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7-01" calcext:value-type="date">
            <text:p>01/07/12</text:p>
          </table:table-cell>
          <table:table-cell table:style-name="ce20" office:value-type="float" office:value="19" calcext:value-type="float">
            <text:p>19</text:p>
          </table:table-cell>
          <table:table-cell table:style-name="ce12" office:value-type="float" office:value="23.4454" calcext:value-type="float">
            <text:p>23.45</text:p>
          </table:table-cell>
          <table:table-cell table:style-name="ce12" table:formula="of:=([.A151] * [.$C$297]) + [.$C$298]" office:value-type="float" office:value="23.450835196866" calcext:value-type="float">
            <text:p>23.4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8-01" calcext:value-type="date">
            <text:p>01/08/12</text:p>
          </table:table-cell>
          <table:table-cell table:style-name="ce20" office:value-type="float" office:value="18.23" calcext:value-type="float">
            <text:p>18.23</text:p>
          </table:table-cell>
          <table:table-cell table:style-name="ce12" office:value-type="float" office:value="23.4657" calcext:value-type="float">
            <text:p>23.47</text:p>
          </table:table-cell>
          <table:table-cell table:style-name="ce12" table:formula="of:=([.A152] * [.$C$297]) + [.$C$298]" office:value-type="float" office:value="23.4482854083072" calcext:value-type="float">
            <text:p>23.4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9-01" calcext:value-type="date">
            <text:p>01/09/12</text:p>
          </table:table-cell>
          <table:table-cell table:style-name="ce20" office:value-type="float" office:value="19.97" calcext:value-type="float">
            <text:p>19.97</text:p>
          </table:table-cell>
          <table:table-cell table:style-name="ce12" office:value-type="float" office:value="23.4931" calcext:value-type="float">
            <text:p>23.49</text:p>
          </table:table-cell>
          <table:table-cell table:style-name="ce12" table:formula="of:=([.A153] * [.$C$297]) + [.$C$298]" office:value-type="float" office:value="23.4457356197485" calcext:value-type="float">
            <text:p>23.4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10-01" calcext:value-type="date">
            <text:p>01/10/12</text:p>
          </table:table-cell>
          <table:table-cell table:style-name="ce20" office:value-type="float" office:value="23.84" calcext:value-type="float">
            <text:p>23.84</text:p>
          </table:table-cell>
          <table:table-cell table:style-name="ce12" office:value-type="float" office:value="23.5264" calcext:value-type="float">
            <text:p>23.53</text:p>
          </table:table-cell>
          <table:table-cell table:style-name="ce12" table:formula="of:=([.A154] * [.$C$297]) + [.$C$298]" office:value-type="float" office:value="23.4432680824336" calcext:value-type="float">
            <text:p>23.4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11-01" calcext:value-type="date">
            <text:p>01/11/12</text:p>
          </table:table-cell>
          <table:table-cell table:style-name="ce20" office:value-type="float" office:value="27.56" calcext:value-type="float">
            <text:p>27.56</text:p>
          </table:table-cell>
          <table:table-cell table:style-name="ce12" office:value-type="float" office:value="23.5635" calcext:value-type="float">
            <text:p>23.56</text:p>
          </table:table-cell>
          <table:table-cell table:style-name="ce12" table:formula="of:=([.A155] * [.$C$297]) + [.$C$298]" office:value-type="float" office:value="23.4407182938749" calcext:value-type="float">
            <text:p>23.4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12-01" calcext:value-type="date">
            <text:p>01/12/12</text:p>
          </table:table-cell>
          <table:table-cell table:style-name="ce20" office:value-type="float" office:value="27.72" calcext:value-type="float">
            <text:p>27.72</text:p>
          </table:table-cell>
          <table:table-cell table:style-name="ce12" office:value-type="float" office:value="23.6017" calcext:value-type="float">
            <text:p>23.60</text:p>
          </table:table-cell>
          <table:table-cell table:style-name="ce12" table:formula="of:=([.A156] * [.$C$297]) + [.$C$298]" office:value-type="float" office:value="23.4382507565601" calcext:value-type="float">
            <text:p>23.4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1-01" calcext:value-type="date">
            <text:p>01/01/13</text:p>
          </table:table-cell>
          <table:table-cell table:style-name="ce20" office:value-type="float" office:value="25.4" calcext:value-type="float">
            <text:p>25.4</text:p>
          </table:table-cell>
          <table:table-cell table:style-name="ce12" office:value-type="float" office:value="23.6382" calcext:value-type="float">
            <text:p>23.64</text:p>
          </table:table-cell>
          <table:table-cell table:style-name="ce12" table:formula="of:=([.A157] * [.$C$297]) + [.$C$298]" office:value-type="float" office:value="23.4357009680013" calcext:value-type="float">
            <text:p>23.4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2-01" calcext:value-type="date">
            <text:p>01/02/13</text:p>
          </table:table-cell>
          <table:table-cell table:style-name="ce20" office:value-type="float" office:value="23.79" calcext:value-type="float">
            <text:p>23.79</text:p>
          </table:table-cell>
          <table:table-cell table:style-name="ce12" office:value-type="float" office:value="23.672" calcext:value-type="float">
            <text:p>23.67</text:p>
          </table:table-cell>
          <table:table-cell table:style-name="ce12" table:formula="of:=([.A158] * [.$C$297]) + [.$C$298]" office:value-type="float" office:value="23.4331511794426" calcext:value-type="float">
            <text:p>23.4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3-01" calcext:value-type="date">
            <text:p>01/03/13</text:p>
          </table:table-cell>
          <table:table-cell table:style-name="ce20" office:value-type="float" office:value="24.33" calcext:value-type="float">
            <text:p>24.33</text:p>
          </table:table-cell>
          <table:table-cell table:style-name="ce12" office:value-type="float" office:value="23.7036" calcext:value-type="float">
            <text:p>23.70</text:p>
          </table:table-cell>
          <table:table-cell table:style-name="ce12" table:formula="of:=([.A159] * [.$C$297]) + [.$C$298]" office:value-type="float" office:value="23.4308481446154" calcext:value-type="float">
            <text:p>23.4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4-01" calcext:value-type="date">
            <text:p>01/04/13</text:p>
          </table:table-cell>
          <table:table-cell table:style-name="ce20" office:value-type="float" office:value="26.22" calcext:value-type="float">
            <text:p>26.22</text:p>
          </table:table-cell>
          <table:table-cell table:style-name="ce12" office:value-type="float" office:value="23.7323" calcext:value-type="float">
            <text:p>23.73</text:p>
          </table:table-cell>
          <table:table-cell table:style-name="ce12" table:formula="of:=([.A160] * [.$C$297]) + [.$C$298]" office:value-type="float" office:value="23.4282983560567" calcext:value-type="float">
            <text:p>23.4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5-01" calcext:value-type="date">
            <text:p>01/05/13</text:p>
          </table:table-cell>
          <table:table-cell table:style-name="ce20" office:value-type="float" office:value="25.23" calcext:value-type="float">
            <text:p>25.23</text:p>
          </table:table-cell>
          <table:table-cell table:style-name="ce12" office:value-type="float" office:value="23.7579" calcext:value-type="float">
            <text:p>23.76</text:p>
          </table:table-cell>
          <table:table-cell table:style-name="ce12" table:formula="of:=([.A161] * [.$C$297]) + [.$C$298]" office:value-type="float" office:value="23.4258308187418" calcext:value-type="float">
            <text:p>23.4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6-01" calcext:value-type="date">
            <text:p>01/06/13</text:p>
          </table:table-cell>
          <table:table-cell table:style-name="ce20" office:value-type="float" office:value="22.19" calcext:value-type="float">
            <text:p>22.19</text:p>
          </table:table-cell>
          <table:table-cell table:style-name="ce12" office:value-type="float" office:value="23.7796" calcext:value-type="float">
            <text:p>23.78</text:p>
          </table:table-cell>
          <table:table-cell table:style-name="ce12" table:formula="of:=([.A162] * [.$C$297]) + [.$C$298]" office:value-type="float" office:value="23.4232810301831" calcext:value-type="float">
            <text:p>23.4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7-01" calcext:value-type="date">
            <text:p>01/07/13</text:p>
          </table:table-cell>
          <table:table-cell table:style-name="ce20" office:value-type="float" office:value="19.56" calcext:value-type="float">
            <text:p>19.56</text:p>
          </table:table-cell>
          <table:table-cell table:style-name="ce12" office:value-type="float" office:value="23.7942" calcext:value-type="float">
            <text:p>23.79</text:p>
          </table:table-cell>
          <table:table-cell table:style-name="ce12" table:formula="of:=([.A163] * [.$C$297]) + [.$C$298]" office:value-type="float" office:value="23.4208134928682" calcext:value-type="float">
            <text:p>23.4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8-01" calcext:value-type="date">
            <text:p>01/08/13</text:p>
          </table:table-cell>
          <table:table-cell table:style-name="ce20" office:value-type="float" office:value="18.7" calcext:value-type="float">
            <text:p>18.7</text:p>
          </table:table-cell>
          <table:table-cell table:style-name="ce12" office:value-type="float" office:value="23.7978" calcext:value-type="float">
            <text:p>23.80</text:p>
          </table:table-cell>
          <table:table-cell table:style-name="ce12" table:formula="of:=([.A164] * [.$C$297]) + [.$C$298]" office:value-type="float" office:value="23.4182637043095" calcext:value-type="float">
            <text:p>23.4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9-01" calcext:value-type="date">
            <text:p>01/09/13</text:p>
          </table:table-cell>
          <table:table-cell table:style-name="ce20" office:value-type="float" office:value="19.98" calcext:value-type="float">
            <text:p>19.98</text:p>
          </table:table-cell>
          <table:table-cell table:style-name="ce12" office:value-type="float" office:value="23.7895" calcext:value-type="float">
            <text:p>23.79</text:p>
          </table:table-cell>
          <table:table-cell table:style-name="ce12" table:formula="of:=([.A165] * [.$C$297]) + [.$C$298]" office:value-type="float" office:value="23.4157139157508" calcext:value-type="float">
            <text:p>23.4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10-01" calcext:value-type="date">
            <text:p>01/10/13</text:p>
          </table:table-cell>
          <table:table-cell table:style-name="ce20" office:value-type="float" office:value="24.12" calcext:value-type="float">
            <text:p>24.12</text:p>
          </table:table-cell>
          <table:table-cell table:style-name="ce12" office:value-type="float" office:value="23.7742" calcext:value-type="float">
            <text:p>23.77</text:p>
          </table:table-cell>
          <table:table-cell table:style-name="ce12" table:formula="of:=([.A166] * [.$C$297]) + [.$C$298]" office:value-type="float" office:value="23.4132463784359" calcext:value-type="float">
            <text:p>23.4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11-01" calcext:value-type="date">
            <text:p>01/11/13</text:p>
          </table:table-cell>
          <table:table-cell table:style-name="ce20" office:value-type="float" office:value="28.09" calcext:value-type="float">
            <text:p>28.09</text:p>
          </table:table-cell>
          <table:table-cell table:style-name="ce12" office:value-type="float" office:value="23.7581" calcext:value-type="float">
            <text:p>23.76</text:p>
          </table:table-cell>
          <table:table-cell table:style-name="ce12" table:formula="of:=([.A167] * [.$C$297]) + [.$C$298]" office:value-type="float" office:value="23.4106965898772" calcext:value-type="float">
            <text:p>23.4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12-01" calcext:value-type="date">
            <text:p>01/12/13</text:p>
          </table:table-cell>
          <table:table-cell table:style-name="ce20" office:value-type="float" office:value="28.11" calcext:value-type="float">
            <text:p>28.11</text:p>
          </table:table-cell>
          <table:table-cell table:style-name="ce12" office:value-type="float" office:value="23.7462" calcext:value-type="float">
            <text:p>23.75</text:p>
          </table:table-cell>
          <table:table-cell table:style-name="ce12" table:formula="of:=([.A168] * [.$C$297]) + [.$C$298]" office:value-type="float" office:value="23.4082290525623" calcext:value-type="float">
            <text:p>23.4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1-01" calcext:value-type="date">
            <text:p>01/01/14</text:p>
          </table:table-cell>
          <table:table-cell table:style-name="ce20" office:value-type="float" office:value="25.54" calcext:value-type="float">
            <text:p>25.54</text:p>
          </table:table-cell>
          <table:table-cell table:style-name="ce12" office:value-type="float" office:value="23.7404" calcext:value-type="float">
            <text:p>23.74</text:p>
          </table:table-cell>
          <table:table-cell table:style-name="ce12" table:formula="of:=([.A169] * [.$C$297]) + [.$C$298]" office:value-type="float" office:value="23.4056792640036" calcext:value-type="float">
            <text:p>23.4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2-01" calcext:value-type="date">
            <text:p>01/02/14</text:p>
          </table:table-cell>
          <table:table-cell table:style-name="ce20" office:value-type="float" office:value="23.89" calcext:value-type="float">
            <text:p>23.89</text:p>
          </table:table-cell>
          <table:table-cell table:style-name="ce12" office:value-type="float" office:value="23.7387" calcext:value-type="float">
            <text:p>23.74</text:p>
          </table:table-cell>
          <table:table-cell table:style-name="ce12" table:formula="of:=([.A170] * [.$C$297]) + [.$C$298]" office:value-type="float" office:value="23.4031294754449" calcext:value-type="float">
            <text:p>23.4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3-01" calcext:value-type="date">
            <text:p>01/03/14</text:p>
          </table:table-cell>
          <table:table-cell table:style-name="ce20" office:value-type="float" office:value="23.82" calcext:value-type="float">
            <text:p>23.82</text:p>
          </table:table-cell>
          <table:table-cell table:style-name="ce12" office:value-type="float" office:value="23.7371" calcext:value-type="float">
            <text:p>23.74</text:p>
          </table:table-cell>
          <table:table-cell table:style-name="ce12" table:formula="of:=([.A171] * [.$C$297]) + [.$C$298]" office:value-type="float" office:value="23.4008264406177" calcext:value-type="float">
            <text:p>23.4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4-01" calcext:value-type="date">
            <text:p>01/04/14</text:p>
          </table:table-cell>
          <table:table-cell table:style-name="ce20" office:value-type="float" office:value="25.4" calcext:value-type="float">
            <text:p>25.4</text:p>
          </table:table-cell>
          <table:table-cell table:style-name="ce12" office:value-type="float" office:value="23.7352" calcext:value-type="float">
            <text:p>23.74</text:p>
          </table:table-cell>
          <table:table-cell table:style-name="ce12" table:formula="of:=([.A172] * [.$C$297]) + [.$C$298]" office:value-type="float" office:value="23.398276652059" calcext:value-type="float">
            <text:p>23.4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5-01" calcext:value-type="date">
            <text:p>01/05/14</text:p>
          </table:table-cell>
          <table:table-cell table:style-name="ce20" office:value-type="float" office:value="25.2" calcext:value-type="float">
            <text:p>25.2</text:p>
          </table:table-cell>
          <table:table-cell table:style-name="ce12" office:value-type="float" office:value="23.7329" calcext:value-type="float">
            <text:p>23.73</text:p>
          </table:table-cell>
          <table:table-cell table:style-name="ce12" table:formula="of:=([.A173] * [.$C$297]) + [.$C$298]" office:value-type="float" office:value="23.3958091147441" calcext:value-type="float">
            <text:p>23.4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6-01" calcext:value-type="date">
            <text:p>01/06/14</text:p>
          </table:table-cell>
          <table:table-cell table:style-name="ce20" office:value-type="float" office:value="22.48" calcext:value-type="float">
            <text:p>22.48</text:p>
          </table:table-cell>
          <table:table-cell table:style-name="ce12" office:value-type="float" office:value="23.7287" calcext:value-type="float">
            <text:p>23.73</text:p>
          </table:table-cell>
          <table:table-cell table:style-name="ce12" table:formula="of:=([.A174] * [.$C$297]) + [.$C$298]" office:value-type="float" office:value="23.3932593261854" calcext:value-type="float">
            <text:p>23.3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7-01" calcext:value-type="date">
            <text:p>01/07/14</text:p>
          </table:table-cell>
          <table:table-cell table:style-name="ce20" office:value-type="float" office:value="19.67" calcext:value-type="float">
            <text:p>19.67</text:p>
          </table:table-cell>
          <table:table-cell table:style-name="ce12" office:value-type="float" office:value="23.7218" calcext:value-type="float">
            <text:p>23.72</text:p>
          </table:table-cell>
          <table:table-cell table:style-name="ce12" table:formula="of:=([.A175] * [.$C$297]) + [.$C$298]" office:value-type="float" office:value="23.3907917888705" calcext:value-type="float">
            <text:p>23.3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8-01" calcext:value-type="date">
            <text:p>01/08/14</text:p>
          </table:table-cell>
          <table:table-cell table:style-name="ce20" office:value-type="float" office:value="18.72" calcext:value-type="float">
            <text:p>18.72</text:p>
          </table:table-cell>
          <table:table-cell table:style-name="ce12" office:value-type="float" office:value="23.7131" calcext:value-type="float">
            <text:p>23.71</text:p>
          </table:table-cell>
          <table:table-cell table:style-name="ce12" table:formula="of:=([.A176] * [.$C$297]) + [.$C$298]" office:value-type="float" office:value="23.3882420003118" calcext:value-type="float">
            <text:p>23.3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9-01" calcext:value-type="date">
            <text:p>01/09/14</text:p>
          </table:table-cell>
          <table:table-cell table:style-name="ce20" office:value-type="float" office:value="20.06" calcext:value-type="float">
            <text:p>20.06</text:p>
          </table:table-cell>
          <table:table-cell table:style-name="ce12" office:value-type="float" office:value="23.7027" calcext:value-type="float">
            <text:p>23.70</text:p>
          </table:table-cell>
          <table:table-cell table:style-name="ce12" table:formula="of:=([.A177] * [.$C$297]) + [.$C$298]" office:value-type="float" office:value="23.3856922117531" calcext:value-type="float">
            <text:p>23.3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10-01" calcext:value-type="date">
            <text:p>01/10/14</text:p>
          </table:table-cell>
          <table:table-cell table:style-name="ce20" office:value-type="float" office:value="23.97" calcext:value-type="float">
            <text:p>23.97</text:p>
          </table:table-cell>
          <table:table-cell table:style-name="ce12" office:value-type="float" office:value="23.6888" calcext:value-type="float">
            <text:p>23.69</text:p>
          </table:table-cell>
          <table:table-cell table:style-name="ce12" table:formula="of:=([.A178] * [.$C$297]) + [.$C$298]" office:value-type="float" office:value="23.3832246744382" calcext:value-type="float">
            <text:p>23.3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11-01" calcext:value-type="date">
            <text:p>01/11/14</text:p>
          </table:table-cell>
          <table:table-cell table:style-name="ce20" office:value-type="float" office:value="27.79" calcext:value-type="float">
            <text:p>27.79</text:p>
          </table:table-cell>
          <table:table-cell table:style-name="ce12" office:value-type="float" office:value="23.6699" calcext:value-type="float">
            <text:p>23.67</text:p>
          </table:table-cell>
          <table:table-cell table:style-name="ce12" table:formula="of:=([.A179] * [.$C$297]) + [.$C$298]" office:value-type="float" office:value="23.3806748858795" calcext:value-type="float">
            <text:p>23.3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12-01" calcext:value-type="date">
            <text:p>01/12/14</text:p>
          </table:table-cell>
          <table:table-cell table:style-name="ce20" office:value-type="float" office:value="28.2" calcext:value-type="float">
            <text:p>28.2</text:p>
          </table:table-cell>
          <table:table-cell table:style-name="ce12" office:value-type="float" office:value="23.6454" calcext:value-type="float">
            <text:p>23.65</text:p>
          </table:table-cell>
          <table:table-cell table:style-name="ce12" table:formula="of:=([.A180] * [.$C$297]) + [.$C$298]" office:value-type="float" office:value="23.3782073485646" calcext:value-type="float">
            <text:p>23.3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1-01" calcext:value-type="date">
            <text:p>01/01/15</text:p>
          </table:table-cell>
          <table:table-cell table:style-name="ce20" office:value-type="float" office:value="25.57" calcext:value-type="float">
            <text:p>25.57</text:p>
          </table:table-cell>
          <table:table-cell table:style-name="ce12" office:value-type="float" office:value="23.6146" calcext:value-type="float">
            <text:p>23.61</text:p>
          </table:table-cell>
          <table:table-cell table:style-name="ce12" table:formula="of:=([.A181] * [.$C$297]) + [.$C$298]" office:value-type="float" office:value="23.3756575600059" calcext:value-type="float">
            <text:p>23.3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2-01" calcext:value-type="date">
            <text:p>01/02/15</text:p>
          </table:table-cell>
          <table:table-cell table:style-name="ce20" office:value-type="float" office:value="23.54" calcext:value-type="float">
            <text:p>23.54</text:p>
          </table:table-cell>
          <table:table-cell table:style-name="ce12" office:value-type="float" office:value="23.578" calcext:value-type="float">
            <text:p>23.58</text:p>
          </table:table-cell>
          <table:table-cell table:style-name="ce12" table:formula="of:=([.A182] * [.$C$297]) + [.$C$298]" office:value-type="float" office:value="23.3731077714472" calcext:value-type="float">
            <text:p>23.3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3-01" calcext:value-type="date">
            <text:p>01/03/15</text:p>
          </table:table-cell>
          <table:table-cell table:style-name="ce20" office:value-type="float" office:value="23.55" calcext:value-type="float">
            <text:p>23.55</text:p>
          </table:table-cell>
          <table:table-cell table:style-name="ce12" office:value-type="float" office:value="23.5382" calcext:value-type="float">
            <text:p>23.54</text:p>
          </table:table-cell>
          <table:table-cell table:style-name="ce12" table:formula="of:=([.A183] * [.$C$297]) + [.$C$298]" office:value-type="float" office:value="23.37080473662" calcext:value-type="float">
            <text:p>23.3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4-01" calcext:value-type="date">
            <text:p>01/04/15</text:p>
          </table:table-cell>
          <table:table-cell table:style-name="ce20" office:value-type="float" office:value="25.35" calcext:value-type="float">
            <text:p>25.35</text:p>
          </table:table-cell>
          <table:table-cell table:style-name="ce12" office:value-type="float" office:value="23.4965" calcext:value-type="float">
            <text:p>23.50</text:p>
          </table:table-cell>
          <table:table-cell table:style-name="ce12" table:formula="of:=([.A184] * [.$C$297]) + [.$C$298]" office:value-type="float" office:value="23.3682549480612" calcext:value-type="float">
            <text:p>23.3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5-01" calcext:value-type="date">
            <text:p>01/05/15</text:p>
          </table:table-cell>
          <table:table-cell table:style-name="ce20" office:value-type="float" office:value="25.16" calcext:value-type="float">
            <text:p>25.16</text:p>
          </table:table-cell>
          <table:table-cell table:style-name="ce12" office:value-type="float" office:value="23.4531" calcext:value-type="float">
            <text:p>23.45</text:p>
          </table:table-cell>
          <table:table-cell table:style-name="ce12" table:formula="of:=([.A185] * [.$C$297]) + [.$C$298]" office:value-type="float" office:value="23.3657874107464" calcext:value-type="float">
            <text:p>23.3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6-01" calcext:value-type="date">
            <text:p>01/06/15</text:p>
          </table:table-cell>
          <table:table-cell table:style-name="ce20" office:value-type="float" office:value="21.98" calcext:value-type="float">
            <text:p>21.98</text:p>
          </table:table-cell>
          <table:table-cell table:style-name="ce12" office:value-type="float" office:value="23.4081" calcext:value-type="float">
            <text:p>23.41</text:p>
          </table:table-cell>
          <table:table-cell table:style-name="ce12" table:formula="of:=([.A186] * [.$C$297]) + [.$C$298]" office:value-type="float" office:value="23.3632376221877" calcext:value-type="float">
            <text:p>23.3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7-01" calcext:value-type="date">
            <text:p>01/07/15</text:p>
          </table:table-cell>
          <table:table-cell table:style-name="ce20" office:value-type="float" office:value="19.34" calcext:value-type="float">
            <text:p>19.34</text:p>
          </table:table-cell>
          <table:table-cell table:style-name="ce12" office:value-type="float" office:value="23.362" calcext:value-type="float">
            <text:p>23.36</text:p>
          </table:table-cell>
          <table:table-cell table:style-name="ce12" table:formula="of:=([.A187] * [.$C$297]) + [.$C$298]" office:value-type="float" office:value="23.3607700848728" calcext:value-type="float">
            <text:p>23.3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8-01" calcext:value-type="date">
            <text:p>01/08/15</text:p>
          </table:table-cell>
          <table:table-cell table:style-name="ce20" office:value-type="float" office:value="18.36" calcext:value-type="float">
            <text:p>18.36</text:p>
          </table:table-cell>
          <table:table-cell table:style-name="ce12" office:value-type="float" office:value="23.3162" calcext:value-type="float">
            <text:p>23.32</text:p>
          </table:table-cell>
          <table:table-cell table:style-name="ce12" table:formula="of:=([.A188] * [.$C$297]) + [.$C$298]" office:value-type="float" office:value="23.3582202963141" calcext:value-type="float">
            <text:p>23.3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9-01" calcext:value-type="date">
            <text:p>01/09/15</text:p>
          </table:table-cell>
          <table:table-cell table:style-name="ce20" office:value-type="float" office:value="19.66" calcext:value-type="float">
            <text:p>19.66</text:p>
          </table:table-cell>
          <table:table-cell table:style-name="ce12" office:value-type="float" office:value="23.2708" calcext:value-type="float">
            <text:p>23.27</text:p>
          </table:table-cell>
          <table:table-cell table:style-name="ce12" table:formula="of:=([.A189] * [.$C$297]) + [.$C$298]" office:value-type="float" office:value="23.3556705077554" calcext:value-type="float">
            <text:p>23.3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10-01" calcext:value-type="date">
            <text:p>01/10/15</text:p>
          </table:table-cell>
          <table:table-cell table:style-name="ce20" office:value-type="float" office:value="23.3" calcext:value-type="float">
            <text:p>23.3</text:p>
          </table:table-cell>
          <table:table-cell table:style-name="ce12" office:value-type="float" office:value="23.2268" calcext:value-type="float">
            <text:p>23.23</text:p>
          </table:table-cell>
          <table:table-cell table:style-name="ce12" table:formula="of:=([.A190] * [.$C$297]) + [.$C$298]" office:value-type="float" office:value="23.3532029704405" calcext:value-type="float">
            <text:p>23.3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11-01" calcext:value-type="date">
            <text:p>01/11/15</text:p>
          </table:table-cell>
          <table:table-cell table:style-name="ce20" office:value-type="float" office:value="27.44" calcext:value-type="float">
            <text:p>27.44</text:p>
          </table:table-cell>
          <table:table-cell table:style-name="ce12" office:value-type="float" office:value="23.1859" calcext:value-type="float">
            <text:p>23.19</text:p>
          </table:table-cell>
          <table:table-cell table:style-name="ce12" table:formula="of:=([.A191] * [.$C$297]) + [.$C$298]" office:value-type="float" office:value="23.3506531818818" calcext:value-type="float">
            <text:p>23.3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12-01" calcext:value-type="date">
            <text:p>01/12/15</text:p>
          </table:table-cell>
          <table:table-cell table:style-name="ce20" office:value-type="float" office:value="27.19" calcext:value-type="float">
            <text:p>27.19</text:p>
          </table:table-cell>
          <table:table-cell table:style-name="ce12" office:value-type="float" office:value="23.1513" calcext:value-type="float">
            <text:p>23.15</text:p>
          </table:table-cell>
          <table:table-cell table:style-name="ce12" table:formula="of:=([.A192] * [.$C$297]) + [.$C$298]" office:value-type="float" office:value="23.3481856445669" calcext:value-type="float">
            <text:p>23.3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1-01" calcext:value-type="date">
            <text:p>01/01/16</text:p>
          </table:table-cell>
          <table:table-cell table:style-name="ce20" office:value-type="float" office:value="25.05" calcext:value-type="float">
            <text:p>25.05</text:p>
          </table:table-cell>
          <table:table-cell table:style-name="ce12" office:value-type="float" office:value="23.1243" calcext:value-type="float">
            <text:p>23.12</text:p>
          </table:table-cell>
          <table:table-cell table:style-name="ce12" table:formula="of:=([.A193] * [.$C$297]) + [.$C$298]" office:value-type="float" office:value="23.3456358560082" calcext:value-type="float">
            <text:p>23.3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2-01" calcext:value-type="date">
            <text:p>01/02/16</text:p>
          </table:table-cell>
          <table:table-cell table:style-name="ce20" office:value-type="float" office:value="23.12" calcext:value-type="float">
            <text:p>23.12</text:p>
          </table:table-cell>
          <table:table-cell table:style-name="ce12" office:value-type="float" office:value="23.1033" calcext:value-type="float">
            <text:p>23.10</text:p>
          </table:table-cell>
          <table:table-cell table:style-name="ce12" table:formula="of:=([.A194] * [.$C$297]) + [.$C$298]" office:value-type="float" office:value="23.3430860674495" calcext:value-type="float">
            <text:p>23.3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3-01" calcext:value-type="date">
            <text:p>01/03/16</text:p>
          </table:table-cell>
          <table:table-cell table:style-name="ce20" office:value-type="float" office:value="23" calcext:value-type="float">
            <text:p>23</text:p>
          </table:table-cell>
          <table:table-cell table:style-name="ce12" office:value-type="float" office:value="23.0831" calcext:value-type="float">
            <text:p>23.08</text:p>
          </table:table-cell>
          <table:table-cell table:style-name="ce12" table:formula="of:=([.A195] * [.$C$297]) + [.$C$298]" office:value-type="float" office:value="23.3407007813784" calcext:value-type="float">
            <text:p>23.3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4-01" calcext:value-type="date">
            <text:p>01/04/16</text:p>
          </table:table-cell>
          <table:table-cell table:style-name="ce20" office:value-type="float" office:value="24.87" calcext:value-type="float">
            <text:p>24.87</text:p>
          </table:table-cell>
          <table:table-cell table:style-name="ce12" office:value-type="float" office:value="23.0598" calcext:value-type="float">
            <text:p>23.06</text:p>
          </table:table-cell>
          <table:table-cell table:style-name="ce12" table:formula="of:=([.A196] * [.$C$297]) + [.$C$298]" office:value-type="float" office:value="23.3381509928197" calcext:value-type="float">
            <text:p>23.3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5-01" calcext:value-type="date">
            <text:p>01/05/16</text:p>
          </table:table-cell>
          <table:table-cell table:style-name="ce20" office:value-type="float" office:value="24.28" calcext:value-type="float">
            <text:p>24.28</text:p>
          </table:table-cell>
          <table:table-cell table:style-name="ce12" office:value-type="float" office:value="23.0356" calcext:value-type="float">
            <text:p>23.04</text:p>
          </table:table-cell>
          <table:table-cell table:style-name="ce12" table:formula="of:=([.A197] * [.$C$297]) + [.$C$298]" office:value-type="float" office:value="23.3356834555048" calcext:value-type="float">
            <text:p>23.3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6-01" calcext:value-type="date">
            <text:p>01/06/16</text:p>
          </table:table-cell>
          <table:table-cell table:style-name="ce20" office:value-type="float" office:value="21.65" calcext:value-type="float">
            <text:p>21.65</text:p>
          </table:table-cell>
          <table:table-cell table:style-name="ce12" office:value-type="float" office:value="23.0153" calcext:value-type="float">
            <text:p>23.02</text:p>
          </table:table-cell>
          <table:table-cell table:style-name="ce12" table:formula="of:=([.A198] * [.$C$297]) + [.$C$298]" office:value-type="float" office:value="23.3331336669461" calcext:value-type="float">
            <text:p>23.3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7-01" calcext:value-type="date">
            <text:p>01/07/16</text:p>
          </table:table-cell>
          <table:table-cell table:style-name="ce20" office:value-type="float" office:value="19.31" calcext:value-type="float">
            <text:p>19.31</text:p>
          </table:table-cell>
          <table:table-cell table:style-name="ce12" office:value-type="float" office:value="23.003" calcext:value-type="float">
            <text:p>23.00</text:p>
          </table:table-cell>
          <table:table-cell table:style-name="ce12" table:formula="of:=([.A199] * [.$C$297]) + [.$C$298]" office:value-type="float" office:value="23.3306661296312" calcext:value-type="float">
            <text:p>23.3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8-01" calcext:value-type="date">
            <text:p>01/08/16</text:p>
          </table:table-cell>
          <table:table-cell table:style-name="ce20" office:value-type="float" office:value="18.49" calcext:value-type="float">
            <text:p>18.49</text:p>
          </table:table-cell>
          <table:table-cell table:style-name="ce12" office:value-type="float" office:value="23.0022" calcext:value-type="float">
            <text:p>23.00</text:p>
          </table:table-cell>
          <table:table-cell table:style-name="ce12" table:formula="of:=([.A200] * [.$C$297]) + [.$C$298]" office:value-type="float" office:value="23.3281163410725" calcext:value-type="float">
            <text:p>23.3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9-01" calcext:value-type="date">
            <text:p>01/09/16</text:p>
          </table:table-cell>
          <table:table-cell table:style-name="ce20" office:value-type="float" office:value="19.55" calcext:value-type="float">
            <text:p>19.55</text:p>
          </table:table-cell>
          <table:table-cell table:style-name="ce12" office:value-type="float" office:value="23.0159" calcext:value-type="float">
            <text:p>23.02</text:p>
          </table:table-cell>
          <table:table-cell table:style-name="ce12" table:formula="of:=([.A201] * [.$C$297]) + [.$C$298]" office:value-type="float" office:value="23.3255665525138" calcext:value-type="float">
            <text:p>23.3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10-01" calcext:value-type="date">
            <text:p>01/10/16</text:p>
          </table:table-cell>
          <table:table-cell table:style-name="ce20" office:value-type="float" office:value="23.12" calcext:value-type="float">
            <text:p>23.12</text:p>
          </table:table-cell>
          <table:table-cell table:style-name="ce12" office:value-type="float" office:value="23.0431" calcext:value-type="float">
            <text:p>23.04</text:p>
          </table:table-cell>
          <table:table-cell table:style-name="ce12" table:formula="of:=([.A202] * [.$C$297]) + [.$C$298]" office:value-type="float" office:value="23.3230990151989" calcext:value-type="float">
            <text:p>23.3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11-01" calcext:value-type="date">
            <text:p>01/11/16</text:p>
          </table:table-cell>
          <table:table-cell table:style-name="ce20" office:value-type="float" office:value="26.55" calcext:value-type="float">
            <text:p>26.55</text:p>
          </table:table-cell>
          <table:table-cell table:style-name="ce12" office:value-type="float" office:value="23.0797" calcext:value-type="float">
            <text:p>23.08</text:p>
          </table:table-cell>
          <table:table-cell table:style-name="ce12" table:formula="of:=([.A203] * [.$C$297]) + [.$C$298]" office:value-type="float" office:value="23.3205492266402" calcext:value-type="float">
            <text:p>23.3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12-01" calcext:value-type="date">
            <text:p>01/12/16</text:p>
          </table:table-cell>
          <table:table-cell table:style-name="ce20" office:value-type="float" office:value="26.65" calcext:value-type="float">
            <text:p>26.65</text:p>
          </table:table-cell>
          <table:table-cell table:style-name="ce12" office:value-type="float" office:value="23.1177" calcext:value-type="float">
            <text:p>23.12</text:p>
          </table:table-cell>
          <table:table-cell table:style-name="ce12" table:formula="of:=([.A204] * [.$C$297]) + [.$C$298]" office:value-type="float" office:value="23.3180816893253" calcext:value-type="float">
            <text:p>23.3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1-01" calcext:value-type="date">
            <text:p>01/01/17</text:p>
          </table:table-cell>
          <table:table-cell table:style-name="ce20" office:value-type="float" office:value="25" calcext:value-type="float">
            <text:p>25</text:p>
          </table:table-cell>
          <table:table-cell table:style-name="ce12" office:value-type="float" office:value="23.1506" calcext:value-type="float">
            <text:p>23.15</text:p>
          </table:table-cell>
          <table:table-cell table:style-name="ce12" table:formula="of:=([.A205] * [.$C$297]) + [.$C$298]" office:value-type="float" office:value="23.3155319007666" calcext:value-type="float">
            <text:p>23.3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2-01" calcext:value-type="date">
            <text:p>01/02/17</text:p>
          </table:table-cell>
          <table:table-cell table:style-name="ce20" office:value-type="float" office:value="23.37" calcext:value-type="float">
            <text:p>23.37</text:p>
          </table:table-cell>
          <table:table-cell table:style-name="ce12" office:value-type="float" office:value="23.1752" calcext:value-type="float">
            <text:p>23.18</text:p>
          </table:table-cell>
          <table:table-cell table:style-name="ce12" table:formula="of:=([.A206] * [.$C$297]) + [.$C$298]" office:value-type="float" office:value="23.3129821122079" calcext:value-type="float">
            <text:p>23.3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3-01" calcext:value-type="date">
            <text:p>01/03/17</text:p>
          </table:table-cell>
          <table:table-cell table:style-name="ce20" office:value-type="float" office:value="23.28" calcext:value-type="float">
            <text:p>23.28</text:p>
          </table:table-cell>
          <table:table-cell table:style-name="ce12" office:value-type="float" office:value="23.1914" calcext:value-type="float">
            <text:p>23.19</text:p>
          </table:table-cell>
          <table:table-cell table:style-name="ce12" table:formula="of:=([.A207] * [.$C$297]) + [.$C$298]" office:value-type="float" office:value="23.3106790773807" calcext:value-type="float">
            <text:p>23.3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4-01" calcext:value-type="date">
            <text:p>01/04/17</text:p>
          </table:table-cell>
          <table:table-cell table:style-name="ce20" office:value-type="float" office:value="25.01" calcext:value-type="float">
            <text:p>25.01</text:p>
          </table:table-cell>
          <table:table-cell table:style-name="ce12" office:value-type="float" office:value="23.2032" calcext:value-type="float">
            <text:p>23.20</text:p>
          </table:table-cell>
          <table:table-cell table:style-name="ce12" table:formula="of:=([.A208] * [.$C$297]) + [.$C$298]" office:value-type="float" office:value="23.308129288822" calcext:value-type="float">
            <text:p>23.3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5-01" calcext:value-type="date">
            <text:p>01/05/17</text:p>
          </table:table-cell>
          <table:table-cell table:style-name="ce20" office:value-type="float" office:value="25.29" calcext:value-type="float">
            <text:p>25.29</text:p>
          </table:table-cell>
          <table:table-cell table:style-name="ce12" office:value-type="float" office:value="23.2138" calcext:value-type="float">
            <text:p>23.21</text:p>
          </table:table-cell>
          <table:table-cell table:style-name="ce12" table:formula="of:=([.A209] * [.$C$297]) + [.$C$298]" office:value-type="float" office:value="23.3056617515071" calcext:value-type="float">
            <text:p>23.3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6-01" calcext:value-type="date">
            <text:p>01/06/17</text:p>
          </table:table-cell>
          <table:table-cell table:style-name="ce20" office:value-type="float" office:value="22.43" calcext:value-type="float">
            <text:p>22.43</text:p>
          </table:table-cell>
          <table:table-cell table:style-name="ce12" office:value-type="float" office:value="23.2235" calcext:value-type="float">
            <text:p>23.22</text:p>
          </table:table-cell>
          <table:table-cell table:style-name="ce12" table:formula="of:=([.A210] * [.$C$297]) + [.$C$298]" office:value-type="float" office:value="23.3031119629484" calcext:value-type="float">
            <text:p>23.3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7-01" calcext:value-type="date">
            <text:p>01/07/17</text:p>
          </table:table-cell>
          <table:table-cell table:style-name="ce20" office:value-type="float" office:value="19.67" calcext:value-type="float">
            <text:p>19.67</text:p>
          </table:table-cell>
          <table:table-cell table:style-name="ce12" office:value-type="float" office:value="23.2331" calcext:value-type="float">
            <text:p>23.23</text:p>
          </table:table-cell>
          <table:table-cell table:style-name="ce12" table:formula="of:=([.A211] * [.$C$297]) + [.$C$298]" office:value-type="float" office:value="23.3006444256335" calcext:value-type="float">
            <text:p>23.3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8-01" calcext:value-type="date">
            <text:p>01/08/17</text:p>
          </table:table-cell>
          <table:table-cell table:style-name="ce20" office:value-type="float" office:value="18.33" calcext:value-type="float">
            <text:p>18.33</text:p>
          </table:table-cell>
          <table:table-cell table:style-name="ce12" office:value-type="float" office:value="23.244" calcext:value-type="float">
            <text:p>23.24</text:p>
          </table:table-cell>
          <table:table-cell table:style-name="ce12" table:formula="of:=([.A212] * [.$C$297]) + [.$C$298]" office:value-type="float" office:value="23.2980946370748" calcext:value-type="float">
            <text:p>23.3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9-01" calcext:value-type="date">
            <text:p>01/09/17</text:p>
          </table:table-cell>
          <table:table-cell table:style-name="ce20" office:value-type="float" office:value="19.64" calcext:value-type="float">
            <text:p>19.64</text:p>
          </table:table-cell>
          <table:table-cell table:style-name="ce12" office:value-type="float" office:value="23.2579" calcext:value-type="float">
            <text:p>23.26</text:p>
          </table:table-cell>
          <table:table-cell table:style-name="ce12" table:formula="of:=([.A213] * [.$C$297]) + [.$C$298]" office:value-type="float" office:value="23.2955448485161" calcext:value-type="float">
            <text:p>23.3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10-01" calcext:value-type="date">
            <text:p>01/10/17</text:p>
          </table:table-cell>
          <table:table-cell table:style-name="ce20" office:value-type="float" office:value="23.16" calcext:value-type="float">
            <text:p>23.16</text:p>
          </table:table-cell>
          <table:table-cell table:style-name="ce12" office:value-type="float" office:value="23.2755" calcext:value-type="float">
            <text:p>23.28</text:p>
          </table:table-cell>
          <table:table-cell table:style-name="ce12" table:formula="of:=([.A214] * [.$C$297]) + [.$C$298]" office:value-type="float" office:value="23.2930773112012" calcext:value-type="float">
            <text:p>23.2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11-01" calcext:value-type="date">
            <text:p>01/11/17</text:p>
          </table:table-cell>
          <table:table-cell table:style-name="ce20" office:value-type="float" office:value="26.91" calcext:value-type="float">
            <text:p>26.91</text:p>
          </table:table-cell>
          <table:table-cell table:style-name="ce12" office:value-type="float" office:value="23.2945" calcext:value-type="float">
            <text:p>23.29</text:p>
          </table:table-cell>
          <table:table-cell table:style-name="ce12" table:formula="of:=([.A215] * [.$C$297]) + [.$C$298]" office:value-type="float" office:value="23.2905275226425" calcext:value-type="float">
            <text:p>23.2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12-01" calcext:value-type="date">
            <text:p>01/12/17</text:p>
          </table:table-cell>
          <table:table-cell table:style-name="ce20" office:value-type="float" office:value="26.86" calcext:value-type="float">
            <text:p>26.86</text:p>
          </table:table-cell>
          <table:table-cell table:style-name="ce12" office:value-type="float" office:value="23.3098" calcext:value-type="float">
            <text:p>23.31</text:p>
          </table:table-cell>
          <table:table-cell table:style-name="ce12" table:formula="of:=([.A216] * [.$C$297]) + [.$C$298]" office:value-type="float" office:value="23.2880599853276" calcext:value-type="float">
            <text:p>23.2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1-01" calcext:value-type="date">
            <text:p>01/01/18</text:p>
          </table:table-cell>
          <table:table-cell table:style-name="ce20" office:value-type="float" office:value="24.83" calcext:value-type="float">
            <text:p>24.83</text:p>
          </table:table-cell>
          <table:table-cell table:style-name="ce12" office:value-type="float" office:value="23.3188" calcext:value-type="float">
            <text:p>23.32</text:p>
          </table:table-cell>
          <table:table-cell table:style-name="ce12" table:formula="of:=([.A217] * [.$C$297]) + [.$C$298]" office:value-type="float" office:value="23.2855101967689" calcext:value-type="float">
            <text:p>23.2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2-01" calcext:value-type="date">
            <text:p>01/02/18</text:p>
          </table:table-cell>
          <table:table-cell table:style-name="ce20" office:value-type="float" office:value="22.97" calcext:value-type="float">
            <text:p>22.97</text:p>
          </table:table-cell>
          <table:table-cell table:style-name="ce12" office:value-type="float" office:value="23.3234" calcext:value-type="float">
            <text:p>23.32</text:p>
          </table:table-cell>
          <table:table-cell table:style-name="ce12" table:formula="of:=([.A218] * [.$C$297]) + [.$C$298]" office:value-type="float" office:value="23.2829604082102" calcext:value-type="float">
            <text:p>23.2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3-01" calcext:value-type="date">
            <text:p>01/03/18</text:p>
          </table:table-cell>
          <table:table-cell table:style-name="ce20" office:value-type="float" office:value="23.87" calcext:value-type="float">
            <text:p>23.87</text:p>
          </table:table-cell>
          <table:table-cell table:style-name="ce12" office:value-type="float" office:value="23.3273" calcext:value-type="float">
            <text:p>23.33</text:p>
          </table:table-cell>
          <table:table-cell table:style-name="ce12" table:formula="of:=([.A219] * [.$C$297]) + [.$C$298]" office:value-type="float" office:value="23.280657373383" calcext:value-type="float">
            <text:p>23.2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4-01" calcext:value-type="date">
            <text:p>01/04/18</text:p>
          </table:table-cell>
          <table:table-cell table:style-name="ce20" office:value-type="float" office:value="25.67" calcext:value-type="float">
            <text:p>25.67</text:p>
          </table:table-cell>
          <table:table-cell table:style-name="ce12" office:value-type="float" office:value="23.3322" calcext:value-type="float">
            <text:p>23.33</text:p>
          </table:table-cell>
          <table:table-cell table:style-name="ce12" table:formula="of:=([.A220] * [.$C$297]) + [.$C$298]" office:value-type="float" office:value="23.2781075848243" calcext:value-type="float">
            <text:p>23.2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5-01" calcext:value-type="date">
            <text:p>01/05/18</text:p>
          </table:table-cell>
          <table:table-cell table:style-name="ce20" office:value-type="float" office:value="25.73" calcext:value-type="float">
            <text:p>25.73</text:p>
          </table:table-cell>
          <table:table-cell table:style-name="ce12" office:value-type="float" office:value="23.3379" calcext:value-type="float">
            <text:p>23.34</text:p>
          </table:table-cell>
          <table:table-cell table:style-name="ce12" table:formula="of:=([.A221] * [.$C$297]) + [.$C$298]" office:value-type="float" office:value="23.2756400475094" calcext:value-type="float">
            <text:p>23.2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6-01" calcext:value-type="date">
            <text:p>01/06/18</text:p>
          </table:table-cell>
          <table:table-cell table:style-name="ce20" office:value-type="float" office:value="22.42" calcext:value-type="float">
            <text:p>22.42</text:p>
          </table:table-cell>
          <table:table-cell table:style-name="ce12" office:value-type="float" office:value="23.3434" calcext:value-type="float">
            <text:p>23.34</text:p>
          </table:table-cell>
          <table:table-cell table:style-name="ce12" table:formula="of:=([.A222] * [.$C$297]) + [.$C$298]" office:value-type="float" office:value="23.2730902589507" calcext:value-type="float">
            <text:p>23.2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7-01" calcext:value-type="date">
            <text:p>01/07/18</text:p>
          </table:table-cell>
          <table:table-cell table:style-name="ce20" office:value-type="float" office:value="19.51" calcext:value-type="float">
            <text:p>19.51</text:p>
          </table:table-cell>
          <table:table-cell table:style-name="ce12" office:value-type="float" office:value="23.3452" calcext:value-type="float">
            <text:p>23.35</text:p>
          </table:table-cell>
          <table:table-cell table:style-name="ce12" table:formula="of:=([.A223] * [.$C$297]) + [.$C$298]" office:value-type="float" office:value="23.2706227216358" calcext:value-type="float">
            <text:p>23.2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8-01" calcext:value-type="date">
            <text:p>01/08/18</text:p>
          </table:table-cell>
          <table:table-cell table:style-name="ce20" office:value-type="float" office:value="18.25" calcext:value-type="float">
            <text:p>18.25</text:p>
          </table:table-cell>
          <table:table-cell table:style-name="ce12" office:value-type="float" office:value="23.3373" calcext:value-type="float">
            <text:p>23.34</text:p>
          </table:table-cell>
          <table:table-cell table:style-name="ce12" table:formula="of:=([.A224] * [.$C$297]) + [.$C$298]" office:value-type="float" office:value="23.2680729330771" calcext:value-type="float">
            <text:p>23.2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9-01" calcext:value-type="date">
            <text:p>01/09/18</text:p>
          </table:table-cell>
          <table:table-cell table:style-name="ce20" office:value-type="float" office:value="19.7" calcext:value-type="float">
            <text:p>19.7</text:p>
          </table:table-cell>
          <table:table-cell table:style-name="ce12" office:value-type="float" office:value="23.3163" calcext:value-type="float">
            <text:p>23.32</text:p>
          </table:table-cell>
          <table:table-cell table:style-name="ce12" table:formula="of:=([.A225] * [.$C$297]) + [.$C$298]" office:value-type="float" office:value="23.2655231445184" calcext:value-type="float">
            <text:p>23.2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10-01" calcext:value-type="date">
            <text:p>01/10/18</text:p>
          </table:table-cell>
          <table:table-cell table:style-name="ce20" office:value-type="float" office:value="23.34" calcext:value-type="float">
            <text:p>23.34</text:p>
          </table:table-cell>
          <table:table-cell table:style-name="ce12" office:value-type="float" office:value="23.2824" calcext:value-type="float">
            <text:p>23.28</text:p>
          </table:table-cell>
          <table:table-cell table:style-name="ce12" table:formula="of:=([.A226] * [.$C$297]) + [.$C$298]" office:value-type="float" office:value="23.2630556072035" calcext:value-type="float">
            <text:p>23.2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11-01" calcext:value-type="date">
            <text:p>01/11/18</text:p>
          </table:table-cell>
          <table:table-cell table:style-name="ce20" office:value-type="float" office:value="26.9" calcext:value-type="float">
            <text:p>26.9</text:p>
          </table:table-cell>
          <table:table-cell table:style-name="ce12" office:value-type="float" office:value="23.2398" calcext:value-type="float">
            <text:p>23.24</text:p>
          </table:table-cell>
          <table:table-cell table:style-name="ce12" table:formula="of:=([.A227] * [.$C$297]) + [.$C$298]" office:value-type="float" office:value="23.2605058186448" calcext:value-type="float">
            <text:p>23.2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12-01" calcext:value-type="date">
            <text:p>01/12/18</text:p>
          </table:table-cell>
          <table:table-cell table:style-name="ce20" office:value-type="float" office:value="26.78" calcext:value-type="float">
            <text:p>26.78</text:p>
          </table:table-cell>
          <table:table-cell table:style-name="ce12" office:value-type="float" office:value="23.1964" calcext:value-type="float">
            <text:p>23.20</text:p>
          </table:table-cell>
          <table:table-cell table:style-name="ce12" table:formula="of:=([.A228] * [.$C$297]) + [.$C$298]" office:value-type="float" office:value="23.2580382813299" calcext:value-type="float">
            <text:p>23.2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1-01" calcext:value-type="date">
            <text:p>01/01/19</text:p>
          </table:table-cell>
          <table:table-cell table:style-name="ce20" office:value-type="float" office:value="24.91" calcext:value-type="float">
            <text:p>24.91</text:p>
          </table:table-cell>
          <table:table-cell table:style-name="ce12" office:value-type="float" office:value="23.162" calcext:value-type="float">
            <text:p>23.16</text:p>
          </table:table-cell>
          <table:table-cell table:style-name="ce12" table:formula="of:=([.A229] * [.$C$297]) + [.$C$298]" office:value-type="float" office:value="23.2554884927712" calcext:value-type="float">
            <text:p>23.2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2-01" calcext:value-type="date">
            <text:p>01/02/19</text:p>
          </table:table-cell>
          <table:table-cell table:style-name="ce20" office:value-type="float" office:value="23.42" calcext:value-type="float">
            <text:p>23.42</text:p>
          </table:table-cell>
          <table:table-cell table:style-name="ce12" office:value-type="float" office:value="23.1417" calcext:value-type="float">
            <text:p>23.14</text:p>
          </table:table-cell>
          <table:table-cell table:style-name="ce12" table:formula="of:=([.A230] * [.$C$297]) + [.$C$298]" office:value-type="float" office:value="23.2529387042125" calcext:value-type="float">
            <text:p>23.2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3-01" calcext:value-type="date">
            <text:p>01/03/19</text:p>
          </table:table-cell>
          <table:table-cell table:style-name="ce20" office:value-type="float" office:value="23.41" calcext:value-type="float">
            <text:p>23.41</text:p>
          </table:table-cell>
          <table:table-cell table:style-name="ce12" office:value-type="float" office:value="23.1355" calcext:value-type="float">
            <text:p>23.14</text:p>
          </table:table-cell>
          <table:table-cell table:style-name="ce12" table:formula="of:=([.A231] * [.$C$297]) + [.$C$298]" office:value-type="float" office:value="23.2506356693852" calcext:value-type="float">
            <text:p>23.2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4-01" calcext:value-type="date">
            <text:p>01/04/19</text:p>
          </table:table-cell>
          <table:table-cell table:style-name="ce20" office:value-type="float" office:value="24.82" calcext:value-type="float">
            <text:p>24.82</text:p>
          </table:table-cell>
          <table:table-cell table:style-name="ce12" office:value-type="float" office:value="23.1392" calcext:value-type="float">
            <text:p>23.14</text:p>
          </table:table-cell>
          <table:table-cell table:style-name="ce12" table:formula="of:=([.A232] * [.$C$297]) + [.$C$298]" office:value-type="float" office:value="23.2480858808265" calcext:value-type="float">
            <text:p>23.2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5-01" calcext:value-type="date">
            <text:p>01/05/19</text:p>
          </table:table-cell>
          <table:table-cell table:style-name="ce20" office:value-type="float" office:value="24.9" calcext:value-type="float">
            <text:p>24.9</text:p>
          </table:table-cell>
          <table:table-cell table:style-name="ce12" office:value-type="float" office:value="23.1469" calcext:value-type="float">
            <text:p>23.15</text:p>
          </table:table-cell>
          <table:table-cell table:style-name="ce12" table:formula="of:=([.A233] * [.$C$297]) + [.$C$298]" office:value-type="float" office:value="23.2456183435116" calcext:value-type="float">
            <text:p>23.2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6-01" calcext:value-type="date">
            <text:p>01/06/19</text:p>
          </table:table-cell>
          <table:table-cell table:style-name="ce20" office:value-type="float" office:value="21.93" calcext:value-type="float">
            <text:p>21.93</text:p>
          </table:table-cell>
          <table:table-cell table:style-name="ce12" office:value-type="float" office:value="23.1542" calcext:value-type="float">
            <text:p>23.15</text:p>
          </table:table-cell>
          <table:table-cell table:style-name="ce12" table:formula="of:=([.A234] * [.$C$297]) + [.$C$298]" office:value-type="float" office:value="23.2430685549529" calcext:value-type="float">
            <text:p>23.2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7-01" calcext:value-type="date">
            <text:p>01/07/19</text:p>
          </table:table-cell>
          <table:table-cell table:style-name="ce20" office:value-type="float" office:value="19.19" calcext:value-type="float">
            <text:p>19.19</text:p>
          </table:table-cell>
          <table:table-cell table:style-name="ce12" office:value-type="float" office:value="23.1588" calcext:value-type="float">
            <text:p>23.16</text:p>
          </table:table-cell>
          <table:table-cell table:style-name="ce12" table:formula="of:=([.A235] * [.$C$297]) + [.$C$298]" office:value-type="float" office:value="23.2406010176381" calcext:value-type="float">
            <text:p>23.2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8-01" calcext:value-type="date">
            <text:p>01/08/19</text:p>
          </table:table-cell>
          <table:table-cell table:style-name="ce20" office:value-type="float" office:value="18.21" calcext:value-type="float">
            <text:p>18.21</text:p>
          </table:table-cell>
          <table:table-cell table:style-name="ce12" office:value-type="float" office:value="23.1604" calcext:value-type="float">
            <text:p>23.16</text:p>
          </table:table-cell>
          <table:table-cell table:style-name="ce12" table:formula="of:=([.A236] * [.$C$297]) + [.$C$298]" office:value-type="float" office:value="23.2380512290793" calcext:value-type="float">
            <text:p>23.2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9-01" calcext:value-type="date">
            <text:p>01/09/19</text:p>
          </table:table-cell>
          <table:table-cell table:style-name="ce20" office:value-type="float" office:value="19.8" calcext:value-type="float">
            <text:p>19.8</text:p>
          </table:table-cell>
          <table:table-cell table:style-name="ce12" office:value-type="float" office:value="23.1613" calcext:value-type="float">
            <text:p>23.16</text:p>
          </table:table-cell>
          <table:table-cell table:style-name="ce12" table:formula="of:=([.A237] * [.$C$297]) + [.$C$298]" office:value-type="float" office:value="23.2355014405206" calcext:value-type="float">
            <text:p>23.2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10-01" calcext:value-type="date">
            <text:p>01/10/19</text:p>
          </table:table-cell>
          <table:table-cell table:style-name="ce20" office:value-type="float" office:value="23.43" calcext:value-type="float">
            <text:p>23.43</text:p>
          </table:table-cell>
          <table:table-cell table:style-name="ce12" office:value-type="float" office:value="23.1638" calcext:value-type="float">
            <text:p>23.16</text:p>
          </table:table-cell>
          <table:table-cell table:style-name="ce12" table:formula="of:=([.A238] * [.$C$297]) + [.$C$298]" office:value-type="float" office:value="23.2330339032057" calcext:value-type="float">
            <text:p>23.2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11-01" calcext:value-type="date">
            <text:p>01/11/19</text:p>
          </table:table-cell>
          <table:table-cell table:style-name="ce20" office:value-type="float" office:value="27.05" calcext:value-type="float">
            <text:p>27.05</text:p>
          </table:table-cell>
          <table:table-cell table:style-name="ce12" office:value-type="float" office:value="23.1693" calcext:value-type="float">
            <text:p>23.17</text:p>
          </table:table-cell>
          <table:table-cell table:style-name="ce12" table:formula="of:=([.A239] * [.$C$297]) + [.$C$298]" office:value-type="float" office:value="23.230484114647" calcext:value-type="float">
            <text:p>23.2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12-01" calcext:value-type="date">
            <text:p>01/12/19</text:p>
          </table:table-cell>
          <table:table-cell table:style-name="ce20" office:value-type="float" office:value="27.11" calcext:value-type="float">
            <text:p>27.11</text:p>
          </table:table-cell>
          <table:table-cell table:style-name="ce12" office:value-type="float" office:value="23.1772" calcext:value-type="float">
            <text:p>23.18</text:p>
          </table:table-cell>
          <table:table-cell table:style-name="ce12" table:formula="of:=([.A240] * [.$C$297]) + [.$C$298]" office:value-type="float" office:value="23.2280165773322" calcext:value-type="float">
            <text:p>23.2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1-01" calcext:value-type="date">
            <text:p>01/01/20</text:p>
          </table:table-cell>
          <table:table-cell table:style-name="ce20" office:value-type="float" office:value="24.75" calcext:value-type="float">
            <text:p>24.75</text:p>
          </table:table-cell>
          <table:table-cell table:style-name="ce12" office:value-type="float" office:value="23.1856" calcext:value-type="float">
            <text:p>23.19</text:p>
          </table:table-cell>
          <table:table-cell table:style-name="ce12" table:formula="of:=([.A241] * [.$C$297]) + [.$C$298]" office:value-type="float" office:value="23.2254667887734" calcext:value-type="float">
            <text:p>23.2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2-01" calcext:value-type="date">
            <text:p>01/02/20</text:p>
          </table:table-cell>
          <table:table-cell table:style-name="ce20" office:value-type="float" office:value="23.12" calcext:value-type="float">
            <text:p>23.12</text:p>
          </table:table-cell>
          <table:table-cell table:style-name="ce12" office:value-type="float" office:value="23.1953" calcext:value-type="float">
            <text:p>23.20</text:p>
          </table:table-cell>
          <table:table-cell table:style-name="ce12" table:formula="of:=([.A242] * [.$C$297]) + [.$C$298]" office:value-type="float" office:value="23.2229170002147" calcext:value-type="float">
            <text:p>23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3-01" calcext:value-type="date">
            <text:p>01/03/20</text:p>
          </table:table-cell>
          <table:table-cell table:style-name="ce20" office:value-type="float" office:value="23.19" calcext:value-type="float">
            <text:p>23.19</text:p>
          </table:table-cell>
          <table:table-cell table:style-name="ce12" office:value-type="float" office:value="23.2098" calcext:value-type="float">
            <text:p>23.21</text:p>
          </table:table-cell>
          <table:table-cell table:style-name="ce12" table:formula="of:=([.A243] * [.$C$297]) + [.$C$298]" office:value-type="float" office:value="23.2205317141437" calcext:value-type="float">
            <text:p>23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4-01" calcext:value-type="date">
            <text:p>01/04/20</text:p>
          </table:table-cell>
          <table:table-cell table:style-name="ce20" office:value-type="float" office:value="25.18" calcext:value-type="float">
            <text:p>25.18</text:p>
          </table:table-cell>
          <table:table-cell table:style-name="ce12" office:value-type="float" office:value="23.2302" calcext:value-type="float">
            <text:p>23.23</text:p>
          </table:table-cell>
          <table:table-cell table:style-name="ce12" table:formula="of:=([.A244] * [.$C$297]) + [.$C$298]" office:value-type="float" office:value="23.217981925585" calcext:value-type="float">
            <text:p>23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5-01" calcext:value-type="date">
            <text:p>01/05/20</text:p>
          </table:table-cell>
          <table:table-cell table:style-name="ce20" office:value-type="float" office:value="25.26" calcext:value-type="float">
            <text:p>25.26</text:p>
          </table:table-cell>
          <table:table-cell table:style-name="ce12" office:value-type="float" office:value="23.2549" calcext:value-type="float">
            <text:p>23.25</text:p>
          </table:table-cell>
          <table:table-cell table:style-name="ce12" table:formula="of:=([.A245] * [.$C$297]) + [.$C$298]" office:value-type="float" office:value="23.2155143882701" calcext:value-type="float">
            <text:p>23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6-01" calcext:value-type="date">
            <text:p>01/06/20</text:p>
          </table:table-cell>
          <table:table-cell table:style-name="ce20" office:value-type="float" office:value="21.97" calcext:value-type="float">
            <text:p>21.97</text:p>
          </table:table-cell>
          <table:table-cell table:style-name="ce12" office:value-type="float" office:value="23.2813" calcext:value-type="float">
            <text:p>23.28</text:p>
          </table:table-cell>
          <table:table-cell table:style-name="ce12" table:formula="of:=([.A246] * [.$C$297]) + [.$C$298]" office:value-type="float" office:value="23.2129645997114" calcext:value-type="float">
            <text:p>23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7-01" calcext:value-type="date">
            <text:p>01/07/20</text:p>
          </table:table-cell>
          <table:table-cell table:style-name="ce20" office:value-type="float" office:value="19.26" calcext:value-type="float">
            <text:p>19.26</text:p>
          </table:table-cell>
          <table:table-cell table:style-name="ce12" office:value-type="float" office:value="23.3063" calcext:value-type="float">
            <text:p>23.31</text:p>
          </table:table-cell>
          <table:table-cell table:style-name="ce12" table:formula="of:=([.A247] * [.$C$297]) + [.$C$298]" office:value-type="float" office:value="23.2104970623965" calcext:value-type="float">
            <text:p>23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8-01" calcext:value-type="date">
            <text:p>01/08/20</text:p>
          </table:table-cell>
          <table:table-cell table:style-name="ce20" office:value-type="float" office:value="18.35" calcext:value-type="float">
            <text:p>18.35</text:p>
          </table:table-cell>
          <table:table-cell table:style-name="ce12" office:value-type="float" office:value="23.3263" calcext:value-type="float">
            <text:p>23.33</text:p>
          </table:table-cell>
          <table:table-cell table:style-name="ce12" table:formula="of:=([.A248] * [.$C$297]) + [.$C$298]" office:value-type="float" office:value="23.2079472738378" calcext:value-type="float">
            <text:p>23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9-01" calcext:value-type="date">
            <text:p>01/09/20</text:p>
          </table:table-cell>
          <table:table-cell table:style-name="ce20" office:value-type="float" office:value="19.79" calcext:value-type="float">
            <text:p>19.79</text:p>
          </table:table-cell>
          <table:table-cell table:style-name="ce12" office:value-type="float" office:value="23.3395" calcext:value-type="float">
            <text:p>23.34</text:p>
          </table:table-cell>
          <table:table-cell table:style-name="ce12" table:formula="of:=([.A249] * [.$C$297]) + [.$C$298]" office:value-type="float" office:value="23.2053974852791" calcext:value-type="float">
            <text:p>23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10-01" calcext:value-type="date">
            <text:p>01/10/20</text:p>
          </table:table-cell>
          <table:table-cell table:style-name="ce20" office:value-type="float" office:value="23.74" calcext:value-type="float">
            <text:p>23.74</text:p>
          </table:table-cell>
          <table:table-cell table:style-name="ce12" office:value-type="float" office:value="23.3456" calcext:value-type="float">
            <text:p>23.35</text:p>
          </table:table-cell>
          <table:table-cell table:style-name="ce12" table:formula="of:=([.A250] * [.$C$297]) + [.$C$298]" office:value-type="float" office:value="23.2029299479642" calcext:value-type="float">
            <text:p>23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11-01" calcext:value-type="date">
            <text:p>01/11/20</text:p>
          </table:table-cell>
          <table:table-cell table:style-name="ce20" office:value-type="float" office:value="27.65" calcext:value-type="float">
            <text:p>27.65</text:p>
          </table:table-cell>
          <table:table-cell table:style-name="ce12" office:value-type="float" office:value="23.3451" calcext:value-type="float">
            <text:p>23.35</text:p>
          </table:table-cell>
          <table:table-cell table:style-name="ce12" table:formula="of:=([.A251] * [.$C$297]) + [.$C$298]" office:value-type="float" office:value="23.2003801594055" calcext:value-type="float">
            <text:p>23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12-01" calcext:value-type="date">
            <text:p>01/12/20</text:p>
          </table:table-cell>
          <table:table-cell table:style-name="ce20" office:value-type="float" office:value="27.35" calcext:value-type="float">
            <text:p>27.35</text:p>
          </table:table-cell>
          <table:table-cell table:style-name="ce12" office:value-type="float" office:value="23.3398" calcext:value-type="float">
            <text:p>23.34</text:p>
          </table:table-cell>
          <table:table-cell table:style-name="ce12" table:formula="of:=([.A252] * [.$C$297]) + [.$C$298]" office:value-type="float" office:value="23.1979126220906" calcext:value-type="float">
            <text:p>23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1-01" calcext:value-type="date">
            <text:p>01/01/21</text:p>
          </table:table-cell>
          <table:table-cell table:style-name="ce20" office:value-type="float" office:value="25.02" calcext:value-type="float">
            <text:p>25.02</text:p>
          </table:table-cell>
          <table:table-cell table:style-name="ce12" office:value-type="float" office:value="23.3311" calcext:value-type="float">
            <text:p>23.33</text:p>
          </table:table-cell>
          <table:table-cell table:style-name="ce12" table:formula="of:=([.A253] * [.$C$297]) + [.$C$298]" office:value-type="float" office:value="23.1953628335319" calcext:value-type="float">
            <text:p>23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2-01" calcext:value-type="date">
            <text:p>01/02/21</text:p>
          </table:table-cell>
          <table:table-cell table:style-name="ce20" office:value-type="float" office:value="23.29" calcext:value-type="float">
            <text:p>23.29</text:p>
          </table:table-cell>
          <table:table-cell table:style-name="ce12" office:value-type="float" office:value="23.3184" calcext:value-type="float">
            <text:p>23.32</text:p>
          </table:table-cell>
          <table:table-cell table:style-name="ce12" table:formula="of:=([.A254] * [.$C$297]) + [.$C$298]" office:value-type="float" office:value="23.1928130449732" calcext:value-type="float">
            <text:p>23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3-01" calcext:value-type="date">
            <text:p>01/03/21</text:p>
          </table:table-cell>
          <table:table-cell table:style-name="ce20" office:value-type="float" office:value="23.36" calcext:value-type="float">
            <text:p>23.36</text:p>
          </table:table-cell>
          <table:table-cell table:style-name="ce12" office:value-type="float" office:value="23.2989" calcext:value-type="float">
            <text:p>23.30</text:p>
          </table:table-cell>
          <table:table-cell table:style-name="ce12" table:formula="of:=([.A255] * [.$C$297]) + [.$C$298]" office:value-type="float" office:value="23.190510010146" calcext:value-type="float">
            <text:p>23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4-01" calcext:value-type="date">
            <text:p>01/04/21</text:p>
          </table:table-cell>
          <table:table-cell table:style-name="ce20" office:value-type="float" office:value="25.17" calcext:value-type="float">
            <text:p>25.17</text:p>
          </table:table-cell>
          <table:table-cell table:style-name="ce12" office:value-type="float" office:value="23.2698" calcext:value-type="float">
            <text:p>23.27</text:p>
          </table:table-cell>
          <table:table-cell table:style-name="ce12" table:formula="of:=([.A256] * [.$C$297]) + [.$C$298]" office:value-type="float" office:value="23.1879602215872" calcext:value-type="float">
            <text:p>23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5-01" calcext:value-type="date">
            <text:p>01/05/21</text:p>
          </table:table-cell>
          <table:table-cell table:style-name="ce20" office:value-type="float" office:value="24.97" calcext:value-type="float">
            <text:p>24.97</text:p>
          </table:table-cell>
          <table:table-cell table:style-name="ce12" office:value-type="float" office:value="23.2341" calcext:value-type="float">
            <text:p>23.23</text:p>
          </table:table-cell>
          <table:table-cell table:style-name="ce12" table:formula="of:=([.A257] * [.$C$297]) + [.$C$298]" office:value-type="float" office:value="23.1854926842724" calcext:value-type="float">
            <text:p>23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6-01" calcext:value-type="date">
            <text:p>01/06/21</text:p>
          </table:table-cell>
          <table:table-cell table:style-name="ce20" office:value-type="float" office:value="22.03" calcext:value-type="float">
            <text:p>22.03</text:p>
          </table:table-cell>
          <table:table-cell table:style-name="ce12" office:value-type="float" office:value="23.1982" calcext:value-type="float">
            <text:p>23.20</text:p>
          </table:table-cell>
          <table:table-cell table:style-name="ce12" table:formula="of:=([.A258] * [.$C$297]) + [.$C$298]" office:value-type="float" office:value="23.1829428957137" calcext:value-type="float">
            <text:p>23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7-01" calcext:value-type="date">
            <text:p>01/07/21</text:p>
          </table:table-cell>
          <table:table-cell table:style-name="ce20" office:value-type="float" office:value="19.32" calcext:value-type="float">
            <text:p>19.32</text:p>
          </table:table-cell>
          <table:table-cell table:style-name="ce12" office:value-type="float" office:value="23.169" calcext:value-type="float">
            <text:p>23.17</text:p>
          </table:table-cell>
          <table:table-cell table:style-name="ce12" table:formula="of:=([.A259] * [.$C$297]) + [.$C$298]" office:value-type="float" office:value="23.1804753583988" calcext:value-type="float">
            <text:p>23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8-01" calcext:value-type="date">
            <text:p>01/08/21</text:p>
          </table:table-cell>
          <table:table-cell table:style-name="ce20" office:value-type="float" office:value="18.26" calcext:value-type="float">
            <text:p>18.26</text:p>
          </table:table-cell>
          <table:table-cell table:style-name="ce12" office:value-type="float" office:value="23.1521" calcext:value-type="float">
            <text:p>23.15</text:p>
          </table:table-cell>
          <table:table-cell table:style-name="ce12" table:formula="of:=([.A260] * [.$C$297]) + [.$C$298]" office:value-type="float" office:value="23.1779255698401" calcext:value-type="float">
            <text:p>23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9-01" calcext:value-type="date">
            <text:p>01/09/21</text:p>
          </table:table-cell>
          <table:table-cell table:style-name="ce20" office:value-type="float" office:value="19.73" calcext:value-type="float">
            <text:p>19.73</text:p>
          </table:table-cell>
          <table:table-cell table:style-name="ce12" office:value-type="float" office:value="23.1479" calcext:value-type="float">
            <text:p>23.15</text:p>
          </table:table-cell>
          <table:table-cell table:style-name="ce12" table:formula="of:=([.A261] * [.$C$297]) + [.$C$298]" office:value-type="float" office:value="23.1753757812814" calcext:value-type="float">
            <text:p>23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10-01" calcext:value-type="date">
            <text:p>01/10/21</text:p>
          </table:table-cell>
          <table:table-cell table:style-name="ce20" office:value-type="float" office:value="23.24" calcext:value-type="float">
            <text:p>23.24</text:p>
          </table:table-cell>
          <table:table-cell table:style-name="ce12" office:value-type="float" office:value="23.153" calcext:value-type="float">
            <text:p>23.15</text:p>
          </table:table-cell>
          <table:table-cell table:style-name="ce12" table:formula="of:=([.A262] * [.$C$297]) + [.$C$298]" office:value-type="float" office:value="23.1729082439665" calcext:value-type="float">
            <text:p>23.1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11-01" calcext:value-type="date">
            <text:p>01/11/21</text:p>
          </table:table-cell>
          <table:table-cell table:style-name="ce20" office:value-type="float" office:value="26.75" calcext:value-type="float">
            <text:p>26.75</text:p>
          </table:table-cell>
          <table:table-cell table:style-name="ce12" office:value-type="float" office:value="23.1626" calcext:value-type="float">
            <text:p>23.16</text:p>
          </table:table-cell>
          <table:table-cell table:style-name="ce12" table:formula="of:=([.A263] * [.$C$297]) + [.$C$298]" office:value-type="float" office:value="23.1703584554078" calcext:value-type="float">
            <text:p>23.1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12-01" calcext:value-type="date">
            <text:p>01/12/21</text:p>
          </table:table-cell>
          <table:table-cell table:style-name="ce20" office:value-type="float" office:value="26.6" calcext:value-type="float">
            <text:p>26.6</text:p>
          </table:table-cell>
          <table:table-cell table:style-name="ce12" office:value-type="float" office:value="23.1725" calcext:value-type="float">
            <text:p>23.17</text:p>
          </table:table-cell>
          <table:table-cell table:style-name="ce12" table:formula="of:=([.A264] * [.$C$297]) + [.$C$298]" office:value-type="float" office:value="23.1678909180929" calcext:value-type="float">
            <text:p>23.1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1-01" calcext:value-type="date">
            <text:p>01/01/22</text:p>
          </table:table-cell>
          <table:table-cell table:style-name="ce20" office:value-type="float" office:value="24.8" calcext:value-type="float">
            <text:p>24.8</text:p>
          </table:table-cell>
          <table:table-cell table:style-name="ce12" office:value-type="float" office:value="23.1792" calcext:value-type="float">
            <text:p>23.18</text:p>
          </table:table-cell>
          <table:table-cell table:style-name="ce12" table:formula="of:=([.A265] * [.$C$297]) + [.$C$298]" office:value-type="float" office:value="23.1653411295342" calcext:value-type="float">
            <text:p>23.1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2-01" calcext:value-type="date">
            <text:p>01/02/22</text:p>
          </table:table-cell>
          <table:table-cell table:style-name="ce20" office:value-type="float" office:value="23.31" calcext:value-type="float">
            <text:p>23.31</text:p>
          </table:table-cell>
          <table:table-cell table:style-name="ce12" office:value-type="float" office:value="23.1816" calcext:value-type="float">
            <text:p>23.18</text:p>
          </table:table-cell>
          <table:table-cell table:style-name="ce12" table:formula="of:=([.A266] * [.$C$297]) + [.$C$298]" office:value-type="float" office:value="23.1627913409755" calcext:value-type="float">
            <text:p>23.1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3-01" calcext:value-type="date">
            <text:p>01/03/22</text:p>
          </table:table-cell>
          <table:table-cell table:style-name="ce20" office:value-type="float" office:value="23.41" calcext:value-type="float">
            <text:p>23.41</text:p>
          </table:table-cell>
          <table:table-cell table:style-name="ce12" office:value-type="float" office:value="23.1807" calcext:value-type="float">
            <text:p>23.18</text:p>
          </table:table-cell>
          <table:table-cell table:style-name="ce12" table:formula="of:=([.A267] * [.$C$297]) + [.$C$298]" office:value-type="float" office:value="23.1604883061482" calcext:value-type="float">
            <text:p>23.1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4-01" calcext:value-type="date">
            <text:p>01/04/22</text:p>
          </table:table-cell>
          <table:table-cell table:style-name="ce20" office:value-type="float" office:value="25.47" calcext:value-type="float">
            <text:p>25.47</text:p>
          </table:table-cell>
          <table:table-cell table:style-name="ce12" office:value-type="float" office:value="23.177" calcext:value-type="float">
            <text:p>23.18</text:p>
          </table:table-cell>
          <table:table-cell table:style-name="ce12" table:formula="of:=([.A268] * [.$C$297]) + [.$C$298]" office:value-type="float" office:value="23.1579385175895" calcext:value-type="float">
            <text:p>23.1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5-01" calcext:value-type="date">
            <text:p>01/05/22</text:p>
          </table:table-cell>
          <table:table-cell table:style-name="ce20" office:value-type="float" office:value="25.17" calcext:value-type="float">
            <text:p>25.17</text:p>
          </table:table-cell>
          <table:table-cell table:style-name="ce12" office:value-type="float" office:value="23.1715" calcext:value-type="float">
            <text:p>23.17</text:p>
          </table:table-cell>
          <table:table-cell table:style-name="ce12" table:formula="of:=([.A269] * [.$C$297]) + [.$C$298]" office:value-type="float" office:value="23.1554709802746" calcext:value-type="float">
            <text:p>23.1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6-01" calcext:value-type="date">
            <text:p>01/06/22</text:p>
          </table:table-cell>
          <table:table-cell table:style-name="ce20" office:value-type="float" office:value="22.2" calcext:value-type="float">
            <text:p>22.2</text:p>
          </table:table-cell>
          <table:table-cell table:style-name="ce12" office:value-type="float" office:value="23.1653" calcext:value-type="float">
            <text:p>23.17</text:p>
          </table:table-cell>
          <table:table-cell table:style-name="ce12" table:formula="of:=([.A270] * [.$C$297]) + [.$C$298]" office:value-type="float" office:value="23.1529211917159" calcext:value-type="float">
            <text:p>23.1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7-01" calcext:value-type="date">
            <text:p>01/07/22</text:p>
          </table:table-cell>
          <table:table-cell table:style-name="ce20" office:value-type="float" office:value="19.43" calcext:value-type="float">
            <text:p>19.43</text:p>
          </table:table-cell>
          <table:table-cell table:style-name="ce12" office:value-type="float" office:value="23.1587" calcext:value-type="float">
            <text:p>23.16</text:p>
          </table:table-cell>
          <table:table-cell table:style-name="ce12" table:formula="of:=([.A271] * [.$C$297]) + [.$C$298]" office:value-type="float" office:value="23.1504536544011" calcext:value-type="float">
            <text:p>23.1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8-01" calcext:value-type="date">
            <text:p>01/08/22</text:p>
          </table:table-cell>
          <table:table-cell table:style-name="ce20" office:value-type="float" office:value="18.26" calcext:value-type="float">
            <text:p>18.26</text:p>
          </table:table-cell>
          <table:table-cell table:style-name="ce12" office:value-type="float" office:value="23.1511" calcext:value-type="float">
            <text:p>23.15</text:p>
          </table:table-cell>
          <table:table-cell table:style-name="ce12" table:formula="of:=([.A272] * [.$C$297]) + [.$C$298]" office:value-type="float" office:value="23.1479038658423" calcext:value-type="float">
            <text:p>23.1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9-01" calcext:value-type="date">
            <text:p>01/09/22</text:p>
          </table:table-cell>
          <table:table-cell table:style-name="ce20" office:value-type="float" office:value="19.45" calcext:value-type="float">
            <text:p>19.45</text:p>
          </table:table-cell>
          <table:table-cell table:style-name="ce12" office:value-type="float" office:value="23.1412" calcext:value-type="float">
            <text:p>23.14</text:p>
          </table:table-cell>
          <table:table-cell table:style-name="ce12" table:formula="of:=([.A273] * [.$C$297]) + [.$C$298]" office:value-type="float" office:value="23.1453540772836" calcext:value-type="float">
            <text:p>23.1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10-01" calcext:value-type="date">
            <text:p>01/10/22</text:p>
          </table:table-cell>
          <table:table-cell table:style-name="ce20" office:value-type="float" office:value="23.13" calcext:value-type="float">
            <text:p>23.13</text:p>
          </table:table-cell>
          <table:table-cell table:style-name="ce12" office:value-type="float" office:value="23.1297" calcext:value-type="float">
            <text:p>23.13</text:p>
          </table:table-cell>
          <table:table-cell table:style-name="ce12" table:formula="of:=([.A274] * [.$C$297]) + [.$C$298]" office:value-type="float" office:value="23.1428865399687" calcext:value-type="float">
            <text:p>23.1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11-01" calcext:value-type="date">
            <text:p>01/11/22</text:p>
          </table:table-cell>
          <table:table-cell table:style-name="ce20" office:value-type="float" office:value="26.88" calcext:value-type="float">
            <text:p>26.88</text:p>
          </table:table-cell>
          <table:table-cell table:style-name="ce12" office:value-type="float" office:value="23.1187" calcext:value-type="float">
            <text:p>23.12</text:p>
          </table:table-cell>
          <table:table-cell table:style-name="ce12" table:formula="of:=([.A275] * [.$C$297]) + [.$C$298]" office:value-type="float" office:value="23.14033675141" calcext:value-type="float">
            <text:p>23.1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12-01" calcext:value-type="date">
            <text:p>01/12/22</text:p>
          </table:table-cell>
          <table:table-cell table:style-name="ce20" office:value-type="float" office:value="26.5" calcext:value-type="float">
            <text:p>26.5</text:p>
          </table:table-cell>
          <table:table-cell table:style-name="ce12" office:value-type="float" office:value="23.1089" calcext:value-type="float">
            <text:p>23.11</text:p>
          </table:table-cell>
          <table:table-cell table:style-name="ce12" table:formula="of:=([.A276] * [.$C$297]) + [.$C$298]" office:value-type="float" office:value="23.1378692140952" calcext:value-type="float">
            <text:p>23.1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1-01" calcext:value-type="date">
            <text:p>01/01/23</text:p>
          </table:table-cell>
          <table:table-cell table:style-name="ce20" office:value-type="float" office:value="24.59" calcext:value-type="float">
            <text:p>24.59</text:p>
          </table:table-cell>
          <table:table-cell table:style-name="ce12" office:value-type="float" office:value="23.0992" calcext:value-type="float">
            <text:p>23.10</text:p>
          </table:table-cell>
          <table:table-cell table:style-name="ce12" table:formula="of:=([.A277] * [.$C$297]) + [.$C$298]" office:value-type="float" office:value="23.1353194255364" calcext:value-type="float">
            <text:p>23.1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2-01" calcext:value-type="date">
            <text:p>01/02/23</text:p>
          </table:table-cell>
          <table:table-cell table:style-name="ce20" office:value-type="float" office:value="23.15" calcext:value-type="float">
            <text:p>23.15</text:p>
          </table:table-cell>
          <table:table-cell table:style-name="ce12" office:value-type="float" office:value="23.0883" calcext:value-type="float">
            <text:p>23.09</text:p>
          </table:table-cell>
          <table:table-cell table:style-name="ce12" table:formula="of:=([.A278] * [.$C$297]) + [.$C$298]" office:value-type="float" office:value="23.1327696369777" calcext:value-type="float">
            <text:p>23.1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3-01" calcext:value-type="date">
            <text:p>01/03/23</text:p>
          </table:table-cell>
          <table:table-cell table:style-name="ce20" office:value-type="float" office:value="23.35" calcext:value-type="float">
            <text:p>23.35</text:p>
          </table:table-cell>
          <table:table-cell table:style-name="ce12" office:value-type="float" office:value="23.0728" calcext:value-type="float">
            <text:p>23.07</text:p>
          </table:table-cell>
          <table:table-cell table:style-name="ce12" table:formula="of:=([.A279] * [.$C$297]) + [.$C$298]" office:value-type="float" office:value="23.1304666021505" calcext:value-type="float">
            <text:p>23.1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4-01" calcext:value-type="date">
            <text:p>01/04/23</text:p>
          </table:table-cell>
          <table:table-cell table:style-name="ce20" office:value-type="float" office:value="25.43" calcext:value-type="float">
            <text:p>25.43</text:p>
          </table:table-cell>
          <table:table-cell table:style-name="ce12" office:value-type="float" office:value="23.0589" calcext:value-type="float">
            <text:p>23.06</text:p>
          </table:table-cell>
          <table:table-cell table:style-name="ce12" table:formula="of:=([.A280] * [.$C$297]) + [.$C$298]" office:value-type="float" office:value="23.1279168135918" calcext:value-type="float">
            <text:p>23.1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5-01" calcext:value-type="date">
            <text:p>01/05/23</text:p>
          </table:table-cell>
          <table:table-cell table:style-name="ce20" office:value-type="float" office:value="25.01" calcext:value-type="float">
            <text:p>25.01</text:p>
          </table:table-cell>
          <table:table-cell table:style-name="ce12" office:value-type="float" office:value="23.0469" calcext:value-type="float">
            <text:p>23.05</text:p>
          </table:table-cell>
          <table:table-cell table:style-name="ce12" table:formula="of:=([.A281] * [.$C$297]) + [.$C$298]" office:value-type="float" office:value="23.1254492762769" calcext:value-type="float">
            <text:p>23.1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6-01" calcext:value-type="date">
            <text:p>01/06/23</text:p>
          </table:table-cell>
          <table:table-cell table:style-name="ce20" office:value-type="float" office:value="22.09" calcext:value-type="float">
            <text:p>22.09</text:p>
          </table:table-cell>
          <table:table-cell table:style-name="ce12" office:value-type="float" office:value="23.0357" calcext:value-type="float">
            <text:p>23.04</text:p>
          </table:table-cell>
          <table:table-cell table:style-name="ce12" table:formula="of:=([.A282] * [.$C$297]) + [.$C$298]" office:value-type="float" office:value="23.1228994877182" calcext:value-type="float">
            <text:p>23.1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7-01" calcext:value-type="date">
            <text:p>01/07/23</text:p>
          </table:table-cell>
          <table:table-cell table:style-name="ce20" office:value-type="float" office:value="19.32" calcext:value-type="float">
            <text:p>19.32</text:p>
          </table:table-cell>
          <table:table-cell table:style-name="ce12" office:value-type="float" office:value="23.0248" calcext:value-type="float">
            <text:p>23.02</text:p>
          </table:table-cell>
          <table:table-cell table:style-name="ce12" table:formula="of:=([.A283] * [.$C$297]) + [.$C$298]" office:value-type="float" office:value="23.1204319504033" calcext:value-type="float">
            <text:p>23.1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8-01" calcext:value-type="date">
            <text:p>01/08/23</text:p>
          </table:table-cell>
          <table:table-cell table:style-name="ce20" office:value-type="float" office:value="18.2" calcext:value-type="float">
            <text:p>18.2</text:p>
          </table:table-cell>
          <table:table-cell table:style-name="ce12" office:value-type="float" office:value="23.0136" calcext:value-type="float">
            <text:p>23.01</text:p>
          </table:table-cell>
          <table:table-cell table:style-name="ce12" table:formula="of:=([.A284] * [.$C$297]) + [.$C$298]" office:value-type="float" office:value="23.1178821618446" calcext:value-type="float">
            <text:p>23.1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9-01" calcext:value-type="date">
            <text:p>01/09/23</text:p>
          </table:table-cell>
          <table:table-cell table:style-name="ce20" office:value-type="float" office:value="19.37" calcext:value-type="float">
            <text:p>19.37</text:p>
          </table:table-cell>
          <table:table-cell table:style-name="ce12" office:value-type="float" office:value="23.002" calcext:value-type="float">
            <text:p>23.00</text:p>
          </table:table-cell>
          <table:table-cell table:style-name="ce12" table:formula="of:=([.A285] * [.$C$297]) + [.$C$298]" office:value-type="float" office:value="23.1153323732859" calcext:value-type="float">
            <text:p>23.1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10-01" calcext:value-type="date">
            <text:p>01/10/23</text:p>
          </table:table-cell>
          <table:table-cell table:style-name="ce20" office:value-type="float" office:value="22.79" calcext:value-type="float">
            <text:p>22.79</text:p>
          </table:table-cell>
          <table:table-cell table:style-name="ce12" office:value-type="float" office:value="22.9898" calcext:value-type="float">
            <text:p>22.99</text:p>
          </table:table-cell>
          <table:table-cell table:style-name="ce12" table:formula="of:=([.A286] * [.$C$297]) + [.$C$298]" office:value-type="float" office:value="23.112864835971" calcext:value-type="float">
            <text:p>23.1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11-01" calcext:value-type="date">
            <text:p>01/11/23</text:p>
          </table:table-cell>
          <table:table-cell table:style-name="ce20" office:value-type="float" office:value="26.43" calcext:value-type="float">
            <text:p>26.43</text:p>
          </table:table-cell>
          <table:table-cell table:style-name="ce12" office:value-type="float" office:value="22.9769" calcext:value-type="float">
            <text:p>22.98</text:p>
          </table:table-cell>
          <table:table-cell table:style-name="ce12" table:formula="of:=([.A287] * [.$C$297]) + [.$C$298]" office:value-type="float" office:value="23.1103150474123" calcext:value-type="float">
            <text:p>23.1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12-01" calcext:value-type="date">
            <text:p>01/12/23</text:p>
          </table:table-cell>
          <table:table-cell table:style-name="ce20" office:value-type="float" office:value="26.76" calcext:value-type="float">
            <text:p>26.76</text:p>
          </table:table-cell>
          <table:table-cell table:style-name="ce12" office:value-type="float" office:value="22.9634" calcext:value-type="float">
            <text:p>22.96</text:p>
          </table:table-cell>
          <table:table-cell table:style-name="ce12" table:formula="of:=([.A288] * [.$C$297]) + [.$C$298]" office:value-type="float" office:value="23.1078475100974" calcext:value-type="float">
            <text:p>23.11</text:p>
          </table:table-cell>
          <table:table-cell table:number-columns-repeated="1020"/>
        </table:table-row>
        <table:table-row table:style-name="ro10" table:number-rows-repeated="3">
          <table:table-cell table:style-name="ce18"/>
          <table:table-cell table:number-columns-repeated="1023"/>
        </table:table-row>
        <table:table-row table:style-name="ro10">
          <table:table-cell office:value-type="string" calcext:value-type="string">
            <text:p>Average</text:p>
          </table:table-cell>
          <table:table-cell table:number-columns-repeated="2"/>
          <table:table-cell table:style-name="ce12" table:formula="of:=AVERAGE([.D3:.D288])" office:value-type="float" office:value="23.4645800699301" calcext:value-type="float">
            <text:p>23.46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Max</text:p>
          </table:table-cell>
          <table:table-cell table:number-columns-repeated="2"/>
          <table:table-cell table:style-name="ce12" table:formula="of:=MAX([.D3:.D288])" office:value-type="float" office:value="23.8213770503173" calcext:value-type="float">
            <text:p>23.82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Min</text:p>
          </table:table-cell>
          <table:table-cell table:number-columns-repeated="2"/>
          <table:table-cell table:style-name="ce12" table:formula="of:=MIN([.D3:.D288])" office:value-type="float" office:value="23.1078475100974" calcext:value-type="float">
            <text:p>23.11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Difference</text:p>
          </table:table-cell>
          <table:table-cell table:number-columns-repeated="2"/>
          <table:table-cell table:style-name="ce12" table:formula="of:=[.D293]-[.D294]" office:value-type="float" office:value="0.713529540219881" calcext:value-type="float">
            <text:p>0.71</text:p>
          </table:table-cell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 office:value-type="string" calcext:value-type="string">
            <text:p>Trendline a:</text:p>
          </table:table-cell>
          <table:table-cell/>
          <table:table-cell table:style-name="ce21" table:formula="of:=INDEX(LINEST([.C3:.C288];[.A3:.A288]);1)" office:value-type="float" office:value="-0.0000822512438293809" calcext:value-type="float">
            <text:p>-8.22512438293809E-05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Trendline b:</text:p>
          </table:table-cell>
          <table:table-cell/>
          <table:table-cell table:style-name="ce21" table:formula="of:=INDEX(LINEST([.C3:.C288];[.A3:.A288]);2)" office:value-type="float" office:value="26.830621057059" calcext:value-type="float">
            <text:p>26.830621057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<text:span text:style-name="T1">2</text:span></text:p>
          </table:table-cell>
          <table:table-cell/>
          <table:table-cell table:style-name="ce21" table:formula="of:=INDEX(LINEST([.C3:.C288];[.A3:.A288];;1);3;1)" office:value-type="float" office:value="0.660651689288897" calcext:value-type="float">
            <text:p>0.6606516893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21" table:formula="of:=INDEX(LINEST([.C3:.C288];[.A3:.A288];;1);3;2)" office:value-type="float" office:value="0.148655019635411" calcext:value-type="float">
            <text:p>0.1486550196</text:p>
          </table:table-cell>
          <table:table-cell table:number-columns-repeated="1021"/>
        </table:table-row>
        <table:table-row table:style-name="ro10" table:number-rows-repeated="104827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gsfc_sw_dn_all" table:style-name="ta1">
        <table:shapes>
          <draw:frame draw:z-index="0" draw:style-name="gr1" draw:text-style-name="P1" svg:width="159.99mm" svg:height="89.99mm" svg:x="113.74mm" svg:y="21.16mm">
            <loext:p draw:notify-on-update-of-ranges="gsfc_sw_dn_all.A3:gsfc_sw_dn_all.A288 gsfc_sw_dn_all.C1:gsfc_sw_dn_all.C1 gsfc_sw_dn_all.C3:gsfc_sw_dn_all.C28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ce23"/>
        <table:table-column table:style-name="co3" table:default-cell-style-name="ce19"/>
        <table:table-column table:style-name="co8" table:default-cell-style-name="ce19"/>
        <table:table-column table:style-name="co9" table:default-cell-style-name="ce23"/>
        <table:table-column table:style-name="co3" table:number-columns-repeated="1020" table:default-cell-style-name="ce23"/>
        <table:table-row table:style-name="ro10">
          <table:table-cell/>
          <table:table-cell table:style-name="ce15" office:value-type="string" calcext:value-type="string" table:number-columns-spanned="3" table:number-rows-spanned="1">
            <text:p>gsfc_sw_dn_all</text:p>
          </table:table-cell>
          <table:covered-table-cell table:style-name="ce20"/>
          <table:covered-table-cell/>
          <table:table-cell table:number-columns-repeated="1020"/>
        </table:table-row>
        <table:table-row table:style-name="ro2">
          <table:table-cell table:style-name="ce24" office:value-type="string" calcext:value-type="string">
            <text:p>Date</text:p>
          </table:table-cell>
          <table:table-cell table:style-name="ce3" office:value-type="string" calcext:value-type="string">
            <text:p>Data</text:p>
          </table:table-cell>
          <table:table-cell table:style-name="ce27" office:value-type="string" calcext:value-type="string">
            <text:p>Deseasonalised</text:p>
          </table:table-cell>
          <table:table-cell table:style-name="ce30" office:value-type="string" calcext:value-type="string">
            <text:p>Trend</text:p>
          </table:table-cell>
          <table:table-cell table:style-name="ce30"/>
          <table:table-cell table:style-name="ce32" table:number-columns-repeated="1019"/>
        </table:table-row>
        <table:table-row table:style-name="ro2">
          <table:table-cell table:style-name="ce25" office:value-type="date" office:date-value="2000-03-01" calcext:value-type="date">
            <text:p>01/03/00</text:p>
          </table:table-cell>
          <table:table-cell table:style-name="ce20" office:value-type="float" office:value="191.03" calcext:value-type="float">
            <text:p>191.03</text:p>
          </table:table-cell>
          <table:table-cell table:style-name="ce28" office:value-type="float" office:value="187.331" calcext:value-type="float">
            <text:p>187.33</text:p>
          </table:table-cell>
          <table:table-cell table:style-name="ce29" table:formula="of:=([.A3] * [.$C$297]) + [.$C$298]" office:value-type="float" office:value="187.007448574015" calcext:value-type="float">
            <text:p>187.01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0-04-01" calcext:value-type="date">
            <text:p>01/04/00</text:p>
          </table:table-cell>
          <table:table-cell table:style-name="ce20" office:value-type="float" office:value="189.38" calcext:value-type="float">
            <text:p>189.38</text:p>
          </table:table-cell>
          <table:table-cell table:style-name="ce28" office:value-type="float" office:value="187.353" calcext:value-type="float">
            <text:p>187.35</text:p>
          </table:table-cell>
          <table:table-cell table:style-name="ce29" table:formula="of:=([.A4] * [.$C$297]) + [.$C$298]" office:value-type="float" office:value="187.008697600074" calcext:value-type="float">
            <text:p>187.01</text:p>
          </table:table-cell>
          <table:table-cell table:style-name="ce31"/>
          <table:table-cell/>
          <table:table-cell table:style-name="ce33" table:number-columns-repeated="4"/>
          <table:table-cell table:number-columns-repeated="1014"/>
        </table:table-row>
        <table:table-row table:style-name="ro2">
          <table:table-cell table:style-name="ce25" office:value-type="date" office:date-value="2000-05-01" calcext:value-type="date">
            <text:p>01/05/00</text:p>
          </table:table-cell>
          <table:table-cell table:style-name="ce20" office:value-type="float" office:value="184.1" calcext:value-type="float">
            <text:p>184.1</text:p>
          </table:table-cell>
          <table:table-cell table:style-name="ce28" office:value-type="float" office:value="187.374" calcext:value-type="float">
            <text:p>187.37</text:p>
          </table:table-cell>
          <table:table-cell table:style-name="ce29" table:formula="of:=([.A5] * [.$C$297]) + [.$C$298]" office:value-type="float" office:value="187.00990633497" calcext:value-type="float">
            <text:p>187.01</text:p>
          </table:table-cell>
          <table:table-cell table:style-name="ce31"/>
          <table:table-cell table:style-name="ce33"/>
          <table:table-cell table:style-name="ce26"/>
          <table:table-cell table:style-name="ce20" table:number-columns-repeated="22"/>
          <table:table-cell table:number-columns-repeated="995"/>
        </table:table-row>
        <table:table-row table:style-name="ro2">
          <table:table-cell table:style-name="ce25" office:value-type="date" office:date-value="2000-06-01" calcext:value-type="date">
            <text:p>01/06/00</text:p>
          </table:table-cell>
          <table:table-cell table:style-name="ce20" office:value-type="float" office:value="179.19" calcext:value-type="float">
            <text:p>179.19</text:p>
          </table:table-cell>
          <table:table-cell table:style-name="ce28" office:value-type="float" office:value="187.394" calcext:value-type="float">
            <text:p>187.39</text:p>
          </table:table-cell>
          <table:table-cell table:style-name="ce29" table:formula="of:=([.A6] * [.$C$297]) + [.$C$298]" office:value-type="float" office:value="187.011155361029" calcext:value-type="float">
            <text:p>187.01</text:p>
          </table:table-cell>
          <table:table-cell table:style-name="ce31"/>
          <table:table-cell table:style-name="ce33"/>
          <table:table-cell table:style-name="ce26"/>
          <table:table-cell table:style-name="ce20" table:number-columns-repeated="22"/>
          <table:table-cell table:number-columns-repeated="995"/>
        </table:table-row>
        <table:table-row table:style-name="ro2">
          <table:table-cell table:style-name="ce25" office:value-type="date" office:date-value="2000-07-01" calcext:value-type="date">
            <text:p>01/07/00</text:p>
          </table:table-cell>
          <table:table-cell table:style-name="ce20" office:value-type="float" office:value="178.04" calcext:value-type="float">
            <text:p>178.04</text:p>
          </table:table-cell>
          <table:table-cell table:style-name="ce28" office:value-type="float" office:value="187.413" calcext:value-type="float">
            <text:p>187.41</text:p>
          </table:table-cell>
          <table:table-cell table:style-name="ce29" table:formula="of:=([.A7] * [.$C$297]) + [.$C$298]" office:value-type="float" office:value="187.012364095925" calcext:value-type="float">
            <text:p>187.01</text:p>
          </table:table-cell>
          <table:table-cell table:style-name="ce31"/>
          <table:table-cell table:style-name="ce33"/>
          <table:table-cell table:style-name="ce26"/>
          <table:table-cell table:style-name="ce20" table:number-columns-repeated="22"/>
          <table:table-cell table:number-columns-repeated="995"/>
        </table:table-row>
        <table:table-row table:style-name="ro2">
          <table:table-cell table:style-name="ce25" office:value-type="date" office:date-value="2000-08-01" calcext:value-type="date">
            <text:p>01/08/00</text:p>
          </table:table-cell>
          <table:table-cell table:style-name="ce20" office:value-type="float" office:value="180.39" calcext:value-type="float">
            <text:p>180.39</text:p>
          </table:table-cell>
          <table:table-cell table:style-name="ce28" office:value-type="float" office:value="187.431" calcext:value-type="float">
            <text:p>187.43</text:p>
          </table:table-cell>
          <table:table-cell table:style-name="ce29" table:formula="of:=([.A8] * [.$C$297]) + [.$C$298]" office:value-type="float" office:value="187.013613121984" calcext:value-type="float">
            <text:p>187.01</text:p>
          </table:table-cell>
          <table:table-cell table:style-name="ce31"/>
          <table:table-cell table:style-name="ce33"/>
          <table:table-cell table:style-name="ce26"/>
          <table:table-cell table:style-name="ce20" table:number-columns-repeated="22"/>
          <table:table-cell table:number-columns-repeated="995"/>
        </table:table-row>
        <table:table-row table:style-name="ro2">
          <table:table-cell table:style-name="ce25" office:value-type="date" office:date-value="2000-09-01" calcext:value-type="date">
            <text:p>01/09/00</text:p>
          </table:table-cell>
          <table:table-cell table:style-name="ce20" office:value-type="float" office:value="184.7" calcext:value-type="float">
            <text:p>184.7</text:p>
          </table:table-cell>
          <table:table-cell table:style-name="ce28" office:value-type="float" office:value="187.448" calcext:value-type="float">
            <text:p>187.45</text:p>
          </table:table-cell>
          <table:table-cell table:style-name="ce29" table:formula="of:=([.A9] * [.$C$297]) + [.$C$298]" office:value-type="float" office:value="187.014862148043" calcext:value-type="float">
            <text:p>187.01</text:p>
          </table:table-cell>
          <table:table-cell table:style-name="ce31"/>
          <table:table-cell table:style-name="ce33"/>
          <table:table-cell table:style-name="ce26"/>
          <table:table-cell table:style-name="ce20" table:number-columns-repeated="22"/>
          <table:table-cell table:number-columns-repeated="995"/>
        </table:table-row>
        <table:table-row table:style-name="ro2">
          <table:table-cell table:style-name="ce25" office:value-type="date" office:date-value="2000-10-01" calcext:value-type="date">
            <text:p>01/10/00</text:p>
          </table:table-cell>
          <table:table-cell table:style-name="ce20" office:value-type="float" office:value="187.62" calcext:value-type="float">
            <text:p>187.62</text:p>
          </table:table-cell>
          <table:table-cell table:style-name="ce28" office:value-type="float" office:value="187.462" calcext:value-type="float">
            <text:p>187.46</text:p>
          </table:table-cell>
          <table:table-cell table:style-name="ce29" table:formula="of:=([.A10] * [.$C$297]) + [.$C$298]" office:value-type="float" office:value="187.016070882939" calcext:value-type="float">
            <text:p>187.02</text:p>
          </table:table-cell>
          <table:table-cell table:style-name="ce31"/>
          <table:table-cell table:style-name="ce33"/>
          <table:table-cell table:style-name="ce26"/>
          <table:table-cell table:style-name="ce20" table:number-columns-repeated="22"/>
          <table:table-cell table:number-columns-repeated="995"/>
        </table:table-row>
        <table:table-row table:style-name="ro2">
          <table:table-cell table:style-name="ce25" office:value-type="date" office:date-value="2000-11-01" calcext:value-type="date">
            <text:p>01/11/00</text:p>
          </table:table-cell>
          <table:table-cell table:style-name="ce20" office:value-type="float" office:value="193.2" calcext:value-type="float">
            <text:p>193.2</text:p>
          </table:table-cell>
          <table:table-cell table:style-name="ce28" office:value-type="float" office:value="187.473" calcext:value-type="float">
            <text:p>187.47</text:p>
          </table:table-cell>
          <table:table-cell table:style-name="ce29" table:formula="of:=([.A11] * [.$C$297]) + [.$C$298]" office:value-type="float" office:value="187.017319908998" calcext:value-type="float">
            <text:p>187.02</text:p>
          </table:table-cell>
          <table:table-cell table:style-name="ce31"/>
          <table:table-cell table:style-name="ce33"/>
          <table:table-cell table:style-name="ce26"/>
          <table:table-cell table:style-name="ce20" table:number-columns-repeated="22"/>
          <table:table-cell table:number-columns-repeated="995"/>
        </table:table-row>
        <table:table-row table:style-name="ro2">
          <table:table-cell table:style-name="ce25" office:value-type="date" office:date-value="2000-12-01" calcext:value-type="date">
            <text:p>01/12/00</text:p>
          </table:table-cell>
          <table:table-cell table:style-name="ce20" office:value-type="float" office:value="194.45" calcext:value-type="float">
            <text:p>194.45</text:p>
          </table:table-cell>
          <table:table-cell table:style-name="ce28" office:value-type="float" office:value="187.483" calcext:value-type="float">
            <text:p>187.48</text:p>
          </table:table-cell>
          <table:table-cell table:style-name="ce29" table:formula="of:=([.A12] * [.$C$297]) + [.$C$298]" office:value-type="float" office:value="187.018528643894" calcext:value-type="float">
            <text:p>187.02</text:p>
          </table:table-cell>
          <table:table-cell table:style-name="ce31"/>
          <table:table-cell table:style-name="ce33"/>
          <table:table-cell table:style-name="ce26"/>
          <table:table-cell table:style-name="ce20" table:number-columns-repeated="22"/>
          <table:table-cell table:number-columns-repeated="995"/>
        </table:table-row>
        <table:table-row table:style-name="ro2">
          <table:table-cell table:style-name="ce25" office:value-type="date" office:date-value="2001-01-01" calcext:value-type="date">
            <text:p>01/01/01</text:p>
          </table:table-cell>
          <table:table-cell table:style-name="ce20" office:value-type="float" office:value="195.79" calcext:value-type="float">
            <text:p>195.79</text:p>
          </table:table-cell>
          <table:table-cell table:style-name="ce28" office:value-type="float" office:value="187.492" calcext:value-type="float">
            <text:p>187.49</text:p>
          </table:table-cell>
          <table:table-cell table:style-name="ce29" table:formula="of:=([.A13] * [.$C$297]) + [.$C$298]" office:value-type="float" office:value="187.019777669953" calcext:value-type="float">
            <text:p>187.02</text:p>
          </table:table-cell>
          <table:table-cell table:style-name="ce31"/>
          <table:table-cell table:style-name="ce33"/>
          <table:table-cell table:style-name="ce26"/>
          <table:table-cell table:style-name="ce20" table:number-columns-repeated="22"/>
          <table:table-cell table:number-columns-repeated="995"/>
        </table:table-row>
        <table:table-row table:style-name="ro2">
          <table:table-cell table:style-name="ce25" office:value-type="date" office:date-value="2001-02-01" calcext:value-type="date">
            <text:p>01/02/01</text:p>
          </table:table-cell>
          <table:table-cell table:style-name="ce20" office:value-type="float" office:value="192.03" calcext:value-type="float">
            <text:p>192.03</text:p>
          </table:table-cell>
          <table:table-cell table:style-name="ce28" office:value-type="float" office:value="187.478" calcext:value-type="float">
            <text:p>187.48</text:p>
          </table:table-cell>
          <table:table-cell table:style-name="ce29" table:formula="of:=([.A14] * [.$C$297]) + [.$C$298]" office:value-type="float" office:value="187.021026696012" calcext:value-type="float">
            <text:p>187.02</text:p>
          </table:table-cell>
          <table:table-cell table:style-name="ce31"/>
          <table:table-cell table:style-name="ce33"/>
          <table:table-cell table:style-name="ce26"/>
          <table:table-cell table:style-name="ce20" table:number-columns-repeated="22"/>
          <table:table-cell table:number-columns-repeated="995"/>
        </table:table-row>
        <table:table-row table:style-name="ro2">
          <table:table-cell table:style-name="ce25" office:value-type="date" office:date-value="2001-03-01" calcext:value-type="date">
            <text:p>01/03/01</text:p>
          </table:table-cell>
          <table:table-cell table:style-name="ce20" office:value-type="float" office:value="191.59" calcext:value-type="float">
            <text:p>191.59</text:p>
          </table:table-cell>
          <table:table-cell table:style-name="ce28" office:value-type="float" office:value="187.447" calcext:value-type="float">
            <text:p>187.45</text:p>
          </table:table-cell>
          <table:table-cell table:style-name="ce29" table:formula="of:=([.A15] * [.$C$297]) + [.$C$298]" office:value-type="float" office:value="187.022154848581" calcext:value-type="float">
            <text:p>187.02</text:p>
          </table:table-cell>
          <table:table-cell table:style-name="ce31"/>
          <table:table-cell table:style-name="ce33"/>
          <table:table-cell table:style-name="ce26"/>
          <table:table-cell table:style-name="ce20" table:number-columns-repeated="22"/>
          <table:table-cell table:number-columns-repeated="995"/>
        </table:table-row>
        <table:table-row table:style-name="ro2">
          <table:table-cell table:style-name="ce25" office:value-type="date" office:date-value="2001-04-01" calcext:value-type="date">
            <text:p>01/04/01</text:p>
          </table:table-cell>
          <table:table-cell table:style-name="ce20" office:value-type="float" office:value="188.23" calcext:value-type="float">
            <text:p>188.23</text:p>
          </table:table-cell>
          <table:table-cell table:style-name="ce28" office:value-type="float" office:value="187.395" calcext:value-type="float">
            <text:p>187.40</text:p>
          </table:table-cell>
          <table:table-cell table:style-name="ce29" table:formula="of:=([.A16] * [.$C$297]) + [.$C$298]" office:value-type="float" office:value="187.02340387464" calcext:value-type="float">
            <text:p>187.02</text:p>
          </table:table-cell>
          <table:table-cell table:style-name="ce31"/>
          <table:table-cell table:style-name="ce33"/>
          <table:table-cell table:style-name="ce26"/>
          <table:table-cell table:style-name="ce20" table:number-columns-repeated="22"/>
          <table:table-cell table:number-columns-repeated="995"/>
        </table:table-row>
        <table:table-row table:style-name="ro2">
          <table:table-cell table:style-name="ce25" office:value-type="date" office:date-value="2001-05-01" calcext:value-type="date">
            <text:p>01/05/01</text:p>
          </table:table-cell>
          <table:table-cell table:style-name="ce20" office:value-type="float" office:value="184.15" calcext:value-type="float">
            <text:p>184.15</text:p>
          </table:table-cell>
          <table:table-cell table:style-name="ce28" office:value-type="float" office:value="187.316" calcext:value-type="float">
            <text:p>187.32</text:p>
          </table:table-cell>
          <table:table-cell table:style-name="ce29" table:formula="of:=([.A17] * [.$C$297]) + [.$C$298]" office:value-type="float" office:value="187.024612609536" calcext:value-type="float">
            <text:p>187.02</text:p>
          </table:table-cell>
          <table:table-cell table:style-name="ce31"/>
          <table:table-cell table:style-name="ce34"/>
          <table:table-cell table:style-name="ce29" table:number-columns-repeated="23"/>
          <table:table-cell table:number-columns-repeated="995"/>
        </table:table-row>
        <table:table-row table:style-name="ro2">
          <table:table-cell table:style-name="ce25" office:value-type="date" office:date-value="2001-06-01" calcext:value-type="date">
            <text:p>01/06/01</text:p>
          </table:table-cell>
          <table:table-cell table:style-name="ce20" office:value-type="float" office:value="180.22" calcext:value-type="float">
            <text:p>180.22</text:p>
          </table:table-cell>
          <table:table-cell table:style-name="ce28" office:value-type="float" office:value="187.217" calcext:value-type="float">
            <text:p>187.22</text:p>
          </table:table-cell>
          <table:table-cell table:style-name="ce29" table:formula="of:=([.A18] * [.$C$297]) + [.$C$298]" office:value-type="float" office:value="187.025861635595" calcext:value-type="float">
            <text:p>187.03</text:p>
          </table:table-cell>
          <table:table-cell table:style-name="ce31"/>
          <table:table-cell/>
          <table:table-cell table:style-name="ce26"/>
          <table:table-cell table:number-columns-repeated="1017"/>
        </table:table-row>
        <table:table-row table:style-name="ro2">
          <table:table-cell table:style-name="ce25" office:value-type="date" office:date-value="2001-07-01" calcext:value-type="date">
            <text:p>01/07/01</text:p>
          </table:table-cell>
          <table:table-cell table:style-name="ce20" office:value-type="float" office:value="177.99" calcext:value-type="float">
            <text:p>177.99</text:p>
          </table:table-cell>
          <table:table-cell table:style-name="ce28" office:value-type="float" office:value="187.108" calcext:value-type="float">
            <text:p>187.11</text:p>
          </table:table-cell>
          <table:table-cell table:style-name="ce29" table:formula="of:=([.A19] * [.$C$297]) + [.$C$298]" office:value-type="float" office:value="187.027070370491" calcext:value-type="float">
            <text:p>187.03</text:p>
          </table:table-cell>
          <table:table-cell table:style-name="ce31"/>
          <table:table-cell table:style-name="ce35"/>
          <table:table-cell table:style-name="ce26"/>
          <table:table-cell table:number-columns-repeated="1017"/>
        </table:table-row>
        <table:table-row table:style-name="ro2">
          <table:table-cell table:style-name="ce25" office:value-type="date" office:date-value="2001-08-01" calcext:value-type="date">
            <text:p>01/08/01</text:p>
          </table:table-cell>
          <table:table-cell table:style-name="ce20" office:value-type="float" office:value="179.37" calcext:value-type="float">
            <text:p>179.37</text:p>
          </table:table-cell>
          <table:table-cell table:style-name="ce28" office:value-type="float" office:value="187.008" calcext:value-type="float">
            <text:p>187.01</text:p>
          </table:table-cell>
          <table:table-cell table:style-name="ce29" table:formula="of:=([.A20] * [.$C$297]) + [.$C$298]" office:value-type="float" office:value="187.02831939655" calcext:value-type="float">
            <text:p>187.03</text:p>
          </table:table-cell>
          <table:table-cell table:style-name="ce31"/>
          <table:table-cell/>
          <table:table-cell table:style-name="ce26"/>
          <table:table-cell table:number-columns-repeated="1017"/>
        </table:table-row>
        <table:table-row table:style-name="ro2">
          <table:table-cell table:style-name="ce25" office:value-type="date" office:date-value="2001-09-01" calcext:value-type="date">
            <text:p>01/09/01</text:p>
          </table:table-cell>
          <table:table-cell table:style-name="ce20" office:value-type="float" office:value="184.66" calcext:value-type="float">
            <text:p>184.66</text:p>
          </table:table-cell>
          <table:table-cell table:style-name="ce28" office:value-type="float" office:value="186.942" calcext:value-type="float">
            <text:p>186.94</text:p>
          </table:table-cell>
          <table:table-cell table:style-name="ce29" table:formula="of:=([.A21] * [.$C$297]) + [.$C$298]" office:value-type="float" office:value="187.029568422609" calcext:value-type="float">
            <text:p>187.03</text:p>
          </table:table-cell>
          <table:table-cell table:style-name="ce31"/>
          <table:table-cell table:style-name="ce33"/>
          <table:table-cell table:style-name="ce36" table:number-columns-repeated="24"/>
          <table:table-cell table:number-columns-repeated="994"/>
        </table:table-row>
        <table:table-row table:style-name="ro2">
          <table:table-cell table:style-name="ce25" office:value-type="date" office:date-value="2001-10-01" calcext:value-type="date">
            <text:p>01/10/01</text:p>
          </table:table-cell>
          <table:table-cell table:style-name="ce20" office:value-type="float" office:value="187.21" calcext:value-type="float">
            <text:p>187.21</text:p>
          </table:table-cell>
          <table:table-cell table:style-name="ce28" office:value-type="float" office:value="186.909" calcext:value-type="float">
            <text:p>186.91</text:p>
          </table:table-cell>
          <table:table-cell table:style-name="ce29" table:formula="of:=([.A22] * [.$C$297]) + [.$C$298]" office:value-type="float" office:value="187.030777157505" calcext:value-type="float">
            <text:p>187.03</text:p>
          </table:table-cell>
          <table:table-cell table:style-name="ce31"/>
          <table:table-cell table:style-name="ce33"/>
          <table:table-cell table:style-name="ce36" table:number-columns-repeated="24"/>
          <table:table-cell table:number-columns-repeated="994"/>
        </table:table-row>
        <table:table-row table:style-name="ro2">
          <table:table-cell table:style-name="ce25" office:value-type="date" office:date-value="2001-11-01" calcext:value-type="date">
            <text:p>01/11/01</text:p>
          </table:table-cell>
          <table:table-cell table:style-name="ce20" office:value-type="float" office:value="192.7" calcext:value-type="float">
            <text:p>192.7</text:p>
          </table:table-cell>
          <table:table-cell table:style-name="ce28" office:value-type="float" office:value="186.894" calcext:value-type="float">
            <text:p>186.89</text:p>
          </table:table-cell>
          <table:table-cell table:style-name="ce29" table:formula="of:=([.A23] * [.$C$297]) + [.$C$298]" office:value-type="float" office:value="187.032026183564" calcext:value-type="float">
            <text:p>187.03</text:p>
          </table:table-cell>
          <table:table-cell table:style-name="ce31"/>
          <table:table-cell table:style-name="ce33"/>
          <table:table-cell table:style-name="ce36" table:number-columns-repeated="24"/>
          <table:table-cell table:number-columns-repeated="994"/>
        </table:table-row>
        <table:table-row table:style-name="ro2">
          <table:table-cell table:style-name="ce25" office:value-type="date" office:date-value="2001-12-01" calcext:value-type="date">
            <text:p>01/12/01</text:p>
          </table:table-cell>
          <table:table-cell table:style-name="ce20" office:value-type="float" office:value="192.61" calcext:value-type="float">
            <text:p>192.61</text:p>
          </table:table-cell>
          <table:table-cell table:style-name="ce28" office:value-type="float" office:value="186.87" calcext:value-type="float">
            <text:p>186.87</text:p>
          </table:table-cell>
          <table:table-cell table:style-name="ce29" table:formula="of:=([.A24] * [.$C$297]) + [.$C$298]" office:value-type="float" office:value="187.033234918459" calcext:value-type="float">
            <text:p>187.03</text:p>
          </table:table-cell>
          <table:table-cell table:style-name="ce31"/>
          <table:table-cell table:style-name="ce33"/>
          <table:table-cell table:style-name="ce36" table:number-columns-repeated="24"/>
          <table:table-cell table:number-columns-repeated="994"/>
        </table:table-row>
        <table:table-row table:style-name="ro2">
          <table:table-cell table:style-name="ce25" office:value-type="date" office:date-value="2002-01-01" calcext:value-type="date">
            <text:p>01/01/02</text:p>
          </table:table-cell>
          <table:table-cell table:style-name="ce20" office:value-type="float" office:value="192.27" calcext:value-type="float">
            <text:p>192.27</text:p>
          </table:table-cell>
          <table:table-cell table:style-name="ce28" office:value-type="float" office:value="186.836" calcext:value-type="float">
            <text:p>186.84</text:p>
          </table:table-cell>
          <table:table-cell table:style-name="ce29" table:formula="of:=([.A25] * [.$C$297]) + [.$C$298]" office:value-type="float" office:value="187.034483944518" calcext:value-type="float">
            <text:p>187.03</text:p>
          </table:table-cell>
          <table:table-cell table:style-name="ce31"/>
          <table:table-cell table:style-name="ce33"/>
          <table:table-cell table:style-name="ce36" table:number-columns-repeated="24"/>
          <table:table-cell table:number-columns-repeated="994"/>
        </table:table-row>
        <table:table-row table:style-name="ro2">
          <table:table-cell table:style-name="ce25" office:value-type="date" office:date-value="2002-02-01" calcext:value-type="date">
            <text:p>01/02/02</text:p>
          </table:table-cell>
          <table:table-cell table:style-name="ce20" office:value-type="float" office:value="191.52" calcext:value-type="float">
            <text:p>191.52</text:p>
          </table:table-cell>
          <table:table-cell table:style-name="ce28" office:value-type="float" office:value="186.804" calcext:value-type="float">
            <text:p>186.80</text:p>
          </table:table-cell>
          <table:table-cell table:style-name="ce29" table:formula="of:=([.A26] * [.$C$297]) + [.$C$298]" office:value-type="float" office:value="187.035732970577" calcext:value-type="float">
            <text:p>187.04</text:p>
          </table:table-cell>
          <table:table-cell table:style-name="ce31"/>
          <table:table-cell table:style-name="ce33"/>
          <table:table-cell table:style-name="ce36" table:number-columns-repeated="24"/>
          <table:table-cell table:number-columns-repeated="994"/>
        </table:table-row>
        <table:table-row table:style-name="ro2">
          <table:table-cell table:style-name="ce25" office:value-type="date" office:date-value="2002-03-01" calcext:value-type="date">
            <text:p>01/03/02</text:p>
          </table:table-cell>
          <table:table-cell table:style-name="ce20" office:value-type="float" office:value="191.23" calcext:value-type="float">
            <text:p>191.23</text:p>
          </table:table-cell>
          <table:table-cell table:style-name="ce28" office:value-type="float" office:value="186.787" calcext:value-type="float">
            <text:p>186.79</text:p>
          </table:table-cell>
          <table:table-cell table:style-name="ce29" table:formula="of:=([.A27] * [.$C$297]) + [.$C$298]" office:value-type="float" office:value="187.036861123147" calcext:value-type="float">
            <text:p>187.04</text:p>
          </table:table-cell>
          <table:table-cell table:style-name="ce31"/>
          <table:table-cell table:style-name="ce33"/>
          <table:table-cell table:style-name="ce36" table:number-columns-repeated="24"/>
          <table:table-cell table:number-columns-repeated="994"/>
        </table:table-row>
        <table:table-row table:style-name="ro2">
          <table:table-cell table:style-name="ce25" office:value-type="date" office:date-value="2002-04-01" calcext:value-type="date">
            <text:p>01/04/02</text:p>
          </table:table-cell>
          <table:table-cell table:style-name="ce20" office:value-type="float" office:value="188.8" calcext:value-type="float">
            <text:p>188.8</text:p>
          </table:table-cell>
          <table:table-cell table:style-name="ce28" office:value-type="float" office:value="186.791" calcext:value-type="float">
            <text:p>186.79</text:p>
          </table:table-cell>
          <table:table-cell table:style-name="ce29" table:formula="of:=([.A28] * [.$C$297]) + [.$C$298]" office:value-type="float" office:value="187.038110149206" calcext:value-type="float">
            <text:p>187.04</text:p>
          </table:table-cell>
          <table:table-cell table:style-name="ce31"/>
          <table:table-cell table:style-name="ce33"/>
          <table:table-cell table:style-name="ce36" table:number-columns-repeated="24"/>
          <table:table-cell table:number-columns-repeated="994"/>
        </table:table-row>
        <table:table-row table:style-name="ro2">
          <table:table-cell table:style-name="ce25" office:value-type="date" office:date-value="2002-05-01" calcext:value-type="date">
            <text:p>01/05/02</text:p>
          </table:table-cell>
          <table:table-cell table:style-name="ce20" office:value-type="float" office:value="185.85" calcext:value-type="float">
            <text:p>185.85</text:p>
          </table:table-cell>
          <table:table-cell table:style-name="ce28" office:value-type="float" office:value="186.814" calcext:value-type="float">
            <text:p>186.81</text:p>
          </table:table-cell>
          <table:table-cell table:style-name="ce29" table:formula="of:=([.A29] * [.$C$297]) + [.$C$298]" office:value-type="float" office:value="187.039318884102" calcext:value-type="float">
            <text:p>187.04</text:p>
          </table:table-cell>
          <table:table-cell table:style-name="ce31"/>
          <table:table-cell table:style-name="ce33"/>
          <table:table-cell table:style-name="ce36" table:number-columns-repeated="24"/>
          <table:table-cell table:number-columns-repeated="994"/>
        </table:table-row>
        <table:table-row table:style-name="ro2">
          <table:table-cell table:style-name="ce25" office:value-type="date" office:date-value="2002-06-01" calcext:value-type="date">
            <text:p>01/06/02</text:p>
          </table:table-cell>
          <table:table-cell table:style-name="ce20" office:value-type="float" office:value="178.66" calcext:value-type="float">
            <text:p>178.66</text:p>
          </table:table-cell>
          <table:table-cell table:style-name="ce28" office:value-type="float" office:value="186.853" calcext:value-type="float">
            <text:p>186.85</text:p>
          </table:table-cell>
          <table:table-cell table:style-name="ce29" table:formula="of:=([.A30] * [.$C$297]) + [.$C$298]" office:value-type="float" office:value="187.040567910161" calcext:value-type="float">
            <text:p>187.04</text:p>
          </table:table-cell>
          <table:table-cell table:style-name="ce31"/>
          <table:table-cell table:style-name="ce33"/>
          <table:table-cell table:style-name="ce36" table:number-columns-repeated="24"/>
          <table:table-cell table:number-columns-repeated="994"/>
        </table:table-row>
        <table:table-row table:style-name="ro2">
          <table:table-cell table:style-name="ce25" office:value-type="date" office:date-value="2002-07-01" calcext:value-type="date">
            <text:p>01/07/02</text:p>
          </table:table-cell>
          <table:table-cell table:style-name="ce20" office:value-type="float" office:value="176.77" calcext:value-type="float">
            <text:p>176.77</text:p>
          </table:table-cell>
          <table:table-cell table:style-name="ce28" office:value-type="float" office:value="186.905" calcext:value-type="float">
            <text:p>186.91</text:p>
          </table:table-cell>
          <table:table-cell table:style-name="ce29" table:formula="of:=([.A31] * [.$C$297]) + [.$C$298]" office:value-type="float" office:value="187.041776645057" calcext:value-type="float">
            <text:p>187.04</text:p>
          </table:table-cell>
          <table:table-cell table:style-name="ce31"/>
          <table:table-cell table:style-name="ce33"/>
          <table:table-cell table:style-name="ce36" table:number-columns-repeated="24"/>
          <table:table-cell table:number-columns-repeated="994"/>
        </table:table-row>
        <table:table-row table:style-name="ro2">
          <table:table-cell table:style-name="ce25" office:value-type="date" office:date-value="2002-08-01" calcext:value-type="date">
            <text:p>01/08/02</text:p>
          </table:table-cell>
          <table:table-cell table:style-name="ce20" office:value-type="float" office:value="178.15" calcext:value-type="float">
            <text:p>178.15</text:p>
          </table:table-cell>
          <table:table-cell table:style-name="ce28" office:value-type="float" office:value="186.953" calcext:value-type="float">
            <text:p>186.95</text:p>
          </table:table-cell>
          <table:table-cell table:style-name="ce29" table:formula="of:=([.A32] * [.$C$297]) + [.$C$298]" office:value-type="float" office:value="187.043025671116" calcext:value-type="float">
            <text:p>187.04</text:p>
          </table:table-cell>
          <table:table-cell table:style-name="ce31"/>
          <table:table-cell table:style-name="ce33"/>
          <table:table-cell table:style-name="ce36" table:number-columns-repeated="24"/>
          <table:table-cell table:number-columns-repeated="994"/>
        </table:table-row>
        <table:table-row table:style-name="ro2">
          <table:table-cell table:style-name="ce25" office:value-type="date" office:date-value="2002-09-01" calcext:value-type="date">
            <text:p>01/09/02</text:p>
          </table:table-cell>
          <table:table-cell table:style-name="ce20" office:value-type="float" office:value="184.51" calcext:value-type="float">
            <text:p>184.51</text:p>
          </table:table-cell>
          <table:table-cell table:style-name="ce28" office:value-type="float" office:value="186.977" calcext:value-type="float">
            <text:p>186.98</text:p>
          </table:table-cell>
          <table:table-cell table:style-name="ce29" table:formula="of:=([.A33] * [.$C$297]) + [.$C$298]" office:value-type="float" office:value="187.044274697175" calcext:value-type="float">
            <text:p>187.04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2-10-01" calcext:value-type="date">
            <text:p>01/10/02</text:p>
          </table:table-cell>
          <table:table-cell table:style-name="ce20" office:value-type="float" office:value="189.01" calcext:value-type="float">
            <text:p>189.01</text:p>
          </table:table-cell>
          <table:table-cell table:style-name="ce28" office:value-type="float" office:value="186.969" calcext:value-type="float">
            <text:p>186.97</text:p>
          </table:table-cell>
          <table:table-cell table:style-name="ce29" table:formula="of:=([.A34] * [.$C$297]) + [.$C$298]" office:value-type="float" office:value="187.04548343207" calcext:value-type="float">
            <text:p>187.05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2-11-01" calcext:value-type="date">
            <text:p>01/11/02</text:p>
          </table:table-cell>
          <table:table-cell table:style-name="ce20" office:value-type="float" office:value="191.98" calcext:value-type="float">
            <text:p>191.98</text:p>
          </table:table-cell>
          <table:table-cell table:style-name="ce28" office:value-type="float" office:value="186.94" calcext:value-type="float">
            <text:p>186.94</text:p>
          </table:table-cell>
          <table:table-cell table:style-name="ce29" table:formula="of:=([.A35] * [.$C$297]) + [.$C$298]" office:value-type="float" office:value="187.046732458129" calcext:value-type="float">
            <text:p>187.05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2-12-01" calcext:value-type="date">
            <text:p>01/12/02</text:p>
          </table:table-cell>
          <table:table-cell table:style-name="ce20" office:value-type="float" office:value="193.4" calcext:value-type="float">
            <text:p>193.4</text:p>
          </table:table-cell>
          <table:table-cell table:style-name="ce28" office:value-type="float" office:value="186.915" calcext:value-type="float">
            <text:p>186.92</text:p>
          </table:table-cell>
          <table:table-cell table:style-name="ce29" table:formula="of:=([.A36] * [.$C$297]) + [.$C$298]" office:value-type="float" office:value="187.047941193025" calcext:value-type="float">
            <text:p>187.05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3-01-01" calcext:value-type="date">
            <text:p>01/01/03</text:p>
          </table:table-cell>
          <table:table-cell table:style-name="ce20" office:value-type="float" office:value="193.33" calcext:value-type="float">
            <text:p>193.33</text:p>
          </table:table-cell>
          <table:table-cell table:style-name="ce28" office:value-type="float" office:value="186.914" calcext:value-type="float">
            <text:p>186.91</text:p>
          </table:table-cell>
          <table:table-cell table:style-name="ce29" table:formula="of:=([.A37] * [.$C$297]) + [.$C$298]" office:value-type="float" office:value="187.049190219084" calcext:value-type="float">
            <text:p>187.05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3-02-01" calcext:value-type="date">
            <text:p>01/02/03</text:p>
          </table:table-cell>
          <table:table-cell table:style-name="ce20" office:value-type="float" office:value="192.62" calcext:value-type="float">
            <text:p>192.62</text:p>
          </table:table-cell>
          <table:table-cell table:style-name="ce28" office:value-type="float" office:value="186.946" calcext:value-type="float">
            <text:p>186.95</text:p>
          </table:table-cell>
          <table:table-cell table:style-name="ce29" table:formula="of:=([.A38] * [.$C$297]) + [.$C$298]" office:value-type="float" office:value="187.050439245143" calcext:value-type="float">
            <text:p>187.05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3-03-01" calcext:value-type="date">
            <text:p>01/03/03</text:p>
          </table:table-cell>
          <table:table-cell table:style-name="ce20" office:value-type="float" office:value="191.95" calcext:value-type="float">
            <text:p>191.95</text:p>
          </table:table-cell>
          <table:table-cell table:style-name="ce28" office:value-type="float" office:value="187.005" calcext:value-type="float">
            <text:p>187.01</text:p>
          </table:table-cell>
          <table:table-cell table:style-name="ce29" table:formula="of:=([.A39] * [.$C$297]) + [.$C$298]" office:value-type="float" office:value="187.051567397713" calcext:value-type="float">
            <text:p>187.05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3-04-01" calcext:value-type="date">
            <text:p>01/04/03</text:p>
          </table:table-cell>
          <table:table-cell table:style-name="ce20" office:value-type="float" office:value="188.88" calcext:value-type="float">
            <text:p>188.88</text:p>
          </table:table-cell>
          <table:table-cell table:style-name="ce28" office:value-type="float" office:value="187.071" calcext:value-type="float">
            <text:p>187.07</text:p>
          </table:table-cell>
          <table:table-cell table:style-name="ce29" table:formula="of:=([.A40] * [.$C$297]) + [.$C$298]" office:value-type="float" office:value="187.052816423772" calcext:value-type="float">
            <text:p>187.05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3-05-01" calcext:value-type="date">
            <text:p>01/05/03</text:p>
          </table:table-cell>
          <table:table-cell table:style-name="ce20" office:value-type="float" office:value="182.47" calcext:value-type="float">
            <text:p>182.47</text:p>
          </table:table-cell>
          <table:table-cell table:style-name="ce28" office:value-type="float" office:value="187.127" calcext:value-type="float">
            <text:p>187.13</text:p>
          </table:table-cell>
          <table:table-cell table:style-name="ce29" table:formula="of:=([.A41] * [.$C$297]) + [.$C$298]" office:value-type="float" office:value="187.054025158668" calcext:value-type="float">
            <text:p>187.05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3-06-01" calcext:value-type="date">
            <text:p>01/06/03</text:p>
          </table:table-cell>
          <table:table-cell table:style-name="ce20" office:value-type="float" office:value="178.25" calcext:value-type="float">
            <text:p>178.25</text:p>
          </table:table-cell>
          <table:table-cell table:style-name="ce28" office:value-type="float" office:value="187.169" calcext:value-type="float">
            <text:p>187.17</text:p>
          </table:table-cell>
          <table:table-cell table:style-name="ce29" table:formula="of:=([.A42] * [.$C$297]) + [.$C$298]" office:value-type="float" office:value="187.055274184727" calcext:value-type="float">
            <text:p>187.06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3-07-01" calcext:value-type="date">
            <text:p>01/07/03</text:p>
          </table:table-cell>
          <table:table-cell table:style-name="ce20" office:value-type="float" office:value="177.44" calcext:value-type="float">
            <text:p>177.44</text:p>
          </table:table-cell>
          <table:table-cell table:style-name="ce28" office:value-type="float" office:value="187.197" calcext:value-type="float">
            <text:p>187.20</text:p>
          </table:table-cell>
          <table:table-cell table:style-name="ce29" table:formula="of:=([.A43] * [.$C$297]) + [.$C$298]" office:value-type="float" office:value="187.056482919622" calcext:value-type="float">
            <text:p>187.06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3-08-01" calcext:value-type="date">
            <text:p>01/08/03</text:p>
          </table:table-cell>
          <table:table-cell table:style-name="ce20" office:value-type="float" office:value="180.44" calcext:value-type="float">
            <text:p>180.44</text:p>
          </table:table-cell>
          <table:table-cell table:style-name="ce28" office:value-type="float" office:value="187.214" calcext:value-type="float">
            <text:p>187.21</text:p>
          </table:table-cell>
          <table:table-cell table:style-name="ce29" table:formula="of:=([.A44] * [.$C$297]) + [.$C$298]" office:value-type="float" office:value="187.057731945681" calcext:value-type="float">
            <text:p>187.06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3-09-01" calcext:value-type="date">
            <text:p>01/09/03</text:p>
          </table:table-cell>
          <table:table-cell table:style-name="ce20" office:value-type="float" office:value="184.97" calcext:value-type="float">
            <text:p>184.97</text:p>
          </table:table-cell>
          <table:table-cell table:style-name="ce28" office:value-type="float" office:value="187.218" calcext:value-type="float">
            <text:p>187.22</text:p>
          </table:table-cell>
          <table:table-cell table:style-name="ce29" table:formula="of:=([.A45] * [.$C$297]) + [.$C$298]" office:value-type="float" office:value="187.05898097174" calcext:value-type="float">
            <text:p>187.06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3-10-01" calcext:value-type="date">
            <text:p>01/10/03</text:p>
          </table:table-cell>
          <table:table-cell table:style-name="ce20" office:value-type="float" office:value="189.38" calcext:value-type="float">
            <text:p>189.38</text:p>
          </table:table-cell>
          <table:table-cell table:style-name="ce28" office:value-type="float" office:value="187.22" calcext:value-type="float">
            <text:p>187.22</text:p>
          </table:table-cell>
          <table:table-cell table:style-name="ce29" table:formula="of:=([.A46] * [.$C$297]) + [.$C$298]" office:value-type="float" office:value="187.060189706636" calcext:value-type="float">
            <text:p>187.06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3-11-01" calcext:value-type="date">
            <text:p>01/11/03</text:p>
          </table:table-cell>
          <table:table-cell table:style-name="ce20" office:value-type="float" office:value="192.87" calcext:value-type="float">
            <text:p>192.87</text:p>
          </table:table-cell>
          <table:table-cell table:style-name="ce28" office:value-type="float" office:value="187.234" calcext:value-type="float">
            <text:p>187.23</text:p>
          </table:table-cell>
          <table:table-cell table:style-name="ce29" table:formula="of:=([.A47] * [.$C$297]) + [.$C$298]" office:value-type="float" office:value="187.061438732695" calcext:value-type="float">
            <text:p>187.06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3-12-01" calcext:value-type="date">
            <text:p>01/12/03</text:p>
          </table:table-cell>
          <table:table-cell table:style-name="ce20" office:value-type="float" office:value="194.36" calcext:value-type="float">
            <text:p>194.36</text:p>
          </table:table-cell>
          <table:table-cell table:style-name="ce28" office:value-type="float" office:value="187.267" calcext:value-type="float">
            <text:p>187.27</text:p>
          </table:table-cell>
          <table:table-cell table:style-name="ce29" table:formula="of:=([.A48] * [.$C$297]) + [.$C$298]" office:value-type="float" office:value="187.062647467591" calcext:value-type="float">
            <text:p>187.06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4-01-01" calcext:value-type="date">
            <text:p>01/01/04</text:p>
          </table:table-cell>
          <table:table-cell table:style-name="ce20" office:value-type="float" office:value="193.3" calcext:value-type="float">
            <text:p>193.3</text:p>
          </table:table-cell>
          <table:table-cell table:style-name="ce28" office:value-type="float" office:value="187.313" calcext:value-type="float">
            <text:p>187.31</text:p>
          </table:table-cell>
          <table:table-cell table:style-name="ce29" table:formula="of:=([.A49] * [.$C$297]) + [.$C$298]" office:value-type="float" office:value="187.06389649365" calcext:value-type="float">
            <text:p>187.06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4-02-01" calcext:value-type="date">
            <text:p>01/02/04</text:p>
          </table:table-cell>
          <table:table-cell table:style-name="ce20" office:value-type="float" office:value="193.19" calcext:value-type="float">
            <text:p>193.19</text:p>
          </table:table-cell>
          <table:table-cell table:style-name="ce28" office:value-type="float" office:value="187.357" calcext:value-type="float">
            <text:p>187.36</text:p>
          </table:table-cell>
          <table:table-cell table:style-name="ce29" table:formula="of:=([.A50] * [.$C$297]) + [.$C$298]" office:value-type="float" office:value="187.065145519709" calcext:value-type="float">
            <text:p>187.07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4-03-01" calcext:value-type="date">
            <text:p>01/03/04</text:p>
          </table:table-cell>
          <table:table-cell table:style-name="ce20" office:value-type="float" office:value="189.35" calcext:value-type="float">
            <text:p>189.35</text:p>
          </table:table-cell>
          <table:table-cell table:style-name="ce28" office:value-type="float" office:value="187.389" calcext:value-type="float">
            <text:p>187.39</text:p>
          </table:table-cell>
          <table:table-cell table:style-name="ce29" table:formula="of:=([.A51] * [.$C$297]) + [.$C$298]" office:value-type="float" office:value="187.066313963442" calcext:value-type="float">
            <text:p>187.07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4-04-01" calcext:value-type="date">
            <text:p>01/04/04</text:p>
          </table:table-cell>
          <table:table-cell table:style-name="ce20" office:value-type="float" office:value="190.11" calcext:value-type="float">
            <text:p>190.11</text:p>
          </table:table-cell>
          <table:table-cell table:style-name="ce28" office:value-type="float" office:value="187.41" calcext:value-type="float">
            <text:p>187.41</text:p>
          </table:table-cell>
          <table:table-cell table:style-name="ce29" table:formula="of:=([.A52] * [.$C$297]) + [.$C$298]" office:value-type="float" office:value="187.067562989501" calcext:value-type="float">
            <text:p>187.07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4-05-01" calcext:value-type="date">
            <text:p>01/05/04</text:p>
          </table:table-cell>
          <table:table-cell table:style-name="ce20" office:value-type="float" office:value="183.35" calcext:value-type="float">
            <text:p>183.35</text:p>
          </table:table-cell>
          <table:table-cell table:style-name="ce28" office:value-type="float" office:value="187.425" calcext:value-type="float">
            <text:p>187.43</text:p>
          </table:table-cell>
          <table:table-cell table:style-name="ce29" table:formula="of:=([.A53] * [.$C$297]) + [.$C$298]" office:value-type="float" office:value="187.068771724397" calcext:value-type="float">
            <text:p>187.07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4-06-01" calcext:value-type="date">
            <text:p>01/06/04</text:p>
          </table:table-cell>
          <table:table-cell table:style-name="ce20" office:value-type="float" office:value="178.81" calcext:value-type="float">
            <text:p>178.81</text:p>
          </table:table-cell>
          <table:table-cell table:style-name="ce28" office:value-type="float" office:value="187.431" calcext:value-type="float">
            <text:p>187.43</text:p>
          </table:table-cell>
          <table:table-cell table:style-name="ce29" table:formula="of:=([.A54] * [.$C$297]) + [.$C$298]" office:value-type="float" office:value="187.070020750456" calcext:value-type="float">
            <text:p>187.07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4-07-01" calcext:value-type="date">
            <text:p>01/07/04</text:p>
          </table:table-cell>
          <table:table-cell table:style-name="ce20" office:value-type="float" office:value="178.13" calcext:value-type="float">
            <text:p>178.13</text:p>
          </table:table-cell>
          <table:table-cell table:style-name="ce28" office:value-type="float" office:value="187.433" calcext:value-type="float">
            <text:p>187.43</text:p>
          </table:table-cell>
          <table:table-cell table:style-name="ce29" table:formula="of:=([.A55] * [.$C$297]) + [.$C$298]" office:value-type="float" office:value="187.071229485352" calcext:value-type="float">
            <text:p>187.07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4-08-01" calcext:value-type="date">
            <text:p>01/08/04</text:p>
          </table:table-cell>
          <table:table-cell table:style-name="ce20" office:value-type="float" office:value="180.78" calcext:value-type="float">
            <text:p>180.78</text:p>
          </table:table-cell>
          <table:table-cell table:style-name="ce28" office:value-type="float" office:value="187.433" calcext:value-type="float">
            <text:p>187.43</text:p>
          </table:table-cell>
          <table:table-cell table:style-name="ce29" table:formula="of:=([.A56] * [.$C$297]) + [.$C$298]" office:value-type="float" office:value="187.072478511411" calcext:value-type="float">
            <text:p>187.07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4-09-01" calcext:value-type="date">
            <text:p>01/09/04</text:p>
          </table:table-cell>
          <table:table-cell table:style-name="ce20" office:value-type="float" office:value="185.57" calcext:value-type="float">
            <text:p>185.57</text:p>
          </table:table-cell>
          <table:table-cell table:style-name="ce28" office:value-type="float" office:value="187.434" calcext:value-type="float">
            <text:p>187.43</text:p>
          </table:table-cell>
          <table:table-cell table:style-name="ce29" table:formula="of:=([.A57] * [.$C$297]) + [.$C$298]" office:value-type="float" office:value="187.07372753747" calcext:value-type="float">
            <text:p>187.07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4-10-01" calcext:value-type="date">
            <text:p>01/10/04</text:p>
          </table:table-cell>
          <table:table-cell table:style-name="ce20" office:value-type="float" office:value="189.24" calcext:value-type="float">
            <text:p>189.24</text:p>
          </table:table-cell>
          <table:table-cell table:style-name="ce28" office:value-type="float" office:value="187.43" calcext:value-type="float">
            <text:p>187.43</text:p>
          </table:table-cell>
          <table:table-cell table:style-name="ce29" table:formula="of:=([.A58] * [.$C$297]) + [.$C$298]" office:value-type="float" office:value="187.074936272365" calcext:value-type="float">
            <text:p>187.07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4-11-01" calcext:value-type="date">
            <text:p>01/11/04</text:p>
          </table:table-cell>
          <table:table-cell table:style-name="ce20" office:value-type="float" office:value="193.3" calcext:value-type="float">
            <text:p>193.3</text:p>
          </table:table-cell>
          <table:table-cell table:style-name="ce28" office:value-type="float" office:value="187.412" calcext:value-type="float">
            <text:p>187.41</text:p>
          </table:table-cell>
          <table:table-cell table:style-name="ce29" table:formula="of:=([.A59] * [.$C$297]) + [.$C$298]" office:value-type="float" office:value="187.076185298424" calcext:value-type="float">
            <text:p>187.08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4-12-01" calcext:value-type="date">
            <text:p>01/12/04</text:p>
          </table:table-cell>
          <table:table-cell table:style-name="ce20" office:value-type="float" office:value="194.45" calcext:value-type="float">
            <text:p>194.45</text:p>
          </table:table-cell>
          <table:table-cell table:style-name="ce28" office:value-type="float" office:value="187.372" calcext:value-type="float">
            <text:p>187.37</text:p>
          </table:table-cell>
          <table:table-cell table:style-name="ce29" table:formula="of:=([.A60] * [.$C$297]) + [.$C$298]" office:value-type="float" office:value="187.07739403332" calcext:value-type="float">
            <text:p>187.08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5-01-01" calcext:value-type="date">
            <text:p>01/01/05</text:p>
          </table:table-cell>
          <table:table-cell table:style-name="ce20" office:value-type="float" office:value="192.94" calcext:value-type="float">
            <text:p>192.94</text:p>
          </table:table-cell>
          <table:table-cell table:style-name="ce28" office:value-type="float" office:value="187.308" calcext:value-type="float">
            <text:p>187.31</text:p>
          </table:table-cell>
          <table:table-cell table:style-name="ce29" table:formula="of:=([.A61] * [.$C$297]) + [.$C$298]" office:value-type="float" office:value="187.078643059379" calcext:value-type="float">
            <text:p>187.08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5-02-01" calcext:value-type="date">
            <text:p>01/02/05</text:p>
          </table:table-cell>
          <table:table-cell table:style-name="ce20" office:value-type="float" office:value="191.84" calcext:value-type="float">
            <text:p>191.84</text:p>
          </table:table-cell>
          <table:table-cell table:style-name="ce28" office:value-type="float" office:value="187.228" calcext:value-type="float">
            <text:p>187.23</text:p>
          </table:table-cell>
          <table:table-cell table:style-name="ce29" table:formula="of:=([.A62] * [.$C$297]) + [.$C$298]" office:value-type="float" office:value="187.079892085438" calcext:value-type="float">
            <text:p>187.08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5-03-01" calcext:value-type="date">
            <text:p>01/03/05</text:p>
          </table:table-cell>
          <table:table-cell table:style-name="ce20" office:value-type="float" office:value="191.28" calcext:value-type="float">
            <text:p>191.28</text:p>
          </table:table-cell>
          <table:table-cell table:style-name="ce28" office:value-type="float" office:value="187.144" calcext:value-type="float">
            <text:p>187.14</text:p>
          </table:table-cell>
          <table:table-cell table:style-name="ce29" table:formula="of:=([.A63] * [.$C$297]) + [.$C$298]" office:value-type="float" office:value="187.081020238008" calcext:value-type="float">
            <text:p>187.08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5-04-01" calcext:value-type="date">
            <text:p>01/04/05</text:p>
          </table:table-cell>
          <table:table-cell table:style-name="ce20" office:value-type="float" office:value="189.14" calcext:value-type="float">
            <text:p>189.14</text:p>
          </table:table-cell>
          <table:table-cell table:style-name="ce28" office:value-type="float" office:value="187.072" calcext:value-type="float">
            <text:p>187.07</text:p>
          </table:table-cell>
          <table:table-cell table:style-name="ce29" table:formula="of:=([.A64] * [.$C$297]) + [.$C$298]" office:value-type="float" office:value="187.082269264067" calcext:value-type="float">
            <text:p>187.08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5-05-01" calcext:value-type="date">
            <text:p>01/05/05</text:p>
          </table:table-cell>
          <table:table-cell table:style-name="ce20" office:value-type="float" office:value="184.22" calcext:value-type="float">
            <text:p>184.22</text:p>
          </table:table-cell>
          <table:table-cell table:style-name="ce28" office:value-type="float" office:value="187.023" calcext:value-type="float">
            <text:p>187.02</text:p>
          </table:table-cell>
          <table:table-cell table:style-name="ce29" table:formula="of:=([.A65] * [.$C$297]) + [.$C$298]" office:value-type="float" office:value="187.083477998963" calcext:value-type="float">
            <text:p>187.08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5-06-01" calcext:value-type="date">
            <text:p>01/06/05</text:p>
          </table:table-cell>
          <table:table-cell table:style-name="ce20" office:value-type="float" office:value="178.09" calcext:value-type="float">
            <text:p>178.09</text:p>
          </table:table-cell>
          <table:table-cell table:style-name="ce28" office:value-type="float" office:value="186.997" calcext:value-type="float">
            <text:p>187.00</text:p>
          </table:table-cell>
          <table:table-cell table:style-name="ce29" table:formula="of:=([.A66] * [.$C$297]) + [.$C$298]" office:value-type="float" office:value="187.084727025022" calcext:value-type="float">
            <text:p>187.08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5-07-01" calcext:value-type="date">
            <text:p>01/07/05</text:p>
          </table:table-cell>
          <table:table-cell table:style-name="ce20" office:value-type="float" office:value="176.73" calcext:value-type="float">
            <text:p>176.73</text:p>
          </table:table-cell>
          <table:table-cell table:style-name="ce28" office:value-type="float" office:value="186.987" calcext:value-type="float">
            <text:p>186.99</text:p>
          </table:table-cell>
          <table:table-cell table:style-name="ce29" table:formula="of:=([.A67] * [.$C$297]) + [.$C$298]" office:value-type="float" office:value="187.085935759917" calcext:value-type="float">
            <text:p>187.09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5-08-01" calcext:value-type="date">
            <text:p>01/08/05</text:p>
          </table:table-cell>
          <table:table-cell table:style-name="ce20" office:value-type="float" office:value="179.15" calcext:value-type="float">
            <text:p>179.15</text:p>
          </table:table-cell>
          <table:table-cell table:style-name="ce28" office:value-type="float" office:value="186.988" calcext:value-type="float">
            <text:p>186.99</text:p>
          </table:table-cell>
          <table:table-cell table:style-name="ce29" table:formula="of:=([.A68] * [.$C$297]) + [.$C$298]" office:value-type="float" office:value="187.087184785976" calcext:value-type="float">
            <text:p>187.09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5-09-01" calcext:value-type="date">
            <text:p>01/09/05</text:p>
          </table:table-cell>
          <table:table-cell table:style-name="ce20" office:value-type="float" office:value="184.16" calcext:value-type="float">
            <text:p>184.16</text:p>
          </table:table-cell>
          <table:table-cell table:style-name="ce28" office:value-type="float" office:value="187" calcext:value-type="float">
            <text:p>187.00</text:p>
          </table:table-cell>
          <table:table-cell table:style-name="ce29" table:formula="of:=([.A69] * [.$C$297]) + [.$C$298]" office:value-type="float" office:value="187.088433812035" calcext:value-type="float">
            <text:p>187.09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5-10-01" calcext:value-type="date">
            <text:p>01/10/05</text:p>
          </table:table-cell>
          <table:table-cell table:style-name="ce20" office:value-type="float" office:value="188.74" calcext:value-type="float">
            <text:p>188.74</text:p>
          </table:table-cell>
          <table:table-cell table:style-name="ce28" office:value-type="float" office:value="187.026" calcext:value-type="float">
            <text:p>187.03</text:p>
          </table:table-cell>
          <table:table-cell table:style-name="ce29" table:formula="of:=([.A70] * [.$C$297]) + [.$C$298]" office:value-type="float" office:value="187.089642546931" calcext:value-type="float">
            <text:p>187.09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5-11-01" calcext:value-type="date">
            <text:p>01/11/05</text:p>
          </table:table-cell>
          <table:table-cell table:style-name="ce20" office:value-type="float" office:value="192.9" calcext:value-type="float">
            <text:p>192.9</text:p>
          </table:table-cell>
          <table:table-cell table:style-name="ce28" office:value-type="float" office:value="187.063" calcext:value-type="float">
            <text:p>187.06</text:p>
          </table:table-cell>
          <table:table-cell table:style-name="ce29" table:formula="of:=([.A71] * [.$C$297]) + [.$C$298]" office:value-type="float" office:value="187.09089157299" calcext:value-type="float">
            <text:p>187.09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5-12-01" calcext:value-type="date">
            <text:p>01/12/05</text:p>
          </table:table-cell>
          <table:table-cell table:style-name="ce20" office:value-type="float" office:value="194.75" calcext:value-type="float">
            <text:p>194.75</text:p>
          </table:table-cell>
          <table:table-cell table:style-name="ce28" office:value-type="float" office:value="187.111" calcext:value-type="float">
            <text:p>187.11</text:p>
          </table:table-cell>
          <table:table-cell table:style-name="ce29" table:formula="of:=([.A72] * [.$C$297]) + [.$C$298]" office:value-type="float" office:value="187.092100307886" calcext:value-type="float">
            <text:p>187.09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6-01-01" calcext:value-type="date">
            <text:p>01/01/06</text:p>
          </table:table-cell>
          <table:table-cell table:style-name="ce20" office:value-type="float" office:value="192.89" calcext:value-type="float">
            <text:p>192.89</text:p>
          </table:table-cell>
          <table:table-cell table:style-name="ce28" office:value-type="float" office:value="187.17" calcext:value-type="float">
            <text:p>187.17</text:p>
          </table:table-cell>
          <table:table-cell table:style-name="ce29" table:formula="of:=([.A73] * [.$C$297]) + [.$C$298]" office:value-type="float" office:value="187.093349333945" calcext:value-type="float">
            <text:p>187.09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6-02-01" calcext:value-type="date">
            <text:p>01/02/06</text:p>
          </table:table-cell>
          <table:table-cell table:style-name="ce20" office:value-type="float" office:value="192.09" calcext:value-type="float">
            <text:p>192.09</text:p>
          </table:table-cell>
          <table:table-cell table:style-name="ce28" office:value-type="float" office:value="187.226" calcext:value-type="float">
            <text:p>187.23</text:p>
          </table:table-cell>
          <table:table-cell table:style-name="ce29" table:formula="of:=([.A74] * [.$C$297]) + [.$C$298]" office:value-type="float" office:value="187.094598360004" calcext:value-type="float">
            <text:p>187.09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6-03-01" calcext:value-type="date">
            <text:p>01/03/06</text:p>
          </table:table-cell>
          <table:table-cell table:style-name="ce20" office:value-type="float" office:value="191.02" calcext:value-type="float">
            <text:p>191.02</text:p>
          </table:table-cell>
          <table:table-cell table:style-name="ce28" office:value-type="float" office:value="187.268" calcext:value-type="float">
            <text:p>187.27</text:p>
          </table:table-cell>
          <table:table-cell table:style-name="ce29" table:formula="of:=([.A75] * [.$C$297]) + [.$C$298]" office:value-type="float" office:value="187.095726512574" calcext:value-type="float">
            <text:p>187.10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6-04-01" calcext:value-type="date">
            <text:p>01/04/06</text:p>
          </table:table-cell>
          <table:table-cell table:style-name="ce20" office:value-type="float" office:value="189.25" calcext:value-type="float">
            <text:p>189.25</text:p>
          </table:table-cell>
          <table:table-cell table:style-name="ce28" office:value-type="float" office:value="187.287" calcext:value-type="float">
            <text:p>187.29</text:p>
          </table:table-cell>
          <table:table-cell table:style-name="ce29" table:formula="of:=([.A76] * [.$C$297]) + [.$C$298]" office:value-type="float" office:value="187.096975538633" calcext:value-type="float">
            <text:p>187.10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6-05-01" calcext:value-type="date">
            <text:p>01/05/06</text:p>
          </table:table-cell>
          <table:table-cell table:style-name="ce20" office:value-type="float" office:value="184.52" calcext:value-type="float">
            <text:p>184.52</text:p>
          </table:table-cell>
          <table:table-cell table:style-name="ce28" office:value-type="float" office:value="187.281" calcext:value-type="float">
            <text:p>187.28</text:p>
          </table:table-cell>
          <table:table-cell table:style-name="ce29" table:formula="of:=([.A77] * [.$C$297]) + [.$C$298]" office:value-type="float" office:value="187.098184273528" calcext:value-type="float">
            <text:p>187.10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6-06-01" calcext:value-type="date">
            <text:p>01/06/06</text:p>
          </table:table-cell>
          <table:table-cell table:style-name="ce20" office:value-type="float" office:value="179.6" calcext:value-type="float">
            <text:p>179.6</text:p>
          </table:table-cell>
          <table:table-cell table:style-name="ce28" office:value-type="float" office:value="187.262" calcext:value-type="float">
            <text:p>187.26</text:p>
          </table:table-cell>
          <table:table-cell table:style-name="ce29" table:formula="of:=([.A78] * [.$C$297]) + [.$C$298]" office:value-type="float" office:value="187.099433299587" calcext:value-type="float">
            <text:p>187.10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6-07-01" calcext:value-type="date">
            <text:p>01/07/06</text:p>
          </table:table-cell>
          <table:table-cell table:style-name="ce20" office:value-type="float" office:value="177.52" calcext:value-type="float">
            <text:p>177.52</text:p>
          </table:table-cell>
          <table:table-cell table:style-name="ce28" office:value-type="float" office:value="187.237" calcext:value-type="float">
            <text:p>187.24</text:p>
          </table:table-cell>
          <table:table-cell table:style-name="ce29" table:formula="of:=([.A79] * [.$C$297]) + [.$C$298]" office:value-type="float" office:value="187.100642034483" calcext:value-type="float">
            <text:p>187.10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6-08-01" calcext:value-type="date">
            <text:p>01/08/06</text:p>
          </table:table-cell>
          <table:table-cell table:style-name="ce20" office:value-type="float" office:value="179.8" calcext:value-type="float">
            <text:p>179.8</text:p>
          </table:table-cell>
          <table:table-cell table:style-name="ce28" office:value-type="float" office:value="187.21" calcext:value-type="float">
            <text:p>187.21</text:p>
          </table:table-cell>
          <table:table-cell table:style-name="ce29" table:formula="of:=([.A80] * [.$C$297]) + [.$C$298]" office:value-type="float" office:value="187.101891060542" calcext:value-type="float">
            <text:p>187.10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6-09-01" calcext:value-type="date">
            <text:p>01/09/06</text:p>
          </table:table-cell>
          <table:table-cell table:style-name="ce20" office:value-type="float" office:value="185.28" calcext:value-type="float">
            <text:p>185.28</text:p>
          </table:table-cell>
          <table:table-cell table:style-name="ce28" office:value-type="float" office:value="187.185" calcext:value-type="float">
            <text:p>187.19</text:p>
          </table:table-cell>
          <table:table-cell table:style-name="ce29" table:formula="of:=([.A81] * [.$C$297]) + [.$C$298]" office:value-type="float" office:value="187.103140086601" calcext:value-type="float">
            <text:p>187.10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6-10-01" calcext:value-type="date">
            <text:p>01/10/06</text:p>
          </table:table-cell>
          <table:table-cell table:style-name="ce20" office:value-type="float" office:value="187.84" calcext:value-type="float">
            <text:p>187.84</text:p>
          </table:table-cell>
          <table:table-cell table:style-name="ce28" office:value-type="float" office:value="187.159" calcext:value-type="float">
            <text:p>187.16</text:p>
          </table:table-cell>
          <table:table-cell table:style-name="ce29" table:formula="of:=([.A82] * [.$C$297]) + [.$C$298]" office:value-type="float" office:value="187.104348821497" calcext:value-type="float">
            <text:p>187.10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6-11-01" calcext:value-type="date">
            <text:p>01/11/06</text:p>
          </table:table-cell>
          <table:table-cell table:style-name="ce20" office:value-type="float" office:value="193.36" calcext:value-type="float">
            <text:p>193.36</text:p>
          </table:table-cell>
          <table:table-cell table:style-name="ce28" office:value-type="float" office:value="187.126" calcext:value-type="float">
            <text:p>187.13</text:p>
          </table:table-cell>
          <table:table-cell table:style-name="ce29" table:formula="of:=([.A83] * [.$C$297]) + [.$C$298]" office:value-type="float" office:value="187.105597847556" calcext:value-type="float">
            <text:p>187.11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6-12-01" calcext:value-type="date">
            <text:p>01/12/06</text:p>
          </table:table-cell>
          <table:table-cell table:style-name="ce20" office:value-type="float" office:value="193.16" calcext:value-type="float">
            <text:p>193.16</text:p>
          </table:table-cell>
          <table:table-cell table:style-name="ce28" office:value-type="float" office:value="187.082" calcext:value-type="float">
            <text:p>187.08</text:p>
          </table:table-cell>
          <table:table-cell table:style-name="ce29" table:formula="of:=([.A84] * [.$C$297]) + [.$C$298]" office:value-type="float" office:value="187.106806582452" calcext:value-type="float">
            <text:p>187.11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7-01-01" calcext:value-type="date">
            <text:p>01/01/07</text:p>
          </table:table-cell>
          <table:table-cell table:style-name="ce20" office:value-type="float" office:value="192.61" calcext:value-type="float">
            <text:p>192.61</text:p>
          </table:table-cell>
          <table:table-cell table:style-name="ce28" office:value-type="float" office:value="187.031" calcext:value-type="float">
            <text:p>187.03</text:p>
          </table:table-cell>
          <table:table-cell table:style-name="ce29" table:formula="of:=([.A85] * [.$C$297]) + [.$C$298]" office:value-type="float" office:value="187.108055608511" calcext:value-type="float">
            <text:p>187.11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7-02-01" calcext:value-type="date">
            <text:p>01/02/07</text:p>
          </table:table-cell>
          <table:table-cell table:style-name="ce20" office:value-type="float" office:value="192.67" calcext:value-type="float">
            <text:p>192.67</text:p>
          </table:table-cell>
          <table:table-cell table:style-name="ce28" office:value-type="float" office:value="186.983" calcext:value-type="float">
            <text:p>186.98</text:p>
          </table:table-cell>
          <table:table-cell table:style-name="ce29" table:formula="of:=([.A86] * [.$C$297]) + [.$C$298]" office:value-type="float" office:value="187.10930463457" calcext:value-type="float">
            <text:p>187.11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7-03-01" calcext:value-type="date">
            <text:p>01/03/07</text:p>
          </table:table-cell>
          <table:table-cell table:style-name="ce20" office:value-type="float" office:value="190.68" calcext:value-type="float">
            <text:p>190.68</text:p>
          </table:table-cell>
          <table:table-cell table:style-name="ce28" office:value-type="float" office:value="186.948" calcext:value-type="float">
            <text:p>186.95</text:p>
          </table:table-cell>
          <table:table-cell table:style-name="ce29" table:formula="of:=([.A87] * [.$C$297]) + [.$C$298]" office:value-type="float" office:value="187.110432787139" calcext:value-type="float">
            <text:p>187.11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7-04-01" calcext:value-type="date">
            <text:p>01/04/07</text:p>
          </table:table-cell>
          <table:table-cell table:style-name="ce20" office:value-type="float" office:value="189.15" calcext:value-type="float">
            <text:p>189.15</text:p>
          </table:table-cell>
          <table:table-cell table:style-name="ce28" office:value-type="float" office:value="186.925" calcext:value-type="float">
            <text:p>186.93</text:p>
          </table:table-cell>
          <table:table-cell table:style-name="ce29" table:formula="of:=([.A88] * [.$C$297]) + [.$C$298]" office:value-type="float" office:value="187.111681813198" calcext:value-type="float">
            <text:p>187.11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7-05-01" calcext:value-type="date">
            <text:p>01/05/07</text:p>
          </table:table-cell>
          <table:table-cell table:style-name="ce20" office:value-type="float" office:value="183.98" calcext:value-type="float">
            <text:p>183.98</text:p>
          </table:table-cell>
          <table:table-cell table:style-name="ce28" office:value-type="float" office:value="186.915" calcext:value-type="float">
            <text:p>186.92</text:p>
          </table:table-cell>
          <table:table-cell table:style-name="ce29" table:formula="of:=([.A89] * [.$C$297]) + [.$C$298]" office:value-type="float" office:value="187.112890548094" calcext:value-type="float">
            <text:p>187.11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7-06-01" calcext:value-type="date">
            <text:p>01/06/07</text:p>
          </table:table-cell>
          <table:table-cell table:style-name="ce20" office:value-type="float" office:value="178.52" calcext:value-type="float">
            <text:p>178.52</text:p>
          </table:table-cell>
          <table:table-cell table:style-name="ce28" office:value-type="float" office:value="186.918" calcext:value-type="float">
            <text:p>186.92</text:p>
          </table:table-cell>
          <table:table-cell table:style-name="ce29" table:formula="of:=([.A90] * [.$C$297]) + [.$C$298]" office:value-type="float" office:value="187.114139574153" calcext:value-type="float">
            <text:p>187.11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7-07-01" calcext:value-type="date">
            <text:p>01/07/07</text:p>
          </table:table-cell>
          <table:table-cell table:style-name="ce20" office:value-type="float" office:value="177.32" calcext:value-type="float">
            <text:p>177.32</text:p>
          </table:table-cell>
          <table:table-cell table:style-name="ce28" office:value-type="float" office:value="186.938" calcext:value-type="float">
            <text:p>186.94</text:p>
          </table:table-cell>
          <table:table-cell table:style-name="ce29" table:formula="of:=([.A91] * [.$C$297]) + [.$C$298]" office:value-type="float" office:value="187.115348309049" calcext:value-type="float">
            <text:p>187.12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7-08-01" calcext:value-type="date">
            <text:p>01/08/07</text:p>
          </table:table-cell>
          <table:table-cell table:style-name="ce20" office:value-type="float" office:value="179.02" calcext:value-type="float">
            <text:p>179.02</text:p>
          </table:table-cell>
          <table:table-cell table:style-name="ce28" office:value-type="float" office:value="186.97" calcext:value-type="float">
            <text:p>186.97</text:p>
          </table:table-cell>
          <table:table-cell table:style-name="ce29" table:formula="of:=([.A92] * [.$C$297]) + [.$C$298]" office:value-type="float" office:value="187.116597335108" calcext:value-type="float">
            <text:p>187.12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7-09-01" calcext:value-type="date">
            <text:p>01/09/07</text:p>
          </table:table-cell>
          <table:table-cell table:style-name="ce20" office:value-type="float" office:value="183.52" calcext:value-type="float">
            <text:p>183.52</text:p>
          </table:table-cell>
          <table:table-cell table:style-name="ce28" office:value-type="float" office:value="187.012" calcext:value-type="float">
            <text:p>187.01</text:p>
          </table:table-cell>
          <table:table-cell table:style-name="ce29" table:formula="of:=([.A93] * [.$C$297]) + [.$C$298]" office:value-type="float" office:value="187.117846361167" calcext:value-type="float">
            <text:p>187.12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7-10-01" calcext:value-type="date">
            <text:p>01/10/07</text:p>
          </table:table-cell>
          <table:table-cell table:style-name="ce20" office:value-type="float" office:value="189.43" calcext:value-type="float">
            <text:p>189.43</text:p>
          </table:table-cell>
          <table:table-cell table:style-name="ce28" office:value-type="float" office:value="187.061" calcext:value-type="float">
            <text:p>187.06</text:p>
          </table:table-cell>
          <table:table-cell table:style-name="ce29" table:formula="of:=([.A94] * [.$C$297]) + [.$C$298]" office:value-type="float" office:value="187.119055096063" calcext:value-type="float">
            <text:p>187.12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7-11-01" calcext:value-type="date">
            <text:p>01/11/07</text:p>
          </table:table-cell>
          <table:table-cell table:style-name="ce20" office:value-type="float" office:value="192.51" calcext:value-type="float">
            <text:p>192.51</text:p>
          </table:table-cell>
          <table:table-cell table:style-name="ce28" office:value-type="float" office:value="187.122" calcext:value-type="float">
            <text:p>187.12</text:p>
          </table:table-cell>
          <table:table-cell table:style-name="ce29" table:formula="of:=([.A95] * [.$C$297]) + [.$C$298]" office:value-type="float" office:value="187.120304122122" calcext:value-type="float">
            <text:p>187.12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7-12-01" calcext:value-type="date">
            <text:p>01/12/07</text:p>
          </table:table-cell>
          <table:table-cell table:style-name="ce20" office:value-type="float" office:value="193.44" calcext:value-type="float">
            <text:p>193.44</text:p>
          </table:table-cell>
          <table:table-cell table:style-name="ce28" office:value-type="float" office:value="187.192" calcext:value-type="float">
            <text:p>187.19</text:p>
          </table:table-cell>
          <table:table-cell table:style-name="ce29" table:formula="of:=([.A96] * [.$C$297]) + [.$C$298]" office:value-type="float" office:value="187.121512857018" calcext:value-type="float">
            <text:p>187.12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8-01-01" calcext:value-type="date">
            <text:p>01/01/08</text:p>
          </table:table-cell>
          <table:table-cell table:style-name="ce20" office:value-type="float" office:value="193.05" calcext:value-type="float">
            <text:p>193.05</text:p>
          </table:table-cell>
          <table:table-cell table:style-name="ce28" office:value-type="float" office:value="187.257" calcext:value-type="float">
            <text:p>187.26</text:p>
          </table:table-cell>
          <table:table-cell table:style-name="ce29" table:formula="of:=([.A97] * [.$C$297]) + [.$C$298]" office:value-type="float" office:value="187.122761883077" calcext:value-type="float">
            <text:p>187.12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8-02-01" calcext:value-type="date">
            <text:p>01/02/08</text:p>
          </table:table-cell>
          <table:table-cell table:style-name="ce20" office:value-type="float" office:value="192.47" calcext:value-type="float">
            <text:p>192.47</text:p>
          </table:table-cell>
          <table:table-cell table:style-name="ce28" office:value-type="float" office:value="187.309" calcext:value-type="float">
            <text:p>187.31</text:p>
          </table:table-cell>
          <table:table-cell table:style-name="ce29" table:formula="of:=([.A98] * [.$C$297]) + [.$C$298]" office:value-type="float" office:value="187.124010909136" calcext:value-type="float">
            <text:p>187.12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8-03-01" calcext:value-type="date">
            <text:p>01/03/08</text:p>
          </table:table-cell>
          <table:table-cell table:style-name="ce20" office:value-type="float" office:value="192.41" calcext:value-type="float">
            <text:p>192.41</text:p>
          </table:table-cell>
          <table:table-cell table:style-name="ce28" office:value-type="float" office:value="187.35" calcext:value-type="float">
            <text:p>187.35</text:p>
          </table:table-cell>
          <table:table-cell table:style-name="ce29" table:formula="of:=([.A99] * [.$C$297]) + [.$C$298]" office:value-type="float" office:value="187.125179352868" calcext:value-type="float">
            <text:p>187.13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8-04-01" calcext:value-type="date">
            <text:p>01/04/08</text:p>
          </table:table-cell>
          <table:table-cell table:style-name="ce20" office:value-type="float" office:value="189.5" calcext:value-type="float">
            <text:p>189.5</text:p>
          </table:table-cell>
          <table:table-cell table:style-name="ce28" office:value-type="float" office:value="187.385" calcext:value-type="float">
            <text:p>187.39</text:p>
          </table:table-cell>
          <table:table-cell table:style-name="ce29" table:formula="of:=([.A100] * [.$C$297]) + [.$C$298]" office:value-type="float" office:value="187.126428378927" calcext:value-type="float">
            <text:p>187.13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8-05-01" calcext:value-type="date">
            <text:p>01/05/08</text:p>
          </table:table-cell>
          <table:table-cell table:style-name="ce20" office:value-type="float" office:value="184.74" calcext:value-type="float">
            <text:p>184.74</text:p>
          </table:table-cell>
          <table:table-cell table:style-name="ce28" office:value-type="float" office:value="187.416" calcext:value-type="float">
            <text:p>187.42</text:p>
          </table:table-cell>
          <table:table-cell table:style-name="ce29" table:formula="of:=([.A101] * [.$C$297]) + [.$C$298]" office:value-type="float" office:value="187.127637113823" calcext:value-type="float">
            <text:p>187.13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8-06-01" calcext:value-type="date">
            <text:p>01/06/08</text:p>
          </table:table-cell>
          <table:table-cell table:style-name="ce20" office:value-type="float" office:value="179.2" calcext:value-type="float">
            <text:p>179.2</text:p>
          </table:table-cell>
          <table:table-cell table:style-name="ce28" office:value-type="float" office:value="187.438" calcext:value-type="float">
            <text:p>187.44</text:p>
          </table:table-cell>
          <table:table-cell table:style-name="ce29" table:formula="of:=([.A102] * [.$C$297]) + [.$C$298]" office:value-type="float" office:value="187.128886139882" calcext:value-type="float">
            <text:p>187.13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8-07-01" calcext:value-type="date">
            <text:p>01/07/08</text:p>
          </table:table-cell>
          <table:table-cell table:style-name="ce20" office:value-type="float" office:value="178.19" calcext:value-type="float">
            <text:p>178.19</text:p>
          </table:table-cell>
          <table:table-cell table:style-name="ce28" office:value-type="float" office:value="187.448" calcext:value-type="float">
            <text:p>187.45</text:p>
          </table:table-cell>
          <table:table-cell table:style-name="ce29" table:formula="of:=([.A103] * [.$C$297]) + [.$C$298]" office:value-type="float" office:value="187.130094874778" calcext:value-type="float">
            <text:p>187.13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8-08-01" calcext:value-type="date">
            <text:p>01/08/08</text:p>
          </table:table-cell>
          <table:table-cell table:style-name="ce20" office:value-type="float" office:value="180.59" calcext:value-type="float">
            <text:p>180.59</text:p>
          </table:table-cell>
          <table:table-cell table:style-name="ce28" office:value-type="float" office:value="187.449" calcext:value-type="float">
            <text:p>187.45</text:p>
          </table:table-cell>
          <table:table-cell table:style-name="ce29" table:formula="of:=([.A104] * [.$C$297]) + [.$C$298]" office:value-type="float" office:value="187.131343900837" calcext:value-type="float">
            <text:p>187.13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8-09-01" calcext:value-type="date">
            <text:p>01/09/08</text:p>
          </table:table-cell>
          <table:table-cell table:style-name="ce20" office:value-type="float" office:value="183.07" calcext:value-type="float">
            <text:p>183.07</text:p>
          </table:table-cell>
          <table:table-cell table:style-name="ce28" office:value-type="float" office:value="187.442" calcext:value-type="float">
            <text:p>187.44</text:p>
          </table:table-cell>
          <table:table-cell table:style-name="ce29" table:formula="of:=([.A105] * [.$C$297]) + [.$C$298]" office:value-type="float" office:value="187.132592926896" calcext:value-type="float">
            <text:p>187.13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8-10-01" calcext:value-type="date">
            <text:p>01/10/08</text:p>
          </table:table-cell>
          <table:table-cell table:style-name="ce20" office:value-type="float" office:value="189.14" calcext:value-type="float">
            <text:p>189.14</text:p>
          </table:table-cell>
          <table:table-cell table:style-name="ce28" office:value-type="float" office:value="187.432" calcext:value-type="float">
            <text:p>187.43</text:p>
          </table:table-cell>
          <table:table-cell table:style-name="ce29" table:formula="of:=([.A106] * [.$C$297]) + [.$C$298]" office:value-type="float" office:value="187.133801661792" calcext:value-type="float">
            <text:p>187.13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8-11-01" calcext:value-type="date">
            <text:p>01/11/08</text:p>
          </table:table-cell>
          <table:table-cell table:style-name="ce20" office:value-type="float" office:value="192.31" calcext:value-type="float">
            <text:p>192.31</text:p>
          </table:table-cell>
          <table:table-cell table:style-name="ce28" office:value-type="float" office:value="187.421" calcext:value-type="float">
            <text:p>187.42</text:p>
          </table:table-cell>
          <table:table-cell table:style-name="ce29" table:formula="of:=([.A107] * [.$C$297]) + [.$C$298]" office:value-type="float" office:value="187.135050687851" calcext:value-type="float">
            <text:p>187.14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8-12-01" calcext:value-type="date">
            <text:p>01/12/08</text:p>
          </table:table-cell>
          <table:table-cell table:style-name="ce20" office:value-type="float" office:value="195.09" calcext:value-type="float">
            <text:p>195.09</text:p>
          </table:table-cell>
          <table:table-cell table:style-name="ce28" office:value-type="float" office:value="187.41" calcext:value-type="float">
            <text:p>187.41</text:p>
          </table:table-cell>
          <table:table-cell table:style-name="ce29" table:formula="of:=([.A108] * [.$C$297]) + [.$C$298]" office:value-type="float" office:value="187.136259422747" calcext:value-type="float">
            <text:p>187.14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9-01-01" calcext:value-type="date">
            <text:p>01/01/09</text:p>
          </table:table-cell>
          <table:table-cell table:style-name="ce20" office:value-type="float" office:value="193.49" calcext:value-type="float">
            <text:p>193.49</text:p>
          </table:table-cell>
          <table:table-cell table:style-name="ce28" office:value-type="float" office:value="187.396" calcext:value-type="float">
            <text:p>187.40</text:p>
          </table:table-cell>
          <table:table-cell table:style-name="ce29" table:formula="of:=([.A109] * [.$C$297]) + [.$C$298]" office:value-type="float" office:value="187.137508448806" calcext:value-type="float">
            <text:p>187.14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9-02-01" calcext:value-type="date">
            <text:p>01/02/09</text:p>
          </table:table-cell>
          <table:table-cell table:style-name="ce20" office:value-type="float" office:value="192.16" calcext:value-type="float">
            <text:p>192.16</text:p>
          </table:table-cell>
          <table:table-cell table:style-name="ce28" office:value-type="float" office:value="187.372" calcext:value-type="float">
            <text:p>187.37</text:p>
          </table:table-cell>
          <table:table-cell table:style-name="ce29" table:formula="of:=([.A110] * [.$C$297]) + [.$C$298]" office:value-type="float" office:value="187.138757474865" calcext:value-type="float">
            <text:p>187.14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9-03-01" calcext:value-type="date">
            <text:p>01/03/09</text:p>
          </table:table-cell>
          <table:table-cell table:style-name="ce20" office:value-type="float" office:value="191.04" calcext:value-type="float">
            <text:p>191.04</text:p>
          </table:table-cell>
          <table:table-cell table:style-name="ce28" office:value-type="float" office:value="187.337" calcext:value-type="float">
            <text:p>187.34</text:p>
          </table:table-cell>
          <table:table-cell table:style-name="ce29" table:formula="of:=([.A111] * [.$C$297]) + [.$C$298]" office:value-type="float" office:value="187.139885627434" calcext:value-type="float">
            <text:p>187.14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9-04-01" calcext:value-type="date">
            <text:p>01/04/09</text:p>
          </table:table-cell>
          <table:table-cell table:style-name="ce20" office:value-type="float" office:value="189.9" calcext:value-type="float">
            <text:p>189.9</text:p>
          </table:table-cell>
          <table:table-cell table:style-name="ce28" office:value-type="float" office:value="187.295" calcext:value-type="float">
            <text:p>187.30</text:p>
          </table:table-cell>
          <table:table-cell table:style-name="ce29" table:formula="of:=([.A112] * [.$C$297]) + [.$C$298]" office:value-type="float" office:value="187.141134653493" calcext:value-type="float">
            <text:p>187.14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9-05-01" calcext:value-type="date">
            <text:p>01/05/09</text:p>
          </table:table-cell>
          <table:table-cell table:style-name="ce20" office:value-type="float" office:value="185.1" calcext:value-type="float">
            <text:p>185.1</text:p>
          </table:table-cell>
          <table:table-cell table:style-name="ce28" office:value-type="float" office:value="187.245" calcext:value-type="float">
            <text:p>187.25</text:p>
          </table:table-cell>
          <table:table-cell table:style-name="ce29" table:formula="of:=([.A113] * [.$C$297]) + [.$C$298]" office:value-type="float" office:value="187.142343388389" calcext:value-type="float">
            <text:p>187.14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9-06-01" calcext:value-type="date">
            <text:p>01/06/09</text:p>
          </table:table-cell>
          <table:table-cell table:style-name="ce20" office:value-type="float" office:value="179.78" calcext:value-type="float">
            <text:p>179.78</text:p>
          </table:table-cell>
          <table:table-cell table:style-name="ce28" office:value-type="float" office:value="187.181" calcext:value-type="float">
            <text:p>187.18</text:p>
          </table:table-cell>
          <table:table-cell table:style-name="ce29" table:formula="of:=([.A114] * [.$C$297]) + [.$C$298]" office:value-type="float" office:value="187.143592414448" calcext:value-type="float">
            <text:p>187.14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9-07-01" calcext:value-type="date">
            <text:p>01/07/09</text:p>
          </table:table-cell>
          <table:table-cell table:style-name="ce20" office:value-type="float" office:value="176.78" calcext:value-type="float">
            <text:p>176.78</text:p>
          </table:table-cell>
          <table:table-cell table:style-name="ce28" office:value-type="float" office:value="187.101" calcext:value-type="float">
            <text:p>187.10</text:p>
          </table:table-cell>
          <table:table-cell table:style-name="ce29" table:formula="of:=([.A115] * [.$C$297]) + [.$C$298]" office:value-type="float" office:value="187.144801149344" calcext:value-type="float">
            <text:p>187.14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9-08-01" calcext:value-type="date">
            <text:p>01/08/09</text:p>
          </table:table-cell>
          <table:table-cell table:style-name="ce20" office:value-type="float" office:value="179.96" calcext:value-type="float">
            <text:p>179.96</text:p>
          </table:table-cell>
          <table:table-cell table:style-name="ce28" office:value-type="float" office:value="187.009" calcext:value-type="float">
            <text:p>187.01</text:p>
          </table:table-cell>
          <table:table-cell table:style-name="ce29" table:formula="of:=([.A116] * [.$C$297]) + [.$C$298]" office:value-type="float" office:value="187.146050175403" calcext:value-type="float">
            <text:p>187.15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9-09-01" calcext:value-type="date">
            <text:p>01/09/09</text:p>
          </table:table-cell>
          <table:table-cell table:style-name="ce20" office:value-type="float" office:value="183.19" calcext:value-type="float">
            <text:p>183.19</text:p>
          </table:table-cell>
          <table:table-cell table:style-name="ce28" office:value-type="float" office:value="186.907" calcext:value-type="float">
            <text:p>186.91</text:p>
          </table:table-cell>
          <table:table-cell table:style-name="ce29" table:formula="of:=([.A117] * [.$C$297]) + [.$C$298]" office:value-type="float" office:value="187.147299201462" calcext:value-type="float">
            <text:p>187.15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9-10-01" calcext:value-type="date">
            <text:p>01/10/09</text:p>
          </table:table-cell>
          <table:table-cell table:style-name="ce20" office:value-type="float" office:value="188.95" calcext:value-type="float">
            <text:p>188.95</text:p>
          </table:table-cell>
          <table:table-cell table:style-name="ce28" office:value-type="float" office:value="186.796" calcext:value-type="float">
            <text:p>186.80</text:p>
          </table:table-cell>
          <table:table-cell table:style-name="ce29" table:formula="of:=([.A118] * [.$C$297]) + [.$C$298]" office:value-type="float" office:value="187.148507936358" calcext:value-type="float">
            <text:p>187.15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9-11-01" calcext:value-type="date">
            <text:p>01/11/09</text:p>
          </table:table-cell>
          <table:table-cell table:style-name="ce20" office:value-type="float" office:value="191.71" calcext:value-type="float">
            <text:p>191.71</text:p>
          </table:table-cell>
          <table:table-cell table:style-name="ce28" office:value-type="float" office:value="186.674" calcext:value-type="float">
            <text:p>186.67</text:p>
          </table:table-cell>
          <table:table-cell table:style-name="ce29" table:formula="of:=([.A119] * [.$C$297]) + [.$C$298]" office:value-type="float" office:value="187.149756962417" calcext:value-type="float">
            <text:p>187.15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09-12-01" calcext:value-type="date">
            <text:p>01/12/09</text:p>
          </table:table-cell>
          <table:table-cell table:style-name="ce20" office:value-type="float" office:value="193.22" calcext:value-type="float">
            <text:p>193.22</text:p>
          </table:table-cell>
          <table:table-cell table:style-name="ce28" office:value-type="float" office:value="186.541" calcext:value-type="float">
            <text:p>186.54</text:p>
          </table:table-cell>
          <table:table-cell table:style-name="ce29" table:formula="of:=([.A120] * [.$C$297]) + [.$C$298]" office:value-type="float" office:value="187.150965697313" calcext:value-type="float">
            <text:p>187.15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0-01-01" calcext:value-type="date">
            <text:p>01/01/10</text:p>
          </table:table-cell>
          <table:table-cell table:style-name="ce20" office:value-type="float" office:value="192.53" calcext:value-type="float">
            <text:p>192.53</text:p>
          </table:table-cell>
          <table:table-cell table:style-name="ce28" office:value-type="float" office:value="186.41" calcext:value-type="float">
            <text:p>186.41</text:p>
          </table:table-cell>
          <table:table-cell table:style-name="ce29" table:formula="of:=([.A121] * [.$C$297]) + [.$C$298]" office:value-type="float" office:value="187.152214723372" calcext:value-type="float">
            <text:p>187.15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0-02-01" calcext:value-type="date">
            <text:p>01/02/10</text:p>
          </table:table-cell>
          <table:table-cell table:style-name="ce20" office:value-type="float" office:value="191.34" calcext:value-type="float">
            <text:p>191.34</text:p>
          </table:table-cell>
          <table:table-cell table:style-name="ce28" office:value-type="float" office:value="186.294" calcext:value-type="float">
            <text:p>186.29</text:p>
          </table:table-cell>
          <table:table-cell table:style-name="ce29" table:formula="of:=([.A122] * [.$C$297]) + [.$C$298]" office:value-type="float" office:value="187.153463749431" calcext:value-type="float">
            <text:p>187.15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0-03-01" calcext:value-type="date">
            <text:p>01/03/10</text:p>
          </table:table-cell>
          <table:table-cell table:style-name="ce20" office:value-type="float" office:value="190.68" calcext:value-type="float">
            <text:p>190.68</text:p>
          </table:table-cell>
          <table:table-cell table:style-name="ce28" office:value-type="float" office:value="186.205" calcext:value-type="float">
            <text:p>186.21</text:p>
          </table:table-cell>
          <table:table-cell table:style-name="ce29" table:formula="of:=([.A123] * [.$C$297]) + [.$C$298]" office:value-type="float" office:value="187.154591902" calcext:value-type="float">
            <text:p>187.15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0-04-01" calcext:value-type="date">
            <text:p>01/04/10</text:p>
          </table:table-cell>
          <table:table-cell table:style-name="ce20" office:value-type="float" office:value="188.54" calcext:value-type="float">
            <text:p>188.54</text:p>
          </table:table-cell>
          <table:table-cell table:style-name="ce28" office:value-type="float" office:value="186.145" calcext:value-type="float">
            <text:p>186.15</text:p>
          </table:table-cell>
          <table:table-cell table:style-name="ce29" table:formula="of:=([.A124] * [.$C$297]) + [.$C$298]" office:value-type="float" office:value="187.155840928059" calcext:value-type="float">
            <text:p>187.16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0-05-01" calcext:value-type="date">
            <text:p>01/05/10</text:p>
          </table:table-cell>
          <table:table-cell table:style-name="ce20" office:value-type="float" office:value="182.6" calcext:value-type="float">
            <text:p>182.6</text:p>
          </table:table-cell>
          <table:table-cell table:style-name="ce28" office:value-type="float" office:value="186.109" calcext:value-type="float">
            <text:p>186.11</text:p>
          </table:table-cell>
          <table:table-cell table:style-name="ce29" table:formula="of:=([.A125] * [.$C$297]) + [.$C$298]" office:value-type="float" office:value="187.157049662955" calcext:value-type="float">
            <text:p>187.16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0-06-01" calcext:value-type="date">
            <text:p>01/06/10</text:p>
          </table:table-cell>
          <table:table-cell table:style-name="ce20" office:value-type="float" office:value="177.5" calcext:value-type="float">
            <text:p>177.5</text:p>
          </table:table-cell>
          <table:table-cell table:style-name="ce28" office:value-type="float" office:value="186.098" calcext:value-type="float">
            <text:p>186.10</text:p>
          </table:table-cell>
          <table:table-cell table:style-name="ce29" table:formula="of:=([.A126] * [.$C$297]) + [.$C$298]" office:value-type="float" office:value="187.158298689014" calcext:value-type="float">
            <text:p>187.16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0-07-01" calcext:value-type="date">
            <text:p>01/07/10</text:p>
          </table:table-cell>
          <table:table-cell table:style-name="ce20" office:value-type="float" office:value="175.67" calcext:value-type="float">
            <text:p>175.67</text:p>
          </table:table-cell>
          <table:table-cell table:style-name="ce28" office:value-type="float" office:value="186.114" calcext:value-type="float">
            <text:p>186.11</text:p>
          </table:table-cell>
          <table:table-cell table:style-name="ce29" table:formula="of:=([.A127] * [.$C$297]) + [.$C$298]" office:value-type="float" office:value="187.15950742391" calcext:value-type="float">
            <text:p>187.16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0-08-01" calcext:value-type="date">
            <text:p>01/08/10</text:p>
          </table:table-cell>
          <table:table-cell table:style-name="ce20" office:value-type="float" office:value="178.13" calcext:value-type="float">
            <text:p>178.13</text:p>
          </table:table-cell>
          <table:table-cell table:style-name="ce28" office:value-type="float" office:value="186.155" calcext:value-type="float">
            <text:p>186.16</text:p>
          </table:table-cell>
          <table:table-cell table:style-name="ce29" table:formula="of:=([.A128] * [.$C$297]) + [.$C$298]" office:value-type="float" office:value="187.160756449969" calcext:value-type="float">
            <text:p>187.16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0-09-01" calcext:value-type="date">
            <text:p>01/09/10</text:p>
          </table:table-cell>
          <table:table-cell table:style-name="ce20" office:value-type="float" office:value="183.18" calcext:value-type="float">
            <text:p>183.18</text:p>
          </table:table-cell>
          <table:table-cell table:style-name="ce28" office:value-type="float" office:value="186.208" calcext:value-type="float">
            <text:p>186.21</text:p>
          </table:table-cell>
          <table:table-cell table:style-name="ce29" table:formula="of:=([.A129] * [.$C$297]) + [.$C$298]" office:value-type="float" office:value="187.162005476028" calcext:value-type="float">
            <text:p>187.16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0-10-01" calcext:value-type="date">
            <text:p>01/10/10</text:p>
          </table:table-cell>
          <table:table-cell table:style-name="ce20" office:value-type="float" office:value="187.63" calcext:value-type="float">
            <text:p>187.63</text:p>
          </table:table-cell>
          <table:table-cell table:style-name="ce28" office:value-type="float" office:value="186.263" calcext:value-type="float">
            <text:p>186.26</text:p>
          </table:table-cell>
          <table:table-cell table:style-name="ce29" table:formula="of:=([.A130] * [.$C$297]) + [.$C$298]" office:value-type="float" office:value="187.163214210924" calcext:value-type="float">
            <text:p>187.16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0-11-01" calcext:value-type="date">
            <text:p>01/11/10</text:p>
          </table:table-cell>
          <table:table-cell table:style-name="ce20" office:value-type="float" office:value="192.12" calcext:value-type="float">
            <text:p>192.12</text:p>
          </table:table-cell>
          <table:table-cell table:style-name="ce28" office:value-type="float" office:value="186.313" calcext:value-type="float">
            <text:p>186.31</text:p>
          </table:table-cell>
          <table:table-cell table:style-name="ce29" table:formula="of:=([.A131] * [.$C$297]) + [.$C$298]" office:value-type="float" office:value="187.164463236983" calcext:value-type="float">
            <text:p>187.16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0-12-01" calcext:value-type="date">
            <text:p>01/12/10</text:p>
          </table:table-cell>
          <table:table-cell table:style-name="ce20" office:value-type="float" office:value="193.06" calcext:value-type="float">
            <text:p>193.06</text:p>
          </table:table-cell>
          <table:table-cell table:style-name="ce28" office:value-type="float" office:value="186.362" calcext:value-type="float">
            <text:p>186.36</text:p>
          </table:table-cell>
          <table:table-cell table:style-name="ce29" table:formula="of:=([.A132] * [.$C$297]) + [.$C$298]" office:value-type="float" office:value="187.165671971879" calcext:value-type="float">
            <text:p>187.17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1-01-01" calcext:value-type="date">
            <text:p>01/01/11</text:p>
          </table:table-cell>
          <table:table-cell table:style-name="ce20" office:value-type="float" office:value="192.55" calcext:value-type="float">
            <text:p>192.55</text:p>
          </table:table-cell>
          <table:table-cell table:style-name="ce28" office:value-type="float" office:value="186.419" calcext:value-type="float">
            <text:p>186.42</text:p>
          </table:table-cell>
          <table:table-cell table:style-name="ce29" table:formula="of:=([.A133] * [.$C$297]) + [.$C$298]" office:value-type="float" office:value="187.166920997938" calcext:value-type="float">
            <text:p>187.17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1-02-01" calcext:value-type="date">
            <text:p>01/02/11</text:p>
          </table:table-cell>
          <table:table-cell table:style-name="ce20" office:value-type="float" office:value="192.16" calcext:value-type="float">
            <text:p>192.16</text:p>
          </table:table-cell>
          <table:table-cell table:style-name="ce28" office:value-type="float" office:value="186.485" calcext:value-type="float">
            <text:p>186.49</text:p>
          </table:table-cell>
          <table:table-cell table:style-name="ce29" table:formula="of:=([.A134] * [.$C$297]) + [.$C$298]" office:value-type="float" office:value="187.168170023997" calcext:value-type="float">
            <text:p>187.17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1-03-01" calcext:value-type="date">
            <text:p>01/03/11</text:p>
          </table:table-cell>
          <table:table-cell table:style-name="ce20" office:value-type="float" office:value="192.13" calcext:value-type="float">
            <text:p>192.13</text:p>
          </table:table-cell>
          <table:table-cell table:style-name="ce28" office:value-type="float" office:value="186.554" calcext:value-type="float">
            <text:p>186.55</text:p>
          </table:table-cell>
          <table:table-cell table:style-name="ce29" table:formula="of:=([.A135] * [.$C$297]) + [.$C$298]" office:value-type="float" office:value="187.169298176566" calcext:value-type="float">
            <text:p>187.17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1-04-01" calcext:value-type="date">
            <text:p>01/04/11</text:p>
          </table:table-cell>
          <table:table-cell table:style-name="ce20" office:value-type="float" office:value="189.21" calcext:value-type="float">
            <text:p>189.21</text:p>
          </table:table-cell>
          <table:table-cell table:style-name="ce28" office:value-type="float" office:value="186.616" calcext:value-type="float">
            <text:p>186.62</text:p>
          </table:table-cell>
          <table:table-cell table:style-name="ce29" table:formula="of:=([.A136] * [.$C$297]) + [.$C$298]" office:value-type="float" office:value="187.170547202625" calcext:value-type="float">
            <text:p>187.17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1-05-01" calcext:value-type="date">
            <text:p>01/05/11</text:p>
          </table:table-cell>
          <table:table-cell table:style-name="ce20" office:value-type="float" office:value="183.43" calcext:value-type="float">
            <text:p>183.43</text:p>
          </table:table-cell>
          <table:table-cell table:style-name="ce28" office:value-type="float" office:value="186.666" calcext:value-type="float">
            <text:p>186.67</text:p>
          </table:table-cell>
          <table:table-cell table:style-name="ce29" table:formula="of:=([.A137] * [.$C$297]) + [.$C$298]" office:value-type="float" office:value="187.171755937521" calcext:value-type="float">
            <text:p>187.17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1-06-01" calcext:value-type="date">
            <text:p>01/06/11</text:p>
          </table:table-cell>
          <table:table-cell table:style-name="ce20" office:value-type="float" office:value="176.57" calcext:value-type="float">
            <text:p>176.57</text:p>
          </table:table-cell>
          <table:table-cell table:style-name="ce28" office:value-type="float" office:value="186.706" calcext:value-type="float">
            <text:p>186.71</text:p>
          </table:table-cell>
          <table:table-cell table:style-name="ce29" table:formula="of:=([.A138] * [.$C$297]) + [.$C$298]" office:value-type="float" office:value="187.17300496358" calcext:value-type="float">
            <text:p>187.17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1-07-01" calcext:value-type="date">
            <text:p>01/07/11</text:p>
          </table:table-cell>
          <table:table-cell table:style-name="ce20" office:value-type="float" office:value="176.21" calcext:value-type="float">
            <text:p>176.21</text:p>
          </table:table-cell>
          <table:table-cell table:style-name="ce28" office:value-type="float" office:value="186.734" calcext:value-type="float">
            <text:p>186.73</text:p>
          </table:table-cell>
          <table:table-cell table:style-name="ce29" table:formula="of:=([.A139] * [.$C$297]) + [.$C$298]" office:value-type="float" office:value="187.174213698476" calcext:value-type="float">
            <text:p>187.17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1-08-01" calcext:value-type="date">
            <text:p>01/08/11</text:p>
          </table:table-cell>
          <table:table-cell table:style-name="ce20" office:value-type="float" office:value="179.62" calcext:value-type="float">
            <text:p>179.62</text:p>
          </table:table-cell>
          <table:table-cell table:style-name="ce28" office:value-type="float" office:value="186.751" calcext:value-type="float">
            <text:p>186.75</text:p>
          </table:table-cell>
          <table:table-cell table:style-name="ce29" table:formula="of:=([.A140] * [.$C$297]) + [.$C$298]" office:value-type="float" office:value="187.175462724535" calcext:value-type="float">
            <text:p>187.18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1-09-01" calcext:value-type="date">
            <text:p>01/09/11</text:p>
          </table:table-cell>
          <table:table-cell table:style-name="ce20" office:value-type="float" office:value="184.45" calcext:value-type="float">
            <text:p>184.45</text:p>
          </table:table-cell>
          <table:table-cell table:style-name="ce28" office:value-type="float" office:value="186.767" calcext:value-type="float">
            <text:p>186.77</text:p>
          </table:table-cell>
          <table:table-cell table:style-name="ce29" table:formula="of:=([.A141] * [.$C$297]) + [.$C$298]" office:value-type="float" office:value="187.176711750594" calcext:value-type="float">
            <text:p>187.18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1-10-01" calcext:value-type="date">
            <text:p>01/10/11</text:p>
          </table:table-cell>
          <table:table-cell table:style-name="ce20" office:value-type="float" office:value="189.39" calcext:value-type="float">
            <text:p>189.39</text:p>
          </table:table-cell>
          <table:table-cell table:style-name="ce28" office:value-type="float" office:value="186.788" calcext:value-type="float">
            <text:p>186.79</text:p>
          </table:table-cell>
          <table:table-cell table:style-name="ce29" table:formula="of:=([.A142] * [.$C$297]) + [.$C$298]" office:value-type="float" office:value="187.17792048549" calcext:value-type="float">
            <text:p>187.18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1-11-01" calcext:value-type="date">
            <text:p>01/11/11</text:p>
          </table:table-cell>
          <table:table-cell table:style-name="ce20" office:value-type="float" office:value="192.28" calcext:value-type="float">
            <text:p>192.28</text:p>
          </table:table-cell>
          <table:table-cell table:style-name="ce28" office:value-type="float" office:value="186.814" calcext:value-type="float">
            <text:p>186.81</text:p>
          </table:table-cell>
          <table:table-cell table:style-name="ce29" table:formula="of:=([.A143] * [.$C$297]) + [.$C$298]" office:value-type="float" office:value="187.179169511549" calcext:value-type="float">
            <text:p>187.18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1-12-01" calcext:value-type="date">
            <text:p>01/12/11</text:p>
          </table:table-cell>
          <table:table-cell table:style-name="ce20" office:value-type="float" office:value="191.83" calcext:value-type="float">
            <text:p>191.83</text:p>
          </table:table-cell>
          <table:table-cell table:style-name="ce28" office:value-type="float" office:value="186.846" calcext:value-type="float">
            <text:p>186.85</text:p>
          </table:table-cell>
          <table:table-cell table:style-name="ce29" table:formula="of:=([.A144] * [.$C$297]) + [.$C$298]" office:value-type="float" office:value="187.180378246444" calcext:value-type="float">
            <text:p>187.18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2-01-01" calcext:value-type="date">
            <text:p>01/01/12</text:p>
          </table:table-cell>
          <table:table-cell table:style-name="ce20" office:value-type="float" office:value="193.82" calcext:value-type="float">
            <text:p>193.82</text:p>
          </table:table-cell>
          <table:table-cell table:style-name="ce28" office:value-type="float" office:value="186.882" calcext:value-type="float">
            <text:p>186.88</text:p>
          </table:table-cell>
          <table:table-cell table:style-name="ce29" table:formula="of:=([.A145] * [.$C$297]) + [.$C$298]" office:value-type="float" office:value="187.181627272503" calcext:value-type="float">
            <text:p>187.18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2-02-01" calcext:value-type="date">
            <text:p>01/02/12</text:p>
          </table:table-cell>
          <table:table-cell table:style-name="ce20" office:value-type="float" office:value="193.3" calcext:value-type="float">
            <text:p>193.3</text:p>
          </table:table-cell>
          <table:table-cell table:style-name="ce28" office:value-type="float" office:value="186.922" calcext:value-type="float">
            <text:p>186.92</text:p>
          </table:table-cell>
          <table:table-cell table:style-name="ce29" table:formula="of:=([.A146] * [.$C$297]) + [.$C$298]" office:value-type="float" office:value="187.182876298562" calcext:value-type="float">
            <text:p>187.18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2-03-01" calcext:value-type="date">
            <text:p>01/03/12</text:p>
          </table:table-cell>
          <table:table-cell table:style-name="ce20" office:value-type="float" office:value="190.66" calcext:value-type="float">
            <text:p>190.66</text:p>
          </table:table-cell>
          <table:table-cell table:style-name="ce28" office:value-type="float" office:value="186.96" calcext:value-type="float">
            <text:p>186.96</text:p>
          </table:table-cell>
          <table:table-cell table:style-name="ce29" table:formula="of:=([.A147] * [.$C$297]) + [.$C$298]" office:value-type="float" office:value="187.184044742295" calcext:value-type="float">
            <text:p>187.18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2-04-01" calcext:value-type="date">
            <text:p>01/04/12</text:p>
          </table:table-cell>
          <table:table-cell table:style-name="ce20" office:value-type="float" office:value="189.01" calcext:value-type="float">
            <text:p>189.01</text:p>
          </table:table-cell>
          <table:table-cell table:style-name="ce28" office:value-type="float" office:value="186.995" calcext:value-type="float">
            <text:p>187.00</text:p>
          </table:table-cell>
          <table:table-cell table:style-name="ce29" table:formula="of:=([.A148] * [.$C$297]) + [.$C$298]" office:value-type="float" office:value="187.185293768354" calcext:value-type="float">
            <text:p>187.19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2-05-01" calcext:value-type="date">
            <text:p>01/05/12</text:p>
          </table:table-cell>
          <table:table-cell table:style-name="ce20" office:value-type="float" office:value="184.46" calcext:value-type="float">
            <text:p>184.46</text:p>
          </table:table-cell>
          <table:table-cell table:style-name="ce28" office:value-type="float" office:value="187.026" calcext:value-type="float">
            <text:p>187.03</text:p>
          </table:table-cell>
          <table:table-cell table:style-name="ce29" table:formula="of:=([.A149] * [.$C$297]) + [.$C$298]" office:value-type="float" office:value="187.18650250325" calcext:value-type="float">
            <text:p>187.19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2-06-01" calcext:value-type="date">
            <text:p>01/06/12</text:p>
          </table:table-cell>
          <table:table-cell table:style-name="ce20" office:value-type="float" office:value="178.25" calcext:value-type="float">
            <text:p>178.25</text:p>
          </table:table-cell>
          <table:table-cell table:style-name="ce28" office:value-type="float" office:value="187.055" calcext:value-type="float">
            <text:p>187.06</text:p>
          </table:table-cell>
          <table:table-cell table:style-name="ce29" table:formula="of:=([.A150] * [.$C$297]) + [.$C$298]" office:value-type="float" office:value="187.187751529309" calcext:value-type="float">
            <text:p>187.19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2-07-01" calcext:value-type="date">
            <text:p>01/07/12</text:p>
          </table:table-cell>
          <table:table-cell table:style-name="ce20" office:value-type="float" office:value="175.89" calcext:value-type="float">
            <text:p>175.89</text:p>
          </table:table-cell>
          <table:table-cell table:style-name="ce28" office:value-type="float" office:value="187.084" calcext:value-type="float">
            <text:p>187.08</text:p>
          </table:table-cell>
          <table:table-cell table:style-name="ce29" table:formula="of:=([.A151] * [.$C$297]) + [.$C$298]" office:value-type="float" office:value="187.188960264205" calcext:value-type="float">
            <text:p>187.19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2-08-01" calcext:value-type="date">
            <text:p>01/08/12</text:p>
          </table:table-cell>
          <table:table-cell table:style-name="ce20" office:value-type="float" office:value="179.64" calcext:value-type="float">
            <text:p>179.64</text:p>
          </table:table-cell>
          <table:table-cell table:style-name="ce28" office:value-type="float" office:value="187.109" calcext:value-type="float">
            <text:p>187.11</text:p>
          </table:table-cell>
          <table:table-cell table:style-name="ce29" table:formula="of:=([.A152] * [.$C$297]) + [.$C$298]" office:value-type="float" office:value="187.190209290264" calcext:value-type="float">
            <text:p>187.19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2-09-01" calcext:value-type="date">
            <text:p>01/09/12</text:p>
          </table:table-cell>
          <table:table-cell table:style-name="ce20" office:value-type="float" office:value="184.71" calcext:value-type="float">
            <text:p>184.71</text:p>
          </table:table-cell>
          <table:table-cell table:style-name="ce28" office:value-type="float" office:value="187.128" calcext:value-type="float">
            <text:p>187.13</text:p>
          </table:table-cell>
          <table:table-cell table:style-name="ce29" table:formula="of:=([.A153] * [.$C$297]) + [.$C$298]" office:value-type="float" office:value="187.191458316323" calcext:value-type="float">
            <text:p>187.19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2-10-01" calcext:value-type="date">
            <text:p>01/10/12</text:p>
          </table:table-cell>
          <table:table-cell table:style-name="ce20" office:value-type="float" office:value="190.26" calcext:value-type="float">
            <text:p>190.26</text:p>
          </table:table-cell>
          <table:table-cell table:style-name="ce28" office:value-type="float" office:value="187.143" calcext:value-type="float">
            <text:p>187.14</text:p>
          </table:table-cell>
          <table:table-cell table:style-name="ce29" table:formula="of:=([.A154] * [.$C$297]) + [.$C$298]" office:value-type="float" office:value="187.192667051219" calcext:value-type="float">
            <text:p>187.19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2-11-01" calcext:value-type="date">
            <text:p>01/11/12</text:p>
          </table:table-cell>
          <table:table-cell table:style-name="ce20" office:value-type="float" office:value="192.65" calcext:value-type="float">
            <text:p>192.65</text:p>
          </table:table-cell>
          <table:table-cell table:style-name="ce28" office:value-type="float" office:value="187.16" calcext:value-type="float">
            <text:p>187.16</text:p>
          </table:table-cell>
          <table:table-cell table:style-name="ce29" table:formula="of:=([.A155] * [.$C$297]) + [.$C$298]" office:value-type="float" office:value="187.193916077278" calcext:value-type="float">
            <text:p>187.19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2-12-01" calcext:value-type="date">
            <text:p>01/12/12</text:p>
          </table:table-cell>
          <table:table-cell table:style-name="ce20" office:value-type="float" office:value="193.84" calcext:value-type="float">
            <text:p>193.84</text:p>
          </table:table-cell>
          <table:table-cell table:style-name="ce28" office:value-type="float" office:value="187.176" calcext:value-type="float">
            <text:p>187.18</text:p>
          </table:table-cell>
          <table:table-cell table:style-name="ce29" table:formula="of:=([.A156] * [.$C$297]) + [.$C$298]" office:value-type="float" office:value="187.195124812174" calcext:value-type="float">
            <text:p>187.20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3-01-01" calcext:value-type="date">
            <text:p>01/01/13</text:p>
          </table:table-cell>
          <table:table-cell table:style-name="ce20" office:value-type="float" office:value="192.39" calcext:value-type="float">
            <text:p>192.39</text:p>
          </table:table-cell>
          <table:table-cell table:style-name="ce28" office:value-type="float" office:value="187.186" calcext:value-type="float">
            <text:p>187.19</text:p>
          </table:table-cell>
          <table:table-cell table:style-name="ce29" table:formula="of:=([.A157] * [.$C$297]) + [.$C$298]" office:value-type="float" office:value="187.196373838233" calcext:value-type="float">
            <text:p>187.20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3-02-01" calcext:value-type="date">
            <text:p>01/02/13</text:p>
          </table:table-cell>
          <table:table-cell table:style-name="ce20" office:value-type="float" office:value="192.53" calcext:value-type="float">
            <text:p>192.53</text:p>
          </table:table-cell>
          <table:table-cell table:style-name="ce28" office:value-type="float" office:value="187.193" calcext:value-type="float">
            <text:p>187.19</text:p>
          </table:table-cell>
          <table:table-cell table:style-name="ce29" table:formula="of:=([.A158] * [.$C$297]) + [.$C$298]" office:value-type="float" office:value="187.197622864292" calcext:value-type="float">
            <text:p>187.20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3-03-01" calcext:value-type="date">
            <text:p>01/03/13</text:p>
          </table:table-cell>
          <table:table-cell table:style-name="ce20" office:value-type="float" office:value="191.89" calcext:value-type="float">
            <text:p>191.89</text:p>
          </table:table-cell>
          <table:table-cell table:style-name="ce28" office:value-type="float" office:value="187.203" calcext:value-type="float">
            <text:p>187.20</text:p>
          </table:table-cell>
          <table:table-cell table:style-name="ce29" table:formula="of:=([.A159] * [.$C$297]) + [.$C$298]" office:value-type="float" office:value="187.198751016861" calcext:value-type="float">
            <text:p>187.20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3-04-01" calcext:value-type="date">
            <text:p>01/04/13</text:p>
          </table:table-cell>
          <table:table-cell table:style-name="ce20" office:value-type="float" office:value="189.89" calcext:value-type="float">
            <text:p>189.89</text:p>
          </table:table-cell>
          <table:table-cell table:style-name="ce28" office:value-type="float" office:value="187.216" calcext:value-type="float">
            <text:p>187.22</text:p>
          </table:table-cell>
          <table:table-cell table:style-name="ce29" table:formula="of:=([.A160] * [.$C$297]) + [.$C$298]" office:value-type="float" office:value="187.20000004292" calcext:value-type="float">
            <text:p>187.20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3-05-01" calcext:value-type="date">
            <text:p>01/05/13</text:p>
          </table:table-cell>
          <table:table-cell table:style-name="ce20" office:value-type="float" office:value="184.21" calcext:value-type="float">
            <text:p>184.21</text:p>
          </table:table-cell>
          <table:table-cell table:style-name="ce28" office:value-type="float" office:value="187.229" calcext:value-type="float">
            <text:p>187.23</text:p>
          </table:table-cell>
          <table:table-cell table:style-name="ce29" table:formula="of:=([.A161] * [.$C$297]) + [.$C$298]" office:value-type="float" office:value="187.201208777816" calcext:value-type="float">
            <text:p>187.20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3-06-01" calcext:value-type="date">
            <text:p>01/06/13</text:p>
          </table:table-cell>
          <table:table-cell table:style-name="ce20" office:value-type="float" office:value="177.81" calcext:value-type="float">
            <text:p>177.81</text:p>
          </table:table-cell>
          <table:table-cell table:style-name="ce28" office:value-type="float" office:value="187.243" calcext:value-type="float">
            <text:p>187.24</text:p>
          </table:table-cell>
          <table:table-cell table:style-name="ce29" table:formula="of:=([.A162] * [.$C$297]) + [.$C$298]" office:value-type="float" office:value="187.202457803875" calcext:value-type="float">
            <text:p>187.20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3-07-01" calcext:value-type="date">
            <text:p>01/07/13</text:p>
          </table:table-cell>
          <table:table-cell table:style-name="ce20" office:value-type="float" office:value="176.45" calcext:value-type="float">
            <text:p>176.45</text:p>
          </table:table-cell>
          <table:table-cell table:style-name="ce28" office:value-type="float" office:value="187.261" calcext:value-type="float">
            <text:p>187.26</text:p>
          </table:table-cell>
          <table:table-cell table:style-name="ce29" table:formula="of:=([.A163] * [.$C$297]) + [.$C$298]" office:value-type="float" office:value="187.203666538771" calcext:value-type="float">
            <text:p>187.20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3-08-01" calcext:value-type="date">
            <text:p>01/08/13</text:p>
          </table:table-cell>
          <table:table-cell table:style-name="ce20" office:value-type="float" office:value="180.2" calcext:value-type="float">
            <text:p>180.2</text:p>
          </table:table-cell>
          <table:table-cell table:style-name="ce28" office:value-type="float" office:value="187.278" calcext:value-type="float">
            <text:p>187.28</text:p>
          </table:table-cell>
          <table:table-cell table:style-name="ce29" table:formula="of:=([.A164] * [.$C$297]) + [.$C$298]" office:value-type="float" office:value="187.20491556483" calcext:value-type="float">
            <text:p>187.20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3-09-01" calcext:value-type="date">
            <text:p>01/09/13</text:p>
          </table:table-cell>
          <table:table-cell table:style-name="ce20" office:value-type="float" office:value="184.57" calcext:value-type="float">
            <text:p>184.57</text:p>
          </table:table-cell>
          <table:table-cell table:style-name="ce28" office:value-type="float" office:value="187.291" calcext:value-type="float">
            <text:p>187.29</text:p>
          </table:table-cell>
          <table:table-cell table:style-name="ce29" table:formula="of:=([.A165] * [.$C$297]) + [.$C$298]" office:value-type="float" office:value="187.206164590889" calcext:value-type="float">
            <text:p>187.21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3-10-01" calcext:value-type="date">
            <text:p>01/10/13</text:p>
          </table:table-cell>
          <table:table-cell table:style-name="ce20" office:value-type="float" office:value="189.78" calcext:value-type="float">
            <text:p>189.78</text:p>
          </table:table-cell>
          <table:table-cell table:style-name="ce28" office:value-type="float" office:value="187.298" calcext:value-type="float">
            <text:p>187.30</text:p>
          </table:table-cell>
          <table:table-cell table:style-name="ce29" table:formula="of:=([.A166] * [.$C$297]) + [.$C$298]" office:value-type="float" office:value="187.207373325785" calcext:value-type="float">
            <text:p>187.21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3-11-01" calcext:value-type="date">
            <text:p>01/11/13</text:p>
          </table:table-cell>
          <table:table-cell table:style-name="ce20" office:value-type="float" office:value="193.13" calcext:value-type="float">
            <text:p>193.13</text:p>
          </table:table-cell>
          <table:table-cell table:style-name="ce28" office:value-type="float" office:value="187.302" calcext:value-type="float">
            <text:p>187.30</text:p>
          </table:table-cell>
          <table:table-cell table:style-name="ce29" table:formula="of:=([.A167] * [.$C$297]) + [.$C$298]" office:value-type="float" office:value="187.208622351844" calcext:value-type="float">
            <text:p>187.21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3-12-01" calcext:value-type="date">
            <text:p>01/12/13</text:p>
          </table:table-cell>
          <table:table-cell table:style-name="ce20" office:value-type="float" office:value="194.16" calcext:value-type="float">
            <text:p>194.16</text:p>
          </table:table-cell>
          <table:table-cell table:style-name="ce28" office:value-type="float" office:value="187.316" calcext:value-type="float">
            <text:p>187.32</text:p>
          </table:table-cell>
          <table:table-cell table:style-name="ce29" table:formula="of:=([.A168] * [.$C$297]) + [.$C$298]" office:value-type="float" office:value="187.209831086739" calcext:value-type="float">
            <text:p>187.21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4-01-01" calcext:value-type="date">
            <text:p>01/01/14</text:p>
          </table:table-cell>
          <table:table-cell table:style-name="ce20" office:value-type="float" office:value="193.19" calcext:value-type="float">
            <text:p>193.19</text:p>
          </table:table-cell>
          <table:table-cell table:style-name="ce28" office:value-type="float" office:value="187.342" calcext:value-type="float">
            <text:p>187.34</text:p>
          </table:table-cell>
          <table:table-cell table:style-name="ce29" table:formula="of:=([.A169] * [.$C$297]) + [.$C$298]" office:value-type="float" office:value="187.211080112798" calcext:value-type="float">
            <text:p>187.21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4-02-01" calcext:value-type="date">
            <text:p>01/02/14</text:p>
          </table:table-cell>
          <table:table-cell table:style-name="ce20" office:value-type="float" office:value="192.35" calcext:value-type="float">
            <text:p>192.35</text:p>
          </table:table-cell>
          <table:table-cell table:style-name="ce28" office:value-type="float" office:value="187.373" calcext:value-type="float">
            <text:p>187.37</text:p>
          </table:table-cell>
          <table:table-cell table:style-name="ce29" table:formula="of:=([.A170] * [.$C$297]) + [.$C$298]" office:value-type="float" office:value="187.212329138857" calcext:value-type="float">
            <text:p>187.21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4-03-01" calcext:value-type="date">
            <text:p>01/03/14</text:p>
          </table:table-cell>
          <table:table-cell table:style-name="ce20" office:value-type="float" office:value="191.64" calcext:value-type="float">
            <text:p>191.64</text:p>
          </table:table-cell>
          <table:table-cell table:style-name="ce28" office:value-type="float" office:value="187.4" calcext:value-type="float">
            <text:p>187.40</text:p>
          </table:table-cell>
          <table:table-cell table:style-name="ce29" table:formula="of:=([.A171] * [.$C$297]) + [.$C$298]" office:value-type="float" office:value="187.213457291427" calcext:value-type="float">
            <text:p>187.21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4-04-01" calcext:value-type="date">
            <text:p>01/04/14</text:p>
          </table:table-cell>
          <table:table-cell table:style-name="ce20" office:value-type="float" office:value="189.57" calcext:value-type="float">
            <text:p>189.57</text:p>
          </table:table-cell>
          <table:table-cell table:style-name="ce28" office:value-type="float" office:value="187.418" calcext:value-type="float">
            <text:p>187.42</text:p>
          </table:table-cell>
          <table:table-cell table:style-name="ce29" table:formula="of:=([.A172] * [.$C$297]) + [.$C$298]" office:value-type="float" office:value="187.214706317486" calcext:value-type="float">
            <text:p>187.21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4-05-01" calcext:value-type="date">
            <text:p>01/05/14</text:p>
          </table:table-cell>
          <table:table-cell table:style-name="ce20" office:value-type="float" office:value="184.32" calcext:value-type="float">
            <text:p>184.32</text:p>
          </table:table-cell>
          <table:table-cell table:style-name="ce28" office:value-type="float" office:value="187.428" calcext:value-type="float">
            <text:p>187.43</text:p>
          </table:table-cell>
          <table:table-cell table:style-name="ce29" table:formula="of:=([.A173] * [.$C$297]) + [.$C$298]" office:value-type="float" office:value="187.215915052382" calcext:value-type="float">
            <text:p>187.22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4-06-01" calcext:value-type="date">
            <text:p>01/06/14</text:p>
          </table:table-cell>
          <table:table-cell table:style-name="ce20" office:value-type="float" office:value="178.6" calcext:value-type="float">
            <text:p>178.6</text:p>
          </table:table-cell>
          <table:table-cell table:style-name="ce28" office:value-type="float" office:value="187.435" calcext:value-type="float">
            <text:p>187.44</text:p>
          </table:table-cell>
          <table:table-cell table:style-name="ce29" table:formula="of:=([.A174] * [.$C$297]) + [.$C$298]" office:value-type="float" office:value="187.217164078441" calcext:value-type="float">
            <text:p>187.22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4-07-01" calcext:value-type="date">
            <text:p>01/07/14</text:p>
          </table:table-cell>
          <table:table-cell table:style-name="ce20" office:value-type="float" office:value="176.74" calcext:value-type="float">
            <text:p>176.74</text:p>
          </table:table-cell>
          <table:table-cell table:style-name="ce28" office:value-type="float" office:value="187.439" calcext:value-type="float">
            <text:p>187.44</text:p>
          </table:table-cell>
          <table:table-cell table:style-name="ce29" table:formula="of:=([.A175] * [.$C$297]) + [.$C$298]" office:value-type="float" office:value="187.218372813337" calcext:value-type="float">
            <text:p>187.22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4-08-01" calcext:value-type="date">
            <text:p>01/08/14</text:p>
          </table:table-cell>
          <table:table-cell table:style-name="ce20" office:value-type="float" office:value="180.9" calcext:value-type="float">
            <text:p>180.9</text:p>
          </table:table-cell>
          <table:table-cell table:style-name="ce28" office:value-type="float" office:value="187.444" calcext:value-type="float">
            <text:p>187.44</text:p>
          </table:table-cell>
          <table:table-cell table:style-name="ce29" table:formula="of:=([.A176] * [.$C$297]) + [.$C$298]" office:value-type="float" office:value="187.219621839396" calcext:value-type="float">
            <text:p>187.22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4-09-01" calcext:value-type="date">
            <text:p>01/09/14</text:p>
          </table:table-cell>
          <table:table-cell table:style-name="ce20" office:value-type="float" office:value="185.11" calcext:value-type="float">
            <text:p>185.11</text:p>
          </table:table-cell>
          <table:table-cell table:style-name="ce28" office:value-type="float" office:value="187.454" calcext:value-type="float">
            <text:p>187.45</text:p>
          </table:table-cell>
          <table:table-cell table:style-name="ce29" table:formula="of:=([.A177] * [.$C$297]) + [.$C$298]" office:value-type="float" office:value="187.220870865455" calcext:value-type="float">
            <text:p>187.22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4-10-01" calcext:value-type="date">
            <text:p>01/10/14</text:p>
          </table:table-cell>
          <table:table-cell table:style-name="ce20" office:value-type="float" office:value="189.76" calcext:value-type="float">
            <text:p>189.76</text:p>
          </table:table-cell>
          <table:table-cell table:style-name="ce28" office:value-type="float" office:value="187.465" calcext:value-type="float">
            <text:p>187.47</text:p>
          </table:table-cell>
          <table:table-cell table:style-name="ce29" table:formula="of:=([.A178] * [.$C$297]) + [.$C$298]" office:value-type="float" office:value="187.22207960035" calcext:value-type="float">
            <text:p>187.22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4-11-01" calcext:value-type="date">
            <text:p>01/11/14</text:p>
          </table:table-cell>
          <table:table-cell table:style-name="ce20" office:value-type="float" office:value="193.07" calcext:value-type="float">
            <text:p>193.07</text:p>
          </table:table-cell>
          <table:table-cell table:style-name="ce28" office:value-type="float" office:value="187.472" calcext:value-type="float">
            <text:p>187.47</text:p>
          </table:table-cell>
          <table:table-cell table:style-name="ce29" table:formula="of:=([.A179] * [.$C$297]) + [.$C$298]" office:value-type="float" office:value="187.223328626409" calcext:value-type="float">
            <text:p>187.22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4-12-01" calcext:value-type="date">
            <text:p>01/12/14</text:p>
          </table:table-cell>
          <table:table-cell table:style-name="ce20" office:value-type="float" office:value="193.45" calcext:value-type="float">
            <text:p>193.45</text:p>
          </table:table-cell>
          <table:table-cell table:style-name="ce28" office:value-type="float" office:value="187.471" calcext:value-type="float">
            <text:p>187.47</text:p>
          </table:table-cell>
          <table:table-cell table:style-name="ce29" table:formula="of:=([.A180] * [.$C$297]) + [.$C$298]" office:value-type="float" office:value="187.224537361305" calcext:value-type="float">
            <text:p>187.22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5-01-01" calcext:value-type="date">
            <text:p>01/01/15</text:p>
          </table:table-cell>
          <table:table-cell table:style-name="ce20" office:value-type="float" office:value="193.59" calcext:value-type="float">
            <text:p>193.59</text:p>
          </table:table-cell>
          <table:table-cell table:style-name="ce28" office:value-type="float" office:value="187.46" calcext:value-type="float">
            <text:p>187.46</text:p>
          </table:table-cell>
          <table:table-cell table:style-name="ce29" table:formula="of:=([.A181] * [.$C$297]) + [.$C$298]" office:value-type="float" office:value="187.225786387364" calcext:value-type="float">
            <text:p>187.23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5-02-01" calcext:value-type="date">
            <text:p>01/02/15</text:p>
          </table:table-cell>
          <table:table-cell table:style-name="ce20" office:value-type="float" office:value="192.91" calcext:value-type="float">
            <text:p>192.91</text:p>
          </table:table-cell>
          <table:table-cell table:style-name="ce28" office:value-type="float" office:value="187.432" calcext:value-type="float">
            <text:p>187.43</text:p>
          </table:table-cell>
          <table:table-cell table:style-name="ce29" table:formula="of:=([.A182] * [.$C$297]) + [.$C$298]" office:value-type="float" office:value="187.227035413423" calcext:value-type="float">
            <text:p>187.23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5-03-01" calcext:value-type="date">
            <text:p>01/03/15</text:p>
          </table:table-cell>
          <table:table-cell table:style-name="ce20" office:value-type="float" office:value="190.91" calcext:value-type="float">
            <text:p>190.91</text:p>
          </table:table-cell>
          <table:table-cell table:style-name="ce28" office:value-type="float" office:value="187.386" calcext:value-type="float">
            <text:p>187.39</text:p>
          </table:table-cell>
          <table:table-cell table:style-name="ce29" table:formula="of:=([.A183] * [.$C$297]) + [.$C$298]" office:value-type="float" office:value="187.228163565993" calcext:value-type="float">
            <text:p>187.23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5-04-01" calcext:value-type="date">
            <text:p>01/04/15</text:p>
          </table:table-cell>
          <table:table-cell table:style-name="ce20" office:value-type="float" office:value="189.97" calcext:value-type="float">
            <text:p>189.97</text:p>
          </table:table-cell>
          <table:table-cell table:style-name="ce28" office:value-type="float" office:value="187.327" calcext:value-type="float">
            <text:p>187.33</text:p>
          </table:table-cell>
          <table:table-cell table:style-name="ce29" table:formula="of:=([.A184] * [.$C$297]) + [.$C$298]" office:value-type="float" office:value="187.229412592052" calcext:value-type="float">
            <text:p>187.23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5-05-01" calcext:value-type="date">
            <text:p>01/05/15</text:p>
          </table:table-cell>
          <table:table-cell table:style-name="ce20" office:value-type="float" office:value="184.95" calcext:value-type="float">
            <text:p>184.95</text:p>
          </table:table-cell>
          <table:table-cell table:style-name="ce28" office:value-type="float" office:value="187.261" calcext:value-type="float">
            <text:p>187.26</text:p>
          </table:table-cell>
          <table:table-cell table:style-name="ce29" table:formula="of:=([.A185] * [.$C$297]) + [.$C$298]" office:value-type="float" office:value="187.230621326948" calcext:value-type="float">
            <text:p>187.23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5-06-01" calcext:value-type="date">
            <text:p>01/06/15</text:p>
          </table:table-cell>
          <table:table-cell table:style-name="ce20" office:value-type="float" office:value="178.46" calcext:value-type="float">
            <text:p>178.46</text:p>
          </table:table-cell>
          <table:table-cell table:style-name="ce28" office:value-type="float" office:value="187.193" calcext:value-type="float">
            <text:p>187.19</text:p>
          </table:table-cell>
          <table:table-cell table:style-name="ce29" table:formula="of:=([.A186] * [.$C$297]) + [.$C$298]" office:value-type="float" office:value="187.231870353007" calcext:value-type="float">
            <text:p>187.23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5-07-01" calcext:value-type="date">
            <text:p>01/07/15</text:p>
          </table:table-cell>
          <table:table-cell table:style-name="ce20" office:value-type="float" office:value="177.18" calcext:value-type="float">
            <text:p>177.18</text:p>
          </table:table-cell>
          <table:table-cell table:style-name="ce28" office:value-type="float" office:value="187.122" calcext:value-type="float">
            <text:p>187.12</text:p>
          </table:table-cell>
          <table:table-cell table:style-name="ce29" table:formula="of:=([.A187] * [.$C$297]) + [.$C$298]" office:value-type="float" office:value="187.233079087902" calcext:value-type="float">
            <text:p>187.23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5-08-01" calcext:value-type="date">
            <text:p>01/08/15</text:p>
          </table:table-cell>
          <table:table-cell table:style-name="ce20" office:value-type="float" office:value="179.86" calcext:value-type="float">
            <text:p>179.86</text:p>
          </table:table-cell>
          <table:table-cell table:style-name="ce28" office:value-type="float" office:value="187.048" calcext:value-type="float">
            <text:p>187.05</text:p>
          </table:table-cell>
          <table:table-cell table:style-name="ce29" table:formula="of:=([.A188] * [.$C$297]) + [.$C$298]" office:value-type="float" office:value="187.234328113961" calcext:value-type="float">
            <text:p>187.23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5-09-01" calcext:value-type="date">
            <text:p>01/09/15</text:p>
          </table:table-cell>
          <table:table-cell table:style-name="ce20" office:value-type="float" office:value="184.62" calcext:value-type="float">
            <text:p>184.62</text:p>
          </table:table-cell>
          <table:table-cell table:style-name="ce28" office:value-type="float" office:value="186.972" calcext:value-type="float">
            <text:p>186.97</text:p>
          </table:table-cell>
          <table:table-cell table:style-name="ce29" table:formula="of:=([.A189] * [.$C$297]) + [.$C$298]" office:value-type="float" office:value="187.23557714002" calcext:value-type="float">
            <text:p>187.24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5-10-01" calcext:value-type="date">
            <text:p>01/10/15</text:p>
          </table:table-cell>
          <table:table-cell table:style-name="ce20" office:value-type="float" office:value="188.58" calcext:value-type="float">
            <text:p>188.58</text:p>
          </table:table-cell>
          <table:table-cell table:style-name="ce28" office:value-type="float" office:value="186.902" calcext:value-type="float">
            <text:p>186.90</text:p>
          </table:table-cell>
          <table:table-cell table:style-name="ce29" table:formula="of:=([.A190] * [.$C$297]) + [.$C$298]" office:value-type="float" office:value="187.236785874916" calcext:value-type="float">
            <text:p>187.24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5-11-01" calcext:value-type="date">
            <text:p>01/11/15</text:p>
          </table:table-cell>
          <table:table-cell table:style-name="ce20" office:value-type="float" office:value="192.1" calcext:value-type="float">
            <text:p>192.1</text:p>
          </table:table-cell>
          <table:table-cell table:style-name="ce28" office:value-type="float" office:value="186.847" calcext:value-type="float">
            <text:p>186.85</text:p>
          </table:table-cell>
          <table:table-cell table:style-name="ce29" table:formula="of:=([.A191] * [.$C$297]) + [.$C$298]" office:value-type="float" office:value="187.238034900975" calcext:value-type="float">
            <text:p>187.24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5-12-01" calcext:value-type="date">
            <text:p>01/12/15</text:p>
          </table:table-cell>
          <table:table-cell table:style-name="ce20" office:value-type="float" office:value="192.73" calcext:value-type="float">
            <text:p>192.73</text:p>
          </table:table-cell>
          <table:table-cell table:style-name="ce28" office:value-type="float" office:value="186.813" calcext:value-type="float">
            <text:p>186.81</text:p>
          </table:table-cell>
          <table:table-cell table:style-name="ce29" table:formula="of:=([.A192] * [.$C$297]) + [.$C$298]" office:value-type="float" office:value="187.239243635871" calcext:value-type="float">
            <text:p>187.24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6-01-01" calcext:value-type="date">
            <text:p>01/01/16</text:p>
          </table:table-cell>
          <table:table-cell table:style-name="ce20" office:value-type="float" office:value="192.91" calcext:value-type="float">
            <text:p>192.91</text:p>
          </table:table-cell>
          <table:table-cell table:style-name="ce28" office:value-type="float" office:value="186.799" calcext:value-type="float">
            <text:p>186.80</text:p>
          </table:table-cell>
          <table:table-cell table:style-name="ce29" table:formula="of:=([.A193] * [.$C$297]) + [.$C$298]" office:value-type="float" office:value="187.24049266193" calcext:value-type="float">
            <text:p>187.24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6-02-01" calcext:value-type="date">
            <text:p>01/02/16</text:p>
          </table:table-cell>
          <table:table-cell table:style-name="ce20" office:value-type="float" office:value="191.61" calcext:value-type="float">
            <text:p>191.61</text:p>
          </table:table-cell>
          <table:table-cell table:style-name="ce28" office:value-type="float" office:value="186.806" calcext:value-type="float">
            <text:p>186.81</text:p>
          </table:table-cell>
          <table:table-cell table:style-name="ce29" table:formula="of:=([.A194] * [.$C$297]) + [.$C$298]" office:value-type="float" office:value="187.241741687989" calcext:value-type="float">
            <text:p>187.24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6-03-01" calcext:value-type="date">
            <text:p>01/03/16</text:p>
          </table:table-cell>
          <table:table-cell table:style-name="ce20" office:value-type="float" office:value="189.98" calcext:value-type="float">
            <text:p>189.98</text:p>
          </table:table-cell>
          <table:table-cell table:style-name="ce28" office:value-type="float" office:value="186.833" calcext:value-type="float">
            <text:p>186.83</text:p>
          </table:table-cell>
          <table:table-cell table:style-name="ce29" table:formula="of:=([.A195] * [.$C$297]) + [.$C$298]" office:value-type="float" office:value="187.242910131722" calcext:value-type="float">
            <text:p>187.24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6-04-01" calcext:value-type="date">
            <text:p>01/04/16</text:p>
          </table:table-cell>
          <table:table-cell table:style-name="ce20" office:value-type="float" office:value="189.47" calcext:value-type="float">
            <text:p>189.47</text:p>
          </table:table-cell>
          <table:table-cell table:style-name="ce28" office:value-type="float" office:value="186.876" calcext:value-type="float">
            <text:p>186.88</text:p>
          </table:table-cell>
          <table:table-cell table:style-name="ce29" table:formula="of:=([.A196] * [.$C$297]) + [.$C$298]" office:value-type="float" office:value="187.244159157781" calcext:value-type="float">
            <text:p>187.24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6-05-01" calcext:value-type="date">
            <text:p>01/05/16</text:p>
          </table:table-cell>
          <table:table-cell table:style-name="ce20" office:value-type="float" office:value="183.27" calcext:value-type="float">
            <text:p>183.27</text:p>
          </table:table-cell>
          <table:table-cell table:style-name="ce28" office:value-type="float" office:value="186.94" calcext:value-type="float">
            <text:p>186.94</text:p>
          </table:table-cell>
          <table:table-cell table:style-name="ce29" table:formula="of:=([.A197] * [.$C$297]) + [.$C$298]" office:value-type="float" office:value="187.245367892677" calcext:value-type="float">
            <text:p>187.25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6-06-01" calcext:value-type="date">
            <text:p>01/06/16</text:p>
          </table:table-cell>
          <table:table-cell table:style-name="ce20" office:value-type="float" office:value="179.24" calcext:value-type="float">
            <text:p>179.24</text:p>
          </table:table-cell>
          <table:table-cell table:style-name="ce28" office:value-type="float" office:value="187.029" calcext:value-type="float">
            <text:p>187.03</text:p>
          </table:table-cell>
          <table:table-cell table:style-name="ce29" table:formula="of:=([.A198] * [.$C$297]) + [.$C$298]" office:value-type="float" office:value="187.246616918736" calcext:value-type="float">
            <text:p>187.25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6-07-01" calcext:value-type="date">
            <text:p>01/07/16</text:p>
          </table:table-cell>
          <table:table-cell table:style-name="ce20" office:value-type="float" office:value="177.2" calcext:value-type="float">
            <text:p>177.2</text:p>
          </table:table-cell>
          <table:table-cell table:style-name="ce28" office:value-type="float" office:value="187.136" calcext:value-type="float">
            <text:p>187.14</text:p>
          </table:table-cell>
          <table:table-cell table:style-name="ce29" table:formula="of:=([.A199] * [.$C$297]) + [.$C$298]" office:value-type="float" office:value="187.247825653631" calcext:value-type="float">
            <text:p>187.25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6-08-01" calcext:value-type="date">
            <text:p>01/08/16</text:p>
          </table:table-cell>
          <table:table-cell table:style-name="ce20" office:value-type="float" office:value="180.23" calcext:value-type="float">
            <text:p>180.23</text:p>
          </table:table-cell>
          <table:table-cell table:style-name="ce28" office:value-type="float" office:value="187.25" calcext:value-type="float">
            <text:p>187.25</text:p>
          </table:table-cell>
          <table:table-cell table:style-name="ce29" table:formula="of:=([.A200] * [.$C$297]) + [.$C$298]" office:value-type="float" office:value="187.24907467969" calcext:value-type="float">
            <text:p>187.25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6-09-01" calcext:value-type="date">
            <text:p>01/09/16</text:p>
          </table:table-cell>
          <table:table-cell table:style-name="ce20" office:value-type="float" office:value="184.76" calcext:value-type="float">
            <text:p>184.76</text:p>
          </table:table-cell>
          <table:table-cell table:style-name="ce28" office:value-type="float" office:value="187.364" calcext:value-type="float">
            <text:p>187.36</text:p>
          </table:table-cell>
          <table:table-cell table:style-name="ce29" table:formula="of:=([.A201] * [.$C$297]) + [.$C$298]" office:value-type="float" office:value="187.250323705749" calcext:value-type="float">
            <text:p>187.25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6-10-01" calcext:value-type="date">
            <text:p>01/10/16</text:p>
          </table:table-cell>
          <table:table-cell table:style-name="ce20" office:value-type="float" office:value="189.28" calcext:value-type="float">
            <text:p>189.28</text:p>
          </table:table-cell>
          <table:table-cell table:style-name="ce28" office:value-type="float" office:value="187.472" calcext:value-type="float">
            <text:p>187.47</text:p>
          </table:table-cell>
          <table:table-cell table:style-name="ce29" table:formula="of:=([.A202] * [.$C$297]) + [.$C$298]" office:value-type="float" office:value="187.251532440645" calcext:value-type="float">
            <text:p>187.25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6-11-01" calcext:value-type="date">
            <text:p>01/11/16</text:p>
          </table:table-cell>
          <table:table-cell table:style-name="ce20" office:value-type="float" office:value="192.92" calcext:value-type="float">
            <text:p>192.92</text:p>
          </table:table-cell>
          <table:table-cell table:style-name="ce28" office:value-type="float" office:value="187.569" calcext:value-type="float">
            <text:p>187.57</text:p>
          </table:table-cell>
          <table:table-cell table:style-name="ce29" table:formula="of:=([.A203] * [.$C$297]) + [.$C$298]" office:value-type="float" office:value="187.252781466704" calcext:value-type="float">
            <text:p>187.25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6-12-01" calcext:value-type="date">
            <text:p>01/12/16</text:p>
          </table:table-cell>
          <table:table-cell table:style-name="ce20" office:value-type="float" office:value="193.15" calcext:value-type="float">
            <text:p>193.15</text:p>
          </table:table-cell>
          <table:table-cell table:style-name="ce28" office:value-type="float" office:value="187.641" calcext:value-type="float">
            <text:p>187.64</text:p>
          </table:table-cell>
          <table:table-cell table:style-name="ce29" table:formula="of:=([.A204] * [.$C$297]) + [.$C$298]" office:value-type="float" office:value="187.2539902016" calcext:value-type="float">
            <text:p>187.25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7-01-01" calcext:value-type="date">
            <text:p>01/01/17</text:p>
          </table:table-cell>
          <table:table-cell table:style-name="ce20" office:value-type="float" office:value="194.85" calcext:value-type="float">
            <text:p>194.85</text:p>
          </table:table-cell>
          <table:table-cell table:style-name="ce28" office:value-type="float" office:value="187.676" calcext:value-type="float">
            <text:p>187.68</text:p>
          </table:table-cell>
          <table:table-cell table:style-name="ce29" table:formula="of:=([.A205] * [.$C$297]) + [.$C$298]" office:value-type="float" office:value="187.255239227659" calcext:value-type="float">
            <text:p>187.26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7-02-01" calcext:value-type="date">
            <text:p>01/02/17</text:p>
          </table:table-cell>
          <table:table-cell table:style-name="ce20" office:value-type="float" office:value="193.53" calcext:value-type="float">
            <text:p>193.53</text:p>
          </table:table-cell>
          <table:table-cell table:style-name="ce28" office:value-type="float" office:value="187.669" calcext:value-type="float">
            <text:p>187.67</text:p>
          </table:table-cell>
          <table:table-cell table:style-name="ce29" table:formula="of:=([.A206] * [.$C$297]) + [.$C$298]" office:value-type="float" office:value="187.256488253718" calcext:value-type="float">
            <text:p>187.26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7-03-01" calcext:value-type="date">
            <text:p>01/03/17</text:p>
          </table:table-cell>
          <table:table-cell table:style-name="ce20" office:value-type="float" office:value="191.37" calcext:value-type="float">
            <text:p>191.37</text:p>
          </table:table-cell>
          <table:table-cell table:style-name="ce28" office:value-type="float" office:value="187.624" calcext:value-type="float">
            <text:p>187.62</text:p>
          </table:table-cell>
          <table:table-cell table:style-name="ce29" table:formula="of:=([.A207] * [.$C$297]) + [.$C$298]" office:value-type="float" office:value="187.257616406288" calcext:value-type="float">
            <text:p>187.26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7-04-01" calcext:value-type="date">
            <text:p>01/04/17</text:p>
          </table:table-cell>
          <table:table-cell table:style-name="ce20" office:value-type="float" office:value="190.42" calcext:value-type="float">
            <text:p>190.42</text:p>
          </table:table-cell>
          <table:table-cell table:style-name="ce28" office:value-type="float" office:value="187.553" calcext:value-type="float">
            <text:p>187.55</text:p>
          </table:table-cell>
          <table:table-cell table:style-name="ce29" table:formula="of:=([.A208] * [.$C$297]) + [.$C$298]" office:value-type="float" office:value="187.258865432347" calcext:value-type="float">
            <text:p>187.26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7-05-01" calcext:value-type="date">
            <text:p>01/05/17</text:p>
          </table:table-cell>
          <table:table-cell table:style-name="ce20" office:value-type="float" office:value="184.94" calcext:value-type="float">
            <text:p>184.94</text:p>
          </table:table-cell>
          <table:table-cell table:style-name="ce28" office:value-type="float" office:value="187.463" calcext:value-type="float">
            <text:p>187.46</text:p>
          </table:table-cell>
          <table:table-cell table:style-name="ce29" table:formula="of:=([.A209] * [.$C$297]) + [.$C$298]" office:value-type="float" office:value="187.260074167242" calcext:value-type="float">
            <text:p>187.26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7-06-01" calcext:value-type="date">
            <text:p>01/06/17</text:p>
          </table:table-cell>
          <table:table-cell table:style-name="ce20" office:value-type="float" office:value="179.75" calcext:value-type="float">
            <text:p>179.75</text:p>
          </table:table-cell>
          <table:table-cell table:style-name="ce28" office:value-type="float" office:value="187.357" calcext:value-type="float">
            <text:p>187.36</text:p>
          </table:table-cell>
          <table:table-cell table:style-name="ce29" table:formula="of:=([.A210] * [.$C$297]) + [.$C$298]" office:value-type="float" office:value="187.261323193301" calcext:value-type="float">
            <text:p>187.26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7-07-01" calcext:value-type="date">
            <text:p>01/07/17</text:p>
          </table:table-cell>
          <table:table-cell table:style-name="ce20" office:value-type="float" office:value="178.24" calcext:value-type="float">
            <text:p>178.24</text:p>
          </table:table-cell>
          <table:table-cell table:style-name="ce28" office:value-type="float" office:value="187.245" calcext:value-type="float">
            <text:p>187.25</text:p>
          </table:table-cell>
          <table:table-cell table:style-name="ce29" table:formula="of:=([.A211] * [.$C$297]) + [.$C$298]" office:value-type="float" office:value="187.262531928197" calcext:value-type="float">
            <text:p>187.26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7-08-01" calcext:value-type="date">
            <text:p>01/08/17</text:p>
          </table:table-cell>
          <table:table-cell table:style-name="ce20" office:value-type="float" office:value="179.29" calcext:value-type="float">
            <text:p>179.29</text:p>
          </table:table-cell>
          <table:table-cell table:style-name="ce28" office:value-type="float" office:value="187.142" calcext:value-type="float">
            <text:p>187.14</text:p>
          </table:table-cell>
          <table:table-cell table:style-name="ce29" table:formula="of:=([.A212] * [.$C$297]) + [.$C$298]" office:value-type="float" office:value="187.263780954256" calcext:value-type="float">
            <text:p>187.26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7-09-01" calcext:value-type="date">
            <text:p>01/09/17</text:p>
          </table:table-cell>
          <table:table-cell table:style-name="ce20" office:value-type="float" office:value="183.73" calcext:value-type="float">
            <text:p>183.73</text:p>
          </table:table-cell>
          <table:table-cell table:style-name="ce28" office:value-type="float" office:value="187.061" calcext:value-type="float">
            <text:p>187.06</text:p>
          </table:table-cell>
          <table:table-cell table:style-name="ce29" table:formula="of:=([.A213] * [.$C$297]) + [.$C$298]" office:value-type="float" office:value="187.265029980315" calcext:value-type="float">
            <text:p>187.27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7-10-01" calcext:value-type="date">
            <text:p>01/10/17</text:p>
          </table:table-cell>
          <table:table-cell table:style-name="ce20" office:value-type="float" office:value="187.86" calcext:value-type="float">
            <text:p>187.86</text:p>
          </table:table-cell>
          <table:table-cell table:style-name="ce28" office:value-type="float" office:value="187.002" calcext:value-type="float">
            <text:p>187.00</text:p>
          </table:table-cell>
          <table:table-cell table:style-name="ce29" table:formula="of:=([.A214] * [.$C$297]) + [.$C$298]" office:value-type="float" office:value="187.266238715211" calcext:value-type="float">
            <text:p>187.27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7-11-01" calcext:value-type="date">
            <text:p>01/11/17</text:p>
          </table:table-cell>
          <table:table-cell table:style-name="ce20" office:value-type="float" office:value="191.77" calcext:value-type="float">
            <text:p>191.77</text:p>
          </table:table-cell>
          <table:table-cell table:style-name="ce28" office:value-type="float" office:value="186.963" calcext:value-type="float">
            <text:p>186.96</text:p>
          </table:table-cell>
          <table:table-cell table:style-name="ce29" table:formula="of:=([.A215] * [.$C$297]) + [.$C$298]" office:value-type="float" office:value="187.26748774127" calcext:value-type="float">
            <text:p>187.27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7-12-01" calcext:value-type="date">
            <text:p>01/12/17</text:p>
          </table:table-cell>
          <table:table-cell table:style-name="ce20" office:value-type="float" office:value="192.23" calcext:value-type="float">
            <text:p>192.23</text:p>
          </table:table-cell>
          <table:table-cell table:style-name="ce28" office:value-type="float" office:value="186.936" calcext:value-type="float">
            <text:p>186.94</text:p>
          </table:table-cell>
          <table:table-cell table:style-name="ce29" table:formula="of:=([.A216] * [.$C$297]) + [.$C$298]" office:value-type="float" office:value="187.268696476166" calcext:value-type="float">
            <text:p>187.27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8-01-01" calcext:value-type="date">
            <text:p>01/01/18</text:p>
          </table:table-cell>
          <table:table-cell table:style-name="ce20" office:value-type="float" office:value="193.2" calcext:value-type="float">
            <text:p>193.2</text:p>
          </table:table-cell>
          <table:table-cell table:style-name="ce28" office:value-type="float" office:value="186.921" calcext:value-type="float">
            <text:p>186.92</text:p>
          </table:table-cell>
          <table:table-cell table:style-name="ce29" table:formula="of:=([.A217] * [.$C$297]) + [.$C$298]" office:value-type="float" office:value="187.269945502225" calcext:value-type="float">
            <text:p>187.27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8-02-01" calcext:value-type="date">
            <text:p>01/02/18</text:p>
          </table:table-cell>
          <table:table-cell table:style-name="ce20" office:value-type="float" office:value="190.83" calcext:value-type="float">
            <text:p>190.83</text:p>
          </table:table-cell>
          <table:table-cell table:style-name="ce28" office:value-type="float" office:value="186.929" calcext:value-type="float">
            <text:p>186.93</text:p>
          </table:table-cell>
          <table:table-cell table:style-name="ce29" table:formula="of:=([.A218] * [.$C$297]) + [.$C$298]" office:value-type="float" office:value="187.271194528284" calcext:value-type="float">
            <text:p>187.27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8-03-01" calcext:value-type="date">
            <text:p>01/03/18</text:p>
          </table:table-cell>
          <table:table-cell table:style-name="ce20" office:value-type="float" office:value="191.25" calcext:value-type="float">
            <text:p>191.25</text:p>
          </table:table-cell>
          <table:table-cell table:style-name="ce28" office:value-type="float" office:value="186.966" calcext:value-type="float">
            <text:p>186.97</text:p>
          </table:table-cell>
          <table:table-cell table:style-name="ce29" table:formula="of:=([.A219] * [.$C$297]) + [.$C$298]" office:value-type="float" office:value="187.272322680853" calcext:value-type="float">
            <text:p>187.27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8-04-01" calcext:value-type="date">
            <text:p>01/04/18</text:p>
          </table:table-cell>
          <table:table-cell table:style-name="ce20" office:value-type="float" office:value="190.89" calcext:value-type="float">
            <text:p>190.89</text:p>
          </table:table-cell>
          <table:table-cell table:style-name="ce28" office:value-type="float" office:value="187.038" calcext:value-type="float">
            <text:p>187.04</text:p>
          </table:table-cell>
          <table:table-cell table:style-name="ce29" table:formula="of:=([.A220] * [.$C$297]) + [.$C$298]" office:value-type="float" office:value="187.273571706912" calcext:value-type="float">
            <text:p>187.27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8-05-01" calcext:value-type="date">
            <text:p>01/05/18</text:p>
          </table:table-cell>
          <table:table-cell table:style-name="ce20" office:value-type="float" office:value="185.46" calcext:value-type="float">
            <text:p>185.46</text:p>
          </table:table-cell>
          <table:table-cell table:style-name="ce28" office:value-type="float" office:value="187.133" calcext:value-type="float">
            <text:p>187.13</text:p>
          </table:table-cell>
          <table:table-cell table:style-name="ce29" table:formula="of:=([.A221] * [.$C$297]) + [.$C$298]" office:value-type="float" office:value="187.274780441808" calcext:value-type="float">
            <text:p>187.27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8-06-01" calcext:value-type="date">
            <text:p>01/06/18</text:p>
          </table:table-cell>
          <table:table-cell table:style-name="ce20" office:value-type="float" office:value="178.64" calcext:value-type="float">
            <text:p>178.64</text:p>
          </table:table-cell>
          <table:table-cell table:style-name="ce28" office:value-type="float" office:value="187.233" calcext:value-type="float">
            <text:p>187.23</text:p>
          </table:table-cell>
          <table:table-cell table:style-name="ce29" table:formula="of:=([.A222] * [.$C$297]) + [.$C$298]" office:value-type="float" office:value="187.276029467867" calcext:value-type="float">
            <text:p>187.28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8-07-01" calcext:value-type="date">
            <text:p>01/07/18</text:p>
          </table:table-cell>
          <table:table-cell table:style-name="ce20" office:value-type="float" office:value="176.98" calcext:value-type="float">
            <text:p>176.98</text:p>
          </table:table-cell>
          <table:table-cell table:style-name="ce28" office:value-type="float" office:value="187.324" calcext:value-type="float">
            <text:p>187.32</text:p>
          </table:table-cell>
          <table:table-cell table:style-name="ce29" table:formula="of:=([.A223] * [.$C$297]) + [.$C$298]" office:value-type="float" office:value="187.277238202763" calcext:value-type="float">
            <text:p>187.28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8-08-01" calcext:value-type="date">
            <text:p>01/08/18</text:p>
          </table:table-cell>
          <table:table-cell table:style-name="ce20" office:value-type="float" office:value="179.02" calcext:value-type="float">
            <text:p>179.02</text:p>
          </table:table-cell>
          <table:table-cell table:style-name="ce28" office:value-type="float" office:value="187.396" calcext:value-type="float">
            <text:p>187.40</text:p>
          </table:table-cell>
          <table:table-cell table:style-name="ce29" table:formula="of:=([.A224] * [.$C$297]) + [.$C$298]" office:value-type="float" office:value="187.278487228822" calcext:value-type="float">
            <text:p>187.28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8-09-01" calcext:value-type="date">
            <text:p>01/09/18</text:p>
          </table:table-cell>
          <table:table-cell table:style-name="ce20" office:value-type="float" office:value="185.35" calcext:value-type="float">
            <text:p>185.35</text:p>
          </table:table-cell>
          <table:table-cell table:style-name="ce28" office:value-type="float" office:value="187.443" calcext:value-type="float">
            <text:p>187.44</text:p>
          </table:table-cell>
          <table:table-cell table:style-name="ce29" table:formula="of:=([.A225] * [.$C$297]) + [.$C$298]" office:value-type="float" office:value="187.279736254881" calcext:value-type="float">
            <text:p>187.28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8-10-01" calcext:value-type="date">
            <text:p>01/10/18</text:p>
          </table:table-cell>
          <table:table-cell table:style-name="ce20" office:value-type="float" office:value="189.49" calcext:value-type="float">
            <text:p>189.49</text:p>
          </table:table-cell>
          <table:table-cell table:style-name="ce28" office:value-type="float" office:value="187.465" calcext:value-type="float">
            <text:p>187.47</text:p>
          </table:table-cell>
          <table:table-cell table:style-name="ce29" table:formula="of:=([.A226] * [.$C$297]) + [.$C$298]" office:value-type="float" office:value="187.280944989777" calcext:value-type="float">
            <text:p>187.28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8-11-01" calcext:value-type="date">
            <text:p>01/11/18</text:p>
          </table:table-cell>
          <table:table-cell table:style-name="ce20" office:value-type="float" office:value="192.74" calcext:value-type="float">
            <text:p>192.74</text:p>
          </table:table-cell>
          <table:table-cell table:style-name="ce28" office:value-type="float" office:value="187.462" calcext:value-type="float">
            <text:p>187.46</text:p>
          </table:table-cell>
          <table:table-cell table:style-name="ce29" table:formula="of:=([.A227] * [.$C$297]) + [.$C$298]" office:value-type="float" office:value="187.282194015836" calcext:value-type="float">
            <text:p>187.28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8-12-01" calcext:value-type="date">
            <text:p>01/12/18</text:p>
          </table:table-cell>
          <table:table-cell table:style-name="ce20" office:value-type="float" office:value="193.9" calcext:value-type="float">
            <text:p>193.9</text:p>
          </table:table-cell>
          <table:table-cell table:style-name="ce28" office:value-type="float" office:value="187.44" calcext:value-type="float">
            <text:p>187.44</text:p>
          </table:table-cell>
          <table:table-cell table:style-name="ce29" table:formula="of:=([.A228] * [.$C$297]) + [.$C$298]" office:value-type="float" office:value="187.283402750732" calcext:value-type="float">
            <text:p>187.28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9-01-01" calcext:value-type="date">
            <text:p>01/01/19</text:p>
          </table:table-cell>
          <table:table-cell table:style-name="ce20" office:value-type="float" office:value="193.34" calcext:value-type="float">
            <text:p>193.34</text:p>
          </table:table-cell>
          <table:table-cell table:style-name="ce28" office:value-type="float" office:value="187.417" calcext:value-type="float">
            <text:p>187.42</text:p>
          </table:table-cell>
          <table:table-cell table:style-name="ce29" table:formula="of:=([.A229] * [.$C$297]) + [.$C$298]" office:value-type="float" office:value="187.284651776791" calcext:value-type="float">
            <text:p>187.28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9-02-01" calcext:value-type="date">
            <text:p>01/02/19</text:p>
          </table:table-cell>
          <table:table-cell table:style-name="ce20" office:value-type="float" office:value="193.02" calcext:value-type="float">
            <text:p>193.02</text:p>
          </table:table-cell>
          <table:table-cell table:style-name="ce28" office:value-type="float" office:value="187.405" calcext:value-type="float">
            <text:p>187.41</text:p>
          </table:table-cell>
          <table:table-cell table:style-name="ce29" table:formula="of:=([.A230] * [.$C$297]) + [.$C$298]" office:value-type="float" office:value="187.28590080285" calcext:value-type="float">
            <text:p>187.29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9-03-01" calcext:value-type="date">
            <text:p>01/03/19</text:p>
          </table:table-cell>
          <table:table-cell table:style-name="ce20" office:value-type="float" office:value="191.97" calcext:value-type="float">
            <text:p>191.97</text:p>
          </table:table-cell>
          <table:table-cell table:style-name="ce28" office:value-type="float" office:value="187.402" calcext:value-type="float">
            <text:p>187.40</text:p>
          </table:table-cell>
          <table:table-cell table:style-name="ce29" table:formula="of:=([.A231] * [.$C$297]) + [.$C$298]" office:value-type="float" office:value="187.287028955419" calcext:value-type="float">
            <text:p>187.29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9-04-01" calcext:value-type="date">
            <text:p>01/04/19</text:p>
          </table:table-cell>
          <table:table-cell table:style-name="ce20" office:value-type="float" office:value="189.68" calcext:value-type="float">
            <text:p>189.68</text:p>
          </table:table-cell>
          <table:table-cell table:style-name="ce28" office:value-type="float" office:value="187.399" calcext:value-type="float">
            <text:p>187.40</text:p>
          </table:table-cell>
          <table:table-cell table:style-name="ce29" table:formula="of:=([.A232] * [.$C$297]) + [.$C$298]" office:value-type="float" office:value="187.288277981478" calcext:value-type="float">
            <text:p>187.29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9-05-01" calcext:value-type="date">
            <text:p>01/05/19</text:p>
          </table:table-cell>
          <table:table-cell table:style-name="ce20" office:value-type="float" office:value="184.94" calcext:value-type="float">
            <text:p>184.94</text:p>
          </table:table-cell>
          <table:table-cell table:style-name="ce28" office:value-type="float" office:value="187.383" calcext:value-type="float">
            <text:p>187.38</text:p>
          </table:table-cell>
          <table:table-cell table:style-name="ce29" table:formula="of:=([.A233] * [.$C$297]) + [.$C$298]" office:value-type="float" office:value="187.289486716374" calcext:value-type="float">
            <text:p>187.29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9-06-01" calcext:value-type="date">
            <text:p>01/06/19</text:p>
          </table:table-cell>
          <table:table-cell table:style-name="ce20" office:value-type="float" office:value="178.65" calcext:value-type="float">
            <text:p>178.65</text:p>
          </table:table-cell>
          <table:table-cell table:style-name="ce28" office:value-type="float" office:value="187.347" calcext:value-type="float">
            <text:p>187.35</text:p>
          </table:table-cell>
          <table:table-cell table:style-name="ce29" table:formula="of:=([.A234] * [.$C$297]) + [.$C$298]" office:value-type="float" office:value="187.290735742433" calcext:value-type="float">
            <text:p>187.29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9-07-01" calcext:value-type="date">
            <text:p>01/07/19</text:p>
          </table:table-cell>
          <table:table-cell table:style-name="ce20" office:value-type="float" office:value="176.74" calcext:value-type="float">
            <text:p>176.74</text:p>
          </table:table-cell>
          <table:table-cell table:style-name="ce28" office:value-type="float" office:value="187.298" calcext:value-type="float">
            <text:p>187.30</text:p>
          </table:table-cell>
          <table:table-cell table:style-name="ce29" table:formula="of:=([.A235] * [.$C$297]) + [.$C$298]" office:value-type="float" office:value="187.291944477329" calcext:value-type="float">
            <text:p>187.29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9-08-01" calcext:value-type="date">
            <text:p>01/08/19</text:p>
          </table:table-cell>
          <table:table-cell table:style-name="ce20" office:value-type="float" office:value="179.02" calcext:value-type="float">
            <text:p>179.02</text:p>
          </table:table-cell>
          <table:table-cell table:style-name="ce28" office:value-type="float" office:value="187.246" calcext:value-type="float">
            <text:p>187.25</text:p>
          </table:table-cell>
          <table:table-cell table:style-name="ce29" table:formula="of:=([.A236] * [.$C$297]) + [.$C$298]" office:value-type="float" office:value="187.293193503388" calcext:value-type="float">
            <text:p>187.29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9-09-01" calcext:value-type="date">
            <text:p>01/09/19</text:p>
          </table:table-cell>
          <table:table-cell table:style-name="ce20" office:value-type="float" office:value="184.87" calcext:value-type="float">
            <text:p>184.87</text:p>
          </table:table-cell>
          <table:table-cell table:style-name="ce28" office:value-type="float" office:value="187.208" calcext:value-type="float">
            <text:p>187.21</text:p>
          </table:table-cell>
          <table:table-cell table:style-name="ce29" table:formula="of:=([.A237] * [.$C$297]) + [.$C$298]" office:value-type="float" office:value="187.294442529447" calcext:value-type="float">
            <text:p>187.29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9-10-01" calcext:value-type="date">
            <text:p>01/10/19</text:p>
          </table:table-cell>
          <table:table-cell table:style-name="ce20" office:value-type="float" office:value="190.11" calcext:value-type="float">
            <text:p>190.11</text:p>
          </table:table-cell>
          <table:table-cell table:style-name="ce28" office:value-type="float" office:value="187.193" calcext:value-type="float">
            <text:p>187.19</text:p>
          </table:table-cell>
          <table:table-cell table:style-name="ce29" table:formula="of:=([.A238] * [.$C$297]) + [.$C$298]" office:value-type="float" office:value="187.295651264343" calcext:value-type="float">
            <text:p>187.30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9-11-01" calcext:value-type="date">
            <text:p>01/11/19</text:p>
          </table:table-cell>
          <table:table-cell table:style-name="ce20" office:value-type="float" office:value="192.73" calcext:value-type="float">
            <text:p>192.73</text:p>
          </table:table-cell>
          <table:table-cell table:style-name="ce28" office:value-type="float" office:value="187.202" calcext:value-type="float">
            <text:p>187.20</text:p>
          </table:table-cell>
          <table:table-cell table:style-name="ce29" table:formula="of:=([.A239] * [.$C$297]) + [.$C$298]" office:value-type="float" office:value="187.296900290402" calcext:value-type="float">
            <text:p>187.30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19-12-01" calcext:value-type="date">
            <text:p>01/12/19</text:p>
          </table:table-cell>
          <table:table-cell table:style-name="ce20" office:value-type="float" office:value="193.87" calcext:value-type="float">
            <text:p>193.87</text:p>
          </table:table-cell>
          <table:table-cell table:style-name="ce28" office:value-type="float" office:value="187.233" calcext:value-type="float">
            <text:p>187.23</text:p>
          </table:table-cell>
          <table:table-cell table:style-name="ce29" table:formula="of:=([.A240] * [.$C$297]) + [.$C$298]" office:value-type="float" office:value="187.298109025298" calcext:value-type="float">
            <text:p>187.30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0-01-01" calcext:value-type="date">
            <text:p>01/01/20</text:p>
          </table:table-cell>
          <table:table-cell table:style-name="ce20" office:value-type="float" office:value="191.67" calcext:value-type="float">
            <text:p>191.67</text:p>
          </table:table-cell>
          <table:table-cell table:style-name="ce28" office:value-type="float" office:value="187.27" calcext:value-type="float">
            <text:p>187.27</text:p>
          </table:table-cell>
          <table:table-cell table:style-name="ce29" table:formula="of:=([.A241] * [.$C$297]) + [.$C$298]" office:value-type="float" office:value="187.299358051357" calcext:value-type="float">
            <text:p>187.30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0-02-01" calcext:value-type="date">
            <text:p>01/02/20</text:p>
          </table:table-cell>
          <table:table-cell table:style-name="ce20" office:value-type="float" office:value="191.63" calcext:value-type="float">
            <text:p>191.63</text:p>
          </table:table-cell>
          <table:table-cell table:style-name="ce28" office:value-type="float" office:value="187.298" calcext:value-type="float">
            <text:p>187.30</text:p>
          </table:table-cell>
          <table:table-cell table:style-name="ce29" table:formula="of:=([.A242] * [.$C$297]) + [.$C$298]" office:value-type="float" office:value="187.300607077416" calcext:value-type="float">
            <text:p>187.30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0-03-01" calcext:value-type="date">
            <text:p>01/03/20</text:p>
          </table:table-cell>
          <table:table-cell table:style-name="ce20" office:value-type="float" office:value="191.21" calcext:value-type="float">
            <text:p>191.21</text:p>
          </table:table-cell>
          <table:table-cell table:style-name="ce28" office:value-type="float" office:value="187.311" calcext:value-type="float">
            <text:p>187.31</text:p>
          </table:table-cell>
          <table:table-cell table:style-name="ce29" table:formula="of:=([.A243] * [.$C$297]) + [.$C$298]" office:value-type="float" office:value="187.301775521148" calcext:value-type="float">
            <text:p>187.30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0-04-01" calcext:value-type="date">
            <text:p>01/04/20</text:p>
          </table:table-cell>
          <table:table-cell table:style-name="ce20" office:value-type="float" office:value="190.3" calcext:value-type="float">
            <text:p>190.3</text:p>
          </table:table-cell>
          <table:table-cell table:style-name="ce28" office:value-type="float" office:value="187.31" calcext:value-type="float">
            <text:p>187.31</text:p>
          </table:table-cell>
          <table:table-cell table:style-name="ce29" table:formula="of:=([.A244] * [.$C$297]) + [.$C$298]" office:value-type="float" office:value="187.303024547207" calcext:value-type="float">
            <text:p>187.30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0-05-01" calcext:value-type="date">
            <text:p>01/05/20</text:p>
          </table:table-cell>
          <table:table-cell table:style-name="ce20" office:value-type="float" office:value="185.79" calcext:value-type="float">
            <text:p>185.79</text:p>
          </table:table-cell>
          <table:table-cell table:style-name="ce28" office:value-type="float" office:value="187.301" calcext:value-type="float">
            <text:p>187.30</text:p>
          </table:table-cell>
          <table:table-cell table:style-name="ce29" table:formula="of:=([.A245] * [.$C$297]) + [.$C$298]" office:value-type="float" office:value="187.304233282103" calcext:value-type="float">
            <text:p>187.30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0-06-01" calcext:value-type="date">
            <text:p>01/06/20</text:p>
          </table:table-cell>
          <table:table-cell table:style-name="ce20" office:value-type="float" office:value="179.24" calcext:value-type="float">
            <text:p>179.24</text:p>
          </table:table-cell>
          <table:table-cell table:style-name="ce28" office:value-type="float" office:value="187.296" calcext:value-type="float">
            <text:p>187.30</text:p>
          </table:table-cell>
          <table:table-cell table:style-name="ce29" table:formula="of:=([.A246] * [.$C$297]) + [.$C$298]" office:value-type="float" office:value="187.305482308162" calcext:value-type="float">
            <text:p>187.31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0-07-01" calcext:value-type="date">
            <text:p>01/07/20</text:p>
          </table:table-cell>
          <table:table-cell table:style-name="ce20" office:value-type="float" office:value="177.01" calcext:value-type="float">
            <text:p>177.01</text:p>
          </table:table-cell>
          <table:table-cell table:style-name="ce28" office:value-type="float" office:value="187.304" calcext:value-type="float">
            <text:p>187.30</text:p>
          </table:table-cell>
          <table:table-cell table:style-name="ce29" table:formula="of:=([.A247] * [.$C$297]) + [.$C$298]" office:value-type="float" office:value="187.306691043058" calcext:value-type="float">
            <text:p>187.31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0-08-01" calcext:value-type="date">
            <text:p>01/08/20</text:p>
          </table:table-cell>
          <table:table-cell table:style-name="ce20" office:value-type="float" office:value="180.69" calcext:value-type="float">
            <text:p>180.69</text:p>
          </table:table-cell>
          <table:table-cell table:style-name="ce28" office:value-type="float" office:value="187.324" calcext:value-type="float">
            <text:p>187.32</text:p>
          </table:table-cell>
          <table:table-cell table:style-name="ce29" table:formula="of:=([.A248] * [.$C$297]) + [.$C$298]" office:value-type="float" office:value="187.307940069117" calcext:value-type="float">
            <text:p>187.31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0-09-01" calcext:value-type="date">
            <text:p>01/09/20</text:p>
          </table:table-cell>
          <table:table-cell table:style-name="ce20" office:value-type="float" office:value="184.21" calcext:value-type="float">
            <text:p>184.21</text:p>
          </table:table-cell>
          <table:table-cell table:style-name="ce28" office:value-type="float" office:value="187.346" calcext:value-type="float">
            <text:p>187.35</text:p>
          </table:table-cell>
          <table:table-cell table:style-name="ce29" table:formula="of:=([.A249] * [.$C$297]) + [.$C$298]" office:value-type="float" office:value="187.309189095176" calcext:value-type="float">
            <text:p>187.31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0-10-01" calcext:value-type="date">
            <text:p>01/10/20</text:p>
          </table:table-cell>
          <table:table-cell table:style-name="ce20" office:value-type="float" office:value="188.6" calcext:value-type="float">
            <text:p>188.6</text:p>
          </table:table-cell>
          <table:table-cell table:style-name="ce28" office:value-type="float" office:value="187.357" calcext:value-type="float">
            <text:p>187.36</text:p>
          </table:table-cell>
          <table:table-cell table:style-name="ce29" table:formula="of:=([.A250] * [.$C$297]) + [.$C$298]" office:value-type="float" office:value="187.310397830072" calcext:value-type="float">
            <text:p>187.31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0-11-01" calcext:value-type="date">
            <text:p>01/11/20</text:p>
          </table:table-cell>
          <table:table-cell table:style-name="ce20" office:value-type="float" office:value="193.1" calcext:value-type="float">
            <text:p>193.1</text:p>
          </table:table-cell>
          <table:table-cell table:style-name="ce28" office:value-type="float" office:value="187.347" calcext:value-type="float">
            <text:p>187.35</text:p>
          </table:table-cell>
          <table:table-cell table:style-name="ce29" table:formula="of:=([.A251] * [.$C$297]) + [.$C$298]" office:value-type="float" office:value="187.311646856131" calcext:value-type="float">
            <text:p>187.31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0-12-01" calcext:value-type="date">
            <text:p>01/12/20</text:p>
          </table:table-cell>
          <table:table-cell table:style-name="ce20" office:value-type="float" office:value="192.85" calcext:value-type="float">
            <text:p>192.85</text:p>
          </table:table-cell>
          <table:table-cell table:style-name="ce28" office:value-type="float" office:value="187.323" calcext:value-type="float">
            <text:p>187.32</text:p>
          </table:table-cell>
          <table:table-cell table:style-name="ce29" table:formula="of:=([.A252] * [.$C$297]) + [.$C$298]" office:value-type="float" office:value="187.312855591027" calcext:value-type="float">
            <text:p>187.31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1-01-01" calcext:value-type="date">
            <text:p>01/01/21</text:p>
          </table:table-cell>
          <table:table-cell table:style-name="ce20" office:value-type="float" office:value="192.87" calcext:value-type="float">
            <text:p>192.87</text:p>
          </table:table-cell>
          <table:table-cell table:style-name="ce28" office:value-type="float" office:value="187.298" calcext:value-type="float">
            <text:p>187.30</text:p>
          </table:table-cell>
          <table:table-cell table:style-name="ce29" table:formula="of:=([.A253] * [.$C$297]) + [.$C$298]" office:value-type="float" office:value="187.314104617086" calcext:value-type="float">
            <text:p>187.31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1-02-01" calcext:value-type="date">
            <text:p>01/02/21</text:p>
          </table:table-cell>
          <table:table-cell table:style-name="ce20" office:value-type="float" office:value="192.71" calcext:value-type="float">
            <text:p>192.71</text:p>
          </table:table-cell>
          <table:table-cell table:style-name="ce28" office:value-type="float" office:value="187.285" calcext:value-type="float">
            <text:p>187.29</text:p>
          </table:table-cell>
          <table:table-cell table:style-name="ce29" table:formula="of:=([.A254] * [.$C$297]) + [.$C$298]" office:value-type="float" office:value="187.315353643145" calcext:value-type="float">
            <text:p>187.32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1-03-01" calcext:value-type="date">
            <text:p>01/03/21</text:p>
          </table:table-cell>
          <table:table-cell table:style-name="ce20" office:value-type="float" office:value="191.63" calcext:value-type="float">
            <text:p>191.63</text:p>
          </table:table-cell>
          <table:table-cell table:style-name="ce28" office:value-type="float" office:value="187.288" calcext:value-type="float">
            <text:p>187.29</text:p>
          </table:table-cell>
          <table:table-cell table:style-name="ce29" table:formula="of:=([.A255] * [.$C$297]) + [.$C$298]" office:value-type="float" office:value="187.316481795714" calcext:value-type="float">
            <text:p>187.32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1-04-01" calcext:value-type="date">
            <text:p>01/04/21</text:p>
          </table:table-cell>
          <table:table-cell table:style-name="ce20" office:value-type="float" office:value="190.08" calcext:value-type="float">
            <text:p>190.08</text:p>
          </table:table-cell>
          <table:table-cell table:style-name="ce28" office:value-type="float" office:value="187.3" calcext:value-type="float">
            <text:p>187.30</text:p>
          </table:table-cell>
          <table:table-cell table:style-name="ce29" table:formula="of:=([.A256] * [.$C$297]) + [.$C$298]" office:value-type="float" office:value="187.317730821773" calcext:value-type="float">
            <text:p>187.32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1-05-01" calcext:value-type="date">
            <text:p>01/05/21</text:p>
          </table:table-cell>
          <table:table-cell table:style-name="ce20" office:value-type="float" office:value="184.58" calcext:value-type="float">
            <text:p>184.58</text:p>
          </table:table-cell>
          <table:table-cell table:style-name="ce28" office:value-type="float" office:value="187.319" calcext:value-type="float">
            <text:p>187.32</text:p>
          </table:table-cell>
          <table:table-cell table:style-name="ce29" table:formula="of:=([.A257] * [.$C$297]) + [.$C$298]" office:value-type="float" office:value="187.318939556669" calcext:value-type="float">
            <text:p>187.32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1-06-01" calcext:value-type="date">
            <text:p>01/06/21</text:p>
          </table:table-cell>
          <table:table-cell table:style-name="ce20" office:value-type="float" office:value="179.75" calcext:value-type="float">
            <text:p>179.75</text:p>
          </table:table-cell>
          <table:table-cell table:style-name="ce28" office:value-type="float" office:value="187.343" calcext:value-type="float">
            <text:p>187.34</text:p>
          </table:table-cell>
          <table:table-cell table:style-name="ce29" table:formula="of:=([.A258] * [.$C$297]) + [.$C$298]" office:value-type="float" office:value="187.320188582728" calcext:value-type="float">
            <text:p>187.32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1-07-01" calcext:value-type="date">
            <text:p>01/07/21</text:p>
          </table:table-cell>
          <table:table-cell table:style-name="ce20" office:value-type="float" office:value="176.5" calcext:value-type="float">
            <text:p>176.5</text:p>
          </table:table-cell>
          <table:table-cell table:style-name="ce28" office:value-type="float" office:value="187.365" calcext:value-type="float">
            <text:p>187.37</text:p>
          </table:table-cell>
          <table:table-cell table:style-name="ce29" table:formula="of:=([.A259] * [.$C$297]) + [.$C$298]" office:value-type="float" office:value="187.321397317624" calcext:value-type="float">
            <text:p>187.32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1-08-01" calcext:value-type="date">
            <text:p>01/08/21</text:p>
          </table:table-cell>
          <table:table-cell table:style-name="ce20" office:value-type="float" office:value="179.63" calcext:value-type="float">
            <text:p>179.63</text:p>
          </table:table-cell>
          <table:table-cell table:style-name="ce28" office:value-type="float" office:value="187.382" calcext:value-type="float">
            <text:p>187.38</text:p>
          </table:table-cell>
          <table:table-cell table:style-name="ce29" table:formula="of:=([.A260] * [.$C$297]) + [.$C$298]" office:value-type="float" office:value="187.322646343683" calcext:value-type="float">
            <text:p>187.32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1-09-01" calcext:value-type="date">
            <text:p>01/09/21</text:p>
          </table:table-cell>
          <table:table-cell table:style-name="ce20" office:value-type="float" office:value="184.78" calcext:value-type="float">
            <text:p>184.78</text:p>
          </table:table-cell>
          <table:table-cell table:style-name="ce28" office:value-type="float" office:value="187.395" calcext:value-type="float">
            <text:p>187.40</text:p>
          </table:table-cell>
          <table:table-cell table:style-name="ce29" table:formula="of:=([.A261] * [.$C$297]) + [.$C$298]" office:value-type="float" office:value="187.323895369742" calcext:value-type="float">
            <text:p>187.32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1-10-01" calcext:value-type="date">
            <text:p>01/10/21</text:p>
          </table:table-cell>
          <table:table-cell table:style-name="ce20" office:value-type="float" office:value="189.64" calcext:value-type="float">
            <text:p>189.64</text:p>
          </table:table-cell>
          <table:table-cell table:style-name="ce28" office:value-type="float" office:value="187.407" calcext:value-type="float">
            <text:p>187.41</text:p>
          </table:table-cell>
          <table:table-cell table:style-name="ce29" table:formula="of:=([.A262] * [.$C$297]) + [.$C$298]" office:value-type="float" office:value="187.325104104638" calcext:value-type="float">
            <text:p>187.33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1-11-01" calcext:value-type="date">
            <text:p>01/11/21</text:p>
          </table:table-cell>
          <table:table-cell table:style-name="ce20" office:value-type="float" office:value="193.22" calcext:value-type="float">
            <text:p>193.22</text:p>
          </table:table-cell>
          <table:table-cell table:style-name="ce28" office:value-type="float" office:value="187.421" calcext:value-type="float">
            <text:p>187.42</text:p>
          </table:table-cell>
          <table:table-cell table:style-name="ce29" table:formula="of:=([.A263] * [.$C$297]) + [.$C$298]" office:value-type="float" office:value="187.326353130697" calcext:value-type="float">
            <text:p>187.33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1-12-01" calcext:value-type="date">
            <text:p>01/12/21</text:p>
          </table:table-cell>
          <table:table-cell table:style-name="ce20" office:value-type="float" office:value="192.52" calcext:value-type="float">
            <text:p>192.52</text:p>
          </table:table-cell>
          <table:table-cell table:style-name="ce28" office:value-type="float" office:value="187.436" calcext:value-type="float">
            <text:p>187.44</text:p>
          </table:table-cell>
          <table:table-cell table:style-name="ce29" table:formula="of:=([.A264] * [.$C$297]) + [.$C$298]" office:value-type="float" office:value="187.327561865593" calcext:value-type="float">
            <text:p>187.33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2-01-01" calcext:value-type="date">
            <text:p>01/01/22</text:p>
          </table:table-cell>
          <table:table-cell table:style-name="ce20" office:value-type="float" office:value="193.33" calcext:value-type="float">
            <text:p>193.33</text:p>
          </table:table-cell>
          <table:table-cell table:style-name="ce28" office:value-type="float" office:value="187.447" calcext:value-type="float">
            <text:p>187.45</text:p>
          </table:table-cell>
          <table:table-cell table:style-name="ce29" table:formula="of:=([.A265] * [.$C$297]) + [.$C$298]" office:value-type="float" office:value="187.328810891652" calcext:value-type="float">
            <text:p>187.33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2-02-01" calcext:value-type="date">
            <text:p>01/02/22</text:p>
          </table:table-cell>
          <table:table-cell table:style-name="ce20" office:value-type="float" office:value="193.38" calcext:value-type="float">
            <text:p>193.38</text:p>
          </table:table-cell>
          <table:table-cell table:style-name="ce28" office:value-type="float" office:value="187.453" calcext:value-type="float">
            <text:p>187.45</text:p>
          </table:table-cell>
          <table:table-cell table:style-name="ce29" table:formula="of:=([.A266] * [.$C$297]) + [.$C$298]" office:value-type="float" office:value="187.330059917711" calcext:value-type="float">
            <text:p>187.33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2-03-01" calcext:value-type="date">
            <text:p>01/03/22</text:p>
          </table:table-cell>
          <table:table-cell table:style-name="ce20" office:value-type="float" office:value="191.41" calcext:value-type="float">
            <text:p>191.41</text:p>
          </table:table-cell>
          <table:table-cell table:style-name="ce28" office:value-type="float" office:value="187.456" calcext:value-type="float">
            <text:p>187.46</text:p>
          </table:table-cell>
          <table:table-cell table:style-name="ce29" table:formula="of:=([.A267] * [.$C$297]) + [.$C$298]" office:value-type="float" office:value="187.33118807028" calcext:value-type="float">
            <text:p>187.33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2-04-01" calcext:value-type="date">
            <text:p>01/04/22</text:p>
          </table:table-cell>
          <table:table-cell table:style-name="ce20" office:value-type="float" office:value="190.29" calcext:value-type="float">
            <text:p>190.29</text:p>
          </table:table-cell>
          <table:table-cell table:style-name="ce28" office:value-type="float" office:value="187.459" calcext:value-type="float">
            <text:p>187.46</text:p>
          </table:table-cell>
          <table:table-cell table:style-name="ce29" table:formula="of:=([.A268] * [.$C$297]) + [.$C$298]" office:value-type="float" office:value="187.332437096339" calcext:value-type="float">
            <text:p>187.33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2-05-01" calcext:value-type="date">
            <text:p>01/05/22</text:p>
          </table:table-cell>
          <table:table-cell table:style-name="ce20" office:value-type="float" office:value="184.23" calcext:value-type="float">
            <text:p>184.23</text:p>
          </table:table-cell>
          <table:table-cell table:style-name="ce28" office:value-type="float" office:value="187.466" calcext:value-type="float">
            <text:p>187.47</text:p>
          </table:table-cell>
          <table:table-cell table:style-name="ce29" table:formula="of:=([.A269] * [.$C$297]) + [.$C$298]" office:value-type="float" office:value="187.333645831235" calcext:value-type="float">
            <text:p>187.33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2-06-01" calcext:value-type="date">
            <text:p>01/06/22</text:p>
          </table:table-cell>
          <table:table-cell table:style-name="ce20" office:value-type="float" office:value="180.37" calcext:value-type="float">
            <text:p>180.37</text:p>
          </table:table-cell>
          <table:table-cell table:style-name="ce28" office:value-type="float" office:value="187.482" calcext:value-type="float">
            <text:p>187.48</text:p>
          </table:table-cell>
          <table:table-cell table:style-name="ce29" table:formula="of:=([.A270] * [.$C$297]) + [.$C$298]" office:value-type="float" office:value="187.334894857294" calcext:value-type="float">
            <text:p>187.33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2-07-01" calcext:value-type="date">
            <text:p>01/07/22</text:p>
          </table:table-cell>
          <table:table-cell table:style-name="ce20" office:value-type="float" office:value="176.95" calcext:value-type="float">
            <text:p>176.95</text:p>
          </table:table-cell>
          <table:table-cell table:style-name="ce28" office:value-type="float" office:value="187.511" calcext:value-type="float">
            <text:p>187.51</text:p>
          </table:table-cell>
          <table:table-cell table:style-name="ce29" table:formula="of:=([.A271] * [.$C$297]) + [.$C$298]" office:value-type="float" office:value="187.33610359219" calcext:value-type="float">
            <text:p>187.34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2-08-01" calcext:value-type="date">
            <text:p>01/08/22</text:p>
          </table:table-cell>
          <table:table-cell table:style-name="ce20" office:value-type="float" office:value="179.87" calcext:value-type="float">
            <text:p>179.87</text:p>
          </table:table-cell>
          <table:table-cell table:style-name="ce28" office:value-type="float" office:value="187.547" calcext:value-type="float">
            <text:p>187.55</text:p>
          </table:table-cell>
          <table:table-cell table:style-name="ce29" table:formula="of:=([.A272] * [.$C$297]) + [.$C$298]" office:value-type="float" office:value="187.337352618249" calcext:value-type="float">
            <text:p>187.34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2-09-01" calcext:value-type="date">
            <text:p>01/09/22</text:p>
          </table:table-cell>
          <table:table-cell table:style-name="ce20" office:value-type="float" office:value="184.44" calcext:value-type="float">
            <text:p>184.44</text:p>
          </table:table-cell>
          <table:table-cell table:style-name="ce28" office:value-type="float" office:value="187.578" calcext:value-type="float">
            <text:p>187.58</text:p>
          </table:table-cell>
          <table:table-cell table:style-name="ce29" table:formula="of:=([.A273] * [.$C$297]) + [.$C$298]" office:value-type="float" office:value="187.338601644308" calcext:value-type="float">
            <text:p>187.34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2-10-01" calcext:value-type="date">
            <text:p>01/10/22</text:p>
          </table:table-cell>
          <table:table-cell table:style-name="ce20" office:value-type="float" office:value="189.06" calcext:value-type="float">
            <text:p>189.06</text:p>
          </table:table-cell>
          <table:table-cell table:style-name="ce28" office:value-type="float" office:value="187.599" calcext:value-type="float">
            <text:p>187.60</text:p>
          </table:table-cell>
          <table:table-cell table:style-name="ce29" table:formula="of:=([.A274] * [.$C$297]) + [.$C$298]" office:value-type="float" office:value="187.339810379204" calcext:value-type="float">
            <text:p>187.34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2-11-01" calcext:value-type="date">
            <text:p>01/11/22</text:p>
          </table:table-cell>
          <table:table-cell table:style-name="ce20" office:value-type="float" office:value="192.91" calcext:value-type="float">
            <text:p>192.91</text:p>
          </table:table-cell>
          <table:table-cell table:style-name="ce28" office:value-type="float" office:value="187.615" calcext:value-type="float">
            <text:p>187.62</text:p>
          </table:table-cell>
          <table:table-cell table:style-name="ce29" table:formula="of:=([.A275] * [.$C$297]) + [.$C$298]" office:value-type="float" office:value="187.341059405263" calcext:value-type="float">
            <text:p>187.34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2-12-01" calcext:value-type="date">
            <text:p>01/12/22</text:p>
          </table:table-cell>
          <table:table-cell table:style-name="ce20" office:value-type="float" office:value="193.74" calcext:value-type="float">
            <text:p>193.74</text:p>
          </table:table-cell>
          <table:table-cell table:style-name="ce28" office:value-type="float" office:value="187.634" calcext:value-type="float">
            <text:p>187.63</text:p>
          </table:table-cell>
          <table:table-cell table:style-name="ce29" table:formula="of:=([.A276] * [.$C$297]) + [.$C$298]" office:value-type="float" office:value="187.342268140158" calcext:value-type="float">
            <text:p>187.34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3-01-01" calcext:value-type="date">
            <text:p>01/01/23</text:p>
          </table:table-cell>
          <table:table-cell table:style-name="ce20" office:value-type="float" office:value="194.13" calcext:value-type="float">
            <text:p>194.13</text:p>
          </table:table-cell>
          <table:table-cell table:style-name="ce28" office:value-type="float" office:value="187.658" calcext:value-type="float">
            <text:p>187.66</text:p>
          </table:table-cell>
          <table:table-cell table:style-name="ce29" table:formula="of:=([.A277] * [.$C$297]) + [.$C$298]" office:value-type="float" office:value="187.343517166218" calcext:value-type="float">
            <text:p>187.34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3-02-01" calcext:value-type="date">
            <text:p>01/02/23</text:p>
          </table:table-cell>
          <table:table-cell table:style-name="ce20" office:value-type="float" office:value="192.94" calcext:value-type="float">
            <text:p>192.94</text:p>
          </table:table-cell>
          <table:table-cell table:style-name="ce28" office:value-type="float" office:value="187.686" calcext:value-type="float">
            <text:p>187.69</text:p>
          </table:table-cell>
          <table:table-cell table:style-name="ce29" table:formula="of:=([.A278] * [.$C$297]) + [.$C$298]" office:value-type="float" office:value="187.344766192276" calcext:value-type="float">
            <text:p>187.34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3-03-01" calcext:value-type="date">
            <text:p>01/03/23</text:p>
          </table:table-cell>
          <table:table-cell table:style-name="ce20" office:value-type="float" office:value="192.48" calcext:value-type="float">
            <text:p>192.48</text:p>
          </table:table-cell>
          <table:table-cell table:style-name="ce28" office:value-type="float" office:value="187.7" calcext:value-type="float">
            <text:p>187.70</text:p>
          </table:table-cell>
          <table:table-cell table:style-name="ce29" table:formula="of:=([.A279] * [.$C$297]) + [.$C$298]" office:value-type="float" office:value="187.345894344846" calcext:value-type="float">
            <text:p>187.35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3-04-01" calcext:value-type="date">
            <text:p>01/04/23</text:p>
          </table:table-cell>
          <table:table-cell table:style-name="ce20" office:value-type="float" office:value="190.81" calcext:value-type="float">
            <text:p>190.81</text:p>
          </table:table-cell>
          <table:table-cell table:style-name="ce28" office:value-type="float" office:value="187.704" calcext:value-type="float">
            <text:p>187.70</text:p>
          </table:table-cell>
          <table:table-cell table:style-name="ce29" table:formula="of:=([.A280] * [.$C$297]) + [.$C$298]" office:value-type="float" office:value="187.347143370905" calcext:value-type="float">
            <text:p>187.35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3-05-01" calcext:value-type="date">
            <text:p>01/05/23</text:p>
          </table:table-cell>
          <table:table-cell table:style-name="ce20" office:value-type="float" office:value="184.06" calcext:value-type="float">
            <text:p>184.06</text:p>
          </table:table-cell>
          <table:table-cell table:style-name="ce28" office:value-type="float" office:value="187.705" calcext:value-type="float">
            <text:p>187.71</text:p>
          </table:table-cell>
          <table:table-cell table:style-name="ce29" table:formula="of:=([.A281] * [.$C$297]) + [.$C$298]" office:value-type="float" office:value="187.348352105801" calcext:value-type="float">
            <text:p>187.35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3-06-01" calcext:value-type="date">
            <text:p>01/06/23</text:p>
          </table:table-cell>
          <table:table-cell table:style-name="ce20" office:value-type="float" office:value="179.5" calcext:value-type="float">
            <text:p>179.5</text:p>
          </table:table-cell>
          <table:table-cell table:style-name="ce28" office:value-type="float" office:value="187.704" calcext:value-type="float">
            <text:p>187.70</text:p>
          </table:table-cell>
          <table:table-cell table:style-name="ce29" table:formula="of:=([.A282] * [.$C$297]) + [.$C$298]" office:value-type="float" office:value="187.34960113186" calcext:value-type="float">
            <text:p>187.35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3-07-01" calcext:value-type="date">
            <text:p>01/07/23</text:p>
          </table:table-cell>
          <table:table-cell table:style-name="ce20" office:value-type="float" office:value="177.47" calcext:value-type="float">
            <text:p>177.47</text:p>
          </table:table-cell>
          <table:table-cell table:style-name="ce28" office:value-type="float" office:value="187.701" calcext:value-type="float">
            <text:p>187.70</text:p>
          </table:table-cell>
          <table:table-cell table:style-name="ce29" table:formula="of:=([.A283] * [.$C$297]) + [.$C$298]" office:value-type="float" office:value="187.350809866756" calcext:value-type="float">
            <text:p>187.35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3-08-01" calcext:value-type="date">
            <text:p>01/08/23</text:p>
          </table:table-cell>
          <table:table-cell table:style-name="ce20" office:value-type="float" office:value="181" calcext:value-type="float">
            <text:p>181</text:p>
          </table:table-cell>
          <table:table-cell table:style-name="ce28" office:value-type="float" office:value="187.698" calcext:value-type="float">
            <text:p>187.70</text:p>
          </table:table-cell>
          <table:table-cell table:style-name="ce29" table:formula="of:=([.A284] * [.$C$297]) + [.$C$298]" office:value-type="float" office:value="187.352058892815" calcext:value-type="float">
            <text:p>187.35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3-09-01" calcext:value-type="date">
            <text:p>01/09/23</text:p>
          </table:table-cell>
          <table:table-cell table:style-name="ce20" office:value-type="float" office:value="185.14" calcext:value-type="float">
            <text:p>185.14</text:p>
          </table:table-cell>
          <table:table-cell table:style-name="ce28" office:value-type="float" office:value="187.694" calcext:value-type="float">
            <text:p>187.69</text:p>
          </table:table-cell>
          <table:table-cell table:style-name="ce29" table:formula="of:=([.A285] * [.$C$297]) + [.$C$298]" office:value-type="float" office:value="187.353307918874" calcext:value-type="float">
            <text:p>187.35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3-10-01" calcext:value-type="date">
            <text:p>01/10/23</text:p>
          </table:table-cell>
          <table:table-cell table:style-name="ce20" office:value-type="float" office:value="189.42" calcext:value-type="float">
            <text:p>189.42</text:p>
          </table:table-cell>
          <table:table-cell table:style-name="ce28" office:value-type="float" office:value="187.69" calcext:value-type="float">
            <text:p>187.69</text:p>
          </table:table-cell>
          <table:table-cell table:style-name="ce29" table:formula="of:=([.A286] * [.$C$297]) + [.$C$298]" office:value-type="float" office:value="187.354516653769" calcext:value-type="float">
            <text:p>187.35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3-11-01" calcext:value-type="date">
            <text:p>01/11/23</text:p>
          </table:table-cell>
          <table:table-cell table:style-name="ce20" office:value-type="float" office:value="192.25" calcext:value-type="float">
            <text:p>192.25</text:p>
          </table:table-cell>
          <table:table-cell table:style-name="ce28" office:value-type="float" office:value="187.685" calcext:value-type="float">
            <text:p>187.69</text:p>
          </table:table-cell>
          <table:table-cell table:style-name="ce29" table:formula="of:=([.A287] * [.$C$297]) + [.$C$298]" office:value-type="float" office:value="187.355765679829" calcext:value-type="float">
            <text:p>187.36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25" office:value-type="date" office:date-value="2023-12-01" calcext:value-type="date">
            <text:p>01/12/23</text:p>
          </table:table-cell>
          <table:table-cell table:style-name="ce20" office:value-type="float" office:value="193.58" calcext:value-type="float">
            <text:p>193.58</text:p>
          </table:table-cell>
          <table:table-cell table:style-name="ce28" office:value-type="float" office:value="187.679" calcext:value-type="float">
            <text:p>187.68</text:p>
          </table:table-cell>
          <table:table-cell table:style-name="ce29" table:formula="of:=([.A288] * [.$C$297]) + [.$C$298]" office:value-type="float" office:value="187.356974414724" calcext:value-type="float">
            <text:p>187.36</text:p>
          </table:table-cell>
          <table:table-cell table:style-name="ce31"/>
          <table:table-cell table:number-columns-repeated="1019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style-name="ce26" office:value-type="string" calcext:value-type="string">
            <text:p>Average</text:p>
          </table:table-cell>
          <table:table-cell/>
          <table:table-cell table:style-name="ce29" table:formula="of:=AVERAGE([.C3:.C288])" office:value-type="float" office:value="187.182227272727" calcext:value-type="float">
            <text:p>187.18</text:p>
          </table:table-cell>
          <table:table-cell table:style-name="ce29" table:formula="of:=AVERAGE([.D3:.D288])" office:value-type="float" office:value="187.182227272727" calcext:value-type="float">
            <text:p>187.18</text:p>
          </table:table-cell>
          <table:table-cell table:number-columns-repeated="1020"/>
        </table:table-row>
        <table:table-row table:style-name="ro10">
          <table:table-cell table:style-name="ce26" office:value-type="string" calcext:value-type="string">
            <text:p>Max</text:p>
          </table:table-cell>
          <table:table-cell/>
          <table:table-cell table:style-name="ce29" table:formula="of:=MAX([.C3:.C288])" office:value-type="float" office:value="187.705" calcext:value-type="float">
            <text:p>187.71</text:p>
          </table:table-cell>
          <table:table-cell table:style-name="ce29" table:formula="of:=MAX([.D3:.D288])" office:value-type="float" office:value="187.356974414724" calcext:value-type="float">
            <text:p>187.36</text:p>
          </table:table-cell>
          <table:table-cell table:number-columns-repeated="1020"/>
        </table:table-row>
        <table:table-row table:style-name="ro10">
          <table:table-cell table:style-name="ce26" office:value-type="string" calcext:value-type="string">
            <text:p>Min</text:p>
          </table:table-cell>
          <table:table-cell/>
          <table:table-cell table:style-name="ce29" table:formula="of:=MIN([.C3:.C288])" office:value-type="float" office:value="186.098" calcext:value-type="float">
            <text:p>186.10</text:p>
          </table:table-cell>
          <table:table-cell table:style-name="ce29" table:formula="of:=MIN([.D3:.D288])" office:value-type="float" office:value="187.007448574015" calcext:value-type="float">
            <text:p>187.01</text:p>
          </table:table-cell>
          <table:table-cell table:number-columns-repeated="1020"/>
        </table:table-row>
        <table:table-row table:style-name="ro10">
          <table:table-cell table:style-name="ce26" office:value-type="string" calcext:value-type="string">
            <text:p>Difference</text:p>
          </table:table-cell>
          <table:table-cell/>
          <table:table-cell table:style-name="ce29" table:formula="of:=[.C293]-[.C294]" office:value-type="float" office:value="1.607" calcext:value-type="float">
            <text:p>1.61</text:p>
          </table:table-cell>
          <table:table-cell table:style-name="ce29" table:formula="of:=[.D293]-[.D294]" office:value-type="float" office:value="0.349525840709106" calcext:value-type="float">
            <text:p>0.35</text:p>
          </table:table-cell>
          <table:table-cell table:number-columns-repeated="1020"/>
        </table:table-row>
        <table:table-row table:style-name="ro10">
          <table:table-cell table:style-name="ce26"/>
          <table:table-cell/>
          <table:table-cell table:style-name="ce23"/>
          <table:table-cell table:number-columns-repeated="1021"/>
        </table:table-row>
        <table:table-row table:style-name="ro10">
          <table:table-cell table:style-name="ce26" office:value-type="string" calcext:value-type="string">
            <text:p>Trendline a:</text:p>
          </table:table-cell>
          <table:table-cell/>
          <table:table-cell table:style-name="ce21" table:formula="of:=INDEX(LINEST([.C3:.C288];[.A3:.A288]);1)" office:value-type="float" office:value="0.0000402911631941359" calcext:value-type="float">
            <text:p>4.02911631941359E-05</text:p>
          </table:table-cell>
          <table:table-cell table:style-name="ce21"/>
          <table:table-cell table:number-columns-repeated="1020"/>
        </table:table-row>
        <table:table-row table:style-name="ro10">
          <table:table-cell table:style-name="ce26" office:value-type="string" calcext:value-type="string">
            <text:p>Trendline b:</text:p>
          </table:table-cell>
          <table:table-cell/>
          <table:table-cell table:style-name="ce21" table:formula="of:=INDEX(LINEST([.C3:.C288];[.A3:.A288]);2)" office:value-type="float" office:value="185.533356077395" calcext:value-type="float">
            <text:p>185.5333560774</text:p>
          </table:table-cell>
          <table:table-cell table:style-name="ce21"/>
          <table:table-cell table:number-columns-repeated="1020"/>
        </table:table-row>
        <table:table-row table:style-name="ro10" table:number-rows-repeated="104827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gtoa_lw_all" table:style-name="ta1">
        <table:shapes>
          <draw:frame draw:z-index="0" draw:style-name="gr1" draw:text-style-name="P1" svg:width="159.99mm" svg:height="89.99mm" svg:x="125.94mm" svg:y="16.45mm">
            <loext:p draw:notify-on-update-of-ranges="gtoa_lw_all.A3:gtoa_lw_all.A288 gtoa_lw_all.B1:gtoa_lw_all.B1 gtoa_lw_all.C3:gtoa_lw_all.C28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ce26"/>
        <table:table-column table:style-name="co3" table:default-cell-style-name="ce19"/>
        <table:table-column table:style-name="co10" table:default-cell-style-name="ce26"/>
        <table:table-column table:style-name="co3" table:number-columns-repeated="1021" table:default-cell-style-name="Default"/>
        <table:table-row table:style-name="ro10">
          <table:table-cell/>
          <table:table-cell table:style-name="ce15" office:value-type="string" calcext:value-type="string" table:number-columns-spanned="4" table:number-rows-spanned="1">
            <text:p>gtoa_lw_all</text:p>
          </table:table-cell>
          <table:covered-table-cell table:number-columns-repeated="3"/>
          <table:table-cell table:number-columns-repeated="1019"/>
        </table:table-row>
        <table:table-row table:style-name="ro10">
          <table:table-cell table:style-name="ce24" office:value-type="string" calcext:value-type="string">
            <text:p>Date</text:p>
          </table:table-cell>
          <table:table-cell table:style-name="ce38" office:value-type="string" calcext:value-type="string">
            <text:p>Data</text:p>
          </table:table-cell>
          <table:table-cell table:style-name="ce27" office:value-type="string" calcext:value-type="string">
            <text:p>Deseasonalised</text:p>
          </table:table-cell>
          <table:table-cell table:style-name="ce30" office:value-type="string" calcext:value-type="string">
            <text:p>Trend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0-03-01" calcext:value-type="date">
            <text:p>01/03/00</text:p>
          </table:table-cell>
          <table:table-cell table:style-name="ce20" office:value-type="float" office:value="238.26" calcext:value-type="float">
            <text:p>238.26</text:p>
          </table:table-cell>
          <table:table-cell office:value-type="float" office:value="239.889" calcext:value-type="float">
            <text:p>239.889</text:p>
          </table:table-cell>
          <table:table-cell table:style-name="ce29" table:formula="of:=([.A3] * [.$C$297]) + [.$C$298]" office:value-type="float" office:value="239.990183314953" calcext:value-type="float">
            <text:p>239.99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0-04-01" calcext:value-type="date">
            <text:p>01/04/00</text:p>
          </table:table-cell>
          <table:table-cell table:style-name="ce20" office:value-type="float" office:value="238.04" calcext:value-type="float">
            <text:p>238.04</text:p>
          </table:table-cell>
          <table:table-cell office:value-type="float" office:value="239.867" calcext:value-type="float">
            <text:p>239.867</text:p>
          </table:table-cell>
          <table:table-cell table:style-name="ce29" table:formula="of:=([.A4] * [.$C$297]) + [.$C$298]" office:value-type="float" office:value="239.992962326646" calcext:value-type="float">
            <text:p>239.99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0-05-01" calcext:value-type="date">
            <text:p>01/05/00</text:p>
          </table:table-cell>
          <table:table-cell table:style-name="ce20" office:value-type="float" office:value="240.76" calcext:value-type="float">
            <text:p>240.76</text:p>
          </table:table-cell>
          <table:table-cell office:value-type="float" office:value="239.845" calcext:value-type="float">
            <text:p>239.845</text:p>
          </table:table-cell>
          <table:table-cell table:style-name="ce29" table:formula="of:=([.A5] * [.$C$297]) + [.$C$298]" office:value-type="float" office:value="239.9956516928" calcext:value-type="float">
            <text:p>240.00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0-06-01" calcext:value-type="date">
            <text:p>01/06/00</text:p>
          </table:table-cell>
          <table:table-cell table:style-name="ce20" office:value-type="float" office:value="243.23" calcext:value-type="float">
            <text:p>243.23</text:p>
          </table:table-cell>
          <table:table-cell office:value-type="float" office:value="239.825" calcext:value-type="float">
            <text:p>239.825</text:p>
          </table:table-cell>
          <table:table-cell table:style-name="ce29" table:formula="of:=([.A6] * [.$C$297]) + [.$C$298]" office:value-type="float" office:value="239.998430704493" calcext:value-type="float">
            <text:p>240.00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0-07-01" calcext:value-type="date">
            <text:p>01/07/00</text:p>
          </table:table-cell>
          <table:table-cell table:style-name="ce20" office:value-type="float" office:value="243.99" calcext:value-type="float">
            <text:p>243.99</text:p>
          </table:table-cell>
          <table:table-cell office:value-type="float" office:value="239.807" calcext:value-type="float">
            <text:p>239.807</text:p>
          </table:table-cell>
          <table:table-cell table:style-name="ce29" table:formula="of:=([.A7] * [.$C$297]) + [.$C$298]" office:value-type="float" office:value="240.001120070648" calcext:value-type="float">
            <text:p>240.00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0-08-01" calcext:value-type="date">
            <text:p>01/08/00</text:p>
          </table:table-cell>
          <table:table-cell table:style-name="ce20" office:value-type="float" office:value="243.66" calcext:value-type="float">
            <text:p>243.66</text:p>
          </table:table-cell>
          <table:table-cell office:value-type="float" office:value="239.79" calcext:value-type="float">
            <text:p>239.79</text:p>
          </table:table-cell>
          <table:table-cell table:style-name="ce29" table:formula="of:=([.A8] * [.$C$297]) + [.$C$298]" office:value-type="float" office:value="240.003899082341" calcext:value-type="float">
            <text:p>240.00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0-09-01" calcext:value-type="date">
            <text:p>01/09/00</text:p>
          </table:table-cell>
          <table:table-cell table:style-name="ce20" office:value-type="float" office:value="242.24" calcext:value-type="float">
            <text:p>242.24</text:p>
          </table:table-cell>
          <table:table-cell office:value-type="float" office:value="239.774" calcext:value-type="float">
            <text:p>239.774</text:p>
          </table:table-cell>
          <table:table-cell table:style-name="ce29" table:formula="of:=([.A9] * [.$C$297]) + [.$C$298]" office:value-type="float" office:value="240.006678094033" calcext:value-type="float">
            <text:p>240.01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0-10-01" calcext:value-type="date">
            <text:p>01/10/00</text:p>
          </table:table-cell>
          <table:table-cell table:style-name="ce20" office:value-type="float" office:value="238.96" calcext:value-type="float">
            <text:p>238.96</text:p>
          </table:table-cell>
          <table:table-cell office:value-type="float" office:value="239.759" calcext:value-type="float">
            <text:p>239.759</text:p>
          </table:table-cell>
          <table:table-cell table:style-name="ce29" table:formula="of:=([.A10] * [.$C$297]) + [.$C$298]" office:value-type="float" office:value="240.009367460188" calcext:value-type="float">
            <text:p>240.01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0-11-01" calcext:value-type="date">
            <text:p>01/11/00</text:p>
          </table:table-cell>
          <table:table-cell table:style-name="ce20" office:value-type="float" office:value="237.25" calcext:value-type="float">
            <text:p>237.25</text:p>
          </table:table-cell>
          <table:table-cell office:value-type="float" office:value="239.747" calcext:value-type="float">
            <text:p>239.747</text:p>
          </table:table-cell>
          <table:table-cell table:style-name="ce29" table:formula="of:=([.A11] * [.$C$297]) + [.$C$298]" office:value-type="float" office:value="240.012146471881" calcext:value-type="float">
            <text:p>240.01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0-12-01" calcext:value-type="date">
            <text:p>01/12/00</text:p>
          </table:table-cell>
          <table:table-cell table:style-name="ce20" office:value-type="float" office:value="237.08" calcext:value-type="float">
            <text:p>237.08</text:p>
          </table:table-cell>
          <table:table-cell office:value-type="float" office:value="239.738" calcext:value-type="float">
            <text:p>239.738</text:p>
          </table:table-cell>
          <table:table-cell table:style-name="ce29" table:formula="of:=([.A12] * [.$C$297]) + [.$C$298]" office:value-type="float" office:value="240.014835838035" calcext:value-type="float">
            <text:p>240.01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1-01-01" calcext:value-type="date">
            <text:p>01/01/01</text:p>
          </table:table-cell>
          <table:table-cell table:style-name="ce20" office:value-type="float" office:value="237.07" calcext:value-type="float">
            <text:p>237.07</text:p>
          </table:table-cell>
          <table:table-cell office:value-type="float" office:value="239.739" calcext:value-type="float">
            <text:p>239.739</text:p>
          </table:table-cell>
          <table:table-cell table:style-name="ce29" table:formula="of:=([.A13] * [.$C$297]) + [.$C$298]" office:value-type="float" office:value="240.017614849728" calcext:value-type="float">
            <text:p>240.02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1-02-01" calcext:value-type="date">
            <text:p>01/02/01</text:p>
          </table:table-cell>
          <table:table-cell table:style-name="ce20" office:value-type="float" office:value="236.85" calcext:value-type="float">
            <text:p>236.85</text:p>
          </table:table-cell>
          <table:table-cell office:value-type="float" office:value="239.765" calcext:value-type="float">
            <text:p>239.765</text:p>
          </table:table-cell>
          <table:table-cell table:style-name="ce29" table:formula="of:=([.A14] * [.$C$297]) + [.$C$298]" office:value-type="float" office:value="240.020393861421" calcext:value-type="float">
            <text:p>240.02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1-03-01" calcext:value-type="date">
            <text:p>01/03/01</text:p>
          </table:table-cell>
          <table:table-cell table:style-name="ce20" office:value-type="float" office:value="236.93" calcext:value-type="float">
            <text:p>236.93</text:p>
          </table:table-cell>
          <table:table-cell office:value-type="float" office:value="239.799" calcext:value-type="float">
            <text:p>239.799</text:p>
          </table:table-cell>
          <table:table-cell table:style-name="ce29" table:formula="of:=([.A15] * [.$C$297]) + [.$C$298]" office:value-type="float" office:value="240.022903936498" calcext:value-type="float">
            <text:p>240.02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1-04-01" calcext:value-type="date">
            <text:p>01/04/01</text:p>
          </table:table-cell>
          <table:table-cell table:style-name="ce20" office:value-type="float" office:value="238.27" calcext:value-type="float">
            <text:p>238.27</text:p>
          </table:table-cell>
          <table:table-cell office:value-type="float" office:value="239.84" calcext:value-type="float">
            <text:p>239.84</text:p>
          </table:table-cell>
          <table:table-cell table:style-name="ce29" table:formula="of:=([.A16] * [.$C$297]) + [.$C$298]" office:value-type="float" office:value="240.025682948191" calcext:value-type="float">
            <text:p>240.03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1-05-01" calcext:value-type="date">
            <text:p>01/05/01</text:p>
          </table:table-cell>
          <table:table-cell table:style-name="ce20" office:value-type="float" office:value="241.09" calcext:value-type="float">
            <text:p>241.09</text:p>
          </table:table-cell>
          <table:table-cell office:value-type="float" office:value="239.885" calcext:value-type="float">
            <text:p>239.885</text:p>
          </table:table-cell>
          <table:table-cell table:style-name="ce29" table:formula="of:=([.A17] * [.$C$297]) + [.$C$298]" office:value-type="float" office:value="240.028372314346" calcext:value-type="float">
            <text:p>240.03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1-06-01" calcext:value-type="date">
            <text:p>01/06/01</text:p>
          </table:table-cell>
          <table:table-cell table:style-name="ce20" office:value-type="float" office:value="242.92" calcext:value-type="float">
            <text:p>242.92</text:p>
          </table:table-cell>
          <table:table-cell office:value-type="float" office:value="239.935" calcext:value-type="float">
            <text:p>239.935</text:p>
          </table:table-cell>
          <table:table-cell table:style-name="ce29" table:formula="of:=([.A18] * [.$C$297]) + [.$C$298]" office:value-type="float" office:value="240.031151326039" calcext:value-type="float">
            <text:p>240.03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1-07-01" calcext:value-type="date">
            <text:p>01/07/01</text:p>
          </table:table-cell>
          <table:table-cell table:style-name="ce20" office:value-type="float" office:value="244.35" calcext:value-type="float">
            <text:p>244.35</text:p>
          </table:table-cell>
          <table:table-cell office:value-type="float" office:value="239.989" calcext:value-type="float">
            <text:p>239.989</text:p>
          </table:table-cell>
          <table:table-cell table:style-name="ce29" table:formula="of:=([.A19] * [.$C$297]) + [.$C$298]" office:value-type="float" office:value="240.033840692193" calcext:value-type="float">
            <text:p>240.03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1-08-01" calcext:value-type="date">
            <text:p>01/08/01</text:p>
          </table:table-cell>
          <table:table-cell table:style-name="ce20" office:value-type="float" office:value="244.67" calcext:value-type="float">
            <text:p>244.67</text:p>
          </table:table-cell>
          <table:table-cell office:value-type="float" office:value="240.05" calcext:value-type="float">
            <text:p>240.05</text:p>
          </table:table-cell>
          <table:table-cell table:style-name="ce29" table:formula="of:=([.A20] * [.$C$297]) + [.$C$298]" office:value-type="float" office:value="240.036619703886" calcext:value-type="float">
            <text:p>240.04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1-09-01" calcext:value-type="date">
            <text:p>01/09/01</text:p>
          </table:table-cell>
          <table:table-cell table:style-name="ce20" office:value-type="float" office:value="241.99" calcext:value-type="float">
            <text:p>241.99</text:p>
          </table:table-cell>
          <table:table-cell office:value-type="float" office:value="240.118" calcext:value-type="float">
            <text:p>240.118</text:p>
          </table:table-cell>
          <table:table-cell table:style-name="ce29" table:formula="of:=([.A21] * [.$C$297]) + [.$C$298]" office:value-type="float" office:value="240.039398715579" calcext:value-type="float">
            <text:p>240.04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1-10-01" calcext:value-type="date">
            <text:p>01/10/01</text:p>
          </table:table-cell>
          <table:table-cell table:style-name="ce20" office:value-type="float" office:value="239.71" calcext:value-type="float">
            <text:p>239.71</text:p>
          </table:table-cell>
          <table:table-cell office:value-type="float" office:value="240.189" calcext:value-type="float">
            <text:p>240.189</text:p>
          </table:table-cell>
          <table:table-cell table:style-name="ce29" table:formula="of:=([.A22] * [.$C$297]) + [.$C$298]" office:value-type="float" office:value="240.042088081733" calcext:value-type="float">
            <text:p>240.04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1-11-01" calcext:value-type="date">
            <text:p>01/11/01</text:p>
          </table:table-cell>
          <table:table-cell table:style-name="ce20" office:value-type="float" office:value="238.4" calcext:value-type="float">
            <text:p>238.4</text:p>
          </table:table-cell>
          <table:table-cell office:value-type="float" office:value="240.255" calcext:value-type="float">
            <text:p>240.255</text:p>
          </table:table-cell>
          <table:table-cell table:style-name="ce29" table:formula="of:=([.A23] * [.$C$297]) + [.$C$298]" office:value-type="float" office:value="240.044867093426" calcext:value-type="float">
            <text:p>240.04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1-12-01" calcext:value-type="date">
            <text:p>01/12/01</text:p>
          </table:table-cell>
          <table:table-cell table:style-name="ce20" office:value-type="float" office:value="237.28" calcext:value-type="float">
            <text:p>237.28</text:p>
          </table:table-cell>
          <table:table-cell office:value-type="float" office:value="240.312" calcext:value-type="float">
            <text:p>240.312</text:p>
          </table:table-cell>
          <table:table-cell table:style-name="ce29" table:formula="of:=([.A24] * [.$C$297]) + [.$C$298]" office:value-type="float" office:value="240.04755645958" calcext:value-type="float">
            <text:p>240.05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2-01-01" calcext:value-type="date">
            <text:p>01/01/02</text:p>
          </table:table-cell>
          <table:table-cell table:style-name="ce20" office:value-type="float" office:value="237.23" calcext:value-type="float">
            <text:p>237.23</text:p>
          </table:table-cell>
          <table:table-cell office:value-type="float" office:value="240.359" calcext:value-type="float">
            <text:p>240.359</text:p>
          </table:table-cell>
          <table:table-cell table:style-name="ce29" table:formula="of:=([.A25] * [.$C$297]) + [.$C$298]" office:value-type="float" office:value="240.050335471273" calcext:value-type="float">
            <text:p>240.05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2-02-01" calcext:value-type="date">
            <text:p>01/02/02</text:p>
          </table:table-cell>
          <table:table-cell table:style-name="ce20" office:value-type="float" office:value="238.01" calcext:value-type="float">
            <text:p>238.01</text:p>
          </table:table-cell>
          <table:table-cell office:value-type="float" office:value="240.398" calcext:value-type="float">
            <text:p>240.398</text:p>
          </table:table-cell>
          <table:table-cell table:style-name="ce29" table:formula="of:=([.A26] * [.$C$297]) + [.$C$298]" office:value-type="float" office:value="240.053114482966" calcext:value-type="float">
            <text:p>240.05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2-03-01" calcext:value-type="date">
            <text:p>01/03/02</text:p>
          </table:table-cell>
          <table:table-cell table:style-name="ce20" office:value-type="float" office:value="238.1" calcext:value-type="float">
            <text:p>238.1</text:p>
          </table:table-cell>
          <table:table-cell office:value-type="float" office:value="240.428" calcext:value-type="float">
            <text:p>240.428</text:p>
          </table:table-cell>
          <table:table-cell table:style-name="ce29" table:formula="of:=([.A27] * [.$C$297]) + [.$C$298]" office:value-type="float" office:value="240.055624558044" calcext:value-type="float">
            <text:p>240.06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2-04-01" calcext:value-type="date">
            <text:p>01/04/02</text:p>
          </table:table-cell>
          <table:table-cell table:style-name="ce20" office:value-type="float" office:value="239.28" calcext:value-type="float">
            <text:p>239.28</text:p>
          </table:table-cell>
          <table:table-cell office:value-type="float" office:value="240.447" calcext:value-type="float">
            <text:p>240.447</text:p>
          </table:table-cell>
          <table:table-cell table:style-name="ce29" table:formula="of:=([.A28] * [.$C$297]) + [.$C$298]" office:value-type="float" office:value="240.058403569736" calcext:value-type="float">
            <text:p>240.06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2-05-01" calcext:value-type="date">
            <text:p>01/05/02</text:p>
          </table:table-cell>
          <table:table-cell table:style-name="ce20" office:value-type="float" office:value="241.78" calcext:value-type="float">
            <text:p>241.78</text:p>
          </table:table-cell>
          <table:table-cell office:value-type="float" office:value="240.459" calcext:value-type="float">
            <text:p>240.459</text:p>
          </table:table-cell>
          <table:table-cell table:style-name="ce29" table:formula="of:=([.A29] * [.$C$297]) + [.$C$298]" office:value-type="float" office:value="240.061092935891" calcext:value-type="float">
            <text:p>240.06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2-06-01" calcext:value-type="date">
            <text:p>01/06/02</text:p>
          </table:table-cell>
          <table:table-cell table:style-name="ce20" office:value-type="float" office:value="243.21" calcext:value-type="float">
            <text:p>243.21</text:p>
          </table:table-cell>
          <table:table-cell office:value-type="float" office:value="240.469" calcext:value-type="float">
            <text:p>240.469</text:p>
          </table:table-cell>
          <table:table-cell table:style-name="ce29" table:formula="of:=([.A30] * [.$C$297]) + [.$C$298]" office:value-type="float" office:value="240.063871947584" calcext:value-type="float">
            <text:p>240.06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2-07-01" calcext:value-type="date">
            <text:p>01/07/02</text:p>
          </table:table-cell>
          <table:table-cell table:style-name="ce20" office:value-type="float" office:value="244.95" calcext:value-type="float">
            <text:p>244.95</text:p>
          </table:table-cell>
          <table:table-cell office:value-type="float" office:value="240.479" calcext:value-type="float">
            <text:p>240.479</text:p>
          </table:table-cell>
          <table:table-cell table:style-name="ce29" table:formula="of:=([.A31] * [.$C$297]) + [.$C$298]" office:value-type="float" office:value="240.066561313738" calcext:value-type="float">
            <text:p>240.07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2-08-01" calcext:value-type="date">
            <text:p>01/08/02</text:p>
          </table:table-cell>
          <table:table-cell table:style-name="ce20" office:value-type="float" office:value="244.58" calcext:value-type="float">
            <text:p>244.58</text:p>
          </table:table-cell>
          <table:table-cell office:value-type="float" office:value="240.49" calcext:value-type="float">
            <text:p>240.49</text:p>
          </table:table-cell>
          <table:table-cell table:style-name="ce29" table:formula="of:=([.A32] * [.$C$297]) + [.$C$298]" office:value-type="float" office:value="240.069340325431" calcext:value-type="float">
            <text:p>240.07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2-09-01" calcext:value-type="date">
            <text:p>01/09/02</text:p>
          </table:table-cell>
          <table:table-cell table:style-name="ce20" office:value-type="float" office:value="243.16" calcext:value-type="float">
            <text:p>243.16</text:p>
          </table:table-cell>
          <table:table-cell office:value-type="float" office:value="240.501" calcext:value-type="float">
            <text:p>240.501</text:p>
          </table:table-cell>
          <table:table-cell table:style-name="ce29" table:formula="of:=([.A33] * [.$C$297]) + [.$C$298]" office:value-type="float" office:value="240.072119337124" calcext:value-type="float">
            <text:p>240.07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2-10-01" calcext:value-type="date">
            <text:p>01/10/02</text:p>
          </table:table-cell>
          <table:table-cell table:style-name="ce20" office:value-type="float" office:value="240.04" calcext:value-type="float">
            <text:p>240.04</text:p>
          </table:table-cell>
          <table:table-cell office:value-type="float" office:value="240.504" calcext:value-type="float">
            <text:p>240.504</text:p>
          </table:table-cell>
          <table:table-cell table:style-name="ce29" table:formula="of:=([.A34] * [.$C$297]) + [.$C$298]" office:value-type="float" office:value="240.074808703278" calcext:value-type="float">
            <text:p>240.07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2-11-01" calcext:value-type="date">
            <text:p>01/11/02</text:p>
          </table:table-cell>
          <table:table-cell table:style-name="ce20" office:value-type="float" office:value="237.88" calcext:value-type="float">
            <text:p>237.88</text:p>
          </table:table-cell>
          <table:table-cell office:value-type="float" office:value="240.498" calcext:value-type="float">
            <text:p>240.498</text:p>
          </table:table-cell>
          <table:table-cell table:style-name="ce29" table:formula="of:=([.A35] * [.$C$297]) + [.$C$298]" office:value-type="float" office:value="240.077587714971" calcext:value-type="float">
            <text:p>240.08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2-12-01" calcext:value-type="date">
            <text:p>01/12/02</text:p>
          </table:table-cell>
          <table:table-cell table:style-name="ce20" office:value-type="float" office:value="236.91" calcext:value-type="float">
            <text:p>236.91</text:p>
          </table:table-cell>
          <table:table-cell office:value-type="float" office:value="240.484" calcext:value-type="float">
            <text:p>240.484</text:p>
          </table:table-cell>
          <table:table-cell table:style-name="ce29" table:formula="of:=([.A36] * [.$C$297]) + [.$C$298]" office:value-type="float" office:value="240.080277081126" calcext:value-type="float">
            <text:p>240.08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3-01-01" calcext:value-type="date">
            <text:p>01/01/03</text:p>
          </table:table-cell>
          <table:table-cell table:style-name="ce20" office:value-type="float" office:value="237.96" calcext:value-type="float">
            <text:p>237.96</text:p>
          </table:table-cell>
          <table:table-cell office:value-type="float" office:value="240.467" calcext:value-type="float">
            <text:p>240.467</text:p>
          </table:table-cell>
          <table:table-cell table:style-name="ce29" table:formula="of:=([.A37] * [.$C$297]) + [.$C$298]" office:value-type="float" office:value="240.083056092819" calcext:value-type="float">
            <text:p>240.08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3-02-01" calcext:value-type="date">
            <text:p>01/02/03</text:p>
          </table:table-cell>
          <table:table-cell table:style-name="ce20" office:value-type="float" office:value="238.08" calcext:value-type="float">
            <text:p>238.08</text:p>
          </table:table-cell>
          <table:table-cell office:value-type="float" office:value="240.456" calcext:value-type="float">
            <text:p>240.456</text:p>
          </table:table-cell>
          <table:table-cell table:style-name="ce29" table:formula="of:=([.A38] * [.$C$297]) + [.$C$298]" office:value-type="float" office:value="240.085835104511" calcext:value-type="float">
            <text:p>240.09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3-03-01" calcext:value-type="date">
            <text:p>01/03/03</text:p>
          </table:table-cell>
          <table:table-cell table:style-name="ce20" office:value-type="float" office:value="238.9" calcext:value-type="float">
            <text:p>238.9</text:p>
          </table:table-cell>
          <table:table-cell office:value-type="float" office:value="240.453" calcext:value-type="float">
            <text:p>240.453</text:p>
          </table:table-cell>
          <table:table-cell table:style-name="ce29" table:formula="of:=([.A39] * [.$C$297]) + [.$C$298]" office:value-type="float" office:value="240.088345179589" calcext:value-type="float">
            <text:p>240.09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3-04-01" calcext:value-type="date">
            <text:p>01/04/03</text:p>
          </table:table-cell>
          <table:table-cell table:style-name="ce20" office:value-type="float" office:value="239.04" calcext:value-type="float">
            <text:p>239.04</text:p>
          </table:table-cell>
          <table:table-cell office:value-type="float" office:value="240.457" calcext:value-type="float">
            <text:p>240.457</text:p>
          </table:table-cell>
          <table:table-cell table:style-name="ce29" table:formula="of:=([.A40] * [.$C$297]) + [.$C$298]" office:value-type="float" office:value="240.091124191282" calcext:value-type="float">
            <text:p>240.09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3-05-01" calcext:value-type="date">
            <text:p>01/05/03</text:p>
          </table:table-cell>
          <table:table-cell table:style-name="ce20" office:value-type="float" office:value="240.97" calcext:value-type="float">
            <text:p>240.97</text:p>
          </table:table-cell>
          <table:table-cell office:value-type="float" office:value="240.463" calcext:value-type="float">
            <text:p>240.463</text:p>
          </table:table-cell>
          <table:table-cell table:style-name="ce29" table:formula="of:=([.A41] * [.$C$297]) + [.$C$298]" office:value-type="float" office:value="240.093813557436" calcext:value-type="float">
            <text:p>240.09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3-06-01" calcext:value-type="date">
            <text:p>01/06/03</text:p>
          </table:table-cell>
          <table:table-cell table:style-name="ce20" office:value-type="float" office:value="243.24" calcext:value-type="float">
            <text:p>243.24</text:p>
          </table:table-cell>
          <table:table-cell office:value-type="float" office:value="240.466" calcext:value-type="float">
            <text:p>240.466</text:p>
          </table:table-cell>
          <table:table-cell table:style-name="ce29" table:formula="of:=([.A42] * [.$C$297]) + [.$C$298]" office:value-type="float" office:value="240.096592569129" calcext:value-type="float">
            <text:p>240.10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3-07-01" calcext:value-type="date">
            <text:p>01/07/03</text:p>
          </table:table-cell>
          <table:table-cell table:style-name="ce20" office:value-type="float" office:value="244.66" calcext:value-type="float">
            <text:p>244.66</text:p>
          </table:table-cell>
          <table:table-cell office:value-type="float" office:value="240.463" calcext:value-type="float">
            <text:p>240.463</text:p>
          </table:table-cell>
          <table:table-cell table:style-name="ce29" table:formula="of:=([.A43] * [.$C$297]) + [.$C$298]" office:value-type="float" office:value="240.099281935283" calcext:value-type="float">
            <text:p>240.10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3-08-01" calcext:value-type="date">
            <text:p>01/08/03</text:p>
          </table:table-cell>
          <table:table-cell table:style-name="ce20" office:value-type="float" office:value="244.26" calcext:value-type="float">
            <text:p>244.26</text:p>
          </table:table-cell>
          <table:table-cell office:value-type="float" office:value="240.448" calcext:value-type="float">
            <text:p>240.448</text:p>
          </table:table-cell>
          <table:table-cell table:style-name="ce29" table:formula="of:=([.A44] * [.$C$297]) + [.$C$298]" office:value-type="float" office:value="240.102060946976" calcext:value-type="float">
            <text:p>240.10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3-09-01" calcext:value-type="date">
            <text:p>01/09/03</text:p>
          </table:table-cell>
          <table:table-cell table:style-name="ce20" office:value-type="float" office:value="242.83" calcext:value-type="float">
            <text:p>242.83</text:p>
          </table:table-cell>
          <table:table-cell office:value-type="float" office:value="240.423" calcext:value-type="float">
            <text:p>240.423</text:p>
          </table:table-cell>
          <table:table-cell table:style-name="ce29" table:formula="of:=([.A45] * [.$C$297]) + [.$C$298]" office:value-type="float" office:value="240.104839958669" calcext:value-type="float">
            <text:p>240.10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3-10-01" calcext:value-type="date">
            <text:p>01/10/03</text:p>
          </table:table-cell>
          <table:table-cell table:style-name="ce20" office:value-type="float" office:value="240.76" calcext:value-type="float">
            <text:p>240.76</text:p>
          </table:table-cell>
          <table:table-cell office:value-type="float" office:value="240.395" calcext:value-type="float">
            <text:p>240.395</text:p>
          </table:table-cell>
          <table:table-cell table:style-name="ce29" table:formula="of:=([.A46] * [.$C$297]) + [.$C$298]" office:value-type="float" office:value="240.107529324824" calcext:value-type="float">
            <text:p>240.11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3-11-01" calcext:value-type="date">
            <text:p>01/11/03</text:p>
          </table:table-cell>
          <table:table-cell table:style-name="ce20" office:value-type="float" office:value="238.19" calcext:value-type="float">
            <text:p>238.19</text:p>
          </table:table-cell>
          <table:table-cell office:value-type="float" office:value="240.369" calcext:value-type="float">
            <text:p>240.369</text:p>
          </table:table-cell>
          <table:table-cell table:style-name="ce29" table:formula="of:=([.A47] * [.$C$297]) + [.$C$298]" office:value-type="float" office:value="240.110308336516" calcext:value-type="float">
            <text:p>240.11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3-12-01" calcext:value-type="date">
            <text:p>01/12/03</text:p>
          </table:table-cell>
          <table:table-cell table:style-name="ce20" office:value-type="float" office:value="237.64" calcext:value-type="float">
            <text:p>237.64</text:p>
          </table:table-cell>
          <table:table-cell office:value-type="float" office:value="240.344" calcext:value-type="float">
            <text:p>240.344</text:p>
          </table:table-cell>
          <table:table-cell table:style-name="ce29" table:formula="of:=([.A48] * [.$C$297]) + [.$C$298]" office:value-type="float" office:value="240.112997702671" calcext:value-type="float">
            <text:p>240.11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4-01-01" calcext:value-type="date">
            <text:p>01/01/04</text:p>
          </table:table-cell>
          <table:table-cell table:style-name="ce20" office:value-type="float" office:value="236.96" calcext:value-type="float">
            <text:p>236.96</text:p>
          </table:table-cell>
          <table:table-cell office:value-type="float" office:value="240.321" calcext:value-type="float">
            <text:p>240.321</text:p>
          </table:table-cell>
          <table:table-cell table:style-name="ce29" table:formula="of:=([.A49] * [.$C$297]) + [.$C$298]" office:value-type="float" office:value="240.115776714364" calcext:value-type="float">
            <text:p>240.12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4-02-01" calcext:value-type="date">
            <text:p>01/02/04</text:p>
          </table:table-cell>
          <table:table-cell table:style-name="ce20" office:value-type="float" office:value="238.08" calcext:value-type="float">
            <text:p>238.08</text:p>
          </table:table-cell>
          <table:table-cell office:value-type="float" office:value="240.298" calcext:value-type="float">
            <text:p>240.298</text:p>
          </table:table-cell>
          <table:table-cell table:style-name="ce29" table:formula="of:=([.A50] * [.$C$297]) + [.$C$298]" office:value-type="float" office:value="240.118555726057" calcext:value-type="float">
            <text:p>240.12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4-03-01" calcext:value-type="date">
            <text:p>01/03/04</text:p>
          </table:table-cell>
          <table:table-cell table:style-name="ce20" office:value-type="float" office:value="238" calcext:value-type="float">
            <text:p>238</text:p>
          </table:table-cell>
          <table:table-cell office:value-type="float" office:value="240.272" calcext:value-type="float">
            <text:p>240.272</text:p>
          </table:table-cell>
          <table:table-cell table:style-name="ce29" table:formula="of:=([.A51] * [.$C$297]) + [.$C$298]" office:value-type="float" office:value="240.121155446673" calcext:value-type="float">
            <text:p>240.12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4-04-01" calcext:value-type="date">
            <text:p>01/04/04</text:p>
          </table:table-cell>
          <table:table-cell table:style-name="ce20" office:value-type="float" office:value="238.89" calcext:value-type="float">
            <text:p>238.89</text:p>
          </table:table-cell>
          <table:table-cell office:value-type="float" office:value="240.244" calcext:value-type="float">
            <text:p>240.244</text:p>
          </table:table-cell>
          <table:table-cell table:style-name="ce29" table:formula="of:=([.A52] * [.$C$297]) + [.$C$298]" office:value-type="float" office:value="240.123934458366" calcext:value-type="float">
            <text:p>240.12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4-05-01" calcext:value-type="date">
            <text:p>01/05/04</text:p>
          </table:table-cell>
          <table:table-cell table:style-name="ce20" office:value-type="float" office:value="240.65" calcext:value-type="float">
            <text:p>240.65</text:p>
          </table:table-cell>
          <table:table-cell office:value-type="float" office:value="240.216" calcext:value-type="float">
            <text:p>240.216</text:p>
          </table:table-cell>
          <table:table-cell table:style-name="ce29" table:formula="of:=([.A53] * [.$C$297]) + [.$C$298]" office:value-type="float" office:value="240.12662382452" calcext:value-type="float">
            <text:p>240.13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4-06-01" calcext:value-type="date">
            <text:p>01/06/04</text:p>
          </table:table-cell>
          <table:table-cell table:style-name="ce20" office:value-type="float" office:value="243.3" calcext:value-type="float">
            <text:p>243.3</text:p>
          </table:table-cell>
          <table:table-cell office:value-type="float" office:value="240.194" calcext:value-type="float">
            <text:p>240.194</text:p>
          </table:table-cell>
          <table:table-cell table:style-name="ce29" table:formula="of:=([.A54] * [.$C$297]) + [.$C$298]" office:value-type="float" office:value="240.129402836213" calcext:value-type="float">
            <text:p>240.13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4-07-01" calcext:value-type="date">
            <text:p>01/07/04</text:p>
          </table:table-cell>
          <table:table-cell table:style-name="ce20" office:value-type="float" office:value="243.79" calcext:value-type="float">
            <text:p>243.79</text:p>
          </table:table-cell>
          <table:table-cell office:value-type="float" office:value="240.183" calcext:value-type="float">
            <text:p>240.183</text:p>
          </table:table-cell>
          <table:table-cell table:style-name="ce29" table:formula="of:=([.A55] * [.$C$297]) + [.$C$298]" office:value-type="float" office:value="240.132092202367" calcext:value-type="float">
            <text:p>240.13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4-08-01" calcext:value-type="date">
            <text:p>01/08/04</text:p>
          </table:table-cell>
          <table:table-cell table:style-name="ce20" office:value-type="float" office:value="244.36" calcext:value-type="float">
            <text:p>244.36</text:p>
          </table:table-cell>
          <table:table-cell office:value-type="float" office:value="240.183" calcext:value-type="float">
            <text:p>240.183</text:p>
          </table:table-cell>
          <table:table-cell table:style-name="ce29" table:formula="of:=([.A56] * [.$C$297]) + [.$C$298]" office:value-type="float" office:value="240.13487121406" calcext:value-type="float">
            <text:p>240.13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4-09-01" calcext:value-type="date">
            <text:p>01/09/04</text:p>
          </table:table-cell>
          <table:table-cell table:style-name="ce20" office:value-type="float" office:value="242.51" calcext:value-type="float">
            <text:p>242.51</text:p>
          </table:table-cell>
          <table:table-cell office:value-type="float" office:value="240.186" calcext:value-type="float">
            <text:p>240.186</text:p>
          </table:table-cell>
          <table:table-cell table:style-name="ce29" table:formula="of:=([.A57] * [.$C$297]) + [.$C$298]" office:value-type="float" office:value="240.137650225753" calcext:value-type="float">
            <text:p>240.14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4-10-01" calcext:value-type="date">
            <text:p>01/10/04</text:p>
          </table:table-cell>
          <table:table-cell table:style-name="ce20" office:value-type="float" office:value="240.5" calcext:value-type="float">
            <text:p>240.5</text:p>
          </table:table-cell>
          <table:table-cell office:value-type="float" office:value="240.191" calcext:value-type="float">
            <text:p>240.191</text:p>
          </table:table-cell>
          <table:table-cell table:style-name="ce29" table:formula="of:=([.A58] * [.$C$297]) + [.$C$298]" office:value-type="float" office:value="240.140339591907" calcext:value-type="float">
            <text:p>240.14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4-11-01" calcext:value-type="date">
            <text:p>01/11/04</text:p>
          </table:table-cell>
          <table:table-cell table:style-name="ce20" office:value-type="float" office:value="237.86" calcext:value-type="float">
            <text:p>237.86</text:p>
          </table:table-cell>
          <table:table-cell office:value-type="float" office:value="240.198" calcext:value-type="float">
            <text:p>240.198</text:p>
          </table:table-cell>
          <table:table-cell table:style-name="ce29" table:formula="of:=([.A59] * [.$C$297]) + [.$C$298]" office:value-type="float" office:value="240.1431186036" calcext:value-type="float">
            <text:p>240.14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4-12-01" calcext:value-type="date">
            <text:p>01/12/04</text:p>
          </table:table-cell>
          <table:table-cell table:style-name="ce20" office:value-type="float" office:value="236.66" calcext:value-type="float">
            <text:p>236.66</text:p>
          </table:table-cell>
          <table:table-cell office:value-type="float" office:value="240.21" calcext:value-type="float">
            <text:p>240.21</text:p>
          </table:table-cell>
          <table:table-cell table:style-name="ce29" table:formula="of:=([.A60] * [.$C$297]) + [.$C$298]" office:value-type="float" office:value="240.145807969755" calcext:value-type="float">
            <text:p>240.15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5-01-01" calcext:value-type="date">
            <text:p>01/01/05</text:p>
          </table:table-cell>
          <table:table-cell table:style-name="ce20" office:value-type="float" office:value="237.56" calcext:value-type="float">
            <text:p>237.56</text:p>
          </table:table-cell>
          <table:table-cell office:value-type="float" office:value="240.225" calcext:value-type="float">
            <text:p>240.225</text:p>
          </table:table-cell>
          <table:table-cell table:style-name="ce29" table:formula="of:=([.A61] * [.$C$297]) + [.$C$298]" office:value-type="float" office:value="240.148586981448" calcext:value-type="float">
            <text:p>240.15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5-02-01" calcext:value-type="date">
            <text:p>01/02/05</text:p>
          </table:table-cell>
          <table:table-cell table:style-name="ce20" office:value-type="float" office:value="238.26" calcext:value-type="float">
            <text:p>238.26</text:p>
          </table:table-cell>
          <table:table-cell office:value-type="float" office:value="240.245" calcext:value-type="float">
            <text:p>240.245</text:p>
          </table:table-cell>
          <table:table-cell table:style-name="ce29" table:formula="of:=([.A62] * [.$C$297]) + [.$C$298]" office:value-type="float" office:value="240.15136599314" calcext:value-type="float">
            <text:p>240.15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5-03-01" calcext:value-type="date">
            <text:p>01/03/05</text:p>
          </table:table-cell>
          <table:table-cell table:style-name="ce20" office:value-type="float" office:value="238.09" calcext:value-type="float">
            <text:p>238.09</text:p>
          </table:table-cell>
          <table:table-cell office:value-type="float" office:value="240.269" calcext:value-type="float">
            <text:p>240.269</text:p>
          </table:table-cell>
          <table:table-cell table:style-name="ce29" table:formula="of:=([.A63] * [.$C$297]) + [.$C$298]" office:value-type="float" office:value="240.153876068218" calcext:value-type="float">
            <text:p>240.15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5-04-01" calcext:value-type="date">
            <text:p>01/04/05</text:p>
          </table:table-cell>
          <table:table-cell table:style-name="ce20" office:value-type="float" office:value="239.22" calcext:value-type="float">
            <text:p>239.22</text:p>
          </table:table-cell>
          <table:table-cell office:value-type="float" office:value="240.292" calcext:value-type="float">
            <text:p>240.292</text:p>
          </table:table-cell>
          <table:table-cell table:style-name="ce29" table:formula="of:=([.A64] * [.$C$297]) + [.$C$298]" office:value-type="float" office:value="240.156655079911" calcext:value-type="float">
            <text:p>240.16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5-05-01" calcext:value-type="date">
            <text:p>01/05/05</text:p>
          </table:table-cell>
          <table:table-cell table:style-name="ce20" office:value-type="float" office:value="240" calcext:value-type="float">
            <text:p>240</text:p>
          </table:table-cell>
          <table:table-cell office:value-type="float" office:value="240.303" calcext:value-type="float">
            <text:p>240.303</text:p>
          </table:table-cell>
          <table:table-cell table:style-name="ce29" table:formula="of:=([.A65] * [.$C$297]) + [.$C$298]" office:value-type="float" office:value="240.159344446065" calcext:value-type="float">
            <text:p>240.16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5-06-01" calcext:value-type="date">
            <text:p>01/06/05</text:p>
          </table:table-cell>
          <table:table-cell table:style-name="ce20" office:value-type="float" office:value="243.1" calcext:value-type="float">
            <text:p>243.1</text:p>
          </table:table-cell>
          <table:table-cell office:value-type="float" office:value="240.299" calcext:value-type="float">
            <text:p>240.299</text:p>
          </table:table-cell>
          <table:table-cell table:style-name="ce29" table:formula="of:=([.A66] * [.$C$297]) + [.$C$298]" office:value-type="float" office:value="240.162123457758" calcext:value-type="float">
            <text:p>240.16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5-07-01" calcext:value-type="date">
            <text:p>01/07/05</text:p>
          </table:table-cell>
          <table:table-cell table:style-name="ce20" office:value-type="float" office:value="244.79" calcext:value-type="float">
            <text:p>244.79</text:p>
          </table:table-cell>
          <table:table-cell office:value-type="float" office:value="240.28" calcext:value-type="float">
            <text:p>240.28</text:p>
          </table:table-cell>
          <table:table-cell table:style-name="ce29" table:formula="of:=([.A67] * [.$C$297]) + [.$C$298]" office:value-type="float" office:value="240.164812823912" calcext:value-type="float">
            <text:p>240.16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5-08-01" calcext:value-type="date">
            <text:p>01/08/05</text:p>
          </table:table-cell>
          <table:table-cell table:style-name="ce20" office:value-type="float" office:value="244.52" calcext:value-type="float">
            <text:p>244.52</text:p>
          </table:table-cell>
          <table:table-cell office:value-type="float" office:value="240.247" calcext:value-type="float">
            <text:p>240.247</text:p>
          </table:table-cell>
          <table:table-cell table:style-name="ce29" table:formula="of:=([.A68] * [.$C$297]) + [.$C$298]" office:value-type="float" office:value="240.167591835605" calcext:value-type="float">
            <text:p>240.17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5-09-01" calcext:value-type="date">
            <text:p>01/09/05</text:p>
          </table:table-cell>
          <table:table-cell table:style-name="ce20" office:value-type="float" office:value="242.8" calcext:value-type="float">
            <text:p>242.8</text:p>
          </table:table-cell>
          <table:table-cell office:value-type="float" office:value="240.205" calcext:value-type="float">
            <text:p>240.205</text:p>
          </table:table-cell>
          <table:table-cell table:style-name="ce29" table:formula="of:=([.A69] * [.$C$297]) + [.$C$298]" office:value-type="float" office:value="240.170370847298" calcext:value-type="float">
            <text:p>240.17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5-10-01" calcext:value-type="date">
            <text:p>01/10/05</text:p>
          </table:table-cell>
          <table:table-cell table:style-name="ce20" office:value-type="float" office:value="240.62" calcext:value-type="float">
            <text:p>240.62</text:p>
          </table:table-cell>
          <table:table-cell office:value-type="float" office:value="240.166" calcext:value-type="float">
            <text:p>240.166</text:p>
          </table:table-cell>
          <table:table-cell table:style-name="ce29" table:formula="of:=([.A70] * [.$C$297]) + [.$C$298]" office:value-type="float" office:value="240.173060213453" calcext:value-type="float">
            <text:p>240.17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5-11-01" calcext:value-type="date">
            <text:p>01/11/05</text:p>
          </table:table-cell>
          <table:table-cell table:style-name="ce20" office:value-type="float" office:value="238.35" calcext:value-type="float">
            <text:p>238.35</text:p>
          </table:table-cell>
          <table:table-cell office:value-type="float" office:value="240.144" calcext:value-type="float">
            <text:p>240.144</text:p>
          </table:table-cell>
          <table:table-cell table:style-name="ce29" table:formula="of:=([.A71] * [.$C$297]) + [.$C$298]" office:value-type="float" office:value="240.175839225146" calcext:value-type="float">
            <text:p>240.18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5-12-01" calcext:value-type="date">
            <text:p>01/12/05</text:p>
          </table:table-cell>
          <table:table-cell table:style-name="ce20" office:value-type="float" office:value="237.33" calcext:value-type="float">
            <text:p>237.33</text:p>
          </table:table-cell>
          <table:table-cell office:value-type="float" office:value="240.138" calcext:value-type="float">
            <text:p>240.138</text:p>
          </table:table-cell>
          <table:table-cell table:style-name="ce29" table:formula="of:=([.A72] * [.$C$297]) + [.$C$298]" office:value-type="float" office:value="240.1785285913" calcext:value-type="float">
            <text:p>240.18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6-01-01" calcext:value-type="date">
            <text:p>01/01/06</text:p>
          </table:table-cell>
          <table:table-cell table:style-name="ce20" office:value-type="float" office:value="236.36" calcext:value-type="float">
            <text:p>236.36</text:p>
          </table:table-cell>
          <table:table-cell office:value-type="float" office:value="240.141" calcext:value-type="float">
            <text:p>240.141</text:p>
          </table:table-cell>
          <table:table-cell table:style-name="ce29" table:formula="of:=([.A73] * [.$C$297]) + [.$C$298]" office:value-type="float" office:value="240.181307602993" calcext:value-type="float">
            <text:p>240.18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6-02-01" calcext:value-type="date">
            <text:p>01/02/06</text:p>
          </table:table-cell>
          <table:table-cell table:style-name="ce20" office:value-type="float" office:value="237.16" calcext:value-type="float">
            <text:p>237.16</text:p>
          </table:table-cell>
          <table:table-cell office:value-type="float" office:value="240.144" calcext:value-type="float">
            <text:p>240.144</text:p>
          </table:table-cell>
          <table:table-cell table:style-name="ce29" table:formula="of:=([.A74] * [.$C$297]) + [.$C$298]" office:value-type="float" office:value="240.184086614686" calcext:value-type="float">
            <text:p>240.18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6-03-01" calcext:value-type="date">
            <text:p>01/03/06</text:p>
          </table:table-cell>
          <table:table-cell table:style-name="ce20" office:value-type="float" office:value="238" calcext:value-type="float">
            <text:p>238</text:p>
          </table:table-cell>
          <table:table-cell office:value-type="float" office:value="240.141" calcext:value-type="float">
            <text:p>240.141</text:p>
          </table:table-cell>
          <table:table-cell table:style-name="ce29" table:formula="of:=([.A75] * [.$C$297]) + [.$C$298]" office:value-type="float" office:value="240.186596689763" calcext:value-type="float">
            <text:p>240.19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6-04-01" calcext:value-type="date">
            <text:p>01/04/06</text:p>
          </table:table-cell>
          <table:table-cell table:style-name="ce20" office:value-type="float" office:value="238.08" calcext:value-type="float">
            <text:p>238.08</text:p>
          </table:table-cell>
          <table:table-cell office:value-type="float" office:value="240.139" calcext:value-type="float">
            <text:p>240.139</text:p>
          </table:table-cell>
          <table:table-cell table:style-name="ce29" table:formula="of:=([.A76] * [.$C$297]) + [.$C$298]" office:value-type="float" office:value="240.189375701456" calcext:value-type="float">
            <text:p>240.19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6-05-01" calcext:value-type="date">
            <text:p>01/05/06</text:p>
          </table:table-cell>
          <table:table-cell table:style-name="ce20" office:value-type="float" office:value="240.18" calcext:value-type="float">
            <text:p>240.18</text:p>
          </table:table-cell>
          <table:table-cell office:value-type="float" office:value="240.149" calcext:value-type="float">
            <text:p>240.149</text:p>
          </table:table-cell>
          <table:table-cell table:style-name="ce29" table:formula="of:=([.A77] * [.$C$297]) + [.$C$298]" office:value-type="float" office:value="240.19206506761" calcext:value-type="float">
            <text:p>240.19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6-06-01" calcext:value-type="date">
            <text:p>01/06/06</text:p>
          </table:table-cell>
          <table:table-cell table:style-name="ce20" office:value-type="float" office:value="243.49" calcext:value-type="float">
            <text:p>243.49</text:p>
          </table:table-cell>
          <table:table-cell office:value-type="float" office:value="240.178" calcext:value-type="float">
            <text:p>240.178</text:p>
          </table:table-cell>
          <table:table-cell table:style-name="ce29" table:formula="of:=([.A78] * [.$C$297]) + [.$C$298]" office:value-type="float" office:value="240.194844079303" calcext:value-type="float">
            <text:p>240.19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6-07-01" calcext:value-type="date">
            <text:p>01/07/06</text:p>
          </table:table-cell>
          <table:table-cell table:style-name="ce20" office:value-type="float" office:value="244.89" calcext:value-type="float">
            <text:p>244.89</text:p>
          </table:table-cell>
          <table:table-cell office:value-type="float" office:value="240.23" calcext:value-type="float">
            <text:p>240.23</text:p>
          </table:table-cell>
          <table:table-cell table:style-name="ce29" table:formula="of:=([.A79] * [.$C$297]) + [.$C$298]" office:value-type="float" office:value="240.197533445458" calcext:value-type="float">
            <text:p>240.20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6-08-01" calcext:value-type="date">
            <text:p>01/08/06</text:p>
          </table:table-cell>
          <table:table-cell table:style-name="ce20" office:value-type="float" office:value="244.68" calcext:value-type="float">
            <text:p>244.68</text:p>
          </table:table-cell>
          <table:table-cell office:value-type="float" office:value="240.301" calcext:value-type="float">
            <text:p>240.301</text:p>
          </table:table-cell>
          <table:table-cell table:style-name="ce29" table:formula="of:=([.A80] * [.$C$297]) + [.$C$298]" office:value-type="float" office:value="240.200312457151" calcext:value-type="float">
            <text:p>240.20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6-09-01" calcext:value-type="date">
            <text:p>01/09/06</text:p>
          </table:table-cell>
          <table:table-cell table:style-name="ce20" office:value-type="float" office:value="242.93" calcext:value-type="float">
            <text:p>242.93</text:p>
          </table:table-cell>
          <table:table-cell office:value-type="float" office:value="240.381" calcext:value-type="float">
            <text:p>240.381</text:p>
          </table:table-cell>
          <table:table-cell table:style-name="ce29" table:formula="of:=([.A81] * [.$C$297]) + [.$C$298]" office:value-type="float" office:value="240.203091468843" calcext:value-type="float">
            <text:p>240.20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6-10-01" calcext:value-type="date">
            <text:p>01/10/06</text:p>
          </table:table-cell>
          <table:table-cell table:style-name="ce20" office:value-type="float" office:value="240.13" calcext:value-type="float">
            <text:p>240.13</text:p>
          </table:table-cell>
          <table:table-cell office:value-type="float" office:value="240.449" calcext:value-type="float">
            <text:p>240.449</text:p>
          </table:table-cell>
          <table:table-cell table:style-name="ce29" table:formula="of:=([.A82] * [.$C$297]) + [.$C$298]" office:value-type="float" office:value="240.205780834998" calcext:value-type="float">
            <text:p>240.21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6-11-01" calcext:value-type="date">
            <text:p>01/11/06</text:p>
          </table:table-cell>
          <table:table-cell table:style-name="ce20" office:value-type="float" office:value="238.13" calcext:value-type="float">
            <text:p>238.13</text:p>
          </table:table-cell>
          <table:table-cell office:value-type="float" office:value="240.494" calcext:value-type="float">
            <text:p>240.494</text:p>
          </table:table-cell>
          <table:table-cell table:style-name="ce29" table:formula="of:=([.A83] * [.$C$297]) + [.$C$298]" office:value-type="float" office:value="240.208559846691" calcext:value-type="float">
            <text:p>240.21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6-12-01" calcext:value-type="date">
            <text:p>01/12/06</text:p>
          </table:table-cell>
          <table:table-cell table:style-name="ce20" office:value-type="float" office:value="237.09" calcext:value-type="float">
            <text:p>237.09</text:p>
          </table:table-cell>
          <table:table-cell office:value-type="float" office:value="240.513" calcext:value-type="float">
            <text:p>240.513</text:p>
          </table:table-cell>
          <table:table-cell table:style-name="ce29" table:formula="of:=([.A84] * [.$C$297]) + [.$C$298]" office:value-type="float" office:value="240.211249212845" calcext:value-type="float">
            <text:p>240.21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7-01-01" calcext:value-type="date">
            <text:p>01/01/07</text:p>
          </table:table-cell>
          <table:table-cell table:style-name="ce20" office:value-type="float" office:value="238.37" calcext:value-type="float">
            <text:p>238.37</text:p>
          </table:table-cell>
          <table:table-cell office:value-type="float" office:value="240.516" calcext:value-type="float">
            <text:p>240.516</text:p>
          </table:table-cell>
          <table:table-cell table:style-name="ce29" table:formula="of:=([.A85] * [.$C$297]) + [.$C$298]" office:value-type="float" office:value="240.214028224538" calcext:value-type="float">
            <text:p>240.21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7-02-01" calcext:value-type="date">
            <text:p>01/02/07</text:p>
          </table:table-cell>
          <table:table-cell table:style-name="ce20" office:value-type="float" office:value="238.41" calcext:value-type="float">
            <text:p>238.41</text:p>
          </table:table-cell>
          <table:table-cell office:value-type="float" office:value="240.51" calcext:value-type="float">
            <text:p>240.51</text:p>
          </table:table-cell>
          <table:table-cell table:style-name="ce29" table:formula="of:=([.A86] * [.$C$297]) + [.$C$298]" office:value-type="float" office:value="240.216807236231" calcext:value-type="float">
            <text:p>240.22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7-03-01" calcext:value-type="date">
            <text:p>01/03/07</text:p>
          </table:table-cell>
          <table:table-cell table:style-name="ce20" office:value-type="float" office:value="238.84" calcext:value-type="float">
            <text:p>238.84</text:p>
          </table:table-cell>
          <table:table-cell office:value-type="float" office:value="240.506" calcext:value-type="float">
            <text:p>240.506</text:p>
          </table:table-cell>
          <table:table-cell table:style-name="ce29" table:formula="of:=([.A87] * [.$C$297]) + [.$C$298]" office:value-type="float" office:value="240.219317311308" calcext:value-type="float">
            <text:p>240.22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7-04-01" calcext:value-type="date">
            <text:p>01/04/07</text:p>
          </table:table-cell>
          <table:table-cell table:style-name="ce20" office:value-type="float" office:value="239.27" calcext:value-type="float">
            <text:p>239.27</text:p>
          </table:table-cell>
          <table:table-cell office:value-type="float" office:value="240.504" calcext:value-type="float">
            <text:p>240.504</text:p>
          </table:table-cell>
          <table:table-cell table:style-name="ce29" table:formula="of:=([.A88] * [.$C$297]) + [.$C$298]" office:value-type="float" office:value="240.222096323001" calcext:value-type="float">
            <text:p>240.22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7-05-01" calcext:value-type="date">
            <text:p>01/05/07</text:p>
          </table:table-cell>
          <table:table-cell table:style-name="ce20" office:value-type="float" office:value="241.06" calcext:value-type="float">
            <text:p>241.06</text:p>
          </table:table-cell>
          <table:table-cell office:value-type="float" office:value="240.493" calcext:value-type="float">
            <text:p>240.493</text:p>
          </table:table-cell>
          <table:table-cell table:style-name="ce29" table:formula="of:=([.A89] * [.$C$297]) + [.$C$298]" office:value-type="float" office:value="240.224785689156" calcext:value-type="float">
            <text:p>240.22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7-06-01" calcext:value-type="date">
            <text:p>01/06/07</text:p>
          </table:table-cell>
          <table:table-cell table:style-name="ce20" office:value-type="float" office:value="242.35" calcext:value-type="float">
            <text:p>242.35</text:p>
          </table:table-cell>
          <table:table-cell office:value-type="float" office:value="240.465" calcext:value-type="float">
            <text:p>240.465</text:p>
          </table:table-cell>
          <table:table-cell table:style-name="ce29" table:formula="of:=([.A90] * [.$C$297]) + [.$C$298]" office:value-type="float" office:value="240.227564700849" calcext:value-type="float">
            <text:p>240.23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7-07-01" calcext:value-type="date">
            <text:p>01/07/07</text:p>
          </table:table-cell>
          <table:table-cell table:style-name="ce20" office:value-type="float" office:value="244.44" calcext:value-type="float">
            <text:p>244.44</text:p>
          </table:table-cell>
          <table:table-cell office:value-type="float" office:value="240.419" calcext:value-type="float">
            <text:p>240.419</text:p>
          </table:table-cell>
          <table:table-cell table:style-name="ce29" table:formula="of:=([.A91] * [.$C$297]) + [.$C$298]" office:value-type="float" office:value="240.230254067003" calcext:value-type="float">
            <text:p>240.23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7-08-01" calcext:value-type="date">
            <text:p>01/08/07</text:p>
          </table:table-cell>
          <table:table-cell table:style-name="ce20" office:value-type="float" office:value="244.37" calcext:value-type="float">
            <text:p>244.37</text:p>
          </table:table-cell>
          <table:table-cell office:value-type="float" office:value="240.357" calcext:value-type="float">
            <text:p>240.357</text:p>
          </table:table-cell>
          <table:table-cell table:style-name="ce29" table:formula="of:=([.A92] * [.$C$297]) + [.$C$298]" office:value-type="float" office:value="240.233033078696" calcext:value-type="float">
            <text:p>240.23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7-09-01" calcext:value-type="date">
            <text:p>01/09/07</text:p>
          </table:table-cell>
          <table:table-cell table:style-name="ce20" office:value-type="float" office:value="243.29" calcext:value-type="float">
            <text:p>243.29</text:p>
          </table:table-cell>
          <table:table-cell office:value-type="float" office:value="240.292" calcext:value-type="float">
            <text:p>240.292</text:p>
          </table:table-cell>
          <table:table-cell table:style-name="ce29" table:formula="of:=([.A93] * [.$C$297]) + [.$C$298]" office:value-type="float" office:value="240.235812090389" calcext:value-type="float">
            <text:p>240.24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7-10-01" calcext:value-type="date">
            <text:p>01/10/07</text:p>
          </table:table-cell>
          <table:table-cell table:style-name="ce20" office:value-type="float" office:value="240.76" calcext:value-type="float">
            <text:p>240.76</text:p>
          </table:table-cell>
          <table:table-cell office:value-type="float" office:value="240.234" calcext:value-type="float">
            <text:p>240.234</text:p>
          </table:table-cell>
          <table:table-cell table:style-name="ce29" table:formula="of:=([.A94] * [.$C$297]) + [.$C$298]" office:value-type="float" office:value="240.238501456543" calcext:value-type="float">
            <text:p>240.24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7-11-01" calcext:value-type="date">
            <text:p>01/11/07</text:p>
          </table:table-cell>
          <table:table-cell table:style-name="ce20" office:value-type="float" office:value="238.34" calcext:value-type="float">
            <text:p>238.34</text:p>
          </table:table-cell>
          <table:table-cell office:value-type="float" office:value="240.189" calcext:value-type="float">
            <text:p>240.189</text:p>
          </table:table-cell>
          <table:table-cell table:style-name="ce29" table:formula="of:=([.A95] * [.$C$297]) + [.$C$298]" office:value-type="float" office:value="240.241280468236" calcext:value-type="float">
            <text:p>240.24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7-12-01" calcext:value-type="date">
            <text:p>01/12/07</text:p>
          </table:table-cell>
          <table:table-cell table:style-name="ce20" office:value-type="float" office:value="237.04" calcext:value-type="float">
            <text:p>237.04</text:p>
          </table:table-cell>
          <table:table-cell office:value-type="float" office:value="240.149" calcext:value-type="float">
            <text:p>240.149</text:p>
          </table:table-cell>
          <table:table-cell table:style-name="ce29" table:formula="of:=([.A96] * [.$C$297]) + [.$C$298]" office:value-type="float" office:value="240.24396983439" calcext:value-type="float">
            <text:p>240.24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8-01-01" calcext:value-type="date">
            <text:p>01/01/08</text:p>
          </table:table-cell>
          <table:table-cell table:style-name="ce20" office:value-type="float" office:value="236.2" calcext:value-type="float">
            <text:p>236.2</text:p>
          </table:table-cell>
          <table:table-cell office:value-type="float" office:value="240.107" calcext:value-type="float">
            <text:p>240.107</text:p>
          </table:table-cell>
          <table:table-cell table:style-name="ce29" table:formula="of:=([.A97] * [.$C$297]) + [.$C$298]" office:value-type="float" office:value="240.246748846083" calcext:value-type="float">
            <text:p>240.25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8-02-01" calcext:value-type="date">
            <text:p>01/02/08</text:p>
          </table:table-cell>
          <table:table-cell table:style-name="ce20" office:value-type="float" office:value="237.7" calcext:value-type="float">
            <text:p>237.7</text:p>
          </table:table-cell>
          <table:table-cell office:value-type="float" office:value="240.059" calcext:value-type="float">
            <text:p>240.059</text:p>
          </table:table-cell>
          <table:table-cell table:style-name="ce29" table:formula="of:=([.A98] * [.$C$297]) + [.$C$298]" office:value-type="float" office:value="240.249527857776" calcext:value-type="float">
            <text:p>240.25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8-03-01" calcext:value-type="date">
            <text:p>01/03/08</text:p>
          </table:table-cell>
          <table:table-cell table:style-name="ce20" office:value-type="float" office:value="238.06" calcext:value-type="float">
            <text:p>238.06</text:p>
          </table:table-cell>
          <table:table-cell office:value-type="float" office:value="240.005" calcext:value-type="float">
            <text:p>240.005</text:p>
          </table:table-cell>
          <table:table-cell table:style-name="ce29" table:formula="of:=([.A99] * [.$C$297]) + [.$C$298]" office:value-type="float" office:value="240.252127578392" calcext:value-type="float">
            <text:p>240.25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8-04-01" calcext:value-type="date">
            <text:p>01/04/08</text:p>
          </table:table-cell>
          <table:table-cell table:style-name="ce20" office:value-type="float" office:value="238.64" calcext:value-type="float">
            <text:p>238.64</text:p>
          </table:table-cell>
          <table:table-cell office:value-type="float" office:value="239.949" calcext:value-type="float">
            <text:p>239.949</text:p>
          </table:table-cell>
          <table:table-cell table:style-name="ce29" table:formula="of:=([.A100] * [.$C$297]) + [.$C$298]" office:value-type="float" office:value="240.254906590085" calcext:value-type="float">
            <text:p>240.25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8-05-01" calcext:value-type="date">
            <text:p>01/05/08</text:p>
          </table:table-cell>
          <table:table-cell table:style-name="ce20" office:value-type="float" office:value="240.37" calcext:value-type="float">
            <text:p>240.37</text:p>
          </table:table-cell>
          <table:table-cell office:value-type="float" office:value="239.899" calcext:value-type="float">
            <text:p>239.899</text:p>
          </table:table-cell>
          <table:table-cell table:style-name="ce29" table:formula="of:=([.A101] * [.$C$297]) + [.$C$298]" office:value-type="float" office:value="240.257595956239" calcext:value-type="float">
            <text:p>240.26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8-06-01" calcext:value-type="date">
            <text:p>01/06/08</text:p>
          </table:table-cell>
          <table:table-cell table:style-name="ce20" office:value-type="float" office:value="242.54" calcext:value-type="float">
            <text:p>242.54</text:p>
          </table:table-cell>
          <table:table-cell office:value-type="float" office:value="239.861" calcext:value-type="float">
            <text:p>239.861</text:p>
          </table:table-cell>
          <table:table-cell table:style-name="ce29" table:formula="of:=([.A102] * [.$C$297]) + [.$C$298]" office:value-type="float" office:value="240.260374967932" calcext:value-type="float">
            <text:p>240.26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8-07-01" calcext:value-type="date">
            <text:p>01/07/08</text:p>
          </table:table-cell>
          <table:table-cell table:style-name="ce20" office:value-type="float" office:value="244.29" calcext:value-type="float">
            <text:p>244.29</text:p>
          </table:table-cell>
          <table:table-cell office:value-type="float" office:value="239.832" calcext:value-type="float">
            <text:p>239.832</text:p>
          </table:table-cell>
          <table:table-cell table:style-name="ce29" table:formula="of:=([.A103] * [.$C$297]) + [.$C$298]" office:value-type="float" office:value="240.263064334087" calcext:value-type="float">
            <text:p>240.26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8-08-01" calcext:value-type="date">
            <text:p>01/08/08</text:p>
          </table:table-cell>
          <table:table-cell table:style-name="ce20" office:value-type="float" office:value="243.55" calcext:value-type="float">
            <text:p>243.55</text:p>
          </table:table-cell>
          <table:table-cell office:value-type="float" office:value="239.815" calcext:value-type="float">
            <text:p>239.815</text:p>
          </table:table-cell>
          <table:table-cell table:style-name="ce29" table:formula="of:=([.A104] * [.$C$297]) + [.$C$298]" office:value-type="float" office:value="240.26584334578" calcext:value-type="float">
            <text:p>240.27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8-09-01" calcext:value-type="date">
            <text:p>01/09/08</text:p>
          </table:table-cell>
          <table:table-cell table:style-name="ce20" office:value-type="float" office:value="241.99" calcext:value-type="float">
            <text:p>241.99</text:p>
          </table:table-cell>
          <table:table-cell office:value-type="float" office:value="239.805" calcext:value-type="float">
            <text:p>239.805</text:p>
          </table:table-cell>
          <table:table-cell table:style-name="ce29" table:formula="of:=([.A105] * [.$C$297]) + [.$C$298]" office:value-type="float" office:value="240.268622357472" calcext:value-type="float">
            <text:p>240.27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8-10-01" calcext:value-type="date">
            <text:p>01/10/08</text:p>
          </table:table-cell>
          <table:table-cell table:style-name="ce20" office:value-type="float" office:value="239.87" calcext:value-type="float">
            <text:p>239.87</text:p>
          </table:table-cell>
          <table:table-cell office:value-type="float" office:value="239.797" calcext:value-type="float">
            <text:p>239.797</text:p>
          </table:table-cell>
          <table:table-cell table:style-name="ce29" table:formula="of:=([.A106] * [.$C$297]) + [.$C$298]" office:value-type="float" office:value="240.271311723627" calcext:value-type="float">
            <text:p>240.27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8-11-01" calcext:value-type="date">
            <text:p>01/11/08</text:p>
          </table:table-cell>
          <table:table-cell table:style-name="ce20" office:value-type="float" office:value="237.89" calcext:value-type="float">
            <text:p>237.89</text:p>
          </table:table-cell>
          <table:table-cell office:value-type="float" office:value="239.79" calcext:value-type="float">
            <text:p>239.79</text:p>
          </table:table-cell>
          <table:table-cell table:style-name="ce29" table:formula="of:=([.A107] * [.$C$297]) + [.$C$298]" office:value-type="float" office:value="240.27409073532" calcext:value-type="float">
            <text:p>240.27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8-12-01" calcext:value-type="date">
            <text:p>01/12/08</text:p>
          </table:table-cell>
          <table:table-cell table:style-name="ce20" office:value-type="float" office:value="236.61" calcext:value-type="float">
            <text:p>236.61</text:p>
          </table:table-cell>
          <table:table-cell office:value-type="float" office:value="239.793" calcext:value-type="float">
            <text:p>239.793</text:p>
          </table:table-cell>
          <table:table-cell table:style-name="ce29" table:formula="of:=([.A108] * [.$C$297]) + [.$C$298]" office:value-type="float" office:value="240.276780101474" calcext:value-type="float">
            <text:p>240.28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9-01-01" calcext:value-type="date">
            <text:p>01/01/09</text:p>
          </table:table-cell>
          <table:table-cell table:style-name="ce20" office:value-type="float" office:value="236.85" calcext:value-type="float">
            <text:p>236.85</text:p>
          </table:table-cell>
          <table:table-cell office:value-type="float" office:value="239.808" calcext:value-type="float">
            <text:p>239.808</text:p>
          </table:table-cell>
          <table:table-cell table:style-name="ce29" table:formula="of:=([.A109] * [.$C$297]) + [.$C$298]" office:value-type="float" office:value="240.279559113167" calcext:value-type="float">
            <text:p>240.28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9-02-01" calcext:value-type="date">
            <text:p>01/02/09</text:p>
          </table:table-cell>
          <table:table-cell table:style-name="ce20" office:value-type="float" office:value="237.37" calcext:value-type="float">
            <text:p>237.37</text:p>
          </table:table-cell>
          <table:table-cell office:value-type="float" office:value="239.837" calcext:value-type="float">
            <text:p>239.837</text:p>
          </table:table-cell>
          <table:table-cell table:style-name="ce29" table:formula="of:=([.A110] * [.$C$297]) + [.$C$298]" office:value-type="float" office:value="240.28233812486" calcext:value-type="float">
            <text:p>240.28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9-03-01" calcext:value-type="date">
            <text:p>01/03/09</text:p>
          </table:table-cell>
          <table:table-cell table:style-name="ce20" office:value-type="float" office:value="237.18" calcext:value-type="float">
            <text:p>237.18</text:p>
          </table:table-cell>
          <table:table-cell office:value-type="float" office:value="239.876" calcext:value-type="float">
            <text:p>239.876</text:p>
          </table:table-cell>
          <table:table-cell table:style-name="ce29" table:formula="of:=([.A111] * [.$C$297]) + [.$C$298]" office:value-type="float" office:value="240.284848199937" calcext:value-type="float">
            <text:p>240.28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9-04-01" calcext:value-type="date">
            <text:p>01/04/09</text:p>
          </table:table-cell>
          <table:table-cell table:style-name="ce20" office:value-type="float" office:value="238.97" calcext:value-type="float">
            <text:p>238.97</text:p>
          </table:table-cell>
          <table:table-cell office:value-type="float" office:value="239.922" calcext:value-type="float">
            <text:p>239.922</text:p>
          </table:table-cell>
          <table:table-cell table:style-name="ce29" table:formula="of:=([.A112] * [.$C$297]) + [.$C$298]" office:value-type="float" office:value="240.28762721163" calcext:value-type="float">
            <text:p>240.29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9-05-01" calcext:value-type="date">
            <text:p>01/05/09</text:p>
          </table:table-cell>
          <table:table-cell table:style-name="ce20" office:value-type="float" office:value="240.61" calcext:value-type="float">
            <text:p>240.61</text:p>
          </table:table-cell>
          <table:table-cell office:value-type="float" office:value="239.974" calcext:value-type="float">
            <text:p>239.974</text:p>
          </table:table-cell>
          <table:table-cell table:style-name="ce29" table:formula="of:=([.A113] * [.$C$297]) + [.$C$298]" office:value-type="float" office:value="240.290316577785" calcext:value-type="float">
            <text:p>240.29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9-06-01" calcext:value-type="date">
            <text:p>01/06/09</text:p>
          </table:table-cell>
          <table:table-cell table:style-name="ce20" office:value-type="float" office:value="241.98" calcext:value-type="float">
            <text:p>241.98</text:p>
          </table:table-cell>
          <table:table-cell office:value-type="float" office:value="240.03" calcext:value-type="float">
            <text:p>240.03</text:p>
          </table:table-cell>
          <table:table-cell table:style-name="ce29" table:formula="of:=([.A114] * [.$C$297]) + [.$C$298]" office:value-type="float" office:value="240.293095589478" calcext:value-type="float">
            <text:p>240.29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9-07-01" calcext:value-type="date">
            <text:p>01/07/09</text:p>
          </table:table-cell>
          <table:table-cell table:style-name="ce20" office:value-type="float" office:value="244.26" calcext:value-type="float">
            <text:p>244.26</text:p>
          </table:table-cell>
          <table:table-cell office:value-type="float" office:value="240.091" calcext:value-type="float">
            <text:p>240.091</text:p>
          </table:table-cell>
          <table:table-cell table:style-name="ce29" table:formula="of:=([.A115] * [.$C$297]) + [.$C$298]" office:value-type="float" office:value="240.295784955632" calcext:value-type="float">
            <text:p>240.30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9-08-01" calcext:value-type="date">
            <text:p>01/08/09</text:p>
          </table:table-cell>
          <table:table-cell table:style-name="ce20" office:value-type="float" office:value="244.59" calcext:value-type="float">
            <text:p>244.59</text:p>
          </table:table-cell>
          <table:table-cell office:value-type="float" office:value="240.155" calcext:value-type="float">
            <text:p>240.155</text:p>
          </table:table-cell>
          <table:table-cell table:style-name="ce29" table:formula="of:=([.A116] * [.$C$297]) + [.$C$298]" office:value-type="float" office:value="240.298563967325" calcext:value-type="float">
            <text:p>240.30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9-09-01" calcext:value-type="date">
            <text:p>01/09/09</text:p>
          </table:table-cell>
          <table:table-cell table:style-name="ce20" office:value-type="float" office:value="242.74" calcext:value-type="float">
            <text:p>242.74</text:p>
          </table:table-cell>
          <table:table-cell office:value-type="float" office:value="240.22" calcext:value-type="float">
            <text:p>240.22</text:p>
          </table:table-cell>
          <table:table-cell table:style-name="ce29" table:formula="of:=([.A117] * [.$C$297]) + [.$C$298]" office:value-type="float" office:value="240.301342979018" calcext:value-type="float">
            <text:p>240.30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9-10-01" calcext:value-type="date">
            <text:p>01/10/09</text:p>
          </table:table-cell>
          <table:table-cell table:style-name="ce20" office:value-type="float" office:value="240.52" calcext:value-type="float">
            <text:p>240.52</text:p>
          </table:table-cell>
          <table:table-cell office:value-type="float" office:value="240.281" calcext:value-type="float">
            <text:p>240.281</text:p>
          </table:table-cell>
          <table:table-cell table:style-name="ce29" table:formula="of:=([.A118] * [.$C$297]) + [.$C$298]" office:value-type="float" office:value="240.304032345172" calcext:value-type="float">
            <text:p>240.30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9-11-01" calcext:value-type="date">
            <text:p>01/11/09</text:p>
          </table:table-cell>
          <table:table-cell table:style-name="ce20" office:value-type="float" office:value="238.26" calcext:value-type="float">
            <text:p>238.26</text:p>
          </table:table-cell>
          <table:table-cell office:value-type="float" office:value="240.332" calcext:value-type="float">
            <text:p>240.332</text:p>
          </table:table-cell>
          <table:table-cell table:style-name="ce29" table:formula="of:=([.A119] * [.$C$297]) + [.$C$298]" office:value-type="float" office:value="240.306811356865" calcext:value-type="float">
            <text:p>240.31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09-12-01" calcext:value-type="date">
            <text:p>01/12/09</text:p>
          </table:table-cell>
          <table:table-cell table:style-name="ce20" office:value-type="float" office:value="236.81" calcext:value-type="float">
            <text:p>236.81</text:p>
          </table:table-cell>
          <table:table-cell office:value-type="float" office:value="240.37" calcext:value-type="float">
            <text:p>240.37</text:p>
          </table:table-cell>
          <table:table-cell table:style-name="ce29" table:formula="of:=([.A120] * [.$C$297]) + [.$C$298]" office:value-type="float" office:value="240.309500723019" calcext:value-type="float">
            <text:p>240.31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0-01-01" calcext:value-type="date">
            <text:p>01/01/10</text:p>
          </table:table-cell>
          <table:table-cell table:style-name="ce20" office:value-type="float" office:value="238.25" calcext:value-type="float">
            <text:p>238.25</text:p>
          </table:table-cell>
          <table:table-cell office:value-type="float" office:value="240.394" calcext:value-type="float">
            <text:p>240.394</text:p>
          </table:table-cell>
          <table:table-cell table:style-name="ce29" table:formula="of:=([.A121] * [.$C$297]) + [.$C$298]" office:value-type="float" office:value="240.312279734712" calcext:value-type="float">
            <text:p>240.31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0-02-01" calcext:value-type="date">
            <text:p>01/02/10</text:p>
          </table:table-cell>
          <table:table-cell table:style-name="ce20" office:value-type="float" office:value="237.95" calcext:value-type="float">
            <text:p>237.95</text:p>
          </table:table-cell>
          <table:table-cell office:value-type="float" office:value="240.41" calcext:value-type="float">
            <text:p>240.41</text:p>
          </table:table-cell>
          <table:table-cell table:style-name="ce29" table:formula="of:=([.A122] * [.$C$297]) + [.$C$298]" office:value-type="float" office:value="240.315058746405" calcext:value-type="float">
            <text:p>240.32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0-03-01" calcext:value-type="date">
            <text:p>01/03/10</text:p>
          </table:table-cell>
          <table:table-cell table:style-name="ce20" office:value-type="float" office:value="238.99" calcext:value-type="float">
            <text:p>238.99</text:p>
          </table:table-cell>
          <table:table-cell office:value-type="float" office:value="240.418" calcext:value-type="float">
            <text:p>240.418</text:p>
          </table:table-cell>
          <table:table-cell table:style-name="ce29" table:formula="of:=([.A123] * [.$C$297]) + [.$C$298]" office:value-type="float" office:value="240.317568821483" calcext:value-type="float">
            <text:p>240.32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0-04-01" calcext:value-type="date">
            <text:p>01/04/10</text:p>
          </table:table-cell>
          <table:table-cell table:style-name="ce20" office:value-type="float" office:value="238.65" calcext:value-type="float">
            <text:p>238.65</text:p>
          </table:table-cell>
          <table:table-cell office:value-type="float" office:value="240.419" calcext:value-type="float">
            <text:p>240.419</text:p>
          </table:table-cell>
          <table:table-cell table:style-name="ce29" table:formula="of:=([.A124] * [.$C$297]) + [.$C$298]" office:value-type="float" office:value="240.320347833176" calcext:value-type="float">
            <text:p>240.32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0-05-01" calcext:value-type="date">
            <text:p>01/05/10</text:p>
          </table:table-cell>
          <table:table-cell table:style-name="ce20" office:value-type="float" office:value="241.17" calcext:value-type="float">
            <text:p>241.17</text:p>
          </table:table-cell>
          <table:table-cell office:value-type="float" office:value="240.411" calcext:value-type="float">
            <text:p>240.411</text:p>
          </table:table-cell>
          <table:table-cell table:style-name="ce29" table:formula="of:=([.A125] * [.$C$297]) + [.$C$298]" office:value-type="float" office:value="240.32303719933" calcext:value-type="float">
            <text:p>240.32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0-06-01" calcext:value-type="date">
            <text:p>01/06/10</text:p>
          </table:table-cell>
          <table:table-cell table:style-name="ce20" office:value-type="float" office:value="242.94" calcext:value-type="float">
            <text:p>242.94</text:p>
          </table:table-cell>
          <table:table-cell office:value-type="float" office:value="240.395" calcext:value-type="float">
            <text:p>240.395</text:p>
          </table:table-cell>
          <table:table-cell table:style-name="ce29" table:formula="of:=([.A126] * [.$C$297]) + [.$C$298]" office:value-type="float" office:value="240.325816211023" calcext:value-type="float">
            <text:p>240.33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0-07-01" calcext:value-type="date">
            <text:p>01/07/10</text:p>
          </table:table-cell>
          <table:table-cell table:style-name="ce20" office:value-type="float" office:value="244.07" calcext:value-type="float">
            <text:p>244.07</text:p>
          </table:table-cell>
          <table:table-cell office:value-type="float" office:value="240.37" calcext:value-type="float">
            <text:p>240.37</text:p>
          </table:table-cell>
          <table:table-cell table:style-name="ce29" table:formula="of:=([.A127] * [.$C$297]) + [.$C$298]" office:value-type="float" office:value="240.328505577177" calcext:value-type="float">
            <text:p>240.33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0-08-01" calcext:value-type="date">
            <text:p>01/08/10</text:p>
          </table:table-cell>
          <table:table-cell table:style-name="ce20" office:value-type="float" office:value="244.62" calcext:value-type="float">
            <text:p>244.62</text:p>
          </table:table-cell>
          <table:table-cell office:value-type="float" office:value="240.337" calcext:value-type="float">
            <text:p>240.337</text:p>
          </table:table-cell>
          <table:table-cell table:style-name="ce29" table:formula="of:=([.A128] * [.$C$297]) + [.$C$298]" office:value-type="float" office:value="240.33128458887" calcext:value-type="float">
            <text:p>240.33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0-09-01" calcext:value-type="date">
            <text:p>01/09/10</text:p>
          </table:table-cell>
          <table:table-cell table:style-name="ce20" office:value-type="float" office:value="242.73" calcext:value-type="float">
            <text:p>242.73</text:p>
          </table:table-cell>
          <table:table-cell office:value-type="float" office:value="240.293" calcext:value-type="float">
            <text:p>240.293</text:p>
          </table:table-cell>
          <table:table-cell table:style-name="ce29" table:formula="of:=([.A129] * [.$C$297]) + [.$C$298]" office:value-type="float" office:value="240.334063600563" calcext:value-type="float">
            <text:p>240.33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0-10-01" calcext:value-type="date">
            <text:p>01/10/10</text:p>
          </table:table-cell>
          <table:table-cell table:style-name="ce20" office:value-type="float" office:value="240.23" calcext:value-type="float">
            <text:p>240.23</text:p>
          </table:table-cell>
          <table:table-cell office:value-type="float" office:value="240.243" calcext:value-type="float">
            <text:p>240.243</text:p>
          </table:table-cell>
          <table:table-cell table:style-name="ce29" table:formula="of:=([.A130] * [.$C$297]) + [.$C$298]" office:value-type="float" office:value="240.336752966717" calcext:value-type="float">
            <text:p>240.34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0-11-01" calcext:value-type="date">
            <text:p>01/11/10</text:p>
          </table:table-cell>
          <table:table-cell table:style-name="ce20" office:value-type="float" office:value="238.7" calcext:value-type="float">
            <text:p>238.7</text:p>
          </table:table-cell>
          <table:table-cell office:value-type="float" office:value="240.198" calcext:value-type="float">
            <text:p>240.198</text:p>
          </table:table-cell>
          <table:table-cell table:style-name="ce29" table:formula="of:=([.A131] * [.$C$297]) + [.$C$298]" office:value-type="float" office:value="240.33953197841" calcext:value-type="float">
            <text:p>240.34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0-12-01" calcext:value-type="date">
            <text:p>01/12/10</text:p>
          </table:table-cell>
          <table:table-cell table:style-name="ce20" office:value-type="float" office:value="237.21" calcext:value-type="float">
            <text:p>237.21</text:p>
          </table:table-cell>
          <table:table-cell office:value-type="float" office:value="240.168" calcext:value-type="float">
            <text:p>240.168</text:p>
          </table:table-cell>
          <table:table-cell table:style-name="ce29" table:formula="of:=([.A132] * [.$C$297]) + [.$C$298]" office:value-type="float" office:value="240.342221344565" calcext:value-type="float">
            <text:p>240.34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1-01-01" calcext:value-type="date">
            <text:p>01/01/11</text:p>
          </table:table-cell>
          <table:table-cell table:style-name="ce20" office:value-type="float" office:value="236.65" calcext:value-type="float">
            <text:p>236.65</text:p>
          </table:table-cell>
          <table:table-cell office:value-type="float" office:value="240.157" calcext:value-type="float">
            <text:p>240.157</text:p>
          </table:table-cell>
          <table:table-cell table:style-name="ce29" table:formula="of:=([.A133] * [.$C$297]) + [.$C$298]" office:value-type="float" office:value="240.345000356258" calcext:value-type="float">
            <text:p>240.35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1-02-01" calcext:value-type="date">
            <text:p>01/02/11</text:p>
          </table:table-cell>
          <table:table-cell table:style-name="ce20" office:value-type="float" office:value="237.93" calcext:value-type="float">
            <text:p>237.93</text:p>
          </table:table-cell>
          <table:table-cell office:value-type="float" office:value="240.158" calcext:value-type="float">
            <text:p>240.158</text:p>
          </table:table-cell>
          <table:table-cell table:style-name="ce29" table:formula="of:=([.A134] * [.$C$297]) + [.$C$298]" office:value-type="float" office:value="240.34777936795" calcext:value-type="float">
            <text:p>240.35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1-03-01" calcext:value-type="date">
            <text:p>01/03/11</text:p>
          </table:table-cell>
          <table:table-cell table:style-name="ce20" office:value-type="float" office:value="238.49" calcext:value-type="float">
            <text:p>238.49</text:p>
          </table:table-cell>
          <table:table-cell office:value-type="float" office:value="240.163" calcext:value-type="float">
            <text:p>240.163</text:p>
          </table:table-cell>
          <table:table-cell table:style-name="ce29" table:formula="of:=([.A135] * [.$C$297]) + [.$C$298]" office:value-type="float" office:value="240.350289443028" calcext:value-type="float">
            <text:p>240.35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1-04-01" calcext:value-type="date">
            <text:p>01/04/11</text:p>
          </table:table-cell>
          <table:table-cell table:style-name="ce20" office:value-type="float" office:value="238.42" calcext:value-type="float">
            <text:p>238.42</text:p>
          </table:table-cell>
          <table:table-cell office:value-type="float" office:value="240.165" calcext:value-type="float">
            <text:p>240.165</text:p>
          </table:table-cell>
          <table:table-cell table:style-name="ce29" table:formula="of:=([.A136] * [.$C$297]) + [.$C$298]" office:value-type="float" office:value="240.353068454721" calcext:value-type="float">
            <text:p>240.35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1-05-01" calcext:value-type="date">
            <text:p>01/05/11</text:p>
          </table:table-cell>
          <table:table-cell table:style-name="ce20" office:value-type="float" office:value="239.6" calcext:value-type="float">
            <text:p>239.6</text:p>
          </table:table-cell>
          <table:table-cell office:value-type="float" office:value="240.158" calcext:value-type="float">
            <text:p>240.158</text:p>
          </table:table-cell>
          <table:table-cell table:style-name="ce29" table:formula="of:=([.A137] * [.$C$297]) + [.$C$298]" office:value-type="float" office:value="240.355757820875" calcext:value-type="float">
            <text:p>240.36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1-06-01" calcext:value-type="date">
            <text:p>01/06/11</text:p>
          </table:table-cell>
          <table:table-cell table:style-name="ce20" office:value-type="float" office:value="242.39" calcext:value-type="float">
            <text:p>242.39</text:p>
          </table:table-cell>
          <table:table-cell office:value-type="float" office:value="240.138" calcext:value-type="float">
            <text:p>240.138</text:p>
          </table:table-cell>
          <table:table-cell table:style-name="ce29" table:formula="of:=([.A138] * [.$C$297]) + [.$C$298]" office:value-type="float" office:value="240.358536832568" calcext:value-type="float">
            <text:p>240.36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1-07-01" calcext:value-type="date">
            <text:p>01/07/11</text:p>
          </table:table-cell>
          <table:table-cell table:style-name="ce20" office:value-type="float" office:value="244.59" calcext:value-type="float">
            <text:p>244.59</text:p>
          </table:table-cell>
          <table:table-cell office:value-type="float" office:value="240.106" calcext:value-type="float">
            <text:p>240.106</text:p>
          </table:table-cell>
          <table:table-cell table:style-name="ce29" table:formula="of:=([.A139] * [.$C$297]) + [.$C$298]" office:value-type="float" office:value="240.361226198722" calcext:value-type="float">
            <text:p>240.36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1-08-01" calcext:value-type="date">
            <text:p>01/08/11</text:p>
          </table:table-cell>
          <table:table-cell table:style-name="ce20" office:value-type="float" office:value="244.85" calcext:value-type="float">
            <text:p>244.85</text:p>
          </table:table-cell>
          <table:table-cell office:value-type="float" office:value="240.07" calcext:value-type="float">
            <text:p>240.07</text:p>
          </table:table-cell>
          <table:table-cell table:style-name="ce29" table:formula="of:=([.A140] * [.$C$297]) + [.$C$298]" office:value-type="float" office:value="240.364005210415" calcext:value-type="float">
            <text:p>240.36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1-09-01" calcext:value-type="date">
            <text:p>01/09/11</text:p>
          </table:table-cell>
          <table:table-cell table:style-name="ce20" office:value-type="float" office:value="243.79" calcext:value-type="float">
            <text:p>243.79</text:p>
          </table:table-cell>
          <table:table-cell office:value-type="float" office:value="240.042" calcext:value-type="float">
            <text:p>240.042</text:p>
          </table:table-cell>
          <table:table-cell table:style-name="ce29" table:formula="of:=([.A141] * [.$C$297]) + [.$C$298]" office:value-type="float" office:value="240.366784222108" calcext:value-type="float">
            <text:p>240.37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1-10-01" calcext:value-type="date">
            <text:p>01/10/11</text:p>
          </table:table-cell>
          <table:table-cell table:style-name="ce20" office:value-type="float" office:value="239.86" calcext:value-type="float">
            <text:p>239.86</text:p>
          </table:table-cell>
          <table:table-cell office:value-type="float" office:value="240.025" calcext:value-type="float">
            <text:p>240.025</text:p>
          </table:table-cell>
          <table:table-cell table:style-name="ce29" table:formula="of:=([.A142] * [.$C$297]) + [.$C$298]" office:value-type="float" office:value="240.369473588263" calcext:value-type="float">
            <text:p>240.37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1-11-01" calcext:value-type="date">
            <text:p>01/11/11</text:p>
          </table:table-cell>
          <table:table-cell table:style-name="ce20" office:value-type="float" office:value="237.64" calcext:value-type="float">
            <text:p>237.64</text:p>
          </table:table-cell>
          <table:table-cell office:value-type="float" office:value="240.015" calcext:value-type="float">
            <text:p>240.015</text:p>
          </table:table-cell>
          <table:table-cell table:style-name="ce29" table:formula="of:=([.A143] * [.$C$297]) + [.$C$298]" office:value-type="float" office:value="240.372252599956" calcext:value-type="float">
            <text:p>240.37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1-12-01" calcext:value-type="date">
            <text:p>01/12/11</text:p>
          </table:table-cell>
          <table:table-cell table:style-name="ce20" office:value-type="float" office:value="237.05" calcext:value-type="float">
            <text:p>237.05</text:p>
          </table:table-cell>
          <table:table-cell office:value-type="float" office:value="240.009" calcext:value-type="float">
            <text:p>240.009</text:p>
          </table:table-cell>
          <table:table-cell table:style-name="ce29" table:formula="of:=([.A144] * [.$C$297]) + [.$C$298]" office:value-type="float" office:value="240.37494196611" calcext:value-type="float">
            <text:p>240.37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2-01-01" calcext:value-type="date">
            <text:p>01/01/12</text:p>
          </table:table-cell>
          <table:table-cell table:style-name="ce20" office:value-type="float" office:value="237.16" calcext:value-type="float">
            <text:p>237.16</text:p>
          </table:table-cell>
          <table:table-cell office:value-type="float" office:value="240.002" calcext:value-type="float">
            <text:p>240.002</text:p>
          </table:table-cell>
          <table:table-cell table:style-name="ce29" table:formula="of:=([.A145] * [.$C$297]) + [.$C$298]" office:value-type="float" office:value="240.377720977803" calcext:value-type="float">
            <text:p>240.38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2-02-01" calcext:value-type="date">
            <text:p>01/02/12</text:p>
          </table:table-cell>
          <table:table-cell table:style-name="ce20" office:value-type="float" office:value="236.68" calcext:value-type="float">
            <text:p>236.68</text:p>
          </table:table-cell>
          <table:table-cell office:value-type="float" office:value="239.99" calcext:value-type="float">
            <text:p>239.99</text:p>
          </table:table-cell>
          <table:table-cell table:style-name="ce29" table:formula="of:=([.A146] * [.$C$297]) + [.$C$298]" office:value-type="float" office:value="240.380499989496" calcext:value-type="float">
            <text:p>240.38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2-03-01" calcext:value-type="date">
            <text:p>01/03/12</text:p>
          </table:table-cell>
          <table:table-cell table:style-name="ce20" office:value-type="float" office:value="237.64" calcext:value-type="float">
            <text:p>237.64</text:p>
          </table:table-cell>
          <table:table-cell office:value-type="float" office:value="239.972" calcext:value-type="float">
            <text:p>239.972</text:p>
          </table:table-cell>
          <table:table-cell table:style-name="ce29" table:formula="of:=([.A147] * [.$C$297]) + [.$C$298]" office:value-type="float" office:value="240.383099710112" calcext:value-type="float">
            <text:p>240.38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2-04-01" calcext:value-type="date">
            <text:p>01/04/12</text:p>
          </table:table-cell>
          <table:table-cell table:style-name="ce20" office:value-type="float" office:value="238.08" calcext:value-type="float">
            <text:p>238.08</text:p>
          </table:table-cell>
          <table:table-cell office:value-type="float" office:value="239.956" calcext:value-type="float">
            <text:p>239.956</text:p>
          </table:table-cell>
          <table:table-cell table:style-name="ce29" table:formula="of:=([.A148] * [.$C$297]) + [.$C$298]" office:value-type="float" office:value="240.385878721804" calcext:value-type="float">
            <text:p>240.39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2-05-01" calcext:value-type="date">
            <text:p>01/05/12</text:p>
          </table:table-cell>
          <table:table-cell table:style-name="ce20" office:value-type="float" office:value="240.62" calcext:value-type="float">
            <text:p>240.62</text:p>
          </table:table-cell>
          <table:table-cell office:value-type="float" office:value="239.955" calcext:value-type="float">
            <text:p>239.955</text:p>
          </table:table-cell>
          <table:table-cell table:style-name="ce29" table:formula="of:=([.A149] * [.$C$297]) + [.$C$298]" office:value-type="float" office:value="240.388568087959" calcext:value-type="float">
            <text:p>240.39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2-06-01" calcext:value-type="date">
            <text:p>01/06/12</text:p>
          </table:table-cell>
          <table:table-cell table:style-name="ce20" office:value-type="float" office:value="243.34" calcext:value-type="float">
            <text:p>243.34</text:p>
          </table:table-cell>
          <table:table-cell office:value-type="float" office:value="239.973" calcext:value-type="float">
            <text:p>239.973</text:p>
          </table:table-cell>
          <table:table-cell table:style-name="ce29" table:formula="of:=([.A150] * [.$C$297]) + [.$C$298]" office:value-type="float" office:value="240.391347099652" calcext:value-type="float">
            <text:p>240.39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2-07-01" calcext:value-type="date">
            <text:p>01/07/12</text:p>
          </table:table-cell>
          <table:table-cell table:style-name="ce20" office:value-type="float" office:value="243.68" calcext:value-type="float">
            <text:p>243.68</text:p>
          </table:table-cell>
          <table:table-cell office:value-type="float" office:value="240.003" calcext:value-type="float">
            <text:p>240.003</text:p>
          </table:table-cell>
          <table:table-cell table:style-name="ce29" table:formula="of:=([.A151] * [.$C$297]) + [.$C$298]" office:value-type="float" office:value="240.394036465806" calcext:value-type="float">
            <text:p>240.39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2-08-01" calcext:value-type="date">
            <text:p>01/08/12</text:p>
          </table:table-cell>
          <table:table-cell table:style-name="ce20" office:value-type="float" office:value="243.96" calcext:value-type="float">
            <text:p>243.96</text:p>
          </table:table-cell>
          <table:table-cell office:value-type="float" office:value="240.038" calcext:value-type="float">
            <text:p>240.038</text:p>
          </table:table-cell>
          <table:table-cell table:style-name="ce29" table:formula="of:=([.A152] * [.$C$297]) + [.$C$298]" office:value-type="float" office:value="240.396815477499" calcext:value-type="float">
            <text:p>240.40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2-09-01" calcext:value-type="date">
            <text:p>01/09/12</text:p>
          </table:table-cell>
          <table:table-cell table:style-name="ce20" office:value-type="float" office:value="242.98" calcext:value-type="float">
            <text:p>242.98</text:p>
          </table:table-cell>
          <table:table-cell office:value-type="float" office:value="240.072" calcext:value-type="float">
            <text:p>240.072</text:p>
          </table:table-cell>
          <table:table-cell table:style-name="ce29" table:formula="of:=([.A153] * [.$C$297]) + [.$C$298]" office:value-type="float" office:value="240.399594489192" calcext:value-type="float">
            <text:p>240.40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2-10-01" calcext:value-type="date">
            <text:p>01/10/12</text:p>
          </table:table-cell>
          <table:table-cell table:style-name="ce20" office:value-type="float" office:value="240.76" calcext:value-type="float">
            <text:p>240.76</text:p>
          </table:table-cell>
          <table:table-cell office:value-type="float" office:value="240.104" calcext:value-type="float">
            <text:p>240.104</text:p>
          </table:table-cell>
          <table:table-cell table:style-name="ce29" table:formula="of:=([.A154] * [.$C$297]) + [.$C$298]" office:value-type="float" office:value="240.402283855346" calcext:value-type="float">
            <text:p>240.40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2-11-01" calcext:value-type="date">
            <text:p>01/11/12</text:p>
          </table:table-cell>
          <table:table-cell table:style-name="ce20" office:value-type="float" office:value="237.59" calcext:value-type="float">
            <text:p>237.59</text:p>
          </table:table-cell>
          <table:table-cell office:value-type="float" office:value="240.123" calcext:value-type="float">
            <text:p>240.123</text:p>
          </table:table-cell>
          <table:table-cell table:style-name="ce29" table:formula="of:=([.A155] * [.$C$297]) + [.$C$298]" office:value-type="float" office:value="240.405062867039" calcext:value-type="float">
            <text:p>240.41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2-12-01" calcext:value-type="date">
            <text:p>01/12/12</text:p>
          </table:table-cell>
          <table:table-cell table:style-name="ce20" office:value-type="float" office:value="236.45" calcext:value-type="float">
            <text:p>236.45</text:p>
          </table:table-cell>
          <table:table-cell office:value-type="float" office:value="240.13" calcext:value-type="float">
            <text:p>240.13</text:p>
          </table:table-cell>
          <table:table-cell table:style-name="ce29" table:formula="of:=([.A156] * [.$C$297]) + [.$C$298]" office:value-type="float" office:value="240.407752233194" calcext:value-type="float">
            <text:p>240.41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3-01-01" calcext:value-type="date">
            <text:p>01/01/13</text:p>
          </table:table-cell>
          <table:table-cell table:style-name="ce20" office:value-type="float" office:value="238.06" calcext:value-type="float">
            <text:p>238.06</text:p>
          </table:table-cell>
          <table:table-cell office:value-type="float" office:value="240.129" calcext:value-type="float">
            <text:p>240.129</text:p>
          </table:table-cell>
          <table:table-cell table:style-name="ce29" table:formula="of:=([.A157] * [.$C$297]) + [.$C$298]" office:value-type="float" office:value="240.410531244887" calcext:value-type="float">
            <text:p>240.41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3-02-01" calcext:value-type="date">
            <text:p>01/02/13</text:p>
          </table:table-cell>
          <table:table-cell table:style-name="ce20" office:value-type="float" office:value="238" calcext:value-type="float">
            <text:p>238</text:p>
          </table:table-cell>
          <table:table-cell office:value-type="float" office:value="240.131" calcext:value-type="float">
            <text:p>240.131</text:p>
          </table:table-cell>
          <table:table-cell table:style-name="ce29" table:formula="of:=([.A158] * [.$C$297]) + [.$C$298]" office:value-type="float" office:value="240.413310256579" calcext:value-type="float">
            <text:p>240.41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3-03-01" calcext:value-type="date">
            <text:p>01/03/13</text:p>
          </table:table-cell>
          <table:table-cell table:style-name="ce20" office:value-type="float" office:value="237.67" calcext:value-type="float">
            <text:p>237.67</text:p>
          </table:table-cell>
          <table:table-cell office:value-type="float" office:value="240.139" calcext:value-type="float">
            <text:p>240.139</text:p>
          </table:table-cell>
          <table:table-cell table:style-name="ce29" table:formula="of:=([.A159] * [.$C$297]) + [.$C$298]" office:value-type="float" office:value="240.415820331657" calcext:value-type="float">
            <text:p>240.42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3-04-01" calcext:value-type="date">
            <text:p>01/04/13</text:p>
          </table:table-cell>
          <table:table-cell table:style-name="ce20" office:value-type="float" office:value="238.97" calcext:value-type="float">
            <text:p>238.97</text:p>
          </table:table-cell>
          <table:table-cell office:value-type="float" office:value="240.153" calcext:value-type="float">
            <text:p>240.153</text:p>
          </table:table-cell>
          <table:table-cell table:style-name="ce29" table:formula="of:=([.A160] * [.$C$297]) + [.$C$298]" office:value-type="float" office:value="240.41859934335" calcext:value-type="float">
            <text:p>240.42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3-05-01" calcext:value-type="date">
            <text:p>01/05/13</text:p>
          </table:table-cell>
          <table:table-cell table:style-name="ce20" office:value-type="float" office:value="240.41" calcext:value-type="float">
            <text:p>240.41</text:p>
          </table:table-cell>
          <table:table-cell office:value-type="float" office:value="240.167" calcext:value-type="float">
            <text:p>240.167</text:p>
          </table:table-cell>
          <table:table-cell table:style-name="ce29" table:formula="of:=([.A161] * [.$C$297]) + [.$C$298]" office:value-type="float" office:value="240.421288709504" calcext:value-type="float">
            <text:p>240.42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3-06-01" calcext:value-type="date">
            <text:p>01/06/13</text:p>
          </table:table-cell>
          <table:table-cell table:style-name="ce20" office:value-type="float" office:value="242.82" calcext:value-type="float">
            <text:p>242.82</text:p>
          </table:table-cell>
          <table:table-cell office:value-type="float" office:value="240.181" calcext:value-type="float">
            <text:p>240.181</text:p>
          </table:table-cell>
          <table:table-cell table:style-name="ce29" table:formula="of:=([.A162] * [.$C$297]) + [.$C$298]" office:value-type="float" office:value="240.424067721197" calcext:value-type="float">
            <text:p>240.42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3-07-01" calcext:value-type="date">
            <text:p>01/07/13</text:p>
          </table:table-cell>
          <table:table-cell table:style-name="ce20" office:value-type="float" office:value="243.56" calcext:value-type="float">
            <text:p>243.56</text:p>
          </table:table-cell>
          <table:table-cell office:value-type="float" office:value="240.198" calcext:value-type="float">
            <text:p>240.198</text:p>
          </table:table-cell>
          <table:table-cell table:style-name="ce29" table:formula="of:=([.A163] * [.$C$297]) + [.$C$298]" office:value-type="float" office:value="240.426757087351" calcext:value-type="float">
            <text:p>240.43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3-08-01" calcext:value-type="date">
            <text:p>01/08/13</text:p>
          </table:table-cell>
          <table:table-cell table:style-name="ce20" office:value-type="float" office:value="244.56" calcext:value-type="float">
            <text:p>244.56</text:p>
          </table:table-cell>
          <table:table-cell office:value-type="float" office:value="240.212" calcext:value-type="float">
            <text:p>240.212</text:p>
          </table:table-cell>
          <table:table-cell table:style-name="ce29" table:formula="of:=([.A164] * [.$C$297]) + [.$C$298]" office:value-type="float" office:value="240.429536099044" calcext:value-type="float">
            <text:p>240.43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3-09-01" calcext:value-type="date">
            <text:p>01/09/13</text:p>
          </table:table-cell>
          <table:table-cell table:style-name="ce20" office:value-type="float" office:value="242.74" calcext:value-type="float">
            <text:p>242.74</text:p>
          </table:table-cell>
          <table:table-cell office:value-type="float" office:value="240.221" calcext:value-type="float">
            <text:p>240.221</text:p>
          </table:table-cell>
          <table:table-cell table:style-name="ce29" table:formula="of:=([.A165] * [.$C$297]) + [.$C$298]" office:value-type="float" office:value="240.432315110737" calcext:value-type="float">
            <text:p>240.43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3-10-01" calcext:value-type="date">
            <text:p>01/10/13</text:p>
          </table:table-cell>
          <table:table-cell table:style-name="ce20" office:value-type="float" office:value="240.86" calcext:value-type="float">
            <text:p>240.86</text:p>
          </table:table-cell>
          <table:table-cell office:value-type="float" office:value="240.229" calcext:value-type="float">
            <text:p>240.229</text:p>
          </table:table-cell>
          <table:table-cell table:style-name="ce29" table:formula="of:=([.A166] * [.$C$297]) + [.$C$298]" office:value-type="float" office:value="240.435004476892" calcext:value-type="float">
            <text:p>240.44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3-11-01" calcext:value-type="date">
            <text:p>01/11/13</text:p>
          </table:table-cell>
          <table:table-cell table:style-name="ce20" office:value-type="float" office:value="237.79" calcext:value-type="float">
            <text:p>237.79</text:p>
          </table:table-cell>
          <table:table-cell office:value-type="float" office:value="240.242" calcext:value-type="float">
            <text:p>240.242</text:p>
          </table:table-cell>
          <table:table-cell table:style-name="ce29" table:formula="of:=([.A167] * [.$C$297]) + [.$C$298]" office:value-type="float" office:value="240.437783488584" calcext:value-type="float">
            <text:p>240.44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3-12-01" calcext:value-type="date">
            <text:p>01/12/13</text:p>
          </table:table-cell>
          <table:table-cell table:style-name="ce20" office:value-type="float" office:value="237.32" calcext:value-type="float">
            <text:p>237.32</text:p>
          </table:table-cell>
          <table:table-cell office:value-type="float" office:value="240.26" calcext:value-type="float">
            <text:p>240.26</text:p>
          </table:table-cell>
          <table:table-cell table:style-name="ce29" table:formula="of:=([.A168] * [.$C$297]) + [.$C$298]" office:value-type="float" office:value="240.440472854739" calcext:value-type="float">
            <text:p>240.44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4-01-01" calcext:value-type="date">
            <text:p>01/01/14</text:p>
          </table:table-cell>
          <table:table-cell table:style-name="ce20" office:value-type="float" office:value="237.6" calcext:value-type="float">
            <text:p>237.6</text:p>
          </table:table-cell>
          <table:table-cell office:value-type="float" office:value="240.277" calcext:value-type="float">
            <text:p>240.277</text:p>
          </table:table-cell>
          <table:table-cell table:style-name="ce29" table:formula="of:=([.A169] * [.$C$297]) + [.$C$298]" office:value-type="float" office:value="240.443251866432" calcext:value-type="float">
            <text:p>240.44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4-02-01" calcext:value-type="date">
            <text:p>01/02/14</text:p>
          </table:table-cell>
          <table:table-cell table:style-name="ce20" office:value-type="float" office:value="238" calcext:value-type="float">
            <text:p>238</text:p>
          </table:table-cell>
          <table:table-cell office:value-type="float" office:value="240.294" calcext:value-type="float">
            <text:p>240.294</text:p>
          </table:table-cell>
          <table:table-cell table:style-name="ce29" table:formula="of:=([.A170] * [.$C$297]) + [.$C$298]" office:value-type="float" office:value="240.446030878125" calcext:value-type="float">
            <text:p>240.45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4-03-01" calcext:value-type="date">
            <text:p>01/03/14</text:p>
          </table:table-cell>
          <table:table-cell table:style-name="ce20" office:value-type="float" office:value="238.48" calcext:value-type="float">
            <text:p>238.48</text:p>
          </table:table-cell>
          <table:table-cell office:value-type="float" office:value="240.308" calcext:value-type="float">
            <text:p>240.308</text:p>
          </table:table-cell>
          <table:table-cell table:style-name="ce29" table:formula="of:=([.A171] * [.$C$297]) + [.$C$298]" office:value-type="float" office:value="240.448540953202" calcext:value-type="float">
            <text:p>240.45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4-04-01" calcext:value-type="date">
            <text:p>01/04/14</text:p>
          </table:table-cell>
          <table:table-cell table:style-name="ce20" office:value-type="float" office:value="238.7" calcext:value-type="float">
            <text:p>238.7</text:p>
          </table:table-cell>
          <table:table-cell office:value-type="float" office:value="240.317" calcext:value-type="float">
            <text:p>240.317</text:p>
          </table:table-cell>
          <table:table-cell table:style-name="ce29" table:formula="of:=([.A172] * [.$C$297]) + [.$C$298]" office:value-type="float" office:value="240.451319964895" calcext:value-type="float">
            <text:p>240.45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4-05-01" calcext:value-type="date">
            <text:p>01/05/14</text:p>
          </table:table-cell>
          <table:table-cell table:style-name="ce20" office:value-type="float" office:value="240.25" calcext:value-type="float">
            <text:p>240.25</text:p>
          </table:table-cell>
          <table:table-cell office:value-type="float" office:value="240.325" calcext:value-type="float">
            <text:p>240.325</text:p>
          </table:table-cell>
          <table:table-cell table:style-name="ce29" table:formula="of:=([.A173] * [.$C$297]) + [.$C$298]" office:value-type="float" office:value="240.454009331049" calcext:value-type="float">
            <text:p>240.45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4-06-01" calcext:value-type="date">
            <text:p>01/06/14</text:p>
          </table:table-cell>
          <table:table-cell table:style-name="ce20" office:value-type="float" office:value="243.09" calcext:value-type="float">
            <text:p>243.09</text:p>
          </table:table-cell>
          <table:table-cell office:value-type="float" office:value="240.334" calcext:value-type="float">
            <text:p>240.334</text:p>
          </table:table-cell>
          <table:table-cell table:style-name="ce29" table:formula="of:=([.A174] * [.$C$297]) + [.$C$298]" office:value-type="float" office:value="240.456788342742" calcext:value-type="float">
            <text:p>240.46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4-07-01" calcext:value-type="date">
            <text:p>01/07/14</text:p>
          </table:table-cell>
          <table:table-cell table:style-name="ce20" office:value-type="float" office:value="244.6" calcext:value-type="float">
            <text:p>244.6</text:p>
          </table:table-cell>
          <table:table-cell office:value-type="float" office:value="240.345" calcext:value-type="float">
            <text:p>240.345</text:p>
          </table:table-cell>
          <table:table-cell table:style-name="ce29" table:formula="of:=([.A175] * [.$C$297]) + [.$C$298]" office:value-type="float" office:value="240.459477708897" calcext:value-type="float">
            <text:p>240.46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4-08-01" calcext:value-type="date">
            <text:p>01/08/14</text:p>
          </table:table-cell>
          <table:table-cell table:style-name="ce20" office:value-type="float" office:value="244.4" calcext:value-type="float">
            <text:p>244.4</text:p>
          </table:table-cell>
          <table:table-cell office:value-type="float" office:value="240.356" calcext:value-type="float">
            <text:p>240.356</text:p>
          </table:table-cell>
          <table:table-cell table:style-name="ce29" table:formula="of:=([.A176] * [.$C$297]) + [.$C$298]" office:value-type="float" office:value="240.46225672059" calcext:value-type="float">
            <text:p>240.46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4-09-01" calcext:value-type="date">
            <text:p>01/09/14</text:p>
          </table:table-cell>
          <table:table-cell table:style-name="ce20" office:value-type="float" office:value="242.74" calcext:value-type="float">
            <text:p>242.74</text:p>
          </table:table-cell>
          <table:table-cell office:value-type="float" office:value="240.367" calcext:value-type="float">
            <text:p>240.367</text:p>
          </table:table-cell>
          <table:table-cell table:style-name="ce29" table:formula="of:=([.A177] * [.$C$297]) + [.$C$298]" office:value-type="float" office:value="240.465035732282" calcext:value-type="float">
            <text:p>240.47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4-10-01" calcext:value-type="date">
            <text:p>01/10/14</text:p>
          </table:table-cell>
          <table:table-cell table:style-name="ce20" office:value-type="float" office:value="240.74" calcext:value-type="float">
            <text:p>240.74</text:p>
          </table:table-cell>
          <table:table-cell office:value-type="float" office:value="240.378" calcext:value-type="float">
            <text:p>240.378</text:p>
          </table:table-cell>
          <table:table-cell table:style-name="ce29" table:formula="of:=([.A178] * [.$C$297]) + [.$C$298]" office:value-type="float" office:value="240.467725098437" calcext:value-type="float">
            <text:p>240.47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4-11-01" calcext:value-type="date">
            <text:p>01/11/14</text:p>
          </table:table-cell>
          <table:table-cell table:style-name="ce20" office:value-type="float" office:value="238.02" calcext:value-type="float">
            <text:p>238.02</text:p>
          </table:table-cell>
          <table:table-cell office:value-type="float" office:value="240.389" calcext:value-type="float">
            <text:p>240.389</text:p>
          </table:table-cell>
          <table:table-cell table:style-name="ce29" table:formula="of:=([.A179] * [.$C$297]) + [.$C$298]" office:value-type="float" office:value="240.47050411013" calcext:value-type="float">
            <text:p>240.47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4-12-01" calcext:value-type="date">
            <text:p>01/12/14</text:p>
          </table:table-cell>
          <table:table-cell table:style-name="ce20" office:value-type="float" office:value="237.02" calcext:value-type="float">
            <text:p>237.02</text:p>
          </table:table-cell>
          <table:table-cell office:value-type="float" office:value="240.4" calcext:value-type="float">
            <text:p>240.4</text:p>
          </table:table-cell>
          <table:table-cell table:style-name="ce29" table:formula="of:=([.A180] * [.$C$297]) + [.$C$298]" office:value-type="float" office:value="240.473193476284" calcext:value-type="float">
            <text:p>240.47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5-01-01" calcext:value-type="date">
            <text:p>01/01/15</text:p>
          </table:table-cell>
          <table:table-cell table:style-name="ce20" office:value-type="float" office:value="238.27" calcext:value-type="float">
            <text:p>238.27</text:p>
          </table:table-cell>
          <table:table-cell office:value-type="float" office:value="240.411" calcext:value-type="float">
            <text:p>240.411</text:p>
          </table:table-cell>
          <table:table-cell table:style-name="ce29" table:formula="of:=([.A181] * [.$C$297]) + [.$C$298]" office:value-type="float" office:value="240.475972487977" calcext:value-type="float">
            <text:p>240.48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5-02-01" calcext:value-type="date">
            <text:p>01/02/15</text:p>
          </table:table-cell>
          <table:table-cell table:style-name="ce20" office:value-type="float" office:value="238.2" calcext:value-type="float">
            <text:p>238.2</text:p>
          </table:table-cell>
          <table:table-cell office:value-type="float" office:value="240.424" calcext:value-type="float">
            <text:p>240.424</text:p>
          </table:table-cell>
          <table:table-cell table:style-name="ce29" table:formula="of:=([.A182] * [.$C$297]) + [.$C$298]" office:value-type="float" office:value="240.47875149967" calcext:value-type="float">
            <text:p>240.48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5-03-01" calcext:value-type="date">
            <text:p>01/03/15</text:p>
          </table:table-cell>
          <table:table-cell table:style-name="ce20" office:value-type="float" office:value="238.12" calcext:value-type="float">
            <text:p>238.12</text:p>
          </table:table-cell>
          <table:table-cell office:value-type="float" office:value="240.441" calcext:value-type="float">
            <text:p>240.441</text:p>
          </table:table-cell>
          <table:table-cell table:style-name="ce29" table:formula="of:=([.A183] * [.$C$297]) + [.$C$298]" office:value-type="float" office:value="240.481261574747" calcext:value-type="float">
            <text:p>240.48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5-04-01" calcext:value-type="date">
            <text:p>01/04/15</text:p>
          </table:table-cell>
          <table:table-cell table:style-name="ce20" office:value-type="float" office:value="239.15" calcext:value-type="float">
            <text:p>239.15</text:p>
          </table:table-cell>
          <table:table-cell office:value-type="float" office:value="240.465" calcext:value-type="float">
            <text:p>240.465</text:p>
          </table:table-cell>
          <table:table-cell table:style-name="ce29" table:formula="of:=([.A184] * [.$C$297]) + [.$C$298]" office:value-type="float" office:value="240.48404058644" calcext:value-type="float">
            <text:p>240.48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5-05-01" calcext:value-type="date">
            <text:p>01/05/15</text:p>
          </table:table-cell>
          <table:table-cell table:style-name="ce20" office:value-type="float" office:value="240.78" calcext:value-type="float">
            <text:p>240.78</text:p>
          </table:table-cell>
          <table:table-cell office:value-type="float" office:value="240.496" calcext:value-type="float">
            <text:p>240.496</text:p>
          </table:table-cell>
          <table:table-cell table:style-name="ce29" table:formula="of:=([.A185] * [.$C$297]) + [.$C$298]" office:value-type="float" office:value="240.486729952595" calcext:value-type="float">
            <text:p>240.49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5-06-01" calcext:value-type="date">
            <text:p>01/06/15</text:p>
          </table:table-cell>
          <table:table-cell table:style-name="ce20" office:value-type="float" office:value="242.94" calcext:value-type="float">
            <text:p>242.94</text:p>
          </table:table-cell>
          <table:table-cell office:value-type="float" office:value="240.535" calcext:value-type="float">
            <text:p>240.535</text:p>
          </table:table-cell>
          <table:table-cell table:style-name="ce29" table:formula="of:=([.A186] * [.$C$297]) + [.$C$298]" office:value-type="float" office:value="240.489508964288" calcext:value-type="float">
            <text:p>240.49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5-07-01" calcext:value-type="date">
            <text:p>01/07/15</text:p>
          </table:table-cell>
          <table:table-cell table:style-name="ce20" office:value-type="float" office:value="244.49" calcext:value-type="float">
            <text:p>244.49</text:p>
          </table:table-cell>
          <table:table-cell office:value-type="float" office:value="240.582" calcext:value-type="float">
            <text:p>240.582</text:p>
          </table:table-cell>
          <table:table-cell table:style-name="ce29" table:formula="of:=([.A187] * [.$C$297]) + [.$C$298]" office:value-type="float" office:value="240.492198330442" calcext:value-type="float">
            <text:p>240.49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5-08-01" calcext:value-type="date">
            <text:p>01/08/15</text:p>
          </table:table-cell>
          <table:table-cell table:style-name="ce20" office:value-type="float" office:value="244.5" calcext:value-type="float">
            <text:p>244.5</text:p>
          </table:table-cell>
          <table:table-cell office:value-type="float" office:value="240.636" calcext:value-type="float">
            <text:p>240.636</text:p>
          </table:table-cell>
          <table:table-cell table:style-name="ce29" table:formula="of:=([.A188] * [.$C$297]) + [.$C$298]" office:value-type="float" office:value="240.494977342135" calcext:value-type="float">
            <text:p>240.49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5-09-01" calcext:value-type="date">
            <text:p>01/09/15</text:p>
          </table:table-cell>
          <table:table-cell table:style-name="ce20" office:value-type="float" office:value="243.09" calcext:value-type="float">
            <text:p>243.09</text:p>
          </table:table-cell>
          <table:table-cell office:value-type="float" office:value="240.692" calcext:value-type="float">
            <text:p>240.692</text:p>
          </table:table-cell>
          <table:table-cell table:style-name="ce29" table:formula="of:=([.A189] * [.$C$297]) + [.$C$298]" office:value-type="float" office:value="240.497756353828" calcext:value-type="float">
            <text:p>240.50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5-10-01" calcext:value-type="date">
            <text:p>01/10/15</text:p>
          </table:table-cell>
          <table:table-cell table:style-name="ce20" office:value-type="float" office:value="241.15" calcext:value-type="float">
            <text:p>241.15</text:p>
          </table:table-cell>
          <table:table-cell office:value-type="float" office:value="240.742" calcext:value-type="float">
            <text:p>240.742</text:p>
          </table:table-cell>
          <table:table-cell table:style-name="ce29" table:formula="of:=([.A190] * [.$C$297]) + [.$C$298]" office:value-type="float" office:value="240.500445719982" calcext:value-type="float">
            <text:p>240.50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5-11-01" calcext:value-type="date">
            <text:p>01/11/15</text:p>
          </table:table-cell>
          <table:table-cell table:style-name="ce20" office:value-type="float" office:value="238.36" calcext:value-type="float">
            <text:p>238.36</text:p>
          </table:table-cell>
          <table:table-cell office:value-type="float" office:value="240.78" calcext:value-type="float">
            <text:p>240.78</text:p>
          </table:table-cell>
          <table:table-cell table:style-name="ce29" table:formula="of:=([.A191] * [.$C$297]) + [.$C$298]" office:value-type="float" office:value="240.503224731675" calcext:value-type="float">
            <text:p>240.50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5-12-01" calcext:value-type="date">
            <text:p>01/12/15</text:p>
          </table:table-cell>
          <table:table-cell table:style-name="ce20" office:value-type="float" office:value="237.63" calcext:value-type="float">
            <text:p>237.63</text:p>
          </table:table-cell>
          <table:table-cell office:value-type="float" office:value="240.805" calcext:value-type="float">
            <text:p>240.805</text:p>
          </table:table-cell>
          <table:table-cell table:style-name="ce29" table:formula="of:=([.A192] * [.$C$297]) + [.$C$298]" office:value-type="float" office:value="240.505914097829" calcext:value-type="float">
            <text:p>240.51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6-01-01" calcext:value-type="date">
            <text:p>01/01/16</text:p>
          </table:table-cell>
          <table:table-cell table:style-name="ce20" office:value-type="float" office:value="238.11" calcext:value-type="float">
            <text:p>238.11</text:p>
          </table:table-cell>
          <table:table-cell office:value-type="float" office:value="240.815" calcext:value-type="float">
            <text:p>240.815</text:p>
          </table:table-cell>
          <table:table-cell table:style-name="ce29" table:formula="of:=([.A193] * [.$C$297]) + [.$C$298]" office:value-type="float" office:value="240.508693109522" calcext:value-type="float">
            <text:p>240.51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6-02-01" calcext:value-type="date">
            <text:p>01/02/16</text:p>
          </table:table-cell>
          <table:table-cell table:style-name="ce20" office:value-type="float" office:value="239.69" calcext:value-type="float">
            <text:p>239.69</text:p>
          </table:table-cell>
          <table:table-cell office:value-type="float" office:value="240.817" calcext:value-type="float">
            <text:p>240.817</text:p>
          </table:table-cell>
          <table:table-cell table:style-name="ce29" table:formula="of:=([.A194] * [.$C$297]) + [.$C$298]" office:value-type="float" office:value="240.511472121215" calcext:value-type="float">
            <text:p>240.51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6-03-01" calcext:value-type="date">
            <text:p>01/03/16</text:p>
          </table:table-cell>
          <table:table-cell table:style-name="ce20" office:value-type="float" office:value="238.85" calcext:value-type="float">
            <text:p>238.85</text:p>
          </table:table-cell>
          <table:table-cell office:value-type="float" office:value="240.813" calcext:value-type="float">
            <text:p>240.813</text:p>
          </table:table-cell>
          <table:table-cell table:style-name="ce29" table:formula="of:=([.A195] * [.$C$297]) + [.$C$298]" office:value-type="float" office:value="240.514071841831" calcext:value-type="float">
            <text:p>240.51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6-04-01" calcext:value-type="date">
            <text:p>01/04/16</text:p>
          </table:table-cell>
          <table:table-cell table:style-name="ce20" office:value-type="float" office:value="240.25" calcext:value-type="float">
            <text:p>240.25</text:p>
          </table:table-cell>
          <table:table-cell office:value-type="float" office:value="240.804" calcext:value-type="float">
            <text:p>240.804</text:p>
          </table:table-cell>
          <table:table-cell table:style-name="ce29" table:formula="of:=([.A196] * [.$C$297]) + [.$C$298]" office:value-type="float" office:value="240.516850853524" calcext:value-type="float">
            <text:p>240.52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6-05-01" calcext:value-type="date">
            <text:p>01/05/16</text:p>
          </table:table-cell>
          <table:table-cell table:style-name="ce20" office:value-type="float" office:value="241.05" calcext:value-type="float">
            <text:p>241.05</text:p>
          </table:table-cell>
          <table:table-cell office:value-type="float" office:value="240.79" calcext:value-type="float">
            <text:p>240.79</text:p>
          </table:table-cell>
          <table:table-cell table:style-name="ce29" table:formula="of:=([.A197] * [.$C$297]) + [.$C$298]" office:value-type="float" office:value="240.519540219678" calcext:value-type="float">
            <text:p>240.52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6-06-01" calcext:value-type="date">
            <text:p>01/06/16</text:p>
          </table:table-cell>
          <table:table-cell table:style-name="ce20" office:value-type="float" office:value="242.58" calcext:value-type="float">
            <text:p>242.58</text:p>
          </table:table-cell>
          <table:table-cell office:value-type="float" office:value="240.771" calcext:value-type="float">
            <text:p>240.771</text:p>
          </table:table-cell>
          <table:table-cell table:style-name="ce29" table:formula="of:=([.A198] * [.$C$297]) + [.$C$298]" office:value-type="float" office:value="240.522319231371" calcext:value-type="float">
            <text:p>240.52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6-07-01" calcext:value-type="date">
            <text:p>01/07/16</text:p>
          </table:table-cell>
          <table:table-cell table:style-name="ce20" office:value-type="float" office:value="244.51" calcext:value-type="float">
            <text:p>244.51</text:p>
          </table:table-cell>
          <table:table-cell office:value-type="float" office:value="240.747" calcext:value-type="float">
            <text:p>240.747</text:p>
          </table:table-cell>
          <table:table-cell table:style-name="ce29" table:formula="of:=([.A199] * [.$C$297]) + [.$C$298]" office:value-type="float" office:value="240.525008597526" calcext:value-type="float">
            <text:p>240.53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6-08-01" calcext:value-type="date">
            <text:p>01/08/16</text:p>
          </table:table-cell>
          <table:table-cell table:style-name="ce20" office:value-type="float" office:value="244.44" calcext:value-type="float">
            <text:p>244.44</text:p>
          </table:table-cell>
          <table:table-cell office:value-type="float" office:value="240.721" calcext:value-type="float">
            <text:p>240.721</text:p>
          </table:table-cell>
          <table:table-cell table:style-name="ce29" table:formula="of:=([.A200] * [.$C$297]) + [.$C$298]" office:value-type="float" office:value="240.527787609219" calcext:value-type="float">
            <text:p>240.53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6-09-01" calcext:value-type="date">
            <text:p>01/09/16</text:p>
          </table:table-cell>
          <table:table-cell table:style-name="ce20" office:value-type="float" office:value="243.12" calcext:value-type="float">
            <text:p>243.12</text:p>
          </table:table-cell>
          <table:table-cell office:value-type="float" office:value="240.7" calcext:value-type="float">
            <text:p>240.7</text:p>
          </table:table-cell>
          <table:table-cell table:style-name="ce29" table:formula="of:=([.A201] * [.$C$297]) + [.$C$298]" office:value-type="float" office:value="240.530566620912" calcext:value-type="float">
            <text:p>240.53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6-10-01" calcext:value-type="date">
            <text:p>01/10/16</text:p>
          </table:table-cell>
          <table:table-cell table:style-name="ce20" office:value-type="float" office:value="240.95" calcext:value-type="float">
            <text:p>240.95</text:p>
          </table:table-cell>
          <table:table-cell office:value-type="float" office:value="240.686" calcext:value-type="float">
            <text:p>240.686</text:p>
          </table:table-cell>
          <table:table-cell table:style-name="ce29" table:formula="of:=([.A202] * [.$C$297]) + [.$C$298]" office:value-type="float" office:value="240.533255987066" calcext:value-type="float">
            <text:p>240.53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6-11-01" calcext:value-type="date">
            <text:p>01/11/16</text:p>
          </table:table-cell>
          <table:table-cell table:style-name="ce20" office:value-type="float" office:value="238.34" calcext:value-type="float">
            <text:p>238.34</text:p>
          </table:table-cell>
          <table:table-cell office:value-type="float" office:value="240.683" calcext:value-type="float">
            <text:p>240.683</text:p>
          </table:table-cell>
          <table:table-cell table:style-name="ce29" table:formula="of:=([.A203] * [.$C$297]) + [.$C$298]" office:value-type="float" office:value="240.536034998759" calcext:value-type="float">
            <text:p>240.54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6-12-01" calcext:value-type="date">
            <text:p>01/12/16</text:p>
          </table:table-cell>
          <table:table-cell table:style-name="ce20" office:value-type="float" office:value="237.23" calcext:value-type="float">
            <text:p>237.23</text:p>
          </table:table-cell>
          <table:table-cell office:value-type="float" office:value="240.692" calcext:value-type="float">
            <text:p>240.692</text:p>
          </table:table-cell>
          <table:table-cell table:style-name="ce29" table:formula="of:=([.A204] * [.$C$297]) + [.$C$298]" office:value-type="float" office:value="240.538724364913" calcext:value-type="float">
            <text:p>240.54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7-01-01" calcext:value-type="date">
            <text:p>01/01/17</text:p>
          </table:table-cell>
          <table:table-cell table:style-name="ce20" office:value-type="float" office:value="238.29" calcext:value-type="float">
            <text:p>238.29</text:p>
          </table:table-cell>
          <table:table-cell office:value-type="float" office:value="240.706" calcext:value-type="float">
            <text:p>240.706</text:p>
          </table:table-cell>
          <table:table-cell table:style-name="ce29" table:formula="of:=([.A205] * [.$C$297]) + [.$C$298]" office:value-type="float" office:value="240.541503376606" calcext:value-type="float">
            <text:p>240.54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7-02-01" calcext:value-type="date">
            <text:p>01/02/17</text:p>
          </table:table-cell>
          <table:table-cell table:style-name="ce20" office:value-type="float" office:value="238.64" calcext:value-type="float">
            <text:p>238.64</text:p>
          </table:table-cell>
          <table:table-cell office:value-type="float" office:value="240.72" calcext:value-type="float">
            <text:p>240.72</text:p>
          </table:table-cell>
          <table:table-cell table:style-name="ce29" table:formula="of:=([.A206] * [.$C$297]) + [.$C$298]" office:value-type="float" office:value="240.544282388299" calcext:value-type="float">
            <text:p>240.54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7-03-01" calcext:value-type="date">
            <text:p>01/03/17</text:p>
          </table:table-cell>
          <table:table-cell table:style-name="ce20" office:value-type="float" office:value="238.51" calcext:value-type="float">
            <text:p>238.51</text:p>
          </table:table-cell>
          <table:table-cell office:value-type="float" office:value="240.727" calcext:value-type="float">
            <text:p>240.727</text:p>
          </table:table-cell>
          <table:table-cell table:style-name="ce29" table:formula="of:=([.A207] * [.$C$297]) + [.$C$298]" office:value-type="float" office:value="240.546792463376" calcext:value-type="float">
            <text:p>240.55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7-04-01" calcext:value-type="date">
            <text:p>01/04/17</text:p>
          </table:table-cell>
          <table:table-cell table:style-name="ce20" office:value-type="float" office:value="240.1" calcext:value-type="float">
            <text:p>240.1</text:p>
          </table:table-cell>
          <table:table-cell office:value-type="float" office:value="240.724" calcext:value-type="float">
            <text:p>240.724</text:p>
          </table:table-cell>
          <table:table-cell table:style-name="ce29" table:formula="of:=([.A208] * [.$C$297]) + [.$C$298]" office:value-type="float" office:value="240.549571475069" calcext:value-type="float">
            <text:p>240.55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7-05-01" calcext:value-type="date">
            <text:p>01/05/17</text:p>
          </table:table-cell>
          <table:table-cell table:style-name="ce20" office:value-type="float" office:value="241.5" calcext:value-type="float">
            <text:p>241.5</text:p>
          </table:table-cell>
          <table:table-cell office:value-type="float" office:value="240.71" calcext:value-type="float">
            <text:p>240.71</text:p>
          </table:table-cell>
          <table:table-cell table:style-name="ce29" table:formula="of:=([.A209] * [.$C$297]) + [.$C$298]" office:value-type="float" office:value="240.552260841224" calcext:value-type="float">
            <text:p>240.55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7-06-01" calcext:value-type="date">
            <text:p>01/06/17</text:p>
          </table:table-cell>
          <table:table-cell table:style-name="ce20" office:value-type="float" office:value="242.99" calcext:value-type="float">
            <text:p>242.99</text:p>
          </table:table-cell>
          <table:table-cell office:value-type="float" office:value="240.68" calcext:value-type="float">
            <text:p>240.68</text:p>
          </table:table-cell>
          <table:table-cell table:style-name="ce29" table:formula="of:=([.A210] * [.$C$297]) + [.$C$298]" office:value-type="float" office:value="240.555039852917" calcext:value-type="float">
            <text:p>240.56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7-07-01" calcext:value-type="date">
            <text:p>01/07/17</text:p>
          </table:table-cell>
          <table:table-cell table:style-name="ce20" office:value-type="float" office:value="244.69" calcext:value-type="float">
            <text:p>244.69</text:p>
          </table:table-cell>
          <table:table-cell office:value-type="float" office:value="240.634" calcext:value-type="float">
            <text:p>240.634</text:p>
          </table:table-cell>
          <table:table-cell table:style-name="ce29" table:formula="of:=([.A211] * [.$C$297]) + [.$C$298]" office:value-type="float" office:value="240.557729219071" calcext:value-type="float">
            <text:p>240.56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7-08-01" calcext:value-type="date">
            <text:p>01/08/17</text:p>
          </table:table-cell>
          <table:table-cell table:style-name="ce20" office:value-type="float" office:value="244.27" calcext:value-type="float">
            <text:p>244.27</text:p>
          </table:table-cell>
          <table:table-cell office:value-type="float" office:value="240.58" calcext:value-type="float">
            <text:p>240.58</text:p>
          </table:table-cell>
          <table:table-cell table:style-name="ce29" table:formula="of:=([.A212] * [.$C$297]) + [.$C$298]" office:value-type="float" office:value="240.560508230764" calcext:value-type="float">
            <text:p>240.56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7-09-01" calcext:value-type="date">
            <text:p>01/09/17</text:p>
          </table:table-cell>
          <table:table-cell table:style-name="ce20" office:value-type="float" office:value="243.41" calcext:value-type="float">
            <text:p>243.41</text:p>
          </table:table-cell>
          <table:table-cell office:value-type="float" office:value="240.524" calcext:value-type="float">
            <text:p>240.524</text:p>
          </table:table-cell>
          <table:table-cell table:style-name="ce29" table:formula="of:=([.A213] * [.$C$297]) + [.$C$298]" office:value-type="float" office:value="240.563287242457" calcext:value-type="float">
            <text:p>240.56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7-10-01" calcext:value-type="date">
            <text:p>01/10/17</text:p>
          </table:table-cell>
          <table:table-cell table:style-name="ce20" office:value-type="float" office:value="240.74" calcext:value-type="float">
            <text:p>240.74</text:p>
          </table:table-cell>
          <table:table-cell office:value-type="float" office:value="240.475" calcext:value-type="float">
            <text:p>240.475</text:p>
          </table:table-cell>
          <table:table-cell table:style-name="ce29" table:formula="of:=([.A214] * [.$C$297]) + [.$C$298]" office:value-type="float" office:value="240.565976608611" calcext:value-type="float">
            <text:p>240.57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7-11-01" calcext:value-type="date">
            <text:p>01/11/17</text:p>
          </table:table-cell>
          <table:table-cell table:style-name="ce20" office:value-type="float" office:value="238.04" calcext:value-type="float">
            <text:p>238.04</text:p>
          </table:table-cell>
          <table:table-cell office:value-type="float" office:value="240.436" calcext:value-type="float">
            <text:p>240.436</text:p>
          </table:table-cell>
          <table:table-cell table:style-name="ce29" table:formula="of:=([.A215] * [.$C$297]) + [.$C$298]" office:value-type="float" office:value="240.568755620304" calcext:value-type="float">
            <text:p>240.57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7-12-01" calcext:value-type="date">
            <text:p>01/12/17</text:p>
          </table:table-cell>
          <table:table-cell table:style-name="ce20" office:value-type="float" office:value="237.44" calcext:value-type="float">
            <text:p>237.44</text:p>
          </table:table-cell>
          <table:table-cell office:value-type="float" office:value="240.405" calcext:value-type="float">
            <text:p>240.405</text:p>
          </table:table-cell>
          <table:table-cell table:style-name="ce29" table:formula="of:=([.A216] * [.$C$297]) + [.$C$298]" office:value-type="float" office:value="240.571444986458" calcext:value-type="float">
            <text:p>240.57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8-01-01" calcext:value-type="date">
            <text:p>01/01/18</text:p>
          </table:table-cell>
          <table:table-cell table:style-name="ce20" office:value-type="float" office:value="237.29" calcext:value-type="float">
            <text:p>237.29</text:p>
          </table:table-cell>
          <table:table-cell office:value-type="float" office:value="240.378" calcext:value-type="float">
            <text:p>240.378</text:p>
          </table:table-cell>
          <table:table-cell table:style-name="ce29" table:formula="of:=([.A217] * [.$C$297]) + [.$C$298]" office:value-type="float" office:value="240.574223998151" calcext:value-type="float">
            <text:p>240.57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8-02-01" calcext:value-type="date">
            <text:p>01/02/18</text:p>
          </table:table-cell>
          <table:table-cell table:style-name="ce20" office:value-type="float" office:value="237.09" calcext:value-type="float">
            <text:p>237.09</text:p>
          </table:table-cell>
          <table:table-cell office:value-type="float" office:value="240.354" calcext:value-type="float">
            <text:p>240.354</text:p>
          </table:table-cell>
          <table:table-cell table:style-name="ce29" table:formula="of:=([.A218] * [.$C$297]) + [.$C$298]" office:value-type="float" office:value="240.577003009844" calcext:value-type="float">
            <text:p>240.58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8-03-01" calcext:value-type="date">
            <text:p>01/03/18</text:p>
          </table:table-cell>
          <table:table-cell table:style-name="ce20" office:value-type="float" office:value="238.4" calcext:value-type="float">
            <text:p>238.4</text:p>
          </table:table-cell>
          <table:table-cell office:value-type="float" office:value="240.329" calcext:value-type="float">
            <text:p>240.329</text:p>
          </table:table-cell>
          <table:table-cell table:style-name="ce29" table:formula="of:=([.A219] * [.$C$297]) + [.$C$298]" office:value-type="float" office:value="240.579513084922" calcext:value-type="float">
            <text:p>240.58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8-04-01" calcext:value-type="date">
            <text:p>01/04/18</text:p>
          </table:table-cell>
          <table:table-cell table:style-name="ce20" office:value-type="float" office:value="239.24" calcext:value-type="float">
            <text:p>239.24</text:p>
          </table:table-cell>
          <table:table-cell office:value-type="float" office:value="240.304" calcext:value-type="float">
            <text:p>240.304</text:p>
          </table:table-cell>
          <table:table-cell table:style-name="ce29" table:formula="of:=([.A220] * [.$C$297]) + [.$C$298]" office:value-type="float" office:value="240.582292096615" calcext:value-type="float">
            <text:p>240.58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8-05-01" calcext:value-type="date">
            <text:p>01/05/18</text:p>
          </table:table-cell>
          <table:table-cell table:style-name="ce20" office:value-type="float" office:value="240.94" calcext:value-type="float">
            <text:p>240.94</text:p>
          </table:table-cell>
          <table:table-cell office:value-type="float" office:value="240.285" calcext:value-type="float">
            <text:p>240.285</text:p>
          </table:table-cell>
          <table:table-cell table:style-name="ce29" table:formula="of:=([.A221] * [.$C$297]) + [.$C$298]" office:value-type="float" office:value="240.584981462769" calcext:value-type="float">
            <text:p>240.58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8-06-01" calcext:value-type="date">
            <text:p>01/06/18</text:p>
          </table:table-cell>
          <table:table-cell table:style-name="ce20" office:value-type="float" office:value="243.38" calcext:value-type="float">
            <text:p>243.38</text:p>
          </table:table-cell>
          <table:table-cell office:value-type="float" office:value="240.278" calcext:value-type="float">
            <text:p>240.278</text:p>
          </table:table-cell>
          <table:table-cell table:style-name="ce29" table:formula="of:=([.A222] * [.$C$297]) + [.$C$298]" office:value-type="float" office:value="240.587760474462" calcext:value-type="float">
            <text:p>240.59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8-07-01" calcext:value-type="date">
            <text:p>01/07/18</text:p>
          </table:table-cell>
          <table:table-cell table:style-name="ce20" office:value-type="float" office:value="244.4" calcext:value-type="float">
            <text:p>244.4</text:p>
          </table:table-cell>
          <table:table-cell office:value-type="float" office:value="240.289" calcext:value-type="float">
            <text:p>240.289</text:p>
          </table:table-cell>
          <table:table-cell table:style-name="ce29" table:formula="of:=([.A223] * [.$C$297]) + [.$C$298]" office:value-type="float" office:value="240.590449840616" calcext:value-type="float">
            <text:p>240.59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8-08-01" calcext:value-type="date">
            <text:p>01/08/18</text:p>
          </table:table-cell>
          <table:table-cell table:style-name="ce20" office:value-type="float" office:value="243.99" calcext:value-type="float">
            <text:p>243.99</text:p>
          </table:table-cell>
          <table:table-cell office:value-type="float" office:value="240.316" calcext:value-type="float">
            <text:p>240.316</text:p>
          </table:table-cell>
          <table:table-cell table:style-name="ce29" table:formula="of:=([.A224] * [.$C$297]) + [.$C$298]" office:value-type="float" office:value="240.593228852309" calcext:value-type="float">
            <text:p>240.59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8-09-01" calcext:value-type="date">
            <text:p>01/09/18</text:p>
          </table:table-cell>
          <table:table-cell table:style-name="ce20" office:value-type="float" office:value="242.82" calcext:value-type="float">
            <text:p>242.82</text:p>
          </table:table-cell>
          <table:table-cell office:value-type="float" office:value="240.352" calcext:value-type="float">
            <text:p>240.352</text:p>
          </table:table-cell>
          <table:table-cell table:style-name="ce29" table:formula="of:=([.A225] * [.$C$297]) + [.$C$298]" office:value-type="float" office:value="240.596007864002" calcext:value-type="float">
            <text:p>240.60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8-10-01" calcext:value-type="date">
            <text:p>01/10/18</text:p>
          </table:table-cell>
          <table:table-cell table:style-name="ce20" office:value-type="float" office:value="240.29" calcext:value-type="float">
            <text:p>240.29</text:p>
          </table:table-cell>
          <table:table-cell office:value-type="float" office:value="240.388" calcext:value-type="float">
            <text:p>240.388</text:p>
          </table:table-cell>
          <table:table-cell table:style-name="ce29" table:formula="of:=([.A226] * [.$C$297]) + [.$C$298]" office:value-type="float" office:value="240.598697230156" calcext:value-type="float">
            <text:p>240.60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8-11-01" calcext:value-type="date">
            <text:p>01/11/18</text:p>
          </table:table-cell>
          <table:table-cell table:style-name="ce20" office:value-type="float" office:value="237.79" calcext:value-type="float">
            <text:p>237.79</text:p>
          </table:table-cell>
          <table:table-cell office:value-type="float" office:value="240.416" calcext:value-type="float">
            <text:p>240.416</text:p>
          </table:table-cell>
          <table:table-cell table:style-name="ce29" table:formula="of:=([.A227] * [.$C$297]) + [.$C$298]" office:value-type="float" office:value="240.601476241849" calcext:value-type="float">
            <text:p>240.60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8-12-01" calcext:value-type="date">
            <text:p>01/12/18</text:p>
          </table:table-cell>
          <table:table-cell table:style-name="ce20" office:value-type="float" office:value="237.12" calcext:value-type="float">
            <text:p>237.12</text:p>
          </table:table-cell>
          <table:table-cell office:value-type="float" office:value="240.44" calcext:value-type="float">
            <text:p>240.44</text:p>
          </table:table-cell>
          <table:table-cell table:style-name="ce29" table:formula="of:=([.A228] * [.$C$297]) + [.$C$298]" office:value-type="float" office:value="240.604165608004" calcext:value-type="float">
            <text:p>240.60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9-01-01" calcext:value-type="date">
            <text:p>01/01/19</text:p>
          </table:table-cell>
          <table:table-cell table:style-name="ce20" office:value-type="float" office:value="237.54" calcext:value-type="float">
            <text:p>237.54</text:p>
          </table:table-cell>
          <table:table-cell office:value-type="float" office:value="240.468" calcext:value-type="float">
            <text:p>240.468</text:p>
          </table:table-cell>
          <table:table-cell table:style-name="ce29" table:formula="of:=([.A229] * [.$C$297]) + [.$C$298]" office:value-type="float" office:value="240.606944619697" calcext:value-type="float">
            <text:p>240.61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9-02-01" calcext:value-type="date">
            <text:p>01/02/19</text:p>
          </table:table-cell>
          <table:table-cell table:style-name="ce20" office:value-type="float" office:value="238.37" calcext:value-type="float">
            <text:p>238.37</text:p>
          </table:table-cell>
          <table:table-cell office:value-type="float" office:value="240.502" calcext:value-type="float">
            <text:p>240.502</text:p>
          </table:table-cell>
          <table:table-cell table:style-name="ce29" table:formula="of:=([.A230] * [.$C$297]) + [.$C$298]" office:value-type="float" office:value="240.609723631389" calcext:value-type="float">
            <text:p>240.61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9-03-01" calcext:value-type="date">
            <text:p>01/03/19</text:p>
          </table:table-cell>
          <table:table-cell table:style-name="ce20" office:value-type="float" office:value="238.94" calcext:value-type="float">
            <text:p>238.94</text:p>
          </table:table-cell>
          <table:table-cell office:value-type="float" office:value="240.543" calcext:value-type="float">
            <text:p>240.543</text:p>
          </table:table-cell>
          <table:table-cell table:style-name="ce29" table:formula="of:=([.A231] * [.$C$297]) + [.$C$298]" office:value-type="float" office:value="240.612233706467" calcext:value-type="float">
            <text:p>240.61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9-04-01" calcext:value-type="date">
            <text:p>01/04/19</text:p>
          </table:table-cell>
          <table:table-cell table:style-name="ce20" office:value-type="float" office:value="239.51" calcext:value-type="float">
            <text:p>239.51</text:p>
          </table:table-cell>
          <table:table-cell office:value-type="float" office:value="240.594" calcext:value-type="float">
            <text:p>240.594</text:p>
          </table:table-cell>
          <table:table-cell table:style-name="ce29" table:formula="of:=([.A232] * [.$C$297]) + [.$C$298]" office:value-type="float" office:value="240.61501271816" calcext:value-type="float">
            <text:p>240.62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9-05-01" calcext:value-type="date">
            <text:p>01/05/19</text:p>
          </table:table-cell>
          <table:table-cell table:style-name="ce20" office:value-type="float" office:value="241.33" calcext:value-type="float">
            <text:p>241.33</text:p>
          </table:table-cell>
          <table:table-cell office:value-type="float" office:value="240.648" calcext:value-type="float">
            <text:p>240.648</text:p>
          </table:table-cell>
          <table:table-cell table:style-name="ce29" table:formula="of:=([.A233] * [.$C$297]) + [.$C$298]" office:value-type="float" office:value="240.617702084314" calcext:value-type="float">
            <text:p>240.62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9-06-01" calcext:value-type="date">
            <text:p>01/06/19</text:p>
          </table:table-cell>
          <table:table-cell table:style-name="ce20" office:value-type="float" office:value="242.81" calcext:value-type="float">
            <text:p>242.81</text:p>
          </table:table-cell>
          <table:table-cell office:value-type="float" office:value="240.7" calcext:value-type="float">
            <text:p>240.7</text:p>
          </table:table-cell>
          <table:table-cell table:style-name="ce29" table:formula="of:=([.A234] * [.$C$297]) + [.$C$298]" office:value-type="float" office:value="240.620481096007" calcext:value-type="float">
            <text:p>240.62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9-07-01" calcext:value-type="date">
            <text:p>01/07/19</text:p>
          </table:table-cell>
          <table:table-cell table:style-name="ce20" office:value-type="float" office:value="244.79" calcext:value-type="float">
            <text:p>244.79</text:p>
          </table:table-cell>
          <table:table-cell office:value-type="float" office:value="240.748" calcext:value-type="float">
            <text:p>240.748</text:p>
          </table:table-cell>
          <table:table-cell table:style-name="ce29" table:formula="of:=([.A235] * [.$C$297]) + [.$C$298]" office:value-type="float" office:value="240.623170462162" calcext:value-type="float">
            <text:p>240.62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9-08-01" calcext:value-type="date">
            <text:p>01/08/19</text:p>
          </table:table-cell>
          <table:table-cell table:style-name="ce20" office:value-type="float" office:value="244.91" calcext:value-type="float">
            <text:p>244.91</text:p>
          </table:table-cell>
          <table:table-cell office:value-type="float" office:value="240.79" calcext:value-type="float">
            <text:p>240.79</text:p>
          </table:table-cell>
          <table:table-cell table:style-name="ce29" table:formula="of:=([.A236] * [.$C$297]) + [.$C$298]" office:value-type="float" office:value="240.625949473854" calcext:value-type="float">
            <text:p>240.63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9-09-01" calcext:value-type="date">
            <text:p>01/09/19</text:p>
          </table:table-cell>
          <table:table-cell table:style-name="ce20" office:value-type="float" office:value="243.55" calcext:value-type="float">
            <text:p>243.55</text:p>
          </table:table-cell>
          <table:table-cell office:value-type="float" office:value="240.829" calcext:value-type="float">
            <text:p>240.829</text:p>
          </table:table-cell>
          <table:table-cell table:style-name="ce29" table:formula="of:=([.A237] * [.$C$297]) + [.$C$298]" office:value-type="float" office:value="240.628728485547" calcext:value-type="float">
            <text:p>240.63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9-10-01" calcext:value-type="date">
            <text:p>01/10/19</text:p>
          </table:table-cell>
          <table:table-cell table:style-name="ce20" office:value-type="float" office:value="240.66" calcext:value-type="float">
            <text:p>240.66</text:p>
          </table:table-cell>
          <table:table-cell office:value-type="float" office:value="240.865" calcext:value-type="float">
            <text:p>240.865</text:p>
          </table:table-cell>
          <table:table-cell table:style-name="ce29" table:formula="of:=([.A238] * [.$C$297]) + [.$C$298]" office:value-type="float" office:value="240.631417851702" calcext:value-type="float">
            <text:p>240.63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9-11-01" calcext:value-type="date">
            <text:p>01/11/19</text:p>
          </table:table-cell>
          <table:table-cell table:style-name="ce20" office:value-type="float" office:value="238.37" calcext:value-type="float">
            <text:p>238.37</text:p>
          </table:table-cell>
          <table:table-cell office:value-type="float" office:value="240.897" calcext:value-type="float">
            <text:p>240.897</text:p>
          </table:table-cell>
          <table:table-cell table:style-name="ce29" table:formula="of:=([.A239] * [.$C$297]) + [.$C$298]" office:value-type="float" office:value="240.634196863395" calcext:value-type="float">
            <text:p>240.63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19-12-01" calcext:value-type="date">
            <text:p>01/12/19</text:p>
          </table:table-cell>
          <table:table-cell table:style-name="ce20" office:value-type="float" office:value="238.42" calcext:value-type="float">
            <text:p>238.42</text:p>
          </table:table-cell>
          <table:table-cell office:value-type="float" office:value="240.922" calcext:value-type="float">
            <text:p>240.922</text:p>
          </table:table-cell>
          <table:table-cell table:style-name="ce29" table:formula="of:=([.A240] * [.$C$297]) + [.$C$298]" office:value-type="float" office:value="240.636886229549" calcext:value-type="float">
            <text:p>240.64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0-01-01" calcext:value-type="date">
            <text:p>01/01/20</text:p>
          </table:table-cell>
          <table:table-cell table:style-name="ce20" office:value-type="float" office:value="237.68" calcext:value-type="float">
            <text:p>237.68</text:p>
          </table:table-cell>
          <table:table-cell office:value-type="float" office:value="240.942" calcext:value-type="float">
            <text:p>240.942</text:p>
          </table:table-cell>
          <table:table-cell table:style-name="ce29" table:formula="of:=([.A241] * [.$C$297]) + [.$C$298]" office:value-type="float" office:value="240.639665241242" calcext:value-type="float">
            <text:p>240.64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0-02-01" calcext:value-type="date">
            <text:p>01/02/20</text:p>
          </table:table-cell>
          <table:table-cell table:style-name="ce20" office:value-type="float" office:value="239.02" calcext:value-type="float">
            <text:p>239.02</text:p>
          </table:table-cell>
          <table:table-cell office:value-type="float" office:value="240.955" calcext:value-type="float">
            <text:p>240.955</text:p>
          </table:table-cell>
          <table:table-cell table:style-name="ce29" table:formula="of:=([.A242] * [.$C$297]) + [.$C$298]" office:value-type="float" office:value="240.642444252935" calcext:value-type="float">
            <text:p>240.64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0-03-01" calcext:value-type="date">
            <text:p>01/03/20</text:p>
          </table:table-cell>
          <table:table-cell table:style-name="ce20" office:value-type="float" office:value="239.02" calcext:value-type="float">
            <text:p>239.02</text:p>
          </table:table-cell>
          <table:table-cell office:value-type="float" office:value="240.964" calcext:value-type="float">
            <text:p>240.964</text:p>
          </table:table-cell>
          <table:table-cell table:style-name="ce29" table:formula="of:=([.A243] * [.$C$297]) + [.$C$298]" office:value-type="float" office:value="240.645043973551" calcext:value-type="float">
            <text:p>240.65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0-04-01" calcext:value-type="date">
            <text:p>01/04/20</text:p>
          </table:table-cell>
          <table:table-cell table:style-name="ce20" office:value-type="float" office:value="239.77" calcext:value-type="float">
            <text:p>239.77</text:p>
          </table:table-cell>
          <table:table-cell office:value-type="float" office:value="240.972" calcext:value-type="float">
            <text:p>240.972</text:p>
          </table:table-cell>
          <table:table-cell table:style-name="ce29" table:formula="of:=([.A244] * [.$C$297]) + [.$C$298]" office:value-type="float" office:value="240.647822985244" calcext:value-type="float">
            <text:p>240.65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0-05-01" calcext:value-type="date">
            <text:p>01/05/20</text:p>
          </table:table-cell>
          <table:table-cell table:style-name="ce20" office:value-type="float" office:value="241.86" calcext:value-type="float">
            <text:p>241.86</text:p>
          </table:table-cell>
          <table:table-cell office:value-type="float" office:value="240.978" calcext:value-type="float">
            <text:p>240.978</text:p>
          </table:table-cell>
          <table:table-cell table:style-name="ce29" table:formula="of:=([.A245] * [.$C$297]) + [.$C$298]" office:value-type="float" office:value="240.650512351398" calcext:value-type="float">
            <text:p>240.65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0-06-01" calcext:value-type="date">
            <text:p>01/06/20</text:p>
          </table:table-cell>
          <table:table-cell table:style-name="ce20" office:value-type="float" office:value="243.74" calcext:value-type="float">
            <text:p>243.74</text:p>
          </table:table-cell>
          <table:table-cell office:value-type="float" office:value="240.978" calcext:value-type="float">
            <text:p>240.978</text:p>
          </table:table-cell>
          <table:table-cell table:style-name="ce29" table:formula="of:=([.A246] * [.$C$297]) + [.$C$298]" office:value-type="float" office:value="240.653291363091" calcext:value-type="float">
            <text:p>240.65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0-07-01" calcext:value-type="date">
            <text:p>01/07/20</text:p>
          </table:table-cell>
          <table:table-cell table:style-name="ce20" office:value-type="float" office:value="244.46" calcext:value-type="float">
            <text:p>244.46</text:p>
          </table:table-cell>
          <table:table-cell office:value-type="float" office:value="240.966" calcext:value-type="float">
            <text:p>240.966</text:p>
          </table:table-cell>
          <table:table-cell table:style-name="ce29" table:formula="of:=([.A247] * [.$C$297]) + [.$C$298]" office:value-type="float" office:value="240.655980729245" calcext:value-type="float">
            <text:p>240.66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0-08-01" calcext:value-type="date">
            <text:p>01/08/20</text:p>
          </table:table-cell>
          <table:table-cell table:style-name="ce20" office:value-type="float" office:value="244.86" calcext:value-type="float">
            <text:p>244.86</text:p>
          </table:table-cell>
          <table:table-cell office:value-type="float" office:value="240.936" calcext:value-type="float">
            <text:p>240.936</text:p>
          </table:table-cell>
          <table:table-cell table:style-name="ce29" table:formula="of:=([.A248] * [.$C$297]) + [.$C$298]" office:value-type="float" office:value="240.658759740938" calcext:value-type="float">
            <text:p>240.66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0-09-01" calcext:value-type="date">
            <text:p>01/09/20</text:p>
          </table:table-cell>
          <table:table-cell table:style-name="ce20" office:value-type="float" office:value="243.49" calcext:value-type="float">
            <text:p>243.49</text:p>
          </table:table-cell>
          <table:table-cell office:value-type="float" office:value="240.889" calcext:value-type="float">
            <text:p>240.889</text:p>
          </table:table-cell>
          <table:table-cell table:style-name="ce29" table:formula="of:=([.A249] * [.$C$297]) + [.$C$298]" office:value-type="float" office:value="240.661538752631" calcext:value-type="float">
            <text:p>240.66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0-10-01" calcext:value-type="date">
            <text:p>01/10/20</text:p>
          </table:table-cell>
          <table:table-cell table:style-name="ce20" office:value-type="float" office:value="240.75" calcext:value-type="float">
            <text:p>240.75</text:p>
          </table:table-cell>
          <table:table-cell office:value-type="float" office:value="240.828" calcext:value-type="float">
            <text:p>240.828</text:p>
          </table:table-cell>
          <table:table-cell table:style-name="ce29" table:formula="of:=([.A250] * [.$C$297]) + [.$C$298]" office:value-type="float" office:value="240.664228118785" calcext:value-type="float">
            <text:p>240.66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0-11-01" calcext:value-type="date">
            <text:p>01/11/20</text:p>
          </table:table-cell>
          <table:table-cell table:style-name="ce20" office:value-type="float" office:value="239.41" calcext:value-type="float">
            <text:p>239.41</text:p>
          </table:table-cell>
          <table:table-cell office:value-type="float" office:value="240.758" calcext:value-type="float">
            <text:p>240.758</text:p>
          </table:table-cell>
          <table:table-cell table:style-name="ce29" table:formula="of:=([.A251] * [.$C$297]) + [.$C$298]" office:value-type="float" office:value="240.667007130478" calcext:value-type="float">
            <text:p>240.67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0-12-01" calcext:value-type="date">
            <text:p>01/12/20</text:p>
          </table:table-cell>
          <table:table-cell table:style-name="ce20" office:value-type="float" office:value="237.84" calcext:value-type="float">
            <text:p>237.84</text:p>
          </table:table-cell>
          <table:table-cell office:value-type="float" office:value="240.686" calcext:value-type="float">
            <text:p>240.686</text:p>
          </table:table-cell>
          <table:table-cell table:style-name="ce29" table:formula="of:=([.A252] * [.$C$297]) + [.$C$298]" office:value-type="float" office:value="240.669696496633" calcext:value-type="float">
            <text:p>240.67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1-01-01" calcext:value-type="date">
            <text:p>01/01/21</text:p>
          </table:table-cell>
          <table:table-cell table:style-name="ce20" office:value-type="float" office:value="237.53" calcext:value-type="float">
            <text:p>237.53</text:p>
          </table:table-cell>
          <table:table-cell office:value-type="float" office:value="240.619" calcext:value-type="float">
            <text:p>240.619</text:p>
          </table:table-cell>
          <table:table-cell table:style-name="ce29" table:formula="of:=([.A253] * [.$C$297]) + [.$C$298]" office:value-type="float" office:value="240.672475508326" calcext:value-type="float">
            <text:p>240.67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1-02-01" calcext:value-type="date">
            <text:p>01/02/21</text:p>
          </table:table-cell>
          <table:table-cell table:style-name="ce20" office:value-type="float" office:value="238.63" calcext:value-type="float">
            <text:p>238.63</text:p>
          </table:table-cell>
          <table:table-cell office:value-type="float" office:value="240.559" calcext:value-type="float">
            <text:p>240.559</text:p>
          </table:table-cell>
          <table:table-cell table:style-name="ce29" table:formula="of:=([.A254] * [.$C$297]) + [.$C$298]" office:value-type="float" office:value="240.675254520018" calcext:value-type="float">
            <text:p>240.68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1-03-01" calcext:value-type="date">
            <text:p>01/03/21</text:p>
          </table:table-cell>
          <table:table-cell table:style-name="ce20" office:value-type="float" office:value="238.41" calcext:value-type="float">
            <text:p>238.41</text:p>
          </table:table-cell>
          <table:table-cell office:value-type="float" office:value="240.51" calcext:value-type="float">
            <text:p>240.51</text:p>
          </table:table-cell>
          <table:table-cell table:style-name="ce29" table:formula="of:=([.A255] * [.$C$297]) + [.$C$298]" office:value-type="float" office:value="240.677764595096" calcext:value-type="float">
            <text:p>240.68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1-04-01" calcext:value-type="date">
            <text:p>01/04/21</text:p>
          </table:table-cell>
          <table:table-cell table:style-name="ce20" office:value-type="float" office:value="238.66" calcext:value-type="float">
            <text:p>238.66</text:p>
          </table:table-cell>
          <table:table-cell office:value-type="float" office:value="240.466" calcext:value-type="float">
            <text:p>240.466</text:p>
          </table:table-cell>
          <table:table-cell table:style-name="ce29" table:formula="of:=([.A256] * [.$C$297]) + [.$C$298]" office:value-type="float" office:value="240.680543606789" calcext:value-type="float">
            <text:p>240.68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1-05-01" calcext:value-type="date">
            <text:p>01/05/21</text:p>
          </table:table-cell>
          <table:table-cell table:style-name="ce20" office:value-type="float" office:value="240.57" calcext:value-type="float">
            <text:p>240.57</text:p>
          </table:table-cell>
          <table:table-cell office:value-type="float" office:value="240.426" calcext:value-type="float">
            <text:p>240.426</text:p>
          </table:table-cell>
          <table:table-cell table:style-name="ce29" table:formula="of:=([.A257] * [.$C$297]) + [.$C$298]" office:value-type="float" office:value="240.683232972943" calcext:value-type="float">
            <text:p>240.68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1-06-01" calcext:value-type="date">
            <text:p>01/06/21</text:p>
          </table:table-cell>
          <table:table-cell table:style-name="ce20" office:value-type="float" office:value="242.54" calcext:value-type="float">
            <text:p>242.54</text:p>
          </table:table-cell>
          <table:table-cell office:value-type="float" office:value="240.395" calcext:value-type="float">
            <text:p>240.395</text:p>
          </table:table-cell>
          <table:table-cell table:style-name="ce29" table:formula="of:=([.A258] * [.$C$297]) + [.$C$298]" office:value-type="float" office:value="240.686011984636" calcext:value-type="float">
            <text:p>240.69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1-07-01" calcext:value-type="date">
            <text:p>01/07/21</text:p>
          </table:table-cell>
          <table:table-cell table:style-name="ce20" office:value-type="float" office:value="244.1" calcext:value-type="float">
            <text:p>244.1</text:p>
          </table:table-cell>
          <table:table-cell office:value-type="float" office:value="240.376" calcext:value-type="float">
            <text:p>240.376</text:p>
          </table:table-cell>
          <table:table-cell table:style-name="ce29" table:formula="of:=([.A259] * [.$C$297]) + [.$C$298]" office:value-type="float" office:value="240.688701350791" calcext:value-type="float">
            <text:p>240.69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1-08-01" calcext:value-type="date">
            <text:p>01/08/21</text:p>
          </table:table-cell>
          <table:table-cell table:style-name="ce20" office:value-type="float" office:value="244.61" calcext:value-type="float">
            <text:p>244.61</text:p>
          </table:table-cell>
          <table:table-cell office:value-type="float" office:value="240.379" calcext:value-type="float">
            <text:p>240.379</text:p>
          </table:table-cell>
          <table:table-cell table:style-name="ce29" table:formula="of:=([.A260] * [.$C$297]) + [.$C$298]" office:value-type="float" office:value="240.691480362483" calcext:value-type="float">
            <text:p>240.69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1-09-01" calcext:value-type="date">
            <text:p>01/09/21</text:p>
          </table:table-cell>
          <table:table-cell table:style-name="ce20" office:value-type="float" office:value="242.61" calcext:value-type="float">
            <text:p>242.61</text:p>
          </table:table-cell>
          <table:table-cell office:value-type="float" office:value="240.41" calcext:value-type="float">
            <text:p>240.41</text:p>
          </table:table-cell>
          <table:table-cell table:style-name="ce29" table:formula="of:=([.A261] * [.$C$297]) + [.$C$298]" office:value-type="float" office:value="240.694259374176" calcext:value-type="float">
            <text:p>240.69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1-10-01" calcext:value-type="date">
            <text:p>01/10/21</text:p>
          </table:table-cell>
          <table:table-cell table:style-name="ce20" office:value-type="float" office:value="240.96" calcext:value-type="float">
            <text:p>240.96</text:p>
          </table:table-cell>
          <table:table-cell office:value-type="float" office:value="240.459" calcext:value-type="float">
            <text:p>240.459</text:p>
          </table:table-cell>
          <table:table-cell table:style-name="ce29" table:formula="of:=([.A262] * [.$C$297]) + [.$C$298]" office:value-type="float" office:value="240.696948740331" calcext:value-type="float">
            <text:p>240.70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1-11-01" calcext:value-type="date">
            <text:p>01/11/21</text:p>
          </table:table-cell>
          <table:table-cell table:style-name="ce20" office:value-type="float" office:value="238.27" calcext:value-type="float">
            <text:p>238.27</text:p>
          </table:table-cell>
          <table:table-cell office:value-type="float" office:value="240.516" calcext:value-type="float">
            <text:p>240.516</text:p>
          </table:table-cell>
          <table:table-cell table:style-name="ce29" table:formula="of:=([.A263] * [.$C$297]) + [.$C$298]" office:value-type="float" office:value="240.699727752024" calcext:value-type="float">
            <text:p>240.70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1-12-01" calcext:value-type="date">
            <text:p>01/12/21</text:p>
          </table:table-cell>
          <table:table-cell table:style-name="ce20" office:value-type="float" office:value="237.41" calcext:value-type="float">
            <text:p>237.41</text:p>
          </table:table-cell>
          <table:table-cell office:value-type="float" office:value="240.569" calcext:value-type="float">
            <text:p>240.569</text:p>
          </table:table-cell>
          <table:table-cell table:style-name="ce29" table:formula="of:=([.A264] * [.$C$297]) + [.$C$298]" office:value-type="float" office:value="240.702417118178" calcext:value-type="float">
            <text:p>240.70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2-01-01" calcext:value-type="date">
            <text:p>01/01/22</text:p>
          </table:table-cell>
          <table:table-cell table:style-name="ce20" office:value-type="float" office:value="237.4" calcext:value-type="float">
            <text:p>237.4</text:p>
          </table:table-cell>
          <table:table-cell office:value-type="float" office:value="240.609" calcext:value-type="float">
            <text:p>240.609</text:p>
          </table:table-cell>
          <table:table-cell table:style-name="ce29" table:formula="of:=([.A265] * [.$C$297]) + [.$C$298]" office:value-type="float" office:value="240.705196129871" calcext:value-type="float">
            <text:p>240.71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2-02-01" calcext:value-type="date">
            <text:p>01/02/22</text:p>
          </table:table-cell>
          <table:table-cell table:style-name="ce20" office:value-type="float" office:value="238.78" calcext:value-type="float">
            <text:p>238.78</text:p>
          </table:table-cell>
          <table:table-cell office:value-type="float" office:value="240.631" calcext:value-type="float">
            <text:p>240.631</text:p>
          </table:table-cell>
          <table:table-cell table:style-name="ce29" table:formula="of:=([.A266] * [.$C$297]) + [.$C$298]" office:value-type="float" office:value="240.707975141564" calcext:value-type="float">
            <text:p>240.71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2-03-01" calcext:value-type="date">
            <text:p>01/03/22</text:p>
          </table:table-cell>
          <table:table-cell table:style-name="ce20" office:value-type="float" office:value="238.57" calcext:value-type="float">
            <text:p>238.57</text:p>
          </table:table-cell>
          <table:table-cell office:value-type="float" office:value="240.641" calcext:value-type="float">
            <text:p>240.641</text:p>
          </table:table-cell>
          <table:table-cell table:style-name="ce29" table:formula="of:=([.A267] * [.$C$297]) + [.$C$298]" office:value-type="float" office:value="240.710485216641" calcext:value-type="float">
            <text:p>240.71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2-04-01" calcext:value-type="date">
            <text:p>01/04/22</text:p>
          </table:table-cell>
          <table:table-cell table:style-name="ce20" office:value-type="float" office:value="240.08" calcext:value-type="float">
            <text:p>240.08</text:p>
          </table:table-cell>
          <table:table-cell office:value-type="float" office:value="240.643" calcext:value-type="float">
            <text:p>240.643</text:p>
          </table:table-cell>
          <table:table-cell table:style-name="ce29" table:formula="of:=([.A268] * [.$C$297]) + [.$C$298]" office:value-type="float" office:value="240.713264228334" calcext:value-type="float">
            <text:p>240.71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2-05-01" calcext:value-type="date">
            <text:p>01/05/22</text:p>
          </table:table-cell>
          <table:table-cell table:style-name="ce20" office:value-type="float" office:value="241.5" calcext:value-type="float">
            <text:p>241.5</text:p>
          </table:table-cell>
          <table:table-cell office:value-type="float" office:value="240.645" calcext:value-type="float">
            <text:p>240.645</text:p>
          </table:table-cell>
          <table:table-cell table:style-name="ce29" table:formula="of:=([.A269] * [.$C$297]) + [.$C$298]" office:value-type="float" office:value="240.715953594488" calcext:value-type="float">
            <text:p>240.72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2-06-01" calcext:value-type="date">
            <text:p>01/06/22</text:p>
          </table:table-cell>
          <table:table-cell table:style-name="ce20" office:value-type="float" office:value="243.1" calcext:value-type="float">
            <text:p>243.1</text:p>
          </table:table-cell>
          <table:table-cell office:value-type="float" office:value="240.648" calcext:value-type="float">
            <text:p>240.648</text:p>
          </table:table-cell>
          <table:table-cell table:style-name="ce29" table:formula="of:=([.A270] * [.$C$297]) + [.$C$298]" office:value-type="float" office:value="240.718732606181" calcext:value-type="float">
            <text:p>240.72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2-07-01" calcext:value-type="date">
            <text:p>01/07/22</text:p>
          </table:table-cell>
          <table:table-cell table:style-name="ce20" office:value-type="float" office:value="244.79" calcext:value-type="float">
            <text:p>244.79</text:p>
          </table:table-cell>
          <table:table-cell office:value-type="float" office:value="240.649" calcext:value-type="float">
            <text:p>240.649</text:p>
          </table:table-cell>
          <table:table-cell table:style-name="ce29" table:formula="of:=([.A271] * [.$C$297]) + [.$C$298]" office:value-type="float" office:value="240.721421972336" calcext:value-type="float">
            <text:p>240.72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2-08-01" calcext:value-type="date">
            <text:p>01/08/22</text:p>
          </table:table-cell>
          <table:table-cell table:style-name="ce20" office:value-type="float" office:value="243.96" calcext:value-type="float">
            <text:p>243.96</text:p>
          </table:table-cell>
          <table:table-cell office:value-type="float" office:value="240.644" calcext:value-type="float">
            <text:p>240.644</text:p>
          </table:table-cell>
          <table:table-cell table:style-name="ce29" table:formula="of:=([.A272] * [.$C$297]) + [.$C$298]" office:value-type="float" office:value="240.724200984029" calcext:value-type="float">
            <text:p>240.72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2-09-01" calcext:value-type="date">
            <text:p>01/09/22</text:p>
          </table:table-cell>
          <table:table-cell table:style-name="ce20" office:value-type="float" office:value="242.96" calcext:value-type="float">
            <text:p>242.96</text:p>
          </table:table-cell>
          <table:table-cell office:value-type="float" office:value="240.626" calcext:value-type="float">
            <text:p>240.626</text:p>
          </table:table-cell>
          <table:table-cell table:style-name="ce29" table:formula="of:=([.A273] * [.$C$297]) + [.$C$298]" office:value-type="float" office:value="240.726979995722" calcext:value-type="float">
            <text:p>240.73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2-10-01" calcext:value-type="date">
            <text:p>01/10/22</text:p>
          </table:table-cell>
          <table:table-cell table:style-name="ce20" office:value-type="float" office:value="240.67" calcext:value-type="float">
            <text:p>240.67</text:p>
          </table:table-cell>
          <table:table-cell office:value-type="float" office:value="240.603" calcext:value-type="float">
            <text:p>240.603</text:p>
          </table:table-cell>
          <table:table-cell table:style-name="ce29" table:formula="of:=([.A274] * [.$C$297]) + [.$C$298]" office:value-type="float" office:value="240.729669361876" calcext:value-type="float">
            <text:p>240.73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2-11-01" calcext:value-type="date">
            <text:p>01/11/22</text:p>
          </table:table-cell>
          <table:table-cell table:style-name="ce20" office:value-type="float" office:value="238.48" calcext:value-type="float">
            <text:p>238.48</text:p>
          </table:table-cell>
          <table:table-cell office:value-type="float" office:value="240.588" calcext:value-type="float">
            <text:p>240.588</text:p>
          </table:table-cell>
          <table:table-cell table:style-name="ce29" table:formula="of:=([.A275] * [.$C$297]) + [.$C$298]" office:value-type="float" office:value="240.732448373569" calcext:value-type="float">
            <text:p>240.73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2-12-01" calcext:value-type="date">
            <text:p>01/12/22</text:p>
          </table:table-cell>
          <table:table-cell table:style-name="ce20" office:value-type="float" office:value="237.29" calcext:value-type="float">
            <text:p>237.29</text:p>
          </table:table-cell>
          <table:table-cell office:value-type="float" office:value="240.598" calcext:value-type="float">
            <text:p>240.598</text:p>
          </table:table-cell>
          <table:table-cell table:style-name="ce29" table:formula="of:=([.A276] * [.$C$297]) + [.$C$298]" office:value-type="float" office:value="240.735137739723" calcext:value-type="float">
            <text:p>240.74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3-01-01" calcext:value-type="date">
            <text:p>01/01/23</text:p>
          </table:table-cell>
          <table:table-cell table:style-name="ce20" office:value-type="float" office:value="238.17" calcext:value-type="float">
            <text:p>238.17</text:p>
          </table:table-cell>
          <table:table-cell office:value-type="float" office:value="240.642" calcext:value-type="float">
            <text:p>240.642</text:p>
          </table:table-cell>
          <table:table-cell table:style-name="ce29" table:formula="of:=([.A277] * [.$C$297]) + [.$C$298]" office:value-type="float" office:value="240.737916751416" calcext:value-type="float">
            <text:p>240.74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3-02-01" calcext:value-type="date">
            <text:p>01/02/23</text:p>
          </table:table-cell>
          <table:table-cell table:style-name="ce20" office:value-type="float" office:value="238.41" calcext:value-type="float">
            <text:p>238.41</text:p>
          </table:table-cell>
          <table:table-cell office:value-type="float" office:value="240.724" calcext:value-type="float">
            <text:p>240.724</text:p>
          </table:table-cell>
          <table:table-cell table:style-name="ce29" table:formula="of:=([.A278] * [.$C$297]) + [.$C$298]" office:value-type="float" office:value="240.740695763109" calcext:value-type="float">
            <text:p>240.74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3-03-01" calcext:value-type="date">
            <text:p>01/03/23</text:p>
          </table:table-cell>
          <table:table-cell table:style-name="ce20" office:value-type="float" office:value="238.84" calcext:value-type="float">
            <text:p>238.84</text:p>
          </table:table-cell>
          <table:table-cell office:value-type="float" office:value="240.851" calcext:value-type="float">
            <text:p>240.851</text:p>
          </table:table-cell>
          <table:table-cell table:style-name="ce29" table:formula="of:=([.A279] * [.$C$297]) + [.$C$298]" office:value-type="float" office:value="240.743205838186" calcext:value-type="float">
            <text:p>240.74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3-04-01" calcext:value-type="date">
            <text:p>01/04/23</text:p>
          </table:table-cell>
          <table:table-cell table:style-name="ce20" office:value-type="float" office:value="238.82" calcext:value-type="float">
            <text:p>238.82</text:p>
          </table:table-cell>
          <table:table-cell office:value-type="float" office:value="240.964" calcext:value-type="float">
            <text:p>240.964</text:p>
          </table:table-cell>
          <table:table-cell table:style-name="ce29" table:formula="of:=([.A280] * [.$C$297]) + [.$C$298]" office:value-type="float" office:value="240.745984849879" calcext:value-type="float">
            <text:p>240.75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3-05-01" calcext:value-type="date">
            <text:p>01/05/23</text:p>
          </table:table-cell>
          <table:table-cell table:style-name="ce20" office:value-type="float" office:value="240.09" calcext:value-type="float">
            <text:p>240.09</text:p>
          </table:table-cell>
          <table:table-cell office:value-type="float" office:value="241.07" calcext:value-type="float">
            <text:p>241.07</text:p>
          </table:table-cell>
          <table:table-cell table:style-name="ce29" table:formula="of:=([.A281] * [.$C$297]) + [.$C$298]" office:value-type="float" office:value="240.748674216034" calcext:value-type="float">
            <text:p>240.75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3-06-01" calcext:value-type="date">
            <text:p>01/06/23</text:p>
          </table:table-cell>
          <table:table-cell table:style-name="ce20" office:value-type="float" office:value="243.91" calcext:value-type="float">
            <text:p>243.91</text:p>
          </table:table-cell>
          <table:table-cell office:value-type="float" office:value="241.173" calcext:value-type="float">
            <text:p>241.173</text:p>
          </table:table-cell>
          <table:table-cell table:style-name="ce29" table:formula="of:=([.A282] * [.$C$297]) + [.$C$298]" office:value-type="float" office:value="240.751453227727" calcext:value-type="float">
            <text:p>240.75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3-07-01" calcext:value-type="date">
            <text:p>01/07/23</text:p>
          </table:table-cell>
          <table:table-cell table:style-name="ce20" office:value-type="float" office:value="245.59" calcext:value-type="float">
            <text:p>245.59</text:p>
          </table:table-cell>
          <table:table-cell office:value-type="float" office:value="241.278" calcext:value-type="float">
            <text:p>241.278</text:p>
          </table:table-cell>
          <table:table-cell table:style-name="ce29" table:formula="of:=([.A283] * [.$C$297]) + [.$C$298]" office:value-type="float" office:value="240.754142593881" calcext:value-type="float">
            <text:p>240.75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3-08-01" calcext:value-type="date">
            <text:p>01/08/23</text:p>
          </table:table-cell>
          <table:table-cell table:style-name="ce20" office:value-type="float" office:value="246.01" calcext:value-type="float">
            <text:p>246.01</text:p>
          </table:table-cell>
          <table:table-cell office:value-type="float" office:value="241.386" calcext:value-type="float">
            <text:p>241.386</text:p>
          </table:table-cell>
          <table:table-cell table:style-name="ce29" table:formula="of:=([.A284] * [.$C$297]) + [.$C$298]" office:value-type="float" office:value="240.756921605574" calcext:value-type="float">
            <text:p>240.76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3-09-01" calcext:value-type="date">
            <text:p>01/09/23</text:p>
          </table:table-cell>
          <table:table-cell table:style-name="ce20" office:value-type="float" office:value="244.6" calcext:value-type="float">
            <text:p>244.6</text:p>
          </table:table-cell>
          <table:table-cell office:value-type="float" office:value="241.497" calcext:value-type="float">
            <text:p>241.497</text:p>
          </table:table-cell>
          <table:table-cell table:style-name="ce29" table:formula="of:=([.A285] * [.$C$297]) + [.$C$298]" office:value-type="float" office:value="240.759700617267" calcext:value-type="float">
            <text:p>240.76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3-10-01" calcext:value-type="date">
            <text:p>01/10/23</text:p>
          </table:table-cell>
          <table:table-cell table:style-name="ce20" office:value-type="float" office:value="242.53" calcext:value-type="float">
            <text:p>242.53</text:p>
          </table:table-cell>
          <table:table-cell office:value-type="float" office:value="241.611" calcext:value-type="float">
            <text:p>241.611</text:p>
          </table:table-cell>
          <table:table-cell table:style-name="ce29" table:formula="of:=([.A286] * [.$C$297]) + [.$C$298]" office:value-type="float" office:value="240.762389983421" calcext:value-type="float">
            <text:p>240.76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3-11-01" calcext:value-type="date">
            <text:p>01/11/23</text:p>
          </table:table-cell>
          <table:table-cell table:style-name="ce20" office:value-type="float" office:value="239.3" calcext:value-type="float">
            <text:p>239.3</text:p>
          </table:table-cell>
          <table:table-cell office:value-type="float" office:value="241.726" calcext:value-type="float">
            <text:p>241.726</text:p>
          </table:table-cell>
          <table:table-cell table:style-name="ce29" table:formula="of:=([.A287] * [.$C$297]) + [.$C$298]" office:value-type="float" office:value="240.765168995114" calcext:value-type="float">
            <text:p>240.77</text:p>
          </table:table-cell>
          <table:table-cell table:number-columns-repeated="1020"/>
        </table:table-row>
        <table:table-row table:style-name="ro2">
          <table:table-cell table:style-name="ce37" office:value-type="date" office:date-value="2023-12-01" calcext:value-type="date">
            <text:p>01/12/23</text:p>
          </table:table-cell>
          <table:table-cell table:style-name="ce20" office:value-type="float" office:value="238.26" calcext:value-type="float">
            <text:p>238.26</text:p>
          </table:table-cell>
          <table:table-cell office:value-type="float" office:value="241.843" calcext:value-type="float">
            <text:p>241.843</text:p>
          </table:table-cell>
          <table:table-cell table:style-name="ce29" table:formula="of:=([.A288] * [.$C$297]) + [.$C$298]" office:value-type="float" office:value="240.767858361268" calcext:value-type="float">
            <text:p>240.77</text:p>
          </table:table-cell>
          <table:table-cell table:number-columns-repeated="1020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office:value-type="string" calcext:value-type="string">
            <text:p>Average</text:p>
          </table:table-cell>
          <table:table-cell/>
          <table:table-cell table:style-name="ce29" table:formula="of:=AVERAGE([.C3:.C288])" office:value-type="float" office:value="240.379055944056" calcext:value-type="float">
            <text:p>240.38</text:p>
          </table:table-cell>
          <table:table-cell table:style-name="ce29" table:formula="of:=AVERAGE([.D3:.D288])" office:value-type="float" office:value="240.379055944056" calcext:value-type="float">
            <text:p>240.38</text:p>
          </table:table-cell>
          <table:table-cell table:style-name="ce23" table:number-columns-repeated="1020"/>
        </table:table-row>
        <table:table-row table:style-name="ro10">
          <table:table-cell office:value-type="string" calcext:value-type="string">
            <text:p>Max</text:p>
          </table:table-cell>
          <table:table-cell/>
          <table:table-cell table:style-name="ce29" table:formula="of:=MAX([.C3:.C288])" office:value-type="float" office:value="241.843" calcext:value-type="float">
            <text:p>241.84</text:p>
          </table:table-cell>
          <table:table-cell table:style-name="ce29" table:formula="of:=MAX([.D3:.D288])" office:value-type="float" office:value="240.767858361268" calcext:value-type="float">
            <text:p>240.77</text:p>
          </table:table-cell>
          <table:table-cell table:style-name="ce23" table:number-columns-repeated="1020"/>
        </table:table-row>
        <table:table-row table:style-name="ro10">
          <table:table-cell office:value-type="string" calcext:value-type="string">
            <text:p>Min</text:p>
          </table:table-cell>
          <table:table-cell/>
          <table:table-cell table:style-name="ce29" table:formula="of:=MIN([.C3:.C288])" office:value-type="float" office:value="239.738" calcext:value-type="float">
            <text:p>239.74</text:p>
          </table:table-cell>
          <table:table-cell table:style-name="ce29" table:formula="of:=MIN([.D3:.D288])" office:value-type="float" office:value="239.990183314953" calcext:value-type="float">
            <text:p>239.99</text:p>
          </table:table-cell>
          <table:table-cell table:style-name="ce23" table:number-columns-repeated="1020"/>
        </table:table-row>
        <table:table-row table:style-name="ro10">
          <table:table-cell office:value-type="string" calcext:value-type="string">
            <text:p>Difference</text:p>
          </table:table-cell>
          <table:table-cell/>
          <table:table-cell table:style-name="ce29" table:formula="of:=[.C293]-[.C294]" office:value-type="float" office:value="2.10499999999999" calcext:value-type="float">
            <text:p>2.10</text:p>
          </table:table-cell>
          <table:table-cell table:style-name="ce29" table:formula="of:=[.D293]-[.D294]" office:value-type="float" office:value="0.777675046315409" calcext:value-type="float">
            <text:p>0.78</text:p>
          </table:table-cell>
          <table:table-cell table:style-name="ce23" table:number-columns-repeated="1020"/>
        </table:table-row>
        <table:table-row table:style-name="ro10">
          <table:table-cell table:number-columns-repeated="2"/>
          <table:table-cell table:style-name="ce23" table:number-columns-repeated="1022"/>
        </table:table-row>
        <table:table-row table:style-name="ro10">
          <table:table-cell office:value-type="string" calcext:value-type="string">
            <text:p>Trendline a:</text:p>
          </table:table-cell>
          <table:table-cell/>
          <table:table-cell table:style-name="ce21" table:formula="of:=INDEX(LINEST([.C3:.C288];[.A3:.A288]);1)" office:value-type="float" office:value="0.000089645538480161" calcext:value-type="float">
            <text:p>8.9645538480161E-05</text:p>
          </table:table-cell>
          <table:table-cell table:style-name="ce21"/>
          <table:table-cell table:style-name="ce23" table:number-columns-repeated="1020"/>
        </table:table-row>
        <table:table-row table:style-name="ro10">
          <table:table-cell office:value-type="string" calcext:value-type="string">
            <text:p>Trendline b:</text:p>
          </table:table-cell>
          <table:table-cell/>
          <table:table-cell table:style-name="ce21" table:formula="of:=INDEX(LINEST([.C3:.C288];[.A3:.A288]);2)" office:value-type="float" office:value="236.710411644118" calcext:value-type="float">
            <text:p>236.7104116441</text:p>
          </table:table-cell>
          <table:table-cell table:style-name="ce21"/>
          <table:table-cell table:style-name="ce23" table:number-columns-repeated="1020"/>
        </table:table-row>
        <table:table-row table:style-name="ro10" table:number-rows-repeated="104827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gsfc_lw_up_all" table:style-name="ta1">
        <table:table-column table:style-name="co3" table:default-cell-style-name="ce9"/>
        <table:table-column table:style-name="co3" table:default-cell-style-name="ce19"/>
        <table:table-column table:style-name="co11" table:default-cell-style-name="Default"/>
        <table:table-column table:style-name="co3" table:number-columns-repeated="1021" table:default-cell-style-name="Default"/>
        <table:table-row table:style-name="ro10">
          <table:table-cell/>
          <table:table-cell table:style-name="ce15" office:value-type="string" calcext:value-type="string" table:number-columns-spanned="4" table:number-rows-spanned="1">
            <text:p>gsfc_lw_up_all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style-name="ce14" office:value-type="string" calcext:value-type="string">
            <text:p>Date</text:p>
          </table:table-cell>
          <table:table-cell table:style-name="ce38" office:value-type="string" calcext:value-type="string">
            <text:p>Data</text:p>
          </table:table-cell>
          <table:table-cell table:style-name="ce27" office:value-type="string" calcext:value-type="string">
            <text:p>Deseasonalised</text:p>
          </table:table-cell>
          <table:table-cell table:style-name="ce30" office:value-type="string" calcext:value-type="string">
            <text:p>Trend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0-03-01" calcext:value-type="date">
            <text:p>01/03/00</text:p>
          </table:table-cell>
          <table:table-cell table:style-name="ce20" office:value-type="float" office:value="391.57" calcext:value-type="float">
            <text:p>391.57</text:p>
          </table:table-cell>
          <table:table-cell table:style-name="ce26" office:value-type="float" office:value="396.243" calcext:value-type="float">
            <text:p>396.243</text:p>
          </table:table-cell>
          <table:table-cell table:style-name="ce40" table:formula="of:=([.A3] * [.$C$297]) + [.$C$298]" office:value-type="float" office:value="396.888369525952" calcext:value-type="float">
            <text:p>396.89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0-04-01" calcext:value-type="date">
            <text:p>01/04/00</text:p>
          </table:table-cell>
          <table:table-cell table:style-name="ce20" office:value-type="float" office:value="396.75" calcext:value-type="float">
            <text:p>396.75</text:p>
          </table:table-cell>
          <table:table-cell table:style-name="ce26" office:value-type="float" office:value="396.274" calcext:value-type="float">
            <text:p>396.274</text:p>
          </table:table-cell>
          <table:table-cell table:style-name="ce29" table:formula="of:=([.A4] * [.$C$297]) + [.$C$298]" office:value-type="float" office:value="396.900432461995" calcext:value-type="float">
            <text:p>396.90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0-05-01" calcext:value-type="date">
            <text:p>01/05/00</text:p>
          </table:table-cell>
          <table:table-cell table:style-name="ce20" office:value-type="float" office:value="400.99" calcext:value-type="float">
            <text:p>400.99</text:p>
          </table:table-cell>
          <table:table-cell table:style-name="ce26" office:value-type="float" office:value="396.308" calcext:value-type="float">
            <text:p>396.308</text:p>
          </table:table-cell>
          <table:table-cell table:style-name="ce29" table:formula="of:=([.A5] * [.$C$297]) + [.$C$298]" office:value-type="float" office:value="396.912106271068" calcext:value-type="float">
            <text:p>396.91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0-06-01" calcext:value-type="date">
            <text:p>01/06/00</text:p>
          </table:table-cell>
          <table:table-cell table:style-name="ce20" office:value-type="float" office:value="404.53" calcext:value-type="float">
            <text:p>404.53</text:p>
          </table:table-cell>
          <table:table-cell table:style-name="ce26" office:value-type="float" office:value="396.344" calcext:value-type="float">
            <text:p>396.344</text:p>
          </table:table-cell>
          <table:table-cell table:style-name="ce29" table:formula="of:=([.A6] * [.$C$297]) + [.$C$298]" office:value-type="float" office:value="396.924169207111" calcext:value-type="float">
            <text:p>396.92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0-07-01" calcext:value-type="date">
            <text:p>01/07/00</text:p>
          </table:table-cell>
          <table:table-cell table:style-name="ce20" office:value-type="float" office:value="405.69" calcext:value-type="float">
            <text:p>405.69</text:p>
          </table:table-cell>
          <table:table-cell table:style-name="ce26" office:value-type="float" office:value="396.382" calcext:value-type="float">
            <text:p>396.382</text:p>
          </table:table-cell>
          <table:table-cell table:style-name="ce29" table:formula="of:=([.A7] * [.$C$297]) + [.$C$298]" office:value-type="float" office:value="396.935843016184" calcext:value-type="float">
            <text:p>396.94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0-08-01" calcext:value-type="date">
            <text:p>01/08/00</text:p>
          </table:table-cell>
          <table:table-cell table:style-name="ce20" office:value-type="float" office:value="405.55" calcext:value-type="float">
            <text:p>405.55</text:p>
          </table:table-cell>
          <table:table-cell table:style-name="ce26" office:value-type="float" office:value="396.423" calcext:value-type="float">
            <text:p>396.423</text:p>
          </table:table-cell>
          <table:table-cell table:style-name="ce29" table:formula="of:=([.A8] * [.$C$297]) + [.$C$298]" office:value-type="float" office:value="396.947905952227" calcext:value-type="float">
            <text:p>396.95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0-09-01" calcext:value-type="date">
            <text:p>01/09/00</text:p>
          </table:table-cell>
          <table:table-cell table:style-name="ce20" office:value-type="float" office:value="402.04" calcext:value-type="float">
            <text:p>402.04</text:p>
          </table:table-cell>
          <table:table-cell table:style-name="ce26" office:value-type="float" office:value="396.466" calcext:value-type="float">
            <text:p>396.466</text:p>
          </table:table-cell>
          <table:table-cell table:style-name="ce29" table:formula="of:=([.A9] * [.$C$297]) + [.$C$298]" office:value-type="float" office:value="396.959968888269" calcext:value-type="float">
            <text:p>396.96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0-10-01" calcext:value-type="date">
            <text:p>01/10/00</text:p>
          </table:table-cell>
          <table:table-cell table:style-name="ce20" office:value-type="float" office:value="396.41" calcext:value-type="float">
            <text:p>396.41</text:p>
          </table:table-cell>
          <table:table-cell table:style-name="ce26" office:value-type="float" office:value="396.513" calcext:value-type="float">
            <text:p>396.513</text:p>
          </table:table-cell>
          <table:table-cell table:style-name="ce29" table:formula="of:=([.A10] * [.$C$297]) + [.$C$298]" office:value-type="float" office:value="396.971642697342" calcext:value-type="float">
            <text:p>396.97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0-11-01" calcext:value-type="date">
            <text:p>01/11/00</text:p>
          </table:table-cell>
          <table:table-cell table:style-name="ce20" office:value-type="float" office:value="390.9" calcext:value-type="float">
            <text:p>390.9</text:p>
          </table:table-cell>
          <table:table-cell table:style-name="ce26" office:value-type="float" office:value="396.561" calcext:value-type="float">
            <text:p>396.561</text:p>
          </table:table-cell>
          <table:table-cell table:style-name="ce29" table:formula="of:=([.A11] * [.$C$297]) + [.$C$298]" office:value-type="float" office:value="396.983705633385" calcext:value-type="float">
            <text:p>396.98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0-12-01" calcext:value-type="date">
            <text:p>01/12/00</text:p>
          </table:table-cell>
          <table:table-cell table:style-name="ce20" office:value-type="float" office:value="387.47" calcext:value-type="float">
            <text:p>387.47</text:p>
          </table:table-cell>
          <table:table-cell table:style-name="ce26" office:value-type="float" office:value="396.612" calcext:value-type="float">
            <text:p>396.612</text:p>
          </table:table-cell>
          <table:table-cell table:style-name="ce29" table:formula="of:=([.A12] * [.$C$297]) + [.$C$298]" office:value-type="float" office:value="396.995379442458" calcext:value-type="float">
            <text:p>397.00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1-01-01" calcext:value-type="date">
            <text:p>01/01/01</text:p>
          </table:table-cell>
          <table:table-cell table:style-name="ce20" office:value-type="float" office:value="386.88" calcext:value-type="float">
            <text:p>386.88</text:p>
          </table:table-cell>
          <table:table-cell table:style-name="ce26" office:value-type="float" office:value="396.667" calcext:value-type="float">
            <text:p>396.667</text:p>
          </table:table-cell>
          <table:table-cell table:style-name="ce29" table:formula="of:=([.A13] * [.$C$297]) + [.$C$298]" office:value-type="float" office:value="397.007442378501" calcext:value-type="float">
            <text:p>397.01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1-02-01" calcext:value-type="date">
            <text:p>01/02/01</text:p>
          </table:table-cell>
          <table:table-cell table:style-name="ce20" office:value-type="float" office:value="387.96" calcext:value-type="float">
            <text:p>387.96</text:p>
          </table:table-cell>
          <table:table-cell table:style-name="ce26" office:value-type="float" office:value="396.747" calcext:value-type="float">
            <text:p>396.747</text:p>
          </table:table-cell>
          <table:table-cell table:style-name="ce29" table:formula="of:=([.A14] * [.$C$297]) + [.$C$298]" office:value-type="float" office:value="397.019505314543" calcext:value-type="float">
            <text:p>397.02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1-03-01" calcext:value-type="date">
            <text:p>01/03/01</text:p>
          </table:table-cell>
          <table:table-cell table:style-name="ce20" office:value-type="float" office:value="391.92" calcext:value-type="float">
            <text:p>391.92</text:p>
          </table:table-cell>
          <table:table-cell table:style-name="ce26" office:value-type="float" office:value="396.828" calcext:value-type="float">
            <text:p>396.828</text:p>
          </table:table-cell>
          <table:table-cell table:style-name="ce29" table:formula="of:=([.A15] * [.$C$297]) + [.$C$298]" office:value-type="float" office:value="397.030400869678" calcext:value-type="float">
            <text:p>397.03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1-04-01" calcext:value-type="date">
            <text:p>01/04/01</text:p>
          </table:table-cell>
          <table:table-cell table:style-name="ce20" office:value-type="float" office:value="396.68" calcext:value-type="float">
            <text:p>396.68</text:p>
          </table:table-cell>
          <table:table-cell table:style-name="ce26" office:value-type="float" office:value="396.913" calcext:value-type="float">
            <text:p>396.913</text:p>
          </table:table-cell>
          <table:table-cell table:style-name="ce29" table:formula="of:=([.A16] * [.$C$297]) + [.$C$298]" office:value-type="float" office:value="397.042463805721" calcext:value-type="float">
            <text:p>397.04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1-05-01" calcext:value-type="date">
            <text:p>01/05/01</text:p>
          </table:table-cell>
          <table:table-cell table:style-name="ce20" office:value-type="float" office:value="402.46" calcext:value-type="float">
            <text:p>402.46</text:p>
          </table:table-cell>
          <table:table-cell table:style-name="ce26" office:value-type="float" office:value="397.005" calcext:value-type="float">
            <text:p>397.005</text:p>
          </table:table-cell>
          <table:table-cell table:style-name="ce29" table:formula="of:=([.A17] * [.$C$297]) + [.$C$298]" office:value-type="float" office:value="397.054137614794" calcext:value-type="float">
            <text:p>397.05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1-06-01" calcext:value-type="date">
            <text:p>01/06/01</text:p>
          </table:table-cell>
          <table:table-cell table:style-name="ce20" office:value-type="float" office:value="405.61" calcext:value-type="float">
            <text:p>405.61</text:p>
          </table:table-cell>
          <table:table-cell table:style-name="ce26" office:value-type="float" office:value="397.105" calcext:value-type="float">
            <text:p>397.105</text:p>
          </table:table-cell>
          <table:table-cell table:style-name="ce29" table:formula="of:=([.A18] * [.$C$297]) + [.$C$298]" office:value-type="float" office:value="397.066200550836" calcext:value-type="float">
            <text:p>397.07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1-07-01" calcext:value-type="date">
            <text:p>01/07/01</text:p>
          </table:table-cell>
          <table:table-cell table:style-name="ce20" office:value-type="float" office:value="407.08" calcext:value-type="float">
            <text:p>407.08</text:p>
          </table:table-cell>
          <table:table-cell table:style-name="ce26" office:value-type="float" office:value="397.211" calcext:value-type="float">
            <text:p>397.211</text:p>
          </table:table-cell>
          <table:table-cell table:style-name="ce29" table:formula="of:=([.A19] * [.$C$297]) + [.$C$298]" office:value-type="float" office:value="397.07787435991" calcext:value-type="float">
            <text:p>397.08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1-08-01" calcext:value-type="date">
            <text:p>01/08/01</text:p>
          </table:table-cell>
          <table:table-cell table:style-name="ce20" office:value-type="float" office:value="406.09" calcext:value-type="float">
            <text:p>406.09</text:p>
          </table:table-cell>
          <table:table-cell table:style-name="ce26" office:value-type="float" office:value="397.314" calcext:value-type="float">
            <text:p>397.314</text:p>
          </table:table-cell>
          <table:table-cell table:style-name="ce29" table:formula="of:=([.A20] * [.$C$297]) + [.$C$298]" office:value-type="float" office:value="397.089937295952" calcext:value-type="float">
            <text:p>397.09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1-09-01" calcext:value-type="date">
            <text:p>01/09/01</text:p>
          </table:table-cell>
          <table:table-cell table:style-name="ce20" office:value-type="float" office:value="402.61" calcext:value-type="float">
            <text:p>402.61</text:p>
          </table:table-cell>
          <table:table-cell table:style-name="ce26" office:value-type="float" office:value="397.408" calcext:value-type="float">
            <text:p>397.408</text:p>
          </table:table-cell>
          <table:table-cell table:style-name="ce29" table:formula="of:=([.A21] * [.$C$297]) + [.$C$298]" office:value-type="float" office:value="397.102000231995" calcext:value-type="float">
            <text:p>397.10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1-10-01" calcext:value-type="date">
            <text:p>01/10/01</text:p>
          </table:table-cell>
          <table:table-cell table:style-name="ce20" office:value-type="float" office:value="397.2" calcext:value-type="float">
            <text:p>397.2</text:p>
          </table:table-cell>
          <table:table-cell table:style-name="ce26" office:value-type="float" office:value="397.489" calcext:value-type="float">
            <text:p>397.489</text:p>
          </table:table-cell>
          <table:table-cell table:style-name="ce29" table:formula="of:=([.A22] * [.$C$297]) + [.$C$298]" office:value-type="float" office:value="397.113674041068" calcext:value-type="float">
            <text:p>397.11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1-11-01" calcext:value-type="date">
            <text:p>01/11/01</text:p>
          </table:table-cell>
          <table:table-cell table:style-name="ce20" office:value-type="float" office:value="392.62" calcext:value-type="float">
            <text:p>392.62</text:p>
          </table:table-cell>
          <table:table-cell table:style-name="ce26" office:value-type="float" office:value="397.556" calcext:value-type="float">
            <text:p>397.556</text:p>
          </table:table-cell>
          <table:table-cell table:style-name="ce29" table:formula="of:=([.A23] * [.$C$297]) + [.$C$298]" office:value-type="float" office:value="397.125736977111" calcext:value-type="float">
            <text:p>397.13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1-12-01" calcext:value-type="date">
            <text:p>01/12/01</text:p>
          </table:table-cell>
          <table:table-cell table:style-name="ce20" office:value-type="float" office:value="388.93" calcext:value-type="float">
            <text:p>388.93</text:p>
          </table:table-cell>
          <table:table-cell table:style-name="ce26" office:value-type="float" office:value="397.61" calcext:value-type="float">
            <text:p>397.61</text:p>
          </table:table-cell>
          <table:table-cell table:style-name="ce29" table:formula="of:=([.A24] * [.$C$297]) + [.$C$298]" office:value-type="float" office:value="397.137410786184" calcext:value-type="float">
            <text:p>397.14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2-01-01" calcext:value-type="date">
            <text:p>01/01/02</text:p>
          </table:table-cell>
          <table:table-cell table:style-name="ce20" office:value-type="float" office:value="388.01" calcext:value-type="float">
            <text:p>388.01</text:p>
          </table:table-cell>
          <table:table-cell table:style-name="ce26" office:value-type="float" office:value="397.654" calcext:value-type="float">
            <text:p>397.654</text:p>
          </table:table-cell>
          <table:table-cell table:style-name="ce29" table:formula="of:=([.A25] * [.$C$297]) + [.$C$298]" office:value-type="float" office:value="397.149473722226" calcext:value-type="float">
            <text:p>397.15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2-02-01" calcext:value-type="date">
            <text:p>01/02/02</text:p>
          </table:table-cell>
          <table:table-cell table:style-name="ce20" office:value-type="float" office:value="389.27" calcext:value-type="float">
            <text:p>389.27</text:p>
          </table:table-cell>
          <table:table-cell table:style-name="ce26" office:value-type="float" office:value="397.691" calcext:value-type="float">
            <text:p>397.691</text:p>
          </table:table-cell>
          <table:table-cell table:style-name="ce29" table:formula="of:=([.A26] * [.$C$297]) + [.$C$298]" office:value-type="float" office:value="397.161536658269" calcext:value-type="float">
            <text:p>397.16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2-03-01" calcext:value-type="date">
            <text:p>01/03/02</text:p>
          </table:table-cell>
          <table:table-cell table:style-name="ce20" office:value-type="float" office:value="393.48" calcext:value-type="float">
            <text:p>393.48</text:p>
          </table:table-cell>
          <table:table-cell table:style-name="ce26" office:value-type="float" office:value="397.726" calcext:value-type="float">
            <text:p>397.726</text:p>
          </table:table-cell>
          <table:table-cell table:style-name="ce29" table:formula="of:=([.A27] * [.$C$297]) + [.$C$298]" office:value-type="float" office:value="397.172432213404" calcext:value-type="float">
            <text:p>397.17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2-04-01" calcext:value-type="date">
            <text:p>01/04/02</text:p>
          </table:table-cell>
          <table:table-cell table:style-name="ce20" office:value-type="float" office:value="397.41" calcext:value-type="float">
            <text:p>397.41</text:p>
          </table:table-cell>
          <table:table-cell table:style-name="ce26" office:value-type="float" office:value="397.758" calcext:value-type="float">
            <text:p>397.758</text:p>
          </table:table-cell>
          <table:table-cell table:style-name="ce29" table:formula="of:=([.A28] * [.$C$297]) + [.$C$298]" office:value-type="float" office:value="397.184495149446" calcext:value-type="float">
            <text:p>397.18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2-05-01" calcext:value-type="date">
            <text:p>01/05/02</text:p>
          </table:table-cell>
          <table:table-cell table:style-name="ce20" office:value-type="float" office:value="402.78" calcext:value-type="float">
            <text:p>402.78</text:p>
          </table:table-cell>
          <table:table-cell table:style-name="ce26" office:value-type="float" office:value="397.788" calcext:value-type="float">
            <text:p>397.788</text:p>
          </table:table-cell>
          <table:table-cell table:style-name="ce29" table:formula="of:=([.A29] * [.$C$297]) + [.$C$298]" office:value-type="float" office:value="397.19616895852" calcext:value-type="float">
            <text:p>397.20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2-06-01" calcext:value-type="date">
            <text:p>01/06/02</text:p>
          </table:table-cell>
          <table:table-cell table:style-name="ce20" office:value-type="float" office:value="406.08" calcext:value-type="float">
            <text:p>406.08</text:p>
          </table:table-cell>
          <table:table-cell table:style-name="ce26" office:value-type="float" office:value="397.814" calcext:value-type="float">
            <text:p>397.814</text:p>
          </table:table-cell>
          <table:table-cell table:style-name="ce29" table:formula="of:=([.A30] * [.$C$297]) + [.$C$298]" office:value-type="float" office:value="397.208231894562" calcext:value-type="float">
            <text:p>397.21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2-07-01" calcext:value-type="date">
            <text:p>01/07/02</text:p>
          </table:table-cell>
          <table:table-cell table:style-name="ce20" office:value-type="float" office:value="407.49" calcext:value-type="float">
            <text:p>407.49</text:p>
          </table:table-cell>
          <table:table-cell table:style-name="ce26" office:value-type="float" office:value="397.833" calcext:value-type="float">
            <text:p>397.833</text:p>
          </table:table-cell>
          <table:table-cell table:style-name="ce29" table:formula="of:=([.A31] * [.$C$297]) + [.$C$298]" office:value-type="float" office:value="397.219905703635" calcext:value-type="float">
            <text:p>397.22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2-08-01" calcext:value-type="date">
            <text:p>01/08/02</text:p>
          </table:table-cell>
          <table:table-cell table:style-name="ce20" office:value-type="float" office:value="406.37" calcext:value-type="float">
            <text:p>406.37</text:p>
          </table:table-cell>
          <table:table-cell table:style-name="ce26" office:value-type="float" office:value="397.848" calcext:value-type="float">
            <text:p>397.848</text:p>
          </table:table-cell>
          <table:table-cell table:style-name="ce29" table:formula="of:=([.A32] * [.$C$297]) + [.$C$298]" office:value-type="float" office:value="397.231968639678" calcext:value-type="float">
            <text:p>397.23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2-09-01" calcext:value-type="date">
            <text:p>01/09/02</text:p>
          </table:table-cell>
          <table:table-cell table:style-name="ce20" office:value-type="float" office:value="403.39" calcext:value-type="float">
            <text:p>403.39</text:p>
          </table:table-cell>
          <table:table-cell table:style-name="ce26" office:value-type="float" office:value="397.858" calcext:value-type="float">
            <text:p>397.858</text:p>
          </table:table-cell>
          <table:table-cell table:style-name="ce29" table:formula="of:=([.A33] * [.$C$297]) + [.$C$298]" office:value-type="float" office:value="397.24403157572" calcext:value-type="float">
            <text:p>397.24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2-10-01" calcext:value-type="date">
            <text:p>01/10/02</text:p>
          </table:table-cell>
          <table:table-cell table:style-name="ce20" office:value-type="float" office:value="397.81" calcext:value-type="float">
            <text:p>397.81</text:p>
          </table:table-cell>
          <table:table-cell table:style-name="ce26" office:value-type="float" office:value="397.864" calcext:value-type="float">
            <text:p>397.864</text:p>
          </table:table-cell>
          <table:table-cell table:style-name="ce29" table:formula="of:=([.A34] * [.$C$297]) + [.$C$298]" office:value-type="float" office:value="397.255705384794" calcext:value-type="float">
            <text:p>397.26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2-11-01" calcext:value-type="date">
            <text:p>01/11/02</text:p>
          </table:table-cell>
          <table:table-cell table:style-name="ce20" office:value-type="float" office:value="392.51" calcext:value-type="float">
            <text:p>392.51</text:p>
          </table:table-cell>
          <table:table-cell table:style-name="ce26" office:value-type="float" office:value="397.866" calcext:value-type="float">
            <text:p>397.866</text:p>
          </table:table-cell>
          <table:table-cell table:style-name="ce29" table:formula="of:=([.A35] * [.$C$297]) + [.$C$298]" office:value-type="float" office:value="397.267768320836" calcext:value-type="float">
            <text:p>397.27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2-12-01" calcext:value-type="date">
            <text:p>01/12/02</text:p>
          </table:table-cell>
          <table:table-cell table:style-name="ce20" office:value-type="float" office:value="388.92" calcext:value-type="float">
            <text:p>388.92</text:p>
          </table:table-cell>
          <table:table-cell table:style-name="ce26" office:value-type="float" office:value="397.872" calcext:value-type="float">
            <text:p>397.872</text:p>
          </table:table-cell>
          <table:table-cell table:style-name="ce29" table:formula="of:=([.A36] * [.$C$297]) + [.$C$298]" office:value-type="float" office:value="397.27944212991" calcext:value-type="float">
            <text:p>397.28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3-01-01" calcext:value-type="date">
            <text:p>01/01/03</text:p>
          </table:table-cell>
          <table:table-cell table:style-name="ce20" office:value-type="float" office:value="389.02" calcext:value-type="float">
            <text:p>389.02</text:p>
          </table:table-cell>
          <table:table-cell table:style-name="ce26" office:value-type="float" office:value="397.887" calcext:value-type="float">
            <text:p>397.887</text:p>
          </table:table-cell>
          <table:table-cell table:style-name="ce29" table:formula="of:=([.A37] * [.$C$297]) + [.$C$298]" office:value-type="float" office:value="397.291505065952" calcext:value-type="float">
            <text:p>397.29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3-02-01" calcext:value-type="date">
            <text:p>01/02/03</text:p>
          </table:table-cell>
          <table:table-cell table:style-name="ce20" office:value-type="float" office:value="389.53" calcext:value-type="float">
            <text:p>389.53</text:p>
          </table:table-cell>
          <table:table-cell table:style-name="ce26" office:value-type="float" office:value="397.914" calcext:value-type="float">
            <text:p>397.914</text:p>
          </table:table-cell>
          <table:table-cell table:style-name="ce29" table:formula="of:=([.A38] * [.$C$297]) + [.$C$298]" office:value-type="float" office:value="397.303568001995" calcext:value-type="float">
            <text:p>397.30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3-03-01" calcext:value-type="date">
            <text:p>01/03/03</text:p>
          </table:table-cell>
          <table:table-cell table:style-name="ce20" office:value-type="float" office:value="392.88" calcext:value-type="float">
            <text:p>392.88</text:p>
          </table:table-cell>
          <table:table-cell table:style-name="ce26" office:value-type="float" office:value="397.95" calcext:value-type="float">
            <text:p>397.95</text:p>
          </table:table-cell>
          <table:table-cell table:style-name="ce29" table:formula="of:=([.A39] * [.$C$297]) + [.$C$298]" office:value-type="float" office:value="397.31446355713" calcext:value-type="float">
            <text:p>397.31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3-04-01" calcext:value-type="date">
            <text:p>01/04/03</text:p>
          </table:table-cell>
          <table:table-cell table:style-name="ce20" office:value-type="float" office:value="397.72" calcext:value-type="float">
            <text:p>397.72</text:p>
          </table:table-cell>
          <table:table-cell table:style-name="ce26" office:value-type="float" office:value="397.992" calcext:value-type="float">
            <text:p>397.992</text:p>
          </table:table-cell>
          <table:table-cell table:style-name="ce29" table:formula="of:=([.A40] * [.$C$297]) + [.$C$298]" office:value-type="float" office:value="397.326526493172" calcext:value-type="float">
            <text:p>397.33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3-05-01" calcext:value-type="date">
            <text:p>01/05/03</text:p>
          </table:table-cell>
          <table:table-cell table:style-name="ce20" office:value-type="float" office:value="402.74" calcext:value-type="float">
            <text:p>402.74</text:p>
          </table:table-cell>
          <table:table-cell table:style-name="ce26" office:value-type="float" office:value="398.032" calcext:value-type="float">
            <text:p>398.032</text:p>
          </table:table-cell>
          <table:table-cell table:style-name="ce29" table:formula="of:=([.A41] * [.$C$297]) + [.$C$298]" office:value-type="float" office:value="397.338200302245" calcext:value-type="float">
            <text:p>397.34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3-06-01" calcext:value-type="date">
            <text:p>01/06/03</text:p>
          </table:table-cell>
          <table:table-cell table:style-name="ce20" office:value-type="float" office:value="405.85" calcext:value-type="float">
            <text:p>405.85</text:p>
          </table:table-cell>
          <table:table-cell table:style-name="ce26" office:value-type="float" office:value="398.062" calcext:value-type="float">
            <text:p>398.062</text:p>
          </table:table-cell>
          <table:table-cell table:style-name="ce29" table:formula="of:=([.A42] * [.$C$297]) + [.$C$298]" office:value-type="float" office:value="397.350263238288" calcext:value-type="float">
            <text:p>397.35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3-07-01" calcext:value-type="date">
            <text:p>01/07/03</text:p>
          </table:table-cell>
          <table:table-cell table:style-name="ce20" office:value-type="float" office:value="407.41" calcext:value-type="float">
            <text:p>407.41</text:p>
          </table:table-cell>
          <table:table-cell table:style-name="ce26" office:value-type="float" office:value="398.081" calcext:value-type="float">
            <text:p>398.081</text:p>
          </table:table-cell>
          <table:table-cell table:style-name="ce29" table:formula="of:=([.A43] * [.$C$297]) + [.$C$298]" office:value-type="float" office:value="397.361937047361" calcext:value-type="float">
            <text:p>397.36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3-08-01" calcext:value-type="date">
            <text:p>01/08/03</text:p>
          </table:table-cell>
          <table:table-cell table:style-name="ce20" office:value-type="float" office:value="407.18" calcext:value-type="float">
            <text:p>407.18</text:p>
          </table:table-cell>
          <table:table-cell table:style-name="ce26" office:value-type="float" office:value="398.087" calcext:value-type="float">
            <text:p>398.087</text:p>
          </table:table-cell>
          <table:table-cell table:style-name="ce29" table:formula="of:=([.A44] * [.$C$297]) + [.$C$298]" office:value-type="float" office:value="397.373999983404" calcext:value-type="float">
            <text:p>397.37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3-09-01" calcext:value-type="date">
            <text:p>01/09/03</text:p>
          </table:table-cell>
          <table:table-cell table:style-name="ce20" office:value-type="float" office:value="403.87" calcext:value-type="float">
            <text:p>403.87</text:p>
          </table:table-cell>
          <table:table-cell table:style-name="ce26" office:value-type="float" office:value="398.079" calcext:value-type="float">
            <text:p>398.079</text:p>
          </table:table-cell>
          <table:table-cell table:style-name="ce29" table:formula="of:=([.A45] * [.$C$297]) + [.$C$298]" office:value-type="float" office:value="397.386062919446" calcext:value-type="float">
            <text:p>397.39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3-10-01" calcext:value-type="date">
            <text:p>01/10/03</text:p>
          </table:table-cell>
          <table:table-cell table:style-name="ce20" office:value-type="float" office:value="399" calcext:value-type="float">
            <text:p>399</text:p>
          </table:table-cell>
          <table:table-cell table:style-name="ce26" office:value-type="float" office:value="398.058" calcext:value-type="float">
            <text:p>398.058</text:p>
          </table:table-cell>
          <table:table-cell table:style-name="ce29" table:formula="of:=([.A46] * [.$C$297]) + [.$C$298]" office:value-type="float" office:value="397.397736728519" calcext:value-type="float">
            <text:p>397.40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3-11-01" calcext:value-type="date">
            <text:p>01/11/03</text:p>
          </table:table-cell>
          <table:table-cell table:style-name="ce20" office:value-type="float" office:value="392.64" calcext:value-type="float">
            <text:p>392.64</text:p>
          </table:table-cell>
          <table:table-cell table:style-name="ce26" office:value-type="float" office:value="398.022" calcext:value-type="float">
            <text:p>398.022</text:p>
          </table:table-cell>
          <table:table-cell table:style-name="ce29" table:formula="of:=([.A47] * [.$C$297]) + [.$C$298]" office:value-type="float" office:value="397.409799664562" calcext:value-type="float">
            <text:p>397.41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3-12-01" calcext:value-type="date">
            <text:p>01/12/03</text:p>
          </table:table-cell>
          <table:table-cell table:style-name="ce20" office:value-type="float" office:value="389.83" calcext:value-type="float">
            <text:p>389.83</text:p>
          </table:table-cell>
          <table:table-cell table:style-name="ce26" office:value-type="float" office:value="397.971" calcext:value-type="float">
            <text:p>397.971</text:p>
          </table:table-cell>
          <table:table-cell table:style-name="ce29" table:formula="of:=([.A48] * [.$C$297]) + [.$C$298]" office:value-type="float" office:value="397.421473473635" calcext:value-type="float">
            <text:p>397.42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4-01-01" calcext:value-type="date">
            <text:p>01/01/04</text:p>
          </table:table-cell>
          <table:table-cell table:style-name="ce20" office:value-type="float" office:value="388.24" calcext:value-type="float">
            <text:p>388.24</text:p>
          </table:table-cell>
          <table:table-cell table:style-name="ce26" office:value-type="float" office:value="397.909" calcext:value-type="float">
            <text:p>397.909</text:p>
          </table:table-cell>
          <table:table-cell table:style-name="ce29" table:formula="of:=([.A49] * [.$C$297]) + [.$C$298]" office:value-type="float" office:value="397.433536409678" calcext:value-type="float">
            <text:p>397.43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4-02-01" calcext:value-type="date">
            <text:p>01/02/04</text:p>
          </table:table-cell>
          <table:table-cell table:style-name="ce20" office:value-type="float" office:value="389.68" calcext:value-type="float">
            <text:p>389.68</text:p>
          </table:table-cell>
          <table:table-cell table:style-name="ce26" office:value-type="float" office:value="397.845" calcext:value-type="float">
            <text:p>397.845</text:p>
          </table:table-cell>
          <table:table-cell table:style-name="ce29" table:formula="of:=([.A50] * [.$C$297]) + [.$C$298]" office:value-type="float" office:value="397.44559934572" calcext:value-type="float">
            <text:p>397.45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4-03-01" calcext:value-type="date">
            <text:p>01/03/04</text:p>
          </table:table-cell>
          <table:table-cell table:style-name="ce20" office:value-type="float" office:value="392.85" calcext:value-type="float">
            <text:p>392.85</text:p>
          </table:table-cell>
          <table:table-cell table:style-name="ce26" office:value-type="float" office:value="397.786" calcext:value-type="float">
            <text:p>397.786</text:p>
          </table:table-cell>
          <table:table-cell table:style-name="ce29" table:formula="of:=([.A51] * [.$C$297]) + [.$C$298]" office:value-type="float" office:value="397.456884027824" calcext:value-type="float">
            <text:p>397.46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4-04-01" calcext:value-type="date">
            <text:p>01/04/04</text:p>
          </table:table-cell>
          <table:table-cell table:style-name="ce20" office:value-type="float" office:value="397.79" calcext:value-type="float">
            <text:p>397.79</text:p>
          </table:table-cell>
          <table:table-cell table:style-name="ce26" office:value-type="float" office:value="397.736" calcext:value-type="float">
            <text:p>397.736</text:p>
          </table:table-cell>
          <table:table-cell table:style-name="ce29" table:formula="of:=([.A52] * [.$C$297]) + [.$C$298]" office:value-type="float" office:value="397.468946963867" calcext:value-type="float">
            <text:p>397.47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4-05-01" calcext:value-type="date">
            <text:p>01/05/04</text:p>
          </table:table-cell>
          <table:table-cell table:style-name="ce20" office:value-type="float" office:value="401.69" calcext:value-type="float">
            <text:p>401.69</text:p>
          </table:table-cell>
          <table:table-cell table:style-name="ce26" office:value-type="float" office:value="397.702" calcext:value-type="float">
            <text:p>397.702</text:p>
          </table:table-cell>
          <table:table-cell table:style-name="ce29" table:formula="of:=([.A53] * [.$C$297]) + [.$C$298]" office:value-type="float" office:value="397.48062077294" calcext:value-type="float">
            <text:p>397.48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4-06-01" calcext:value-type="date">
            <text:p>01/06/04</text:p>
          </table:table-cell>
          <table:table-cell table:style-name="ce20" office:value-type="float" office:value="405.26" calcext:value-type="float">
            <text:p>405.26</text:p>
          </table:table-cell>
          <table:table-cell table:style-name="ce26" office:value-type="float" office:value="397.69" calcext:value-type="float">
            <text:p>397.69</text:p>
          </table:table-cell>
          <table:table-cell table:style-name="ce29" table:formula="of:=([.A54] * [.$C$297]) + [.$C$298]" office:value-type="float" office:value="397.492683708983" calcext:value-type="float">
            <text:p>397.49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4-07-01" calcext:value-type="date">
            <text:p>01/07/04</text:p>
          </table:table-cell>
          <table:table-cell table:style-name="ce20" office:value-type="float" office:value="406.33" calcext:value-type="float">
            <text:p>406.33</text:p>
          </table:table-cell>
          <table:table-cell table:style-name="ce26" office:value-type="float" office:value="397.703" calcext:value-type="float">
            <text:p>397.703</text:p>
          </table:table-cell>
          <table:table-cell table:style-name="ce29" table:formula="of:=([.A55] * [.$C$297]) + [.$C$298]" office:value-type="float" office:value="397.504357518056" calcext:value-type="float">
            <text:p>397.50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4-08-01" calcext:value-type="date">
            <text:p>01/08/04</text:p>
          </table:table-cell>
          <table:table-cell table:style-name="ce20" office:value-type="float" office:value="406.29" calcext:value-type="float">
            <text:p>406.29</text:p>
          </table:table-cell>
          <table:table-cell table:style-name="ce26" office:value-type="float" office:value="397.74" calcext:value-type="float">
            <text:p>397.74</text:p>
          </table:table-cell>
          <table:table-cell table:style-name="ce29" table:formula="of:=([.A56] * [.$C$297]) + [.$C$298]" office:value-type="float" office:value="397.516420454098" calcext:value-type="float">
            <text:p>397.52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4-09-01" calcext:value-type="date">
            <text:p>01/09/04</text:p>
          </table:table-cell>
          <table:table-cell table:style-name="ce20" office:value-type="float" office:value="403.21" calcext:value-type="float">
            <text:p>403.21</text:p>
          </table:table-cell>
          <table:table-cell table:style-name="ce26" office:value-type="float" office:value="397.798" calcext:value-type="float">
            <text:p>397.798</text:p>
          </table:table-cell>
          <table:table-cell table:style-name="ce29" table:formula="of:=([.A57] * [.$C$297]) + [.$C$298]" office:value-type="float" office:value="397.528483390141" calcext:value-type="float">
            <text:p>397.53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4-10-01" calcext:value-type="date">
            <text:p>01/10/04</text:p>
          </table:table-cell>
          <table:table-cell table:style-name="ce20" office:value-type="float" office:value="398.39" calcext:value-type="float">
            <text:p>398.39</text:p>
          </table:table-cell>
          <table:table-cell table:style-name="ce26" office:value-type="float" office:value="397.879" calcext:value-type="float">
            <text:p>397.879</text:p>
          </table:table-cell>
          <table:table-cell table:style-name="ce29" table:formula="of:=([.A58] * [.$C$297]) + [.$C$298]" office:value-type="float" office:value="397.540157199214" calcext:value-type="float">
            <text:p>397.54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4-11-01" calcext:value-type="date">
            <text:p>01/11/04</text:p>
          </table:table-cell>
          <table:table-cell table:style-name="ce20" office:value-type="float" office:value="393" calcext:value-type="float">
            <text:p>393</text:p>
          </table:table-cell>
          <table:table-cell table:style-name="ce26" office:value-type="float" office:value="397.976" calcext:value-type="float">
            <text:p>397.976</text:p>
          </table:table-cell>
          <table:table-cell table:style-name="ce29" table:formula="of:=([.A59] * [.$C$297]) + [.$C$298]" office:value-type="float" office:value="397.552220135257" calcext:value-type="float">
            <text:p>397.55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4-12-01" calcext:value-type="date">
            <text:p>01/12/04</text:p>
          </table:table-cell>
          <table:table-cell table:style-name="ce20" office:value-type="float" office:value="388.98" calcext:value-type="float">
            <text:p>388.98</text:p>
          </table:table-cell>
          <table:table-cell table:style-name="ce26" office:value-type="float" office:value="398.085" calcext:value-type="float">
            <text:p>398.085</text:p>
          </table:table-cell>
          <table:table-cell table:style-name="ce29" table:formula="of:=([.A60] * [.$C$297]) + [.$C$298]" office:value-type="float" office:value="397.56389394433" calcext:value-type="float">
            <text:p>397.56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5-01-01" calcext:value-type="date">
            <text:p>01/01/05</text:p>
          </table:table-cell>
          <table:table-cell table:style-name="ce20" office:value-type="float" office:value="388.89" calcext:value-type="float">
            <text:p>388.89</text:p>
          </table:table-cell>
          <table:table-cell table:style-name="ce26" office:value-type="float" office:value="398.197" calcext:value-type="float">
            <text:p>398.197</text:p>
          </table:table-cell>
          <table:table-cell table:style-name="ce29" table:formula="of:=([.A61] * [.$C$297]) + [.$C$298]" office:value-type="float" office:value="397.575956880373" calcext:value-type="float">
            <text:p>397.58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5-02-01" calcext:value-type="date">
            <text:p>01/02/05</text:p>
          </table:table-cell>
          <table:table-cell table:style-name="ce20" office:value-type="float" office:value="390.42" calcext:value-type="float">
            <text:p>390.42</text:p>
          </table:table-cell>
          <table:table-cell table:style-name="ce26" office:value-type="float" office:value="398.304" calcext:value-type="float">
            <text:p>398.304</text:p>
          </table:table-cell>
          <table:table-cell table:style-name="ce29" table:formula="of:=([.A62] * [.$C$297]) + [.$C$298]" office:value-type="float" office:value="397.588019816415" calcext:value-type="float">
            <text:p>397.59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5-03-01" calcext:value-type="date">
            <text:p>01/03/05</text:p>
          </table:table-cell>
          <table:table-cell table:style-name="ce20" office:value-type="float" office:value="393.62" calcext:value-type="float">
            <text:p>393.62</text:p>
          </table:table-cell>
          <table:table-cell table:style-name="ce26" office:value-type="float" office:value="398.395" calcext:value-type="float">
            <text:p>398.395</text:p>
          </table:table-cell>
          <table:table-cell table:style-name="ce29" table:formula="of:=([.A63] * [.$C$297]) + [.$C$298]" office:value-type="float" office:value="397.59891537155" calcext:value-type="float">
            <text:p>397.60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5-04-01" calcext:value-type="date">
            <text:p>01/04/05</text:p>
          </table:table-cell>
          <table:table-cell table:style-name="ce20" office:value-type="float" office:value="398.42" calcext:value-type="float">
            <text:p>398.42</text:p>
          </table:table-cell>
          <table:table-cell table:style-name="ce26" office:value-type="float" office:value="398.466" calcext:value-type="float">
            <text:p>398.466</text:p>
          </table:table-cell>
          <table:table-cell table:style-name="ce29" table:formula="of:=([.A64] * [.$C$297]) + [.$C$298]" office:value-type="float" office:value="397.610978307593" calcext:value-type="float">
            <text:p>397.61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5-05-01" calcext:value-type="date">
            <text:p>01/05/05</text:p>
          </table:table-cell>
          <table:table-cell table:style-name="ce20" office:value-type="float" office:value="403.3" calcext:value-type="float">
            <text:p>403.3</text:p>
          </table:table-cell>
          <table:table-cell table:style-name="ce26" office:value-type="float" office:value="398.513" calcext:value-type="float">
            <text:p>398.513</text:p>
          </table:table-cell>
          <table:table-cell table:style-name="ce29" table:formula="of:=([.A65] * [.$C$297]) + [.$C$298]" office:value-type="float" office:value="397.622652116666" calcext:value-type="float">
            <text:p>397.62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5-06-01" calcext:value-type="date">
            <text:p>01/06/05</text:p>
          </table:table-cell>
          <table:table-cell table:style-name="ce20" office:value-type="float" office:value="406.78" calcext:value-type="float">
            <text:p>406.78</text:p>
          </table:table-cell>
          <table:table-cell table:style-name="ce26" office:value-type="float" office:value="398.537" calcext:value-type="float">
            <text:p>398.537</text:p>
          </table:table-cell>
          <table:table-cell table:style-name="ce29" table:formula="of:=([.A66] * [.$C$297]) + [.$C$298]" office:value-type="float" office:value="397.634715052708" calcext:value-type="float">
            <text:p>397.63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5-07-01" calcext:value-type="date">
            <text:p>01/07/05</text:p>
          </table:table-cell>
          <table:table-cell table:style-name="ce20" office:value-type="float" office:value="408.07" calcext:value-type="float">
            <text:p>408.07</text:p>
          </table:table-cell>
          <table:table-cell table:style-name="ce26" office:value-type="float" office:value="398.538" calcext:value-type="float">
            <text:p>398.538</text:p>
          </table:table-cell>
          <table:table-cell table:style-name="ce29" table:formula="of:=([.A67] * [.$C$297]) + [.$C$298]" office:value-type="float" office:value="397.646388861782" calcext:value-type="float">
            <text:p>397.65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5-08-01" calcext:value-type="date">
            <text:p>01/08/05</text:p>
          </table:table-cell>
          <table:table-cell table:style-name="ce20" office:value-type="float" office:value="407.37" calcext:value-type="float">
            <text:p>407.37</text:p>
          </table:table-cell>
          <table:table-cell table:style-name="ce26" office:value-type="float" office:value="398.513" calcext:value-type="float">
            <text:p>398.513</text:p>
          </table:table-cell>
          <table:table-cell table:style-name="ce29" table:formula="of:=([.A68] * [.$C$297]) + [.$C$298]" office:value-type="float" office:value="397.658451797824" calcext:value-type="float">
            <text:p>397.66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5-09-01" calcext:value-type="date">
            <text:p>01/09/05</text:p>
          </table:table-cell>
          <table:table-cell table:style-name="ce20" office:value-type="float" office:value="404.18" calcext:value-type="float">
            <text:p>404.18</text:p>
          </table:table-cell>
          <table:table-cell table:style-name="ce26" office:value-type="float" office:value="398.465" calcext:value-type="float">
            <text:p>398.465</text:p>
          </table:table-cell>
          <table:table-cell table:style-name="ce29" table:formula="of:=([.A69] * [.$C$297]) + [.$C$298]" office:value-type="float" office:value="397.670514733867" calcext:value-type="float">
            <text:p>397.67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5-10-01" calcext:value-type="date">
            <text:p>01/10/05</text:p>
          </table:table-cell>
          <table:table-cell table:style-name="ce20" office:value-type="float" office:value="399.25" calcext:value-type="float">
            <text:p>399.25</text:p>
          </table:table-cell>
          <table:table-cell table:style-name="ce26" office:value-type="float" office:value="398.402" calcext:value-type="float">
            <text:p>398.402</text:p>
          </table:table-cell>
          <table:table-cell table:style-name="ce29" table:formula="of:=([.A70] * [.$C$297]) + [.$C$298]" office:value-type="float" office:value="397.68218854294" calcext:value-type="float">
            <text:p>397.68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5-11-01" calcext:value-type="date">
            <text:p>01/11/05</text:p>
          </table:table-cell>
          <table:table-cell table:style-name="ce20" office:value-type="float" office:value="393.25" calcext:value-type="float">
            <text:p>393.25</text:p>
          </table:table-cell>
          <table:table-cell table:style-name="ce26" office:value-type="float" office:value="398.333" calcext:value-type="float">
            <text:p>398.333</text:p>
          </table:table-cell>
          <table:table-cell table:style-name="ce29" table:formula="of:=([.A71] * [.$C$297]) + [.$C$298]" office:value-type="float" office:value="397.694251478982" calcext:value-type="float">
            <text:p>397.69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5-12-01" calcext:value-type="date">
            <text:p>01/12/05</text:p>
          </table:table-cell>
          <table:table-cell table:style-name="ce20" office:value-type="float" office:value="389.76" calcext:value-type="float">
            <text:p>389.76</text:p>
          </table:table-cell>
          <table:table-cell table:style-name="ce26" office:value-type="float" office:value="398.264" calcext:value-type="float">
            <text:p>398.264</text:p>
          </table:table-cell>
          <table:table-cell table:style-name="ce29" table:formula="of:=([.A72] * [.$C$297]) + [.$C$298]" office:value-type="float" office:value="397.705925288056" calcext:value-type="float">
            <text:p>397.71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6-01-01" calcext:value-type="date">
            <text:p>01/01/06</text:p>
          </table:table-cell>
          <table:table-cell table:style-name="ce20" office:value-type="float" office:value="388.24" calcext:value-type="float">
            <text:p>388.24</text:p>
          </table:table-cell>
          <table:table-cell table:style-name="ce26" office:value-type="float" office:value="398.193" calcext:value-type="float">
            <text:p>398.193</text:p>
          </table:table-cell>
          <table:table-cell table:style-name="ce29" table:formula="of:=([.A73] * [.$C$297]) + [.$C$298]" office:value-type="float" office:value="397.717988224098" calcext:value-type="float">
            <text:p>397.72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6-02-01" calcext:value-type="date">
            <text:p>01/02/06</text:p>
          </table:table-cell>
          <table:table-cell table:style-name="ce20" office:value-type="float" office:value="390.01" calcext:value-type="float">
            <text:p>390.01</text:p>
          </table:table-cell>
          <table:table-cell table:style-name="ce26" office:value-type="float" office:value="398.125" calcext:value-type="float">
            <text:p>398.125</text:p>
          </table:table-cell>
          <table:table-cell table:style-name="ce29" table:formula="of:=([.A74] * [.$C$297]) + [.$C$298]" office:value-type="float" office:value="397.730051160141" calcext:value-type="float">
            <text:p>397.73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6-03-01" calcext:value-type="date">
            <text:p>01/03/06</text:p>
          </table:table-cell>
          <table:table-cell table:style-name="ce20" office:value-type="float" office:value="392.91" calcext:value-type="float">
            <text:p>392.91</text:p>
          </table:table-cell>
          <table:table-cell table:style-name="ce26" office:value-type="float" office:value="398.062" calcext:value-type="float">
            <text:p>398.062</text:p>
          </table:table-cell>
          <table:table-cell table:style-name="ce29" table:formula="of:=([.A75] * [.$C$297]) + [.$C$298]" office:value-type="float" office:value="397.740946715276" calcext:value-type="float">
            <text:p>397.74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6-04-01" calcext:value-type="date">
            <text:p>01/04/06</text:p>
          </table:table-cell>
          <table:table-cell table:style-name="ce20" office:value-type="float" office:value="397.23" calcext:value-type="float">
            <text:p>397.23</text:p>
          </table:table-cell>
          <table:table-cell table:style-name="ce26" office:value-type="float" office:value="398.009" calcext:value-type="float">
            <text:p>398.009</text:p>
          </table:table-cell>
          <table:table-cell table:style-name="ce29" table:formula="of:=([.A76] * [.$C$297]) + [.$C$298]" office:value-type="float" office:value="397.753009651318" calcext:value-type="float">
            <text:p>397.75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6-05-01" calcext:value-type="date">
            <text:p>01/05/06</text:p>
          </table:table-cell>
          <table:table-cell table:style-name="ce20" office:value-type="float" office:value="402.25" calcext:value-type="float">
            <text:p>402.25</text:p>
          </table:table-cell>
          <table:table-cell table:style-name="ce26" office:value-type="float" office:value="397.975" calcext:value-type="float">
            <text:p>397.975</text:p>
          </table:table-cell>
          <table:table-cell table:style-name="ce29" table:formula="of:=([.A77] * [.$C$297]) + [.$C$298]" office:value-type="float" office:value="397.764683460392" calcext:value-type="float">
            <text:p>397.76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6-06-01" calcext:value-type="date">
            <text:p>01/06/06</text:p>
          </table:table-cell>
          <table:table-cell table:style-name="ce20" office:value-type="float" office:value="406.16" calcext:value-type="float">
            <text:p>406.16</text:p>
          </table:table-cell>
          <table:table-cell table:style-name="ce26" office:value-type="float" office:value="397.962" calcext:value-type="float">
            <text:p>397.962</text:p>
          </table:table-cell>
          <table:table-cell table:style-name="ce29" table:formula="of:=([.A78] * [.$C$297]) + [.$C$298]" office:value-type="float" office:value="397.776746396434" calcext:value-type="float">
            <text:p>397.78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6-07-01" calcext:value-type="date">
            <text:p>01/07/06</text:p>
          </table:table-cell>
          <table:table-cell table:style-name="ce20" office:value-type="float" office:value="407.22" calcext:value-type="float">
            <text:p>407.22</text:p>
          </table:table-cell>
          <table:table-cell table:style-name="ce26" office:value-type="float" office:value="397.969" calcext:value-type="float">
            <text:p>397.969</text:p>
          </table:table-cell>
          <table:table-cell table:style-name="ce29" table:formula="of:=([.A79] * [.$C$297]) + [.$C$298]" office:value-type="float" office:value="397.788420205507" calcext:value-type="float">
            <text:p>397.79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6-08-01" calcext:value-type="date">
            <text:p>01/08/06</text:p>
          </table:table-cell>
          <table:table-cell table:style-name="ce20" office:value-type="float" office:value="406.76" calcext:value-type="float">
            <text:p>406.76</text:p>
          </table:table-cell>
          <table:table-cell table:style-name="ce26" office:value-type="float" office:value="397.995" calcext:value-type="float">
            <text:p>397.995</text:p>
          </table:table-cell>
          <table:table-cell table:style-name="ce29" table:formula="of:=([.A80] * [.$C$297]) + [.$C$298]" office:value-type="float" office:value="397.80048314155" calcext:value-type="float">
            <text:p>397.80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6-09-01" calcext:value-type="date">
            <text:p>01/09/06</text:p>
          </table:table-cell>
          <table:table-cell table:style-name="ce20" office:value-type="float" office:value="403.17" calcext:value-type="float">
            <text:p>403.17</text:p>
          </table:table-cell>
          <table:table-cell table:style-name="ce26" office:value-type="float" office:value="398.035" calcext:value-type="float">
            <text:p>398.035</text:p>
          </table:table-cell>
          <table:table-cell table:style-name="ce29" table:formula="of:=([.A81] * [.$C$297]) + [.$C$298]" office:value-type="float" office:value="397.812546077592" calcext:value-type="float">
            <text:p>397.81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6-10-01" calcext:value-type="date">
            <text:p>01/10/06</text:p>
          </table:table-cell>
          <table:table-cell table:style-name="ce20" office:value-type="float" office:value="398.59" calcext:value-type="float">
            <text:p>398.59</text:p>
          </table:table-cell>
          <table:table-cell table:style-name="ce26" office:value-type="float" office:value="398.079" calcext:value-type="float">
            <text:p>398.079</text:p>
          </table:table-cell>
          <table:table-cell table:style-name="ce29" table:formula="of:=([.A82] * [.$C$297]) + [.$C$298]" office:value-type="float" office:value="397.824219886666" calcext:value-type="float">
            <text:p>397.82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6-11-01" calcext:value-type="date">
            <text:p>01/11/06</text:p>
          </table:table-cell>
          <table:table-cell table:style-name="ce20" office:value-type="float" office:value="392.81" calcext:value-type="float">
            <text:p>392.81</text:p>
          </table:table-cell>
          <table:table-cell table:style-name="ce26" office:value-type="float" office:value="398.119" calcext:value-type="float">
            <text:p>398.119</text:p>
          </table:table-cell>
          <table:table-cell table:style-name="ce29" table:formula="of:=([.A83] * [.$C$297]) + [.$C$298]" office:value-type="float" office:value="397.836282822708" calcext:value-type="float">
            <text:p>397.84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6-12-01" calcext:value-type="date">
            <text:p>01/12/06</text:p>
          </table:table-cell>
          <table:table-cell table:style-name="ce20" office:value-type="float" office:value="389.56" calcext:value-type="float">
            <text:p>389.56</text:p>
          </table:table-cell>
          <table:table-cell table:style-name="ce26" office:value-type="float" office:value="398.15" calcext:value-type="float">
            <text:p>398.15</text:p>
          </table:table-cell>
          <table:table-cell table:style-name="ce29" table:formula="of:=([.A84] * [.$C$297]) + [.$C$298]" office:value-type="float" office:value="397.847956631781" calcext:value-type="float">
            <text:p>397.85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7-01-01" calcext:value-type="date">
            <text:p>01/01/07</text:p>
          </table:table-cell>
          <table:table-cell table:style-name="ce20" office:value-type="float" office:value="389.28" calcext:value-type="float">
            <text:p>389.28</text:p>
          </table:table-cell>
          <table:table-cell table:style-name="ce26" office:value-type="float" office:value="398.164" calcext:value-type="float">
            <text:p>398.164</text:p>
          </table:table-cell>
          <table:table-cell table:style-name="ce29" table:formula="of:=([.A85] * [.$C$297]) + [.$C$298]" office:value-type="float" office:value="397.860019567824" calcext:value-type="float">
            <text:p>397.86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7-02-01" calcext:value-type="date">
            <text:p>01/02/07</text:p>
          </table:table-cell>
          <table:table-cell table:style-name="ce20" office:value-type="float" office:value="390.03" calcext:value-type="float">
            <text:p>390.03</text:p>
          </table:table-cell>
          <table:table-cell table:style-name="ce26" office:value-type="float" office:value="398.162" calcext:value-type="float">
            <text:p>398.162</text:p>
          </table:table-cell>
          <table:table-cell table:style-name="ce29" table:formula="of:=([.A86] * [.$C$297]) + [.$C$298]" office:value-type="float" office:value="397.872082503866" calcext:value-type="float">
            <text:p>397.87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7-03-01" calcext:value-type="date">
            <text:p>01/03/07</text:p>
          </table:table-cell>
          <table:table-cell table:style-name="ce20" office:value-type="float" office:value="393.1" calcext:value-type="float">
            <text:p>393.1</text:p>
          </table:table-cell>
          <table:table-cell table:style-name="ce26" office:value-type="float" office:value="398.143" calcext:value-type="float">
            <text:p>398.143</text:p>
          </table:table-cell>
          <table:table-cell table:style-name="ce29" table:formula="of:=([.A87] * [.$C$297]) + [.$C$298]" office:value-type="float" office:value="397.882978059001" calcext:value-type="float">
            <text:p>397.88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7-04-01" calcext:value-type="date">
            <text:p>01/04/07</text:p>
          </table:table-cell>
          <table:table-cell table:style-name="ce20" office:value-type="float" office:value="398.63" calcext:value-type="float">
            <text:p>398.63</text:p>
          </table:table-cell>
          <table:table-cell table:style-name="ce26" office:value-type="float" office:value="398.104" calcext:value-type="float">
            <text:p>398.104</text:p>
          </table:table-cell>
          <table:table-cell table:style-name="ce29" table:formula="of:=([.A88] * [.$C$297]) + [.$C$298]" office:value-type="float" office:value="397.895040995044" calcext:value-type="float">
            <text:p>397.90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7-05-01" calcext:value-type="date">
            <text:p>01/05/07</text:p>
          </table:table-cell>
          <table:table-cell table:style-name="ce20" office:value-type="float" office:value="402.95" calcext:value-type="float">
            <text:p>402.95</text:p>
          </table:table-cell>
          <table:table-cell table:style-name="ce26" office:value-type="float" office:value="398.038" calcext:value-type="float">
            <text:p>398.038</text:p>
          </table:table-cell>
          <table:table-cell table:style-name="ce29" table:formula="of:=([.A89] * [.$C$297]) + [.$C$298]" office:value-type="float" office:value="397.906714804117" calcext:value-type="float">
            <text:p>397.91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7-06-01" calcext:value-type="date">
            <text:p>01/06/07</text:p>
          </table:table-cell>
          <table:table-cell table:style-name="ce20" office:value-type="float" office:value="405.99" calcext:value-type="float">
            <text:p>405.99</text:p>
          </table:table-cell>
          <table:table-cell table:style-name="ce26" office:value-type="float" office:value="397.944" calcext:value-type="float">
            <text:p>397.944</text:p>
          </table:table-cell>
          <table:table-cell table:style-name="ce29" table:formula="of:=([.A90] * [.$C$297]) + [.$C$298]" office:value-type="float" office:value="397.91877774016" calcext:value-type="float">
            <text:p>397.92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7-07-01" calcext:value-type="date">
            <text:p>01/07/07</text:p>
          </table:table-cell>
          <table:table-cell table:style-name="ce20" office:value-type="float" office:value="407.24" calcext:value-type="float">
            <text:p>407.24</text:p>
          </table:table-cell>
          <table:table-cell table:style-name="ce26" office:value-type="float" office:value="397.832" calcext:value-type="float">
            <text:p>397.832</text:p>
          </table:table-cell>
          <table:table-cell table:style-name="ce29" table:formula="of:=([.A91] * [.$C$297]) + [.$C$298]" office:value-type="float" office:value="397.930451549233" calcext:value-type="float">
            <text:p>397.93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7-08-01" calcext:value-type="date">
            <text:p>01/08/07</text:p>
          </table:table-cell>
          <table:table-cell table:style-name="ce20" office:value-type="float" office:value="406.63" calcext:value-type="float">
            <text:p>406.63</text:p>
          </table:table-cell>
          <table:table-cell table:style-name="ce26" office:value-type="float" office:value="397.712" calcext:value-type="float">
            <text:p>397.712</text:p>
          </table:table-cell>
          <table:table-cell table:style-name="ce29" table:formula="of:=([.A92] * [.$C$297]) + [.$C$298]" office:value-type="float" office:value="397.942514485276" calcext:value-type="float">
            <text:p>397.94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7-09-01" calcext:value-type="date">
            <text:p>01/09/07</text:p>
          </table:table-cell>
          <table:table-cell table:style-name="ce20" office:value-type="float" office:value="403.08" calcext:value-type="float">
            <text:p>403.08</text:p>
          </table:table-cell>
          <table:table-cell table:style-name="ce26" office:value-type="float" office:value="397.597" calcext:value-type="float">
            <text:p>397.597</text:p>
          </table:table-cell>
          <table:table-cell table:style-name="ce29" table:formula="of:=([.A93] * [.$C$297]) + [.$C$298]" office:value-type="float" office:value="397.954577421318" calcext:value-type="float">
            <text:p>397.95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7-10-01" calcext:value-type="date">
            <text:p>01/10/07</text:p>
          </table:table-cell>
          <table:table-cell table:style-name="ce20" office:value-type="float" office:value="398.09" calcext:value-type="float">
            <text:p>398.09</text:p>
          </table:table-cell>
          <table:table-cell table:style-name="ce26" office:value-type="float" office:value="397.491" calcext:value-type="float">
            <text:p>397.491</text:p>
          </table:table-cell>
          <table:table-cell table:style-name="ce29" table:formula="of:=([.A94] * [.$C$297]) + [.$C$298]" office:value-type="float" office:value="397.966251230391" calcext:value-type="float">
            <text:p>397.97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7-11-01" calcext:value-type="date">
            <text:p>01/11/07</text:p>
          </table:table-cell>
          <table:table-cell table:style-name="ce20" office:value-type="float" office:value="392.22" calcext:value-type="float">
            <text:p>392.22</text:p>
          </table:table-cell>
          <table:table-cell table:style-name="ce26" office:value-type="float" office:value="397.402" calcext:value-type="float">
            <text:p>397.402</text:p>
          </table:table-cell>
          <table:table-cell table:style-name="ce29" table:formula="of:=([.A95] * [.$C$297]) + [.$C$298]" office:value-type="float" office:value="397.978314166434" calcext:value-type="float">
            <text:p>397.98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7-12-01" calcext:value-type="date">
            <text:p>01/12/07</text:p>
          </table:table-cell>
          <table:table-cell table:style-name="ce20" office:value-type="float" office:value="388.28" calcext:value-type="float">
            <text:p>388.28</text:p>
          </table:table-cell>
          <table:table-cell table:style-name="ce26" office:value-type="float" office:value="397.328" calcext:value-type="float">
            <text:p>397.328</text:p>
          </table:table-cell>
          <table:table-cell table:style-name="ce29" table:formula="of:=([.A96] * [.$C$297]) + [.$C$298]" office:value-type="float" office:value="397.989987975507" calcext:value-type="float">
            <text:p>397.99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8-01-01" calcext:value-type="date">
            <text:p>01/01/08</text:p>
          </table:table-cell>
          <table:table-cell table:style-name="ce20" office:value-type="float" office:value="386.38" calcext:value-type="float">
            <text:p>386.38</text:p>
          </table:table-cell>
          <table:table-cell table:style-name="ce26" office:value-type="float" office:value="397.272" calcext:value-type="float">
            <text:p>397.272</text:p>
          </table:table-cell>
          <table:table-cell table:style-name="ce29" table:formula="of:=([.A97] * [.$C$297]) + [.$C$298]" office:value-type="float" office:value="398.00205091155" calcext:value-type="float">
            <text:p>398.00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8-02-01" calcext:value-type="date">
            <text:p>01/02/08</text:p>
          </table:table-cell>
          <table:table-cell table:style-name="ce20" office:value-type="float" office:value="388.18" calcext:value-type="float">
            <text:p>388.18</text:p>
          </table:table-cell>
          <table:table-cell table:style-name="ce26" office:value-type="float" office:value="397.237" calcext:value-type="float">
            <text:p>397.237</text:p>
          </table:table-cell>
          <table:table-cell table:style-name="ce29" table:formula="of:=([.A98] * [.$C$297]) + [.$C$298]" office:value-type="float" office:value="398.014113847592" calcext:value-type="float">
            <text:p>398.01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8-03-01" calcext:value-type="date">
            <text:p>01/03/08</text:p>
          </table:table-cell>
          <table:table-cell table:style-name="ce20" office:value-type="float" office:value="393.03" calcext:value-type="float">
            <text:p>393.03</text:p>
          </table:table-cell>
          <table:table-cell table:style-name="ce26" office:value-type="float" office:value="397.224" calcext:value-type="float">
            <text:p>397.224</text:p>
          </table:table-cell>
          <table:table-cell table:style-name="ce29" table:formula="of:=([.A99] * [.$C$297]) + [.$C$298]" office:value-type="float" office:value="398.025398529696" calcext:value-type="float">
            <text:p>398.03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8-04-01" calcext:value-type="date">
            <text:p>01/04/08</text:p>
          </table:table-cell>
          <table:table-cell table:style-name="ce20" office:value-type="float" office:value="397.04" calcext:value-type="float">
            <text:p>397.04</text:p>
          </table:table-cell>
          <table:table-cell table:style-name="ce26" office:value-type="float" office:value="397.233" calcext:value-type="float">
            <text:p>397.233</text:p>
          </table:table-cell>
          <table:table-cell table:style-name="ce29" table:formula="of:=([.A100] * [.$C$297]) + [.$C$298]" office:value-type="float" office:value="398.037461465739" calcext:value-type="float">
            <text:p>398.04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8-05-01" calcext:value-type="date">
            <text:p>01/05/08</text:p>
          </table:table-cell>
          <table:table-cell table:style-name="ce20" office:value-type="float" office:value="401.89" calcext:value-type="float">
            <text:p>401.89</text:p>
          </table:table-cell>
          <table:table-cell table:style-name="ce26" office:value-type="float" office:value="397.265" calcext:value-type="float">
            <text:p>397.265</text:p>
          </table:table-cell>
          <table:table-cell table:style-name="ce29" table:formula="of:=([.A101] * [.$C$297]) + [.$C$298]" office:value-type="float" office:value="398.049135274812" calcext:value-type="float">
            <text:p>398.05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8-06-01" calcext:value-type="date">
            <text:p>01/06/08</text:p>
          </table:table-cell>
          <table:table-cell table:style-name="ce20" office:value-type="float" office:value="405.09" calcext:value-type="float">
            <text:p>405.09</text:p>
          </table:table-cell>
          <table:table-cell table:style-name="ce26" office:value-type="float" office:value="397.316" calcext:value-type="float">
            <text:p>397.316</text:p>
          </table:table-cell>
          <table:table-cell table:style-name="ce29" table:formula="of:=([.A102] * [.$C$297]) + [.$C$298]" office:value-type="float" office:value="398.061198210855" calcext:value-type="float">
            <text:p>398.06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8-07-01" calcext:value-type="date">
            <text:p>01/07/08</text:p>
          </table:table-cell>
          <table:table-cell table:style-name="ce20" office:value-type="float" office:value="407.08" calcext:value-type="float">
            <text:p>407.08</text:p>
          </table:table-cell>
          <table:table-cell table:style-name="ce26" office:value-type="float" office:value="397.379" calcext:value-type="float">
            <text:p>397.379</text:p>
          </table:table-cell>
          <table:table-cell table:style-name="ce29" table:formula="of:=([.A103] * [.$C$297]) + [.$C$298]" office:value-type="float" office:value="398.072872019928" calcext:value-type="float">
            <text:p>398.07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8-08-01" calcext:value-type="date">
            <text:p>01/08/08</text:p>
          </table:table-cell>
          <table:table-cell table:style-name="ce20" office:value-type="float" office:value="406.26" calcext:value-type="float">
            <text:p>406.26</text:p>
          </table:table-cell>
          <table:table-cell table:style-name="ce26" office:value-type="float" office:value="397.443" calcext:value-type="float">
            <text:p>397.443</text:p>
          </table:table-cell>
          <table:table-cell table:style-name="ce29" table:formula="of:=([.A104] * [.$C$297]) + [.$C$298]" office:value-type="float" office:value="398.08493495597" calcext:value-type="float">
            <text:p>398.08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8-09-01" calcext:value-type="date">
            <text:p>01/09/08</text:p>
          </table:table-cell>
          <table:table-cell table:style-name="ce20" office:value-type="float" office:value="402.9" calcext:value-type="float">
            <text:p>402.9</text:p>
          </table:table-cell>
          <table:table-cell table:style-name="ce26" office:value-type="float" office:value="397.502" calcext:value-type="float">
            <text:p>397.502</text:p>
          </table:table-cell>
          <table:table-cell table:style-name="ce29" table:formula="of:=([.A105] * [.$C$297]) + [.$C$298]" office:value-type="float" office:value="398.096997892013" calcext:value-type="float">
            <text:p>398.10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8-10-01" calcext:value-type="date">
            <text:p>01/10/08</text:p>
          </table:table-cell>
          <table:table-cell table:style-name="ce20" office:value-type="float" office:value="398.36" calcext:value-type="float">
            <text:p>398.36</text:p>
          </table:table-cell>
          <table:table-cell table:style-name="ce26" office:value-type="float" office:value="397.554" calcext:value-type="float">
            <text:p>397.554</text:p>
          </table:table-cell>
          <table:table-cell table:style-name="ce29" table:formula="of:=([.A106] * [.$C$297]) + [.$C$298]" office:value-type="float" office:value="398.108671701086" calcext:value-type="float">
            <text:p>398.11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8-11-01" calcext:value-type="date">
            <text:p>01/11/08</text:p>
          </table:table-cell>
          <table:table-cell table:style-name="ce20" office:value-type="float" office:value="392.56" calcext:value-type="float">
            <text:p>392.56</text:p>
          </table:table-cell>
          <table:table-cell table:style-name="ce26" office:value-type="float" office:value="397.6" calcext:value-type="float">
            <text:p>397.6</text:p>
          </table:table-cell>
          <table:table-cell table:style-name="ce29" table:formula="of:=([.A107] * [.$C$297]) + [.$C$298]" office:value-type="float" office:value="398.120734637129" calcext:value-type="float">
            <text:p>398.12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8-12-01" calcext:value-type="date">
            <text:p>01/12/08</text:p>
          </table:table-cell>
          <table:table-cell table:style-name="ce20" office:value-type="float" office:value="388.73" calcext:value-type="float">
            <text:p>388.73</text:p>
          </table:table-cell>
          <table:table-cell table:style-name="ce26" office:value-type="float" office:value="397.647" calcext:value-type="float">
            <text:p>397.647</text:p>
          </table:table-cell>
          <table:table-cell table:style-name="ce29" table:formula="of:=([.A108] * [.$C$297]) + [.$C$298]" office:value-type="float" office:value="398.132408446202" calcext:value-type="float">
            <text:p>398.13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9-01-01" calcext:value-type="date">
            <text:p>01/01/09</text:p>
          </table:table-cell>
          <table:table-cell table:style-name="ce20" office:value-type="float" office:value="388.23" calcext:value-type="float">
            <text:p>388.23</text:p>
          </table:table-cell>
          <table:table-cell table:style-name="ce26" office:value-type="float" office:value="397.698" calcext:value-type="float">
            <text:p>397.698</text:p>
          </table:table-cell>
          <table:table-cell table:style-name="ce29" table:formula="of:=([.A109] * [.$C$297]) + [.$C$298]" office:value-type="float" office:value="398.144471382244" calcext:value-type="float">
            <text:p>398.14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9-02-01" calcext:value-type="date">
            <text:p>01/02/09</text:p>
          </table:table-cell>
          <table:table-cell table:style-name="ce20" office:value-type="float" office:value="389.46" calcext:value-type="float">
            <text:p>389.46</text:p>
          </table:table-cell>
          <table:table-cell table:style-name="ce26" office:value-type="float" office:value="397.75" calcext:value-type="float">
            <text:p>397.75</text:p>
          </table:table-cell>
          <table:table-cell table:style-name="ce29" table:formula="of:=([.A110] * [.$C$297]) + [.$C$298]" office:value-type="float" office:value="398.156534318287" calcext:value-type="float">
            <text:p>398.16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9-03-01" calcext:value-type="date">
            <text:p>01/03/09</text:p>
          </table:table-cell>
          <table:table-cell table:style-name="ce20" office:value-type="float" office:value="392.41" calcext:value-type="float">
            <text:p>392.41</text:p>
          </table:table-cell>
          <table:table-cell table:style-name="ce26" office:value-type="float" office:value="397.8" calcext:value-type="float">
            <text:p>397.8</text:p>
          </table:table-cell>
          <table:table-cell table:style-name="ce29" table:formula="of:=([.A111] * [.$C$297]) + [.$C$298]" office:value-type="float" office:value="398.167429873422" calcext:value-type="float">
            <text:p>398.17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9-04-01" calcext:value-type="date">
            <text:p>01/04/09</text:p>
          </table:table-cell>
          <table:table-cell table:style-name="ce20" office:value-type="float" office:value="397.43" calcext:value-type="float">
            <text:p>397.43</text:p>
          </table:table-cell>
          <table:table-cell table:style-name="ce26" office:value-type="float" office:value="397.851" calcext:value-type="float">
            <text:p>397.851</text:p>
          </table:table-cell>
          <table:table-cell table:style-name="ce29" table:formula="of:=([.A112] * [.$C$297]) + [.$C$298]" office:value-type="float" office:value="398.179492809464" calcext:value-type="float">
            <text:p>398.18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9-05-01" calcext:value-type="date">
            <text:p>01/05/09</text:p>
          </table:table-cell>
          <table:table-cell table:style-name="ce20" office:value-type="float" office:value="402.6" calcext:value-type="float">
            <text:p>402.6</text:p>
          </table:table-cell>
          <table:table-cell table:style-name="ce26" office:value-type="float" office:value="397.908" calcext:value-type="float">
            <text:p>397.908</text:p>
          </table:table-cell>
          <table:table-cell table:style-name="ce29" table:formula="of:=([.A113] * [.$C$297]) + [.$C$298]" office:value-type="float" office:value="398.191166618538" calcext:value-type="float">
            <text:p>398.19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9-06-01" calcext:value-type="date">
            <text:p>01/06/09</text:p>
          </table:table-cell>
          <table:table-cell table:style-name="ce20" office:value-type="float" office:value="406.21" calcext:value-type="float">
            <text:p>406.21</text:p>
          </table:table-cell>
          <table:table-cell table:style-name="ce26" office:value-type="float" office:value="397.976" calcext:value-type="float">
            <text:p>397.976</text:p>
          </table:table-cell>
          <table:table-cell table:style-name="ce29" table:formula="of:=([.A114] * [.$C$297]) + [.$C$298]" office:value-type="float" office:value="398.20322955458" calcext:value-type="float">
            <text:p>398.20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9-07-01" calcext:value-type="date">
            <text:p>01/07/09</text:p>
          </table:table-cell>
          <table:table-cell table:style-name="ce20" office:value-type="float" office:value="407.67" calcext:value-type="float">
            <text:p>407.67</text:p>
          </table:table-cell>
          <table:table-cell table:style-name="ce26" office:value-type="float" office:value="398.058" calcext:value-type="float">
            <text:p>398.058</text:p>
          </table:table-cell>
          <table:table-cell table:style-name="ce29" table:formula="of:=([.A115] * [.$C$297]) + [.$C$298]" office:value-type="float" office:value="398.214903363654" calcext:value-type="float">
            <text:p>398.21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9-08-01" calcext:value-type="date">
            <text:p>01/08/09</text:p>
          </table:table-cell>
          <table:table-cell table:style-name="ce20" office:value-type="float" office:value="406.82" calcext:value-type="float">
            <text:p>406.82</text:p>
          </table:table-cell>
          <table:table-cell table:style-name="ce26" office:value-type="float" office:value="398.152" calcext:value-type="float">
            <text:p>398.152</text:p>
          </table:table-cell>
          <table:table-cell table:style-name="ce29" table:formula="of:=([.A116] * [.$C$297]) + [.$C$298]" office:value-type="float" office:value="398.226966299696" calcext:value-type="float">
            <text:p>398.23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9-09-01" calcext:value-type="date">
            <text:p>01/09/09</text:p>
          </table:table-cell>
          <table:table-cell table:style-name="ce20" office:value-type="float" office:value="403.74" calcext:value-type="float">
            <text:p>403.74</text:p>
          </table:table-cell>
          <table:table-cell table:style-name="ce26" office:value-type="float" office:value="398.25" calcext:value-type="float">
            <text:p>398.25</text:p>
          </table:table-cell>
          <table:table-cell table:style-name="ce29" table:formula="of:=([.A117] * [.$C$297]) + [.$C$298]" office:value-type="float" office:value="398.239029235739" calcext:value-type="float">
            <text:p>398.24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9-10-01" calcext:value-type="date">
            <text:p>01/10/09</text:p>
          </table:table-cell>
          <table:table-cell table:style-name="ce20" office:value-type="float" office:value="398.56" calcext:value-type="float">
            <text:p>398.56</text:p>
          </table:table-cell>
          <table:table-cell table:style-name="ce26" office:value-type="float" office:value="398.342" calcext:value-type="float">
            <text:p>398.342</text:p>
          </table:table-cell>
          <table:table-cell table:style-name="ce29" table:formula="of:=([.A118] * [.$C$297]) + [.$C$298]" office:value-type="float" office:value="398.250703044812" calcext:value-type="float">
            <text:p>398.25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9-11-01" calcext:value-type="date">
            <text:p>01/11/09</text:p>
          </table:table-cell>
          <table:table-cell table:style-name="ce20" office:value-type="float" office:value="393.22" calcext:value-type="float">
            <text:p>393.22</text:p>
          </table:table-cell>
          <table:table-cell table:style-name="ce26" office:value-type="float" office:value="398.417" calcext:value-type="float">
            <text:p>398.417</text:p>
          </table:table-cell>
          <table:table-cell table:style-name="ce29" table:formula="of:=([.A119] * [.$C$297]) + [.$C$298]" office:value-type="float" office:value="398.262765980854" calcext:value-type="float">
            <text:p>398.26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09-12-01" calcext:value-type="date">
            <text:p>01/12/09</text:p>
          </table:table-cell>
          <table:table-cell table:style-name="ce20" office:value-type="float" office:value="389.71" calcext:value-type="float">
            <text:p>389.71</text:p>
          </table:table-cell>
          <table:table-cell table:style-name="ce26" office:value-type="float" office:value="398.468" calcext:value-type="float">
            <text:p>398.468</text:p>
          </table:table-cell>
          <table:table-cell table:style-name="ce29" table:formula="of:=([.A120] * [.$C$297]) + [.$C$298]" office:value-type="float" office:value="398.274439789928" calcext:value-type="float">
            <text:p>398.27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0-01-01" calcext:value-type="date">
            <text:p>01/01/10</text:p>
          </table:table-cell>
          <table:table-cell table:style-name="ce20" office:value-type="float" office:value="388.96" calcext:value-type="float">
            <text:p>388.96</text:p>
          </table:table-cell>
          <table:table-cell table:style-name="ce26" office:value-type="float" office:value="398.491" calcext:value-type="float">
            <text:p>398.491</text:p>
          </table:table-cell>
          <table:table-cell table:style-name="ce29" table:formula="of:=([.A121] * [.$C$297]) + [.$C$298]" office:value-type="float" office:value="398.28650272597" calcext:value-type="float">
            <text:p>398.29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0-02-01" calcext:value-type="date">
            <text:p>01/02/10</text:p>
          </table:table-cell>
          <table:table-cell table:style-name="ce20" office:value-type="float" office:value="390.81" calcext:value-type="float">
            <text:p>390.81</text:p>
          </table:table-cell>
          <table:table-cell table:style-name="ce26" office:value-type="float" office:value="398.489" calcext:value-type="float">
            <text:p>398.489</text:p>
          </table:table-cell>
          <table:table-cell table:style-name="ce29" table:formula="of:=([.A122] * [.$C$297]) + [.$C$298]" office:value-type="float" office:value="398.298565662013" calcext:value-type="float">
            <text:p>398.30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0-03-01" calcext:value-type="date">
            <text:p>01/03/10</text:p>
          </table:table-cell>
          <table:table-cell table:style-name="ce20" office:value-type="float" office:value="394.09" calcext:value-type="float">
            <text:p>394.09</text:p>
          </table:table-cell>
          <table:table-cell table:style-name="ce26" office:value-type="float" office:value="398.47" calcext:value-type="float">
            <text:p>398.47</text:p>
          </table:table-cell>
          <table:table-cell table:style-name="ce29" table:formula="of:=([.A123] * [.$C$297]) + [.$C$298]" office:value-type="float" office:value="398.309461217148" calcext:value-type="float">
            <text:p>398.31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0-04-01" calcext:value-type="date">
            <text:p>01/04/10</text:p>
          </table:table-cell>
          <table:table-cell table:style-name="ce20" office:value-type="float" office:value="398.89" calcext:value-type="float">
            <text:p>398.89</text:p>
          </table:table-cell>
          <table:table-cell table:style-name="ce26" office:value-type="float" office:value="398.433" calcext:value-type="float">
            <text:p>398.433</text:p>
          </table:table-cell>
          <table:table-cell table:style-name="ce29" table:formula="of:=([.A124] * [.$C$297]) + [.$C$298]" office:value-type="float" office:value="398.32152415319" calcext:value-type="float">
            <text:p>398.32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0-05-01" calcext:value-type="date">
            <text:p>01/05/10</text:p>
          </table:table-cell>
          <table:table-cell table:style-name="ce20" office:value-type="float" office:value="403.31" calcext:value-type="float">
            <text:p>403.31</text:p>
          </table:table-cell>
          <table:table-cell table:style-name="ce26" office:value-type="float" office:value="398.373" calcext:value-type="float">
            <text:p>398.373</text:p>
          </table:table-cell>
          <table:table-cell table:style-name="ce29" table:formula="of:=([.A125] * [.$C$297]) + [.$C$298]" office:value-type="float" office:value="398.333197962264" calcext:value-type="float">
            <text:p>398.33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0-06-01" calcext:value-type="date">
            <text:p>01/06/10</text:p>
          </table:table-cell>
          <table:table-cell table:style-name="ce20" office:value-type="float" office:value="406.34" calcext:value-type="float">
            <text:p>406.34</text:p>
          </table:table-cell>
          <table:table-cell table:style-name="ce26" office:value-type="float" office:value="398.289" calcext:value-type="float">
            <text:p>398.289</text:p>
          </table:table-cell>
          <table:table-cell table:style-name="ce29" table:formula="of:=([.A126] * [.$C$297]) + [.$C$298]" office:value-type="float" office:value="398.345260898306" calcext:value-type="float">
            <text:p>398.35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0-07-01" calcext:value-type="date">
            <text:p>01/07/10</text:p>
          </table:table-cell>
          <table:table-cell table:style-name="ce20" office:value-type="float" office:value="407.51" calcext:value-type="float">
            <text:p>407.51</text:p>
          </table:table-cell>
          <table:table-cell table:style-name="ce26" office:value-type="float" office:value="398.184" calcext:value-type="float">
            <text:p>398.184</text:p>
          </table:table-cell>
          <table:table-cell table:style-name="ce29" table:formula="of:=([.A127] * [.$C$297]) + [.$C$298]" office:value-type="float" office:value="398.356934707379" calcext:value-type="float">
            <text:p>398.36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0-08-01" calcext:value-type="date">
            <text:p>01/08/10</text:p>
          </table:table-cell>
          <table:table-cell table:style-name="ce20" office:value-type="float" office:value="406.75" calcext:value-type="float">
            <text:p>406.75</text:p>
          </table:table-cell>
          <table:table-cell table:style-name="ce26" office:value-type="float" office:value="398.065" calcext:value-type="float">
            <text:p>398.065</text:p>
          </table:table-cell>
          <table:table-cell table:style-name="ce29" table:formula="of:=([.A128] * [.$C$297]) + [.$C$298]" office:value-type="float" office:value="398.368997643422" calcext:value-type="float">
            <text:p>398.37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0-09-01" calcext:value-type="date">
            <text:p>01/09/10</text:p>
          </table:table-cell>
          <table:table-cell table:style-name="ce20" office:value-type="float" office:value="403.35" calcext:value-type="float">
            <text:p>403.35</text:p>
          </table:table-cell>
          <table:table-cell table:style-name="ce26" office:value-type="float" office:value="397.943" calcext:value-type="float">
            <text:p>397.943</text:p>
          </table:table-cell>
          <table:table-cell table:style-name="ce29" table:formula="of:=([.A129] * [.$C$297]) + [.$C$298]" office:value-type="float" office:value="398.381060579464" calcext:value-type="float">
            <text:p>398.38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0-10-01" calcext:value-type="date">
            <text:p>01/10/10</text:p>
          </table:table-cell>
          <table:table-cell table:style-name="ce20" office:value-type="float" office:value="398.21" calcext:value-type="float">
            <text:p>398.21</text:p>
          </table:table-cell>
          <table:table-cell table:style-name="ce26" office:value-type="float" office:value="397.83" calcext:value-type="float">
            <text:p>397.83</text:p>
          </table:table-cell>
          <table:table-cell table:style-name="ce29" table:formula="of:=([.A130] * [.$C$297]) + [.$C$298]" office:value-type="float" office:value="398.392734388538" calcext:value-type="float">
            <text:p>398.39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0-11-01" calcext:value-type="date">
            <text:p>01/11/10</text:p>
          </table:table-cell>
          <table:table-cell table:style-name="ce20" office:value-type="float" office:value="392.84" calcext:value-type="float">
            <text:p>392.84</text:p>
          </table:table-cell>
          <table:table-cell table:style-name="ce26" office:value-type="float" office:value="397.738" calcext:value-type="float">
            <text:p>397.738</text:p>
          </table:table-cell>
          <table:table-cell table:style-name="ce29" table:formula="of:=([.A131] * [.$C$297]) + [.$C$298]" office:value-type="float" office:value="398.40479732458" calcext:value-type="float">
            <text:p>398.40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0-12-01" calcext:value-type="date">
            <text:p>01/12/10</text:p>
          </table:table-cell>
          <table:table-cell table:style-name="ce20" office:value-type="float" office:value="388.34" calcext:value-type="float">
            <text:p>388.34</text:p>
          </table:table-cell>
          <table:table-cell table:style-name="ce26" office:value-type="float" office:value="397.672" calcext:value-type="float">
            <text:p>397.672</text:p>
          </table:table-cell>
          <table:table-cell table:style-name="ce29" table:formula="of:=([.A132] * [.$C$297]) + [.$C$298]" office:value-type="float" office:value="398.416471133653" calcext:value-type="float">
            <text:p>398.42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1-01-01" calcext:value-type="date">
            <text:p>01/01/11</text:p>
          </table:table-cell>
          <table:table-cell table:style-name="ce20" office:value-type="float" office:value="387.4" calcext:value-type="float">
            <text:p>387.4</text:p>
          </table:table-cell>
          <table:table-cell table:style-name="ce26" office:value-type="float" office:value="397.628" calcext:value-type="float">
            <text:p>397.628</text:p>
          </table:table-cell>
          <table:table-cell table:style-name="ce29" table:formula="of:=([.A133] * [.$C$297]) + [.$C$298]" office:value-type="float" office:value="398.428534069696" calcext:value-type="float">
            <text:p>398.43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1-02-01" calcext:value-type="date">
            <text:p>01/02/11</text:p>
          </table:table-cell>
          <table:table-cell table:style-name="ce20" office:value-type="float" office:value="388.75" calcext:value-type="float">
            <text:p>388.75</text:p>
          </table:table-cell>
          <table:table-cell table:style-name="ce26" office:value-type="float" office:value="397.598" calcext:value-type="float">
            <text:p>397.598</text:p>
          </table:table-cell>
          <table:table-cell table:style-name="ce29" table:formula="of:=([.A134] * [.$C$297]) + [.$C$298]" office:value-type="float" office:value="398.440597005738" calcext:value-type="float">
            <text:p>398.44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1-03-01" calcext:value-type="date">
            <text:p>01/03/11</text:p>
          </table:table-cell>
          <table:table-cell table:style-name="ce20" office:value-type="float" office:value="392.54" calcext:value-type="float">
            <text:p>392.54</text:p>
          </table:table-cell>
          <table:table-cell table:style-name="ce26" office:value-type="float" office:value="397.573" calcext:value-type="float">
            <text:p>397.573</text:p>
          </table:table-cell>
          <table:table-cell table:style-name="ce29" table:formula="of:=([.A135] * [.$C$297]) + [.$C$298]" office:value-type="float" office:value="398.451492560873" calcext:value-type="float">
            <text:p>398.45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1-04-01" calcext:value-type="date">
            <text:p>01/04/11</text:p>
          </table:table-cell>
          <table:table-cell table:style-name="ce20" office:value-type="float" office:value="397.69" calcext:value-type="float">
            <text:p>397.69</text:p>
          </table:table-cell>
          <table:table-cell table:style-name="ce26" office:value-type="float" office:value="397.549" calcext:value-type="float">
            <text:p>397.549</text:p>
          </table:table-cell>
          <table:table-cell table:style-name="ce29" table:formula="of:=([.A136] * [.$C$297]) + [.$C$298]" office:value-type="float" office:value="398.463555496916" calcext:value-type="float">
            <text:p>398.46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1-05-01" calcext:value-type="date">
            <text:p>01/05/11</text:p>
          </table:table-cell>
          <table:table-cell table:style-name="ce20" office:value-type="float" office:value="402.15" calcext:value-type="float">
            <text:p>402.15</text:p>
          </table:table-cell>
          <table:table-cell table:style-name="ce26" office:value-type="float" office:value="397.523" calcext:value-type="float">
            <text:p>397.523</text:p>
          </table:table-cell>
          <table:table-cell table:style-name="ce29" table:formula="of:=([.A137] * [.$C$297]) + [.$C$298]" office:value-type="float" office:value="398.475229305989" calcext:value-type="float">
            <text:p>398.48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1-06-01" calcext:value-type="date">
            <text:p>01/06/11</text:p>
          </table:table-cell>
          <table:table-cell table:style-name="ce20" office:value-type="float" office:value="405.8" calcext:value-type="float">
            <text:p>405.8</text:p>
          </table:table-cell>
          <table:table-cell table:style-name="ce26" office:value-type="float" office:value="397.496" calcext:value-type="float">
            <text:p>397.496</text:p>
          </table:table-cell>
          <table:table-cell table:style-name="ce29" table:formula="of:=([.A138] * [.$C$297]) + [.$C$298]" office:value-type="float" office:value="398.487292242032" calcext:value-type="float">
            <text:p>398.49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1-07-01" calcext:value-type="date">
            <text:p>01/07/11</text:p>
          </table:table-cell>
          <table:table-cell table:style-name="ce20" office:value-type="float" office:value="407.41" calcext:value-type="float">
            <text:p>407.41</text:p>
          </table:table-cell>
          <table:table-cell table:style-name="ce26" office:value-type="float" office:value="397.469" calcext:value-type="float">
            <text:p>397.469</text:p>
          </table:table-cell>
          <table:table-cell table:style-name="ce29" table:formula="of:=([.A139] * [.$C$297]) + [.$C$298]" office:value-type="float" office:value="398.498966051105" calcext:value-type="float">
            <text:p>398.50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1-08-01" calcext:value-type="date">
            <text:p>01/08/11</text:p>
          </table:table-cell>
          <table:table-cell table:style-name="ce20" office:value-type="float" office:value="406.73" calcext:value-type="float">
            <text:p>406.73</text:p>
          </table:table-cell>
          <table:table-cell table:style-name="ce26" office:value-type="float" office:value="397.451" calcext:value-type="float">
            <text:p>397.451</text:p>
          </table:table-cell>
          <table:table-cell table:style-name="ce29" table:formula="of:=([.A140] * [.$C$297]) + [.$C$298]" office:value-type="float" office:value="398.511028987147" calcext:value-type="float">
            <text:p>398.51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1-09-01" calcext:value-type="date">
            <text:p>01/09/11</text:p>
          </table:table-cell>
          <table:table-cell table:style-name="ce20" office:value-type="float" office:value="403.12" calcext:value-type="float">
            <text:p>403.12</text:p>
          </table:table-cell>
          <table:table-cell table:style-name="ce26" office:value-type="float" office:value="397.449" calcext:value-type="float">
            <text:p>397.449</text:p>
          </table:table-cell>
          <table:table-cell table:style-name="ce29" table:formula="of:=([.A141] * [.$C$297]) + [.$C$298]" office:value-type="float" office:value="398.52309192319" calcext:value-type="float">
            <text:p>398.52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1-10-01" calcext:value-type="date">
            <text:p>01/10/11</text:p>
          </table:table-cell>
          <table:table-cell table:style-name="ce20" office:value-type="float" office:value="397.86" calcext:value-type="float">
            <text:p>397.86</text:p>
          </table:table-cell>
          <table:table-cell table:style-name="ce26" office:value-type="float" office:value="397.464" calcext:value-type="float">
            <text:p>397.464</text:p>
          </table:table-cell>
          <table:table-cell table:style-name="ce29" table:formula="of:=([.A142] * [.$C$297]) + [.$C$298]" office:value-type="float" office:value="398.534765732263" calcext:value-type="float">
            <text:p>398.53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1-11-01" calcext:value-type="date">
            <text:p>01/11/11</text:p>
          </table:table-cell>
          <table:table-cell table:style-name="ce20" office:value-type="float" office:value="391.78" calcext:value-type="float">
            <text:p>391.78</text:p>
          </table:table-cell>
          <table:table-cell table:style-name="ce26" office:value-type="float" office:value="397.492" calcext:value-type="float">
            <text:p>397.492</text:p>
          </table:table-cell>
          <table:table-cell table:style-name="ce29" table:formula="of:=([.A143] * [.$C$297]) + [.$C$298]" office:value-type="float" office:value="398.546828668306" calcext:value-type="float">
            <text:p>398.55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1-12-01" calcext:value-type="date">
            <text:p>01/12/11</text:p>
          </table:table-cell>
          <table:table-cell table:style-name="ce20" office:value-type="float" office:value="388.4" calcext:value-type="float">
            <text:p>388.4</text:p>
          </table:table-cell>
          <table:table-cell table:style-name="ce26" office:value-type="float" office:value="397.531" calcext:value-type="float">
            <text:p>397.531</text:p>
          </table:table-cell>
          <table:table-cell table:style-name="ce29" table:formula="of:=([.A144] * [.$C$297]) + [.$C$298]" office:value-type="float" office:value="398.558502477379" calcext:value-type="float">
            <text:p>398.56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2-01-01" calcext:value-type="date">
            <text:p>01/01/12</text:p>
          </table:table-cell>
          <table:table-cell table:style-name="ce20" office:value-type="float" office:value="387.27" calcext:value-type="float">
            <text:p>387.27</text:p>
          </table:table-cell>
          <table:table-cell table:style-name="ce26" office:value-type="float" office:value="397.577" calcext:value-type="float">
            <text:p>397.577</text:p>
          </table:table-cell>
          <table:table-cell table:style-name="ce29" table:formula="of:=([.A145] * [.$C$297]) + [.$C$298]" office:value-type="float" office:value="398.570565413422" calcext:value-type="float">
            <text:p>398.57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2-02-01" calcext:value-type="date">
            <text:p>01/02/12</text:p>
          </table:table-cell>
          <table:table-cell table:style-name="ce20" office:value-type="float" office:value="388.55" calcext:value-type="float">
            <text:p>388.55</text:p>
          </table:table-cell>
          <table:table-cell table:style-name="ce26" office:value-type="float" office:value="397.632" calcext:value-type="float">
            <text:p>397.632</text:p>
          </table:table-cell>
          <table:table-cell table:style-name="ce29" table:formula="of:=([.A146] * [.$C$297]) + [.$C$298]" office:value-type="float" office:value="398.582628349464" calcext:value-type="float">
            <text:p>398.58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2-03-01" calcext:value-type="date">
            <text:p>01/03/12</text:p>
          </table:table-cell>
          <table:table-cell table:style-name="ce20" office:value-type="float" office:value="392.07" calcext:value-type="float">
            <text:p>392.07</text:p>
          </table:table-cell>
          <table:table-cell table:style-name="ce26" office:value-type="float" office:value="397.695" calcext:value-type="float">
            <text:p>397.695</text:p>
          </table:table-cell>
          <table:table-cell table:style-name="ce29" table:formula="of:=([.A147] * [.$C$297]) + [.$C$298]" office:value-type="float" office:value="398.593913031568" calcext:value-type="float">
            <text:p>398.59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2-04-01" calcext:value-type="date">
            <text:p>01/04/12</text:p>
          </table:table-cell>
          <table:table-cell table:style-name="ce20" office:value-type="float" office:value="398.03" calcext:value-type="float">
            <text:p>398.03</text:p>
          </table:table-cell>
          <table:table-cell table:style-name="ce26" office:value-type="float" office:value="397.768" calcext:value-type="float">
            <text:p>397.768</text:p>
          </table:table-cell>
          <table:table-cell table:style-name="ce29" table:formula="of:=([.A148] * [.$C$297]) + [.$C$298]" office:value-type="float" office:value="398.605975967611" calcext:value-type="float">
            <text:p>398.61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2-05-01" calcext:value-type="date">
            <text:p>01/05/12</text:p>
          </table:table-cell>
          <table:table-cell table:style-name="ce20" office:value-type="float" office:value="403.35" calcext:value-type="float">
            <text:p>403.35</text:p>
          </table:table-cell>
          <table:table-cell table:style-name="ce26" office:value-type="float" office:value="397.851" calcext:value-type="float">
            <text:p>397.851</text:p>
          </table:table-cell>
          <table:table-cell table:style-name="ce29" table:formula="of:=([.A149] * [.$C$297]) + [.$C$298]" office:value-type="float" office:value="398.617649776684" calcext:value-type="float">
            <text:p>398.62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2-06-01" calcext:value-type="date">
            <text:p>01/06/12</text:p>
          </table:table-cell>
          <table:table-cell table:style-name="ce20" office:value-type="float" office:value="406.6" calcext:value-type="float">
            <text:p>406.6</text:p>
          </table:table-cell>
          <table:table-cell table:style-name="ce26" office:value-type="float" office:value="397.94" calcext:value-type="float">
            <text:p>397.94</text:p>
          </table:table-cell>
          <table:table-cell table:style-name="ce29" table:formula="of:=([.A150] * [.$C$297]) + [.$C$298]" office:value-type="float" office:value="398.629712712726" calcext:value-type="float">
            <text:p>398.63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2-07-01" calcext:value-type="date">
            <text:p>01/07/12</text:p>
          </table:table-cell>
          <table:table-cell table:style-name="ce20" office:value-type="float" office:value="407.54" calcext:value-type="float">
            <text:p>407.54</text:p>
          </table:table-cell>
          <table:table-cell table:style-name="ce26" office:value-type="float" office:value="398.025" calcext:value-type="float">
            <text:p>398.025</text:p>
          </table:table-cell>
          <table:table-cell table:style-name="ce29" table:formula="of:=([.A151] * [.$C$297]) + [.$C$298]" office:value-type="float" office:value="398.6413865218" calcext:value-type="float">
            <text:p>398.64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2-08-01" calcext:value-type="date">
            <text:p>01/08/12</text:p>
          </table:table-cell>
          <table:table-cell table:style-name="ce20" office:value-type="float" office:value="407.06" calcext:value-type="float">
            <text:p>407.06</text:p>
          </table:table-cell>
          <table:table-cell table:style-name="ce26" office:value-type="float" office:value="398.096" calcext:value-type="float">
            <text:p>398.096</text:p>
          </table:table-cell>
          <table:table-cell table:style-name="ce29" table:formula="of:=([.A152] * [.$C$297]) + [.$C$298]" office:value-type="float" office:value="398.653449457842" calcext:value-type="float">
            <text:p>398.65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2-09-01" calcext:value-type="date">
            <text:p>01/09/12</text:p>
          </table:table-cell>
          <table:table-cell table:style-name="ce20" office:value-type="float" office:value="403.78" calcext:value-type="float">
            <text:p>403.78</text:p>
          </table:table-cell>
          <table:table-cell table:style-name="ce26" office:value-type="float" office:value="398.144" calcext:value-type="float">
            <text:p>398.144</text:p>
          </table:table-cell>
          <table:table-cell table:style-name="ce29" table:formula="of:=([.A153] * [.$C$297]) + [.$C$298]" office:value-type="float" office:value="398.665512393885" calcext:value-type="float">
            <text:p>398.67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2-10-01" calcext:value-type="date">
            <text:p>01/10/12</text:p>
          </table:table-cell>
          <table:table-cell table:style-name="ce20" office:value-type="float" office:value="398.96" calcext:value-type="float">
            <text:p>398.96</text:p>
          </table:table-cell>
          <table:table-cell table:style-name="ce26" office:value-type="float" office:value="398.165" calcext:value-type="float">
            <text:p>398.165</text:p>
          </table:table-cell>
          <table:table-cell table:style-name="ce29" table:formula="of:=([.A154] * [.$C$297]) + [.$C$298]" office:value-type="float" office:value="398.677186202958" calcext:value-type="float">
            <text:p>398.68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2-11-01" calcext:value-type="date">
            <text:p>01/11/12</text:p>
          </table:table-cell>
          <table:table-cell table:style-name="ce20" office:value-type="float" office:value="393.25" calcext:value-type="float">
            <text:p>393.25</text:p>
          </table:table-cell>
          <table:table-cell table:style-name="ce26" office:value-type="float" office:value="398.16" calcext:value-type="float">
            <text:p>398.16</text:p>
          </table:table-cell>
          <table:table-cell table:style-name="ce29" table:formula="of:=([.A155] * [.$C$297]) + [.$C$298]" office:value-type="float" office:value="398.689249139001" calcext:value-type="float">
            <text:p>398.69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2-12-01" calcext:value-type="date">
            <text:p>01/12/12</text:p>
          </table:table-cell>
          <table:table-cell table:style-name="ce20" office:value-type="float" office:value="388.97" calcext:value-type="float">
            <text:p>388.97</text:p>
          </table:table-cell>
          <table:table-cell table:style-name="ce26" office:value-type="float" office:value="398.135" calcext:value-type="float">
            <text:p>398.135</text:p>
          </table:table-cell>
          <table:table-cell table:style-name="ce29" table:formula="of:=([.A156] * [.$C$297]) + [.$C$298]" office:value-type="float" office:value="398.700922948074" calcext:value-type="float">
            <text:p>398.70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3-01-01" calcext:value-type="date">
            <text:p>01/01/13</text:p>
          </table:table-cell>
          <table:table-cell table:style-name="ce20" office:value-type="float" office:value="388.66" calcext:value-type="float">
            <text:p>388.66</text:p>
          </table:table-cell>
          <table:table-cell table:style-name="ce26" office:value-type="float" office:value="398.099" calcext:value-type="float">
            <text:p>398.099</text:p>
          </table:table-cell>
          <table:table-cell table:style-name="ce29" table:formula="of:=([.A157] * [.$C$297]) + [.$C$298]" office:value-type="float" office:value="398.712985884116" calcext:value-type="float">
            <text:p>398.71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3-02-01" calcext:value-type="date">
            <text:p>01/02/13</text:p>
          </table:table-cell>
          <table:table-cell table:style-name="ce20" office:value-type="float" office:value="389.65" calcext:value-type="float">
            <text:p>389.65</text:p>
          </table:table-cell>
          <table:table-cell table:style-name="ce26" office:value-type="float" office:value="398.067" calcext:value-type="float">
            <text:p>398.067</text:p>
          </table:table-cell>
          <table:table-cell table:style-name="ce29" table:formula="of:=([.A158] * [.$C$297]) + [.$C$298]" office:value-type="float" office:value="398.725048820159" calcext:value-type="float">
            <text:p>398.73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3-03-01" calcext:value-type="date">
            <text:p>01/03/13</text:p>
          </table:table-cell>
          <table:table-cell table:style-name="ce20" office:value-type="float" office:value="393.28" calcext:value-type="float">
            <text:p>393.28</text:p>
          </table:table-cell>
          <table:table-cell table:style-name="ce26" office:value-type="float" office:value="398.043" calcext:value-type="float">
            <text:p>398.043</text:p>
          </table:table-cell>
          <table:table-cell table:style-name="ce29" table:formula="of:=([.A159] * [.$C$297]) + [.$C$298]" office:value-type="float" office:value="398.735944375294" calcext:value-type="float">
            <text:p>398.74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3-04-01" calcext:value-type="date">
            <text:p>01/04/13</text:p>
          </table:table-cell>
          <table:table-cell table:style-name="ce20" office:value-type="float" office:value="397.52" calcext:value-type="float">
            <text:p>397.52</text:p>
          </table:table-cell>
          <table:table-cell table:style-name="ce26" office:value-type="float" office:value="398.027" calcext:value-type="float">
            <text:p>398.027</text:p>
          </table:table-cell>
          <table:table-cell table:style-name="ce29" table:formula="of:=([.A160] * [.$C$297]) + [.$C$298]" office:value-type="float" office:value="398.748007311336" calcext:value-type="float">
            <text:p>398.75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3-05-01" calcext:value-type="date">
            <text:p>01/05/13</text:p>
          </table:table-cell>
          <table:table-cell table:style-name="ce20" office:value-type="float" office:value="402.5" calcext:value-type="float">
            <text:p>402.5</text:p>
          </table:table-cell>
          <table:table-cell table:style-name="ce26" office:value-type="float" office:value="398.017" calcext:value-type="float">
            <text:p>398.017</text:p>
          </table:table-cell>
          <table:table-cell table:style-name="ce29" table:formula="of:=([.A161] * [.$C$297]) + [.$C$298]" office:value-type="float" office:value="398.75968112041" calcext:value-type="float">
            <text:p>398.76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3-06-01" calcext:value-type="date">
            <text:p>01/06/13</text:p>
          </table:table-cell>
          <table:table-cell table:style-name="ce20" office:value-type="float" office:value="406.11" calcext:value-type="float">
            <text:p>406.11</text:p>
          </table:table-cell>
          <table:table-cell table:style-name="ce26" office:value-type="float" office:value="398.011" calcext:value-type="float">
            <text:p>398.011</text:p>
          </table:table-cell>
          <table:table-cell table:style-name="ce29" table:formula="of:=([.A162] * [.$C$297]) + [.$C$298]" office:value-type="float" office:value="398.771744056452" calcext:value-type="float">
            <text:p>398.77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3-07-01" calcext:value-type="date">
            <text:p>01/07/13</text:p>
          </table:table-cell>
          <table:table-cell table:style-name="ce20" office:value-type="float" office:value="407.1" calcext:value-type="float">
            <text:p>407.1</text:p>
          </table:table-cell>
          <table:table-cell table:style-name="ce26" office:value-type="float" office:value="398.011" calcext:value-type="float">
            <text:p>398.011</text:p>
          </table:table-cell>
          <table:table-cell table:style-name="ce29" table:formula="of:=([.A163] * [.$C$297]) + [.$C$298]" office:value-type="float" office:value="398.783417865525" calcext:value-type="float">
            <text:p>398.78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3-08-01" calcext:value-type="date">
            <text:p>01/08/13</text:p>
          </table:table-cell>
          <table:table-cell table:style-name="ce20" office:value-type="float" office:value="406.73" calcext:value-type="float">
            <text:p>406.73</text:p>
          </table:table-cell>
          <table:table-cell table:style-name="ce26" office:value-type="float" office:value="398.019" calcext:value-type="float">
            <text:p>398.019</text:p>
          </table:table-cell>
          <table:table-cell table:style-name="ce29" table:formula="of:=([.A164] * [.$C$297]) + [.$C$298]" office:value-type="float" office:value="398.795480801568" calcext:value-type="float">
            <text:p>398.80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3-09-01" calcext:value-type="date">
            <text:p>01/09/13</text:p>
          </table:table-cell>
          <table:table-cell table:style-name="ce20" office:value-type="float" office:value="403.84" calcext:value-type="float">
            <text:p>403.84</text:p>
          </table:table-cell>
          <table:table-cell table:style-name="ce26" office:value-type="float" office:value="398.037" calcext:value-type="float">
            <text:p>398.037</text:p>
          </table:table-cell>
          <table:table-cell table:style-name="ce29" table:formula="of:=([.A165] * [.$C$297]) + [.$C$298]" office:value-type="float" office:value="398.80754373761" calcext:value-type="float">
            <text:p>398.81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3-10-01" calcext:value-type="date">
            <text:p>01/10/13</text:p>
          </table:table-cell>
          <table:table-cell table:style-name="ce20" office:value-type="float" office:value="398.37" calcext:value-type="float">
            <text:p>398.37</text:p>
          </table:table-cell>
          <table:table-cell table:style-name="ce26" office:value-type="float" office:value="398.064" calcext:value-type="float">
            <text:p>398.064</text:p>
          </table:table-cell>
          <table:table-cell table:style-name="ce29" table:formula="of:=([.A166] * [.$C$297]) + [.$C$298]" office:value-type="float" office:value="398.819217546684" calcext:value-type="float">
            <text:p>398.82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3-11-01" calcext:value-type="date">
            <text:p>01/11/13</text:p>
          </table:table-cell>
          <table:table-cell table:style-name="ce20" office:value-type="float" office:value="393.07" calcext:value-type="float">
            <text:p>393.07</text:p>
          </table:table-cell>
          <table:table-cell table:style-name="ce26" office:value-type="float" office:value="398.1" calcext:value-type="float">
            <text:p>398.1</text:p>
          </table:table-cell>
          <table:table-cell table:style-name="ce29" table:formula="of:=([.A167] * [.$C$297]) + [.$C$298]" office:value-type="float" office:value="398.831280482726" calcext:value-type="float">
            <text:p>398.83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3-12-01" calcext:value-type="date">
            <text:p>01/12/13</text:p>
          </table:table-cell>
          <table:table-cell table:style-name="ce20" office:value-type="float" office:value="389.39" calcext:value-type="float">
            <text:p>389.39</text:p>
          </table:table-cell>
          <table:table-cell table:style-name="ce26" office:value-type="float" office:value="398.14" calcext:value-type="float">
            <text:p>398.14</text:p>
          </table:table-cell>
          <table:table-cell table:style-name="ce29" table:formula="of:=([.A168] * [.$C$297]) + [.$C$298]" office:value-type="float" office:value="398.8429542918" calcext:value-type="float">
            <text:p>398.84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4-01-01" calcext:value-type="date">
            <text:p>01/01/14</text:p>
          </table:table-cell>
          <table:table-cell table:style-name="ce20" office:value-type="float" office:value="388.78" calcext:value-type="float">
            <text:p>388.78</text:p>
          </table:table-cell>
          <table:table-cell table:style-name="ce26" office:value-type="float" office:value="398.183" calcext:value-type="float">
            <text:p>398.183</text:p>
          </table:table-cell>
          <table:table-cell table:style-name="ce29" table:formula="of:=([.A169] * [.$C$297]) + [.$C$298]" office:value-type="float" office:value="398.855017227842" calcext:value-type="float">
            <text:p>398.86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4-02-01" calcext:value-type="date">
            <text:p>01/02/14</text:p>
          </table:table-cell>
          <table:table-cell table:style-name="ce20" office:value-type="float" office:value="389.21" calcext:value-type="float">
            <text:p>389.21</text:p>
          </table:table-cell>
          <table:table-cell table:style-name="ce26" office:value-type="float" office:value="398.224" calcext:value-type="float">
            <text:p>398.224</text:p>
          </table:table-cell>
          <table:table-cell table:style-name="ce29" table:formula="of:=([.A170] * [.$C$297]) + [.$C$298]" office:value-type="float" office:value="398.867080163884" calcext:value-type="float">
            <text:p>398.87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4-03-01" calcext:value-type="date">
            <text:p>01/03/14</text:p>
          </table:table-cell>
          <table:table-cell table:style-name="ce20" office:value-type="float" office:value="393.52" calcext:value-type="float">
            <text:p>393.52</text:p>
          </table:table-cell>
          <table:table-cell table:style-name="ce26" office:value-type="float" office:value="398.259" calcext:value-type="float">
            <text:p>398.259</text:p>
          </table:table-cell>
          <table:table-cell table:style-name="ce29" table:formula="of:=([.A171] * [.$C$297]) + [.$C$298]" office:value-type="float" office:value="398.87797571902" calcext:value-type="float">
            <text:p>398.88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4-04-01" calcext:value-type="date">
            <text:p>01/04/14</text:p>
          </table:table-cell>
          <table:table-cell table:style-name="ce20" office:value-type="float" office:value="398.33" calcext:value-type="float">
            <text:p>398.33</text:p>
          </table:table-cell>
          <table:table-cell table:style-name="ce26" office:value-type="float" office:value="398.288" calcext:value-type="float">
            <text:p>398.288</text:p>
          </table:table-cell>
          <table:table-cell table:style-name="ce29" table:formula="of:=([.A172] * [.$C$297]) + [.$C$298]" office:value-type="float" office:value="398.890038655062" calcext:value-type="float">
            <text:p>398.89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4-05-01" calcext:value-type="date">
            <text:p>01/05/14</text:p>
          </table:table-cell>
          <table:table-cell table:style-name="ce20" office:value-type="float" office:value="403.3" calcext:value-type="float">
            <text:p>403.3</text:p>
          </table:table-cell>
          <table:table-cell table:style-name="ce26" office:value-type="float" office:value="398.313" calcext:value-type="float">
            <text:p>398.313</text:p>
          </table:table-cell>
          <table:table-cell table:style-name="ce29" table:formula="of:=([.A173] * [.$C$297]) + [.$C$298]" office:value-type="float" office:value="398.901712464135" calcext:value-type="float">
            <text:p>398.90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4-06-01" calcext:value-type="date">
            <text:p>01/06/14</text:p>
          </table:table-cell>
          <table:table-cell table:style-name="ce20" office:value-type="float" office:value="406.35" calcext:value-type="float">
            <text:p>406.35</text:p>
          </table:table-cell>
          <table:table-cell table:style-name="ce26" office:value-type="float" office:value="398.338" calcext:value-type="float">
            <text:p>398.338</text:p>
          </table:table-cell>
          <table:table-cell table:style-name="ce29" table:formula="of:=([.A174] * [.$C$297]) + [.$C$298]" office:value-type="float" office:value="398.913775400178" calcext:value-type="float">
            <text:p>398.91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4-07-01" calcext:value-type="date">
            <text:p>01/07/14</text:p>
          </table:table-cell>
          <table:table-cell table:style-name="ce20" office:value-type="float" office:value="407.51" calcext:value-type="float">
            <text:p>407.51</text:p>
          </table:table-cell>
          <table:table-cell table:style-name="ce26" office:value-type="float" office:value="398.365" calcext:value-type="float">
            <text:p>398.365</text:p>
          </table:table-cell>
          <table:table-cell table:style-name="ce29" table:formula="of:=([.A175] * [.$C$297]) + [.$C$298]" office:value-type="float" office:value="398.925449209251" calcext:value-type="float">
            <text:p>398.93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4-08-01" calcext:value-type="date">
            <text:p>01/08/14</text:p>
          </table:table-cell>
          <table:table-cell table:style-name="ce20" office:value-type="float" office:value="407.36" calcext:value-type="float">
            <text:p>407.36</text:p>
          </table:table-cell>
          <table:table-cell table:style-name="ce26" office:value-type="float" office:value="398.392" calcext:value-type="float">
            <text:p>398.392</text:p>
          </table:table-cell>
          <table:table-cell table:style-name="ce29" table:formula="of:=([.A176] * [.$C$297]) + [.$C$298]" office:value-type="float" office:value="398.937512145294" calcext:value-type="float">
            <text:p>398.94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4-09-01" calcext:value-type="date">
            <text:p>01/09/14</text:p>
          </table:table-cell>
          <table:table-cell table:style-name="ce20" office:value-type="float" office:value="404.19" calcext:value-type="float">
            <text:p>404.19</text:p>
          </table:table-cell>
          <table:table-cell table:style-name="ce26" office:value-type="float" office:value="398.419" calcext:value-type="float">
            <text:p>398.419</text:p>
          </table:table-cell>
          <table:table-cell table:style-name="ce29" table:formula="of:=([.A177] * [.$C$297]) + [.$C$298]" office:value-type="float" office:value="398.949575081336" calcext:value-type="float">
            <text:p>398.95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4-10-01" calcext:value-type="date">
            <text:p>01/10/14</text:p>
          </table:table-cell>
          <table:table-cell table:style-name="ce20" office:value-type="float" office:value="398.96" calcext:value-type="float">
            <text:p>398.96</text:p>
          </table:table-cell>
          <table:table-cell table:style-name="ce26" office:value-type="float" office:value="398.448" calcext:value-type="float">
            <text:p>398.448</text:p>
          </table:table-cell>
          <table:table-cell table:style-name="ce29" table:formula="of:=([.A178] * [.$C$297]) + [.$C$298]" office:value-type="float" office:value="398.961248890409" calcext:value-type="float">
            <text:p>398.96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4-11-01" calcext:value-type="date">
            <text:p>01/11/14</text:p>
          </table:table-cell>
          <table:table-cell table:style-name="ce20" office:value-type="float" office:value="392.71" calcext:value-type="float">
            <text:p>392.71</text:p>
          </table:table-cell>
          <table:table-cell table:style-name="ce26" office:value-type="float" office:value="398.478" calcext:value-type="float">
            <text:p>398.478</text:p>
          </table:table-cell>
          <table:table-cell table:style-name="ce29" table:formula="of:=([.A179] * [.$C$297]) + [.$C$298]" office:value-type="float" office:value="398.973311826452" calcext:value-type="float">
            <text:p>398.97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4-12-01" calcext:value-type="date">
            <text:p>01/12/14</text:p>
          </table:table-cell>
          <table:table-cell table:style-name="ce20" office:value-type="float" office:value="389.8" calcext:value-type="float">
            <text:p>389.8</text:p>
          </table:table-cell>
          <table:table-cell table:style-name="ce26" office:value-type="float" office:value="398.511" calcext:value-type="float">
            <text:p>398.511</text:p>
          </table:table-cell>
          <table:table-cell table:style-name="ce29" table:formula="of:=([.A180] * [.$C$297]) + [.$C$298]" office:value-type="float" office:value="398.984985635525" calcext:value-type="float">
            <text:p>398.98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5-01-01" calcext:value-type="date">
            <text:p>01/01/15</text:p>
          </table:table-cell>
          <table:table-cell table:style-name="ce20" office:value-type="float" office:value="388.61" calcext:value-type="float">
            <text:p>388.61</text:p>
          </table:table-cell>
          <table:table-cell table:style-name="ce26" office:value-type="float" office:value="398.555" calcext:value-type="float">
            <text:p>398.555</text:p>
          </table:table-cell>
          <table:table-cell table:style-name="ce29" table:formula="of:=([.A181] * [.$C$297]) + [.$C$298]" office:value-type="float" office:value="398.997048571568" calcext:value-type="float">
            <text:p>399.00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5-02-01" calcext:value-type="date">
            <text:p>01/02/15</text:p>
          </table:table-cell>
          <table:table-cell table:style-name="ce20" office:value-type="float" office:value="390.68" calcext:value-type="float">
            <text:p>390.68</text:p>
          </table:table-cell>
          <table:table-cell table:style-name="ce26" office:value-type="float" office:value="398.615" calcext:value-type="float">
            <text:p>398.615</text:p>
          </table:table-cell>
          <table:table-cell table:style-name="ce29" table:formula="of:=([.A182] * [.$C$297]) + [.$C$298]" office:value-type="float" office:value="399.00911150761" calcext:value-type="float">
            <text:p>399.01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5-03-01" calcext:value-type="date">
            <text:p>01/03/15</text:p>
          </table:table-cell>
          <table:table-cell table:style-name="ce20" office:value-type="float" office:value="393.87" calcext:value-type="float">
            <text:p>393.87</text:p>
          </table:table-cell>
          <table:table-cell table:style-name="ce26" office:value-type="float" office:value="398.695" calcext:value-type="float">
            <text:p>398.695</text:p>
          </table:table-cell>
          <table:table-cell table:style-name="ce29" table:formula="of:=([.A183] * [.$C$297]) + [.$C$298]" office:value-type="float" office:value="399.020007062745" calcext:value-type="float">
            <text:p>399.02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5-04-01" calcext:value-type="date">
            <text:p>01/04/15</text:p>
          </table:table-cell>
          <table:table-cell table:style-name="ce20" office:value-type="float" office:value="398.14" calcext:value-type="float">
            <text:p>398.14</text:p>
          </table:table-cell>
          <table:table-cell table:style-name="ce26" office:value-type="float" office:value="398.796" calcext:value-type="float">
            <text:p>398.796</text:p>
          </table:table-cell>
          <table:table-cell table:style-name="ce29" table:formula="of:=([.A184] * [.$C$297]) + [.$C$298]" office:value-type="float" office:value="399.032069998788" calcext:value-type="float">
            <text:p>399.03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5-05-01" calcext:value-type="date">
            <text:p>01/05/15</text:p>
          </table:table-cell>
          <table:table-cell table:style-name="ce20" office:value-type="float" office:value="403.43" calcext:value-type="float">
            <text:p>403.43</text:p>
          </table:table-cell>
          <table:table-cell table:style-name="ce26" office:value-type="float" office:value="398.919" calcext:value-type="float">
            <text:p>398.919</text:p>
          </table:table-cell>
          <table:table-cell table:style-name="ce29" table:formula="of:=([.A185] * [.$C$297]) + [.$C$298]" office:value-type="float" office:value="399.043743807861" calcext:value-type="float">
            <text:p>399.04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5-06-01" calcext:value-type="date">
            <text:p>01/06/15</text:p>
          </table:table-cell>
          <table:table-cell table:style-name="ce20" office:value-type="float" office:value="406.95" calcext:value-type="float">
            <text:p>406.95</text:p>
          </table:table-cell>
          <table:table-cell table:style-name="ce26" office:value-type="float" office:value="399.064" calcext:value-type="float">
            <text:p>399.064</text:p>
          </table:table-cell>
          <table:table-cell table:style-name="ce29" table:formula="of:=([.A186] * [.$C$297]) + [.$C$298]" office:value-type="float" office:value="399.055806743904" calcext:value-type="float">
            <text:p>399.06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5-07-01" calcext:value-type="date">
            <text:p>01/07/15</text:p>
          </table:table-cell>
          <table:table-cell table:style-name="ce20" office:value-type="float" office:value="408.26" calcext:value-type="float">
            <text:p>408.26</text:p>
          </table:table-cell>
          <table:table-cell table:style-name="ce26" office:value-type="float" office:value="399.226" calcext:value-type="float">
            <text:p>399.226</text:p>
          </table:table-cell>
          <table:table-cell table:style-name="ce29" table:formula="of:=([.A187] * [.$C$297]) + [.$C$298]" office:value-type="float" office:value="399.067480552977" calcext:value-type="float">
            <text:p>399.07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5-08-01" calcext:value-type="date">
            <text:p>01/08/15</text:p>
          </table:table-cell>
          <table:table-cell table:style-name="ce20" office:value-type="float" office:value="407.98" calcext:value-type="float">
            <text:p>407.98</text:p>
          </table:table-cell>
          <table:table-cell table:style-name="ce26" office:value-type="float" office:value="399.394" calcext:value-type="float">
            <text:p>399.394</text:p>
          </table:table-cell>
          <table:table-cell table:style-name="ce29" table:formula="of:=([.A188] * [.$C$297]) + [.$C$298]" office:value-type="float" office:value="399.079543489019" calcext:value-type="float">
            <text:p>399.08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5-09-01" calcext:value-type="date">
            <text:p>01/09/15</text:p>
          </table:table-cell>
          <table:table-cell table:style-name="ce20" office:value-type="float" office:value="404.86" calcext:value-type="float">
            <text:p>404.86</text:p>
          </table:table-cell>
          <table:table-cell table:style-name="ce26" office:value-type="float" office:value="399.556" calcext:value-type="float">
            <text:p>399.556</text:p>
          </table:table-cell>
          <table:table-cell table:style-name="ce29" table:formula="of:=([.A189] * [.$C$297]) + [.$C$298]" office:value-type="float" office:value="399.091606425062" calcext:value-type="float">
            <text:p>399.09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5-10-01" calcext:value-type="date">
            <text:p>01/10/15</text:p>
          </table:table-cell>
          <table:table-cell table:style-name="ce20" office:value-type="float" office:value="400.41" calcext:value-type="float">
            <text:p>400.41</text:p>
          </table:table-cell>
          <table:table-cell table:style-name="ce26" office:value-type="float" office:value="399.704" calcext:value-type="float">
            <text:p>399.704</text:p>
          </table:table-cell>
          <table:table-cell table:style-name="ce29" table:formula="of:=([.A190] * [.$C$297]) + [.$C$298]" office:value-type="float" office:value="399.103280234135" calcext:value-type="float">
            <text:p>399.10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5-11-01" calcext:value-type="date">
            <text:p>01/11/15</text:p>
          </table:table-cell>
          <table:table-cell table:style-name="ce20" office:value-type="float" office:value="394.71" calcext:value-type="float">
            <text:p>394.71</text:p>
          </table:table-cell>
          <table:table-cell table:style-name="ce26" office:value-type="float" office:value="399.831" calcext:value-type="float">
            <text:p>399.831</text:p>
          </table:table-cell>
          <table:table-cell table:style-name="ce29" table:formula="of:=([.A191] * [.$C$297]) + [.$C$298]" office:value-type="float" office:value="399.115343170178" calcext:value-type="float">
            <text:p>399.12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5-12-01" calcext:value-type="date">
            <text:p>01/12/15</text:p>
          </table:table-cell>
          <table:table-cell table:style-name="ce20" office:value-type="float" office:value="391.54" calcext:value-type="float">
            <text:p>391.54</text:p>
          </table:table-cell>
          <table:table-cell table:style-name="ce26" office:value-type="float" office:value="399.934" calcext:value-type="float">
            <text:p>399.934</text:p>
          </table:table-cell>
          <table:table-cell table:style-name="ce29" table:formula="of:=([.A192] * [.$C$297]) + [.$C$298]" office:value-type="float" office:value="399.127016979251" calcext:value-type="float">
            <text:p>399.13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6-01-01" calcext:value-type="date">
            <text:p>01/01/16</text:p>
          </table:table-cell>
          <table:table-cell table:style-name="ce20" office:value-type="float" office:value="390.74" calcext:value-type="float">
            <text:p>390.74</text:p>
          </table:table-cell>
          <table:table-cell table:style-name="ce26" office:value-type="float" office:value="400.007" calcext:value-type="float">
            <text:p>400.007</text:p>
          </table:table-cell>
          <table:table-cell table:style-name="ce29" table:formula="of:=([.A193] * [.$C$297]) + [.$C$298]" office:value-type="float" office:value="399.139079915293" calcext:value-type="float">
            <text:p>399.14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6-02-01" calcext:value-type="date">
            <text:p>01/02/16</text:p>
          </table:table-cell>
          <table:table-cell table:style-name="ce20" office:value-type="float" office:value="393.04" calcext:value-type="float">
            <text:p>393.04</text:p>
          </table:table-cell>
          <table:table-cell table:style-name="ce26" office:value-type="float" office:value="400.044" calcext:value-type="float">
            <text:p>400.044</text:p>
          </table:table-cell>
          <table:table-cell table:style-name="ce29" table:formula="of:=([.A194] * [.$C$297]) + [.$C$298]" office:value-type="float" office:value="399.151142851336" calcext:value-type="float">
            <text:p>399.15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6-03-01" calcext:value-type="date">
            <text:p>01/03/16</text:p>
          </table:table-cell>
          <table:table-cell table:style-name="ce20" office:value-type="float" office:value="395.69" calcext:value-type="float">
            <text:p>395.69</text:p>
          </table:table-cell>
          <table:table-cell table:style-name="ce26" office:value-type="float" office:value="400.05" calcext:value-type="float">
            <text:p>400.05</text:p>
          </table:table-cell>
          <table:table-cell table:style-name="ce29" table:formula="of:=([.A195] * [.$C$297]) + [.$C$298]" office:value-type="float" office:value="399.16242753344" calcext:value-type="float">
            <text:p>399.16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6-04-01" calcext:value-type="date">
            <text:p>01/04/16</text:p>
          </table:table-cell>
          <table:table-cell table:style-name="ce20" office:value-type="float" office:value="400.53" calcext:value-type="float">
            <text:p>400.53</text:p>
          </table:table-cell>
          <table:table-cell table:style-name="ce26" office:value-type="float" office:value="400.027" calcext:value-type="float">
            <text:p>400.027</text:p>
          </table:table-cell>
          <table:table-cell table:style-name="ce29" table:formula="of:=([.A196] * [.$C$297]) + [.$C$298]" office:value-type="float" office:value="399.174490469483" calcext:value-type="float">
            <text:p>399.17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6-05-01" calcext:value-type="date">
            <text:p>01/05/16</text:p>
          </table:table-cell>
          <table:table-cell table:style-name="ce20" office:value-type="float" office:value="404.62" calcext:value-type="float">
            <text:p>404.62</text:p>
          </table:table-cell>
          <table:table-cell table:style-name="ce26" office:value-type="float" office:value="399.979" calcext:value-type="float">
            <text:p>399.979</text:p>
          </table:table-cell>
          <table:table-cell table:style-name="ce29" table:formula="of:=([.A197] * [.$C$297]) + [.$C$298]" office:value-type="float" office:value="399.186164278556" calcext:value-type="float">
            <text:p>399.19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6-06-01" calcext:value-type="date">
            <text:p>01/06/16</text:p>
          </table:table-cell>
          <table:table-cell table:style-name="ce20" office:value-type="float" office:value="407.46" calcext:value-type="float">
            <text:p>407.46</text:p>
          </table:table-cell>
          <table:table-cell table:style-name="ce26" office:value-type="float" office:value="399.913" calcext:value-type="float">
            <text:p>399.913</text:p>
          </table:table-cell>
          <table:table-cell table:style-name="ce29" table:formula="of:=([.A198] * [.$C$297]) + [.$C$298]" office:value-type="float" office:value="399.198227214598" calcext:value-type="float">
            <text:p>399.20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6-07-01" calcext:value-type="date">
            <text:p>01/07/16</text:p>
          </table:table-cell>
          <table:table-cell table:style-name="ce20" office:value-type="float" office:value="409.04" calcext:value-type="float">
            <text:p>409.04</text:p>
          </table:table-cell>
          <table:table-cell table:style-name="ce26" office:value-type="float" office:value="399.84" calcext:value-type="float">
            <text:p>399.84</text:p>
          </table:table-cell>
          <table:table-cell table:style-name="ce29" table:formula="of:=([.A199] * [.$C$297]) + [.$C$298]" office:value-type="float" office:value="399.209901023672" calcext:value-type="float">
            <text:p>399.21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6-08-01" calcext:value-type="date">
            <text:p>01/08/16</text:p>
          </table:table-cell>
          <table:table-cell table:style-name="ce20" office:value-type="float" office:value="408.54" calcext:value-type="float">
            <text:p>408.54</text:p>
          </table:table-cell>
          <table:table-cell table:style-name="ce26" office:value-type="float" office:value="399.771" calcext:value-type="float">
            <text:p>399.771</text:p>
          </table:table-cell>
          <table:table-cell table:style-name="ce29" table:formula="of:=([.A200] * [.$C$297]) + [.$C$298]" office:value-type="float" office:value="399.221963959714" calcext:value-type="float">
            <text:p>399.22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6-09-01" calcext:value-type="date">
            <text:p>01/09/16</text:p>
          </table:table-cell>
          <table:table-cell table:style-name="ce20" office:value-type="float" office:value="404.85" calcext:value-type="float">
            <text:p>404.85</text:p>
          </table:table-cell>
          <table:table-cell table:style-name="ce26" office:value-type="float" office:value="399.709" calcext:value-type="float">
            <text:p>399.709</text:p>
          </table:table-cell>
          <table:table-cell table:style-name="ce29" table:formula="of:=([.A201] * [.$C$297]) + [.$C$298]" office:value-type="float" office:value="399.234026895757" calcext:value-type="float">
            <text:p>399.23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6-10-01" calcext:value-type="date">
            <text:p>01/10/16</text:p>
          </table:table-cell>
          <table:table-cell table:style-name="ce20" office:value-type="float" office:value="399.35" calcext:value-type="float">
            <text:p>399.35</text:p>
          </table:table-cell>
          <table:table-cell table:style-name="ce26" office:value-type="float" office:value="399.657" calcext:value-type="float">
            <text:p>399.657</text:p>
          </table:table-cell>
          <table:table-cell table:style-name="ce29" table:formula="of:=([.A202] * [.$C$297]) + [.$C$298]" office:value-type="float" office:value="399.24570070483" calcext:value-type="float">
            <text:p>399.25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6-11-01" calcext:value-type="date">
            <text:p>01/11/16</text:p>
          </table:table-cell>
          <table:table-cell table:style-name="ce20" office:value-type="float" office:value="394.18" calcext:value-type="float">
            <text:p>394.18</text:p>
          </table:table-cell>
          <table:table-cell table:style-name="ce26" office:value-type="float" office:value="399.619" calcext:value-type="float">
            <text:p>399.619</text:p>
          </table:table-cell>
          <table:table-cell table:style-name="ce29" table:formula="of:=([.A203] * [.$C$297]) + [.$C$298]" office:value-type="float" office:value="399.257763640872" calcext:value-type="float">
            <text:p>399.26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6-12-01" calcext:value-type="date">
            <text:p>01/12/16</text:p>
          </table:table-cell>
          <table:table-cell table:style-name="ce20" office:value-type="float" office:value="390.52" calcext:value-type="float">
            <text:p>390.52</text:p>
          </table:table-cell>
          <table:table-cell table:style-name="ce26" office:value-type="float" office:value="399.596" calcext:value-type="float">
            <text:p>399.596</text:p>
          </table:table-cell>
          <table:table-cell table:style-name="ce29" table:formula="of:=([.A204] * [.$C$297]) + [.$C$298]" office:value-type="float" office:value="399.269437449946" calcext:value-type="float">
            <text:p>399.27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7-01-01" calcext:value-type="date">
            <text:p>01/01/17</text:p>
          </table:table-cell>
          <table:table-cell table:style-name="ce20" office:value-type="float" office:value="389.8" calcext:value-type="float">
            <text:p>389.8</text:p>
          </table:table-cell>
          <table:table-cell table:style-name="ce26" office:value-type="float" office:value="399.582" calcext:value-type="float">
            <text:p>399.582</text:p>
          </table:table-cell>
          <table:table-cell table:style-name="ce29" table:formula="of:=([.A205] * [.$C$297]) + [.$C$298]" office:value-type="float" office:value="399.281500385988" calcext:value-type="float">
            <text:p>399.28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7-02-01" calcext:value-type="date">
            <text:p>01/02/17</text:p>
          </table:table-cell>
          <table:table-cell table:style-name="ce20" office:value-type="float" office:value="391.77" calcext:value-type="float">
            <text:p>391.77</text:p>
          </table:table-cell>
          <table:table-cell table:style-name="ce26" office:value-type="float" office:value="399.572" calcext:value-type="float">
            <text:p>399.572</text:p>
          </table:table-cell>
          <table:table-cell table:style-name="ce29" table:formula="of:=([.A206] * [.$C$297]) + [.$C$298]" office:value-type="float" office:value="399.293563322031" calcext:value-type="float">
            <text:p>399.29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7-03-01" calcext:value-type="date">
            <text:p>01/03/17</text:p>
          </table:table-cell>
          <table:table-cell table:style-name="ce20" office:value-type="float" office:value="395.56" calcext:value-type="float">
            <text:p>395.56</text:p>
          </table:table-cell>
          <table:table-cell table:style-name="ce26" office:value-type="float" office:value="399.562" calcext:value-type="float">
            <text:p>399.562</text:p>
          </table:table-cell>
          <table:table-cell table:style-name="ce29" table:formula="of:=([.A207] * [.$C$297]) + [.$C$298]" office:value-type="float" office:value="399.304458877166" calcext:value-type="float">
            <text:p>399.30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7-04-01" calcext:value-type="date">
            <text:p>01/04/17</text:p>
          </table:table-cell>
          <table:table-cell table:style-name="ce20" office:value-type="float" office:value="399.71" calcext:value-type="float">
            <text:p>399.71</text:p>
          </table:table-cell>
          <table:table-cell table:style-name="ce26" office:value-type="float" office:value="399.549" calcext:value-type="float">
            <text:p>399.549</text:p>
          </table:table-cell>
          <table:table-cell table:style-name="ce29" table:formula="of:=([.A208] * [.$C$297]) + [.$C$298]" office:value-type="float" office:value="399.316521813208" calcext:value-type="float">
            <text:p>399.32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7-05-01" calcext:value-type="date">
            <text:p>01/05/17</text:p>
          </table:table-cell>
          <table:table-cell table:style-name="ce20" office:value-type="float" office:value="404.5" calcext:value-type="float">
            <text:p>404.5</text:p>
          </table:table-cell>
          <table:table-cell table:style-name="ce26" office:value-type="float" office:value="399.532" calcext:value-type="float">
            <text:p>399.532</text:p>
          </table:table-cell>
          <table:table-cell table:style-name="ce29" table:formula="of:=([.A209] * [.$C$297]) + [.$C$298]" office:value-type="float" office:value="399.328195622282" calcext:value-type="float">
            <text:p>399.33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7-06-01" calcext:value-type="date">
            <text:p>01/06/17</text:p>
          </table:table-cell>
          <table:table-cell table:style-name="ce20" office:value-type="float" office:value="407.3" calcext:value-type="float">
            <text:p>407.3</text:p>
          </table:table-cell>
          <table:table-cell table:style-name="ce26" office:value-type="float" office:value="399.506" calcext:value-type="float">
            <text:p>399.506</text:p>
          </table:table-cell>
          <table:table-cell table:style-name="ce29" table:formula="of:=([.A210] * [.$C$297]) + [.$C$298]" office:value-type="float" office:value="399.340258558324" calcext:value-type="float">
            <text:p>399.34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7-07-01" calcext:value-type="date">
            <text:p>01/07/17</text:p>
          </table:table-cell>
          <table:table-cell table:style-name="ce20" office:value-type="float" office:value="408.81" calcext:value-type="float">
            <text:p>408.81</text:p>
          </table:table-cell>
          <table:table-cell table:style-name="ce26" office:value-type="float" office:value="399.469" calcext:value-type="float">
            <text:p>399.469</text:p>
          </table:table-cell>
          <table:table-cell table:style-name="ce29" table:formula="of:=([.A211] * [.$C$297]) + [.$C$298]" office:value-type="float" office:value="399.351932367397" calcext:value-type="float">
            <text:p>399.35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7-08-01" calcext:value-type="date">
            <text:p>01/08/17</text:p>
          </table:table-cell>
          <table:table-cell table:style-name="ce20" office:value-type="float" office:value="408.35" calcext:value-type="float">
            <text:p>408.35</text:p>
          </table:table-cell>
          <table:table-cell table:style-name="ce26" office:value-type="float" office:value="399.424" calcext:value-type="float">
            <text:p>399.424</text:p>
          </table:table-cell>
          <table:table-cell table:style-name="ce29" table:formula="of:=([.A212] * [.$C$297]) + [.$C$298]" office:value-type="float" office:value="399.36399530344" calcext:value-type="float">
            <text:p>399.36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7-09-01" calcext:value-type="date">
            <text:p>01/09/17</text:p>
          </table:table-cell>
          <table:table-cell table:style-name="ce20" office:value-type="float" office:value="404.72" calcext:value-type="float">
            <text:p>404.72</text:p>
          </table:table-cell>
          <table:table-cell table:style-name="ce26" office:value-type="float" office:value="399.377" calcext:value-type="float">
            <text:p>399.377</text:p>
          </table:table-cell>
          <table:table-cell table:style-name="ce29" table:formula="of:=([.A213] * [.$C$297]) + [.$C$298]" office:value-type="float" office:value="399.376058239482" calcext:value-type="float">
            <text:p>399.38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7-10-01" calcext:value-type="date">
            <text:p>01/10/17</text:p>
          </table:table-cell>
          <table:table-cell table:style-name="ce20" office:value-type="float" office:value="399.64" calcext:value-type="float">
            <text:p>399.64</text:p>
          </table:table-cell>
          <table:table-cell table:style-name="ce26" office:value-type="float" office:value="399.334" calcext:value-type="float">
            <text:p>399.334</text:p>
          </table:table-cell>
          <table:table-cell table:style-name="ce29" table:formula="of:=([.A214] * [.$C$297]) + [.$C$298]" office:value-type="float" office:value="399.387732048556" calcext:value-type="float">
            <text:p>399.39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7-11-01" calcext:value-type="date">
            <text:p>01/11/17</text:p>
          </table:table-cell>
          <table:table-cell table:style-name="ce20" office:value-type="float" office:value="393.66" calcext:value-type="float">
            <text:p>393.66</text:p>
          </table:table-cell>
          <table:table-cell table:style-name="ce26" office:value-type="float" office:value="399.296" calcext:value-type="float">
            <text:p>399.296</text:p>
          </table:table-cell>
          <table:table-cell table:style-name="ce29" table:formula="of:=([.A215] * [.$C$297]) + [.$C$298]" office:value-type="float" office:value="399.399794984598" calcext:value-type="float">
            <text:p>399.40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7-12-01" calcext:value-type="date">
            <text:p>01/12/17</text:p>
          </table:table-cell>
          <table:table-cell table:style-name="ce20" office:value-type="float" office:value="390.41" calcext:value-type="float">
            <text:p>390.41</text:p>
          </table:table-cell>
          <table:table-cell table:style-name="ce26" office:value-type="float" office:value="399.266" calcext:value-type="float">
            <text:p>399.266</text:p>
          </table:table-cell>
          <table:table-cell table:style-name="ce29" table:formula="of:=([.A216] * [.$C$297]) + [.$C$298]" office:value-type="float" office:value="399.411468793671" calcext:value-type="float">
            <text:p>399.41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8-01-01" calcext:value-type="date">
            <text:p>01/01/18</text:p>
          </table:table-cell>
          <table:table-cell table:style-name="ce20" office:value-type="float" office:value="389.16" calcext:value-type="float">
            <text:p>389.16</text:p>
          </table:table-cell>
          <table:table-cell table:style-name="ce26" office:value-type="float" office:value="399.243" calcext:value-type="float">
            <text:p>399.243</text:p>
          </table:table-cell>
          <table:table-cell table:style-name="ce29" table:formula="of:=([.A217] * [.$C$297]) + [.$C$298]" office:value-type="float" office:value="399.423531729714" calcext:value-type="float">
            <text:p>399.42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8-02-01" calcext:value-type="date">
            <text:p>01/02/18</text:p>
          </table:table-cell>
          <table:table-cell table:style-name="ce20" office:value-type="float" office:value="390.99" calcext:value-type="float">
            <text:p>390.99</text:p>
          </table:table-cell>
          <table:table-cell table:style-name="ce26" office:value-type="float" office:value="399.227" calcext:value-type="float">
            <text:p>399.227</text:p>
          </table:table-cell>
          <table:table-cell table:style-name="ce29" table:formula="of:=([.A218] * [.$C$297]) + [.$C$298]" office:value-type="float" office:value="399.435594665756" calcext:value-type="float">
            <text:p>399.44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8-03-01" calcext:value-type="date">
            <text:p>01/03/18</text:p>
          </table:table-cell>
          <table:table-cell table:style-name="ce20" office:value-type="float" office:value="394.55" calcext:value-type="float">
            <text:p>394.55</text:p>
          </table:table-cell>
          <table:table-cell table:style-name="ce26" office:value-type="float" office:value="399.218" calcext:value-type="float">
            <text:p>399.218</text:p>
          </table:table-cell>
          <table:table-cell table:style-name="ce29" table:formula="of:=([.A219] * [.$C$297]) + [.$C$298]" office:value-type="float" office:value="399.446490220892" calcext:value-type="float">
            <text:p>399.45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8-04-01" calcext:value-type="date">
            <text:p>01/04/18</text:p>
          </table:table-cell>
          <table:table-cell table:style-name="ce20" office:value-type="float" office:value="399.32" calcext:value-type="float">
            <text:p>399.32</text:p>
          </table:table-cell>
          <table:table-cell table:style-name="ce26" office:value-type="float" office:value="399.218" calcext:value-type="float">
            <text:p>399.218</text:p>
          </table:table-cell>
          <table:table-cell table:style-name="ce29" table:formula="of:=([.A220] * [.$C$297]) + [.$C$298]" office:value-type="float" office:value="399.458553156934" calcext:value-type="float">
            <text:p>399.46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8-05-01" calcext:value-type="date">
            <text:p>01/05/18</text:p>
          </table:table-cell>
          <table:table-cell table:style-name="ce20" office:value-type="float" office:value="404.2" calcext:value-type="float">
            <text:p>404.2</text:p>
          </table:table-cell>
          <table:table-cell table:style-name="ce26" office:value-type="float" office:value="399.231" calcext:value-type="float">
            <text:p>399.231</text:p>
          </table:table-cell>
          <table:table-cell table:style-name="ce29" table:formula="of:=([.A221] * [.$C$297]) + [.$C$298]" office:value-type="float" office:value="399.470226966007" calcext:value-type="float">
            <text:p>399.47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8-06-01" calcext:value-type="date">
            <text:p>01/06/18</text:p>
          </table:table-cell>
          <table:table-cell table:style-name="ce20" office:value-type="float" office:value="407.34" calcext:value-type="float">
            <text:p>407.34</text:p>
          </table:table-cell>
          <table:table-cell table:style-name="ce26" office:value-type="float" office:value="399.256" calcext:value-type="float">
            <text:p>399.256</text:p>
          </table:table-cell>
          <table:table-cell table:style-name="ce29" table:formula="of:=([.A222] * [.$C$297]) + [.$C$298]" office:value-type="float" office:value="399.48228990205" calcext:value-type="float">
            <text:p>399.48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8-07-01" calcext:value-type="date">
            <text:p>01/07/18</text:p>
          </table:table-cell>
          <table:table-cell table:style-name="ce20" office:value-type="float" office:value="408.63" calcext:value-type="float">
            <text:p>408.63</text:p>
          </table:table-cell>
          <table:table-cell table:style-name="ce26" office:value-type="float" office:value="399.293" calcext:value-type="float">
            <text:p>399.293</text:p>
          </table:table-cell>
          <table:table-cell table:style-name="ce29" table:formula="of:=([.A223] * [.$C$297]) + [.$C$298]" office:value-type="float" office:value="399.493963711123" calcext:value-type="float">
            <text:p>399.49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8-08-01" calcext:value-type="date">
            <text:p>01/08/18</text:p>
          </table:table-cell>
          <table:table-cell table:style-name="ce20" office:value-type="float" office:value="407.79" calcext:value-type="float">
            <text:p>407.79</text:p>
          </table:table-cell>
          <table:table-cell table:style-name="ce26" office:value-type="float" office:value="399.341" calcext:value-type="float">
            <text:p>399.341</text:p>
          </table:table-cell>
          <table:table-cell table:style-name="ce29" table:formula="of:=([.A224] * [.$C$297]) + [.$C$298]" office:value-type="float" office:value="399.506026647166" calcext:value-type="float">
            <text:p>399.51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8-09-01" calcext:value-type="date">
            <text:p>01/09/18</text:p>
          </table:table-cell>
          <table:table-cell table:style-name="ce20" office:value-type="float" office:value="404.53" calcext:value-type="float">
            <text:p>404.53</text:p>
          </table:table-cell>
          <table:table-cell table:style-name="ce26" office:value-type="float" office:value="399.398" calcext:value-type="float">
            <text:p>399.398</text:p>
          </table:table-cell>
          <table:table-cell table:style-name="ce29" table:formula="of:=([.A225] * [.$C$297]) + [.$C$298]" office:value-type="float" office:value="399.518089583208" calcext:value-type="float">
            <text:p>399.52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8-10-01" calcext:value-type="date">
            <text:p>01/10/18</text:p>
          </table:table-cell>
          <table:table-cell table:style-name="ce20" office:value-type="float" office:value="400.16" calcext:value-type="float">
            <text:p>400.16</text:p>
          </table:table-cell>
          <table:table-cell table:style-name="ce26" office:value-type="float" office:value="399.461" calcext:value-type="float">
            <text:p>399.461</text:p>
          </table:table-cell>
          <table:table-cell table:style-name="ce29" table:formula="of:=([.A226] * [.$C$297]) + [.$C$298]" office:value-type="float" office:value="399.529763392281" calcext:value-type="float">
            <text:p>399.53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8-11-01" calcext:value-type="date">
            <text:p>01/11/18</text:p>
          </table:table-cell>
          <table:table-cell table:style-name="ce20" office:value-type="float" office:value="393.73" calcext:value-type="float">
            <text:p>393.73</text:p>
          </table:table-cell>
          <table:table-cell table:style-name="ce26" office:value-type="float" office:value="399.529" calcext:value-type="float">
            <text:p>399.529</text:p>
          </table:table-cell>
          <table:table-cell table:style-name="ce29" table:formula="of:=([.A227] * [.$C$297]) + [.$C$298]" office:value-type="float" office:value="399.541826328324" calcext:value-type="float">
            <text:p>399.54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8-12-01" calcext:value-type="date">
            <text:p>01/12/18</text:p>
          </table:table-cell>
          <table:table-cell table:style-name="ce20" office:value-type="float" office:value="390.77" calcext:value-type="float">
            <text:p>390.77</text:p>
          </table:table-cell>
          <table:table-cell table:style-name="ce26" office:value-type="float" office:value="399.596" calcext:value-type="float">
            <text:p>399.596</text:p>
          </table:table-cell>
          <table:table-cell table:style-name="ce29" table:formula="of:=([.A228] * [.$C$297]) + [.$C$298]" office:value-type="float" office:value="399.553500137397" calcext:value-type="float">
            <text:p>399.55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9-01-01" calcext:value-type="date">
            <text:p>01/01/19</text:p>
          </table:table-cell>
          <table:table-cell table:style-name="ce20" office:value-type="float" office:value="389.75" calcext:value-type="float">
            <text:p>389.75</text:p>
          </table:table-cell>
          <table:table-cell table:style-name="ce26" office:value-type="float" office:value="399.66" calcext:value-type="float">
            <text:p>399.66</text:p>
          </table:table-cell>
          <table:table-cell table:style-name="ce29" table:formula="of:=([.A229] * [.$C$297]) + [.$C$298]" office:value-type="float" office:value="399.56556307344" calcext:value-type="float">
            <text:p>399.57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9-02-01" calcext:value-type="date">
            <text:p>01/02/19</text:p>
          </table:table-cell>
          <table:table-cell table:style-name="ce20" office:value-type="float" office:value="391.28" calcext:value-type="float">
            <text:p>391.28</text:p>
          </table:table-cell>
          <table:table-cell table:style-name="ce26" office:value-type="float" office:value="399.722" calcext:value-type="float">
            <text:p>399.722</text:p>
          </table:table-cell>
          <table:table-cell table:style-name="ce29" table:formula="of:=([.A230] * [.$C$297]) + [.$C$298]" office:value-type="float" office:value="399.577626009482" calcext:value-type="float">
            <text:p>399.58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9-03-01" calcext:value-type="date">
            <text:p>01/03/19</text:p>
          </table:table-cell>
          <table:table-cell table:style-name="ce20" office:value-type="float" office:value="395.57" calcext:value-type="float">
            <text:p>395.57</text:p>
          </table:table-cell>
          <table:table-cell table:style-name="ce26" office:value-type="float" office:value="399.783" calcext:value-type="float">
            <text:p>399.783</text:p>
          </table:table-cell>
          <table:table-cell table:style-name="ce29" table:formula="of:=([.A231] * [.$C$297]) + [.$C$298]" office:value-type="float" office:value="399.588521564617" calcext:value-type="float">
            <text:p>399.59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9-04-01" calcext:value-type="date">
            <text:p>01/04/19</text:p>
          </table:table-cell>
          <table:table-cell table:style-name="ce20" office:value-type="float" office:value="400.18" calcext:value-type="float">
            <text:p>400.18</text:p>
          </table:table-cell>
          <table:table-cell table:style-name="ce26" office:value-type="float" office:value="399.846" calcext:value-type="float">
            <text:p>399.846</text:p>
          </table:table-cell>
          <table:table-cell table:style-name="ce29" table:formula="of:=([.A232] * [.$C$297]) + [.$C$298]" office:value-type="float" office:value="399.60058450066" calcext:value-type="float">
            <text:p>399.60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9-05-01" calcext:value-type="date">
            <text:p>01/05/19</text:p>
          </table:table-cell>
          <table:table-cell table:style-name="ce20" office:value-type="float" office:value="404.82" calcext:value-type="float">
            <text:p>404.82</text:p>
          </table:table-cell>
          <table:table-cell table:style-name="ce26" office:value-type="float" office:value="399.911" calcext:value-type="float">
            <text:p>399.911</text:p>
          </table:table-cell>
          <table:table-cell table:style-name="ce29" table:formula="of:=([.A233] * [.$C$297]) + [.$C$298]" office:value-type="float" office:value="399.612258309733" calcext:value-type="float">
            <text:p>399.61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9-06-01" calcext:value-type="date">
            <text:p>01/06/19</text:p>
          </table:table-cell>
          <table:table-cell table:style-name="ce20" office:value-type="float" office:value="408.31" calcext:value-type="float">
            <text:p>408.31</text:p>
          </table:table-cell>
          <table:table-cell table:style-name="ce26" office:value-type="float" office:value="399.979" calcext:value-type="float">
            <text:p>399.979</text:p>
          </table:table-cell>
          <table:table-cell table:style-name="ce29" table:formula="of:=([.A234] * [.$C$297]) + [.$C$298]" office:value-type="float" office:value="399.624321245775" calcext:value-type="float">
            <text:p>399.62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9-07-01" calcext:value-type="date">
            <text:p>01/07/19</text:p>
          </table:table-cell>
          <table:table-cell table:style-name="ce20" office:value-type="float" office:value="409.46" calcext:value-type="float">
            <text:p>409.46</text:p>
          </table:table-cell>
          <table:table-cell table:style-name="ce26" office:value-type="float" office:value="400.048" calcext:value-type="float">
            <text:p>400.048</text:p>
          </table:table-cell>
          <table:table-cell table:style-name="ce29" table:formula="of:=([.A235] * [.$C$297]) + [.$C$298]" office:value-type="float" office:value="399.635995054849" calcext:value-type="float">
            <text:p>399.64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9-08-01" calcext:value-type="date">
            <text:p>01/08/19</text:p>
          </table:table-cell>
          <table:table-cell table:style-name="ce20" office:value-type="float" office:value="408.6" calcext:value-type="float">
            <text:p>408.6</text:p>
          </table:table-cell>
          <table:table-cell table:style-name="ce26" office:value-type="float" office:value="400.115" calcext:value-type="float">
            <text:p>400.115</text:p>
          </table:table-cell>
          <table:table-cell table:style-name="ce29" table:formula="of:=([.A236] * [.$C$297]) + [.$C$298]" office:value-type="float" office:value="399.648057990891" calcext:value-type="float">
            <text:p>399.65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9-09-01" calcext:value-type="date">
            <text:p>01/09/19</text:p>
          </table:table-cell>
          <table:table-cell table:style-name="ce20" office:value-type="float" office:value="405.29" calcext:value-type="float">
            <text:p>405.29</text:p>
          </table:table-cell>
          <table:table-cell table:style-name="ce26" office:value-type="float" office:value="400.173" calcext:value-type="float">
            <text:p>400.173</text:p>
          </table:table-cell>
          <table:table-cell table:style-name="ce29" table:formula="of:=([.A237] * [.$C$297]) + [.$C$298]" office:value-type="float" office:value="399.660120926934" calcext:value-type="float">
            <text:p>399.66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9-10-01" calcext:value-type="date">
            <text:p>01/10/19</text:p>
          </table:table-cell>
          <table:table-cell table:style-name="ce20" office:value-type="float" office:value="400.57" calcext:value-type="float">
            <text:p>400.57</text:p>
          </table:table-cell>
          <table:table-cell table:style-name="ce26" office:value-type="float" office:value="400.217" calcext:value-type="float">
            <text:p>400.217</text:p>
          </table:table-cell>
          <table:table-cell table:style-name="ce29" table:formula="of:=([.A238] * [.$C$297]) + [.$C$298]" office:value-type="float" office:value="399.671794736007" calcext:value-type="float">
            <text:p>399.67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9-11-01" calcext:value-type="date">
            <text:p>01/11/19</text:p>
          </table:table-cell>
          <table:table-cell table:style-name="ce20" office:value-type="float" office:value="394.63" calcext:value-type="float">
            <text:p>394.63</text:p>
          </table:table-cell>
          <table:table-cell table:style-name="ce26" office:value-type="float" office:value="400.243" calcext:value-type="float">
            <text:p>400.243</text:p>
          </table:table-cell>
          <table:table-cell table:style-name="ce29" table:formula="of:=([.A239] * [.$C$297]) + [.$C$298]" office:value-type="float" office:value="399.68385767205" calcext:value-type="float">
            <text:p>399.68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19-12-01" calcext:value-type="date">
            <text:p>01/12/19</text:p>
          </table:table-cell>
          <table:table-cell table:style-name="ce20" office:value-type="float" office:value="391.74" calcext:value-type="float">
            <text:p>391.74</text:p>
          </table:table-cell>
          <table:table-cell table:style-name="ce26" office:value-type="float" office:value="400.253" calcext:value-type="float">
            <text:p>400.253</text:p>
          </table:table-cell>
          <table:table-cell table:style-name="ce29" table:formula="of:=([.A240] * [.$C$297]) + [.$C$298]" office:value-type="float" office:value="399.695531481123" calcext:value-type="float">
            <text:p>399.70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0-01-01" calcext:value-type="date">
            <text:p>01/01/20</text:p>
          </table:table-cell>
          <table:table-cell table:style-name="ce20" office:value-type="float" office:value="390.7" calcext:value-type="float">
            <text:p>390.7</text:p>
          </table:table-cell>
          <table:table-cell table:style-name="ce26" office:value-type="float" office:value="400.253" calcext:value-type="float">
            <text:p>400.253</text:p>
          </table:table-cell>
          <table:table-cell table:style-name="ce29" table:formula="of:=([.A241] * [.$C$297]) + [.$C$298]" office:value-type="float" office:value="399.707594417165" calcext:value-type="float">
            <text:p>399.71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0-02-01" calcext:value-type="date">
            <text:p>01/02/20</text:p>
          </table:table-cell>
          <table:table-cell table:style-name="ce20" office:value-type="float" office:value="392.45" calcext:value-type="float">
            <text:p>392.45</text:p>
          </table:table-cell>
          <table:table-cell table:style-name="ce26" office:value-type="float" office:value="400.247" calcext:value-type="float">
            <text:p>400.247</text:p>
          </table:table-cell>
          <table:table-cell table:style-name="ce29" table:formula="of:=([.A242] * [.$C$297]) + [.$C$298]" office:value-type="float" office:value="399.719657353208" calcext:value-type="float">
            <text:p>399.72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0-03-01" calcext:value-type="date">
            <text:p>01/03/20</text:p>
          </table:table-cell>
          <table:table-cell table:style-name="ce20" office:value-type="float" office:value="395.7" calcext:value-type="float">
            <text:p>395.7</text:p>
          </table:table-cell>
          <table:table-cell table:style-name="ce26" office:value-type="float" office:value="400.239" calcext:value-type="float">
            <text:p>400.239</text:p>
          </table:table-cell>
          <table:table-cell table:style-name="ce29" table:formula="of:=([.A243] * [.$C$297]) + [.$C$298]" office:value-type="float" office:value="399.730942035312" calcext:value-type="float">
            <text:p>399.73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0-04-01" calcext:value-type="date">
            <text:p>01/04/20</text:p>
          </table:table-cell>
          <table:table-cell table:style-name="ce20" office:value-type="float" office:value="400.7" calcext:value-type="float">
            <text:p>400.7</text:p>
          </table:table-cell>
          <table:table-cell table:style-name="ce26" office:value-type="float" office:value="400.226" calcext:value-type="float">
            <text:p>400.226</text:p>
          </table:table-cell>
          <table:table-cell table:style-name="ce29" table:formula="of:=([.A244] * [.$C$297]) + [.$C$298]" office:value-type="float" office:value="399.743004971354" calcext:value-type="float">
            <text:p>399.74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0-05-01" calcext:value-type="date">
            <text:p>01/05/20</text:p>
          </table:table-cell>
          <table:table-cell table:style-name="ce20" office:value-type="float" office:value="405.05" calcext:value-type="float">
            <text:p>405.05</text:p>
          </table:table-cell>
          <table:table-cell table:style-name="ce26" office:value-type="float" office:value="400.202" calcext:value-type="float">
            <text:p>400.202</text:p>
          </table:table-cell>
          <table:table-cell table:style-name="ce29" table:formula="of:=([.A245] * [.$C$297]) + [.$C$298]" office:value-type="float" office:value="399.754678780428" calcext:value-type="float">
            <text:p>399.75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0-06-01" calcext:value-type="date">
            <text:p>01/06/20</text:p>
          </table:table-cell>
          <table:table-cell table:style-name="ce20" office:value-type="float" office:value="408.14" calcext:value-type="float">
            <text:p>408.14</text:p>
          </table:table-cell>
          <table:table-cell table:style-name="ce26" office:value-type="float" office:value="400.157" calcext:value-type="float">
            <text:p>400.157</text:p>
          </table:table-cell>
          <table:table-cell table:style-name="ce29" table:formula="of:=([.A246] * [.$C$297]) + [.$C$298]" office:value-type="float" office:value="399.76674171647" calcext:value-type="float">
            <text:p>399.77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0-07-01" calcext:value-type="date">
            <text:p>01/07/20</text:p>
          </table:table-cell>
          <table:table-cell table:style-name="ce20" office:value-type="float" office:value="409.32" calcext:value-type="float">
            <text:p>409.32</text:p>
          </table:table-cell>
          <table:table-cell table:style-name="ce26" office:value-type="float" office:value="400.088" calcext:value-type="float">
            <text:p>400.088</text:p>
          </table:table-cell>
          <table:table-cell table:style-name="ce29" table:formula="of:=([.A247] * [.$C$297]) + [.$C$298]" office:value-type="float" office:value="399.778415525544" calcext:value-type="float">
            <text:p>399.78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0-08-01" calcext:value-type="date">
            <text:p>01/08/20</text:p>
          </table:table-cell>
          <table:table-cell table:style-name="ce20" office:value-type="float" office:value="408.34" calcext:value-type="float">
            <text:p>408.34</text:p>
          </table:table-cell>
          <table:table-cell table:style-name="ce26" office:value-type="float" office:value="399.999" calcext:value-type="float">
            <text:p>399.999</text:p>
          </table:table-cell>
          <table:table-cell table:style-name="ce29" table:formula="of:=([.A248] * [.$C$297]) + [.$C$298]" office:value-type="float" office:value="399.790478461586" calcext:value-type="float">
            <text:p>399.79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0-09-01" calcext:value-type="date">
            <text:p>01/09/20</text:p>
          </table:table-cell>
          <table:table-cell table:style-name="ce20" office:value-type="float" office:value="405.67" calcext:value-type="float">
            <text:p>405.67</text:p>
          </table:table-cell>
          <table:table-cell table:style-name="ce26" office:value-type="float" office:value="399.902" calcext:value-type="float">
            <text:p>399.902</text:p>
          </table:table-cell>
          <table:table-cell table:style-name="ce29" table:formula="of:=([.A249] * [.$C$297]) + [.$C$298]" office:value-type="float" office:value="399.802541397629" calcext:value-type="float">
            <text:p>399.80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0-10-01" calcext:value-type="date">
            <text:p>01/10/20</text:p>
          </table:table-cell>
          <table:table-cell table:style-name="ce20" office:value-type="float" office:value="400.21" calcext:value-type="float">
            <text:p>400.21</text:p>
          </table:table-cell>
          <table:table-cell table:style-name="ce26" office:value-type="float" office:value="399.81" calcext:value-type="float">
            <text:p>399.81</text:p>
          </table:table-cell>
          <table:table-cell table:style-name="ce29" table:formula="of:=([.A250] * [.$C$297]) + [.$C$298]" office:value-type="float" office:value="399.814215206702" calcext:value-type="float">
            <text:p>399.81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0-11-01" calcext:value-type="date">
            <text:p>01/11/20</text:p>
          </table:table-cell>
          <table:table-cell table:style-name="ce20" office:value-type="float" office:value="395.16" calcext:value-type="float">
            <text:p>395.16</text:p>
          </table:table-cell>
          <table:table-cell table:style-name="ce26" office:value-type="float" office:value="399.732" calcext:value-type="float">
            <text:p>399.732</text:p>
          </table:table-cell>
          <table:table-cell table:style-name="ce29" table:formula="of:=([.A251] * [.$C$297]) + [.$C$298]" office:value-type="float" office:value="399.826278142744" calcext:value-type="float">
            <text:p>399.83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0-12-01" calcext:value-type="date">
            <text:p>01/12/20</text:p>
          </table:table-cell>
          <table:table-cell table:style-name="ce20" office:value-type="float" office:value="390.65" calcext:value-type="float">
            <text:p>390.65</text:p>
          </table:table-cell>
          <table:table-cell table:style-name="ce26" office:value-type="float" office:value="399.673" calcext:value-type="float">
            <text:p>399.673</text:p>
          </table:table-cell>
          <table:table-cell table:style-name="ce29" table:formula="of:=([.A252] * [.$C$297]) + [.$C$298]" office:value-type="float" office:value="399.837951951818" calcext:value-type="float">
            <text:p>399.84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1-01-01" calcext:value-type="date">
            <text:p>01/01/21</text:p>
          </table:table-cell>
          <table:table-cell table:style-name="ce20" office:value-type="float" office:value="389.84" calcext:value-type="float">
            <text:p>389.84</text:p>
          </table:table-cell>
          <table:table-cell table:style-name="ce26" office:value-type="float" office:value="399.634" calcext:value-type="float">
            <text:p>399.634</text:p>
          </table:table-cell>
          <table:table-cell table:style-name="ce29" table:formula="of:=([.A253] * [.$C$297]) + [.$C$298]" office:value-type="float" office:value="399.85001488786" calcext:value-type="float">
            <text:p>399.85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1-02-01" calcext:value-type="date">
            <text:p>01/02/21</text:p>
          </table:table-cell>
          <table:table-cell table:style-name="ce20" office:value-type="float" office:value="390.57" calcext:value-type="float">
            <text:p>390.57</text:p>
          </table:table-cell>
          <table:table-cell table:style-name="ce26" office:value-type="float" office:value="399.61" calcext:value-type="float">
            <text:p>399.61</text:p>
          </table:table-cell>
          <table:table-cell table:style-name="ce29" table:formula="of:=([.A254] * [.$C$297]) + [.$C$298]" office:value-type="float" office:value="399.862077823903" calcext:value-type="float">
            <text:p>399.86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1-03-01" calcext:value-type="date">
            <text:p>01/03/21</text:p>
          </table:table-cell>
          <table:table-cell table:style-name="ce20" office:value-type="float" office:value="394.28" calcext:value-type="float">
            <text:p>394.28</text:p>
          </table:table-cell>
          <table:table-cell table:style-name="ce26" office:value-type="float" office:value="399.595" calcext:value-type="float">
            <text:p>399.595</text:p>
          </table:table-cell>
          <table:table-cell table:style-name="ce29" table:formula="of:=([.A255] * [.$C$297]) + [.$C$298]" office:value-type="float" office:value="399.872973379038" calcext:value-type="float">
            <text:p>399.87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1-04-01" calcext:value-type="date">
            <text:p>01/04/21</text:p>
          </table:table-cell>
          <table:table-cell table:style-name="ce20" office:value-type="float" office:value="399.25" calcext:value-type="float">
            <text:p>399.25</text:p>
          </table:table-cell>
          <table:table-cell table:style-name="ce26" office:value-type="float" office:value="399.585" calcext:value-type="float">
            <text:p>399.585</text:p>
          </table:table-cell>
          <table:table-cell table:style-name="ce29" table:formula="of:=([.A256] * [.$C$297]) + [.$C$298]" office:value-type="float" office:value="399.88503631508" calcext:value-type="float">
            <text:p>399.89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1-05-01" calcext:value-type="date">
            <text:p>01/05/21</text:p>
          </table:table-cell>
          <table:table-cell table:style-name="ce20" office:value-type="float" office:value="404.2" calcext:value-type="float">
            <text:p>404.2</text:p>
          </table:table-cell>
          <table:table-cell table:style-name="ce26" office:value-type="float" office:value="399.578" calcext:value-type="float">
            <text:p>399.578</text:p>
          </table:table-cell>
          <table:table-cell table:style-name="ce29" table:formula="of:=([.A257] * [.$C$297]) + [.$C$298]" office:value-type="float" office:value="399.896710124153" calcext:value-type="float">
            <text:p>399.90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1-06-01" calcext:value-type="date">
            <text:p>01/06/21</text:p>
          </table:table-cell>
          <table:table-cell table:style-name="ce20" office:value-type="float" office:value="407.82" calcext:value-type="float">
            <text:p>407.82</text:p>
          </table:table-cell>
          <table:table-cell table:style-name="ce26" office:value-type="float" office:value="399.577" calcext:value-type="float">
            <text:p>399.577</text:p>
          </table:table-cell>
          <table:table-cell table:style-name="ce29" table:formula="of:=([.A258] * [.$C$297]) + [.$C$298]" office:value-type="float" office:value="399.908773060196" calcext:value-type="float">
            <text:p>399.91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1-07-01" calcext:value-type="date">
            <text:p>01/07/21</text:p>
          </table:table-cell>
          <table:table-cell table:style-name="ce20" office:value-type="float" office:value="409.25" calcext:value-type="float">
            <text:p>409.25</text:p>
          </table:table-cell>
          <table:table-cell table:style-name="ce26" office:value-type="float" office:value="399.585" calcext:value-type="float">
            <text:p>399.585</text:p>
          </table:table-cell>
          <table:table-cell table:style-name="ce29" table:formula="of:=([.A259] * [.$C$297]) + [.$C$298]" office:value-type="float" office:value="399.920446869269" calcext:value-type="float">
            <text:p>399.92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1-08-01" calcext:value-type="date">
            <text:p>01/08/21</text:p>
          </table:table-cell>
          <table:table-cell table:style-name="ce20" office:value-type="float" office:value="408.67" calcext:value-type="float">
            <text:p>408.67</text:p>
          </table:table-cell>
          <table:table-cell table:style-name="ce26" office:value-type="float" office:value="399.602" calcext:value-type="float">
            <text:p>399.602</text:p>
          </table:table-cell>
          <table:table-cell table:style-name="ce29" table:formula="of:=([.A260] * [.$C$297]) + [.$C$298]" office:value-type="float" office:value="399.932509805312" calcext:value-type="float">
            <text:p>399.93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1-09-01" calcext:value-type="date">
            <text:p>01/09/21</text:p>
          </table:table-cell>
          <table:table-cell table:style-name="ce20" office:value-type="float" office:value="405.4" calcext:value-type="float">
            <text:p>405.4</text:p>
          </table:table-cell>
          <table:table-cell table:style-name="ce26" office:value-type="float" office:value="399.625" calcext:value-type="float">
            <text:p>399.625</text:p>
          </table:table-cell>
          <table:table-cell table:style-name="ce29" table:formula="of:=([.A261] * [.$C$297]) + [.$C$298]" office:value-type="float" office:value="399.944572741354" calcext:value-type="float">
            <text:p>399.94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1-10-01" calcext:value-type="date">
            <text:p>01/10/21</text:p>
          </table:table-cell>
          <table:table-cell table:style-name="ce20" office:value-type="float" office:value="400.2" calcext:value-type="float">
            <text:p>400.2</text:p>
          </table:table-cell>
          <table:table-cell table:style-name="ce26" office:value-type="float" office:value="399.646" calcext:value-type="float">
            <text:p>399.646</text:p>
          </table:table-cell>
          <table:table-cell table:style-name="ce29" table:formula="of:=([.A262] * [.$C$297]) + [.$C$298]" office:value-type="float" office:value="399.956246550428" calcext:value-type="float">
            <text:p>399.96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1-11-01" calcext:value-type="date">
            <text:p>01/11/21</text:p>
          </table:table-cell>
          <table:table-cell table:style-name="ce20" office:value-type="float" office:value="394.52" calcext:value-type="float">
            <text:p>394.52</text:p>
          </table:table-cell>
          <table:table-cell table:style-name="ce26" office:value-type="float" office:value="399.659" calcext:value-type="float">
            <text:p>399.659</text:p>
          </table:table-cell>
          <table:table-cell table:style-name="ce29" table:formula="of:=([.A263] * [.$C$297]) + [.$C$298]" office:value-type="float" office:value="399.96830948647" calcext:value-type="float">
            <text:p>399.97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1-12-01" calcext:value-type="date">
            <text:p>01/12/21</text:p>
          </table:table-cell>
          <table:table-cell table:style-name="ce20" office:value-type="float" office:value="390.93" calcext:value-type="float">
            <text:p>390.93</text:p>
          </table:table-cell>
          <table:table-cell table:style-name="ce26" office:value-type="float" office:value="399.66" calcext:value-type="float">
            <text:p>399.66</text:p>
          </table:table-cell>
          <table:table-cell table:style-name="ce29" table:formula="of:=([.A264] * [.$C$297]) + [.$C$298]" office:value-type="float" office:value="399.979983295543" calcext:value-type="float">
            <text:p>399.98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2-01-01" calcext:value-type="date">
            <text:p>01/01/22</text:p>
          </table:table-cell>
          <table:table-cell table:style-name="ce20" office:value-type="float" office:value="389.7" calcext:value-type="float">
            <text:p>389.7</text:p>
          </table:table-cell>
          <table:table-cell table:style-name="ce26" office:value-type="float" office:value="399.649" calcext:value-type="float">
            <text:p>399.649</text:p>
          </table:table-cell>
          <table:table-cell table:style-name="ce29" table:formula="of:=([.A265] * [.$C$297]) + [.$C$298]" office:value-type="float" office:value="399.992046231586" calcext:value-type="float">
            <text:p>399.99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2-02-01" calcext:value-type="date">
            <text:p>01/02/22</text:p>
          </table:table-cell>
          <table:table-cell table:style-name="ce20" office:value-type="float" office:value="391" calcext:value-type="float">
            <text:p>391</text:p>
          </table:table-cell>
          <table:table-cell table:style-name="ce26" office:value-type="float" office:value="399.631" calcext:value-type="float">
            <text:p>399.631</text:p>
          </table:table-cell>
          <table:table-cell table:style-name="ce29" table:formula="of:=([.A266] * [.$C$297]) + [.$C$298]" office:value-type="float" office:value="400.004109167628" calcext:value-type="float">
            <text:p>400.00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2-03-01" calcext:value-type="date">
            <text:p>01/03/22</text:p>
          </table:table-cell>
          <table:table-cell table:style-name="ce20" office:value-type="float" office:value="394.86" calcext:value-type="float">
            <text:p>394.86</text:p>
          </table:table-cell>
          <table:table-cell table:style-name="ce26" office:value-type="float" office:value="399.607" calcext:value-type="float">
            <text:p>399.607</text:p>
          </table:table-cell>
          <table:table-cell table:style-name="ce29" table:formula="of:=([.A267] * [.$C$297]) + [.$C$298]" office:value-type="float" office:value="400.015004722763" calcext:value-type="float">
            <text:p>400.02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2-04-01" calcext:value-type="date">
            <text:p>01/04/22</text:p>
          </table:table-cell>
          <table:table-cell table:style-name="ce20" office:value-type="float" office:value="399.48" calcext:value-type="float">
            <text:p>399.48</text:p>
          </table:table-cell>
          <table:table-cell table:style-name="ce26" office:value-type="float" office:value="399.58" calcext:value-type="float">
            <text:p>399.58</text:p>
          </table:table-cell>
          <table:table-cell table:style-name="ce29" table:formula="of:=([.A268] * [.$C$297]) + [.$C$298]" office:value-type="float" office:value="400.027067658806" calcext:value-type="float">
            <text:p>400.03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2-05-01" calcext:value-type="date">
            <text:p>01/05/22</text:p>
          </table:table-cell>
          <table:table-cell table:style-name="ce20" office:value-type="float" office:value="403.9" calcext:value-type="float">
            <text:p>403.9</text:p>
          </table:table-cell>
          <table:table-cell table:style-name="ce26" office:value-type="float" office:value="399.556" calcext:value-type="float">
            <text:p>399.556</text:p>
          </table:table-cell>
          <table:table-cell table:style-name="ce29" table:formula="of:=([.A269] * [.$C$297]) + [.$C$298]" office:value-type="float" office:value="400.038741467879" calcext:value-type="float">
            <text:p>400.04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2-06-01" calcext:value-type="date">
            <text:p>01/06/22</text:p>
          </table:table-cell>
          <table:table-cell table:style-name="ce20" office:value-type="float" office:value="408.01" calcext:value-type="float">
            <text:p>408.01</text:p>
          </table:table-cell>
          <table:table-cell table:style-name="ce26" office:value-type="float" office:value="399.543" calcext:value-type="float">
            <text:p>399.543</text:p>
          </table:table-cell>
          <table:table-cell table:style-name="ce29" table:formula="of:=([.A270] * [.$C$297]) + [.$C$298]" office:value-type="float" office:value="400.050804403922" calcext:value-type="float">
            <text:p>400.05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2-07-01" calcext:value-type="date">
            <text:p>01/07/22</text:p>
          </table:table-cell>
          <table:table-cell table:style-name="ce20" office:value-type="float" office:value="409.14" calcext:value-type="float">
            <text:p>409.14</text:p>
          </table:table-cell>
          <table:table-cell table:style-name="ce26" office:value-type="float" office:value="399.549" calcext:value-type="float">
            <text:p>399.549</text:p>
          </table:table-cell>
          <table:table-cell table:style-name="ce29" table:formula="of:=([.A271] * [.$C$297]) + [.$C$298]" office:value-type="float" office:value="400.062478212995" calcext:value-type="float">
            <text:p>400.06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2-08-01" calcext:value-type="date">
            <text:p>01/08/22</text:p>
          </table:table-cell>
          <table:table-cell table:style-name="ce20" office:value-type="float" office:value="408.35" calcext:value-type="float">
            <text:p>408.35</text:p>
          </table:table-cell>
          <table:table-cell table:style-name="ce26" office:value-type="float" office:value="399.575" calcext:value-type="float">
            <text:p>399.575</text:p>
          </table:table-cell>
          <table:table-cell table:style-name="ce29" table:formula="of:=([.A272] * [.$C$297]) + [.$C$298]" office:value-type="float" office:value="400.074541149037" calcext:value-type="float">
            <text:p>400.07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2-09-01" calcext:value-type="date">
            <text:p>01/09/22</text:p>
          </table:table-cell>
          <table:table-cell table:style-name="ce20" office:value-type="float" office:value="405.15" calcext:value-type="float">
            <text:p>405.15</text:p>
          </table:table-cell>
          <table:table-cell table:style-name="ce26" office:value-type="float" office:value="399.624" calcext:value-type="float">
            <text:p>399.624</text:p>
          </table:table-cell>
          <table:table-cell table:style-name="ce29" table:formula="of:=([.A273] * [.$C$297]) + [.$C$298]" office:value-type="float" office:value="400.08660408508" calcext:value-type="float">
            <text:p>400.09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2-10-01" calcext:value-type="date">
            <text:p>01/10/22</text:p>
          </table:table-cell>
          <table:table-cell table:style-name="ce20" office:value-type="float" office:value="400.15" calcext:value-type="float">
            <text:p>400.15</text:p>
          </table:table-cell>
          <table:table-cell table:style-name="ce26" office:value-type="float" office:value="399.697" calcext:value-type="float">
            <text:p>399.697</text:p>
          </table:table-cell>
          <table:table-cell table:style-name="ce29" table:formula="of:=([.A274] * [.$C$297]) + [.$C$298]" office:value-type="float" office:value="400.098277894153" calcext:value-type="float">
            <text:p>400.10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2-11-01" calcext:value-type="date">
            <text:p>01/11/22</text:p>
          </table:table-cell>
          <table:table-cell table:style-name="ce20" office:value-type="float" office:value="393.77" calcext:value-type="float">
            <text:p>393.77</text:p>
          </table:table-cell>
          <table:table-cell table:style-name="ce26" office:value-type="float" office:value="399.797" calcext:value-type="float">
            <text:p>399.797</text:p>
          </table:table-cell>
          <table:table-cell table:style-name="ce29" table:formula="of:=([.A275] * [.$C$297]) + [.$C$298]" office:value-type="float" office:value="400.110340830196" calcext:value-type="float">
            <text:p>400.11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2-12-01" calcext:value-type="date">
            <text:p>01/12/22</text:p>
          </table:table-cell>
          <table:table-cell table:style-name="ce20" office:value-type="float" office:value="390.62" calcext:value-type="float">
            <text:p>390.62</text:p>
          </table:table-cell>
          <table:table-cell table:style-name="ce26" office:value-type="float" office:value="399.927" calcext:value-type="float">
            <text:p>399.927</text:p>
          </table:table-cell>
          <table:table-cell table:style-name="ce29" table:formula="of:=([.A276] * [.$C$297]) + [.$C$298]" office:value-type="float" office:value="400.122014639269" calcext:value-type="float">
            <text:p>400.12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3-01-01" calcext:value-type="date">
            <text:p>01/01/23</text:p>
          </table:table-cell>
          <table:table-cell table:style-name="ce20" office:value-type="float" office:value="389.76" calcext:value-type="float">
            <text:p>389.76</text:p>
          </table:table-cell>
          <table:table-cell table:style-name="ce26" office:value-type="float" office:value="400.087" calcext:value-type="float">
            <text:p>400.087</text:p>
          </table:table-cell>
          <table:table-cell table:style-name="ce29" table:formula="of:=([.A277] * [.$C$297]) + [.$C$298]" office:value-type="float" office:value="400.134077575312" calcext:value-type="float">
            <text:p>400.13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3-02-01" calcext:value-type="date">
            <text:p>01/02/23</text:p>
          </table:table-cell>
          <table:table-cell table:style-name="ce20" office:value-type="float" office:value="391.6" calcext:value-type="float">
            <text:p>391.6</text:p>
          </table:table-cell>
          <table:table-cell table:style-name="ce26" office:value-type="float" office:value="400.276" calcext:value-type="float">
            <text:p>400.276</text:p>
          </table:table-cell>
          <table:table-cell table:style-name="ce29" table:formula="of:=([.A278] * [.$C$297]) + [.$C$298]" office:value-type="float" office:value="400.146140511354" calcext:value-type="float">
            <text:p>400.15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3-03-01" calcext:value-type="date">
            <text:p>01/03/23</text:p>
          </table:table-cell>
          <table:table-cell table:style-name="ce20" office:value-type="float" office:value="395.96" calcext:value-type="float">
            <text:p>395.96</text:p>
          </table:table-cell>
          <table:table-cell table:style-name="ce26" office:value-type="float" office:value="400.521" calcext:value-type="float">
            <text:p>400.521</text:p>
          </table:table-cell>
          <table:table-cell table:style-name="ce29" table:formula="of:=([.A279] * [.$C$297]) + [.$C$298]" office:value-type="float" office:value="400.157036066489" calcext:value-type="float">
            <text:p>400.16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3-04-01" calcext:value-type="date">
            <text:p>01/04/23</text:p>
          </table:table-cell>
          <table:table-cell table:style-name="ce20" office:value-type="float" office:value="399.85" calcext:value-type="float">
            <text:p>399.85</text:p>
          </table:table-cell>
          <table:table-cell table:style-name="ce26" office:value-type="float" office:value="400.764" calcext:value-type="float">
            <text:p>400.764</text:p>
          </table:table-cell>
          <table:table-cell table:style-name="ce29" table:formula="of:=([.A280] * [.$C$297]) + [.$C$298]" office:value-type="float" office:value="400.169099002532" calcext:value-type="float">
            <text:p>400.17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3-05-01" calcext:value-type="date">
            <text:p>01/05/23</text:p>
          </table:table-cell>
          <table:table-cell table:style-name="ce20" office:value-type="float" office:value="405.24" calcext:value-type="float">
            <text:p>405.24</text:p>
          </table:table-cell>
          <table:table-cell table:style-name="ce26" office:value-type="float" office:value="401.006" calcext:value-type="float">
            <text:p>401.006</text:p>
          </table:table-cell>
          <table:table-cell table:style-name="ce29" table:formula="of:=([.A281] * [.$C$297]) + [.$C$298]" office:value-type="float" office:value="400.180772811605" calcext:value-type="float">
            <text:p>400.18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3-06-01" calcext:value-type="date">
            <text:p>01/06/23</text:p>
          </table:table-cell>
          <table:table-cell table:style-name="ce20" office:value-type="float" office:value="409.67" calcext:value-type="float">
            <text:p>409.67</text:p>
          </table:table-cell>
          <table:table-cell table:style-name="ce26" office:value-type="float" office:value="401.249" calcext:value-type="float">
            <text:p>401.249</text:p>
          </table:table-cell>
          <table:table-cell table:style-name="ce29" table:formula="of:=([.A282] * [.$C$297]) + [.$C$298]" office:value-type="float" office:value="400.192835747647" calcext:value-type="float">
            <text:p>400.19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3-07-01" calcext:value-type="date">
            <text:p>01/07/23</text:p>
          </table:table-cell>
          <table:table-cell table:style-name="ce20" office:value-type="float" office:value="411.51" calcext:value-type="float">
            <text:p>411.51</text:p>
          </table:table-cell>
          <table:table-cell table:style-name="ce26" office:value-type="float" office:value="401.495" calcext:value-type="float">
            <text:p>401.495</text:p>
          </table:table-cell>
          <table:table-cell table:style-name="ce29" table:formula="of:=([.A283] * [.$C$297]) + [.$C$298]" office:value-type="float" office:value="400.204509556721" calcext:value-type="float">
            <text:p>400.20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3-08-01" calcext:value-type="date">
            <text:p>01/08/23</text:p>
          </table:table-cell>
          <table:table-cell table:style-name="ce20" office:value-type="float" office:value="411.03" calcext:value-type="float">
            <text:p>411.03</text:p>
          </table:table-cell>
          <table:table-cell table:style-name="ce26" office:value-type="float" office:value="401.744" calcext:value-type="float">
            <text:p>401.744</text:p>
          </table:table-cell>
          <table:table-cell table:style-name="ce29" table:formula="of:=([.A284] * [.$C$297]) + [.$C$298]" office:value-type="float" office:value="400.216572492763" calcext:value-type="float">
            <text:p>400.22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3-09-01" calcext:value-type="date">
            <text:p>01/09/23</text:p>
          </table:table-cell>
          <table:table-cell table:style-name="ce20" office:value-type="float" office:value="408.14" calcext:value-type="float">
            <text:p>408.14</text:p>
          </table:table-cell>
          <table:table-cell table:style-name="ce26" office:value-type="float" office:value="401.996" calcext:value-type="float">
            <text:p>401.996</text:p>
          </table:table-cell>
          <table:table-cell table:style-name="ce29" table:formula="of:=([.A285] * [.$C$297]) + [.$C$298]" office:value-type="float" office:value="400.228635428806" calcext:value-type="float">
            <text:p>400.23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3-10-01" calcext:value-type="date">
            <text:p>01/10/23</text:p>
          </table:table-cell>
          <table:table-cell table:style-name="ce20" office:value-type="float" office:value="402.84" calcext:value-type="float">
            <text:p>402.84</text:p>
          </table:table-cell>
          <table:table-cell table:style-name="ce26" office:value-type="float" office:value="402.249" calcext:value-type="float">
            <text:p>402.249</text:p>
          </table:table-cell>
          <table:table-cell table:style-name="ce29" table:formula="of:=([.A286] * [.$C$297]) + [.$C$298]" office:value-type="float" office:value="400.240309237879" calcext:value-type="float">
            <text:p>400.24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3-11-01" calcext:value-type="date">
            <text:p>01/11/23</text:p>
          </table:table-cell>
          <table:table-cell table:style-name="ce20" office:value-type="float" office:value="397" calcext:value-type="float">
            <text:p>397</text:p>
          </table:table-cell>
          <table:table-cell table:style-name="ce26" office:value-type="float" office:value="402.505" calcext:value-type="float">
            <text:p>402.505</text:p>
          </table:table-cell>
          <table:table-cell table:style-name="ce29" table:formula="of:=([.A287] * [.$C$297]) + [.$C$298]" office:value-type="float" office:value="400.252372173921" calcext:value-type="float">
            <text:p>400.25</text:p>
          </table:table-cell>
          <table:table-cell table:number-columns-repeated="1020"/>
        </table:table-row>
        <table:table-row table:style-name="ro2">
          <table:table-cell table:style-name="ce39" office:value-type="date" office:date-value="2023-12-01" calcext:value-type="date">
            <text:p>01/12/23</text:p>
          </table:table-cell>
          <table:table-cell table:style-name="ce20" office:value-type="float" office:value="393.73" calcext:value-type="float">
            <text:p>393.73</text:p>
          </table:table-cell>
          <table:table-cell table:style-name="ce26" office:value-type="float" office:value="402.762" calcext:value-type="float">
            <text:p>402.762</text:p>
          </table:table-cell>
          <table:table-cell table:style-name="ce29" table:formula="of:=([.A288] * [.$C$297]) + [.$C$298]" office:value-type="float" office:value="400.264045982995" calcext:value-type="float">
            <text:p>400.26</text:p>
          </table:table-cell>
          <table:table-cell table:number-columns-repeated="1020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style-name="ce26" office:value-type="string" calcext:value-type="string">
            <text:p>Average</text:p>
          </table:table-cell>
          <table:table-cell/>
          <table:table-cell table:style-name="ce29" table:formula="of:=AVERAGE([.C3:.C288])" office:value-type="float" office:value="398.57636013986" calcext:value-type="float">
            <text:p>398.58</text:p>
          </table:table-cell>
          <table:table-cell table:style-name="ce29" table:formula="of:=AVERAGE([.D3:.D288])" office:value-type="float" office:value="398.57636013986" calcext:value-type="float">
            <text:p>398.58</text:p>
          </table:table-cell>
          <table:table-cell table:style-name="ce23" table:number-columns-repeated="1020"/>
        </table:table-row>
        <table:table-row table:style-name="ro10">
          <table:table-cell table:style-name="ce26" office:value-type="string" calcext:value-type="string">
            <text:p>Max</text:p>
          </table:table-cell>
          <table:table-cell/>
          <table:table-cell table:style-name="ce29" table:formula="of:=MAX([.C3:.C288])" office:value-type="float" office:value="402.762" calcext:value-type="float">
            <text:p>402.76</text:p>
          </table:table-cell>
          <table:table-cell table:style-name="ce29" table:formula="of:=MAX([.D3:.D288])" office:value-type="float" office:value="400.264045982995" calcext:value-type="float">
            <text:p>400.26</text:p>
          </table:table-cell>
          <table:table-cell table:style-name="ce23" table:number-columns-repeated="1020"/>
        </table:table-row>
        <table:table-row table:style-name="ro10">
          <table:table-cell table:style-name="ce26" office:value-type="string" calcext:value-type="string">
            <text:p>Min</text:p>
          </table:table-cell>
          <table:table-cell/>
          <table:table-cell table:style-name="ce29" table:formula="of:=MIN([.C3:.C288])" office:value-type="float" office:value="396.243" calcext:value-type="float">
            <text:p>396.24</text:p>
          </table:table-cell>
          <table:table-cell table:style-name="ce29" table:formula="of:=MIN([.D3:.D288])" office:value-type="float" office:value="396.888369525952" calcext:value-type="float">
            <text:p>396.89</text:p>
          </table:table-cell>
          <table:table-cell table:style-name="ce23" table:number-columns-repeated="1020"/>
        </table:table-row>
        <table:table-row table:style-name="ro10">
          <table:table-cell table:style-name="ce26" office:value-type="string" calcext:value-type="string">
            <text:p>Difference</text:p>
          </table:table-cell>
          <table:table-cell/>
          <table:table-cell table:style-name="ce29" table:formula="of:=[.C293]-[.C294]" office:value-type="float" office:value="6.51900000000001" calcext:value-type="float">
            <text:p>6.52</text:p>
          </table:table-cell>
          <table:table-cell table:style-name="ce29" table:formula="of:=[.D293]-[.D294]" office:value-type="float" office:value="3.37567645704229" calcext:value-type="float">
            <text:p>3.38</text:p>
          </table:table-cell>
          <table:table-cell table:style-name="ce23" table:number-columns-repeated="1020"/>
        </table:table-row>
        <table:table-row table:style-name="ro10">
          <table:table-cell table:style-name="ce26"/>
          <table:table-cell/>
          <table:table-cell table:style-name="ce23" table:number-columns-repeated="1022"/>
        </table:table-row>
        <table:table-row table:style-name="ro10">
          <table:table-cell table:style-name="ce26" office:value-type="string" calcext:value-type="string">
            <text:p>Trendline a:</text:p>
          </table:table-cell>
          <table:table-cell/>
          <table:table-cell table:style-name="ce21" table:formula="of:=INDEX(LINEST([.C3:.C288];[.A3:.A288]);1)" office:value-type="float" office:value="0.000389126969111503" calcext:value-type="float">
            <text:p>0.000389127</text:p>
          </table:table-cell>
          <table:table-cell table:style-name="ce21"/>
          <table:table-cell table:style-name="ce23" table:number-columns-repeated="1020"/>
        </table:table-row>
        <table:table-row table:style-name="ro10">
          <table:table-cell table:style-name="ce26" office:value-type="string" calcext:value-type="string">
            <text:p>Trendline b:</text:p>
          </table:table-cell>
          <table:table-cell/>
          <table:table-cell table:style-name="ce21" table:formula="of:=INDEX(LINEST([.C3:.C288];[.A3:.A288]);2)" office:value-type="float" office:value="382.651770234039" calcext:value-type="float">
            <text:p>382.651770234</text:p>
          </table:table-cell>
          <table:table-cell table:style-name="ce21"/>
          <table:table-cell table:style-name="ce23" table:number-columns-repeated="1020"/>
        </table:table-row>
        <table:table-row table:style-name="ro10" table:number-rows-repeated="104827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gsfc_lw_dn_all" table:style-name="ta1">
        <table:table-column table:style-name="co3" table:default-cell-style-name="ce19"/>
        <table:table-column table:style-name="co3" table:default-cell-style-name="ce23"/>
        <table:table-column table:style-name="co5" table:default-cell-style-name="ce26"/>
        <table:table-column table:style-name="co3" table:number-columns-repeated="1021" table:default-cell-style-name="Default"/>
        <table:table-row table:style-name="ro10">
          <table:table-cell/>
          <table:table-cell table:style-name="ce15" office:value-type="string" calcext:value-type="string" table:number-columns-spanned="4" table:number-rows-spanned="1">
            <text:p>gsfc_lw_dn_all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style-name="ce14" office:value-type="string" calcext:value-type="string">
            <text:p>Date</text:p>
          </table:table-cell>
          <table:table-cell table:style-name="ce38" office:value-type="string" calcext:value-type="string">
            <text:p>Data</text:p>
          </table:table-cell>
          <table:table-cell table:style-name="ce27" office:value-type="string" calcext:value-type="string">
            <text:p>Deseasonalised</text:p>
          </table:table-cell>
          <table:table-cell table:style-name="ce30" office:value-type="string" calcext:value-type="string">
            <text:p>Trend</text:p>
          </table:table-cell>
          <table:table-cell table:style-name="ce41"/>
          <table:table-cell table:style-name="ce42" table:number-columns-repeated="1019"/>
        </table:table-row>
        <table:table-row table:style-name="ro2">
          <table:table-cell table:style-name="ce18" office:value-type="date" office:date-value="2000-03-01" calcext:value-type="date">
            <text:p>01/03/00</text:p>
          </table:table-cell>
          <table:table-cell table:style-name="ce20" office:value-type="float" office:value="340.32" calcext:value-type="float">
            <text:p>340.32</text:p>
          </table:table-cell>
          <table:table-cell office:value-type="float" office:value="344.873" calcext:value-type="float">
            <text:p>344.873</text:p>
          </table:table-cell>
          <table:table-cell table:style-name="ce29" table:formula="of:=([.A3] * [.$C$297]) + [.$C$298]" office:value-type="float" office:value="344.951060755151" calcext:value-type="float">
            <text:p>344.9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04-01" calcext:value-type="date">
            <text:p>01/04/00</text:p>
          </table:table-cell>
          <table:table-cell table:style-name="ce20" office:value-type="float" office:value="344.82" calcext:value-type="float">
            <text:p>344.82</text:p>
          </table:table-cell>
          <table:table-cell office:value-type="float" office:value="344.869" calcext:value-type="float">
            <text:p>344.869</text:p>
          </table:table-cell>
          <table:table-cell table:style-name="ce29" table:formula="of:=([.A4] * [.$C$297]) + [.$C$298]" office:value-type="float" office:value="344.960488502627" calcext:value-type="float">
            <text:p>344.9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05-01" calcext:value-type="date">
            <text:p>01/05/00</text:p>
          </table:table-cell>
          <table:table-cell table:style-name="ce20" office:value-type="float" office:value="348.97" calcext:value-type="float">
            <text:p>348.97</text:p>
          </table:table-cell>
          <table:table-cell office:value-type="float" office:value="344.869" calcext:value-type="float">
            <text:p>344.869</text:p>
          </table:table-cell>
          <table:table-cell table:style-name="ce29" table:formula="of:=([.A5] * [.$C$297]) + [.$C$298]" office:value-type="float" office:value="344.969612129216" calcext:value-type="float">
            <text:p>344.9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06-01" calcext:value-type="date">
            <text:p>01/06/00</text:p>
          </table:table-cell>
          <table:table-cell table:style-name="ce20" office:value-type="float" office:value="352.69" calcext:value-type="float">
            <text:p>352.69</text:p>
          </table:table-cell>
          <table:table-cell office:value-type="float" office:value="344.872" calcext:value-type="float">
            <text:p>344.872</text:p>
          </table:table-cell>
          <table:table-cell table:style-name="ce29" table:formula="of:=([.A6] * [.$C$297]) + [.$C$298]" office:value-type="float" office:value="344.979039876692" calcext:value-type="float">
            <text:p>344.9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07-01" calcext:value-type="date">
            <text:p>01/07/00</text:p>
          </table:table-cell>
          <table:table-cell table:style-name="ce20" office:value-type="float" office:value="354.42" calcext:value-type="float">
            <text:p>354.42</text:p>
          </table:table-cell>
          <table:table-cell office:value-type="float" office:value="344.879" calcext:value-type="float">
            <text:p>344.879</text:p>
          </table:table-cell>
          <table:table-cell table:style-name="ce29" table:formula="of:=([.A7] * [.$C$297]) + [.$C$298]" office:value-type="float" office:value="344.988163503281" calcext:value-type="float">
            <text:p>344.9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08-01" calcext:value-type="date">
            <text:p>01/08/00</text:p>
          </table:table-cell>
          <table:table-cell table:style-name="ce20" office:value-type="float" office:value="353.37" calcext:value-type="float">
            <text:p>353.37</text:p>
          </table:table-cell>
          <table:table-cell office:value-type="float" office:value="344.889" calcext:value-type="float">
            <text:p>344.889</text:p>
          </table:table-cell>
          <table:table-cell table:style-name="ce29" table:formula="of:=([.A8] * [.$C$297]) + [.$C$298]" office:value-type="float" office:value="344.997591250757" calcext:value-type="float">
            <text:p>345.0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09-01" calcext:value-type="date">
            <text:p>01/09/00</text:p>
          </table:table-cell>
          <table:table-cell table:style-name="ce20" office:value-type="float" office:value="349.99" calcext:value-type="float">
            <text:p>349.99</text:p>
          </table:table-cell>
          <table:table-cell office:value-type="float" office:value="344.902" calcext:value-type="float">
            <text:p>344.902</text:p>
          </table:table-cell>
          <table:table-cell table:style-name="ce29" table:formula="of:=([.A9] * [.$C$297]) + [.$C$298]" office:value-type="float" office:value="345.007018998232" calcext:value-type="float">
            <text:p>345.0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10-01" calcext:value-type="date">
            <text:p>01/10/00</text:p>
          </table:table-cell>
          <table:table-cell table:style-name="ce20" office:value-type="float" office:value="345.4" calcext:value-type="float">
            <text:p>345.4</text:p>
          </table:table-cell>
          <table:table-cell office:value-type="float" office:value="344.918" calcext:value-type="float">
            <text:p>344.918</text:p>
          </table:table-cell>
          <table:table-cell table:style-name="ce29" table:formula="of:=([.A10] * [.$C$297]) + [.$C$298]" office:value-type="float" office:value="345.016142624821" calcext:value-type="float">
            <text:p>345.0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11-01" calcext:value-type="date">
            <text:p>01/11/00</text:p>
          </table:table-cell>
          <table:table-cell table:style-name="ce20" office:value-type="float" office:value="339.59" calcext:value-type="float">
            <text:p>339.59</text:p>
          </table:table-cell>
          <table:table-cell office:value-type="float" office:value="344.936" calcext:value-type="float">
            <text:p>344.936</text:p>
          </table:table-cell>
          <table:table-cell table:style-name="ce29" table:formula="of:=([.A11] * [.$C$297]) + [.$C$298]" office:value-type="float" office:value="345.025570372297" calcext:value-type="float">
            <text:p>345.0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12-01" calcext:value-type="date">
            <text:p>01/12/00</text:p>
          </table:table-cell>
          <table:table-cell table:style-name="ce20" office:value-type="float" office:value="335.92" calcext:value-type="float">
            <text:p>335.92</text:p>
          </table:table-cell>
          <table:table-cell office:value-type="float" office:value="344.955" calcext:value-type="float">
            <text:p>344.955</text:p>
          </table:table-cell>
          <table:table-cell table:style-name="ce29" table:formula="of:=([.A12] * [.$C$297]) + [.$C$298]" office:value-type="float" office:value="345.034693998886" calcext:value-type="float">
            <text:p>345.0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1-01" calcext:value-type="date">
            <text:p>01/01/01</text:p>
          </table:table-cell>
          <table:table-cell table:style-name="ce20" office:value-type="float" office:value="335.28" calcext:value-type="float">
            <text:p>335.28</text:p>
          </table:table-cell>
          <table:table-cell office:value-type="float" office:value="344.979" calcext:value-type="float">
            <text:p>344.979</text:p>
          </table:table-cell>
          <table:table-cell table:style-name="ce29" table:formula="of:=([.A13] * [.$C$297]) + [.$C$298]" office:value-type="float" office:value="345.044121746362" calcext:value-type="float">
            <text:p>345.0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2-01" calcext:value-type="date">
            <text:p>01/02/01</text:p>
          </table:table-cell>
          <table:table-cell table:style-name="ce20" office:value-type="float" office:value="337.03" calcext:value-type="float">
            <text:p>337.03</text:p>
          </table:table-cell>
          <table:table-cell office:value-type="float" office:value="345.058" calcext:value-type="float">
            <text:p>345.058</text:p>
          </table:table-cell>
          <table:table-cell table:style-name="ce29" table:formula="of:=([.A14] * [.$C$297]) + [.$C$298]" office:value-type="float" office:value="345.053549493837" calcext:value-type="float">
            <text:p>345.0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3-01" calcext:value-type="date">
            <text:p>01/03/01</text:p>
          </table:table-cell>
          <table:table-cell table:style-name="ce20" office:value-type="float" office:value="340.53" calcext:value-type="float">
            <text:p>340.53</text:p>
          </table:table-cell>
          <table:table-cell office:value-type="float" office:value="345.15" calcext:value-type="float">
            <text:p>345.15</text:p>
          </table:table-cell>
          <table:table-cell table:style-name="ce29" table:formula="of:=([.A15] * [.$C$297]) + [.$C$298]" office:value-type="float" office:value="345.062064878654" calcext:value-type="float">
            <text:p>345.0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4-01" calcext:value-type="date">
            <text:p>01/04/01</text:p>
          </table:table-cell>
          <table:table-cell table:style-name="ce20" office:value-type="float" office:value="345.09" calcext:value-type="float">
            <text:p>345.09</text:p>
          </table:table-cell>
          <table:table-cell office:value-type="float" office:value="345.253" calcext:value-type="float">
            <text:p>345.253</text:p>
          </table:table-cell>
          <table:table-cell table:style-name="ce29" table:formula="of:=([.A16] * [.$C$297]) + [.$C$298]" office:value-type="float" office:value="345.071492626129" calcext:value-type="float">
            <text:p>345.0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5-01" calcext:value-type="date">
            <text:p>01/05/01</text:p>
          </table:table-cell>
          <table:table-cell table:style-name="ce20" office:value-type="float" office:value="349.43" calcext:value-type="float">
            <text:p>349.43</text:p>
          </table:table-cell>
          <table:table-cell office:value-type="float" office:value="345.36" calcext:value-type="float">
            <text:p>345.36</text:p>
          </table:table-cell>
          <table:table-cell table:style-name="ce29" table:formula="of:=([.A17] * [.$C$297]) + [.$C$298]" office:value-type="float" office:value="345.080616252719" calcext:value-type="float">
            <text:p>345.0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6-01" calcext:value-type="date">
            <text:p>01/06/01</text:p>
          </table:table-cell>
          <table:table-cell table:style-name="ce20" office:value-type="float" office:value="352.29" calcext:value-type="float">
            <text:p>352.29</text:p>
          </table:table-cell>
          <table:table-cell office:value-type="float" office:value="345.466" calcext:value-type="float">
            <text:p>345.466</text:p>
          </table:table-cell>
          <table:table-cell table:style-name="ce29" table:formula="of:=([.A18] * [.$C$297]) + [.$C$298]" office:value-type="float" office:value="345.090044000194" calcext:value-type="float">
            <text:p>345.0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7-01" calcext:value-type="date">
            <text:p>01/07/01</text:p>
          </table:table-cell>
          <table:table-cell table:style-name="ce20" office:value-type="float" office:value="355.67" calcext:value-type="float">
            <text:p>355.67</text:p>
          </table:table-cell>
          <table:table-cell office:value-type="float" office:value="345.567" calcext:value-type="float">
            <text:p>345.567</text:p>
          </table:table-cell>
          <table:table-cell table:style-name="ce29" table:formula="of:=([.A19] * [.$C$297]) + [.$C$298]" office:value-type="float" office:value="345.099167626784" calcext:value-type="float">
            <text:p>345.1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8-01" calcext:value-type="date">
            <text:p>01/08/01</text:p>
          </table:table-cell>
          <table:table-cell table:style-name="ce20" office:value-type="float" office:value="355.22" calcext:value-type="float">
            <text:p>355.22</text:p>
          </table:table-cell>
          <table:table-cell office:value-type="float" office:value="345.66" calcext:value-type="float">
            <text:p>345.66</text:p>
          </table:table-cell>
          <table:table-cell table:style-name="ce29" table:formula="of:=([.A20] * [.$C$297]) + [.$C$298]" office:value-type="float" office:value="345.108595374259" calcext:value-type="float">
            <text:p>345.1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9-01" calcext:value-type="date">
            <text:p>01/09/01</text:p>
          </table:table-cell>
          <table:table-cell table:style-name="ce20" office:value-type="float" office:value="351.11" calcext:value-type="float">
            <text:p>351.11</text:p>
          </table:table-cell>
          <table:table-cell office:value-type="float" office:value="345.736" calcext:value-type="float">
            <text:p>345.736</text:p>
          </table:table-cell>
          <table:table-cell table:style-name="ce29" table:formula="of:=([.A21] * [.$C$297]) + [.$C$298]" office:value-type="float" office:value="345.118023121735" calcext:value-type="float">
            <text:p>345.1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10-01" calcext:value-type="date">
            <text:p>01/10/01</text:p>
          </table:table-cell>
          <table:table-cell table:style-name="ce20" office:value-type="float" office:value="346.35" calcext:value-type="float">
            <text:p>346.35</text:p>
          </table:table-cell>
          <table:table-cell office:value-type="float" office:value="345.794" calcext:value-type="float">
            <text:p>345.794</text:p>
          </table:table-cell>
          <table:table-cell table:style-name="ce29" table:formula="of:=([.A22] * [.$C$297]) + [.$C$298]" office:value-type="float" office:value="345.127146748324" calcext:value-type="float">
            <text:p>345.1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11-01" calcext:value-type="date">
            <text:p>01/11/01</text:p>
          </table:table-cell>
          <table:table-cell table:style-name="ce20" office:value-type="float" office:value="340.63" calcext:value-type="float">
            <text:p>340.63</text:p>
          </table:table-cell>
          <table:table-cell office:value-type="float" office:value="345.838" calcext:value-type="float">
            <text:p>345.838</text:p>
          </table:table-cell>
          <table:table-cell table:style-name="ce29" table:formula="of:=([.A23] * [.$C$297]) + [.$C$298]" office:value-type="float" office:value="345.136574495799" calcext:value-type="float">
            <text:p>345.1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12-01" calcext:value-type="date">
            <text:p>01/12/01</text:p>
          </table:table-cell>
          <table:table-cell table:style-name="ce20" office:value-type="float" office:value="337.86" calcext:value-type="float">
            <text:p>337.86</text:p>
          </table:table-cell>
          <table:table-cell office:value-type="float" office:value="345.873" calcext:value-type="float">
            <text:p>345.873</text:p>
          </table:table-cell>
          <table:table-cell table:style-name="ce29" table:formula="of:=([.A24] * [.$C$297]) + [.$C$298]" office:value-type="float" office:value="345.145698122389" calcext:value-type="float">
            <text:p>345.1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1-01" calcext:value-type="date">
            <text:p>01/01/02</text:p>
          </table:table-cell>
          <table:table-cell table:style-name="ce20" office:value-type="float" office:value="336.89" calcext:value-type="float">
            <text:p>336.89</text:p>
          </table:table-cell>
          <table:table-cell office:value-type="float" office:value="345.897" calcext:value-type="float">
            <text:p>345.897</text:p>
          </table:table-cell>
          <table:table-cell table:style-name="ce29" table:formula="of:=([.A25] * [.$C$297]) + [.$C$298]" office:value-type="float" office:value="345.155125869864" calcext:value-type="float">
            <text:p>345.1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2-01" calcext:value-type="date">
            <text:p>01/02/02</text:p>
          </table:table-cell>
          <table:table-cell table:style-name="ce20" office:value-type="float" office:value="337.79" calcext:value-type="float">
            <text:p>337.79</text:p>
          </table:table-cell>
          <table:table-cell office:value-type="float" office:value="345.903" calcext:value-type="float">
            <text:p>345.903</text:p>
          </table:table-cell>
          <table:table-cell table:style-name="ce29" table:formula="of:=([.A26] * [.$C$297]) + [.$C$298]" office:value-type="float" office:value="345.16455361734" calcext:value-type="float">
            <text:p>345.1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3-01" calcext:value-type="date">
            <text:p>01/03/02</text:p>
          </table:table-cell>
          <table:table-cell table:style-name="ce20" office:value-type="float" office:value="341.27" calcext:value-type="float">
            <text:p>341.27</text:p>
          </table:table-cell>
          <table:table-cell office:value-type="float" office:value="345.89" calcext:value-type="float">
            <text:p>345.89</text:p>
          </table:table-cell>
          <table:table-cell table:style-name="ce29" table:formula="of:=([.A27] * [.$C$297]) + [.$C$298]" office:value-type="float" office:value="345.173069002156" calcext:value-type="float">
            <text:p>345.1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4-01" calcext:value-type="date">
            <text:p>01/04/02</text:p>
          </table:table-cell>
          <table:table-cell table:style-name="ce20" office:value-type="float" office:value="345.32" calcext:value-type="float">
            <text:p>345.32</text:p>
          </table:table-cell>
          <table:table-cell office:value-type="float" office:value="345.864" calcext:value-type="float">
            <text:p>345.864</text:p>
          </table:table-cell>
          <table:table-cell table:style-name="ce29" table:formula="of:=([.A28] * [.$C$297]) + [.$C$298]" office:value-type="float" office:value="345.182496749632" calcext:value-type="float">
            <text:p>345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5-01" calcext:value-type="date">
            <text:p>01/05/02</text:p>
          </table:table-cell>
          <table:table-cell table:style-name="ce20" office:value-type="float" office:value="349.16" calcext:value-type="float">
            <text:p>349.16</text:p>
          </table:table-cell>
          <table:table-cell office:value-type="float" office:value="345.837" calcext:value-type="float">
            <text:p>345.837</text:p>
          </table:table-cell>
          <table:table-cell table:style-name="ce29" table:formula="of:=([.A29] * [.$C$297]) + [.$C$298]" office:value-type="float" office:value="345.191620376221" calcext:value-type="float">
            <text:p>345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6-01" calcext:value-type="date">
            <text:p>01/06/02</text:p>
          </table:table-cell>
          <table:table-cell table:style-name="ce20" office:value-type="float" office:value="353.75" calcext:value-type="float">
            <text:p>353.75</text:p>
          </table:table-cell>
          <table:table-cell office:value-type="float" office:value="345.817" calcext:value-type="float">
            <text:p>345.817</text:p>
          </table:table-cell>
          <table:table-cell table:style-name="ce29" table:formula="of:=([.A30] * [.$C$297]) + [.$C$298]" office:value-type="float" office:value="345.201048123697" calcext:value-type="float">
            <text:p>345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7-01" calcext:value-type="date">
            <text:p>01/07/02</text:p>
          </table:table-cell>
          <table:table-cell table:style-name="ce20" office:value-type="float" office:value="355.89" calcext:value-type="float">
            <text:p>355.89</text:p>
          </table:table-cell>
          <table:table-cell office:value-type="float" office:value="345.8" calcext:value-type="float">
            <text:p>345.8</text:p>
          </table:table-cell>
          <table:table-cell table:style-name="ce29" table:formula="of:=([.A31] * [.$C$297]) + [.$C$298]" office:value-type="float" office:value="345.210171750286" calcext:value-type="float">
            <text:p>345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8-01" calcext:value-type="date">
            <text:p>01/08/02</text:p>
          </table:table-cell>
          <table:table-cell table:style-name="ce20" office:value-type="float" office:value="355.17" calcext:value-type="float">
            <text:p>355.17</text:p>
          </table:table-cell>
          <table:table-cell office:value-type="float" office:value="345.781" calcext:value-type="float">
            <text:p>345.781</text:p>
          </table:table-cell>
          <table:table-cell table:style-name="ce29" table:formula="of:=([.A32] * [.$C$297]) + [.$C$298]" office:value-type="float" office:value="345.219599497762" calcext:value-type="float">
            <text:p>345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9-01" calcext:value-type="date">
            <text:p>01/09/02</text:p>
          </table:table-cell>
          <table:table-cell table:style-name="ce20" office:value-type="float" office:value="350.76" calcext:value-type="float">
            <text:p>350.76</text:p>
          </table:table-cell>
          <table:table-cell office:value-type="float" office:value="345.76" calcext:value-type="float">
            <text:p>345.76</text:p>
          </table:table-cell>
          <table:table-cell table:style-name="ce29" table:formula="of:=([.A33] * [.$C$297]) + [.$C$298]" office:value-type="float" office:value="345.229027245237" calcext:value-type="float">
            <text:p>345.2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10-01" calcext:value-type="date">
            <text:p>01/10/02</text:p>
          </table:table-cell>
          <table:table-cell table:style-name="ce20" office:value-type="float" office:value="345.44" calcext:value-type="float">
            <text:p>345.44</text:p>
          </table:table-cell>
          <table:table-cell office:value-type="float" office:value="345.736" calcext:value-type="float">
            <text:p>345.736</text:p>
          </table:table-cell>
          <table:table-cell table:style-name="ce29" table:formula="of:=([.A34] * [.$C$297]) + [.$C$298]" office:value-type="float" office:value="345.238150871826" calcext:value-type="float">
            <text:p>345.2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11-01" calcext:value-type="date">
            <text:p>01/11/02</text:p>
          </table:table-cell>
          <table:table-cell table:style-name="ce20" office:value-type="float" office:value="340.6" calcext:value-type="float">
            <text:p>340.6</text:p>
          </table:table-cell>
          <table:table-cell office:value-type="float" office:value="345.708" calcext:value-type="float">
            <text:p>345.708</text:p>
          </table:table-cell>
          <table:table-cell table:style-name="ce29" table:formula="of:=([.A35] * [.$C$297]) + [.$C$298]" office:value-type="float" office:value="345.247578619302" calcext:value-type="float">
            <text:p>345.2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12-01" calcext:value-type="date">
            <text:p>01/12/02</text:p>
          </table:table-cell>
          <table:table-cell table:style-name="ce20" office:value-type="float" office:value="337.22" calcext:value-type="float">
            <text:p>337.22</text:p>
          </table:table-cell>
          <table:table-cell office:value-type="float" office:value="345.684" calcext:value-type="float">
            <text:p>345.684</text:p>
          </table:table-cell>
          <table:table-cell table:style-name="ce29" table:formula="of:=([.A36] * [.$C$297]) + [.$C$298]" office:value-type="float" office:value="345.256702245891" calcext:value-type="float">
            <text:p>345.2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1-01" calcext:value-type="date">
            <text:p>01/01/03</text:p>
          </table:table-cell>
          <table:table-cell table:style-name="ce20" office:value-type="float" office:value="337.09" calcext:value-type="float">
            <text:p>337.09</text:p>
          </table:table-cell>
          <table:table-cell office:value-type="float" office:value="345.671" calcext:value-type="float">
            <text:p>345.671</text:p>
          </table:table-cell>
          <table:table-cell table:style-name="ce29" table:formula="of:=([.A37] * [.$C$297]) + [.$C$298]" office:value-type="float" office:value="345.266129993367" calcext:value-type="float">
            <text:p>345.2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2-01" calcext:value-type="date">
            <text:p>01/02/03</text:p>
          </table:table-cell>
          <table:table-cell table:style-name="ce20" office:value-type="float" office:value="338.57" calcext:value-type="float">
            <text:p>338.57</text:p>
          </table:table-cell>
          <table:table-cell office:value-type="float" office:value="345.675" calcext:value-type="float">
            <text:p>345.675</text:p>
          </table:table-cell>
          <table:table-cell table:style-name="ce29" table:formula="of:=([.A38] * [.$C$297]) + [.$C$298]" office:value-type="float" office:value="345.275557740842" calcext:value-type="float">
            <text:p>345.2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3-01" calcext:value-type="date">
            <text:p>01/03/03</text:p>
          </table:table-cell>
          <table:table-cell table:style-name="ce20" office:value-type="float" office:value="340.15" calcext:value-type="float">
            <text:p>340.15</text:p>
          </table:table-cell>
          <table:table-cell office:value-type="float" office:value="345.696" calcext:value-type="float">
            <text:p>345.696</text:p>
          </table:table-cell>
          <table:table-cell table:style-name="ce29" table:formula="of:=([.A39] * [.$C$297]) + [.$C$298]" office:value-type="float" office:value="345.284073125659" calcext:value-type="float">
            <text:p>345.2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4-01" calcext:value-type="date">
            <text:p>01/04/03</text:p>
          </table:table-cell>
          <table:table-cell table:style-name="ce20" office:value-type="float" office:value="344.46" calcext:value-type="float">
            <text:p>344.46</text:p>
          </table:table-cell>
          <table:table-cell office:value-type="float" office:value="345.736" calcext:value-type="float">
            <text:p>345.736</text:p>
          </table:table-cell>
          <table:table-cell table:style-name="ce29" table:formula="of:=([.A40] * [.$C$297]) + [.$C$298]" office:value-type="float" office:value="345.293500873134" calcext:value-type="float">
            <text:p>345.2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5-01" calcext:value-type="date">
            <text:p>01/05/03</text:p>
          </table:table-cell>
          <table:table-cell table:style-name="ce20" office:value-type="float" office:value="349.47" calcext:value-type="float">
            <text:p>349.47</text:p>
          </table:table-cell>
          <table:table-cell office:value-type="float" office:value="345.79" calcext:value-type="float">
            <text:p>345.79</text:p>
          </table:table-cell>
          <table:table-cell table:style-name="ce29" table:formula="of:=([.A41] * [.$C$297]) + [.$C$298]" office:value-type="float" office:value="345.302624499724" calcext:value-type="float">
            <text:p>345.3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6-01" calcext:value-type="date">
            <text:p>01/06/03</text:p>
          </table:table-cell>
          <table:table-cell table:style-name="ce20" office:value-type="float" office:value="352.8" calcext:value-type="float">
            <text:p>352.8</text:p>
          </table:table-cell>
          <table:table-cell office:value-type="float" office:value="345.845" calcext:value-type="float">
            <text:p>345.845</text:p>
          </table:table-cell>
          <table:table-cell table:style-name="ce29" table:formula="of:=([.A42] * [.$C$297]) + [.$C$298]" office:value-type="float" office:value="345.312052247199" calcext:value-type="float">
            <text:p>345.3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7-01" calcext:value-type="date">
            <text:p>01/07/03</text:p>
          </table:table-cell>
          <table:table-cell table:style-name="ce20" office:value-type="float" office:value="355.57" calcext:value-type="float">
            <text:p>355.57</text:p>
          </table:table-cell>
          <table:table-cell office:value-type="float" office:value="345.896" calcext:value-type="float">
            <text:p>345.896</text:p>
          </table:table-cell>
          <table:table-cell table:style-name="ce29" table:formula="of:=([.A43] * [.$C$297]) + [.$C$298]" office:value-type="float" office:value="345.321175873788" calcext:value-type="float">
            <text:p>345.3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8-01" calcext:value-type="date">
            <text:p>01/08/03</text:p>
          </table:table-cell>
          <table:table-cell table:style-name="ce20" office:value-type="float" office:value="355.38" calcext:value-type="float">
            <text:p>355.38</text:p>
          </table:table-cell>
          <table:table-cell office:value-type="float" office:value="345.944" calcext:value-type="float">
            <text:p>345.944</text:p>
          </table:table-cell>
          <table:table-cell table:style-name="ce29" table:formula="of:=([.A44] * [.$C$297]) + [.$C$298]" office:value-type="float" office:value="345.330603621264" calcext:value-type="float">
            <text:p>345.3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9-01" calcext:value-type="date">
            <text:p>01/09/03</text:p>
          </table:table-cell>
          <table:table-cell table:style-name="ce20" office:value-type="float" office:value="351.55" calcext:value-type="float">
            <text:p>351.55</text:p>
          </table:table-cell>
          <table:table-cell office:value-type="float" office:value="345.989" calcext:value-type="float">
            <text:p>345.989</text:p>
          </table:table-cell>
          <table:table-cell table:style-name="ce29" table:formula="of:=([.A45] * [.$C$297]) + [.$C$298]" office:value-type="float" office:value="345.34003136874" calcext:value-type="float">
            <text:p>345.3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10-01" calcext:value-type="date">
            <text:p>01/10/03</text:p>
          </table:table-cell>
          <table:table-cell table:style-name="ce20" office:value-type="float" office:value="346.59" calcext:value-type="float">
            <text:p>346.59</text:p>
          </table:table-cell>
          <table:table-cell office:value-type="float" office:value="346.028" calcext:value-type="float">
            <text:p>346.028</text:p>
          </table:table-cell>
          <table:table-cell table:style-name="ce29" table:formula="of:=([.A46] * [.$C$297]) + [.$C$298]" office:value-type="float" office:value="345.349154995329" calcext:value-type="float">
            <text:p>345.3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11-01" calcext:value-type="date">
            <text:p>01/11/03</text:p>
          </table:table-cell>
          <table:table-cell table:style-name="ce20" office:value-type="float" office:value="341.23" calcext:value-type="float">
            <text:p>341.23</text:p>
          </table:table-cell>
          <table:table-cell office:value-type="float" office:value="346.052" calcext:value-type="float">
            <text:p>346.052</text:p>
          </table:table-cell>
          <table:table-cell table:style-name="ce29" table:formula="of:=([.A47] * [.$C$297]) + [.$C$298]" office:value-type="float" office:value="345.358582742804" calcext:value-type="float">
            <text:p>345.3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12-01" calcext:value-type="date">
            <text:p>01/12/03</text:p>
          </table:table-cell>
          <table:table-cell table:style-name="ce20" office:value-type="float" office:value="338.13" calcext:value-type="float">
            <text:p>338.13</text:p>
          </table:table-cell>
          <table:table-cell office:value-type="float" office:value="346.055" calcext:value-type="float">
            <text:p>346.055</text:p>
          </table:table-cell>
          <table:table-cell table:style-name="ce29" table:formula="of:=([.A48] * [.$C$297]) + [.$C$298]" office:value-type="float" office:value="345.367706369394" calcext:value-type="float">
            <text:p>345.3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1-01" calcext:value-type="date">
            <text:p>01/01/04</text:p>
          </table:table-cell>
          <table:table-cell table:style-name="ce20" office:value-type="float" office:value="337.54" calcext:value-type="float">
            <text:p>337.54</text:p>
          </table:table-cell>
          <table:table-cell office:value-type="float" office:value="346.032" calcext:value-type="float">
            <text:p>346.032</text:p>
          </table:table-cell>
          <table:table-cell table:style-name="ce29" table:formula="of:=([.A49] * [.$C$297]) + [.$C$298]" office:value-type="float" office:value="345.377134116869" calcext:value-type="float">
            <text:p>345.3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2-01" calcext:value-type="date">
            <text:p>01/02/04</text:p>
          </table:table-cell>
          <table:table-cell table:style-name="ce20" office:value-type="float" office:value="337.75" calcext:value-type="float">
            <text:p>337.75</text:p>
          </table:table-cell>
          <table:table-cell office:value-type="float" office:value="345.993" calcext:value-type="float">
            <text:p>345.993</text:p>
          </table:table-cell>
          <table:table-cell table:style-name="ce29" table:formula="of:=([.A50] * [.$C$297]) + [.$C$298]" office:value-type="float" office:value="345.386561864345" calcext:value-type="float">
            <text:p>345.3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3-01" calcext:value-type="date">
            <text:p>01/03/04</text:p>
          </table:table-cell>
          <table:table-cell table:style-name="ce20" office:value-type="float" office:value="341.93" calcext:value-type="float">
            <text:p>341.93</text:p>
          </table:table-cell>
          <table:table-cell office:value-type="float" office:value="345.949" calcext:value-type="float">
            <text:p>345.949</text:p>
          </table:table-cell>
          <table:table-cell table:style-name="ce29" table:formula="of:=([.A51] * [.$C$297]) + [.$C$298]" office:value-type="float" office:value="345.395381370048" calcext:value-type="float">
            <text:p>345.4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4-01" calcext:value-type="date">
            <text:p>01/04/04</text:p>
          </table:table-cell>
          <table:table-cell table:style-name="ce20" office:value-type="float" office:value="345.33" calcext:value-type="float">
            <text:p>345.33</text:p>
          </table:table-cell>
          <table:table-cell office:value-type="float" office:value="345.906" calcext:value-type="float">
            <text:p>345.906</text:p>
          </table:table-cell>
          <table:table-cell table:style-name="ce29" table:formula="of:=([.A52] * [.$C$297]) + [.$C$298]" office:value-type="float" office:value="345.404809117523" calcext:value-type="float">
            <text:p>345.4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5-01" calcext:value-type="date">
            <text:p>01/05/04</text:p>
          </table:table-cell>
          <table:table-cell table:style-name="ce20" office:value-type="float" office:value="348.96" calcext:value-type="float">
            <text:p>348.96</text:p>
          </table:table-cell>
          <table:table-cell office:value-type="float" office:value="345.874" calcext:value-type="float">
            <text:p>345.874</text:p>
          </table:table-cell>
          <table:table-cell table:style-name="ce29" table:formula="of:=([.A53] * [.$C$297]) + [.$C$298]" office:value-type="float" office:value="345.413932744112" calcext:value-type="float">
            <text:p>345.4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6-01" calcext:value-type="date">
            <text:p>01/06/04</text:p>
          </table:table-cell>
          <table:table-cell table:style-name="ce20" office:value-type="float" office:value="353.04" calcext:value-type="float">
            <text:p>353.04</text:p>
          </table:table-cell>
          <table:table-cell office:value-type="float" office:value="345.86" calcext:value-type="float">
            <text:p>345.86</text:p>
          </table:table-cell>
          <table:table-cell table:style-name="ce29" table:formula="of:=([.A54] * [.$C$297]) + [.$C$298]" office:value-type="float" office:value="345.423360491588" calcext:value-type="float">
            <text:p>345.4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7-01" calcext:value-type="date">
            <text:p>01/07/04</text:p>
          </table:table-cell>
          <table:table-cell table:style-name="ce20" office:value-type="float" office:value="354.83" calcext:value-type="float">
            <text:p>354.83</text:p>
          </table:table-cell>
          <table:table-cell office:value-type="float" office:value="345.861" calcext:value-type="float">
            <text:p>345.861</text:p>
          </table:table-cell>
          <table:table-cell table:style-name="ce29" table:formula="of:=([.A55] * [.$C$297]) + [.$C$298]" office:value-type="float" office:value="345.432484118177" calcext:value-type="float">
            <text:p>345.4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8-01" calcext:value-type="date">
            <text:p>01/08/04</text:p>
          </table:table-cell>
          <table:table-cell table:style-name="ce20" office:value-type="float" office:value="354.38" calcext:value-type="float">
            <text:p>354.38</text:p>
          </table:table-cell>
          <table:table-cell office:value-type="float" office:value="345.874" calcext:value-type="float">
            <text:p>345.874</text:p>
          </table:table-cell>
          <table:table-cell table:style-name="ce29" table:formula="of:=([.A56] * [.$C$297]) + [.$C$298]" office:value-type="float" office:value="345.441911865653" calcext:value-type="float">
            <text:p>345.4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9-01" calcext:value-type="date">
            <text:p>01/09/04</text:p>
          </table:table-cell>
          <table:table-cell table:style-name="ce20" office:value-type="float" office:value="351.02" calcext:value-type="float">
            <text:p>351.02</text:p>
          </table:table-cell>
          <table:table-cell office:value-type="float" office:value="345.903" calcext:value-type="float">
            <text:p>345.903</text:p>
          </table:table-cell>
          <table:table-cell table:style-name="ce29" table:formula="of:=([.A57] * [.$C$297]) + [.$C$298]" office:value-type="float" office:value="345.451339613128" calcext:value-type="float">
            <text:p>345.4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10-01" calcext:value-type="date">
            <text:p>01/10/04</text:p>
          </table:table-cell>
          <table:table-cell table:style-name="ce20" office:value-type="float" office:value="346.49" calcext:value-type="float">
            <text:p>346.49</text:p>
          </table:table-cell>
          <table:table-cell office:value-type="float" office:value="345.953" calcext:value-type="float">
            <text:p>345.953</text:p>
          </table:table-cell>
          <table:table-cell table:style-name="ce29" table:formula="of:=([.A58] * [.$C$297]) + [.$C$298]" office:value-type="float" office:value="345.460463239718" calcext:value-type="float">
            <text:p>345.4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11-01" calcext:value-type="date">
            <text:p>01/11/04</text:p>
          </table:table-cell>
          <table:table-cell table:style-name="ce20" office:value-type="float" office:value="341.26" calcext:value-type="float">
            <text:p>341.26</text:p>
          </table:table-cell>
          <table:table-cell office:value-type="float" office:value="346.026" calcext:value-type="float">
            <text:p>346.026</text:p>
          </table:table-cell>
          <table:table-cell table:style-name="ce29" table:formula="of:=([.A59] * [.$C$297]) + [.$C$298]" office:value-type="float" office:value="345.469890987193" calcext:value-type="float">
            <text:p>345.4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12-01" calcext:value-type="date">
            <text:p>01/12/04</text:p>
          </table:table-cell>
          <table:table-cell table:style-name="ce20" office:value-type="float" office:value="337.23" calcext:value-type="float">
            <text:p>337.23</text:p>
          </table:table-cell>
          <table:table-cell office:value-type="float" office:value="346.118" calcext:value-type="float">
            <text:p>346.118</text:p>
          </table:table-cell>
          <table:table-cell table:style-name="ce29" table:formula="of:=([.A60] * [.$C$297]) + [.$C$298]" office:value-type="float" office:value="345.479014613782" calcext:value-type="float">
            <text:p>345.4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1-01" calcext:value-type="date">
            <text:p>01/01/05</text:p>
          </table:table-cell>
          <table:table-cell table:style-name="ce20" office:value-type="float" office:value="337.87" calcext:value-type="float">
            <text:p>337.87</text:p>
          </table:table-cell>
          <table:table-cell office:value-type="float" office:value="346.225" calcext:value-type="float">
            <text:p>346.225</text:p>
          </table:table-cell>
          <table:table-cell table:style-name="ce29" table:formula="of:=([.A61] * [.$C$297]) + [.$C$298]" office:value-type="float" office:value="345.488442361258" calcext:value-type="float">
            <text:p>345.4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2-01" calcext:value-type="date">
            <text:p>01/02/05</text:p>
          </table:table-cell>
          <table:table-cell table:style-name="ce20" office:value-type="float" office:value="339.17" calcext:value-type="float">
            <text:p>339.17</text:p>
          </table:table-cell>
          <table:table-cell office:value-type="float" office:value="346.334" calcext:value-type="float">
            <text:p>346.334</text:p>
          </table:table-cell>
          <table:table-cell table:style-name="ce29" table:formula="of:=([.A62] * [.$C$297]) + [.$C$298]" office:value-type="float" office:value="345.497870108734" calcext:value-type="float">
            <text:p>345.5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3-01" calcext:value-type="date">
            <text:p>01/03/05</text:p>
          </table:table-cell>
          <table:table-cell table:style-name="ce20" office:value-type="float" office:value="341.4" calcext:value-type="float">
            <text:p>341.4</text:p>
          </table:table-cell>
          <table:table-cell office:value-type="float" office:value="346.429" calcext:value-type="float">
            <text:p>346.429</text:p>
          </table:table-cell>
          <table:table-cell table:style-name="ce29" table:formula="of:=([.A63] * [.$C$297]) + [.$C$298]" office:value-type="float" office:value="345.50638549355" calcext:value-type="float">
            <text:p>345.5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4-01" calcext:value-type="date">
            <text:p>01/04/05</text:p>
          </table:table-cell>
          <table:table-cell table:style-name="ce20" office:value-type="float" office:value="345.2" calcext:value-type="float">
            <text:p>345.2</text:p>
          </table:table-cell>
          <table:table-cell office:value-type="float" office:value="346.494" calcext:value-type="float">
            <text:p>346.494</text:p>
          </table:table-cell>
          <table:table-cell table:style-name="ce29" table:formula="of:=([.A64] * [.$C$297]) + [.$C$298]" office:value-type="float" office:value="345.515813241026" calcext:value-type="float">
            <text:p>345.5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5-01" calcext:value-type="date">
            <text:p>01/05/05</text:p>
          </table:table-cell>
          <table:table-cell table:style-name="ce20" office:value-type="float" office:value="349.99" calcext:value-type="float">
            <text:p>349.99</text:p>
          </table:table-cell>
          <table:table-cell office:value-type="float" office:value="346.524" calcext:value-type="float">
            <text:p>346.524</text:p>
          </table:table-cell>
          <table:table-cell table:style-name="ce29" table:formula="of:=([.A65] * [.$C$297]) + [.$C$298]" office:value-type="float" office:value="345.524936867615" calcext:value-type="float">
            <text:p>345.5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6-01" calcext:value-type="date">
            <text:p>01/06/05</text:p>
          </table:table-cell>
          <table:table-cell table:style-name="ce20" office:value-type="float" office:value="354.86" calcext:value-type="float">
            <text:p>354.86</text:p>
          </table:table-cell>
          <table:table-cell office:value-type="float" office:value="346.527" calcext:value-type="float">
            <text:p>346.527</text:p>
          </table:table-cell>
          <table:table-cell table:style-name="ce29" table:formula="of:=([.A66] * [.$C$297]) + [.$C$298]" office:value-type="float" office:value="345.534364615091" calcext:value-type="float">
            <text:p>345.5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7-01" calcext:value-type="date">
            <text:p>01/07/05</text:p>
          </table:table-cell>
          <table:table-cell table:style-name="ce20" office:value-type="float" office:value="356.7" calcext:value-type="float">
            <text:p>356.7</text:p>
          </table:table-cell>
          <table:table-cell office:value-type="float" office:value="346.509" calcext:value-type="float">
            <text:p>346.509</text:p>
          </table:table-cell>
          <table:table-cell table:style-name="ce29" table:formula="of:=([.A67] * [.$C$297]) + [.$C$298]" office:value-type="float" office:value="345.54348824168" calcext:value-type="float">
            <text:p>345.5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8-01" calcext:value-type="date">
            <text:p>01/08/05</text:p>
          </table:table-cell>
          <table:table-cell table:style-name="ce20" office:value-type="float" office:value="355.77" calcext:value-type="float">
            <text:p>355.77</text:p>
          </table:table-cell>
          <table:table-cell office:value-type="float" office:value="346.475" calcext:value-type="float">
            <text:p>346.475</text:p>
          </table:table-cell>
          <table:table-cell table:style-name="ce29" table:formula="of:=([.A68] * [.$C$297]) + [.$C$298]" office:value-type="float" office:value="345.552915989155" calcext:value-type="float">
            <text:p>345.5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9-01" calcext:value-type="date">
            <text:p>01/09/05</text:p>
          </table:table-cell>
          <table:table-cell table:style-name="ce20" office:value-type="float" office:value="352.22" calcext:value-type="float">
            <text:p>352.22</text:p>
          </table:table-cell>
          <table:table-cell office:value-type="float" office:value="346.42" calcext:value-type="float">
            <text:p>346.42</text:p>
          </table:table-cell>
          <table:table-cell table:style-name="ce29" table:formula="of:=([.A69] * [.$C$297]) + [.$C$298]" office:value-type="float" office:value="345.562343736631" calcext:value-type="float">
            <text:p>345.5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10-01" calcext:value-type="date">
            <text:p>01/10/05</text:p>
          </table:table-cell>
          <table:table-cell table:style-name="ce20" office:value-type="float" office:value="347.36" calcext:value-type="float">
            <text:p>347.36</text:p>
          </table:table-cell>
          <table:table-cell office:value-type="float" office:value="346.346" calcext:value-type="float">
            <text:p>346.346</text:p>
          </table:table-cell>
          <table:table-cell table:style-name="ce29" table:formula="of:=([.A70] * [.$C$297]) + [.$C$298]" office:value-type="float" office:value="345.57146736322" calcext:value-type="float">
            <text:p>345.5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11-01" calcext:value-type="date">
            <text:p>01/11/05</text:p>
          </table:table-cell>
          <table:table-cell table:style-name="ce20" office:value-type="float" office:value="341.16" calcext:value-type="float">
            <text:p>341.16</text:p>
          </table:table-cell>
          <table:table-cell office:value-type="float" office:value="346.258" calcext:value-type="float">
            <text:p>346.258</text:p>
          </table:table-cell>
          <table:table-cell table:style-name="ce29" table:formula="of:=([.A71] * [.$C$297]) + [.$C$298]" office:value-type="float" office:value="345.580895110696" calcext:value-type="float">
            <text:p>345.5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12-01" calcext:value-type="date">
            <text:p>01/12/05</text:p>
          </table:table-cell>
          <table:table-cell table:style-name="ce20" office:value-type="float" office:value="336.92" calcext:value-type="float">
            <text:p>336.92</text:p>
          </table:table-cell>
          <table:table-cell office:value-type="float" office:value="346.157" calcext:value-type="float">
            <text:p>346.157</text:p>
          </table:table-cell>
          <table:table-cell table:style-name="ce29" table:formula="of:=([.A72] * [.$C$297]) + [.$C$298]" office:value-type="float" office:value="345.590018737285" calcext:value-type="float">
            <text:p>345.5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1-01" calcext:value-type="date">
            <text:p>01/01/06</text:p>
          </table:table-cell>
          <table:table-cell table:style-name="ce20" office:value-type="float" office:value="336.94" calcext:value-type="float">
            <text:p>336.94</text:p>
          </table:table-cell>
          <table:table-cell office:value-type="float" office:value="346.047" calcext:value-type="float">
            <text:p>346.047</text:p>
          </table:table-cell>
          <table:table-cell table:style-name="ce29" table:formula="of:=([.A73] * [.$C$297]) + [.$C$298]" office:value-type="float" office:value="345.59944648476" calcext:value-type="float">
            <text:p>345.6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2-01" calcext:value-type="date">
            <text:p>01/02/06</text:p>
          </table:table-cell>
          <table:table-cell table:style-name="ce20" office:value-type="float" office:value="339" calcext:value-type="float">
            <text:p>339</text:p>
          </table:table-cell>
          <table:table-cell office:value-type="float" office:value="345.942" calcext:value-type="float">
            <text:p>345.942</text:p>
          </table:table-cell>
          <table:table-cell table:style-name="ce29" table:formula="of:=([.A74] * [.$C$297]) + [.$C$298]" office:value-type="float" office:value="345.608874232236" calcext:value-type="float">
            <text:p>345.6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3-01" calcext:value-type="date">
            <text:p>01/03/06</text:p>
          </table:table-cell>
          <table:table-cell table:style-name="ce20" office:value-type="float" office:value="340.9" calcext:value-type="float">
            <text:p>340.9</text:p>
          </table:table-cell>
          <table:table-cell office:value-type="float" office:value="345.858" calcext:value-type="float">
            <text:p>345.858</text:p>
          </table:table-cell>
          <table:table-cell table:style-name="ce29" table:formula="of:=([.A75] * [.$C$297]) + [.$C$298]" office:value-type="float" office:value="345.617389617053" calcext:value-type="float">
            <text:p>345.6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4-01" calcext:value-type="date">
            <text:p>01/04/06</text:p>
          </table:table-cell>
          <table:table-cell table:style-name="ce20" office:value-type="float" office:value="344.63" calcext:value-type="float">
            <text:p>344.63</text:p>
          </table:table-cell>
          <table:table-cell office:value-type="float" office:value="345.802" calcext:value-type="float">
            <text:p>345.802</text:p>
          </table:table-cell>
          <table:table-cell table:style-name="ce29" table:formula="of:=([.A76] * [.$C$297]) + [.$C$298]" office:value-type="float" office:value="345.626817364528" calcext:value-type="float">
            <text:p>345.6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5-01" calcext:value-type="date">
            <text:p>01/05/06</text:p>
          </table:table-cell>
          <table:table-cell table:style-name="ce20" office:value-type="float" office:value="348.3" calcext:value-type="float">
            <text:p>348.3</text:p>
          </table:table-cell>
          <table:table-cell office:value-type="float" office:value="345.773" calcext:value-type="float">
            <text:p>345.773</text:p>
          </table:table-cell>
          <table:table-cell table:style-name="ce29" table:formula="of:=([.A77] * [.$C$297]) + [.$C$298]" office:value-type="float" office:value="345.635940991117" calcext:value-type="float">
            <text:p>345.6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6-01" calcext:value-type="date">
            <text:p>01/06/06</text:p>
          </table:table-cell>
          <table:table-cell table:style-name="ce20" office:value-type="float" office:value="352.93" calcext:value-type="float">
            <text:p>352.93</text:p>
          </table:table-cell>
          <table:table-cell office:value-type="float" office:value="345.764" calcext:value-type="float">
            <text:p>345.764</text:p>
          </table:table-cell>
          <table:table-cell table:style-name="ce29" table:formula="of:=([.A78] * [.$C$297]) + [.$C$298]" office:value-type="float" office:value="345.645368738593" calcext:value-type="float">
            <text:p>345.6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7-01" calcext:value-type="date">
            <text:p>01/07/06</text:p>
          </table:table-cell>
          <table:table-cell table:style-name="ce20" office:value-type="float" office:value="355.29" calcext:value-type="float">
            <text:p>355.29</text:p>
          </table:table-cell>
          <table:table-cell office:value-type="float" office:value="345.771" calcext:value-type="float">
            <text:p>345.771</text:p>
          </table:table-cell>
          <table:table-cell table:style-name="ce29" table:formula="of:=([.A79] * [.$C$297]) + [.$C$298]" office:value-type="float" office:value="345.654492365182" calcext:value-type="float">
            <text:p>345.6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8-01" calcext:value-type="date">
            <text:p>01/08/06</text:p>
          </table:table-cell>
          <table:table-cell table:style-name="ce20" office:value-type="float" office:value="354.89" calcext:value-type="float">
            <text:p>354.89</text:p>
          </table:table-cell>
          <table:table-cell office:value-type="float" office:value="345.789" calcext:value-type="float">
            <text:p>345.789</text:p>
          </table:table-cell>
          <table:table-cell table:style-name="ce29" table:formula="of:=([.A80] * [.$C$297]) + [.$C$298]" office:value-type="float" office:value="345.663920112658" calcext:value-type="float">
            <text:p>345.6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9-01" calcext:value-type="date">
            <text:p>01/09/06</text:p>
          </table:table-cell>
          <table:table-cell table:style-name="ce20" office:value-type="float" office:value="350.74" calcext:value-type="float">
            <text:p>350.74</text:p>
          </table:table-cell>
          <table:table-cell office:value-type="float" office:value="345.814" calcext:value-type="float">
            <text:p>345.814</text:p>
          </table:table-cell>
          <table:table-cell table:style-name="ce29" table:formula="of:=([.A81] * [.$C$297]) + [.$C$298]" office:value-type="float" office:value="345.673347860133" calcext:value-type="float">
            <text:p>345.6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10-01" calcext:value-type="date">
            <text:p>01/10/06</text:p>
          </table:table-cell>
          <table:table-cell table:style-name="ce20" office:value-type="float" office:value="347.38" calcext:value-type="float">
            <text:p>347.38</text:p>
          </table:table-cell>
          <table:table-cell office:value-type="float" office:value="345.841" calcext:value-type="float">
            <text:p>345.841</text:p>
          </table:table-cell>
          <table:table-cell table:style-name="ce29" table:formula="of:=([.A82] * [.$C$297]) + [.$C$298]" office:value-type="float" office:value="345.682471486723" calcext:value-type="float">
            <text:p>345.6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11-01" calcext:value-type="date">
            <text:p>01/11/06</text:p>
          </table:table-cell>
          <table:table-cell table:style-name="ce20" office:value-type="float" office:value="340.78" calcext:value-type="float">
            <text:p>340.78</text:p>
          </table:table-cell>
          <table:table-cell office:value-type="float" office:value="345.871" calcext:value-type="float">
            <text:p>345.871</text:p>
          </table:table-cell>
          <table:table-cell table:style-name="ce29" table:formula="of:=([.A83] * [.$C$297]) + [.$C$298]" office:value-type="float" office:value="345.691899234198" calcext:value-type="float">
            <text:p>345.6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12-01" calcext:value-type="date">
            <text:p>01/12/06</text:p>
          </table:table-cell>
          <table:table-cell table:style-name="ce20" office:value-type="float" office:value="337.68" calcext:value-type="float">
            <text:p>337.68</text:p>
          </table:table-cell>
          <table:table-cell office:value-type="float" office:value="345.901" calcext:value-type="float">
            <text:p>345.901</text:p>
          </table:table-cell>
          <table:table-cell table:style-name="ce29" table:formula="of:=([.A84] * [.$C$297]) + [.$C$298]" office:value-type="float" office:value="345.701022860787" calcext:value-type="float">
            <text:p>345.7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1-01" calcext:value-type="date">
            <text:p>01/01/07</text:p>
          </table:table-cell>
          <table:table-cell table:style-name="ce20" office:value-type="float" office:value="337.66" calcext:value-type="float">
            <text:p>337.66</text:p>
          </table:table-cell>
          <table:table-cell office:value-type="float" office:value="345.917" calcext:value-type="float">
            <text:p>345.917</text:p>
          </table:table-cell>
          <table:table-cell table:style-name="ce29" table:formula="of:=([.A85] * [.$C$297]) + [.$C$298]" office:value-type="float" office:value="345.710450608263" calcext:value-type="float">
            <text:p>345.7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2-01" calcext:value-type="date">
            <text:p>01/02/07</text:p>
          </table:table-cell>
          <table:table-cell table:style-name="ce20" office:value-type="float" office:value="337.78" calcext:value-type="float">
            <text:p>337.78</text:p>
          </table:table-cell>
          <table:table-cell office:value-type="float" office:value="345.908" calcext:value-type="float">
            <text:p>345.908</text:p>
          </table:table-cell>
          <table:table-cell table:style-name="ce29" table:formula="of:=([.A86] * [.$C$297]) + [.$C$298]" office:value-type="float" office:value="345.719878355739" calcext:value-type="float">
            <text:p>345.7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3-01" calcext:value-type="date">
            <text:p>01/03/07</text:p>
          </table:table-cell>
          <table:table-cell table:style-name="ce20" office:value-type="float" office:value="341.2" calcext:value-type="float">
            <text:p>341.2</text:p>
          </table:table-cell>
          <table:table-cell office:value-type="float" office:value="345.868" calcext:value-type="float">
            <text:p>345.868</text:p>
          </table:table-cell>
          <table:table-cell table:style-name="ce29" table:formula="of:=([.A87] * [.$C$297]) + [.$C$298]" office:value-type="float" office:value="345.728393740555" calcext:value-type="float">
            <text:p>345.7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4-01" calcext:value-type="date">
            <text:p>01/04/07</text:p>
          </table:table-cell>
          <table:table-cell table:style-name="ce20" office:value-type="float" office:value="345.31" calcext:value-type="float">
            <text:p>345.31</text:p>
          </table:table-cell>
          <table:table-cell office:value-type="float" office:value="345.801" calcext:value-type="float">
            <text:p>345.801</text:p>
          </table:table-cell>
          <table:table-cell table:style-name="ce29" table:formula="of:=([.A88] * [.$C$297]) + [.$C$298]" office:value-type="float" office:value="345.737821488031" calcext:value-type="float">
            <text:p>345.7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5-01" calcext:value-type="date">
            <text:p>01/05/07</text:p>
          </table:table-cell>
          <table:table-cell table:style-name="ce20" office:value-type="float" office:value="349.44" calcext:value-type="float">
            <text:p>349.44</text:p>
          </table:table-cell>
          <table:table-cell office:value-type="float" office:value="345.708" calcext:value-type="float">
            <text:p>345.708</text:p>
          </table:table-cell>
          <table:table-cell table:style-name="ce29" table:formula="of:=([.A89] * [.$C$297]) + [.$C$298]" office:value-type="float" office:value="345.74694511462" calcext:value-type="float">
            <text:p>345.7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6-01" calcext:value-type="date">
            <text:p>01/06/07</text:p>
          </table:table-cell>
          <table:table-cell table:style-name="ce20" office:value-type="float" office:value="353.09" calcext:value-type="float">
            <text:p>353.09</text:p>
          </table:table-cell>
          <table:table-cell office:value-type="float" office:value="345.587" calcext:value-type="float">
            <text:p>345.587</text:p>
          </table:table-cell>
          <table:table-cell table:style-name="ce29" table:formula="of:=([.A90] * [.$C$297]) + [.$C$298]" office:value-type="float" office:value="345.756372862095" calcext:value-type="float">
            <text:p>345.7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7-01" calcext:value-type="date">
            <text:p>01/07/07</text:p>
          </table:table-cell>
          <table:table-cell table:style-name="ce20" office:value-type="float" office:value="355.2" calcext:value-type="float">
            <text:p>355.2</text:p>
          </table:table-cell>
          <table:table-cell office:value-type="float" office:value="345.444" calcext:value-type="float">
            <text:p>345.444</text:p>
          </table:table-cell>
          <table:table-cell table:style-name="ce29" table:formula="of:=([.A91] * [.$C$297]) + [.$C$298]" office:value-type="float" office:value="345.765496488685" calcext:value-type="float">
            <text:p>345.7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8-01" calcext:value-type="date">
            <text:p>01/08/07</text:p>
          </table:table-cell>
          <table:table-cell table:style-name="ce20" office:value-type="float" office:value="355.11" calcext:value-type="float">
            <text:p>355.11</text:p>
          </table:table-cell>
          <table:table-cell office:value-type="float" office:value="345.289" calcext:value-type="float">
            <text:p>345.289</text:p>
          </table:table-cell>
          <table:table-cell table:style-name="ce29" table:formula="of:=([.A92] * [.$C$297]) + [.$C$298]" office:value-type="float" office:value="345.77492423616" calcext:value-type="float">
            <text:p>345.7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9-01" calcext:value-type="date">
            <text:p>01/09/07</text:p>
          </table:table-cell>
          <table:table-cell table:style-name="ce20" office:value-type="float" office:value="350.68" calcext:value-type="float">
            <text:p>350.68</text:p>
          </table:table-cell>
          <table:table-cell office:value-type="float" office:value="345.129" calcext:value-type="float">
            <text:p>345.129</text:p>
          </table:table-cell>
          <table:table-cell table:style-name="ce29" table:formula="of:=([.A93] * [.$C$297]) + [.$C$298]" office:value-type="float" office:value="345.784351983636" calcext:value-type="float">
            <text:p>345.7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10-01" calcext:value-type="date">
            <text:p>01/10/07</text:p>
          </table:table-cell>
          <table:table-cell table:style-name="ce20" office:value-type="float" office:value="345.29" calcext:value-type="float">
            <text:p>345.29</text:p>
          </table:table-cell>
          <table:table-cell office:value-type="float" office:value="344.976" calcext:value-type="float">
            <text:p>344.976</text:p>
          </table:table-cell>
          <table:table-cell table:style-name="ce29" table:formula="of:=([.A94] * [.$C$297]) + [.$C$298]" office:value-type="float" office:value="345.793475610225" calcext:value-type="float">
            <text:p>345.7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11-01" calcext:value-type="date">
            <text:p>01/11/07</text:p>
          </table:table-cell>
          <table:table-cell table:style-name="ce20" office:value-type="float" office:value="339.66" calcext:value-type="float">
            <text:p>339.66</text:p>
          </table:table-cell>
          <table:table-cell office:value-type="float" office:value="344.835" calcext:value-type="float">
            <text:p>344.835</text:p>
          </table:table-cell>
          <table:table-cell table:style-name="ce29" table:formula="of:=([.A95] * [.$C$297]) + [.$C$298]" office:value-type="float" office:value="345.802903357701" calcext:value-type="float">
            <text:p>345.8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12-01" calcext:value-type="date">
            <text:p>01/12/07</text:p>
          </table:table-cell>
          <table:table-cell table:style-name="ce20" office:value-type="float" office:value="336.64" calcext:value-type="float">
            <text:p>336.64</text:p>
          </table:table-cell>
          <table:table-cell office:value-type="float" office:value="344.716" calcext:value-type="float">
            <text:p>344.716</text:p>
          </table:table-cell>
          <table:table-cell table:style-name="ce29" table:formula="of:=([.A96] * [.$C$297]) + [.$C$298]" office:value-type="float" office:value="345.81202698429" calcext:value-type="float">
            <text:p>345.8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1-01" calcext:value-type="date">
            <text:p>01/01/08</text:p>
          </table:table-cell>
          <table:table-cell table:style-name="ce20" office:value-type="float" office:value="334.97" calcext:value-type="float">
            <text:p>334.97</text:p>
          </table:table-cell>
          <table:table-cell office:value-type="float" office:value="344.632" calcext:value-type="float">
            <text:p>344.632</text:p>
          </table:table-cell>
          <table:table-cell table:style-name="ce29" table:formula="of:=([.A97] * [.$C$297]) + [.$C$298]" office:value-type="float" office:value="345.821454731765" calcext:value-type="float">
            <text:p>345.8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2-01" calcext:value-type="date">
            <text:p>01/02/08</text:p>
          </table:table-cell>
          <table:table-cell table:style-name="ce20" office:value-type="float" office:value="335.63" calcext:value-type="float">
            <text:p>335.63</text:p>
          </table:table-cell>
          <table:table-cell office:value-type="float" office:value="344.588" calcext:value-type="float">
            <text:p>344.588</text:p>
          </table:table-cell>
          <table:table-cell table:style-name="ce29" table:formula="of:=([.A98] * [.$C$297]) + [.$C$298]" office:value-type="float" office:value="345.830882479241" calcext:value-type="float">
            <text:p>345.8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3-01" calcext:value-type="date">
            <text:p>01/03/08</text:p>
          </table:table-cell>
          <table:table-cell table:style-name="ce20" office:value-type="float" office:value="339.41" calcext:value-type="float">
            <text:p>339.41</text:p>
          </table:table-cell>
          <table:table-cell office:value-type="float" office:value="344.584" calcext:value-type="float">
            <text:p>344.584</text:p>
          </table:table-cell>
          <table:table-cell table:style-name="ce29" table:formula="of:=([.A99] * [.$C$297]) + [.$C$298]" office:value-type="float" office:value="345.839701984944" calcext:value-type="float">
            <text:p>345.8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4-01" calcext:value-type="date">
            <text:p>01/04/08</text:p>
          </table:table-cell>
          <table:table-cell table:style-name="ce20" office:value-type="float" office:value="343.14" calcext:value-type="float">
            <text:p>343.14</text:p>
          </table:table-cell>
          <table:table-cell office:value-type="float" office:value="344.611" calcext:value-type="float">
            <text:p>344.611</text:p>
          </table:table-cell>
          <table:table-cell table:style-name="ce29" table:formula="of:=([.A100] * [.$C$297]) + [.$C$298]" office:value-type="float" office:value="345.849129732419" calcext:value-type="float">
            <text:p>345.8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5-01" calcext:value-type="date">
            <text:p>01/05/08</text:p>
          </table:table-cell>
          <table:table-cell table:style-name="ce20" office:value-type="float" office:value="347.57" calcext:value-type="float">
            <text:p>347.57</text:p>
          </table:table-cell>
          <table:table-cell office:value-type="float" office:value="344.666" calcext:value-type="float">
            <text:p>344.666</text:p>
          </table:table-cell>
          <table:table-cell table:style-name="ce29" table:formula="of:=([.A101] * [.$C$297]) + [.$C$298]" office:value-type="float" office:value="345.858253359009" calcext:value-type="float">
            <text:p>345.8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6-01" calcext:value-type="date">
            <text:p>01/06/08</text:p>
          </table:table-cell>
          <table:table-cell table:style-name="ce20" office:value-type="float" office:value="352.2" calcext:value-type="float">
            <text:p>352.2</text:p>
          </table:table-cell>
          <table:table-cell office:value-type="float" office:value="344.745" calcext:value-type="float">
            <text:p>344.745</text:p>
          </table:table-cell>
          <table:table-cell table:style-name="ce29" table:formula="of:=([.A102] * [.$C$297]) + [.$C$298]" office:value-type="float" office:value="345.867681106484" calcext:value-type="float">
            <text:p>345.8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7-01" calcext:value-type="date">
            <text:p>01/07/08</text:p>
          </table:table-cell>
          <table:table-cell table:style-name="ce20" office:value-type="float" office:value="354.68" calcext:value-type="float">
            <text:p>354.68</text:p>
          </table:table-cell>
          <table:table-cell office:value-type="float" office:value="344.839" calcext:value-type="float">
            <text:p>344.839</text:p>
          </table:table-cell>
          <table:table-cell table:style-name="ce29" table:formula="of:=([.A103] * [.$C$297]) + [.$C$298]" office:value-type="float" office:value="345.876804733073" calcext:value-type="float">
            <text:p>345.8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8-01" calcext:value-type="date">
            <text:p>01/08/08</text:p>
          </table:table-cell>
          <table:table-cell table:style-name="ce20" office:value-type="float" office:value="354.21" calcext:value-type="float">
            <text:p>354.21</text:p>
          </table:table-cell>
          <table:table-cell office:value-type="float" office:value="344.936" calcext:value-type="float">
            <text:p>344.936</text:p>
          </table:table-cell>
          <table:table-cell table:style-name="ce29" table:formula="of:=([.A104] * [.$C$297]) + [.$C$298]" office:value-type="float" office:value="345.886232480549" calcext:value-type="float">
            <text:p>345.8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9-01" calcext:value-type="date">
            <text:p>01/09/08</text:p>
          </table:table-cell>
          <table:table-cell table:style-name="ce20" office:value-type="float" office:value="351.47" calcext:value-type="float">
            <text:p>351.47</text:p>
          </table:table-cell>
          <table:table-cell office:value-type="float" office:value="345.032" calcext:value-type="float">
            <text:p>345.032</text:p>
          </table:table-cell>
          <table:table-cell table:style-name="ce29" table:formula="of:=([.A105] * [.$C$297]) + [.$C$298]" office:value-type="float" office:value="345.895660228025" calcext:value-type="float">
            <text:p>345.9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10-01" calcext:value-type="date">
            <text:p>01/10/08</text:p>
          </table:table-cell>
          <table:table-cell table:style-name="ce20" office:value-type="float" office:value="346.25" calcext:value-type="float">
            <text:p>346.25</text:p>
          </table:table-cell>
          <table:table-cell office:value-type="float" office:value="345.12" calcext:value-type="float">
            <text:p>345.12</text:p>
          </table:table-cell>
          <table:table-cell table:style-name="ce29" table:formula="of:=([.A106] * [.$C$297]) + [.$C$298]" office:value-type="float" office:value="345.904783854614" calcext:value-type="float">
            <text:p>345.9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11-01" calcext:value-type="date">
            <text:p>01/11/08</text:p>
          </table:table-cell>
          <table:table-cell table:style-name="ce20" office:value-type="float" office:value="340.81" calcext:value-type="float">
            <text:p>340.81</text:p>
          </table:table-cell>
          <table:table-cell office:value-type="float" office:value="345.195" calcext:value-type="float">
            <text:p>345.195</text:p>
          </table:table-cell>
          <table:table-cell table:style-name="ce29" table:formula="of:=([.A107] * [.$C$297]) + [.$C$298]" office:value-type="float" office:value="345.914211602089" calcext:value-type="float">
            <text:p>345.9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12-01" calcext:value-type="date">
            <text:p>01/12/08</text:p>
          </table:table-cell>
          <table:table-cell table:style-name="ce20" office:value-type="float" office:value="336.45" calcext:value-type="float">
            <text:p>336.45</text:p>
          </table:table-cell>
          <table:table-cell office:value-type="float" office:value="345.257" calcext:value-type="float">
            <text:p>345.257</text:p>
          </table:table-cell>
          <table:table-cell table:style-name="ce29" table:formula="of:=([.A108] * [.$C$297]) + [.$C$298]" office:value-type="float" office:value="345.923335228679" calcext:value-type="float">
            <text:p>345.9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1-01" calcext:value-type="date">
            <text:p>01/01/09</text:p>
          </table:table-cell>
          <table:table-cell table:style-name="ce20" office:value-type="float" office:value="336.2" calcext:value-type="float">
            <text:p>336.2</text:p>
          </table:table-cell>
          <table:table-cell office:value-type="float" office:value="345.317" calcext:value-type="float">
            <text:p>345.317</text:p>
          </table:table-cell>
          <table:table-cell table:style-name="ce29" table:formula="of:=([.A109] * [.$C$297]) + [.$C$298]" office:value-type="float" office:value="345.932762976154" calcext:value-type="float">
            <text:p>345.9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2-01" calcext:value-type="date">
            <text:p>01/02/09</text:p>
          </table:table-cell>
          <table:table-cell table:style-name="ce20" office:value-type="float" office:value="338" calcext:value-type="float">
            <text:p>338</text:p>
          </table:table-cell>
          <table:table-cell office:value-type="float" office:value="345.374" calcext:value-type="float">
            <text:p>345.374</text:p>
          </table:table-cell>
          <table:table-cell table:style-name="ce29" table:formula="of:=([.A110] * [.$C$297]) + [.$C$298]" office:value-type="float" office:value="345.94219072363" calcext:value-type="float">
            <text:p>345.9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3-01" calcext:value-type="date">
            <text:p>01/03/09</text:p>
          </table:table-cell>
          <table:table-cell table:style-name="ce20" office:value-type="float" office:value="340.11" calcext:value-type="float">
            <text:p>340.11</text:p>
          </table:table-cell>
          <table:table-cell office:value-type="float" office:value="345.426" calcext:value-type="float">
            <text:p>345.426</text:p>
          </table:table-cell>
          <table:table-cell table:style-name="ce29" table:formula="of:=([.A111] * [.$C$297]) + [.$C$298]" office:value-type="float" office:value="345.950706108446" calcext:value-type="float">
            <text:p>345.9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4-01" calcext:value-type="date">
            <text:p>01/04/09</text:p>
          </table:table-cell>
          <table:table-cell table:style-name="ce20" office:value-type="float" office:value="343.81" calcext:value-type="float">
            <text:p>343.81</text:p>
          </table:table-cell>
          <table:table-cell office:value-type="float" office:value="345.474" calcext:value-type="float">
            <text:p>345.474</text:p>
          </table:table-cell>
          <table:table-cell table:style-name="ce29" table:formula="of:=([.A112] * [.$C$297]) + [.$C$298]" office:value-type="float" office:value="345.960133855922" calcext:value-type="float">
            <text:p>345.9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5-01" calcext:value-type="date">
            <text:p>01/05/09</text:p>
          </table:table-cell>
          <table:table-cell table:style-name="ce20" office:value-type="float" office:value="348.39" calcext:value-type="float">
            <text:p>348.39</text:p>
          </table:table-cell>
          <table:table-cell office:value-type="float" office:value="345.52" calcext:value-type="float">
            <text:p>345.52</text:p>
          </table:table-cell>
          <table:table-cell table:style-name="ce29" table:formula="of:=([.A113] * [.$C$297]) + [.$C$298]" office:value-type="float" office:value="345.969257482511" calcext:value-type="float">
            <text:p>345.9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6-01" calcext:value-type="date">
            <text:p>01/06/09</text:p>
          </table:table-cell>
          <table:table-cell table:style-name="ce20" office:value-type="float" office:value="352.67" calcext:value-type="float">
            <text:p>352.67</text:p>
          </table:table-cell>
          <table:table-cell office:value-type="float" office:value="345.577" calcext:value-type="float">
            <text:p>345.577</text:p>
          </table:table-cell>
          <table:table-cell table:style-name="ce29" table:formula="of:=([.A114] * [.$C$297]) + [.$C$298]" office:value-type="float" office:value="345.978685229987" calcext:value-type="float">
            <text:p>345.9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7-01" calcext:value-type="date">
            <text:p>01/07/09</text:p>
          </table:table-cell>
          <table:table-cell table:style-name="ce20" office:value-type="float" office:value="355.91" calcext:value-type="float">
            <text:p>355.91</text:p>
          </table:table-cell>
          <table:table-cell office:value-type="float" office:value="345.656" calcext:value-type="float">
            <text:p>345.656</text:p>
          </table:table-cell>
          <table:table-cell table:style-name="ce29" table:formula="of:=([.A115] * [.$C$297]) + [.$C$298]" office:value-type="float" office:value="345.987808856576" calcext:value-type="float">
            <text:p>345.9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8-01" calcext:value-type="date">
            <text:p>01/08/09</text:p>
          </table:table-cell>
          <table:table-cell table:style-name="ce20" office:value-type="float" office:value="354.96" calcext:value-type="float">
            <text:p>354.96</text:p>
          </table:table-cell>
          <table:table-cell office:value-type="float" office:value="345.764" calcext:value-type="float">
            <text:p>345.764</text:p>
          </table:table-cell>
          <table:table-cell table:style-name="ce29" table:formula="of:=([.A116] * [.$C$297]) + [.$C$298]" office:value-type="float" office:value="345.997236604052" calcext:value-type="float">
            <text:p>346.0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9-01" calcext:value-type="date">
            <text:p>01/09/09</text:p>
          </table:table-cell>
          <table:table-cell table:style-name="ce20" office:value-type="float" office:value="352.47" calcext:value-type="float">
            <text:p>352.47</text:p>
          </table:table-cell>
          <table:table-cell office:value-type="float" office:value="345.9" calcext:value-type="float">
            <text:p>345.9</text:p>
          </table:table-cell>
          <table:table-cell table:style-name="ce29" table:formula="of:=([.A117] * [.$C$297]) + [.$C$298]" office:value-type="float" office:value="346.006664351527" calcext:value-type="float">
            <text:p>346.0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10-01" calcext:value-type="date">
            <text:p>01/10/09</text:p>
          </table:table-cell>
          <table:table-cell table:style-name="ce20" office:value-type="float" office:value="346.33" calcext:value-type="float">
            <text:p>346.33</text:p>
          </table:table-cell>
          <table:table-cell office:value-type="float" office:value="346.053" calcext:value-type="float">
            <text:p>346.053</text:p>
          </table:table-cell>
          <table:table-cell table:style-name="ce29" table:formula="of:=([.A118] * [.$C$297]) + [.$C$298]" office:value-type="float" office:value="346.015787978116" calcext:value-type="float">
            <text:p>346.0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11-01" calcext:value-type="date">
            <text:p>01/11/09</text:p>
          </table:table-cell>
          <table:table-cell table:style-name="ce20" office:value-type="float" office:value="341.15" calcext:value-type="float">
            <text:p>341.15</text:p>
          </table:table-cell>
          <table:table-cell office:value-type="float" office:value="346.211" calcext:value-type="float">
            <text:p>346.211</text:p>
          </table:table-cell>
          <table:table-cell table:style-name="ce29" table:formula="of:=([.A119] * [.$C$297]) + [.$C$298]" office:value-type="float" office:value="346.025215725592" calcext:value-type="float">
            <text:p>346.0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12-01" calcext:value-type="date">
            <text:p>01/12/09</text:p>
          </table:table-cell>
          <table:table-cell table:style-name="ce20" office:value-type="float" office:value="337.29" calcext:value-type="float">
            <text:p>337.29</text:p>
          </table:table-cell>
          <table:table-cell office:value-type="float" office:value="346.356" calcext:value-type="float">
            <text:p>346.356</text:p>
          </table:table-cell>
          <table:table-cell table:style-name="ce29" table:formula="of:=([.A120] * [.$C$297]) + [.$C$298]" office:value-type="float" office:value="346.034339352181" calcext:value-type="float">
            <text:p>346.0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1-01" calcext:value-type="date">
            <text:p>01/01/10</text:p>
          </table:table-cell>
          <table:table-cell table:style-name="ce20" office:value-type="float" office:value="336.68" calcext:value-type="float">
            <text:p>336.68</text:p>
          </table:table-cell>
          <table:table-cell office:value-type="float" office:value="346.469" calcext:value-type="float">
            <text:p>346.469</text:p>
          </table:table-cell>
          <table:table-cell table:style-name="ce29" table:formula="of:=([.A121] * [.$C$297]) + [.$C$298]" office:value-type="float" office:value="346.043767099657" calcext:value-type="float">
            <text:p>346.0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2-01" calcext:value-type="date">
            <text:p>01/02/10</text:p>
          </table:table-cell>
          <table:table-cell table:style-name="ce20" office:value-type="float" office:value="339.28" calcext:value-type="float">
            <text:p>339.28</text:p>
          </table:table-cell>
          <table:table-cell office:value-type="float" office:value="346.54" calcext:value-type="float">
            <text:p>346.54</text:p>
          </table:table-cell>
          <table:table-cell table:style-name="ce29" table:formula="of:=([.A122] * [.$C$297]) + [.$C$298]" office:value-type="float" office:value="346.053194847132" calcext:value-type="float">
            <text:p>346.0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3-01" calcext:value-type="date">
            <text:p>01/03/10</text:p>
          </table:table-cell>
          <table:table-cell table:style-name="ce20" office:value-type="float" office:value="342.04" calcext:value-type="float">
            <text:p>342.04</text:p>
          </table:table-cell>
          <table:table-cell office:value-type="float" office:value="346.567" calcext:value-type="float">
            <text:p>346.567</text:p>
          </table:table-cell>
          <table:table-cell table:style-name="ce29" table:formula="of:=([.A123] * [.$C$297]) + [.$C$298]" office:value-type="float" office:value="346.061710231949" calcext:value-type="float">
            <text:p>346.0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4-01" calcext:value-type="date">
            <text:p>01/04/10</text:p>
          </table:table-cell>
          <table:table-cell table:style-name="ce20" office:value-type="float" office:value="346.38" calcext:value-type="float">
            <text:p>346.38</text:p>
          </table:table-cell>
          <table:table-cell office:value-type="float" office:value="346.548" calcext:value-type="float">
            <text:p>346.548</text:p>
          </table:table-cell>
          <table:table-cell table:style-name="ce29" table:formula="of:=([.A124] * [.$C$297]) + [.$C$298]" office:value-type="float" office:value="346.071137979424" calcext:value-type="float">
            <text:p>346.0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5-01" calcext:value-type="date">
            <text:p>01/05/10</text:p>
          </table:table-cell>
          <table:table-cell table:style-name="ce20" office:value-type="float" office:value="351.02" calcext:value-type="float">
            <text:p>351.02</text:p>
          </table:table-cell>
          <table:table-cell office:value-type="float" office:value="346.491" calcext:value-type="float">
            <text:p>346.491</text:p>
          </table:table-cell>
          <table:table-cell table:style-name="ce29" table:formula="of:=([.A125] * [.$C$297]) + [.$C$298]" office:value-type="float" office:value="346.080261606014" calcext:value-type="float">
            <text:p>346.0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6-01" calcext:value-type="date">
            <text:p>01/06/10</text:p>
          </table:table-cell>
          <table:table-cell table:style-name="ce20" office:value-type="float" office:value="354.37" calcext:value-type="float">
            <text:p>354.37</text:p>
          </table:table-cell>
          <table:table-cell office:value-type="float" office:value="346.4" calcext:value-type="float">
            <text:p>346.4</text:p>
          </table:table-cell>
          <table:table-cell table:style-name="ce29" table:formula="of:=([.A126] * [.$C$297]) + [.$C$298]" office:value-type="float" office:value="346.089689353489" calcext:value-type="float">
            <text:p>346.0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7-01" calcext:value-type="date">
            <text:p>01/07/10</text:p>
          </table:table-cell>
          <table:table-cell table:style-name="ce20" office:value-type="float" office:value="357.08" calcext:value-type="float">
            <text:p>357.08</text:p>
          </table:table-cell>
          <table:table-cell office:value-type="float" office:value="346.279" calcext:value-type="float">
            <text:p>346.279</text:p>
          </table:table-cell>
          <table:table-cell table:style-name="ce29" table:formula="of:=([.A127] * [.$C$297]) + [.$C$298]" office:value-type="float" office:value="346.098812980078" calcext:value-type="float">
            <text:p>346.1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8-01" calcext:value-type="date">
            <text:p>01/08/10</text:p>
          </table:table-cell>
          <table:table-cell table:style-name="ce20" office:value-type="float" office:value="355.52" calcext:value-type="float">
            <text:p>355.52</text:p>
          </table:table-cell>
          <table:table-cell office:value-type="float" office:value="346.129" calcext:value-type="float">
            <text:p>346.129</text:p>
          </table:table-cell>
          <table:table-cell table:style-name="ce29" table:formula="of:=([.A128] * [.$C$297]) + [.$C$298]" office:value-type="float" office:value="346.108240727554" calcext:value-type="float">
            <text:p>346.1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9-01" calcext:value-type="date">
            <text:p>01/09/10</text:p>
          </table:table-cell>
          <table:table-cell table:style-name="ce20" office:value-type="float" office:value="351.65" calcext:value-type="float">
            <text:p>351.65</text:p>
          </table:table-cell>
          <table:table-cell office:value-type="float" office:value="345.961" calcext:value-type="float">
            <text:p>345.961</text:p>
          </table:table-cell>
          <table:table-cell table:style-name="ce29" table:formula="of:=([.A129] * [.$C$297]) + [.$C$298]" office:value-type="float" office:value="346.11766847503" calcext:value-type="float">
            <text:p>346.1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10-01" calcext:value-type="date">
            <text:p>01/10/10</text:p>
          </table:table-cell>
          <table:table-cell table:style-name="ce20" office:value-type="float" office:value="346.36" calcext:value-type="float">
            <text:p>346.36</text:p>
          </table:table-cell>
          <table:table-cell office:value-type="float" office:value="345.788" calcext:value-type="float">
            <text:p>345.788</text:p>
          </table:table-cell>
          <table:table-cell table:style-name="ce29" table:formula="of:=([.A130] * [.$C$297]) + [.$C$298]" office:value-type="float" office:value="346.126792101619" calcext:value-type="float">
            <text:p>346.1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11-01" calcext:value-type="date">
            <text:p>01/11/10</text:p>
          </table:table-cell>
          <table:table-cell table:style-name="ce20" office:value-type="float" office:value="340.33" calcext:value-type="float">
            <text:p>340.33</text:p>
          </table:table-cell>
          <table:table-cell office:value-type="float" office:value="345.629" calcext:value-type="float">
            <text:p>345.629</text:p>
          </table:table-cell>
          <table:table-cell table:style-name="ce29" table:formula="of:=([.A131] * [.$C$297]) + [.$C$298]" office:value-type="float" office:value="346.136219849094" calcext:value-type="float">
            <text:p>346.1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12-01" calcext:value-type="date">
            <text:p>01/12/10</text:p>
          </table:table-cell>
          <table:table-cell table:style-name="ce20" office:value-type="float" office:value="335.64" calcext:value-type="float">
            <text:p>335.64</text:p>
          </table:table-cell>
          <table:table-cell office:value-type="float" office:value="345.493" calcext:value-type="float">
            <text:p>345.493</text:p>
          </table:table-cell>
          <table:table-cell table:style-name="ce29" table:formula="of:=([.A132] * [.$C$297]) + [.$C$298]" office:value-type="float" office:value="346.145343475684" calcext:value-type="float">
            <text:p>346.1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1-01" calcext:value-type="date">
            <text:p>01/01/11</text:p>
          </table:table-cell>
          <table:table-cell table:style-name="ce20" office:value-type="float" office:value="335.53" calcext:value-type="float">
            <text:p>335.53</text:p>
          </table:table-cell>
          <table:table-cell office:value-type="float" office:value="345.379" calcext:value-type="float">
            <text:p>345.379</text:p>
          </table:table-cell>
          <table:table-cell table:style-name="ce29" table:formula="of:=([.A133] * [.$C$297]) + [.$C$298]" office:value-type="float" office:value="346.154771223159" calcext:value-type="float">
            <text:p>346.1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2-01" calcext:value-type="date">
            <text:p>01/02/11</text:p>
          </table:table-cell>
          <table:table-cell table:style-name="ce20" office:value-type="float" office:value="336.88" calcext:value-type="float">
            <text:p>336.88</text:p>
          </table:table-cell>
          <table:table-cell office:value-type="float" office:value="345.286" calcext:value-type="float">
            <text:p>345.286</text:p>
          </table:table-cell>
          <table:table-cell table:style-name="ce29" table:formula="of:=([.A134] * [.$C$297]) + [.$C$298]" office:value-type="float" office:value="346.164198970635" calcext:value-type="float">
            <text:p>346.1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3-01" calcext:value-type="date">
            <text:p>01/03/11</text:p>
          </table:table-cell>
          <table:table-cell table:style-name="ce20" office:value-type="float" office:value="339.57" calcext:value-type="float">
            <text:p>339.57</text:p>
          </table:table-cell>
          <table:table-cell office:value-type="float" office:value="345.209" calcext:value-type="float">
            <text:p>345.209</text:p>
          </table:table-cell>
          <table:table-cell table:style-name="ce29" table:formula="of:=([.A135] * [.$C$297]) + [.$C$298]" office:value-type="float" office:value="346.172714355451" calcext:value-type="float">
            <text:p>346.1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4-01" calcext:value-type="date">
            <text:p>01/04/11</text:p>
          </table:table-cell>
          <table:table-cell table:style-name="ce20" office:value-type="float" office:value="344.08" calcext:value-type="float">
            <text:p>344.08</text:p>
          </table:table-cell>
          <table:table-cell office:value-type="float" office:value="345.145" calcext:value-type="float">
            <text:p>345.145</text:p>
          </table:table-cell>
          <table:table-cell table:style-name="ce29" table:formula="of:=([.A136] * [.$C$297]) + [.$C$298]" office:value-type="float" office:value="346.182142102927" calcext:value-type="float">
            <text:p>346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5-01" calcext:value-type="date">
            <text:p>01/05/11</text:p>
          </table:table-cell>
          <table:table-cell table:style-name="ce20" office:value-type="float" office:value="348.74" calcext:value-type="float">
            <text:p>348.74</text:p>
          </table:table-cell>
          <table:table-cell office:value-type="float" office:value="345.091" calcext:value-type="float">
            <text:p>345.091</text:p>
          </table:table-cell>
          <table:table-cell table:style-name="ce29" table:formula="of:=([.A137] * [.$C$297]) + [.$C$298]" office:value-type="float" office:value="346.191265729516" calcext:value-type="float">
            <text:p>346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6-01" calcext:value-type="date">
            <text:p>01/06/11</text:p>
          </table:table-cell>
          <table:table-cell table:style-name="ce20" office:value-type="float" office:value="353.8" calcext:value-type="float">
            <text:p>353.8</text:p>
          </table:table-cell>
          <table:table-cell office:value-type="float" office:value="345.041" calcext:value-type="float">
            <text:p>345.041</text:p>
          </table:table-cell>
          <table:table-cell table:style-name="ce29" table:formula="of:=([.A138] * [.$C$297]) + [.$C$298]" office:value-type="float" office:value="346.200693476992" calcext:value-type="float">
            <text:p>346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7-01" calcext:value-type="date">
            <text:p>01/07/11</text:p>
          </table:table-cell>
          <table:table-cell table:style-name="ce20" office:value-type="float" office:value="355.81" calcext:value-type="float">
            <text:p>355.81</text:p>
          </table:table-cell>
          <table:table-cell office:value-type="float" office:value="344.996" calcext:value-type="float">
            <text:p>344.996</text:p>
          </table:table-cell>
          <table:table-cell table:style-name="ce29" table:formula="of:=([.A139] * [.$C$297]) + [.$C$298]" office:value-type="float" office:value="346.209817103581" calcext:value-type="float">
            <text:p>346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8-01" calcext:value-type="date">
            <text:p>01/08/11</text:p>
          </table:table-cell>
          <table:table-cell table:style-name="ce20" office:value-type="float" office:value="354.93" calcext:value-type="float">
            <text:p>354.93</text:p>
          </table:table-cell>
          <table:table-cell office:value-type="float" office:value="344.96" calcext:value-type="float">
            <text:p>344.96</text:p>
          </table:table-cell>
          <table:table-cell table:style-name="ce29" table:formula="of:=([.A140] * [.$C$297]) + [.$C$298]" office:value-type="float" office:value="346.219244851056" calcext:value-type="float">
            <text:p>346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9-01" calcext:value-type="date">
            <text:p>01/09/11</text:p>
          </table:table-cell>
          <table:table-cell table:style-name="ce20" office:value-type="float" office:value="350.25" calcext:value-type="float">
            <text:p>350.25</text:p>
          </table:table-cell>
          <table:table-cell office:value-type="float" office:value="344.935" calcext:value-type="float">
            <text:p>344.935</text:p>
          </table:table-cell>
          <table:table-cell table:style-name="ce29" table:formula="of:=([.A141] * [.$C$297]) + [.$C$298]" office:value-type="float" office:value="346.228672598532" calcext:value-type="float">
            <text:p>346.2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10-01" calcext:value-type="date">
            <text:p>01/10/11</text:p>
          </table:table-cell>
          <table:table-cell table:style-name="ce20" office:value-type="float" office:value="345.37" calcext:value-type="float">
            <text:p>345.37</text:p>
          </table:table-cell>
          <table:table-cell office:value-type="float" office:value="344.918" calcext:value-type="float">
            <text:p>344.918</text:p>
          </table:table-cell>
          <table:table-cell table:style-name="ce29" table:formula="of:=([.A142] * [.$C$297]) + [.$C$298]" office:value-type="float" office:value="346.237796225121" calcext:value-type="float">
            <text:p>346.2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11-01" calcext:value-type="date">
            <text:p>01/11/11</text:p>
          </table:table-cell>
          <table:table-cell table:style-name="ce20" office:value-type="float" office:value="339.37" calcext:value-type="float">
            <text:p>339.37</text:p>
          </table:table-cell>
          <table:table-cell office:value-type="float" office:value="344.911" calcext:value-type="float">
            <text:p>344.911</text:p>
          </table:table-cell>
          <table:table-cell table:style-name="ce29" table:formula="of:=([.A143] * [.$C$297]) + [.$C$298]" office:value-type="float" office:value="346.247223972597" calcext:value-type="float">
            <text:p>346.2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12-01" calcext:value-type="date">
            <text:p>01/12/11</text:p>
          </table:table-cell>
          <table:table-cell table:style-name="ce20" office:value-type="float" office:value="336.54" calcext:value-type="float">
            <text:p>336.54</text:p>
          </table:table-cell>
          <table:table-cell office:value-type="float" office:value="344.909" calcext:value-type="float">
            <text:p>344.909</text:p>
          </table:table-cell>
          <table:table-cell table:style-name="ce29" table:formula="of:=([.A144] * [.$C$297]) + [.$C$298]" office:value-type="float" office:value="346.256347599186" calcext:value-type="float">
            <text:p>346.2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1-01" calcext:value-type="date">
            <text:p>01/01/12</text:p>
          </table:table-cell>
          <table:table-cell table:style-name="ce20" office:value-type="float" office:value="334.23" calcext:value-type="float">
            <text:p>334.23</text:p>
          </table:table-cell>
          <table:table-cell office:value-type="float" office:value="344.913" calcext:value-type="float">
            <text:p>344.913</text:p>
          </table:table-cell>
          <table:table-cell table:style-name="ce29" table:formula="of:=([.A145] * [.$C$297]) + [.$C$298]" office:value-type="float" office:value="346.265775346662" calcext:value-type="float">
            <text:p>346.2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2-01" calcext:value-type="date">
            <text:p>01/02/12</text:p>
          </table:table-cell>
          <table:table-cell table:style-name="ce20" office:value-type="float" office:value="335.93" calcext:value-type="float">
            <text:p>335.93</text:p>
          </table:table-cell>
          <table:table-cell office:value-type="float" office:value="344.929" calcext:value-type="float">
            <text:p>344.929</text:p>
          </table:table-cell>
          <table:table-cell table:style-name="ce29" table:formula="of:=([.A146] * [.$C$297]) + [.$C$298]" office:value-type="float" office:value="346.275203094137" calcext:value-type="float">
            <text:p>346.2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3-01" calcext:value-type="date">
            <text:p>01/03/12</text:p>
          </table:table-cell>
          <table:table-cell table:style-name="ce20" office:value-type="float" office:value="339.55" calcext:value-type="float">
            <text:p>339.55</text:p>
          </table:table-cell>
          <table:table-cell office:value-type="float" office:value="344.964" calcext:value-type="float">
            <text:p>344.964</text:p>
          </table:table-cell>
          <table:table-cell table:style-name="ce29" table:formula="of:=([.A147] * [.$C$297]) + [.$C$298]" office:value-type="float" office:value="346.28402259984" calcext:value-type="float">
            <text:p>346.2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4-01" calcext:value-type="date">
            <text:p>01/04/12</text:p>
          </table:table-cell>
          <table:table-cell table:style-name="ce20" office:value-type="float" office:value="344.6" calcext:value-type="float">
            <text:p>344.6</text:p>
          </table:table-cell>
          <table:table-cell office:value-type="float" office:value="345.025" calcext:value-type="float">
            <text:p>345.025</text:p>
          </table:table-cell>
          <table:table-cell table:style-name="ce29" table:formula="of:=([.A148] * [.$C$297]) + [.$C$298]" office:value-type="float" office:value="346.293450347316" calcext:value-type="float">
            <text:p>346.2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5-01" calcext:value-type="date">
            <text:p>01/05/12</text:p>
          </table:table-cell>
          <table:table-cell table:style-name="ce20" office:value-type="float" office:value="348.98" calcext:value-type="float">
            <text:p>348.98</text:p>
          </table:table-cell>
          <table:table-cell office:value-type="float" office:value="345.111" calcext:value-type="float">
            <text:p>345.111</text:p>
          </table:table-cell>
          <table:table-cell table:style-name="ce29" table:formula="of:=([.A149] * [.$C$297]) + [.$C$298]" office:value-type="float" office:value="346.302573973905" calcext:value-type="float">
            <text:p>346.3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6-01" calcext:value-type="date">
            <text:p>01/06/12</text:p>
          </table:table-cell>
          <table:table-cell table:style-name="ce20" office:value-type="float" office:value="353.56" calcext:value-type="float">
            <text:p>353.56</text:p>
          </table:table-cell>
          <table:table-cell office:value-type="float" office:value="345.213" calcext:value-type="float">
            <text:p>345.213</text:p>
          </table:table-cell>
          <table:table-cell table:style-name="ce29" table:formula="of:=([.A150] * [.$C$297]) + [.$C$298]" office:value-type="float" office:value="346.31200172138" calcext:value-type="float">
            <text:p>346.3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7-01" calcext:value-type="date">
            <text:p>01/07/12</text:p>
          </table:table-cell>
          <table:table-cell table:style-name="ce20" office:value-type="float" office:value="355.73" calcext:value-type="float">
            <text:p>355.73</text:p>
          </table:table-cell>
          <table:table-cell office:value-type="float" office:value="345.315" calcext:value-type="float">
            <text:p>345.315</text:p>
          </table:table-cell>
          <table:table-cell table:style-name="ce29" table:formula="of:=([.A151] * [.$C$297]) + [.$C$298]" office:value-type="float" office:value="346.32112534797" calcext:value-type="float">
            <text:p>346.3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8-01" calcext:value-type="date">
            <text:p>01/08/12</text:p>
          </table:table-cell>
          <table:table-cell table:style-name="ce20" office:value-type="float" office:value="354.67" calcext:value-type="float">
            <text:p>354.67</text:p>
          </table:table-cell>
          <table:table-cell office:value-type="float" office:value="345.404" calcext:value-type="float">
            <text:p>345.404</text:p>
          </table:table-cell>
          <table:table-cell table:style-name="ce29" table:formula="of:=([.A152] * [.$C$297]) + [.$C$298]" office:value-type="float" office:value="346.330553095445" calcext:value-type="float">
            <text:p>346.3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9-01" calcext:value-type="date">
            <text:p>01/09/12</text:p>
          </table:table-cell>
          <table:table-cell table:style-name="ce20" office:value-type="float" office:value="350.85" calcext:value-type="float">
            <text:p>350.85</text:p>
          </table:table-cell>
          <table:table-cell office:value-type="float" office:value="345.467" calcext:value-type="float">
            <text:p>345.467</text:p>
          </table:table-cell>
          <table:table-cell table:style-name="ce29" table:formula="of:=([.A153] * [.$C$297]) + [.$C$298]" office:value-type="float" office:value="346.339980842921" calcext:value-type="float">
            <text:p>346.3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10-01" calcext:value-type="date">
            <text:p>01/10/12</text:p>
          </table:table-cell>
          <table:table-cell table:style-name="ce20" office:value-type="float" office:value="346.11" calcext:value-type="float">
            <text:p>346.11</text:p>
          </table:table-cell>
          <table:table-cell office:value-type="float" office:value="345.504" calcext:value-type="float">
            <text:p>345.504</text:p>
          </table:table-cell>
          <table:table-cell table:style-name="ce29" table:formula="of:=([.A154] * [.$C$297]) + [.$C$298]" office:value-type="float" office:value="346.34910446951" calcext:value-type="float">
            <text:p>346.3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11-01" calcext:value-type="date">
            <text:p>01/11/12</text:p>
          </table:table-cell>
          <table:table-cell table:style-name="ce20" office:value-type="float" office:value="341.21" calcext:value-type="float">
            <text:p>341.21</text:p>
          </table:table-cell>
          <table:table-cell office:value-type="float" office:value="345.514" calcext:value-type="float">
            <text:p>345.514</text:p>
          </table:table-cell>
          <table:table-cell table:style-name="ce29" table:formula="of:=([.A155] * [.$C$297]) + [.$C$298]" office:value-type="float" office:value="346.358532216986" calcext:value-type="float">
            <text:p>346.3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12-01" calcext:value-type="date">
            <text:p>01/12/12</text:p>
          </table:table-cell>
          <table:table-cell table:style-name="ce20" office:value-type="float" office:value="336.77" calcext:value-type="float">
            <text:p>336.77</text:p>
          </table:table-cell>
          <table:table-cell office:value-type="float" office:value="345.506" calcext:value-type="float">
            <text:p>345.506</text:p>
          </table:table-cell>
          <table:table-cell table:style-name="ce29" table:formula="of:=([.A156] * [.$C$297]) + [.$C$298]" office:value-type="float" office:value="346.367655843575" calcext:value-type="float">
            <text:p>346.3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1-01" calcext:value-type="date">
            <text:p>01/01/13</text:p>
          </table:table-cell>
          <table:table-cell table:style-name="ce20" office:value-type="float" office:value="336.79" calcext:value-type="float">
            <text:p>336.79</text:p>
          </table:table-cell>
          <table:table-cell office:value-type="float" office:value="345.491" calcext:value-type="float">
            <text:p>345.491</text:p>
          </table:table-cell>
          <table:table-cell table:style-name="ce29" table:formula="of:=([.A157] * [.$C$297]) + [.$C$298]" office:value-type="float" office:value="346.37708359105" calcext:value-type="float">
            <text:p>346.3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2-01" calcext:value-type="date">
            <text:p>01/02/13</text:p>
          </table:table-cell>
          <table:table-cell table:style-name="ce20" office:value-type="float" office:value="337.62" calcext:value-type="float">
            <text:p>337.62</text:p>
          </table:table-cell>
          <table:table-cell office:value-type="float" office:value="345.475" calcext:value-type="float">
            <text:p>345.475</text:p>
          </table:table-cell>
          <table:table-cell table:style-name="ce29" table:formula="of:=([.A158] * [.$C$297]) + [.$C$298]" office:value-type="float" office:value="346.386511338526" calcext:value-type="float">
            <text:p>346.3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3-01" calcext:value-type="date">
            <text:p>01/03/13</text:p>
          </table:table-cell>
          <table:table-cell table:style-name="ce20" office:value-type="float" office:value="340.24" calcext:value-type="float">
            <text:p>340.24</text:p>
          </table:table-cell>
          <table:table-cell office:value-type="float" office:value="345.456" calcext:value-type="float">
            <text:p>345.456</text:p>
          </table:table-cell>
          <table:table-cell table:style-name="ce29" table:formula="of:=([.A159] * [.$C$297]) + [.$C$298]" office:value-type="float" office:value="346.395026723343" calcext:value-type="float">
            <text:p>346.4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4-01" calcext:value-type="date">
            <text:p>01/04/13</text:p>
          </table:table-cell>
          <table:table-cell table:style-name="ce20" office:value-type="float" office:value="343.57" calcext:value-type="float">
            <text:p>343.57</text:p>
          </table:table-cell>
          <table:table-cell office:value-type="float" office:value="345.433" calcext:value-type="float">
            <text:p>345.433</text:p>
          </table:table-cell>
          <table:table-cell table:style-name="ce29" table:formula="of:=([.A160] * [.$C$297]) + [.$C$298]" office:value-type="float" office:value="346.404454470818" calcext:value-type="float">
            <text:p>346.4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5-01" calcext:value-type="date">
            <text:p>01/05/13</text:p>
          </table:table-cell>
          <table:table-cell table:style-name="ce20" office:value-type="float" office:value="348.72" calcext:value-type="float">
            <text:p>348.72</text:p>
          </table:table-cell>
          <table:table-cell office:value-type="float" office:value="345.405" calcext:value-type="float">
            <text:p>345.405</text:p>
          </table:table-cell>
          <table:table-cell table:style-name="ce29" table:formula="of:=([.A161] * [.$C$297]) + [.$C$298]" office:value-type="float" office:value="346.413578097407" calcext:value-type="float">
            <text:p>346.4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6-01" calcext:value-type="date">
            <text:p>01/06/13</text:p>
          </table:table-cell>
          <table:table-cell table:style-name="ce20" office:value-type="float" office:value="353.79" calcext:value-type="float">
            <text:p>353.79</text:p>
          </table:table-cell>
          <table:table-cell office:value-type="float" office:value="345.374" calcext:value-type="float">
            <text:p>345.374</text:p>
          </table:table-cell>
          <table:table-cell table:style-name="ce29" table:formula="of:=([.A162] * [.$C$297]) + [.$C$298]" office:value-type="float" office:value="346.423005844883" calcext:value-type="float">
            <text:p>346.4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7-01" calcext:value-type="date">
            <text:p>01/07/13</text:p>
          </table:table-cell>
          <table:table-cell table:style-name="ce20" office:value-type="float" office:value="355.46" calcext:value-type="float">
            <text:p>355.46</text:p>
          </table:table-cell>
          <table:table-cell office:value-type="float" office:value="345.346" calcext:value-type="float">
            <text:p>345.346</text:p>
          </table:table-cell>
          <table:table-cell table:style-name="ce29" table:formula="of:=([.A163] * [.$C$297]) + [.$C$298]" office:value-type="float" office:value="346.432129471472" calcext:value-type="float">
            <text:p>346.4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8-01" calcext:value-type="date">
            <text:p>01/08/13</text:p>
          </table:table-cell>
          <table:table-cell table:style-name="ce20" office:value-type="float" office:value="354.44" calcext:value-type="float">
            <text:p>354.44</text:p>
          </table:table-cell>
          <table:table-cell office:value-type="float" office:value="345.33" calcext:value-type="float">
            <text:p>345.33</text:p>
          </table:table-cell>
          <table:table-cell table:style-name="ce29" table:formula="of:=([.A164] * [.$C$297]) + [.$C$298]" office:value-type="float" office:value="346.441557218948" calcext:value-type="float">
            <text:p>346.4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9-01" calcext:value-type="date">
            <text:p>01/09/13</text:p>
          </table:table-cell>
          <table:table-cell table:style-name="ce20" office:value-type="float" office:value="351.19" calcext:value-type="float">
            <text:p>351.19</text:p>
          </table:table-cell>
          <table:table-cell office:value-type="float" office:value="345.334" calcext:value-type="float">
            <text:p>345.334</text:p>
          </table:table-cell>
          <table:table-cell table:style-name="ce29" table:formula="of:=([.A165] * [.$C$297]) + [.$C$298]" office:value-type="float" office:value="346.450984966423" calcext:value-type="float">
            <text:p>346.4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10-01" calcext:value-type="date">
            <text:p>01/10/13</text:p>
          </table:table-cell>
          <table:table-cell table:style-name="ce20" office:value-type="float" office:value="345.33" calcext:value-type="float">
            <text:p>345.33</text:p>
          </table:table-cell>
          <table:table-cell office:value-type="float" office:value="345.357" calcext:value-type="float">
            <text:p>345.357</text:p>
          </table:table-cell>
          <table:table-cell table:style-name="ce29" table:formula="of:=([.A166] * [.$C$297]) + [.$C$298]" office:value-type="float" office:value="346.460108593013" calcext:value-type="float">
            <text:p>346.4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11-01" calcext:value-type="date">
            <text:p>01/11/13</text:p>
          </table:table-cell>
          <table:table-cell table:style-name="ce20" office:value-type="float" office:value="340.35" calcext:value-type="float">
            <text:p>340.35</text:p>
          </table:table-cell>
          <table:table-cell office:value-type="float" office:value="345.393" calcext:value-type="float">
            <text:p>345.393</text:p>
          </table:table-cell>
          <table:table-cell table:style-name="ce29" table:formula="of:=([.A167] * [.$C$297]) + [.$C$298]" office:value-type="float" office:value="346.469536340488" calcext:value-type="float">
            <text:p>346.4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12-01" calcext:value-type="date">
            <text:p>01/12/13</text:p>
          </table:table-cell>
          <table:table-cell table:style-name="ce20" office:value-type="float" office:value="336.98" calcext:value-type="float">
            <text:p>336.98</text:p>
          </table:table-cell>
          <table:table-cell office:value-type="float" office:value="345.433" calcext:value-type="float">
            <text:p>345.433</text:p>
          </table:table-cell>
          <table:table-cell table:style-name="ce29" table:formula="of:=([.A168] * [.$C$297]) + [.$C$298]" office:value-type="float" office:value="346.478659967077" calcext:value-type="float">
            <text:p>346.4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1-01" calcext:value-type="date">
            <text:p>01/01/14</text:p>
          </table:table-cell>
          <table:table-cell table:style-name="ce20" office:value-type="float" office:value="336.1" calcext:value-type="float">
            <text:p>336.1</text:p>
          </table:table-cell>
          <table:table-cell office:value-type="float" office:value="345.47" calcext:value-type="float">
            <text:p>345.47</text:p>
          </table:table-cell>
          <table:table-cell table:style-name="ce29" table:formula="of:=([.A169] * [.$C$297]) + [.$C$298]" office:value-type="float" office:value="346.488087714553" calcext:value-type="float">
            <text:p>346.4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2-01" calcext:value-type="date">
            <text:p>01/02/14</text:p>
          </table:table-cell>
          <table:table-cell table:style-name="ce20" office:value-type="float" office:value="337.04" calcext:value-type="float">
            <text:p>337.04</text:p>
          </table:table-cell>
          <table:table-cell office:value-type="float" office:value="345.501" calcext:value-type="float">
            <text:p>345.501</text:p>
          </table:table-cell>
          <table:table-cell table:style-name="ce29" table:formula="of:=([.A170] * [.$C$297]) + [.$C$298]" office:value-type="float" office:value="346.497515462028" calcext:value-type="float">
            <text:p>346.5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3-01" calcext:value-type="date">
            <text:p>01/03/14</text:p>
          </table:table-cell>
          <table:table-cell table:style-name="ce20" office:value-type="float" office:value="340.71" calcext:value-type="float">
            <text:p>340.71</text:p>
          </table:table-cell>
          <table:table-cell office:value-type="float" office:value="345.528" calcext:value-type="float">
            <text:p>345.528</text:p>
          </table:table-cell>
          <table:table-cell table:style-name="ce29" table:formula="of:=([.A171] * [.$C$297]) + [.$C$298]" office:value-type="float" office:value="346.506030846845" calcext:value-type="float">
            <text:p>346.5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4-01" calcext:value-type="date">
            <text:p>01/04/14</text:p>
          </table:table-cell>
          <table:table-cell table:style-name="ce20" office:value-type="float" office:value="344.45" calcext:value-type="float">
            <text:p>344.45</text:p>
          </table:table-cell>
          <table:table-cell office:value-type="float" office:value="345.558" calcext:value-type="float">
            <text:p>345.558</text:p>
          </table:table-cell>
          <table:table-cell table:style-name="ce29" table:formula="of:=([.A172] * [.$C$297]) + [.$C$298]" office:value-type="float" office:value="346.515458594321" calcext:value-type="float">
            <text:p>346.5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5-01" calcext:value-type="date">
            <text:p>01/05/14</text:p>
          </table:table-cell>
          <table:table-cell table:style-name="ce20" office:value-type="float" office:value="349.69" calcext:value-type="float">
            <text:p>349.69</text:p>
          </table:table-cell>
          <table:table-cell office:value-type="float" office:value="345.59" calcext:value-type="float">
            <text:p>345.59</text:p>
          </table:table-cell>
          <table:table-cell table:style-name="ce29" table:formula="of:=([.A173] * [.$C$297]) + [.$C$298]" office:value-type="float" office:value="346.52458222091" calcext:value-type="float">
            <text:p>346.5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6-01" calcext:value-type="date">
            <text:p>01/06/14</text:p>
          </table:table-cell>
          <table:table-cell table:style-name="ce20" office:value-type="float" office:value="353.83" calcext:value-type="float">
            <text:p>353.83</text:p>
          </table:table-cell>
          <table:table-cell office:value-type="float" office:value="345.626" calcext:value-type="float">
            <text:p>345.626</text:p>
          </table:table-cell>
          <table:table-cell table:style-name="ce29" table:formula="of:=([.A174] * [.$C$297]) + [.$C$298]" office:value-type="float" office:value="346.534009968385" calcext:value-type="float">
            <text:p>346.5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7-01" calcext:value-type="date">
            <text:p>01/07/14</text:p>
          </table:table-cell>
          <table:table-cell table:style-name="ce20" office:value-type="float" office:value="355.69" calcext:value-type="float">
            <text:p>355.69</text:p>
          </table:table-cell>
          <table:table-cell office:value-type="float" office:value="345.663" calcext:value-type="float">
            <text:p>345.663</text:p>
          </table:table-cell>
          <table:table-cell table:style-name="ce29" table:formula="of:=([.A175] * [.$C$297]) + [.$C$298]" office:value-type="float" office:value="346.543133594975" calcext:value-type="float">
            <text:p>346.5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8-01" calcext:value-type="date">
            <text:p>01/08/14</text:p>
          </table:table-cell>
          <table:table-cell table:style-name="ce20" office:value-type="float" office:value="354.83" calcext:value-type="float">
            <text:p>354.83</text:p>
          </table:table-cell>
          <table:table-cell office:value-type="float" office:value="345.695" calcext:value-type="float">
            <text:p>345.695</text:p>
          </table:table-cell>
          <table:table-cell table:style-name="ce29" table:formula="of:=([.A176] * [.$C$297]) + [.$C$298]" office:value-type="float" office:value="346.55256134245" calcext:value-type="float">
            <text:p>346.5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9-01" calcext:value-type="date">
            <text:p>01/09/14</text:p>
          </table:table-cell>
          <table:table-cell table:style-name="ce20" office:value-type="float" office:value="351.19" calcext:value-type="float">
            <text:p>351.19</text:p>
          </table:table-cell>
          <table:table-cell office:value-type="float" office:value="345.722" calcext:value-type="float">
            <text:p>345.722</text:p>
          </table:table-cell>
          <table:table-cell table:style-name="ce29" table:formula="of:=([.A177] * [.$C$297]) + [.$C$298]" office:value-type="float" office:value="346.561989089926" calcext:value-type="float">
            <text:p>346.5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10-01" calcext:value-type="date">
            <text:p>01/10/14</text:p>
          </table:table-cell>
          <table:table-cell table:style-name="ce20" office:value-type="float" office:value="346.16" calcext:value-type="float">
            <text:p>346.16</text:p>
          </table:table-cell>
          <table:table-cell office:value-type="float" office:value="345.749" calcext:value-type="float">
            <text:p>345.749</text:p>
          </table:table-cell>
          <table:table-cell table:style-name="ce29" table:formula="of:=([.A178] * [.$C$297]) + [.$C$298]" office:value-type="float" office:value="346.571112716515" calcext:value-type="float">
            <text:p>346.5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11-01" calcext:value-type="date">
            <text:p>01/11/14</text:p>
          </table:table-cell>
          <table:table-cell table:style-name="ce20" office:value-type="float" office:value="340.12" calcext:value-type="float">
            <text:p>340.12</text:p>
          </table:table-cell>
          <table:table-cell office:value-type="float" office:value="345.779" calcext:value-type="float">
            <text:p>345.779</text:p>
          </table:table-cell>
          <table:table-cell table:style-name="ce29" table:formula="of:=([.A179] * [.$C$297]) + [.$C$298]" office:value-type="float" office:value="346.580540463991" calcext:value-type="float">
            <text:p>346.5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12-01" calcext:value-type="date">
            <text:p>01/12/14</text:p>
          </table:table-cell>
          <table:table-cell table:style-name="ce20" office:value-type="float" office:value="337.81" calcext:value-type="float">
            <text:p>337.81</text:p>
          </table:table-cell>
          <table:table-cell office:value-type="float" office:value="345.815" calcext:value-type="float">
            <text:p>345.815</text:p>
          </table:table-cell>
          <table:table-cell table:style-name="ce29" table:formula="of:=([.A180] * [.$C$297]) + [.$C$298]" office:value-type="float" office:value="346.58966409058" calcext:value-type="float">
            <text:p>346.5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1-01" calcext:value-type="date">
            <text:p>01/01/15</text:p>
          </table:table-cell>
          <table:table-cell table:style-name="ce20" office:value-type="float" office:value="336.44" calcext:value-type="float">
            <text:p>336.44</text:p>
          </table:table-cell>
          <table:table-cell office:value-type="float" office:value="345.868" calcext:value-type="float">
            <text:p>345.868</text:p>
          </table:table-cell>
          <table:table-cell table:style-name="ce29" table:formula="of:=([.A181] * [.$C$297]) + [.$C$298]" office:value-type="float" office:value="346.599091838055" calcext:value-type="float">
            <text:p>346.6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2-01" calcext:value-type="date">
            <text:p>01/02/15</text:p>
          </table:table-cell>
          <table:table-cell table:style-name="ce20" office:value-type="float" office:value="338.12" calcext:value-type="float">
            <text:p>338.12</text:p>
          </table:table-cell>
          <table:table-cell office:value-type="float" office:value="345.947" calcext:value-type="float">
            <text:p>345.947</text:p>
          </table:table-cell>
          <table:table-cell table:style-name="ce29" table:formula="of:=([.A182] * [.$C$297]) + [.$C$298]" office:value-type="float" office:value="346.608519585531" calcext:value-type="float">
            <text:p>346.6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3-01" calcext:value-type="date">
            <text:p>01/03/15</text:p>
          </table:table-cell>
          <table:table-cell table:style-name="ce20" office:value-type="float" office:value="341.11" calcext:value-type="float">
            <text:p>341.11</text:p>
          </table:table-cell>
          <table:table-cell office:value-type="float" office:value="346.057" calcext:value-type="float">
            <text:p>346.057</text:p>
          </table:table-cell>
          <table:table-cell table:style-name="ce29" table:formula="of:=([.A183] * [.$C$297]) + [.$C$298]" office:value-type="float" office:value="346.617034970347" calcext:value-type="float">
            <text:p>346.6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4-01" calcext:value-type="date">
            <text:p>01/04/15</text:p>
          </table:table-cell>
          <table:table-cell table:style-name="ce20" office:value-type="float" office:value="344.27" calcext:value-type="float">
            <text:p>344.27</text:p>
          </table:table-cell>
          <table:table-cell office:value-type="float" office:value="346.2" calcext:value-type="float">
            <text:p>346.2</text:p>
          </table:table-cell>
          <table:table-cell table:style-name="ce29" table:formula="of:=([.A184] * [.$C$297]) + [.$C$298]" office:value-type="float" office:value="346.626462717823" calcext:value-type="float">
            <text:p>346.6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5-01" calcext:value-type="date">
            <text:p>01/05/15</text:p>
          </table:table-cell>
          <table:table-cell table:style-name="ce20" office:value-type="float" office:value="349.46" calcext:value-type="float">
            <text:p>349.46</text:p>
          </table:table-cell>
          <table:table-cell office:value-type="float" office:value="346.369" calcext:value-type="float">
            <text:p>346.369</text:p>
          </table:table-cell>
          <table:table-cell table:style-name="ce29" table:formula="of:=([.A185] * [.$C$297]) + [.$C$298]" office:value-type="float" office:value="346.635586344412" calcext:value-type="float">
            <text:p>346.6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6-01" calcext:value-type="date">
            <text:p>01/06/15</text:p>
          </table:table-cell>
          <table:table-cell table:style-name="ce20" office:value-type="float" office:value="354.55" calcext:value-type="float">
            <text:p>354.55</text:p>
          </table:table-cell>
          <table:table-cell office:value-type="float" office:value="346.562" calcext:value-type="float">
            <text:p>346.562</text:p>
          </table:table-cell>
          <table:table-cell table:style-name="ce29" table:formula="of:=([.A186] * [.$C$297]) + [.$C$298]" office:value-type="float" office:value="346.645014091888" calcext:value-type="float">
            <text:p>346.6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7-01" calcext:value-type="date">
            <text:p>01/07/15</text:p>
          </table:table-cell>
          <table:table-cell table:style-name="ce20" office:value-type="float" office:value="356.29" calcext:value-type="float">
            <text:p>356.29</text:p>
          </table:table-cell>
          <table:table-cell office:value-type="float" office:value="346.776" calcext:value-type="float">
            <text:p>346.776</text:p>
          </table:table-cell>
          <table:table-cell table:style-name="ce29" table:formula="of:=([.A187] * [.$C$297]) + [.$C$298]" office:value-type="float" office:value="346.654137718477" calcext:value-type="float">
            <text:p>346.6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8-01" calcext:value-type="date">
            <text:p>01/08/15</text:p>
          </table:table-cell>
          <table:table-cell table:style-name="ce20" office:value-type="float" office:value="356.07" calcext:value-type="float">
            <text:p>356.07</text:p>
          </table:table-cell>
          <table:table-cell office:value-type="float" office:value="347.003" calcext:value-type="float">
            <text:p>347.003</text:p>
          </table:table-cell>
          <table:table-cell table:style-name="ce29" table:formula="of:=([.A188] * [.$C$297]) + [.$C$298]" office:value-type="float" office:value="346.663565465953" calcext:value-type="float">
            <text:p>346.6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9-01" calcext:value-type="date">
            <text:p>01/09/15</text:p>
          </table:table-cell>
          <table:table-cell table:style-name="ce20" office:value-type="float" office:value="352.15" calcext:value-type="float">
            <text:p>352.15</text:p>
          </table:table-cell>
          <table:table-cell office:value-type="float" office:value="347.232" calcext:value-type="float">
            <text:p>347.232</text:p>
          </table:table-cell>
          <table:table-cell table:style-name="ce29" table:formula="of:=([.A189] * [.$C$297]) + [.$C$298]" office:value-type="float" office:value="346.672993213428" calcext:value-type="float">
            <text:p>346.6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10-01" calcext:value-type="date">
            <text:p>01/10/15</text:p>
          </table:table-cell>
          <table:table-cell table:style-name="ce20" office:value-type="float" office:value="348.27" calcext:value-type="float">
            <text:p>348.27</text:p>
          </table:table-cell>
          <table:table-cell office:value-type="float" office:value="347.449" calcext:value-type="float">
            <text:p>347.449</text:p>
          </table:table-cell>
          <table:table-cell table:style-name="ce29" table:formula="of:=([.A190] * [.$C$297]) + [.$C$298]" office:value-type="float" office:value="346.682116840017" calcext:value-type="float">
            <text:p>346.6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11-01" calcext:value-type="date">
            <text:p>01/11/15</text:p>
          </table:table-cell>
          <table:table-cell table:style-name="ce20" office:value-type="float" office:value="342.99" calcext:value-type="float">
            <text:p>342.99</text:p>
          </table:table-cell>
          <table:table-cell office:value-type="float" office:value="347.642" calcext:value-type="float">
            <text:p>347.642</text:p>
          </table:table-cell>
          <table:table-cell table:style-name="ce29" table:formula="of:=([.A191] * [.$C$297]) + [.$C$298]" office:value-type="float" office:value="346.691544587493" calcext:value-type="float">
            <text:p>346.6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12-01" calcext:value-type="date">
            <text:p>01/12/15</text:p>
          </table:table-cell>
          <table:table-cell table:style-name="ce20" office:value-type="float" office:value="340.13" calcext:value-type="float">
            <text:p>340.13</text:p>
          </table:table-cell>
          <table:table-cell office:value-type="float" office:value="347.8" calcext:value-type="float">
            <text:p>347.8</text:p>
          </table:table-cell>
          <table:table-cell table:style-name="ce29" table:formula="of:=([.A192] * [.$C$297]) + [.$C$298]" office:value-type="float" office:value="346.700668214082" calcext:value-type="float">
            <text:p>346.7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1-01" calcext:value-type="date">
            <text:p>01/01/16</text:p>
          </table:table-cell>
          <table:table-cell table:style-name="ce20" office:value-type="float" office:value="338.94" calcext:value-type="float">
            <text:p>338.94</text:p>
          </table:table-cell>
          <table:table-cell office:value-type="float" office:value="347.919" calcext:value-type="float">
            <text:p>347.919</text:p>
          </table:table-cell>
          <table:table-cell table:style-name="ce29" table:formula="of:=([.A193] * [.$C$297]) + [.$C$298]" office:value-type="float" office:value="346.710095961558" calcext:value-type="float">
            <text:p>346.7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2-01" calcext:value-type="date">
            <text:p>01/02/16</text:p>
          </table:table-cell>
          <table:table-cell table:style-name="ce20" office:value-type="float" office:value="340.94" calcext:value-type="float">
            <text:p>340.94</text:p>
          </table:table-cell>
          <table:table-cell office:value-type="float" office:value="347.991" calcext:value-type="float">
            <text:p>347.991</text:p>
          </table:table-cell>
          <table:table-cell table:style-name="ce29" table:formula="of:=([.A194] * [.$C$297]) + [.$C$298]" office:value-type="float" office:value="346.719523709033" calcext:value-type="float">
            <text:p>346.7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3-01" calcext:value-type="date">
            <text:p>01/03/16</text:p>
          </table:table-cell>
          <table:table-cell table:style-name="ce20" office:value-type="float" office:value="344.44" calcext:value-type="float">
            <text:p>344.44</text:p>
          </table:table-cell>
          <table:table-cell office:value-type="float" office:value="348.016" calcext:value-type="float">
            <text:p>348.016</text:p>
          </table:table-cell>
          <table:table-cell table:style-name="ce29" table:formula="of:=([.A195] * [.$C$297]) + [.$C$298]" office:value-type="float" office:value="346.728343214736" calcext:value-type="float">
            <text:p>346.7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4-01" calcext:value-type="date">
            <text:p>01/04/16</text:p>
          </table:table-cell>
          <table:table-cell table:style-name="ce20" office:value-type="float" office:value="347.5" calcext:value-type="float">
            <text:p>347.5</text:p>
          </table:table-cell>
          <table:table-cell office:value-type="float" office:value="347.994" calcext:value-type="float">
            <text:p>347.994</text:p>
          </table:table-cell>
          <table:table-cell table:style-name="ce29" table:formula="of:=([.A196] * [.$C$297]) + [.$C$298]" office:value-type="float" office:value="346.737770962212" calcext:value-type="float">
            <text:p>346.7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5-01" calcext:value-type="date">
            <text:p>01/05/16</text:p>
          </table:table-cell>
          <table:table-cell table:style-name="ce20" office:value-type="float" office:value="351.74" calcext:value-type="float">
            <text:p>351.74</text:p>
          </table:table-cell>
          <table:table-cell office:value-type="float" office:value="347.928" calcext:value-type="float">
            <text:p>347.928</text:p>
          </table:table-cell>
          <table:table-cell table:style-name="ce29" table:formula="of:=([.A197] * [.$C$297]) + [.$C$298]" office:value-type="float" office:value="346.746894588801" calcext:value-type="float">
            <text:p>346.7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6-01" calcext:value-type="date">
            <text:p>01/06/16</text:p>
          </table:table-cell>
          <table:table-cell table:style-name="ce20" office:value-type="float" office:value="354.94" calcext:value-type="float">
            <text:p>354.94</text:p>
          </table:table-cell>
          <table:table-cell office:value-type="float" office:value="347.825" calcext:value-type="float">
            <text:p>347.825</text:p>
          </table:table-cell>
          <table:table-cell table:style-name="ce29" table:formula="of:=([.A198] * [.$C$297]) + [.$C$298]" office:value-type="float" office:value="346.756322336277" calcext:value-type="float">
            <text:p>346.7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7-01" calcext:value-type="date">
            <text:p>01/07/16</text:p>
          </table:table-cell>
          <table:table-cell table:style-name="ce20" office:value-type="float" office:value="357.71" calcext:value-type="float">
            <text:p>357.71</text:p>
          </table:table-cell>
          <table:table-cell office:value-type="float" office:value="347.698" calcext:value-type="float">
            <text:p>347.698</text:p>
          </table:table-cell>
          <table:table-cell table:style-name="ce29" table:formula="of:=([.A199] * [.$C$297]) + [.$C$298]" office:value-type="float" office:value="346.765445962866" calcext:value-type="float">
            <text:p>346.7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8-01" calcext:value-type="date">
            <text:p>01/08/16</text:p>
          </table:table-cell>
          <table:table-cell table:style-name="ce20" office:value-type="float" office:value="356.76" calcext:value-type="float">
            <text:p>356.76</text:p>
          </table:table-cell>
          <table:table-cell office:value-type="float" office:value="347.567" calcext:value-type="float">
            <text:p>347.567</text:p>
          </table:table-cell>
          <table:table-cell table:style-name="ce29" table:formula="of:=([.A200] * [.$C$297]) + [.$C$298]" office:value-type="float" office:value="346.774873710341" calcext:value-type="float">
            <text:p>346.7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9-01" calcext:value-type="date">
            <text:p>01/09/16</text:p>
          </table:table-cell>
          <table:table-cell table:style-name="ce20" office:value-type="float" office:value="352.98" calcext:value-type="float">
            <text:p>352.98</text:p>
          </table:table-cell>
          <table:table-cell office:value-type="float" office:value="347.444" calcext:value-type="float">
            <text:p>347.444</text:p>
          </table:table-cell>
          <table:table-cell table:style-name="ce29" table:formula="of:=([.A201] * [.$C$297]) + [.$C$298]" office:value-type="float" office:value="346.784301457817" calcext:value-type="float">
            <text:p>346.7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10-01" calcext:value-type="date">
            <text:p>01/10/16</text:p>
          </table:table-cell>
          <table:table-cell table:style-name="ce20" office:value-type="float" office:value="347.23" calcext:value-type="float">
            <text:p>347.23</text:p>
          </table:table-cell>
          <table:table-cell office:value-type="float" office:value="347.337" calcext:value-type="float">
            <text:p>347.337</text:p>
          </table:table-cell>
          <table:table-cell table:style-name="ce29" table:formula="of:=([.A202] * [.$C$297]) + [.$C$298]" office:value-type="float" office:value="346.793425084406" calcext:value-type="float">
            <text:p>346.7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11-01" calcext:value-type="date">
            <text:p>01/11/16</text:p>
          </table:table-cell>
          <table:table-cell table:style-name="ce20" office:value-type="float" office:value="341.47" calcext:value-type="float">
            <text:p>341.47</text:p>
          </table:table-cell>
          <table:table-cell office:value-type="float" office:value="347.248" calcext:value-type="float">
            <text:p>347.248</text:p>
          </table:table-cell>
          <table:table-cell table:style-name="ce29" table:formula="of:=([.A203] * [.$C$297]) + [.$C$298]" office:value-type="float" office:value="346.802852831882" calcext:value-type="float">
            <text:p>346.8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12-01" calcext:value-type="date">
            <text:p>01/12/16</text:p>
          </table:table-cell>
          <table:table-cell table:style-name="ce20" office:value-type="float" office:value="338.61" calcext:value-type="float">
            <text:p>338.61</text:p>
          </table:table-cell>
          <table:table-cell office:value-type="float" office:value="347.185" calcext:value-type="float">
            <text:p>347.185</text:p>
          </table:table-cell>
          <table:table-cell table:style-name="ce29" table:formula="of:=([.A204] * [.$C$297]) + [.$C$298]" office:value-type="float" office:value="346.811976458471" calcext:value-type="float">
            <text:p>346.8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1-01" calcext:value-type="date">
            <text:p>01/01/17</text:p>
          </table:table-cell>
          <table:table-cell table:style-name="ce20" office:value-type="float" office:value="337.24" calcext:value-type="float">
            <text:p>337.24</text:p>
          </table:table-cell>
          <table:table-cell office:value-type="float" office:value="347.148" calcext:value-type="float">
            <text:p>347.148</text:p>
          </table:table-cell>
          <table:table-cell table:style-name="ce29" table:formula="of:=([.A205] * [.$C$297]) + [.$C$298]" office:value-type="float" office:value="346.821404205947" calcext:value-type="float">
            <text:p>346.8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2-01" calcext:value-type="date">
            <text:p>01/02/17</text:p>
          </table:table-cell>
          <table:table-cell table:style-name="ce20" office:value-type="float" office:value="339.44" calcext:value-type="float">
            <text:p>339.44</text:p>
          </table:table-cell>
          <table:table-cell office:value-type="float" office:value="347.133" calcext:value-type="float">
            <text:p>347.133</text:p>
          </table:table-cell>
          <table:table-cell table:style-name="ce29" table:formula="of:=([.A206] * [.$C$297]) + [.$C$298]" office:value-type="float" office:value="346.830831953422" calcext:value-type="float">
            <text:p>346.8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3-01" calcext:value-type="date">
            <text:p>01/03/17</text:p>
          </table:table-cell>
          <table:table-cell table:style-name="ce20" office:value-type="float" office:value="342.81" calcext:value-type="float">
            <text:p>342.81</text:p>
          </table:table-cell>
          <table:table-cell office:value-type="float" office:value="347.131" calcext:value-type="float">
            <text:p>347.131</text:p>
          </table:table-cell>
          <table:table-cell table:style-name="ce29" table:formula="of:=([.A207] * [.$C$297]) + [.$C$298]" office:value-type="float" office:value="346.839347338239" calcext:value-type="float">
            <text:p>346.8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4-01" calcext:value-type="date">
            <text:p>01/04/17</text:p>
          </table:table-cell>
          <table:table-cell table:style-name="ce20" office:value-type="float" office:value="345.84" calcext:value-type="float">
            <text:p>345.84</text:p>
          </table:table-cell>
          <table:table-cell office:value-type="float" office:value="347.133" calcext:value-type="float">
            <text:p>347.133</text:p>
          </table:table-cell>
          <table:table-cell table:style-name="ce29" table:formula="of:=([.A208] * [.$C$297]) + [.$C$298]" office:value-type="float" office:value="346.848775085714" calcext:value-type="float">
            <text:p>346.8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5-01" calcext:value-type="date">
            <text:p>01/05/17</text:p>
          </table:table-cell>
          <table:table-cell table:style-name="ce20" office:value-type="float" office:value="351.32" calcext:value-type="float">
            <text:p>351.32</text:p>
          </table:table-cell>
          <table:table-cell office:value-type="float" office:value="347.138" calcext:value-type="float">
            <text:p>347.138</text:p>
          </table:table-cell>
          <table:table-cell table:style-name="ce29" table:formula="of:=([.A209] * [.$C$297]) + [.$C$298]" office:value-type="float" office:value="346.857898712304" calcext:value-type="float">
            <text:p>346.8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6-01" calcext:value-type="date">
            <text:p>01/06/17</text:p>
          </table:table-cell>
          <table:table-cell table:style-name="ce20" office:value-type="float" office:value="354.69" calcext:value-type="float">
            <text:p>354.69</text:p>
          </table:table-cell>
          <table:table-cell office:value-type="float" office:value="347.143" calcext:value-type="float">
            <text:p>347.143</text:p>
          </table:table-cell>
          <table:table-cell table:style-name="ce29" table:formula="of:=([.A210] * [.$C$297]) + [.$C$298]" office:value-type="float" office:value="346.867326459779" calcext:value-type="float">
            <text:p>346.8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7-01" calcext:value-type="date">
            <text:p>01/07/17</text:p>
          </table:table-cell>
          <table:table-cell table:style-name="ce20" office:value-type="float" office:value="356.76" calcext:value-type="float">
            <text:p>356.76</text:p>
          </table:table-cell>
          <table:table-cell office:value-type="float" office:value="347.142" calcext:value-type="float">
            <text:p>347.142</text:p>
          </table:table-cell>
          <table:table-cell table:style-name="ce29" table:formula="of:=([.A211] * [.$C$297]) + [.$C$298]" office:value-type="float" office:value="346.876450086368" calcext:value-type="float">
            <text:p>346.8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8-01" calcext:value-type="date">
            <text:p>01/08/17</text:p>
          </table:table-cell>
          <table:table-cell table:style-name="ce20" office:value-type="float" office:value="357.14" calcext:value-type="float">
            <text:p>357.14</text:p>
          </table:table-cell>
          <table:table-cell office:value-type="float" office:value="347.125" calcext:value-type="float">
            <text:p>347.125</text:p>
          </table:table-cell>
          <table:table-cell table:style-name="ce29" table:formula="of:=([.A212] * [.$C$297]) + [.$C$298]" office:value-type="float" office:value="346.885877833844" calcext:value-type="float">
            <text:p>346.8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9-01" calcext:value-type="date">
            <text:p>01/09/17</text:p>
          </table:table-cell>
          <table:table-cell table:style-name="ce20" office:value-type="float" office:value="352.58" calcext:value-type="float">
            <text:p>352.58</text:p>
          </table:table-cell>
          <table:table-cell office:value-type="float" office:value="347.091" calcext:value-type="float">
            <text:p>347.091</text:p>
          </table:table-cell>
          <table:table-cell table:style-name="ce29" table:formula="of:=([.A213] * [.$C$297]) + [.$C$298]" office:value-type="float" office:value="346.895305581319" calcext:value-type="float">
            <text:p>346.9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10-01" calcext:value-type="date">
            <text:p>01/10/17</text:p>
          </table:table-cell>
          <table:table-cell table:style-name="ce20" office:value-type="float" office:value="348.02" calcext:value-type="float">
            <text:p>348.02</text:p>
          </table:table-cell>
          <table:table-cell office:value-type="float" office:value="347.043" calcext:value-type="float">
            <text:p>347.043</text:p>
          </table:table-cell>
          <table:table-cell table:style-name="ce29" table:formula="of:=([.A214] * [.$C$297]) + [.$C$298]" office:value-type="float" office:value="346.904429207909" calcext:value-type="float">
            <text:p>346.9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11-01" calcext:value-type="date">
            <text:p>01/11/17</text:p>
          </table:table-cell>
          <table:table-cell table:style-name="ce20" office:value-type="float" office:value="341.61" calcext:value-type="float">
            <text:p>341.61</text:p>
          </table:table-cell>
          <table:table-cell office:value-type="float" office:value="346.987" calcext:value-type="float">
            <text:p>346.987</text:p>
          </table:table-cell>
          <table:table-cell table:style-name="ce29" table:formula="of:=([.A215] * [.$C$297]) + [.$C$298]" office:value-type="float" office:value="346.913856955384" calcext:value-type="float">
            <text:p>346.9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12-01" calcext:value-type="date">
            <text:p>01/12/17</text:p>
          </table:table-cell>
          <table:table-cell table:style-name="ce20" office:value-type="float" office:value="338.49" calcext:value-type="float">
            <text:p>338.49</text:p>
          </table:table-cell>
          <table:table-cell office:value-type="float" office:value="346.926" calcext:value-type="float">
            <text:p>346.926</text:p>
          </table:table-cell>
          <table:table-cell table:style-name="ce29" table:formula="of:=([.A216] * [.$C$297]) + [.$C$298]" office:value-type="float" office:value="346.922980581973" calcext:value-type="float">
            <text:p>346.9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1-01" calcext:value-type="date">
            <text:p>01/01/18</text:p>
          </table:table-cell>
          <table:table-cell table:style-name="ce20" office:value-type="float" office:value="336.9" calcext:value-type="float">
            <text:p>336.9</text:p>
          </table:table-cell>
          <table:table-cell office:value-type="float" office:value="346.864" calcext:value-type="float">
            <text:p>346.864</text:p>
          </table:table-cell>
          <table:table-cell table:style-name="ce29" table:formula="of:=([.A217] * [.$C$297]) + [.$C$298]" office:value-type="float" office:value="346.932408329449" calcext:value-type="float">
            <text:p>346.9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2-01" calcext:value-type="date">
            <text:p>01/02/18</text:p>
          </table:table-cell>
          <table:table-cell table:style-name="ce20" office:value-type="float" office:value="339.71" calcext:value-type="float">
            <text:p>339.71</text:p>
          </table:table-cell>
          <table:table-cell office:value-type="float" office:value="346.805" calcext:value-type="float">
            <text:p>346.805</text:p>
          </table:table-cell>
          <table:table-cell table:style-name="ce29" table:formula="of:=([.A218] * [.$C$297]) + [.$C$298]" office:value-type="float" office:value="346.941836076925" calcext:value-type="float">
            <text:p>346.9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3-01" calcext:value-type="date">
            <text:p>01/03/18</text:p>
          </table:table-cell>
          <table:table-cell table:style-name="ce20" office:value-type="float" office:value="341.88" calcext:value-type="float">
            <text:p>341.88</text:p>
          </table:table-cell>
          <table:table-cell office:value-type="float" office:value="346.756" calcext:value-type="float">
            <text:p>346.756</text:p>
          </table:table-cell>
          <table:table-cell table:style-name="ce29" table:formula="of:=([.A219] * [.$C$297]) + [.$C$298]" office:value-type="float" office:value="346.950351461741" calcext:value-type="float">
            <text:p>346.9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4-01" calcext:value-type="date">
            <text:p>01/04/18</text:p>
          </table:table-cell>
          <table:table-cell table:style-name="ce20" office:value-type="float" office:value="345.1" calcext:value-type="float">
            <text:p>345.1</text:p>
          </table:table-cell>
          <table:table-cell office:value-type="float" office:value="346.716" calcext:value-type="float">
            <text:p>346.716</text:p>
          </table:table-cell>
          <table:table-cell table:style-name="ce29" table:formula="of:=([.A220] * [.$C$297]) + [.$C$298]" office:value-type="float" office:value="346.959779209217" calcext:value-type="float">
            <text:p>346.9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5-01" calcext:value-type="date">
            <text:p>01/05/18</text:p>
          </table:table-cell>
          <table:table-cell table:style-name="ce20" office:value-type="float" office:value="349.95" calcext:value-type="float">
            <text:p>349.95</text:p>
          </table:table-cell>
          <table:table-cell office:value-type="float" office:value="346.689" calcext:value-type="float">
            <text:p>346.689</text:p>
          </table:table-cell>
          <table:table-cell table:style-name="ce29" table:formula="of:=([.A221] * [.$C$297]) + [.$C$298]" office:value-type="float" office:value="346.968902835806" calcext:value-type="float">
            <text:p>346.9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6-01" calcext:value-type="date">
            <text:p>01/06/18</text:p>
          </table:table-cell>
          <table:table-cell table:style-name="ce20" office:value-type="float" office:value="354.21" calcext:value-type="float">
            <text:p>354.21</text:p>
          </table:table-cell>
          <table:table-cell office:value-type="float" office:value="346.683" calcext:value-type="float">
            <text:p>346.683</text:p>
          </table:table-cell>
          <table:table-cell table:style-name="ce29" table:formula="of:=([.A222] * [.$C$297]) + [.$C$298]" office:value-type="float" office:value="346.978330583282" calcext:value-type="float">
            <text:p>346.9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7-01" calcext:value-type="date">
            <text:p>01/07/18</text:p>
          </table:table-cell>
          <table:table-cell table:style-name="ce20" office:value-type="float" office:value="356.84" calcext:value-type="float">
            <text:p>356.84</text:p>
          </table:table-cell>
          <table:table-cell office:value-type="float" office:value="346.7" calcext:value-type="float">
            <text:p>346.7</text:p>
          </table:table-cell>
          <table:table-cell table:style-name="ce29" table:formula="of:=([.A223] * [.$C$297]) + [.$C$298]" office:value-type="float" office:value="346.987454209871" calcext:value-type="float">
            <text:p>346.9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8-01" calcext:value-type="date">
            <text:p>01/08/18</text:p>
          </table:table-cell>
          <table:table-cell table:style-name="ce20" office:value-type="float" office:value="356.13" calcext:value-type="float">
            <text:p>356.13</text:p>
          </table:table-cell>
          <table:table-cell office:value-type="float" office:value="346.744" calcext:value-type="float">
            <text:p>346.744</text:p>
          </table:table-cell>
          <table:table-cell table:style-name="ce29" table:formula="of:=([.A224] * [.$C$297]) + [.$C$298]" office:value-type="float" office:value="346.996881957346" calcext:value-type="float">
            <text:p>347.0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9-01" calcext:value-type="date">
            <text:p>01/09/18</text:p>
          </table:table-cell>
          <table:table-cell table:style-name="ce20" office:value-type="float" office:value="351.69" calcext:value-type="float">
            <text:p>351.69</text:p>
          </table:table-cell>
          <table:table-cell office:value-type="float" office:value="346.807" calcext:value-type="float">
            <text:p>346.807</text:p>
          </table:table-cell>
          <table:table-cell table:style-name="ce29" table:formula="of:=([.A225] * [.$C$297]) + [.$C$298]" office:value-type="float" office:value="347.006309704822" calcext:value-type="float">
            <text:p>347.0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10-01" calcext:value-type="date">
            <text:p>01/10/18</text:p>
          </table:table-cell>
          <table:table-cell table:style-name="ce20" office:value-type="float" office:value="347.52" calcext:value-type="float">
            <text:p>347.52</text:p>
          </table:table-cell>
          <table:table-cell office:value-type="float" office:value="346.886" calcext:value-type="float">
            <text:p>346.886</text:p>
          </table:table-cell>
          <table:table-cell table:style-name="ce29" table:formula="of:=([.A226] * [.$C$297]) + [.$C$298]" office:value-type="float" office:value="347.015433331411" calcext:value-type="float">
            <text:p>347.0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11-01" calcext:value-type="date">
            <text:p>01/11/18</text:p>
          </table:table-cell>
          <table:table-cell table:style-name="ce20" office:value-type="float" office:value="341.98" calcext:value-type="float">
            <text:p>341.98</text:p>
          </table:table-cell>
          <table:table-cell office:value-type="float" office:value="346.973" calcext:value-type="float">
            <text:p>346.973</text:p>
          </table:table-cell>
          <table:table-cell table:style-name="ce29" table:formula="of:=([.A227] * [.$C$297]) + [.$C$298]" office:value-type="float" office:value="347.024861078887" calcext:value-type="float">
            <text:p>347.0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12-01" calcext:value-type="date">
            <text:p>01/12/18</text:p>
          </table:table-cell>
          <table:table-cell table:style-name="ce20" office:value-type="float" office:value="338.24" calcext:value-type="float">
            <text:p>338.24</text:p>
          </table:table-cell>
          <table:table-cell office:value-type="float" office:value="347.059" calcext:value-type="float">
            <text:p>347.059</text:p>
          </table:table-cell>
          <table:table-cell table:style-name="ce29" table:formula="of:=([.A228] * [.$C$297]) + [.$C$298]" office:value-type="float" office:value="347.033984705476" calcext:value-type="float">
            <text:p>347.0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1-01" calcext:value-type="date">
            <text:p>01/01/19</text:p>
          </table:table-cell>
          <table:table-cell table:style-name="ce20" office:value-type="float" office:value="337.45" calcext:value-type="float">
            <text:p>337.45</text:p>
          </table:table-cell>
          <table:table-cell office:value-type="float" office:value="347.134" calcext:value-type="float">
            <text:p>347.134</text:p>
          </table:table-cell>
          <table:table-cell table:style-name="ce29" table:formula="of:=([.A229] * [.$C$297]) + [.$C$298]" office:value-type="float" office:value="347.043412452952" calcext:value-type="float">
            <text:p>347.0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2-01" calcext:value-type="date">
            <text:p>01/02/19</text:p>
          </table:table-cell>
          <table:table-cell table:style-name="ce20" office:value-type="float" office:value="339.31" calcext:value-type="float">
            <text:p>339.31</text:p>
          </table:table-cell>
          <table:table-cell office:value-type="float" office:value="347.194" calcext:value-type="float">
            <text:p>347.194</text:p>
          </table:table-cell>
          <table:table-cell table:style-name="ce29" table:formula="of:=([.A230] * [.$C$297]) + [.$C$298]" office:value-type="float" office:value="347.052840200427" calcext:value-type="float">
            <text:p>347.0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3-01" calcext:value-type="date">
            <text:p>01/03/19</text:p>
          </table:table-cell>
          <table:table-cell table:style-name="ce20" office:value-type="float" office:value="343.05" calcext:value-type="float">
            <text:p>343.05</text:p>
          </table:table-cell>
          <table:table-cell office:value-type="float" office:value="347.244" calcext:value-type="float">
            <text:p>347.244</text:p>
          </table:table-cell>
          <table:table-cell table:style-name="ce29" table:formula="of:=([.A231] * [.$C$297]) + [.$C$298]" office:value-type="float" office:value="347.061355585244" calcext:value-type="float">
            <text:p>347.0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4-01" calcext:value-type="date">
            <text:p>01/04/19</text:p>
          </table:table-cell>
          <table:table-cell table:style-name="ce20" office:value-type="float" office:value="346.98" calcext:value-type="float">
            <text:p>346.98</text:p>
          </table:table-cell>
          <table:table-cell office:value-type="float" office:value="347.294" calcext:value-type="float">
            <text:p>347.294</text:p>
          </table:table-cell>
          <table:table-cell table:style-name="ce29" table:formula="of:=([.A232] * [.$C$297]) + [.$C$298]" office:value-type="float" office:value="347.070783332719" calcext:value-type="float">
            <text:p>347.0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5-01" calcext:value-type="date">
            <text:p>01/05/19</text:p>
          </table:table-cell>
          <table:table-cell table:style-name="ce20" office:value-type="float" office:value="350.73" calcext:value-type="float">
            <text:p>350.73</text:p>
          </table:table-cell>
          <table:table-cell office:value-type="float" office:value="347.358" calcext:value-type="float">
            <text:p>347.358</text:p>
          </table:table-cell>
          <table:table-cell table:style-name="ce29" table:formula="of:=([.A233] * [.$C$297]) + [.$C$298]" office:value-type="float" office:value="347.079906959308" calcext:value-type="float">
            <text:p>347.0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6-01" calcext:value-type="date">
            <text:p>01/06/19</text:p>
          </table:table-cell>
          <table:table-cell table:style-name="ce20" office:value-type="float" office:value="355.6" calcext:value-type="float">
            <text:p>355.6</text:p>
          </table:table-cell>
          <table:table-cell office:value-type="float" office:value="347.44" calcext:value-type="float">
            <text:p>347.44</text:p>
          </table:table-cell>
          <table:table-cell table:style-name="ce29" table:formula="of:=([.A234] * [.$C$297]) + [.$C$298]" office:value-type="float" office:value="347.089334706784" calcext:value-type="float">
            <text:p>347.0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7-01" calcext:value-type="date">
            <text:p>01/07/19</text:p>
          </table:table-cell>
          <table:table-cell table:style-name="ce20" office:value-type="float" office:value="357.32" calcext:value-type="float">
            <text:p>357.32</text:p>
          </table:table-cell>
          <table:table-cell office:value-type="float" office:value="347.533" calcext:value-type="float">
            <text:p>347.533</text:p>
          </table:table-cell>
          <table:table-cell table:style-name="ce29" table:formula="of:=([.A235] * [.$C$297]) + [.$C$298]" office:value-type="float" office:value="347.098458333373" calcext:value-type="float">
            <text:p>347.1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8-01" calcext:value-type="date">
            <text:p>01/08/19</text:p>
          </table:table-cell>
          <table:table-cell table:style-name="ce20" office:value-type="float" office:value="356.76" calcext:value-type="float">
            <text:p>356.76</text:p>
          </table:table-cell>
          <table:table-cell office:value-type="float" office:value="347.625" calcext:value-type="float">
            <text:p>347.625</text:p>
          </table:table-cell>
          <table:table-cell table:style-name="ce29" table:formula="of:=([.A236] * [.$C$297]) + [.$C$298]" office:value-type="float" office:value="347.107886080849" calcext:value-type="float">
            <text:p>347.1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9-01" calcext:value-type="date">
            <text:p>01/09/19</text:p>
          </table:table-cell>
          <table:table-cell table:style-name="ce20" office:value-type="float" office:value="352.57" calcext:value-type="float">
            <text:p>352.57</text:p>
          </table:table-cell>
          <table:table-cell office:value-type="float" office:value="347.698" calcext:value-type="float">
            <text:p>347.698</text:p>
          </table:table-cell>
          <table:table-cell table:style-name="ce29" table:formula="of:=([.A237] * [.$C$297]) + [.$C$298]" office:value-type="float" office:value="347.117313828324" calcext:value-type="float">
            <text:p>347.1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10-01" calcext:value-type="date">
            <text:p>01/10/19</text:p>
          </table:table-cell>
          <table:table-cell table:style-name="ce20" office:value-type="float" office:value="347.85" calcext:value-type="float">
            <text:p>347.85</text:p>
          </table:table-cell>
          <table:table-cell office:value-type="float" office:value="347.741" calcext:value-type="float">
            <text:p>347.741</text:p>
          </table:table-cell>
          <table:table-cell table:style-name="ce29" table:formula="of:=([.A238] * [.$C$297]) + [.$C$298]" office:value-type="float" office:value="347.126437454914" calcext:value-type="float">
            <text:p>347.1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11-01" calcext:value-type="date">
            <text:p>01/11/19</text:p>
          </table:table-cell>
          <table:table-cell table:style-name="ce20" office:value-type="float" office:value="342.24" calcext:value-type="float">
            <text:p>342.24</text:p>
          </table:table-cell>
          <table:table-cell office:value-type="float" office:value="347.755" calcext:value-type="float">
            <text:p>347.755</text:p>
          </table:table-cell>
          <table:table-cell table:style-name="ce29" table:formula="of:=([.A239] * [.$C$297]) + [.$C$298]" office:value-type="float" office:value="347.135865202389" calcext:value-type="float">
            <text:p>347.1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12-01" calcext:value-type="date">
            <text:p>01/12/19</text:p>
          </table:table-cell>
          <table:table-cell table:style-name="ce20" office:value-type="float" office:value="339.3" calcext:value-type="float">
            <text:p>339.3</text:p>
          </table:table-cell>
          <table:table-cell office:value-type="float" office:value="347.745" calcext:value-type="float">
            <text:p>347.745</text:p>
          </table:table-cell>
          <table:table-cell table:style-name="ce29" table:formula="of:=([.A240] * [.$C$297]) + [.$C$298]" office:value-type="float" office:value="347.144988828978" calcext:value-type="float">
            <text:p>347.1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1-01" calcext:value-type="date">
            <text:p>01/01/20</text:p>
          </table:table-cell>
          <table:table-cell table:style-name="ce20" office:value-type="float" office:value="339.8" calcext:value-type="float">
            <text:p>339.8</text:p>
          </table:table-cell>
          <table:table-cell office:value-type="float" office:value="347.725" calcext:value-type="float">
            <text:p>347.725</text:p>
          </table:table-cell>
          <table:table-cell table:style-name="ce29" table:formula="of:=([.A241] * [.$C$297]) + [.$C$298]" office:value-type="float" office:value="347.154416576454" calcext:value-type="float">
            <text:p>347.1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2-01" calcext:value-type="date">
            <text:p>01/02/20</text:p>
          </table:table-cell>
          <table:table-cell table:style-name="ce20" office:value-type="float" office:value="341.07" calcext:value-type="float">
            <text:p>341.07</text:p>
          </table:table-cell>
          <table:table-cell office:value-type="float" office:value="347.702" calcext:value-type="float">
            <text:p>347.702</text:p>
          </table:table-cell>
          <table:table-cell table:style-name="ce29" table:formula="of:=([.A242] * [.$C$297]) + [.$C$298]" office:value-type="float" office:value="347.16384432393" calcext:value-type="float">
            <text:p>347.1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3-01" calcext:value-type="date">
            <text:p>01/03/20</text:p>
          </table:table-cell>
          <table:table-cell table:style-name="ce20" office:value-type="float" office:value="343.43" calcext:value-type="float">
            <text:p>343.43</text:p>
          </table:table-cell>
          <table:table-cell office:value-type="float" office:value="347.676" calcext:value-type="float">
            <text:p>347.676</text:p>
          </table:table-cell>
          <table:table-cell table:style-name="ce29" table:formula="of:=([.A243] * [.$C$297]) + [.$C$298]" office:value-type="float" office:value="347.172663829632" calcext:value-type="float">
            <text:p>347.1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4-01" calcext:value-type="date">
            <text:p>01/04/20</text:p>
          </table:table-cell>
          <table:table-cell table:style-name="ce20" office:value-type="float" office:value="346.44" calcext:value-type="float">
            <text:p>346.44</text:p>
          </table:table-cell>
          <table:table-cell office:value-type="float" office:value="347.641" calcext:value-type="float">
            <text:p>347.641</text:p>
          </table:table-cell>
          <table:table-cell table:style-name="ce29" table:formula="of:=([.A244] * [.$C$297]) + [.$C$298]" office:value-type="float" office:value="347.182091577108" calcext:value-type="float">
            <text:p>347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5-01" calcext:value-type="date">
            <text:p>01/05/20</text:p>
          </table:table-cell>
          <table:table-cell table:style-name="ce20" office:value-type="float" office:value="350.51" calcext:value-type="float">
            <text:p>350.51</text:p>
          </table:table-cell>
          <table:table-cell office:value-type="float" office:value="347.583" calcext:value-type="float">
            <text:p>347.583</text:p>
          </table:table-cell>
          <table:table-cell table:style-name="ce29" table:formula="of:=([.A245] * [.$C$297]) + [.$C$298]" office:value-type="float" office:value="347.191215203697" calcext:value-type="float">
            <text:p>347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6-01" calcext:value-type="date">
            <text:p>01/06/20</text:p>
          </table:table-cell>
          <table:table-cell table:style-name="ce20" office:value-type="float" office:value="355.14" calcext:value-type="float">
            <text:p>355.14</text:p>
          </table:table-cell>
          <table:table-cell office:value-type="float" office:value="347.491" calcext:value-type="float">
            <text:p>347.491</text:p>
          </table:table-cell>
          <table:table-cell table:style-name="ce29" table:formula="of:=([.A246] * [.$C$297]) + [.$C$298]" office:value-type="float" office:value="347.200642951173" calcext:value-type="float">
            <text:p>347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7-01" calcext:value-type="date">
            <text:p>01/07/20</text:p>
          </table:table-cell>
          <table:table-cell table:style-name="ce20" office:value-type="float" office:value="357.14" calcext:value-type="float">
            <text:p>357.14</text:p>
          </table:table-cell>
          <table:table-cell office:value-type="float" office:value="347.364" calcext:value-type="float">
            <text:p>347.364</text:p>
          </table:table-cell>
          <table:table-cell table:style-name="ce29" table:formula="of:=([.A247] * [.$C$297]) + [.$C$298]" office:value-type="float" office:value="347.209766577762" calcext:value-type="float">
            <text:p>347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8-01" calcext:value-type="date">
            <text:p>01/08/20</text:p>
          </table:table-cell>
          <table:table-cell table:style-name="ce20" office:value-type="float" office:value="356.27" calcext:value-type="float">
            <text:p>356.27</text:p>
          </table:table-cell>
          <table:table-cell office:value-type="float" office:value="347.209" calcext:value-type="float">
            <text:p>347.209</text:p>
          </table:table-cell>
          <table:table-cell table:style-name="ce29" table:formula="of:=([.A248] * [.$C$297]) + [.$C$298]" office:value-type="float" office:value="347.219194325238" calcext:value-type="float">
            <text:p>347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9-01" calcext:value-type="date">
            <text:p>01/09/20</text:p>
          </table:table-cell>
          <table:table-cell table:style-name="ce20" office:value-type="float" office:value="353.01" calcext:value-type="float">
            <text:p>353.01</text:p>
          </table:table-cell>
          <table:table-cell office:value-type="float" office:value="347.049" calcext:value-type="float">
            <text:p>347.049</text:p>
          </table:table-cell>
          <table:table-cell table:style-name="ce29" table:formula="of:=([.A249] * [.$C$297]) + [.$C$298]" office:value-type="float" office:value="347.228622072713" calcext:value-type="float">
            <text:p>347.2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10-01" calcext:value-type="date">
            <text:p>01/10/20</text:p>
          </table:table-cell>
          <table:table-cell table:style-name="ce20" office:value-type="float" office:value="347.55" calcext:value-type="float">
            <text:p>347.55</text:p>
          </table:table-cell>
          <table:table-cell office:value-type="float" office:value="346.911" calcext:value-type="float">
            <text:p>346.911</text:p>
          </table:table-cell>
          <table:table-cell table:style-name="ce29" table:formula="of:=([.A250] * [.$C$297]) + [.$C$298]" office:value-type="float" office:value="347.237745699302" calcext:value-type="float">
            <text:p>347.2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11-01" calcext:value-type="date">
            <text:p>01/11/20</text:p>
          </table:table-cell>
          <table:table-cell table:style-name="ce20" office:value-type="float" office:value="342.26" calcext:value-type="float">
            <text:p>342.26</text:p>
          </table:table-cell>
          <table:table-cell office:value-type="float" office:value="346.812" calcext:value-type="float">
            <text:p>346.812</text:p>
          </table:table-cell>
          <table:table-cell table:style-name="ce29" table:formula="of:=([.A251] * [.$C$297]) + [.$C$298]" office:value-type="float" office:value="347.247173446778" calcext:value-type="float">
            <text:p>347.2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12-01" calcext:value-type="date">
            <text:p>01/12/20</text:p>
          </table:table-cell>
          <table:table-cell table:style-name="ce20" office:value-type="float" office:value="338.23" calcext:value-type="float">
            <text:p>338.23</text:p>
          </table:table-cell>
          <table:table-cell office:value-type="float" office:value="346.754" calcext:value-type="float">
            <text:p>346.754</text:p>
          </table:table-cell>
          <table:table-cell table:style-name="ce29" table:formula="of:=([.A252] * [.$C$297]) + [.$C$298]" office:value-type="float" office:value="347.256297073367" calcext:value-type="float">
            <text:p>347.2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1-01" calcext:value-type="date">
            <text:p>01/01/21</text:p>
          </table:table-cell>
          <table:table-cell table:style-name="ce20" office:value-type="float" office:value="337.02" calcext:value-type="float">
            <text:p>337.02</text:p>
          </table:table-cell>
          <table:table-cell office:value-type="float" office:value="346.729" calcext:value-type="float">
            <text:p>346.729</text:p>
          </table:table-cell>
          <table:table-cell table:style-name="ce29" table:formula="of:=([.A253] * [.$C$297]) + [.$C$298]" office:value-type="float" office:value="347.265724820843" calcext:value-type="float">
            <text:p>347.2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2-01" calcext:value-type="date">
            <text:p>01/02/21</text:p>
          </table:table-cell>
          <table:table-cell table:style-name="ce20" office:value-type="float" office:value="337.98" calcext:value-type="float">
            <text:p>337.98</text:p>
          </table:table-cell>
          <table:table-cell office:value-type="float" office:value="346.727" calcext:value-type="float">
            <text:p>346.727</text:p>
          </table:table-cell>
          <table:table-cell table:style-name="ce29" table:formula="of:=([.A254] * [.$C$297]) + [.$C$298]" office:value-type="float" office:value="347.275152568318" calcext:value-type="float">
            <text:p>347.2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3-01" calcext:value-type="date">
            <text:p>01/03/21</text:p>
          </table:table-cell>
          <table:table-cell table:style-name="ce20" office:value-type="float" office:value="341.24" calcext:value-type="float">
            <text:p>341.24</text:p>
          </table:table-cell>
          <table:table-cell office:value-type="float" office:value="346.739" calcext:value-type="float">
            <text:p>346.739</text:p>
          </table:table-cell>
          <table:table-cell table:style-name="ce29" table:formula="of:=([.A255] * [.$C$297]) + [.$C$298]" office:value-type="float" office:value="347.283667953135" calcext:value-type="float">
            <text:p>347.2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4-01" calcext:value-type="date">
            <text:p>01/04/21</text:p>
          </table:table-cell>
          <table:table-cell table:style-name="ce20" office:value-type="float" office:value="344.52" calcext:value-type="float">
            <text:p>344.52</text:p>
          </table:table-cell>
          <table:table-cell office:value-type="float" office:value="346.761" calcext:value-type="float">
            <text:p>346.761</text:p>
          </table:table-cell>
          <table:table-cell table:style-name="ce29" table:formula="of:=([.A256] * [.$C$297]) + [.$C$298]" office:value-type="float" office:value="347.293095700611" calcext:value-type="float">
            <text:p>347.2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5-01" calcext:value-type="date">
            <text:p>01/05/21</text:p>
          </table:table-cell>
          <table:table-cell table:style-name="ce20" office:value-type="float" office:value="350.18" calcext:value-type="float">
            <text:p>350.18</text:p>
          </table:table-cell>
          <table:table-cell office:value-type="float" office:value="346.791" calcext:value-type="float">
            <text:p>346.791</text:p>
          </table:table-cell>
          <table:table-cell table:style-name="ce29" table:formula="of:=([.A257] * [.$C$297]) + [.$C$298]" office:value-type="float" office:value="347.3022193272" calcext:value-type="float">
            <text:p>347.3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6-01" calcext:value-type="date">
            <text:p>01/06/21</text:p>
          </table:table-cell>
          <table:table-cell table:style-name="ce20" office:value-type="float" office:value="354.49" calcext:value-type="float">
            <text:p>354.49</text:p>
          </table:table-cell>
          <table:table-cell office:value-type="float" office:value="346.826" calcext:value-type="float">
            <text:p>346.826</text:p>
          </table:table-cell>
          <table:table-cell table:style-name="ce29" table:formula="of:=([.A258] * [.$C$297]) + [.$C$298]" office:value-type="float" office:value="347.311647074675" calcext:value-type="float">
            <text:p>347.3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7-01" calcext:value-type="date">
            <text:p>01/07/21</text:p>
          </table:table-cell>
          <table:table-cell table:style-name="ce20" office:value-type="float" office:value="357.73" calcext:value-type="float">
            <text:p>357.73</text:p>
          </table:table-cell>
          <table:table-cell office:value-type="float" office:value="346.871" calcext:value-type="float">
            <text:p>346.871</text:p>
          </table:table-cell>
          <table:table-cell table:style-name="ce29" table:formula="of:=([.A259] * [.$C$297]) + [.$C$298]" office:value-type="float" office:value="347.320770701265" calcext:value-type="float">
            <text:p>347.3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8-01" calcext:value-type="date">
            <text:p>01/08/21</text:p>
          </table:table-cell>
          <table:table-cell table:style-name="ce20" office:value-type="float" office:value="356.73" calcext:value-type="float">
            <text:p>356.73</text:p>
          </table:table-cell>
          <table:table-cell office:value-type="float" office:value="346.93" calcext:value-type="float">
            <text:p>346.93</text:p>
          </table:table-cell>
          <table:table-cell table:style-name="ce29" table:formula="of:=([.A260] * [.$C$297]) + [.$C$298]" office:value-type="float" office:value="347.33019844874" calcext:value-type="float">
            <text:p>347.3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9-01" calcext:value-type="date">
            <text:p>01/09/21</text:p>
          </table:table-cell>
          <table:table-cell table:style-name="ce20" office:value-type="float" office:value="353.47" calcext:value-type="float">
            <text:p>353.47</text:p>
          </table:table-cell>
          <table:table-cell office:value-type="float" office:value="347" calcext:value-type="float">
            <text:p>347</text:p>
          </table:table-cell>
          <table:table-cell table:style-name="ce29" table:formula="of:=([.A261] * [.$C$297]) + [.$C$298]" office:value-type="float" office:value="347.339626196216" calcext:value-type="float">
            <text:p>347.3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10-01" calcext:value-type="date">
            <text:p>01/10/21</text:p>
          </table:table-cell>
          <table:table-cell table:style-name="ce20" office:value-type="float" office:value="347.8" calcext:value-type="float">
            <text:p>347.8</text:p>
          </table:table-cell>
          <table:table-cell office:value-type="float" office:value="347.073" calcext:value-type="float">
            <text:p>347.073</text:p>
          </table:table-cell>
          <table:table-cell table:style-name="ce29" table:formula="of:=([.A262] * [.$C$297]) + [.$C$298]" office:value-type="float" office:value="347.348749822805" calcext:value-type="float">
            <text:p>347.3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11-01" calcext:value-type="date">
            <text:p>01/11/21</text:p>
          </table:table-cell>
          <table:table-cell table:style-name="ce20" office:value-type="float" office:value="342.11" calcext:value-type="float">
            <text:p>342.11</text:p>
          </table:table-cell>
          <table:table-cell office:value-type="float" office:value="347.14" calcext:value-type="float">
            <text:p>347.14</text:p>
          </table:table-cell>
          <table:table-cell table:style-name="ce29" table:formula="of:=([.A263] * [.$C$297]) + [.$C$298]" office:value-type="float" office:value="347.35817757028" calcext:value-type="float">
            <text:p>347.3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12-01" calcext:value-type="date">
            <text:p>01/12/21</text:p>
          </table:table-cell>
          <table:table-cell table:style-name="ce20" office:value-type="float" office:value="339.01" calcext:value-type="float">
            <text:p>339.01</text:p>
          </table:table-cell>
          <table:table-cell office:value-type="float" office:value="347.196" calcext:value-type="float">
            <text:p>347.196</text:p>
          </table:table-cell>
          <table:table-cell table:style-name="ce29" table:formula="of:=([.A264] * [.$C$297]) + [.$C$298]" office:value-type="float" office:value="347.36730119687" calcext:value-type="float">
            <text:p>347.3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1-01" calcext:value-type="date">
            <text:p>01/01/22</text:p>
          </table:table-cell>
          <table:table-cell table:style-name="ce20" office:value-type="float" office:value="337.44" calcext:value-type="float">
            <text:p>337.44</text:p>
          </table:table-cell>
          <table:table-cell office:value-type="float" office:value="347.238" calcext:value-type="float">
            <text:p>347.238</text:p>
          </table:table-cell>
          <table:table-cell table:style-name="ce29" table:formula="of:=([.A265] * [.$C$297]) + [.$C$298]" office:value-type="float" office:value="347.376728944345" calcext:value-type="float">
            <text:p>347.3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2-01" calcext:value-type="date">
            <text:p>01/02/22</text:p>
          </table:table-cell>
          <table:table-cell table:style-name="ce20" office:value-type="float" office:value="338.29" calcext:value-type="float">
            <text:p>338.29</text:p>
          </table:table-cell>
          <table:table-cell office:value-type="float" office:value="347.263" calcext:value-type="float">
            <text:p>347.263</text:p>
          </table:table-cell>
          <table:table-cell table:style-name="ce29" table:formula="of:=([.A266] * [.$C$297]) + [.$C$298]" office:value-type="float" office:value="347.386156691821" calcext:value-type="float">
            <text:p>347.3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3-01" calcext:value-type="date">
            <text:p>01/03/22</text:p>
          </table:table-cell>
          <table:table-cell table:style-name="ce20" office:value-type="float" office:value="342.22" calcext:value-type="float">
            <text:p>342.22</text:p>
          </table:table-cell>
          <table:table-cell office:value-type="float" office:value="347.269" calcext:value-type="float">
            <text:p>347.269</text:p>
          </table:table-cell>
          <table:table-cell table:style-name="ce29" table:formula="of:=([.A267] * [.$C$297]) + [.$C$298]" office:value-type="float" office:value="347.394672076637" calcext:value-type="float">
            <text:p>347.3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4-01" calcext:value-type="date">
            <text:p>01/04/22</text:p>
          </table:table-cell>
          <table:table-cell table:style-name="ce20" office:value-type="float" office:value="346.26" calcext:value-type="float">
            <text:p>346.26</text:p>
          </table:table-cell>
          <table:table-cell office:value-type="float" office:value="347.256" calcext:value-type="float">
            <text:p>347.256</text:p>
          </table:table-cell>
          <table:table-cell table:style-name="ce29" table:formula="of:=([.A268] * [.$C$297]) + [.$C$298]" office:value-type="float" office:value="347.404099824113" calcext:value-type="float">
            <text:p>347.4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5-01" calcext:value-type="date">
            <text:p>01/05/22</text:p>
          </table:table-cell>
          <table:table-cell table:style-name="ce20" office:value-type="float" office:value="350.59" calcext:value-type="float">
            <text:p>350.59</text:p>
          </table:table-cell>
          <table:table-cell office:value-type="float" office:value="347.231" calcext:value-type="float">
            <text:p>347.231</text:p>
          </table:table-cell>
          <table:table-cell table:style-name="ce29" table:formula="of:=([.A269] * [.$C$297]) + [.$C$298]" office:value-type="float" office:value="347.413223450702" calcext:value-type="float">
            <text:p>347.4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6-01" calcext:value-type="date">
            <text:p>01/06/22</text:p>
          </table:table-cell>
          <table:table-cell table:style-name="ce20" office:value-type="float" office:value="354.58" calcext:value-type="float">
            <text:p>354.58</text:p>
          </table:table-cell>
          <table:table-cell office:value-type="float" office:value="347.201" calcext:value-type="float">
            <text:p>347.201</text:p>
          </table:table-cell>
          <table:table-cell table:style-name="ce29" table:formula="of:=([.A270] * [.$C$297]) + [.$C$298]" office:value-type="float" office:value="347.422651198178" calcext:value-type="float">
            <text:p>347.4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7-01" calcext:value-type="date">
            <text:p>01/07/22</text:p>
          </table:table-cell>
          <table:table-cell table:style-name="ce20" office:value-type="float" office:value="358.61" calcext:value-type="float">
            <text:p>358.61</text:p>
          </table:table-cell>
          <table:table-cell office:value-type="float" office:value="347.18" calcext:value-type="float">
            <text:p>347.18</text:p>
          </table:table-cell>
          <table:table-cell table:style-name="ce29" table:formula="of:=([.A271] * [.$C$297]) + [.$C$298]" office:value-type="float" office:value="347.431774824767" calcext:value-type="float">
            <text:p>347.4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8-01" calcext:value-type="date">
            <text:p>01/08/22</text:p>
          </table:table-cell>
          <table:table-cell table:style-name="ce20" office:value-type="float" office:value="357.45" calcext:value-type="float">
            <text:p>357.45</text:p>
          </table:table-cell>
          <table:table-cell office:value-type="float" office:value="347.178" calcext:value-type="float">
            <text:p>347.178</text:p>
          </table:table-cell>
          <table:table-cell table:style-name="ce29" table:formula="of:=([.A272] * [.$C$297]) + [.$C$298]" office:value-type="float" office:value="347.441202572243" calcext:value-type="float">
            <text:p>347.4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9-01" calcext:value-type="date">
            <text:p>01/09/22</text:p>
          </table:table-cell>
          <table:table-cell table:style-name="ce20" office:value-type="float" office:value="353.26" calcext:value-type="float">
            <text:p>353.26</text:p>
          </table:table-cell>
          <table:table-cell office:value-type="float" office:value="347.205" calcext:value-type="float">
            <text:p>347.205</text:p>
          </table:table-cell>
          <table:table-cell table:style-name="ce29" table:formula="of:=([.A273] * [.$C$297]) + [.$C$298]" office:value-type="float" office:value="347.450630319718" calcext:value-type="float">
            <text:p>347.4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10-01" calcext:value-type="date">
            <text:p>01/10/22</text:p>
          </table:table-cell>
          <table:table-cell table:style-name="ce20" office:value-type="float" office:value="347.96" calcext:value-type="float">
            <text:p>347.96</text:p>
          </table:table-cell>
          <table:table-cell office:value-type="float" office:value="347.262" calcext:value-type="float">
            <text:p>347.262</text:p>
          </table:table-cell>
          <table:table-cell table:style-name="ce29" table:formula="of:=([.A274] * [.$C$297]) + [.$C$298]" office:value-type="float" office:value="347.459753946307" calcext:value-type="float">
            <text:p>347.4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11-01" calcext:value-type="date">
            <text:p>01/11/22</text:p>
          </table:table-cell>
          <table:table-cell table:style-name="ce20" office:value-type="float" office:value="341.3" calcext:value-type="float">
            <text:p>341.3</text:p>
          </table:table-cell>
          <table:table-cell office:value-type="float" office:value="347.348" calcext:value-type="float">
            <text:p>347.348</text:p>
          </table:table-cell>
          <table:table-cell table:style-name="ce29" table:formula="of:=([.A275] * [.$C$297]) + [.$C$298]" office:value-type="float" office:value="347.469181693783" calcext:value-type="float">
            <text:p>347.4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12-01" calcext:value-type="date">
            <text:p>01/12/22</text:p>
          </table:table-cell>
          <table:table-cell table:style-name="ce20" office:value-type="float" office:value="337.88" calcext:value-type="float">
            <text:p>337.88</text:p>
          </table:table-cell>
          <table:table-cell office:value-type="float" office:value="347.462" calcext:value-type="float">
            <text:p>347.462</text:p>
          </table:table-cell>
          <table:table-cell table:style-name="ce29" table:formula="of:=([.A276] * [.$C$297]) + [.$C$298]" office:value-type="float" office:value="347.478305320372" calcext:value-type="float">
            <text:p>347.4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1-01" calcext:value-type="date">
            <text:p>01/01/23</text:p>
          </table:table-cell>
          <table:table-cell table:style-name="ce20" office:value-type="float" office:value="336.92" calcext:value-type="float">
            <text:p>336.92</text:p>
          </table:table-cell>
          <table:table-cell office:value-type="float" office:value="347.609" calcext:value-type="float">
            <text:p>347.609</text:p>
          </table:table-cell>
          <table:table-cell table:style-name="ce29" table:formula="of:=([.A277] * [.$C$297]) + [.$C$298]" office:value-type="float" office:value="347.487733067848" calcext:value-type="float">
            <text:p>347.4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2-01" calcext:value-type="date">
            <text:p>01/02/23</text:p>
          </table:table-cell>
          <table:table-cell table:style-name="ce20" office:value-type="float" office:value="338.81" calcext:value-type="float">
            <text:p>338.81</text:p>
          </table:table-cell>
          <table:table-cell office:value-type="float" office:value="347.794" calcext:value-type="float">
            <text:p>347.794</text:p>
          </table:table-cell>
          <table:table-cell table:style-name="ce29" table:formula="of:=([.A278] * [.$C$297]) + [.$C$298]" office:value-type="float" office:value="347.497160815323" calcext:value-type="float">
            <text:p>347.5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3-01" calcext:value-type="date">
            <text:p>01/03/23</text:p>
          </table:table-cell>
          <table:table-cell table:style-name="ce20" office:value-type="float" office:value="342.85" calcext:value-type="float">
            <text:p>342.85</text:p>
          </table:table-cell>
          <table:table-cell office:value-type="float" office:value="348.087" calcext:value-type="float">
            <text:p>348.087</text:p>
          </table:table-cell>
          <table:table-cell table:style-name="ce29" table:formula="of:=([.A279] * [.$C$297]) + [.$C$298]" office:value-type="float" office:value="347.50567620014" calcext:value-type="float">
            <text:p>347.5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4-01" calcext:value-type="date">
            <text:p>01/04/23</text:p>
          </table:table-cell>
          <table:table-cell table:style-name="ce20" office:value-type="float" office:value="346.38" calcext:value-type="float">
            <text:p>346.38</text:p>
          </table:table-cell>
          <table:table-cell office:value-type="float" office:value="348.39" calcext:value-type="float">
            <text:p>348.39</text:p>
          </table:table-cell>
          <table:table-cell table:style-name="ce29" table:formula="of:=([.A280] * [.$C$297]) + [.$C$298]" office:value-type="float" office:value="347.515103947615" calcext:value-type="float">
            <text:p>347.5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5-01" calcext:value-type="date">
            <text:p>01/05/23</text:p>
          </table:table-cell>
          <table:table-cell table:style-name="ce20" office:value-type="float" office:value="352.13" calcext:value-type="float">
            <text:p>352.13</text:p>
          </table:table-cell>
          <table:table-cell office:value-type="float" office:value="348.696" calcext:value-type="float">
            <text:p>348.696</text:p>
          </table:table-cell>
          <table:table-cell table:style-name="ce29" table:formula="of:=([.A281] * [.$C$297]) + [.$C$298]" office:value-type="float" office:value="347.524227574205" calcext:value-type="float">
            <text:p>347.5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6-01" calcext:value-type="date">
            <text:p>01/06/23</text:p>
          </table:table-cell>
          <table:table-cell table:style-name="ce20" office:value-type="float" office:value="356.67" calcext:value-type="float">
            <text:p>356.67</text:p>
          </table:table-cell>
          <table:table-cell office:value-type="float" office:value="349.007" calcext:value-type="float">
            <text:p>349.007</text:p>
          </table:table-cell>
          <table:table-cell table:style-name="ce29" table:formula="of:=([.A282] * [.$C$297]) + [.$C$298]" office:value-type="float" office:value="347.53365532168" calcext:value-type="float">
            <text:p>347.5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7-01" calcext:value-type="date">
            <text:p>01/07/23</text:p>
          </table:table-cell>
          <table:table-cell table:style-name="ce20" office:value-type="float" office:value="360.19" calcext:value-type="float">
            <text:p>360.19</text:p>
          </table:table-cell>
          <table:table-cell office:value-type="float" office:value="349.323" calcext:value-type="float">
            <text:p>349.323</text:p>
          </table:table-cell>
          <table:table-cell table:style-name="ce29" table:formula="of:=([.A283] * [.$C$297]) + [.$C$298]" office:value-type="float" office:value="347.54277894827" calcext:value-type="float">
            <text:p>347.5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8-01" calcext:value-type="date">
            <text:p>01/08/23</text:p>
          </table:table-cell>
          <table:table-cell table:style-name="ce20" office:value-type="float" office:value="359.55" calcext:value-type="float">
            <text:p>359.55</text:p>
          </table:table-cell>
          <table:table-cell office:value-type="float" office:value="349.644" calcext:value-type="float">
            <text:p>349.644</text:p>
          </table:table-cell>
          <table:table-cell table:style-name="ce29" table:formula="of:=([.A284] * [.$C$297]) + [.$C$298]" office:value-type="float" office:value="347.552206695745" calcext:value-type="float">
            <text:p>347.5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9-01" calcext:value-type="date">
            <text:p>01/09/23</text:p>
          </table:table-cell>
          <table:table-cell table:style-name="ce20" office:value-type="float" office:value="356.61" calcext:value-type="float">
            <text:p>356.61</text:p>
          </table:table-cell>
          <table:table-cell office:value-type="float" office:value="349.97" calcext:value-type="float">
            <text:p>349.97</text:p>
          </table:table-cell>
          <table:table-cell table:style-name="ce29" table:formula="of:=([.A285] * [.$C$297]) + [.$C$298]" office:value-type="float" office:value="347.561634443221" calcext:value-type="float">
            <text:p>347.5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10-01" calcext:value-type="date">
            <text:p>01/10/23</text:p>
          </table:table-cell>
          <table:table-cell table:style-name="ce20" office:value-type="float" office:value="351.24" calcext:value-type="float">
            <text:p>351.24</text:p>
          </table:table-cell>
          <table:table-cell office:value-type="float" office:value="350.301" calcext:value-type="float">
            <text:p>350.301</text:p>
          </table:table-cell>
          <table:table-cell table:style-name="ce29" table:formula="of:=([.A286] * [.$C$297]) + [.$C$298]" office:value-type="float" office:value="347.57075806981" calcext:value-type="float">
            <text:p>347.5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11-01" calcext:value-type="date">
            <text:p>01/11/23</text:p>
          </table:table-cell>
          <table:table-cell table:style-name="ce20" office:value-type="float" office:value="345.97" calcext:value-type="float">
            <text:p>345.97</text:p>
          </table:table-cell>
          <table:table-cell office:value-type="float" office:value="350.636" calcext:value-type="float">
            <text:p>350.636</text:p>
          </table:table-cell>
          <table:table-cell table:style-name="ce29" table:formula="of:=([.A287] * [.$C$297]) + [.$C$298]" office:value-type="float" office:value="347.580185817285" calcext:value-type="float">
            <text:p>347.5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12-01" calcext:value-type="date">
            <text:p>01/12/23</text:p>
          </table:table-cell>
          <table:table-cell table:style-name="ce20" office:value-type="float" office:value="342.06" calcext:value-type="float">
            <text:p>342.06</text:p>
          </table:table-cell>
          <table:table-cell office:value-type="float" office:value="350.974" calcext:value-type="float">
            <text:p>350.974</text:p>
          </table:table-cell>
          <table:table-cell table:style-name="ce29" table:formula="of:=([.A288] * [.$C$297]) + [.$C$298]" office:value-type="float" office:value="347.589309443875" calcext:value-type="float">
            <text:p>347.59</text:p>
          </table:table-cell>
          <table:table-cell table:number-columns-repeated="1020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style-name="ce26" office:value-type="string" calcext:value-type="string">
            <text:p>Average</text:p>
          </table:table-cell>
          <table:table-cell table:style-name="ce19"/>
          <table:table-cell table:style-name="ce29" table:formula="of:=AVERAGE([.C3:.C288])" office:value-type="float" office:value="346.270304195804" calcext:value-type="float">
            <text:p>346.27</text:p>
          </table:table-cell>
          <table:table-cell table:style-name="ce29" table:formula="of:=AVERAGE([.D3:.D288])" office:value-type="float" office:value="346.270304195804" calcext:value-type="float">
            <text:p>346.27</text:p>
          </table:table-cell>
          <table:table-cell table:style-name="ce23" table:number-columns-repeated="1020"/>
        </table:table-row>
        <table:table-row table:style-name="ro10">
          <table:table-cell table:style-name="ce26" office:value-type="string" calcext:value-type="string">
            <text:p>Max</text:p>
          </table:table-cell>
          <table:table-cell table:style-name="ce19"/>
          <table:table-cell table:style-name="ce29" table:formula="of:=MAX([.C3:.C288])" office:value-type="float" office:value="350.974" calcext:value-type="float">
            <text:p>350.97</text:p>
          </table:table-cell>
          <table:table-cell table:style-name="ce29" table:formula="of:=MAX([.D3:.D288])" office:value-type="float" office:value="347.589309443875" calcext:value-type="float">
            <text:p>347.59</text:p>
          </table:table-cell>
          <table:table-cell table:style-name="ce23" table:number-columns-repeated="1020"/>
        </table:table-row>
        <table:table-row table:style-name="ro10">
          <table:table-cell table:style-name="ce26" office:value-type="string" calcext:value-type="string">
            <text:p>Min</text:p>
          </table:table-cell>
          <table:table-cell table:style-name="ce19"/>
          <table:table-cell table:style-name="ce29" table:formula="of:=MIN([.C3:.C288])" office:value-type="float" office:value="344.584" calcext:value-type="float">
            <text:p>344.58</text:p>
          </table:table-cell>
          <table:table-cell table:style-name="ce29" table:formula="of:=MIN([.D3:.D288])" office:value-type="float" office:value="344.951060755151" calcext:value-type="float">
            <text:p>344.95</text:p>
          </table:table-cell>
          <table:table-cell table:style-name="ce23" table:number-columns-repeated="1020"/>
        </table:table-row>
        <table:table-row table:style-name="ro10">
          <table:table-cell table:style-name="ce26" office:value-type="string" calcext:value-type="string">
            <text:p>Difference</text:p>
          </table:table-cell>
          <table:table-cell table:style-name="ce19"/>
          <table:table-cell table:style-name="ce29" table:formula="of:=[.C293]-[.C294]" office:value-type="float" office:value="6.38999999999999" calcext:value-type="float">
            <text:p>6.39</text:p>
          </table:table-cell>
          <table:table-cell table:style-name="ce29" table:formula="of:=[.D293]-[.D294]" office:value-type="float" office:value="2.63824868872314" calcext:value-type="float">
            <text:p>2.64</text:p>
          </table:table-cell>
          <table:table-cell table:style-name="ce23" table:number-columns-repeated="1020"/>
        </table:table-row>
        <table:table-row table:style-name="ro10">
          <table:table-cell table:style-name="ce26"/>
          <table:table-cell table:style-name="ce19"/>
          <table:table-cell table:style-name="ce23" table:number-columns-repeated="1022"/>
        </table:table-row>
        <table:table-row table:style-name="ro10">
          <table:table-cell table:style-name="ce26" office:value-type="string" calcext:value-type="string">
            <text:p>Trendline a:</text:p>
          </table:table-cell>
          <table:table-cell table:style-name="ce19"/>
          <table:table-cell table:style-name="ce21" table:formula="of:=INDEX(LINEST([.C3:.C288];[.A3:.A288]);1)" office:value-type="float" office:value="0.000304120886308146" calcext:value-type="float">
            <text:p>0.0003041209</text:p>
          </table:table-cell>
          <table:table-cell table:style-name="ce21"/>
          <table:table-cell table:style-name="ce23" table:number-columns-repeated="1020"/>
        </table:table-row>
        <table:table-row table:style-name="ro10">
          <table:table-cell table:style-name="ce26" office:value-type="string" calcext:value-type="string">
            <text:p>Trendline b:</text:p>
          </table:table-cell>
          <table:table-cell table:style-name="ce19"/>
          <table:table-cell table:style-name="ce21" table:formula="of:=INDEX(LINEST([.C3:.C288];[.A3:.A288]);2)" office:value-type="float" office:value="333.824494008682" calcext:value-type="float">
            <text:p>333.8244940087</text:p>
          </table:table-cell>
          <table:table-cell table:style-name="ce21"/>
          <table:table-cell table:style-name="ce23" table:number-columns-repeated="1020"/>
        </table:table-row>
        <table:table-row table:style-name="ro10" table:number-rows-repeated="104827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gtoa_cre_lw" table:style-name="ta1">
        <table:table-column table:style-name="co3" table:default-cell-style-name="ce19"/>
        <table:table-column table:style-name="co3" table:default-cell-style-name="ce23"/>
        <table:table-column table:style-name="co5" table:default-cell-style-name="ce26"/>
        <table:table-column table:style-name="co3" table:number-columns-repeated="1021" table:default-cell-style-name="ce23"/>
        <table:table-row table:style-name="ro10">
          <table:table-cell/>
          <table:table-cell table:style-name="ce15" office:value-type="string" calcext:value-type="string" table:number-columns-spanned="4" table:number-rows-spanned="1">
            <text:p>gtoa_cre_lw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style-name="ce14" office:value-type="string" calcext:value-type="string">
            <text:p>Date</text:p>
          </table:table-cell>
          <table:table-cell table:style-name="ce3" office:value-type="string" calcext:value-type="string">
            <text:p>Data</text:p>
          </table:table-cell>
          <table:table-cell table:style-name="ce27" office:value-type="string" calcext:value-type="string">
            <text:p>Deseasonalised</text:p>
          </table:table-cell>
          <table:table-cell table:style-name="ce30" office:value-type="string" calcext:value-type="string">
            <text:p>Trend</text:p>
          </table:table-cell>
          <table:table-cell table:style-name="ce43"/>
          <table:table-cell table:style-name="ce24" table:number-columns-repeated="1019"/>
        </table:table-row>
        <table:table-row table:style-name="ro2">
          <table:table-cell table:style-name="ce18" office:value-type="date" office:date-value="2000-03-01" calcext:value-type="date">
            <text:p>01/03/00</text:p>
          </table:table-cell>
          <table:table-cell table:style-name="ce20" office:value-type="float" office:value="26.04" calcext:value-type="float">
            <text:p>26.04</text:p>
          </table:table-cell>
          <table:table-cell table:style-name="ce29" office:value-type="float" office:value="26.2916" calcext:value-type="float">
            <text:p>26.29</text:p>
          </table:table-cell>
          <table:table-cell table:style-name="ce29" table:formula="of:=([.A3] * [.$C$297]) + [.$C$298]" office:value-type="float" office:value="26.1286860136414" calcext:value-type="float">
            <text:p>26.1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04-01" calcext:value-type="date">
            <text:p>01/04/00</text:p>
          </table:table-cell>
          <table:table-cell table:style-name="ce20" office:value-type="float" office:value="26.99" calcext:value-type="float">
            <text:p>26.99</text:p>
          </table:table-cell>
          <table:table-cell table:style-name="ce29" office:value-type="float" office:value="26.2911" calcext:value-type="float">
            <text:p>26.29</text:p>
          </table:table-cell>
          <table:table-cell table:style-name="ce29" table:formula="of:=([.A4] * [.$C$297]) + [.$C$298]" office:value-type="float" office:value="26.1248308490792" calcext:value-type="float">
            <text:p>26.1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05-01" calcext:value-type="date">
            <text:p>01/05/00</text:p>
          </table:table-cell>
          <table:table-cell table:style-name="ce20" office:value-type="float" office:value="26.51" calcext:value-type="float">
            <text:p>26.51</text:p>
          </table:table-cell>
          <table:table-cell table:style-name="ce29" office:value-type="float" office:value="26.2904" calcext:value-type="float">
            <text:p>26.29</text:p>
          </table:table-cell>
          <table:table-cell table:style-name="ce29" table:formula="of:=([.A5] * [.$C$297]) + [.$C$298]" office:value-type="float" office:value="26.1211000446641" calcext:value-type="float">
            <text:p>26.1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06-01" calcext:value-type="date">
            <text:p>01/06/00</text:p>
          </table:table-cell>
          <table:table-cell table:style-name="ce20" office:value-type="float" office:value="26.25" calcext:value-type="float">
            <text:p>26.25</text:p>
          </table:table-cell>
          <table:table-cell table:style-name="ce29" office:value-type="float" office:value="26.2896" calcext:value-type="float">
            <text:p>26.29</text:p>
          </table:table-cell>
          <table:table-cell table:style-name="ce29" table:formula="of:=([.A6] * [.$C$297]) + [.$C$298]" office:value-type="float" office:value="26.1172448801019" calcext:value-type="float">
            <text:p>26.1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07-01" calcext:value-type="date">
            <text:p>01/07/00</text:p>
          </table:table-cell>
          <table:table-cell table:style-name="ce20" office:value-type="float" office:value="26.13" calcext:value-type="float">
            <text:p>26.13</text:p>
          </table:table-cell>
          <table:table-cell table:style-name="ce29" office:value-type="float" office:value="26.2891" calcext:value-type="float">
            <text:p>26.29</text:p>
          </table:table-cell>
          <table:table-cell table:style-name="ce29" table:formula="of:=([.A7] * [.$C$297]) + [.$C$298]" office:value-type="float" office:value="26.1135140756869" calcext:value-type="float">
            <text:p>26.1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08-01" calcext:value-type="date">
            <text:p>01/08/00</text:p>
          </table:table-cell>
          <table:table-cell table:style-name="ce20" office:value-type="float" office:value="26.38" calcext:value-type="float">
            <text:p>26.38</text:p>
          </table:table-cell>
          <table:table-cell table:style-name="ce29" office:value-type="float" office:value="26.2889" calcext:value-type="float">
            <text:p>26.29</text:p>
          </table:table-cell>
          <table:table-cell table:style-name="ce29" table:formula="of:=([.A8] * [.$C$297]) + [.$C$298]" office:value-type="float" office:value="26.1096589111247" calcext:value-type="float">
            <text:p>26.1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09-01" calcext:value-type="date">
            <text:p>01/09/00</text:p>
          </table:table-cell>
          <table:table-cell table:style-name="ce20" office:value-type="float" office:value="25.87" calcext:value-type="float">
            <text:p>25.87</text:p>
          </table:table-cell>
          <table:table-cell table:style-name="ce29" office:value-type="float" office:value="26.2889" calcext:value-type="float">
            <text:p>26.29</text:p>
          </table:table-cell>
          <table:table-cell table:style-name="ce29" table:formula="of:=([.A9] * [.$C$297]) + [.$C$298]" office:value-type="float" office:value="26.1058037465625" calcext:value-type="float">
            <text:p>26.1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10-01" calcext:value-type="date">
            <text:p>01/10/00</text:p>
          </table:table-cell>
          <table:table-cell table:style-name="ce20" office:value-type="float" office:value="26.71" calcext:value-type="float">
            <text:p>26.71</text:p>
          </table:table-cell>
          <table:table-cell table:style-name="ce29" office:value-type="float" office:value="26.2886" calcext:value-type="float">
            <text:p>26.29</text:p>
          </table:table-cell>
          <table:table-cell table:style-name="ce29" table:formula="of:=([.A10] * [.$C$297]) + [.$C$298]" office:value-type="float" office:value="26.1020729421475" calcext:value-type="float">
            <text:p>26.1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11-01" calcext:value-type="date">
            <text:p>01/11/00</text:p>
          </table:table-cell>
          <table:table-cell table:style-name="ce20" office:value-type="float" office:value="26.45" calcext:value-type="float">
            <text:p>26.45</text:p>
          </table:table-cell>
          <table:table-cell table:style-name="ce29" office:value-type="float" office:value="26.287" calcext:value-type="float">
            <text:p>26.29</text:p>
          </table:table-cell>
          <table:table-cell table:style-name="ce29" table:formula="of:=([.A11] * [.$C$297]) + [.$C$298]" office:value-type="float" office:value="26.0982177775853" calcext:value-type="float">
            <text:p>26.1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0-12-01" calcext:value-type="date">
            <text:p>01/12/00</text:p>
          </table:table-cell>
          <table:table-cell table:style-name="ce20" office:value-type="float" office:value="25.65" calcext:value-type="float">
            <text:p>25.65</text:p>
          </table:table-cell>
          <table:table-cell table:style-name="ce29" office:value-type="float" office:value="26.2818" calcext:value-type="float">
            <text:p>26.28</text:p>
          </table:table-cell>
          <table:table-cell table:style-name="ce29" table:formula="of:=([.A12] * [.$C$297]) + [.$C$298]" office:value-type="float" office:value="26.0944869731703" calcext:value-type="float">
            <text:p>26.0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1-01" calcext:value-type="date">
            <text:p>01/01/01</text:p>
          </table:table-cell>
          <table:table-cell table:style-name="ce20" office:value-type="float" office:value="25.87" calcext:value-type="float">
            <text:p>25.87</text:p>
          </table:table-cell>
          <table:table-cell table:style-name="ce29" office:value-type="float" office:value="26.268" calcext:value-type="float">
            <text:p>26.27</text:p>
          </table:table-cell>
          <table:table-cell table:style-name="ce29" table:formula="of:=([.A13] * [.$C$297]) + [.$C$298]" office:value-type="float" office:value="26.0906318086081" calcext:value-type="float">
            <text:p>26.0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2-01" calcext:value-type="date">
            <text:p>01/02/01</text:p>
          </table:table-cell>
          <table:table-cell table:style-name="ce20" office:value-type="float" office:value="26.22" calcext:value-type="float">
            <text:p>26.22</text:p>
          </table:table-cell>
          <table:table-cell table:style-name="ce29" office:value-type="float" office:value="26.2544" calcext:value-type="float">
            <text:p>26.25</text:p>
          </table:table-cell>
          <table:table-cell table:style-name="ce29" table:formula="of:=([.A14] * [.$C$297]) + [.$C$298]" office:value-type="float" office:value="26.0867766440459" calcext:value-type="float">
            <text:p>26.0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3-01" calcext:value-type="date">
            <text:p>01/03/01</text:p>
          </table:table-cell>
          <table:table-cell table:style-name="ce20" office:value-type="float" office:value="27.07" calcext:value-type="float">
            <text:p>27.07</text:p>
          </table:table-cell>
          <table:table-cell table:style-name="ce29" office:value-type="float" office:value="26.2445" calcext:value-type="float">
            <text:p>26.24</text:p>
          </table:table-cell>
          <table:table-cell table:style-name="ce29" table:formula="of:=([.A15] * [.$C$297]) + [.$C$298]" office:value-type="float" office:value="26.0832945599252" calcext:value-type="float">
            <text:p>26.0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4-01" calcext:value-type="date">
            <text:p>01/04/01</text:p>
          </table:table-cell>
          <table:table-cell table:style-name="ce20" office:value-type="float" office:value="26.86" calcext:value-type="float">
            <text:p>26.86</text:p>
          </table:table-cell>
          <table:table-cell table:style-name="ce29" office:value-type="float" office:value="26.2383" calcext:value-type="float">
            <text:p>26.24</text:p>
          </table:table-cell>
          <table:table-cell table:style-name="ce29" table:formula="of:=([.A16] * [.$C$297]) + [.$C$298]" office:value-type="float" office:value="26.079439395363" calcext:value-type="float">
            <text:p>26.0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5-01" calcext:value-type="date">
            <text:p>01/05/01</text:p>
          </table:table-cell>
          <table:table-cell table:style-name="ce20" office:value-type="float" office:value="26.25" calcext:value-type="float">
            <text:p>26.25</text:p>
          </table:table-cell>
          <table:table-cell table:style-name="ce29" office:value-type="float" office:value="26.2353" calcext:value-type="float">
            <text:p>26.24</text:p>
          </table:table-cell>
          <table:table-cell table:style-name="ce29" table:formula="of:=([.A17] * [.$C$297]) + [.$C$298]" office:value-type="float" office:value="26.075708590948" calcext:value-type="float">
            <text:p>26.0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6-01" calcext:value-type="date">
            <text:p>01/06/01</text:p>
          </table:table-cell>
          <table:table-cell table:style-name="ce20" office:value-type="float" office:value="25.9" calcext:value-type="float">
            <text:p>25.9</text:p>
          </table:table-cell>
          <table:table-cell table:style-name="ce29" office:value-type="float" office:value="26.2325" calcext:value-type="float">
            <text:p>26.23</text:p>
          </table:table-cell>
          <table:table-cell table:style-name="ce29" table:formula="of:=([.A18] * [.$C$297]) + [.$C$298]" office:value-type="float" office:value="26.0718534263858" calcext:value-type="float">
            <text:p>26.0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7-01" calcext:value-type="date">
            <text:p>01/07/01</text:p>
          </table:table-cell>
          <table:table-cell table:style-name="ce20" office:value-type="float" office:value="25.89" calcext:value-type="float">
            <text:p>25.89</text:p>
          </table:table-cell>
          <table:table-cell table:style-name="ce29" office:value-type="float" office:value="26.226" calcext:value-type="float">
            <text:p>26.23</text:p>
          </table:table-cell>
          <table:table-cell table:style-name="ce29" table:formula="of:=([.A19] * [.$C$297]) + [.$C$298]" office:value-type="float" office:value="26.0681226219708" calcext:value-type="float">
            <text:p>26.0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8-01" calcext:value-type="date">
            <text:p>01/08/01</text:p>
          </table:table-cell>
          <table:table-cell table:style-name="ce20" office:value-type="float" office:value="25.84" calcext:value-type="float">
            <text:p>25.84</text:p>
          </table:table-cell>
          <table:table-cell table:style-name="ce29" office:value-type="float" office:value="26.2101" calcext:value-type="float">
            <text:p>26.21</text:p>
          </table:table-cell>
          <table:table-cell table:style-name="ce29" table:formula="of:=([.A20] * [.$C$297]) + [.$C$298]" office:value-type="float" office:value="26.0642674574086" calcext:value-type="float">
            <text:p>26.0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09-01" calcext:value-type="date">
            <text:p>01/09/01</text:p>
          </table:table-cell>
          <table:table-cell table:style-name="ce20" office:value-type="float" office:value="26.21" calcext:value-type="float">
            <text:p>26.21</text:p>
          </table:table-cell>
          <table:table-cell table:style-name="ce29" office:value-type="float" office:value="26.1812" calcext:value-type="float">
            <text:p>26.18</text:p>
          </table:table-cell>
          <table:table-cell table:style-name="ce29" table:formula="of:=([.A21] * [.$C$297]) + [.$C$298]" office:value-type="float" office:value="26.0604122928464" calcext:value-type="float">
            <text:p>26.0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10-01" calcext:value-type="date">
            <text:p>01/10/01</text:p>
          </table:table-cell>
          <table:table-cell table:style-name="ce20" office:value-type="float" office:value="26.72" calcext:value-type="float">
            <text:p>26.72</text:p>
          </table:table-cell>
          <table:table-cell table:style-name="ce29" office:value-type="float" office:value="26.144" calcext:value-type="float">
            <text:p>26.14</text:p>
          </table:table-cell>
          <table:table-cell table:style-name="ce29" table:formula="of:=([.A22] * [.$C$297]) + [.$C$298]" office:value-type="float" office:value="26.0566814884314" calcext:value-type="float">
            <text:p>26.0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11-01" calcext:value-type="date">
            <text:p>01/11/01</text:p>
          </table:table-cell>
          <table:table-cell table:style-name="ce20" office:value-type="float" office:value="25.98" calcext:value-type="float">
            <text:p>25.98</text:p>
          </table:table-cell>
          <table:table-cell table:style-name="ce29" office:value-type="float" office:value="26.107" calcext:value-type="float">
            <text:p>26.11</text:p>
          </table:table-cell>
          <table:table-cell table:style-name="ce29" table:formula="of:=([.A23] * [.$C$297]) + [.$C$298]" office:value-type="float" office:value="26.0528263238692" calcext:value-type="float">
            <text:p>26.0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1-12-01" calcext:value-type="date">
            <text:p>01/12/01</text:p>
          </table:table-cell>
          <table:table-cell table:style-name="ce20" office:value-type="float" office:value="26.01" calcext:value-type="float">
            <text:p>26.01</text:p>
          </table:table-cell>
          <table:table-cell table:style-name="ce29" office:value-type="float" office:value="26.0758" calcext:value-type="float">
            <text:p>26.08</text:p>
          </table:table-cell>
          <table:table-cell table:style-name="ce29" table:formula="of:=([.A24] * [.$C$297]) + [.$C$298]" office:value-type="float" office:value="26.0490955194542" calcext:value-type="float">
            <text:p>26.0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1-01" calcext:value-type="date">
            <text:p>01/01/02</text:p>
          </table:table-cell>
          <table:table-cell table:style-name="ce20" office:value-type="float" office:value="26.21" calcext:value-type="float">
            <text:p>26.21</text:p>
          </table:table-cell>
          <table:table-cell table:style-name="ce29" office:value-type="float" office:value="26.0498" calcext:value-type="float">
            <text:p>26.05</text:p>
          </table:table-cell>
          <table:table-cell table:style-name="ce29" table:formula="of:=([.A25] * [.$C$297]) + [.$C$298]" office:value-type="float" office:value="26.045240354892" calcext:value-type="float">
            <text:p>26.0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2-01" calcext:value-type="date">
            <text:p>01/02/02</text:p>
          </table:table-cell>
          <table:table-cell table:style-name="ce20" office:value-type="float" office:value="25.86" calcext:value-type="float">
            <text:p>25.86</text:p>
          </table:table-cell>
          <table:table-cell table:style-name="ce29" office:value-type="float" office:value="26.0243" calcext:value-type="float">
            <text:p>26.02</text:p>
          </table:table-cell>
          <table:table-cell table:style-name="ce29" table:formula="of:=([.A26] * [.$C$297]) + [.$C$298]" office:value-type="float" office:value="26.0413851903298" calcext:value-type="float">
            <text:p>26.0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3-01" calcext:value-type="date">
            <text:p>01/03/02</text:p>
          </table:table-cell>
          <table:table-cell table:style-name="ce20" office:value-type="float" office:value="26.38" calcext:value-type="float">
            <text:p>26.38</text:p>
          </table:table-cell>
          <table:table-cell table:style-name="ce29" office:value-type="float" office:value="25.9987" calcext:value-type="float">
            <text:p>26.00</text:p>
          </table:table-cell>
          <table:table-cell table:style-name="ce29" table:formula="of:=([.A27] * [.$C$297]) + [.$C$298]" office:value-type="float" office:value="26.0379031062091" calcext:value-type="float">
            <text:p>26.0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4-01" calcext:value-type="date">
            <text:p>01/04/02</text:p>
          </table:table-cell>
          <table:table-cell table:style-name="ce20" office:value-type="float" office:value="25.82" calcext:value-type="float">
            <text:p>25.82</text:p>
          </table:table-cell>
          <table:table-cell table:style-name="ce29" office:value-type="float" office:value="25.9755" calcext:value-type="float">
            <text:p>25.98</text:p>
          </table:table-cell>
          <table:table-cell table:style-name="ce29" table:formula="of:=([.A28] * [.$C$297]) + [.$C$298]" office:value-type="float" office:value="26.0340479416469" calcext:value-type="float">
            <text:p>26.0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5-01" calcext:value-type="date">
            <text:p>01/05/02</text:p>
          </table:table-cell>
          <table:table-cell table:style-name="ce20" office:value-type="float" office:value="25.68" calcext:value-type="float">
            <text:p>25.68</text:p>
          </table:table-cell>
          <table:table-cell table:style-name="ce29" office:value-type="float" office:value="25.9554" calcext:value-type="float">
            <text:p>25.96</text:p>
          </table:table-cell>
          <table:table-cell table:style-name="ce29" table:formula="of:=([.A29] * [.$C$297]) + [.$C$298]" office:value-type="float" office:value="26.0303171372319" calcext:value-type="float">
            <text:p>26.0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6-01" calcext:value-type="date">
            <text:p>01/06/02</text:p>
          </table:table-cell>
          <table:table-cell table:style-name="ce20" office:value-type="float" office:value="26.29" calcext:value-type="float">
            <text:p>26.29</text:p>
          </table:table-cell>
          <table:table-cell table:style-name="ce29" office:value-type="float" office:value="25.9375" calcext:value-type="float">
            <text:p>25.94</text:p>
          </table:table-cell>
          <table:table-cell table:style-name="ce29" table:formula="of:=([.A30] * [.$C$297]) + [.$C$298]" office:value-type="float" office:value="26.0264619726697" calcext:value-type="float">
            <text:p>26.0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7-01" calcext:value-type="date">
            <text:p>01/07/02</text:p>
          </table:table-cell>
          <table:table-cell table:style-name="ce20" office:value-type="float" office:value="25.68" calcext:value-type="float">
            <text:p>25.68</text:p>
          </table:table-cell>
          <table:table-cell table:style-name="ce29" office:value-type="float" office:value="25.9191" calcext:value-type="float">
            <text:p>25.92</text:p>
          </table:table-cell>
          <table:table-cell table:style-name="ce29" table:formula="of:=([.A31] * [.$C$297]) + [.$C$298]" office:value-type="float" office:value="26.0227311682547" calcext:value-type="float">
            <text:p>26.0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8-01" calcext:value-type="date">
            <text:p>01/08/02</text:p>
          </table:table-cell>
          <table:table-cell table:style-name="ce20" office:value-type="float" office:value="25.68" calcext:value-type="float">
            <text:p>25.68</text:p>
          </table:table-cell>
          <table:table-cell table:style-name="ce29" office:value-type="float" office:value="25.8993" calcext:value-type="float">
            <text:p>25.90</text:p>
          </table:table-cell>
          <table:table-cell table:style-name="ce29" table:formula="of:=([.A32] * [.$C$297]) + [.$C$298]" office:value-type="float" office:value="26.0188760036925" calcext:value-type="float">
            <text:p>26.0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09-01" calcext:value-type="date">
            <text:p>01/09/02</text:p>
          </table:table-cell>
          <table:table-cell table:style-name="ce20" office:value-type="float" office:value="25.5" calcext:value-type="float">
            <text:p>25.5</text:p>
          </table:table-cell>
          <table:table-cell table:style-name="ce29" office:value-type="float" office:value="25.8804" calcext:value-type="float">
            <text:p>25.88</text:p>
          </table:table-cell>
          <table:table-cell table:style-name="ce29" table:formula="of:=([.A33] * [.$C$297]) + [.$C$298]" office:value-type="float" office:value="26.0150208391303" calcext:value-type="float">
            <text:p>26.0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10-01" calcext:value-type="date">
            <text:p>01/10/02</text:p>
          </table:table-cell>
          <table:table-cell table:style-name="ce20" office:value-type="float" office:value="25.83" calcext:value-type="float">
            <text:p>25.83</text:p>
          </table:table-cell>
          <table:table-cell table:style-name="ce29" office:value-type="float" office:value="25.8663" calcext:value-type="float">
            <text:p>25.87</text:p>
          </table:table-cell>
          <table:table-cell table:style-name="ce29" table:formula="of:=([.A34] * [.$C$297]) + [.$C$298]" office:value-type="float" office:value="26.0112900347152" calcext:value-type="float">
            <text:p>26.0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11-01" calcext:value-type="date">
            <text:p>01/11/02</text:p>
          </table:table-cell>
          <table:table-cell table:style-name="ce20" office:value-type="float" office:value="26.39" calcext:value-type="float">
            <text:p>26.39</text:p>
          </table:table-cell>
          <table:table-cell table:style-name="ce29" office:value-type="float" office:value="25.8583" calcext:value-type="float">
            <text:p>25.86</text:p>
          </table:table-cell>
          <table:table-cell table:style-name="ce29" table:formula="of:=([.A35] * [.$C$297]) + [.$C$298]" office:value-type="float" office:value="26.0074348701531" calcext:value-type="float">
            <text:p>26.0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2-12-01" calcext:value-type="date">
            <text:p>01/12/02</text:p>
          </table:table-cell>
          <table:table-cell table:style-name="ce20" office:value-type="float" office:value="26.18" calcext:value-type="float">
            <text:p>26.18</text:p>
          </table:table-cell>
          <table:table-cell table:style-name="ce29" office:value-type="float" office:value="25.8542" calcext:value-type="float">
            <text:p>25.85</text:p>
          </table:table-cell>
          <table:table-cell table:style-name="ce29" table:formula="of:=([.A36] * [.$C$297]) + [.$C$298]" office:value-type="float" office:value="26.003704065738" calcext:value-type="float">
            <text:p>26.0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1-01" calcext:value-type="date">
            <text:p>01/01/03</text:p>
          </table:table-cell>
          <table:table-cell table:style-name="ce20" office:value-type="float" office:value="25.83" calcext:value-type="float">
            <text:p>25.83</text:p>
          </table:table-cell>
          <table:table-cell table:style-name="ce29" office:value-type="float" office:value="25.8507" calcext:value-type="float">
            <text:p>25.85</text:p>
          </table:table-cell>
          <table:table-cell table:style-name="ce29" table:formula="of:=([.A37] * [.$C$297]) + [.$C$298]" office:value-type="float" office:value="25.9998489011758" calcext:value-type="float">
            <text:p>26.0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2-01" calcext:value-type="date">
            <text:p>01/02/03</text:p>
          </table:table-cell>
          <table:table-cell table:style-name="ce20" office:value-type="float" office:value="25.56" calcext:value-type="float">
            <text:p>25.56</text:p>
          </table:table-cell>
          <table:table-cell table:style-name="ce29" office:value-type="float" office:value="25.8422" calcext:value-type="float">
            <text:p>25.84</text:p>
          </table:table-cell>
          <table:table-cell table:style-name="ce29" table:formula="of:=([.A38] * [.$C$297]) + [.$C$298]" office:value-type="float" office:value="25.9959937366137" calcext:value-type="float">
            <text:p>26.0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3-01" calcext:value-type="date">
            <text:p>01/03/03</text:p>
          </table:table-cell>
          <table:table-cell table:style-name="ce20" office:value-type="float" office:value="25.28" calcext:value-type="float">
            <text:p>25.28</text:p>
          </table:table-cell>
          <table:table-cell table:style-name="ce29" office:value-type="float" office:value="25.8284" calcext:value-type="float">
            <text:p>25.83</text:p>
          </table:table-cell>
          <table:table-cell table:style-name="ce29" table:formula="of:=([.A39] * [.$C$297]) + [.$C$298]" office:value-type="float" office:value="25.992511652493" calcext:value-type="float">
            <text:p>25.9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4-01" calcext:value-type="date">
            <text:p>01/04/03</text:p>
          </table:table-cell>
          <table:table-cell table:style-name="ce20" office:value-type="float" office:value="26.09" calcext:value-type="float">
            <text:p>26.09</text:p>
          </table:table-cell>
          <table:table-cell table:style-name="ce29" office:value-type="float" office:value="25.8119" calcext:value-type="float">
            <text:p>25.81</text:p>
          </table:table-cell>
          <table:table-cell table:style-name="ce29" table:formula="of:=([.A40] * [.$C$297]) + [.$C$298]" office:value-type="float" office:value="25.9886564879308" calcext:value-type="float">
            <text:p>25.9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5-01" calcext:value-type="date">
            <text:p>01/05/03</text:p>
          </table:table-cell>
          <table:table-cell table:style-name="ce20" office:value-type="float" office:value="26.42" calcext:value-type="float">
            <text:p>26.42</text:p>
          </table:table-cell>
          <table:table-cell table:style-name="ce29" office:value-type="float" office:value="25.7936" calcext:value-type="float">
            <text:p>25.79</text:p>
          </table:table-cell>
          <table:table-cell table:style-name="ce29" table:formula="of:=([.A41] * [.$C$297]) + [.$C$298]" office:value-type="float" office:value="25.9849256835157" calcext:value-type="float">
            <text:p>25.9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6-01" calcext:value-type="date">
            <text:p>01/06/03</text:p>
          </table:table-cell>
          <table:table-cell table:style-name="ce20" office:value-type="float" office:value="25.77" calcext:value-type="float">
            <text:p>25.77</text:p>
          </table:table-cell>
          <table:table-cell table:style-name="ce29" office:value-type="float" office:value="25.7767" calcext:value-type="float">
            <text:p>25.78</text:p>
          </table:table-cell>
          <table:table-cell table:style-name="ce29" table:formula="of:=([.A42] * [.$C$297]) + [.$C$298]" office:value-type="float" office:value="25.9810705189536" calcext:value-type="float">
            <text:p>25.9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7-01" calcext:value-type="date">
            <text:p>01/07/03</text:p>
          </table:table-cell>
          <table:table-cell table:style-name="ce20" office:value-type="float" office:value="25.67" calcext:value-type="float">
            <text:p>25.67</text:p>
          </table:table-cell>
          <table:table-cell table:style-name="ce29" office:value-type="float" office:value="25.7658" calcext:value-type="float">
            <text:p>25.77</text:p>
          </table:table-cell>
          <table:table-cell table:style-name="ce29" table:formula="of:=([.A43] * [.$C$297]) + [.$C$298]" office:value-type="float" office:value="25.9773397145385" calcext:value-type="float">
            <text:p>25.9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8-01" calcext:value-type="date">
            <text:p>01/08/03</text:p>
          </table:table-cell>
          <table:table-cell table:style-name="ce20" office:value-type="float" office:value="25.49" calcext:value-type="float">
            <text:p>25.49</text:p>
          </table:table-cell>
          <table:table-cell table:style-name="ce29" office:value-type="float" office:value="25.763" calcext:value-type="float">
            <text:p>25.76</text:p>
          </table:table-cell>
          <table:table-cell table:style-name="ce29" table:formula="of:=([.A44] * [.$C$297]) + [.$C$298]" office:value-type="float" office:value="25.9734845499763" calcext:value-type="float">
            <text:p>25.9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09-01" calcext:value-type="date">
            <text:p>01/09/03</text:p>
          </table:table-cell>
          <table:table-cell table:style-name="ce20" office:value-type="float" office:value="25.69" calcext:value-type="float">
            <text:p>25.69</text:p>
          </table:table-cell>
          <table:table-cell table:style-name="ce29" office:value-type="float" office:value="25.7677" calcext:value-type="float">
            <text:p>25.77</text:p>
          </table:table-cell>
          <table:table-cell table:style-name="ce29" table:formula="of:=([.A45] * [.$C$297]) + [.$C$298]" office:value-type="float" office:value="25.9696293854141" calcext:value-type="float">
            <text:p>25.9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10-01" calcext:value-type="date">
            <text:p>01/10/03</text:p>
          </table:table-cell>
          <table:table-cell table:style-name="ce20" office:value-type="float" office:value="25.61" calcext:value-type="float">
            <text:p>25.61</text:p>
          </table:table-cell>
          <table:table-cell table:style-name="ce29" office:value-type="float" office:value="25.7751" calcext:value-type="float">
            <text:p>25.78</text:p>
          </table:table-cell>
          <table:table-cell table:style-name="ce29" table:formula="of:=([.A46] * [.$C$297]) + [.$C$298]" office:value-type="float" office:value="25.9658985809991" calcext:value-type="float">
            <text:p>25.9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11-01" calcext:value-type="date">
            <text:p>01/11/03</text:p>
          </table:table-cell>
          <table:table-cell table:style-name="ce20" office:value-type="float" office:value="25.57" calcext:value-type="float">
            <text:p>25.57</text:p>
          </table:table-cell>
          <table:table-cell table:style-name="ce29" office:value-type="float" office:value="25.7787" calcext:value-type="float">
            <text:p>25.78</text:p>
          </table:table-cell>
          <table:table-cell table:style-name="ce29" table:formula="of:=([.A47] * [.$C$297]) + [.$C$298]" office:value-type="float" office:value="25.9620434164369" calcext:value-type="float">
            <text:p>25.9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3-12-01" calcext:value-type="date">
            <text:p>01/12/03</text:p>
          </table:table-cell>
          <table:table-cell table:style-name="ce20" office:value-type="float" office:value="25.87" calcext:value-type="float">
            <text:p>25.87</text:p>
          </table:table-cell>
          <table:table-cell table:style-name="ce29" office:value-type="float" office:value="25.7746" calcext:value-type="float">
            <text:p>25.77</text:p>
          </table:table-cell>
          <table:table-cell table:style-name="ce29" table:formula="of:=([.A48] * [.$C$297]) + [.$C$298]" office:value-type="float" office:value="25.9583126120219" calcext:value-type="float">
            <text:p>25.9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1-01" calcext:value-type="date">
            <text:p>01/01/04</text:p>
          </table:table-cell>
          <table:table-cell table:style-name="ce20" office:value-type="float" office:value="25.73" calcext:value-type="float">
            <text:p>25.73</text:p>
          </table:table-cell>
          <table:table-cell table:style-name="ce29" office:value-type="float" office:value="25.7634" calcext:value-type="float">
            <text:p>25.76</text:p>
          </table:table-cell>
          <table:table-cell table:style-name="ce29" table:formula="of:=([.A49] * [.$C$297]) + [.$C$298]" office:value-type="float" office:value="25.9544574474597" calcext:value-type="float">
            <text:p>25.9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2-01" calcext:value-type="date">
            <text:p>01/02/04</text:p>
          </table:table-cell>
          <table:table-cell table:style-name="ce20" office:value-type="float" office:value="25.63" calcext:value-type="float">
            <text:p>25.63</text:p>
          </table:table-cell>
          <table:table-cell table:style-name="ce29" office:value-type="float" office:value="25.7475" calcext:value-type="float">
            <text:p>25.75</text:p>
          </table:table-cell>
          <table:table-cell table:style-name="ce29" table:formula="of:=([.A50] * [.$C$297]) + [.$C$298]" office:value-type="float" office:value="25.9506022828975" calcext:value-type="float">
            <text:p>25.9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3-01" calcext:value-type="date">
            <text:p>01/03/04</text:p>
          </table:table-cell>
          <table:table-cell table:style-name="ce20" office:value-type="float" office:value="26.29" calcext:value-type="float">
            <text:p>26.29</text:p>
          </table:table-cell>
          <table:table-cell table:style-name="ce29" office:value-type="float" office:value="25.7309" calcext:value-type="float">
            <text:p>25.73</text:p>
          </table:table-cell>
          <table:table-cell table:style-name="ce29" table:formula="of:=([.A51] * [.$C$297]) + [.$C$298]" office:value-type="float" office:value="25.9469958386297" calcext:value-type="float">
            <text:p>25.9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4-01" calcext:value-type="date">
            <text:p>01/04/04</text:p>
          </table:table-cell>
          <table:table-cell table:style-name="ce20" office:value-type="float" office:value="25.91" calcext:value-type="float">
            <text:p>25.91</text:p>
          </table:table-cell>
          <table:table-cell table:style-name="ce29" office:value-type="float" office:value="25.716" calcext:value-type="float">
            <text:p>25.72</text:p>
          </table:table-cell>
          <table:table-cell table:style-name="ce29" table:formula="of:=([.A52] * [.$C$297]) + [.$C$298]" office:value-type="float" office:value="25.9431406740675" calcext:value-type="float">
            <text:p>25.9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5-01" calcext:value-type="date">
            <text:p>01/05/04</text:p>
          </table:table-cell>
          <table:table-cell table:style-name="ce20" office:value-type="float" office:value="25.98" calcext:value-type="float">
            <text:p>25.98</text:p>
          </table:table-cell>
          <table:table-cell table:style-name="ce29" office:value-type="float" office:value="25.7024" calcext:value-type="float">
            <text:p>25.70</text:p>
          </table:table-cell>
          <table:table-cell table:style-name="ce29" table:formula="of:=([.A53] * [.$C$297]) + [.$C$298]" office:value-type="float" office:value="25.9394098696524" calcext:value-type="float">
            <text:p>25.9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6-01" calcext:value-type="date">
            <text:p>01/06/04</text:p>
          </table:table-cell>
          <table:table-cell table:style-name="ce20" office:value-type="float" office:value="25.85" calcext:value-type="float">
            <text:p>25.85</text:p>
          </table:table-cell>
          <table:table-cell table:style-name="ce29" office:value-type="float" office:value="25.6886" calcext:value-type="float">
            <text:p>25.69</text:p>
          </table:table-cell>
          <table:table-cell table:style-name="ce29" table:formula="of:=([.A54] * [.$C$297]) + [.$C$298]" office:value-type="float" office:value="25.9355547050903" calcext:value-type="float">
            <text:p>25.9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7-01" calcext:value-type="date">
            <text:p>01/07/04</text:p>
          </table:table-cell>
          <table:table-cell table:style-name="ce20" office:value-type="float" office:value="25.62" calcext:value-type="float">
            <text:p>25.62</text:p>
          </table:table-cell>
          <table:table-cell table:style-name="ce29" office:value-type="float" office:value="25.6745" calcext:value-type="float">
            <text:p>25.67</text:p>
          </table:table-cell>
          <table:table-cell table:style-name="ce29" table:formula="of:=([.A55] * [.$C$297]) + [.$C$298]" office:value-type="float" office:value="25.9318239006752" calcext:value-type="float">
            <text:p>25.9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8-01" calcext:value-type="date">
            <text:p>01/08/04</text:p>
          </table:table-cell>
          <table:table-cell table:style-name="ce20" office:value-type="float" office:value="25.15" calcext:value-type="float">
            <text:p>25.15</text:p>
          </table:table-cell>
          <table:table-cell table:style-name="ce29" office:value-type="float" office:value="25.6621" calcext:value-type="float">
            <text:p>25.66</text:p>
          </table:table-cell>
          <table:table-cell table:style-name="ce29" table:formula="of:=([.A56] * [.$C$297]) + [.$C$298]" office:value-type="float" office:value="25.927968736113" calcext:value-type="float">
            <text:p>25.9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09-01" calcext:value-type="date">
            <text:p>01/09/04</text:p>
          </table:table-cell>
          <table:table-cell table:style-name="ce20" office:value-type="float" office:value="25.59" calcext:value-type="float">
            <text:p>25.59</text:p>
          </table:table-cell>
          <table:table-cell table:style-name="ce29" office:value-type="float" office:value="25.6564" calcext:value-type="float">
            <text:p>25.66</text:p>
          </table:table-cell>
          <table:table-cell table:style-name="ce29" table:formula="of:=([.A57] * [.$C$297]) + [.$C$298]" office:value-type="float" office:value="25.9241135715508" calcext:value-type="float">
            <text:p>25.9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10-01" calcext:value-type="date">
            <text:p>01/10/04</text:p>
          </table:table-cell>
          <table:table-cell table:style-name="ce20" office:value-type="float" office:value="24.86" calcext:value-type="float">
            <text:p>24.86</text:p>
          </table:table-cell>
          <table:table-cell table:style-name="ce29" office:value-type="float" office:value="25.6608" calcext:value-type="float">
            <text:p>25.66</text:p>
          </table:table-cell>
          <table:table-cell table:style-name="ce29" table:formula="of:=([.A58] * [.$C$297]) + [.$C$298]" office:value-type="float" office:value="25.9203827671358" calcext:value-type="float">
            <text:p>25.9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11-01" calcext:value-type="date">
            <text:p>01/11/04</text:p>
          </table:table-cell>
          <table:table-cell table:style-name="ce20" office:value-type="float" office:value="25.84" calcext:value-type="float">
            <text:p>25.84</text:p>
          </table:table-cell>
          <table:table-cell table:style-name="ce29" office:value-type="float" office:value="25.674" calcext:value-type="float">
            <text:p>25.67</text:p>
          </table:table-cell>
          <table:table-cell table:style-name="ce29" table:formula="of:=([.A59] * [.$C$297]) + [.$C$298]" office:value-type="float" office:value="25.9165276025736" calcext:value-type="float">
            <text:p>25.9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4-12-01" calcext:value-type="date">
            <text:p>01/12/04</text:p>
          </table:table-cell>
          <table:table-cell table:style-name="ce20" office:value-type="float" office:value="25.92" calcext:value-type="float">
            <text:p>25.92</text:p>
          </table:table-cell>
          <table:table-cell table:style-name="ce29" office:value-type="float" office:value="25.6949" calcext:value-type="float">
            <text:p>25.69</text:p>
          </table:table-cell>
          <table:table-cell table:style-name="ce29" table:formula="of:=([.A60] * [.$C$297]) + [.$C$298]" office:value-type="float" office:value="25.9127967981586" calcext:value-type="float">
            <text:p>25.9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1-01" calcext:value-type="date">
            <text:p>01/01/05</text:p>
          </table:table-cell>
          <table:table-cell table:style-name="ce20" office:value-type="float" office:value="25.55" calcext:value-type="float">
            <text:p>25.55</text:p>
          </table:table-cell>
          <table:table-cell table:style-name="ce29" office:value-type="float" office:value="25.7209" calcext:value-type="float">
            <text:p>25.72</text:p>
          </table:table-cell>
          <table:table-cell table:style-name="ce29" table:formula="of:=([.A61] * [.$C$297]) + [.$C$298]" office:value-type="float" office:value="25.9089416335964" calcext:value-type="float">
            <text:p>25.9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2-01" calcext:value-type="date">
            <text:p>01/02/05</text:p>
          </table:table-cell>
          <table:table-cell table:style-name="ce20" office:value-type="float" office:value="25.18" calcext:value-type="float">
            <text:p>25.18</text:p>
          </table:table-cell>
          <table:table-cell table:style-name="ce29" office:value-type="float" office:value="25.749" calcext:value-type="float">
            <text:p>25.75</text:p>
          </table:table-cell>
          <table:table-cell table:style-name="ce29" table:formula="of:=([.A62] * [.$C$297]) + [.$C$298]" office:value-type="float" office:value="25.9050864690342" calcext:value-type="float">
            <text:p>25.9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3-01" calcext:value-type="date">
            <text:p>01/03/05</text:p>
          </table:table-cell>
          <table:table-cell table:style-name="ce20" office:value-type="float" office:value="25.91" calcext:value-type="float">
            <text:p>25.91</text:p>
          </table:table-cell>
          <table:table-cell table:style-name="ce29" office:value-type="float" office:value="25.7788" calcext:value-type="float">
            <text:p>25.78</text:p>
          </table:table-cell>
          <table:table-cell table:style-name="ce29" table:formula="of:=([.A63] * [.$C$297]) + [.$C$298]" office:value-type="float" office:value="25.9016043849135" calcext:value-type="float">
            <text:p>25.9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4-01" calcext:value-type="date">
            <text:p>01/04/05</text:p>
          </table:table-cell>
          <table:table-cell table:style-name="ce20" office:value-type="float" office:value="26.25" calcext:value-type="float">
            <text:p>26.25</text:p>
          </table:table-cell>
          <table:table-cell table:style-name="ce29" office:value-type="float" office:value="25.811" calcext:value-type="float">
            <text:p>25.81</text:p>
          </table:table-cell>
          <table:table-cell table:style-name="ce29" table:formula="of:=([.A64] * [.$C$297]) + [.$C$298]" office:value-type="float" office:value="25.8977492203513" calcext:value-type="float">
            <text:p>25.9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5-01" calcext:value-type="date">
            <text:p>01/05/05</text:p>
          </table:table-cell>
          <table:table-cell table:style-name="ce20" office:value-type="float" office:value="26.66" calcext:value-type="float">
            <text:p>26.66</text:p>
          </table:table-cell>
          <table:table-cell table:style-name="ce29" office:value-type="float" office:value="25.8481" calcext:value-type="float">
            <text:p>25.85</text:p>
          </table:table-cell>
          <table:table-cell table:style-name="ce29" table:formula="of:=([.A65] * [.$C$297]) + [.$C$298]" office:value-type="float" office:value="25.8940184159363" calcext:value-type="float">
            <text:p>25.8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6-01" calcext:value-type="date">
            <text:p>01/06/05</text:p>
          </table:table-cell>
          <table:table-cell table:style-name="ce20" office:value-type="float" office:value="26.14" calcext:value-type="float">
            <text:p>26.14</text:p>
          </table:table-cell>
          <table:table-cell table:style-name="ce29" office:value-type="float" office:value="25.89" calcext:value-type="float">
            <text:p>25.89</text:p>
          </table:table-cell>
          <table:table-cell table:style-name="ce29" table:formula="of:=([.A66] * [.$C$297]) + [.$C$298]" office:value-type="float" office:value="25.8901632513741" calcext:value-type="float">
            <text:p>25.8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7-01" calcext:value-type="date">
            <text:p>01/07/05</text:p>
          </table:table-cell>
          <table:table-cell table:style-name="ce20" office:value-type="float" office:value="25.73" calcext:value-type="float">
            <text:p>25.73</text:p>
          </table:table-cell>
          <table:table-cell table:style-name="ce29" office:value-type="float" office:value="25.9329" calcext:value-type="float">
            <text:p>25.93</text:p>
          </table:table-cell>
          <table:table-cell table:style-name="ce29" table:formula="of:=([.A67] * [.$C$297]) + [.$C$298]" office:value-type="float" office:value="25.8864324469591" calcext:value-type="float">
            <text:p>25.8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8-01" calcext:value-type="date">
            <text:p>01/08/05</text:p>
          </table:table-cell>
          <table:table-cell table:style-name="ce20" office:value-type="float" office:value="25.56" calcext:value-type="float">
            <text:p>25.56</text:p>
          </table:table-cell>
          <table:table-cell table:style-name="ce29" office:value-type="float" office:value="25.9733" calcext:value-type="float">
            <text:p>25.97</text:p>
          </table:table-cell>
          <table:table-cell table:style-name="ce29" table:formula="of:=([.A68] * [.$C$297]) + [.$C$298]" office:value-type="float" office:value="25.8825772823969" calcext:value-type="float">
            <text:p>25.8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09-01" calcext:value-type="date">
            <text:p>01/09/05</text:p>
          </table:table-cell>
          <table:table-cell table:style-name="ce20" office:value-type="float" office:value="25.58" calcext:value-type="float">
            <text:p>25.58</text:p>
          </table:table-cell>
          <table:table-cell table:style-name="ce29" office:value-type="float" office:value="26.0091" calcext:value-type="float">
            <text:p>26.01</text:p>
          </table:table-cell>
          <table:table-cell table:style-name="ce29" table:formula="of:=([.A69] * [.$C$297]) + [.$C$298]" office:value-type="float" office:value="25.8787221178347" calcext:value-type="float">
            <text:p>25.8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10-01" calcext:value-type="date">
            <text:p>01/10/05</text:p>
          </table:table-cell>
          <table:table-cell table:style-name="ce20" office:value-type="float" office:value="25.93" calcext:value-type="float">
            <text:p>25.93</text:p>
          </table:table-cell>
          <table:table-cell table:style-name="ce29" office:value-type="float" office:value="26.0329" calcext:value-type="float">
            <text:p>26.03</text:p>
          </table:table-cell>
          <table:table-cell table:style-name="ce29" table:formula="of:=([.A70] * [.$C$297]) + [.$C$298]" office:value-type="float" office:value="25.8749913134197" calcext:value-type="float">
            <text:p>25.8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11-01" calcext:value-type="date">
            <text:p>01/11/05</text:p>
          </table:table-cell>
          <table:table-cell table:style-name="ce20" office:value-type="float" office:value="25.9" calcext:value-type="float">
            <text:p>25.9</text:p>
          </table:table-cell>
          <table:table-cell table:style-name="ce29" office:value-type="float" office:value="26.0389" calcext:value-type="float">
            <text:p>26.04</text:p>
          </table:table-cell>
          <table:table-cell table:style-name="ce29" table:formula="of:=([.A71] * [.$C$297]) + [.$C$298]" office:value-type="float" office:value="25.8711361488575" calcext:value-type="float">
            <text:p>25.8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5-12-01" calcext:value-type="date">
            <text:p>01/12/05</text:p>
          </table:table-cell>
          <table:table-cell table:style-name="ce20" office:value-type="float" office:value="25.98" calcext:value-type="float">
            <text:p>25.98</text:p>
          </table:table-cell>
          <table:table-cell table:style-name="ce29" office:value-type="float" office:value="26.03" calcext:value-type="float">
            <text:p>26.03</text:p>
          </table:table-cell>
          <table:table-cell table:style-name="ce29" table:formula="of:=([.A72] * [.$C$297]) + [.$C$298]" office:value-type="float" office:value="25.8674053444425" calcext:value-type="float">
            <text:p>25.8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1-01" calcext:value-type="date">
            <text:p>01/01/06</text:p>
          </table:table-cell>
          <table:table-cell table:style-name="ce20" office:value-type="float" office:value="26.59" calcext:value-type="float">
            <text:p>26.59</text:p>
          </table:table-cell>
          <table:table-cell table:style-name="ce29" office:value-type="float" office:value="26.0143" calcext:value-type="float">
            <text:p>26.01</text:p>
          </table:table-cell>
          <table:table-cell table:style-name="ce29" table:formula="of:=([.A73] * [.$C$297]) + [.$C$298]" office:value-type="float" office:value="25.8635501798803" calcext:value-type="float">
            <text:p>25.8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2-01" calcext:value-type="date">
            <text:p>01/02/06</text:p>
          </table:table-cell>
          <table:table-cell table:style-name="ce20" office:value-type="float" office:value="26.19" calcext:value-type="float">
            <text:p>26.19</text:p>
          </table:table-cell>
          <table:table-cell table:style-name="ce29" office:value-type="float" office:value="25.9994" calcext:value-type="float">
            <text:p>26.00</text:p>
          </table:table-cell>
          <table:table-cell table:style-name="ce29" table:formula="of:=([.A74] * [.$C$297]) + [.$C$298]" office:value-type="float" office:value="25.8596950153181" calcext:value-type="float">
            <text:p>25.8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3-01" calcext:value-type="date">
            <text:p>01/03/06</text:p>
          </table:table-cell>
          <table:table-cell table:style-name="ce20" office:value-type="float" office:value="26.01" calcext:value-type="float">
            <text:p>26.01</text:p>
          </table:table-cell>
          <table:table-cell table:style-name="ce29" office:value-type="float" office:value="25.9877" calcext:value-type="float">
            <text:p>25.99</text:p>
          </table:table-cell>
          <table:table-cell table:style-name="ce29" table:formula="of:=([.A75] * [.$C$297]) + [.$C$298]" office:value-type="float" office:value="25.8562129311974" calcext:value-type="float">
            <text:p>25.8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4-01" calcext:value-type="date">
            <text:p>01/04/06</text:p>
          </table:table-cell>
          <table:table-cell table:style-name="ce20" office:value-type="float" office:value="26.69" calcext:value-type="float">
            <text:p>26.69</text:p>
          </table:table-cell>
          <table:table-cell table:style-name="ce29" office:value-type="float" office:value="25.976" calcext:value-type="float">
            <text:p>25.98</text:p>
          </table:table-cell>
          <table:table-cell table:style-name="ce29" table:formula="of:=([.A76] * [.$C$297]) + [.$C$298]" office:value-type="float" office:value="25.8523577666352" calcext:value-type="float">
            <text:p>25.8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5-01" calcext:value-type="date">
            <text:p>01/05/06</text:p>
          </table:table-cell>
          <table:table-cell table:style-name="ce20" office:value-type="float" office:value="26.36" calcext:value-type="float">
            <text:p>26.36</text:p>
          </table:table-cell>
          <table:table-cell table:style-name="ce29" office:value-type="float" office:value="25.9596" calcext:value-type="float">
            <text:p>25.96</text:p>
          </table:table-cell>
          <table:table-cell table:style-name="ce29" table:formula="of:=([.A77] * [.$C$297]) + [.$C$298]" office:value-type="float" office:value="25.8486269622202" calcext:value-type="float">
            <text:p>25.8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6-01" calcext:value-type="date">
            <text:p>01/06/06</text:p>
          </table:table-cell>
          <table:table-cell table:style-name="ce20" office:value-type="float" office:value="25.7" calcext:value-type="float">
            <text:p>25.7</text:p>
          </table:table-cell>
          <table:table-cell table:style-name="ce29" office:value-type="float" office:value="25.9341" calcext:value-type="float">
            <text:p>25.93</text:p>
          </table:table-cell>
          <table:table-cell table:style-name="ce29" table:formula="of:=([.A78] * [.$C$297]) + [.$C$298]" office:value-type="float" office:value="25.844771797658" calcext:value-type="float">
            <text:p>25.8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7-01" calcext:value-type="date">
            <text:p>01/07/06</text:p>
          </table:table-cell>
          <table:table-cell table:style-name="ce20" office:value-type="float" office:value="25.35" calcext:value-type="float">
            <text:p>25.35</text:p>
          </table:table-cell>
          <table:table-cell table:style-name="ce29" office:value-type="float" office:value="25.8979" calcext:value-type="float">
            <text:p>25.90</text:p>
          </table:table-cell>
          <table:table-cell table:style-name="ce29" table:formula="of:=([.A79] * [.$C$297]) + [.$C$298]" office:value-type="float" office:value="25.841040993243" calcext:value-type="float">
            <text:p>25.8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8-01" calcext:value-type="date">
            <text:p>01/08/06</text:p>
          </table:table-cell>
          <table:table-cell table:style-name="ce20" office:value-type="float" office:value="25.56" calcext:value-type="float">
            <text:p>25.56</text:p>
          </table:table-cell>
          <table:table-cell table:style-name="ce29" office:value-type="float" office:value="25.853" calcext:value-type="float">
            <text:p>25.85</text:p>
          </table:table-cell>
          <table:table-cell table:style-name="ce29" table:formula="of:=([.A80] * [.$C$297]) + [.$C$298]" office:value-type="float" office:value="25.8371858286808" calcext:value-type="float">
            <text:p>25.8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09-01" calcext:value-type="date">
            <text:p>01/09/06</text:p>
          </table:table-cell>
          <table:table-cell table:style-name="ce20" office:value-type="float" office:value="25.45" calcext:value-type="float">
            <text:p>25.45</text:p>
          </table:table-cell>
          <table:table-cell table:style-name="ce29" office:value-type="float" office:value="25.8053" calcext:value-type="float">
            <text:p>25.81</text:p>
          </table:table-cell>
          <table:table-cell table:style-name="ce29" table:formula="of:=([.A81] * [.$C$297]) + [.$C$298]" office:value-type="float" office:value="25.8333306641186" calcext:value-type="float">
            <text:p>25.8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10-01" calcext:value-type="date">
            <text:p>01/10/06</text:p>
          </table:table-cell>
          <table:table-cell table:style-name="ce20" office:value-type="float" office:value="25.96" calcext:value-type="float">
            <text:p>25.96</text:p>
          </table:table-cell>
          <table:table-cell table:style-name="ce29" office:value-type="float" office:value="25.7635" calcext:value-type="float">
            <text:p>25.76</text:p>
          </table:table-cell>
          <table:table-cell table:style-name="ce29" table:formula="of:=([.A82] * [.$C$297]) + [.$C$298]" office:value-type="float" office:value="25.8295998597036" calcext:value-type="float">
            <text:p>25.8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11-01" calcext:value-type="date">
            <text:p>01/11/06</text:p>
          </table:table-cell>
          <table:table-cell table:style-name="ce20" office:value-type="float" office:value="25.68" calcext:value-type="float">
            <text:p>25.68</text:p>
          </table:table-cell>
          <table:table-cell table:style-name="ce29" office:value-type="float" office:value="25.7337" calcext:value-type="float">
            <text:p>25.73</text:p>
          </table:table-cell>
          <table:table-cell table:style-name="ce29" table:formula="of:=([.A83] * [.$C$297]) + [.$C$298]" office:value-type="float" office:value="25.8257446951414" calcext:value-type="float">
            <text:p>25.8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6-12-01" calcext:value-type="date">
            <text:p>01/12/06</text:p>
          </table:table-cell>
          <table:table-cell table:style-name="ce20" office:value-type="float" office:value="26.12" calcext:value-type="float">
            <text:p>26.12</text:p>
          </table:table-cell>
          <table:table-cell table:style-name="ce29" office:value-type="float" office:value="25.7153" calcext:value-type="float">
            <text:p>25.72</text:p>
          </table:table-cell>
          <table:table-cell table:style-name="ce29" table:formula="of:=([.A84] * [.$C$297]) + [.$C$298]" office:value-type="float" office:value="25.8220138907263" calcext:value-type="float">
            <text:p>25.8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1-01" calcext:value-type="date">
            <text:p>01/01/07</text:p>
          </table:table-cell>
          <table:table-cell table:style-name="ce20" office:value-type="float" office:value="25.55" calcext:value-type="float">
            <text:p>25.55</text:p>
          </table:table-cell>
          <table:table-cell table:style-name="ce29" office:value-type="float" office:value="25.7042" calcext:value-type="float">
            <text:p>25.70</text:p>
          </table:table-cell>
          <table:table-cell table:style-name="ce29" table:formula="of:=([.A85] * [.$C$297]) + [.$C$298]" office:value-type="float" office:value="25.8181587261642" calcext:value-type="float">
            <text:p>25.8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2-01" calcext:value-type="date">
            <text:p>01/02/07</text:p>
          </table:table-cell>
          <table:table-cell table:style-name="ce20" office:value-type="float" office:value="25.28" calcext:value-type="float">
            <text:p>25.28</text:p>
          </table:table-cell>
          <table:table-cell table:style-name="ce29" office:value-type="float" office:value="25.6963" calcext:value-type="float">
            <text:p>25.70</text:p>
          </table:table-cell>
          <table:table-cell table:style-name="ce29" table:formula="of:=([.A86] * [.$C$297]) + [.$C$298]" office:value-type="float" office:value="25.814303561602" calcext:value-type="float">
            <text:p>25.8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3-01" calcext:value-type="date">
            <text:p>01/03/07</text:p>
          </table:table-cell>
          <table:table-cell table:style-name="ce20" office:value-type="float" office:value="25.65" calcext:value-type="float">
            <text:p>25.65</text:p>
          </table:table-cell>
          <table:table-cell table:style-name="ce29" office:value-type="float" office:value="25.6852" calcext:value-type="float">
            <text:p>25.69</text:p>
          </table:table-cell>
          <table:table-cell table:style-name="ce29" table:formula="of:=([.A87] * [.$C$297]) + [.$C$298]" office:value-type="float" office:value="25.8108214774813" calcext:value-type="float">
            <text:p>25.8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4-01" calcext:value-type="date">
            <text:p>01/04/07</text:p>
          </table:table-cell>
          <table:table-cell table:style-name="ce20" office:value-type="float" office:value="25.83" calcext:value-type="float">
            <text:p>25.83</text:p>
          </table:table-cell>
          <table:table-cell table:style-name="ce29" office:value-type="float" office:value="25.6687" calcext:value-type="float">
            <text:p>25.67</text:p>
          </table:table-cell>
          <table:table-cell table:style-name="ce29" table:formula="of:=([.A88] * [.$C$297]) + [.$C$298]" office:value-type="float" office:value="25.8069663129191" calcext:value-type="float">
            <text:p>25.8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5-01" calcext:value-type="date">
            <text:p>01/05/07</text:p>
          </table:table-cell>
          <table:table-cell table:style-name="ce20" office:value-type="float" office:value="25.98" calcext:value-type="float">
            <text:p>25.98</text:p>
          </table:table-cell>
          <table:table-cell table:style-name="ce29" office:value-type="float" office:value="25.651" calcext:value-type="float">
            <text:p>25.65</text:p>
          </table:table-cell>
          <table:table-cell table:style-name="ce29" table:formula="of:=([.A89] * [.$C$297]) + [.$C$298]" office:value-type="float" office:value="25.8032355085041" calcext:value-type="float">
            <text:p>25.8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6-01" calcext:value-type="date">
            <text:p>01/06/07</text:p>
          </table:table-cell>
          <table:table-cell table:style-name="ce20" office:value-type="float" office:value="26.15" calcext:value-type="float">
            <text:p>26.15</text:p>
          </table:table-cell>
          <table:table-cell table:style-name="ce29" office:value-type="float" office:value="25.6368" calcext:value-type="float">
            <text:p>25.64</text:p>
          </table:table-cell>
          <table:table-cell table:style-name="ce29" table:formula="of:=([.A90] * [.$C$297]) + [.$C$298]" office:value-type="float" office:value="25.7993803439419" calcext:value-type="float">
            <text:p>25.8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7-01" calcext:value-type="date">
            <text:p>01/07/07</text:p>
          </table:table-cell>
          <table:table-cell table:style-name="ce20" office:value-type="float" office:value="25.48" calcext:value-type="float">
            <text:p>25.48</text:p>
          </table:table-cell>
          <table:table-cell table:style-name="ce29" office:value-type="float" office:value="25.6287" calcext:value-type="float">
            <text:p>25.63</text:p>
          </table:table-cell>
          <table:table-cell table:style-name="ce29" table:formula="of:=([.A91] * [.$C$297]) + [.$C$298]" office:value-type="float" office:value="25.7956495395268" calcext:value-type="float">
            <text:p>25.8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8-01" calcext:value-type="date">
            <text:p>01/08/07</text:p>
          </table:table-cell>
          <table:table-cell table:style-name="ce20" office:value-type="float" office:value="25.44" calcext:value-type="float">
            <text:p>25.44</text:p>
          </table:table-cell>
          <table:table-cell table:style-name="ce29" office:value-type="float" office:value="25.6276" calcext:value-type="float">
            <text:p>25.63</text:p>
          </table:table-cell>
          <table:table-cell table:style-name="ce29" table:formula="of:=([.A92] * [.$C$297]) + [.$C$298]" office:value-type="float" office:value="25.7917943749646" calcext:value-type="float">
            <text:p>25.7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09-01" calcext:value-type="date">
            <text:p>01/09/07</text:p>
          </table:table-cell>
          <table:table-cell table:style-name="ce20" office:value-type="float" office:value="25.2" calcext:value-type="float">
            <text:p>25.2</text:p>
          </table:table-cell>
          <table:table-cell table:style-name="ce29" office:value-type="float" office:value="25.6309" calcext:value-type="float">
            <text:p>25.63</text:p>
          </table:table-cell>
          <table:table-cell table:style-name="ce29" table:formula="of:=([.A93] * [.$C$297]) + [.$C$298]" office:value-type="float" office:value="25.7879392104025" calcext:value-type="float">
            <text:p>25.7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10-01" calcext:value-type="date">
            <text:p>01/10/07</text:p>
          </table:table-cell>
          <table:table-cell table:style-name="ce20" office:value-type="float" office:value="25.52" calcext:value-type="float">
            <text:p>25.52</text:p>
          </table:table-cell>
          <table:table-cell table:style-name="ce29" office:value-type="float" office:value="25.6373" calcext:value-type="float">
            <text:p>25.64</text:p>
          </table:table-cell>
          <table:table-cell table:style-name="ce29" table:formula="of:=([.A94] * [.$C$297]) + [.$C$298]" office:value-type="float" office:value="25.7842084059874" calcext:value-type="float">
            <text:p>25.7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11-01" calcext:value-type="date">
            <text:p>01/11/07</text:p>
          </table:table-cell>
          <table:table-cell table:style-name="ce20" office:value-type="float" office:value="25.42" calcext:value-type="float">
            <text:p>25.42</text:p>
          </table:table-cell>
          <table:table-cell table:style-name="ce29" office:value-type="float" office:value="25.6456" calcext:value-type="float">
            <text:p>25.65</text:p>
          </table:table-cell>
          <table:table-cell table:style-name="ce29" table:formula="of:=([.A95] * [.$C$297]) + [.$C$298]" office:value-type="float" office:value="25.7803532414252" calcext:value-type="float">
            <text:p>25.7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7-12-01" calcext:value-type="date">
            <text:p>01/12/07</text:p>
          </table:table-cell>
          <table:table-cell table:style-name="ce20" office:value-type="float" office:value="25.68" calcext:value-type="float">
            <text:p>25.68</text:p>
          </table:table-cell>
          <table:table-cell table:style-name="ce29" office:value-type="float" office:value="25.6567" calcext:value-type="float">
            <text:p>25.66</text:p>
          </table:table-cell>
          <table:table-cell table:style-name="ce29" table:formula="of:=([.A96] * [.$C$297]) + [.$C$298]" office:value-type="float" office:value="25.7766224370102" calcext:value-type="float">
            <text:p>25.7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1-01" calcext:value-type="date">
            <text:p>01/01/08</text:p>
          </table:table-cell>
          <table:table-cell table:style-name="ce20" office:value-type="float" office:value="25.81" calcext:value-type="float">
            <text:p>25.81</text:p>
          </table:table-cell>
          <table:table-cell table:style-name="ce29" office:value-type="float" office:value="25.6726" calcext:value-type="float">
            <text:p>25.67</text:p>
          </table:table-cell>
          <table:table-cell table:style-name="ce29" table:formula="of:=([.A97] * [.$C$297]) + [.$C$298]" office:value-type="float" office:value="25.772767272448" calcext:value-type="float">
            <text:p>25.7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2-01" calcext:value-type="date">
            <text:p>01/02/08</text:p>
          </table:table-cell>
          <table:table-cell table:style-name="ce20" office:value-type="float" office:value="25.35" calcext:value-type="float">
            <text:p>25.35</text:p>
          </table:table-cell>
          <table:table-cell table:style-name="ce29" office:value-type="float" office:value="25.694" calcext:value-type="float">
            <text:p>25.69</text:p>
          </table:table-cell>
          <table:table-cell table:style-name="ce29" table:formula="of:=([.A98] * [.$C$297]) + [.$C$298]" office:value-type="float" office:value="25.7689121078858" calcext:value-type="float">
            <text:p>25.7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3-01" calcext:value-type="date">
            <text:p>01/03/08</text:p>
          </table:table-cell>
          <table:table-cell table:style-name="ce20" office:value-type="float" office:value="25.7" calcext:value-type="float">
            <text:p>25.7</text:p>
          </table:table-cell>
          <table:table-cell table:style-name="ce29" office:value-type="float" office:value="25.7209" calcext:value-type="float">
            <text:p>25.72</text:p>
          </table:table-cell>
          <table:table-cell table:style-name="ce29" table:formula="of:=([.A99] * [.$C$297]) + [.$C$298]" office:value-type="float" office:value="25.765305663618" calcext:value-type="float">
            <text:p>25.7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4-01" calcext:value-type="date">
            <text:p>01/04/08</text:p>
          </table:table-cell>
          <table:table-cell table:style-name="ce20" office:value-type="float" office:value="26.08" calcext:value-type="float">
            <text:p>26.08</text:p>
          </table:table-cell>
          <table:table-cell table:style-name="ce29" office:value-type="float" office:value="25.7516" calcext:value-type="float">
            <text:p>25.75</text:p>
          </table:table-cell>
          <table:table-cell table:style-name="ce29" table:formula="of:=([.A100] * [.$C$297]) + [.$C$298]" office:value-type="float" office:value="25.7614504990558" calcext:value-type="float">
            <text:p>25.7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5-01" calcext:value-type="date">
            <text:p>01/05/08</text:p>
          </table:table-cell>
          <table:table-cell table:style-name="ce20" office:value-type="float" office:value="25.92" calcext:value-type="float">
            <text:p>25.92</text:p>
          </table:table-cell>
          <table:table-cell table:style-name="ce29" office:value-type="float" office:value="25.783" calcext:value-type="float">
            <text:p>25.78</text:p>
          </table:table-cell>
          <table:table-cell table:style-name="ce29" table:formula="of:=([.A101] * [.$C$297]) + [.$C$298]" office:value-type="float" office:value="25.7577196946408" calcext:value-type="float">
            <text:p>25.7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6-01" calcext:value-type="date">
            <text:p>01/06/08</text:p>
          </table:table-cell>
          <table:table-cell table:style-name="ce20" office:value-type="float" office:value="26.13" calcext:value-type="float">
            <text:p>26.13</text:p>
          </table:table-cell>
          <table:table-cell table:style-name="ce29" office:value-type="float" office:value="25.8138" calcext:value-type="float">
            <text:p>25.81</text:p>
          </table:table-cell>
          <table:table-cell table:style-name="ce29" table:formula="of:=([.A102] * [.$C$297]) + [.$C$298]" office:value-type="float" office:value="25.7538645300786" calcext:value-type="float">
            <text:p>25.7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7-01" calcext:value-type="date">
            <text:p>01/07/08</text:p>
          </table:table-cell>
          <table:table-cell table:style-name="ce20" office:value-type="float" office:value="25.91" calcext:value-type="float">
            <text:p>25.91</text:p>
          </table:table-cell>
          <table:table-cell table:style-name="ce29" office:value-type="float" office:value="25.8431" calcext:value-type="float">
            <text:p>25.84</text:p>
          </table:table-cell>
          <table:table-cell table:style-name="ce29" table:formula="of:=([.A103] * [.$C$297]) + [.$C$298]" office:value-type="float" office:value="25.7501337256635" calcext:value-type="float">
            <text:p>25.7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8-01" calcext:value-type="date">
            <text:p>01/08/08</text:p>
          </table:table-cell>
          <table:table-cell table:style-name="ce20" office:value-type="float" office:value="25.59" calcext:value-type="float">
            <text:p>25.59</text:p>
          </table:table-cell>
          <table:table-cell table:style-name="ce29" office:value-type="float" office:value="25.8674" calcext:value-type="float">
            <text:p>25.87</text:p>
          </table:table-cell>
          <table:table-cell table:style-name="ce29" table:formula="of:=([.A104] * [.$C$297]) + [.$C$298]" office:value-type="float" office:value="25.7462785611014" calcext:value-type="float">
            <text:p>25.7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09-01" calcext:value-type="date">
            <text:p>01/09/08</text:p>
          </table:table-cell>
          <table:table-cell table:style-name="ce20" office:value-type="float" office:value="25.8" calcext:value-type="float">
            <text:p>25.8</text:p>
          </table:table-cell>
          <table:table-cell table:style-name="ce29" office:value-type="float" office:value="25.8846" calcext:value-type="float">
            <text:p>25.88</text:p>
          </table:table-cell>
          <table:table-cell table:style-name="ce29" table:formula="of:=([.A105] * [.$C$297]) + [.$C$298]" office:value-type="float" office:value="25.7424233965392" calcext:value-type="float">
            <text:p>25.7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10-01" calcext:value-type="date">
            <text:p>01/10/08</text:p>
          </table:table-cell>
          <table:table-cell table:style-name="ce20" office:value-type="float" office:value="25.88" calcext:value-type="float">
            <text:p>25.88</text:p>
          </table:table-cell>
          <table:table-cell table:style-name="ce29" office:value-type="float" office:value="25.8962" calcext:value-type="float">
            <text:p>25.90</text:p>
          </table:table-cell>
          <table:table-cell table:style-name="ce29" table:formula="of:=([.A106] * [.$C$297]) + [.$C$298]" office:value-type="float" office:value="25.7386925921241" calcext:value-type="float">
            <text:p>25.7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11-01" calcext:value-type="date">
            <text:p>01/11/08</text:p>
          </table:table-cell>
          <table:table-cell table:style-name="ce20" office:value-type="float" office:value="25.86" calcext:value-type="float">
            <text:p>25.86</text:p>
          </table:table-cell>
          <table:table-cell table:style-name="ce29" office:value-type="float" office:value="25.9036" calcext:value-type="float">
            <text:p>25.90</text:p>
          </table:table-cell>
          <table:table-cell table:style-name="ce29" table:formula="of:=([.A107] * [.$C$297]) + [.$C$298]" office:value-type="float" office:value="25.7348374275619" calcext:value-type="float">
            <text:p>25.7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8-12-01" calcext:value-type="date">
            <text:p>01/12/08</text:p>
          </table:table-cell>
          <table:table-cell table:style-name="ce20" office:value-type="float" office:value="26" calcext:value-type="float">
            <text:p>26</text:p>
          </table:table-cell>
          <table:table-cell table:style-name="ce29" office:value-type="float" office:value="25.9054" calcext:value-type="float">
            <text:p>25.91</text:p>
          </table:table-cell>
          <table:table-cell table:style-name="ce29" table:formula="of:=([.A108] * [.$C$297]) + [.$C$298]" office:value-type="float" office:value="25.7311066231469" calcext:value-type="float">
            <text:p>25.7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1-01" calcext:value-type="date">
            <text:p>01/01/09</text:p>
          </table:table-cell>
          <table:table-cell table:style-name="ce20" office:value-type="float" office:value="25.93" calcext:value-type="float">
            <text:p>25.93</text:p>
          </table:table-cell>
          <table:table-cell table:style-name="ce29" office:value-type="float" office:value="25.901" calcext:value-type="float">
            <text:p>25.90</text:p>
          </table:table-cell>
          <table:table-cell table:style-name="ce29" table:formula="of:=([.A109] * [.$C$297]) + [.$C$298]" office:value-type="float" office:value="25.7272514585847" calcext:value-type="float">
            <text:p>25.7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2-01" calcext:value-type="date">
            <text:p>01/02/09</text:p>
          </table:table-cell>
          <table:table-cell table:style-name="ce20" office:value-type="float" office:value="25.75" calcext:value-type="float">
            <text:p>25.75</text:p>
          </table:table-cell>
          <table:table-cell table:style-name="ce29" office:value-type="float" office:value="25.8894" calcext:value-type="float">
            <text:p>25.89</text:p>
          </table:table-cell>
          <table:table-cell table:style-name="ce29" table:formula="of:=([.A110] * [.$C$297]) + [.$C$298]" office:value-type="float" office:value="25.7233962940225" calcext:value-type="float">
            <text:p>25.7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3-01" calcext:value-type="date">
            <text:p>01/03/09</text:p>
          </table:table-cell>
          <table:table-cell table:style-name="ce20" office:value-type="float" office:value="26.19" calcext:value-type="float">
            <text:p>26.19</text:p>
          </table:table-cell>
          <table:table-cell table:style-name="ce29" office:value-type="float" office:value="25.8717" calcext:value-type="float">
            <text:p>25.87</text:p>
          </table:table-cell>
          <table:table-cell table:style-name="ce29" table:formula="of:=([.A111] * [.$C$297]) + [.$C$298]" office:value-type="float" office:value="25.7199142099018" calcext:value-type="float">
            <text:p>25.7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4-01" calcext:value-type="date">
            <text:p>01/04/09</text:p>
          </table:table-cell>
          <table:table-cell table:style-name="ce20" office:value-type="float" office:value="25.77" calcext:value-type="float">
            <text:p>25.77</text:p>
          </table:table-cell>
          <table:table-cell table:style-name="ce29" office:value-type="float" office:value="25.8519" calcext:value-type="float">
            <text:p>25.85</text:p>
          </table:table-cell>
          <table:table-cell table:style-name="ce29" table:formula="of:=([.A112] * [.$C$297]) + [.$C$298]" office:value-type="float" office:value="25.7160590453397" calcext:value-type="float">
            <text:p>25.7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5-01" calcext:value-type="date">
            <text:p>01/05/09</text:p>
          </table:table-cell>
          <table:table-cell table:style-name="ce20" office:value-type="float" office:value="25.99" calcext:value-type="float">
            <text:p>25.99</text:p>
          </table:table-cell>
          <table:table-cell table:style-name="ce29" office:value-type="float" office:value="25.8315" calcext:value-type="float">
            <text:p>25.83</text:p>
          </table:table-cell>
          <table:table-cell table:style-name="ce29" table:formula="of:=([.A113] * [.$C$297]) + [.$C$298]" office:value-type="float" office:value="25.7123282409246" calcext:value-type="float">
            <text:p>25.7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6-01" calcext:value-type="date">
            <text:p>01/06/09</text:p>
          </table:table-cell>
          <table:table-cell table:style-name="ce20" office:value-type="float" office:value="26.25" calcext:value-type="float">
            <text:p>26.25</text:p>
          </table:table-cell>
          <table:table-cell table:style-name="ce29" office:value-type="float" office:value="25.8127" calcext:value-type="float">
            <text:p>25.81</text:p>
          </table:table-cell>
          <table:table-cell table:style-name="ce29" table:formula="of:=([.A114] * [.$C$297]) + [.$C$298]" office:value-type="float" office:value="25.7084730763624" calcext:value-type="float">
            <text:p>25.7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7-01" calcext:value-type="date">
            <text:p>01/07/09</text:p>
          </table:table-cell>
          <table:table-cell table:style-name="ce20" office:value-type="float" office:value="25.96" calcext:value-type="float">
            <text:p>25.96</text:p>
          </table:table-cell>
          <table:table-cell table:style-name="ce29" office:value-type="float" office:value="25.7975" calcext:value-type="float">
            <text:p>25.80</text:p>
          </table:table-cell>
          <table:table-cell table:style-name="ce29" table:formula="of:=([.A115] * [.$C$297]) + [.$C$298]" office:value-type="float" office:value="25.7047422719474" calcext:value-type="float">
            <text:p>25.7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8-01" calcext:value-type="date">
            <text:p>01/08/09</text:p>
          </table:table-cell>
          <table:table-cell table:style-name="ce20" office:value-type="float" office:value="25.34" calcext:value-type="float">
            <text:p>25.34</text:p>
          </table:table-cell>
          <table:table-cell table:style-name="ce29" office:value-type="float" office:value="25.7868" calcext:value-type="float">
            <text:p>25.79</text:p>
          </table:table-cell>
          <table:table-cell table:style-name="ce29" table:formula="of:=([.A116] * [.$C$297]) + [.$C$298]" office:value-type="float" office:value="25.7008871073852" calcext:value-type="float">
            <text:p>25.7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09-01" calcext:value-type="date">
            <text:p>01/09/09</text:p>
          </table:table-cell>
          <table:table-cell table:style-name="ce20" office:value-type="float" office:value="25.53" calcext:value-type="float">
            <text:p>25.53</text:p>
          </table:table-cell>
          <table:table-cell table:style-name="ce29" office:value-type="float" office:value="25.7787" calcext:value-type="float">
            <text:p>25.78</text:p>
          </table:table-cell>
          <table:table-cell table:style-name="ce29" table:formula="of:=([.A117] * [.$C$297]) + [.$C$298]" office:value-type="float" office:value="25.697031942823" calcext:value-type="float">
            <text:p>25.7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10-01" calcext:value-type="date">
            <text:p>01/10/09</text:p>
          </table:table-cell>
          <table:table-cell table:style-name="ce20" office:value-type="float" office:value="25.4" calcext:value-type="float">
            <text:p>25.4</text:p>
          </table:table-cell>
          <table:table-cell table:style-name="ce29" office:value-type="float" office:value="25.7711" calcext:value-type="float">
            <text:p>25.77</text:p>
          </table:table-cell>
          <table:table-cell table:style-name="ce29" table:formula="of:=([.A118] * [.$C$297]) + [.$C$298]" office:value-type="float" office:value="25.693301138408" calcext:value-type="float">
            <text:p>25.6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11-01" calcext:value-type="date">
            <text:p>01/11/09</text:p>
          </table:table-cell>
          <table:table-cell table:style-name="ce20" office:value-type="float" office:value="25.65" calcext:value-type="float">
            <text:p>25.65</text:p>
          </table:table-cell>
          <table:table-cell table:style-name="ce29" office:value-type="float" office:value="25.764" calcext:value-type="float">
            <text:p>25.76</text:p>
          </table:table-cell>
          <table:table-cell table:style-name="ce29" table:formula="of:=([.A119] * [.$C$297]) + [.$C$298]" office:value-type="float" office:value="25.6894459738458" calcext:value-type="float">
            <text:p>25.6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09-12-01" calcext:value-type="date">
            <text:p>01/12/09</text:p>
          </table:table-cell>
          <table:table-cell table:style-name="ce20" office:value-type="float" office:value="26.04" calcext:value-type="float">
            <text:p>26.04</text:p>
          </table:table-cell>
          <table:table-cell table:style-name="ce29" office:value-type="float" office:value="25.758" calcext:value-type="float">
            <text:p>25.76</text:p>
          </table:table-cell>
          <table:table-cell table:style-name="ce29" table:formula="of:=([.A120] * [.$C$297]) + [.$C$298]" office:value-type="float" office:value="25.6857151694308" calcext:value-type="float">
            <text:p>25.6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1-01" calcext:value-type="date">
            <text:p>01/01/10</text:p>
          </table:table-cell>
          <table:table-cell table:style-name="ce20" office:value-type="float" office:value="25.53" calcext:value-type="float">
            <text:p>25.53</text:p>
          </table:table-cell>
          <table:table-cell table:style-name="ce29" office:value-type="float" office:value="25.7535" calcext:value-type="float">
            <text:p>25.75</text:p>
          </table:table-cell>
          <table:table-cell table:style-name="ce29" table:formula="of:=([.A121] * [.$C$297]) + [.$C$298]" office:value-type="float" office:value="25.6818600048686" calcext:value-type="float">
            <text:p>25.6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2-01" calcext:value-type="date">
            <text:p>01/02/10</text:p>
          </table:table-cell>
          <table:table-cell table:style-name="ce20" office:value-type="float" office:value="25.69" calcext:value-type="float">
            <text:p>25.69</text:p>
          </table:table-cell>
          <table:table-cell table:style-name="ce29" office:value-type="float" office:value="25.7497" calcext:value-type="float">
            <text:p>25.75</text:p>
          </table:table-cell>
          <table:table-cell table:style-name="ce29" table:formula="of:=([.A122] * [.$C$297]) + [.$C$298]" office:value-type="float" office:value="25.6780048403064" calcext:value-type="float">
            <text:p>25.6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3-01" calcext:value-type="date">
            <text:p>01/03/10</text:p>
          </table:table-cell>
          <table:table-cell table:style-name="ce20" office:value-type="float" office:value="25.71" calcext:value-type="float">
            <text:p>25.71</text:p>
          </table:table-cell>
          <table:table-cell table:style-name="ce29" office:value-type="float" office:value="25.7465" calcext:value-type="float">
            <text:p>25.75</text:p>
          </table:table-cell>
          <table:table-cell table:style-name="ce29" table:formula="of:=([.A123] * [.$C$297]) + [.$C$298]" office:value-type="float" office:value="25.6745227561857" calcext:value-type="float">
            <text:p>25.6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4-01" calcext:value-type="date">
            <text:p>01/04/10</text:p>
          </table:table-cell>
          <table:table-cell table:style-name="ce20" office:value-type="float" office:value="26.41" calcext:value-type="float">
            <text:p>26.41</text:p>
          </table:table-cell>
          <table:table-cell table:style-name="ce29" office:value-type="float" office:value="25.7429" calcext:value-type="float">
            <text:p>25.74</text:p>
          </table:table-cell>
          <table:table-cell table:style-name="ce29" table:formula="of:=([.A124] * [.$C$297]) + [.$C$298]" office:value-type="float" office:value="25.6706675916235" calcext:value-type="float">
            <text:p>25.6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5-01" calcext:value-type="date">
            <text:p>01/05/10</text:p>
          </table:table-cell>
          <table:table-cell table:style-name="ce20" office:value-type="float" office:value="25.93" calcext:value-type="float">
            <text:p>25.93</text:p>
          </table:table-cell>
          <table:table-cell table:style-name="ce29" office:value-type="float" office:value="25.7377" calcext:value-type="float">
            <text:p>25.74</text:p>
          </table:table-cell>
          <table:table-cell table:style-name="ce29" table:formula="of:=([.A125] * [.$C$297]) + [.$C$298]" office:value-type="float" office:value="25.6669367872085" calcext:value-type="float">
            <text:p>25.6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6-01" calcext:value-type="date">
            <text:p>01/06/10</text:p>
          </table:table-cell>
          <table:table-cell table:style-name="ce20" office:value-type="float" office:value="25.73" calcext:value-type="float">
            <text:p>25.73</text:p>
          </table:table-cell>
          <table:table-cell table:style-name="ce29" office:value-type="float" office:value="25.7286" calcext:value-type="float">
            <text:p>25.73</text:p>
          </table:table-cell>
          <table:table-cell table:style-name="ce29" table:formula="of:=([.A126] * [.$C$297]) + [.$C$298]" office:value-type="float" office:value="25.6630816226463" calcext:value-type="float">
            <text:p>25.6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7-01" calcext:value-type="date">
            <text:p>01/07/10</text:p>
          </table:table-cell>
          <table:table-cell table:style-name="ce20" office:value-type="float" office:value="25.83" calcext:value-type="float">
            <text:p>25.83</text:p>
          </table:table-cell>
          <table:table-cell table:style-name="ce29" office:value-type="float" office:value="25.7134" calcext:value-type="float">
            <text:p>25.71</text:p>
          </table:table-cell>
          <table:table-cell table:style-name="ce29" table:formula="of:=([.A127] * [.$C$297]) + [.$C$298]" office:value-type="float" office:value="25.6593508182313" calcext:value-type="float">
            <text:p>25.6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8-01" calcext:value-type="date">
            <text:p>01/08/10</text:p>
          </table:table-cell>
          <table:table-cell table:style-name="ce20" office:value-type="float" office:value="25.39" calcext:value-type="float">
            <text:p>25.39</text:p>
          </table:table-cell>
          <table:table-cell table:style-name="ce29" office:value-type="float" office:value="25.6941" calcext:value-type="float">
            <text:p>25.69</text:p>
          </table:table-cell>
          <table:table-cell table:style-name="ce29" table:formula="of:=([.A128] * [.$C$297]) + [.$C$298]" office:value-type="float" office:value="25.6554956536691" calcext:value-type="float">
            <text:p>25.6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09-01" calcext:value-type="date">
            <text:p>01/09/10</text:p>
          </table:table-cell>
          <table:table-cell table:style-name="ce20" office:value-type="float" office:value="25.61" calcext:value-type="float">
            <text:p>25.61</text:p>
          </table:table-cell>
          <table:table-cell table:style-name="ce29" office:value-type="float" office:value="25.6772" calcext:value-type="float">
            <text:p>25.68</text:p>
          </table:table-cell>
          <table:table-cell table:style-name="ce29" table:formula="of:=([.A129] * [.$C$297]) + [.$C$298]" office:value-type="float" office:value="25.6516404891069" calcext:value-type="float">
            <text:p>25.6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10-01" calcext:value-type="date">
            <text:p>01/10/10</text:p>
          </table:table-cell>
          <table:table-cell table:style-name="ce20" office:value-type="float" office:value="25.75" calcext:value-type="float">
            <text:p>25.75</text:p>
          </table:table-cell>
          <table:table-cell table:style-name="ce29" office:value-type="float" office:value="25.6665" calcext:value-type="float">
            <text:p>25.67</text:p>
          </table:table-cell>
          <table:table-cell table:style-name="ce29" table:formula="of:=([.A130] * [.$C$297]) + [.$C$298]" office:value-type="float" office:value="25.6479096846919" calcext:value-type="float">
            <text:p>25.6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11-01" calcext:value-type="date">
            <text:p>01/11/10</text:p>
          </table:table-cell>
          <table:table-cell table:style-name="ce20" office:value-type="float" office:value="25.43" calcext:value-type="float">
            <text:p>25.43</text:p>
          </table:table-cell>
          <table:table-cell table:style-name="ce29" office:value-type="float" office:value="25.6599" calcext:value-type="float">
            <text:p>25.66</text:p>
          </table:table-cell>
          <table:table-cell table:style-name="ce29" table:formula="of:=([.A131] * [.$C$297]) + [.$C$298]" office:value-type="float" office:value="25.6440545201297" calcext:value-type="float">
            <text:p>25.6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0-12-01" calcext:value-type="date">
            <text:p>01/12/10</text:p>
          </table:table-cell>
          <table:table-cell table:style-name="ce20" office:value-type="float" office:value="25.44" calcext:value-type="float">
            <text:p>25.44</text:p>
          </table:table-cell>
          <table:table-cell table:style-name="ce29" office:value-type="float" office:value="25.6529" calcext:value-type="float">
            <text:p>25.65</text:p>
          </table:table-cell>
          <table:table-cell table:style-name="ce29" table:formula="of:=([.A132] * [.$C$297]) + [.$C$298]" office:value-type="float" office:value="25.6403237157147" calcext:value-type="float">
            <text:p>25.6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1-01" calcext:value-type="date">
            <text:p>01/01/11</text:p>
          </table:table-cell>
          <table:table-cell table:style-name="ce20" office:value-type="float" office:value="25.63" calcext:value-type="float">
            <text:p>25.63</text:p>
          </table:table-cell>
          <table:table-cell table:style-name="ce29" office:value-type="float" office:value="25.6409" calcext:value-type="float">
            <text:p>25.64</text:p>
          </table:table-cell>
          <table:table-cell table:style-name="ce29" table:formula="of:=([.A133] * [.$C$297]) + [.$C$298]" office:value-type="float" office:value="25.6364685511525" calcext:value-type="float">
            <text:p>25.6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2-01" calcext:value-type="date">
            <text:p>01/02/11</text:p>
          </table:table-cell>
          <table:table-cell table:style-name="ce20" office:value-type="float" office:value="25.5" calcext:value-type="float">
            <text:p>25.5</text:p>
          </table:table-cell>
          <table:table-cell table:style-name="ce29" office:value-type="float" office:value="25.6248" calcext:value-type="float">
            <text:p>25.62</text:p>
          </table:table-cell>
          <table:table-cell table:style-name="ce29" table:formula="of:=([.A134] * [.$C$297]) + [.$C$298]" office:value-type="float" office:value="25.6326133865903" calcext:value-type="float">
            <text:p>25.6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3-01" calcext:value-type="date">
            <text:p>01/03/11</text:p>
          </table:table-cell>
          <table:table-cell table:style-name="ce20" office:value-type="float" office:value="25.13" calcext:value-type="float">
            <text:p>25.13</text:p>
          </table:table-cell>
          <table:table-cell table:style-name="ce29" office:value-type="float" office:value="25.6063" calcext:value-type="float">
            <text:p>25.61</text:p>
          </table:table-cell>
          <table:table-cell table:style-name="ce29" table:formula="of:=([.A135] * [.$C$297]) + [.$C$298]" office:value-type="float" office:value="25.6291313024696" calcext:value-type="float">
            <text:p>25.6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4-01" calcext:value-type="date">
            <text:p>01/04/11</text:p>
          </table:table-cell>
          <table:table-cell table:style-name="ce20" office:value-type="float" office:value="26.02" calcext:value-type="float">
            <text:p>26.02</text:p>
          </table:table-cell>
          <table:table-cell table:style-name="ce29" office:value-type="float" office:value="25.5882" calcext:value-type="float">
            <text:p>25.59</text:p>
          </table:table-cell>
          <table:table-cell table:style-name="ce29" table:formula="of:=([.A136] * [.$C$297]) + [.$C$298]" office:value-type="float" office:value="25.6252761379074" calcext:value-type="float">
            <text:p>25.6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5-01" calcext:value-type="date">
            <text:p>01/05/11</text:p>
          </table:table-cell>
          <table:table-cell table:style-name="ce20" office:value-type="float" office:value="26.44" calcext:value-type="float">
            <text:p>26.44</text:p>
          </table:table-cell>
          <table:table-cell table:style-name="ce29" office:value-type="float" office:value="25.5754" calcext:value-type="float">
            <text:p>25.58</text:p>
          </table:table-cell>
          <table:table-cell table:style-name="ce29" table:formula="of:=([.A137] * [.$C$297]) + [.$C$298]" office:value-type="float" office:value="25.6215453334924" calcext:value-type="float">
            <text:p>25.6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6-01" calcext:value-type="date">
            <text:p>01/06/11</text:p>
          </table:table-cell>
          <table:table-cell table:style-name="ce20" office:value-type="float" office:value="26.16" calcext:value-type="float">
            <text:p>26.16</text:p>
          </table:table-cell>
          <table:table-cell table:style-name="ce29" office:value-type="float" office:value="25.5712" calcext:value-type="float">
            <text:p>25.57</text:p>
          </table:table-cell>
          <table:table-cell table:style-name="ce29" table:formula="of:=([.A138] * [.$C$297]) + [.$C$298]" office:value-type="float" office:value="25.6176901689302" calcext:value-type="float">
            <text:p>25.6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7-01" calcext:value-type="date">
            <text:p>01/07/11</text:p>
          </table:table-cell>
          <table:table-cell table:style-name="ce20" office:value-type="float" office:value="25.5" calcext:value-type="float">
            <text:p>25.5</text:p>
          </table:table-cell>
          <table:table-cell table:style-name="ce29" office:value-type="float" office:value="25.5762" calcext:value-type="float">
            <text:p>25.58</text:p>
          </table:table-cell>
          <table:table-cell table:style-name="ce29" table:formula="of:=([.A139] * [.$C$297]) + [.$C$298]" office:value-type="float" office:value="25.6139593645152" calcext:value-type="float">
            <text:p>25.6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8-01" calcext:value-type="date">
            <text:p>01/08/11</text:p>
          </table:table-cell>
          <table:table-cell table:style-name="ce20" office:value-type="float" office:value="24.91" calcext:value-type="float">
            <text:p>24.91</text:p>
          </table:table-cell>
          <table:table-cell table:style-name="ce29" office:value-type="float" office:value="25.5872" calcext:value-type="float">
            <text:p>25.59</text:p>
          </table:table-cell>
          <table:table-cell table:style-name="ce29" table:formula="of:=([.A140] * [.$C$297]) + [.$C$298]" office:value-type="float" office:value="25.610104199953" calcext:value-type="float">
            <text:p>25.6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09-01" calcext:value-type="date">
            <text:p>01/09/11</text:p>
          </table:table-cell>
          <table:table-cell table:style-name="ce20" office:value-type="float" office:value="24.77" calcext:value-type="float">
            <text:p>24.77</text:p>
          </table:table-cell>
          <table:table-cell table:style-name="ce29" office:value-type="float" office:value="25.5981" calcext:value-type="float">
            <text:p>25.60</text:p>
          </table:table-cell>
          <table:table-cell table:style-name="ce29" table:formula="of:=([.A141] * [.$C$297]) + [.$C$298]" office:value-type="float" office:value="25.6062490353908" calcext:value-type="float">
            <text:p>25.6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10-01" calcext:value-type="date">
            <text:p>01/10/11</text:p>
          </table:table-cell>
          <table:table-cell table:style-name="ce20" office:value-type="float" office:value="25.63" calcext:value-type="float">
            <text:p>25.63</text:p>
          </table:table-cell>
          <table:table-cell table:style-name="ce29" office:value-type="float" office:value="25.6053" calcext:value-type="float">
            <text:p>25.61</text:p>
          </table:table-cell>
          <table:table-cell table:style-name="ce29" table:formula="of:=([.A142] * [.$C$297]) + [.$C$298]" office:value-type="float" office:value="25.6025182309757" calcext:value-type="float">
            <text:p>25.6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11-01" calcext:value-type="date">
            <text:p>01/11/11</text:p>
          </table:table-cell>
          <table:table-cell table:style-name="ce20" office:value-type="float" office:value="25.76" calcext:value-type="float">
            <text:p>25.76</text:p>
          </table:table-cell>
          <table:table-cell table:style-name="ce29" office:value-type="float" office:value="25.6106" calcext:value-type="float">
            <text:p>25.61</text:p>
          </table:table-cell>
          <table:table-cell table:style-name="ce29" table:formula="of:=([.A143] * [.$C$297]) + [.$C$298]" office:value-type="float" office:value="25.5986630664135" calcext:value-type="float">
            <text:p>25.6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1-12-01" calcext:value-type="date">
            <text:p>01/12/11</text:p>
          </table:table-cell>
          <table:table-cell table:style-name="ce20" office:value-type="float" office:value="25.54" calcext:value-type="float">
            <text:p>25.54</text:p>
          </table:table-cell>
          <table:table-cell table:style-name="ce29" office:value-type="float" office:value="25.6161" calcext:value-type="float">
            <text:p>25.62</text:p>
          </table:table-cell>
          <table:table-cell table:style-name="ce29" table:formula="of:=([.A144] * [.$C$297]) + [.$C$298]" office:value-type="float" office:value="25.5949322619985" calcext:value-type="float">
            <text:p>25.5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1-01" calcext:value-type="date">
            <text:p>01/01/12</text:p>
          </table:table-cell>
          <table:table-cell table:style-name="ce20" office:value-type="float" office:value="25.37" calcext:value-type="float">
            <text:p>25.37</text:p>
          </table:table-cell>
          <table:table-cell table:style-name="ce29" office:value-type="float" office:value="25.6236" calcext:value-type="float">
            <text:p>25.62</text:p>
          </table:table-cell>
          <table:table-cell table:style-name="ce29" table:formula="of:=([.A145] * [.$C$297]) + [.$C$298]" office:value-type="float" office:value="25.5910770974363" calcext:value-type="float">
            <text:p>25.5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2-01" calcext:value-type="date">
            <text:p>01/02/12</text:p>
          </table:table-cell>
          <table:table-cell table:style-name="ce20" office:value-type="float" office:value="25.59" calcext:value-type="float">
            <text:p>25.59</text:p>
          </table:table-cell>
          <table:table-cell table:style-name="ce29" office:value-type="float" office:value="25.637" calcext:value-type="float">
            <text:p>25.64</text:p>
          </table:table-cell>
          <table:table-cell table:style-name="ce29" table:formula="of:=([.A146] * [.$C$297]) + [.$C$298]" office:value-type="float" office:value="25.5872219328741" calcext:value-type="float">
            <text:p>25.5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3-01" calcext:value-type="date">
            <text:p>01/03/12</text:p>
          </table:table-cell>
          <table:table-cell table:style-name="ce20" office:value-type="float" office:value="25.85" calcext:value-type="float">
            <text:p>25.85</text:p>
          </table:table-cell>
          <table:table-cell table:style-name="ce29" office:value-type="float" office:value="25.6581" calcext:value-type="float">
            <text:p>25.66</text:p>
          </table:table-cell>
          <table:table-cell table:style-name="ce29" table:formula="of:=([.A147] * [.$C$297]) + [.$C$298]" office:value-type="float" office:value="25.5836154886063" calcext:value-type="float">
            <text:p>25.5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4-01" calcext:value-type="date">
            <text:p>01/04/12</text:p>
          </table:table-cell>
          <table:table-cell table:style-name="ce20" office:value-type="float" office:value="26.3" calcext:value-type="float">
            <text:p>26.3</text:p>
          </table:table-cell>
          <table:table-cell table:style-name="ce29" office:value-type="float" office:value="25.6832" calcext:value-type="float">
            <text:p>25.68</text:p>
          </table:table-cell>
          <table:table-cell table:style-name="ce29" table:formula="of:=([.A148] * [.$C$297]) + [.$C$298]" office:value-type="float" office:value="25.5797603240441" calcext:value-type="float">
            <text:p>25.5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5-01" calcext:value-type="date">
            <text:p>01/05/12</text:p>
          </table:table-cell>
          <table:table-cell table:style-name="ce20" office:value-type="float" office:value="26.09" calcext:value-type="float">
            <text:p>26.09</text:p>
          </table:table-cell>
          <table:table-cell table:style-name="ce29" office:value-type="float" office:value="25.7049" calcext:value-type="float">
            <text:p>25.70</text:p>
          </table:table-cell>
          <table:table-cell table:style-name="ce29" table:formula="of:=([.A149] * [.$C$297]) + [.$C$298]" office:value-type="float" office:value="25.5760295196291" calcext:value-type="float">
            <text:p>25.5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6-01" calcext:value-type="date">
            <text:p>01/06/12</text:p>
          </table:table-cell>
          <table:table-cell table:style-name="ce20" office:value-type="float" office:value="25.53" calcext:value-type="float">
            <text:p>25.53</text:p>
          </table:table-cell>
          <table:table-cell table:style-name="ce29" office:value-type="float" office:value="25.719" calcext:value-type="float">
            <text:p>25.72</text:p>
          </table:table-cell>
          <table:table-cell table:style-name="ce29" table:formula="of:=([.A150] * [.$C$297]) + [.$C$298]" office:value-type="float" office:value="25.5721743550669" calcext:value-type="float">
            <text:p>25.5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7-01" calcext:value-type="date">
            <text:p>01/07/12</text:p>
          </table:table-cell>
          <table:table-cell table:style-name="ce20" office:value-type="float" office:value="25.81" calcext:value-type="float">
            <text:p>25.81</text:p>
          </table:table-cell>
          <table:table-cell table:style-name="ce29" office:value-type="float" office:value="25.7258" calcext:value-type="float">
            <text:p>25.73</text:p>
          </table:table-cell>
          <table:table-cell table:style-name="ce29" table:formula="of:=([.A151] * [.$C$297]) + [.$C$298]" office:value-type="float" office:value="25.5684435506519" calcext:value-type="float">
            <text:p>25.5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8-01" calcext:value-type="date">
            <text:p>01/08/12</text:p>
          </table:table-cell>
          <table:table-cell table:style-name="ce20" office:value-type="float" office:value="25.56" calcext:value-type="float">
            <text:p>25.56</text:p>
          </table:table-cell>
          <table:table-cell table:style-name="ce29" office:value-type="float" office:value="25.7278" calcext:value-type="float">
            <text:p>25.73</text:p>
          </table:table-cell>
          <table:table-cell table:style-name="ce29" table:formula="of:=([.A152] * [.$C$297]) + [.$C$298]" office:value-type="float" office:value="25.5645883860897" calcext:value-type="float">
            <text:p>25.5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09-01" calcext:value-type="date">
            <text:p>01/09/12</text:p>
          </table:table-cell>
          <table:table-cell table:style-name="ce20" office:value-type="float" office:value="25.39" calcext:value-type="float">
            <text:p>25.39</text:p>
          </table:table-cell>
          <table:table-cell table:style-name="ce29" office:value-type="float" office:value="25.7256" calcext:value-type="float">
            <text:p>25.73</text:p>
          </table:table-cell>
          <table:table-cell table:style-name="ce29" table:formula="of:=([.A153] * [.$C$297]) + [.$C$298]" office:value-type="float" office:value="25.5607332215275" calcext:value-type="float">
            <text:p>25.5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10-01" calcext:value-type="date">
            <text:p>01/10/12</text:p>
          </table:table-cell>
          <table:table-cell table:style-name="ce20" office:value-type="float" office:value="25.36" calcext:value-type="float">
            <text:p>25.36</text:p>
          </table:table-cell>
          <table:table-cell table:style-name="ce29" office:value-type="float" office:value="25.7209" calcext:value-type="float">
            <text:p>25.72</text:p>
          </table:table-cell>
          <table:table-cell table:style-name="ce29" table:formula="of:=([.A154] * [.$C$297]) + [.$C$298]" office:value-type="float" office:value="25.5570024171124" calcext:value-type="float">
            <text:p>25.5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11-01" calcext:value-type="date">
            <text:p>01/11/12</text:p>
          </table:table-cell>
          <table:table-cell table:style-name="ce20" office:value-type="float" office:value="26.12" calcext:value-type="float">
            <text:p>26.12</text:p>
          </table:table-cell>
          <table:table-cell table:style-name="ce29" office:value-type="float" office:value="25.717" calcext:value-type="float">
            <text:p>25.72</text:p>
          </table:table-cell>
          <table:table-cell table:style-name="ce29" table:formula="of:=([.A155] * [.$C$297]) + [.$C$298]" office:value-type="float" office:value="25.5531472525503" calcext:value-type="float">
            <text:p>25.5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2-12-01" calcext:value-type="date">
            <text:p>01/12/12</text:p>
          </table:table-cell>
          <table:table-cell table:style-name="ce20" office:value-type="float" office:value="26.06" calcext:value-type="float">
            <text:p>26.06</text:p>
          </table:table-cell>
          <table:table-cell table:style-name="ce29" office:value-type="float" office:value="25.7151" calcext:value-type="float">
            <text:p>25.72</text:p>
          </table:table-cell>
          <table:table-cell table:style-name="ce29" table:formula="of:=([.A156] * [.$C$297]) + [.$C$298]" office:value-type="float" office:value="25.5494164481352" calcext:value-type="float">
            <text:p>25.5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1-01" calcext:value-type="date">
            <text:p>01/01/13</text:p>
          </table:table-cell>
          <table:table-cell table:style-name="ce20" office:value-type="float" office:value="25.31" calcext:value-type="float">
            <text:p>25.31</text:p>
          </table:table-cell>
          <table:table-cell table:style-name="ce29" office:value-type="float" office:value="25.715" calcext:value-type="float">
            <text:p>25.72</text:p>
          </table:table-cell>
          <table:table-cell table:style-name="ce29" table:formula="of:=([.A157] * [.$C$297]) + [.$C$298]" office:value-type="float" office:value="25.545561283573" calcext:value-type="float">
            <text:p>25.5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2-01" calcext:value-type="date">
            <text:p>01/02/13</text:p>
          </table:table-cell>
          <table:table-cell table:style-name="ce20" office:value-type="float" office:value="25.4" calcext:value-type="float">
            <text:p>25.4</text:p>
          </table:table-cell>
          <table:table-cell table:style-name="ce29" office:value-type="float" office:value="25.7126" calcext:value-type="float">
            <text:p>25.71</text:p>
          </table:table-cell>
          <table:table-cell table:style-name="ce29" table:formula="of:=([.A158] * [.$C$297]) + [.$C$298]" office:value-type="float" office:value="25.5417061190108" calcext:value-type="float">
            <text:p>25.5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3-01" calcext:value-type="date">
            <text:p>01/03/13</text:p>
          </table:table-cell>
          <table:table-cell table:style-name="ce20" office:value-type="float" office:value="25.83" calcext:value-type="float">
            <text:p>25.83</text:p>
          </table:table-cell>
          <table:table-cell table:style-name="ce29" office:value-type="float" office:value="25.7055" calcext:value-type="float">
            <text:p>25.71</text:p>
          </table:table-cell>
          <table:table-cell table:style-name="ce29" table:formula="of:=([.A159] * [.$C$297]) + [.$C$298]" office:value-type="float" office:value="25.5382240348902" calcext:value-type="float">
            <text:p>25.5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4-01" calcext:value-type="date">
            <text:p>01/04/13</text:p>
          </table:table-cell>
          <table:table-cell table:style-name="ce20" office:value-type="float" office:value="25.78" calcext:value-type="float">
            <text:p>25.78</text:p>
          </table:table-cell>
          <table:table-cell table:style-name="ce29" office:value-type="float" office:value="25.6946" calcext:value-type="float">
            <text:p>25.69</text:p>
          </table:table-cell>
          <table:table-cell table:style-name="ce29" table:formula="of:=([.A160] * [.$C$297]) + [.$C$298]" office:value-type="float" office:value="25.534368870328" calcext:value-type="float">
            <text:p>25.5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5-01" calcext:value-type="date">
            <text:p>01/05/13</text:p>
          </table:table-cell>
          <table:table-cell table:style-name="ce20" office:value-type="float" office:value="26.21" calcext:value-type="float">
            <text:p>26.21</text:p>
          </table:table-cell>
          <table:table-cell table:style-name="ce29" office:value-type="float" office:value="25.6836" calcext:value-type="float">
            <text:p>25.68</text:p>
          </table:table-cell>
          <table:table-cell table:style-name="ce29" table:formula="of:=([.A161] * [.$C$297]) + [.$C$298]" office:value-type="float" office:value="25.5306380659129" calcext:value-type="float">
            <text:p>25.5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6-01" calcext:value-type="date">
            <text:p>01/06/13</text:p>
          </table:table-cell>
          <table:table-cell table:style-name="ce20" office:value-type="float" office:value="26.07" calcext:value-type="float">
            <text:p>26.07</text:p>
          </table:table-cell>
          <table:table-cell table:style-name="ce29" office:value-type="float" office:value="25.673" calcext:value-type="float">
            <text:p>25.67</text:p>
          </table:table-cell>
          <table:table-cell table:style-name="ce29" table:formula="of:=([.A162] * [.$C$297]) + [.$C$298]" office:value-type="float" office:value="25.5267829013507" calcext:value-type="float">
            <text:p>25.5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7-01" calcext:value-type="date">
            <text:p>01/07/13</text:p>
          </table:table-cell>
          <table:table-cell table:style-name="ce20" office:value-type="float" office:value="25.74" calcext:value-type="float">
            <text:p>25.74</text:p>
          </table:table-cell>
          <table:table-cell table:style-name="ce29" office:value-type="float" office:value="25.6613" calcext:value-type="float">
            <text:p>25.66</text:p>
          </table:table-cell>
          <table:table-cell table:style-name="ce29" table:formula="of:=([.A163] * [.$C$297]) + [.$C$298]" office:value-type="float" office:value="25.5230520969357" calcext:value-type="float">
            <text:p>25.5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8-01" calcext:value-type="date">
            <text:p>01/08/13</text:p>
          </table:table-cell>
          <table:table-cell table:style-name="ce20" office:value-type="float" office:value="24.99" calcext:value-type="float">
            <text:p>24.99</text:p>
          </table:table-cell>
          <table:table-cell table:style-name="ce29" office:value-type="float" office:value="25.6511" calcext:value-type="float">
            <text:p>25.65</text:p>
          </table:table-cell>
          <table:table-cell table:style-name="ce29" table:formula="of:=([.A164] * [.$C$297]) + [.$C$298]" office:value-type="float" office:value="25.5191969323735" calcext:value-type="float">
            <text:p>25.5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09-01" calcext:value-type="date">
            <text:p>01/09/13</text:p>
          </table:table-cell>
          <table:table-cell table:style-name="ce20" office:value-type="float" office:value="25.69" calcext:value-type="float">
            <text:p>25.69</text:p>
          </table:table-cell>
          <table:table-cell table:style-name="ce29" office:value-type="float" office:value="25.6454" calcext:value-type="float">
            <text:p>25.65</text:p>
          </table:table-cell>
          <table:table-cell table:style-name="ce29" table:formula="of:=([.A165] * [.$C$297]) + [.$C$298]" office:value-type="float" office:value="25.5153417678113" calcext:value-type="float">
            <text:p>25.5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10-01" calcext:value-type="date">
            <text:p>01/10/13</text:p>
          </table:table-cell>
          <table:table-cell table:style-name="ce20" office:value-type="float" office:value="25.11" calcext:value-type="float">
            <text:p>25.11</text:p>
          </table:table-cell>
          <table:table-cell table:style-name="ce29" office:value-type="float" office:value="25.6414" calcext:value-type="float">
            <text:p>25.64</text:p>
          </table:table-cell>
          <table:table-cell table:style-name="ce29" table:formula="of:=([.A166] * [.$C$297]) + [.$C$298]" office:value-type="float" office:value="25.5116109633963" calcext:value-type="float">
            <text:p>25.5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11-01" calcext:value-type="date">
            <text:p>01/11/13</text:p>
          </table:table-cell>
          <table:table-cell table:style-name="ce20" office:value-type="float" office:value="25.95" calcext:value-type="float">
            <text:p>25.95</text:p>
          </table:table-cell>
          <table:table-cell table:style-name="ce29" office:value-type="float" office:value="25.6345" calcext:value-type="float">
            <text:p>25.63</text:p>
          </table:table-cell>
          <table:table-cell table:style-name="ce29" table:formula="of:=([.A167] * [.$C$297]) + [.$C$298]" office:value-type="float" office:value="25.5077557988341" calcext:value-type="float">
            <text:p>25.5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3-12-01" calcext:value-type="date">
            <text:p>01/12/13</text:p>
          </table:table-cell>
          <table:table-cell table:style-name="ce20" office:value-type="float" office:value="25.67" calcext:value-type="float">
            <text:p>25.67</text:p>
          </table:table-cell>
          <table:table-cell table:style-name="ce29" office:value-type="float" office:value="25.6238" calcext:value-type="float">
            <text:p>25.62</text:p>
          </table:table-cell>
          <table:table-cell table:style-name="ce29" table:formula="of:=([.A168] * [.$C$297]) + [.$C$298]" office:value-type="float" office:value="25.5040249944191" calcext:value-type="float">
            <text:p>25.5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1-01" calcext:value-type="date">
            <text:p>01/01/14</text:p>
          </table:table-cell>
          <table:table-cell table:style-name="ce20" office:value-type="float" office:value="25.57" calcext:value-type="float">
            <text:p>25.57</text:p>
          </table:table-cell>
          <table:table-cell table:style-name="ce29" office:value-type="float" office:value="25.6108" calcext:value-type="float">
            <text:p>25.61</text:p>
          </table:table-cell>
          <table:table-cell table:style-name="ce29" table:formula="of:=([.A169] * [.$C$297]) + [.$C$298]" office:value-type="float" office:value="25.5001698298569" calcext:value-type="float">
            <text:p>25.5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2-01" calcext:value-type="date">
            <text:p>01/02/14</text:p>
          </table:table-cell>
          <table:table-cell table:style-name="ce20" office:value-type="float" office:value="25.31" calcext:value-type="float">
            <text:p>25.31</text:p>
          </table:table-cell>
          <table:table-cell table:style-name="ce29" office:value-type="float" office:value="25.5964" calcext:value-type="float">
            <text:p>25.60</text:p>
          </table:table-cell>
          <table:table-cell table:style-name="ce29" table:formula="of:=([.A170] * [.$C$297]) + [.$C$298]" office:value-type="float" office:value="25.4963146652947" calcext:value-type="float">
            <text:p>25.5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3-01" calcext:value-type="date">
            <text:p>01/03/14</text:p>
          </table:table-cell>
          <table:table-cell table:style-name="ce20" office:value-type="float" office:value="25.33" calcext:value-type="float">
            <text:p>25.33</text:p>
          </table:table-cell>
          <table:table-cell table:style-name="ce29" office:value-type="float" office:value="25.5822" calcext:value-type="float">
            <text:p>25.58</text:p>
          </table:table-cell>
          <table:table-cell table:style-name="ce29" table:formula="of:=([.A171] * [.$C$297]) + [.$C$298]" office:value-type="float" office:value="25.492832581174" calcext:value-type="float">
            <text:p>25.4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4-01" calcext:value-type="date">
            <text:p>01/04/14</text:p>
          </table:table-cell>
          <table:table-cell table:style-name="ce20" office:value-type="float" office:value="26.05" calcext:value-type="float">
            <text:p>26.05</text:p>
          </table:table-cell>
          <table:table-cell table:style-name="ce29" office:value-type="float" office:value="25.5687" calcext:value-type="float">
            <text:p>25.57</text:p>
          </table:table-cell>
          <table:table-cell table:style-name="ce29" table:formula="of:=([.A172] * [.$C$297]) + [.$C$298]" office:value-type="float" office:value="25.4889774166118" calcext:value-type="float">
            <text:p>25.4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5-01" calcext:value-type="date">
            <text:p>01/05/14</text:p>
          </table:table-cell>
          <table:table-cell table:style-name="ce20" office:value-type="float" office:value="26.43" calcext:value-type="float">
            <text:p>26.43</text:p>
          </table:table-cell>
          <table:table-cell table:style-name="ce29" office:value-type="float" office:value="25.5543" calcext:value-type="float">
            <text:p>25.55</text:p>
          </table:table-cell>
          <table:table-cell table:style-name="ce29" table:formula="of:=([.A173] * [.$C$297]) + [.$C$298]" office:value-type="float" office:value="25.4852466121968" calcext:value-type="float">
            <text:p>25.4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6-01" calcext:value-type="date">
            <text:p>01/06/14</text:p>
          </table:table-cell>
          <table:table-cell table:style-name="ce20" office:value-type="float" office:value="25.66" calcext:value-type="float">
            <text:p>25.66</text:p>
          </table:table-cell>
          <table:table-cell table:style-name="ce29" office:value-type="float" office:value="25.5387" calcext:value-type="float">
            <text:p>25.54</text:p>
          </table:table-cell>
          <table:table-cell table:style-name="ce29" table:formula="of:=([.A174] * [.$C$297]) + [.$C$298]" office:value-type="float" office:value="25.4813914476346" calcext:value-type="float">
            <text:p>25.4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7-01" calcext:value-type="date">
            <text:p>01/07/14</text:p>
          </table:table-cell>
          <table:table-cell table:style-name="ce20" office:value-type="float" office:value="25.3" calcext:value-type="float">
            <text:p>25.3</text:p>
          </table:table-cell>
          <table:table-cell table:style-name="ce29" office:value-type="float" office:value="25.5242" calcext:value-type="float">
            <text:p>25.52</text:p>
          </table:table-cell>
          <table:table-cell table:style-name="ce29" table:formula="of:=([.A175] * [.$C$297]) + [.$C$298]" office:value-type="float" office:value="25.4776606432196" calcext:value-type="float">
            <text:p>25.4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8-01" calcext:value-type="date">
            <text:p>01/08/14</text:p>
          </table:table-cell>
          <table:table-cell table:style-name="ce20" office:value-type="float" office:value="25" calcext:value-type="float">
            <text:p>25</text:p>
          </table:table-cell>
          <table:table-cell table:style-name="ce29" office:value-type="float" office:value="25.5105" calcext:value-type="float">
            <text:p>25.51</text:p>
          </table:table-cell>
          <table:table-cell table:style-name="ce29" table:formula="of:=([.A176] * [.$C$297]) + [.$C$298]" office:value-type="float" office:value="25.4738054786574" calcext:value-type="float">
            <text:p>25.4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09-01" calcext:value-type="date">
            <text:p>01/09/14</text:p>
          </table:table-cell>
          <table:table-cell table:style-name="ce20" office:value-type="float" office:value="25.33" calcext:value-type="float">
            <text:p>25.33</text:p>
          </table:table-cell>
          <table:table-cell table:style-name="ce29" office:value-type="float" office:value="25.5001" calcext:value-type="float">
            <text:p>25.50</text:p>
          </table:table-cell>
          <table:table-cell table:style-name="ce29" table:formula="of:=([.A177] * [.$C$297]) + [.$C$298]" office:value-type="float" office:value="25.4699503140952" calcext:value-type="float">
            <text:p>25.4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10-01" calcext:value-type="date">
            <text:p>01/10/14</text:p>
          </table:table-cell>
          <table:table-cell table:style-name="ce20" office:value-type="float" office:value="25.27" calcext:value-type="float">
            <text:p>25.27</text:p>
          </table:table-cell>
          <table:table-cell table:style-name="ce29" office:value-type="float" office:value="25.4942" calcext:value-type="float">
            <text:p>25.49</text:p>
          </table:table-cell>
          <table:table-cell table:style-name="ce29" table:formula="of:=([.A178] * [.$C$297]) + [.$C$298]" office:value-type="float" office:value="25.4662195096802" calcext:value-type="float">
            <text:p>25.4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11-01" calcext:value-type="date">
            <text:p>01/11/14</text:p>
          </table:table-cell>
          <table:table-cell table:style-name="ce20" office:value-type="float" office:value="25.55" calcext:value-type="float">
            <text:p>25.55</text:p>
          </table:table-cell>
          <table:table-cell table:style-name="ce29" office:value-type="float" office:value="25.4907" calcext:value-type="float">
            <text:p>25.49</text:p>
          </table:table-cell>
          <table:table-cell table:style-name="ce29" table:formula="of:=([.A179] * [.$C$297]) + [.$C$298]" office:value-type="float" office:value="25.462364345118" calcext:value-type="float">
            <text:p>25.4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4-12-01" calcext:value-type="date">
            <text:p>01/12/14</text:p>
          </table:table-cell>
          <table:table-cell table:style-name="ce20" office:value-type="float" office:value="25.79" calcext:value-type="float">
            <text:p>25.79</text:p>
          </table:table-cell>
          <table:table-cell table:style-name="ce29" office:value-type="float" office:value="25.4866" calcext:value-type="float">
            <text:p>25.49</text:p>
          </table:table-cell>
          <table:table-cell table:style-name="ce29" table:formula="of:=([.A180] * [.$C$297]) + [.$C$298]" office:value-type="float" office:value="25.458633540703" calcext:value-type="float">
            <text:p>25.4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1-01" calcext:value-type="date">
            <text:p>01/01/15</text:p>
          </table:table-cell>
          <table:table-cell table:style-name="ce20" office:value-type="float" office:value="25.02" calcext:value-type="float">
            <text:p>25.02</text:p>
          </table:table-cell>
          <table:table-cell table:style-name="ce29" office:value-type="float" office:value="25.4816" calcext:value-type="float">
            <text:p>25.48</text:p>
          </table:table-cell>
          <table:table-cell table:style-name="ce29" table:formula="of:=([.A181] * [.$C$297]) + [.$C$298]" office:value-type="float" office:value="25.4547783761408" calcext:value-type="float">
            <text:p>25.4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2-01" calcext:value-type="date">
            <text:p>01/02/15</text:p>
          </table:table-cell>
          <table:table-cell table:style-name="ce20" office:value-type="float" office:value="25.07" calcext:value-type="float">
            <text:p>25.07</text:p>
          </table:table-cell>
          <table:table-cell table:style-name="ce29" office:value-type="float" office:value="25.477" calcext:value-type="float">
            <text:p>25.48</text:p>
          </table:table-cell>
          <table:table-cell table:style-name="ce29" table:formula="of:=([.A182] * [.$C$297]) + [.$C$298]" office:value-type="float" office:value="25.4509232115786" calcext:value-type="float">
            <text:p>25.4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3-01" calcext:value-type="date">
            <text:p>01/03/15</text:p>
          </table:table-cell>
          <table:table-cell table:style-name="ce20" office:value-type="float" office:value="25.83" calcext:value-type="float">
            <text:p>25.83</text:p>
          </table:table-cell>
          <table:table-cell table:style-name="ce29" office:value-type="float" office:value="25.4716" calcext:value-type="float">
            <text:p>25.47</text:p>
          </table:table-cell>
          <table:table-cell table:style-name="ce29" table:formula="of:=([.A183] * [.$C$297]) + [.$C$298]" office:value-type="float" office:value="25.4474411274579" calcext:value-type="float">
            <text:p>25.4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4-01" calcext:value-type="date">
            <text:p>01/04/15</text:p>
          </table:table-cell>
          <table:table-cell table:style-name="ce20" office:value-type="float" office:value="25.66" calcext:value-type="float">
            <text:p>25.66</text:p>
          </table:table-cell>
          <table:table-cell table:style-name="ce29" office:value-type="float" office:value="25.4643" calcext:value-type="float">
            <text:p>25.46</text:p>
          </table:table-cell>
          <table:table-cell table:style-name="ce29" table:formula="of:=([.A184] * [.$C$297]) + [.$C$298]" office:value-type="float" office:value="25.4435859628957" calcext:value-type="float">
            <text:p>25.4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5-01" calcext:value-type="date">
            <text:p>01/05/15</text:p>
          </table:table-cell>
          <table:table-cell table:style-name="ce20" office:value-type="float" office:value="26.08" calcext:value-type="float">
            <text:p>26.08</text:p>
          </table:table-cell>
          <table:table-cell table:style-name="ce29" office:value-type="float" office:value="25.4573" calcext:value-type="float">
            <text:p>25.46</text:p>
          </table:table-cell>
          <table:table-cell table:style-name="ce29" table:formula="of:=([.A185] * [.$C$297]) + [.$C$298]" office:value-type="float" office:value="25.4398551584807" calcext:value-type="float">
            <text:p>25.4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6-01" calcext:value-type="date">
            <text:p>01/06/15</text:p>
          </table:table-cell>
          <table:table-cell table:style-name="ce20" office:value-type="float" office:value="26.02" calcext:value-type="float">
            <text:p>26.02</text:p>
          </table:table-cell>
          <table:table-cell table:style-name="ce29" office:value-type="float" office:value="25.4522" calcext:value-type="float">
            <text:p>25.45</text:p>
          </table:table-cell>
          <table:table-cell table:style-name="ce29" table:formula="of:=([.A186] * [.$C$297]) + [.$C$298]" office:value-type="float" office:value="25.4359999939185" calcext:value-type="float">
            <text:p>25.4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7-01" calcext:value-type="date">
            <text:p>01/07/15</text:p>
          </table:table-cell>
          <table:table-cell table:style-name="ce20" office:value-type="float" office:value="25.26" calcext:value-type="float">
            <text:p>25.26</text:p>
          </table:table-cell>
          <table:table-cell table:style-name="ce29" office:value-type="float" office:value="25.4487" calcext:value-type="float">
            <text:p>25.45</text:p>
          </table:table-cell>
          <table:table-cell table:style-name="ce29" table:formula="of:=([.A187] * [.$C$297]) + [.$C$298]" office:value-type="float" office:value="25.4322691895035" calcext:value-type="float">
            <text:p>25.4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8-01" calcext:value-type="date">
            <text:p>01/08/15</text:p>
          </table:table-cell>
          <table:table-cell table:style-name="ce20" office:value-type="float" office:value="25" calcext:value-type="float">
            <text:p>25</text:p>
          </table:table-cell>
          <table:table-cell table:style-name="ce29" office:value-type="float" office:value="25.4425" calcext:value-type="float">
            <text:p>25.44</text:p>
          </table:table-cell>
          <table:table-cell table:style-name="ce29" table:formula="of:=([.A188] * [.$C$297]) + [.$C$298]" office:value-type="float" office:value="25.4284140249413" calcext:value-type="float">
            <text:p>25.4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09-01" calcext:value-type="date">
            <text:p>01/09/15</text:p>
          </table:table-cell>
          <table:table-cell table:style-name="ce20" office:value-type="float" office:value="24.93" calcext:value-type="float">
            <text:p>24.93</text:p>
          </table:table-cell>
          <table:table-cell table:style-name="ce29" office:value-type="float" office:value="25.4309" calcext:value-type="float">
            <text:p>25.43</text:p>
          </table:table-cell>
          <table:table-cell table:style-name="ce29" table:formula="of:=([.A189] * [.$C$297]) + [.$C$298]" office:value-type="float" office:value="25.4245588603791" calcext:value-type="float">
            <text:p>25.4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10-01" calcext:value-type="date">
            <text:p>01/10/15</text:p>
          </table:table-cell>
          <table:table-cell table:style-name="ce20" office:value-type="float" office:value="25.22" calcext:value-type="float">
            <text:p>25.22</text:p>
          </table:table-cell>
          <table:table-cell table:style-name="ce29" office:value-type="float" office:value="25.4138" calcext:value-type="float">
            <text:p>25.41</text:p>
          </table:table-cell>
          <table:table-cell table:style-name="ce29" table:formula="of:=([.A190] * [.$C$297]) + [.$C$298]" office:value-type="float" office:value="25.4208280559641" calcext:value-type="float">
            <text:p>25.4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11-01" calcext:value-type="date">
            <text:p>01/11/15</text:p>
          </table:table-cell>
          <table:table-cell table:style-name="ce20" office:value-type="float" office:value="25.41" calcext:value-type="float">
            <text:p>25.41</text:p>
          </table:table-cell>
          <table:table-cell table:style-name="ce29" office:value-type="float" office:value="25.3933" calcext:value-type="float">
            <text:p>25.39</text:p>
          </table:table-cell>
          <table:table-cell table:style-name="ce29" table:formula="of:=([.A191] * [.$C$297]) + [.$C$298]" office:value-type="float" office:value="25.4169728914019" calcext:value-type="float">
            <text:p>25.4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5-12-01" calcext:value-type="date">
            <text:p>01/12/15</text:p>
          </table:table-cell>
          <table:table-cell table:style-name="ce20" office:value-type="float" office:value="25.63" calcext:value-type="float">
            <text:p>25.63</text:p>
          </table:table-cell>
          <table:table-cell table:style-name="ce29" office:value-type="float" office:value="25.3754" calcext:value-type="float">
            <text:p>25.38</text:p>
          </table:table-cell>
          <table:table-cell table:style-name="ce29" table:formula="of:=([.A192] * [.$C$297]) + [.$C$298]" office:value-type="float" office:value="25.4132420869868" calcext:value-type="float">
            <text:p>25.4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1-01" calcext:value-type="date">
            <text:p>01/01/16</text:p>
          </table:table-cell>
          <table:table-cell table:style-name="ce20" office:value-type="float" office:value="25.52" calcext:value-type="float">
            <text:p>25.52</text:p>
          </table:table-cell>
          <table:table-cell table:style-name="ce29" office:value-type="float" office:value="25.3639" calcext:value-type="float">
            <text:p>25.36</text:p>
          </table:table-cell>
          <table:table-cell table:style-name="ce29" table:formula="of:=([.A193] * [.$C$297]) + [.$C$298]" office:value-type="float" office:value="25.4093869224246" calcext:value-type="float">
            <text:p>25.4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2-01" calcext:value-type="date">
            <text:p>01/02/16</text:p>
          </table:table-cell>
          <table:table-cell table:style-name="ce20" office:value-type="float" office:value="24.99" calcext:value-type="float">
            <text:p>24.99</text:p>
          </table:table-cell>
          <table:table-cell table:style-name="ce29" office:value-type="float" office:value="25.359" calcext:value-type="float">
            <text:p>25.36</text:p>
          </table:table-cell>
          <table:table-cell table:style-name="ce29" table:formula="of:=([.A194] * [.$C$297]) + [.$C$298]" office:value-type="float" office:value="25.4055317578625" calcext:value-type="float">
            <text:p>25.4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3-01" calcext:value-type="date">
            <text:p>01/03/16</text:p>
          </table:table-cell>
          <table:table-cell table:style-name="ce20" office:value-type="float" office:value="25.57" calcext:value-type="float">
            <text:p>25.57</text:p>
          </table:table-cell>
          <table:table-cell table:style-name="ce29" office:value-type="float" office:value="25.3601" calcext:value-type="float">
            <text:p>25.36</text:p>
          </table:table-cell>
          <table:table-cell table:style-name="ce29" table:formula="of:=([.A195] * [.$C$297]) + [.$C$298]" office:value-type="float" office:value="25.4019253135946" calcext:value-type="float">
            <text:p>25.4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4-01" calcext:value-type="date">
            <text:p>01/04/16</text:p>
          </table:table-cell>
          <table:table-cell table:style-name="ce20" office:value-type="float" office:value="25.29" calcext:value-type="float">
            <text:p>25.29</text:p>
          </table:table-cell>
          <table:table-cell table:style-name="ce29" office:value-type="float" office:value="25.3649" calcext:value-type="float">
            <text:p>25.36</text:p>
          </table:table-cell>
          <table:table-cell table:style-name="ce29" table:formula="of:=([.A196] * [.$C$297]) + [.$C$298]" office:value-type="float" office:value="25.3980701490324" calcext:value-type="float">
            <text:p>25.4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5-01" calcext:value-type="date">
            <text:p>01/05/16</text:p>
          </table:table-cell>
          <table:table-cell table:style-name="ce20" office:value-type="float" office:value="25.66" calcext:value-type="float">
            <text:p>25.66</text:p>
          </table:table-cell>
          <table:table-cell table:style-name="ce29" office:value-type="float" office:value="25.3676" calcext:value-type="float">
            <text:p>25.37</text:p>
          </table:table-cell>
          <table:table-cell table:style-name="ce29" table:formula="of:=([.A197] * [.$C$297]) + [.$C$298]" office:value-type="float" office:value="25.3943393446174" calcext:value-type="float">
            <text:p>25.3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6-01" calcext:value-type="date">
            <text:p>01/06/16</text:p>
          </table:table-cell>
          <table:table-cell table:style-name="ce20" office:value-type="float" office:value="25.57" calcext:value-type="float">
            <text:p>25.57</text:p>
          </table:table-cell>
          <table:table-cell table:style-name="ce29" office:value-type="float" office:value="25.3664" calcext:value-type="float">
            <text:p>25.37</text:p>
          </table:table-cell>
          <table:table-cell table:style-name="ce29" table:formula="of:=([.A198] * [.$C$297]) + [.$C$298]" office:value-type="float" office:value="25.3904841800552" calcext:value-type="float">
            <text:p>25.3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7-01" calcext:value-type="date">
            <text:p>01/07/16</text:p>
          </table:table-cell>
          <table:table-cell table:style-name="ce20" office:value-type="float" office:value="25.25" calcext:value-type="float">
            <text:p>25.25</text:p>
          </table:table-cell>
          <table:table-cell table:style-name="ce29" office:value-type="float" office:value="25.3615" calcext:value-type="float">
            <text:p>25.36</text:p>
          </table:table-cell>
          <table:table-cell table:style-name="ce29" table:formula="of:=([.A199] * [.$C$297]) + [.$C$298]" office:value-type="float" office:value="25.3867533756402" calcext:value-type="float">
            <text:p>25.3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8-01" calcext:value-type="date">
            <text:p>01/08/16</text:p>
          </table:table-cell>
          <table:table-cell table:style-name="ce20" office:value-type="float" office:value="25.44" calcext:value-type="float">
            <text:p>25.44</text:p>
          </table:table-cell>
          <table:table-cell table:style-name="ce29" office:value-type="float" office:value="25.3519" calcext:value-type="float">
            <text:p>25.35</text:p>
          </table:table-cell>
          <table:table-cell table:style-name="ce29" table:formula="of:=([.A200] * [.$C$297]) + [.$C$298]" office:value-type="float" office:value="25.382898211078" calcext:value-type="float">
            <text:p>25.3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09-01" calcext:value-type="date">
            <text:p>01/09/16</text:p>
          </table:table-cell>
          <table:table-cell table:style-name="ce20" office:value-type="float" office:value="24.84" calcext:value-type="float">
            <text:p>24.84</text:p>
          </table:table-cell>
          <table:table-cell table:style-name="ce29" office:value-type="float" office:value="25.3381" calcext:value-type="float">
            <text:p>25.34</text:p>
          </table:table-cell>
          <table:table-cell table:style-name="ce29" table:formula="of:=([.A201] * [.$C$297]) + [.$C$298]" office:value-type="float" office:value="25.3790430465158" calcext:value-type="float">
            <text:p>25.3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10-01" calcext:value-type="date">
            <text:p>01/10/16</text:p>
          </table:table-cell>
          <table:table-cell table:style-name="ce20" office:value-type="float" office:value="25.17" calcext:value-type="float">
            <text:p>25.17</text:p>
          </table:table-cell>
          <table:table-cell table:style-name="ce29" office:value-type="float" office:value="25.322" calcext:value-type="float">
            <text:p>25.32</text:p>
          </table:table-cell>
          <table:table-cell table:style-name="ce29" table:formula="of:=([.A202] * [.$C$297]) + [.$C$298]" office:value-type="float" office:value="25.3753122421008" calcext:value-type="float">
            <text:p>25.3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11-01" calcext:value-type="date">
            <text:p>01/11/16</text:p>
          </table:table-cell>
          <table:table-cell table:style-name="ce20" office:value-type="float" office:value="25.61" calcext:value-type="float">
            <text:p>25.61</text:p>
          </table:table-cell>
          <table:table-cell table:style-name="ce29" office:value-type="float" office:value="25.3052" calcext:value-type="float">
            <text:p>25.31</text:p>
          </table:table-cell>
          <table:table-cell table:style-name="ce29" table:formula="of:=([.A203] * [.$C$297]) + [.$C$298]" office:value-type="float" office:value="25.3714570775386" calcext:value-type="float">
            <text:p>25.3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6-12-01" calcext:value-type="date">
            <text:p>01/12/16</text:p>
          </table:table-cell>
          <table:table-cell table:style-name="ce20" office:value-type="float" office:value="25.73" calcext:value-type="float">
            <text:p>25.73</text:p>
          </table:table-cell>
          <table:table-cell table:style-name="ce29" office:value-type="float" office:value="25.288" calcext:value-type="float">
            <text:p>25.29</text:p>
          </table:table-cell>
          <table:table-cell table:style-name="ce29" table:formula="of:=([.A204] * [.$C$297]) + [.$C$298]" office:value-type="float" office:value="25.3677262731235" calcext:value-type="float">
            <text:p>25.3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1-01" calcext:value-type="date">
            <text:p>01/01/17</text:p>
          </table:table-cell>
          <table:table-cell table:style-name="ce20" office:value-type="float" office:value="25" calcext:value-type="float">
            <text:p>25</text:p>
          </table:table-cell>
          <table:table-cell table:style-name="ce29" office:value-type="float" office:value="25.2703" calcext:value-type="float">
            <text:p>25.27</text:p>
          </table:table-cell>
          <table:table-cell table:style-name="ce29" table:formula="of:=([.A205] * [.$C$297]) + [.$C$298]" office:value-type="float" office:value="25.3638711085613" calcext:value-type="float">
            <text:p>25.3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2-01" calcext:value-type="date">
            <text:p>01/02/17</text:p>
          </table:table-cell>
          <table:table-cell table:style-name="ce20" office:value-type="float" office:value="25.05" calcext:value-type="float">
            <text:p>25.05</text:p>
          </table:table-cell>
          <table:table-cell table:style-name="ce29" office:value-type="float" office:value="25.2521" calcext:value-type="float">
            <text:p>25.25</text:p>
          </table:table-cell>
          <table:table-cell table:style-name="ce29" table:formula="of:=([.A206] * [.$C$297]) + [.$C$298]" office:value-type="float" office:value="25.3600159439992" calcext:value-type="float">
            <text:p>25.3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3-01" calcext:value-type="date">
            <text:p>01/03/17</text:p>
          </table:table-cell>
          <table:table-cell table:style-name="ce20" office:value-type="float" office:value="25.43" calcext:value-type="float">
            <text:p>25.43</text:p>
          </table:table-cell>
          <table:table-cell table:style-name="ce29" office:value-type="float" office:value="25.235" calcext:value-type="float">
            <text:p>25.24</text:p>
          </table:table-cell>
          <table:table-cell table:style-name="ce29" table:formula="of:=([.A207] * [.$C$297]) + [.$C$298]" office:value-type="float" office:value="25.3565338598785" calcext:value-type="float">
            <text:p>25.3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4-01" calcext:value-type="date">
            <text:p>01/04/17</text:p>
          </table:table-cell>
          <table:table-cell table:style-name="ce20" office:value-type="float" office:value="25" calcext:value-type="float">
            <text:p>25</text:p>
          </table:table-cell>
          <table:table-cell table:style-name="ce29" office:value-type="float" office:value="25.2206" calcext:value-type="float">
            <text:p>25.22</text:p>
          </table:table-cell>
          <table:table-cell table:style-name="ce29" table:formula="of:=([.A208] * [.$C$297]) + [.$C$298]" office:value-type="float" office:value="25.3526786953163" calcext:value-type="float">
            <text:p>25.3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5-01" calcext:value-type="date">
            <text:p>01/05/17</text:p>
          </table:table-cell>
          <table:table-cell table:style-name="ce20" office:value-type="float" office:value="25.46" calcext:value-type="float">
            <text:p>25.46</text:p>
          </table:table-cell>
          <table:table-cell table:style-name="ce29" office:value-type="float" office:value="25.211" calcext:value-type="float">
            <text:p>25.21</text:p>
          </table:table-cell>
          <table:table-cell table:style-name="ce29" table:formula="of:=([.A209] * [.$C$297]) + [.$C$298]" office:value-type="float" office:value="25.3489478909013" calcext:value-type="float">
            <text:p>25.3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6-01" calcext:value-type="date">
            <text:p>01/06/17</text:p>
          </table:table-cell>
          <table:table-cell table:style-name="ce20" office:value-type="float" office:value="25.32" calcext:value-type="float">
            <text:p>25.32</text:p>
          </table:table-cell>
          <table:table-cell table:style-name="ce29" office:value-type="float" office:value="25.2092" calcext:value-type="float">
            <text:p>25.21</text:p>
          </table:table-cell>
          <table:table-cell table:style-name="ce29" table:formula="of:=([.A210] * [.$C$297]) + [.$C$298]" office:value-type="float" office:value="25.3450927263391" calcext:value-type="float">
            <text:p>25.3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7-01" calcext:value-type="date">
            <text:p>01/07/17</text:p>
          </table:table-cell>
          <table:table-cell table:style-name="ce20" office:value-type="float" office:value="25.17" calcext:value-type="float">
            <text:p>25.17</text:p>
          </table:table-cell>
          <table:table-cell table:style-name="ce29" office:value-type="float" office:value="25.215" calcext:value-type="float">
            <text:p>25.22</text:p>
          </table:table-cell>
          <table:table-cell table:style-name="ce29" table:formula="of:=([.A211] * [.$C$297]) + [.$C$298]" office:value-type="float" office:value="25.341361921924" calcext:value-type="float">
            <text:p>25.3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8-01" calcext:value-type="date">
            <text:p>01/08/17</text:p>
          </table:table-cell>
          <table:table-cell table:style-name="ce20" office:value-type="float" office:value="25.09" calcext:value-type="float">
            <text:p>25.09</text:p>
          </table:table-cell>
          <table:table-cell table:style-name="ce29" office:value-type="float" office:value="25.2277" calcext:value-type="float">
            <text:p>25.23</text:p>
          </table:table-cell>
          <table:table-cell table:style-name="ce29" table:formula="of:=([.A212] * [.$C$297]) + [.$C$298]" office:value-type="float" office:value="25.3375067573618" calcext:value-type="float">
            <text:p>25.3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09-01" calcext:value-type="date">
            <text:p>01/09/17</text:p>
          </table:table-cell>
          <table:table-cell table:style-name="ce20" office:value-type="float" office:value="24.66" calcext:value-type="float">
            <text:p>24.66</text:p>
          </table:table-cell>
          <table:table-cell table:style-name="ce29" office:value-type="float" office:value="25.2444" calcext:value-type="float">
            <text:p>25.24</text:p>
          </table:table-cell>
          <table:table-cell table:style-name="ce29" table:formula="of:=([.A213] * [.$C$297]) + [.$C$298]" office:value-type="float" office:value="25.3336515927996" calcext:value-type="float">
            <text:p>25.3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10-01" calcext:value-type="date">
            <text:p>01/10/17</text:p>
          </table:table-cell>
          <table:table-cell table:style-name="ce20" office:value-type="float" office:value="25.13" calcext:value-type="float">
            <text:p>25.13</text:p>
          </table:table-cell>
          <table:table-cell table:style-name="ce29" office:value-type="float" office:value="25.2605" calcext:value-type="float">
            <text:p>25.26</text:p>
          </table:table-cell>
          <table:table-cell table:style-name="ce29" table:formula="of:=([.A214] * [.$C$297]) + [.$C$298]" office:value-type="float" office:value="25.3299207883846" calcext:value-type="float">
            <text:p>25.3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11-01" calcext:value-type="date">
            <text:p>01/11/17</text:p>
          </table:table-cell>
          <table:table-cell table:style-name="ce20" office:value-type="float" office:value="25.45" calcext:value-type="float">
            <text:p>25.45</text:p>
          </table:table-cell>
          <table:table-cell table:style-name="ce29" office:value-type="float" office:value="25.2746" calcext:value-type="float">
            <text:p>25.27</text:p>
          </table:table-cell>
          <table:table-cell table:style-name="ce29" table:formula="of:=([.A215] * [.$C$297]) + [.$C$298]" office:value-type="float" office:value="25.3260656238224" calcext:value-type="float">
            <text:p>25.3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7-12-01" calcext:value-type="date">
            <text:p>01/12/17</text:p>
          </table:table-cell>
          <table:table-cell table:style-name="ce20" office:value-type="float" office:value="25.34" calcext:value-type="float">
            <text:p>25.34</text:p>
          </table:table-cell>
          <table:table-cell table:style-name="ce29" office:value-type="float" office:value="25.2875" calcext:value-type="float">
            <text:p>25.29</text:p>
          </table:table-cell>
          <table:table-cell table:style-name="ce29" table:formula="of:=([.A216] * [.$C$297]) + [.$C$298]" office:value-type="float" office:value="25.3223348194074" calcext:value-type="float">
            <text:p>25.3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1-01" calcext:value-type="date">
            <text:p>01/01/18</text:p>
          </table:table-cell>
          <table:table-cell table:style-name="ce20" office:value-type="float" office:value="25.42" calcext:value-type="float">
            <text:p>25.42</text:p>
          </table:table-cell>
          <table:table-cell table:style-name="ce29" office:value-type="float" office:value="25.2978" calcext:value-type="float">
            <text:p>25.30</text:p>
          </table:table-cell>
          <table:table-cell table:style-name="ce29" table:formula="of:=([.A217] * [.$C$297]) + [.$C$298]" office:value-type="float" office:value="25.3184796548452" calcext:value-type="float">
            <text:p>25.3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2-01" calcext:value-type="date">
            <text:p>01/02/18</text:p>
          </table:table-cell>
          <table:table-cell table:style-name="ce20" office:value-type="float" office:value="25.39" calcext:value-type="float">
            <text:p>25.39</text:p>
          </table:table-cell>
          <table:table-cell table:style-name="ce29" office:value-type="float" office:value="25.3037" calcext:value-type="float">
            <text:p>25.30</text:p>
          </table:table-cell>
          <table:table-cell table:style-name="ce29" table:formula="of:=([.A218] * [.$C$297]) + [.$C$298]" office:value-type="float" office:value="25.314624490283" calcext:value-type="float">
            <text:p>25.3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3-01" calcext:value-type="date">
            <text:p>01/03/18</text:p>
          </table:table-cell>
          <table:table-cell table:style-name="ce20" office:value-type="float" office:value="25.49" calcext:value-type="float">
            <text:p>25.49</text:p>
          </table:table-cell>
          <table:table-cell table:style-name="ce29" office:value-type="float" office:value="25.3067" calcext:value-type="float">
            <text:p>25.31</text:p>
          </table:table-cell>
          <table:table-cell table:style-name="ce29" table:formula="of:=([.A219] * [.$C$297]) + [.$C$298]" office:value-type="float" office:value="25.3111424061623" calcext:value-type="float">
            <text:p>25.3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4-01" calcext:value-type="date">
            <text:p>01/04/18</text:p>
          </table:table-cell>
          <table:table-cell table:style-name="ce20" office:value-type="float" office:value="25.51" calcext:value-type="float">
            <text:p>25.51</text:p>
          </table:table-cell>
          <table:table-cell table:style-name="ce29" office:value-type="float" office:value="25.3092" calcext:value-type="float">
            <text:p>25.31</text:p>
          </table:table-cell>
          <table:table-cell table:style-name="ce29" table:formula="of:=([.A220] * [.$C$297]) + [.$C$298]" office:value-type="float" office:value="25.3072872416001" calcext:value-type="float">
            <text:p>25.3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5-01" calcext:value-type="date">
            <text:p>01/05/18</text:p>
          </table:table-cell>
          <table:table-cell table:style-name="ce20" office:value-type="float" office:value="25.52" calcext:value-type="float">
            <text:p>25.52</text:p>
          </table:table-cell>
          <table:table-cell table:style-name="ce29" office:value-type="float" office:value="25.3118" calcext:value-type="float">
            <text:p>25.31</text:p>
          </table:table-cell>
          <table:table-cell table:style-name="ce29" table:formula="of:=([.A221] * [.$C$297]) + [.$C$298]" office:value-type="float" office:value="25.3035564371851" calcext:value-type="float">
            <text:p>25.3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6-01" calcext:value-type="date">
            <text:p>01/06/18</text:p>
          </table:table-cell>
          <table:table-cell table:style-name="ce20" office:value-type="float" office:value="25.23" calcext:value-type="float">
            <text:p>25.23</text:p>
          </table:table-cell>
          <table:table-cell table:style-name="ce29" office:value-type="float" office:value="25.3132" calcext:value-type="float">
            <text:p>25.31</text:p>
          </table:table-cell>
          <table:table-cell table:style-name="ce29" table:formula="of:=([.A222] * [.$C$297]) + [.$C$298]" office:value-type="float" office:value="25.2997012726229" calcext:value-type="float">
            <text:p>25.3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7-01" calcext:value-type="date">
            <text:p>01/07/18</text:p>
          </table:table-cell>
          <table:table-cell table:style-name="ce20" office:value-type="float" office:value="25.36" calcext:value-type="float">
            <text:p>25.36</text:p>
          </table:table-cell>
          <table:table-cell table:style-name="ce29" office:value-type="float" office:value="25.3118" calcext:value-type="float">
            <text:p>25.31</text:p>
          </table:table-cell>
          <table:table-cell table:style-name="ce29" table:formula="of:=([.A223] * [.$C$297]) + [.$C$298]" office:value-type="float" office:value="25.2959704682079" calcext:value-type="float">
            <text:p>25.3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8-01" calcext:value-type="date">
            <text:p>01/08/18</text:p>
          </table:table-cell>
          <table:table-cell table:style-name="ce20" office:value-type="float" office:value="25.25" calcext:value-type="float">
            <text:p>25.25</text:p>
          </table:table-cell>
          <table:table-cell table:style-name="ce29" office:value-type="float" office:value="25.3095" calcext:value-type="float">
            <text:p>25.31</text:p>
          </table:table-cell>
          <table:table-cell table:style-name="ce29" table:formula="of:=([.A224] * [.$C$297]) + [.$C$298]" office:value-type="float" office:value="25.2921153036457" calcext:value-type="float">
            <text:p>25.2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09-01" calcext:value-type="date">
            <text:p>01/09/18</text:p>
          </table:table-cell>
          <table:table-cell table:style-name="ce20" office:value-type="float" office:value="24.79" calcext:value-type="float">
            <text:p>24.79</text:p>
          </table:table-cell>
          <table:table-cell table:style-name="ce29" office:value-type="float" office:value="25.3065" calcext:value-type="float">
            <text:p>25.31</text:p>
          </table:table-cell>
          <table:table-cell table:style-name="ce29" table:formula="of:=([.A225] * [.$C$297]) + [.$C$298]" office:value-type="float" office:value="25.2882601390835" calcext:value-type="float">
            <text:p>25.2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10-01" calcext:value-type="date">
            <text:p>01/10/18</text:p>
          </table:table-cell>
          <table:table-cell table:style-name="ce20" office:value-type="float" office:value="24.93" calcext:value-type="float">
            <text:p>24.93</text:p>
          </table:table-cell>
          <table:table-cell table:style-name="ce29" office:value-type="float" office:value="25.3055" calcext:value-type="float">
            <text:p>25.31</text:p>
          </table:table-cell>
          <table:table-cell table:style-name="ce29" table:formula="of:=([.A226] * [.$C$297]) + [.$C$298]" office:value-type="float" office:value="25.2845293346685" calcext:value-type="float">
            <text:p>25.2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11-01" calcext:value-type="date">
            <text:p>01/11/18</text:p>
          </table:table-cell>
          <table:table-cell table:style-name="ce20" office:value-type="float" office:value="25.41" calcext:value-type="float">
            <text:p>25.41</text:p>
          </table:table-cell>
          <table:table-cell table:style-name="ce29" office:value-type="float" office:value="25.3071" calcext:value-type="float">
            <text:p>25.31</text:p>
          </table:table-cell>
          <table:table-cell table:style-name="ce29" table:formula="of:=([.A227] * [.$C$297]) + [.$C$298]" office:value-type="float" office:value="25.2806741701063" calcext:value-type="float">
            <text:p>25.2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8-12-01" calcext:value-type="date">
            <text:p>01/12/18</text:p>
          </table:table-cell>
          <table:table-cell table:style-name="ce20" office:value-type="float" office:value="25.63" calcext:value-type="float">
            <text:p>25.63</text:p>
          </table:table-cell>
          <table:table-cell table:style-name="ce29" office:value-type="float" office:value="25.3082" calcext:value-type="float">
            <text:p>25.31</text:p>
          </table:table-cell>
          <table:table-cell table:style-name="ce29" table:formula="of:=([.A228] * [.$C$297]) + [.$C$298]" office:value-type="float" office:value="25.2769433656913" calcext:value-type="float">
            <text:p>25.2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1-01" calcext:value-type="date">
            <text:p>01/01/19</text:p>
          </table:table-cell>
          <table:table-cell table:style-name="ce20" office:value-type="float" office:value="25.43" calcext:value-type="float">
            <text:p>25.43</text:p>
          </table:table-cell>
          <table:table-cell table:style-name="ce29" office:value-type="float" office:value="25.3029" calcext:value-type="float">
            <text:p>25.30</text:p>
          </table:table-cell>
          <table:table-cell table:style-name="ce29" table:formula="of:=([.A229] * [.$C$297]) + [.$C$298]" office:value-type="float" office:value="25.2730882011291" calcext:value-type="float">
            <text:p>25.2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2-01" calcext:value-type="date">
            <text:p>01/02/19</text:p>
          </table:table-cell>
          <table:table-cell table:style-name="ce20" office:value-type="float" office:value="25.01" calcext:value-type="float">
            <text:p>25.01</text:p>
          </table:table-cell>
          <table:table-cell table:style-name="ce29" office:value-type="float" office:value="25.2896" calcext:value-type="float">
            <text:p>25.29</text:p>
          </table:table-cell>
          <table:table-cell table:style-name="ce29" table:formula="of:=([.A230] * [.$C$297]) + [.$C$298]" office:value-type="float" office:value="25.2692330365669" calcext:value-type="float">
            <text:p>25.2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3-01" calcext:value-type="date">
            <text:p>01/03/19</text:p>
          </table:table-cell>
          <table:table-cell table:style-name="ce20" office:value-type="float" office:value="25.3" calcext:value-type="float">
            <text:p>25.3</text:p>
          </table:table-cell>
          <table:table-cell table:style-name="ce29" office:value-type="float" office:value="25.2701" calcext:value-type="float">
            <text:p>25.27</text:p>
          </table:table-cell>
          <table:table-cell table:style-name="ce29" table:formula="of:=([.A231] * [.$C$297]) + [.$C$298]" office:value-type="float" office:value="25.2657509524462" calcext:value-type="float">
            <text:p>25.2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4-01" calcext:value-type="date">
            <text:p>01/04/19</text:p>
          </table:table-cell>
          <table:table-cell table:style-name="ce20" office:value-type="float" office:value="25.8" calcext:value-type="float">
            <text:p>25.8</text:p>
          </table:table-cell>
          <table:table-cell table:style-name="ce29" office:value-type="float" office:value="25.2464" calcext:value-type="float">
            <text:p>25.25</text:p>
          </table:table-cell>
          <table:table-cell table:style-name="ce29" table:formula="of:=([.A232] * [.$C$297]) + [.$C$298]" office:value-type="float" office:value="25.261895787884" calcext:value-type="float">
            <text:p>25.2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5-01" calcext:value-type="date">
            <text:p>01/05/19</text:p>
          </table:table-cell>
          <table:table-cell table:style-name="ce20" office:value-type="float" office:value="25.34" calcext:value-type="float">
            <text:p>25.34</text:p>
          </table:table-cell>
          <table:table-cell table:style-name="ce29" office:value-type="float" office:value="25.2216" calcext:value-type="float">
            <text:p>25.22</text:p>
          </table:table-cell>
          <table:table-cell table:style-name="ce29" table:formula="of:=([.A233] * [.$C$297]) + [.$C$298]" office:value-type="float" office:value="25.258164983469" calcext:value-type="float">
            <text:p>25.2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6-01" calcext:value-type="date">
            <text:p>01/06/19</text:p>
          </table:table-cell>
          <table:table-cell table:style-name="ce20" office:value-type="float" office:value="25.95" calcext:value-type="float">
            <text:p>25.95</text:p>
          </table:table-cell>
          <table:table-cell table:style-name="ce29" office:value-type="float" office:value="25.1973" calcext:value-type="float">
            <text:p>25.20</text:p>
          </table:table-cell>
          <table:table-cell table:style-name="ce29" table:formula="of:=([.A234] * [.$C$297]) + [.$C$298]" office:value-type="float" office:value="25.2543098189068" calcext:value-type="float">
            <text:p>25.2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7-01" calcext:value-type="date">
            <text:p>01/07/19</text:p>
          </table:table-cell>
          <table:table-cell table:style-name="ce20" office:value-type="float" office:value="25.06" calcext:value-type="float">
            <text:p>25.06</text:p>
          </table:table-cell>
          <table:table-cell table:style-name="ce29" office:value-type="float" office:value="25.1741" calcext:value-type="float">
            <text:p>25.17</text:p>
          </table:table-cell>
          <table:table-cell table:style-name="ce29" table:formula="of:=([.A235] * [.$C$297]) + [.$C$298]" office:value-type="float" office:value="25.2505790144918" calcext:value-type="float">
            <text:p>25.2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8-01" calcext:value-type="date">
            <text:p>01/08/19</text:p>
          </table:table-cell>
          <table:table-cell table:style-name="ce20" office:value-type="float" office:value="24.77" calcext:value-type="float">
            <text:p>24.77</text:p>
          </table:table-cell>
          <table:table-cell table:style-name="ce29" office:value-type="float" office:value="25.1531" calcext:value-type="float">
            <text:p>25.15</text:p>
          </table:table-cell>
          <table:table-cell table:style-name="ce29" table:formula="of:=([.A236] * [.$C$297]) + [.$C$298]" office:value-type="float" office:value="25.2467238499296" calcext:value-type="float">
            <text:p>25.2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09-01" calcext:value-type="date">
            <text:p>01/09/19</text:p>
          </table:table-cell>
          <table:table-cell table:style-name="ce20" office:value-type="float" office:value="24.24" calcext:value-type="float">
            <text:p>24.24</text:p>
          </table:table-cell>
          <table:table-cell table:style-name="ce29" office:value-type="float" office:value="25.134" calcext:value-type="float">
            <text:p>25.13</text:p>
          </table:table-cell>
          <table:table-cell table:style-name="ce29" table:formula="of:=([.A237] * [.$C$297]) + [.$C$298]" office:value-type="float" office:value="25.2428686853674" calcext:value-type="float">
            <text:p>25.2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10-01" calcext:value-type="date">
            <text:p>01/10/19</text:p>
          </table:table-cell>
          <table:table-cell table:style-name="ce20" office:value-type="float" office:value="24.85" calcext:value-type="float">
            <text:p>24.85</text:p>
          </table:table-cell>
          <table:table-cell table:style-name="ce29" office:value-type="float" office:value="25.1153" calcext:value-type="float">
            <text:p>25.12</text:p>
          </table:table-cell>
          <table:table-cell table:style-name="ce29" table:formula="of:=([.A238] * [.$C$297]) + [.$C$298]" office:value-type="float" office:value="25.2391378809524" calcext:value-type="float">
            <text:p>25.2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11-01" calcext:value-type="date">
            <text:p>01/11/19</text:p>
          </table:table-cell>
          <table:table-cell table:style-name="ce20" office:value-type="float" office:value="25.42" calcext:value-type="float">
            <text:p>25.42</text:p>
          </table:table-cell>
          <table:table-cell table:style-name="ce29" office:value-type="float" office:value="25.098" calcext:value-type="float">
            <text:p>25.10</text:p>
          </table:table-cell>
          <table:table-cell table:style-name="ce29" table:formula="of:=([.A239] * [.$C$297]) + [.$C$298]" office:value-type="float" office:value="25.2352827163902" calcext:value-type="float">
            <text:p>25.2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19-12-01" calcext:value-type="date">
            <text:p>01/12/19</text:p>
          </table:table-cell>
          <table:table-cell table:style-name="ce20" office:value-type="float" office:value="24.91" calcext:value-type="float">
            <text:p>24.91</text:p>
          </table:table-cell>
          <table:table-cell table:style-name="ce29" office:value-type="float" office:value="25.0838" calcext:value-type="float">
            <text:p>25.08</text:p>
          </table:table-cell>
          <table:table-cell table:style-name="ce29" table:formula="of:=([.A240] * [.$C$297]) + [.$C$298]" office:value-type="float" office:value="25.2315519119751" calcext:value-type="float">
            <text:p>25.2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1-01" calcext:value-type="date">
            <text:p>01/01/20</text:p>
          </table:table-cell>
          <table:table-cell table:style-name="ce20" office:value-type="float" office:value="25.04" calcext:value-type="float">
            <text:p>25.04</text:p>
          </table:table-cell>
          <table:table-cell table:style-name="ce29" office:value-type="float" office:value="25.0748" calcext:value-type="float">
            <text:p>25.07</text:p>
          </table:table-cell>
          <table:table-cell table:style-name="ce29" table:formula="of:=([.A241] * [.$C$297]) + [.$C$298]" office:value-type="float" office:value="25.227696747413" calcext:value-type="float">
            <text:p>25.2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2-01" calcext:value-type="date">
            <text:p>01/02/20</text:p>
          </table:table-cell>
          <table:table-cell table:style-name="ce20" office:value-type="float" office:value="24.94" calcext:value-type="float">
            <text:p>24.94</text:p>
          </table:table-cell>
          <table:table-cell table:style-name="ce29" office:value-type="float" office:value="25.0738" calcext:value-type="float">
            <text:p>25.07</text:p>
          </table:table-cell>
          <table:table-cell table:style-name="ce29" table:formula="of:=([.A242] * [.$C$297]) + [.$C$298]" office:value-type="float" office:value="25.2238415828508" calcext:value-type="float">
            <text:p>25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3-01" calcext:value-type="date">
            <text:p>01/03/20</text:p>
          </table:table-cell>
          <table:table-cell table:style-name="ce20" office:value-type="float" office:value="25.34" calcext:value-type="float">
            <text:p>25.34</text:p>
          </table:table-cell>
          <table:table-cell table:style-name="ce29" office:value-type="float" office:value="25.0779" calcext:value-type="float">
            <text:p>25.08</text:p>
          </table:table-cell>
          <table:table-cell table:style-name="ce29" table:formula="of:=([.A243] * [.$C$297]) + [.$C$298]" office:value-type="float" office:value="25.2202351385829" calcext:value-type="float">
            <text:p>25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4-01" calcext:value-type="date">
            <text:p>01/04/20</text:p>
          </table:table-cell>
          <table:table-cell table:style-name="ce20" office:value-type="float" office:value="25.41" calcext:value-type="float">
            <text:p>25.41</text:p>
          </table:table-cell>
          <table:table-cell table:style-name="ce29" office:value-type="float" office:value="25.0846" calcext:value-type="float">
            <text:p>25.08</text:p>
          </table:table-cell>
          <table:table-cell table:style-name="ce29" table:formula="of:=([.A244] * [.$C$297]) + [.$C$298]" office:value-type="float" office:value="25.2163799740207" calcext:value-type="float">
            <text:p>25.2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5-01" calcext:value-type="date">
            <text:p>01/05/20</text:p>
          </table:table-cell>
          <table:table-cell table:style-name="ce20" office:value-type="float" office:value="25.47" calcext:value-type="float">
            <text:p>25.47</text:p>
          </table:table-cell>
          <table:table-cell table:style-name="ce29" office:value-type="float" office:value="25.0911" calcext:value-type="float">
            <text:p>25.09</text:p>
          </table:table-cell>
          <table:table-cell table:style-name="ce29" table:formula="of:=([.A245] * [.$C$297]) + [.$C$298]" office:value-type="float" office:value="25.2126491696057" calcext:value-type="float">
            <text:p>25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6-01" calcext:value-type="date">
            <text:p>01/06/20</text:p>
          </table:table-cell>
          <table:table-cell table:style-name="ce20" office:value-type="float" office:value="24.98" calcext:value-type="float">
            <text:p>24.98</text:p>
          </table:table-cell>
          <table:table-cell table:style-name="ce29" office:value-type="float" office:value="25.0951" calcext:value-type="float">
            <text:p>25.10</text:p>
          </table:table-cell>
          <table:table-cell table:style-name="ce29" table:formula="of:=([.A246] * [.$C$297]) + [.$C$298]" office:value-type="float" office:value="25.2087940050435" calcext:value-type="float">
            <text:p>25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7-01" calcext:value-type="date">
            <text:p>01/07/20</text:p>
          </table:table-cell>
          <table:table-cell table:style-name="ce20" office:value-type="float" office:value="25.33" calcext:value-type="float">
            <text:p>25.33</text:p>
          </table:table-cell>
          <table:table-cell table:style-name="ce29" office:value-type="float" office:value="25.0968" calcext:value-type="float">
            <text:p>25.10</text:p>
          </table:table-cell>
          <table:table-cell table:style-name="ce29" table:formula="of:=([.A247] * [.$C$297]) + [.$C$298]" office:value-type="float" office:value="25.2050632006285" calcext:value-type="float">
            <text:p>25.2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8-01" calcext:value-type="date">
            <text:p>01/08/20</text:p>
          </table:table-cell>
          <table:table-cell table:style-name="ce20" office:value-type="float" office:value="24.79" calcext:value-type="float">
            <text:p>24.79</text:p>
          </table:table-cell>
          <table:table-cell table:style-name="ce29" office:value-type="float" office:value="25.1005" calcext:value-type="float">
            <text:p>25.10</text:p>
          </table:table-cell>
          <table:table-cell table:style-name="ce29" table:formula="of:=([.A248] * [.$C$297]) + [.$C$298]" office:value-type="float" office:value="25.2012080360663" calcext:value-type="float">
            <text:p>25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09-01" calcext:value-type="date">
            <text:p>01/09/20</text:p>
          </table:table-cell>
          <table:table-cell table:style-name="ce20" office:value-type="float" office:value="24.7" calcext:value-type="float">
            <text:p>24.7</text:p>
          </table:table-cell>
          <table:table-cell table:style-name="ce29" office:value-type="float" office:value="25.1082" calcext:value-type="float">
            <text:p>25.11</text:p>
          </table:table-cell>
          <table:table-cell table:style-name="ce29" table:formula="of:=([.A249] * [.$C$297]) + [.$C$298]" office:value-type="float" office:value="25.1973528715041" calcext:value-type="float">
            <text:p>25.2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10-01" calcext:value-type="date">
            <text:p>01/10/20</text:p>
          </table:table-cell>
          <table:table-cell table:style-name="ce20" office:value-type="float" office:value="25.18" calcext:value-type="float">
            <text:p>25.18</text:p>
          </table:table-cell>
          <table:table-cell table:style-name="ce29" office:value-type="float" office:value="25.119" calcext:value-type="float">
            <text:p>25.12</text:p>
          </table:table-cell>
          <table:table-cell table:style-name="ce29" table:formula="of:=([.A250] * [.$C$297]) + [.$C$298]" office:value-type="float" office:value="25.1936220670891" calcext:value-type="float">
            <text:p>25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11-01" calcext:value-type="date">
            <text:p>01/11/20</text:p>
          </table:table-cell>
          <table:table-cell table:style-name="ce20" office:value-type="float" office:value="24.79" calcext:value-type="float">
            <text:p>24.79</text:p>
          </table:table-cell>
          <table:table-cell table:style-name="ce29" office:value-type="float" office:value="25.1334" calcext:value-type="float">
            <text:p>25.13</text:p>
          </table:table-cell>
          <table:table-cell table:style-name="ce29" table:formula="of:=([.A251] * [.$C$297]) + [.$C$298]" office:value-type="float" office:value="25.1897669025269" calcext:value-type="float">
            <text:p>25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0-12-01" calcext:value-type="date">
            <text:p>01/12/20</text:p>
          </table:table-cell>
          <table:table-cell table:style-name="ce20" office:value-type="float" office:value="24.96" calcext:value-type="float">
            <text:p>24.96</text:p>
          </table:table-cell>
          <table:table-cell table:style-name="ce29" office:value-type="float" office:value="25.1497" calcext:value-type="float">
            <text:p>25.15</text:p>
          </table:table-cell>
          <table:table-cell table:style-name="ce29" table:formula="of:=([.A252] * [.$C$297]) + [.$C$298]" office:value-type="float" office:value="25.1860360981118" calcext:value-type="float">
            <text:p>25.1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1-01" calcext:value-type="date">
            <text:p>01/01/21</text:p>
          </table:table-cell>
          <table:table-cell table:style-name="ce20" office:value-type="float" office:value="25.46" calcext:value-type="float">
            <text:p>25.46</text:p>
          </table:table-cell>
          <table:table-cell table:style-name="ce29" office:value-type="float" office:value="25.1664" calcext:value-type="float">
            <text:p>25.17</text:p>
          </table:table-cell>
          <table:table-cell table:style-name="ce29" table:formula="of:=([.A253] * [.$C$297]) + [.$C$298]" office:value-type="float" office:value="25.1821809335497" calcext:value-type="float">
            <text:p>25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2-01" calcext:value-type="date">
            <text:p>01/02/21</text:p>
          </table:table-cell>
          <table:table-cell table:style-name="ce20" office:value-type="float" office:value="24.81" calcext:value-type="float">
            <text:p>24.81</text:p>
          </table:table-cell>
          <table:table-cell table:style-name="ce29" office:value-type="float" office:value="25.1812" calcext:value-type="float">
            <text:p>25.18</text:p>
          </table:table-cell>
          <table:table-cell table:style-name="ce29" table:formula="of:=([.A254] * [.$C$297]) + [.$C$298]" office:value-type="float" office:value="25.1783257689875" calcext:value-type="float">
            <text:p>25.1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3-01" calcext:value-type="date">
            <text:p>01/03/21</text:p>
          </table:table-cell>
          <table:table-cell table:style-name="ce20" office:value-type="float" office:value="25.18" calcext:value-type="float">
            <text:p>25.18</text:p>
          </table:table-cell>
          <table:table-cell table:style-name="ce29" office:value-type="float" office:value="25.1933" calcext:value-type="float">
            <text:p>25.19</text:p>
          </table:table-cell>
          <table:table-cell table:style-name="ce29" table:formula="of:=([.A255] * [.$C$297]) + [.$C$298]" office:value-type="float" office:value="25.1748436848668" calcext:value-type="float">
            <text:p>25.1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4-01" calcext:value-type="date">
            <text:p>01/04/21</text:p>
          </table:table-cell>
          <table:table-cell table:style-name="ce20" office:value-type="float" office:value="25.58" calcext:value-type="float">
            <text:p>25.58</text:p>
          </table:table-cell>
          <table:table-cell table:style-name="ce29" office:value-type="float" office:value="25.2047" calcext:value-type="float">
            <text:p>25.20</text:p>
          </table:table-cell>
          <table:table-cell table:style-name="ce29" table:formula="of:=([.A256] * [.$C$297]) + [.$C$298]" office:value-type="float" office:value="25.1709885203046" calcext:value-type="float">
            <text:p>25.1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5-01" calcext:value-type="date">
            <text:p>01/05/21</text:p>
          </table:table-cell>
          <table:table-cell table:style-name="ce20" office:value-type="float" office:value="26.02" calcext:value-type="float">
            <text:p>26.02</text:p>
          </table:table-cell>
          <table:table-cell table:style-name="ce29" office:value-type="float" office:value="25.2182" calcext:value-type="float">
            <text:p>25.22</text:p>
          </table:table-cell>
          <table:table-cell table:style-name="ce29" table:formula="of:=([.A257] * [.$C$297]) + [.$C$298]" office:value-type="float" office:value="25.1672577158896" calcext:value-type="float">
            <text:p>25.1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6-01" calcext:value-type="date">
            <text:p>01/06/21</text:p>
          </table:table-cell>
          <table:table-cell table:style-name="ce20" office:value-type="float" office:value="25.4" calcext:value-type="float">
            <text:p>25.4</text:p>
          </table:table-cell>
          <table:table-cell table:style-name="ce29" office:value-type="float" office:value="25.232" calcext:value-type="float">
            <text:p>25.23</text:p>
          </table:table-cell>
          <table:table-cell table:style-name="ce29" table:formula="of:=([.A258] * [.$C$297]) + [.$C$298]" office:value-type="float" office:value="25.1634025513274" calcext:value-type="float">
            <text:p>25.1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7-01" calcext:value-type="date">
            <text:p>01/07/21</text:p>
          </table:table-cell>
          <table:table-cell table:style-name="ce20" office:value-type="float" office:value="25.39" calcext:value-type="float">
            <text:p>25.39</text:p>
          </table:table-cell>
          <table:table-cell table:style-name="ce29" office:value-type="float" office:value="25.2433" calcext:value-type="float">
            <text:p>25.24</text:p>
          </table:table-cell>
          <table:table-cell table:style-name="ce29" table:formula="of:=([.A259] * [.$C$297]) + [.$C$298]" office:value-type="float" office:value="25.1596717469123" calcext:value-type="float">
            <text:p>25.1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8-01" calcext:value-type="date">
            <text:p>01/08/21</text:p>
          </table:table-cell>
          <table:table-cell table:style-name="ce20" office:value-type="float" office:value="24.7" calcext:value-type="float">
            <text:p>24.7</text:p>
          </table:table-cell>
          <table:table-cell table:style-name="ce29" office:value-type="float" office:value="25.247" calcext:value-type="float">
            <text:p>25.25</text:p>
          </table:table-cell>
          <table:table-cell table:style-name="ce29" table:formula="of:=([.A260] * [.$C$297]) + [.$C$298]" office:value-type="float" office:value="25.1558165823501" calcext:value-type="float">
            <text:p>25.1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09-01" calcext:value-type="date">
            <text:p>01/09/21</text:p>
          </table:table-cell>
          <table:table-cell table:style-name="ce20" office:value-type="float" office:value="25.12" calcext:value-type="float">
            <text:p>25.12</text:p>
          </table:table-cell>
          <table:table-cell table:style-name="ce29" office:value-type="float" office:value="25.2394" calcext:value-type="float">
            <text:p>25.24</text:p>
          </table:table-cell>
          <table:table-cell table:style-name="ce29" table:formula="of:=([.A261] * [.$C$297]) + [.$C$298]" office:value-type="float" office:value="25.151961417788" calcext:value-type="float">
            <text:p>25.1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10-01" calcext:value-type="date">
            <text:p>01/10/21</text:p>
          </table:table-cell>
          <table:table-cell table:style-name="ce20" office:value-type="float" office:value="24.74" calcext:value-type="float">
            <text:p>24.74</text:p>
          </table:table-cell>
          <table:table-cell table:style-name="ce29" office:value-type="float" office:value="25.225" calcext:value-type="float">
            <text:p>25.23</text:p>
          </table:table-cell>
          <table:table-cell table:style-name="ce29" table:formula="of:=([.A262] * [.$C$297]) + [.$C$298]" office:value-type="float" office:value="25.1482306133729" calcext:value-type="float">
            <text:p>25.1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11-01" calcext:value-type="date">
            <text:p>01/11/21</text:p>
          </table:table-cell>
          <table:table-cell table:style-name="ce20" office:value-type="float" office:value="25.33" calcext:value-type="float">
            <text:p>25.33</text:p>
          </table:table-cell>
          <table:table-cell table:style-name="ce29" office:value-type="float" office:value="25.2093" calcext:value-type="float">
            <text:p>25.21</text:p>
          </table:table-cell>
          <table:table-cell table:style-name="ce29" table:formula="of:=([.A263] * [.$C$297]) + [.$C$298]" office:value-type="float" office:value="25.1443754488107" calcext:value-type="float">
            <text:p>25.1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1-12-01" calcext:value-type="date">
            <text:p>01/12/21</text:p>
          </table:table-cell>
          <table:table-cell table:style-name="ce20" office:value-type="float" office:value="25.37" calcext:value-type="float">
            <text:p>25.37</text:p>
          </table:table-cell>
          <table:table-cell table:style-name="ce29" office:value-type="float" office:value="25.1961" calcext:value-type="float">
            <text:p>25.20</text:p>
          </table:table-cell>
          <table:table-cell table:style-name="ce29" table:formula="of:=([.A264] * [.$C$297]) + [.$C$298]" office:value-type="float" office:value="25.1406446443957" calcext:value-type="float">
            <text:p>25.1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1-01" calcext:value-type="date">
            <text:p>01/01/22</text:p>
          </table:table-cell>
          <table:table-cell table:style-name="ce20" office:value-type="float" office:value="25.38" calcext:value-type="float">
            <text:p>25.38</text:p>
          </table:table-cell>
          <table:table-cell table:style-name="ce29" office:value-type="float" office:value="25.1887" calcext:value-type="float">
            <text:p>25.19</text:p>
          </table:table-cell>
          <table:table-cell table:style-name="ce29" table:formula="of:=([.A265] * [.$C$297]) + [.$C$298]" office:value-type="float" office:value="25.1367894798335" calcext:value-type="float">
            <text:p>25.14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2-01" calcext:value-type="date">
            <text:p>01/02/22</text:p>
          </table:table-cell>
          <table:table-cell table:style-name="ce20" office:value-type="float" office:value="24.77" calcext:value-type="float">
            <text:p>24.77</text:p>
          </table:table-cell>
          <table:table-cell table:style-name="ce29" office:value-type="float" office:value="25.1885" calcext:value-type="float">
            <text:p>25.19</text:p>
          </table:table-cell>
          <table:table-cell table:style-name="ce29" table:formula="of:=([.A266] * [.$C$297]) + [.$C$298]" office:value-type="float" office:value="25.1329343152713" calcext:value-type="float">
            <text:p>25.1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3-01" calcext:value-type="date">
            <text:p>01/03/22</text:p>
          </table:table-cell>
          <table:table-cell table:style-name="ce20" office:value-type="float" office:value="25.36" calcext:value-type="float">
            <text:p>25.36</text:p>
          </table:table-cell>
          <table:table-cell table:style-name="ce29" office:value-type="float" office:value="25.1908" calcext:value-type="float">
            <text:p>25.19</text:p>
          </table:table-cell>
          <table:table-cell table:style-name="ce29" table:formula="of:=([.A267] * [.$C$297]) + [.$C$298]" office:value-type="float" office:value="25.1294522311506" calcext:value-type="float">
            <text:p>25.1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4-01" calcext:value-type="date">
            <text:p>01/04/22</text:p>
          </table:table-cell>
          <table:table-cell table:style-name="ce20" office:value-type="float" office:value="25.03" calcext:value-type="float">
            <text:p>25.03</text:p>
          </table:table-cell>
          <table:table-cell table:style-name="ce29" office:value-type="float" office:value="25.1892" calcext:value-type="float">
            <text:p>25.19</text:p>
          </table:table-cell>
          <table:table-cell table:style-name="ce29" table:formula="of:=([.A268] * [.$C$297]) + [.$C$298]" office:value-type="float" office:value="25.1255970665885" calcext:value-type="float">
            <text:p>25.13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5-01" calcext:value-type="date">
            <text:p>01/05/22</text:p>
          </table:table-cell>
          <table:table-cell table:style-name="ce20" office:value-type="float" office:value="25.39" calcext:value-type="float">
            <text:p>25.39</text:p>
          </table:table-cell>
          <table:table-cell table:style-name="ce29" office:value-type="float" office:value="25.1796" calcext:value-type="float">
            <text:p>25.18</text:p>
          </table:table-cell>
          <table:table-cell table:style-name="ce29" table:formula="of:=([.A269] * [.$C$297]) + [.$C$298]" office:value-type="float" office:value="25.1218662621734" calcext:value-type="float">
            <text:p>25.1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6-01" calcext:value-type="date">
            <text:p>01/06/22</text:p>
          </table:table-cell>
          <table:table-cell table:style-name="ce20" office:value-type="float" office:value="25.63" calcext:value-type="float">
            <text:p>25.63</text:p>
          </table:table-cell>
          <table:table-cell table:style-name="ce29" office:value-type="float" office:value="25.1638" calcext:value-type="float">
            <text:p>25.16</text:p>
          </table:table-cell>
          <table:table-cell table:style-name="ce29" table:formula="of:=([.A270] * [.$C$297]) + [.$C$298]" office:value-type="float" office:value="25.1180110976112" calcext:value-type="float">
            <text:p>25.12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7-01" calcext:value-type="date">
            <text:p>01/07/22</text:p>
          </table:table-cell>
          <table:table-cell table:style-name="ce20" office:value-type="float" office:value="25.22" calcext:value-type="float">
            <text:p>25.22</text:p>
          </table:table-cell>
          <table:table-cell table:style-name="ce29" office:value-type="float" office:value="25.1477" calcext:value-type="float">
            <text:p>25.15</text:p>
          </table:table-cell>
          <table:table-cell table:style-name="ce29" table:formula="of:=([.A271] * [.$C$297]) + [.$C$298]" office:value-type="float" office:value="25.1142802931962" calcext:value-type="float">
            <text:p>25.1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8-01" calcext:value-type="date">
            <text:p>01/08/22</text:p>
          </table:table-cell>
          <table:table-cell table:style-name="ce20" office:value-type="float" office:value="25.13" calcext:value-type="float">
            <text:p>25.13</text:p>
          </table:table-cell>
          <table:table-cell table:style-name="ce29" office:value-type="float" office:value="25.1367" calcext:value-type="float">
            <text:p>25.14</text:p>
          </table:table-cell>
          <table:table-cell table:style-name="ce29" table:formula="of:=([.A272] * [.$C$297]) + [.$C$298]" office:value-type="float" office:value="25.110425128634" calcext:value-type="float">
            <text:p>25.1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09-01" calcext:value-type="date">
            <text:p>01/09/22</text:p>
          </table:table-cell>
          <table:table-cell table:style-name="ce20" office:value-type="float" office:value="25.05" calcext:value-type="float">
            <text:p>25.05</text:p>
          </table:table-cell>
          <table:table-cell table:style-name="ce29" office:value-type="float" office:value="25.1364" calcext:value-type="float">
            <text:p>25.14</text:p>
          </table:table-cell>
          <table:table-cell table:style-name="ce29" table:formula="of:=([.A273] * [.$C$297]) + [.$C$298]" office:value-type="float" office:value="25.1065699640718" calcext:value-type="float">
            <text:p>25.11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10-01" calcext:value-type="date">
            <text:p>01/10/22</text:p>
          </table:table-cell>
          <table:table-cell table:style-name="ce20" office:value-type="float" office:value="25.08" calcext:value-type="float">
            <text:p>25.08</text:p>
          </table:table-cell>
          <table:table-cell table:style-name="ce29" office:value-type="float" office:value="25.1443" calcext:value-type="float">
            <text:p>25.14</text:p>
          </table:table-cell>
          <table:table-cell table:style-name="ce29" table:formula="of:=([.A274] * [.$C$297]) + [.$C$298]" office:value-type="float" office:value="25.1028391596568" calcext:value-type="float">
            <text:p>25.1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11-01" calcext:value-type="date">
            <text:p>01/11/22</text:p>
          </table:table-cell>
          <table:table-cell table:style-name="ce20" office:value-type="float" office:value="24.83" calcext:value-type="float">
            <text:p>24.83</text:p>
          </table:table-cell>
          <table:table-cell table:style-name="ce29" office:value-type="float" office:value="25.153" calcext:value-type="float">
            <text:p>25.15</text:p>
          </table:table-cell>
          <table:table-cell table:style-name="ce29" table:formula="of:=([.A275] * [.$C$297]) + [.$C$298]" office:value-type="float" office:value="25.0989839950946" calcext:value-type="float">
            <text:p>25.1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2-12-01" calcext:value-type="date">
            <text:p>01/12/22</text:p>
          </table:table-cell>
          <table:table-cell table:style-name="ce20" office:value-type="float" office:value="25.06" calcext:value-type="float">
            <text:p>25.06</text:p>
          </table:table-cell>
          <table:table-cell table:style-name="ce29" office:value-type="float" office:value="25.1535" calcext:value-type="float">
            <text:p>25.15</text:p>
          </table:table-cell>
          <table:table-cell table:style-name="ce29" table:formula="of:=([.A276] * [.$C$297]) + [.$C$298]" office:value-type="float" office:value="25.0952531906796" calcext:value-type="float">
            <text:p>25.10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1-01" calcext:value-type="date">
            <text:p>01/01/23</text:p>
          </table:table-cell>
          <table:table-cell table:style-name="ce20" office:value-type="float" office:value="24.55" calcext:value-type="float">
            <text:p>24.55</text:p>
          </table:table-cell>
          <table:table-cell table:style-name="ce29" office:value-type="float" office:value="25.1412" calcext:value-type="float">
            <text:p>25.14</text:p>
          </table:table-cell>
          <table:table-cell table:style-name="ce29" table:formula="of:=([.A277] * [.$C$297]) + [.$C$298]" office:value-type="float" office:value="25.0913980261174" calcext:value-type="float">
            <text:p>25.0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2-01" calcext:value-type="date">
            <text:p>01/02/23</text:p>
          </table:table-cell>
          <table:table-cell table:style-name="ce20" office:value-type="float" office:value="24.94" calcext:value-type="float">
            <text:p>24.94</text:p>
          </table:table-cell>
          <table:table-cell table:style-name="ce29" office:value-type="float" office:value="25.1153" calcext:value-type="float">
            <text:p>25.12</text:p>
          </table:table-cell>
          <table:table-cell table:style-name="ce29" table:formula="of:=([.A278] * [.$C$297]) + [.$C$298]" office:value-type="float" office:value="25.0875428615552" calcext:value-type="float">
            <text:p>25.09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3-01" calcext:value-type="date">
            <text:p>01/03/23</text:p>
          </table:table-cell>
          <table:table-cell table:style-name="ce20" office:value-type="float" office:value="25.27" calcext:value-type="float">
            <text:p>25.27</text:p>
          </table:table-cell>
          <table:table-cell table:style-name="ce29" office:value-type="float" office:value="25.0874" calcext:value-type="float">
            <text:p>25.09</text:p>
          </table:table-cell>
          <table:table-cell table:style-name="ce29" table:formula="of:=([.A279] * [.$C$297]) + [.$C$298]" office:value-type="float" office:value="25.0840607774345" calcext:value-type="float">
            <text:p>25.0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4-01" calcext:value-type="date">
            <text:p>01/04/23</text:p>
          </table:table-cell>
          <table:table-cell table:style-name="ce20" office:value-type="float" office:value="25.6" calcext:value-type="float">
            <text:p>25.6</text:p>
          </table:table-cell>
          <table:table-cell table:style-name="ce29" office:value-type="float" office:value="25.0696" calcext:value-type="float">
            <text:p>25.07</text:p>
          </table:table-cell>
          <table:table-cell table:style-name="ce29" table:formula="of:=([.A280] * [.$C$297]) + [.$C$298]" office:value-type="float" office:value="25.0802056128723" calcext:value-type="float">
            <text:p>25.0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5-01" calcext:value-type="date">
            <text:p>01/05/23</text:p>
          </table:table-cell>
          <table:table-cell table:style-name="ce20" office:value-type="float" office:value="26.25" calcext:value-type="float">
            <text:p>26.25</text:p>
          </table:table-cell>
          <table:table-cell table:style-name="ce29" office:value-type="float" office:value="25.0565" calcext:value-type="float">
            <text:p>25.06</text:p>
          </table:table-cell>
          <table:table-cell table:style-name="ce29" table:formula="of:=([.A281] * [.$C$297]) + [.$C$298]" office:value-type="float" office:value="25.0764748084573" calcext:value-type="float">
            <text:p>25.08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6-01" calcext:value-type="date">
            <text:p>01/06/23</text:p>
          </table:table-cell>
          <table:table-cell table:style-name="ce20" office:value-type="float" office:value="25.25" calcext:value-type="float">
            <text:p>25.25</text:p>
          </table:table-cell>
          <table:table-cell table:style-name="ce29" office:value-type="float" office:value="25.0457" calcext:value-type="float">
            <text:p>25.05</text:p>
          </table:table-cell>
          <table:table-cell table:style-name="ce29" table:formula="of:=([.A282] * [.$C$297]) + [.$C$298]" office:value-type="float" office:value="25.0726196438951" calcext:value-type="float">
            <text:p>25.0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7-01" calcext:value-type="date">
            <text:p>01/07/23</text:p>
          </table:table-cell>
          <table:table-cell table:style-name="ce20" office:value-type="float" office:value="24.92" calcext:value-type="float">
            <text:p>24.92</text:p>
          </table:table-cell>
          <table:table-cell table:style-name="ce29" office:value-type="float" office:value="25.0355" calcext:value-type="float">
            <text:p>25.04</text:p>
          </table:table-cell>
          <table:table-cell table:style-name="ce29" table:formula="of:=([.A283] * [.$C$297]) + [.$C$298]" office:value-type="float" office:value="25.0688888394801" calcext:value-type="float">
            <text:p>25.0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8-01" calcext:value-type="date">
            <text:p>01/08/23</text:p>
          </table:table-cell>
          <table:table-cell table:style-name="ce20" office:value-type="float" office:value="24.36" calcext:value-type="float">
            <text:p>24.36</text:p>
          </table:table-cell>
          <table:table-cell table:style-name="ce29" office:value-type="float" office:value="25.0251" calcext:value-type="float">
            <text:p>25.03</text:p>
          </table:table-cell>
          <table:table-cell table:style-name="ce29" table:formula="of:=([.A284] * [.$C$297]) + [.$C$298]" office:value-type="float" office:value="25.0650336749179" calcext:value-type="float">
            <text:p>25.07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09-01" calcext:value-type="date">
            <text:p>01/09/23</text:p>
          </table:table-cell>
          <table:table-cell table:style-name="ce20" office:value-type="float" office:value="24.64" calcext:value-type="float">
            <text:p>24.64</text:p>
          </table:table-cell>
          <table:table-cell table:style-name="ce29" office:value-type="float" office:value="25.0143" calcext:value-type="float">
            <text:p>25.01</text:p>
          </table:table-cell>
          <table:table-cell table:style-name="ce29" table:formula="of:=([.A285] * [.$C$297]) + [.$C$298]" office:value-type="float" office:value="25.0611785103557" calcext:value-type="float">
            <text:p>25.0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10-01" calcext:value-type="date">
            <text:p>01/10/23</text:p>
          </table:table-cell>
          <table:table-cell table:style-name="ce20" office:value-type="float" office:value="24.29" calcext:value-type="float">
            <text:p>24.29</text:p>
          </table:table-cell>
          <table:table-cell table:style-name="ce29" office:value-type="float" office:value="25.003" calcext:value-type="float">
            <text:p>25.00</text:p>
          </table:table-cell>
          <table:table-cell table:style-name="ce29" table:formula="of:=([.A286] * [.$C$297]) + [.$C$298]" office:value-type="float" office:value="25.0574477059407" calcext:value-type="float">
            <text:p>25.06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11-01" calcext:value-type="date">
            <text:p>01/11/23</text:p>
          </table:table-cell>
          <table:table-cell table:style-name="ce20" office:value-type="float" office:value="24.98" calcext:value-type="float">
            <text:p>24.98</text:p>
          </table:table-cell>
          <table:table-cell table:style-name="ce29" office:value-type="float" office:value="24.9916" calcext:value-type="float">
            <text:p>24.99</text:p>
          </table:table-cell>
          <table:table-cell table:style-name="ce29" table:formula="of:=([.A287] * [.$C$297]) + [.$C$298]" office:value-type="float" office:value="25.0535925413785" calcext:value-type="float">
            <text:p>25.05</text:p>
          </table:table-cell>
          <table:table-cell table:number-columns-repeated="1020"/>
        </table:table-row>
        <table:table-row table:style-name="ro2">
          <table:table-cell table:style-name="ce18" office:value-type="date" office:date-value="2023-12-01" calcext:value-type="date">
            <text:p>01/12/23</text:p>
          </table:table-cell>
          <table:table-cell table:style-name="ce20" office:value-type="float" office:value="25.34" calcext:value-type="float">
            <text:p>25.34</text:p>
          </table:table-cell>
          <table:table-cell table:style-name="ce29" office:value-type="float" office:value="24.9805" calcext:value-type="float">
            <text:p>24.98</text:p>
          </table:table-cell>
          <table:table-cell table:style-name="ce29" table:formula="of:=([.A288] * [.$C$297]) + [.$C$298]" office:value-type="float" office:value="25.0498617369635" calcext:value-type="float">
            <text:p>25.05</text:p>
          </table:table-cell>
          <table:table-cell table:number-columns-repeated="1020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style-name="ce26" office:value-type="string" calcext:value-type="string">
            <text:p>Average</text:p>
          </table:table-cell>
          <table:table-cell table:style-name="ce19"/>
          <table:table-cell table:style-name="ce29" table:formula="of:=AVERAGE([.C3:.C288])" office:value-type="float" office:value="25.5892251748252" calcext:value-type="float">
            <text:p>25.59</text:p>
          </table:table-cell>
          <table:table-cell table:style-name="ce29" table:formula="of:=AVERAGE([.D3:.D288])" office:value-type="float" office:value="25.5892251748252" calcext:value-type="float">
            <text:p>25.59</text:p>
          </table:table-cell>
          <table:table-cell table:number-columns-repeated="1020"/>
        </table:table-row>
        <table:table-row table:style-name="ro10">
          <table:table-cell table:style-name="ce26" office:value-type="string" calcext:value-type="string">
            <text:p>Max</text:p>
          </table:table-cell>
          <table:table-cell table:style-name="ce19"/>
          <table:table-cell table:style-name="ce29" table:formula="of:=MAX([.C3:.C288])" office:value-type="float" office:value="26.2916" calcext:value-type="float">
            <text:p>26.29</text:p>
          </table:table-cell>
          <table:table-cell table:style-name="ce29" table:formula="of:=MAX([.D3:.D288])" office:value-type="float" office:value="26.1286860136414" calcext:value-type="float">
            <text:p>26.13</text:p>
          </table:table-cell>
          <table:table-cell table:number-columns-repeated="1020"/>
        </table:table-row>
        <table:table-row table:style-name="ro10">
          <table:table-cell table:style-name="ce26" office:value-type="string" calcext:value-type="string">
            <text:p>Min</text:p>
          </table:table-cell>
          <table:table-cell table:style-name="ce19"/>
          <table:table-cell table:style-name="ce29" table:formula="of:=MIN([.C3:.C288])" office:value-type="float" office:value="24.9805" calcext:value-type="float">
            <text:p>24.98</text:p>
          </table:table-cell>
          <table:table-cell table:style-name="ce29" table:formula="of:=MIN([.D3:.D288])" office:value-type="float" office:value="25.0498617369635" calcext:value-type="float">
            <text:p>25.05</text:p>
          </table:table-cell>
          <table:table-cell table:number-columns-repeated="1020"/>
        </table:table-row>
        <table:table-row table:style-name="ro10">
          <table:table-cell table:style-name="ce26" office:value-type="string" calcext:value-type="string">
            <text:p>Difference</text:p>
          </table:table-cell>
          <table:table-cell table:style-name="ce19"/>
          <table:table-cell table:style-name="ce29" table:formula="of:=[.C293]-[.C294]" office:value-type="float" office:value="1.3111" calcext:value-type="float">
            <text:p>1.31</text:p>
          </table:table-cell>
          <table:table-cell table:style-name="ce29" table:formula="of:=[.D293]-[.D294]" office:value-type="float" office:value="1.0788242766779" calcext:value-type="float">
            <text:p>1.08</text:p>
          </table:table-cell>
          <table:table-cell table:number-columns-repeated="1020"/>
        </table:table-row>
        <table:table-row table:style-name="ro10">
          <table:table-cell table:style-name="ce26"/>
          <table:table-cell table:style-name="ce19"/>
          <table:table-cell table:style-name="ce23"/>
          <table:table-cell table:number-columns-repeated="1021"/>
        </table:table-row>
        <table:table-row table:style-name="ro10">
          <table:table-cell table:style-name="ce26" office:value-type="string" calcext:value-type="string">
            <text:p>Trendline a:</text:p>
          </table:table-cell>
          <table:table-cell table:style-name="ce19"/>
          <table:table-cell table:style-name="ce21" table:formula="of:=INDEX(LINEST([.C3:.C288];[.A3:.A288]);1)" office:value-type="float" office:value="-0.000124360147167481" calcext:value-type="float">
            <text:p>-0.0001243601</text:p>
          </table:table-cell>
          <table:table-cell table:style-name="ce21"/>
          <table:table-cell table:number-columns-repeated="1020"/>
        </table:table-row>
        <table:table-row table:style-name="ro10">
          <table:table-cell table:style-name="ce26" office:value-type="string" calcext:value-type="string">
            <text:p>Trendline b:</text:p>
          </table:table-cell>
          <table:table-cell table:style-name="ce19"/>
          <table:table-cell table:style-name="ce21" table:formula="of:=INDEX(LINEST([.C3:.C288];[.A3:.A288]);2)" office:value-type="float" office:value="30.6785263579108" calcext:value-type="float">
            <text:p>30.6785263579</text:p>
          </table:table-cell>
          <table:table-cell table:style-name="ce21"/>
          <table:table-cell table:number-columns-repeated="1020"/>
        </table:table-row>
        <table:table-row table:style-name="ro10" table:number-rows-repeated="104827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gcldarea_total_daynight" table:style-name="ta1">
        <table:table-column table:style-name="co4" table:default-cell-style-name="ce41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3" table:default-cell-style-name="ce41"/>
        <table:table-column table:style-name="co3" table:number-columns-repeated="1003" table:default-cell-style-name="Default"/>
        <table:table-row table:style-name="ro11">
          <table:table-cell/>
          <table:table-cell table:style-name="ce42" office:value-type="string" calcext:value-type="string" table:number-columns-spanned="2" table:number-rows-spanned="1">
            <text:p>gcldarea_total_daynight</text:p>
          </table:table-cell>
          <table:covered-table-cell/>
          <table:table-cell table:number-columns-repeated="1006"/>
        </table:table-row>
        <table:table-row table:style-name="ro11">
          <table:table-cell table:style-name="ce44" office:value-type="string" calcext:value-type="string">
            <text:p>Date</text:p>
          </table:table-cell>
          <table:table-cell table:style-name="ce44" office:value-type="string" calcext:value-type="string">
            <text:p>Data</text:p>
          </table:table-cell>
          <table:table-cell table:style-name="ce44" office:value-type="string" calcext:value-type="string">
            <text:p>Trend</text:p>
          </table:table-cell>
          <table:table-cell table:style-name="ce44"/>
          <table:table-cell table:style-name="ce51" table:number-columns-repeated="1005"/>
        </table:table-row>
        <table:table-row table:style-name="ro11">
          <table:table-cell table:style-name="ce45" office:value-type="date" office:date-value="2000-03-01" calcext:value-type="date">
            <text:p>01/03/00</text:p>
          </table:table-cell>
          <table:table-cell table:style-name="ce46" office:value-type="float" office:value="67.34" calcext:value-type="float">
            <text:p>67.34</text:p>
          </table:table-cell>
          <table:table-cell table:style-name="ce49" table:formula="of:=([.A3] * [.$B$301]) + [.$B$302]" office:value-type="float" office:value="67.664389606378" calcext:value-type="float">
            <text:p>67.66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0-04-01" calcext:value-type="date">
            <text:p>01/04/00</text:p>
          </table:table-cell>
          <table:table-cell table:style-name="ce46" office:value-type="float" office:value="68.04" calcext:value-type="float">
            <text:p>68.04</text:p>
          </table:table-cell>
          <table:table-cell table:style-name="ce49" table:formula="of:=([.A4] * [.$B$301]) + [.$B$302]" office:value-type="float" office:value="67.6628147796961" calcext:value-type="float">
            <text:p>67.66</text:p>
          </table:table-cell>
          <table:table-cell table:style-name="ce50"/>
          <table:table-cell/>
          <table:table-cell table:style-name="ce42" office:value-type="string" calcext:value-type="string">
            <text:p>2000/1</text:p>
          </table:table-cell>
          <table:table-cell table:style-name="ce42" office:value-type="string" calcext:value-type="string">
            <text:p>2001/2</text:p>
          </table:table-cell>
          <table:table-cell table:style-name="ce42" office:value-type="string" calcext:value-type="string">
            <text:p>2002/3</text:p>
          </table:table-cell>
          <table:table-cell table:style-name="ce42" office:value-type="string" calcext:value-type="string">
            <text:p>2003/4</text:p>
          </table:table-cell>
          <table:table-cell table:number-columns-repeated="1000"/>
        </table:table-row>
        <table:table-row table:style-name="ro12">
          <table:table-cell table:style-name="ce45" office:value-type="date" office:date-value="2000-05-01" calcext:value-type="date">
            <text:p>01/05/00</text:p>
          </table:table-cell>
          <table:table-cell table:style-name="ce46" office:value-type="float" office:value="68.62" calcext:value-type="float">
            <text:p>68.62</text:p>
          </table:table-cell>
          <table:table-cell table:style-name="ce49" table:formula="of:=([.A5] * [.$B$301]) + [.$B$302]" office:value-type="float" office:value="67.6612907538749" calcext:value-type="float">
            <text:p>67.66</text:p>
          </table:table-cell>
          <table:table-cell table:style-name="ce50"/>
          <table:table-cell table:style-name="ce42" office:value-type="string" calcext:value-type="string">
            <text:p>Mar</text:p>
          </table:table-cell>
          <table:table-cell table:formula="of:=[.B3]" office:value-type="float" office:value="67.34" calcext:value-type="float">
            <text:p>67.34</text:p>
          </table:table-cell>
          <table:table-cell table:style-name="ce46" table:formula="of:=[.B15]" office:value-type="float" office:value="67.08" calcext:value-type="float">
            <text:p>67.08</text:p>
          </table:table-cell>
          <table:table-cell table:style-name="ce46" table:formula="of:=[.B27]" office:value-type="float" office:value="67.11" calcext:value-type="float">
            <text:p>67.11</text:p>
          </table:table-cell>
          <table:table-cell table:style-name="ce46" table:formula="of:=[.B39]" office:value-type="float" office:value="66.54" calcext:value-type="float">
            <text:p>66.54</text:p>
          </table:table-cell>
          <table:table-cell table:style-name="ce46" table:formula="of:=[.B51]" office:value-type="float" office:value="67.8" calcext:value-type="float">
            <text:p>67.8</text:p>
          </table:table-cell>
          <table:table-cell table:style-name="ce46" table:formula="of:=[.B63]" office:value-type="float" office:value="66.74" calcext:value-type="float">
            <text:p>66.74</text:p>
          </table:table-cell>
          <table:table-cell table:style-name="ce46" table:formula="of:=[.B75]" office:value-type="float" office:value="66.94" calcext:value-type="float">
            <text:p>66.94</text:p>
          </table:table-cell>
          <table:table-cell table:style-name="ce46" table:formula="of:=[.B87]" office:value-type="float" office:value="66.57" calcext:value-type="float">
            <text:p>66.57</text:p>
          </table:table-cell>
          <table:table-cell table:style-name="ce46" table:formula="of:=[.B99]" office:value-type="float" office:value="65.8" calcext:value-type="float">
            <text:p>65.8</text:p>
          </table:table-cell>
          <table:table-cell table:style-name="ce46" table:formula="of:=[.B111]" office:value-type="float" office:value="66.93" calcext:value-type="float">
            <text:p>66.93</text:p>
          </table:table-cell>
          <table:table-cell table:style-name="ce46" table:formula="of:=[.B123]" office:value-type="float" office:value="66.97" calcext:value-type="float">
            <text:p>66.97</text:p>
          </table:table-cell>
          <table:table-cell table:style-name="ce46" table:formula="of:=[.B135]" office:value-type="float" office:value="65.69" calcext:value-type="float">
            <text:p>65.69</text:p>
          </table:table-cell>
          <table:table-cell table:style-name="ce46" table:formula="of:=[.B147]" office:value-type="float" office:value="66.78" calcext:value-type="float">
            <text:p>66.78</text:p>
          </table:table-cell>
          <table:table-cell table:style-name="ce46" table:formula="of:=[.B159]" office:value-type="float" office:value="67.1" calcext:value-type="float">
            <text:p>67.1</text:p>
          </table:table-cell>
          <table:table-cell table:style-name="ce46" table:formula="of:=[.B171]" office:value-type="float" office:value="66.78" calcext:value-type="float">
            <text:p>66.78</text:p>
          </table:table-cell>
          <table:table-cell table:style-name="ce46" table:formula="of:=[.B183]" office:value-type="float" office:value="66.84" calcext:value-type="float">
            <text:p>66.84</text:p>
          </table:table-cell>
          <table:table-cell table:style-name="ce46" table:formula="of:=[.B195]" office:value-type="float" office:value="68.14" calcext:value-type="float">
            <text:p>68.14</text:p>
          </table:table-cell>
          <table:table-cell table:style-name="ce46" table:formula="of:=[.B207]" office:value-type="float" office:value="66.55" calcext:value-type="float">
            <text:p>66.55</text:p>
          </table:table-cell>
          <table:table-cell table:style-name="ce46" table:formula="of:=[.B219]" office:value-type="float" office:value="66.61" calcext:value-type="float">
            <text:p>66.61</text:p>
          </table:table-cell>
          <table:table-cell table:style-name="ce46" table:formula="of:=[.B231]" office:value-type="float" office:value="66.68" calcext:value-type="float">
            <text:p>66.68</text:p>
          </table:table-cell>
          <table:table-cell table:style-name="ce46" table:formula="of:=[.B243]" office:value-type="float" office:value="66.82" calcext:value-type="float">
            <text:p>66.82</text:p>
          </table:table-cell>
          <table:table-cell table:style-name="ce46" table:formula="of:=[.B255]" office:value-type="float" office:value="66.22" calcext:value-type="float">
            <text:p>66.22</text:p>
          </table:table-cell>
          <table:table-cell table:style-name="ce46" table:formula="of:=[.B267]" office:value-type="float" office:value="66.53" calcext:value-type="float">
            <text:p>66.53</text:p>
          </table:table-cell>
          <table:table-cell table:number-columns-repeated="981"/>
        </table:table-row>
        <table:table-row table:style-name="ro12">
          <table:table-cell table:style-name="ce45" office:value-type="date" office:date-value="2000-06-01" calcext:value-type="date">
            <text:p>01/06/00</text:p>
          </table:table-cell>
          <table:table-cell table:style-name="ce46" office:value-type="float" office:value="68.06" calcext:value-type="float">
            <text:p>68.06</text:p>
          </table:table-cell>
          <table:table-cell table:style-name="ce49" table:formula="of:=([.A6] * [.$B$301]) + [.$B$302]" office:value-type="float" office:value="67.659715927193" calcext:value-type="float">
            <text:p>67.66</text:p>
          </table:table-cell>
          <table:table-cell table:style-name="ce50"/>
          <table:table-cell table:style-name="ce42" office:value-type="string" calcext:value-type="string">
            <text:p>Apr</text:p>
          </table:table-cell>
          <table:table-cell table:formula="of:=[.B4]" office:value-type="float" office:value="68.04" calcext:value-type="float">
            <text:p>68.04</text:p>
          </table:table-cell>
          <table:table-cell table:style-name="ce46" table:formula="of:=[.B16]" office:value-type="float" office:value="67.75" calcext:value-type="float">
            <text:p>67.75</text:p>
          </table:table-cell>
          <table:table-cell table:style-name="ce46" table:formula="of:=[.B28]" office:value-type="float" office:value="67.2" calcext:value-type="float">
            <text:p>67.2</text:p>
          </table:table-cell>
          <table:table-cell table:style-name="ce46" table:formula="of:=[.B40]" office:value-type="float" office:value="67.43" calcext:value-type="float">
            <text:p>67.43</text:p>
          </table:table-cell>
          <table:table-cell table:style-name="ce46" table:formula="of:=[.B52]" office:value-type="float" office:value="67.29" calcext:value-type="float">
            <text:p>67.29</text:p>
          </table:table-cell>
          <table:table-cell table:style-name="ce46" table:formula="of:=[.B64]" office:value-type="float" office:value="66.93" calcext:value-type="float">
            <text:p>66.93</text:p>
          </table:table-cell>
          <table:table-cell table:style-name="ce46" table:formula="of:=[.B76]" office:value-type="float" office:value="67.58" calcext:value-type="float">
            <text:p>67.58</text:p>
          </table:table-cell>
          <table:table-cell table:style-name="ce46" table:formula="of:=[.B88]" office:value-type="float" office:value="67.06" calcext:value-type="float">
            <text:p>67.06</text:p>
          </table:table-cell>
          <table:table-cell table:style-name="ce46" table:formula="of:=[.B100]" office:value-type="float" office:value="66.57" calcext:value-type="float">
            <text:p>66.57</text:p>
          </table:table-cell>
          <table:table-cell table:style-name="ce46" table:formula="of:=[.B112]" office:value-type="float" office:value="66.48" calcext:value-type="float">
            <text:p>66.48</text:p>
          </table:table-cell>
          <table:table-cell table:style-name="ce46" table:formula="of:=[.B124]" office:value-type="float" office:value="68.1" calcext:value-type="float">
            <text:p>68.1</text:p>
          </table:table-cell>
          <table:table-cell table:style-name="ce46" table:formula="of:=[.B136]" office:value-type="float" office:value="67.3" calcext:value-type="float">
            <text:p>67.3</text:p>
          </table:table-cell>
          <table:table-cell table:style-name="ce46" table:formula="of:=[.B148]" office:value-type="float" office:value="67.96" calcext:value-type="float">
            <text:p>67.96</text:p>
          </table:table-cell>
          <table:table-cell table:style-name="ce46" table:formula="of:=[.B160]" office:value-type="float" office:value="67.07" calcext:value-type="float">
            <text:p>67.07</text:p>
          </table:table-cell>
          <table:table-cell table:style-name="ce46" table:formula="of:=[.B172]" office:value-type="float" office:value="67.29" calcext:value-type="float">
            <text:p>67.29</text:p>
          </table:table-cell>
          <table:table-cell table:style-name="ce46" table:formula="of:=[.B184]" office:value-type="float" office:value="67.35" calcext:value-type="float">
            <text:p>67.35</text:p>
          </table:table-cell>
          <table:table-cell table:style-name="ce46" table:formula="of:=[.B196]" office:value-type="float" office:value="67.15" calcext:value-type="float">
            <text:p>67.15</text:p>
          </table:table-cell>
          <table:table-cell table:style-name="ce46" table:formula="of:=[.B208]" office:value-type="float" office:value="66.69" calcext:value-type="float">
            <text:p>66.69</text:p>
          </table:table-cell>
          <table:table-cell table:style-name="ce46" table:formula="of:=[.B220]" office:value-type="float" office:value="66.52" calcext:value-type="float">
            <text:p>66.52</text:p>
          </table:table-cell>
          <table:table-cell table:style-name="ce46" table:formula="of:=[.B232]" office:value-type="float" office:value="67.49" calcext:value-type="float">
            <text:p>67.49</text:p>
          </table:table-cell>
          <table:table-cell table:style-name="ce46" table:formula="of:=[.B244]" office:value-type="float" office:value="66.63" calcext:value-type="float">
            <text:p>66.63</text:p>
          </table:table-cell>
          <table:table-cell table:style-name="ce46" table:formula="of:=[.B256]" office:value-type="float" office:value="66.88" calcext:value-type="float">
            <text:p>66.88</text:p>
          </table:table-cell>
          <table:table-cell table:style-name="ce46" table:formula="of:=[.B268]" office:value-type="float" office:value="66.74" calcext:value-type="float">
            <text:p>66.74</text:p>
          </table:table-cell>
          <table:table-cell table:number-columns-repeated="981"/>
        </table:table-row>
        <table:table-row table:style-name="ro12">
          <table:table-cell table:style-name="ce45" office:value-type="date" office:date-value="2000-07-01" calcext:value-type="date">
            <text:p>01/07/00</text:p>
          </table:table-cell>
          <table:table-cell table:style-name="ce46" office:value-type="float" office:value="67.64" calcext:value-type="float">
            <text:p>67.64</text:p>
          </table:table-cell>
          <table:table-cell table:style-name="ce49" table:formula="of:=([.A7] * [.$B$301]) + [.$B$302]" office:value-type="float" office:value="67.6581919013718" calcext:value-type="float">
            <text:p>67.66</text:p>
          </table:table-cell>
          <table:table-cell table:style-name="ce50"/>
          <table:table-cell table:style-name="ce42" office:value-type="string" calcext:value-type="string">
            <text:p>May</text:p>
          </table:table-cell>
          <table:table-cell table:formula="of:=[.B5]" office:value-type="float" office:value="68.62" calcext:value-type="float">
            <text:p>68.62</text:p>
          </table:table-cell>
          <table:table-cell table:style-name="ce46" table:formula="of:=[.B17]" office:value-type="float" office:value="67.67" calcext:value-type="float">
            <text:p>67.67</text:p>
          </table:table-cell>
          <table:table-cell table:style-name="ce46" table:formula="of:=[.B29]" office:value-type="float" office:value="66.7" calcext:value-type="float">
            <text:p>66.7</text:p>
          </table:table-cell>
          <table:table-cell table:style-name="ce46" table:formula="of:=[.B41]" office:value-type="float" office:value="67.76" calcext:value-type="float">
            <text:p>67.76</text:p>
          </table:table-cell>
          <table:table-cell table:style-name="ce46" table:formula="of:=[.B53]" office:value-type="float" office:value="67.69" calcext:value-type="float">
            <text:p>67.69</text:p>
          </table:table-cell>
          <table:table-cell table:style-name="ce46" table:formula="of:=[.B65]" office:value-type="float" office:value="67.82" calcext:value-type="float">
            <text:p>67.82</text:p>
          </table:table-cell>
          <table:table-cell table:style-name="ce46" table:formula="of:=[.B77]" office:value-type="float" office:value="67.5" calcext:value-type="float">
            <text:p>67.5</text:p>
          </table:table-cell>
          <table:table-cell table:style-name="ce46" table:formula="of:=[.B89]" office:value-type="float" office:value="67.58" calcext:value-type="float">
            <text:p>67.58</text:p>
          </table:table-cell>
          <table:table-cell table:style-name="ce46" table:formula="of:=[.B101]" office:value-type="float" office:value="66.75" calcext:value-type="float">
            <text:p>66.75</text:p>
          </table:table-cell>
          <table:table-cell table:style-name="ce46" table:formula="of:=[.B113]" office:value-type="float" office:value="67.31" calcext:value-type="float">
            <text:p>67.31</text:p>
          </table:table-cell>
          <table:table-cell table:style-name="ce46" table:formula="of:=[.B125]" office:value-type="float" office:value="68.35" calcext:value-type="float">
            <text:p>68.35</text:p>
          </table:table-cell>
          <table:table-cell table:style-name="ce46" table:formula="of:=[.B137]" office:value-type="float" office:value="67.85" calcext:value-type="float">
            <text:p>67.85</text:p>
          </table:table-cell>
          <table:table-cell table:style-name="ce46" table:formula="of:=[.B149]" office:value-type="float" office:value="67.51" calcext:value-type="float">
            <text:p>67.51</text:p>
          </table:table-cell>
          <table:table-cell table:style-name="ce46" table:formula="of:=[.B161]" office:value-type="float" office:value="68.12" calcext:value-type="float">
            <text:p>68.12</text:p>
          </table:table-cell>
          <table:table-cell table:style-name="ce46" table:formula="of:=[.B173]" office:value-type="float" office:value="68.38" calcext:value-type="float">
            <text:p>68.38</text:p>
          </table:table-cell>
          <table:table-cell table:style-name="ce46" table:formula="of:=[.B185]" office:value-type="float" office:value="68.07" calcext:value-type="float">
            <text:p>68.07</text:p>
          </table:table-cell>
          <table:table-cell table:style-name="ce46" table:formula="of:=[.B197]" office:value-type="float" office:value="68.17" calcext:value-type="float">
            <text:p>68.17</text:p>
          </table:table-cell>
          <table:table-cell table:style-name="ce46" table:formula="of:=[.B209]" office:value-type="float" office:value="67.76" calcext:value-type="float">
            <text:p>67.76</text:p>
          </table:table-cell>
          <table:table-cell table:style-name="ce46" table:formula="of:=[.B221]" office:value-type="float" office:value="67.58" calcext:value-type="float">
            <text:p>67.58</text:p>
          </table:table-cell>
          <table:table-cell table:style-name="ce46" table:formula="of:=[.B233]" office:value-type="float" office:value="67.45" calcext:value-type="float">
            <text:p>67.45</text:p>
          </table:table-cell>
          <table:table-cell table:style-name="ce46" table:formula="of:=[.B245]" office:value-type="float" office:value="66.91" calcext:value-type="float">
            <text:p>66.91</text:p>
          </table:table-cell>
          <table:table-cell table:style-name="ce46" table:formula="of:=[.B257]" office:value-type="float" office:value="67.37" calcext:value-type="float">
            <text:p>67.37</text:p>
          </table:table-cell>
          <table:table-cell table:style-name="ce46" table:formula="of:=[.B269]" office:value-type="float" office:value="67.47" calcext:value-type="float">
            <text:p>67.47</text:p>
          </table:table-cell>
          <table:table-cell table:number-columns-repeated="981"/>
        </table:table-row>
        <table:table-row table:style-name="ro12">
          <table:table-cell table:style-name="ce45" office:value-type="date" office:date-value="2000-08-01" calcext:value-type="date">
            <text:p>01/08/00</text:p>
          </table:table-cell>
          <table:table-cell table:style-name="ce46" office:value-type="float" office:value="66.68" calcext:value-type="float">
            <text:p>66.68</text:p>
          </table:table-cell>
          <table:table-cell table:style-name="ce49" table:formula="of:=([.A8] * [.$B$301]) + [.$B$302]" office:value-type="float" office:value="67.65661707469" calcext:value-type="float">
            <text:p>67.66</text:p>
          </table:table-cell>
          <table:table-cell table:style-name="ce50"/>
          <table:table-cell table:style-name="ce42" office:value-type="string" calcext:value-type="string">
            <text:p>Jun</text:p>
          </table:table-cell>
          <table:table-cell table:formula="of:=[.B6]" office:value-type="float" office:value="68.06" calcext:value-type="float">
            <text:p>68.06</text:p>
          </table:table-cell>
          <table:table-cell table:style-name="ce46" table:formula="of:=[.B18]" office:value-type="float" office:value="67.72" calcext:value-type="float">
            <text:p>67.72</text:p>
          </table:table-cell>
          <table:table-cell table:style-name="ce46" table:formula="of:=[.B30]" office:value-type="float" office:value="67.85" calcext:value-type="float">
            <text:p>67.85</text:p>
          </table:table-cell>
          <table:table-cell table:style-name="ce46" table:formula="of:=[.B42]" office:value-type="float" office:value="67.19" calcext:value-type="float">
            <text:p>67.19</text:p>
          </table:table-cell>
          <table:table-cell table:style-name="ce46" table:formula="of:=[.B54]" office:value-type="float" office:value="67.83" calcext:value-type="float">
            <text:p>67.83</text:p>
          </table:table-cell>
          <table:table-cell table:style-name="ce46" table:formula="of:=[.B66]" office:value-type="float" office:value="68.2" calcext:value-type="float">
            <text:p>68.2</text:p>
          </table:table-cell>
          <table:table-cell table:style-name="ce46" table:formula="of:=[.B78]" office:value-type="float" office:value="67.22" calcext:value-type="float">
            <text:p>67.22</text:p>
          </table:table-cell>
          <table:table-cell table:style-name="ce46" table:formula="of:=[.B90]" office:value-type="float" office:value="67.83" calcext:value-type="float">
            <text:p>67.83</text:p>
          </table:table-cell>
          <table:table-cell table:style-name="ce46" table:formula="of:=[.B102]" office:value-type="float" office:value="67.57" calcext:value-type="float">
            <text:p>67.57</text:p>
          </table:table-cell>
          <table:table-cell table:style-name="ce46" table:formula="of:=[.B114]" office:value-type="float" office:value="67.63" calcext:value-type="float">
            <text:p>67.63</text:p>
          </table:table-cell>
          <table:table-cell table:style-name="ce46" table:formula="of:=[.B126]" office:value-type="float" office:value="68.21" calcext:value-type="float">
            <text:p>68.21</text:p>
          </table:table-cell>
          <table:table-cell table:style-name="ce46" table:formula="of:=[.B138]" office:value-type="float" office:value="67.97" calcext:value-type="float">
            <text:p>67.97</text:p>
          </table:table-cell>
          <table:table-cell table:style-name="ce46" table:formula="of:=[.B150]" office:value-type="float" office:value="67.19" calcext:value-type="float">
            <text:p>67.19</text:p>
          </table:table-cell>
          <table:table-cell table:style-name="ce46" table:formula="of:=[.B162]" office:value-type="float" office:value="68.39" calcext:value-type="float">
            <text:p>68.39</text:p>
          </table:table-cell>
          <table:table-cell table:style-name="ce46" table:formula="of:=[.B174]" office:value-type="float" office:value="68.24" calcext:value-type="float">
            <text:p>68.24</text:p>
          </table:table-cell>
          <table:table-cell table:style-name="ce46" table:formula="of:=[.B186]" office:value-type="float" office:value="68.32" calcext:value-type="float">
            <text:p>68.32</text:p>
          </table:table-cell>
          <table:table-cell table:style-name="ce46" table:formula="of:=[.B198]" office:value-type="float" office:value="67.75" calcext:value-type="float">
            <text:p>67.75</text:p>
          </table:table-cell>
          <table:table-cell table:style-name="ce46" table:formula="of:=[.B210]" office:value-type="float" office:value="67.66" calcext:value-type="float">
            <text:p>67.66</text:p>
          </table:table-cell>
          <table:table-cell table:style-name="ce46" table:formula="of:=[.B222]" office:value-type="float" office:value="67.71" calcext:value-type="float">
            <text:p>67.71</text:p>
          </table:table-cell>
          <table:table-cell table:style-name="ce46" table:formula="of:=[.B234]" office:value-type="float" office:value="67.96" calcext:value-type="float">
            <text:p>67.96</text:p>
          </table:table-cell>
          <table:table-cell table:style-name="ce46" table:formula="of:=[.B246]" office:value-type="float" office:value="67.56" calcext:value-type="float">
            <text:p>67.56</text:p>
          </table:table-cell>
          <table:table-cell table:style-name="ce46" table:formula="of:=[.B258]" office:value-type="float" office:value="67.66" calcext:value-type="float">
            <text:p>67.66</text:p>
          </table:table-cell>
          <table:table-cell table:style-name="ce46" table:formula="of:=[.B270]" office:value-type="float" office:value="67.41" calcext:value-type="float">
            <text:p>67.41</text:p>
          </table:table-cell>
          <table:table-cell table:number-columns-repeated="981"/>
        </table:table-row>
        <table:table-row table:style-name="ro12">
          <table:table-cell table:style-name="ce45" office:value-type="date" office:date-value="2000-09-01" calcext:value-type="date">
            <text:p>01/09/00</text:p>
          </table:table-cell>
          <table:table-cell table:style-name="ce46" office:value-type="float" office:value="67.27" calcext:value-type="float">
            <text:p>67.27</text:p>
          </table:table-cell>
          <table:table-cell table:style-name="ce49" table:formula="of:=([.A9] * [.$B$301]) + [.$B$302]" office:value-type="float" office:value="67.655042248008" calcext:value-type="float">
            <text:p>67.66</text:p>
          </table:table-cell>
          <table:table-cell table:style-name="ce50"/>
          <table:table-cell table:style-name="ce42" office:value-type="string" calcext:value-type="string">
            <text:p>Jul</text:p>
          </table:table-cell>
          <table:table-cell table:formula="of:=[.B7]" office:value-type="float" office:value="67.64" calcext:value-type="float">
            <text:p>67.64</text:p>
          </table:table-cell>
          <table:table-cell table:style-name="ce46" table:formula="of:=[.B19]" office:value-type="float" office:value="67.67" calcext:value-type="float">
            <text:p>67.67</text:p>
          </table:table-cell>
          <table:table-cell table:style-name="ce46" table:formula="of:=[.B31]" office:value-type="float" office:value="67.64" calcext:value-type="float">
            <text:p>67.64</text:p>
          </table:table-cell>
          <table:table-cell table:style-name="ce46" table:formula="of:=[.B43]" office:value-type="float" office:value="66.99" calcext:value-type="float">
            <text:p>66.99</text:p>
          </table:table-cell>
          <table:table-cell table:style-name="ce46" table:formula="of:=[.B55]" office:value-type="float" office:value="67.54" calcext:value-type="float">
            <text:p>67.54</text:p>
          </table:table-cell>
          <table:table-cell table:style-name="ce46" table:formula="of:=[.B67]" office:value-type="float" office:value="67.77" calcext:value-type="float">
            <text:p>67.77</text:p>
          </table:table-cell>
          <table:table-cell table:style-name="ce46" table:formula="of:=[.B79]" office:value-type="float" office:value="67.21" calcext:value-type="float">
            <text:p>67.21</text:p>
          </table:table-cell>
          <table:table-cell table:style-name="ce46" table:formula="of:=[.B91]" office:value-type="float" office:value="67.25" calcext:value-type="float">
            <text:p>67.25</text:p>
          </table:table-cell>
          <table:table-cell table:style-name="ce46" table:formula="of:=[.B103]" office:value-type="float" office:value="66.61" calcext:value-type="float">
            <text:p>66.61</text:p>
          </table:table-cell>
          <table:table-cell table:style-name="ce46" table:formula="of:=[.B115]" office:value-type="float" office:value="67.51" calcext:value-type="float">
            <text:p>67.51</text:p>
          </table:table-cell>
          <table:table-cell table:style-name="ce46" table:formula="of:=[.B127]" office:value-type="float" office:value="68.41" calcext:value-type="float">
            <text:p>68.41</text:p>
          </table:table-cell>
          <table:table-cell table:style-name="ce46" table:formula="of:=[.B139]" office:value-type="float" office:value="67.37" calcext:value-type="float">
            <text:p>67.37</text:p>
          </table:table-cell>
          <table:table-cell table:style-name="ce46" table:formula="of:=[.B151]" office:value-type="float" office:value="67.53" calcext:value-type="float">
            <text:p>67.53</text:p>
          </table:table-cell>
          <table:table-cell table:style-name="ce46" table:formula="of:=[.B163]" office:value-type="float" office:value="67.66" calcext:value-type="float">
            <text:p>67.66</text:p>
          </table:table-cell>
          <table:table-cell table:style-name="ce46" table:formula="of:=[.B175]" office:value-type="float" office:value="67.4" calcext:value-type="float">
            <text:p>67.4</text:p>
          </table:table-cell>
          <table:table-cell table:style-name="ce46" table:formula="of:=[.B187]" office:value-type="float" office:value="67.24" calcext:value-type="float">
            <text:p>67.24</text:p>
          </table:table-cell>
          <table:table-cell table:style-name="ce46" table:formula="of:=[.B199]" office:value-type="float" office:value="67.4" calcext:value-type="float">
            <text:p>67.4</text:p>
          </table:table-cell>
          <table:table-cell table:style-name="ce46" table:formula="of:=[.B211]" office:value-type="float" office:value="66.96" calcext:value-type="float">
            <text:p>66.96</text:p>
          </table:table-cell>
          <table:table-cell table:style-name="ce46" table:formula="of:=[.B223]" office:value-type="float" office:value="67.48" calcext:value-type="float">
            <text:p>67.48</text:p>
          </table:table-cell>
          <table:table-cell table:style-name="ce46" table:formula="of:=[.B235]" office:value-type="float" office:value="66.71" calcext:value-type="float">
            <text:p>66.71</text:p>
          </table:table-cell>
          <table:table-cell table:style-name="ce46" table:formula="of:=[.B247]" office:value-type="float" office:value="67.65" calcext:value-type="float">
            <text:p>67.65</text:p>
          </table:table-cell>
          <table:table-cell table:style-name="ce46" table:formula="of:=[.B259]" office:value-type="float" office:value="67.66" calcext:value-type="float">
            <text:p>67.66</text:p>
          </table:table-cell>
          <table:table-cell table:style-name="ce46" table:formula="of:=[.B271]" office:value-type="float" office:value="68.24" calcext:value-type="float">
            <text:p>68.24</text:p>
          </table:table-cell>
          <table:table-cell table:number-columns-repeated="981"/>
        </table:table-row>
        <table:table-row table:style-name="ro12">
          <table:table-cell table:style-name="ce45" office:value-type="date" office:date-value="2000-10-01" calcext:value-type="date">
            <text:p>01/10/00</text:p>
          </table:table-cell>
          <table:table-cell table:style-name="ce46" office:value-type="float" office:value="69.42" calcext:value-type="float">
            <text:p>69.42</text:p>
          </table:table-cell>
          <table:table-cell table:style-name="ce49" table:formula="of:=([.A10] * [.$B$301]) + [.$B$302]" office:value-type="float" office:value="67.6535182221869" calcext:value-type="float">
            <text:p>67.65</text:p>
          </table:table-cell>
          <table:table-cell table:style-name="ce50"/>
          <table:table-cell table:style-name="ce42" office:value-type="string" calcext:value-type="string">
            <text:p>Aug</text:p>
          </table:table-cell>
          <table:table-cell table:formula="of:=[.B8]" office:value-type="float" office:value="66.68" calcext:value-type="float">
            <text:p>66.68</text:p>
          </table:table-cell>
          <table:table-cell table:style-name="ce46" table:formula="of:=[.B20]" office:value-type="float" office:value="66.94" calcext:value-type="float">
            <text:p>66.94</text:p>
          </table:table-cell>
          <table:table-cell table:style-name="ce46" table:formula="of:=[.B32]" office:value-type="float" office:value="67.28" calcext:value-type="float">
            <text:p>67.28</text:p>
          </table:table-cell>
          <table:table-cell table:style-name="ce46" table:formula="of:=[.B44]" office:value-type="float" office:value="66.76" calcext:value-type="float">
            <text:p>66.76</text:p>
          </table:table-cell>
          <table:table-cell table:style-name="ce46" table:formula="of:=[.B56]" office:value-type="float" office:value="66.86" calcext:value-type="float">
            <text:p>66.86</text:p>
          </table:table-cell>
          <table:table-cell table:style-name="ce46" table:formula="of:=[.B68]" office:value-type="float" office:value="67.47" calcext:value-type="float">
            <text:p>67.47</text:p>
          </table:table-cell>
          <table:table-cell table:style-name="ce46" table:formula="of:=[.B80]" office:value-type="float" office:value="67.11" calcext:value-type="float">
            <text:p>67.11</text:p>
          </table:table-cell>
          <table:table-cell table:style-name="ce46" table:formula="of:=[.B92]" office:value-type="float" office:value="67.33" calcext:value-type="float">
            <text:p>67.33</text:p>
          </table:table-cell>
          <table:table-cell table:style-name="ce46" table:formula="of:=[.B104]" office:value-type="float" office:value="66.71" calcext:value-type="float">
            <text:p>66.71</text:p>
          </table:table-cell>
          <table:table-cell table:style-name="ce46" table:formula="of:=[.B116]" office:value-type="float" office:value="66.44" calcext:value-type="float">
            <text:p>66.44</text:p>
          </table:table-cell>
          <table:table-cell table:style-name="ce46" table:formula="of:=[.B128]" office:value-type="float" office:value="67.23" calcext:value-type="float">
            <text:p>67.23</text:p>
          </table:table-cell>
          <table:table-cell table:style-name="ce46" table:formula="of:=[.B140]" office:value-type="float" office:value="66.7" calcext:value-type="float">
            <text:p>66.7</text:p>
          </table:table-cell>
          <table:table-cell table:style-name="ce46" table:formula="of:=[.B152]" office:value-type="float" office:value="67.07" calcext:value-type="float">
            <text:p>67.07</text:p>
          </table:table-cell>
          <table:table-cell table:style-name="ce46" table:formula="of:=[.B164]" office:value-type="float" office:value="66.65" calcext:value-type="float">
            <text:p>66.65</text:p>
          </table:table-cell>
          <table:table-cell table:style-name="ce46" table:formula="of:=[.B176]" office:value-type="float" office:value="66.44" calcext:value-type="float">
            <text:p>66.44</text:p>
          </table:table-cell>
          <table:table-cell table:style-name="ce46" table:formula="of:=[.B188]" office:value-type="float" office:value="66.6" calcext:value-type="float">
            <text:p>66.6</text:p>
          </table:table-cell>
          <table:table-cell table:style-name="ce46" table:formula="of:=[.B200]" office:value-type="float" office:value="67.09" calcext:value-type="float">
            <text:p>67.09</text:p>
          </table:table-cell>
          <table:table-cell table:style-name="ce46" table:formula="of:=[.B212]" office:value-type="float" office:value="67.7" calcext:value-type="float">
            <text:p>67.7</text:p>
          </table:table-cell>
          <table:table-cell table:style-name="ce46" table:formula="of:=[.B224]" office:value-type="float" office:value="66.99" calcext:value-type="float">
            <text:p>66.99</text:p>
          </table:table-cell>
          <table:table-cell table:style-name="ce46" table:formula="of:=[.B236]" office:value-type="float" office:value="66.51" calcext:value-type="float">
            <text:p>66.51</text:p>
          </table:table-cell>
          <table:table-cell table:style-name="ce46" table:formula="of:=[.B248]" office:value-type="float" office:value="66.55" calcext:value-type="float">
            <text:p>66.55</text:p>
          </table:table-cell>
          <table:table-cell table:style-name="ce46" table:formula="of:=[.B260]" office:value-type="float" office:value="66.66" calcext:value-type="float">
            <text:p>66.66</text:p>
          </table:table-cell>
          <table:table-cell table:style-name="ce46" table:formula="of:=[.B272]" office:value-type="float" office:value="67.24" calcext:value-type="float">
            <text:p>67.24</text:p>
          </table:table-cell>
          <table:table-cell table:number-columns-repeated="981"/>
        </table:table-row>
        <table:table-row table:style-name="ro12">
          <table:table-cell table:style-name="ce45" office:value-type="date" office:date-value="2000-11-01" calcext:value-type="date">
            <text:p>01/11/00</text:p>
          </table:table-cell>
          <table:table-cell table:style-name="ce46" office:value-type="float" office:value="69.07" calcext:value-type="float">
            <text:p>69.07</text:p>
          </table:table-cell>
          <table:table-cell table:style-name="ce49" table:formula="of:=([.A11] * [.$B$301]) + [.$B$302]" office:value-type="float" office:value="67.651943395505" calcext:value-type="float">
            <text:p>67.65</text:p>
          </table:table-cell>
          <table:table-cell table:style-name="ce50"/>
          <table:table-cell table:style-name="ce42" office:value-type="string" calcext:value-type="string">
            <text:p>Sep</text:p>
          </table:table-cell>
          <table:table-cell table:formula="of:=[.B9]" office:value-type="float" office:value="67.27" calcext:value-type="float">
            <text:p>67.27</text:p>
          </table:table-cell>
          <table:table-cell table:style-name="ce46" table:formula="of:=[.B21]" office:value-type="float" office:value="67.1" calcext:value-type="float">
            <text:p>67.1</text:p>
          </table:table-cell>
          <table:table-cell table:style-name="ce46" table:formula="of:=[.B33]" office:value-type="float" office:value="67.36" calcext:value-type="float">
            <text:p>67.36</text:p>
          </table:table-cell>
          <table:table-cell table:style-name="ce46" table:formula="of:=[.B45]" office:value-type="float" office:value="67.29" calcext:value-type="float">
            <text:p>67.29</text:p>
          </table:table-cell>
          <table:table-cell table:style-name="ce46" table:formula="of:=[.B57]" office:value-type="float" office:value="67.36" calcext:value-type="float">
            <text:p>67.36</text:p>
          </table:table-cell>
          <table:table-cell table:style-name="ce46" table:formula="of:=[.B69]" office:value-type="float" office:value="67.35" calcext:value-type="float">
            <text:p>67.35</text:p>
          </table:table-cell>
          <table:table-cell table:style-name="ce46" table:formula="of:=[.B81]" office:value-type="float" office:value="66.76" calcext:value-type="float">
            <text:p>66.76</text:p>
          </table:table-cell>
          <table:table-cell table:style-name="ce46" table:formula="of:=[.B93]" office:value-type="float" office:value="67.04" calcext:value-type="float">
            <text:p>67.04</text:p>
          </table:table-cell>
          <table:table-cell table:style-name="ce46" table:formula="of:=[.B105]" office:value-type="float" office:value="67.96" calcext:value-type="float">
            <text:p>67.96</text:p>
          </table:table-cell>
          <table:table-cell table:style-name="ce46" table:formula="of:=[.B117]" office:value-type="float" office:value="67.22" calcext:value-type="float">
            <text:p>67.22</text:p>
          </table:table-cell>
          <table:table-cell table:style-name="ce46" table:formula="of:=[.B129]" office:value-type="float" office:value="67.46" calcext:value-type="float">
            <text:p>67.46</text:p>
          </table:table-cell>
          <table:table-cell table:style-name="ce46" table:formula="of:=[.B141]" office:value-type="float" office:value="66.31" calcext:value-type="float">
            <text:p>66.31</text:p>
          </table:table-cell>
          <table:table-cell table:style-name="ce46" table:formula="of:=[.B153]" office:value-type="float" office:value="66.97" calcext:value-type="float">
            <text:p>66.97</text:p>
          </table:table-cell>
          <table:table-cell table:style-name="ce46" table:formula="of:=[.B165]" office:value-type="float" office:value="67.34" calcext:value-type="float">
            <text:p>67.34</text:p>
          </table:table-cell>
          <table:table-cell table:style-name="ce46" table:formula="of:=[.B177]" office:value-type="float" office:value="66.82" calcext:value-type="float">
            <text:p>66.82</text:p>
          </table:table-cell>
          <table:table-cell table:style-name="ce46" table:formula="of:=[.B189]" office:value-type="float" office:value="66.55" calcext:value-type="float">
            <text:p>66.55</text:p>
          </table:table-cell>
          <table:table-cell table:style-name="ce46" table:formula="of:=[.B201]" office:value-type="float" office:value="67.08" calcext:value-type="float">
            <text:p>67.08</text:p>
          </table:table-cell>
          <table:table-cell table:style-name="ce46" table:formula="of:=[.B213]" office:value-type="float" office:value="67.36" calcext:value-type="float">
            <text:p>67.36</text:p>
          </table:table-cell>
          <table:table-cell table:style-name="ce46" table:formula="of:=[.B225]" office:value-type="float" office:value="66.7" calcext:value-type="float">
            <text:p>66.7</text:p>
          </table:table-cell>
          <table:table-cell table:style-name="ce46" table:formula="of:=[.B237]" office:value-type="float" office:value="66.24" calcext:value-type="float">
            <text:p>66.24</text:p>
          </table:table-cell>
          <table:table-cell table:style-name="ce46" table:formula="of:=[.B249]" office:value-type="float" office:value="66.97" calcext:value-type="float">
            <text:p>66.97</text:p>
          </table:table-cell>
          <table:table-cell table:style-name="ce46" table:formula="of:=[.B261]" office:value-type="float" office:value="67.4" calcext:value-type="float">
            <text:p>67.4</text:p>
          </table:table-cell>
          <table:table-cell table:style-name="ce46" table:formula="of:=[.B273]" office:value-type="float" office:value="67.01" calcext:value-type="float">
            <text:p>67.01</text:p>
          </table:table-cell>
          <table:table-cell table:number-columns-repeated="981"/>
        </table:table-row>
        <table:table-row table:style-name="ro12">
          <table:table-cell table:style-name="ce45" office:value-type="date" office:date-value="2000-12-01" calcext:value-type="date">
            <text:p>01/12/00</text:p>
          </table:table-cell>
          <table:table-cell table:style-name="ce46" office:value-type="float" office:value="68.28" calcext:value-type="float">
            <text:p>68.28</text:p>
          </table:table-cell>
          <table:table-cell table:style-name="ce49" table:formula="of:=([.A12] * [.$B$301]) + [.$B$302]" office:value-type="float" office:value="67.6504193696838" calcext:value-type="float">
            <text:p>67.65</text:p>
          </table:table-cell>
          <table:table-cell table:style-name="ce50"/>
          <table:table-cell table:style-name="ce42" office:value-type="string" calcext:value-type="string">
            <text:p>Oct</text:p>
          </table:table-cell>
          <table:table-cell table:formula="of:=[.B10]" office:value-type="float" office:value="69.42" calcext:value-type="float">
            <text:p>69.42</text:p>
          </table:table-cell>
          <table:table-cell table:style-name="ce46" table:formula="of:=[.B22]" office:value-type="float" office:value="69.14" calcext:value-type="float">
            <text:p>69.14</text:p>
          </table:table-cell>
          <table:table-cell table:style-name="ce46" table:formula="of:=[.B34]" office:value-type="float" office:value="68.33" calcext:value-type="float">
            <text:p>68.33</text:p>
          </table:table-cell>
          <table:table-cell table:style-name="ce46" table:formula="of:=[.B46]" office:value-type="float" office:value="68.37" calcext:value-type="float">
            <text:p>68.37</text:p>
          </table:table-cell>
          <table:table-cell table:style-name="ce46" table:formula="of:=[.B58]" office:value-type="float" office:value="68.87" calcext:value-type="float">
            <text:p>68.87</text:p>
          </table:table-cell>
          <table:table-cell table:style-name="ce46" table:formula="of:=[.B70]" office:value-type="float" office:value="68.28" calcext:value-type="float">
            <text:p>68.28</text:p>
          </table:table-cell>
          <table:table-cell table:style-name="ce46" table:formula="of:=[.B82]" office:value-type="float" office:value="69.06" calcext:value-type="float">
            <text:p>69.06</text:p>
          </table:table-cell>
          <table:table-cell table:style-name="ce46" table:formula="of:=[.B94]" office:value-type="float" office:value="68.06" calcext:value-type="float">
            <text:p>68.06</text:p>
          </table:table-cell>
          <table:table-cell table:style-name="ce46" table:formula="of:=[.B106]" office:value-type="float" office:value="68.04" calcext:value-type="float">
            <text:p>68.04</text:p>
          </table:table-cell>
          <table:table-cell table:style-name="ce46" table:formula="of:=[.B118]" office:value-type="float" office:value="68.48" calcext:value-type="float">
            <text:p>68.48</text:p>
          </table:table-cell>
          <table:table-cell table:style-name="ce46" table:formula="of:=[.B130]" office:value-type="float" office:value="68.13" calcext:value-type="float">
            <text:p>68.13</text:p>
          </table:table-cell>
          <table:table-cell table:style-name="ce46" table:formula="of:=[.B142]" office:value-type="float" office:value="67.96" calcext:value-type="float">
            <text:p>67.96</text:p>
          </table:table-cell>
          <table:table-cell table:style-name="ce46" table:formula="of:=[.B154]" office:value-type="float" office:value="68.12" calcext:value-type="float">
            <text:p>68.12</text:p>
          </table:table-cell>
          <table:table-cell table:style-name="ce46" table:formula="of:=[.B166]" office:value-type="float" office:value="67.86" calcext:value-type="float">
            <text:p>67.86</text:p>
          </table:table-cell>
          <table:table-cell table:style-name="ce46" table:formula="of:=[.B178]" office:value-type="float" office:value="67.94" calcext:value-type="float">
            <text:p>67.94</text:p>
          </table:table-cell>
          <table:table-cell table:style-name="ce46" table:formula="of:=[.B190]" office:value-type="float" office:value="67.8" calcext:value-type="float">
            <text:p>67.8</text:p>
          </table:table-cell>
          <table:table-cell table:style-name="ce46" table:formula="of:=[.B202]" office:value-type="float" office:value="68.19" calcext:value-type="float">
            <text:p>68.19</text:p>
          </table:table-cell>
          <table:table-cell table:style-name="ce46" table:formula="of:=[.B214]" office:value-type="float" office:value="68.81" calcext:value-type="float">
            <text:p>68.81</text:p>
          </table:table-cell>
          <table:table-cell table:style-name="ce46" table:formula="of:=[.B226]" office:value-type="float" office:value="68.21" calcext:value-type="float">
            <text:p>68.21</text:p>
          </table:table-cell>
          <table:table-cell table:style-name="ce46" table:formula="of:=[.B238]" office:value-type="float" office:value="67.86" calcext:value-type="float">
            <text:p>67.86</text:p>
          </table:table-cell>
          <table:table-cell table:style-name="ce46" table:formula="of:=[.B250]" office:value-type="float" office:value="68.25" calcext:value-type="float">
            <text:p>68.25</text:p>
          </table:table-cell>
          <table:table-cell table:style-name="ce46" table:formula="of:=[.B262]" office:value-type="float" office:value="67.86" calcext:value-type="float">
            <text:p>67.86</text:p>
          </table:table-cell>
          <table:table-cell table:style-name="ce46" table:formula="of:=[.B274]" office:value-type="float" office:value="68.14" calcext:value-type="float">
            <text:p>68.14</text:p>
          </table:table-cell>
          <table:table-cell table:number-columns-repeated="981"/>
        </table:table-row>
        <table:table-row table:style-name="ro12">
          <table:table-cell table:style-name="ce45" office:value-type="date" office:date-value="2001-01-01" calcext:value-type="date">
            <text:p>01/01/01</text:p>
          </table:table-cell>
          <table:table-cell table:style-name="ce46" office:value-type="float" office:value="66.89" calcext:value-type="float">
            <text:p>66.89</text:p>
          </table:table-cell>
          <table:table-cell table:style-name="ce49" table:formula="of:=([.A13] * [.$B$301]) + [.$B$302]" office:value-type="float" office:value="67.6488445430019" calcext:value-type="float">
            <text:p>67.65</text:p>
          </table:table-cell>
          <table:table-cell table:style-name="ce50"/>
          <table:table-cell table:style-name="ce42" office:value-type="string" calcext:value-type="string">
            <text:p>Nov</text:p>
          </table:table-cell>
          <table:table-cell table:formula="of:=[.B11]" office:value-type="float" office:value="69.07" calcext:value-type="float">
            <text:p>69.07</text:p>
          </table:table-cell>
          <table:table-cell table:style-name="ce46" table:formula="of:=[.B23]" office:value-type="float" office:value="68.35" calcext:value-type="float">
            <text:p>68.35</text:p>
          </table:table-cell>
          <table:table-cell table:style-name="ce46" table:formula="of:=[.B35]" office:value-type="float" office:value="69.08" calcext:value-type="float">
            <text:p>69.08</text:p>
          </table:table-cell>
          <table:table-cell table:style-name="ce46" table:formula="of:=[.B47]" office:value-type="float" office:value="68.79" calcext:value-type="float">
            <text:p>68.79</text:p>
          </table:table-cell>
          <table:table-cell table:style-name="ce46" table:formula="of:=[.B59]" office:value-type="float" office:value="68.77" calcext:value-type="float">
            <text:p>68.77</text:p>
          </table:table-cell>
          <table:table-cell table:style-name="ce46" table:formula="of:=[.B71]" office:value-type="float" office:value="68.75" calcext:value-type="float">
            <text:p>68.75</text:p>
          </table:table-cell>
          <table:table-cell table:style-name="ce46" table:formula="of:=[.B83]" office:value-type="float" office:value="68.27" calcext:value-type="float">
            <text:p>68.27</text:p>
          </table:table-cell>
          <table:table-cell table:style-name="ce46" table:formula="of:=[.B95]" office:value-type="float" office:value="68.11" calcext:value-type="float">
            <text:p>68.11</text:p>
          </table:table-cell>
          <table:table-cell table:style-name="ce46" table:formula="of:=[.B107]" office:value-type="float" office:value="68.49" calcext:value-type="float">
            <text:p>68.49</text:p>
          </table:table-cell>
          <table:table-cell table:style-name="ce46" table:formula="of:=[.B119]" office:value-type="float" office:value="68.82" calcext:value-type="float">
            <text:p>68.82</text:p>
          </table:table-cell>
          <table:table-cell table:style-name="ce46" table:formula="of:=[.B131]" office:value-type="float" office:value="68.01" calcext:value-type="float">
            <text:p>68.01</text:p>
          </table:table-cell>
          <table:table-cell table:style-name="ce46" table:formula="of:=[.B143]" office:value-type="float" office:value="68.18" calcext:value-type="float">
            <text:p>68.18</text:p>
          </table:table-cell>
          <table:table-cell table:style-name="ce46" table:formula="of:=[.B155]" office:value-type="float" office:value="68.75" calcext:value-type="float">
            <text:p>68.75</text:p>
          </table:table-cell>
          <table:table-cell table:style-name="ce46" table:formula="of:=[.B167]" office:value-type="float" office:value="68.57" calcext:value-type="float">
            <text:p>68.57</text:p>
          </table:table-cell>
          <table:table-cell table:style-name="ce46" table:formula="of:=[.B179]" office:value-type="float" office:value="68.19" calcext:value-type="float">
            <text:p>68.19</text:p>
          </table:table-cell>
          <table:table-cell table:style-name="ce46" table:formula="of:=[.B191]" office:value-type="float" office:value="68.5" calcext:value-type="float">
            <text:p>68.5</text:p>
          </table:table-cell>
          <table:table-cell table:style-name="ce46" table:formula="of:=[.B203]" office:value-type="float" office:value="68.39" calcext:value-type="float">
            <text:p>68.39</text:p>
          </table:table-cell>
          <table:table-cell table:style-name="ce46" table:formula="of:=[.B215]" office:value-type="float" office:value="68.91" calcext:value-type="float">
            <text:p>68.91</text:p>
          </table:table-cell>
          <table:table-cell table:style-name="ce46" table:formula="of:=[.B227]" office:value-type="float" office:value="69.06" calcext:value-type="float">
            <text:p>69.06</text:p>
          </table:table-cell>
          <table:table-cell table:style-name="ce46" table:formula="of:=[.B239]" office:value-type="float" office:value="68.34" calcext:value-type="float">
            <text:p>68.34</text:p>
          </table:table-cell>
          <table:table-cell table:style-name="ce46" table:formula="of:=[.B251]" office:value-type="float" office:value="67.95" calcext:value-type="float">
            <text:p>67.95</text:p>
          </table:table-cell>
          <table:table-cell table:style-name="ce46" table:formula="of:=[.B263]" office:value-type="float" office:value="68.38" calcext:value-type="float">
            <text:p>68.38</text:p>
          </table:table-cell>
          <table:table-cell table:style-name="ce46" table:formula="of:=[.B275]" office:value-type="float" office:value="67.71" calcext:value-type="float">
            <text:p>67.71</text:p>
          </table:table-cell>
          <table:table-cell table:number-columns-repeated="981"/>
        </table:table-row>
        <table:table-row table:style-name="ro12">
          <table:table-cell table:style-name="ce45" office:value-type="date" office:date-value="2001-02-01" calcext:value-type="date">
            <text:p>01/02/01</text:p>
          </table:table-cell>
          <table:table-cell table:style-name="ce46" office:value-type="float" office:value="67.12" calcext:value-type="float">
            <text:p>67.12</text:p>
          </table:table-cell>
          <table:table-cell table:style-name="ce49" table:formula="of:=([.A14] * [.$B$301]) + [.$B$302]" office:value-type="float" office:value="67.64726971632" calcext:value-type="float">
            <text:p>67.65</text:p>
          </table:table-cell>
          <table:table-cell table:style-name="ce50"/>
          <table:table-cell table:style-name="ce42" office:value-type="string" calcext:value-type="string">
            <text:p>Dec</text:p>
          </table:table-cell>
          <table:table-cell table:formula="of:=[.B12]" office:value-type="float" office:value="68.28" calcext:value-type="float">
            <text:p>68.28</text:p>
          </table:table-cell>
          <table:table-cell table:style-name="ce46" table:formula="of:=[.B24]" office:value-type="float" office:value="68.64" calcext:value-type="float">
            <text:p>68.64</text:p>
          </table:table-cell>
          <table:table-cell table:style-name="ce46" table:formula="of:=[.B36]" office:value-type="float" office:value="68.67" calcext:value-type="float">
            <text:p>68.67</text:p>
          </table:table-cell>
          <table:table-cell table:style-name="ce46" table:formula="of:=[.B48]" office:value-type="float" office:value="68.28" calcext:value-type="float">
            <text:p>68.28</text:p>
          </table:table-cell>
          <table:table-cell table:style-name="ce46" table:formula="of:=[.B60]" office:value-type="float" office:value="68.06" calcext:value-type="float">
            <text:p>68.06</text:p>
          </table:table-cell>
          <table:table-cell table:style-name="ce46" table:formula="of:=[.B72]" office:value-type="float" office:value="67.14" calcext:value-type="float">
            <text:p>67.14</text:p>
          </table:table-cell>
          <table:table-cell table:style-name="ce46" table:formula="of:=[.B84]" office:value-type="float" office:value="68.22" calcext:value-type="float">
            <text:p>68.22</text:p>
          </table:table-cell>
          <table:table-cell table:style-name="ce46" table:formula="of:=[.B96]" office:value-type="float" office:value="68.11" calcext:value-type="float">
            <text:p>68.11</text:p>
          </table:table-cell>
          <table:table-cell table:style-name="ce46" table:formula="of:=[.B108]" office:value-type="float" office:value="67.78" calcext:value-type="float">
            <text:p>67.78</text:p>
          </table:table-cell>
          <table:table-cell table:style-name="ce46" table:formula="of:=[.B120]" office:value-type="float" office:value="68.47" calcext:value-type="float">
            <text:p>68.47</text:p>
          </table:table-cell>
          <table:table-cell table:style-name="ce46" table:formula="of:=[.B132]" office:value-type="float" office:value="67.27" calcext:value-type="float">
            <text:p>67.27</text:p>
          </table:table-cell>
          <table:table-cell table:style-name="ce46" table:formula="of:=[.B144]" office:value-type="float" office:value="68.07" calcext:value-type="float">
            <text:p>68.07</text:p>
          </table:table-cell>
          <table:table-cell table:style-name="ce46" table:formula="of:=[.B156]" office:value-type="float" office:value="67.87" calcext:value-type="float">
            <text:p>67.87</text:p>
          </table:table-cell>
          <table:table-cell table:style-name="ce46" table:formula="of:=[.B168]" office:value-type="float" office:value="67.56" calcext:value-type="float">
            <text:p>67.56</text:p>
          </table:table-cell>
          <table:table-cell table:style-name="ce46" table:formula="of:=[.B180]" office:value-type="float" office:value="68.39" calcext:value-type="float">
            <text:p>68.39</text:p>
          </table:table-cell>
          <table:table-cell table:style-name="ce46" table:formula="of:=[.B192]" office:value-type="float" office:value="68.05" calcext:value-type="float">
            <text:p>68.05</text:p>
          </table:table-cell>
          <table:table-cell table:style-name="ce46" table:formula="of:=[.B204]" office:value-type="float" office:value="67.81" calcext:value-type="float">
            <text:p>67.81</text:p>
          </table:table-cell>
          <table:table-cell table:style-name="ce46" table:formula="of:=[.B216]" office:value-type="float" office:value="68.5" calcext:value-type="float">
            <text:p>68.5</text:p>
          </table:table-cell>
          <table:table-cell table:style-name="ce46" table:formula="of:=[.B228]" office:value-type="float" office:value="67.67" calcext:value-type="float">
            <text:p>67.67</text:p>
          </table:table-cell>
          <table:table-cell table:style-name="ce46" table:formula="of:=[.B240]" office:value-type="float" office:value="67.41" calcext:value-type="float">
            <text:p>67.41</text:p>
          </table:table-cell>
          <table:table-cell table:style-name="ce46" table:formula="of:=[.B252]" office:value-type="float" office:value="67.93" calcext:value-type="float">
            <text:p>67.93</text:p>
          </table:table-cell>
          <table:table-cell table:style-name="ce46" table:formula="of:=[.B264]" office:value-type="float" office:value="68.03" calcext:value-type="float">
            <text:p>68.03</text:p>
          </table:table-cell>
          <table:table-cell table:style-name="ce46" table:formula="of:=[.B276]" office:value-type="float" office:value="66.65" calcext:value-type="float">
            <text:p>66.65</text:p>
          </table:table-cell>
          <table:table-cell table:number-columns-repeated="981"/>
        </table:table-row>
        <table:table-row table:style-name="ro12">
          <table:table-cell table:style-name="ce45" office:value-type="date" office:date-value="2001-03-01" calcext:value-type="date">
            <text:p>01/03/01</text:p>
          </table:table-cell>
          <table:table-cell table:style-name="ce46" office:value-type="float" office:value="67.08" calcext:value-type="float">
            <text:p>67.08</text:p>
          </table:table-cell>
          <table:table-cell table:style-name="ce49" table:formula="of:=([.A15] * [.$B$301]) + [.$B$302]" office:value-type="float" office:value="67.6458472922202" calcext:value-type="float">
            <text:p>67.65</text:p>
          </table:table-cell>
          <table:table-cell table:style-name="ce50"/>
          <table:table-cell table:style-name="ce42" office:value-type="string" calcext:value-type="string">
            <text:p>Jan</text:p>
          </table:table-cell>
          <table:table-cell table:formula="of:=[.B13]" office:value-type="float" office:value="66.89" calcext:value-type="float">
            <text:p>66.89</text:p>
          </table:table-cell>
          <table:table-cell table:style-name="ce46" table:formula="of:=[.B25]" office:value-type="float" office:value="67.42" calcext:value-type="float">
            <text:p>67.42</text:p>
          </table:table-cell>
          <table:table-cell table:style-name="ce46" table:formula="of:=[.B37]" office:value-type="float" office:value="67.64" calcext:value-type="float">
            <text:p>67.64</text:p>
          </table:table-cell>
          <table:table-cell table:style-name="ce46" table:formula="of:=[.B49]" office:value-type="float" office:value="67.97" calcext:value-type="float">
            <text:p>67.97</text:p>
          </table:table-cell>
          <table:table-cell table:style-name="ce46" table:formula="of:=[.B61]" office:value-type="float" office:value="67.64" calcext:value-type="float">
            <text:p>67.64</text:p>
          </table:table-cell>
          <table:table-cell table:style-name="ce46" table:formula="of:=[.B73]" office:value-type="float" office:value="67.85" calcext:value-type="float">
            <text:p>67.85</text:p>
          </table:table-cell>
          <table:table-cell table:style-name="ce46" table:formula="of:=[.B85]" office:value-type="float" office:value="67.32" calcext:value-type="float">
            <text:p>67.32</text:p>
          </table:table-cell>
          <table:table-cell table:style-name="ce46" table:formula="of:=[.B97]" office:value-type="float" office:value="67.62" calcext:value-type="float">
            <text:p>67.62</text:p>
          </table:table-cell>
          <table:table-cell table:style-name="ce46" table:formula="of:=[.B109]" office:value-type="float" office:value="67.28" calcext:value-type="float">
            <text:p>67.28</text:p>
          </table:table-cell>
          <table:table-cell table:style-name="ce46" table:formula="of:=[.B121]" office:value-type="float" office:value="66.93" calcext:value-type="float">
            <text:p>66.93</text:p>
          </table:table-cell>
          <table:table-cell table:style-name="ce46" table:formula="of:=[.B133]" office:value-type="float" office:value="67.14" calcext:value-type="float">
            <text:p>67.14</text:p>
          </table:table-cell>
          <table:table-cell table:style-name="ce46" table:formula="of:=[.B145]" office:value-type="float" office:value="66.34" calcext:value-type="float">
            <text:p>66.34</text:p>
          </table:table-cell>
          <table:table-cell table:style-name="ce46" table:formula="of:=[.B157]" office:value-type="float" office:value="67.41" calcext:value-type="float">
            <text:p>67.41</text:p>
          </table:table-cell>
          <table:table-cell table:style-name="ce46" table:formula="of:=[.B169]" office:value-type="float" office:value="66.56" calcext:value-type="float">
            <text:p>66.56</text:p>
          </table:table-cell>
          <table:table-cell table:style-name="ce46" table:formula="of:=[.B181]" office:value-type="float" office:value="66.6" calcext:value-type="float">
            <text:p>66.6</text:p>
          </table:table-cell>
          <table:table-cell table:style-name="ce46" table:formula="of:=[.B193]" office:value-type="float" office:value="67.32" calcext:value-type="float">
            <text:p>67.32</text:p>
          </table:table-cell>
          <table:table-cell table:style-name="ce46" table:formula="of:=[.B205]" office:value-type="float" office:value="66.36" calcext:value-type="float">
            <text:p>66.36</text:p>
          </table:table-cell>
          <table:table-cell table:style-name="ce46" table:formula="of:=[.B217]" office:value-type="float" office:value="66.95" calcext:value-type="float">
            <text:p>66.95</text:p>
          </table:table-cell>
          <table:table-cell table:style-name="ce46" table:formula="of:=[.B229]" office:value-type="float" office:value="67.05" calcext:value-type="float">
            <text:p>67.05</text:p>
          </table:table-cell>
          <table:table-cell table:style-name="ce46" table:formula="of:=[.B241]" office:value-type="float" office:value="68.02" calcext:value-type="float">
            <text:p>68.02</text:p>
          </table:table-cell>
          <table:table-cell table:style-name="ce46" table:formula="of:=[.B253]" office:value-type="float" office:value="67" calcext:value-type="float">
            <text:p>67</text:p>
          </table:table-cell>
          <table:table-cell table:style-name="ce46" table:formula="of:=[.B265]" office:value-type="float" office:value="66.96" calcext:value-type="float">
            <text:p>66.96</text:p>
          </table:table-cell>
          <table:table-cell table:style-name="ce46" table:formula="of:=[.B277]" office:value-type="float" office:value="65.74" calcext:value-type="float">
            <text:p>65.74</text:p>
          </table:table-cell>
          <table:table-cell table:number-columns-repeated="981"/>
        </table:table-row>
        <table:table-row table:style-name="ro12">
          <table:table-cell table:style-name="ce45" office:value-type="date" office:date-value="2001-04-01" calcext:value-type="date">
            <text:p>01/04/01</text:p>
          </table:table-cell>
          <table:table-cell table:style-name="ce46" office:value-type="float" office:value="67.75" calcext:value-type="float">
            <text:p>67.75</text:p>
          </table:table-cell>
          <table:table-cell table:style-name="ce49" table:formula="of:=([.A16] * [.$B$301]) + [.$B$302]" office:value-type="float" office:value="67.6442724655383" calcext:value-type="float">
            <text:p>67.64</text:p>
          </table:table-cell>
          <table:table-cell table:style-name="ce50"/>
          <table:table-cell table:style-name="ce42" office:value-type="string" calcext:value-type="string">
            <text:p>Feb</text:p>
          </table:table-cell>
          <table:table-cell table:formula="of:=[.B14]" office:value-type="float" office:value="67.12" calcext:value-type="float">
            <text:p>67.12</text:p>
          </table:table-cell>
          <table:table-cell table:style-name="ce46" table:formula="of:=[.B26]" office:value-type="float" office:value="66.8" calcext:value-type="float">
            <text:p>66.8</text:p>
          </table:table-cell>
          <table:table-cell table:style-name="ce46" table:formula="of:=[.B38]" office:value-type="float" office:value="66.65" calcext:value-type="float">
            <text:p>66.65</text:p>
          </table:table-cell>
          <table:table-cell table:style-name="ce46" table:formula="of:=[.B50]" office:value-type="float" office:value="65.71" calcext:value-type="float">
            <text:p>65.71</text:p>
          </table:table-cell>
          <table:table-cell table:style-name="ce46" table:formula="of:=[.B62]" office:value-type="float" office:value="67.08" calcext:value-type="float">
            <text:p>67.08</text:p>
          </table:table-cell>
          <table:table-cell table:style-name="ce46" table:formula="of:=[.B74]" office:value-type="float" office:value="67.64" calcext:value-type="float">
            <text:p>67.64</text:p>
          </table:table-cell>
          <table:table-cell table:style-name="ce46" table:formula="of:=[.B86]" office:value-type="float" office:value="66.21" calcext:value-type="float">
            <text:p>66.21</text:p>
          </table:table-cell>
          <table:table-cell table:style-name="ce46" table:formula="of:=[.B98]" office:value-type="float" office:value="65.95" calcext:value-type="float">
            <text:p>65.95</text:p>
          </table:table-cell>
          <table:table-cell table:style-name="ce46" table:formula="of:=[.B110]" office:value-type="float" office:value="66.76" calcext:value-type="float">
            <text:p>66.76</text:p>
          </table:table-cell>
          <table:table-cell table:style-name="ce46" table:formula="of:=[.B122]" office:value-type="float" office:value="67.23" calcext:value-type="float">
            <text:p>67.23</text:p>
          </table:table-cell>
          <table:table-cell table:style-name="ce46" table:formula="of:=[.B134]" office:value-type="float" office:value="66.1" calcext:value-type="float">
            <text:p>66.1</text:p>
          </table:table-cell>
          <table:table-cell table:style-name="ce46" table:formula="of:=[.B146]" office:value-type="float" office:value="66.33" calcext:value-type="float">
            <text:p>66.33</text:p>
          </table:table-cell>
          <table:table-cell table:style-name="ce46" table:formula="of:=[.B158]" office:value-type="float" office:value="66.24" calcext:value-type="float">
            <text:p>66.24</text:p>
          </table:table-cell>
          <table:table-cell table:style-name="ce46" table:formula="of:=[.B170]" office:value-type="float" office:value="66.81" calcext:value-type="float">
            <text:p>66.81</text:p>
          </table:table-cell>
          <table:table-cell table:style-name="ce46" table:formula="of:=[.B182]" office:value-type="float" office:value="66.67" calcext:value-type="float">
            <text:p>66.67</text:p>
          </table:table-cell>
          <table:table-cell table:style-name="ce46" table:formula="of:=[.B194]" office:value-type="float" office:value="67.09" calcext:value-type="float">
            <text:p>67.09</text:p>
          </table:table-cell>
          <table:table-cell table:style-name="ce46" table:formula="of:=[.B206]" office:value-type="float" office:value="65.88" calcext:value-type="float">
            <text:p>65.88</text:p>
          </table:table-cell>
          <table:table-cell table:style-name="ce46" table:formula="of:=[.B218]" office:value-type="float" office:value="68.31" calcext:value-type="float">
            <text:p>68.31</text:p>
          </table:table-cell>
          <table:table-cell table:style-name="ce46" table:formula="of:=[.B230]" office:value-type="float" office:value="66.04" calcext:value-type="float">
            <text:p>66.04</text:p>
          </table:table-cell>
          <table:table-cell table:style-name="ce46" table:formula="of:=[.B242]" office:value-type="float" office:value="67.16" calcext:value-type="float">
            <text:p>67.16</text:p>
          </table:table-cell>
          <table:table-cell table:style-name="ce46" table:formula="of:=[.B254]" office:value-type="float" office:value="66.06" calcext:value-type="float">
            <text:p>66.06</text:p>
          </table:table-cell>
          <table:table-cell table:style-name="ce46" table:formula="of:=[.B266]" office:value-type="float" office:value="65.2" calcext:value-type="float">
            <text:p>65.2</text:p>
          </table:table-cell>
          <table:table-cell table:style-name="ce46" table:formula="of:=[.B278]" office:value-type="float" office:value="65.63" calcext:value-type="float">
            <text:p>65.63</text:p>
          </table:table-cell>
          <table:table-cell table:number-columns-repeated="981"/>
        </table:table-row>
        <table:table-row table:style-name="ro12">
          <table:table-cell table:style-name="ce45" office:value-type="date" office:date-value="2001-05-01" calcext:value-type="date">
            <text:p>01/05/01</text:p>
          </table:table-cell>
          <table:table-cell table:style-name="ce46" office:value-type="float" office:value="67.67" calcext:value-type="float">
            <text:p>67.67</text:p>
          </table:table-cell>
          <table:table-cell table:style-name="ce49" table:formula="of:=([.A17] * [.$B$301]) + [.$B$302]" office:value-type="float" office:value="67.6427484397171" calcext:value-type="float">
            <text:p>67.64</text:p>
          </table:table-cell>
          <table:table-cell table:style-name="ce50"/>
          <table:table-cell table:style-name="ce52" office:value-type="string" calcext:value-type="string">
            <text:p>Average:</text:p>
          </table:table-cell>
          <table:table-cell table:style-name="ce47" table:formula="of:=AVERAGE([.F5:.F16])" office:value-type="float" office:value="67.8691666666667" calcext:value-type="float">
            <text:p>67.87</text:p>
          </table:table-cell>
          <table:table-cell table:style-name="ce47" table:formula="of:=AVERAGE([.G5:.G16])" office:value-type="float" office:value="67.69" calcext:value-type="float">
            <text:p>67.69</text:p>
          </table:table-cell>
          <table:table-cell table:style-name="ce47" table:formula="of:=AVERAGE([.H5:.H16])" office:value-type="float" office:value="67.6258333333333" calcext:value-type="float">
            <text:p>67.63</text:p>
          </table:table-cell>
          <table:table-cell table:style-name="ce47" table:formula="of:=AVERAGE([.I5:.I16])" office:value-type="float" office:value="67.4233333333333" calcext:value-type="float">
            <text:p>67.42</text:p>
          </table:table-cell>
          <table:table-cell table:style-name="ce47" table:formula="of:=AVERAGE([.J5:.J16])" office:value-type="float" office:value="67.7325" calcext:value-type="float">
            <text:p>67.73</text:p>
          </table:table-cell>
          <table:table-cell table:style-name="ce47" table:formula="of:=AVERAGE([.K5:.K16])" office:value-type="float" office:value="67.6616666666667" calcext:value-type="float">
            <text:p>67.66</text:p>
          </table:table-cell>
          <table:table-cell table:style-name="ce47" table:formula="of:=AVERAGE([.L5:.L16])" office:value-type="float" office:value="67.45" calcext:value-type="float">
            <text:p>67.45</text:p>
          </table:table-cell>
          <table:table-cell table:style-name="ce47" table:formula="of:=AVERAGE([.M5:.M16])" office:value-type="float" office:value="67.3758333333333" calcext:value-type="float">
            <text:p>67.38</text:p>
          </table:table-cell>
          <table:table-cell table:style-name="ce47" table:formula="of:=AVERAGE([.N5:.N16])" office:value-type="float" office:value="67.1933333333333" calcext:value-type="float">
            <text:p>67.19</text:p>
          </table:table-cell>
          <table:table-cell table:style-name="ce47" table:formula="of:=AVERAGE([.O5:.O16])" office:value-type="float" office:value="67.4541666666667" calcext:value-type="float">
            <text:p>67.45</text:p>
          </table:table-cell>
          <table:table-cell table:style-name="ce47" table:formula="of:=AVERAGE([.P5:.P16])" office:value-type="float" office:value="67.615" calcext:value-type="float">
            <text:p>67.62</text:p>
          </table:table-cell>
          <table:table-cell table:style-name="ce47" table:formula="of:=AVERAGE([.Q5:.Q16])" office:value-type="float" office:value="67.1725" calcext:value-type="float">
            <text:p>67.17</text:p>
          </table:table-cell>
          <table:table-cell table:style-name="ce47" table:formula="of:=AVERAGE([.R5:.R16])" office:value-type="float" office:value="67.45" calcext:value-type="float">
            <text:p>67.45</text:p>
          </table:table-cell>
          <table:table-cell table:style-name="ce47" table:formula="of:=AVERAGE([.S5:.S16])" office:value-type="float" office:value="67.4741666666667" calcext:value-type="float">
            <text:p>67.47</text:p>
          </table:table-cell>
          <table:table-cell table:style-name="ce47" table:formula="of:=AVERAGE([.T5:.T16])" office:value-type="float" office:value="67.4283333333333" calcext:value-type="float">
            <text:p>67.43</text:p>
          </table:table-cell>
          <table:table-cell table:style-name="ce47" table:formula="of:=AVERAGE([.U5:.U16])" office:value-type="float" office:value="67.4775" calcext:value-type="float">
            <text:p>67.48</text:p>
          </table:table-cell>
          <table:table-cell table:style-name="ce47" table:formula="of:=AVERAGE([.V5:.V16])" office:value-type="float" office:value="67.4508333333333" calcext:value-type="float">
            <text:p>67.45</text:p>
          </table:table-cell>
          <table:table-cell table:style-name="ce47" table:formula="of:=AVERAGE([.W5:.W16])" office:value-type="float" office:value="67.68" calcext:value-type="float">
            <text:p>67.68</text:p>
          </table:table-cell>
          <table:table-cell table:style-name="ce47" table:formula="of:=AVERAGE([.X5:.X16])" office:value-type="float" office:value="67.3016666666667" calcext:value-type="float">
            <text:p>67.30</text:p>
          </table:table-cell>
          <table:table-cell table:style-name="ce47" table:formula="of:=AVERAGE([.Y5:.Y16])" office:value-type="float" office:value="67.3191666666667" calcext:value-type="float">
            <text:p>67.32</text:p>
          </table:table-cell>
          <table:table-cell table:style-name="ce47" table:formula="of:=AVERAGE([.Z5:.Z16])" office:value-type="float" office:value="67.19" calcext:value-type="float">
            <text:p>67.19</text:p>
          </table:table-cell>
          <table:table-cell table:style-name="ce47" table:formula="of:=AVERAGE([.AA5:.AA16])" office:value-type="float" office:value="67.19" calcext:value-type="float">
            <text:p>67.19</text:p>
          </table:table-cell>
          <table:table-cell table:style-name="ce47" table:formula="of:=AVERAGE([.AB5:.AB16])" office:value-type="float" office:value="67.0425" calcext:value-type="float">
            <text:p>67.04</text:p>
          </table:table-cell>
          <table:table-cell table:number-columns-repeated="981"/>
        </table:table-row>
        <table:table-row table:style-name="ro12">
          <table:table-cell table:style-name="ce45" office:value-type="date" office:date-value="2001-06-01" calcext:value-type="date">
            <text:p>01/06/01</text:p>
          </table:table-cell>
          <table:table-cell table:style-name="ce46" office:value-type="float" office:value="67.72" calcext:value-type="float">
            <text:p>67.72</text:p>
          </table:table-cell>
          <table:table-cell table:style-name="ce49" table:formula="of:=([.A18] * [.$B$301]) + [.$B$302]" office:value-type="float" office:value="67.6411736130352" calcext:value-type="float">
            <text:p>67.64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1-07-01" calcext:value-type="date">
            <text:p>01/07/01</text:p>
          </table:table-cell>
          <table:table-cell table:style-name="ce46" office:value-type="float" office:value="67.67" calcext:value-type="float">
            <text:p>67.67</text:p>
          </table:table-cell>
          <table:table-cell table:style-name="ce49" table:formula="of:=([.A19] * [.$B$301]) + [.$B$302]" office:value-type="float" office:value="67.639649587214" calcext:value-type="float">
            <text:p>67.64</text:p>
          </table:table-cell>
          <table:table-cell table:style-name="ce50"/>
          <table:table-cell table:style-name="ce53" office:value-type="string" calcext:value-type="string">
            <text:p>Seasonal index</text:p>
          </table:table-cell>
          <table:table-cell table:number-columns-repeated="1004"/>
        </table:table-row>
        <table:table-row table:style-name="ro12">
          <table:table-cell table:style-name="ce45" office:value-type="date" office:date-value="2001-08-01" calcext:value-type="date">
            <text:p>01/08/01</text:p>
          </table:table-cell>
          <table:table-cell table:style-name="ce46" office:value-type="float" office:value="66.94" calcext:value-type="float">
            <text:p>66.94</text:p>
          </table:table-cell>
          <table:table-cell table:style-name="ce49" table:formula="of:=([.A20] * [.$B$301]) + [.$B$302]" office:value-type="float" office:value="67.6380747605321" calcext:value-type="float">
            <text:p>67.64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1-09-01" calcext:value-type="date">
            <text:p>01/09/01</text:p>
          </table:table-cell>
          <table:table-cell table:style-name="ce46" office:value-type="float" office:value="67.1" calcext:value-type="float">
            <text:p>67.1</text:p>
          </table:table-cell>
          <table:table-cell table:style-name="ce49" table:formula="of:=([.A21] * [.$B$301]) + [.$B$302]" office:value-type="float" office:value="67.6364999338503" calcext:value-type="float">
            <text:p>67.64</text:p>
          </table:table-cell>
          <table:table-cell table:style-name="ce50"/>
          <table:table-cell table:style-name="ce42" office:value-type="string" calcext:value-type="string">
            <text:p>Mar</text:p>
          </table:table-cell>
          <table:table-cell table:style-name="ce54" table:formula="of:=[.F5]/[.F$17]" office:value-type="float" office:value="0.992203135935563" calcext:value-type="float">
            <text:p>0.9922</text:p>
          </table:table-cell>
          <table:table-cell table:style-name="ce54" table:formula="of:=[.G5]/[.G$17]" office:value-type="float" office:value="0.990988329147585" calcext:value-type="float">
            <text:p>0.9910</text:p>
          </table:table-cell>
          <table:table-cell table:style-name="ce54" table:formula="of:=[.H5]/[.H$17]" office:value-type="float" office:value="0.992372244334636" calcext:value-type="float">
            <text:p>0.9924</text:p>
          </table:table-cell>
          <table:table-cell table:style-name="ce54" table:formula="of:=[.I5]/[.I$17]" office:value-type="float" office:value="0.98689869975775" calcext:value-type="float">
            <text:p>0.9869</text:p>
          </table:table-cell>
          <table:table-cell table:style-name="ce54" table:formula="of:=[.J5]/[.J$17]" office:value-type="float" office:value="1.00099656737903" calcext:value-type="float">
            <text:p>1.0010</text:p>
          </table:table-cell>
          <table:table-cell table:style-name="ce54" table:formula="of:=[.K5]/[.K$17]" office:value-type="float" office:value="0.986378303815553" calcext:value-type="float">
            <text:p>0.9864</text:p>
          </table:table-cell>
          <table:table-cell table:style-name="ce54" table:formula="of:=[.L5]/[.L$17]" office:value-type="float" office:value="0.992438843587843" calcext:value-type="float">
            <text:p>0.9924</text:p>
          </table:table-cell>
          <table:table-cell table:style-name="ce54" table:formula="of:=[.M5]/[.M$17]" office:value-type="float" office:value="0.988039727399785" calcext:value-type="float">
            <text:p>0.9880</text:p>
          </table:table-cell>
          <table:table-cell table:style-name="ce54" table:formula="of:=[.N5]/[.N$17]" office:value-type="float" office:value="0.979263815854748" calcext:value-type="float">
            <text:p>0.9793</text:p>
          </table:table-cell>
          <table:table-cell table:style-name="ce54" table:formula="of:=[.O5]/[.O$17]" office:value-type="float" office:value="0.992229291494224" calcext:value-type="float">
            <text:p>0.9922</text:p>
          </table:table-cell>
          <table:table-cell table:style-name="ce54" table:formula="of:=[.P5]/[.P$17]" office:value-type="float" office:value="0.990460696590993" calcext:value-type="float">
            <text:p>0.9905</text:p>
          </table:table-cell>
          <table:table-cell table:style-name="ce54" table:formula="of:=[.Q5]/[.Q$17]" office:value-type="float" office:value="0.977929956455395" calcext:value-type="float">
            <text:p>0.9779</text:p>
          </table:table-cell>
          <table:table-cell table:style-name="ce54" table:formula="of:=[.R5]/[.R$17]" office:value-type="float" office:value="0.99006671608599" calcext:value-type="float">
            <text:p>0.9901</text:p>
          </table:table-cell>
          <table:table-cell table:style-name="ce54" table:formula="of:=[.S5]/[.S$17]" office:value-type="float" office:value="0.994454667835838" calcext:value-type="float">
            <text:p>0.9945</text:p>
          </table:table-cell>
          <table:table-cell table:style-name="ce54" table:formula="of:=[.T5]/[.T$17]" office:value-type="float" office:value="0.99038485305386" calcext:value-type="float">
            <text:p>0.9904</text:p>
          </table:table-cell>
          <table:table-cell table:style-name="ce54" table:formula="of:=[.U5]/[.U$17]" office:value-type="float" office:value="0.990552406357675" calcext:value-type="float">
            <text:p>0.9906</text:p>
          </table:table-cell>
          <table:table-cell table:style-name="ce54" table:formula="of:=[.V5]/[.V$17]" office:value-type="float" office:value="1.01021731878776" calcext:value-type="float">
            <text:p>1.0102</text:p>
          </table:table-cell>
          <table:table-cell table:style-name="ce54" table:formula="of:=[.W5]/[.W$17]" office:value-type="float" office:value="0.98330378250591" calcext:value-type="float">
            <text:p>0.9833</text:p>
          </table:table-cell>
          <table:table-cell table:style-name="ce54" table:formula="of:=[.X5]/[.X$17]" office:value-type="float" office:value="0.989722889477725" calcext:value-type="float">
            <text:p>0.9897</text:p>
          </table:table-cell>
          <table:table-cell table:style-name="ce54" table:formula="of:=[.Y5]/[.Y$17]" office:value-type="float" office:value="0.990505428122254" calcext:value-type="float">
            <text:p>0.9905</text:p>
          </table:table-cell>
          <table:table-cell table:style-name="ce54" table:formula="of:=[.Z5]/[.Z$17]" office:value-type="float" office:value="0.994493228158952" calcext:value-type="float">
            <text:p>0.9945</text:p>
          </table:table-cell>
          <table:table-cell table:style-name="ce54" table:formula="of:=[.AA5]/[.AA$17]" office:value-type="float" office:value="0.985563327876172" calcext:value-type="float">
            <text:p>0.9856</text:p>
          </table:table-cell>
          <table:table-cell table:style-name="ce54" table:formula="of:=[.AB5]/[.AB$17]" office:value-type="float" office:value="0.99235559533132" calcext:value-type="float">
            <text:p>0.9924</text:p>
          </table:table-cell>
          <table:table-cell table:style-name="ce54" table:formula="of:=AVERAGE([.F21:.AB21])" office:value-type="float" office:value="0.99051390544985" calcext:value-type="float">
            <text:p>0.9905</text:p>
          </table:table-cell>
          <table:table-cell table:number-columns-repeated="980"/>
        </table:table-row>
        <table:table-row table:style-name="ro12">
          <table:table-cell table:style-name="ce45" office:value-type="date" office:date-value="2001-10-01" calcext:value-type="date">
            <text:p>01/10/01</text:p>
          </table:table-cell>
          <table:table-cell table:style-name="ce46" office:value-type="float" office:value="69.14" calcext:value-type="float">
            <text:p>69.14</text:p>
          </table:table-cell>
          <table:table-cell table:style-name="ce49" table:formula="of:=([.A22] * [.$B$301]) + [.$B$302]" office:value-type="float" office:value="67.634975908029" calcext:value-type="float">
            <text:p>67.63</text:p>
          </table:table-cell>
          <table:table-cell table:style-name="ce50"/>
          <table:table-cell table:style-name="ce42" office:value-type="string" calcext:value-type="string">
            <text:p>Apr</text:p>
          </table:table-cell>
          <table:table-cell table:style-name="ce54" table:formula="of:=[.F6]/[.F$17]" office:value-type="float" office:value="1.00251709784757" calcext:value-type="float">
            <text:p>1.0025</text:p>
          </table:table-cell>
          <table:table-cell table:style-name="ce54" table:formula="of:=[.G6]/[.G$17]" office:value-type="float" office:value="1.00088639385434" calcext:value-type="float">
            <text:p>1.0009</text:p>
          </table:table-cell>
          <table:table-cell table:style-name="ce54" table:formula="of:=[.H6]/[.H$17]" office:value-type="float" office:value="0.993703096696282" calcext:value-type="float">
            <text:p>0.9937</text:p>
          </table:table-cell>
          <table:table-cell table:style-name="ce54" table:formula="of:=[.I6]/[.I$17]" office:value-type="float" office:value="1.00009887773768" calcext:value-type="float">
            <text:p>1.0001</text:p>
          </table:table-cell>
          <table:table-cell table:style-name="ce54" table:formula="of:=[.J6]/[.J$17]" office:value-type="float" office:value="0.993466947181929" calcext:value-type="float">
            <text:p>0.9935</text:p>
          </table:table-cell>
          <table:table-cell table:style-name="ce54" table:formula="of:=[.K6]/[.K$17]" office:value-type="float" office:value="0.989186393083233" calcext:value-type="float">
            <text:p>0.9892</text:p>
          </table:table-cell>
          <table:table-cell table:style-name="ce54" table:formula="of:=[.L6]/[.L$17]" office:value-type="float" office:value="1.00192735359526" calcext:value-type="float">
            <text:p>1.0019</text:p>
          </table:table-cell>
          <table:table-cell table:style-name="ce54" table:formula="of:=[.M6]/[.M$17]" office:value-type="float" office:value="0.995312364720288" calcext:value-type="float">
            <text:p>0.9953</text:p>
          </table:table-cell>
          <table:table-cell table:style-name="ce54" table:formula="of:=[.N6]/[.N$17]" office:value-type="float" office:value="0.990723286040282" calcext:value-type="float">
            <text:p>0.9907</text:p>
          </table:table-cell>
          <table:table-cell table:style-name="ce54" table:formula="of:=[.O6]/[.O$17]" office:value-type="float" office:value="0.985558095002779" calcext:value-type="float">
            <text:p>0.9856</text:p>
          </table:table-cell>
          <table:table-cell table:style-name="ce54" table:formula="of:=[.P6]/[.P$17]" office:value-type="float" office:value="1.00717296457887" calcext:value-type="float">
            <text:p>1.0072</text:p>
          </table:table-cell>
          <table:table-cell table:style-name="ce54" table:formula="of:=[.Q6]/[.Q$17]" office:value-type="float" office:value="1.00189809818006" calcext:value-type="float">
            <text:p>1.0019</text:p>
          </table:table-cell>
          <table:table-cell table:style-name="ce54" table:formula="of:=[.R6]/[.R$17]" office:value-type="float" office:value="1.00756115641216" calcext:value-type="float">
            <text:p>1.0076</text:p>
          </table:table-cell>
          <table:table-cell table:style-name="ce54" table:formula="of:=[.S6]/[.S$17]" office:value-type="float" office:value="0.994010053230249" calcext:value-type="float">
            <text:p>0.9940</text:p>
          </table:table-cell>
          <table:table-cell table:style-name="ce54" table:formula="of:=[.T6]/[.T$17]" office:value-type="float" office:value="0.997948439083472" calcext:value-type="float">
            <text:p>0.9979</text:p>
          </table:table-cell>
          <table:table-cell table:style-name="ce54" table:formula="of:=[.U6]/[.U$17]" office:value-type="float" office:value="0.998110481271535" calcext:value-type="float">
            <text:p>0.9981</text:p>
          </table:table-cell>
          <table:table-cell table:style-name="ce54" table:formula="of:=[.V6]/[.V$17]" office:value-type="float" office:value="0.995539961206311" calcext:value-type="float">
            <text:p>0.9955</text:p>
          </table:table-cell>
          <table:table-cell table:style-name="ce54" table:formula="of:=[.W6]/[.W$17]" office:value-type="float" office:value="0.985372340425532" calcext:value-type="float">
            <text:p>0.9854</text:p>
          </table:table-cell>
          <table:table-cell table:style-name="ce54" table:formula="of:=[.X6]/[.X$17]" office:value-type="float" office:value="0.988385626903742" calcext:value-type="float">
            <text:p>0.9884</text:p>
          </table:table-cell>
          <table:table-cell table:style-name="ce54" table:formula="of:=[.Y6]/[.Y$17]" office:value-type="float" office:value="1.00253766262704" calcext:value-type="float">
            <text:p>1.0025</text:p>
          </table:table-cell>
          <table:table-cell table:style-name="ce54" table:formula="of:=[.Z6]/[.Z$17]" office:value-type="float" office:value="0.991665426402738" calcext:value-type="float">
            <text:p>0.9917</text:p>
          </table:table-cell>
          <table:table-cell table:style-name="ce54" table:formula="of:=[.AA6]/[.AA$17]" office:value-type="float" office:value="0.99538621818723" calcext:value-type="float">
            <text:p>0.9954</text:p>
          </table:table-cell>
          <table:table-cell table:style-name="ce54" table:formula="of:=[.AB6]/[.AB$17]" office:value-type="float" office:value="0.995487936756535" calcext:value-type="float">
            <text:p>0.9955</text:p>
          </table:table-cell>
          <table:table-cell table:style-name="ce54" table:formula="of:=AVERAGE([.F22:.AB22])" office:value-type="float" office:value="0.996280707435874" calcext:value-type="float">
            <text:p>0.9963</text:p>
          </table:table-cell>
          <table:table-cell table:number-columns-repeated="980"/>
        </table:table-row>
        <table:table-row table:style-name="ro12">
          <table:table-cell table:style-name="ce45" office:value-type="date" office:date-value="2001-11-01" calcext:value-type="date">
            <text:p>01/11/01</text:p>
          </table:table-cell>
          <table:table-cell table:style-name="ce46" office:value-type="float" office:value="68.35" calcext:value-type="float">
            <text:p>68.35</text:p>
          </table:table-cell>
          <table:table-cell table:style-name="ce49" table:formula="of:=([.A23] * [.$B$301]) + [.$B$302]" office:value-type="float" office:value="67.6334010813472" calcext:value-type="float">
            <text:p>67.63</text:p>
          </table:table-cell>
          <table:table-cell table:style-name="ce50"/>
          <table:table-cell table:style-name="ce42" office:value-type="string" calcext:value-type="string">
            <text:p>May</text:p>
          </table:table-cell>
          <table:table-cell table:style-name="ce54" table:formula="of:=[.F7]/[.F$17]" office:value-type="float" office:value="1.01106295200324" calcext:value-type="float">
            <text:p>1.0111</text:p>
          </table:table-cell>
          <table:table-cell table:style-name="ce54" table:formula="of:=[.G7]/[.G$17]" office:value-type="float" office:value="0.999704535381888" calcext:value-type="float">
            <text:p>0.9997</text:p>
          </table:table-cell>
          <table:table-cell table:style-name="ce54" table:formula="of:=[.H7]/[.H$17]" office:value-type="float" office:value="0.986309472464911" calcext:value-type="float">
            <text:p>0.9863</text:p>
          </table:table-cell>
          <table:table-cell table:style-name="ce54" table:formula="of:=[.I7]/[.I$17]" office:value-type="float" office:value="1.00499332575271" calcext:value-type="float">
            <text:p>1.0050</text:p>
          </table:table-cell>
          <table:table-cell table:style-name="ce54" table:formula="of:=[.J7]/[.J$17]" office:value-type="float" office:value="0.999372531650242" calcext:value-type="float">
            <text:p>0.9994</text:p>
          </table:table-cell>
          <table:table-cell table:style-name="ce54" table:formula="of:=[.K7]/[.K$17]" office:value-type="float" office:value="1.00234007438973" calcext:value-type="float">
            <text:p>1.0023</text:p>
          </table:table-cell>
          <table:table-cell table:style-name="ce54" table:formula="of:=[.L7]/[.L$17]" office:value-type="float" office:value="1.00074128984433" calcext:value-type="float">
            <text:p>1.0007</text:p>
          </table:table-cell>
          <table:table-cell table:style-name="ce54" table:formula="of:=[.M7]/[.M$17]" office:value-type="float" office:value="1.00303026555021" calcext:value-type="float">
            <text:p>1.0030</text:p>
          </table:table-cell>
          <table:table-cell table:style-name="ce54" table:formula="of:=[.N7]/[.N$17]" office:value-type="float" office:value="0.993402123226511" calcext:value-type="float">
            <text:p>0.9934</text:p>
          </table:table-cell>
          <table:table-cell table:style-name="ce54" table:formula="of:=[.O7]/[.O$17]" office:value-type="float" office:value="0.997862746309222" calcext:value-type="float">
            <text:p>0.9979</text:p>
          </table:table-cell>
          <table:table-cell table:style-name="ce54" table:formula="of:=[.P7]/[.P$17]" office:value-type="float" office:value="1.01087036900096" calcext:value-type="float">
            <text:p>1.0109</text:p>
          </table:table-cell>
          <table:table-cell table:style-name="ce54" table:formula="of:=[.Q7]/[.Q$17]" office:value-type="float" office:value="1.01008597268227" calcext:value-type="float">
            <text:p>1.0101</text:p>
          </table:table-cell>
          <table:table-cell table:style-name="ce54" table:formula="of:=[.R7]/[.R$17]" office:value-type="float" office:value="1.0008895478132" calcext:value-type="float">
            <text:p>1.0009</text:p>
          </table:table-cell>
          <table:table-cell table:style-name="ce54" table:formula="of:=[.S7]/[.S$17]" office:value-type="float" office:value="1.00957156442589" calcext:value-type="float">
            <text:p>1.0096</text:p>
          </table:table-cell>
          <table:table-cell table:style-name="ce54" table:formula="of:=[.T7]/[.T$17]" office:value-type="float" office:value="1.01411375040166" calcext:value-type="float">
            <text:p>1.0141</text:p>
          </table:table-cell>
          <table:table-cell table:style-name="ce54" table:formula="of:=[.U7]/[.U$17]" office:value-type="float" office:value="1.00878070467934" calcext:value-type="float">
            <text:p>1.0088</text:p>
          </table:table-cell>
          <table:table-cell table:style-name="ce54" table:formula="of:=[.V7]/[.V$17]" office:value-type="float" office:value="1.01066208719932" calcext:value-type="float">
            <text:p>1.0107</text:p>
          </table:table-cell>
          <table:table-cell table:style-name="ce54" table:formula="of:=[.W7]/[.W$17]" office:value-type="float" office:value="1.00118203309693" calcext:value-type="float">
            <text:p>1.0012</text:p>
          </table:table-cell>
          <table:table-cell table:style-name="ce54" table:formula="of:=[.X7]/[.X$17]" office:value-type="float" office:value="1.00413560833065" calcext:value-type="float">
            <text:p>1.0041</text:p>
          </table:table-cell>
          <table:table-cell table:style-name="ce54" table:formula="of:=[.Y7]/[.Y$17]" office:value-type="float" office:value="1.00194347820705" calcext:value-type="float">
            <text:p>1.0019</text:p>
          </table:table-cell>
          <table:table-cell table:style-name="ce54" table:formula="of:=[.Z7]/[.Z$17]" office:value-type="float" office:value="0.995832713201369" calcext:value-type="float">
            <text:p>0.9958</text:p>
          </table:table-cell>
          <table:table-cell table:style-name="ce54" table:formula="of:=[.AA7]/[.AA$17]" office:value-type="float" office:value="1.00267897008483" calcext:value-type="float">
            <text:p>1.0027</text:p>
          </table:table-cell>
          <table:table-cell table:style-name="ce54" table:formula="of:=[.AB7]/[.AB$17]" office:value-type="float" office:value="1.00637655218705" calcext:value-type="float">
            <text:p>1.0064</text:p>
          </table:table-cell>
          <table:table-cell table:style-name="ce54" table:formula="of:=AVERAGE([.F23:.AB23])" office:value-type="float" office:value="1.00330185512537" calcext:value-type="float">
            <text:p>1.0033</text:p>
          </table:table-cell>
          <table:table-cell table:number-columns-repeated="980"/>
        </table:table-row>
        <table:table-row table:style-name="ro12">
          <table:table-cell table:style-name="ce45" office:value-type="date" office:date-value="2001-12-01" calcext:value-type="date">
            <text:p>01/12/01</text:p>
          </table:table-cell>
          <table:table-cell table:style-name="ce46" office:value-type="float" office:value="68.64" calcext:value-type="float">
            <text:p>68.64</text:p>
          </table:table-cell>
          <table:table-cell table:style-name="ce49" table:formula="of:=([.A24] * [.$B$301]) + [.$B$302]" office:value-type="float" office:value="67.631877055526" calcext:value-type="float">
            <text:p>67.63</text:p>
          </table:table-cell>
          <table:table-cell table:style-name="ce50"/>
          <table:table-cell table:style-name="ce42" office:value-type="string" calcext:value-type="string">
            <text:p>Jun</text:p>
          </table:table-cell>
          <table:table-cell table:style-name="ce54" table:formula="of:=[.F8]/[.F$17]" office:value-type="float" office:value="1.00281178247363" calcext:value-type="float">
            <text:p>1.0028</text:p>
          </table:table-cell>
          <table:table-cell table:style-name="ce54" table:formula="of:=[.G8]/[.G$17]" office:value-type="float" office:value="1.00044319692717" calcext:value-type="float">
            <text:p>1.0004</text:p>
          </table:table-cell>
          <table:table-cell table:style-name="ce54" table:formula="of:=[.H8]/[.H$17]" office:value-type="float" office:value="1.00331480819706" calcext:value-type="float">
            <text:p>1.0033</text:p>
          </table:table-cell>
          <table:table-cell table:style-name="ce54" table:formula="of:=[.I8]/[.I$17]" office:value-type="float" office:value="0.996539279181292" calcext:value-type="float">
            <text:p>0.9965</text:p>
          </table:table-cell>
          <table:table-cell table:style-name="ce54" table:formula="of:=[.J8]/[.J$17]" office:value-type="float" office:value="1.00143948621415" calcext:value-type="float">
            <text:p>1.0014</text:p>
          </table:table-cell>
          <table:table-cell table:style-name="ce54" table:formula="of:=[.K8]/[.K$17]" office:value-type="float" office:value="1.00795625292509" calcext:value-type="float">
            <text:p>1.0080</text:p>
          </table:table-cell>
          <table:table-cell table:style-name="ce54" table:formula="of:=[.L8]/[.L$17]" office:value-type="float" office:value="0.996590066716086" calcext:value-type="float">
            <text:p>0.9966</text:p>
          </table:table-cell>
          <table:table-cell table:style-name="ce54" table:formula="of:=[.M8]/[.M$17]" office:value-type="float" office:value="1.00674079479536" calcext:value-type="float">
            <text:p>1.0067</text:p>
          </table:table-cell>
          <table:table-cell table:style-name="ce54" table:formula="of:=[.N8]/[.N$17]" office:value-type="float" office:value="1.00560571485266" calcext:value-type="float">
            <text:p>1.0056</text:p>
          </table:table-cell>
          <table:table-cell table:style-name="ce54" table:formula="of:=[.O8]/[.O$17]" office:value-type="float" office:value="1.00260670825869" calcext:value-type="float">
            <text:p>1.0026</text:p>
          </table:table-cell>
          <table:table-cell table:style-name="ce54" table:formula="of:=[.P8]/[.P$17]" office:value-type="float" office:value="1.00879982252459" calcext:value-type="float">
            <text:p>1.0088</text:p>
          </table:table-cell>
          <table:table-cell table:style-name="ce54" table:formula="of:=[.Q8]/[.Q$17]" office:value-type="float" office:value="1.01187241802821" calcext:value-type="float">
            <text:p>1.0119</text:p>
          </table:table-cell>
          <table:table-cell table:style-name="ce54" table:formula="of:=[.R8]/[.R$17]" office:value-type="float" office:value="0.996145292809488" calcext:value-type="float">
            <text:p>0.9961</text:p>
          </table:table-cell>
          <table:table-cell table:style-name="ce54" table:formula="of:=[.S8]/[.S$17]" office:value-type="float" office:value="1.0135730958762" calcext:value-type="float">
            <text:p>1.0136</text:p>
          </table:table-cell>
          <table:table-cell table:style-name="ce54" table:formula="of:=[.T8]/[.T$17]" office:value-type="float" office:value="1.01203747188373" calcext:value-type="float">
            <text:p>1.0120</text:p>
          </table:table-cell>
          <table:table-cell table:style-name="ce54" table:formula="of:=[.U8]/[.U$17]" office:value-type="float" office:value="1.0124856433626" calcext:value-type="float">
            <text:p>1.0125</text:p>
          </table:table-cell>
          <table:table-cell table:style-name="ce54" table:formula="of:=[.V8]/[.V$17]" office:value-type="float" office:value="1.00443532943749" calcext:value-type="float">
            <text:p>1.0044</text:p>
          </table:table-cell>
          <table:table-cell table:style-name="ce54" table:formula="of:=[.W8]/[.W$17]" office:value-type="float" office:value="0.999704491725768" calcext:value-type="float">
            <text:p>0.9997</text:p>
          </table:table-cell>
          <table:table-cell table:style-name="ce54" table:formula="of:=[.X8]/[.X$17]" office:value-type="float" office:value="1.0060672098264" calcext:value-type="float">
            <text:p>1.0061</text:p>
          </table:table-cell>
          <table:table-cell table:style-name="ce54" table:formula="of:=[.Y8]/[.Y$17]" office:value-type="float" office:value="1.00951932956191" calcext:value-type="float">
            <text:p>1.0095</text:p>
          </table:table-cell>
          <table:table-cell table:style-name="ce54" table:formula="of:=[.Z8]/[.Z$17]" office:value-type="float" office:value="1.00550677184105" calcext:value-type="float">
            <text:p>1.0055</text:p>
          </table:table-cell>
          <table:table-cell table:style-name="ce54" table:formula="of:=[.AA8]/[.AA$17]" office:value-type="float" office:value="1.00699508855484" calcext:value-type="float">
            <text:p>1.0070</text:p>
          </table:table-cell>
          <table:table-cell table:style-name="ce54" table:formula="of:=[.AB8]/[.AB$17]" office:value-type="float" office:value="1.00548159749413" calcext:value-type="float">
            <text:p>1.0055</text:p>
          </table:table-cell>
          <table:table-cell table:style-name="ce54" table:formula="of:=AVERAGE([.F24:.AB24])" office:value-type="float" office:value="1.00507268058555" calcext:value-type="float">
            <text:p>1.0051</text:p>
          </table:table-cell>
          <table:table-cell table:number-columns-repeated="980"/>
        </table:table-row>
        <table:table-row table:style-name="ro12">
          <table:table-cell table:style-name="ce45" office:value-type="date" office:date-value="2002-01-01" calcext:value-type="date">
            <text:p>01/01/02</text:p>
          </table:table-cell>
          <table:table-cell table:style-name="ce46" office:value-type="float" office:value="67.42" calcext:value-type="float">
            <text:p>67.42</text:p>
          </table:table-cell>
          <table:table-cell table:style-name="ce49" table:formula="of:=([.A25] * [.$B$301]) + [.$B$302]" office:value-type="float" office:value="67.6303022288441" calcext:value-type="float">
            <text:p>67.63</text:p>
          </table:table-cell>
          <table:table-cell table:style-name="ce50"/>
          <table:table-cell table:style-name="ce42" office:value-type="string" calcext:value-type="string">
            <text:p>Jul</text:p>
          </table:table-cell>
          <table:table-cell table:style-name="ce54" table:formula="of:=[.F9]/[.F$17]" office:value-type="float" office:value="0.996623405326425" calcext:value-type="float">
            <text:p>0.9966</text:p>
          </table:table-cell>
          <table:table-cell table:style-name="ce54" table:formula="of:=[.G9]/[.G$17]" office:value-type="float" office:value="0.999704535381888" calcext:value-type="float">
            <text:p>0.9997</text:p>
          </table:table-cell>
          <table:table-cell table:style-name="ce54" table:formula="of:=[.H9]/[.H$17]" office:value-type="float" office:value="1.00020948601989" calcext:value-type="float">
            <text:p>1.0002</text:p>
          </table:table-cell>
          <table:table-cell table:style-name="ce54" table:formula="of:=[.I9]/[.I$17]" office:value-type="float" office:value="0.993572947050971" calcext:value-type="float">
            <text:p>0.9936</text:p>
          </table:table-cell>
          <table:table-cell table:style-name="ce54" table:formula="of:=[.J9]/[.J$17]" office:value-type="float" office:value="0.997157937474625" calcext:value-type="float">
            <text:p>0.9972</text:p>
          </table:table-cell>
          <table:table-cell table:style-name="ce54" table:formula="of:=[.K9]/[.K$17]" office:value-type="float" office:value="1.00160110352982" calcext:value-type="float">
            <text:p>1.0016</text:p>
          </table:table-cell>
          <table:table-cell table:style-name="ce54" table:formula="of:=[.L9]/[.L$17]" office:value-type="float" office:value="0.99644180874722" calcext:value-type="float">
            <text:p>0.9964</text:p>
          </table:table-cell>
          <table:table-cell table:style-name="ce54" table:formula="of:=[.M9]/[.M$17]" office:value-type="float" office:value="0.998132366946605" calcext:value-type="float">
            <text:p>0.9981</text:p>
          </table:table-cell>
          <table:table-cell table:style-name="ce54" table:formula="of:=[.N9]/[.N$17]" office:value-type="float" office:value="0.991318583192777" calcext:value-type="float">
            <text:p>0.9913</text:p>
          </table:table-cell>
          <table:table-cell table:style-name="ce54" table:formula="of:=[.O9]/[.O$17]" office:value-type="float" office:value="1.00082772252764" calcext:value-type="float">
            <text:p>1.0008</text:p>
          </table:table-cell>
          <table:table-cell table:style-name="ce54" table:formula="of:=[.P9]/[.P$17]" office:value-type="float" office:value="1.01175774606226" calcext:value-type="float">
            <text:p>1.0118</text:p>
          </table:table-cell>
          <table:table-cell table:style-name="ce54" table:formula="of:=[.Q9]/[.Q$17]" office:value-type="float" office:value="1.00294019129852" calcext:value-type="float">
            <text:p>1.0029</text:p>
          </table:table-cell>
          <table:table-cell table:style-name="ce54" table:formula="of:=[.R9]/[.R$17]" office:value-type="float" office:value="1.00118606375093" calcext:value-type="float">
            <text:p>1.0012</text:p>
          </table:table-cell>
          <table:table-cell table:style-name="ce54" table:formula="of:=[.S9]/[.S$17]" office:value-type="float" office:value="1.00275414047351" calcext:value-type="float">
            <text:p>1.0028</text:p>
          </table:table-cell>
          <table:table-cell table:style-name="ce54" table:formula="of:=[.T9]/[.T$17]" office:value-type="float" office:value="0.999579800776133" calcext:value-type="float">
            <text:p>0.9996</text:p>
          </table:table-cell>
          <table:table-cell table:style-name="ce54" table:formula="of:=[.U9]/[.U$17]" office:value-type="float" office:value="0.996480308250898" calcext:value-type="float">
            <text:p>0.9965</text:p>
          </table:table-cell>
          <table:table-cell table:style-name="ce54" table:formula="of:=[.V9]/[.V$17]" office:value-type="float" office:value="0.999246364635969" calcext:value-type="float">
            <text:p>0.9992</text:p>
          </table:table-cell>
          <table:table-cell table:style-name="ce54" table:formula="of:=[.W9]/[.W$17]" office:value-type="float" office:value="0.989361702127659" calcext:value-type="float">
            <text:p>0.9894</text:p>
          </table:table-cell>
          <table:table-cell table:style-name="ce54" table:formula="of:=[.X9]/[.X$17]" office:value-type="float" office:value="1.00264976102623" calcext:value-type="float">
            <text:p>1.0026</text:p>
          </table:table-cell>
          <table:table-cell table:style-name="ce54" table:formula="of:=[.Y9]/[.Y$17]" office:value-type="float" office:value="0.990951066437246" calcext:value-type="float">
            <text:p>0.9910</text:p>
          </table:table-cell>
          <table:table-cell table:style-name="ce54" table:formula="of:=[.Z9]/[.Z$17]" office:value-type="float" office:value="1.00684625688346" calcext:value-type="float">
            <text:p>1.0068</text:p>
          </table:table-cell>
          <table:table-cell table:style-name="ce54" table:formula="of:=[.AA9]/[.AA$17]" office:value-type="float" office:value="1.00699508855484" calcext:value-type="float">
            <text:p>1.0070</text:p>
          </table:table-cell>
          <table:table-cell table:style-name="ce54" table:formula="of:=[.AB9]/[.AB$17]" office:value-type="float" office:value="1.0178618040795" calcext:value-type="float">
            <text:p>1.0179</text:p>
          </table:table-cell>
          <table:table-cell table:style-name="ce54" table:formula="of:=AVERAGE([.F25:.AB25])" office:value-type="float" office:value="1.00018261698065" calcext:value-type="float">
            <text:p>1.0002</text:p>
          </table:table-cell>
          <table:table-cell table:number-columns-repeated="980"/>
        </table:table-row>
        <table:table-row table:style-name="ro12">
          <table:table-cell table:style-name="ce45" office:value-type="date" office:date-value="2002-02-01" calcext:value-type="date">
            <text:p>01/02/02</text:p>
          </table:table-cell>
          <table:table-cell table:style-name="ce46" office:value-type="float" office:value="66.8" calcext:value-type="float">
            <text:p>66.8</text:p>
          </table:table-cell>
          <table:table-cell table:style-name="ce49" table:formula="of:=([.A26] * [.$B$301]) + [.$B$302]" office:value-type="float" office:value="67.6287274021622" calcext:value-type="float">
            <text:p>67.63</text:p>
          </table:table-cell>
          <table:table-cell table:style-name="ce50"/>
          <table:table-cell table:style-name="ce42" office:value-type="string" calcext:value-type="string">
            <text:p>Aug</text:p>
          </table:table-cell>
          <table:table-cell table:style-name="ce54" table:formula="of:=[.F10]/[.F$17]" office:value-type="float" office:value="0.982478543275665" calcext:value-type="float">
            <text:p>0.9825</text:p>
          </table:table-cell>
          <table:table-cell table:style-name="ce54" table:formula="of:=[.G10]/[.G$17]" office:value-type="float" office:value="0.988920076820801" calcext:value-type="float">
            <text:p>0.9889</text:p>
          </table:table-cell>
          <table:table-cell table:style-name="ce54" table:formula="of:=[.H10]/[.H$17]" office:value-type="float" office:value="0.994886076573302" calcext:value-type="float">
            <text:p>0.9949</text:p>
          </table:table-cell>
          <table:table-cell table:style-name="ce54" table:formula="of:=[.I10]/[.I$17]" office:value-type="float" office:value="0.990161665101103" calcext:value-type="float">
            <text:p>0.9902</text:p>
          </table:table-cell>
          <table:table-cell table:style-name="ce54" table:formula="of:=[.J10]/[.J$17]" office:value-type="float" office:value="0.987118443878492" calcext:value-type="float">
            <text:p>0.9871</text:p>
          </table:table-cell>
          <table:table-cell table:style-name="ce54" table:formula="of:=[.K10]/[.K$17]" office:value-type="float" office:value="0.997167278370323" calcext:value-type="float">
            <text:p>0.9972</text:p>
          </table:table-cell>
          <table:table-cell table:style-name="ce54" table:formula="of:=[.L10]/[.L$17]" office:value-type="float" office:value="0.994959229058562" calcext:value-type="float">
            <text:p>0.9950</text:p>
          </table:table-cell>
          <table:table-cell table:style-name="ce54" table:formula="of:=[.M10]/[.M$17]" office:value-type="float" office:value="0.999319736305055" calcext:value-type="float">
            <text:p>0.9993</text:p>
          </table:table-cell>
          <table:table-cell table:style-name="ce54" table:formula="of:=[.N10]/[.N$17]" office:value-type="float" office:value="0.992806826074015" calcext:value-type="float">
            <text:p>0.9928</text:p>
          </table:table-cell>
          <table:table-cell table:style-name="ce54" table:formula="of:=[.O10]/[.O$17]" office:value-type="float" office:value="0.984965099759095" calcext:value-type="float">
            <text:p>0.9850</text:p>
          </table:table-cell>
          <table:table-cell table:style-name="ce54" table:formula="of:=[.P10]/[.P$17]" office:value-type="float" office:value="0.994305997189973" calcext:value-type="float">
            <text:p>0.9943</text:p>
          </table:table-cell>
          <table:table-cell table:style-name="ce54" table:formula="of:=[.Q10]/[.Q$17]" office:value-type="float" office:value="0.99296587145037" calcext:value-type="float">
            <text:p>0.9930</text:p>
          </table:table-cell>
          <table:table-cell table:style-name="ce54" table:formula="of:=[.R10]/[.R$17]" office:value-type="float" office:value="0.994366197183098" calcext:value-type="float">
            <text:p>0.9944</text:p>
          </table:table-cell>
          <table:table-cell table:style-name="ce54" table:formula="of:=[.S10]/[.S$17]" office:value-type="float" office:value="0.987785448751992" calcext:value-type="float">
            <text:p>0.9878</text:p>
          </table:table-cell>
          <table:table-cell table:style-name="ce54" table:formula="of:=[.T10]/[.T$17]" office:value-type="float" office:value="0.985342462367452" calcext:value-type="float">
            <text:p>0.9853</text:p>
          </table:table-cell>
          <table:table-cell table:style-name="ce54" table:formula="of:=[.U10]/[.U$17]" office:value-type="float" office:value="0.98699566522174" calcext:value-type="float">
            <text:p>0.9870</text:p>
          </table:table-cell>
          <table:table-cell table:style-name="ce54" table:formula="of:=[.V10]/[.V$17]" office:value-type="float" office:value="0.994650424383193" calcext:value-type="float">
            <text:p>0.9947</text:p>
          </table:table-cell>
          <table:table-cell table:style-name="ce54" table:formula="of:=[.W10]/[.W$17]" office:value-type="float" office:value="1.00029550827423" calcext:value-type="float">
            <text:p>1.0003</text:p>
          </table:table-cell>
          <table:table-cell table:style-name="ce54" table:formula="of:=[.X10]/[.X$17]" office:value-type="float" office:value="0.995369109234541" calcext:value-type="float">
            <text:p>0.9954</text:p>
          </table:table-cell>
          <table:table-cell table:style-name="ce54" table:formula="of:=[.Y10]/[.Y$17]" office:value-type="float" office:value="0.987980144337299" calcext:value-type="float">
            <text:p>0.9880</text:p>
          </table:table-cell>
          <table:table-cell table:style-name="ce54" table:formula="of:=[.Z10]/[.Z$17]" office:value-type="float" office:value="0.990474773031701" calcext:value-type="float">
            <text:p>0.9905</text:p>
          </table:table-cell>
          <table:table-cell table:style-name="ce54" table:formula="of:=[.AA10]/[.AA$17]" office:value-type="float" office:value="0.992111921416877" calcext:value-type="float">
            <text:p>0.9921</text:p>
          </table:table-cell>
          <table:table-cell table:style-name="ce54" table:formula="of:=[.AB10]/[.AB$17]" office:value-type="float" office:value="1.00294589253086" calcext:value-type="float">
            <text:p>1.0029</text:p>
          </table:table-cell>
          <table:table-cell table:style-name="ce54" table:formula="of:=AVERAGE([.F26:.AB26])" office:value-type="float" office:value="0.992103147416945" calcext:value-type="float">
            <text:p>0.9921</text:p>
          </table:table-cell>
          <table:table-cell table:number-columns-repeated="980"/>
        </table:table-row>
        <table:table-row table:style-name="ro12">
          <table:table-cell table:style-name="ce45" office:value-type="date" office:date-value="2002-03-01" calcext:value-type="date">
            <text:p>01/03/02</text:p>
          </table:table-cell>
          <table:table-cell table:style-name="ce46" office:value-type="float" office:value="67.11" calcext:value-type="float">
            <text:p>67.11</text:p>
          </table:table-cell>
          <table:table-cell table:style-name="ce49" table:formula="of:=([.A27] * [.$B$301]) + [.$B$302]" office:value-type="float" office:value="67.6273049780624" calcext:value-type="float">
            <text:p>67.63</text:p>
          </table:table-cell>
          <table:table-cell table:style-name="ce50"/>
          <table:table-cell table:style-name="ce42" office:value-type="string" calcext:value-type="string">
            <text:p>Sep</text:p>
          </table:table-cell>
          <table:table-cell table:style-name="ce54" table:formula="of:=[.F11]/[.F$17]" office:value-type="float" office:value="0.991171739744361" calcext:value-type="float">
            <text:p>0.9912</text:p>
          </table:table-cell>
          <table:table-cell table:style-name="ce54" table:formula="of:=[.G11]/[.G$17]" office:value-type="float" office:value="0.991283793765697" calcext:value-type="float">
            <text:p>0.9913</text:p>
          </table:table-cell>
          <table:table-cell table:style-name="ce54" table:formula="of:=[.H11]/[.H$17]" office:value-type="float" office:value="0.996069056450321" calcext:value-type="float">
            <text:p>0.9961</text:p>
          </table:table-cell>
          <table:table-cell table:style-name="ce54" table:formula="of:=[.I11]/[.I$17]" office:value-type="float" office:value="0.998022445246453" calcext:value-type="float">
            <text:p>0.9980</text:p>
          </table:table-cell>
          <table:table-cell table:style-name="ce54" table:formula="of:=[.J11]/[.J$17]" office:value-type="float" office:value="0.994500424463884" calcext:value-type="float">
            <text:p>0.9945</text:p>
          </table:table-cell>
          <table:table-cell table:style-name="ce54" table:formula="of:=[.K11]/[.K$17]" office:value-type="float" office:value="0.995393748306525" calcext:value-type="float">
            <text:p>0.9954</text:p>
          </table:table-cell>
          <table:table-cell table:style-name="ce54" table:formula="of:=[.L11]/[.L$17]" office:value-type="float" office:value="0.989770200148258" calcext:value-type="float">
            <text:p>0.9898</text:p>
          </table:table-cell>
          <table:table-cell table:style-name="ce54" table:formula="of:=[.M11]/[.M$17]" office:value-type="float" office:value="0.995015522380676" calcext:value-type="float">
            <text:p>0.9950</text:p>
          </table:table-cell>
          <table:table-cell table:style-name="ce54" table:formula="of:=[.N11]/[.N$17]" office:value-type="float" office:value="1.01140986208949" calcext:value-type="float">
            <text:p>1.0114</text:p>
          </table:table-cell>
          <table:table-cell table:style-name="ce54" table:formula="of:=[.O11]/[.O$17]" office:value-type="float" office:value="0.996528507010933" calcext:value-type="float">
            <text:p>0.9965</text:p>
          </table:table-cell>
          <table:table-cell table:style-name="ce54" table:formula="of:=[.P11]/[.P$17]" office:value-type="float" office:value="0.997707609258301" calcext:value-type="float">
            <text:p>0.9977</text:p>
          </table:table-cell>
          <table:table-cell table:style-name="ce54" table:formula="of:=[.Q11]/[.Q$17]" office:value-type="float" office:value="0.987159924076073" calcext:value-type="float">
            <text:p>0.9872</text:p>
          </table:table-cell>
          <table:table-cell table:style-name="ce54" table:formula="of:=[.R11]/[.R$17]" office:value-type="float" office:value="0.99288361749444" calcext:value-type="float">
            <text:p>0.9929</text:p>
          </table:table-cell>
          <table:table-cell table:style-name="ce54" table:formula="of:=[.S11]/[.S$17]" office:value-type="float" office:value="0.998011584680557" calcext:value-type="float">
            <text:p>0.9980</text:p>
          </table:table-cell>
          <table:table-cell table:style-name="ce54" table:formula="of:=[.T11]/[.T$17]" office:value-type="float" office:value="0.990978075487555" calcext:value-type="float">
            <text:p>0.9910</text:p>
          </table:table-cell>
          <table:table-cell table:style-name="ce54" table:formula="of:=[.U11]/[.U$17]" office:value-type="float" office:value="0.986254677485087" calcext:value-type="float">
            <text:p>0.9863</text:p>
          </table:table-cell>
          <table:table-cell table:style-name="ce54" table:formula="of:=[.V11]/[.V$17]" office:value-type="float" office:value="0.994502168246006" calcext:value-type="float">
            <text:p>0.9945</text:p>
          </table:table-cell>
          <table:table-cell table:style-name="ce54" table:formula="of:=[.W11]/[.W$17]" office:value-type="float" office:value="0.995271867612293" calcext:value-type="float">
            <text:p>0.9953</text:p>
          </table:table-cell>
          <table:table-cell table:style-name="ce54" table:formula="of:=[.X11]/[.X$17]" office:value-type="float" office:value="0.991060152051708" calcext:value-type="float">
            <text:p>0.9911</text:p>
          </table:table-cell>
          <table:table-cell table:style-name="ce54" table:formula="of:=[.Y11]/[.Y$17]" office:value-type="float" office:value="0.983969399502371" calcext:value-type="float">
            <text:p>0.9840</text:p>
          </table:table-cell>
          <table:table-cell table:style-name="ce54" table:formula="of:=[.Z11]/[.Z$17]" office:value-type="float" office:value="0.996725703229647" calcext:value-type="float">
            <text:p>0.9967</text:p>
          </table:table-cell>
          <table:table-cell table:style-name="ce54" table:formula="of:=[.AA11]/[.AA$17]" office:value-type="float" office:value="1.00312546509897" calcext:value-type="float">
            <text:p>1.0031</text:p>
          </table:table-cell>
          <table:table-cell table:style-name="ce54" table:formula="of:=[.AB11]/[.AB$17]" office:value-type="float" office:value="0.999515232874669" calcext:value-type="float">
            <text:p>0.9995</text:p>
          </table:table-cell>
          <table:table-cell table:style-name="ce54" table:formula="of:=AVERAGE([.F27:.AB27])" office:value-type="float" office:value="0.994623077248012" calcext:value-type="float">
            <text:p>0.9946</text:p>
          </table:table-cell>
          <table:table-cell table:number-columns-repeated="980"/>
        </table:table-row>
        <table:table-row table:style-name="ro12">
          <table:table-cell table:style-name="ce45" office:value-type="date" office:date-value="2002-04-01" calcext:value-type="date">
            <text:p>01/04/02</text:p>
          </table:table-cell>
          <table:table-cell table:style-name="ce46" office:value-type="float" office:value="67.2" calcext:value-type="float">
            <text:p>67.2</text:p>
          </table:table-cell>
          <table:table-cell table:style-name="ce49" table:formula="of:=([.A28] * [.$B$301]) + [.$B$302]" office:value-type="float" office:value="67.6257301513805" calcext:value-type="float">
            <text:p>67.63</text:p>
          </table:table-cell>
          <table:table-cell table:style-name="ce50"/>
          <table:table-cell table:style-name="ce42" office:value-type="string" calcext:value-type="string">
            <text:p>Oct</text:p>
          </table:table-cell>
          <table:table-cell table:style-name="ce54" table:formula="of:=[.F12]/[.F$17]" office:value-type="float" office:value="1.02285033704554" calcext:value-type="float">
            <text:p>1.0229</text:p>
          </table:table-cell>
          <table:table-cell table:style-name="ce54" table:formula="of:=[.G12]/[.G$17]" office:value-type="float" office:value="1.02142118481312" calcext:value-type="float">
            <text:p>1.0214</text:p>
          </table:table-cell>
          <table:table-cell table:style-name="ce54" table:formula="of:=[.H12]/[.H$17]" office:value-type="float" office:value="1.01041268745918" calcext:value-type="float">
            <text:p>1.0104</text:p>
          </table:table-cell>
          <table:table-cell table:style-name="ce54" table:formula="of:=[.I12]/[.I$17]" office:value-type="float" office:value="1.01404063875019" calcext:value-type="float">
            <text:p>1.0140</text:p>
          </table:table-cell>
          <table:table-cell table:style-name="ce54" table:formula="of:=[.J12]/[.J$17]" office:value-type="float" office:value="1.01679400583176" calcext:value-type="float">
            <text:p>1.0168</text:p>
          </table:table-cell>
          <table:table-cell table:style-name="ce54" table:formula="of:=[.K12]/[.K$17]" office:value-type="float" office:value="1.00913860630096" calcext:value-type="float">
            <text:p>1.0091</text:p>
          </table:table-cell>
          <table:table-cell table:style-name="ce54" table:formula="of:=[.L12]/[.L$17]" office:value-type="float" office:value="1.0238695329874" calcext:value-type="float">
            <text:p>1.0239</text:p>
          </table:table-cell>
          <table:table-cell table:style-name="ce54" table:formula="of:=[.M12]/[.M$17]" office:value-type="float" office:value="1.01015448170091" calcext:value-type="float">
            <text:p>1.0102</text:p>
          </table:table-cell>
          <table:table-cell table:style-name="ce54" table:formula="of:=[.N12]/[.N$17]" office:value-type="float" office:value="1.01260045639448" calcext:value-type="float">
            <text:p>1.0126</text:p>
          </table:table-cell>
          <table:table-cell table:style-name="ce54" table:formula="of:=[.O12]/[.O$17]" office:value-type="float" office:value="1.01520785718698" calcext:value-type="float">
            <text:p>1.0152</text:p>
          </table:table-cell>
          <table:table-cell table:style-name="ce54" table:formula="of:=[.P12]/[.P$17]" office:value-type="float" office:value="1.00761665310952" calcext:value-type="float">
            <text:p>1.0076</text:p>
          </table:table-cell>
          <table:table-cell table:style-name="ce54" table:formula="of:=[.Q12]/[.Q$17]" office:value-type="float" office:value="1.01172354758272" calcext:value-type="float">
            <text:p>1.0117</text:p>
          </table:table-cell>
          <table:table-cell table:style-name="ce54" table:formula="of:=[.R12]/[.R$17]" office:value-type="float" office:value="1.00993328391401" calcext:value-type="float">
            <text:p>1.0099</text:p>
          </table:table-cell>
          <table:table-cell table:style-name="ce54" table:formula="of:=[.S12]/[.S$17]" office:value-type="float" office:value="1.00571823784411" calcext:value-type="float">
            <text:p>1.0057</text:p>
          </table:table-cell>
          <table:table-cell table:style-name="ce54" table:formula="of:=[.T12]/[.T$17]" office:value-type="float" office:value="1.00758830363102" calcext:value-type="float">
            <text:p>1.0076</text:p>
          </table:table-cell>
          <table:table-cell table:style-name="ce54" table:formula="of:=[.U12]/[.U$17]" office:value-type="float" office:value="1.00477937090141" calcext:value-type="float">
            <text:p>1.0048</text:p>
          </table:table-cell>
          <table:table-cell table:style-name="ce54" table:formula="of:=[.V12]/[.V$17]" office:value-type="float" office:value="1.01095859947369" calcext:value-type="float">
            <text:p>1.0110</text:p>
          </table:table-cell>
          <table:table-cell table:style-name="ce54" table:formula="of:=[.W12]/[.W$17]" office:value-type="float" office:value="1.01669621749409" calcext:value-type="float">
            <text:p>1.0167</text:p>
          </table:table-cell>
          <table:table-cell table:style-name="ce54" table:formula="of:=[.X12]/[.X$17]" office:value-type="float" office:value="1.01349644634853" calcext:value-type="float">
            <text:p>1.0135</text:p>
          </table:table-cell>
          <table:table-cell table:style-name="ce54" table:formula="of:=[.Y12]/[.Y$17]" office:value-type="float" office:value="1.00803386851194" calcext:value-type="float">
            <text:p>1.0080</text:p>
          </table:table-cell>
          <table:table-cell table:style-name="ce54" table:formula="of:=[.Z12]/[.Z$17]" office:value-type="float" office:value="1.01577615716625" calcext:value-type="float">
            <text:p>1.0158</text:p>
          </table:table-cell>
          <table:table-cell table:style-name="ce54" table:formula="of:=[.AA12]/[.AA$17]" office:value-type="float" office:value="1.00997172198244" calcext:value-type="float">
            <text:p>1.0100</text:p>
          </table:table-cell>
          <table:table-cell table:style-name="ce54" table:formula="of:=[.AB12]/[.AB$17]" office:value-type="float" office:value="1.01637021292464" calcext:value-type="float">
            <text:p>1.0164</text:p>
          </table:table-cell>
          <table:table-cell table:style-name="ce54" table:formula="of:=AVERAGE([.F28:.AB28])" office:value-type="float" office:value="1.01283271345021" calcext:value-type="float">
            <text:p>1.0128</text:p>
          </table:table-cell>
          <table:table-cell table:number-columns-repeated="980"/>
        </table:table-row>
        <table:table-row table:style-name="ro12">
          <table:table-cell table:style-name="ce45" office:value-type="date" office:date-value="2002-05-01" calcext:value-type="date">
            <text:p>01/05/02</text:p>
          </table:table-cell>
          <table:table-cell table:style-name="ce46" office:value-type="float" office:value="66.7" calcext:value-type="float">
            <text:p>66.7</text:p>
          </table:table-cell>
          <table:table-cell table:style-name="ce49" table:formula="of:=([.A29] * [.$B$301]) + [.$B$302]" office:value-type="float" office:value="67.6242061255593" calcext:value-type="float">
            <text:p>67.62</text:p>
          </table:table-cell>
          <table:table-cell table:style-name="ce50"/>
          <table:table-cell table:style-name="ce42" office:value-type="string" calcext:value-type="string">
            <text:p>Nov</text:p>
          </table:table-cell>
          <table:table-cell table:style-name="ce54" table:formula="of:=[.F13]/[.F$17]" office:value-type="float" office:value="1.01769335608954" calcext:value-type="float">
            <text:p>1.0177</text:p>
          </table:table-cell>
          <table:table-cell table:style-name="ce54" table:formula="of:=[.G13]/[.G$17]" office:value-type="float" office:value="1.0097503323977" calcext:value-type="float">
            <text:p>1.0098</text:p>
          </table:table-cell>
          <table:table-cell table:style-name="ce54" table:formula="of:=[.H13]/[.H$17]" office:value-type="float" office:value="1.02150312380624" calcext:value-type="float">
            <text:p>1.0215</text:p>
          </table:table-cell>
          <table:table-cell table:style-name="ce54" table:formula="of:=[.I13]/[.I$17]" office:value-type="float" office:value="1.02026993622386" calcext:value-type="float">
            <text:p>1.0203</text:p>
          </table:table-cell>
          <table:table-cell table:style-name="ce54" table:formula="of:=[.J13]/[.J$17]" office:value-type="float" office:value="1.01531760971469" calcext:value-type="float">
            <text:p>1.0153</text:p>
          </table:table-cell>
          <table:table-cell table:style-name="ce54" table:formula="of:=[.K13]/[.K$17]" office:value-type="float" office:value="1.01608493238417" calcext:value-type="float">
            <text:p>1.0161</text:p>
          </table:table-cell>
          <table:table-cell table:style-name="ce54" table:formula="of:=[.L13]/[.L$17]" office:value-type="float" office:value="1.012157153447" calcext:value-type="float">
            <text:p>1.0122</text:p>
          </table:table-cell>
          <table:table-cell table:style-name="ce54" table:formula="of:=[.M13]/[.M$17]" office:value-type="float" office:value="1.01089658754994" calcext:value-type="float">
            <text:p>1.0109</text:p>
          </table:table-cell>
          <table:table-cell table:style-name="ce54" table:formula="of:=[.N13]/[.N$17]" office:value-type="float" office:value="1.01929754936006" calcext:value-type="float">
            <text:p>1.0193</text:p>
          </table:table-cell>
          <table:table-cell table:style-name="ce54" table:formula="of:=[.O13]/[.O$17]" office:value-type="float" office:value="1.02024831675829" calcext:value-type="float">
            <text:p>1.0202</text:p>
          </table:table-cell>
          <table:table-cell table:style-name="ce54" table:formula="of:=[.P13]/[.P$17]" office:value-type="float" office:value="1.00584189898691" calcext:value-type="float">
            <text:p>1.0058</text:p>
          </table:table-cell>
          <table:table-cell table:style-name="ce54" table:formula="of:=[.Q13]/[.Q$17]" office:value-type="float" office:value="1.0149986973836" calcext:value-type="float">
            <text:p>1.0150</text:p>
          </table:table-cell>
          <table:table-cell table:style-name="ce54" table:formula="of:=[.R13]/[.R$17]" office:value-type="float" office:value="1.01927353595256" calcext:value-type="float">
            <text:p>1.0193</text:p>
          </table:table-cell>
          <table:table-cell table:style-name="ce54" table:formula="of:=[.S13]/[.S$17]" office:value-type="float" office:value="1.01624078350974" calcext:value-type="float">
            <text:p>1.0162</text:p>
          </table:table-cell>
          <table:table-cell table:style-name="ce54" table:formula="of:=[.T13]/[.T$17]" office:value-type="float" office:value="1.01129594384161" calcext:value-type="float">
            <text:p>1.0113</text:p>
          </table:table-cell>
          <table:table-cell table:style-name="ce54" table:formula="of:=[.U13]/[.U$17]" office:value-type="float" office:value="1.01515319921455" calcext:value-type="float">
            <text:p>1.0152</text:p>
          </table:table-cell>
          <table:table-cell table:style-name="ce54" table:formula="of:=[.V13]/[.V$17]" office:value-type="float" office:value="1.01392372221742" calcext:value-type="float">
            <text:p>1.0139</text:p>
          </table:table-cell>
          <table:table-cell table:style-name="ce54" table:formula="of:=[.W13]/[.W$17]" office:value-type="float" office:value="1.01817375886525" calcext:value-type="float">
            <text:p>1.0182</text:p>
          </table:table-cell>
          <table:table-cell table:style-name="ce54" table:formula="of:=[.X13]/[.X$17]" office:value-type="float" office:value="1.02612614843615" calcext:value-type="float">
            <text:p>1.0261</text:p>
          </table:table-cell>
          <table:table-cell table:style-name="ce54" table:formula="of:=[.Y13]/[.Y$17]" office:value-type="float" office:value="1.01516408155181" calcext:value-type="float">
            <text:p>1.0152</text:p>
          </table:table-cell>
          <table:table-cell table:style-name="ce54" table:formula="of:=[.Z13]/[.Z$17]" office:value-type="float" office:value="1.01131120702485" calcext:value-type="float">
            <text:p>1.0113</text:p>
          </table:table-cell>
          <table:table-cell table:style-name="ce54" table:formula="of:=[.AA13]/[.AA$17]" office:value-type="float" office:value="1.01771096889418" calcext:value-type="float">
            <text:p>1.0177</text:p>
          </table:table-cell>
          <table:table-cell table:style-name="ce54" table:formula="of:=[.AB13]/[.AB$17]" office:value-type="float" office:value="1.00995637095872" calcext:value-type="float">
            <text:p>1.0100</text:p>
          </table:table-cell>
          <table:table-cell table:style-name="ce54" table:formula="of:=AVERAGE([.F29:.AB29])" office:value-type="float" office:value="1.01558213976386" calcext:value-type="float">
            <text:p>1.0156</text:p>
          </table:table-cell>
          <table:table-cell table:number-columns-repeated="980"/>
        </table:table-row>
        <table:table-row table:style-name="ro12">
          <table:table-cell table:style-name="ce45" office:value-type="date" office:date-value="2002-06-01" calcext:value-type="date">
            <text:p>01/06/02</text:p>
          </table:table-cell>
          <table:table-cell table:style-name="ce46" office:value-type="float" office:value="67.85" calcext:value-type="float">
            <text:p>67.85</text:p>
          </table:table-cell>
          <table:table-cell table:style-name="ce49" table:formula="of:=([.A30] * [.$B$301]) + [.$B$302]" office:value-type="float" office:value="67.6226312988774" calcext:value-type="float">
            <text:p>67.62</text:p>
          </table:table-cell>
          <table:table-cell table:style-name="ce50"/>
          <table:table-cell table:style-name="ce42" office:value-type="string" calcext:value-type="string">
            <text:p>Dec</text:p>
          </table:table-cell>
          <table:table-cell table:style-name="ce54" table:formula="of:=[.F14]/[.F$17]" office:value-type="float" office:value="1.00605331336026" calcext:value-type="float">
            <text:p>1.0061</text:p>
          </table:table-cell>
          <table:table-cell table:style-name="ce54" table:formula="of:=[.G14]/[.G$17]" office:value-type="float" office:value="1.01403456936032" calcext:value-type="float">
            <text:p>1.0140</text:p>
          </table:table-cell>
          <table:table-cell table:style-name="ce54" table:formula="of:=[.H14]/[.H$17]" office:value-type="float" office:value="1.01544035193651" calcext:value-type="float">
            <text:p>1.0154</text:p>
          </table:table-cell>
          <table:table-cell table:style-name="ce54" table:formula="of:=[.I14]/[.I$17]" office:value-type="float" office:value="1.01270578929154" calcext:value-type="float">
            <text:p>1.0127</text:p>
          </table:table-cell>
          <table:table-cell table:style-name="ce54" table:formula="of:=[.J14]/[.J$17]" office:value-type="float" office:value="1.00483519728343" calcext:value-type="float">
            <text:p>1.0048</text:p>
          </table:table-cell>
          <table:table-cell table:style-name="ce54" table:formula="of:=[.K14]/[.K$17]" office:value-type="float" office:value="0.992290070694879" calcext:value-type="float">
            <text:p>0.9923</text:p>
          </table:table-cell>
          <table:table-cell table:style-name="ce54" table:formula="of:=[.L14]/[.L$17]" office:value-type="float" office:value="1.01141586360267" calcext:value-type="float">
            <text:p>1.0114</text:p>
          </table:table-cell>
          <table:table-cell table:style-name="ce54" table:formula="of:=[.M14]/[.M$17]" office:value-type="float" office:value="1.01089658754994" calcext:value-type="float">
            <text:p>1.0109</text:p>
          </table:table-cell>
          <table:table-cell table:style-name="ce54" table:formula="of:=[.N14]/[.N$17]" office:value-type="float" office:value="1.00873102490326" calcext:value-type="float">
            <text:p>1.0087</text:p>
          </table:table-cell>
          <table:table-cell table:style-name="ce54" table:formula="of:=[.O14]/[.O$17]" office:value-type="float" office:value="1.01505960837606" calcext:value-type="float">
            <text:p>1.0151</text:p>
          </table:table-cell>
          <table:table-cell table:style-name="ce54" table:formula="of:=[.P14]/[.P$17]" office:value-type="float" office:value="0.994897581897508" calcext:value-type="float">
            <text:p>0.9949</text:p>
          </table:table-cell>
          <table:table-cell table:style-name="ce54" table:formula="of:=[.Q14]/[.Q$17]" office:value-type="float" office:value="1.01336112248316" calcext:value-type="float">
            <text:p>1.0134</text:p>
          </table:table-cell>
          <table:table-cell table:style-name="ce54" table:formula="of:=[.R14]/[.R$17]" office:value-type="float" office:value="1.00622683469236" calcext:value-type="float">
            <text:p>1.0062</text:p>
          </table:table-cell>
          <table:table-cell table:style-name="ce54" table:formula="of:=[.S14]/[.S$17]" office:value-type="float" office:value="1.00127209178822" calcext:value-type="float">
            <text:p>1.0013</text:p>
          </table:table-cell>
          <table:table-cell table:style-name="ce54" table:formula="of:=[.T14]/[.T$17]" office:value-type="float" office:value="1.01426205601008" calcext:value-type="float">
            <text:p>1.0143</text:p>
          </table:table-cell>
          <table:table-cell table:style-name="ce54" table:formula="of:=[.U14]/[.U$17]" office:value-type="float" office:value="1.00848430958468" calcext:value-type="float">
            <text:p>1.0085</text:p>
          </table:table-cell>
          <table:table-cell table:style-name="ce54" table:formula="of:=[.V14]/[.V$17]" office:value-type="float" office:value="1.00532486626061" calcext:value-type="float">
            <text:p>1.0053</text:p>
          </table:table-cell>
          <table:table-cell table:style-name="ce54" table:formula="of:=[.W14]/[.W$17]" office:value-type="float" office:value="1.0121158392435" calcext:value-type="float">
            <text:p>1.0121</text:p>
          </table:table-cell>
          <table:table-cell table:style-name="ce54" table:formula="of:=[.X14]/[.X$17]" office:value-type="float" office:value="1.00547287090463" calcext:value-type="float">
            <text:p>1.0055</text:p>
          </table:table-cell>
          <table:table-cell table:style-name="ce54" table:formula="of:=[.Y14]/[.Y$17]" office:value-type="float" office:value="1.00134929378706" calcext:value-type="float">
            <text:p>1.0013</text:p>
          </table:table-cell>
          <table:table-cell table:style-name="ce54" table:formula="of:=[.Z14]/[.Z$17]" office:value-type="float" office:value="1.0110135436821" calcext:value-type="float">
            <text:p>1.0110</text:p>
          </table:table-cell>
          <table:table-cell table:style-name="ce54" table:formula="of:=[.AA14]/[.AA$17]" office:value-type="float" office:value="1.01250186039589" calcext:value-type="float">
            <text:p>1.0125</text:p>
          </table:table-cell>
          <table:table-cell table:style-name="ce54" table:formula="of:=[.AB14]/[.AB$17]" office:value-type="float" office:value="0.994145504717157" calcext:value-type="float">
            <text:p>0.9941</text:p>
          </table:table-cell>
          <table:table-cell table:style-name="ce54" table:formula="of:=AVERAGE([.F30:.AB30])" office:value-type="float" office:value="1.00747348486112" calcext:value-type="float">
            <text:p>1.0075</text:p>
          </table:table-cell>
          <table:table-cell table:number-columns-repeated="980"/>
        </table:table-row>
        <table:table-row table:style-name="ro12">
          <table:table-cell table:style-name="ce45" office:value-type="date" office:date-value="2002-07-01" calcext:value-type="date">
            <text:p>01/07/02</text:p>
          </table:table-cell>
          <table:table-cell table:style-name="ce46" office:value-type="float" office:value="67.64" calcext:value-type="float">
            <text:p>67.64</text:p>
          </table:table-cell>
          <table:table-cell table:style-name="ce49" table:formula="of:=([.A31] * [.$B$301]) + [.$B$302]" office:value-type="float" office:value="67.6211072730562" calcext:value-type="float">
            <text:p>67.62</text:p>
          </table:table-cell>
          <table:table-cell table:style-name="ce50"/>
          <table:table-cell table:style-name="ce42" office:value-type="string" calcext:value-type="string">
            <text:p>Jan</text:p>
          </table:table-cell>
          <table:table-cell table:style-name="ce54" table:formula="of:=[.F15]/[.F$17]" office:value-type="float" office:value="0.985572731849269" calcext:value-type="float">
            <text:p>0.9856</text:p>
          </table:table-cell>
          <table:table-cell table:style-name="ce54" table:formula="of:=[.G15]/[.G$17]" office:value-type="float" office:value="0.996011227655488" calcext:value-type="float">
            <text:p>0.9960</text:p>
          </table:table-cell>
          <table:table-cell table:style-name="ce54" table:formula="of:=[.H15]/[.H$17]" office:value-type="float" office:value="1.00020948601989" calcext:value-type="float">
            <text:p>1.0002</text:p>
          </table:table-cell>
          <table:table-cell table:style-name="ce54" table:formula="of:=[.I15]/[.I$17]" office:value-type="float" office:value="1.00810797448954" calcext:value-type="float">
            <text:p>1.0081</text:p>
          </table:table-cell>
          <table:table-cell table:style-name="ce54" table:formula="of:=[.J15]/[.J$17]" office:value-type="float" office:value="0.998634333591703" calcext:value-type="float">
            <text:p>0.9986</text:p>
          </table:table-cell>
          <table:table-cell table:style-name="ce54" table:formula="of:=[.K15]/[.K$17]" office:value-type="float" office:value="1.00278345690568" calcext:value-type="float">
            <text:p>1.0028</text:p>
          </table:table-cell>
          <table:table-cell table:style-name="ce54" table:formula="of:=[.L15]/[.L$17]" office:value-type="float" office:value="0.998072646404744" calcext:value-type="float">
            <text:p>0.9981</text:p>
          </table:table-cell>
          <table:table-cell table:style-name="ce54" table:formula="of:=[.M15]/[.M$17]" office:value-type="float" office:value="1.00362395022943" calcext:value-type="float">
            <text:p>1.0036</text:p>
          </table:table-cell>
          <table:table-cell table:style-name="ce54" table:formula="of:=[.N15]/[.N$17]" office:value-type="float" office:value="1.00128981049707" calcext:value-type="float">
            <text:p>1.0013</text:p>
          </table:table-cell>
          <table:table-cell table:style-name="ce54" table:formula="of:=[.O15]/[.O$17]" office:value-type="float" office:value="0.992229291494224" calcext:value-type="float">
            <text:p>0.9922</text:p>
          </table:table-cell>
          <table:table-cell table:style-name="ce54" table:formula="of:=[.P15]/[.P$17]" office:value-type="float" office:value="0.992974931598018" calcext:value-type="float">
            <text:p>0.9930</text:p>
          </table:table-cell>
          <table:table-cell table:style-name="ce54" table:formula="of:=[.Q15]/[.Q$17]" office:value-type="float" office:value="0.987606535412557" calcext:value-type="float">
            <text:p>0.9876</text:p>
          </table:table-cell>
          <table:table-cell table:style-name="ce54" table:formula="of:=[.R15]/[.R$17]" office:value-type="float" office:value="0.999406968124537" calcext:value-type="float">
            <text:p>0.9994</text:p>
          </table:table-cell>
          <table:table-cell table:style-name="ce54" table:formula="of:=[.S15]/[.S$17]" office:value-type="float" office:value="0.986451604935222" calcext:value-type="float">
            <text:p>0.9865</text:p>
          </table:table-cell>
          <table:table-cell table:style-name="ce54" table:formula="of:=[.T15]/[.T$17]" office:value-type="float" office:value="0.987715352102232" calcext:value-type="float">
            <text:p>0.9877</text:p>
          </table:table-cell>
          <table:table-cell table:style-name="ce54" table:formula="of:=[.U15]/[.U$17]" office:value-type="float" office:value="0.997665888629543" calcext:value-type="float">
            <text:p>0.9977</text:p>
          </table:table-cell>
          <table:table-cell table:style-name="ce54" table:formula="of:=[.V15]/[.V$17]" office:value-type="float" office:value="0.983827726368589" calcext:value-type="float">
            <text:p>0.9838</text:p>
          </table:table-cell>
          <table:table-cell table:style-name="ce54" table:formula="of:=[.W15]/[.W$17]" office:value-type="float" office:value="0.989213947990544" calcext:value-type="float">
            <text:p>0.9892</text:p>
          </table:table-cell>
          <table:table-cell table:style-name="ce54" table:formula="of:=[.X15]/[.X$17]" office:value-type="float" office:value="0.996260617617196" calcext:value-type="float">
            <text:p>0.9963</text:p>
          </table:table-cell>
          <table:table-cell table:style-name="ce54" table:formula="of:=[.Y15]/[.Y$17]" office:value-type="float" office:value="1.0104106061919" calcext:value-type="float">
            <text:p>1.0104</text:p>
          </table:table-cell>
          <table:table-cell table:style-name="ce54" table:formula="of:=[.Z15]/[.Z$17]" office:value-type="float" office:value="0.997172198243786" calcext:value-type="float">
            <text:p>0.9972</text:p>
          </table:table-cell>
          <table:table-cell table:style-name="ce54" table:formula="of:=[.AA15]/[.AA$17]" office:value-type="float" office:value="0.996576871558267" calcext:value-type="float">
            <text:p>0.9966</text:p>
          </table:table-cell>
          <table:table-cell table:style-name="ce54" table:formula="of:=[.AB15]/[.AB$17]" office:value-type="float" office:value="0.98057202520789" calcext:value-type="float">
            <text:p>0.9806</text:p>
          </table:table-cell>
          <table:table-cell table:style-name="ce54" table:formula="of:=AVERAGE([.F31:.AB31])" office:value-type="float" office:value="0.995321312309449" calcext:value-type="float">
            <text:p>0.9953</text:p>
          </table:table-cell>
          <table:table-cell table:number-columns-repeated="980"/>
        </table:table-row>
        <table:table-row table:style-name="ro12">
          <table:table-cell table:style-name="ce45" office:value-type="date" office:date-value="2002-08-01" calcext:value-type="date">
            <text:p>01/08/02</text:p>
          </table:table-cell>
          <table:table-cell table:style-name="ce46" office:value-type="float" office:value="67.28" calcext:value-type="float">
            <text:p>67.28</text:p>
          </table:table-cell>
          <table:table-cell table:style-name="ce49" table:formula="of:=([.A32] * [.$B$301]) + [.$B$302]" office:value-type="float" office:value="67.6195324463743" calcext:value-type="float">
            <text:p>67.62</text:p>
          </table:table-cell>
          <table:table-cell table:style-name="ce50"/>
          <table:table-cell table:style-name="ce42" office:value-type="string" calcext:value-type="string">
            <text:p>Feb</text:p>
          </table:table-cell>
          <table:table-cell table:style-name="ce54" table:formula="of:=[.F16]/[.F$17]" office:value-type="float" office:value="0.98896160504893" calcext:value-type="float">
            <text:p>0.9890</text:p>
          </table:table-cell>
          <table:table-cell table:style-name="ce54" table:formula="of:=[.G16]/[.G$17]" office:value-type="float" office:value="0.986851824494017" calcext:value-type="float">
            <text:p>0.9869</text:p>
          </table:table-cell>
          <table:table-cell table:style-name="ce54" table:formula="of:=[.H16]/[.H$17]" office:value-type="float" office:value="0.985570110041774" calcext:value-type="float">
            <text:p>0.9856</text:p>
          </table:table-cell>
          <table:table-cell table:style-name="ce54" table:formula="of:=[.I16]/[.I$17]" office:value-type="float" office:value="0.974588421416918" calcext:value-type="float">
            <text:p>0.9746</text:p>
          </table:table-cell>
          <table:table-cell table:style-name="ce54" table:formula="of:=[.J16]/[.J$17]" office:value-type="float" office:value="0.990366515336065" calcext:value-type="float">
            <text:p>0.9904</text:p>
          </table:table-cell>
          <table:table-cell table:style-name="ce54" table:formula="of:=[.K16]/[.K$17]" office:value-type="float" office:value="0.999679779294037" calcext:value-type="float">
            <text:p>0.9997</text:p>
          </table:table-cell>
          <table:table-cell table:style-name="ce54" table:formula="of:=[.L16]/[.L$17]" office:value-type="float" office:value="0.981616011860637" calcext:value-type="float">
            <text:p>0.9816</text:p>
          </table:table-cell>
          <table:table-cell table:style-name="ce54" table:formula="of:=[.M16]/[.M$17]" office:value-type="float" office:value="0.978837614871801" calcext:value-type="float">
            <text:p>0.9788</text:p>
          </table:table-cell>
          <table:table-cell table:style-name="ce54" table:formula="of:=[.N16]/[.N$17]" office:value-type="float" office:value="0.993550947514635" calcext:value-type="float">
            <text:p>0.9936</text:p>
          </table:table-cell>
          <table:table-cell table:style-name="ce54" table:formula="of:=[.O16]/[.O$17]" office:value-type="float" office:value="0.996676755821854" calcext:value-type="float">
            <text:p>0.9967</text:p>
          </table:table-cell>
          <table:table-cell table:style-name="ce54" table:formula="of:=[.P16]/[.P$17]" office:value-type="float" office:value="0.9775937292021" calcext:value-type="float">
            <text:p>0.9776</text:p>
          </table:table-cell>
          <table:table-cell table:style-name="ce54" table:formula="of:=[.Q16]/[.Q$17]" office:value-type="float" office:value="0.987457664967062" calcext:value-type="float">
            <text:p>0.9875</text:p>
          </table:table-cell>
          <table:table-cell table:style-name="ce54" table:formula="of:=[.R16]/[.R$17]" office:value-type="float" office:value="0.982060785767235" calcext:value-type="float">
            <text:p>0.9821</text:p>
          </table:table-cell>
          <table:table-cell table:style-name="ce54" table:formula="of:=[.S16]/[.S$17]" office:value-type="float" office:value="0.99015672664847" calcext:value-type="float">
            <text:p>0.9902</text:p>
          </table:table-cell>
          <table:table-cell table:style-name="ce54" table:formula="of:=[.T16]/[.T$17]" office:value-type="float" office:value="0.988753491361198" calcext:value-type="float">
            <text:p>0.9888</text:p>
          </table:table-cell>
          <table:table-cell table:style-name="ce54" table:formula="of:=[.U16]/[.U$17]" office:value-type="float" office:value="0.994257345040939" calcext:value-type="float">
            <text:p>0.9943</text:p>
          </table:table-cell>
          <table:table-cell table:style-name="ce54" table:formula="of:=[.V16]/[.V$17]" office:value-type="float" office:value="0.976711431783645" calcext:value-type="float">
            <text:p>0.9767</text:p>
          </table:table-cell>
          <table:table-cell table:style-name="ce54" table:formula="of:=[.W16]/[.W$17]" office:value-type="float" office:value="1.0093085106383" calcext:value-type="float">
            <text:p>1.0093</text:p>
          </table:table-cell>
          <table:table-cell table:style-name="ce54" table:formula="of:=[.X16]/[.X$17]" office:value-type="float" office:value="0.9812535598425" calcext:value-type="float">
            <text:p>0.9813</text:p>
          </table:table-cell>
          <table:table-cell table:style-name="ce54" table:formula="of:=[.Y16]/[.Y$17]" office:value-type="float" office:value="0.997635641162126" calcext:value-type="float">
            <text:p>0.9976</text:p>
          </table:table-cell>
          <table:table-cell table:style-name="ce54" table:formula="of:=[.Z16]/[.Z$17]" office:value-type="float" office:value="0.983182021134097" calcext:value-type="float">
            <text:p>0.9832</text:p>
          </table:table-cell>
          <table:table-cell table:style-name="ce54" table:formula="of:=[.AA16]/[.AA$17]" office:value-type="float" office:value="0.970382497395446" calcext:value-type="float">
            <text:p>0.9704</text:p>
          </table:table-cell>
          <table:table-cell table:style-name="ce54" table:formula="of:=[.AB16]/[.AB$17]" office:value-type="float" office:value="0.97893127493754" calcext:value-type="float">
            <text:p>0.9789</text:p>
          </table:table-cell>
          <table:table-cell table:style-name="ce54" table:formula="of:=AVERAGE([.F32:.AB32])" office:value-type="float" office:value="0.986712359373101" calcext:value-type="float">
            <text:p>0.9867</text:p>
          </table:table-cell>
          <table:table-cell table:number-columns-repeated="980"/>
        </table:table-row>
        <table:table-row table:style-name="ro12">
          <table:table-cell table:style-name="ce45" office:value-type="date" office:date-value="2002-09-01" calcext:value-type="date">
            <text:p>01/09/02</text:p>
          </table:table-cell>
          <table:table-cell table:style-name="ce46" office:value-type="float" office:value="67.36" calcext:value-type="float">
            <text:p>67.36</text:p>
          </table:table-cell>
          <table:table-cell table:style-name="ce49" table:formula="of:=([.A33] * [.$B$301]) + [.$B$302]" office:value-type="float" office:value="67.6179576196924" calcext:value-type="float">
            <text:p>67.62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2-10-01" calcext:value-type="date">
            <text:p>01/10/02</text:p>
          </table:table-cell>
          <table:table-cell table:style-name="ce46" office:value-type="float" office:value="68.33" calcext:value-type="float">
            <text:p>68.33</text:p>
          </table:table-cell>
          <table:table-cell table:style-name="ce49" table:formula="of:=([.A34] * [.$B$301]) + [.$B$302]" office:value-type="float" office:value="67.6164335938713" calcext:value-type="float">
            <text:p>67.62</text:p>
          </table:table-cell>
          <table:table-cell table:style-name="ce50"/>
          <table:table-cell table:number-columns-repeated="24"/>
          <table:table-cell table:style-name="ce55"/>
          <table:table-cell table:number-columns-repeated="980"/>
        </table:table-row>
        <table:table-row table:style-name="ro12">
          <table:table-cell table:style-name="ce45" office:value-type="date" office:date-value="2002-11-01" calcext:value-type="date">
            <text:p>01/11/02</text:p>
          </table:table-cell>
          <table:table-cell table:style-name="ce46" office:value-type="float" office:value="69.08" calcext:value-type="float">
            <text:p>69.08</text:p>
          </table:table-cell>
          <table:table-cell table:style-name="ce49" table:formula="of:=([.A35] * [.$B$301]) + [.$B$302]" office:value-type="float" office:value="67.6148587671894" calcext:value-type="float">
            <text:p>67.61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2-12-01" calcext:value-type="date">
            <text:p>01/12/02</text:p>
          </table:table-cell>
          <table:table-cell table:style-name="ce46" office:value-type="float" office:value="68.67" calcext:value-type="float">
            <text:p>68.67</text:p>
          </table:table-cell>
          <table:table-cell table:style-name="ce49" table:formula="of:=([.A36] * [.$B$301]) + [.$B$302]" office:value-type="float" office:value="67.6133347413682" calcext:value-type="float">
            <text:p>67.61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3-01-01" calcext:value-type="date">
            <text:p>01/01/03</text:p>
          </table:table-cell>
          <table:table-cell table:style-name="ce46" office:value-type="float" office:value="67.64" calcext:value-type="float">
            <text:p>67.64</text:p>
          </table:table-cell>
          <table:table-cell table:style-name="ce49" table:formula="of:=([.A37] * [.$B$301]) + [.$B$302]" office:value-type="float" office:value="67.6117599146863" calcext:value-type="float">
            <text:p>67.61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3-02-01" calcext:value-type="date">
            <text:p>01/02/03</text:p>
          </table:table-cell>
          <table:table-cell table:style-name="ce46" office:value-type="float" office:value="66.65" calcext:value-type="float">
            <text:p>66.65</text:p>
          </table:table-cell>
          <table:table-cell table:style-name="ce49" table:formula="of:=([.A38] * [.$B$301]) + [.$B$302]" office:value-type="float" office:value="67.6101850880044" calcext:value-type="float">
            <text:p>67.61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3-03-01" calcext:value-type="date">
            <text:p>01/03/03</text:p>
          </table:table-cell>
          <table:table-cell table:style-name="ce46" office:value-type="float" office:value="66.54" calcext:value-type="float">
            <text:p>66.54</text:p>
          </table:table-cell>
          <table:table-cell table:style-name="ce49" table:formula="of:=([.A39] * [.$B$301]) + [.$B$302]" office:value-type="float" office:value="67.6087626639046" calcext:value-type="float">
            <text:p>67.61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3-04-01" calcext:value-type="date">
            <text:p>01/04/03</text:p>
          </table:table-cell>
          <table:table-cell table:style-name="ce46" office:value-type="float" office:value="67.43" calcext:value-type="float">
            <text:p>67.43</text:p>
          </table:table-cell>
          <table:table-cell table:style-name="ce49" table:formula="of:=([.A40] * [.$B$301]) + [.$B$302]" office:value-type="float" office:value="67.6071878372227" calcext:value-type="float">
            <text:p>67.61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3-05-01" calcext:value-type="date">
            <text:p>01/05/03</text:p>
          </table:table-cell>
          <table:table-cell table:style-name="ce46" office:value-type="float" office:value="67.76" calcext:value-type="float">
            <text:p>67.76</text:p>
          </table:table-cell>
          <table:table-cell table:style-name="ce49" table:formula="of:=([.A41] * [.$B$301]) + [.$B$302]" office:value-type="float" office:value="67.6056638114015" calcext:value-type="float">
            <text:p>67.61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3-06-01" calcext:value-type="date">
            <text:p>01/06/03</text:p>
          </table:table-cell>
          <table:table-cell table:style-name="ce46" office:value-type="float" office:value="67.19" calcext:value-type="float">
            <text:p>67.19</text:p>
          </table:table-cell>
          <table:table-cell table:style-name="ce49" table:formula="of:=([.A42] * [.$B$301]) + [.$B$302]" office:value-type="float" office:value="67.6040889847196" calcext:value-type="float">
            <text:p>67.60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3-07-01" calcext:value-type="date">
            <text:p>01/07/03</text:p>
          </table:table-cell>
          <table:table-cell table:style-name="ce46" office:value-type="float" office:value="66.99" calcext:value-type="float">
            <text:p>66.99</text:p>
          </table:table-cell>
          <table:table-cell table:style-name="ce49" table:formula="of:=([.A43] * [.$B$301]) + [.$B$302]" office:value-type="float" office:value="67.6025649588984" calcext:value-type="float">
            <text:p>67.60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3-08-01" calcext:value-type="date">
            <text:p>01/08/03</text:p>
          </table:table-cell>
          <table:table-cell table:style-name="ce46" office:value-type="float" office:value="66.76" calcext:value-type="float">
            <text:p>66.76</text:p>
          </table:table-cell>
          <table:table-cell table:style-name="ce49" table:formula="of:=([.A44] * [.$B$301]) + [.$B$302]" office:value-type="float" office:value="67.6009901322165" calcext:value-type="float">
            <text:p>67.60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3-09-01" calcext:value-type="date">
            <text:p>01/09/03</text:p>
          </table:table-cell>
          <table:table-cell table:style-name="ce46" office:value-type="float" office:value="67.29" calcext:value-type="float">
            <text:p>67.29</text:p>
          </table:table-cell>
          <table:table-cell table:style-name="ce49" table:formula="of:=([.A45] * [.$B$301]) + [.$B$302]" office:value-type="float" office:value="67.5994153055346" calcext:value-type="float">
            <text:p>67.60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3-10-01" calcext:value-type="date">
            <text:p>01/10/03</text:p>
          </table:table-cell>
          <table:table-cell table:style-name="ce46" office:value-type="float" office:value="68.37" calcext:value-type="float">
            <text:p>68.37</text:p>
          </table:table-cell>
          <table:table-cell table:style-name="ce49" table:formula="of:=([.A46] * [.$B$301]) + [.$B$302]" office:value-type="float" office:value="67.5978912797135" calcext:value-type="float">
            <text:p>67.60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3-11-01" calcext:value-type="date">
            <text:p>01/11/03</text:p>
          </table:table-cell>
          <table:table-cell table:style-name="ce46" office:value-type="float" office:value="68.79" calcext:value-type="float">
            <text:p>68.79</text:p>
          </table:table-cell>
          <table:table-cell table:style-name="ce49" table:formula="of:=([.A47] * [.$B$301]) + [.$B$302]" office:value-type="float" office:value="67.5963164530315" calcext:value-type="float">
            <text:p>67.60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3-12-01" calcext:value-type="date">
            <text:p>01/12/03</text:p>
          </table:table-cell>
          <table:table-cell table:style-name="ce46" office:value-type="float" office:value="68.28" calcext:value-type="float">
            <text:p>68.28</text:p>
          </table:table-cell>
          <table:table-cell table:style-name="ce49" table:formula="of:=([.A48] * [.$B$301]) + [.$B$302]" office:value-type="float" office:value="67.5947924272104" calcext:value-type="float">
            <text:p>67.59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4-01-01" calcext:value-type="date">
            <text:p>01/01/04</text:p>
          </table:table-cell>
          <table:table-cell table:style-name="ce46" office:value-type="float" office:value="67.97" calcext:value-type="float">
            <text:p>67.97</text:p>
          </table:table-cell>
          <table:table-cell table:style-name="ce49" table:formula="of:=([.A49] * [.$B$301]) + [.$B$302]" office:value-type="float" office:value="67.5932176005285" calcext:value-type="float">
            <text:p>67.59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4-02-01" calcext:value-type="date">
            <text:p>01/02/04</text:p>
          </table:table-cell>
          <table:table-cell table:style-name="ce46" office:value-type="float" office:value="65.71" calcext:value-type="float">
            <text:p>65.71</text:p>
          </table:table-cell>
          <table:table-cell table:style-name="ce49" table:formula="of:=([.A50] * [.$B$301]) + [.$B$302]" office:value-type="float" office:value="67.5916427738466" calcext:value-type="float">
            <text:p>67.59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4-03-01" calcext:value-type="date">
            <text:p>01/03/04</text:p>
          </table:table-cell>
          <table:table-cell table:style-name="ce46" office:value-type="float" office:value="67.8" calcext:value-type="float">
            <text:p>67.8</text:p>
          </table:table-cell>
          <table:table-cell table:style-name="ce49" table:formula="of:=([.A51] * [.$B$301]) + [.$B$302]" office:value-type="float" office:value="67.5901695488861" calcext:value-type="float">
            <text:p>67.59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4-04-01" calcext:value-type="date">
            <text:p>01/04/04</text:p>
          </table:table-cell>
          <table:table-cell table:style-name="ce46" office:value-type="float" office:value="67.29" calcext:value-type="float">
            <text:p>67.29</text:p>
          </table:table-cell>
          <table:table-cell table:style-name="ce49" table:formula="of:=([.A52] * [.$B$301]) + [.$B$302]" office:value-type="float" office:value="67.5885947222042" calcext:value-type="float">
            <text:p>67.59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4-05-01" calcext:value-type="date">
            <text:p>01/05/04</text:p>
          </table:table-cell>
          <table:table-cell table:style-name="ce46" office:value-type="float" office:value="67.69" calcext:value-type="float">
            <text:p>67.69</text:p>
          </table:table-cell>
          <table:table-cell table:style-name="ce49" table:formula="of:=([.A53] * [.$B$301]) + [.$B$302]" office:value-type="float" office:value="67.587070696383" calcext:value-type="float">
            <text:p>67.59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4-06-01" calcext:value-type="date">
            <text:p>01/06/04</text:p>
          </table:table-cell>
          <table:table-cell table:style-name="ce46" office:value-type="float" office:value="67.83" calcext:value-type="float">
            <text:p>67.83</text:p>
          </table:table-cell>
          <table:table-cell table:style-name="ce49" table:formula="of:=([.A54] * [.$B$301]) + [.$B$302]" office:value-type="float" office:value="67.5854958697011" calcext:value-type="float">
            <text:p>67.59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4-07-01" calcext:value-type="date">
            <text:p>01/07/04</text:p>
          </table:table-cell>
          <table:table-cell table:style-name="ce46" office:value-type="float" office:value="67.54" calcext:value-type="float">
            <text:p>67.54</text:p>
          </table:table-cell>
          <table:table-cell table:style-name="ce49" table:formula="of:=([.A55] * [.$B$301]) + [.$B$302]" office:value-type="float" office:value="67.5839718438799" calcext:value-type="float">
            <text:p>67.58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4-08-01" calcext:value-type="date">
            <text:p>01/08/04</text:p>
          </table:table-cell>
          <table:table-cell table:style-name="ce46" office:value-type="float" office:value="66.86" calcext:value-type="float">
            <text:p>66.86</text:p>
          </table:table-cell>
          <table:table-cell table:style-name="ce49" table:formula="of:=([.A56] * [.$B$301]) + [.$B$302]" office:value-type="float" office:value="67.582397017198" calcext:value-type="float">
            <text:p>67.58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4-09-01" calcext:value-type="date">
            <text:p>01/09/04</text:p>
          </table:table-cell>
          <table:table-cell table:style-name="ce46" office:value-type="float" office:value="67.36" calcext:value-type="float">
            <text:p>67.36</text:p>
          </table:table-cell>
          <table:table-cell table:style-name="ce49" table:formula="of:=([.A57] * [.$B$301]) + [.$B$302]" office:value-type="float" office:value="67.5808221905161" calcext:value-type="float">
            <text:p>67.58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4-10-01" calcext:value-type="date">
            <text:p>01/10/04</text:p>
          </table:table-cell>
          <table:table-cell table:style-name="ce46" office:value-type="float" office:value="68.87" calcext:value-type="float">
            <text:p>68.87</text:p>
          </table:table-cell>
          <table:table-cell table:style-name="ce49" table:formula="of:=([.A58] * [.$B$301]) + [.$B$302]" office:value-type="float" office:value="67.5792981646949" calcext:value-type="float">
            <text:p>67.58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4-11-01" calcext:value-type="date">
            <text:p>01/11/04</text:p>
          </table:table-cell>
          <table:table-cell table:style-name="ce46" office:value-type="float" office:value="68.77" calcext:value-type="float">
            <text:p>68.77</text:p>
          </table:table-cell>
          <table:table-cell table:style-name="ce49" table:formula="of:=([.A59] * [.$B$301]) + [.$B$302]" office:value-type="float" office:value="67.577723338013" calcext:value-type="float">
            <text:p>67.58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4-12-01" calcext:value-type="date">
            <text:p>01/12/04</text:p>
          </table:table-cell>
          <table:table-cell table:style-name="ce46" office:value-type="float" office:value="68.06" calcext:value-type="float">
            <text:p>68.06</text:p>
          </table:table-cell>
          <table:table-cell table:style-name="ce49" table:formula="of:=([.A60] * [.$B$301]) + [.$B$302]" office:value-type="float" office:value="67.5761993121918" calcext:value-type="float">
            <text:p>67.58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5-01-01" calcext:value-type="date">
            <text:p>01/01/05</text:p>
          </table:table-cell>
          <table:table-cell table:style-name="ce46" office:value-type="float" office:value="67.64" calcext:value-type="float">
            <text:p>67.64</text:p>
          </table:table-cell>
          <table:table-cell table:style-name="ce49" table:formula="of:=([.A61] * [.$B$301]) + [.$B$302]" office:value-type="float" office:value="67.57462448551" calcext:value-type="float">
            <text:p>67.57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5-02-01" calcext:value-type="date">
            <text:p>01/02/05</text:p>
          </table:table-cell>
          <table:table-cell table:style-name="ce46" office:value-type="float" office:value="67.08" calcext:value-type="float">
            <text:p>67.08</text:p>
          </table:table-cell>
          <table:table-cell table:style-name="ce49" table:formula="of:=([.A62] * [.$B$301]) + [.$B$302]" office:value-type="float" office:value="67.5730496588281" calcext:value-type="float">
            <text:p>67.57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5-03-01" calcext:value-type="date">
            <text:p>01/03/05</text:p>
          </table:table-cell>
          <table:table-cell table:style-name="ce46" office:value-type="float" office:value="66.74" calcext:value-type="float">
            <text:p>66.74</text:p>
          </table:table-cell>
          <table:table-cell table:style-name="ce49" table:formula="of:=([.A63] * [.$B$301]) + [.$B$302]" office:value-type="float" office:value="67.5716272347283" calcext:value-type="float">
            <text:p>67.57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5-04-01" calcext:value-type="date">
            <text:p>01/04/05</text:p>
          </table:table-cell>
          <table:table-cell table:style-name="ce46" office:value-type="float" office:value="66.93" calcext:value-type="float">
            <text:p>66.93</text:p>
          </table:table-cell>
          <table:table-cell table:style-name="ce49" table:formula="of:=([.A64] * [.$B$301]) + [.$B$302]" office:value-type="float" office:value="67.5700524080464" calcext:value-type="float">
            <text:p>67.57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5-05-01" calcext:value-type="date">
            <text:p>01/05/05</text:p>
          </table:table-cell>
          <table:table-cell table:style-name="ce46" office:value-type="float" office:value="67.82" calcext:value-type="float">
            <text:p>67.82</text:p>
          </table:table-cell>
          <table:table-cell table:style-name="ce49" table:formula="of:=([.A65] * [.$B$301]) + [.$B$302]" office:value-type="float" office:value="67.5685283822252" calcext:value-type="float">
            <text:p>67.57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5-06-01" calcext:value-type="date">
            <text:p>01/06/05</text:p>
          </table:table-cell>
          <table:table-cell table:style-name="ce46" office:value-type="float" office:value="68.2" calcext:value-type="float">
            <text:p>68.2</text:p>
          </table:table-cell>
          <table:table-cell table:style-name="ce49" table:formula="of:=([.A66] * [.$B$301]) + [.$B$302]" office:value-type="float" office:value="67.5669535555433" calcext:value-type="float">
            <text:p>67.57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5-07-01" calcext:value-type="date">
            <text:p>01/07/05</text:p>
          </table:table-cell>
          <table:table-cell table:style-name="ce46" office:value-type="float" office:value="67.77" calcext:value-type="float">
            <text:p>67.77</text:p>
          </table:table-cell>
          <table:table-cell table:style-name="ce49" table:formula="of:=([.A67] * [.$B$301]) + [.$B$302]" office:value-type="float" office:value="67.5654295297221" calcext:value-type="float">
            <text:p>67.57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5-08-01" calcext:value-type="date">
            <text:p>01/08/05</text:p>
          </table:table-cell>
          <table:table-cell table:style-name="ce46" office:value-type="float" office:value="67.47" calcext:value-type="float">
            <text:p>67.47</text:p>
          </table:table-cell>
          <table:table-cell table:style-name="ce49" table:formula="of:=([.A68] * [.$B$301]) + [.$B$302]" office:value-type="float" office:value="67.5638547030402" calcext:value-type="float">
            <text:p>67.56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5-09-01" calcext:value-type="date">
            <text:p>01/09/05</text:p>
          </table:table-cell>
          <table:table-cell table:style-name="ce46" office:value-type="float" office:value="67.35" calcext:value-type="float">
            <text:p>67.35</text:p>
          </table:table-cell>
          <table:table-cell table:style-name="ce49" table:formula="of:=([.A69] * [.$B$301]) + [.$B$302]" office:value-type="float" office:value="67.5622798763583" calcext:value-type="float">
            <text:p>67.56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5-10-01" calcext:value-type="date">
            <text:p>01/10/05</text:p>
          </table:table-cell>
          <table:table-cell table:style-name="ce46" office:value-type="float" office:value="68.28" calcext:value-type="float">
            <text:p>68.28</text:p>
          </table:table-cell>
          <table:table-cell table:style-name="ce49" table:formula="of:=([.A70] * [.$B$301]) + [.$B$302]" office:value-type="float" office:value="67.5607558505371" calcext:value-type="float">
            <text:p>67.56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5-11-01" calcext:value-type="date">
            <text:p>01/11/05</text:p>
          </table:table-cell>
          <table:table-cell table:style-name="ce46" office:value-type="float" office:value="68.75" calcext:value-type="float">
            <text:p>68.75</text:p>
          </table:table-cell>
          <table:table-cell table:style-name="ce49" table:formula="of:=([.A71] * [.$B$301]) + [.$B$302]" office:value-type="float" office:value="67.5591810238552" calcext:value-type="float">
            <text:p>67.56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5-12-01" calcext:value-type="date">
            <text:p>01/12/05</text:p>
          </table:table-cell>
          <table:table-cell table:style-name="ce46" office:value-type="float" office:value="67.14" calcext:value-type="float">
            <text:p>67.14</text:p>
          </table:table-cell>
          <table:table-cell table:style-name="ce49" table:formula="of:=([.A72] * [.$B$301]) + [.$B$302]" office:value-type="float" office:value="67.5576569980341" calcext:value-type="float">
            <text:p>67.56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6-01-01" calcext:value-type="date">
            <text:p>01/01/06</text:p>
          </table:table-cell>
          <table:table-cell table:style-name="ce46" office:value-type="float" office:value="67.85" calcext:value-type="float">
            <text:p>67.85</text:p>
          </table:table-cell>
          <table:table-cell table:style-name="ce49" table:formula="of:=([.A73] * [.$B$301]) + [.$B$302]" office:value-type="float" office:value="67.5560821713521" calcext:value-type="float">
            <text:p>67.56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6-02-01" calcext:value-type="date">
            <text:p>01/02/06</text:p>
          </table:table-cell>
          <table:table-cell table:style-name="ce46" office:value-type="float" office:value="67.64" calcext:value-type="float">
            <text:p>67.64</text:p>
          </table:table-cell>
          <table:table-cell table:style-name="ce49" table:formula="of:=([.A74] * [.$B$301]) + [.$B$302]" office:value-type="float" office:value="67.5545073446703" calcext:value-type="float">
            <text:p>67.55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6-03-01" calcext:value-type="date">
            <text:p>01/03/06</text:p>
          </table:table-cell>
          <table:table-cell table:style-name="ce46" office:value-type="float" office:value="66.94" calcext:value-type="float">
            <text:p>66.94</text:p>
          </table:table-cell>
          <table:table-cell table:style-name="ce49" table:formula="of:=([.A75] * [.$B$301]) + [.$B$302]" office:value-type="float" office:value="67.5530849205705" calcext:value-type="float">
            <text:p>67.55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6-04-01" calcext:value-type="date">
            <text:p>01/04/06</text:p>
          </table:table-cell>
          <table:table-cell table:style-name="ce46" office:value-type="float" office:value="67.58" calcext:value-type="float">
            <text:p>67.58</text:p>
          </table:table-cell>
          <table:table-cell table:style-name="ce49" table:formula="of:=([.A76] * [.$B$301]) + [.$B$302]" office:value-type="float" office:value="67.5515100938886" calcext:value-type="float">
            <text:p>67.55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6-05-01" calcext:value-type="date">
            <text:p>01/05/06</text:p>
          </table:table-cell>
          <table:table-cell table:style-name="ce46" office:value-type="float" office:value="67.5" calcext:value-type="float">
            <text:p>67.5</text:p>
          </table:table-cell>
          <table:table-cell table:style-name="ce49" table:formula="of:=([.A77] * [.$B$301]) + [.$B$302]" office:value-type="float" office:value="67.5499860680674" calcext:value-type="float">
            <text:p>67.55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6-06-01" calcext:value-type="date">
            <text:p>01/06/06</text:p>
          </table:table-cell>
          <table:table-cell table:style-name="ce46" office:value-type="float" office:value="67.22" calcext:value-type="float">
            <text:p>67.22</text:p>
          </table:table-cell>
          <table:table-cell table:style-name="ce49" table:formula="of:=([.A78] * [.$B$301]) + [.$B$302]" office:value-type="float" office:value="67.5484112413855" calcext:value-type="float">
            <text:p>67.55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6-07-01" calcext:value-type="date">
            <text:p>01/07/06</text:p>
          </table:table-cell>
          <table:table-cell table:style-name="ce46" office:value-type="float" office:value="67.21" calcext:value-type="float">
            <text:p>67.21</text:p>
          </table:table-cell>
          <table:table-cell table:style-name="ce49" table:formula="of:=([.A79] * [.$B$301]) + [.$B$302]" office:value-type="float" office:value="67.5468872155643" calcext:value-type="float">
            <text:p>67.55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6-08-01" calcext:value-type="date">
            <text:p>01/08/06</text:p>
          </table:table-cell>
          <table:table-cell table:style-name="ce46" office:value-type="float" office:value="67.11" calcext:value-type="float">
            <text:p>67.11</text:p>
          </table:table-cell>
          <table:table-cell table:style-name="ce49" table:formula="of:=([.A80] * [.$B$301]) + [.$B$302]" office:value-type="float" office:value="67.5453123888824" calcext:value-type="float">
            <text:p>67.55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6-09-01" calcext:value-type="date">
            <text:p>01/09/06</text:p>
          </table:table-cell>
          <table:table-cell table:style-name="ce46" office:value-type="float" office:value="66.76" calcext:value-type="float">
            <text:p>66.76</text:p>
          </table:table-cell>
          <table:table-cell table:style-name="ce49" table:formula="of:=([.A81] * [.$B$301]) + [.$B$302]" office:value-type="float" office:value="67.5437375622005" calcext:value-type="float">
            <text:p>67.54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6-10-01" calcext:value-type="date">
            <text:p>01/10/06</text:p>
          </table:table-cell>
          <table:table-cell table:style-name="ce46" office:value-type="float" office:value="69.06" calcext:value-type="float">
            <text:p>69.06</text:p>
          </table:table-cell>
          <table:table-cell table:style-name="ce49" table:formula="of:=([.A82] * [.$B$301]) + [.$B$302]" office:value-type="float" office:value="67.5422135363793" calcext:value-type="float">
            <text:p>67.54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6-11-01" calcext:value-type="date">
            <text:p>01/11/06</text:p>
          </table:table-cell>
          <table:table-cell table:style-name="ce46" office:value-type="float" office:value="68.27" calcext:value-type="float">
            <text:p>68.27</text:p>
          </table:table-cell>
          <table:table-cell table:style-name="ce49" table:formula="of:=([.A83] * [.$B$301]) + [.$B$302]" office:value-type="float" office:value="67.5406387096974" calcext:value-type="float">
            <text:p>67.54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6-12-01" calcext:value-type="date">
            <text:p>01/12/06</text:p>
          </table:table-cell>
          <table:table-cell table:style-name="ce46" office:value-type="float" office:value="68.22" calcext:value-type="float">
            <text:p>68.22</text:p>
          </table:table-cell>
          <table:table-cell table:style-name="ce49" table:formula="of:=([.A84] * [.$B$301]) + [.$B$302]" office:value-type="float" office:value="67.5391146838763" calcext:value-type="float">
            <text:p>67.54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7-01-01" calcext:value-type="date">
            <text:p>01/01/07</text:p>
          </table:table-cell>
          <table:table-cell table:style-name="ce46" office:value-type="float" office:value="67.32" calcext:value-type="float">
            <text:p>67.32</text:p>
          </table:table-cell>
          <table:table-cell table:style-name="ce49" table:formula="of:=([.A85] * [.$B$301]) + [.$B$302]" office:value-type="float" office:value="67.5375398571943" calcext:value-type="float">
            <text:p>67.54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7-02-01" calcext:value-type="date">
            <text:p>01/02/07</text:p>
          </table:table-cell>
          <table:table-cell table:style-name="ce46" office:value-type="float" office:value="66.21" calcext:value-type="float">
            <text:p>66.21</text:p>
          </table:table-cell>
          <table:table-cell table:style-name="ce49" table:formula="of:=([.A86] * [.$B$301]) + [.$B$302]" office:value-type="float" office:value="67.5359650305125" calcext:value-type="float">
            <text:p>67.54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7-03-01" calcext:value-type="date">
            <text:p>01/03/07</text:p>
          </table:table-cell>
          <table:table-cell table:style-name="ce46" office:value-type="float" office:value="66.57" calcext:value-type="float">
            <text:p>66.57</text:p>
          </table:table-cell>
          <table:table-cell table:style-name="ce49" table:formula="of:=([.A87] * [.$B$301]) + [.$B$302]" office:value-type="float" office:value="67.5345426064127" calcext:value-type="float">
            <text:p>67.53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7-04-01" calcext:value-type="date">
            <text:p>01/04/07</text:p>
          </table:table-cell>
          <table:table-cell table:style-name="ce46" office:value-type="float" office:value="67.06" calcext:value-type="float">
            <text:p>67.06</text:p>
          </table:table-cell>
          <table:table-cell table:style-name="ce49" table:formula="of:=([.A88] * [.$B$301]) + [.$B$302]" office:value-type="float" office:value="67.5329677797308" calcext:value-type="float">
            <text:p>67.53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7-05-01" calcext:value-type="date">
            <text:p>01/05/07</text:p>
          </table:table-cell>
          <table:table-cell table:style-name="ce46" office:value-type="float" office:value="67.58" calcext:value-type="float">
            <text:p>67.58</text:p>
          </table:table-cell>
          <table:table-cell table:style-name="ce49" table:formula="of:=([.A89] * [.$B$301]) + [.$B$302]" office:value-type="float" office:value="67.5314437539096" calcext:value-type="float">
            <text:p>67.53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7-06-01" calcext:value-type="date">
            <text:p>01/06/07</text:p>
          </table:table-cell>
          <table:table-cell table:style-name="ce46" office:value-type="float" office:value="67.83" calcext:value-type="float">
            <text:p>67.83</text:p>
          </table:table-cell>
          <table:table-cell table:style-name="ce49" table:formula="of:=([.A90] * [.$B$301]) + [.$B$302]" office:value-type="float" office:value="67.5298689272277" calcext:value-type="float">
            <text:p>67.53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7-07-01" calcext:value-type="date">
            <text:p>01/07/07</text:p>
          </table:table-cell>
          <table:table-cell table:style-name="ce46" office:value-type="float" office:value="67.25" calcext:value-type="float">
            <text:p>67.25</text:p>
          </table:table-cell>
          <table:table-cell table:style-name="ce49" table:formula="of:=([.A91] * [.$B$301]) + [.$B$302]" office:value-type="float" office:value="67.5283449014065" calcext:value-type="float">
            <text:p>67.53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7-08-01" calcext:value-type="date">
            <text:p>01/08/07</text:p>
          </table:table-cell>
          <table:table-cell table:style-name="ce46" office:value-type="float" office:value="67.33" calcext:value-type="float">
            <text:p>67.33</text:p>
          </table:table-cell>
          <table:table-cell table:style-name="ce49" table:formula="of:=([.A92] * [.$B$301]) + [.$B$302]" office:value-type="float" office:value="67.5267700747246" calcext:value-type="float">
            <text:p>67.53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7-09-01" calcext:value-type="date">
            <text:p>01/09/07</text:p>
          </table:table-cell>
          <table:table-cell table:style-name="ce46" office:value-type="float" office:value="67.04" calcext:value-type="float">
            <text:p>67.04</text:p>
          </table:table-cell>
          <table:table-cell table:style-name="ce49" table:formula="of:=([.A93] * [.$B$301]) + [.$B$302]" office:value-type="float" office:value="67.5251952480427" calcext:value-type="float">
            <text:p>67.53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7-10-01" calcext:value-type="date">
            <text:p>01/10/07</text:p>
          </table:table-cell>
          <table:table-cell table:style-name="ce46" office:value-type="float" office:value="68.06" calcext:value-type="float">
            <text:p>68.06</text:p>
          </table:table-cell>
          <table:table-cell table:style-name="ce49" table:formula="of:=([.A94] * [.$B$301]) + [.$B$302]" office:value-type="float" office:value="67.5236712222215" calcext:value-type="float">
            <text:p>67.52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7-11-01" calcext:value-type="date">
            <text:p>01/11/07</text:p>
          </table:table-cell>
          <table:table-cell table:style-name="ce46" office:value-type="float" office:value="68.11" calcext:value-type="float">
            <text:p>68.11</text:p>
          </table:table-cell>
          <table:table-cell table:style-name="ce49" table:formula="of:=([.A95] * [.$B$301]) + [.$B$302]" office:value-type="float" office:value="67.5220963955396" calcext:value-type="float">
            <text:p>67.52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7-12-01" calcext:value-type="date">
            <text:p>01/12/07</text:p>
          </table:table-cell>
          <table:table-cell table:style-name="ce46" office:value-type="float" office:value="68.11" calcext:value-type="float">
            <text:p>68.11</text:p>
          </table:table-cell>
          <table:table-cell table:style-name="ce49" table:formula="of:=([.A96] * [.$B$301]) + [.$B$302]" office:value-type="float" office:value="67.5205723697184" calcext:value-type="float">
            <text:p>67.52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8-01-01" calcext:value-type="date">
            <text:p>01/01/08</text:p>
          </table:table-cell>
          <table:table-cell table:style-name="ce46" office:value-type="float" office:value="67.62" calcext:value-type="float">
            <text:p>67.62</text:p>
          </table:table-cell>
          <table:table-cell table:style-name="ce49" table:formula="of:=([.A97] * [.$B$301]) + [.$B$302]" office:value-type="float" office:value="67.5189975430366" calcext:value-type="float">
            <text:p>67.52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8-02-01" calcext:value-type="date">
            <text:p>01/02/08</text:p>
          </table:table-cell>
          <table:table-cell table:style-name="ce46" office:value-type="float" office:value="65.95" calcext:value-type="float">
            <text:p>65.95</text:p>
          </table:table-cell>
          <table:table-cell table:style-name="ce49" table:formula="of:=([.A98] * [.$B$301]) + [.$B$302]" office:value-type="float" office:value="67.5174227163546" calcext:value-type="float">
            <text:p>67.52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8-03-01" calcext:value-type="date">
            <text:p>01/03/08</text:p>
          </table:table-cell>
          <table:table-cell table:style-name="ce46" office:value-type="float" office:value="65.8" calcext:value-type="float">
            <text:p>65.8</text:p>
          </table:table-cell>
          <table:table-cell table:style-name="ce49" table:formula="of:=([.A99] * [.$B$301]) + [.$B$302]" office:value-type="float" office:value="67.5159494913942" calcext:value-type="float">
            <text:p>67.52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8-04-01" calcext:value-type="date">
            <text:p>01/04/08</text:p>
          </table:table-cell>
          <table:table-cell table:style-name="ce46" office:value-type="float" office:value="66.57" calcext:value-type="float">
            <text:p>66.57</text:p>
          </table:table-cell>
          <table:table-cell table:style-name="ce49" table:formula="of:=([.A100] * [.$B$301]) + [.$B$302]" office:value-type="float" office:value="67.5143746647123" calcext:value-type="float">
            <text:p>67.51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8-05-01" calcext:value-type="date">
            <text:p>01/05/08</text:p>
          </table:table-cell>
          <table:table-cell table:style-name="ce46" office:value-type="float" office:value="66.75" calcext:value-type="float">
            <text:p>66.75</text:p>
          </table:table-cell>
          <table:table-cell table:style-name="ce49" table:formula="of:=([.A101] * [.$B$301]) + [.$B$302]" office:value-type="float" office:value="67.5128506388911" calcext:value-type="float">
            <text:p>67.51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8-06-01" calcext:value-type="date">
            <text:p>01/06/08</text:p>
          </table:table-cell>
          <table:table-cell table:style-name="ce46" office:value-type="float" office:value="67.57" calcext:value-type="float">
            <text:p>67.57</text:p>
          </table:table-cell>
          <table:table-cell table:style-name="ce49" table:formula="of:=([.A102] * [.$B$301]) + [.$B$302]" office:value-type="float" office:value="67.5112758122092" calcext:value-type="float">
            <text:p>67.51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8-07-01" calcext:value-type="date">
            <text:p>01/07/08</text:p>
          </table:table-cell>
          <table:table-cell table:style-name="ce46" office:value-type="float" office:value="66.61" calcext:value-type="float">
            <text:p>66.61</text:p>
          </table:table-cell>
          <table:table-cell table:style-name="ce49" table:formula="of:=([.A103] * [.$B$301]) + [.$B$302]" office:value-type="float" office:value="67.509751786388" calcext:value-type="float">
            <text:p>67.51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8-08-01" calcext:value-type="date">
            <text:p>01/08/08</text:p>
          </table:table-cell>
          <table:table-cell table:style-name="ce46" office:value-type="float" office:value="66.71" calcext:value-type="float">
            <text:p>66.71</text:p>
          </table:table-cell>
          <table:table-cell table:style-name="ce49" table:formula="of:=([.A104] * [.$B$301]) + [.$B$302]" office:value-type="float" office:value="67.5081769597061" calcext:value-type="float">
            <text:p>67.51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8-09-01" calcext:value-type="date">
            <text:p>01/09/08</text:p>
          </table:table-cell>
          <table:table-cell table:style-name="ce46" office:value-type="float" office:value="67.96" calcext:value-type="float">
            <text:p>67.96</text:p>
          </table:table-cell>
          <table:table-cell table:style-name="ce49" table:formula="of:=([.A105] * [.$B$301]) + [.$B$302]" office:value-type="float" office:value="67.5066021330242" calcext:value-type="float">
            <text:p>67.51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8-10-01" calcext:value-type="date">
            <text:p>01/10/08</text:p>
          </table:table-cell>
          <table:table-cell table:style-name="ce46" office:value-type="float" office:value="68.04" calcext:value-type="float">
            <text:p>68.04</text:p>
          </table:table-cell>
          <table:table-cell table:style-name="ce49" table:formula="of:=([.A106] * [.$B$301]) + [.$B$302]" office:value-type="float" office:value="67.505078107203" calcext:value-type="float">
            <text:p>67.51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8-11-01" calcext:value-type="date">
            <text:p>01/11/08</text:p>
          </table:table-cell>
          <table:table-cell table:style-name="ce46" office:value-type="float" office:value="68.49" calcext:value-type="float">
            <text:p>68.49</text:p>
          </table:table-cell>
          <table:table-cell table:style-name="ce49" table:formula="of:=([.A107] * [.$B$301]) + [.$B$302]" office:value-type="float" office:value="67.5035032805211" calcext:value-type="float">
            <text:p>67.50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8-12-01" calcext:value-type="date">
            <text:p>01/12/08</text:p>
          </table:table-cell>
          <table:table-cell table:style-name="ce46" office:value-type="float" office:value="67.78" calcext:value-type="float">
            <text:p>67.78</text:p>
          </table:table-cell>
          <table:table-cell table:style-name="ce49" table:formula="of:=([.A108] * [.$B$301]) + [.$B$302]" office:value-type="float" office:value="67.5019792546999" calcext:value-type="float">
            <text:p>67.50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9-01-01" calcext:value-type="date">
            <text:p>01/01/09</text:p>
          </table:table-cell>
          <table:table-cell table:style-name="ce46" office:value-type="float" office:value="67.28" calcext:value-type="float">
            <text:p>67.28</text:p>
          </table:table-cell>
          <table:table-cell table:style-name="ce49" table:formula="of:=([.A109] * [.$B$301]) + [.$B$302]" office:value-type="float" office:value="67.500404428018" calcext:value-type="float">
            <text:p>67.50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9-02-01" calcext:value-type="date">
            <text:p>01/02/09</text:p>
          </table:table-cell>
          <table:table-cell table:style-name="ce46" office:value-type="float" office:value="66.76" calcext:value-type="float">
            <text:p>66.76</text:p>
          </table:table-cell>
          <table:table-cell table:style-name="ce49" table:formula="of:=([.A110] * [.$B$301]) + [.$B$302]" office:value-type="float" office:value="67.4988296013361" calcext:value-type="float">
            <text:p>67.50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9-03-01" calcext:value-type="date">
            <text:p>01/03/09</text:p>
          </table:table-cell>
          <table:table-cell table:style-name="ce46" office:value-type="float" office:value="66.93" calcext:value-type="float">
            <text:p>66.93</text:p>
          </table:table-cell>
          <table:table-cell table:style-name="ce49" table:formula="of:=([.A111] * [.$B$301]) + [.$B$302]" office:value-type="float" office:value="67.4974071772364" calcext:value-type="float">
            <text:p>67.50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9-04-01" calcext:value-type="date">
            <text:p>01/04/09</text:p>
          </table:table-cell>
          <table:table-cell table:style-name="ce46" office:value-type="float" office:value="66.48" calcext:value-type="float">
            <text:p>66.48</text:p>
          </table:table-cell>
          <table:table-cell table:style-name="ce49" table:formula="of:=([.A112] * [.$B$301]) + [.$B$302]" office:value-type="float" office:value="67.4958323505545" calcext:value-type="float">
            <text:p>67.50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9-05-01" calcext:value-type="date">
            <text:p>01/05/09</text:p>
          </table:table-cell>
          <table:table-cell table:style-name="ce46" office:value-type="float" office:value="67.31" calcext:value-type="float">
            <text:p>67.31</text:p>
          </table:table-cell>
          <table:table-cell table:style-name="ce49" table:formula="of:=([.A113] * [.$B$301]) + [.$B$302]" office:value-type="float" office:value="67.4943083247333" calcext:value-type="float">
            <text:p>67.49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9-06-01" calcext:value-type="date">
            <text:p>01/06/09</text:p>
          </table:table-cell>
          <table:table-cell table:style-name="ce46" office:value-type="float" office:value="67.63" calcext:value-type="float">
            <text:p>67.63</text:p>
          </table:table-cell>
          <table:table-cell table:style-name="ce49" table:formula="of:=([.A114] * [.$B$301]) + [.$B$302]" office:value-type="float" office:value="67.4927334980514" calcext:value-type="float">
            <text:p>67.49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9-07-01" calcext:value-type="date">
            <text:p>01/07/09</text:p>
          </table:table-cell>
          <table:table-cell table:style-name="ce46" office:value-type="float" office:value="67.51" calcext:value-type="float">
            <text:p>67.51</text:p>
          </table:table-cell>
          <table:table-cell table:style-name="ce49" table:formula="of:=([.A115] * [.$B$301]) + [.$B$302]" office:value-type="float" office:value="67.4912094722302" calcext:value-type="float">
            <text:p>67.49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9-08-01" calcext:value-type="date">
            <text:p>01/08/09</text:p>
          </table:table-cell>
          <table:table-cell table:style-name="ce46" office:value-type="float" office:value="66.44" calcext:value-type="float">
            <text:p>66.44</text:p>
          </table:table-cell>
          <table:table-cell table:style-name="ce49" table:formula="of:=([.A116] * [.$B$301]) + [.$B$302]" office:value-type="float" office:value="67.4896346455483" calcext:value-type="float">
            <text:p>67.49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9-09-01" calcext:value-type="date">
            <text:p>01/09/09</text:p>
          </table:table-cell>
          <table:table-cell table:style-name="ce46" office:value-type="float" office:value="67.22" calcext:value-type="float">
            <text:p>67.22</text:p>
          </table:table-cell>
          <table:table-cell table:style-name="ce49" table:formula="of:=([.A117] * [.$B$301]) + [.$B$302]" office:value-type="float" office:value="67.4880598188664" calcext:value-type="float">
            <text:p>67.49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9-10-01" calcext:value-type="date">
            <text:p>01/10/09</text:p>
          </table:table-cell>
          <table:table-cell table:style-name="ce46" office:value-type="float" office:value="68.48" calcext:value-type="float">
            <text:p>68.48</text:p>
          </table:table-cell>
          <table:table-cell table:style-name="ce49" table:formula="of:=([.A118] * [.$B$301]) + [.$B$302]" office:value-type="float" office:value="67.4865357930452" calcext:value-type="float">
            <text:p>67.49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9-11-01" calcext:value-type="date">
            <text:p>01/11/09</text:p>
          </table:table-cell>
          <table:table-cell table:style-name="ce46" office:value-type="float" office:value="68.82" calcext:value-type="float">
            <text:p>68.82</text:p>
          </table:table-cell>
          <table:table-cell table:style-name="ce49" table:formula="of:=([.A119] * [.$B$301]) + [.$B$302]" office:value-type="float" office:value="67.4849609663633" calcext:value-type="float">
            <text:p>67.48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09-12-01" calcext:value-type="date">
            <text:p>01/12/09</text:p>
          </table:table-cell>
          <table:table-cell table:style-name="ce46" office:value-type="float" office:value="68.47" calcext:value-type="float">
            <text:p>68.47</text:p>
          </table:table-cell>
          <table:table-cell table:style-name="ce49" table:formula="of:=([.A120] * [.$B$301]) + [.$B$302]" office:value-type="float" office:value="67.4834369405421" calcext:value-type="float">
            <text:p>67.48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0-01-01" calcext:value-type="date">
            <text:p>01/01/10</text:p>
          </table:table-cell>
          <table:table-cell table:style-name="ce46" office:value-type="float" office:value="66.93" calcext:value-type="float">
            <text:p>66.93</text:p>
          </table:table-cell>
          <table:table-cell table:style-name="ce49" table:formula="of:=([.A121] * [.$B$301]) + [.$B$302]" office:value-type="float" office:value="67.4818621138602" calcext:value-type="float">
            <text:p>67.48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0-02-01" calcext:value-type="date">
            <text:p>01/02/10</text:p>
          </table:table-cell>
          <table:table-cell table:style-name="ce46" office:value-type="float" office:value="67.23" calcext:value-type="float">
            <text:p>67.23</text:p>
          </table:table-cell>
          <table:table-cell table:style-name="ce49" table:formula="of:=([.A122] * [.$B$301]) + [.$B$302]" office:value-type="float" office:value="67.4802872871783" calcext:value-type="float">
            <text:p>67.48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0-03-01" calcext:value-type="date">
            <text:p>01/03/10</text:p>
          </table:table-cell>
          <table:table-cell table:style-name="ce46" office:value-type="float" office:value="66.97" calcext:value-type="float">
            <text:p>66.97</text:p>
          </table:table-cell>
          <table:table-cell table:style-name="ce49" table:formula="of:=([.A123] * [.$B$301]) + [.$B$302]" office:value-type="float" office:value="67.4788648630786" calcext:value-type="float">
            <text:p>67.48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0-04-01" calcext:value-type="date">
            <text:p>01/04/10</text:p>
          </table:table-cell>
          <table:table-cell table:style-name="ce46" office:value-type="float" office:value="68.1" calcext:value-type="float">
            <text:p>68.1</text:p>
          </table:table-cell>
          <table:table-cell table:style-name="ce49" table:formula="of:=([.A124] * [.$B$301]) + [.$B$302]" office:value-type="float" office:value="67.4772900363967" calcext:value-type="float">
            <text:p>67.48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0-05-01" calcext:value-type="date">
            <text:p>01/05/10</text:p>
          </table:table-cell>
          <table:table-cell table:style-name="ce46" office:value-type="float" office:value="68.35" calcext:value-type="float">
            <text:p>68.35</text:p>
          </table:table-cell>
          <table:table-cell table:style-name="ce49" table:formula="of:=([.A125] * [.$B$301]) + [.$B$302]" office:value-type="float" office:value="67.4757660105755" calcext:value-type="float">
            <text:p>67.48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0-06-01" calcext:value-type="date">
            <text:p>01/06/10</text:p>
          </table:table-cell>
          <table:table-cell table:style-name="ce46" office:value-type="float" office:value="68.21" calcext:value-type="float">
            <text:p>68.21</text:p>
          </table:table-cell>
          <table:table-cell table:style-name="ce49" table:formula="of:=([.A126] * [.$B$301]) + [.$B$302]" office:value-type="float" office:value="67.4741911838936" calcext:value-type="float">
            <text:p>67.47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0-07-01" calcext:value-type="date">
            <text:p>01/07/10</text:p>
          </table:table-cell>
          <table:table-cell table:style-name="ce46" office:value-type="float" office:value="68.41" calcext:value-type="float">
            <text:p>68.41</text:p>
          </table:table-cell>
          <table:table-cell table:style-name="ce49" table:formula="of:=([.A127] * [.$B$301]) + [.$B$302]" office:value-type="float" office:value="67.4726671580724" calcext:value-type="float">
            <text:p>67.47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0-08-01" calcext:value-type="date">
            <text:p>01/08/10</text:p>
          </table:table-cell>
          <table:table-cell table:style-name="ce46" office:value-type="float" office:value="67.23" calcext:value-type="float">
            <text:p>67.23</text:p>
          </table:table-cell>
          <table:table-cell table:style-name="ce49" table:formula="of:=([.A128] * [.$B$301]) + [.$B$302]" office:value-type="float" office:value="67.4710923313905" calcext:value-type="float">
            <text:p>67.47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0-09-01" calcext:value-type="date">
            <text:p>01/09/10</text:p>
          </table:table-cell>
          <table:table-cell table:style-name="ce46" office:value-type="float" office:value="67.46" calcext:value-type="float">
            <text:p>67.46</text:p>
          </table:table-cell>
          <table:table-cell table:style-name="ce49" table:formula="of:=([.A129] * [.$B$301]) + [.$B$302]" office:value-type="float" office:value="67.4695175047086" calcext:value-type="float">
            <text:p>67.47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0-10-01" calcext:value-type="date">
            <text:p>01/10/10</text:p>
          </table:table-cell>
          <table:table-cell table:style-name="ce46" office:value-type="float" office:value="68.13" calcext:value-type="float">
            <text:p>68.13</text:p>
          </table:table-cell>
          <table:table-cell table:style-name="ce49" table:formula="of:=([.A130] * [.$B$301]) + [.$B$302]" office:value-type="float" office:value="67.4679934788874" calcext:value-type="float">
            <text:p>67.47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0-11-01" calcext:value-type="date">
            <text:p>01/11/10</text:p>
          </table:table-cell>
          <table:table-cell table:style-name="ce46" office:value-type="float" office:value="68.01" calcext:value-type="float">
            <text:p>68.01</text:p>
          </table:table-cell>
          <table:table-cell table:style-name="ce49" table:formula="of:=([.A131] * [.$B$301]) + [.$B$302]" office:value-type="float" office:value="67.4664186522055" calcext:value-type="float">
            <text:p>67.47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0-12-01" calcext:value-type="date">
            <text:p>01/12/10</text:p>
          </table:table-cell>
          <table:table-cell table:style-name="ce46" office:value-type="float" office:value="67.27" calcext:value-type="float">
            <text:p>67.27</text:p>
          </table:table-cell>
          <table:table-cell table:style-name="ce49" table:formula="of:=([.A132] * [.$B$301]) + [.$B$302]" office:value-type="float" office:value="67.4648946263843" calcext:value-type="float">
            <text:p>67.46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1-01-01" calcext:value-type="date">
            <text:p>01/01/11</text:p>
          </table:table-cell>
          <table:table-cell table:style-name="ce46" office:value-type="float" office:value="67.14" calcext:value-type="float">
            <text:p>67.14</text:p>
          </table:table-cell>
          <table:table-cell table:style-name="ce49" table:formula="of:=([.A133] * [.$B$301]) + [.$B$302]" office:value-type="float" office:value="67.4633197997024" calcext:value-type="float">
            <text:p>67.46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1-02-01" calcext:value-type="date">
            <text:p>01/02/11</text:p>
          </table:table-cell>
          <table:table-cell table:style-name="ce46" office:value-type="float" office:value="66.1" calcext:value-type="float">
            <text:p>66.1</text:p>
          </table:table-cell>
          <table:table-cell table:style-name="ce49" table:formula="of:=([.A134] * [.$B$301]) + [.$B$302]" office:value-type="float" office:value="67.4617449730205" calcext:value-type="float">
            <text:p>67.46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1-03-01" calcext:value-type="date">
            <text:p>01/03/11</text:p>
          </table:table-cell>
          <table:table-cell table:style-name="ce46" office:value-type="float" office:value="65.69" calcext:value-type="float">
            <text:p>65.69</text:p>
          </table:table-cell>
          <table:table-cell table:style-name="ce49" table:formula="of:=([.A135] * [.$B$301]) + [.$B$302]" office:value-type="float" office:value="67.4603225489208" calcext:value-type="float">
            <text:p>67.46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1-04-01" calcext:value-type="date">
            <text:p>01/04/11</text:p>
          </table:table-cell>
          <table:table-cell table:style-name="ce46" office:value-type="float" office:value="67.3" calcext:value-type="float">
            <text:p>67.3</text:p>
          </table:table-cell>
          <table:table-cell table:style-name="ce49" table:formula="of:=([.A136] * [.$B$301]) + [.$B$302]" office:value-type="float" office:value="67.4587477222389" calcext:value-type="float">
            <text:p>67.46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1-05-01" calcext:value-type="date">
            <text:p>01/05/11</text:p>
          </table:table-cell>
          <table:table-cell table:style-name="ce46" office:value-type="float" office:value="67.85" calcext:value-type="float">
            <text:p>67.85</text:p>
          </table:table-cell>
          <table:table-cell table:style-name="ce49" table:formula="of:=([.A137] * [.$B$301]) + [.$B$302]" office:value-type="float" office:value="67.4572236964177" calcext:value-type="float">
            <text:p>67.46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1-06-01" calcext:value-type="date">
            <text:p>01/06/11</text:p>
          </table:table-cell>
          <table:table-cell table:style-name="ce46" office:value-type="float" office:value="67.97" calcext:value-type="float">
            <text:p>67.97</text:p>
          </table:table-cell>
          <table:table-cell table:style-name="ce49" table:formula="of:=([.A138] * [.$B$301]) + [.$B$302]" office:value-type="float" office:value="67.4556488697358" calcext:value-type="float">
            <text:p>67.46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1-07-01" calcext:value-type="date">
            <text:p>01/07/11</text:p>
          </table:table-cell>
          <table:table-cell table:style-name="ce46" office:value-type="float" office:value="67.37" calcext:value-type="float">
            <text:p>67.37</text:p>
          </table:table-cell>
          <table:table-cell table:style-name="ce49" table:formula="of:=([.A139] * [.$B$301]) + [.$B$302]" office:value-type="float" office:value="67.4541248439146" calcext:value-type="float">
            <text:p>67.45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1-08-01" calcext:value-type="date">
            <text:p>01/08/11</text:p>
          </table:table-cell>
          <table:table-cell table:style-name="ce46" office:value-type="float" office:value="66.7" calcext:value-type="float">
            <text:p>66.7</text:p>
          </table:table-cell>
          <table:table-cell table:style-name="ce49" table:formula="of:=([.A140] * [.$B$301]) + [.$B$302]" office:value-type="float" office:value="67.4525500172327" calcext:value-type="float">
            <text:p>67.45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1-09-01" calcext:value-type="date">
            <text:p>01/09/11</text:p>
          </table:table-cell>
          <table:table-cell table:style-name="ce46" office:value-type="float" office:value="66.31" calcext:value-type="float">
            <text:p>66.31</text:p>
          </table:table-cell>
          <table:table-cell table:style-name="ce49" table:formula="of:=([.A141] * [.$B$301]) + [.$B$302]" office:value-type="float" office:value="67.4509751905508" calcext:value-type="float">
            <text:p>67.45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1-10-01" calcext:value-type="date">
            <text:p>01/10/11</text:p>
          </table:table-cell>
          <table:table-cell table:style-name="ce46" office:value-type="float" office:value="67.96" calcext:value-type="float">
            <text:p>67.96</text:p>
          </table:table-cell>
          <table:table-cell table:style-name="ce49" table:formula="of:=([.A142] * [.$B$301]) + [.$B$302]" office:value-type="float" office:value="67.4494511647296" calcext:value-type="float">
            <text:p>67.45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1-11-01" calcext:value-type="date">
            <text:p>01/11/11</text:p>
          </table:table-cell>
          <table:table-cell table:style-name="ce46" office:value-type="float" office:value="68.18" calcext:value-type="float">
            <text:p>68.18</text:p>
          </table:table-cell>
          <table:table-cell table:style-name="ce49" table:formula="of:=([.A143] * [.$B$301]) + [.$B$302]" office:value-type="float" office:value="67.4478763380477" calcext:value-type="float">
            <text:p>67.45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1-12-01" calcext:value-type="date">
            <text:p>01/12/11</text:p>
          </table:table-cell>
          <table:table-cell table:style-name="ce46" office:value-type="float" office:value="68.07" calcext:value-type="float">
            <text:p>68.07</text:p>
          </table:table-cell>
          <table:table-cell table:style-name="ce49" table:formula="of:=([.A144] * [.$B$301]) + [.$B$302]" office:value-type="float" office:value="67.4463523122265" calcext:value-type="float">
            <text:p>67.45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2-01-01" calcext:value-type="date">
            <text:p>01/01/12</text:p>
          </table:table-cell>
          <table:table-cell table:style-name="ce46" office:value-type="float" office:value="66.34" calcext:value-type="float">
            <text:p>66.34</text:p>
          </table:table-cell>
          <table:table-cell table:style-name="ce49" table:formula="of:=([.A145] * [.$B$301]) + [.$B$302]" office:value-type="float" office:value="67.4447774855446" calcext:value-type="float">
            <text:p>67.44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2-02-01" calcext:value-type="date">
            <text:p>01/02/12</text:p>
          </table:table-cell>
          <table:table-cell table:style-name="ce46" office:value-type="float" office:value="66.33" calcext:value-type="float">
            <text:p>66.33</text:p>
          </table:table-cell>
          <table:table-cell table:style-name="ce49" table:formula="of:=([.A146] * [.$B$301]) + [.$B$302]" office:value-type="float" office:value="67.4432026588627" calcext:value-type="float">
            <text:p>67.44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2-03-01" calcext:value-type="date">
            <text:p>01/03/12</text:p>
          </table:table-cell>
          <table:table-cell table:style-name="ce46" office:value-type="float" office:value="66.78" calcext:value-type="float">
            <text:p>66.78</text:p>
          </table:table-cell>
          <table:table-cell table:style-name="ce49" table:formula="of:=([.A147] * [.$B$301]) + [.$B$302]" office:value-type="float" office:value="67.4417294339022" calcext:value-type="float">
            <text:p>67.44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2-04-01" calcext:value-type="date">
            <text:p>01/04/12</text:p>
          </table:table-cell>
          <table:table-cell table:style-name="ce46" office:value-type="float" office:value="67.96" calcext:value-type="float">
            <text:p>67.96</text:p>
          </table:table-cell>
          <table:table-cell table:style-name="ce49" table:formula="of:=([.A148] * [.$B$301]) + [.$B$302]" office:value-type="float" office:value="67.4401546072204" calcext:value-type="float">
            <text:p>67.44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2-05-01" calcext:value-type="date">
            <text:p>01/05/12</text:p>
          </table:table-cell>
          <table:table-cell table:style-name="ce46" office:value-type="float" office:value="67.51" calcext:value-type="float">
            <text:p>67.51</text:p>
          </table:table-cell>
          <table:table-cell table:style-name="ce49" table:formula="of:=([.A149] * [.$B$301]) + [.$B$302]" office:value-type="float" office:value="67.4386305813992" calcext:value-type="float">
            <text:p>67.44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2-06-01" calcext:value-type="date">
            <text:p>01/06/12</text:p>
          </table:table-cell>
          <table:table-cell table:style-name="ce46" office:value-type="float" office:value="67.19" calcext:value-type="float">
            <text:p>67.19</text:p>
          </table:table-cell>
          <table:table-cell table:style-name="ce49" table:formula="of:=([.A150] * [.$B$301]) + [.$B$302]" office:value-type="float" office:value="67.4370557547173" calcext:value-type="float">
            <text:p>67.44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2-07-01" calcext:value-type="date">
            <text:p>01/07/12</text:p>
          </table:table-cell>
          <table:table-cell table:style-name="ce46" office:value-type="float" office:value="67.53" calcext:value-type="float">
            <text:p>67.53</text:p>
          </table:table-cell>
          <table:table-cell table:style-name="ce49" table:formula="of:=([.A151] * [.$B$301]) + [.$B$302]" office:value-type="float" office:value="67.4355317288961" calcext:value-type="float">
            <text:p>67.44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2-08-01" calcext:value-type="date">
            <text:p>01/08/12</text:p>
          </table:table-cell>
          <table:table-cell table:style-name="ce46" office:value-type="float" office:value="67.07" calcext:value-type="float">
            <text:p>67.07</text:p>
          </table:table-cell>
          <table:table-cell table:style-name="ce49" table:formula="of:=([.A152] * [.$B$301]) + [.$B$302]" office:value-type="float" office:value="67.4339569022142" calcext:value-type="float">
            <text:p>67.43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2-09-01" calcext:value-type="date">
            <text:p>01/09/12</text:p>
          </table:table-cell>
          <table:table-cell table:style-name="ce46" office:value-type="float" office:value="66.97" calcext:value-type="float">
            <text:p>66.97</text:p>
          </table:table-cell>
          <table:table-cell table:style-name="ce49" table:formula="of:=([.A153] * [.$B$301]) + [.$B$302]" office:value-type="float" office:value="67.4323820755323" calcext:value-type="float">
            <text:p>67.43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2-10-01" calcext:value-type="date">
            <text:p>01/10/12</text:p>
          </table:table-cell>
          <table:table-cell table:style-name="ce46" office:value-type="float" office:value="68.12" calcext:value-type="float">
            <text:p>68.12</text:p>
          </table:table-cell>
          <table:table-cell table:style-name="ce49" table:formula="of:=([.A154] * [.$B$301]) + [.$B$302]" office:value-type="float" office:value="67.4308580497111" calcext:value-type="float">
            <text:p>67.43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2-11-01" calcext:value-type="date">
            <text:p>01/11/12</text:p>
          </table:table-cell>
          <table:table-cell table:style-name="ce46" office:value-type="float" office:value="68.75" calcext:value-type="float">
            <text:p>68.75</text:p>
          </table:table-cell>
          <table:table-cell table:style-name="ce49" table:formula="of:=([.A155] * [.$B$301]) + [.$B$302]" office:value-type="float" office:value="67.4292832230292" calcext:value-type="float">
            <text:p>67.43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2-12-01" calcext:value-type="date">
            <text:p>01/12/12</text:p>
          </table:table-cell>
          <table:table-cell table:style-name="ce46" office:value-type="float" office:value="67.87" calcext:value-type="float">
            <text:p>67.87</text:p>
          </table:table-cell>
          <table:table-cell table:style-name="ce49" table:formula="of:=([.A156] * [.$B$301]) + [.$B$302]" office:value-type="float" office:value="67.427759197208" calcext:value-type="float">
            <text:p>67.43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3-01-01" calcext:value-type="date">
            <text:p>01/01/13</text:p>
          </table:table-cell>
          <table:table-cell table:style-name="ce46" office:value-type="float" office:value="67.41" calcext:value-type="float">
            <text:p>67.41</text:p>
          </table:table-cell>
          <table:table-cell table:style-name="ce49" table:formula="of:=([.A157] * [.$B$301]) + [.$B$302]" office:value-type="float" office:value="67.4261843705261" calcext:value-type="float">
            <text:p>67.43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3-02-01" calcext:value-type="date">
            <text:p>01/02/13</text:p>
          </table:table-cell>
          <table:table-cell table:style-name="ce46" office:value-type="float" office:value="66.24" calcext:value-type="float">
            <text:p>66.24</text:p>
          </table:table-cell>
          <table:table-cell table:style-name="ce49" table:formula="of:=([.A158] * [.$B$301]) + [.$B$302]" office:value-type="float" office:value="67.4246095438442" calcext:value-type="float">
            <text:p>67.42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3-03-01" calcext:value-type="date">
            <text:p>01/03/13</text:p>
          </table:table-cell>
          <table:table-cell table:style-name="ce46" office:value-type="float" office:value="67.1" calcext:value-type="float">
            <text:p>67.1</text:p>
          </table:table-cell>
          <table:table-cell table:style-name="ce49" table:formula="of:=([.A159] * [.$B$301]) + [.$B$302]" office:value-type="float" office:value="67.4231871197444" calcext:value-type="float">
            <text:p>67.42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3-04-01" calcext:value-type="date">
            <text:p>01/04/13</text:p>
          </table:table-cell>
          <table:table-cell table:style-name="ce46" office:value-type="float" office:value="67.07" calcext:value-type="float">
            <text:p>67.07</text:p>
          </table:table-cell>
          <table:table-cell table:style-name="ce49" table:formula="of:=([.A160] * [.$B$301]) + [.$B$302]" office:value-type="float" office:value="67.4216122930625" calcext:value-type="float">
            <text:p>67.42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3-05-01" calcext:value-type="date">
            <text:p>01/05/13</text:p>
          </table:table-cell>
          <table:table-cell table:style-name="ce46" office:value-type="float" office:value="68.12" calcext:value-type="float">
            <text:p>68.12</text:p>
          </table:table-cell>
          <table:table-cell table:style-name="ce49" table:formula="of:=([.A161] * [.$B$301]) + [.$B$302]" office:value-type="float" office:value="67.4200882672414" calcext:value-type="float">
            <text:p>67.42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3-06-01" calcext:value-type="date">
            <text:p>01/06/13</text:p>
          </table:table-cell>
          <table:table-cell table:style-name="ce46" office:value-type="float" office:value="68.39" calcext:value-type="float">
            <text:p>68.39</text:p>
          </table:table-cell>
          <table:table-cell table:style-name="ce49" table:formula="of:=([.A162] * [.$B$301]) + [.$B$302]" office:value-type="float" office:value="67.4185134405595" calcext:value-type="float">
            <text:p>67.42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3-07-01" calcext:value-type="date">
            <text:p>01/07/13</text:p>
          </table:table-cell>
          <table:table-cell table:style-name="ce46" office:value-type="float" office:value="67.66" calcext:value-type="float">
            <text:p>67.66</text:p>
          </table:table-cell>
          <table:table-cell table:style-name="ce49" table:formula="of:=([.A163] * [.$B$301]) + [.$B$302]" office:value-type="float" office:value="67.4169894147383" calcext:value-type="float">
            <text:p>67.42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3-08-01" calcext:value-type="date">
            <text:p>01/08/13</text:p>
          </table:table-cell>
          <table:table-cell table:style-name="ce46" office:value-type="float" office:value="66.65" calcext:value-type="float">
            <text:p>66.65</text:p>
          </table:table-cell>
          <table:table-cell table:style-name="ce49" table:formula="of:=([.A164] * [.$B$301]) + [.$B$302]" office:value-type="float" office:value="67.4154145880564" calcext:value-type="float">
            <text:p>67.42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3-09-01" calcext:value-type="date">
            <text:p>01/09/13</text:p>
          </table:table-cell>
          <table:table-cell table:style-name="ce46" office:value-type="float" office:value="67.34" calcext:value-type="float">
            <text:p>67.34</text:p>
          </table:table-cell>
          <table:table-cell table:style-name="ce49" table:formula="of:=([.A165] * [.$B$301]) + [.$B$302]" office:value-type="float" office:value="67.4138397613745" calcext:value-type="float">
            <text:p>67.41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3-10-01" calcext:value-type="date">
            <text:p>01/10/13</text:p>
          </table:table-cell>
          <table:table-cell table:style-name="ce46" office:value-type="float" office:value="67.86" calcext:value-type="float">
            <text:p>67.86</text:p>
          </table:table-cell>
          <table:table-cell table:style-name="ce49" table:formula="of:=([.A166] * [.$B$301]) + [.$B$302]" office:value-type="float" office:value="67.4123157355533" calcext:value-type="float">
            <text:p>67.41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3-11-01" calcext:value-type="date">
            <text:p>01/11/13</text:p>
          </table:table-cell>
          <table:table-cell table:style-name="ce46" office:value-type="float" office:value="68.57" calcext:value-type="float">
            <text:p>68.57</text:p>
          </table:table-cell>
          <table:table-cell table:style-name="ce49" table:formula="of:=([.A167] * [.$B$301]) + [.$B$302]" office:value-type="float" office:value="67.4107409088714" calcext:value-type="float">
            <text:p>67.41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3-12-01" calcext:value-type="date">
            <text:p>01/12/13</text:p>
          </table:table-cell>
          <table:table-cell table:style-name="ce46" office:value-type="float" office:value="67.56" calcext:value-type="float">
            <text:p>67.56</text:p>
          </table:table-cell>
          <table:table-cell table:style-name="ce49" table:formula="of:=([.A168] * [.$B$301]) + [.$B$302]" office:value-type="float" office:value="67.4092168830502" calcext:value-type="float">
            <text:p>67.41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4-01-01" calcext:value-type="date">
            <text:p>01/01/14</text:p>
          </table:table-cell>
          <table:table-cell table:style-name="ce46" office:value-type="float" office:value="66.56" calcext:value-type="float">
            <text:p>66.56</text:p>
          </table:table-cell>
          <table:table-cell table:style-name="ce49" table:formula="of:=([.A169] * [.$B$301]) + [.$B$302]" office:value-type="float" office:value="67.4076420563683" calcext:value-type="float">
            <text:p>67.41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4-02-01" calcext:value-type="date">
            <text:p>01/02/14</text:p>
          </table:table-cell>
          <table:table-cell table:style-name="ce46" office:value-type="float" office:value="66.81" calcext:value-type="float">
            <text:p>66.81</text:p>
          </table:table-cell>
          <table:table-cell table:style-name="ce49" table:formula="of:=([.A170] * [.$B$301]) + [.$B$302]" office:value-type="float" office:value="67.4060672296864" calcext:value-type="float">
            <text:p>67.41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4-03-01" calcext:value-type="date">
            <text:p>01/03/14</text:p>
          </table:table-cell>
          <table:table-cell table:style-name="ce46" office:value-type="float" office:value="66.78" calcext:value-type="float">
            <text:p>66.78</text:p>
          </table:table-cell>
          <table:table-cell table:style-name="ce49" table:formula="of:=([.A171] * [.$B$301]) + [.$B$302]" office:value-type="float" office:value="67.4046448055866" calcext:value-type="float">
            <text:p>67.40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4-04-01" calcext:value-type="date">
            <text:p>01/04/14</text:p>
          </table:table-cell>
          <table:table-cell table:style-name="ce46" office:value-type="float" office:value="67.29" calcext:value-type="float">
            <text:p>67.29</text:p>
          </table:table-cell>
          <table:table-cell table:style-name="ce49" table:formula="of:=([.A172] * [.$B$301]) + [.$B$302]" office:value-type="float" office:value="67.4030699789047" calcext:value-type="float">
            <text:p>67.40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4-05-01" calcext:value-type="date">
            <text:p>01/05/14</text:p>
          </table:table-cell>
          <table:table-cell table:style-name="ce46" office:value-type="float" office:value="68.38" calcext:value-type="float">
            <text:p>68.38</text:p>
          </table:table-cell>
          <table:table-cell table:style-name="ce49" table:formula="of:=([.A173] * [.$B$301]) + [.$B$302]" office:value-type="float" office:value="67.4015459530836" calcext:value-type="float">
            <text:p>67.40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4-06-01" calcext:value-type="date">
            <text:p>01/06/14</text:p>
          </table:table-cell>
          <table:table-cell table:style-name="ce46" office:value-type="float" office:value="68.24" calcext:value-type="float">
            <text:p>68.24</text:p>
          </table:table-cell>
          <table:table-cell table:style-name="ce49" table:formula="of:=([.A174] * [.$B$301]) + [.$B$302]" office:value-type="float" office:value="67.3999711264017" calcext:value-type="float">
            <text:p>67.40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4-07-01" calcext:value-type="date">
            <text:p>01/07/14</text:p>
          </table:table-cell>
          <table:table-cell table:style-name="ce46" office:value-type="float" office:value="67.4" calcext:value-type="float">
            <text:p>67.4</text:p>
          </table:table-cell>
          <table:table-cell table:style-name="ce49" table:formula="of:=([.A175] * [.$B$301]) + [.$B$302]" office:value-type="float" office:value="67.3984471005805" calcext:value-type="float">
            <text:p>67.40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4-08-01" calcext:value-type="date">
            <text:p>01/08/14</text:p>
          </table:table-cell>
          <table:table-cell table:style-name="ce46" office:value-type="float" office:value="66.44" calcext:value-type="float">
            <text:p>66.44</text:p>
          </table:table-cell>
          <table:table-cell table:style-name="ce49" table:formula="of:=([.A176] * [.$B$301]) + [.$B$302]" office:value-type="float" office:value="67.3968722738986" calcext:value-type="float">
            <text:p>67.40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4-09-01" calcext:value-type="date">
            <text:p>01/09/14</text:p>
          </table:table-cell>
          <table:table-cell table:style-name="ce46" office:value-type="float" office:value="66.82" calcext:value-type="float">
            <text:p>66.82</text:p>
          </table:table-cell>
          <table:table-cell table:style-name="ce49" table:formula="of:=([.A177] * [.$B$301]) + [.$B$302]" office:value-type="float" office:value="67.3952974472167" calcext:value-type="float">
            <text:p>67.40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4-10-01" calcext:value-type="date">
            <text:p>01/10/14</text:p>
          </table:table-cell>
          <table:table-cell table:style-name="ce46" office:value-type="float" office:value="67.94" calcext:value-type="float">
            <text:p>67.94</text:p>
          </table:table-cell>
          <table:table-cell table:style-name="ce49" table:formula="of:=([.A178] * [.$B$301]) + [.$B$302]" office:value-type="float" office:value="67.3937734213955" calcext:value-type="float">
            <text:p>67.39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4-11-01" calcext:value-type="date">
            <text:p>01/11/14</text:p>
          </table:table-cell>
          <table:table-cell table:style-name="ce46" office:value-type="float" office:value="68.19" calcext:value-type="float">
            <text:p>68.19</text:p>
          </table:table-cell>
          <table:table-cell table:style-name="ce49" table:formula="of:=([.A179] * [.$B$301]) + [.$B$302]" office:value-type="float" office:value="67.3921985947136" calcext:value-type="float">
            <text:p>67.39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4-12-01" calcext:value-type="date">
            <text:p>01/12/14</text:p>
          </table:table-cell>
          <table:table-cell table:style-name="ce46" office:value-type="float" office:value="68.39" calcext:value-type="float">
            <text:p>68.39</text:p>
          </table:table-cell>
          <table:table-cell table:style-name="ce49" table:formula="of:=([.A180] * [.$B$301]) + [.$B$302]" office:value-type="float" office:value="67.3906745688924" calcext:value-type="float">
            <text:p>67.39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5-01-01" calcext:value-type="date">
            <text:p>01/01/15</text:p>
          </table:table-cell>
          <table:table-cell table:style-name="ce46" office:value-type="float" office:value="66.6" calcext:value-type="float">
            <text:p>66.6</text:p>
          </table:table-cell>
          <table:table-cell table:style-name="ce49" table:formula="of:=([.A181] * [.$B$301]) + [.$B$302]" office:value-type="float" office:value="67.3890997422105" calcext:value-type="float">
            <text:p>67.39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5-02-01" calcext:value-type="date">
            <text:p>01/02/15</text:p>
          </table:table-cell>
          <table:table-cell table:style-name="ce46" office:value-type="float" office:value="66.67" calcext:value-type="float">
            <text:p>66.67</text:p>
          </table:table-cell>
          <table:table-cell table:style-name="ce49" table:formula="of:=([.A182] * [.$B$301]) + [.$B$302]" office:value-type="float" office:value="67.3875249155286" calcext:value-type="float">
            <text:p>67.39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5-03-01" calcext:value-type="date">
            <text:p>01/03/15</text:p>
          </table:table-cell>
          <table:table-cell table:style-name="ce46" office:value-type="float" office:value="66.84" calcext:value-type="float">
            <text:p>66.84</text:p>
          </table:table-cell>
          <table:table-cell table:style-name="ce49" table:formula="of:=([.A183] * [.$B$301]) + [.$B$302]" office:value-type="float" office:value="67.3861024914288" calcext:value-type="float">
            <text:p>67.39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5-04-01" calcext:value-type="date">
            <text:p>01/04/15</text:p>
          </table:table-cell>
          <table:table-cell table:style-name="ce46" office:value-type="float" office:value="67.35" calcext:value-type="float">
            <text:p>67.35</text:p>
          </table:table-cell>
          <table:table-cell table:style-name="ce49" table:formula="of:=([.A184] * [.$B$301]) + [.$B$302]" office:value-type="float" office:value="67.3845276647469" calcext:value-type="float">
            <text:p>67.38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5-05-01" calcext:value-type="date">
            <text:p>01/05/15</text:p>
          </table:table-cell>
          <table:table-cell table:style-name="ce46" office:value-type="float" office:value="68.07" calcext:value-type="float">
            <text:p>68.07</text:p>
          </table:table-cell>
          <table:table-cell table:style-name="ce49" table:formula="of:=([.A185] * [.$B$301]) + [.$B$302]" office:value-type="float" office:value="67.3830036389257" calcext:value-type="float">
            <text:p>67.38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5-06-01" calcext:value-type="date">
            <text:p>01/06/15</text:p>
          </table:table-cell>
          <table:table-cell table:style-name="ce46" office:value-type="float" office:value="68.32" calcext:value-type="float">
            <text:p>68.32</text:p>
          </table:table-cell>
          <table:table-cell table:style-name="ce49" table:formula="of:=([.A186] * [.$B$301]) + [.$B$302]" office:value-type="float" office:value="67.3814288122439" calcext:value-type="float">
            <text:p>67.38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5-07-01" calcext:value-type="date">
            <text:p>01/07/15</text:p>
          </table:table-cell>
          <table:table-cell table:style-name="ce46" office:value-type="float" office:value="67.24" calcext:value-type="float">
            <text:p>67.24</text:p>
          </table:table-cell>
          <table:table-cell table:style-name="ce49" table:formula="of:=([.A187] * [.$B$301]) + [.$B$302]" office:value-type="float" office:value="67.3799047864227" calcext:value-type="float">
            <text:p>67.38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5-08-01" calcext:value-type="date">
            <text:p>01/08/15</text:p>
          </table:table-cell>
          <table:table-cell table:style-name="ce46" office:value-type="float" office:value="66.6" calcext:value-type="float">
            <text:p>66.6</text:p>
          </table:table-cell>
          <table:table-cell table:style-name="ce49" table:formula="of:=([.A188] * [.$B$301]) + [.$B$302]" office:value-type="float" office:value="67.3783299597408" calcext:value-type="float">
            <text:p>67.38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5-09-01" calcext:value-type="date">
            <text:p>01/09/15</text:p>
          </table:table-cell>
          <table:table-cell table:style-name="ce46" office:value-type="float" office:value="66.55" calcext:value-type="float">
            <text:p>66.55</text:p>
          </table:table-cell>
          <table:table-cell table:style-name="ce49" table:formula="of:=([.A189] * [.$B$301]) + [.$B$302]" office:value-type="float" office:value="67.3767551330589" calcext:value-type="float">
            <text:p>67.38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5-10-01" calcext:value-type="date">
            <text:p>01/10/15</text:p>
          </table:table-cell>
          <table:table-cell table:style-name="ce46" office:value-type="float" office:value="67.8" calcext:value-type="float">
            <text:p>67.8</text:p>
          </table:table-cell>
          <table:table-cell table:style-name="ce49" table:formula="of:=([.A190] * [.$B$301]) + [.$B$302]" office:value-type="float" office:value="67.3752311072377" calcext:value-type="float">
            <text:p>67.38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5-11-01" calcext:value-type="date">
            <text:p>01/11/15</text:p>
          </table:table-cell>
          <table:table-cell table:style-name="ce46" office:value-type="float" office:value="68.5" calcext:value-type="float">
            <text:p>68.5</text:p>
          </table:table-cell>
          <table:table-cell table:style-name="ce49" table:formula="of:=([.A191] * [.$B$301]) + [.$B$302]" office:value-type="float" office:value="67.3736562805558" calcext:value-type="float">
            <text:p>67.37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5-12-01" calcext:value-type="date">
            <text:p>01/12/15</text:p>
          </table:table-cell>
          <table:table-cell table:style-name="ce46" office:value-type="float" office:value="68.05" calcext:value-type="float">
            <text:p>68.05</text:p>
          </table:table-cell>
          <table:table-cell table:style-name="ce49" table:formula="of:=([.A192] * [.$B$301]) + [.$B$302]" office:value-type="float" office:value="67.3721322547346" calcext:value-type="float">
            <text:p>67.37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6-01-01" calcext:value-type="date">
            <text:p>01/01/16</text:p>
          </table:table-cell>
          <table:table-cell table:style-name="ce46" office:value-type="float" office:value="67.32" calcext:value-type="float">
            <text:p>67.32</text:p>
          </table:table-cell>
          <table:table-cell table:style-name="ce49" table:formula="of:=([.A193] * [.$B$301]) + [.$B$302]" office:value-type="float" office:value="67.3705574280527" calcext:value-type="float">
            <text:p>67.37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6-02-01" calcext:value-type="date">
            <text:p>01/02/16</text:p>
          </table:table-cell>
          <table:table-cell table:style-name="ce46" office:value-type="float" office:value="67.09" calcext:value-type="float">
            <text:p>67.09</text:p>
          </table:table-cell>
          <table:table-cell table:style-name="ce49" table:formula="of:=([.A194] * [.$B$301]) + [.$B$302]" office:value-type="float" office:value="67.3689826013708" calcext:value-type="float">
            <text:p>67.37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6-03-01" calcext:value-type="date">
            <text:p>01/03/16</text:p>
          </table:table-cell>
          <table:table-cell table:style-name="ce46" office:value-type="float" office:value="68.14" calcext:value-type="float">
            <text:p>68.14</text:p>
          </table:table-cell>
          <table:table-cell table:style-name="ce49" table:formula="of:=([.A195] * [.$B$301]) + [.$B$302]" office:value-type="float" office:value="67.3675093764103" calcext:value-type="float">
            <text:p>67.37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6-04-01" calcext:value-type="date">
            <text:p>01/04/16</text:p>
          </table:table-cell>
          <table:table-cell table:style-name="ce46" office:value-type="float" office:value="67.15" calcext:value-type="float">
            <text:p>67.15</text:p>
          </table:table-cell>
          <table:table-cell table:style-name="ce49" table:formula="of:=([.A196] * [.$B$301]) + [.$B$302]" office:value-type="float" office:value="67.3659345497284" calcext:value-type="float">
            <text:p>67.37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6-05-01" calcext:value-type="date">
            <text:p>01/05/16</text:p>
          </table:table-cell>
          <table:table-cell table:style-name="ce46" office:value-type="float" office:value="68.17" calcext:value-type="float">
            <text:p>68.17</text:p>
          </table:table-cell>
          <table:table-cell table:style-name="ce49" table:formula="of:=([.A197] * [.$B$301]) + [.$B$302]" office:value-type="float" office:value="67.3644105239072" calcext:value-type="float">
            <text:p>67.36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6-06-01" calcext:value-type="date">
            <text:p>01/06/16</text:p>
          </table:table-cell>
          <table:table-cell table:style-name="ce46" office:value-type="float" office:value="67.75" calcext:value-type="float">
            <text:p>67.75</text:p>
          </table:table-cell>
          <table:table-cell table:style-name="ce49" table:formula="of:=([.A198] * [.$B$301]) + [.$B$302]" office:value-type="float" office:value="67.3628356972253" calcext:value-type="float">
            <text:p>67.36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6-07-01" calcext:value-type="date">
            <text:p>01/07/16</text:p>
          </table:table-cell>
          <table:table-cell table:style-name="ce46" office:value-type="float" office:value="67.4" calcext:value-type="float">
            <text:p>67.4</text:p>
          </table:table-cell>
          <table:table-cell table:style-name="ce49" table:formula="of:=([.A199] * [.$B$301]) + [.$B$302]" office:value-type="float" office:value="67.3613116714042" calcext:value-type="float">
            <text:p>67.36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6-08-01" calcext:value-type="date">
            <text:p>01/08/16</text:p>
          </table:table-cell>
          <table:table-cell table:style-name="ce46" office:value-type="float" office:value="67.09" calcext:value-type="float">
            <text:p>67.09</text:p>
          </table:table-cell>
          <table:table-cell table:style-name="ce49" table:formula="of:=([.A200] * [.$B$301]) + [.$B$302]" office:value-type="float" office:value="67.3597368447223" calcext:value-type="float">
            <text:p>67.36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6-09-01" calcext:value-type="date">
            <text:p>01/09/16</text:p>
          </table:table-cell>
          <table:table-cell table:style-name="ce46" office:value-type="float" office:value="67.08" calcext:value-type="float">
            <text:p>67.08</text:p>
          </table:table-cell>
          <table:table-cell table:style-name="ce49" table:formula="of:=([.A201] * [.$B$301]) + [.$B$302]" office:value-type="float" office:value="67.3581620180404" calcext:value-type="float">
            <text:p>67.36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6-10-01" calcext:value-type="date">
            <text:p>01/10/16</text:p>
          </table:table-cell>
          <table:table-cell table:style-name="ce46" office:value-type="float" office:value="68.19" calcext:value-type="float">
            <text:p>68.19</text:p>
          </table:table-cell>
          <table:table-cell table:style-name="ce49" table:formula="of:=([.A202] * [.$B$301]) + [.$B$302]" office:value-type="float" office:value="67.3566379922192" calcext:value-type="float">
            <text:p>67.36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6-11-01" calcext:value-type="date">
            <text:p>01/11/16</text:p>
          </table:table-cell>
          <table:table-cell table:style-name="ce46" office:value-type="float" office:value="68.39" calcext:value-type="float">
            <text:p>68.39</text:p>
          </table:table-cell>
          <table:table-cell table:style-name="ce49" table:formula="of:=([.A203] * [.$B$301]) + [.$B$302]" office:value-type="float" office:value="67.3550631655373" calcext:value-type="float">
            <text:p>67.36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6-12-01" calcext:value-type="date">
            <text:p>01/12/16</text:p>
          </table:table-cell>
          <table:table-cell table:style-name="ce46" office:value-type="float" office:value="67.81" calcext:value-type="float">
            <text:p>67.81</text:p>
          </table:table-cell>
          <table:table-cell table:style-name="ce49" table:formula="of:=([.A204] * [.$B$301]) + [.$B$302]" office:value-type="float" office:value="67.3535391397161" calcext:value-type="float">
            <text:p>67.35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7-01-01" calcext:value-type="date">
            <text:p>01/01/17</text:p>
          </table:table-cell>
          <table:table-cell table:style-name="ce46" office:value-type="float" office:value="66.36" calcext:value-type="float">
            <text:p>66.36</text:p>
          </table:table-cell>
          <table:table-cell table:style-name="ce49" table:formula="of:=([.A205] * [.$B$301]) + [.$B$302]" office:value-type="float" office:value="67.3519643130342" calcext:value-type="float">
            <text:p>67.35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7-02-01" calcext:value-type="date">
            <text:p>01/02/17</text:p>
          </table:table-cell>
          <table:table-cell table:style-name="ce46" office:value-type="float" office:value="65.88" calcext:value-type="float">
            <text:p>65.88</text:p>
          </table:table-cell>
          <table:table-cell table:style-name="ce49" table:formula="of:=([.A206] * [.$B$301]) + [.$B$302]" office:value-type="float" office:value="67.3503894863523" calcext:value-type="float">
            <text:p>67.35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7-03-01" calcext:value-type="date">
            <text:p>01/03/17</text:p>
          </table:table-cell>
          <table:table-cell table:style-name="ce46" office:value-type="float" office:value="66.55" calcext:value-type="float">
            <text:p>66.55</text:p>
          </table:table-cell>
          <table:table-cell table:style-name="ce49" table:formula="of:=([.A207] * [.$B$301]) + [.$B$302]" office:value-type="float" office:value="67.3489670622525" calcext:value-type="float">
            <text:p>67.35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7-04-01" calcext:value-type="date">
            <text:p>01/04/17</text:p>
          </table:table-cell>
          <table:table-cell table:style-name="ce46" office:value-type="float" office:value="66.69" calcext:value-type="float">
            <text:p>66.69</text:p>
          </table:table-cell>
          <table:table-cell table:style-name="ce49" table:formula="of:=([.A208] * [.$B$301]) + [.$B$302]" office:value-type="float" office:value="67.3473922355706" calcext:value-type="float">
            <text:p>67.35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7-05-01" calcext:value-type="date">
            <text:p>01/05/17</text:p>
          </table:table-cell>
          <table:table-cell table:style-name="ce46" office:value-type="float" office:value="67.76" calcext:value-type="float">
            <text:p>67.76</text:p>
          </table:table-cell>
          <table:table-cell table:style-name="ce49" table:formula="of:=([.A209] * [.$B$301]) + [.$B$302]" office:value-type="float" office:value="67.3458682097494" calcext:value-type="float">
            <text:p>67.35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7-06-01" calcext:value-type="date">
            <text:p>01/06/17</text:p>
          </table:table-cell>
          <table:table-cell table:style-name="ce46" office:value-type="float" office:value="67.66" calcext:value-type="float">
            <text:p>67.66</text:p>
          </table:table-cell>
          <table:table-cell table:style-name="ce49" table:formula="of:=([.A210] * [.$B$301]) + [.$B$302]" office:value-type="float" office:value="67.3442933830675" calcext:value-type="float">
            <text:p>67.34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7-07-01" calcext:value-type="date">
            <text:p>01/07/17</text:p>
          </table:table-cell>
          <table:table-cell table:style-name="ce46" office:value-type="float" office:value="66.96" calcext:value-type="float">
            <text:p>66.96</text:p>
          </table:table-cell>
          <table:table-cell table:style-name="ce49" table:formula="of:=([.A211] * [.$B$301]) + [.$B$302]" office:value-type="float" office:value="67.3427693572463" calcext:value-type="float">
            <text:p>67.34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7-08-01" calcext:value-type="date">
            <text:p>01/08/17</text:p>
          </table:table-cell>
          <table:table-cell table:style-name="ce46" office:value-type="float" office:value="67.7" calcext:value-type="float">
            <text:p>67.7</text:p>
          </table:table-cell>
          <table:table-cell table:style-name="ce49" table:formula="of:=([.A212] * [.$B$301]) + [.$B$302]" office:value-type="float" office:value="67.3411945305645" calcext:value-type="float">
            <text:p>67.34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7-09-01" calcext:value-type="date">
            <text:p>01/09/17</text:p>
          </table:table-cell>
          <table:table-cell table:style-name="ce46" office:value-type="float" office:value="67.36" calcext:value-type="float">
            <text:p>67.36</text:p>
          </table:table-cell>
          <table:table-cell table:style-name="ce49" table:formula="of:=([.A213] * [.$B$301]) + [.$B$302]" office:value-type="float" office:value="67.3396197038826" calcext:value-type="float">
            <text:p>67.34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7-10-01" calcext:value-type="date">
            <text:p>01/10/17</text:p>
          </table:table-cell>
          <table:table-cell table:style-name="ce46" office:value-type="float" office:value="68.81" calcext:value-type="float">
            <text:p>68.81</text:p>
          </table:table-cell>
          <table:table-cell table:style-name="ce49" table:formula="of:=([.A214] * [.$B$301]) + [.$B$302]" office:value-type="float" office:value="67.3380956780614" calcext:value-type="float">
            <text:p>67.34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7-11-01" calcext:value-type="date">
            <text:p>01/11/17</text:p>
          </table:table-cell>
          <table:table-cell table:style-name="ce46" office:value-type="float" office:value="68.91" calcext:value-type="float">
            <text:p>68.91</text:p>
          </table:table-cell>
          <table:table-cell table:style-name="ce49" table:formula="of:=([.A215] * [.$B$301]) + [.$B$302]" office:value-type="float" office:value="67.3365208513795" calcext:value-type="float">
            <text:p>67.34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7-12-01" calcext:value-type="date">
            <text:p>01/12/17</text:p>
          </table:table-cell>
          <table:table-cell table:style-name="ce46" office:value-type="float" office:value="68.5" calcext:value-type="float">
            <text:p>68.5</text:p>
          </table:table-cell>
          <table:table-cell table:style-name="ce49" table:formula="of:=([.A216] * [.$B$301]) + [.$B$302]" office:value-type="float" office:value="67.3349968255583" calcext:value-type="float">
            <text:p>67.33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8-01-01" calcext:value-type="date">
            <text:p>01/01/18</text:p>
          </table:table-cell>
          <table:table-cell table:style-name="ce46" office:value-type="float" office:value="66.95" calcext:value-type="float">
            <text:p>66.95</text:p>
          </table:table-cell>
          <table:table-cell table:style-name="ce49" table:formula="of:=([.A217] * [.$B$301]) + [.$B$302]" office:value-type="float" office:value="67.3334219988764" calcext:value-type="float">
            <text:p>67.33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8-02-01" calcext:value-type="date">
            <text:p>01/02/18</text:p>
          </table:table-cell>
          <table:table-cell table:style-name="ce46" office:value-type="float" office:value="68.31" calcext:value-type="float">
            <text:p>68.31</text:p>
          </table:table-cell>
          <table:table-cell table:style-name="ce49" table:formula="of:=([.A218] * [.$B$301]) + [.$B$302]" office:value-type="float" office:value="67.3318471721945" calcext:value-type="float">
            <text:p>67.33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8-03-01" calcext:value-type="date">
            <text:p>01/03/18</text:p>
          </table:table-cell>
          <table:table-cell table:style-name="ce46" office:value-type="float" office:value="66.61" calcext:value-type="float">
            <text:p>66.61</text:p>
          </table:table-cell>
          <table:table-cell table:style-name="ce49" table:formula="of:=([.A219] * [.$B$301]) + [.$B$302]" office:value-type="float" office:value="67.3304247480947" calcext:value-type="float">
            <text:p>67.33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8-04-01" calcext:value-type="date">
            <text:p>01/04/18</text:p>
          </table:table-cell>
          <table:table-cell table:style-name="ce46" office:value-type="float" office:value="66.52" calcext:value-type="float">
            <text:p>66.52</text:p>
          </table:table-cell>
          <table:table-cell table:style-name="ce49" table:formula="of:=([.A220] * [.$B$301]) + [.$B$302]" office:value-type="float" office:value="67.3288499214128" calcext:value-type="float">
            <text:p>67.33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8-05-01" calcext:value-type="date">
            <text:p>01/05/18</text:p>
          </table:table-cell>
          <table:table-cell table:style-name="ce46" office:value-type="float" office:value="67.58" calcext:value-type="float">
            <text:p>67.58</text:p>
          </table:table-cell>
          <table:table-cell table:style-name="ce49" table:formula="of:=([.A221] * [.$B$301]) + [.$B$302]" office:value-type="float" office:value="67.3273258955916" calcext:value-type="float">
            <text:p>67.33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8-06-01" calcext:value-type="date">
            <text:p>01/06/18</text:p>
          </table:table-cell>
          <table:table-cell table:style-name="ce46" office:value-type="float" office:value="67.71" calcext:value-type="float">
            <text:p>67.71</text:p>
          </table:table-cell>
          <table:table-cell table:style-name="ce49" table:formula="of:=([.A222] * [.$B$301]) + [.$B$302]" office:value-type="float" office:value="67.3257510689097" calcext:value-type="float">
            <text:p>67.33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8-07-01" calcext:value-type="date">
            <text:p>01/07/18</text:p>
          </table:table-cell>
          <table:table-cell table:style-name="ce46" office:value-type="float" office:value="67.48" calcext:value-type="float">
            <text:p>67.48</text:p>
          </table:table-cell>
          <table:table-cell table:style-name="ce49" table:formula="of:=([.A223] * [.$B$301]) + [.$B$302]" office:value-type="float" office:value="67.3242270430885" calcext:value-type="float">
            <text:p>67.32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8-08-01" calcext:value-type="date">
            <text:p>01/08/18</text:p>
          </table:table-cell>
          <table:table-cell table:style-name="ce46" office:value-type="float" office:value="66.99" calcext:value-type="float">
            <text:p>66.99</text:p>
          </table:table-cell>
          <table:table-cell table:style-name="ce49" table:formula="of:=([.A224] * [.$B$301]) + [.$B$302]" office:value-type="float" office:value="67.3226522164067" calcext:value-type="float">
            <text:p>67.32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8-09-01" calcext:value-type="date">
            <text:p>01/09/18</text:p>
          </table:table-cell>
          <table:table-cell table:style-name="ce46" office:value-type="float" office:value="66.7" calcext:value-type="float">
            <text:p>66.7</text:p>
          </table:table-cell>
          <table:table-cell table:style-name="ce49" table:formula="of:=([.A225] * [.$B$301]) + [.$B$302]" office:value-type="float" office:value="67.3210773897248" calcext:value-type="float">
            <text:p>67.32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8-10-01" calcext:value-type="date">
            <text:p>01/10/18</text:p>
          </table:table-cell>
          <table:table-cell table:style-name="ce46" office:value-type="float" office:value="68.21" calcext:value-type="float">
            <text:p>68.21</text:p>
          </table:table-cell>
          <table:table-cell table:style-name="ce49" table:formula="of:=([.A226] * [.$B$301]) + [.$B$302]" office:value-type="float" office:value="67.3195533639036" calcext:value-type="float">
            <text:p>67.32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8-11-01" calcext:value-type="date">
            <text:p>01/11/18</text:p>
          </table:table-cell>
          <table:table-cell table:style-name="ce46" office:value-type="float" office:value="69.06" calcext:value-type="float">
            <text:p>69.06</text:p>
          </table:table-cell>
          <table:table-cell table:style-name="ce49" table:formula="of:=([.A227] * [.$B$301]) + [.$B$302]" office:value-type="float" office:value="67.3179785372217" calcext:value-type="float">
            <text:p>67.32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8-12-01" calcext:value-type="date">
            <text:p>01/12/18</text:p>
          </table:table-cell>
          <table:table-cell table:style-name="ce46" office:value-type="float" office:value="67.67" calcext:value-type="float">
            <text:p>67.67</text:p>
          </table:table-cell>
          <table:table-cell table:style-name="ce49" table:formula="of:=([.A228] * [.$B$301]) + [.$B$302]" office:value-type="float" office:value="67.3164545114005" calcext:value-type="float">
            <text:p>67.32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9-01-01" calcext:value-type="date">
            <text:p>01/01/19</text:p>
          </table:table-cell>
          <table:table-cell table:style-name="ce46" office:value-type="float" office:value="67.05" calcext:value-type="float">
            <text:p>67.05</text:p>
          </table:table-cell>
          <table:table-cell table:style-name="ce49" table:formula="of:=([.A229] * [.$B$301]) + [.$B$302]" office:value-type="float" office:value="67.3148796847186" calcext:value-type="float">
            <text:p>67.31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9-02-01" calcext:value-type="date">
            <text:p>01/02/19</text:p>
          </table:table-cell>
          <table:table-cell table:style-name="ce46" office:value-type="float" office:value="66.04" calcext:value-type="float">
            <text:p>66.04</text:p>
          </table:table-cell>
          <table:table-cell table:style-name="ce49" table:formula="of:=([.A230] * [.$B$301]) + [.$B$302]" office:value-type="float" office:value="67.3133048580367" calcext:value-type="float">
            <text:p>67.31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9-03-01" calcext:value-type="date">
            <text:p>01/03/19</text:p>
          </table:table-cell>
          <table:table-cell table:style-name="ce46" office:value-type="float" office:value="66.68" calcext:value-type="float">
            <text:p>66.68</text:p>
          </table:table-cell>
          <table:table-cell table:style-name="ce49" table:formula="of:=([.A231] * [.$B$301]) + [.$B$302]" office:value-type="float" office:value="67.3118824339369" calcext:value-type="float">
            <text:p>67.31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9-04-01" calcext:value-type="date">
            <text:p>01/04/19</text:p>
          </table:table-cell>
          <table:table-cell table:style-name="ce46" office:value-type="float" office:value="67.49" calcext:value-type="float">
            <text:p>67.49</text:p>
          </table:table-cell>
          <table:table-cell table:style-name="ce49" table:formula="of:=([.A232] * [.$B$301]) + [.$B$302]" office:value-type="float" office:value="67.310307607255" calcext:value-type="float">
            <text:p>67.31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9-05-01" calcext:value-type="date">
            <text:p>01/05/19</text:p>
          </table:table-cell>
          <table:table-cell table:style-name="ce46" office:value-type="float" office:value="67.45" calcext:value-type="float">
            <text:p>67.45</text:p>
          </table:table-cell>
          <table:table-cell table:style-name="ce49" table:formula="of:=([.A233] * [.$B$301]) + [.$B$302]" office:value-type="float" office:value="67.3087835814338" calcext:value-type="float">
            <text:p>67.31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9-06-01" calcext:value-type="date">
            <text:p>01/06/19</text:p>
          </table:table-cell>
          <table:table-cell table:style-name="ce46" office:value-type="float" office:value="67.96" calcext:value-type="float">
            <text:p>67.96</text:p>
          </table:table-cell>
          <table:table-cell table:style-name="ce49" table:formula="of:=([.A234] * [.$B$301]) + [.$B$302]" office:value-type="float" office:value="67.3072087547519" calcext:value-type="float">
            <text:p>67.31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9-07-01" calcext:value-type="date">
            <text:p>01/07/19</text:p>
          </table:table-cell>
          <table:table-cell table:style-name="ce46" office:value-type="float" office:value="66.71" calcext:value-type="float">
            <text:p>66.71</text:p>
          </table:table-cell>
          <table:table-cell table:style-name="ce49" table:formula="of:=([.A235] * [.$B$301]) + [.$B$302]" office:value-type="float" office:value="67.3056847289307" calcext:value-type="float">
            <text:p>67.31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9-08-01" calcext:value-type="date">
            <text:p>01/08/19</text:p>
          </table:table-cell>
          <table:table-cell table:style-name="ce46" office:value-type="float" office:value="66.51" calcext:value-type="float">
            <text:p>66.51</text:p>
          </table:table-cell>
          <table:table-cell table:style-name="ce49" table:formula="of:=([.A236] * [.$B$301]) + [.$B$302]" office:value-type="float" office:value="67.3041099022488" calcext:value-type="float">
            <text:p>67.30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9-09-01" calcext:value-type="date">
            <text:p>01/09/19</text:p>
          </table:table-cell>
          <table:table-cell table:style-name="ce46" office:value-type="float" office:value="66.24" calcext:value-type="float">
            <text:p>66.24</text:p>
          </table:table-cell>
          <table:table-cell table:style-name="ce49" table:formula="of:=([.A237] * [.$B$301]) + [.$B$302]" office:value-type="float" office:value="67.302535075567" calcext:value-type="float">
            <text:p>67.30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9-10-01" calcext:value-type="date">
            <text:p>01/10/19</text:p>
          </table:table-cell>
          <table:table-cell table:style-name="ce46" office:value-type="float" office:value="67.86" calcext:value-type="float">
            <text:p>67.86</text:p>
          </table:table-cell>
          <table:table-cell table:style-name="ce49" table:formula="of:=([.A238] * [.$B$301]) + [.$B$302]" office:value-type="float" office:value="67.3010110497458" calcext:value-type="float">
            <text:p>67.30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9-11-01" calcext:value-type="date">
            <text:p>01/11/19</text:p>
          </table:table-cell>
          <table:table-cell table:style-name="ce46" office:value-type="float" office:value="68.34" calcext:value-type="float">
            <text:p>68.34</text:p>
          </table:table-cell>
          <table:table-cell table:style-name="ce49" table:formula="of:=([.A239] * [.$B$301]) + [.$B$302]" office:value-type="float" office:value="67.2994362230639" calcext:value-type="float">
            <text:p>67.30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19-12-01" calcext:value-type="date">
            <text:p>01/12/19</text:p>
          </table:table-cell>
          <table:table-cell table:style-name="ce46" office:value-type="float" office:value="67.41" calcext:value-type="float">
            <text:p>67.41</text:p>
          </table:table-cell>
          <table:table-cell table:style-name="ce49" table:formula="of:=([.A240] * [.$B$301]) + [.$B$302]" office:value-type="float" office:value="67.2979121972427" calcext:value-type="float">
            <text:p>67.30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0-01-01" calcext:value-type="date">
            <text:p>01/01/20</text:p>
          </table:table-cell>
          <table:table-cell table:style-name="ce46" office:value-type="float" office:value="68.02" calcext:value-type="float">
            <text:p>68.02</text:p>
          </table:table-cell>
          <table:table-cell table:style-name="ce49" table:formula="of:=([.A241] * [.$B$301]) + [.$B$302]" office:value-type="float" office:value="67.2963373705608" calcext:value-type="float">
            <text:p>67.30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0-02-01" calcext:value-type="date">
            <text:p>01/02/20</text:p>
          </table:table-cell>
          <table:table-cell table:style-name="ce46" office:value-type="float" office:value="67.16" calcext:value-type="float">
            <text:p>67.16</text:p>
          </table:table-cell>
          <table:table-cell table:style-name="ce49" table:formula="of:=([.A242] * [.$B$301]) + [.$B$302]" office:value-type="float" office:value="67.2947625438789" calcext:value-type="float">
            <text:p>67.29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0-03-01" calcext:value-type="date">
            <text:p>01/03/20</text:p>
          </table:table-cell>
          <table:table-cell table:style-name="ce46" office:value-type="float" office:value="66.82" calcext:value-type="float">
            <text:p>66.82</text:p>
          </table:table-cell>
          <table:table-cell table:style-name="ce49" table:formula="of:=([.A243] * [.$B$301]) + [.$B$302]" office:value-type="float" office:value="67.2932893189184" calcext:value-type="float">
            <text:p>67.29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0-04-01" calcext:value-type="date">
            <text:p>01/04/20</text:p>
          </table:table-cell>
          <table:table-cell table:style-name="ce46" office:value-type="float" office:value="66.63" calcext:value-type="float">
            <text:p>66.63</text:p>
          </table:table-cell>
          <table:table-cell table:style-name="ce49" table:formula="of:=([.A244] * [.$B$301]) + [.$B$302]" office:value-type="float" office:value="67.2917144922365" calcext:value-type="float">
            <text:p>67.29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0-05-01" calcext:value-type="date">
            <text:p>01/05/20</text:p>
          </table:table-cell>
          <table:table-cell table:style-name="ce46" office:value-type="float" office:value="66.91" calcext:value-type="float">
            <text:p>66.91</text:p>
          </table:table-cell>
          <table:table-cell table:style-name="ce49" table:formula="of:=([.A245] * [.$B$301]) + [.$B$302]" office:value-type="float" office:value="67.2901904664153" calcext:value-type="float">
            <text:p>67.29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0-06-01" calcext:value-type="date">
            <text:p>01/06/20</text:p>
          </table:table-cell>
          <table:table-cell table:style-name="ce46" office:value-type="float" office:value="67.56" calcext:value-type="float">
            <text:p>67.56</text:p>
          </table:table-cell>
          <table:table-cell table:style-name="ce49" table:formula="of:=([.A246] * [.$B$301]) + [.$B$302]" office:value-type="float" office:value="67.2886156397334" calcext:value-type="float">
            <text:p>67.29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0-07-01" calcext:value-type="date">
            <text:p>01/07/20</text:p>
          </table:table-cell>
          <table:table-cell table:style-name="ce46" office:value-type="float" office:value="67.65" calcext:value-type="float">
            <text:p>67.65</text:p>
          </table:table-cell>
          <table:table-cell table:style-name="ce49" table:formula="of:=([.A247] * [.$B$301]) + [.$B$302]" office:value-type="float" office:value="67.2870916139122" calcext:value-type="float">
            <text:p>67.29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0-08-01" calcext:value-type="date">
            <text:p>01/08/20</text:p>
          </table:table-cell>
          <table:table-cell table:style-name="ce46" office:value-type="float" office:value="66.55" calcext:value-type="float">
            <text:p>66.55</text:p>
          </table:table-cell>
          <table:table-cell table:style-name="ce49" table:formula="of:=([.A248] * [.$B$301]) + [.$B$302]" office:value-type="float" office:value="67.2855167872303" calcext:value-type="float">
            <text:p>67.29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0-09-01" calcext:value-type="date">
            <text:p>01/09/20</text:p>
          </table:table-cell>
          <table:table-cell table:style-name="ce46" office:value-type="float" office:value="66.97" calcext:value-type="float">
            <text:p>66.97</text:p>
          </table:table-cell>
          <table:table-cell table:style-name="ce49" table:formula="of:=([.A249] * [.$B$301]) + [.$B$302]" office:value-type="float" office:value="67.2839419605484" calcext:value-type="float">
            <text:p>67.28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0-10-01" calcext:value-type="date">
            <text:p>01/10/20</text:p>
          </table:table-cell>
          <table:table-cell table:style-name="ce46" office:value-type="float" office:value="68.25" calcext:value-type="float">
            <text:p>68.25</text:p>
          </table:table-cell>
          <table:table-cell table:style-name="ce49" table:formula="of:=([.A250] * [.$B$301]) + [.$B$302]" office:value-type="float" office:value="67.2824179347272" calcext:value-type="float">
            <text:p>67.28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0-11-01" calcext:value-type="date">
            <text:p>01/11/20</text:p>
          </table:table-cell>
          <table:table-cell table:style-name="ce46" office:value-type="float" office:value="67.95" calcext:value-type="float">
            <text:p>67.95</text:p>
          </table:table-cell>
          <table:table-cell table:style-name="ce49" table:formula="of:=([.A251] * [.$B$301]) + [.$B$302]" office:value-type="float" office:value="67.2808431080454" calcext:value-type="float">
            <text:p>67.28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0-12-01" calcext:value-type="date">
            <text:p>01/12/20</text:p>
          </table:table-cell>
          <table:table-cell table:style-name="ce46" office:value-type="float" office:value="67.93" calcext:value-type="float">
            <text:p>67.93</text:p>
          </table:table-cell>
          <table:table-cell table:style-name="ce49" table:formula="of:=([.A252] * [.$B$301]) + [.$B$302]" office:value-type="float" office:value="67.2793190822242" calcext:value-type="float">
            <text:p>67.28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1-01-01" calcext:value-type="date">
            <text:p>01/01/21</text:p>
          </table:table-cell>
          <table:table-cell table:style-name="ce46" office:value-type="float" office:value="67" calcext:value-type="float">
            <text:p>67</text:p>
          </table:table-cell>
          <table:table-cell table:style-name="ce49" table:formula="of:=([.A253] * [.$B$301]) + [.$B$302]" office:value-type="float" office:value="67.2777442555423" calcext:value-type="float">
            <text:p>67.28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1-02-01" calcext:value-type="date">
            <text:p>01/02/21</text:p>
          </table:table-cell>
          <table:table-cell table:style-name="ce46" office:value-type="float" office:value="66.06" calcext:value-type="float">
            <text:p>66.06</text:p>
          </table:table-cell>
          <table:table-cell table:style-name="ce49" table:formula="of:=([.A254] * [.$B$301]) + [.$B$302]" office:value-type="float" office:value="67.2761694288604" calcext:value-type="float">
            <text:p>67.28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1-03-01" calcext:value-type="date">
            <text:p>01/03/21</text:p>
          </table:table-cell>
          <table:table-cell table:style-name="ce46" office:value-type="float" office:value="66.22" calcext:value-type="float">
            <text:p>66.22</text:p>
          </table:table-cell>
          <table:table-cell table:style-name="ce49" table:formula="of:=([.A255] * [.$B$301]) + [.$B$302]" office:value-type="float" office:value="67.2747470047606" calcext:value-type="float">
            <text:p>67.27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1-04-01" calcext:value-type="date">
            <text:p>01/04/21</text:p>
          </table:table-cell>
          <table:table-cell table:style-name="ce46" office:value-type="float" office:value="66.88" calcext:value-type="float">
            <text:p>66.88</text:p>
          </table:table-cell>
          <table:table-cell table:style-name="ce49" table:formula="of:=([.A256] * [.$B$301]) + [.$B$302]" office:value-type="float" office:value="67.2731721780787" calcext:value-type="float">
            <text:p>67.27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1-05-01" calcext:value-type="date">
            <text:p>01/05/21</text:p>
          </table:table-cell>
          <table:table-cell table:style-name="ce46" office:value-type="float" office:value="67.37" calcext:value-type="float">
            <text:p>67.37</text:p>
          </table:table-cell>
          <table:table-cell table:style-name="ce49" table:formula="of:=([.A257] * [.$B$301]) + [.$B$302]" office:value-type="float" office:value="67.2716481522575" calcext:value-type="float">
            <text:p>67.27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1-06-01" calcext:value-type="date">
            <text:p>01/06/21</text:p>
          </table:table-cell>
          <table:table-cell table:style-name="ce46" office:value-type="float" office:value="67.66" calcext:value-type="float">
            <text:p>67.66</text:p>
          </table:table-cell>
          <table:table-cell table:style-name="ce49" table:formula="of:=([.A258] * [.$B$301]) + [.$B$302]" office:value-type="float" office:value="67.2700733255756" calcext:value-type="float">
            <text:p>67.27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1-07-01" calcext:value-type="date">
            <text:p>01/07/21</text:p>
          </table:table-cell>
          <table:table-cell table:style-name="ce46" office:value-type="float" office:value="67.66" calcext:value-type="float">
            <text:p>67.66</text:p>
          </table:table-cell>
          <table:table-cell table:style-name="ce49" table:formula="of:=([.A259] * [.$B$301]) + [.$B$302]" office:value-type="float" office:value="67.2685492997544" calcext:value-type="float">
            <text:p>67.27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1-08-01" calcext:value-type="date">
            <text:p>01/08/21</text:p>
          </table:table-cell>
          <table:table-cell table:style-name="ce46" office:value-type="float" office:value="66.66" calcext:value-type="float">
            <text:p>66.66</text:p>
          </table:table-cell>
          <table:table-cell table:style-name="ce49" table:formula="of:=([.A260] * [.$B$301]) + [.$B$302]" office:value-type="float" office:value="67.2669744730725" calcext:value-type="float">
            <text:p>67.27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1-09-01" calcext:value-type="date">
            <text:p>01/09/21</text:p>
          </table:table-cell>
          <table:table-cell table:style-name="ce46" office:value-type="float" office:value="67.4" calcext:value-type="float">
            <text:p>67.4</text:p>
          </table:table-cell>
          <table:table-cell table:style-name="ce49" table:formula="of:=([.A261] * [.$B$301]) + [.$B$302]" office:value-type="float" office:value="67.2653996463906" calcext:value-type="float">
            <text:p>67.27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1-10-01" calcext:value-type="date">
            <text:p>01/10/21</text:p>
          </table:table-cell>
          <table:table-cell table:style-name="ce46" office:value-type="float" office:value="67.86" calcext:value-type="float">
            <text:p>67.86</text:p>
          </table:table-cell>
          <table:table-cell table:style-name="ce49" table:formula="of:=([.A262] * [.$B$301]) + [.$B$302]" office:value-type="float" office:value="67.2638756205694" calcext:value-type="float">
            <text:p>67.26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1-11-01" calcext:value-type="date">
            <text:p>01/11/21</text:p>
          </table:table-cell>
          <table:table-cell table:style-name="ce46" office:value-type="float" office:value="68.38" calcext:value-type="float">
            <text:p>68.38</text:p>
          </table:table-cell>
          <table:table-cell table:style-name="ce49" table:formula="of:=([.A263] * [.$B$301]) + [.$B$302]" office:value-type="float" office:value="67.2623007938875" calcext:value-type="float">
            <text:p>67.26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1-12-01" calcext:value-type="date">
            <text:p>01/12/21</text:p>
          </table:table-cell>
          <table:table-cell table:style-name="ce46" office:value-type="float" office:value="68.03" calcext:value-type="float">
            <text:p>68.03</text:p>
          </table:table-cell>
          <table:table-cell table:style-name="ce49" table:formula="of:=([.A264] * [.$B$301]) + [.$B$302]" office:value-type="float" office:value="67.2607767680664" calcext:value-type="float">
            <text:p>67.26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2-01-01" calcext:value-type="date">
            <text:p>01/01/22</text:p>
          </table:table-cell>
          <table:table-cell table:style-name="ce46" office:value-type="float" office:value="66.96" calcext:value-type="float">
            <text:p>66.96</text:p>
          </table:table-cell>
          <table:table-cell table:style-name="ce49" table:formula="of:=([.A265] * [.$B$301]) + [.$B$302]" office:value-type="float" office:value="67.2592019413845" calcext:value-type="float">
            <text:p>67.26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2-02-01" calcext:value-type="date">
            <text:p>01/02/22</text:p>
          </table:table-cell>
          <table:table-cell table:style-name="ce46" office:value-type="float" office:value="65.2" calcext:value-type="float">
            <text:p>65.2</text:p>
          </table:table-cell>
          <table:table-cell table:style-name="ce49" table:formula="of:=([.A266] * [.$B$301]) + [.$B$302]" office:value-type="float" office:value="67.2576271147026" calcext:value-type="float">
            <text:p>67.26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2-03-01" calcext:value-type="date">
            <text:p>01/03/22</text:p>
          </table:table-cell>
          <table:table-cell table:style-name="ce46" office:value-type="float" office:value="66.53" calcext:value-type="float">
            <text:p>66.53</text:p>
          </table:table-cell>
          <table:table-cell table:style-name="ce49" table:formula="of:=([.A267] * [.$B$301]) + [.$B$302]" office:value-type="float" office:value="67.2562046906028" calcext:value-type="float">
            <text:p>67.26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2-04-01" calcext:value-type="date">
            <text:p>01/04/22</text:p>
          </table:table-cell>
          <table:table-cell table:style-name="ce46" office:value-type="float" office:value="66.74" calcext:value-type="float">
            <text:p>66.74</text:p>
          </table:table-cell>
          <table:table-cell table:style-name="ce49" table:formula="of:=([.A268] * [.$B$301]) + [.$B$302]" office:value-type="float" office:value="67.2546298639209" calcext:value-type="float">
            <text:p>67.25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2-05-01" calcext:value-type="date">
            <text:p>01/05/22</text:p>
          </table:table-cell>
          <table:table-cell table:style-name="ce46" office:value-type="float" office:value="67.47" calcext:value-type="float">
            <text:p>67.47</text:p>
          </table:table-cell>
          <table:table-cell table:style-name="ce49" table:formula="of:=([.A269] * [.$B$301]) + [.$B$302]" office:value-type="float" office:value="67.2531058380997" calcext:value-type="float">
            <text:p>67.25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2-06-01" calcext:value-type="date">
            <text:p>01/06/22</text:p>
          </table:table-cell>
          <table:table-cell table:style-name="ce46" office:value-type="float" office:value="67.41" calcext:value-type="float">
            <text:p>67.41</text:p>
          </table:table-cell>
          <table:table-cell table:style-name="ce49" table:formula="of:=([.A270] * [.$B$301]) + [.$B$302]" office:value-type="float" office:value="67.2515310114178" calcext:value-type="float">
            <text:p>67.25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2-07-01" calcext:value-type="date">
            <text:p>01/07/22</text:p>
          </table:table-cell>
          <table:table-cell table:style-name="ce46" office:value-type="float" office:value="68.24" calcext:value-type="float">
            <text:p>68.24</text:p>
          </table:table-cell>
          <table:table-cell table:style-name="ce49" table:formula="of:=([.A271] * [.$B$301]) + [.$B$302]" office:value-type="float" office:value="67.2500069855966" calcext:value-type="float">
            <text:p>67.25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2-08-01" calcext:value-type="date">
            <text:p>01/08/22</text:p>
          </table:table-cell>
          <table:table-cell table:style-name="ce46" office:value-type="float" office:value="67.24" calcext:value-type="float">
            <text:p>67.24</text:p>
          </table:table-cell>
          <table:table-cell table:style-name="ce49" table:formula="of:=([.A272] * [.$B$301]) + [.$B$302]" office:value-type="float" office:value="67.2484321589147" calcext:value-type="float">
            <text:p>67.25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2-09-01" calcext:value-type="date">
            <text:p>01/09/22</text:p>
          </table:table-cell>
          <table:table-cell table:style-name="ce46" office:value-type="float" office:value="67.01" calcext:value-type="float">
            <text:p>67.01</text:p>
          </table:table-cell>
          <table:table-cell table:style-name="ce49" table:formula="of:=([.A273] * [.$B$301]) + [.$B$302]" office:value-type="float" office:value="67.2468573322328" calcext:value-type="float">
            <text:p>67.25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2-10-01" calcext:value-type="date">
            <text:p>01/10/22</text:p>
          </table:table-cell>
          <table:table-cell table:style-name="ce46" office:value-type="float" office:value="68.14" calcext:value-type="float">
            <text:p>68.14</text:p>
          </table:table-cell>
          <table:table-cell table:style-name="ce49" table:formula="of:=([.A274] * [.$B$301]) + [.$B$302]" office:value-type="float" office:value="67.2453333064116" calcext:value-type="float">
            <text:p>67.25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2-11-01" calcext:value-type="date">
            <text:p>01/11/22</text:p>
          </table:table-cell>
          <table:table-cell table:style-name="ce46" office:value-type="float" office:value="67.71" calcext:value-type="float">
            <text:p>67.71</text:p>
          </table:table-cell>
          <table:table-cell table:style-name="ce49" table:formula="of:=([.A275] * [.$B$301]) + [.$B$302]" office:value-type="float" office:value="67.2437584797298" calcext:value-type="float">
            <text:p>67.24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2-12-01" calcext:value-type="date">
            <text:p>01/12/22</text:p>
          </table:table-cell>
          <table:table-cell table:style-name="ce46" office:value-type="float" office:value="66.65" calcext:value-type="float">
            <text:p>66.65</text:p>
          </table:table-cell>
          <table:table-cell table:style-name="ce49" table:formula="of:=([.A276] * [.$B$301]) + [.$B$302]" office:value-type="float" office:value="67.2422344539086" calcext:value-type="float">
            <text:p>67.24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3-01-01" calcext:value-type="date">
            <text:p>01/01/23</text:p>
          </table:table-cell>
          <table:table-cell table:style-name="ce46" office:value-type="float" office:value="65.74" calcext:value-type="float">
            <text:p>65.74</text:p>
          </table:table-cell>
          <table:table-cell table:style-name="ce49" table:formula="of:=([.A277] * [.$B$301]) + [.$B$302]" office:value-type="float" office:value="67.2406596272267" calcext:value-type="float">
            <text:p>67.24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3-02-01" calcext:value-type="date">
            <text:p>01/02/23</text:p>
          </table:table-cell>
          <table:table-cell table:style-name="ce46" office:value-type="float" office:value="65.63" calcext:value-type="float">
            <text:p>65.63</text:p>
          </table:table-cell>
          <table:table-cell table:style-name="ce49" table:formula="of:=([.A278] * [.$B$301]) + [.$B$302]" office:value-type="float" office:value="67.2390848005448" calcext:value-type="float">
            <text:p>67.24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3-03-01" calcext:value-type="date">
            <text:p>01/03/23</text:p>
          </table:table-cell>
          <table:table-cell table:style-name="ce46" office:value-type="float" office:value="66.06" calcext:value-type="float">
            <text:p>66.06</text:p>
          </table:table-cell>
          <table:table-cell table:style-name="ce49" table:formula="of:=([.A279] * [.$B$301]) + [.$B$302]" office:value-type="float" office:value="67.237662376445" calcext:value-type="float">
            <text:p>67.24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3-04-01" calcext:value-type="date">
            <text:p>01/04/23</text:p>
          </table:table-cell>
          <table:table-cell table:style-name="ce46" office:value-type="float" office:value="66.94" calcext:value-type="float">
            <text:p>66.94</text:p>
          </table:table-cell>
          <table:table-cell table:style-name="ce49" table:formula="of:=([.A280] * [.$B$301]) + [.$B$302]" office:value-type="float" office:value="67.2360875497631" calcext:value-type="float">
            <text:p>67.24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3-05-01" calcext:value-type="date">
            <text:p>01/05/23</text:p>
          </table:table-cell>
          <table:table-cell table:style-name="ce46" office:value-type="float" office:value="68.31" calcext:value-type="float">
            <text:p>68.31</text:p>
          </table:table-cell>
          <table:table-cell table:style-name="ce49" table:formula="of:=([.A281] * [.$B$301]) + [.$B$302]" office:value-type="float" office:value="67.2345635239419" calcext:value-type="float">
            <text:p>67.23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3-06-01" calcext:value-type="date">
            <text:p>01/06/23</text:p>
          </table:table-cell>
          <table:table-cell table:style-name="ce46" office:value-type="float" office:value="67.29" calcext:value-type="float">
            <text:p>67.29</text:p>
          </table:table-cell>
          <table:table-cell table:style-name="ce49" table:formula="of:=([.A282] * [.$B$301]) + [.$B$302]" office:value-type="float" office:value="67.23298869726" calcext:value-type="float">
            <text:p>67.23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3-07-01" calcext:value-type="date">
            <text:p>01/07/23</text:p>
          </table:table-cell>
          <table:table-cell table:style-name="ce46" office:value-type="float" office:value="67.24" calcext:value-type="float">
            <text:p>67.24</text:p>
          </table:table-cell>
          <table:table-cell table:style-name="ce49" table:formula="of:=([.A283] * [.$B$301]) + [.$B$302]" office:value-type="float" office:value="67.2314646714388" calcext:value-type="float">
            <text:p>67.23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3-08-01" calcext:value-type="date">
            <text:p>01/08/23</text:p>
          </table:table-cell>
          <table:table-cell table:style-name="ce46" office:value-type="float" office:value="66.13" calcext:value-type="float">
            <text:p>66.13</text:p>
          </table:table-cell>
          <table:table-cell table:style-name="ce49" table:formula="of:=([.A284] * [.$B$301]) + [.$B$302]" office:value-type="float" office:value="67.2298898447569" calcext:value-type="float">
            <text:p>67.23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3-09-01" calcext:value-type="date">
            <text:p>01/09/23</text:p>
          </table:table-cell>
          <table:table-cell table:style-name="ce46" office:value-type="float" office:value="66.65" calcext:value-type="float">
            <text:p>66.65</text:p>
          </table:table-cell>
          <table:table-cell table:style-name="ce49" table:formula="of:=([.A285] * [.$B$301]) + [.$B$302]" office:value-type="float" office:value="67.228315018075" calcext:value-type="float">
            <text:p>67.23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3-10-01" calcext:value-type="date">
            <text:p>01/10/23</text:p>
          </table:table-cell>
          <table:table-cell table:style-name="ce46" office:value-type="float" office:value="67.95" calcext:value-type="float">
            <text:p>67.95</text:p>
          </table:table-cell>
          <table:table-cell table:style-name="ce49" table:formula="of:=([.A286] * [.$B$301]) + [.$B$302]" office:value-type="float" office:value="67.2267909922538" calcext:value-type="float">
            <text:p>67.23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3-11-01" calcext:value-type="date">
            <text:p>01/11/23</text:p>
          </table:table-cell>
          <table:table-cell table:style-name="ce46" office:value-type="float" office:value="68.95" calcext:value-type="float">
            <text:p>68.95</text:p>
          </table:table-cell>
          <table:table-cell table:style-name="ce49" table:formula="of:=([.A287] * [.$B$301]) + [.$B$302]" office:value-type="float" office:value="67.2252161655719" calcext:value-type="float">
            <text:p>67.23</text:p>
          </table:table-cell>
          <table:table-cell table:style-name="ce50"/>
          <table:table-cell table:number-columns-repeated="1005"/>
        </table:table-row>
        <table:table-row table:style-name="ro12">
          <table:table-cell table:style-name="ce45" office:value-type="date" office:date-value="2023-12-01" calcext:value-type="date">
            <text:p>01/12/23</text:p>
          </table:table-cell>
          <table:table-cell table:style-name="ce46" office:value-type="float" office:value="68.26" calcext:value-type="float">
            <text:p>68.26</text:p>
          </table:table-cell>
          <table:table-cell table:style-name="ce49" table:formula="of:=([.A288] * [.$B$301]) + [.$B$302]" office:value-type="float" office:value="67.2236921397508" calcext:value-type="float">
            <text:p>67.22</text:p>
          </table:table-cell>
          <table:table-cell table:style-name="ce50"/>
          <table:table-cell table:number-columns-repeated="1005"/>
        </table:table-row>
        <table:table-row table:style-name="ro11" table:number-rows-repeated="7">
          <table:table-cell table:style-name="ce45"/>
          <table:table-cell table:number-columns-repeated="1008"/>
        </table:table-row>
        <table:table-row table:style-name="ro11">
          <table:table-cell office:value-type="string" calcext:value-type="string">
            <text:p>Average</text:p>
          </table:table-cell>
          <table:table-cell table:style-name="ce47" table:formula="of:=AVERAGE([.B3:.B288])" office:value-type="float" office:value="67.444020979021" calcext:value-type="float">
            <text:p>67.44</text:p>
          </table:table-cell>
          <table:table-cell table:style-name="ce47" table:formula="of:=AVERAGE([.C3:.C288])" office:value-type="float" office:value="67.4440209790211" calcext:value-type="float">
            <text:p>67.44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Max</text:p>
          </table:table-cell>
          <table:table-cell table:style-name="ce47" table:formula="of:=MAX([.B3:.B288])" office:value-type="float" office:value="69.42" calcext:value-type="float">
            <text:p>69.42</text:p>
          </table:table-cell>
          <table:table-cell table:style-name="ce47" table:formula="of:=MAX([.C3:.C288])" office:value-type="float" office:value="67.664389606378" calcext:value-type="float">
            <text:p>67.66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Min</text:p>
          </table:table-cell>
          <table:table-cell table:style-name="ce47" table:formula="of:=MIN([.B3:.B288])" office:value-type="float" office:value="65.2" calcext:value-type="float">
            <text:p>65.20</text:p>
          </table:table-cell>
          <table:table-cell table:style-name="ce47" table:formula="of:=MIN([.C3:.C288])" office:value-type="float" office:value="67.2236921397508" calcext:value-type="float">
            <text:p>67.22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Difference</text:p>
          </table:table-cell>
          <table:table-cell table:style-name="ce41" table:formula="of:=[.B297]-[.B298]" office:value-type="float" office:value="4.22" calcext:value-type="float">
            <text:p>4.22</text:p>
          </table:table-cell>
          <table:table-cell table:style-name="ce47" table:formula="of:=[.C297]-[.C298]" office:value-type="float" office:value="0.440697466627256" calcext:value-type="float">
            <text:p>0.44</text:p>
          </table:table-cell>
          <table:table-cell table:number-columns-repeated="1006"/>
        </table:table-row>
        <table:table-row table:style-name="ro11">
          <table:table-cell table:number-columns-repeated="1009"/>
        </table:table-row>
        <table:table-row table:style-name="ro11">
          <table:table-cell office:value-type="string" calcext:value-type="string">
            <text:p>Trendline a:</text:p>
          </table:table-cell>
          <table:table-cell table:style-name="ce48" table:formula="of:=INDEX(LINEST([.B3:.B288];[.A3:.A288]);1)" office:value-type="float" office:value="-0.0000508008607063124" calcext:value-type="float">
            <text:p>-5.08008607063124E-05</text:p>
          </table:table-cell>
          <table:table-cell table:style-name="ce48" table:formula="of:=INDEX(LINEST([.C3:.C288];[.A3:.A288]);1)" office:value-type="float" office:value="-0.0000508008607063124" calcext:value-type="float">
            <text:p>-5.08008607063124E-05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Trendline b:</text:p>
          </table:table-cell>
          <table:table-cell table:style-name="ce48" table:formula="of:=INDEX(LINEST([.B3:.B288];[.A3:.A288]);2)" office:value-type="float" office:value="69.5229898961792" calcext:value-type="float">
            <text:p>69.5229898962</text:p>
          </table:table-cell>
          <table:table-cell table:style-name="ce48" table:formula="of:=INDEX(LINEST([.C3:.C288];[.A3:.A288]);2)" office:value-type="float" office:value="69.5229898961792" calcext:value-type="float">
            <text:p>69.5229898962</text:p>
          </table:table-cell>
          <table:table-cell table:number-columns-repeated="1006"/>
        </table:table-row>
        <table:table-row table:style-name="ro11" table:number-rows-repeated="1048273">
          <table:table-cell table:number-columns-repeated="1009"/>
        </table:table-row>
        <table:table-row table:style-name="ro11">
          <table:table-cell table:number-columns-repeated="1009"/>
        </table:table-row>
      </table:table>
      <table:table table:name="RF" table:style-name="ta1">
        <office:forms form:automatic-focus="false" form:apply-design-mode="false"/>
        <table:shapes>
          <draw:frame draw:z-index="0" draw:style-name="gr1" draw:text-style-name="P1" svg:width="183.92mm" svg:height="103.45mm" svg:x="207.97mm" svg:y="12.56mm">
            <loext:p draw:notify-on-update-of-ranges="RF.I2:RF.I2 RF.I3:RF.I26 RF.A3:RF.A2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number-columns-repeated="8" table:default-cell-style-name="ce41"/>
        <table:table-column table:style-name="co14" table:default-cell-style-name="ce41"/>
        <table:table-column table:style-name="co3" table:number-columns-repeated="1015" table:default-cell-style-name="Default"/>
        <table:table-row table:style-name="ro10">
          <table:table-cell table:style-name="ce56" office:value-type="string" calcext:value-type="string" table:number-columns-spanned="8" table:number-rows-spanned="1">
            <text:p>Global Radiative Forcing (W m-2)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57" office:value-type="string" calcext:value-type="string">
            <text:p>Year</text:p>
          </table:table-cell>
          <table:table-cell table:style-name="ce57" office:value-type="string" calcext:value-type="string">
            <text:p><text:span text:style-name="T2">CO</text:span><text:span text:style-name="T3">2</text:span></text:p>
          </table:table-cell>
          <table:table-cell table:style-name="ce57" office:value-type="string" calcext:value-type="string">
            <text:p><text:span text:style-name="T2">CH</text:span><text:span text:style-name="T3">4</text:span></text:p>
          </table:table-cell>
          <table:table-cell table:style-name="ce57" office:value-type="string" calcext:value-type="string">
            <text:p><text:span text:style-name="T2">N</text:span><text:span text:style-name="T3">2</text:span><text:span text:style-name="T2">O</text:span></text:p>
          </table:table-cell>
          <table:table-cell table:style-name="ce57" office:value-type="string" calcext:value-type="string">
            <text:p>CFCs*</text:p>
          </table:table-cell>
          <table:table-cell table:style-name="ce57" office:value-type="string" calcext:value-type="string">
            <text:p>HCFCs</text:p>
          </table:table-cell>
          <table:table-cell table:style-name="ce57" office:value-type="string" calcext:value-type="string">
            <text:p>HFCs*</text:p>
          </table:table-cell>
          <table:table-cell table:style-name="ce57" office:value-type="string" calcext:value-type="string">
            <text:p>Total</text:p>
          </table:table-cell>
          <table:table-cell table:style-name="ce30" office:value-type="string" calcext:value-type="string">
            <text:p>Incremental RF</text:p>
          </table:table-cell>
          <table:table-cell table:style-name="ce59" table:number-columns-repeated="1015"/>
        </table:table-row>
        <table:table-row table:style-name="ro10">
          <table:table-cell table:style-name="ce58" office:value-type="float" office:value="2000" calcext:value-type="float">
            <text:p>2000</text:p>
          </table:table-cell>
          <table:table-cell table:style-name="ce58" office:value-type="float" office:value="1.563" calcext:value-type="float">
            <text:p>1.563</text:p>
          </table:table-cell>
          <table:table-cell table:style-name="ce58" office:value-type="float" office:value="0.509" calcext:value-type="float">
            <text:p>0.509</text:p>
          </table:table-cell>
          <table:table-cell table:style-name="ce58" office:value-type="float" office:value="0.156" calcext:value-type="float">
            <text:p>0.156</text:p>
          </table:table-cell>
          <table:table-cell table:style-name="ce58" office:value-type="float" office:value="0.349" calcext:value-type="float">
            <text:p>0.349</text:p>
          </table:table-cell>
          <table:table-cell table:style-name="ce58" office:value-type="float" office:value="0.035" calcext:value-type="float">
            <text:p>0.035</text:p>
          </table:table-cell>
          <table:table-cell table:style-name="ce58" office:value-type="float" office:value="0.008" calcext:value-type="float">
            <text:p>0.008</text:p>
          </table:table-cell>
          <table:table-cell table:style-name="ce58" office:value-type="float" office:value="2.62" calcext:value-type="float">
            <text:p>2.62</text:p>
          </table:table-cell>
          <table:table-cell table:style-name="ce29" table:formula="of:=[.H3]-[.$H$3]" office:value-type="float" office:value="0" calcext:value-type="float">
            <text:p>0.00</text:p>
          </table:table-cell>
          <table:table-cell table:number-columns-repeated="1015"/>
        </table:table-row>
        <table:table-row table:style-name="ro10">
          <table:table-cell table:style-name="ce58" office:value-type="float" office:value="2001" calcext:value-type="float">
            <text:p>2001</text:p>
          </table:table-cell>
          <table:table-cell table:style-name="ce58" office:value-type="float" office:value="1.587" calcext:value-type="float">
            <text:p>1.587</text:p>
          </table:table-cell>
          <table:table-cell table:style-name="ce58" office:value-type="float" office:value="0.509" calcext:value-type="float">
            <text:p>0.509</text:p>
          </table:table-cell>
          <table:table-cell table:style-name="ce58" office:value-type="float" office:value="0.158" calcext:value-type="float">
            <text:p>0.158</text:p>
          </table:table-cell>
          <table:table-cell table:style-name="ce58" office:value-type="float" office:value="0.348" calcext:value-type="float">
            <text:p>0.348</text:p>
          </table:table-cell>
          <table:table-cell table:style-name="ce58" office:value-type="float" office:value="0.036" calcext:value-type="float">
            <text:p>0.036</text:p>
          </table:table-cell>
          <table:table-cell table:style-name="ce58" office:value-type="float" office:value="0.01" calcext:value-type="float">
            <text:p>0.01</text:p>
          </table:table-cell>
          <table:table-cell table:style-name="ce58" office:value-type="float" office:value="2.647" calcext:value-type="float">
            <text:p>2.647</text:p>
          </table:table-cell>
          <table:table-cell table:style-name="ce29" table:formula="of:=[.H4]-[.$H$3]" office:value-type="float" office:value="0.0270000000000001" calcext:value-type="float">
            <text:p>0.03</text:p>
          </table:table-cell>
          <table:table-cell table:number-columns-repeated="1015"/>
        </table:table-row>
        <table:table-row table:style-name="ro10">
          <table:table-cell table:style-name="ce58" office:value-type="float" office:value="2002" calcext:value-type="float">
            <text:p>2002</text:p>
          </table:table-cell>
          <table:table-cell table:style-name="ce58" office:value-type="float" office:value="1.617" calcext:value-type="float">
            <text:p>1.617</text:p>
          </table:table-cell>
          <table:table-cell table:style-name="ce58" office:value-type="float" office:value="0.509" calcext:value-type="float">
            <text:p>0.509</text:p>
          </table:table-cell>
          <table:table-cell table:style-name="ce58" office:value-type="float" office:value="0.16" calcext:value-type="float">
            <text:p>0.16</text:p>
          </table:table-cell>
          <table:table-cell table:style-name="ce58" office:value-type="float" office:value="0.347" calcext:value-type="float">
            <text:p>0.347</text:p>
          </table:table-cell>
          <table:table-cell table:style-name="ce58" office:value-type="float" office:value="0.038" calcext:value-type="float">
            <text:p>0.038</text:p>
          </table:table-cell>
          <table:table-cell table:style-name="ce58" office:value-type="float" office:value="0.011" calcext:value-type="float">
            <text:p>0.011</text:p>
          </table:table-cell>
          <table:table-cell table:style-name="ce58" office:value-type="float" office:value="2.682" calcext:value-type="float">
            <text:p>2.682</text:p>
          </table:table-cell>
          <table:table-cell table:style-name="ce29" table:formula="of:=[.H5]-[.$H$3]" office:value-type="float" office:value="0.0619999999999998" calcext:value-type="float">
            <text:p>0.06</text:p>
          </table:table-cell>
          <table:table-cell table:number-columns-repeated="1015"/>
        </table:table-row>
        <table:table-row table:style-name="ro10">
          <table:table-cell table:style-name="ce58" office:value-type="float" office:value="2003" calcext:value-type="float">
            <text:p>2003</text:p>
          </table:table-cell>
          <table:table-cell table:style-name="ce58" office:value-type="float" office:value="1.656" calcext:value-type="float">
            <text:p>1.656</text:p>
          </table:table-cell>
          <table:table-cell table:style-name="ce58" office:value-type="float" office:value="0.511" calcext:value-type="float">
            <text:p>0.511</text:p>
          </table:table-cell>
          <table:table-cell table:style-name="ce58" office:value-type="float" office:value="0.163" calcext:value-type="float">
            <text:p>0.163</text:p>
          </table:table-cell>
          <table:table-cell table:style-name="ce58" office:value-type="float" office:value="0.345" calcext:value-type="float">
            <text:p>0.345</text:p>
          </table:table-cell>
          <table:table-cell table:style-name="ce58" office:value-type="float" office:value="0.039" calcext:value-type="float">
            <text:p>0.039</text:p>
          </table:table-cell>
          <table:table-cell table:style-name="ce58" office:value-type="float" office:value="0.012" calcext:value-type="float">
            <text:p>0.012</text:p>
          </table:table-cell>
          <table:table-cell table:style-name="ce58" office:value-type="float" office:value="2.725" calcext:value-type="float">
            <text:p>2.725</text:p>
          </table:table-cell>
          <table:table-cell table:style-name="ce29" table:formula="of:=[.H6]-[.$H$3]" office:value-type="float" office:value="0.105" calcext:value-type="float">
            <text:p>0.11</text:p>
          </table:table-cell>
          <table:table-cell table:number-columns-repeated="1015"/>
        </table:table-row>
        <table:table-row table:style-name="ro10">
          <table:table-cell table:style-name="ce58" office:value-type="float" office:value="2004" calcext:value-type="float">
            <text:p>2004</text:p>
          </table:table-cell>
          <table:table-cell table:style-name="ce58" office:value-type="float" office:value="1.683" calcext:value-type="float">
            <text:p>1.683</text:p>
          </table:table-cell>
          <table:table-cell table:style-name="ce58" office:value-type="float" office:value="0.511" calcext:value-type="float">
            <text:p>0.511</text:p>
          </table:table-cell>
          <table:table-cell table:style-name="ce58" office:value-type="float" office:value="0.164" calcext:value-type="float">
            <text:p>0.164</text:p>
          </table:table-cell>
          <table:table-cell table:style-name="ce58" office:value-type="float" office:value="0.344" calcext:value-type="float">
            <text:p>0.344</text:p>
          </table:table-cell>
          <table:table-cell table:style-name="ce58" office:value-type="float" office:value="0.04" calcext:value-type="float">
            <text:p>0.04</text:p>
          </table:table-cell>
          <table:table-cell table:style-name="ce58" office:value-type="float" office:value="0.013" calcext:value-type="float">
            <text:p>0.013</text:p>
          </table:table-cell>
          <table:table-cell table:style-name="ce58" office:value-type="float" office:value="2.756" calcext:value-type="float">
            <text:p>2.756</text:p>
          </table:table-cell>
          <table:table-cell table:style-name="ce29" table:formula="of:=[.H7]-[.$H$3]" office:value-type="float" office:value="0.136" calcext:value-type="float">
            <text:p>0.14</text:p>
          </table:table-cell>
          <table:table-cell table:number-columns-repeated="1015"/>
        </table:table-row>
        <table:table-row table:style-name="ro10">
          <table:table-cell table:style-name="ce58" office:value-type="float" office:value="2005" calcext:value-type="float">
            <text:p>2005</text:p>
          </table:table-cell>
          <table:table-cell table:style-name="ce58" office:value-type="float" office:value="1.713" calcext:value-type="float">
            <text:p>1.713</text:p>
          </table:table-cell>
          <table:table-cell table:style-name="ce58" office:value-type="float" office:value="0.51" calcext:value-type="float">
            <text:p>0.51</text:p>
          </table:table-cell>
          <table:table-cell table:style-name="ce58" office:value-type="float" office:value="0.167" calcext:value-type="float">
            <text:p>0.167</text:p>
          </table:table-cell>
          <table:table-cell table:style-name="ce58" office:value-type="float" office:value="0.342" calcext:value-type="float">
            <text:p>0.342</text:p>
          </table:table-cell>
          <table:table-cell table:style-name="ce58" office:value-type="float" office:value="0.042" calcext:value-type="float">
            <text:p>0.042</text:p>
          </table:table-cell>
          <table:table-cell table:style-name="ce58" office:value-type="float" office:value="0.015" calcext:value-type="float">
            <text:p>0.015</text:p>
          </table:table-cell>
          <table:table-cell table:style-name="ce58" office:value-type="float" office:value="2.788" calcext:value-type="float">
            <text:p>2.788</text:p>
          </table:table-cell>
          <table:table-cell table:style-name="ce29" table:formula="of:=[.H8]-[.$H$3]" office:value-type="float" office:value="0.168" calcext:value-type="float">
            <text:p>0.17</text:p>
          </table:table-cell>
          <table:table-cell table:number-columns-repeated="1015"/>
        </table:table-row>
        <table:table-row table:style-name="ro10">
          <table:table-cell table:style-name="ce58" office:value-type="float" office:value="2006" calcext:value-type="float">
            <text:p>2006</text:p>
          </table:table-cell>
          <table:table-cell table:style-name="ce58" office:value-type="float" office:value="1.745" calcext:value-type="float">
            <text:p>1.745</text:p>
          </table:table-cell>
          <table:table-cell table:style-name="ce58" office:value-type="float" office:value="0.51" calcext:value-type="float">
            <text:p>0.51</text:p>
          </table:table-cell>
          <table:table-cell table:style-name="ce58" office:value-type="float" office:value="0.17" calcext:value-type="float">
            <text:p>0.17</text:p>
          </table:table-cell>
          <table:table-cell table:style-name="ce58" office:value-type="float" office:value="0.34" calcext:value-type="float">
            <text:p>0.34</text:p>
          </table:table-cell>
          <table:table-cell table:style-name="ce58" office:value-type="float" office:value="0.043" calcext:value-type="float">
            <text:p>0.043</text:p>
          </table:table-cell>
          <table:table-cell table:style-name="ce58" office:value-type="float" office:value="0.016" calcext:value-type="float">
            <text:p>0.016</text:p>
          </table:table-cell>
          <table:table-cell table:style-name="ce58" office:value-type="float" office:value="2.825" calcext:value-type="float">
            <text:p>2.825</text:p>
          </table:table-cell>
          <table:table-cell table:style-name="ce29" table:formula="of:=[.H9]-[.$H$3]" office:value-type="float" office:value="0.205" calcext:value-type="float">
            <text:p>0.21</text:p>
          </table:table-cell>
          <table:table-cell table:number-columns-repeated="1015"/>
        </table:table-row>
        <table:table-row table:style-name="ro10">
          <table:table-cell table:style-name="ce58" office:value-type="float" office:value="2007" calcext:value-type="float">
            <text:p>2007</text:p>
          </table:table-cell>
          <table:table-cell table:style-name="ce58" office:value-type="float" office:value="1.771" calcext:value-type="float">
            <text:p>1.771</text:p>
          </table:table-cell>
          <table:table-cell table:style-name="ce58" office:value-type="float" office:value="0.512" calcext:value-type="float">
            <text:p>0.512</text:p>
          </table:table-cell>
          <table:table-cell table:style-name="ce58" office:value-type="float" office:value="0.172" calcext:value-type="float">
            <text:p>0.172</text:p>
          </table:table-cell>
          <table:table-cell table:style-name="ce58" office:value-type="float" office:value="0.338" calcext:value-type="float">
            <text:p>0.338</text:p>
          </table:table-cell>
          <table:table-cell table:style-name="ce58" office:value-type="float" office:value="0.045" calcext:value-type="float">
            <text:p>0.045</text:p>
          </table:table-cell>
          <table:table-cell table:style-name="ce58" office:value-type="float" office:value="0.018" calcext:value-type="float">
            <text:p>0.018</text:p>
          </table:table-cell>
          <table:table-cell table:style-name="ce58" office:value-type="float" office:value="2.857" calcext:value-type="float">
            <text:p>2.857</text:p>
          </table:table-cell>
          <table:table-cell table:style-name="ce29" table:formula="of:=[.H10]-[.$H$3]" office:value-type="float" office:value="0.237" calcext:value-type="float">
            <text:p>0.24</text:p>
          </table:table-cell>
          <table:table-cell table:number-columns-repeated="1015"/>
        </table:table-row>
        <table:table-row table:style-name="ro10">
          <table:table-cell table:style-name="ce58" office:value-type="float" office:value="2008" calcext:value-type="float">
            <text:p>2008</text:p>
          </table:table-cell>
          <table:table-cell table:style-name="ce58" office:value-type="float" office:value="1.803" calcext:value-type="float">
            <text:p>1.803</text:p>
          </table:table-cell>
          <table:table-cell table:style-name="ce58" office:value-type="float" office:value="0.514" calcext:value-type="float">
            <text:p>0.514</text:p>
          </table:table-cell>
          <table:table-cell table:style-name="ce58" office:value-type="float" office:value="0.175" calcext:value-type="float">
            <text:p>0.175</text:p>
          </table:table-cell>
          <table:table-cell table:style-name="ce58" office:value-type="float" office:value="0.336" calcext:value-type="float">
            <text:p>0.336</text:p>
          </table:table-cell>
          <table:table-cell table:style-name="ce58" office:value-type="float" office:value="0.048" calcext:value-type="float">
            <text:p>0.048</text:p>
          </table:table-cell>
          <table:table-cell table:style-name="ce58" office:value-type="float" office:value="0.02" calcext:value-type="float">
            <text:p>0.02</text:p>
          </table:table-cell>
          <table:table-cell table:style-name="ce58" office:value-type="float" office:value="2.895" calcext:value-type="float">
            <text:p>2.895</text:p>
          </table:table-cell>
          <table:table-cell table:style-name="ce29" table:formula="of:=[.H11]-[.$H$3]" office:value-type="float" office:value="0.275" calcext:value-type="float">
            <text:p>0.28</text:p>
          </table:table-cell>
          <table:table-cell table:number-columns-repeated="1015"/>
        </table:table-row>
        <table:table-row table:style-name="ro10">
          <table:table-cell table:style-name="ce58" office:value-type="float" office:value="2009" calcext:value-type="float">
            <text:p>2009</text:p>
          </table:table-cell>
          <table:table-cell table:style-name="ce58" office:value-type="float" office:value="1.824" calcext:value-type="float">
            <text:p>1.824</text:p>
          </table:table-cell>
          <table:table-cell table:style-name="ce58" office:value-type="float" office:value="0.517" calcext:value-type="float">
            <text:p>0.517</text:p>
          </table:table-cell>
          <table:table-cell table:style-name="ce58" office:value-type="float" office:value="0.177" calcext:value-type="float">
            <text:p>0.177</text:p>
          </table:table-cell>
          <table:table-cell table:style-name="ce58" office:value-type="float" office:value="0.334" calcext:value-type="float">
            <text:p>0.334</text:p>
          </table:table-cell>
          <table:table-cell table:style-name="ce58" office:value-type="float" office:value="0.049" calcext:value-type="float">
            <text:p>0.049</text:p>
          </table:table-cell>
          <table:table-cell table:style-name="ce58" office:value-type="float" office:value="0.021" calcext:value-type="float">
            <text:p>0.021</text:p>
          </table:table-cell>
          <table:table-cell table:style-name="ce58" office:value-type="float" office:value="2.922" calcext:value-type="float">
            <text:p>2.922</text:p>
          </table:table-cell>
          <table:table-cell table:style-name="ce29" table:formula="of:=[.H12]-[.$H$3]" office:value-type="float" office:value="0.302" calcext:value-type="float">
            <text:p>0.30</text:p>
          </table:table-cell>
          <table:table-cell table:number-columns-repeated="1015"/>
        </table:table-row>
        <table:table-row table:style-name="ro10">
          <table:table-cell table:style-name="ce58" office:value-type="float" office:value="2010" calcext:value-type="float">
            <text:p>2010</text:p>
          </table:table-cell>
          <table:table-cell table:style-name="ce58" office:value-type="float" office:value="1.857" calcext:value-type="float">
            <text:p>1.857</text:p>
          </table:table-cell>
          <table:table-cell table:style-name="ce58" office:value-type="float" office:value="0.519" calcext:value-type="float">
            <text:p>0.519</text:p>
          </table:table-cell>
          <table:table-cell table:style-name="ce58" office:value-type="float" office:value="0.18" calcext:value-type="float">
            <text:p>0.18</text:p>
          </table:table-cell>
          <table:table-cell table:style-name="ce58" office:value-type="float" office:value="0.331" calcext:value-type="float">
            <text:p>0.331</text:p>
          </table:table-cell>
          <table:table-cell table:style-name="ce58" office:value-type="float" office:value="0.051" calcext:value-type="float">
            <text:p>0.051</text:p>
          </table:table-cell>
          <table:table-cell table:style-name="ce58" office:value-type="float" office:value="0.023" calcext:value-type="float">
            <text:p>0.023</text:p>
          </table:table-cell>
          <table:table-cell table:style-name="ce58" office:value-type="float" office:value="2.961" calcext:value-type="float">
            <text:p>2.961</text:p>
          </table:table-cell>
          <table:table-cell table:style-name="ce29" table:formula="of:=[.H13]-[.$H$3]" office:value-type="float" office:value="0.341" calcext:value-type="float">
            <text:p>0.34</text:p>
          </table:table-cell>
          <table:table-cell table:number-columns-repeated="1015"/>
        </table:table-row>
        <table:table-row table:style-name="ro10">
          <table:table-cell table:style-name="ce58" office:value-type="float" office:value="2011" calcext:value-type="float">
            <text:p>2011</text:p>
          </table:table-cell>
          <table:table-cell table:style-name="ce58" office:value-type="float" office:value="1.884" calcext:value-type="float">
            <text:p>1.884</text:p>
          </table:table-cell>
          <table:table-cell table:style-name="ce58" office:value-type="float" office:value="0.52" calcext:value-type="float">
            <text:p>0.52</text:p>
          </table:table-cell>
          <table:table-cell table:style-name="ce58" office:value-type="float" office:value="0.183" calcext:value-type="float">
            <text:p>0.183</text:p>
          </table:table-cell>
          <table:table-cell table:style-name="ce58" office:value-type="float" office:value="0.329" calcext:value-type="float">
            <text:p>0.329</text:p>
          </table:table-cell>
          <table:table-cell table:style-name="ce58" office:value-type="float" office:value="0.053" calcext:value-type="float">
            <text:p>0.053</text:p>
          </table:table-cell>
          <table:table-cell table:style-name="ce58" office:value-type="float" office:value="0.025" calcext:value-type="float">
            <text:p>0.025</text:p>
          </table:table-cell>
          <table:table-cell table:style-name="ce58" office:value-type="float" office:value="2.994" calcext:value-type="float">
            <text:p>2.994</text:p>
          </table:table-cell>
          <table:table-cell table:style-name="ce29" table:formula="of:=[.H14]-[.$H$3]" office:value-type="float" office:value="0.374" calcext:value-type="float">
            <text:p>0.37</text:p>
          </table:table-cell>
          <table:table-cell table:number-columns-repeated="1015"/>
        </table:table-row>
        <table:table-row table:style-name="ro10">
          <table:table-cell table:style-name="ce58" office:value-type="float" office:value="2012" calcext:value-type="float">
            <text:p>2012</text:p>
          </table:table-cell>
          <table:table-cell table:style-name="ce58" office:value-type="float" office:value="1.914" calcext:value-type="float">
            <text:p>1.914</text:p>
          </table:table-cell>
          <table:table-cell table:style-name="ce58" office:value-type="float" office:value="0.522" calcext:value-type="float">
            <text:p>0.522</text:p>
          </table:table-cell>
          <table:table-cell table:style-name="ce58" office:value-type="float" office:value="0.186" calcext:value-type="float">
            <text:p>0.186</text:p>
          </table:table-cell>
          <table:table-cell table:style-name="ce58" office:value-type="float" office:value="0.327" calcext:value-type="float">
            <text:p>0.327</text:p>
          </table:table-cell>
          <table:table-cell table:style-name="ce58" office:value-type="float" office:value="0.054" calcext:value-type="float">
            <text:p>0.054</text:p>
          </table:table-cell>
          <table:table-cell table:style-name="ce58" office:value-type="float" office:value="0.027" calcext:value-type="float">
            <text:p>0.027</text:p>
          </table:table-cell>
          <table:table-cell table:style-name="ce58" office:value-type="float" office:value="3.029" calcext:value-type="float">
            <text:p>3.029</text:p>
          </table:table-cell>
          <table:table-cell table:style-name="ce29" table:formula="of:=[.H15]-[.$H$3]" office:value-type="float" office:value="0.409" calcext:value-type="float">
            <text:p>0.41</text:p>
          </table:table-cell>
          <table:table-cell table:number-columns-repeated="1015"/>
        </table:table-row>
        <table:table-row table:style-name="ro10">
          <table:table-cell table:style-name="ce58" office:value-type="float" office:value="2013" calcext:value-type="float">
            <text:p>2013</text:p>
          </table:table-cell>
          <table:table-cell table:style-name="ce58" office:value-type="float" office:value="1.953" calcext:value-type="float">
            <text:p>1.953</text:p>
          </table:table-cell>
          <table:table-cell table:style-name="ce58" office:value-type="float" office:value="0.524" calcext:value-type="float">
            <text:p>0.524</text:p>
          </table:table-cell>
          <table:table-cell table:style-name="ce58" office:value-type="float" office:value="0.189" calcext:value-type="float">
            <text:p>0.189</text:p>
          </table:table-cell>
          <table:table-cell table:style-name="ce58" office:value-type="float" office:value="0.324" calcext:value-type="float">
            <text:p>0.324</text:p>
          </table:table-cell>
          <table:table-cell table:style-name="ce58" office:value-type="float" office:value="0.056" calcext:value-type="float">
            <text:p>0.056</text:p>
          </table:table-cell>
          <table:table-cell table:style-name="ce58" office:value-type="float" office:value="0.028" calcext:value-type="float">
            <text:p>0.028</text:p>
          </table:table-cell>
          <table:table-cell table:style-name="ce58" office:value-type="float" office:value="3.074" calcext:value-type="float">
            <text:p>3.074</text:p>
          </table:table-cell>
          <table:table-cell table:style-name="ce29" table:formula="of:=[.H16]-[.$H$3]" office:value-type="float" office:value="0.454" calcext:value-type="float">
            <text:p>0.45</text:p>
          </table:table-cell>
          <table:table-cell table:number-columns-repeated="1015"/>
        </table:table-row>
        <table:table-row table:style-name="ro10">
          <table:table-cell table:style-name="ce58" office:value-type="float" office:value="2014" calcext:value-type="float">
            <text:p>2014</text:p>
          </table:table-cell>
          <table:table-cell table:style-name="ce58" office:value-type="float" office:value="1.98" calcext:value-type="float">
            <text:p>1.98</text:p>
          </table:table-cell>
          <table:table-cell table:style-name="ce58" office:value-type="float" office:value="0.528" calcext:value-type="float">
            <text:p>0.528</text:p>
          </table:table-cell>
          <table:table-cell table:style-name="ce58" office:value-type="float" office:value="0.193" calcext:value-type="float">
            <text:p>0.193</text:p>
          </table:table-cell>
          <table:table-cell table:style-name="ce58" office:value-type="float" office:value="0.322" calcext:value-type="float">
            <text:p>0.322</text:p>
          </table:table-cell>
          <table:table-cell table:style-name="ce58" office:value-type="float" office:value="0.057" calcext:value-type="float">
            <text:p>0.057</text:p>
          </table:table-cell>
          <table:table-cell table:style-name="ce58" office:value-type="float" office:value="0.03" calcext:value-type="float">
            <text:p>0.03</text:p>
          </table:table-cell>
          <table:table-cell table:style-name="ce58" office:value-type="float" office:value="3.11" calcext:value-type="float">
            <text:p>3.11</text:p>
          </table:table-cell>
          <table:table-cell table:style-name="ce29" table:formula="of:=[.H17]-[.$H$3]" office:value-type="float" office:value="0.49" calcext:value-type="float">
            <text:p>0.49</text:p>
          </table:table-cell>
          <table:table-cell table:number-columns-repeated="1015"/>
        </table:table-row>
        <table:table-row table:style-name="ro10">
          <table:table-cell table:style-name="ce58" office:value-type="float" office:value="2015" calcext:value-type="float">
            <text:p>2015</text:p>
          </table:table-cell>
          <table:table-cell table:style-name="ce58" office:value-type="float" office:value="2.013" calcext:value-type="float">
            <text:p>2.013</text:p>
          </table:table-cell>
          <table:table-cell table:style-name="ce58" office:value-type="float" office:value="0.532" calcext:value-type="float">
            <text:p>0.532</text:p>
          </table:table-cell>
          <table:table-cell table:style-name="ce58" office:value-type="float" office:value="0.196" calcext:value-type="float">
            <text:p>0.196</text:p>
          </table:table-cell>
          <table:table-cell table:style-name="ce58" office:value-type="float" office:value="0.32" calcext:value-type="float">
            <text:p>0.32</text:p>
          </table:table-cell>
          <table:table-cell table:style-name="ce58" office:value-type="float" office:value="0.058" calcext:value-type="float">
            <text:p>0.058</text:p>
          </table:table-cell>
          <table:table-cell table:style-name="ce58" office:value-type="float" office:value="0.032" calcext:value-type="float">
            <text:p>0.032</text:p>
          </table:table-cell>
          <table:table-cell table:style-name="ce58" office:value-type="float" office:value="3.151" calcext:value-type="float">
            <text:p>3.151</text:p>
          </table:table-cell>
          <table:table-cell table:style-name="ce29" table:formula="of:=[.H18]-[.$H$3]" office:value-type="float" office:value="0.531" calcext:value-type="float">
            <text:p>0.53</text:p>
          </table:table-cell>
          <table:table-cell table:number-columns-repeated="1015"/>
        </table:table-row>
        <table:table-row table:style-name="ro10">
          <table:table-cell table:style-name="ce58" office:value-type="float" office:value="2016" calcext:value-type="float">
            <text:p>2016</text:p>
          </table:table-cell>
          <table:table-cell table:style-name="ce58" office:value-type="float" office:value="2.062" calcext:value-type="float">
            <text:p>2.062</text:p>
          </table:table-cell>
          <table:table-cell table:style-name="ce58" office:value-type="float" office:value="0.535" calcext:value-type="float">
            <text:p>0.535</text:p>
          </table:table-cell>
          <table:table-cell table:style-name="ce58" office:value-type="float" office:value="0.199" calcext:value-type="float">
            <text:p>0.199</text:p>
          </table:table-cell>
          <table:table-cell table:style-name="ce58" office:value-type="float" office:value="0.318" calcext:value-type="float">
            <text:p>0.318</text:p>
          </table:table-cell>
          <table:table-cell table:style-name="ce58" office:value-type="float" office:value="0.059" calcext:value-type="float">
            <text:p>0.059</text:p>
          </table:table-cell>
          <table:table-cell table:style-name="ce58" office:value-type="float" office:value="0.034" calcext:value-type="float">
            <text:p>0.034</text:p>
          </table:table-cell>
          <table:table-cell table:style-name="ce58" office:value-type="float" office:value="3.207" calcext:value-type="float">
            <text:p>3.207</text:p>
          </table:table-cell>
          <table:table-cell table:style-name="ce29" table:formula="of:=[.H19]-[.$H$3]" office:value-type="float" office:value="0.587" calcext:value-type="float">
            <text:p>0.59</text:p>
          </table:table-cell>
          <table:table-cell table:number-columns-repeated="1015"/>
        </table:table-row>
        <table:table-row table:style-name="ro10">
          <table:table-cell table:style-name="ce58" office:value-type="float" office:value="2017" calcext:value-type="float">
            <text:p>2017</text:p>
          </table:table-cell>
          <table:table-cell table:style-name="ce58" office:value-type="float" office:value="2.092" calcext:value-type="float">
            <text:p>2.092</text:p>
          </table:table-cell>
          <table:table-cell table:style-name="ce58" office:value-type="float" office:value="0.538" calcext:value-type="float">
            <text:p>0.538</text:p>
          </table:table-cell>
          <table:table-cell table:style-name="ce58" office:value-type="float" office:value="0.201" calcext:value-type="float">
            <text:p>0.201</text:p>
          </table:table-cell>
          <table:table-cell table:style-name="ce58" office:value-type="float" office:value="0.316" calcext:value-type="float">
            <text:p>0.316</text:p>
          </table:table-cell>
          <table:table-cell table:style-name="ce58" office:value-type="float" office:value="0.06" calcext:value-type="float">
            <text:p>0.06</text:p>
          </table:table-cell>
          <table:table-cell table:style-name="ce58" office:value-type="float" office:value="0.036" calcext:value-type="float">
            <text:p>0.036</text:p>
          </table:table-cell>
          <table:table-cell table:style-name="ce58" office:value-type="float" office:value="3.243" calcext:value-type="float">
            <text:p>3.243</text:p>
          </table:table-cell>
          <table:table-cell table:style-name="ce29" table:formula="of:=[.H20]-[.$H$3]" office:value-type="float" office:value="0.623" calcext:value-type="float">
            <text:p>0.62</text:p>
          </table:table-cell>
          <table:table-cell table:number-columns-repeated="1015"/>
        </table:table-row>
        <table:table-row table:style-name="ro10">
          <table:table-cell table:style-name="ce58" office:value-type="float" office:value="2018" calcext:value-type="float">
            <text:p>2018</text:p>
          </table:table-cell>
          <table:table-cell table:style-name="ce58" office:value-type="float" office:value="2.125" calcext:value-type="float">
            <text:p>2.125</text:p>
          </table:table-cell>
          <table:table-cell table:style-name="ce58" office:value-type="float" office:value="0.541" calcext:value-type="float">
            <text:p>0.541</text:p>
          </table:table-cell>
          <table:table-cell table:style-name="ce58" office:value-type="float" office:value="0.205" calcext:value-type="float">
            <text:p>0.205</text:p>
          </table:table-cell>
          <table:table-cell table:style-name="ce58" office:value-type="float" office:value="0.314" calcext:value-type="float">
            <text:p>0.314</text:p>
          </table:table-cell>
          <table:table-cell table:style-name="ce58" office:value-type="float" office:value="0.06" calcext:value-type="float">
            <text:p>0.06</text:p>
          </table:table-cell>
          <table:table-cell table:style-name="ce58" office:value-type="float" office:value="0.039" calcext:value-type="float">
            <text:p>0.039</text:p>
          </table:table-cell>
          <table:table-cell table:style-name="ce58" office:value-type="float" office:value="3.284" calcext:value-type="float">
            <text:p>3.284</text:p>
          </table:table-cell>
          <table:table-cell table:style-name="ce29" table:formula="of:=[.H21]-[.$H$3]" office:value-type="float" office:value="0.664" calcext:value-type="float">
            <text:p>0.66</text:p>
          </table:table-cell>
          <table:table-cell table:number-columns-repeated="1015"/>
        </table:table-row>
        <table:table-row table:style-name="ro10">
          <table:table-cell table:style-name="ce58" office:value-type="float" office:value="2019" calcext:value-type="float">
            <text:p>2019</text:p>
          </table:table-cell>
          <table:table-cell table:style-name="ce58" office:value-type="float" office:value="2.159" calcext:value-type="float">
            <text:p>2.159</text:p>
          </table:table-cell>
          <table:table-cell table:style-name="ce58" office:value-type="float" office:value="0.544" calcext:value-type="float">
            <text:p>0.544</text:p>
          </table:table-cell>
          <table:table-cell table:style-name="ce58" office:value-type="float" office:value="0.208" calcext:value-type="float">
            <text:p>0.208</text:p>
          </table:table-cell>
          <table:table-cell table:style-name="ce58" office:value-type="float" office:value="0.312" calcext:value-type="float">
            <text:p>0.312</text:p>
          </table:table-cell>
          <table:table-cell table:style-name="ce58" office:value-type="float" office:value="0.061" calcext:value-type="float">
            <text:p>0.061</text:p>
          </table:table-cell>
          <table:table-cell table:style-name="ce58" office:value-type="float" office:value="0.041" calcext:value-type="float">
            <text:p>0.041</text:p>
          </table:table-cell>
          <table:table-cell table:style-name="ce58" office:value-type="float" office:value="3.325" calcext:value-type="float">
            <text:p>3.325</text:p>
          </table:table-cell>
          <table:table-cell table:style-name="ce29" table:formula="of:=[.H22]-[.$H$3]" office:value-type="float" office:value="0.705" calcext:value-type="float">
            <text:p>0.71</text:p>
          </table:table-cell>
          <table:table-cell table:number-columns-repeated="1015"/>
        </table:table-row>
        <table:table-row table:style-name="ro10">
          <table:table-cell table:style-name="ce58" office:value-type="float" office:value="2020" calcext:value-type="float">
            <text:p>2020</text:p>
          </table:table-cell>
          <table:table-cell table:style-name="ce58" office:value-type="float" office:value="2.192" calcext:value-type="float">
            <text:p>2.192</text:p>
          </table:table-cell>
          <table:table-cell table:style-name="ce58" office:value-type="float" office:value="0.549" calcext:value-type="float">
            <text:p>0.549</text:p>
          </table:table-cell>
          <table:table-cell table:style-name="ce58" office:value-type="float" office:value="0.211" calcext:value-type="float">
            <text:p>0.211</text:p>
          </table:table-cell>
          <table:table-cell table:style-name="ce58" office:value-type="float" office:value="0.309" calcext:value-type="float">
            <text:p>0.309</text:p>
          </table:table-cell>
          <table:table-cell table:style-name="ce58" office:value-type="float" office:value="0.061" calcext:value-type="float">
            <text:p>0.061</text:p>
          </table:table-cell>
          <table:table-cell table:style-name="ce58" office:value-type="float" office:value="0.043" calcext:value-type="float">
            <text:p>0.043</text:p>
          </table:table-cell>
          <table:table-cell table:style-name="ce58" office:value-type="float" office:value="3.366" calcext:value-type="float">
            <text:p>3.366</text:p>
          </table:table-cell>
          <table:table-cell table:style-name="ce29" table:formula="of:=[.H23]-[.$H$3]" office:value-type="float" office:value="0.746" calcext:value-type="float">
            <text:p>0.75</text:p>
          </table:table-cell>
          <table:table-cell table:number-columns-repeated="1015"/>
        </table:table-row>
        <table:table-row table:style-name="ro10">
          <table:table-cell table:style-name="ce58" office:value-type="float" office:value="2021" calcext:value-type="float">
            <text:p>2021</text:p>
          </table:table-cell>
          <table:table-cell table:style-name="ce58" office:value-type="float" office:value="2.223" calcext:value-type="float">
            <text:p>2.223</text:p>
          </table:table-cell>
          <table:table-cell table:style-name="ce58" office:value-type="float" office:value="0.555" calcext:value-type="float">
            <text:p>0.555</text:p>
          </table:table-cell>
          <table:table-cell table:style-name="ce58" office:value-type="float" office:value="0.215" calcext:value-type="float">
            <text:p>0.215</text:p>
          </table:table-cell>
          <table:table-cell table:style-name="ce58" office:value-type="float" office:value="0.306" calcext:value-type="float">
            <text:p>0.306</text:p>
          </table:table-cell>
          <table:table-cell table:style-name="ce58" office:value-type="float" office:value="0.061" calcext:value-type="float">
            <text:p>0.061</text:p>
          </table:table-cell>
          <table:table-cell table:style-name="ce58" office:value-type="float" office:value="0.046" calcext:value-type="float">
            <text:p>0.046</text:p>
          </table:table-cell>
          <table:table-cell table:style-name="ce58" office:value-type="float" office:value="3.406" calcext:value-type="float">
            <text:p>3.406</text:p>
          </table:table-cell>
          <table:table-cell table:style-name="ce29" table:formula="of:=[.H24]-[.$H$3]" office:value-type="float" office:value="0.786" calcext:value-type="float">
            <text:p>0.79</text:p>
          </table:table-cell>
          <table:table-cell table:number-columns-repeated="1015"/>
        </table:table-row>
        <table:table-row table:style-name="ro10">
          <table:table-cell table:style-name="ce58" office:value-type="float" office:value="2022" calcext:value-type="float">
            <text:p>2022</text:p>
          </table:table-cell>
          <table:table-cell table:style-name="ce58" office:value-type="float" office:value="2.255" calcext:value-type="float">
            <text:p>2.255</text:p>
          </table:table-cell>
          <table:table-cell table:style-name="ce58" office:value-type="float" office:value="0.561" calcext:value-type="float">
            <text:p>0.561</text:p>
          </table:table-cell>
          <table:table-cell table:style-name="ce58" office:value-type="float" office:value="0.219" calcext:value-type="float">
            <text:p>0.219</text:p>
          </table:table-cell>
          <table:table-cell table:style-name="ce58" office:value-type="float" office:value="0.303" calcext:value-type="float">
            <text:p>0.303</text:p>
          </table:table-cell>
          <table:table-cell table:style-name="ce58" office:value-type="float" office:value="0.061" calcext:value-type="float">
            <text:p>0.061</text:p>
          </table:table-cell>
          <table:table-cell table:style-name="ce58" office:value-type="float" office:value="0.048" calcext:value-type="float">
            <text:p>0.048</text:p>
          </table:table-cell>
          <table:table-cell table:style-name="ce58" office:value-type="float" office:value="3.449" calcext:value-type="float">
            <text:p>3.449</text:p>
          </table:table-cell>
          <table:table-cell table:style-name="ce29" table:formula="of:=[.H25]-[.$H$3]" office:value-type="float" office:value="0.829" calcext:value-type="float">
            <text:p>0.83</text:p>
          </table:table-cell>
          <table:table-cell table:number-columns-repeated="1015"/>
        </table:table-row>
        <table:table-row table:style-name="ro10">
          <table:table-cell table:style-name="ce58" office:value-type="float" office:value="2023" calcext:value-type="float">
            <text:p>2023</text:p>
          </table:table-cell>
          <table:table-cell table:style-name="ce58" office:value-type="float" office:value="2.286" calcext:value-type="float">
            <text:p>2.286</text:p>
          </table:table-cell>
          <table:table-cell table:style-name="ce58" office:value-type="float" office:value="0.565" calcext:value-type="float">
            <text:p>0.565</text:p>
          </table:table-cell>
          <table:table-cell table:style-name="ce58" office:value-type="float" office:value="0.223" calcext:value-type="float">
            <text:p>0.223</text:p>
          </table:table-cell>
          <table:table-cell table:style-name="ce58" office:value-type="float" office:value="0.301" calcext:value-type="float">
            <text:p>0.301</text:p>
          </table:table-cell>
          <table:table-cell table:style-name="ce58" office:value-type="float" office:value="0.061" calcext:value-type="float">
            <text:p>0.061</text:p>
          </table:table-cell>
          <table:table-cell table:style-name="ce58" office:value-type="float" office:value="0.051" calcext:value-type="float">
            <text:p>0.051</text:p>
          </table:table-cell>
          <table:table-cell table:style-name="ce58" office:value-type="float" office:value="3.485" calcext:value-type="float">
            <text:p>3.485</text:p>
          </table:table-cell>
          <table:table-cell table:style-name="ce29" table:formula="of:=[.H26]-[.$H$3]" office:value-type="float" office:value="0.865" calcext:value-type="float">
            <text:p>0.87</text:p>
          </table:table-cell>
          <table:table-cell table:number-columns-repeated="1015"/>
        </table:table-row>
        <table:table-row table:style-name="ro11" table:number-rows-repeated="1048549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32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3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4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5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6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37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3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0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2">
      <number:scientific-number number:decimal-places="0" loext:min-decimal-places="0" number:min-integer-digits="1" number:min-exponent-digits="2" loext:exponent-interval="1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4">00/00/0000</text:date>, <text:time style:data-style-name="N2" text:time-value="08:04:25.386575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22T21:29:05.712361518</meta:creation-date>
    <dc:date>2024-10-24T08:22:44.938250826</dc:date>
    <meta:editing-duration>PT17H39M6S</meta:editing-duration>
    <meta:editing-cycles>22</meta:editing-cycles>
    <meta:generator>LibreOffice/5.1.6.2$Linux_X86_64 LibreOffice_project/10m0$Build-2</meta:generator>
    <meta:document-statistic meta:table-count="11" meta:cell-count="1113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37">
      <style:chart-properties chart:display-label="true" chart:logarithmic="false" chart:minimum="36586" chart:maximum="4529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86cm" svg:y="0.224cm" chart:style-name="ch2">
          <text:p>CERES Edition 4.2 gsolar (Deseasonalised)</text:p>
        </chart:title>
        <chart:legend chart:legend-position="bottom" svg:x="5.318cm" svg:y="8.217cm" style:legend-expansion="wide" chart:style-name="ch3"/>
        <chart:plot-area chart:style-name="ch4" table:cell-range-address="gsolar.A3:gsolar.A288 gsolar.C1:gsolar.C1 gsolar.C3:gsolar.C288" chart:data-source-has-labels="row" svg:x="0.931cm" svg:y="0.943cm" svg:width="14.744cm" svg:height="6.92cm">
          <chartooo:coordinate-region svg:x="2.029cm" svg:y="1.142cm" svg:width="13.646cm" svg:height="6.074cm"/>
          <chart:axis chart:dimension="x" chart:name="primary-x" chart:style-name="ch5">
            <chart:title svg:x="8.104cm" svg:y="7.835cm" chart:style-name="ch6">
              <text:p>Date</text:p>
            </chart:title>
            <chart:grid chart:style-name="ch7" chart:class="major"/>
          </chart:axis>
          <chart:axis chart:dimension="y" chart:name="primary-y" chart:style-name="ch8">
            <chart:title svg:x="0.351cm" svg:y="5.492cm" chart:style-name="ch9">
              <text:p>Flux, W/m^2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gsolar.C3:gsolar.C288" chart:label-cell-address="gsolar.C1:gsolar.C1" chart:class="chart:scatter">
            <chart:domain table:cell-range-address="gsolar.A3:gsolar.A288"/>
            <chart:regression-curve chart:style-name="ch12">
              <chart:equation chart:display-equation="true" chart:display-r-square="true" svg:x="7.191cm" svg:y="5.946cm"/>
            </chart:regression-curve>
            <chart:data-point chart:repeated="28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solar</text:p>
                <draw:g>
                  <svg:desc>gsolar.C1:gsolar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586">
                <text:p>36586</text:p>
                <draw:g>
                  <svg:desc>gsolar.A3:gsolar.A288</svg:desc>
                </draw:g>
              </table:table-cell>
              <table:table-cell office:value-type="float" office:value="340.295">
                <text:p>340.295</text:p>
                <draw:g>
                  <svg:desc>gsolar.C3:gsolar.C2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617">
                <text:p>36617</text:p>
              </table:table-cell>
              <table:table-cell office:value-type="float" office:value="340.302">
                <text:p>340.3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647">
                <text:p>36647</text:p>
              </table:table-cell>
              <table:table-cell office:value-type="float" office:value="340.308">
                <text:p>340.3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678">
                <text:p>36678</text:p>
              </table:table-cell>
              <table:table-cell office:value-type="float" office:value="340.314">
                <text:p>340.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08">
                <text:p>36708</text:p>
              </table:table-cell>
              <table:table-cell office:value-type="float" office:value="340.319">
                <text:p>340.3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739">
                <text:p>36739</text:p>
              </table:table-cell>
              <table:table-cell office:value-type="float" office:value="340.324">
                <text:p>340.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770">
                <text:p>36770</text:p>
              </table:table-cell>
              <table:table-cell office:value-type="float" office:value="340.328">
                <text:p>340.3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800">
                <text:p>36800</text:p>
              </table:table-cell>
              <table:table-cell office:value-type="float" office:value="340.333">
                <text:p>340.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831">
                <text:p>36831</text:p>
              </table:table-cell>
              <table:table-cell office:value-type="float" office:value="340.338">
                <text:p>340.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61">
                <text:p>36861</text:p>
              </table:table-cell>
              <table:table-cell office:value-type="float" office:value="340.343">
                <text:p>340.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892">
                <text:p>36892</text:p>
              </table:table-cell>
              <table:table-cell office:value-type="float" office:value="340.346">
                <text:p>340.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923">
                <text:p>36923</text:p>
              </table:table-cell>
              <table:table-cell office:value-type="float" office:value="340.344">
                <text:p>340.3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951">
                <text:p>36951</text:p>
              </table:table-cell>
              <table:table-cell office:value-type="float" office:value="340.34">
                <text:p>340.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982">
                <text:p>36982</text:p>
              </table:table-cell>
              <table:table-cell office:value-type="float" office:value="340.334">
                <text:p>340.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012">
                <text:p>37012</text:p>
              </table:table-cell>
              <table:table-cell office:value-type="float" office:value="340.328">
                <text:p>340.3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043">
                <text:p>37043</text:p>
              </table:table-cell>
              <table:table-cell office:value-type="float" office:value="340.326">
                <text:p>340.3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073">
                <text:p>37073</text:p>
              </table:table-cell>
              <table:table-cell office:value-type="float" office:value="340.328">
                <text:p>340.3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104">
                <text:p>37104</text:p>
              </table:table-cell>
              <table:table-cell office:value-type="float" office:value="340.333">
                <text:p>340.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135">
                <text:p>37135</text:p>
              </table:table-cell>
              <table:table-cell office:value-type="float" office:value="340.341">
                <text:p>340.3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165">
                <text:p>37165</text:p>
              </table:table-cell>
              <table:table-cell office:value-type="float" office:value="340.349">
                <text:p>340.3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196">
                <text:p>37196</text:p>
              </table:table-cell>
              <table:table-cell office:value-type="float" office:value="340.355">
                <text:p>340.3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226">
                <text:p>37226</text:p>
              </table:table-cell>
              <table:table-cell office:value-type="float" office:value="340.357">
                <text:p>340.3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257">
                <text:p>37257</text:p>
              </table:table-cell>
              <table:table-cell office:value-type="float" office:value="340.356">
                <text:p>340.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288">
                <text:p>37288</text:p>
              </table:table-cell>
              <table:table-cell office:value-type="float" office:value="340.352">
                <text:p>340.3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316">
                <text:p>37316</text:p>
              </table:table-cell>
              <table:table-cell office:value-type="float" office:value="340.347">
                <text:p>340.3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347">
                <text:p>37347</text:p>
              </table:table-cell>
              <table:table-cell office:value-type="float" office:value="340.341">
                <text:p>340.3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377">
                <text:p>37377</text:p>
              </table:table-cell>
              <table:table-cell office:value-type="float" office:value="340.335">
                <text:p>340.3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408">
                <text:p>37408</text:p>
              </table:table-cell>
              <table:table-cell office:value-type="float" office:value="340.328">
                <text:p>340.3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438">
                <text:p>37438</text:p>
              </table:table-cell>
              <table:table-cell office:value-type="float" office:value="340.322">
                <text:p>340.3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469">
                <text:p>37469</text:p>
              </table:table-cell>
              <table:table-cell office:value-type="float" office:value="340.314">
                <text:p>340.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500">
                <text:p>37500</text:p>
              </table:table-cell>
              <table:table-cell office:value-type="float" office:value="340.306">
                <text:p>340.3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530">
                <text:p>37530</text:p>
              </table:table-cell>
              <table:table-cell office:value-type="float" office:value="340.297">
                <text:p>340.2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561">
                <text:p>37561</text:p>
              </table:table-cell>
              <table:table-cell office:value-type="float" office:value="340.289">
                <text:p>340.2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591">
                <text:p>37591</text:p>
              </table:table-cell>
              <table:table-cell office:value-type="float" office:value="340.281">
                <text:p>340.2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622">
                <text:p>37622</text:p>
              </table:table-cell>
              <table:table-cell office:value-type="float" office:value="340.274">
                <text:p>340.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653">
                <text:p>37653</text:p>
              </table:table-cell>
              <table:table-cell office:value-type="float" office:value="340.266">
                <text:p>340.2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681">
                <text:p>37681</text:p>
              </table:table-cell>
              <table:table-cell office:value-type="float" office:value="340.257">
                <text:p>340.2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712">
                <text:p>37712</text:p>
              </table:table-cell>
              <table:table-cell office:value-type="float" office:value="340.246">
                <text:p>340.2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742">
                <text:p>37742</text:p>
              </table:table-cell>
              <table:table-cell office:value-type="float" office:value="340.234">
                <text:p>340.2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773">
                <text:p>37773</text:p>
              </table:table-cell>
              <table:table-cell office:value-type="float" office:value="340.221">
                <text:p>340.2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803">
                <text:p>37803</text:p>
              </table:table-cell>
              <table:table-cell office:value-type="float" office:value="340.208">
                <text:p>340.2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834">
                <text:p>37834</text:p>
              </table:table-cell>
              <table:table-cell office:value-type="float" office:value="340.194">
                <text:p>340.1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865">
                <text:p>37865</text:p>
              </table:table-cell>
              <table:table-cell office:value-type="float" office:value="340.18">
                <text:p>340.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895">
                <text:p>37895</text:p>
              </table:table-cell>
              <table:table-cell office:value-type="float" office:value="340.167">
                <text:p>340.1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926">
                <text:p>37926</text:p>
              </table:table-cell>
              <table:table-cell office:value-type="float" office:value="340.155">
                <text:p>340.1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956">
                <text:p>37956</text:p>
              </table:table-cell>
              <table:table-cell office:value-type="float" office:value="340.145">
                <text:p>340.1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987">
                <text:p>37987</text:p>
              </table:table-cell>
              <table:table-cell office:value-type="float" office:value="340.14">
                <text:p>340.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018">
                <text:p>38018</text:p>
              </table:table-cell>
              <table:table-cell office:value-type="float" office:value="340.14">
                <text:p>340.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047">
                <text:p>38047</text:p>
              </table:table-cell>
              <table:table-cell office:value-type="float" office:value="340.144">
                <text:p>340.1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078">
                <text:p>38078</text:p>
              </table:table-cell>
              <table:table-cell office:value-type="float" office:value="340.151">
                <text:p>340.1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108">
                <text:p>38108</text:p>
              </table:table-cell>
              <table:table-cell office:value-type="float" office:value="340.158">
                <text:p>340.1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139">
                <text:p>38139</text:p>
              </table:table-cell>
              <table:table-cell office:value-type="float" office:value="340.163">
                <text:p>340.1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169">
                <text:p>38169</text:p>
              </table:table-cell>
              <table:table-cell office:value-type="float" office:value="340.164">
                <text:p>340.1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200">
                <text:p>38200</text:p>
              </table:table-cell>
              <table:table-cell office:value-type="float" office:value="340.162">
                <text:p>340.1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231">
                <text:p>38231</text:p>
              </table:table-cell>
              <table:table-cell office:value-type="float" office:value="340.159">
                <text:p>340.1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261">
                <text:p>38261</text:p>
              </table:table-cell>
              <table:table-cell office:value-type="float" office:value="340.155">
                <text:p>340.1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292">
                <text:p>38292</text:p>
              </table:table-cell>
              <table:table-cell office:value-type="float" office:value="340.152">
                <text:p>340.1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322">
                <text:p>38322</text:p>
              </table:table-cell>
              <table:table-cell office:value-type="float" office:value="340.149">
                <text:p>340.1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353">
                <text:p>38353</text:p>
              </table:table-cell>
              <table:table-cell office:value-type="float" office:value="340.146">
                <text:p>340.1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384">
                <text:p>38384</text:p>
              </table:table-cell>
              <table:table-cell office:value-type="float" office:value="340.142">
                <text:p>340.1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412">
                <text:p>38412</text:p>
              </table:table-cell>
              <table:table-cell office:value-type="float" office:value="340.139">
                <text:p>340.1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443">
                <text:p>38443</text:p>
              </table:table-cell>
              <table:table-cell office:value-type="float" office:value="340.134">
                <text:p>340.1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473">
                <text:p>38473</text:p>
              </table:table-cell>
              <table:table-cell office:value-type="float" office:value="340.129">
                <text:p>340.1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504">
                <text:p>38504</text:p>
              </table:table-cell>
              <table:table-cell office:value-type="float" office:value="340.126">
                <text:p>340.1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534">
                <text:p>38534</text:p>
              </table:table-cell>
              <table:table-cell office:value-type="float" office:value="340.124">
                <text:p>340.1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565">
                <text:p>38565</text:p>
              </table:table-cell>
              <table:table-cell office:value-type="float" office:value="340.125">
                <text:p>340.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596">
                <text:p>38596</text:p>
              </table:table-cell>
              <table:table-cell office:value-type="float" office:value="340.127">
                <text:p>340.1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626">
                <text:p>38626</text:p>
              </table:table-cell>
              <table:table-cell office:value-type="float" office:value="340.131">
                <text:p>340.1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657">
                <text:p>38657</text:p>
              </table:table-cell>
              <table:table-cell office:value-type="float" office:value="340.134">
                <text:p>340.1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687">
                <text:p>38687</text:p>
              </table:table-cell>
              <table:table-cell office:value-type="float" office:value="340.136">
                <text:p>340.1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718">
                <text:p>38718</text:p>
              </table:table-cell>
              <table:table-cell office:value-type="float" office:value="340.136">
                <text:p>340.1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749">
                <text:p>38749</text:p>
              </table:table-cell>
              <table:table-cell office:value-type="float" office:value="340.134">
                <text:p>340.1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777">
                <text:p>38777</text:p>
              </table:table-cell>
              <table:table-cell office:value-type="float" office:value="340.13">
                <text:p>340.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808">
                <text:p>38808</text:p>
              </table:table-cell>
              <table:table-cell office:value-type="float" office:value="340.124">
                <text:p>340.1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838">
                <text:p>38838</text:p>
              </table:table-cell>
              <table:table-cell office:value-type="float" office:value="340.118">
                <text:p>340.1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869">
                <text:p>38869</text:p>
              </table:table-cell>
              <table:table-cell office:value-type="float" office:value="340.113">
                <text:p>340.1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899">
                <text:p>38899</text:p>
              </table:table-cell>
              <table:table-cell office:value-type="float" office:value="340.11">
                <text:p>340.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930">
                <text:p>38930</text:p>
              </table:table-cell>
              <table:table-cell office:value-type="float" office:value="340.109">
                <text:p>340.1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961">
                <text:p>38961</text:p>
              </table:table-cell>
              <table:table-cell office:value-type="float" office:value="340.109">
                <text:p>340.1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991">
                <text:p>38991</text:p>
              </table:table-cell>
              <table:table-cell office:value-type="float" office:value="340.109">
                <text:p>340.1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022">
                <text:p>39022</text:p>
              </table:table-cell>
              <table:table-cell office:value-type="float" office:value="340.108">
                <text:p>340.1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052">
                <text:p>39052</text:p>
              </table:table-cell>
              <table:table-cell office:value-type="float" office:value="340.107">
                <text:p>340.1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083">
                <text:p>39083</text:p>
              </table:table-cell>
              <table:table-cell office:value-type="float" office:value="340.104">
                <text:p>340.1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114">
                <text:p>39114</text:p>
              </table:table-cell>
              <table:table-cell office:value-type="float" office:value="340.101">
                <text:p>340.1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142">
                <text:p>39142</text:p>
              </table:table-cell>
              <table:table-cell office:value-type="float" office:value="340.097">
                <text:p>340.0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173">
                <text:p>39173</text:p>
              </table:table-cell>
              <table:table-cell office:value-type="float" office:value="340.093">
                <text:p>340.0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203">
                <text:p>39203</text:p>
              </table:table-cell>
              <table:table-cell office:value-type="float" office:value="340.091">
                <text:p>340.0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234">
                <text:p>39234</text:p>
              </table:table-cell>
              <table:table-cell office:value-type="float" office:value="340.088">
                <text:p>340.0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264">
                <text:p>39264</text:p>
              </table:table-cell>
              <table:table-cell office:value-type="float" office:value="340.086">
                <text:p>340.0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295">
                <text:p>39295</text:p>
              </table:table-cell>
              <table:table-cell office:value-type="float" office:value="340.081">
                <text:p>340.0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326">
                <text:p>39326</text:p>
              </table:table-cell>
              <table:table-cell office:value-type="float" office:value="340.074">
                <text:p>340.0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356">
                <text:p>39356</text:p>
              </table:table-cell>
              <table:table-cell office:value-type="float" office:value="340.066">
                <text:p>340.0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387">
                <text:p>39387</text:p>
              </table:table-cell>
              <table:table-cell office:value-type="float" office:value="340.057">
                <text:p>340.0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417">
                <text:p>39417</text:p>
              </table:table-cell>
              <table:table-cell office:value-type="float" office:value="340.051">
                <text:p>340.0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448">
                <text:p>39448</text:p>
              </table:table-cell>
              <table:table-cell office:value-type="float" office:value="340.049">
                <text:p>340.0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479">
                <text:p>39479</text:p>
              </table:table-cell>
              <table:table-cell office:value-type="float" office:value="340.05">
                <text:p>340.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508">
                <text:p>39508</text:p>
              </table:table-cell>
              <table:table-cell office:value-type="float" office:value="340.055">
                <text:p>340.0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539">
                <text:p>39539</text:p>
              </table:table-cell>
              <table:table-cell office:value-type="float" office:value="340.062">
                <text:p>340.0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569">
                <text:p>39569</text:p>
              </table:table-cell>
              <table:table-cell office:value-type="float" office:value="340.068">
                <text:p>340.0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600">
                <text:p>39600</text:p>
              </table:table-cell>
              <table:table-cell office:value-type="float" office:value="340.073">
                <text:p>340.0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630">
                <text:p>39630</text:p>
              </table:table-cell>
              <table:table-cell office:value-type="float" office:value="340.076">
                <text:p>340.0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661">
                <text:p>39661</text:p>
              </table:table-cell>
              <table:table-cell office:value-type="float" office:value="340.077">
                <text:p>340.0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692">
                <text:p>39692</text:p>
              </table:table-cell>
              <table:table-cell office:value-type="float" office:value="340.079">
                <text:p>340.0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722">
                <text:p>39722</text:p>
              </table:table-cell>
              <table:table-cell office:value-type="float" office:value="340.08">
                <text:p>340.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753">
                <text:p>39753</text:p>
              </table:table-cell>
              <table:table-cell office:value-type="float" office:value="340.082">
                <text:p>340.0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783">
                <text:p>39783</text:p>
              </table:table-cell>
              <table:table-cell office:value-type="float" office:value="340.085">
                <text:p>340.0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814">
                <text:p>39814</text:p>
              </table:table-cell>
              <table:table-cell office:value-type="float" office:value="340.086">
                <text:p>340.0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845">
                <text:p>39845</text:p>
              </table:table-cell>
              <table:table-cell office:value-type="float" office:value="340.086">
                <text:p>340.0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873">
                <text:p>39873</text:p>
              </table:table-cell>
              <table:table-cell office:value-type="float" office:value="340.085">
                <text:p>340.0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904">
                <text:p>39904</text:p>
              </table:table-cell>
              <table:table-cell office:value-type="float" office:value="340.083">
                <text:p>340.0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934">
                <text:p>39934</text:p>
              </table:table-cell>
              <table:table-cell office:value-type="float" office:value="340.081">
                <text:p>340.0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965">
                <text:p>39965</text:p>
              </table:table-cell>
              <table:table-cell office:value-type="float" office:value="340.08">
                <text:p>340.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995">
                <text:p>39995</text:p>
              </table:table-cell>
              <table:table-cell office:value-type="float" office:value="340.081">
                <text:p>340.0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026">
                <text:p>40026</text:p>
              </table:table-cell>
              <table:table-cell office:value-type="float" office:value="340.085">
                <text:p>340.0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057">
                <text:p>40057</text:p>
              </table:table-cell>
              <table:table-cell office:value-type="float" office:value="340.091">
                <text:p>340.0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087">
                <text:p>40087</text:p>
              </table:table-cell>
              <table:table-cell office:value-type="float" office:value="340.099">
                <text:p>340.0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118">
                <text:p>40118</text:p>
              </table:table-cell>
              <table:table-cell office:value-type="float" office:value="340.107">
                <text:p>340.1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148">
                <text:p>40148</text:p>
              </table:table-cell>
              <table:table-cell office:value-type="float" office:value="340.114">
                <text:p>340.1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179">
                <text:p>40179</text:p>
              </table:table-cell>
              <table:table-cell office:value-type="float" office:value="340.119">
                <text:p>340.1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210">
                <text:p>40210</text:p>
              </table:table-cell>
              <table:table-cell office:value-type="float" office:value="340.123">
                <text:p>340.1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238">
                <text:p>40238</text:p>
              </table:table-cell>
              <table:table-cell office:value-type="float" office:value="340.126">
                <text:p>340.1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269">
                <text:p>40269</text:p>
              </table:table-cell>
              <table:table-cell office:value-type="float" office:value="340.127">
                <text:p>340.1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299">
                <text:p>40299</text:p>
              </table:table-cell>
              <table:table-cell office:value-type="float" office:value="340.128">
                <text:p>340.1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330">
                <text:p>40330</text:p>
              </table:table-cell>
              <table:table-cell office:value-type="float" office:value="340.13">
                <text:p>340.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360">
                <text:p>40360</text:p>
              </table:table-cell>
              <table:table-cell office:value-type="float" office:value="340.133">
                <text:p>340.1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391">
                <text:p>40391</text:p>
              </table:table-cell>
              <table:table-cell office:value-type="float" office:value="340.136">
                <text:p>340.1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422">
                <text:p>40422</text:p>
              </table:table-cell>
              <table:table-cell office:value-type="float" office:value="340.142">
                <text:p>340.1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452">
                <text:p>40452</text:p>
              </table:table-cell>
              <table:table-cell office:value-type="float" office:value="340.148">
                <text:p>340.1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483">
                <text:p>40483</text:p>
              </table:table-cell>
              <table:table-cell office:value-type="float" office:value="340.154">
                <text:p>340.1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513">
                <text:p>40513</text:p>
              </table:table-cell>
              <table:table-cell office:value-type="float" office:value="340.159">
                <text:p>340.1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544">
                <text:p>40544</text:p>
              </table:table-cell>
              <table:table-cell office:value-type="float" office:value="340.163">
                <text:p>340.1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575">
                <text:p>40575</text:p>
              </table:table-cell>
              <table:table-cell office:value-type="float" office:value="340.165">
                <text:p>340.1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603">
                <text:p>40603</text:p>
              </table:table-cell>
              <table:table-cell office:value-type="float" office:value="340.167">
                <text:p>340.1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634">
                <text:p>40634</text:p>
              </table:table-cell>
              <table:table-cell office:value-type="float" office:value="340.169">
                <text:p>340.1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664">
                <text:p>40664</text:p>
              </table:table-cell>
              <table:table-cell office:value-type="float" office:value="340.174">
                <text:p>340.1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695">
                <text:p>40695</text:p>
              </table:table-cell>
              <table:table-cell office:value-type="float" office:value="340.18">
                <text:p>340.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725">
                <text:p>40725</text:p>
              </table:table-cell>
              <table:table-cell office:value-type="float" office:value="340.185">
                <text:p>340.1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756">
                <text:p>40756</text:p>
              </table:table-cell>
              <table:table-cell office:value-type="float" office:value="340.187">
                <text:p>340.1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0787">
                <text:p>40787</text:p>
              </table:table-cell>
              <table:table-cell office:value-type="float" office:value="340.186">
                <text:p>340.1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817">
                <text:p>40817</text:p>
              </table:table-cell>
              <table:table-cell office:value-type="float" office:value="340.182">
                <text:p>340.1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848">
                <text:p>40848</text:p>
              </table:table-cell>
              <table:table-cell office:value-type="float" office:value="340.178">
                <text:p>340.1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878">
                <text:p>40878</text:p>
              </table:table-cell>
              <table:table-cell office:value-type="float" office:value="340.174">
                <text:p>340.1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909">
                <text:p>40909</text:p>
              </table:table-cell>
              <table:table-cell office:value-type="float" office:value="340.175">
                <text:p>340.1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940">
                <text:p>40940</text:p>
              </table:table-cell>
              <table:table-cell office:value-type="float" office:value="340.182">
                <text:p>340.1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969">
                <text:p>40969</text:p>
              </table:table-cell>
              <table:table-cell office:value-type="float" office:value="340.192">
                <text:p>340.1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000">
                <text:p>41000</text:p>
              </table:table-cell>
              <table:table-cell office:value-type="float" office:value="340.203">
                <text:p>340.2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030">
                <text:p>41030</text:p>
              </table:table-cell>
              <table:table-cell office:value-type="float" office:value="340.213">
                <text:p>340.2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061">
                <text:p>41061</text:p>
              </table:table-cell>
              <table:table-cell office:value-type="float" office:value="340.219">
                <text:p>340.2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1091">
                <text:p>41091</text:p>
              </table:table-cell>
              <table:table-cell office:value-type="float" office:value="340.221">
                <text:p>340.2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1122">
                <text:p>41122</text:p>
              </table:table-cell>
              <table:table-cell office:value-type="float" office:value="340.221">
                <text:p>340.2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1153">
                <text:p>41153</text:p>
              </table:table-cell>
              <table:table-cell office:value-type="float" office:value="340.221">
                <text:p>340.2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1183">
                <text:p>41183</text:p>
              </table:table-cell>
              <table:table-cell office:value-type="float" office:value="340.222">
                <text:p>340.2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1214">
                <text:p>41214</text:p>
              </table:table-cell>
              <table:table-cell office:value-type="float" office:value="340.224">
                <text:p>340.2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1244">
                <text:p>41244</text:p>
              </table:table-cell>
              <table:table-cell office:value-type="float" office:value="340.227">
                <text:p>340.2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275">
                <text:p>41275</text:p>
              </table:table-cell>
              <table:table-cell office:value-type="float" office:value="340.231">
                <text:p>340.2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1306">
                <text:p>41306</text:p>
              </table:table-cell>
              <table:table-cell office:value-type="float" office:value="340.233">
                <text:p>340.2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1334">
                <text:p>41334</text:p>
              </table:table-cell>
              <table:table-cell office:value-type="float" office:value="340.233">
                <text:p>340.2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1365">
                <text:p>41365</text:p>
              </table:table-cell>
              <table:table-cell office:value-type="float" office:value="340.231">
                <text:p>340.2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395">
                <text:p>41395</text:p>
              </table:table-cell>
              <table:table-cell office:value-type="float" office:value="340.229">
                <text:p>340.2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426">
                <text:p>41426</text:p>
              </table:table-cell>
              <table:table-cell office:value-type="float" office:value="340.227">
                <text:p>340.2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456">
                <text:p>41456</text:p>
              </table:table-cell>
              <table:table-cell office:value-type="float" office:value="340.228">
                <text:p>340.2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487">
                <text:p>41487</text:p>
              </table:table-cell>
              <table:table-cell office:value-type="float" office:value="340.232">
                <text:p>340.2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518">
                <text:p>41518</text:p>
              </table:table-cell>
              <table:table-cell office:value-type="float" office:value="340.238">
                <text:p>340.2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548">
                <text:p>41548</text:p>
              </table:table-cell>
              <table:table-cell office:value-type="float" office:value="340.246">
                <text:p>340.2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579">
                <text:p>41579</text:p>
              </table:table-cell>
              <table:table-cell office:value-type="float" office:value="340.253">
                <text:p>340.25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609">
                <text:p>41609</text:p>
              </table:table-cell>
              <table:table-cell office:value-type="float" office:value="340.258">
                <text:p>340.2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640">
                <text:p>41640</text:p>
              </table:table-cell>
              <table:table-cell office:value-type="float" office:value="340.26">
                <text:p>340.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671">
                <text:p>41671</text:p>
              </table:table-cell>
              <table:table-cell office:value-type="float" office:value="340.26">
                <text:p>340.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1699">
                <text:p>41699</text:p>
              </table:table-cell>
              <table:table-cell office:value-type="float" office:value="340.259">
                <text:p>340.2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1730">
                <text:p>41730</text:p>
              </table:table-cell>
              <table:table-cell office:value-type="float" office:value="340.257">
                <text:p>340.2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1760">
                <text:p>41760</text:p>
              </table:table-cell>
              <table:table-cell office:value-type="float" office:value="340.257">
                <text:p>340.2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1791">
                <text:p>41791</text:p>
              </table:table-cell>
              <table:table-cell office:value-type="float" office:value="340.261">
                <text:p>340.2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821">
                <text:p>41821</text:p>
              </table:table-cell>
              <table:table-cell office:value-type="float" office:value="340.267">
                <text:p>340.2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1852">
                <text:p>41852</text:p>
              </table:table-cell>
              <table:table-cell office:value-type="float" office:value="340.276">
                <text:p>340.2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1883">
                <text:p>41883</text:p>
              </table:table-cell>
              <table:table-cell office:value-type="float" office:value="340.286">
                <text:p>340.2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1913">
                <text:p>41913</text:p>
              </table:table-cell>
              <table:table-cell office:value-type="float" office:value="340.295">
                <text:p>340.2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944">
                <text:p>41944</text:p>
              </table:table-cell>
              <table:table-cell office:value-type="float" office:value="340.301">
                <text:p>340.3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974">
                <text:p>41974</text:p>
              </table:table-cell>
              <table:table-cell office:value-type="float" office:value="340.305">
                <text:p>340.3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005">
                <text:p>42005</text:p>
              </table:table-cell>
              <table:table-cell office:value-type="float" office:value="340.306">
                <text:p>340.3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2036">
                <text:p>42036</text:p>
              </table:table-cell>
              <table:table-cell office:value-type="float" office:value="340.305">
                <text:p>340.3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2064">
                <text:p>42064</text:p>
              </table:table-cell>
              <table:table-cell office:value-type="float" office:value="340.302">
                <text:p>340.3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2095">
                <text:p>42095</text:p>
              </table:table-cell>
              <table:table-cell office:value-type="float" office:value="340.298">
                <text:p>340.2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125">
                <text:p>42125</text:p>
              </table:table-cell>
              <table:table-cell office:value-type="float" office:value="340.294">
                <text:p>340.2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156">
                <text:p>42156</text:p>
              </table:table-cell>
              <table:table-cell office:value-type="float" office:value="340.288">
                <text:p>340.2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186">
                <text:p>42186</text:p>
              </table:table-cell>
              <table:table-cell office:value-type="float" office:value="340.28">
                <text:p>340.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217">
                <text:p>42217</text:p>
              </table:table-cell>
              <table:table-cell office:value-type="float" office:value="340.268">
                <text:p>340.2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248">
                <text:p>42248</text:p>
              </table:table-cell>
              <table:table-cell office:value-type="float" office:value="340.252">
                <text:p>340.2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278">
                <text:p>42278</text:p>
              </table:table-cell>
              <table:table-cell office:value-type="float" office:value="340.234">
                <text:p>340.2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309">
                <text:p>42309</text:p>
              </table:table-cell>
              <table:table-cell office:value-type="float" office:value="340.217">
                <text:p>340.2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339">
                <text:p>42339</text:p>
              </table:table-cell>
              <table:table-cell office:value-type="float" office:value="340.204">
                <text:p>340.2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370">
                <text:p>42370</text:p>
              </table:table-cell>
              <table:table-cell office:value-type="float" office:value="340.195">
                <text:p>340.1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401">
                <text:p>42401</text:p>
              </table:table-cell>
              <table:table-cell office:value-type="float" office:value="340.192">
                <text:p>340.1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430">
                <text:p>42430</text:p>
              </table:table-cell>
              <table:table-cell office:value-type="float" office:value="340.192">
                <text:p>340.1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461">
                <text:p>42461</text:p>
              </table:table-cell>
              <table:table-cell office:value-type="float" office:value="340.193">
                <text:p>340.1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491">
                <text:p>42491</text:p>
              </table:table-cell>
              <table:table-cell office:value-type="float" office:value="340.194">
                <text:p>340.1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522">
                <text:p>42522</text:p>
              </table:table-cell>
              <table:table-cell office:value-type="float" office:value="340.191">
                <text:p>340.1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552">
                <text:p>42552</text:p>
              </table:table-cell>
              <table:table-cell office:value-type="float" office:value="340.187">
                <text:p>340.1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583">
                <text:p>42583</text:p>
              </table:table-cell>
              <table:table-cell office:value-type="float" office:value="340.181">
                <text:p>340.1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614">
                <text:p>42614</text:p>
              </table:table-cell>
              <table:table-cell office:value-type="float" office:value="340.175">
                <text:p>340.1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644">
                <text:p>42644</text:p>
              </table:table-cell>
              <table:table-cell office:value-type="float" office:value="340.171">
                <text:p>340.1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675">
                <text:p>42675</text:p>
              </table:table-cell>
              <table:table-cell office:value-type="float" office:value="340.169">
                <text:p>340.1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705">
                <text:p>42705</text:p>
              </table:table-cell>
              <table:table-cell office:value-type="float" office:value="340.166">
                <text:p>340.1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2736">
                <text:p>42736</text:p>
              </table:table-cell>
              <table:table-cell office:value-type="float" office:value="340.163">
                <text:p>340.1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2767">
                <text:p>42767</text:p>
              </table:table-cell>
              <table:table-cell office:value-type="float" office:value="340.158">
                <text:p>340.1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2795">
                <text:p>42795</text:p>
              </table:table-cell>
              <table:table-cell office:value-type="float" office:value="340.153">
                <text:p>340.1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2826">
                <text:p>42826</text:p>
              </table:table-cell>
              <table:table-cell office:value-type="float" office:value="340.147">
                <text:p>340.1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2856">
                <text:p>42856</text:p>
              </table:table-cell>
              <table:table-cell office:value-type="float" office:value="340.142">
                <text:p>340.1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887">
                <text:p>42887</text:p>
              </table:table-cell>
              <table:table-cell office:value-type="float" office:value="340.138">
                <text:p>340.1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917">
                <text:p>42917</text:p>
              </table:table-cell>
              <table:table-cell office:value-type="float" office:value="340.135">
                <text:p>340.1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948">
                <text:p>42948</text:p>
              </table:table-cell>
              <table:table-cell office:value-type="float" office:value="340.134">
                <text:p>340.1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979">
                <text:p>42979</text:p>
              </table:table-cell>
              <table:table-cell office:value-type="float" office:value="340.134">
                <text:p>340.1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3009">
                <text:p>43009</text:p>
              </table:table-cell>
              <table:table-cell office:value-type="float" office:value="340.134">
                <text:p>340.1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040">
                <text:p>43040</text:p>
              </table:table-cell>
              <table:table-cell office:value-type="float" office:value="340.135">
                <text:p>340.1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070">
                <text:p>43070</text:p>
              </table:table-cell>
              <table:table-cell office:value-type="float" office:value="340.135">
                <text:p>340.1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101">
                <text:p>43101</text:p>
              </table:table-cell>
              <table:table-cell office:value-type="float" office:value="340.134">
                <text:p>340.13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132">
                <text:p>43132</text:p>
              </table:table-cell>
              <table:table-cell office:value-type="float" office:value="340.132">
                <text:p>340.1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160">
                <text:p>43160</text:p>
              </table:table-cell>
              <table:table-cell office:value-type="float" office:value="340.13">
                <text:p>340.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191">
                <text:p>43191</text:p>
              </table:table-cell>
              <table:table-cell office:value-type="float" office:value="340.127">
                <text:p>340.1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221">
                <text:p>43221</text:p>
              </table:table-cell>
              <table:table-cell office:value-type="float" office:value="340.124">
                <text:p>340.1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252">
                <text:p>43252</text:p>
              </table:table-cell>
              <table:table-cell office:value-type="float" office:value="340.122">
                <text:p>340.1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3282">
                <text:p>43282</text:p>
              </table:table-cell>
              <table:table-cell office:value-type="float" office:value="340.122">
                <text:p>340.1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3313">
                <text:p>43313</text:p>
              </table:table-cell>
              <table:table-cell office:value-type="float" office:value="340.124">
                <text:p>340.1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3344">
                <text:p>43344</text:p>
              </table:table-cell>
              <table:table-cell office:value-type="float" office:value="340.126">
                <text:p>340.1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3374">
                <text:p>43374</text:p>
              </table:table-cell>
              <table:table-cell office:value-type="float" office:value="340.129">
                <text:p>340.1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3405">
                <text:p>43405</text:p>
              </table:table-cell>
              <table:table-cell office:value-type="float" office:value="340.13">
                <text:p>340.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3435">
                <text:p>43435</text:p>
              </table:table-cell>
              <table:table-cell office:value-type="float" office:value="340.13">
                <text:p>340.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3466">
                <text:p>43466</text:p>
              </table:table-cell>
              <table:table-cell office:value-type="float" office:value="340.128">
                <text:p>340.1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3497">
                <text:p>43497</text:p>
              </table:table-cell>
              <table:table-cell office:value-type="float" office:value="340.125">
                <text:p>340.1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3525">
                <text:p>43525</text:p>
              </table:table-cell>
              <table:table-cell office:value-type="float" office:value="340.121">
                <text:p>340.1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3556">
                <text:p>43556</text:p>
              </table:table-cell>
              <table:table-cell office:value-type="float" office:value="340.118">
                <text:p>340.1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3586">
                <text:p>43586</text:p>
              </table:table-cell>
              <table:table-cell office:value-type="float" office:value="340.115">
                <text:p>340.1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3617">
                <text:p>43617</text:p>
              </table:table-cell>
              <table:table-cell office:value-type="float" office:value="340.112">
                <text:p>340.1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3647">
                <text:p>43647</text:p>
              </table:table-cell>
              <table:table-cell office:value-type="float" office:value="340.109">
                <text:p>340.1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3678">
                <text:p>43678</text:p>
              </table:table-cell>
              <table:table-cell office:value-type="float" office:value="340.104">
                <text:p>340.1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3709">
                <text:p>43709</text:p>
              </table:table-cell>
              <table:table-cell office:value-type="float" office:value="340.098">
                <text:p>340.0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3739">
                <text:p>43739</text:p>
              </table:table-cell>
              <table:table-cell office:value-type="float" office:value="340.091">
                <text:p>340.0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3770">
                <text:p>43770</text:p>
              </table:table-cell>
              <table:table-cell office:value-type="float" office:value="340.084">
                <text:p>340.0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3800">
                <text:p>43800</text:p>
              </table:table-cell>
              <table:table-cell office:value-type="float" office:value="340.081">
                <text:p>340.0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3831">
                <text:p>43831</text:p>
              </table:table-cell>
              <table:table-cell office:value-type="float" office:value="340.081">
                <text:p>340.0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3862">
                <text:p>43862</text:p>
              </table:table-cell>
              <table:table-cell office:value-type="float" office:value="340.086">
                <text:p>340.08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3891">
                <text:p>43891</text:p>
              </table:table-cell>
              <table:table-cell office:value-type="float" office:value="340.095">
                <text:p>340.0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3922">
                <text:p>43922</text:p>
              </table:table-cell>
              <table:table-cell office:value-type="float" office:value="340.106">
                <text:p>340.1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3952">
                <text:p>43952</text:p>
              </table:table-cell>
              <table:table-cell office:value-type="float" office:value="340.117">
                <text:p>340.1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3983">
                <text:p>43983</text:p>
              </table:table-cell>
              <table:table-cell office:value-type="float" office:value="340.127">
                <text:p>340.1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4013">
                <text:p>44013</text:p>
              </table:table-cell>
              <table:table-cell office:value-type="float" office:value="340.136">
                <text:p>340.1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4044">
                <text:p>44044</text:p>
              </table:table-cell>
              <table:table-cell office:value-type="float" office:value="340.142">
                <text:p>340.14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4075">
                <text:p>44075</text:p>
              </table:table-cell>
              <table:table-cell office:value-type="float" office:value="340.149">
                <text:p>340.1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4105">
                <text:p>44105</text:p>
              </table:table-cell>
              <table:table-cell office:value-type="float" office:value="340.155">
                <text:p>340.1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4136">
                <text:p>44136</text:p>
              </table:table-cell>
              <table:table-cell office:value-type="float" office:value="340.163">
                <text:p>340.1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4166">
                <text:p>44166</text:p>
              </table:table-cell>
              <table:table-cell office:value-type="float" office:value="340.17">
                <text:p>340.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4197">
                <text:p>44197</text:p>
              </table:table-cell>
              <table:table-cell office:value-type="float" office:value="340.176">
                <text:p>340.1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4228">
                <text:p>44228</text:p>
              </table:table-cell>
              <table:table-cell office:value-type="float" office:value="340.181">
                <text:p>340.1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256">
                <text:p>44256</text:p>
              </table:table-cell>
              <table:table-cell office:value-type="float" office:value="340.185">
                <text:p>340.1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4287">
                <text:p>44287</text:p>
              </table:table-cell>
              <table:table-cell office:value-type="float" office:value="340.188">
                <text:p>340.1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4317">
                <text:p>44317</text:p>
              </table:table-cell>
              <table:table-cell office:value-type="float" office:value="340.193">
                <text:p>340.19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4348">
                <text:p>44348</text:p>
              </table:table-cell>
              <table:table-cell office:value-type="float" office:value="340.199">
                <text:p>340.1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4378">
                <text:p>44378</text:p>
              </table:table-cell>
              <table:table-cell office:value-type="float" office:value="340.208">
                <text:p>340.2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4409">
                <text:p>44409</text:p>
              </table:table-cell>
              <table:table-cell office:value-type="float" office:value="340.22">
                <text:p>340.2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4440">
                <text:p>44440</text:p>
              </table:table-cell>
              <table:table-cell office:value-type="float" office:value="340.235">
                <text:p>340.2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4470">
                <text:p>44470</text:p>
              </table:table-cell>
              <table:table-cell office:value-type="float" office:value="340.253">
                <text:p>340.25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4501">
                <text:p>44501</text:p>
              </table:table-cell>
              <table:table-cell office:value-type="float" office:value="340.271">
                <text:p>340.2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4531">
                <text:p>44531</text:p>
              </table:table-cell>
              <table:table-cell office:value-type="float" office:value="340.289">
                <text:p>340.2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4562">
                <text:p>44562</text:p>
              </table:table-cell>
              <table:table-cell office:value-type="float" office:value="340.305">
                <text:p>340.3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4593">
                <text:p>44593</text:p>
              </table:table-cell>
              <table:table-cell office:value-type="float" office:value="340.319">
                <text:p>340.3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4621">
                <text:p>44621</text:p>
              </table:table-cell>
              <table:table-cell office:value-type="float" office:value="340.331">
                <text:p>340.33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652">
                <text:p>44652</text:p>
              </table:table-cell>
              <table:table-cell office:value-type="float" office:value="340.342">
                <text:p>340.3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4682">
                <text:p>44682</text:p>
              </table:table-cell>
              <table:table-cell office:value-type="float" office:value="340.352">
                <text:p>340.3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4713">
                <text:p>44713</text:p>
              </table:table-cell>
              <table:table-cell office:value-type="float" office:value="340.362">
                <text:p>340.3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4743">
                <text:p>44743</text:p>
              </table:table-cell>
              <table:table-cell office:value-type="float" office:value="340.372">
                <text:p>340.3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4774">
                <text:p>44774</text:p>
              </table:table-cell>
              <table:table-cell office:value-type="float" office:value="340.383">
                <text:p>340.38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4805">
                <text:p>44805</text:p>
              </table:table-cell>
              <table:table-cell office:value-type="float" office:value="340.394">
                <text:p>340.3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4835">
                <text:p>44835</text:p>
              </table:table-cell>
              <table:table-cell office:value-type="float" office:value="340.405">
                <text:p>340.4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866">
                <text:p>44866</text:p>
              </table:table-cell>
              <table:table-cell office:value-type="float" office:value="340.414">
                <text:p>340.4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896">
                <text:p>44896</text:p>
              </table:table-cell>
              <table:table-cell office:value-type="float" office:value="340.421">
                <text:p>340.4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927">
                <text:p>44927</text:p>
              </table:table-cell>
              <table:table-cell office:value-type="float" office:value="340.427">
                <text:p>340.4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958">
                <text:p>44958</text:p>
              </table:table-cell>
              <table:table-cell office:value-type="float" office:value="340.433">
                <text:p>340.4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986">
                <text:p>44986</text:p>
              </table:table-cell>
              <table:table-cell office:value-type="float" office:value="340.437">
                <text:p>340.4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5017">
                <text:p>45017</text:p>
              </table:table-cell>
              <table:table-cell office:value-type="float" office:value="340.443">
                <text:p>340.4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5047">
                <text:p>45047</text:p>
              </table:table-cell>
              <table:table-cell office:value-type="float" office:value="340.45">
                <text:p>340.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5078">
                <text:p>45078</text:p>
              </table:table-cell>
              <table:table-cell office:value-type="float" office:value="340.456">
                <text:p>340.4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5108">
                <text:p>45108</text:p>
              </table:table-cell>
              <table:table-cell office:value-type="float" office:value="340.462">
                <text:p>340.4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5139">
                <text:p>45139</text:p>
              </table:table-cell>
              <table:table-cell office:value-type="float" office:value="340.468">
                <text:p>340.4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5170">
                <text:p>45170</text:p>
              </table:table-cell>
              <table:table-cell office:value-type="float" office:value="340.473">
                <text:p>340.4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5200">
                <text:p>45200</text:p>
              </table:table-cell>
              <table:table-cell office:value-type="float" office:value="340.479">
                <text:p>340.47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231">
                <text:p>45231</text:p>
              </table:table-cell>
              <table:table-cell office:value-type="float" office:value="340.483">
                <text:p>340.48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5261">
                <text:p>45261</text:p>
              </table:table-cell>
              <table:table-cell office:value-type="float" office:value="340.488">
                <text:p>340.4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1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37">
      <style:chart-properties chart:display-label="true" chart:logarithmic="false" chart:minimum="36586" chart:maximum="4529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9">
      <style:chart-properties chart:display-label="true" chart:logarithmic="false" chart:minimum="96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119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47cm" svg:y="0.202cm" chart:style-name="ch2">
          <text:p>CERES Edition 4.2 gtoa_sw_all (Deseasonalised)</text:p>
        </chart:title>
        <chart:legend chart:legend-position="bottom" svg:x="1.561cm" svg:y="8.217cm" style:legend-expansion="wide" chart:style-name="ch3"/>
        <chart:plot-area chart:style-name="ch4" table:cell-range-address="gtoa_sw_all.A3:gtoa_sw_all.A288 gtoa_sw_all.C1:gtoa_sw_all.C1 gtoa_sw_all.C3:gtoa_sw_all.C288" chart:data-source-has-labels="row" svg:x="0.779cm" svg:y="1.075cm" svg:width="14.893cm" svg:height="6.622cm">
          <chartooo:coordinate-region svg:x="1.877cm" svg:y="1.274cm" svg:width="13.795cm" svg:height="5.776cm"/>
          <chart:axis chart:dimension="x" chart:name="primary-x" chart:style-name="ch5">
            <chart:title svg:x="7.834cm" svg:y="7.731cm" chart:style-name="ch6">
              <text:p>Date</text:p>
            </chart:title>
            <chart:grid chart:style-name="ch7" chart:class="major"/>
          </chart:axis>
          <chart:axis chart:dimension="y" chart:name="primary-y" chart:style-name="ch8">
            <chart:title svg:x="0.351cm" svg:y="5.086cm" chart:style-name="ch9">
              <text:p>Flux, W/m^2</text:p>
            </chart:title>
            <chart:grid chart:style-name="ch7" chart:class="major"/>
          </chart:axis>
          <chart:series chart:style-name="ch10" chart:values-cell-range-address="gtoa_sw_all.C3:gtoa_sw_all.C288" chart:label-cell-address="gtoa_sw_all.C1:gtoa_sw_all.C1" chart:class="chart:scatter">
            <chart:domain table:cell-range-address="gtoa_sw_all.A3:gtoa_sw_all.A288"/>
            <chart:regression-curve chart:style-name="ch11">
              <chart:equation chart:display-equation="true" chart:display-r-square="true" svg:x="2.647cm" svg:y="4.874cm"/>
            </chart:regression-curve>
            <chart:data-point chart:repeated="28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atsmodels.tsa.seasonal.STL</text:p>
                <draw:g>
                  <svg:desc>gtoa_sw_all.C1:gtoa_sw_all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586">
                <text:p>36586</text:p>
                <draw:g>
                  <svg:desc>gtoa_sw_all.A3:gtoa_sw_all.A288</svg:desc>
                </draw:g>
              </table:table-cell>
              <table:table-cell office:value-type="float" office:value="99.9142">
                <text:p>99.9142</text:p>
                <draw:g>
                  <svg:desc>gtoa_sw_all.C3:gtoa_sw_all.C2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617">
                <text:p>36617</text:p>
              </table:table-cell>
              <table:table-cell office:value-type="float" office:value="99.9195">
                <text:p>99.9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647">
                <text:p>36647</text:p>
              </table:table-cell>
              <table:table-cell office:value-type="float" office:value="99.9229">
                <text:p>99.9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678">
                <text:p>36678</text:p>
              </table:table-cell>
              <table:table-cell office:value-type="float" office:value="99.9245">
                <text:p>99.92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08">
                <text:p>36708</text:p>
              </table:table-cell>
              <table:table-cell office:value-type="float" office:value="99.9246">
                <text:p>99.92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739">
                <text:p>36739</text:p>
              </table:table-cell>
              <table:table-cell office:value-type="float" office:value="99.9236">
                <text:p>99.92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770">
                <text:p>36770</text:p>
              </table:table-cell>
              <table:table-cell office:value-type="float" office:value="99.9223">
                <text:p>99.9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800">
                <text:p>36800</text:p>
              </table:table-cell>
              <table:table-cell office:value-type="float" office:value="99.9217">
                <text:p>99.9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831">
                <text:p>36831</text:p>
              </table:table-cell>
              <table:table-cell office:value-type="float" office:value="99.9227">
                <text:p>99.92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61">
                <text:p>36861</text:p>
              </table:table-cell>
              <table:table-cell office:value-type="float" office:value="99.9253">
                <text:p>99.92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892">
                <text:p>36892</text:p>
              </table:table-cell>
              <table:table-cell office:value-type="float" office:value="99.9232">
                <text:p>99.92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923">
                <text:p>36923</text:p>
              </table:table-cell>
              <table:table-cell office:value-type="float" office:value="99.9008">
                <text:p>99.90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951">
                <text:p>36951</text:p>
              </table:table-cell>
              <table:table-cell office:value-type="float" office:value="99.8746">
                <text:p>99.87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982">
                <text:p>36982</text:p>
              </table:table-cell>
              <table:table-cell office:value-type="float" office:value="99.8526">
                <text:p>99.85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012">
                <text:p>37012</text:p>
              </table:table-cell>
              <table:table-cell office:value-type="float" office:value="99.8442">
                <text:p>99.84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043">
                <text:p>37043</text:p>
              </table:table-cell>
              <table:table-cell office:value-type="float" office:value="99.8528">
                <text:p>99.85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073">
                <text:p>37073</text:p>
              </table:table-cell>
              <table:table-cell office:value-type="float" office:value="99.8748">
                <text:p>99.87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104">
                <text:p>37104</text:p>
              </table:table-cell>
              <table:table-cell office:value-type="float" office:value="99.8993">
                <text:p>99.89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135">
                <text:p>37135</text:p>
              </table:table-cell>
              <table:table-cell office:value-type="float" office:value="99.9108">
                <text:p>99.9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165">
                <text:p>37165</text:p>
              </table:table-cell>
              <table:table-cell office:value-type="float" office:value="99.9059">
                <text:p>99.90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196">
                <text:p>37196</text:p>
              </table:table-cell>
              <table:table-cell office:value-type="float" office:value="99.8937">
                <text:p>99.89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226">
                <text:p>37226</text:p>
              </table:table-cell>
              <table:table-cell office:value-type="float" office:value="99.8869">
                <text:p>99.88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257">
                <text:p>37257</text:p>
              </table:table-cell>
              <table:table-cell office:value-type="float" office:value="99.886">
                <text:p>99.8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288">
                <text:p>37288</text:p>
              </table:table-cell>
              <table:table-cell office:value-type="float" office:value="99.8824">
                <text:p>99.88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316">
                <text:p>37316</text:p>
              </table:table-cell>
              <table:table-cell office:value-type="float" office:value="99.8699">
                <text:p>99.86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347">
                <text:p>37347</text:p>
              </table:table-cell>
              <table:table-cell office:value-type="float" office:value="99.8469">
                <text:p>99.84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377">
                <text:p>37377</text:p>
              </table:table-cell>
              <table:table-cell office:value-type="float" office:value="99.8144">
                <text:p>99.81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408">
                <text:p>37408</text:p>
              </table:table-cell>
              <table:table-cell office:value-type="float" office:value="99.7717">
                <text:p>99.77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438">
                <text:p>37438</text:p>
              </table:table-cell>
              <table:table-cell office:value-type="float" office:value="99.7207">
                <text:p>99.7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469">
                <text:p>37469</text:p>
              </table:table-cell>
              <table:table-cell office:value-type="float" office:value="99.669">
                <text:p>99.6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500">
                <text:p>37500</text:p>
              </table:table-cell>
              <table:table-cell office:value-type="float" office:value="99.624">
                <text:p>99.6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530">
                <text:p>37530</text:p>
              </table:table-cell>
              <table:table-cell office:value-type="float" office:value="99.5887">
                <text:p>99.58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561">
                <text:p>37561</text:p>
              </table:table-cell>
              <table:table-cell office:value-type="float" office:value="99.5582">
                <text:p>99.55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591">
                <text:p>37591</text:p>
              </table:table-cell>
              <table:table-cell office:value-type="float" office:value="99.524">
                <text:p>99.5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622">
                <text:p>37622</text:p>
              </table:table-cell>
              <table:table-cell office:value-type="float" office:value="99.4815">
                <text:p>99.4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653">
                <text:p>37653</text:p>
              </table:table-cell>
              <table:table-cell office:value-type="float" office:value="99.4286">
                <text:p>99.42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681">
                <text:p>37681</text:p>
              </table:table-cell>
              <table:table-cell office:value-type="float" office:value="99.3694">
                <text:p>99.36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712">
                <text:p>37712</text:p>
              </table:table-cell>
              <table:table-cell office:value-type="float" office:value="99.3151">
                <text:p>99.31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742">
                <text:p>37742</text:p>
              </table:table-cell>
              <table:table-cell office:value-type="float" office:value="99.2716">
                <text:p>99.27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773">
                <text:p>37773</text:p>
              </table:table-cell>
              <table:table-cell office:value-type="float" office:value="99.236">
                <text:p>99.2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803">
                <text:p>37803</text:p>
              </table:table-cell>
              <table:table-cell office:value-type="float" office:value="99.2078">
                <text:p>99.20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834">
                <text:p>37834</text:p>
              </table:table-cell>
              <table:table-cell office:value-type="float" office:value="99.1874">
                <text:p>99.18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865">
                <text:p>37865</text:p>
              </table:table-cell>
              <table:table-cell office:value-type="float" office:value="99.1854">
                <text:p>99.18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895">
                <text:p>37895</text:p>
              </table:table-cell>
              <table:table-cell office:value-type="float" office:value="99.2028">
                <text:p>99.20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926">
                <text:p>37926</text:p>
              </table:table-cell>
              <table:table-cell office:value-type="float" office:value="99.2284">
                <text:p>99.22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956">
                <text:p>37956</text:p>
              </table:table-cell>
              <table:table-cell office:value-type="float" office:value="99.2526">
                <text:p>99.25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987">
                <text:p>37987</text:p>
              </table:table-cell>
              <table:table-cell office:value-type="float" office:value="99.2741">
                <text:p>99.27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018">
                <text:p>38018</text:p>
              </table:table-cell>
              <table:table-cell office:value-type="float" office:value="99.2972">
                <text:p>99.29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047">
                <text:p>38047</text:p>
              </table:table-cell>
              <table:table-cell office:value-type="float" office:value="99.3208">
                <text:p>99.32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078">
                <text:p>38078</text:p>
              </table:table-cell>
              <table:table-cell office:value-type="float" office:value="99.3391">
                <text:p>99.33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108">
                <text:p>38108</text:p>
              </table:table-cell>
              <table:table-cell office:value-type="float" office:value="99.3501">
                <text:p>99.35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139">
                <text:p>38139</text:p>
              </table:table-cell>
              <table:table-cell office:value-type="float" office:value="99.3567">
                <text:p>99.35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169">
                <text:p>38169</text:p>
              </table:table-cell>
              <table:table-cell office:value-type="float" office:value="99.3594">
                <text:p>99.35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200">
                <text:p>38200</text:p>
              </table:table-cell>
              <table:table-cell office:value-type="float" office:value="99.3558">
                <text:p>99.35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231">
                <text:p>38231</text:p>
              </table:table-cell>
              <table:table-cell office:value-type="float" office:value="99.3454">
                <text:p>99.34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261">
                <text:p>38261</text:p>
              </table:table-cell>
              <table:table-cell office:value-type="float" office:value="99.331">
                <text:p>99.3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292">
                <text:p>38292</text:p>
              </table:table-cell>
              <table:table-cell office:value-type="float" office:value="99.319">
                <text:p>99.3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322">
                <text:p>38322</text:p>
              </table:table-cell>
              <table:table-cell office:value-type="float" office:value="99.3141">
                <text:p>99.31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353">
                <text:p>38353</text:p>
              </table:table-cell>
              <table:table-cell office:value-type="float" office:value="99.319">
                <text:p>99.3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384">
                <text:p>38384</text:p>
              </table:table-cell>
              <table:table-cell office:value-type="float" office:value="99.3309">
                <text:p>99.33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412">
                <text:p>38412</text:p>
              </table:table-cell>
              <table:table-cell office:value-type="float" office:value="99.3488">
                <text:p>99.34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443">
                <text:p>38443</text:p>
              </table:table-cell>
              <table:table-cell office:value-type="float" office:value="99.36">
                <text:p>99.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473">
                <text:p>38473</text:p>
              </table:table-cell>
              <table:table-cell office:value-type="float" office:value="99.3586">
                <text:p>99.35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504">
                <text:p>38504</text:p>
              </table:table-cell>
              <table:table-cell office:value-type="float" office:value="99.3495">
                <text:p>99.34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534">
                <text:p>38534</text:p>
              </table:table-cell>
              <table:table-cell office:value-type="float" office:value="99.3396">
                <text:p>99.3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565">
                <text:p>38565</text:p>
              </table:table-cell>
              <table:table-cell office:value-type="float" office:value="99.3318">
                <text:p>99.33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596">
                <text:p>38596</text:p>
              </table:table-cell>
              <table:table-cell office:value-type="float" office:value="99.321">
                <text:p>99.3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626">
                <text:p>38626</text:p>
              </table:table-cell>
              <table:table-cell office:value-type="float" office:value="99.3016">
                <text:p>99.30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657">
                <text:p>38657</text:p>
              </table:table-cell>
              <table:table-cell office:value-type="float" office:value="99.2754">
                <text:p>99.27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687">
                <text:p>38687</text:p>
              </table:table-cell>
              <table:table-cell office:value-type="float" office:value="99.2451">
                <text:p>99.24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718">
                <text:p>38718</text:p>
              </table:table-cell>
              <table:table-cell office:value-type="float" office:value="99.2113">
                <text:p>99.21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749">
                <text:p>38749</text:p>
              </table:table-cell>
              <table:table-cell office:value-type="float" office:value="99.1815">
                <text:p>99.18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777">
                <text:p>38777</text:p>
              </table:table-cell>
              <table:table-cell office:value-type="float" office:value="99.1588">
                <text:p>99.15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808">
                <text:p>38808</text:p>
              </table:table-cell>
              <table:table-cell office:value-type="float" office:value="99.1484">
                <text:p>99.14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838">
                <text:p>38838</text:p>
              </table:table-cell>
              <table:table-cell office:value-type="float" office:value="99.1496">
                <text:p>99.14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869">
                <text:p>38869</text:p>
              </table:table-cell>
              <table:table-cell office:value-type="float" office:value="99.1545">
                <text:p>99.15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899">
                <text:p>38899</text:p>
              </table:table-cell>
              <table:table-cell office:value-type="float" office:value="99.1573">
                <text:p>99.15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930">
                <text:p>38930</text:p>
              </table:table-cell>
              <table:table-cell office:value-type="float" office:value="99.1551">
                <text:p>99.15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961">
                <text:p>38961</text:p>
              </table:table-cell>
              <table:table-cell office:value-type="float" office:value="99.1489">
                <text:p>99.14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991">
                <text:p>38991</text:p>
              </table:table-cell>
              <table:table-cell office:value-type="float" office:value="99.1423">
                <text:p>99.14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022">
                <text:p>39022</text:p>
              </table:table-cell>
              <table:table-cell office:value-type="float" office:value="99.143">
                <text:p>99.1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052">
                <text:p>39052</text:p>
              </table:table-cell>
              <table:table-cell office:value-type="float" office:value="99.1535">
                <text:p>99.15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083">
                <text:p>39083</text:p>
              </table:table-cell>
              <table:table-cell office:value-type="float" office:value="99.1717">
                <text:p>99.17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114">
                <text:p>39114</text:p>
              </table:table-cell>
              <table:table-cell office:value-type="float" office:value="99.1905">
                <text:p>99.19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142">
                <text:p>39142</text:p>
              </table:table-cell>
              <table:table-cell office:value-type="float" office:value="99.2073">
                <text:p>99.20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173">
                <text:p>39173</text:p>
              </table:table-cell>
              <table:table-cell office:value-type="float" office:value="99.2291">
                <text:p>99.22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203">
                <text:p>39203</text:p>
              </table:table-cell>
              <table:table-cell office:value-type="float" office:value="99.2617">
                <text:p>99.26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234">
                <text:p>39234</text:p>
              </table:table-cell>
              <table:table-cell office:value-type="float" office:value="99.302">
                <text:p>99.3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264">
                <text:p>39264</text:p>
              </table:table-cell>
              <table:table-cell office:value-type="float" office:value="99.3396">
                <text:p>99.33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295">
                <text:p>39295</text:p>
              </table:table-cell>
              <table:table-cell office:value-type="float" office:value="99.369">
                <text:p>99.3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326">
                <text:p>39326</text:p>
              </table:table-cell>
              <table:table-cell office:value-type="float" office:value="99.3832">
                <text:p>99.38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356">
                <text:p>39356</text:p>
              </table:table-cell>
              <table:table-cell office:value-type="float" office:value="99.382">
                <text:p>99.3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387">
                <text:p>39387</text:p>
              </table:table-cell>
              <table:table-cell office:value-type="float" office:value="99.3635">
                <text:p>99.36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417">
                <text:p>39417</text:p>
              </table:table-cell>
              <table:table-cell office:value-type="float" office:value="99.3312">
                <text:p>99.33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448">
                <text:p>39448</text:p>
              </table:table-cell>
              <table:table-cell office:value-type="float" office:value="99.296">
                <text:p>99.2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479">
                <text:p>39479</text:p>
              </table:table-cell>
              <table:table-cell office:value-type="float" office:value="99.2627">
                <text:p>99.26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508">
                <text:p>39508</text:p>
              </table:table-cell>
              <table:table-cell office:value-type="float" office:value="99.2326">
                <text:p>99.23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539">
                <text:p>39539</text:p>
              </table:table-cell>
              <table:table-cell office:value-type="float" office:value="99.1994">
                <text:p>99.19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569">
                <text:p>39569</text:p>
              </table:table-cell>
              <table:table-cell office:value-type="float" office:value="99.1599">
                <text:p>99.15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600">
                <text:p>39600</text:p>
              </table:table-cell>
              <table:table-cell office:value-type="float" office:value="99.1158">
                <text:p>99.11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630">
                <text:p>39630</text:p>
              </table:table-cell>
              <table:table-cell office:value-type="float" office:value="99.0723">
                <text:p>99.07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661">
                <text:p>39661</text:p>
              </table:table-cell>
              <table:table-cell office:value-type="float" office:value="99.0355">
                <text:p>99.0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692">
                <text:p>39692</text:p>
              </table:table-cell>
              <table:table-cell office:value-type="float" office:value="99.0128">
                <text:p>99.01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722">
                <text:p>39722</text:p>
              </table:table-cell>
              <table:table-cell office:value-type="float" office:value="99.005">
                <text:p>99.0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753">
                <text:p>39753</text:p>
              </table:table-cell>
              <table:table-cell office:value-type="float" office:value="99.0066">
                <text:p>99.00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783">
                <text:p>39783</text:p>
              </table:table-cell>
              <table:table-cell office:value-type="float" office:value="99.0116">
                <text:p>99.01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814">
                <text:p>39814</text:p>
              </table:table-cell>
              <table:table-cell office:value-type="float" office:value="99.0192">
                <text:p>99.01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845">
                <text:p>39845</text:p>
              </table:table-cell>
              <table:table-cell office:value-type="float" office:value="99.0332">
                <text:p>99.03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873">
                <text:p>39873</text:p>
              </table:table-cell>
              <table:table-cell office:value-type="float" office:value="99.0527">
                <text:p>99.05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904">
                <text:p>39904</text:p>
              </table:table-cell>
              <table:table-cell office:value-type="float" office:value="99.0756">
                <text:p>99.07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934">
                <text:p>39934</text:p>
              </table:table-cell>
              <table:table-cell office:value-type="float" office:value="99.1021">
                <text:p>99.10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965">
                <text:p>39965</text:p>
              </table:table-cell>
              <table:table-cell office:value-type="float" office:value="99.1363">
                <text:p>99.13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995">
                <text:p>39995</text:p>
              </table:table-cell>
              <table:table-cell office:value-type="float" office:value="99.1793">
                <text:p>99.17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026">
                <text:p>40026</text:p>
              </table:table-cell>
              <table:table-cell office:value-type="float" office:value="99.2259">
                <text:p>99.22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057">
                <text:p>40057</text:p>
              </table:table-cell>
              <table:table-cell office:value-type="float" office:value="99.2745">
                <text:p>99.27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087">
                <text:p>40087</text:p>
              </table:table-cell>
              <table:table-cell office:value-type="float" office:value="99.3255">
                <text:p>99.32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118">
                <text:p>40118</text:p>
              </table:table-cell>
              <table:table-cell office:value-type="float" office:value="99.3833">
                <text:p>99.38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148">
                <text:p>40148</text:p>
              </table:table-cell>
              <table:table-cell office:value-type="float" office:value="99.4478">
                <text:p>99.44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179">
                <text:p>40179</text:p>
              </table:table-cell>
              <table:table-cell office:value-type="float" office:value="99.5115">
                <text:p>99.51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210">
                <text:p>40210</text:p>
              </table:table-cell>
              <table:table-cell office:value-type="float" office:value="99.5664">
                <text:p>99.56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238">
                <text:p>40238</text:p>
              </table:table-cell>
              <table:table-cell office:value-type="float" office:value="99.6064">
                <text:p>99.60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269">
                <text:p>40269</text:p>
              </table:table-cell>
              <table:table-cell office:value-type="float" office:value="99.6294">
                <text:p>99.62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299">
                <text:p>40299</text:p>
              </table:table-cell>
              <table:table-cell office:value-type="float" office:value="99.6382">
                <text:p>99.63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330">
                <text:p>40330</text:p>
              </table:table-cell>
              <table:table-cell office:value-type="float" office:value="99.6359">
                <text:p>99.63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360">
                <text:p>40360</text:p>
              </table:table-cell>
              <table:table-cell office:value-type="float" office:value="99.6249">
                <text:p>99.62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391">
                <text:p>40391</text:p>
              </table:table-cell>
              <table:table-cell office:value-type="float" office:value="99.6066">
                <text:p>99.60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422">
                <text:p>40422</text:p>
              </table:table-cell>
              <table:table-cell office:value-type="float" office:value="99.5856">
                <text:p>99.58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452">
                <text:p>40452</text:p>
              </table:table-cell>
              <table:table-cell office:value-type="float" office:value="99.5662">
                <text:p>99.56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483">
                <text:p>40483</text:p>
              </table:table-cell>
              <table:table-cell office:value-type="float" office:value="99.5479">
                <text:p>99.54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513">
                <text:p>40513</text:p>
              </table:table-cell>
              <table:table-cell office:value-type="float" office:value="99.5251">
                <text:p>99.52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544">
                <text:p>40544</text:p>
              </table:table-cell>
              <table:table-cell office:value-type="float" office:value="99.4908">
                <text:p>99.49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575">
                <text:p>40575</text:p>
              </table:table-cell>
              <table:table-cell office:value-type="float" office:value="99.4445">
                <text:p>99.44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603">
                <text:p>40603</text:p>
              </table:table-cell>
              <table:table-cell office:value-type="float" office:value="99.3958">
                <text:p>99.39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634">
                <text:p>40634</text:p>
              </table:table-cell>
              <table:table-cell office:value-type="float" office:value="99.357">
                <text:p>99.3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664">
                <text:p>40664</text:p>
              </table:table-cell>
              <table:table-cell office:value-type="float" office:value="99.3301">
                <text:p>99.33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695">
                <text:p>40695</text:p>
              </table:table-cell>
              <table:table-cell office:value-type="float" office:value="99.311">
                <text:p>99.3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725">
                <text:p>40725</text:p>
              </table:table-cell>
              <table:table-cell office:value-type="float" office:value="99.299">
                <text:p>99.2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756">
                <text:p>40756</text:p>
              </table:table-cell>
              <table:table-cell office:value-type="float" office:value="99.2914">
                <text:p>99.29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0787">
                <text:p>40787</text:p>
              </table:table-cell>
              <table:table-cell office:value-type="float" office:value="99.278">
                <text:p>99.2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817">
                <text:p>40817</text:p>
              </table:table-cell>
              <table:table-cell office:value-type="float" office:value="99.2506">
                <text:p>99.25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848">
                <text:p>40848</text:p>
              </table:table-cell>
              <table:table-cell office:value-type="float" office:value="99.2115">
                <text:p>99.21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878">
                <text:p>40878</text:p>
              </table:table-cell>
              <table:table-cell office:value-type="float" office:value="99.1698">
                <text:p>99.16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909">
                <text:p>40909</text:p>
              </table:table-cell>
              <table:table-cell office:value-type="float" office:value="99.1333">
                <text:p>99.1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940">
                <text:p>40940</text:p>
              </table:table-cell>
              <table:table-cell office:value-type="float" office:value="99.1056">
                <text:p>99.10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969">
                <text:p>40969</text:p>
              </table:table-cell>
              <table:table-cell office:value-type="float" office:value="99.0862">
                <text:p>99.08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000">
                <text:p>41000</text:p>
              </table:table-cell>
              <table:table-cell office:value-type="float" office:value="99.0709">
                <text:p>99.07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030">
                <text:p>41030</text:p>
              </table:table-cell>
              <table:table-cell office:value-type="float" office:value="99.0565">
                <text:p>99.05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061">
                <text:p>41061</text:p>
              </table:table-cell>
              <table:table-cell office:value-type="float" office:value="99.0428">
                <text:p>99.04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1091">
                <text:p>41091</text:p>
              </table:table-cell>
              <table:table-cell office:value-type="float" office:value="99.0321">
                <text:p>99.03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1122">
                <text:p>41122</text:p>
              </table:table-cell>
              <table:table-cell office:value-type="float" office:value="99.0328">
                <text:p>99.03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1153">
                <text:p>41153</text:p>
              </table:table-cell>
              <table:table-cell office:value-type="float" office:value="99.0512">
                <text:p>99.05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1183">
                <text:p>41183</text:p>
              </table:table-cell>
              <table:table-cell office:value-type="float" office:value="99.0863">
                <text:p>99.08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1214">
                <text:p>41214</text:p>
              </table:table-cell>
              <table:table-cell office:value-type="float" office:value="99.1285">
                <text:p>99.12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1244">
                <text:p>41244</text:p>
              </table:table-cell>
              <table:table-cell office:value-type="float" office:value="99.1744">
                <text:p>99.17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275">
                <text:p>41275</text:p>
              </table:table-cell>
              <table:table-cell office:value-type="float" office:value="99.2239">
                <text:p>99.22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1306">
                <text:p>41306</text:p>
              </table:table-cell>
              <table:table-cell office:value-type="float" office:value="99.2713">
                <text:p>99.27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1334">
                <text:p>41334</text:p>
              </table:table-cell>
              <table:table-cell office:value-type="float" office:value="99.3101">
                <text:p>99.31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1365">
                <text:p>41365</text:p>
              </table:table-cell>
              <table:table-cell office:value-type="float" office:value="99.3385">
                <text:p>99.33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395">
                <text:p>41395</text:p>
              </table:table-cell>
              <table:table-cell office:value-type="float" office:value="99.36">
                <text:p>99.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426">
                <text:p>41426</text:p>
              </table:table-cell>
              <table:table-cell office:value-type="float" office:value="99.3742">
                <text:p>99.37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456">
                <text:p>41456</text:p>
              </table:table-cell>
              <table:table-cell office:value-type="float" office:value="99.3751">
                <text:p>99.37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487">
                <text:p>41487</text:p>
              </table:table-cell>
              <table:table-cell office:value-type="float" office:value="99.3605">
                <text:p>99.36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518">
                <text:p>41518</text:p>
              </table:table-cell>
              <table:table-cell office:value-type="float" office:value="99.3348">
                <text:p>99.33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548">
                <text:p>41548</text:p>
              </table:table-cell>
              <table:table-cell office:value-type="float" office:value="99.3062">
                <text:p>99.30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579">
                <text:p>41579</text:p>
              </table:table-cell>
              <table:table-cell office:value-type="float" office:value="99.2802">
                <text:p>99.28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609">
                <text:p>41609</text:p>
              </table:table-cell>
              <table:table-cell office:value-type="float" office:value="99.2517">
                <text:p>99.25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640">
                <text:p>41640</text:p>
              </table:table-cell>
              <table:table-cell office:value-type="float" office:value="99.2185">
                <text:p>99.21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671">
                <text:p>41671</text:p>
              </table:table-cell>
              <table:table-cell office:value-type="float" office:value="99.1828">
                <text:p>99.18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1699">
                <text:p>41699</text:p>
              </table:table-cell>
              <table:table-cell office:value-type="float" office:value="99.1472">
                <text:p>99.14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1730">
                <text:p>41730</text:p>
              </table:table-cell>
              <table:table-cell office:value-type="float" office:value="99.1169">
                <text:p>99.11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1760">
                <text:p>41760</text:p>
              </table:table-cell>
              <table:table-cell office:value-type="float" office:value="99.0939">
                <text:p>99.09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1791">
                <text:p>41791</text:p>
              </table:table-cell>
              <table:table-cell office:value-type="float" office:value="99.0773">
                <text:p>99.07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821">
                <text:p>41821</text:p>
              </table:table-cell>
              <table:table-cell office:value-type="float" office:value="99.0674">
                <text:p>99.06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1852">
                <text:p>41852</text:p>
              </table:table-cell>
              <table:table-cell office:value-type="float" office:value="99.0598">
                <text:p>99.05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1883">
                <text:p>41883</text:p>
              </table:table-cell>
              <table:table-cell office:value-type="float" office:value="99.0479">
                <text:p>99.04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1913">
                <text:p>41913</text:p>
              </table:table-cell>
              <table:table-cell office:value-type="float" office:value="99.0291">
                <text:p>99.02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944">
                <text:p>41944</text:p>
              </table:table-cell>
              <table:table-cell office:value-type="float" office:value="99.0024">
                <text:p>99.00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974">
                <text:p>41974</text:p>
              </table:table-cell>
              <table:table-cell office:value-type="float" office:value="98.9653">
                <text:p>98.96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005">
                <text:p>42005</text:p>
              </table:table-cell>
              <table:table-cell office:value-type="float" office:value="98.9169">
                <text:p>98.91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2036">
                <text:p>42036</text:p>
              </table:table-cell>
              <table:table-cell office:value-type="float" office:value="98.8625">
                <text:p>98.86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2064">
                <text:p>42064</text:p>
              </table:table-cell>
              <table:table-cell office:value-type="float" office:value="98.8092">
                <text:p>98.80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2095">
                <text:p>42095</text:p>
              </table:table-cell>
              <table:table-cell office:value-type="float" office:value="98.761">
                <text:p>98.7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125">
                <text:p>42125</text:p>
              </table:table-cell>
              <table:table-cell office:value-type="float" office:value="98.7173">
                <text:p>98.71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156">
                <text:p>42156</text:p>
              </table:table-cell>
              <table:table-cell office:value-type="float" office:value="98.6771">
                <text:p>98.67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186">
                <text:p>42186</text:p>
              </table:table-cell>
              <table:table-cell office:value-type="float" office:value="98.6428">
                <text:p>98.64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217">
                <text:p>42217</text:p>
              </table:table-cell>
              <table:table-cell office:value-type="float" office:value="98.6138">
                <text:p>98.61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248">
                <text:p>42248</text:p>
              </table:table-cell>
              <table:table-cell office:value-type="float" office:value="98.5901">
                <text:p>98.59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278">
                <text:p>42278</text:p>
              </table:table-cell>
              <table:table-cell office:value-type="float" office:value="98.5679">
                <text:p>98.56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309">
                <text:p>42309</text:p>
              </table:table-cell>
              <table:table-cell office:value-type="float" office:value="98.5456">
                <text:p>98.54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339">
                <text:p>42339</text:p>
              </table:table-cell>
              <table:table-cell office:value-type="float" office:value="98.5274">
                <text:p>98.52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370">
                <text:p>42370</text:p>
              </table:table-cell>
              <table:table-cell office:value-type="float" office:value="98.5189">
                <text:p>98.51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401">
                <text:p>42401</text:p>
              </table:table-cell>
              <table:table-cell office:value-type="float" office:value="98.5209">
                <text:p>98.52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430">
                <text:p>42430</text:p>
              </table:table-cell>
              <table:table-cell office:value-type="float" office:value="98.527">
                <text:p>98.5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461">
                <text:p>42461</text:p>
              </table:table-cell>
              <table:table-cell office:value-type="float" office:value="98.5273">
                <text:p>98.52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491">
                <text:p>42491</text:p>
              </table:table-cell>
              <table:table-cell office:value-type="float" office:value="98.5069">
                <text:p>98.50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522">
                <text:p>42522</text:p>
              </table:table-cell>
              <table:table-cell office:value-type="float" office:value="98.4597">
                <text:p>98.45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552">
                <text:p>42552</text:p>
              </table:table-cell>
              <table:table-cell office:value-type="float" office:value="98.3925">
                <text:p>98.39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583">
                <text:p>42583</text:p>
              </table:table-cell>
              <table:table-cell office:value-type="float" office:value="98.3196">
                <text:p>98.31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614">
                <text:p>42614</text:p>
              </table:table-cell>
              <table:table-cell office:value-type="float" office:value="98.2557">
                <text:p>98.25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644">
                <text:p>42644</text:p>
              </table:table-cell>
              <table:table-cell office:value-type="float" office:value="98.2074">
                <text:p>98.20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675">
                <text:p>42675</text:p>
              </table:table-cell>
              <table:table-cell office:value-type="float" office:value="98.1768">
                <text:p>98.17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705">
                <text:p>42705</text:p>
              </table:table-cell>
              <table:table-cell office:value-type="float" office:value="98.1659">
                <text:p>98.16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2736">
                <text:p>42736</text:p>
              </table:table-cell>
              <table:table-cell office:value-type="float" office:value="98.1739">
                <text:p>98.17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2767">
                <text:p>42767</text:p>
              </table:table-cell>
              <table:table-cell office:value-type="float" office:value="98.1987">
                <text:p>98.19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2795">
                <text:p>42795</text:p>
              </table:table-cell>
              <table:table-cell office:value-type="float" office:value="98.239">
                <text:p>98.2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2826">
                <text:p>42826</text:p>
              </table:table-cell>
              <table:table-cell office:value-type="float" office:value="98.2931">
                <text:p>98.29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2856">
                <text:p>42856</text:p>
              </table:table-cell>
              <table:table-cell office:value-type="float" office:value="98.3622">
                <text:p>98.36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887">
                <text:p>42887</text:p>
              </table:table-cell>
              <table:table-cell office:value-type="float" office:value="98.4486">
                <text:p>98.44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917">
                <text:p>42917</text:p>
              </table:table-cell>
              <table:table-cell office:value-type="float" office:value="98.5464">
                <text:p>98.54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948">
                <text:p>42948</text:p>
              </table:table-cell>
              <table:table-cell office:value-type="float" office:value="98.6405">
                <text:p>98.64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979">
                <text:p>42979</text:p>
              </table:table-cell>
              <table:table-cell office:value-type="float" office:value="98.7184">
                <text:p>98.71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3009">
                <text:p>43009</text:p>
              </table:table-cell>
              <table:table-cell office:value-type="float" office:value="98.7767">
                <text:p>98.77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040">
                <text:p>43040</text:p>
              </table:table-cell>
              <table:table-cell office:value-type="float" office:value="98.8151">
                <text:p>98.81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070">
                <text:p>43070</text:p>
              </table:table-cell>
              <table:table-cell office:value-type="float" office:value="98.8397">
                <text:p>98.83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101">
                <text:p>43101</text:p>
              </table:table-cell>
              <table:table-cell office:value-type="float" office:value="98.8507">
                <text:p>98.850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132">
                <text:p>43132</text:p>
              </table:table-cell>
              <table:table-cell office:value-type="float" office:value="98.8428">
                <text:p>98.84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160">
                <text:p>43160</text:p>
              </table:table-cell>
              <table:table-cell office:value-type="float" office:value="98.8122">
                <text:p>98.81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191">
                <text:p>43191</text:p>
              </table:table-cell>
              <table:table-cell office:value-type="float" office:value="98.7561">
                <text:p>98.75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221">
                <text:p>43221</text:p>
              </table:table-cell>
              <table:table-cell office:value-type="float" office:value="98.6823">
                <text:p>98.682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252">
                <text:p>43252</text:p>
              </table:table-cell>
              <table:table-cell office:value-type="float" office:value="98.6032">
                <text:p>98.60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3282">
                <text:p>43282</text:p>
              </table:table-cell>
              <table:table-cell office:value-type="float" office:value="98.5269">
                <text:p>98.52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3313">
                <text:p>43313</text:p>
              </table:table-cell>
              <table:table-cell office:value-type="float" office:value="98.4589">
                <text:p>98.458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3344">
                <text:p>43344</text:p>
              </table:table-cell>
              <table:table-cell office:value-type="float" office:value="98.3994">
                <text:p>98.39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3374">
                <text:p>43374</text:p>
              </table:table-cell>
              <table:table-cell office:value-type="float" office:value="98.3484">
                <text:p>98.34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3405">
                <text:p>43405</text:p>
              </table:table-cell>
              <table:table-cell office:value-type="float" office:value="98.3042">
                <text:p>98.30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3435">
                <text:p>43435</text:p>
              </table:table-cell>
              <table:table-cell office:value-type="float" office:value="98.2653">
                <text:p>98.26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3466">
                <text:p>43466</text:p>
              </table:table-cell>
              <table:table-cell office:value-type="float" office:value="98.2229">
                <text:p>98.22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3497">
                <text:p>43497</text:p>
              </table:table-cell>
              <table:table-cell office:value-type="float" office:value="98.1721">
                <text:p>98.17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3525">
                <text:p>43525</text:p>
              </table:table-cell>
              <table:table-cell office:value-type="float" office:value="98.1192">
                <text:p>98.11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3556">
                <text:p>43556</text:p>
              </table:table-cell>
              <table:table-cell office:value-type="float" office:value="98.0728">
                <text:p>98.072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3586">
                <text:p>43586</text:p>
              </table:table-cell>
              <table:table-cell office:value-type="float" office:value="98.0415">
                <text:p>98.04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3617">
                <text:p>43617</text:p>
              </table:table-cell>
              <table:table-cell office:value-type="float" office:value="98.0276">
                <text:p>98.02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3647">
                <text:p>43647</text:p>
              </table:table-cell>
              <table:table-cell office:value-type="float" office:value="98.0247">
                <text:p>98.02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3678">
                <text:p>43678</text:p>
              </table:table-cell>
              <table:table-cell office:value-type="float" office:value="98.0248">
                <text:p>98.02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3709">
                <text:p>43709</text:p>
              </table:table-cell>
              <table:table-cell office:value-type="float" office:value="98.02">
                <text:p>98.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3739">
                <text:p>43739</text:p>
              </table:table-cell>
              <table:table-cell office:value-type="float" office:value="98.0093">
                <text:p>98.00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3770">
                <text:p>43770</text:p>
              </table:table-cell>
              <table:table-cell office:value-type="float" office:value="97.9977">
                <text:p>97.99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3800">
                <text:p>43800</text:p>
              </table:table-cell>
              <table:table-cell office:value-type="float" office:value="97.9879">
                <text:p>97.98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3831">
                <text:p>43831</text:p>
              </table:table-cell>
              <table:table-cell office:value-type="float" office:value="97.9888">
                <text:p>97.98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3862">
                <text:p>43862</text:p>
              </table:table-cell>
              <table:table-cell office:value-type="float" office:value="98.0124">
                <text:p>98.01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3891">
                <text:p>43891</text:p>
              </table:table-cell>
              <table:table-cell office:value-type="float" office:value="98.0606">
                <text:p>98.06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3922">
                <text:p>43922</text:p>
              </table:table-cell>
              <table:table-cell office:value-type="float" office:value="98.1314">
                <text:p>98.13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3952">
                <text:p>43952</text:p>
              </table:table-cell>
              <table:table-cell office:value-type="float" office:value="98.2146">
                <text:p>98.214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3983">
                <text:p>43983</text:p>
              </table:table-cell>
              <table:table-cell office:value-type="float" office:value="98.2961">
                <text:p>98.296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4013">
                <text:p>44013</text:p>
              </table:table-cell>
              <table:table-cell office:value-type="float" office:value="98.363">
                <text:p>98.3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4044">
                <text:p>44044</text:p>
              </table:table-cell>
              <table:table-cell office:value-type="float" office:value="98.4123">
                <text:p>98.41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4075">
                <text:p>44075</text:p>
              </table:table-cell>
              <table:table-cell office:value-type="float" office:value="98.4491">
                <text:p>98.44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4105">
                <text:p>44105</text:p>
              </table:table-cell>
              <table:table-cell office:value-type="float" office:value="98.4791">
                <text:p>98.47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4136">
                <text:p>44136</text:p>
              </table:table-cell>
              <table:table-cell office:value-type="float" office:value="98.5077">
                <text:p>98.50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4166">
                <text:p>44166</text:p>
              </table:table-cell>
              <table:table-cell office:value-type="float" office:value="98.5301">
                <text:p>98.53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4197">
                <text:p>44197</text:p>
              </table:table-cell>
              <table:table-cell office:value-type="float" office:value="98.5403">
                <text:p>98.54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4228">
                <text:p>44228</text:p>
              </table:table-cell>
              <table:table-cell office:value-type="float" office:value="98.5326">
                <text:p>98.53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256">
                <text:p>44256</text:p>
              </table:table-cell>
              <table:table-cell office:value-type="float" office:value="98.5048">
                <text:p>98.50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4287">
                <text:p>44287</text:p>
              </table:table-cell>
              <table:table-cell office:value-type="float" office:value="98.4627">
                <text:p>98.46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4317">
                <text:p>44317</text:p>
              </table:table-cell>
              <table:table-cell office:value-type="float" office:value="98.411">
                <text:p>98.4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4348">
                <text:p>44348</text:p>
              </table:table-cell>
              <table:table-cell office:value-type="float" office:value="98.3546">
                <text:p>98.35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4378">
                <text:p>44378</text:p>
              </table:table-cell>
              <table:table-cell office:value-type="float" office:value="98.3054">
                <text:p>98.30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4409">
                <text:p>44409</text:p>
              </table:table-cell>
              <table:table-cell office:value-type="float" office:value="98.2713">
                <text:p>98.27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4440">
                <text:p>44440</text:p>
              </table:table-cell>
              <table:table-cell office:value-type="float" office:value="98.2529">
                <text:p>98.25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4470">
                <text:p>44470</text:p>
              </table:table-cell>
              <table:table-cell office:value-type="float" office:value="98.2469">
                <text:p>98.24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4501">
                <text:p>44501</text:p>
              </table:table-cell>
              <table:table-cell office:value-type="float" office:value="98.2491">
                <text:p>98.24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4531">
                <text:p>44531</text:p>
              </table:table-cell>
              <table:table-cell office:value-type="float" office:value="98.2565">
                <text:p>98.256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4562">
                <text:p>44562</text:p>
              </table:table-cell>
              <table:table-cell office:value-type="float" office:value="98.2686">
                <text:p>98.26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4593">
                <text:p>44593</text:p>
              </table:table-cell>
              <table:table-cell office:value-type="float" office:value="98.2837">
                <text:p>98.28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4621">
                <text:p>44621</text:p>
              </table:table-cell>
              <table:table-cell office:value-type="float" office:value="98.2962">
                <text:p>98.29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652">
                <text:p>44652</text:p>
              </table:table-cell>
              <table:table-cell office:value-type="float" office:value="98.2985">
                <text:p>98.29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4682">
                <text:p>44682</text:p>
              </table:table-cell>
              <table:table-cell office:value-type="float" office:value="98.2861">
                <text:p>98.286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4713">
                <text:p>44713</text:p>
              </table:table-cell>
              <table:table-cell office:value-type="float" office:value="98.2588">
                <text:p>98.258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4743">
                <text:p>44743</text:p>
              </table:table-cell>
              <table:table-cell office:value-type="float" office:value="98.2189">
                <text:p>98.21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4774">
                <text:p>44774</text:p>
              </table:table-cell>
              <table:table-cell office:value-type="float" office:value="98.1703">
                <text:p>98.17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4805">
                <text:p>44805</text:p>
              </table:table-cell>
              <table:table-cell office:value-type="float" office:value="98.1189">
                <text:p>98.11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4835">
                <text:p>44835</text:p>
              </table:table-cell>
              <table:table-cell office:value-type="float" office:value="98.0676">
                <text:p>98.06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866">
                <text:p>44866</text:p>
              </table:table-cell>
              <table:table-cell office:value-type="float" office:value="98.0102">
                <text:p>98.01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896">
                <text:p>44896</text:p>
              </table:table-cell>
              <table:table-cell office:value-type="float" office:value="97.9414">
                <text:p>97.94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927">
                <text:p>44927</text:p>
              </table:table-cell>
              <table:table-cell office:value-type="float" office:value="97.8603">
                <text:p>97.86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958">
                <text:p>44958</text:p>
              </table:table-cell>
              <table:table-cell office:value-type="float" office:value="97.769">
                <text:p>97.7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986">
                <text:p>44986</text:p>
              </table:table-cell>
              <table:table-cell office:value-type="float" office:value="97.6834">
                <text:p>97.68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5017">
                <text:p>45017</text:p>
              </table:table-cell>
              <table:table-cell office:value-type="float" office:value="97.6118">
                <text:p>97.611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5047">
                <text:p>45047</text:p>
              </table:table-cell>
              <table:table-cell office:value-type="float" office:value="97.5461">
                <text:p>97.546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5078">
                <text:p>45078</text:p>
              </table:table-cell>
              <table:table-cell office:value-type="float" office:value="97.4833">
                <text:p>97.48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5108">
                <text:p>45108</text:p>
              </table:table-cell>
              <table:table-cell office:value-type="float" office:value="97.4215">
                <text:p>97.42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5139">
                <text:p>45139</text:p>
              </table:table-cell>
              <table:table-cell office:value-type="float" office:value="97.3599">
                <text:p>97.35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5170">
                <text:p>45170</text:p>
              </table:table-cell>
              <table:table-cell office:value-type="float" office:value="97.298">
                <text:p>97.2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5200">
                <text:p>45200</text:p>
              </table:table-cell>
              <table:table-cell office:value-type="float" office:value="97.2359">
                <text:p>97.23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231">
                <text:p>45231</text:p>
              </table:table-cell>
              <table:table-cell office:value-type="float" office:value="97.1742">
                <text:p>97.17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5261">
                <text:p>45261</text:p>
              </table:table-cell>
              <table:table-cell office:value-type="float" office:value="97.1135">
                <text:p>97.11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1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37">
      <style:chart-properties chart:display-label="true" chart:logarithmic="false" chart:minimum="36586" chart:maximum="4529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9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119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5cm" svg:y="0.205cm" chart:style-name="ch2">
          <text:p>CERES Edition 4.2 gsfc_sw_up_all (Deseasonalised)</text:p>
        </chart:title>
        <chart:legend chart:legend-position="bottom" svg:x="4.736cm" svg:y="8.217cm" style:legend-expansion="wide" chart:style-name="ch3"/>
        <chart:plot-area chart:style-name="ch4" table:cell-range-address="gsfc_sw_dn_all.A3:gsfc_sw_dn_all.A288 gsfc_sw_dn_all.C1:gsfc_sw_dn_all.C1 gsfc_sw_dn_all.C3:gsfc_sw_dn_all.C288" chart:data-source-has-labels="row" svg:x="0.779cm" svg:y="1.075cm" svg:width="14.893cm" svg:height="6.622cm">
          <chartooo:coordinate-region svg:x="1.877cm" svg:y="1.274cm" svg:width="13.795cm" svg:height="5.776cm"/>
          <chart:axis chart:dimension="x" chart:name="primary-x" chart:style-name="ch5">
            <chart:title svg:x="7.837cm" svg:y="7.731cm" chart:style-name="ch6">
              <text:p>Date</text:p>
            </chart:title>
            <chart:grid chart:style-name="ch7" chart:class="major"/>
          </chart:axis>
          <chart:axis chart:dimension="y" chart:name="primary-y" chart:style-name="ch8">
            <chart:title svg:x="0.351cm" svg:y="5.082cm" chart:style-name="ch9">
              <text:p>Flux, W/m^2</text:p>
            </chart:title>
            <chart:grid chart:style-name="ch7" chart:class="major"/>
          </chart:axis>
          <chart:series chart:style-name="ch10" chart:values-cell-range-address="gsfc_sw_dn_all.C3:gsfc_sw_dn_all.C288" chart:label-cell-address="gsfc_sw_dn_all.C1:gsfc_sw_dn_all.C1" chart:class="chart:scatter">
            <chart:domain table:cell-range-address="gsfc_sw_dn_all.A3:gsfc_sw_dn_all.A288"/>
            <chart:regression-curve chart:style-name="ch11">
              <chart:equation chart:display-equation="true" chart:display-r-square="true" svg:x="2.647cm" svg:y="4.874cm"/>
            </chart:regression-curve>
            <chart:data-point chart:repeated="28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gsfc_sw_dn_all.C1:gsfc_sw_dn_all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586">
                <text:p>36586</text:p>
                <draw:g>
                  <svg:desc>gsfc_sw_dn_all.A3:gsfc_sw_dn_all.A288</svg:desc>
                </draw:g>
              </table:table-cell>
              <table:table-cell office:value-type="float" office:value="187.331">
                <text:p>187.331</text:p>
                <draw:g>
                  <svg:desc>gsfc_sw_dn_all.C3:gsfc_sw_dn_all.C2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617">
                <text:p>36617</text:p>
              </table:table-cell>
              <table:table-cell office:value-type="float" office:value="187.353">
                <text:p>187.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647">
                <text:p>36647</text:p>
              </table:table-cell>
              <table:table-cell office:value-type="float" office:value="187.374">
                <text:p>187.3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678">
                <text:p>36678</text:p>
              </table:table-cell>
              <table:table-cell office:value-type="float" office:value="187.394">
                <text:p>187.3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08">
                <text:p>36708</text:p>
              </table:table-cell>
              <table:table-cell office:value-type="float" office:value="187.413">
                <text:p>187.4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739">
                <text:p>36739</text:p>
              </table:table-cell>
              <table:table-cell office:value-type="float" office:value="187.431">
                <text:p>187.4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770">
                <text:p>36770</text:p>
              </table:table-cell>
              <table:table-cell office:value-type="float" office:value="187.448">
                <text:p>187.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800">
                <text:p>36800</text:p>
              </table:table-cell>
              <table:table-cell office:value-type="float" office:value="187.462">
                <text:p>187.4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831">
                <text:p>36831</text:p>
              </table:table-cell>
              <table:table-cell office:value-type="float" office:value="187.473">
                <text:p>187.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61">
                <text:p>36861</text:p>
              </table:table-cell>
              <table:table-cell office:value-type="float" office:value="187.483">
                <text:p>187.4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892">
                <text:p>36892</text:p>
              </table:table-cell>
              <table:table-cell office:value-type="float" office:value="187.492">
                <text:p>187.4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923">
                <text:p>36923</text:p>
              </table:table-cell>
              <table:table-cell office:value-type="float" office:value="187.478">
                <text:p>187.4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951">
                <text:p>36951</text:p>
              </table:table-cell>
              <table:table-cell office:value-type="float" office:value="187.447">
                <text:p>187.4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982">
                <text:p>36982</text:p>
              </table:table-cell>
              <table:table-cell office:value-type="float" office:value="187.395">
                <text:p>187.3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012">
                <text:p>37012</text:p>
              </table:table-cell>
              <table:table-cell office:value-type="float" office:value="187.316">
                <text:p>187.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043">
                <text:p>37043</text:p>
              </table:table-cell>
              <table:table-cell office:value-type="float" office:value="187.217">
                <text:p>187.2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073">
                <text:p>37073</text:p>
              </table:table-cell>
              <table:table-cell office:value-type="float" office:value="187.108">
                <text:p>187.1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104">
                <text:p>37104</text:p>
              </table:table-cell>
              <table:table-cell office:value-type="float" office:value="187.008">
                <text:p>187.0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135">
                <text:p>37135</text:p>
              </table:table-cell>
              <table:table-cell office:value-type="float" office:value="186.942">
                <text:p>186.9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165">
                <text:p>37165</text:p>
              </table:table-cell>
              <table:table-cell office:value-type="float" office:value="186.909">
                <text:p>186.9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196">
                <text:p>37196</text:p>
              </table:table-cell>
              <table:table-cell office:value-type="float" office:value="186.894">
                <text:p>186.8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226">
                <text:p>37226</text:p>
              </table:table-cell>
              <table:table-cell office:value-type="float" office:value="186.87">
                <text:p>186.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257">
                <text:p>37257</text:p>
              </table:table-cell>
              <table:table-cell office:value-type="float" office:value="186.836">
                <text:p>186.8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288">
                <text:p>37288</text:p>
              </table:table-cell>
              <table:table-cell office:value-type="float" office:value="186.804">
                <text:p>186.8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316">
                <text:p>37316</text:p>
              </table:table-cell>
              <table:table-cell office:value-type="float" office:value="186.787">
                <text:p>186.7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347">
                <text:p>37347</text:p>
              </table:table-cell>
              <table:table-cell office:value-type="float" office:value="186.791">
                <text:p>186.7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377">
                <text:p>37377</text:p>
              </table:table-cell>
              <table:table-cell office:value-type="float" office:value="186.814">
                <text:p>186.8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408">
                <text:p>37408</text:p>
              </table:table-cell>
              <table:table-cell office:value-type="float" office:value="186.853">
                <text:p>186.8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438">
                <text:p>37438</text:p>
              </table:table-cell>
              <table:table-cell office:value-type="float" office:value="186.905">
                <text:p>186.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469">
                <text:p>37469</text:p>
              </table:table-cell>
              <table:table-cell office:value-type="float" office:value="186.953">
                <text:p>186.9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500">
                <text:p>37500</text:p>
              </table:table-cell>
              <table:table-cell office:value-type="float" office:value="186.977">
                <text:p>186.9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530">
                <text:p>37530</text:p>
              </table:table-cell>
              <table:table-cell office:value-type="float" office:value="186.969">
                <text:p>186.9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561">
                <text:p>37561</text:p>
              </table:table-cell>
              <table:table-cell office:value-type="float" office:value="186.94">
                <text:p>186.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591">
                <text:p>37591</text:p>
              </table:table-cell>
              <table:table-cell office:value-type="float" office:value="186.915">
                <text:p>186.9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622">
                <text:p>37622</text:p>
              </table:table-cell>
              <table:table-cell office:value-type="float" office:value="186.914">
                <text:p>186.9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653">
                <text:p>37653</text:p>
              </table:table-cell>
              <table:table-cell office:value-type="float" office:value="186.946">
                <text:p>186.9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681">
                <text:p>37681</text:p>
              </table:table-cell>
              <table:table-cell office:value-type="float" office:value="187.005">
                <text:p>187.0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712">
                <text:p>37712</text:p>
              </table:table-cell>
              <table:table-cell office:value-type="float" office:value="187.071">
                <text:p>187.0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742">
                <text:p>37742</text:p>
              </table:table-cell>
              <table:table-cell office:value-type="float" office:value="187.127">
                <text:p>187.1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773">
                <text:p>37773</text:p>
              </table:table-cell>
              <table:table-cell office:value-type="float" office:value="187.169">
                <text:p>187.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803">
                <text:p>37803</text:p>
              </table:table-cell>
              <table:table-cell office:value-type="float" office:value="187.197">
                <text:p>187.1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834">
                <text:p>37834</text:p>
              </table:table-cell>
              <table:table-cell office:value-type="float" office:value="187.214">
                <text:p>187.2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865">
                <text:p>37865</text:p>
              </table:table-cell>
              <table:table-cell office:value-type="float" office:value="187.218">
                <text:p>187.2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895">
                <text:p>37895</text:p>
              </table:table-cell>
              <table:table-cell office:value-type="float" office:value="187.22">
                <text:p>187.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926">
                <text:p>37926</text:p>
              </table:table-cell>
              <table:table-cell office:value-type="float" office:value="187.234">
                <text:p>187.2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956">
                <text:p>37956</text:p>
              </table:table-cell>
              <table:table-cell office:value-type="float" office:value="187.267">
                <text:p>187.2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987">
                <text:p>37987</text:p>
              </table:table-cell>
              <table:table-cell office:value-type="float" office:value="187.313">
                <text:p>187.3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018">
                <text:p>38018</text:p>
              </table:table-cell>
              <table:table-cell office:value-type="float" office:value="187.357">
                <text:p>187.3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047">
                <text:p>38047</text:p>
              </table:table-cell>
              <table:table-cell office:value-type="float" office:value="187.389">
                <text:p>187.3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078">
                <text:p>38078</text:p>
              </table:table-cell>
              <table:table-cell office:value-type="float" office:value="187.41">
                <text:p>187.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108">
                <text:p>38108</text:p>
              </table:table-cell>
              <table:table-cell office:value-type="float" office:value="187.425">
                <text:p>187.4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139">
                <text:p>38139</text:p>
              </table:table-cell>
              <table:table-cell office:value-type="float" office:value="187.431">
                <text:p>187.4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169">
                <text:p>38169</text:p>
              </table:table-cell>
              <table:table-cell office:value-type="float" office:value="187.433">
                <text:p>187.4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200">
                <text:p>38200</text:p>
              </table:table-cell>
              <table:table-cell office:value-type="float" office:value="187.433">
                <text:p>187.4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231">
                <text:p>38231</text:p>
              </table:table-cell>
              <table:table-cell office:value-type="float" office:value="187.434">
                <text:p>187.4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261">
                <text:p>38261</text:p>
              </table:table-cell>
              <table:table-cell office:value-type="float" office:value="187.43">
                <text:p>187.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292">
                <text:p>38292</text:p>
              </table:table-cell>
              <table:table-cell office:value-type="float" office:value="187.412">
                <text:p>187.4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322">
                <text:p>38322</text:p>
              </table:table-cell>
              <table:table-cell office:value-type="float" office:value="187.372">
                <text:p>187.3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353">
                <text:p>38353</text:p>
              </table:table-cell>
              <table:table-cell office:value-type="float" office:value="187.308">
                <text:p>187.3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384">
                <text:p>38384</text:p>
              </table:table-cell>
              <table:table-cell office:value-type="float" office:value="187.228">
                <text:p>187.2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412">
                <text:p>38412</text:p>
              </table:table-cell>
              <table:table-cell office:value-type="float" office:value="187.144">
                <text:p>187.1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443">
                <text:p>38443</text:p>
              </table:table-cell>
              <table:table-cell office:value-type="float" office:value="187.072">
                <text:p>187.0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473">
                <text:p>38473</text:p>
              </table:table-cell>
              <table:table-cell office:value-type="float" office:value="187.023">
                <text:p>187.0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504">
                <text:p>38504</text:p>
              </table:table-cell>
              <table:table-cell office:value-type="float" office:value="186.997">
                <text:p>186.9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534">
                <text:p>38534</text:p>
              </table:table-cell>
              <table:table-cell office:value-type="float" office:value="186.987">
                <text:p>186.9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565">
                <text:p>38565</text:p>
              </table:table-cell>
              <table:table-cell office:value-type="float" office:value="186.988">
                <text:p>186.9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596">
                <text:p>3859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626">
                <text:p>38626</text:p>
              </table:table-cell>
              <table:table-cell office:value-type="float" office:value="187.026">
                <text:p>187.0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657">
                <text:p>38657</text:p>
              </table:table-cell>
              <table:table-cell office:value-type="float" office:value="187.063">
                <text:p>187.0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687">
                <text:p>38687</text:p>
              </table:table-cell>
              <table:table-cell office:value-type="float" office:value="187.111">
                <text:p>187.1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718">
                <text:p>38718</text:p>
              </table:table-cell>
              <table:table-cell office:value-type="float" office:value="187.17">
                <text:p>187.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749">
                <text:p>38749</text:p>
              </table:table-cell>
              <table:table-cell office:value-type="float" office:value="187.226">
                <text:p>187.2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777">
                <text:p>38777</text:p>
              </table:table-cell>
              <table:table-cell office:value-type="float" office:value="187.268">
                <text:p>187.2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808">
                <text:p>38808</text:p>
              </table:table-cell>
              <table:table-cell office:value-type="float" office:value="187.287">
                <text:p>187.2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838">
                <text:p>38838</text:p>
              </table:table-cell>
              <table:table-cell office:value-type="float" office:value="187.281">
                <text:p>187.2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869">
                <text:p>38869</text:p>
              </table:table-cell>
              <table:table-cell office:value-type="float" office:value="187.262">
                <text:p>187.2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899">
                <text:p>38899</text:p>
              </table:table-cell>
              <table:table-cell office:value-type="float" office:value="187.237">
                <text:p>187.2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930">
                <text:p>38930</text:p>
              </table:table-cell>
              <table:table-cell office:value-type="float" office:value="187.21">
                <text:p>187.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961">
                <text:p>38961</text:p>
              </table:table-cell>
              <table:table-cell office:value-type="float" office:value="187.185">
                <text:p>187.1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991">
                <text:p>38991</text:p>
              </table:table-cell>
              <table:table-cell office:value-type="float" office:value="187.159">
                <text:p>187.1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022">
                <text:p>39022</text:p>
              </table:table-cell>
              <table:table-cell office:value-type="float" office:value="187.126">
                <text:p>187.1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052">
                <text:p>39052</text:p>
              </table:table-cell>
              <table:table-cell office:value-type="float" office:value="187.082">
                <text:p>187.0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083">
                <text:p>39083</text:p>
              </table:table-cell>
              <table:table-cell office:value-type="float" office:value="187.031">
                <text:p>187.0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114">
                <text:p>39114</text:p>
              </table:table-cell>
              <table:table-cell office:value-type="float" office:value="186.983">
                <text:p>186.9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142">
                <text:p>39142</text:p>
              </table:table-cell>
              <table:table-cell office:value-type="float" office:value="186.948">
                <text:p>186.9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173">
                <text:p>39173</text:p>
              </table:table-cell>
              <table:table-cell office:value-type="float" office:value="186.925">
                <text:p>186.9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203">
                <text:p>39203</text:p>
              </table:table-cell>
              <table:table-cell office:value-type="float" office:value="186.915">
                <text:p>186.9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234">
                <text:p>39234</text:p>
              </table:table-cell>
              <table:table-cell office:value-type="float" office:value="186.918">
                <text:p>186.9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264">
                <text:p>39264</text:p>
              </table:table-cell>
              <table:table-cell office:value-type="float" office:value="186.938">
                <text:p>186.9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295">
                <text:p>39295</text:p>
              </table:table-cell>
              <table:table-cell office:value-type="float" office:value="186.97">
                <text:p>186.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326">
                <text:p>39326</text:p>
              </table:table-cell>
              <table:table-cell office:value-type="float" office:value="187.012">
                <text:p>187.0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356">
                <text:p>39356</text:p>
              </table:table-cell>
              <table:table-cell office:value-type="float" office:value="187.061">
                <text:p>187.0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387">
                <text:p>39387</text:p>
              </table:table-cell>
              <table:table-cell office:value-type="float" office:value="187.122">
                <text:p>187.1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417">
                <text:p>39417</text:p>
              </table:table-cell>
              <table:table-cell office:value-type="float" office:value="187.192">
                <text:p>187.1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448">
                <text:p>39448</text:p>
              </table:table-cell>
              <table:table-cell office:value-type="float" office:value="187.257">
                <text:p>187.2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479">
                <text:p>39479</text:p>
              </table:table-cell>
              <table:table-cell office:value-type="float" office:value="187.309">
                <text:p>187.3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508">
                <text:p>39508</text:p>
              </table:table-cell>
              <table:table-cell office:value-type="float" office:value="187.35">
                <text:p>187.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539">
                <text:p>39539</text:p>
              </table:table-cell>
              <table:table-cell office:value-type="float" office:value="187.385">
                <text:p>187.3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569">
                <text:p>39569</text:p>
              </table:table-cell>
              <table:table-cell office:value-type="float" office:value="187.416">
                <text:p>187.4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600">
                <text:p>39600</text:p>
              </table:table-cell>
              <table:table-cell office:value-type="float" office:value="187.438">
                <text:p>187.4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630">
                <text:p>39630</text:p>
              </table:table-cell>
              <table:table-cell office:value-type="float" office:value="187.448">
                <text:p>187.4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661">
                <text:p>39661</text:p>
              </table:table-cell>
              <table:table-cell office:value-type="float" office:value="187.449">
                <text:p>187.4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692">
                <text:p>39692</text:p>
              </table:table-cell>
              <table:table-cell office:value-type="float" office:value="187.442">
                <text:p>187.4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722">
                <text:p>39722</text:p>
              </table:table-cell>
              <table:table-cell office:value-type="float" office:value="187.432">
                <text:p>187.4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753">
                <text:p>39753</text:p>
              </table:table-cell>
              <table:table-cell office:value-type="float" office:value="187.421">
                <text:p>187.4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783">
                <text:p>39783</text:p>
              </table:table-cell>
              <table:table-cell office:value-type="float" office:value="187.41">
                <text:p>187.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814">
                <text:p>39814</text:p>
              </table:table-cell>
              <table:table-cell office:value-type="float" office:value="187.396">
                <text:p>187.3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845">
                <text:p>39845</text:p>
              </table:table-cell>
              <table:table-cell office:value-type="float" office:value="187.372">
                <text:p>187.3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873">
                <text:p>39873</text:p>
              </table:table-cell>
              <table:table-cell office:value-type="float" office:value="187.337">
                <text:p>187.3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904">
                <text:p>39904</text:p>
              </table:table-cell>
              <table:table-cell office:value-type="float" office:value="187.295">
                <text:p>187.2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934">
                <text:p>39934</text:p>
              </table:table-cell>
              <table:table-cell office:value-type="float" office:value="187.245">
                <text:p>187.2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965">
                <text:p>39965</text:p>
              </table:table-cell>
              <table:table-cell office:value-type="float" office:value="187.181">
                <text:p>187.1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995">
                <text:p>39995</text:p>
              </table:table-cell>
              <table:table-cell office:value-type="float" office:value="187.101">
                <text:p>187.1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026">
                <text:p>40026</text:p>
              </table:table-cell>
              <table:table-cell office:value-type="float" office:value="187.009">
                <text:p>187.0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057">
                <text:p>40057</text:p>
              </table:table-cell>
              <table:table-cell office:value-type="float" office:value="186.907">
                <text:p>186.9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087">
                <text:p>40087</text:p>
              </table:table-cell>
              <table:table-cell office:value-type="float" office:value="186.796">
                <text:p>186.7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118">
                <text:p>40118</text:p>
              </table:table-cell>
              <table:table-cell office:value-type="float" office:value="186.674">
                <text:p>186.6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148">
                <text:p>40148</text:p>
              </table:table-cell>
              <table:table-cell office:value-type="float" office:value="186.541">
                <text:p>186.5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179">
                <text:p>40179</text:p>
              </table:table-cell>
              <table:table-cell office:value-type="float" office:value="186.41">
                <text:p>186.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210">
                <text:p>40210</text:p>
              </table:table-cell>
              <table:table-cell office:value-type="float" office:value="186.294">
                <text:p>186.2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238">
                <text:p>40238</text:p>
              </table:table-cell>
              <table:table-cell office:value-type="float" office:value="186.205">
                <text:p>186.2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269">
                <text:p>40269</text:p>
              </table:table-cell>
              <table:table-cell office:value-type="float" office:value="186.145">
                <text:p>186.1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299">
                <text:p>40299</text:p>
              </table:table-cell>
              <table:table-cell office:value-type="float" office:value="186.109">
                <text:p>186.1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330">
                <text:p>40330</text:p>
              </table:table-cell>
              <table:table-cell office:value-type="float" office:value="186.098">
                <text:p>186.0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360">
                <text:p>40360</text:p>
              </table:table-cell>
              <table:table-cell office:value-type="float" office:value="186.114">
                <text:p>186.1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391">
                <text:p>40391</text:p>
              </table:table-cell>
              <table:table-cell office:value-type="float" office:value="186.155">
                <text:p>186.1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422">
                <text:p>40422</text:p>
              </table:table-cell>
              <table:table-cell office:value-type="float" office:value="186.208">
                <text:p>186.2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452">
                <text:p>40452</text:p>
              </table:table-cell>
              <table:table-cell office:value-type="float" office:value="186.263">
                <text:p>186.2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483">
                <text:p>40483</text:p>
              </table:table-cell>
              <table:table-cell office:value-type="float" office:value="186.313">
                <text:p>186.3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513">
                <text:p>40513</text:p>
              </table:table-cell>
              <table:table-cell office:value-type="float" office:value="186.362">
                <text:p>186.3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544">
                <text:p>40544</text:p>
              </table:table-cell>
              <table:table-cell office:value-type="float" office:value="186.419">
                <text:p>186.4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575">
                <text:p>40575</text:p>
              </table:table-cell>
              <table:table-cell office:value-type="float" office:value="186.485">
                <text:p>186.4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603">
                <text:p>40603</text:p>
              </table:table-cell>
              <table:table-cell office:value-type="float" office:value="186.554">
                <text:p>186.5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634">
                <text:p>40634</text:p>
              </table:table-cell>
              <table:table-cell office:value-type="float" office:value="186.616">
                <text:p>186.6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664">
                <text:p>40664</text:p>
              </table:table-cell>
              <table:table-cell office:value-type="float" office:value="186.666">
                <text:p>186.6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695">
                <text:p>40695</text:p>
              </table:table-cell>
              <table:table-cell office:value-type="float" office:value="186.706">
                <text:p>186.7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725">
                <text:p>40725</text:p>
              </table:table-cell>
              <table:table-cell office:value-type="float" office:value="186.734">
                <text:p>186.7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756">
                <text:p>40756</text:p>
              </table:table-cell>
              <table:table-cell office:value-type="float" office:value="186.751">
                <text:p>186.7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0787">
                <text:p>40787</text:p>
              </table:table-cell>
              <table:table-cell office:value-type="float" office:value="186.767">
                <text:p>186.7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817">
                <text:p>40817</text:p>
              </table:table-cell>
              <table:table-cell office:value-type="float" office:value="186.788">
                <text:p>186.7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848">
                <text:p>40848</text:p>
              </table:table-cell>
              <table:table-cell office:value-type="float" office:value="186.814">
                <text:p>186.8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878">
                <text:p>40878</text:p>
              </table:table-cell>
              <table:table-cell office:value-type="float" office:value="186.846">
                <text:p>186.8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909">
                <text:p>40909</text:p>
              </table:table-cell>
              <table:table-cell office:value-type="float" office:value="186.882">
                <text:p>186.8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940">
                <text:p>40940</text:p>
              </table:table-cell>
              <table:table-cell office:value-type="float" office:value="186.922">
                <text:p>186.9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969">
                <text:p>40969</text:p>
              </table:table-cell>
              <table:table-cell office:value-type="float" office:value="186.96">
                <text:p>186.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000">
                <text:p>41000</text:p>
              </table:table-cell>
              <table:table-cell office:value-type="float" office:value="186.995">
                <text:p>186.9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030">
                <text:p>41030</text:p>
              </table:table-cell>
              <table:table-cell office:value-type="float" office:value="187.026">
                <text:p>187.0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061">
                <text:p>41061</text:p>
              </table:table-cell>
              <table:table-cell office:value-type="float" office:value="187.055">
                <text:p>187.0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1091">
                <text:p>41091</text:p>
              </table:table-cell>
              <table:table-cell office:value-type="float" office:value="187.084">
                <text:p>187.0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1122">
                <text:p>41122</text:p>
              </table:table-cell>
              <table:table-cell office:value-type="float" office:value="187.109">
                <text:p>187.1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1153">
                <text:p>41153</text:p>
              </table:table-cell>
              <table:table-cell office:value-type="float" office:value="187.128">
                <text:p>187.1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1183">
                <text:p>41183</text:p>
              </table:table-cell>
              <table:table-cell office:value-type="float" office:value="187.143">
                <text:p>187.1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1214">
                <text:p>41214</text:p>
              </table:table-cell>
              <table:table-cell office:value-type="float" office:value="187.16">
                <text:p>187.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1244">
                <text:p>41244</text:p>
              </table:table-cell>
              <table:table-cell office:value-type="float" office:value="187.176">
                <text:p>187.1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275">
                <text:p>41275</text:p>
              </table:table-cell>
              <table:table-cell office:value-type="float" office:value="187.186">
                <text:p>187.1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1306">
                <text:p>41306</text:p>
              </table:table-cell>
              <table:table-cell office:value-type="float" office:value="187.193">
                <text:p>187.1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1334">
                <text:p>41334</text:p>
              </table:table-cell>
              <table:table-cell office:value-type="float" office:value="187.203">
                <text:p>187.2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1365">
                <text:p>41365</text:p>
              </table:table-cell>
              <table:table-cell office:value-type="float" office:value="187.216">
                <text:p>187.2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395">
                <text:p>41395</text:p>
              </table:table-cell>
              <table:table-cell office:value-type="float" office:value="187.229">
                <text:p>187.2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426">
                <text:p>41426</text:p>
              </table:table-cell>
              <table:table-cell office:value-type="float" office:value="187.243">
                <text:p>187.2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456">
                <text:p>41456</text:p>
              </table:table-cell>
              <table:table-cell office:value-type="float" office:value="187.261">
                <text:p>187.2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487">
                <text:p>41487</text:p>
              </table:table-cell>
              <table:table-cell office:value-type="float" office:value="187.278">
                <text:p>187.2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518">
                <text:p>41518</text:p>
              </table:table-cell>
              <table:table-cell office:value-type="float" office:value="187.291">
                <text:p>187.2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548">
                <text:p>41548</text:p>
              </table:table-cell>
              <table:table-cell office:value-type="float" office:value="187.298">
                <text:p>187.2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579">
                <text:p>41579</text:p>
              </table:table-cell>
              <table:table-cell office:value-type="float" office:value="187.302">
                <text:p>187.3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609">
                <text:p>41609</text:p>
              </table:table-cell>
              <table:table-cell office:value-type="float" office:value="187.316">
                <text:p>187.3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640">
                <text:p>41640</text:p>
              </table:table-cell>
              <table:table-cell office:value-type="float" office:value="187.342">
                <text:p>187.3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671">
                <text:p>41671</text:p>
              </table:table-cell>
              <table:table-cell office:value-type="float" office:value="187.373">
                <text:p>187.3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1699">
                <text:p>41699</text:p>
              </table:table-cell>
              <table:table-cell office:value-type="float" office:value="187.4">
                <text:p>187.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1730">
                <text:p>41730</text:p>
              </table:table-cell>
              <table:table-cell office:value-type="float" office:value="187.418">
                <text:p>187.4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1760">
                <text:p>41760</text:p>
              </table:table-cell>
              <table:table-cell office:value-type="float" office:value="187.428">
                <text:p>187.4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1791">
                <text:p>41791</text:p>
              </table:table-cell>
              <table:table-cell office:value-type="float" office:value="187.435">
                <text:p>187.4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821">
                <text:p>41821</text:p>
              </table:table-cell>
              <table:table-cell office:value-type="float" office:value="187.439">
                <text:p>187.4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1852">
                <text:p>41852</text:p>
              </table:table-cell>
              <table:table-cell office:value-type="float" office:value="187.444">
                <text:p>187.4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1883">
                <text:p>41883</text:p>
              </table:table-cell>
              <table:table-cell office:value-type="float" office:value="187.454">
                <text:p>187.4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1913">
                <text:p>41913</text:p>
              </table:table-cell>
              <table:table-cell office:value-type="float" office:value="187.465">
                <text:p>187.4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944">
                <text:p>41944</text:p>
              </table:table-cell>
              <table:table-cell office:value-type="float" office:value="187.472">
                <text:p>187.4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974">
                <text:p>41974</text:p>
              </table:table-cell>
              <table:table-cell office:value-type="float" office:value="187.471">
                <text:p>187.4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005">
                <text:p>42005</text:p>
              </table:table-cell>
              <table:table-cell office:value-type="float" office:value="187.46">
                <text:p>187.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2036">
                <text:p>42036</text:p>
              </table:table-cell>
              <table:table-cell office:value-type="float" office:value="187.432">
                <text:p>187.4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2064">
                <text:p>42064</text:p>
              </table:table-cell>
              <table:table-cell office:value-type="float" office:value="187.386">
                <text:p>187.3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2095">
                <text:p>42095</text:p>
              </table:table-cell>
              <table:table-cell office:value-type="float" office:value="187.327">
                <text:p>187.3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125">
                <text:p>42125</text:p>
              </table:table-cell>
              <table:table-cell office:value-type="float" office:value="187.261">
                <text:p>187.2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156">
                <text:p>42156</text:p>
              </table:table-cell>
              <table:table-cell office:value-type="float" office:value="187.193">
                <text:p>187.1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186">
                <text:p>42186</text:p>
              </table:table-cell>
              <table:table-cell office:value-type="float" office:value="187.122">
                <text:p>187.1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217">
                <text:p>42217</text:p>
              </table:table-cell>
              <table:table-cell office:value-type="float" office:value="187.048">
                <text:p>187.0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248">
                <text:p>42248</text:p>
              </table:table-cell>
              <table:table-cell office:value-type="float" office:value="186.972">
                <text:p>186.9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278">
                <text:p>42278</text:p>
              </table:table-cell>
              <table:table-cell office:value-type="float" office:value="186.902">
                <text:p>186.9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309">
                <text:p>42309</text:p>
              </table:table-cell>
              <table:table-cell office:value-type="float" office:value="186.847">
                <text:p>186.8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339">
                <text:p>42339</text:p>
              </table:table-cell>
              <table:table-cell office:value-type="float" office:value="186.813">
                <text:p>186.8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370">
                <text:p>42370</text:p>
              </table:table-cell>
              <table:table-cell office:value-type="float" office:value="186.799">
                <text:p>186.7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401">
                <text:p>42401</text:p>
              </table:table-cell>
              <table:table-cell office:value-type="float" office:value="186.806">
                <text:p>186.8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430">
                <text:p>42430</text:p>
              </table:table-cell>
              <table:table-cell office:value-type="float" office:value="186.833">
                <text:p>186.8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461">
                <text:p>42461</text:p>
              </table:table-cell>
              <table:table-cell office:value-type="float" office:value="186.876">
                <text:p>186.8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491">
                <text:p>42491</text:p>
              </table:table-cell>
              <table:table-cell office:value-type="float" office:value="186.94">
                <text:p>186.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522">
                <text:p>42522</text:p>
              </table:table-cell>
              <table:table-cell office:value-type="float" office:value="187.029">
                <text:p>187.0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552">
                <text:p>42552</text:p>
              </table:table-cell>
              <table:table-cell office:value-type="float" office:value="187.136">
                <text:p>187.1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583">
                <text:p>42583</text:p>
              </table:table-cell>
              <table:table-cell office:value-type="float" office:value="187.25">
                <text:p>187.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614">
                <text:p>42614</text:p>
              </table:table-cell>
              <table:table-cell office:value-type="float" office:value="187.364">
                <text:p>187.3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644">
                <text:p>42644</text:p>
              </table:table-cell>
              <table:table-cell office:value-type="float" office:value="187.472">
                <text:p>187.4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675">
                <text:p>42675</text:p>
              </table:table-cell>
              <table:table-cell office:value-type="float" office:value="187.569">
                <text:p>187.5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705">
                <text:p>42705</text:p>
              </table:table-cell>
              <table:table-cell office:value-type="float" office:value="187.641">
                <text:p>187.6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2736">
                <text:p>42736</text:p>
              </table:table-cell>
              <table:table-cell office:value-type="float" office:value="187.676">
                <text:p>187.6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2767">
                <text:p>42767</text:p>
              </table:table-cell>
              <table:table-cell office:value-type="float" office:value="187.669">
                <text:p>187.6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2795">
                <text:p>42795</text:p>
              </table:table-cell>
              <table:table-cell office:value-type="float" office:value="187.624">
                <text:p>187.6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2826">
                <text:p>42826</text:p>
              </table:table-cell>
              <table:table-cell office:value-type="float" office:value="187.553">
                <text:p>187.5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2856">
                <text:p>42856</text:p>
              </table:table-cell>
              <table:table-cell office:value-type="float" office:value="187.463">
                <text:p>187.4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887">
                <text:p>42887</text:p>
              </table:table-cell>
              <table:table-cell office:value-type="float" office:value="187.357">
                <text:p>187.3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917">
                <text:p>42917</text:p>
              </table:table-cell>
              <table:table-cell office:value-type="float" office:value="187.245">
                <text:p>187.2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948">
                <text:p>42948</text:p>
              </table:table-cell>
              <table:table-cell office:value-type="float" office:value="187.142">
                <text:p>187.1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979">
                <text:p>42979</text:p>
              </table:table-cell>
              <table:table-cell office:value-type="float" office:value="187.061">
                <text:p>187.0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3009">
                <text:p>43009</text:p>
              </table:table-cell>
              <table:table-cell office:value-type="float" office:value="187.002">
                <text:p>187.0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040">
                <text:p>43040</text:p>
              </table:table-cell>
              <table:table-cell office:value-type="float" office:value="186.963">
                <text:p>186.9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070">
                <text:p>43070</text:p>
              </table:table-cell>
              <table:table-cell office:value-type="float" office:value="186.936">
                <text:p>186.9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101">
                <text:p>43101</text:p>
              </table:table-cell>
              <table:table-cell office:value-type="float" office:value="186.921">
                <text:p>186.9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132">
                <text:p>43132</text:p>
              </table:table-cell>
              <table:table-cell office:value-type="float" office:value="186.929">
                <text:p>186.9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160">
                <text:p>43160</text:p>
              </table:table-cell>
              <table:table-cell office:value-type="float" office:value="186.966">
                <text:p>186.9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191">
                <text:p>43191</text:p>
              </table:table-cell>
              <table:table-cell office:value-type="float" office:value="187.038">
                <text:p>187.0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221">
                <text:p>43221</text:p>
              </table:table-cell>
              <table:table-cell office:value-type="float" office:value="187.133">
                <text:p>187.1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252">
                <text:p>43252</text:p>
              </table:table-cell>
              <table:table-cell office:value-type="float" office:value="187.233">
                <text:p>187.2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3282">
                <text:p>43282</text:p>
              </table:table-cell>
              <table:table-cell office:value-type="float" office:value="187.324">
                <text:p>187.3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3313">
                <text:p>43313</text:p>
              </table:table-cell>
              <table:table-cell office:value-type="float" office:value="187.396">
                <text:p>187.3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3344">
                <text:p>43344</text:p>
              </table:table-cell>
              <table:table-cell office:value-type="float" office:value="187.443">
                <text:p>187.4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3374">
                <text:p>43374</text:p>
              </table:table-cell>
              <table:table-cell office:value-type="float" office:value="187.465">
                <text:p>187.4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3405">
                <text:p>43405</text:p>
              </table:table-cell>
              <table:table-cell office:value-type="float" office:value="187.462">
                <text:p>187.4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3435">
                <text:p>43435</text:p>
              </table:table-cell>
              <table:table-cell office:value-type="float" office:value="187.44">
                <text:p>187.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3466">
                <text:p>43466</text:p>
              </table:table-cell>
              <table:table-cell office:value-type="float" office:value="187.417">
                <text:p>187.4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3497">
                <text:p>43497</text:p>
              </table:table-cell>
              <table:table-cell office:value-type="float" office:value="187.405">
                <text:p>187.4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3525">
                <text:p>43525</text:p>
              </table:table-cell>
              <table:table-cell office:value-type="float" office:value="187.402">
                <text:p>187.4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3556">
                <text:p>43556</text:p>
              </table:table-cell>
              <table:table-cell office:value-type="float" office:value="187.399">
                <text:p>187.3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3586">
                <text:p>43586</text:p>
              </table:table-cell>
              <table:table-cell office:value-type="float" office:value="187.383">
                <text:p>187.3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3617">
                <text:p>43617</text:p>
              </table:table-cell>
              <table:table-cell office:value-type="float" office:value="187.347">
                <text:p>187.3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3647">
                <text:p>43647</text:p>
              </table:table-cell>
              <table:table-cell office:value-type="float" office:value="187.298">
                <text:p>187.2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3678">
                <text:p>43678</text:p>
              </table:table-cell>
              <table:table-cell office:value-type="float" office:value="187.246">
                <text:p>187.2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3709">
                <text:p>43709</text:p>
              </table:table-cell>
              <table:table-cell office:value-type="float" office:value="187.208">
                <text:p>187.2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3739">
                <text:p>43739</text:p>
              </table:table-cell>
              <table:table-cell office:value-type="float" office:value="187.193">
                <text:p>187.1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3770">
                <text:p>43770</text:p>
              </table:table-cell>
              <table:table-cell office:value-type="float" office:value="187.202">
                <text:p>187.2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3800">
                <text:p>43800</text:p>
              </table:table-cell>
              <table:table-cell office:value-type="float" office:value="187.233">
                <text:p>187.2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3831">
                <text:p>43831</text:p>
              </table:table-cell>
              <table:table-cell office:value-type="float" office:value="187.27">
                <text:p>187.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3862">
                <text:p>43862</text:p>
              </table:table-cell>
              <table:table-cell office:value-type="float" office:value="187.298">
                <text:p>187.2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3891">
                <text:p>43891</text:p>
              </table:table-cell>
              <table:table-cell office:value-type="float" office:value="187.311">
                <text:p>187.3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3922">
                <text:p>43922</text:p>
              </table:table-cell>
              <table:table-cell office:value-type="float" office:value="187.31">
                <text:p>187.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3952">
                <text:p>43952</text:p>
              </table:table-cell>
              <table:table-cell office:value-type="float" office:value="187.301">
                <text:p>187.3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3983">
                <text:p>43983</text:p>
              </table:table-cell>
              <table:table-cell office:value-type="float" office:value="187.296">
                <text:p>187.2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4013">
                <text:p>44013</text:p>
              </table:table-cell>
              <table:table-cell office:value-type="float" office:value="187.304">
                <text:p>187.3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4044">
                <text:p>44044</text:p>
              </table:table-cell>
              <table:table-cell office:value-type="float" office:value="187.324">
                <text:p>187.3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4075">
                <text:p>44075</text:p>
              </table:table-cell>
              <table:table-cell office:value-type="float" office:value="187.346">
                <text:p>187.3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4105">
                <text:p>44105</text:p>
              </table:table-cell>
              <table:table-cell office:value-type="float" office:value="187.357">
                <text:p>187.3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4136">
                <text:p>44136</text:p>
              </table:table-cell>
              <table:table-cell office:value-type="float" office:value="187.347">
                <text:p>187.3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4166">
                <text:p>44166</text:p>
              </table:table-cell>
              <table:table-cell office:value-type="float" office:value="187.323">
                <text:p>187.3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4197">
                <text:p>44197</text:p>
              </table:table-cell>
              <table:table-cell office:value-type="float" office:value="187.298">
                <text:p>187.2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4228">
                <text:p>44228</text:p>
              </table:table-cell>
              <table:table-cell office:value-type="float" office:value="187.285">
                <text:p>187.28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256">
                <text:p>44256</text:p>
              </table:table-cell>
              <table:table-cell office:value-type="float" office:value="187.288">
                <text:p>187.2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4287">
                <text:p>44287</text:p>
              </table:table-cell>
              <table:table-cell office:value-type="float" office:value="187.3">
                <text:p>187.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4317">
                <text:p>44317</text:p>
              </table:table-cell>
              <table:table-cell office:value-type="float" office:value="187.319">
                <text:p>187.3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4348">
                <text:p>44348</text:p>
              </table:table-cell>
              <table:table-cell office:value-type="float" office:value="187.343">
                <text:p>187.34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4378">
                <text:p>44378</text:p>
              </table:table-cell>
              <table:table-cell office:value-type="float" office:value="187.365">
                <text:p>187.3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4409">
                <text:p>44409</text:p>
              </table:table-cell>
              <table:table-cell office:value-type="float" office:value="187.382">
                <text:p>187.3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4440">
                <text:p>44440</text:p>
              </table:table-cell>
              <table:table-cell office:value-type="float" office:value="187.395">
                <text:p>187.3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4470">
                <text:p>44470</text:p>
              </table:table-cell>
              <table:table-cell office:value-type="float" office:value="187.407">
                <text:p>187.4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4501">
                <text:p>44501</text:p>
              </table:table-cell>
              <table:table-cell office:value-type="float" office:value="187.421">
                <text:p>187.4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4531">
                <text:p>44531</text:p>
              </table:table-cell>
              <table:table-cell office:value-type="float" office:value="187.436">
                <text:p>187.4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4562">
                <text:p>44562</text:p>
              </table:table-cell>
              <table:table-cell office:value-type="float" office:value="187.447">
                <text:p>187.4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4593">
                <text:p>44593</text:p>
              </table:table-cell>
              <table:table-cell office:value-type="float" office:value="187.453">
                <text:p>187.4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4621">
                <text:p>44621</text:p>
              </table:table-cell>
              <table:table-cell office:value-type="float" office:value="187.456">
                <text:p>187.4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652">
                <text:p>44652</text:p>
              </table:table-cell>
              <table:table-cell office:value-type="float" office:value="187.459">
                <text:p>187.4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4682">
                <text:p>44682</text:p>
              </table:table-cell>
              <table:table-cell office:value-type="float" office:value="187.466">
                <text:p>187.4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4713">
                <text:p>44713</text:p>
              </table:table-cell>
              <table:table-cell office:value-type="float" office:value="187.482">
                <text:p>187.48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4743">
                <text:p>44743</text:p>
              </table:table-cell>
              <table:table-cell office:value-type="float" office:value="187.511">
                <text:p>187.5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4774">
                <text:p>44774</text:p>
              </table:table-cell>
              <table:table-cell office:value-type="float" office:value="187.547">
                <text:p>187.5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4805">
                <text:p>44805</text:p>
              </table:table-cell>
              <table:table-cell office:value-type="float" office:value="187.578">
                <text:p>187.57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4835">
                <text:p>44835</text:p>
              </table:table-cell>
              <table:table-cell office:value-type="float" office:value="187.599">
                <text:p>187.5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866">
                <text:p>44866</text:p>
              </table:table-cell>
              <table:table-cell office:value-type="float" office:value="187.615">
                <text:p>187.6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896">
                <text:p>44896</text:p>
              </table:table-cell>
              <table:table-cell office:value-type="float" office:value="187.634">
                <text:p>187.6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927">
                <text:p>44927</text:p>
              </table:table-cell>
              <table:table-cell office:value-type="float" office:value="187.658">
                <text:p>187.6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958">
                <text:p>44958</text:p>
              </table:table-cell>
              <table:table-cell office:value-type="float" office:value="187.686">
                <text:p>187.68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986">
                <text:p>44986</text:p>
              </table:table-cell>
              <table:table-cell office:value-type="float" office:value="187.7">
                <text:p>187.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5017">
                <text:p>45017</text:p>
              </table:table-cell>
              <table:table-cell office:value-type="float" office:value="187.704">
                <text:p>187.7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5047">
                <text:p>45047</text:p>
              </table:table-cell>
              <table:table-cell office:value-type="float" office:value="187.705">
                <text:p>187.7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5078">
                <text:p>45078</text:p>
              </table:table-cell>
              <table:table-cell office:value-type="float" office:value="187.704">
                <text:p>187.7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5108">
                <text:p>45108</text:p>
              </table:table-cell>
              <table:table-cell office:value-type="float" office:value="187.701">
                <text:p>187.7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5139">
                <text:p>45139</text:p>
              </table:table-cell>
              <table:table-cell office:value-type="float" office:value="187.698">
                <text:p>187.6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5170">
                <text:p>45170</text:p>
              </table:table-cell>
              <table:table-cell office:value-type="float" office:value="187.694">
                <text:p>187.6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5200">
                <text:p>45200</text:p>
              </table:table-cell>
              <table:table-cell office:value-type="float" office:value="187.69">
                <text:p>187.6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231">
                <text:p>45231</text:p>
              </table:table-cell>
              <table:table-cell office:value-type="float" office:value="187.685">
                <text:p>187.68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5261">
                <text:p>45261</text:p>
              </table:table-cell>
              <table:table-cell office:value-type="float" office:value="187.679">
                <text:p>187.6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1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37">
      <style:chart-properties chart:display-label="true" chart:logarithmic="false" chart:minimum="36586" chart:maximum="4529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9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119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47cm" svg:y="0.202cm" chart:style-name="ch2">
          <text:p>CERES Edition 4.2 gsfc_sw_up_all (Deseasonalised)</text:p>
        </chart:title>
        <chart:legend chart:legend-position="bottom" svg:x="3.889cm" svg:y="8.217cm" style:legend-expansion="wide" chart:style-name="ch3"/>
        <chart:plot-area chart:style-name="ch4" table:cell-range-address="gsfc_sw_up_all.A3:gsfc_sw_up_all.A288 gsfc_sw_up_all.C1:gsfc_sw_up_all.C1 gsfc_sw_up_all.C3:gsfc_sw_up_all.C288" chart:data-source-has-labels="row" svg:x="0.965cm" svg:y="1.074cm" svg:width="14.707cm" svg:height="6.623cm">
          <chartooo:coordinate-region svg:x="1.877cm" svg:y="1.274cm" svg:width="13.795cm" svg:height="5.776cm"/>
          <chart:axis chart:dimension="x" chart:name="primary-x" chart:style-name="ch5">
            <chart:title svg:x="7.834cm" svg:y="7.731cm" chart:style-name="ch6">
              <text:p>Date</text:p>
            </chart:title>
            <chart:grid chart:style-name="ch7" chart:class="major"/>
          </chart:axis>
          <chart:axis chart:dimension="y" chart:name="primary-y" chart:style-name="ch8">
            <chart:title svg:x="0.351cm" svg:y="5.086cm" chart:style-name="ch9">
              <text:p>Flux, W/m^2</text:p>
            </chart:title>
            <chart:grid chart:style-name="ch7" chart:class="major"/>
          </chart:axis>
          <chart:series chart:style-name="ch10" chart:values-cell-range-address="gsfc_sw_up_all.C3:gsfc_sw_up_all.C288" chart:label-cell-address="gsfc_sw_up_all.C1:gsfc_sw_up_all.C1" chart:class="chart:scatter">
            <chart:domain table:cell-range-address="gsfc_sw_up_all.A3:gsfc_sw_up_all.A288"/>
            <chart:regression-curve chart:style-name="ch11">
              <chart:equation chart:display-equation="true" chart:display-r-square="true" svg:x="2.647cm" svg:y="4.874cm"/>
            </chart:regression-curve>
            <chart:data-point chart:repeated="28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sfc_sw_up_all</text:p>
                <draw:g>
                  <svg:desc>gsfc_sw_up_all.C1:gsfc_sw_up_all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586">
                <text:p>36586</text:p>
                <draw:g>
                  <svg:desc>gsfc_sw_up_all.A3:gsfc_sw_up_all.A288</svg:desc>
                </draw:g>
              </table:table-cell>
              <table:table-cell office:value-type="float" office:value="23.7095">
                <text:p>23.7095</text:p>
                <draw:g>
                  <svg:desc>gsfc_sw_up_all.C3:gsfc_sw_up_all.C2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617">
                <text:p>36617</text:p>
              </table:table-cell>
              <table:table-cell office:value-type="float" office:value="23.748">
                <text:p>23.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647">
                <text:p>36647</text:p>
              </table:table-cell>
              <table:table-cell office:value-type="float" office:value="23.7847">
                <text:p>23.7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678">
                <text:p>36678</text:p>
              </table:table-cell>
              <table:table-cell office:value-type="float" office:value="23.8195">
                <text:p>23.8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08">
                <text:p>36708</text:p>
              </table:table-cell>
              <table:table-cell office:value-type="float" office:value="23.8522">
                <text:p>23.8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739">
                <text:p>36739</text:p>
              </table:table-cell>
              <table:table-cell office:value-type="float" office:value="23.8831">
                <text:p>23.88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770">
                <text:p>36770</text:p>
              </table:table-cell>
              <table:table-cell office:value-type="float" office:value="23.9123">
                <text:p>23.9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800">
                <text:p>36800</text:p>
              </table:table-cell>
              <table:table-cell office:value-type="float" office:value="23.9405">
                <text:p>23.94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831">
                <text:p>36831</text:p>
              </table:table-cell>
              <table:table-cell office:value-type="float" office:value="23.968">
                <text:p>23.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61">
                <text:p>36861</text:p>
              </table:table-cell>
              <table:table-cell office:value-type="float" office:value="23.9958">
                <text:p>23.99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892">
                <text:p>36892</text:p>
              </table:table-cell>
              <table:table-cell office:value-type="float" office:value="24.021">
                <text:p>24.0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923">
                <text:p>36923</text:p>
              </table:table-cell>
              <table:table-cell office:value-type="float" office:value="24.0133">
                <text:p>24.01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951">
                <text:p>36951</text:p>
              </table:table-cell>
              <table:table-cell office:value-type="float" office:value="23.9905">
                <text:p>23.9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982">
                <text:p>36982</text:p>
              </table:table-cell>
              <table:table-cell office:value-type="float" office:value="23.9534">
                <text:p>23.95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012">
                <text:p>37012</text:p>
              </table:table-cell>
              <table:table-cell office:value-type="float" office:value="23.9054">
                <text:p>23.90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043">
                <text:p>37043</text:p>
              </table:table-cell>
              <table:table-cell office:value-type="float" office:value="23.8502">
                <text:p>23.85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073">
                <text:p>37073</text:p>
              </table:table-cell>
              <table:table-cell office:value-type="float" office:value="23.7929">
                <text:p>23.79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104">
                <text:p>37104</text:p>
              </table:table-cell>
              <table:table-cell office:value-type="float" office:value="23.7397">
                <text:p>23.73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135">
                <text:p>37135</text:p>
              </table:table-cell>
              <table:table-cell office:value-type="float" office:value="23.6966">
                <text:p>23.69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165">
                <text:p>37165</text:p>
              </table:table-cell>
              <table:table-cell office:value-type="float" office:value="23.6639">
                <text:p>23.66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196">
                <text:p>37196</text:p>
              </table:table-cell>
              <table:table-cell office:value-type="float" office:value="23.6398">
                <text:p>23.63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226">
                <text:p>37226</text:p>
              </table:table-cell>
              <table:table-cell office:value-type="float" office:value="23.62">
                <text:p>23.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257">
                <text:p>37257</text:p>
              </table:table-cell>
              <table:table-cell office:value-type="float" office:value="23.6025">
                <text:p>23.60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288">
                <text:p>37288</text:p>
              </table:table-cell>
              <table:table-cell office:value-type="float" office:value="23.5884">
                <text:p>23.58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316">
                <text:p>37316</text:p>
              </table:table-cell>
              <table:table-cell office:value-type="float" office:value="23.5818">
                <text:p>23.58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347">
                <text:p>37347</text:p>
              </table:table-cell>
              <table:table-cell office:value-type="float" office:value="23.5876">
                <text:p>23.58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377">
                <text:p>37377</text:p>
              </table:table-cell>
              <table:table-cell office:value-type="float" office:value="23.6053">
                <text:p>23.60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408">
                <text:p>37408</text:p>
              </table:table-cell>
              <table:table-cell office:value-type="float" office:value="23.6332">
                <text:p>23.63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438">
                <text:p>37438</text:p>
              </table:table-cell>
              <table:table-cell office:value-type="float" office:value="23.6671">
                <text:p>23.66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469">
                <text:p>37469</text:p>
              </table:table-cell>
              <table:table-cell office:value-type="float" office:value="23.6995">
                <text:p>23.69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500">
                <text:p>37500</text:p>
              </table:table-cell>
              <table:table-cell office:value-type="float" office:value="23.7228">
                <text:p>23.72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530">
                <text:p>37530</text:p>
              </table:table-cell>
              <table:table-cell office:value-type="float" office:value="23.7328">
                <text:p>23.73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561">
                <text:p>37561</text:p>
              </table:table-cell>
              <table:table-cell office:value-type="float" office:value="23.7309">
                <text:p>23.73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591">
                <text:p>37591</text:p>
              </table:table-cell>
              <table:table-cell office:value-type="float" office:value="23.7228">
                <text:p>23.72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622">
                <text:p>37622</text:p>
              </table:table-cell>
              <table:table-cell office:value-type="float" office:value="23.7147">
                <text:p>23.71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653">
                <text:p>37653</text:p>
              </table:table-cell>
              <table:table-cell office:value-type="float" office:value="23.7098">
                <text:p>23.70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681">
                <text:p>37681</text:p>
              </table:table-cell>
              <table:table-cell office:value-type="float" office:value="23.7076">
                <text:p>23.70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712">
                <text:p>37712</text:p>
              </table:table-cell>
              <table:table-cell office:value-type="float" office:value="23.705">
                <text:p>23.7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742">
                <text:p>37742</text:p>
              </table:table-cell>
              <table:table-cell office:value-type="float" office:value="23.6999">
                <text:p>23.6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773">
                <text:p>37773</text:p>
              </table:table-cell>
              <table:table-cell office:value-type="float" office:value="23.6914">
                <text:p>23.69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803">
                <text:p>37803</text:p>
              </table:table-cell>
              <table:table-cell office:value-type="float" office:value="23.6796">
                <text:p>23.67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834">
                <text:p>37834</text:p>
              </table:table-cell>
              <table:table-cell office:value-type="float" office:value="23.6683">
                <text:p>23.66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865">
                <text:p>37865</text:p>
              </table:table-cell>
              <table:table-cell office:value-type="float" office:value="23.6637">
                <text:p>23.66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895">
                <text:p>37895</text:p>
              </table:table-cell>
              <table:table-cell office:value-type="float" office:value="23.6709">
                <text:p>23.67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926">
                <text:p>37926</text:p>
              </table:table-cell>
              <table:table-cell office:value-type="float" office:value="23.6898">
                <text:p>23.68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956">
                <text:p>37956</text:p>
              </table:table-cell>
              <table:table-cell office:value-type="float" office:value="23.7176">
                <text:p>23.71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987">
                <text:p>37987</text:p>
              </table:table-cell>
              <table:table-cell office:value-type="float" office:value="23.7502">
                <text:p>23.75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018">
                <text:p>38018</text:p>
              </table:table-cell>
              <table:table-cell office:value-type="float" office:value="23.7825">
                <text:p>23.78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047">
                <text:p>38047</text:p>
              </table:table-cell>
              <table:table-cell office:value-type="float" office:value="23.8099">
                <text:p>23.80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078">
                <text:p>38078</text:p>
              </table:table-cell>
              <table:table-cell office:value-type="float" office:value="23.829">
                <text:p>23.8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108">
                <text:p>38108</text:p>
              </table:table-cell>
              <table:table-cell office:value-type="float" office:value="23.8393">
                <text:p>23.83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139">
                <text:p>38139</text:p>
              </table:table-cell>
              <table:table-cell office:value-type="float" office:value="23.8419">
                <text:p>23.84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169">
                <text:p>38169</text:p>
              </table:table-cell>
              <table:table-cell office:value-type="float" office:value="23.8395">
                <text:p>23.83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200">
                <text:p>38200</text:p>
              </table:table-cell>
              <table:table-cell office:value-type="float" office:value="23.8343">
                <text:p>23.83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231">
                <text:p>38231</text:p>
              </table:table-cell>
              <table:table-cell office:value-type="float" office:value="23.8261">
                <text:p>23.82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261">
                <text:p>38261</text:p>
              </table:table-cell>
              <table:table-cell office:value-type="float" office:value="23.8129">
                <text:p>23.81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292">
                <text:p>38292</text:p>
              </table:table-cell>
              <table:table-cell office:value-type="float" office:value="23.7933">
                <text:p>23.7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322">
                <text:p>38322</text:p>
              </table:table-cell>
              <table:table-cell office:value-type="float" office:value="23.7663">
                <text:p>23.76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353">
                <text:p>38353</text:p>
              </table:table-cell>
              <table:table-cell office:value-type="float" office:value="23.7338">
                <text:p>23.73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384">
                <text:p>38384</text:p>
              </table:table-cell>
              <table:table-cell office:value-type="float" office:value="23.7008">
                <text:p>23.70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412">
                <text:p>38412</text:p>
              </table:table-cell>
              <table:table-cell office:value-type="float" office:value="23.6712">
                <text:p>23.67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443">
                <text:p>38443</text:p>
              </table:table-cell>
              <table:table-cell office:value-type="float" office:value="23.6444">
                <text:p>23.64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473">
                <text:p>38473</text:p>
              </table:table-cell>
              <table:table-cell office:value-type="float" office:value="23.6187">
                <text:p>23.61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504">
                <text:p>38504</text:p>
              </table:table-cell>
              <table:table-cell office:value-type="float" office:value="23.5938">
                <text:p>23.59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534">
                <text:p>38534</text:p>
              </table:table-cell>
              <table:table-cell office:value-type="float" office:value="23.5707">
                <text:p>23.57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565">
                <text:p>38565</text:p>
              </table:table-cell>
              <table:table-cell office:value-type="float" office:value="23.5486">
                <text:p>23.54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596">
                <text:p>38596</text:p>
              </table:table-cell>
              <table:table-cell office:value-type="float" office:value="23.5254">
                <text:p>23.52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626">
                <text:p>38626</text:p>
              </table:table-cell>
              <table:table-cell office:value-type="float" office:value="23.5026">
                <text:p>23.50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657">
                <text:p>38657</text:p>
              </table:table-cell>
              <table:table-cell office:value-type="float" office:value="23.4847">
                <text:p>23.48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687">
                <text:p>38687</text:p>
              </table:table-cell>
              <table:table-cell office:value-type="float" office:value="23.4759">
                <text:p>23.47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718">
                <text:p>38718</text:p>
              </table:table-cell>
              <table:table-cell office:value-type="float" office:value="23.4761">
                <text:p>23.47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749">
                <text:p>38749</text:p>
              </table:table-cell>
              <table:table-cell office:value-type="float" office:value="23.4817">
                <text:p>23.48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777">
                <text:p>38777</text:p>
              </table:table-cell>
              <table:table-cell office:value-type="float" office:value="23.4886">
                <text:p>23.48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808">
                <text:p>38808</text:p>
              </table:table-cell>
              <table:table-cell office:value-type="float" office:value="23.4936">
                <text:p>23.49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838">
                <text:p>38838</text:p>
              </table:table-cell>
              <table:table-cell office:value-type="float" office:value="23.4957">
                <text:p>23.49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869">
                <text:p>38869</text:p>
              </table:table-cell>
              <table:table-cell office:value-type="float" office:value="23.4953">
                <text:p>23.49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899">
                <text:p>38899</text:p>
              </table:table-cell>
              <table:table-cell office:value-type="float" office:value="23.4929">
                <text:p>23.49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930">
                <text:p>38930</text:p>
              </table:table-cell>
              <table:table-cell office:value-type="float" office:value="23.4878">
                <text:p>23.48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961">
                <text:p>38961</text:p>
              </table:table-cell>
              <table:table-cell office:value-type="float" office:value="23.481">
                <text:p>23.4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991">
                <text:p>38991</text:p>
              </table:table-cell>
              <table:table-cell office:value-type="float" office:value="23.4721">
                <text:p>23.47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022">
                <text:p>39022</text:p>
              </table:table-cell>
              <table:table-cell office:value-type="float" office:value="23.4615">
                <text:p>23.46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052">
                <text:p>39052</text:p>
              </table:table-cell>
              <table:table-cell office:value-type="float" office:value="23.4491">
                <text:p>23.44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083">
                <text:p>39083</text:p>
              </table:table-cell>
              <table:table-cell office:value-type="float" office:value="23.4356">
                <text:p>23.43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114">
                <text:p>39114</text:p>
              </table:table-cell>
              <table:table-cell office:value-type="float" office:value="23.4232">
                <text:p>23.42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142">
                <text:p>39142</text:p>
              </table:table-cell>
              <table:table-cell office:value-type="float" office:value="23.4162">
                <text:p>23.41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173">
                <text:p>39173</text:p>
              </table:table-cell>
              <table:table-cell office:value-type="float" office:value="23.4218">
                <text:p>23.42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203">
                <text:p>39203</text:p>
              </table:table-cell>
              <table:table-cell office:value-type="float" office:value="23.4442">
                <text:p>23.44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234">
                <text:p>39234</text:p>
              </table:table-cell>
              <table:table-cell office:value-type="float" office:value="23.4812">
                <text:p>23.48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264">
                <text:p>39264</text:p>
              </table:table-cell>
              <table:table-cell office:value-type="float" office:value="23.5254">
                <text:p>23.52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295">
                <text:p>39295</text:p>
              </table:table-cell>
              <table:table-cell office:value-type="float" office:value="23.5699">
                <text:p>23.56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326">
                <text:p>39326</text:p>
              </table:table-cell>
              <table:table-cell office:value-type="float" office:value="23.6098">
                <text:p>23.60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356">
                <text:p>39356</text:p>
              </table:table-cell>
              <table:table-cell office:value-type="float" office:value="23.643">
                <text:p>23.6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387">
                <text:p>39387</text:p>
              </table:table-cell>
              <table:table-cell office:value-type="float" office:value="23.6705">
                <text:p>23.67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417">
                <text:p>39417</text:p>
              </table:table-cell>
              <table:table-cell office:value-type="float" office:value="23.6923">
                <text:p>23.69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448">
                <text:p>39448</text:p>
              </table:table-cell>
              <table:table-cell office:value-type="float" office:value="23.7065">
                <text:p>23.70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479">
                <text:p>39479</text:p>
              </table:table-cell>
              <table:table-cell office:value-type="float" office:value="23.7125">
                <text:p>23.7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508">
                <text:p>39508</text:p>
              </table:table-cell>
              <table:table-cell office:value-type="float" office:value="23.7115">
                <text:p>23.71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539">
                <text:p>39539</text:p>
              </table:table-cell>
              <table:table-cell office:value-type="float" office:value="23.7035">
                <text:p>23.70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569">
                <text:p>39569</text:p>
              </table:table-cell>
              <table:table-cell office:value-type="float" office:value="23.6887">
                <text:p>23.68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600">
                <text:p>39600</text:p>
              </table:table-cell>
              <table:table-cell office:value-type="float" office:value="23.6675">
                <text:p>23.66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630">
                <text:p>39630</text:p>
              </table:table-cell>
              <table:table-cell office:value-type="float" office:value="23.6439">
                <text:p>23.64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661">
                <text:p>39661</text:p>
              </table:table-cell>
              <table:table-cell office:value-type="float" office:value="23.6246">
                <text:p>23.62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692">
                <text:p>39692</text:p>
              </table:table-cell>
              <table:table-cell office:value-type="float" office:value="23.6157">
                <text:p>23.61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722">
                <text:p>39722</text:p>
              </table:table-cell>
              <table:table-cell office:value-type="float" office:value="23.62">
                <text:p>23.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753">
                <text:p>39753</text:p>
              </table:table-cell>
              <table:table-cell office:value-type="float" office:value="23.6329">
                <text:p>23.63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783">
                <text:p>39783</text:p>
              </table:table-cell>
              <table:table-cell office:value-type="float" office:value="23.6486">
                <text:p>23.64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814">
                <text:p>39814</text:p>
              </table:table-cell>
              <table:table-cell office:value-type="float" office:value="23.6626">
                <text:p>23.66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845">
                <text:p>39845</text:p>
              </table:table-cell>
              <table:table-cell office:value-type="float" office:value="23.6736">
                <text:p>23.67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873">
                <text:p>39873</text:p>
              </table:table-cell>
              <table:table-cell office:value-type="float" office:value="23.6792">
                <text:p>23.67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904">
                <text:p>39904</text:p>
              </table:table-cell>
              <table:table-cell office:value-type="float" office:value="23.6783">
                <text:p>23.67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934">
                <text:p>39934</text:p>
              </table:table-cell>
              <table:table-cell office:value-type="float" office:value="23.6716">
                <text:p>23.67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965">
                <text:p>39965</text:p>
              </table:table-cell>
              <table:table-cell office:value-type="float" office:value="23.66">
                <text:p>23.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995">
                <text:p>39995</text:p>
              </table:table-cell>
              <table:table-cell office:value-type="float" office:value="23.6447">
                <text:p>23.64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026">
                <text:p>40026</text:p>
              </table:table-cell>
              <table:table-cell office:value-type="float" office:value="23.6253">
                <text:p>23.62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057">
                <text:p>40057</text:p>
              </table:table-cell>
              <table:table-cell office:value-type="float" office:value="23.5992">
                <text:p>23.59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087">
                <text:p>40087</text:p>
              </table:table-cell>
              <table:table-cell office:value-type="float" office:value="23.5652">
                <text:p>23.56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118">
                <text:p>40118</text:p>
              </table:table-cell>
              <table:table-cell office:value-type="float" office:value="23.5238">
                <text:p>23.52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148">
                <text:p>40148</text:p>
              </table:table-cell>
              <table:table-cell office:value-type="float" office:value="23.4788">
                <text:p>23.47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179">
                <text:p>40179</text:p>
              </table:table-cell>
              <table:table-cell office:value-type="float" office:value="23.4362">
                <text:p>23.43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210">
                <text:p>40210</text:p>
              </table:table-cell>
              <table:table-cell office:value-type="float" office:value="23.4004">
                <text:p>23.40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238">
                <text:p>40238</text:p>
              </table:table-cell>
              <table:table-cell office:value-type="float" office:value="23.3731">
                <text:p>23.37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269">
                <text:p>40269</text:p>
              </table:table-cell>
              <table:table-cell office:value-type="float" office:value="23.3523">
                <text:p>23.35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299">
                <text:p>40299</text:p>
              </table:table-cell>
              <table:table-cell office:value-type="float" office:value="23.3352">
                <text:p>23.33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330">
                <text:p>40330</text:p>
              </table:table-cell>
              <table:table-cell office:value-type="float" office:value="23.3222">
                <text:p>23.32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360">
                <text:p>40360</text:p>
              </table:table-cell>
              <table:table-cell office:value-type="float" office:value="23.3152">
                <text:p>23.31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391">
                <text:p>40391</text:p>
              </table:table-cell>
              <table:table-cell office:value-type="float" office:value="23.3143">
                <text:p>23.31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422">
                <text:p>40422</text:p>
              </table:table-cell>
              <table:table-cell office:value-type="float" office:value="23.3184">
                <text:p>23.31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452">
                <text:p>40452</text:p>
              </table:table-cell>
              <table:table-cell office:value-type="float" office:value="23.3259">
                <text:p>23.32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483">
                <text:p>40483</text:p>
              </table:table-cell>
              <table:table-cell office:value-type="float" office:value="23.3361">
                <text:p>23.33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513">
                <text:p>40513</text:p>
              </table:table-cell>
              <table:table-cell office:value-type="float" office:value="23.3477">
                <text:p>23.34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544">
                <text:p>40544</text:p>
              </table:table-cell>
              <table:table-cell office:value-type="float" office:value="23.3591">
                <text:p>23.35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575">
                <text:p>40575</text:p>
              </table:table-cell>
              <table:table-cell office:value-type="float" office:value="23.3673">
                <text:p>23.36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603">
                <text:p>40603</text:p>
              </table:table-cell>
              <table:table-cell office:value-type="float" office:value="23.3731">
                <text:p>23.37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634">
                <text:p>40634</text:p>
              </table:table-cell>
              <table:table-cell office:value-type="float" office:value="23.3795">
                <text:p>23.37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664">
                <text:p>40664</text:p>
              </table:table-cell>
              <table:table-cell office:value-type="float" office:value="23.3876">
                <text:p>23.38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695">
                <text:p>40695</text:p>
              </table:table-cell>
              <table:table-cell office:value-type="float" office:value="23.3967">
                <text:p>23.39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725">
                <text:p>40725</text:p>
              </table:table-cell>
              <table:table-cell office:value-type="float" office:value="23.4057">
                <text:p>23.40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756">
                <text:p>40756</text:p>
              </table:table-cell>
              <table:table-cell office:value-type="float" office:value="23.4131">
                <text:p>23.41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0787">
                <text:p>40787</text:p>
              </table:table-cell>
              <table:table-cell office:value-type="float" office:value="23.4184">
                <text:p>23.41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817">
                <text:p>40817</text:p>
              </table:table-cell>
              <table:table-cell office:value-type="float" office:value="23.4194">
                <text:p>23.41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848">
                <text:p>40848</text:p>
              </table:table-cell>
              <table:table-cell office:value-type="float" office:value="23.4157">
                <text:p>23.41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878">
                <text:p>40878</text:p>
              </table:table-cell>
              <table:table-cell office:value-type="float" office:value="23.4101">
                <text:p>23.41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909">
                <text:p>40909</text:p>
              </table:table-cell>
              <table:table-cell office:value-type="float" office:value="23.4059">
                <text:p>23.40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940">
                <text:p>40940</text:p>
              </table:table-cell>
              <table:table-cell office:value-type="float" office:value="23.4053">
                <text:p>23.40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969">
                <text:p>40969</text:p>
              </table:table-cell>
              <table:table-cell office:value-type="float" office:value="23.4083">
                <text:p>23.40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000">
                <text:p>41000</text:p>
              </table:table-cell>
              <table:table-cell office:value-type="float" office:value="23.4139">
                <text:p>23.41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030">
                <text:p>41030</text:p>
              </table:table-cell>
              <table:table-cell office:value-type="float" office:value="23.4215">
                <text:p>23.42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061">
                <text:p>41061</text:p>
              </table:table-cell>
              <table:table-cell office:value-type="float" office:value="23.4315">
                <text:p>23.43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1091">
                <text:p>41091</text:p>
              </table:table-cell>
              <table:table-cell office:value-type="float" office:value="23.4454">
                <text:p>23.44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1122">
                <text:p>41122</text:p>
              </table:table-cell>
              <table:table-cell office:value-type="float" office:value="23.4657">
                <text:p>23.46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1153">
                <text:p>41153</text:p>
              </table:table-cell>
              <table:table-cell office:value-type="float" office:value="23.4931">
                <text:p>23.49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1183">
                <text:p>41183</text:p>
              </table:table-cell>
              <table:table-cell office:value-type="float" office:value="23.5264">
                <text:p>23.52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1214">
                <text:p>41214</text:p>
              </table:table-cell>
              <table:table-cell office:value-type="float" office:value="23.5635">
                <text:p>23.56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1244">
                <text:p>41244</text:p>
              </table:table-cell>
              <table:table-cell office:value-type="float" office:value="23.6017">
                <text:p>23.60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275">
                <text:p>41275</text:p>
              </table:table-cell>
              <table:table-cell office:value-type="float" office:value="23.6382">
                <text:p>23.63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1306">
                <text:p>41306</text:p>
              </table:table-cell>
              <table:table-cell office:value-type="float" office:value="23.672">
                <text:p>23.6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1334">
                <text:p>41334</text:p>
              </table:table-cell>
              <table:table-cell office:value-type="float" office:value="23.7036">
                <text:p>23.70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1365">
                <text:p>41365</text:p>
              </table:table-cell>
              <table:table-cell office:value-type="float" office:value="23.7323">
                <text:p>23.73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395">
                <text:p>41395</text:p>
              </table:table-cell>
              <table:table-cell office:value-type="float" office:value="23.7579">
                <text:p>23.75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426">
                <text:p>41426</text:p>
              </table:table-cell>
              <table:table-cell office:value-type="float" office:value="23.7796">
                <text:p>23.77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456">
                <text:p>41456</text:p>
              </table:table-cell>
              <table:table-cell office:value-type="float" office:value="23.7942">
                <text:p>23.79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487">
                <text:p>41487</text:p>
              </table:table-cell>
              <table:table-cell office:value-type="float" office:value="23.7978">
                <text:p>23.79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518">
                <text:p>41518</text:p>
              </table:table-cell>
              <table:table-cell office:value-type="float" office:value="23.7895">
                <text:p>23.78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548">
                <text:p>41548</text:p>
              </table:table-cell>
              <table:table-cell office:value-type="float" office:value="23.7742">
                <text:p>23.77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579">
                <text:p>41579</text:p>
              </table:table-cell>
              <table:table-cell office:value-type="float" office:value="23.7581">
                <text:p>23.75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609">
                <text:p>41609</text:p>
              </table:table-cell>
              <table:table-cell office:value-type="float" office:value="23.7462">
                <text:p>23.74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640">
                <text:p>41640</text:p>
              </table:table-cell>
              <table:table-cell office:value-type="float" office:value="23.7404">
                <text:p>23.74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671">
                <text:p>41671</text:p>
              </table:table-cell>
              <table:table-cell office:value-type="float" office:value="23.7387">
                <text:p>23.73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1699">
                <text:p>41699</text:p>
              </table:table-cell>
              <table:table-cell office:value-type="float" office:value="23.7371">
                <text:p>23.73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1730">
                <text:p>41730</text:p>
              </table:table-cell>
              <table:table-cell office:value-type="float" office:value="23.7352">
                <text:p>23.73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1760">
                <text:p>41760</text:p>
              </table:table-cell>
              <table:table-cell office:value-type="float" office:value="23.7329">
                <text:p>23.73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1791">
                <text:p>41791</text:p>
              </table:table-cell>
              <table:table-cell office:value-type="float" office:value="23.7287">
                <text:p>23.72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821">
                <text:p>41821</text:p>
              </table:table-cell>
              <table:table-cell office:value-type="float" office:value="23.7218">
                <text:p>23.72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1852">
                <text:p>41852</text:p>
              </table:table-cell>
              <table:table-cell office:value-type="float" office:value="23.7131">
                <text:p>23.71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1883">
                <text:p>41883</text:p>
              </table:table-cell>
              <table:table-cell office:value-type="float" office:value="23.7027">
                <text:p>23.70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1913">
                <text:p>41913</text:p>
              </table:table-cell>
              <table:table-cell office:value-type="float" office:value="23.6888">
                <text:p>23.68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944">
                <text:p>41944</text:p>
              </table:table-cell>
              <table:table-cell office:value-type="float" office:value="23.6699">
                <text:p>23.66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974">
                <text:p>41974</text:p>
              </table:table-cell>
              <table:table-cell office:value-type="float" office:value="23.6454">
                <text:p>23.64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005">
                <text:p>42005</text:p>
              </table:table-cell>
              <table:table-cell office:value-type="float" office:value="23.6146">
                <text:p>23.61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2036">
                <text:p>42036</text:p>
              </table:table-cell>
              <table:table-cell office:value-type="float" office:value="23.578">
                <text:p>23.5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2064">
                <text:p>42064</text:p>
              </table:table-cell>
              <table:table-cell office:value-type="float" office:value="23.5382">
                <text:p>23.53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2095">
                <text:p>42095</text:p>
              </table:table-cell>
              <table:table-cell office:value-type="float" office:value="23.4965">
                <text:p>23.49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125">
                <text:p>42125</text:p>
              </table:table-cell>
              <table:table-cell office:value-type="float" office:value="23.4531">
                <text:p>23.45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156">
                <text:p>42156</text:p>
              </table:table-cell>
              <table:table-cell office:value-type="float" office:value="23.4081">
                <text:p>23.40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186">
                <text:p>42186</text:p>
              </table:table-cell>
              <table:table-cell office:value-type="float" office:value="23.362">
                <text:p>23.3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217">
                <text:p>42217</text:p>
              </table:table-cell>
              <table:table-cell office:value-type="float" office:value="23.3162">
                <text:p>23.31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248">
                <text:p>42248</text:p>
              </table:table-cell>
              <table:table-cell office:value-type="float" office:value="23.2708">
                <text:p>23.27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278">
                <text:p>42278</text:p>
              </table:table-cell>
              <table:table-cell office:value-type="float" office:value="23.2268">
                <text:p>23.22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309">
                <text:p>42309</text:p>
              </table:table-cell>
              <table:table-cell office:value-type="float" office:value="23.1859">
                <text:p>23.18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339">
                <text:p>42339</text:p>
              </table:table-cell>
              <table:table-cell office:value-type="float" office:value="23.1513">
                <text:p>23.15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370">
                <text:p>42370</text:p>
              </table:table-cell>
              <table:table-cell office:value-type="float" office:value="23.1243">
                <text:p>23.12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401">
                <text:p>42401</text:p>
              </table:table-cell>
              <table:table-cell office:value-type="float" office:value="23.1033">
                <text:p>23.10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430">
                <text:p>42430</text:p>
              </table:table-cell>
              <table:table-cell office:value-type="float" office:value="23.0831">
                <text:p>23.08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461">
                <text:p>42461</text:p>
              </table:table-cell>
              <table:table-cell office:value-type="float" office:value="23.0598">
                <text:p>23.05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491">
                <text:p>42491</text:p>
              </table:table-cell>
              <table:table-cell office:value-type="float" office:value="23.0356">
                <text:p>23.03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522">
                <text:p>42522</text:p>
              </table:table-cell>
              <table:table-cell office:value-type="float" office:value="23.0153">
                <text:p>23.01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552">
                <text:p>42552</text:p>
              </table:table-cell>
              <table:table-cell office:value-type="float" office:value="23.003">
                <text:p>23.0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583">
                <text:p>42583</text:p>
              </table:table-cell>
              <table:table-cell office:value-type="float" office:value="23.0022">
                <text:p>23.00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614">
                <text:p>42614</text:p>
              </table:table-cell>
              <table:table-cell office:value-type="float" office:value="23.0159">
                <text:p>23.01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644">
                <text:p>42644</text:p>
              </table:table-cell>
              <table:table-cell office:value-type="float" office:value="23.0431">
                <text:p>23.04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675">
                <text:p>42675</text:p>
              </table:table-cell>
              <table:table-cell office:value-type="float" office:value="23.0797">
                <text:p>23.07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705">
                <text:p>42705</text:p>
              </table:table-cell>
              <table:table-cell office:value-type="float" office:value="23.1177">
                <text:p>23.11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2736">
                <text:p>42736</text:p>
              </table:table-cell>
              <table:table-cell office:value-type="float" office:value="23.1506">
                <text:p>23.15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2767">
                <text:p>42767</text:p>
              </table:table-cell>
              <table:table-cell office:value-type="float" office:value="23.1752">
                <text:p>23.17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2795">
                <text:p>42795</text:p>
              </table:table-cell>
              <table:table-cell office:value-type="float" office:value="23.1914">
                <text:p>23.19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2826">
                <text:p>42826</text:p>
              </table:table-cell>
              <table:table-cell office:value-type="float" office:value="23.2032">
                <text:p>23.20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2856">
                <text:p>42856</text:p>
              </table:table-cell>
              <table:table-cell office:value-type="float" office:value="23.2138">
                <text:p>23.21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887">
                <text:p>42887</text:p>
              </table:table-cell>
              <table:table-cell office:value-type="float" office:value="23.2235">
                <text:p>23.22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917">
                <text:p>42917</text:p>
              </table:table-cell>
              <table:table-cell office:value-type="float" office:value="23.2331">
                <text:p>23.23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948">
                <text:p>42948</text:p>
              </table:table-cell>
              <table:table-cell office:value-type="float" office:value="23.244">
                <text:p>23.2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979">
                <text:p>42979</text:p>
              </table:table-cell>
              <table:table-cell office:value-type="float" office:value="23.2579">
                <text:p>23.25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3009">
                <text:p>43009</text:p>
              </table:table-cell>
              <table:table-cell office:value-type="float" office:value="23.2755">
                <text:p>23.27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040">
                <text:p>43040</text:p>
              </table:table-cell>
              <table:table-cell office:value-type="float" office:value="23.2945">
                <text:p>23.29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070">
                <text:p>43070</text:p>
              </table:table-cell>
              <table:table-cell office:value-type="float" office:value="23.3098">
                <text:p>23.30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101">
                <text:p>43101</text:p>
              </table:table-cell>
              <table:table-cell office:value-type="float" office:value="23.3188">
                <text:p>23.31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132">
                <text:p>43132</text:p>
              </table:table-cell>
              <table:table-cell office:value-type="float" office:value="23.3234">
                <text:p>23.32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160">
                <text:p>43160</text:p>
              </table:table-cell>
              <table:table-cell office:value-type="float" office:value="23.3273">
                <text:p>23.32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191">
                <text:p>43191</text:p>
              </table:table-cell>
              <table:table-cell office:value-type="float" office:value="23.3322">
                <text:p>23.33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221">
                <text:p>43221</text:p>
              </table:table-cell>
              <table:table-cell office:value-type="float" office:value="23.3379">
                <text:p>23.33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252">
                <text:p>43252</text:p>
              </table:table-cell>
              <table:table-cell office:value-type="float" office:value="23.3434">
                <text:p>23.34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3282">
                <text:p>43282</text:p>
              </table:table-cell>
              <table:table-cell office:value-type="float" office:value="23.3452">
                <text:p>23.34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3313">
                <text:p>43313</text:p>
              </table:table-cell>
              <table:table-cell office:value-type="float" office:value="23.3373">
                <text:p>23.33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3344">
                <text:p>43344</text:p>
              </table:table-cell>
              <table:table-cell office:value-type="float" office:value="23.3163">
                <text:p>23.31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3374">
                <text:p>43374</text:p>
              </table:table-cell>
              <table:table-cell office:value-type="float" office:value="23.2824">
                <text:p>23.28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3405">
                <text:p>43405</text:p>
              </table:table-cell>
              <table:table-cell office:value-type="float" office:value="23.2398">
                <text:p>23.23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3435">
                <text:p>43435</text:p>
              </table:table-cell>
              <table:table-cell office:value-type="float" office:value="23.1964">
                <text:p>23.19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3466">
                <text:p>43466</text:p>
              </table:table-cell>
              <table:table-cell office:value-type="float" office:value="23.162">
                <text:p>23.1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3497">
                <text:p>43497</text:p>
              </table:table-cell>
              <table:table-cell office:value-type="float" office:value="23.1417">
                <text:p>23.14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3525">
                <text:p>43525</text:p>
              </table:table-cell>
              <table:table-cell office:value-type="float" office:value="23.1355">
                <text:p>23.13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3556">
                <text:p>43556</text:p>
              </table:table-cell>
              <table:table-cell office:value-type="float" office:value="23.1392">
                <text:p>23.13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3586">
                <text:p>43586</text:p>
              </table:table-cell>
              <table:table-cell office:value-type="float" office:value="23.1469">
                <text:p>23.14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3617">
                <text:p>43617</text:p>
              </table:table-cell>
              <table:table-cell office:value-type="float" office:value="23.1542">
                <text:p>23.15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3647">
                <text:p>43647</text:p>
              </table:table-cell>
              <table:table-cell office:value-type="float" office:value="23.1588">
                <text:p>23.15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3678">
                <text:p>43678</text:p>
              </table:table-cell>
              <table:table-cell office:value-type="float" office:value="23.1604">
                <text:p>23.16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3709">
                <text:p>43709</text:p>
              </table:table-cell>
              <table:table-cell office:value-type="float" office:value="23.1613">
                <text:p>23.16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3739">
                <text:p>43739</text:p>
              </table:table-cell>
              <table:table-cell office:value-type="float" office:value="23.1638">
                <text:p>23.16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3770">
                <text:p>43770</text:p>
              </table:table-cell>
              <table:table-cell office:value-type="float" office:value="23.1693">
                <text:p>23.16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3800">
                <text:p>43800</text:p>
              </table:table-cell>
              <table:table-cell office:value-type="float" office:value="23.1772">
                <text:p>23.17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3831">
                <text:p>43831</text:p>
              </table:table-cell>
              <table:table-cell office:value-type="float" office:value="23.1856">
                <text:p>23.18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3862">
                <text:p>43862</text:p>
              </table:table-cell>
              <table:table-cell office:value-type="float" office:value="23.1953">
                <text:p>23.19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3891">
                <text:p>43891</text:p>
              </table:table-cell>
              <table:table-cell office:value-type="float" office:value="23.2098">
                <text:p>23.20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3922">
                <text:p>43922</text:p>
              </table:table-cell>
              <table:table-cell office:value-type="float" office:value="23.2302">
                <text:p>23.23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3952">
                <text:p>43952</text:p>
              </table:table-cell>
              <table:table-cell office:value-type="float" office:value="23.2549">
                <text:p>23.25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3983">
                <text:p>43983</text:p>
              </table:table-cell>
              <table:table-cell office:value-type="float" office:value="23.2813">
                <text:p>23.28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4013">
                <text:p>44013</text:p>
              </table:table-cell>
              <table:table-cell office:value-type="float" office:value="23.3063">
                <text:p>23.30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4044">
                <text:p>44044</text:p>
              </table:table-cell>
              <table:table-cell office:value-type="float" office:value="23.3263">
                <text:p>23.32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4075">
                <text:p>44075</text:p>
              </table:table-cell>
              <table:table-cell office:value-type="float" office:value="23.3395">
                <text:p>23.33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4105">
                <text:p>44105</text:p>
              </table:table-cell>
              <table:table-cell office:value-type="float" office:value="23.3456">
                <text:p>23.34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4136">
                <text:p>44136</text:p>
              </table:table-cell>
              <table:table-cell office:value-type="float" office:value="23.3451">
                <text:p>23.34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4166">
                <text:p>44166</text:p>
              </table:table-cell>
              <table:table-cell office:value-type="float" office:value="23.3398">
                <text:p>23.33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4197">
                <text:p>44197</text:p>
              </table:table-cell>
              <table:table-cell office:value-type="float" office:value="23.3311">
                <text:p>23.33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4228">
                <text:p>44228</text:p>
              </table:table-cell>
              <table:table-cell office:value-type="float" office:value="23.3184">
                <text:p>23.31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256">
                <text:p>44256</text:p>
              </table:table-cell>
              <table:table-cell office:value-type="float" office:value="23.2989">
                <text:p>23.29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4287">
                <text:p>44287</text:p>
              </table:table-cell>
              <table:table-cell office:value-type="float" office:value="23.2698">
                <text:p>23.26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4317">
                <text:p>44317</text:p>
              </table:table-cell>
              <table:table-cell office:value-type="float" office:value="23.2341">
                <text:p>23.234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4348">
                <text:p>44348</text:p>
              </table:table-cell>
              <table:table-cell office:value-type="float" office:value="23.1982">
                <text:p>23.19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4378">
                <text:p>44378</text:p>
              </table:table-cell>
              <table:table-cell office:value-type="float" office:value="23.169">
                <text:p>23.1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4409">
                <text:p>44409</text:p>
              </table:table-cell>
              <table:table-cell office:value-type="float" office:value="23.1521">
                <text:p>23.15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4440">
                <text:p>44440</text:p>
              </table:table-cell>
              <table:table-cell office:value-type="float" office:value="23.1479">
                <text:p>23.147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4470">
                <text:p>44470</text:p>
              </table:table-cell>
              <table:table-cell office:value-type="float" office:value="23.153">
                <text:p>23.15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4501">
                <text:p>44501</text:p>
              </table:table-cell>
              <table:table-cell office:value-type="float" office:value="23.1626">
                <text:p>23.16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4531">
                <text:p>44531</text:p>
              </table:table-cell>
              <table:table-cell office:value-type="float" office:value="23.1725">
                <text:p>23.17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4562">
                <text:p>44562</text:p>
              </table:table-cell>
              <table:table-cell office:value-type="float" office:value="23.1792">
                <text:p>23.179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4593">
                <text:p>44593</text:p>
              </table:table-cell>
              <table:table-cell office:value-type="float" office:value="23.1816">
                <text:p>23.18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4621">
                <text:p>44621</text:p>
              </table:table-cell>
              <table:table-cell office:value-type="float" office:value="23.1807">
                <text:p>23.18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652">
                <text:p>44652</text:p>
              </table:table-cell>
              <table:table-cell office:value-type="float" office:value="23.177">
                <text:p>23.1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4682">
                <text:p>44682</text:p>
              </table:table-cell>
              <table:table-cell office:value-type="float" office:value="23.1715">
                <text:p>23.17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4713">
                <text:p>44713</text:p>
              </table:table-cell>
              <table:table-cell office:value-type="float" office:value="23.1653">
                <text:p>23.16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4743">
                <text:p>44743</text:p>
              </table:table-cell>
              <table:table-cell office:value-type="float" office:value="23.1587">
                <text:p>23.15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4774">
                <text:p>44774</text:p>
              </table:table-cell>
              <table:table-cell office:value-type="float" office:value="23.1511">
                <text:p>23.15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4805">
                <text:p>44805</text:p>
              </table:table-cell>
              <table:table-cell office:value-type="float" office:value="23.1412">
                <text:p>23.14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4835">
                <text:p>44835</text:p>
              </table:table-cell>
              <table:table-cell office:value-type="float" office:value="23.1297">
                <text:p>23.129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866">
                <text:p>44866</text:p>
              </table:table-cell>
              <table:table-cell office:value-type="float" office:value="23.1187">
                <text:p>23.11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896">
                <text:p>44896</text:p>
              </table:table-cell>
              <table:table-cell office:value-type="float" office:value="23.1089">
                <text:p>23.108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927">
                <text:p>44927</text:p>
              </table:table-cell>
              <table:table-cell office:value-type="float" office:value="23.0992">
                <text:p>23.09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958">
                <text:p>44958</text:p>
              </table:table-cell>
              <table:table-cell office:value-type="float" office:value="23.0883">
                <text:p>23.08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986">
                <text:p>44986</text:p>
              </table:table-cell>
              <table:table-cell office:value-type="float" office:value="23.0728">
                <text:p>23.07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5017">
                <text:p>45017</text:p>
              </table:table-cell>
              <table:table-cell office:value-type="float" office:value="23.0589">
                <text:p>23.058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5047">
                <text:p>45047</text:p>
              </table:table-cell>
              <table:table-cell office:value-type="float" office:value="23.0469">
                <text:p>23.04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5078">
                <text:p>45078</text:p>
              </table:table-cell>
              <table:table-cell office:value-type="float" office:value="23.0357">
                <text:p>23.03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5108">
                <text:p>45108</text:p>
              </table:table-cell>
              <table:table-cell office:value-type="float" office:value="23.0248">
                <text:p>23.02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5139">
                <text:p>45139</text:p>
              </table:table-cell>
              <table:table-cell office:value-type="float" office:value="23.0136">
                <text:p>23.01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5170">
                <text:p>45170</text:p>
              </table:table-cell>
              <table:table-cell office:value-type="float" office:value="23.002">
                <text:p>23.00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5200">
                <text:p>45200</text:p>
              </table:table-cell>
              <table:table-cell office:value-type="float" office:value="22.9898">
                <text:p>22.98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231">
                <text:p>45231</text:p>
              </table:table-cell>
              <table:table-cell office:value-type="float" office:value="22.9769">
                <text:p>22.97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5261">
                <text:p>45261</text:p>
              </table:table-cell>
              <table:table-cell office:value-type="float" office:value="22.9634">
                <text:p>22.96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1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37">
      <style:chart-properties chart:display-label="true" chart:logarithmic="false" chart:minimum="36586" chart:maximum="4529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9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119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46cm" svg:y="0.207cm" chart:style-name="ch2">
          <text:p>CERES Edition 4.2 gtoa_lw_all (Deseasonalised)</text:p>
        </chart:title>
        <chart:legend chart:legend-position="bottom" svg:x="4.551cm" svg:y="8.217cm" style:legend-expansion="wide" chart:style-name="ch3"/>
        <chart:plot-area chart:style-name="ch4" table:cell-range-address="gtoa_lw_all.A3:gtoa_lw_all.A288 gtoa_lw_all.B1:gtoa_lw_all.B1 gtoa_lw_all.C3:gtoa_lw_all.C288" chart:data-source-has-labels="row" svg:x="1.085cm" svg:y="1.074cm" svg:width="14.586cm" svg:height="6.621cm">
          <chartooo:coordinate-region svg:x="2.183cm" svg:y="1.273cm" svg:width="13.488cm" svg:height="5.775cm"/>
          <chart:axis chart:dimension="x" chart:name="primary-x" chart:style-name="ch5">
            <chart:title svg:x="7.839cm" svg:y="7.731cm" chart:style-name="ch6">
              <text:p>Date</text:p>
            </chart:title>
            <chart:grid chart:style-name="ch7" chart:class="major"/>
          </chart:axis>
          <chart:axis chart:dimension="y" chart:name="primary-y" chart:style-name="ch8">
            <chart:title svg:x="0.351cm" svg:y="5.08cm" chart:style-name="ch9">
              <text:p>Flux, W/m^2</text:p>
            </chart:title>
            <chart:grid chart:style-name="ch7" chart:class="major"/>
          </chart:axis>
          <chart:series chart:style-name="ch10" chart:values-cell-range-address="gtoa_lw_all.C3:gtoa_lw_all.C288" chart:label-cell-address="gtoa_lw_all.B1:gtoa_lw_all.B1" chart:class="chart:scatter">
            <chart:domain table:cell-range-address="gtoa_lw_all.A3:gtoa_lw_all.A288"/>
            <chart:regression-curve chart:style-name="ch11">
              <chart:equation chart:display-equation="true" chart:display-r-square="true" svg:x="6.399cm" svg:y="5.852cm"/>
            </chart:regression-curve>
            <chart:data-point chart:repeated="28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toa_lw_all</text:p>
                <draw:g>
                  <svg:desc>gtoa_lw_all.B1:gtoa_lw_all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586">
                <text:p>36586</text:p>
                <draw:g>
                  <svg:desc>gtoa_lw_all.A3:gtoa_lw_all.A288</svg:desc>
                </draw:g>
              </table:table-cell>
              <table:table-cell office:value-type="float" office:value="239.889">
                <text:p>239.889</text:p>
                <draw:g>
                  <svg:desc>gtoa_lw_all.C3:gtoa_lw_all.C2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617">
                <text:p>36617</text:p>
              </table:table-cell>
              <table:table-cell office:value-type="float" office:value="239.867">
                <text:p>239.8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647">
                <text:p>36647</text:p>
              </table:table-cell>
              <table:table-cell office:value-type="float" office:value="239.845">
                <text:p>239.8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678">
                <text:p>36678</text:p>
              </table:table-cell>
              <table:table-cell office:value-type="float" office:value="239.825">
                <text:p>239.8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08">
                <text:p>36708</text:p>
              </table:table-cell>
              <table:table-cell office:value-type="float" office:value="239.807">
                <text:p>239.8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739">
                <text:p>36739</text:p>
              </table:table-cell>
              <table:table-cell office:value-type="float" office:value="239.79">
                <text:p>239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770">
                <text:p>36770</text:p>
              </table:table-cell>
              <table:table-cell office:value-type="float" office:value="239.774">
                <text:p>239.7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800">
                <text:p>36800</text:p>
              </table:table-cell>
              <table:table-cell office:value-type="float" office:value="239.759">
                <text:p>239.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831">
                <text:p>36831</text:p>
              </table:table-cell>
              <table:table-cell office:value-type="float" office:value="239.747">
                <text:p>239.7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61">
                <text:p>36861</text:p>
              </table:table-cell>
              <table:table-cell office:value-type="float" office:value="239.738">
                <text:p>239.7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892">
                <text:p>36892</text:p>
              </table:table-cell>
              <table:table-cell office:value-type="float" office:value="239.739">
                <text:p>239.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923">
                <text:p>36923</text:p>
              </table:table-cell>
              <table:table-cell office:value-type="float" office:value="239.765">
                <text:p>239.7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951">
                <text:p>36951</text:p>
              </table:table-cell>
              <table:table-cell office:value-type="float" office:value="239.799">
                <text:p>239.7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982">
                <text:p>36982</text:p>
              </table:table-cell>
              <table:table-cell office:value-type="float" office:value="239.84">
                <text:p>239.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012">
                <text:p>37012</text:p>
              </table:table-cell>
              <table:table-cell office:value-type="float" office:value="239.885">
                <text:p>239.8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043">
                <text:p>37043</text:p>
              </table:table-cell>
              <table:table-cell office:value-type="float" office:value="239.935">
                <text:p>239.9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073">
                <text:p>37073</text:p>
              </table:table-cell>
              <table:table-cell office:value-type="float" office:value="239.989">
                <text:p>239.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104">
                <text:p>37104</text:p>
              </table:table-cell>
              <table:table-cell office:value-type="float" office:value="240.05">
                <text:p>240.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135">
                <text:p>37135</text:p>
              </table:table-cell>
              <table:table-cell office:value-type="float" office:value="240.118">
                <text:p>240.1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165">
                <text:p>37165</text:p>
              </table:table-cell>
              <table:table-cell office:value-type="float" office:value="240.189">
                <text:p>240.1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196">
                <text:p>37196</text:p>
              </table:table-cell>
              <table:table-cell office:value-type="float" office:value="240.255">
                <text:p>240.2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226">
                <text:p>37226</text:p>
              </table:table-cell>
              <table:table-cell office:value-type="float" office:value="240.312">
                <text:p>240.3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257">
                <text:p>37257</text:p>
              </table:table-cell>
              <table:table-cell office:value-type="float" office:value="240.359">
                <text:p>240.3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288">
                <text:p>37288</text:p>
              </table:table-cell>
              <table:table-cell office:value-type="float" office:value="240.398">
                <text:p>240.3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316">
                <text:p>37316</text:p>
              </table:table-cell>
              <table:table-cell office:value-type="float" office:value="240.428">
                <text:p>240.4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347">
                <text:p>37347</text:p>
              </table:table-cell>
              <table:table-cell office:value-type="float" office:value="240.447">
                <text:p>240.4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377">
                <text:p>37377</text:p>
              </table:table-cell>
              <table:table-cell office:value-type="float" office:value="240.459">
                <text:p>240.4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408">
                <text:p>37408</text:p>
              </table:table-cell>
              <table:table-cell office:value-type="float" office:value="240.469">
                <text:p>240.4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438">
                <text:p>37438</text:p>
              </table:table-cell>
              <table:table-cell office:value-type="float" office:value="240.479">
                <text:p>240.4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469">
                <text:p>37469</text:p>
              </table:table-cell>
              <table:table-cell office:value-type="float" office:value="240.49">
                <text:p>240.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500">
                <text:p>37500</text:p>
              </table:table-cell>
              <table:table-cell office:value-type="float" office:value="240.501">
                <text:p>240.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530">
                <text:p>37530</text:p>
              </table:table-cell>
              <table:table-cell office:value-type="float" office:value="240.504">
                <text:p>240.5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561">
                <text:p>37561</text:p>
              </table:table-cell>
              <table:table-cell office:value-type="float" office:value="240.498">
                <text:p>240.4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591">
                <text:p>37591</text:p>
              </table:table-cell>
              <table:table-cell office:value-type="float" office:value="240.484">
                <text:p>240.4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622">
                <text:p>37622</text:p>
              </table:table-cell>
              <table:table-cell office:value-type="float" office:value="240.467">
                <text:p>240.4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653">
                <text:p>37653</text:p>
              </table:table-cell>
              <table:table-cell office:value-type="float" office:value="240.456">
                <text:p>240.4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681">
                <text:p>37681</text:p>
              </table:table-cell>
              <table:table-cell office:value-type="float" office:value="240.453">
                <text:p>240.4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712">
                <text:p>37712</text:p>
              </table:table-cell>
              <table:table-cell office:value-type="float" office:value="240.457">
                <text:p>240.4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742">
                <text:p>37742</text:p>
              </table:table-cell>
              <table:table-cell office:value-type="float" office:value="240.463">
                <text:p>240.4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773">
                <text:p>37773</text:p>
              </table:table-cell>
              <table:table-cell office:value-type="float" office:value="240.466">
                <text:p>240.4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803">
                <text:p>37803</text:p>
              </table:table-cell>
              <table:table-cell office:value-type="float" office:value="240.463">
                <text:p>240.4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834">
                <text:p>37834</text:p>
              </table:table-cell>
              <table:table-cell office:value-type="float" office:value="240.448">
                <text:p>240.4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865">
                <text:p>37865</text:p>
              </table:table-cell>
              <table:table-cell office:value-type="float" office:value="240.423">
                <text:p>240.4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895">
                <text:p>37895</text:p>
              </table:table-cell>
              <table:table-cell office:value-type="float" office:value="240.395">
                <text:p>240.3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926">
                <text:p>37926</text:p>
              </table:table-cell>
              <table:table-cell office:value-type="float" office:value="240.369">
                <text:p>240.3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956">
                <text:p>37956</text:p>
              </table:table-cell>
              <table:table-cell office:value-type="float" office:value="240.344">
                <text:p>240.3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987">
                <text:p>37987</text:p>
              </table:table-cell>
              <table:table-cell office:value-type="float" office:value="240.321">
                <text:p>240.3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018">
                <text:p>38018</text:p>
              </table:table-cell>
              <table:table-cell office:value-type="float" office:value="240.298">
                <text:p>240.2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047">
                <text:p>38047</text:p>
              </table:table-cell>
              <table:table-cell office:value-type="float" office:value="240.272">
                <text:p>240.2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078">
                <text:p>38078</text:p>
              </table:table-cell>
              <table:table-cell office:value-type="float" office:value="240.244">
                <text:p>240.2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108">
                <text:p>38108</text:p>
              </table:table-cell>
              <table:table-cell office:value-type="float" office:value="240.216">
                <text:p>240.2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139">
                <text:p>38139</text:p>
              </table:table-cell>
              <table:table-cell office:value-type="float" office:value="240.194">
                <text:p>240.1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169">
                <text:p>38169</text:p>
              </table:table-cell>
              <table:table-cell office:value-type="float" office:value="240.183">
                <text:p>240.1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200">
                <text:p>38200</text:p>
              </table:table-cell>
              <table:table-cell office:value-type="float" office:value="240.183">
                <text:p>240.1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231">
                <text:p>38231</text:p>
              </table:table-cell>
              <table:table-cell office:value-type="float" office:value="240.186">
                <text:p>240.1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261">
                <text:p>38261</text:p>
              </table:table-cell>
              <table:table-cell office:value-type="float" office:value="240.191">
                <text:p>240.1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292">
                <text:p>38292</text:p>
              </table:table-cell>
              <table:table-cell office:value-type="float" office:value="240.198">
                <text:p>240.1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322">
                <text:p>38322</text:p>
              </table:table-cell>
              <table:table-cell office:value-type="float" office:value="240.21">
                <text:p>240.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353">
                <text:p>38353</text:p>
              </table:table-cell>
              <table:table-cell office:value-type="float" office:value="240.225">
                <text:p>240.2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384">
                <text:p>38384</text:p>
              </table:table-cell>
              <table:table-cell office:value-type="float" office:value="240.245">
                <text:p>240.2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412">
                <text:p>38412</text:p>
              </table:table-cell>
              <table:table-cell office:value-type="float" office:value="240.269">
                <text:p>240.2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443">
                <text:p>38443</text:p>
              </table:table-cell>
              <table:table-cell office:value-type="float" office:value="240.292">
                <text:p>240.2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473">
                <text:p>38473</text:p>
              </table:table-cell>
              <table:table-cell office:value-type="float" office:value="240.303">
                <text:p>240.3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504">
                <text:p>38504</text:p>
              </table:table-cell>
              <table:table-cell office:value-type="float" office:value="240.299">
                <text:p>240.2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534">
                <text:p>38534</text:p>
              </table:table-cell>
              <table:table-cell office:value-type="float" office:value="240.28">
                <text:p>240.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565">
                <text:p>38565</text:p>
              </table:table-cell>
              <table:table-cell office:value-type="float" office:value="240.247">
                <text:p>240.2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596">
                <text:p>38596</text:p>
              </table:table-cell>
              <table:table-cell office:value-type="float" office:value="240.205">
                <text:p>240.2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626">
                <text:p>38626</text:p>
              </table:table-cell>
              <table:table-cell office:value-type="float" office:value="240.166">
                <text:p>240.1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657">
                <text:p>38657</text:p>
              </table:table-cell>
              <table:table-cell office:value-type="float" office:value="240.144">
                <text:p>240.1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687">
                <text:p>38687</text:p>
              </table:table-cell>
              <table:table-cell office:value-type="float" office:value="240.138">
                <text:p>240.1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718">
                <text:p>38718</text:p>
              </table:table-cell>
              <table:table-cell office:value-type="float" office:value="240.141">
                <text:p>240.1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749">
                <text:p>38749</text:p>
              </table:table-cell>
              <table:table-cell office:value-type="float" office:value="240.144">
                <text:p>240.1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777">
                <text:p>38777</text:p>
              </table:table-cell>
              <table:table-cell office:value-type="float" office:value="240.141">
                <text:p>240.1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808">
                <text:p>38808</text:p>
              </table:table-cell>
              <table:table-cell office:value-type="float" office:value="240.139">
                <text:p>240.1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838">
                <text:p>38838</text:p>
              </table:table-cell>
              <table:table-cell office:value-type="float" office:value="240.149">
                <text:p>240.1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869">
                <text:p>38869</text:p>
              </table:table-cell>
              <table:table-cell office:value-type="float" office:value="240.178">
                <text:p>240.1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899">
                <text:p>38899</text:p>
              </table:table-cell>
              <table:table-cell office:value-type="float" office:value="240.23">
                <text:p>240.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930">
                <text:p>38930</text:p>
              </table:table-cell>
              <table:table-cell office:value-type="float" office:value="240.301">
                <text:p>240.3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961">
                <text:p>38961</text:p>
              </table:table-cell>
              <table:table-cell office:value-type="float" office:value="240.381">
                <text:p>240.3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991">
                <text:p>38991</text:p>
              </table:table-cell>
              <table:table-cell office:value-type="float" office:value="240.449">
                <text:p>240.4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022">
                <text:p>39022</text:p>
              </table:table-cell>
              <table:table-cell office:value-type="float" office:value="240.494">
                <text:p>240.4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052">
                <text:p>39052</text:p>
              </table:table-cell>
              <table:table-cell office:value-type="float" office:value="240.513">
                <text:p>240.5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083">
                <text:p>39083</text:p>
              </table:table-cell>
              <table:table-cell office:value-type="float" office:value="240.516">
                <text:p>240.5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114">
                <text:p>39114</text:p>
              </table:table-cell>
              <table:table-cell office:value-type="float" office:value="240.51">
                <text:p>240.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142">
                <text:p>39142</text:p>
              </table:table-cell>
              <table:table-cell office:value-type="float" office:value="240.506">
                <text:p>240.5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173">
                <text:p>39173</text:p>
              </table:table-cell>
              <table:table-cell office:value-type="float" office:value="240.504">
                <text:p>240.5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203">
                <text:p>39203</text:p>
              </table:table-cell>
              <table:table-cell office:value-type="float" office:value="240.493">
                <text:p>240.4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234">
                <text:p>39234</text:p>
              </table:table-cell>
              <table:table-cell office:value-type="float" office:value="240.465">
                <text:p>240.4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264">
                <text:p>39264</text:p>
              </table:table-cell>
              <table:table-cell office:value-type="float" office:value="240.419">
                <text:p>240.4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295">
                <text:p>39295</text:p>
              </table:table-cell>
              <table:table-cell office:value-type="float" office:value="240.357">
                <text:p>240.3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326">
                <text:p>39326</text:p>
              </table:table-cell>
              <table:table-cell office:value-type="float" office:value="240.292">
                <text:p>240.2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356">
                <text:p>39356</text:p>
              </table:table-cell>
              <table:table-cell office:value-type="float" office:value="240.234">
                <text:p>240.2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387">
                <text:p>39387</text:p>
              </table:table-cell>
              <table:table-cell office:value-type="float" office:value="240.189">
                <text:p>240.1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417">
                <text:p>39417</text:p>
              </table:table-cell>
              <table:table-cell office:value-type="float" office:value="240.149">
                <text:p>240.1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448">
                <text:p>39448</text:p>
              </table:table-cell>
              <table:table-cell office:value-type="float" office:value="240.107">
                <text:p>240.1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479">
                <text:p>39479</text:p>
              </table:table-cell>
              <table:table-cell office:value-type="float" office:value="240.059">
                <text:p>240.0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508">
                <text:p>39508</text:p>
              </table:table-cell>
              <table:table-cell office:value-type="float" office:value="240.005">
                <text:p>240.0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539">
                <text:p>39539</text:p>
              </table:table-cell>
              <table:table-cell office:value-type="float" office:value="239.949">
                <text:p>239.9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569">
                <text:p>39569</text:p>
              </table:table-cell>
              <table:table-cell office:value-type="float" office:value="239.899">
                <text:p>239.8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600">
                <text:p>39600</text:p>
              </table:table-cell>
              <table:table-cell office:value-type="float" office:value="239.861">
                <text:p>239.8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630">
                <text:p>39630</text:p>
              </table:table-cell>
              <table:table-cell office:value-type="float" office:value="239.832">
                <text:p>239.8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661">
                <text:p>39661</text:p>
              </table:table-cell>
              <table:table-cell office:value-type="float" office:value="239.815">
                <text:p>239.8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692">
                <text:p>39692</text:p>
              </table:table-cell>
              <table:table-cell office:value-type="float" office:value="239.805">
                <text:p>239.8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722">
                <text:p>39722</text:p>
              </table:table-cell>
              <table:table-cell office:value-type="float" office:value="239.797">
                <text:p>239.7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753">
                <text:p>39753</text:p>
              </table:table-cell>
              <table:table-cell office:value-type="float" office:value="239.79">
                <text:p>239.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783">
                <text:p>39783</text:p>
              </table:table-cell>
              <table:table-cell office:value-type="float" office:value="239.793">
                <text:p>239.7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814">
                <text:p>39814</text:p>
              </table:table-cell>
              <table:table-cell office:value-type="float" office:value="239.808">
                <text:p>239.8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845">
                <text:p>39845</text:p>
              </table:table-cell>
              <table:table-cell office:value-type="float" office:value="239.837">
                <text:p>239.8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873">
                <text:p>39873</text:p>
              </table:table-cell>
              <table:table-cell office:value-type="float" office:value="239.876">
                <text:p>239.8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904">
                <text:p>39904</text:p>
              </table:table-cell>
              <table:table-cell office:value-type="float" office:value="239.922">
                <text:p>239.9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934">
                <text:p>39934</text:p>
              </table:table-cell>
              <table:table-cell office:value-type="float" office:value="239.974">
                <text:p>239.9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965">
                <text:p>39965</text:p>
              </table:table-cell>
              <table:table-cell office:value-type="float" office:value="240.03">
                <text:p>240.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995">
                <text:p>39995</text:p>
              </table:table-cell>
              <table:table-cell office:value-type="float" office:value="240.091">
                <text:p>240.0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026">
                <text:p>40026</text:p>
              </table:table-cell>
              <table:table-cell office:value-type="float" office:value="240.155">
                <text:p>240.1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057">
                <text:p>40057</text:p>
              </table:table-cell>
              <table:table-cell office:value-type="float" office:value="240.22">
                <text:p>240.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087">
                <text:p>40087</text:p>
              </table:table-cell>
              <table:table-cell office:value-type="float" office:value="240.281">
                <text:p>240.2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118">
                <text:p>40118</text:p>
              </table:table-cell>
              <table:table-cell office:value-type="float" office:value="240.332">
                <text:p>240.3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148">
                <text:p>40148</text:p>
              </table:table-cell>
              <table:table-cell office:value-type="float" office:value="240.37">
                <text:p>240.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179">
                <text:p>40179</text:p>
              </table:table-cell>
              <table:table-cell office:value-type="float" office:value="240.394">
                <text:p>240.3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210">
                <text:p>40210</text:p>
              </table:table-cell>
              <table:table-cell office:value-type="float" office:value="240.41">
                <text:p>240.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238">
                <text:p>40238</text:p>
              </table:table-cell>
              <table:table-cell office:value-type="float" office:value="240.418">
                <text:p>240.4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269">
                <text:p>40269</text:p>
              </table:table-cell>
              <table:table-cell office:value-type="float" office:value="240.419">
                <text:p>240.4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299">
                <text:p>40299</text:p>
              </table:table-cell>
              <table:table-cell office:value-type="float" office:value="240.411">
                <text:p>240.4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330">
                <text:p>40330</text:p>
              </table:table-cell>
              <table:table-cell office:value-type="float" office:value="240.395">
                <text:p>240.3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360">
                <text:p>40360</text:p>
              </table:table-cell>
              <table:table-cell office:value-type="float" office:value="240.37">
                <text:p>240.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391">
                <text:p>40391</text:p>
              </table:table-cell>
              <table:table-cell office:value-type="float" office:value="240.337">
                <text:p>240.3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422">
                <text:p>40422</text:p>
              </table:table-cell>
              <table:table-cell office:value-type="float" office:value="240.293">
                <text:p>240.2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452">
                <text:p>40452</text:p>
              </table:table-cell>
              <table:table-cell office:value-type="float" office:value="240.243">
                <text:p>240.2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483">
                <text:p>40483</text:p>
              </table:table-cell>
              <table:table-cell office:value-type="float" office:value="240.198">
                <text:p>240.1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513">
                <text:p>40513</text:p>
              </table:table-cell>
              <table:table-cell office:value-type="float" office:value="240.168">
                <text:p>240.1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544">
                <text:p>40544</text:p>
              </table:table-cell>
              <table:table-cell office:value-type="float" office:value="240.157">
                <text:p>240.1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575">
                <text:p>40575</text:p>
              </table:table-cell>
              <table:table-cell office:value-type="float" office:value="240.158">
                <text:p>240.1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603">
                <text:p>40603</text:p>
              </table:table-cell>
              <table:table-cell office:value-type="float" office:value="240.163">
                <text:p>240.1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634">
                <text:p>40634</text:p>
              </table:table-cell>
              <table:table-cell office:value-type="float" office:value="240.165">
                <text:p>240.1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664">
                <text:p>40664</text:p>
              </table:table-cell>
              <table:table-cell office:value-type="float" office:value="240.158">
                <text:p>240.1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695">
                <text:p>40695</text:p>
              </table:table-cell>
              <table:table-cell office:value-type="float" office:value="240.138">
                <text:p>240.1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725">
                <text:p>40725</text:p>
              </table:table-cell>
              <table:table-cell office:value-type="float" office:value="240.106">
                <text:p>240.1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756">
                <text:p>40756</text:p>
              </table:table-cell>
              <table:table-cell office:value-type="float" office:value="240.07">
                <text:p>240.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0787">
                <text:p>40787</text:p>
              </table:table-cell>
              <table:table-cell office:value-type="float" office:value="240.042">
                <text:p>240.0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817">
                <text:p>40817</text:p>
              </table:table-cell>
              <table:table-cell office:value-type="float" office:value="240.025">
                <text:p>240.0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848">
                <text:p>40848</text:p>
              </table:table-cell>
              <table:table-cell office:value-type="float" office:value="240.015">
                <text:p>240.0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878">
                <text:p>40878</text:p>
              </table:table-cell>
              <table:table-cell office:value-type="float" office:value="240.009">
                <text:p>240.0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909">
                <text:p>40909</text:p>
              </table:table-cell>
              <table:table-cell office:value-type="float" office:value="240.002">
                <text:p>240.0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940">
                <text:p>40940</text:p>
              </table:table-cell>
              <table:table-cell office:value-type="float" office:value="239.99">
                <text:p>239.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969">
                <text:p>40969</text:p>
              </table:table-cell>
              <table:table-cell office:value-type="float" office:value="239.972">
                <text:p>239.9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000">
                <text:p>41000</text:p>
              </table:table-cell>
              <table:table-cell office:value-type="float" office:value="239.956">
                <text:p>239.9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030">
                <text:p>41030</text:p>
              </table:table-cell>
              <table:table-cell office:value-type="float" office:value="239.955">
                <text:p>239.9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061">
                <text:p>41061</text:p>
              </table:table-cell>
              <table:table-cell office:value-type="float" office:value="239.973">
                <text:p>239.9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1091">
                <text:p>41091</text:p>
              </table:table-cell>
              <table:table-cell office:value-type="float" office:value="240.003">
                <text:p>240.0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1122">
                <text:p>41122</text:p>
              </table:table-cell>
              <table:table-cell office:value-type="float" office:value="240.038">
                <text:p>240.0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1153">
                <text:p>41153</text:p>
              </table:table-cell>
              <table:table-cell office:value-type="float" office:value="240.072">
                <text:p>240.0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1183">
                <text:p>41183</text:p>
              </table:table-cell>
              <table:table-cell office:value-type="float" office:value="240.104">
                <text:p>240.1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1214">
                <text:p>41214</text:p>
              </table:table-cell>
              <table:table-cell office:value-type="float" office:value="240.123">
                <text:p>240.1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1244">
                <text:p>41244</text:p>
              </table:table-cell>
              <table:table-cell office:value-type="float" office:value="240.13">
                <text:p>240.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275">
                <text:p>41275</text:p>
              </table:table-cell>
              <table:table-cell office:value-type="float" office:value="240.129">
                <text:p>240.1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1306">
                <text:p>41306</text:p>
              </table:table-cell>
              <table:table-cell office:value-type="float" office:value="240.131">
                <text:p>240.1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1334">
                <text:p>41334</text:p>
              </table:table-cell>
              <table:table-cell office:value-type="float" office:value="240.139">
                <text:p>240.1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1365">
                <text:p>41365</text:p>
              </table:table-cell>
              <table:table-cell office:value-type="float" office:value="240.153">
                <text:p>240.1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395">
                <text:p>41395</text:p>
              </table:table-cell>
              <table:table-cell office:value-type="float" office:value="240.167">
                <text:p>240.1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426">
                <text:p>41426</text:p>
              </table:table-cell>
              <table:table-cell office:value-type="float" office:value="240.181">
                <text:p>240.1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456">
                <text:p>41456</text:p>
              </table:table-cell>
              <table:table-cell office:value-type="float" office:value="240.198">
                <text:p>240.1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487">
                <text:p>41487</text:p>
              </table:table-cell>
              <table:table-cell office:value-type="float" office:value="240.212">
                <text:p>240.2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518">
                <text:p>41518</text:p>
              </table:table-cell>
              <table:table-cell office:value-type="float" office:value="240.221">
                <text:p>240.2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548">
                <text:p>41548</text:p>
              </table:table-cell>
              <table:table-cell office:value-type="float" office:value="240.229">
                <text:p>240.2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579">
                <text:p>41579</text:p>
              </table:table-cell>
              <table:table-cell office:value-type="float" office:value="240.242">
                <text:p>240.2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609">
                <text:p>41609</text:p>
              </table:table-cell>
              <table:table-cell office:value-type="float" office:value="240.26">
                <text:p>240.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640">
                <text:p>41640</text:p>
              </table:table-cell>
              <table:table-cell office:value-type="float" office:value="240.277">
                <text:p>240.2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671">
                <text:p>41671</text:p>
              </table:table-cell>
              <table:table-cell office:value-type="float" office:value="240.294">
                <text:p>240.2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1699">
                <text:p>41699</text:p>
              </table:table-cell>
              <table:table-cell office:value-type="float" office:value="240.308">
                <text:p>240.3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1730">
                <text:p>41730</text:p>
              </table:table-cell>
              <table:table-cell office:value-type="float" office:value="240.317">
                <text:p>240.3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1760">
                <text:p>41760</text:p>
              </table:table-cell>
              <table:table-cell office:value-type="float" office:value="240.325">
                <text:p>240.3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1791">
                <text:p>41791</text:p>
              </table:table-cell>
              <table:table-cell office:value-type="float" office:value="240.334">
                <text:p>240.3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821">
                <text:p>41821</text:p>
              </table:table-cell>
              <table:table-cell office:value-type="float" office:value="240.345">
                <text:p>240.3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1852">
                <text:p>41852</text:p>
              </table:table-cell>
              <table:table-cell office:value-type="float" office:value="240.356">
                <text:p>240.3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1883">
                <text:p>41883</text:p>
              </table:table-cell>
              <table:table-cell office:value-type="float" office:value="240.367">
                <text:p>240.3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1913">
                <text:p>41913</text:p>
              </table:table-cell>
              <table:table-cell office:value-type="float" office:value="240.378">
                <text:p>240.3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944">
                <text:p>41944</text:p>
              </table:table-cell>
              <table:table-cell office:value-type="float" office:value="240.389">
                <text:p>240.3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974">
                <text:p>41974</text:p>
              </table:table-cell>
              <table:table-cell office:value-type="float" office:value="240.4">
                <text:p>240.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005">
                <text:p>42005</text:p>
              </table:table-cell>
              <table:table-cell office:value-type="float" office:value="240.411">
                <text:p>240.4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2036">
                <text:p>42036</text:p>
              </table:table-cell>
              <table:table-cell office:value-type="float" office:value="240.424">
                <text:p>240.4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2064">
                <text:p>42064</text:p>
              </table:table-cell>
              <table:table-cell office:value-type="float" office:value="240.441">
                <text:p>240.4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2095">
                <text:p>42095</text:p>
              </table:table-cell>
              <table:table-cell office:value-type="float" office:value="240.465">
                <text:p>240.4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125">
                <text:p>42125</text:p>
              </table:table-cell>
              <table:table-cell office:value-type="float" office:value="240.496">
                <text:p>240.4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156">
                <text:p>42156</text:p>
              </table:table-cell>
              <table:table-cell office:value-type="float" office:value="240.535">
                <text:p>240.5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186">
                <text:p>42186</text:p>
              </table:table-cell>
              <table:table-cell office:value-type="float" office:value="240.582">
                <text:p>240.5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217">
                <text:p>42217</text:p>
              </table:table-cell>
              <table:table-cell office:value-type="float" office:value="240.636">
                <text:p>240.6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248">
                <text:p>42248</text:p>
              </table:table-cell>
              <table:table-cell office:value-type="float" office:value="240.692">
                <text:p>240.6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278">
                <text:p>42278</text:p>
              </table:table-cell>
              <table:table-cell office:value-type="float" office:value="240.742">
                <text:p>240.7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309">
                <text:p>42309</text:p>
              </table:table-cell>
              <table:table-cell office:value-type="float" office:value="240.78">
                <text:p>240.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339">
                <text:p>42339</text:p>
              </table:table-cell>
              <table:table-cell office:value-type="float" office:value="240.805">
                <text:p>240.8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370">
                <text:p>42370</text:p>
              </table:table-cell>
              <table:table-cell office:value-type="float" office:value="240.815">
                <text:p>240.8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401">
                <text:p>42401</text:p>
              </table:table-cell>
              <table:table-cell office:value-type="float" office:value="240.817">
                <text:p>240.8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430">
                <text:p>42430</text:p>
              </table:table-cell>
              <table:table-cell office:value-type="float" office:value="240.813">
                <text:p>240.8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461">
                <text:p>42461</text:p>
              </table:table-cell>
              <table:table-cell office:value-type="float" office:value="240.804">
                <text:p>240.8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491">
                <text:p>42491</text:p>
              </table:table-cell>
              <table:table-cell office:value-type="float" office:value="240.79">
                <text:p>240.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522">
                <text:p>42522</text:p>
              </table:table-cell>
              <table:table-cell office:value-type="float" office:value="240.771">
                <text:p>240.7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552">
                <text:p>42552</text:p>
              </table:table-cell>
              <table:table-cell office:value-type="float" office:value="240.747">
                <text:p>240.7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583">
                <text:p>42583</text:p>
              </table:table-cell>
              <table:table-cell office:value-type="float" office:value="240.721">
                <text:p>240.7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614">
                <text:p>42614</text:p>
              </table:table-cell>
              <table:table-cell office:value-type="float" office:value="240.7">
                <text:p>240.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644">
                <text:p>42644</text:p>
              </table:table-cell>
              <table:table-cell office:value-type="float" office:value="240.686">
                <text:p>240.6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675">
                <text:p>42675</text:p>
              </table:table-cell>
              <table:table-cell office:value-type="float" office:value="240.683">
                <text:p>240.6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705">
                <text:p>42705</text:p>
              </table:table-cell>
              <table:table-cell office:value-type="float" office:value="240.692">
                <text:p>240.6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2736">
                <text:p>42736</text:p>
              </table:table-cell>
              <table:table-cell office:value-type="float" office:value="240.706">
                <text:p>240.7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2767">
                <text:p>42767</text:p>
              </table:table-cell>
              <table:table-cell office:value-type="float" office:value="240.72">
                <text:p>240.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2795">
                <text:p>42795</text:p>
              </table:table-cell>
              <table:table-cell office:value-type="float" office:value="240.727">
                <text:p>240.7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2826">
                <text:p>42826</text:p>
              </table:table-cell>
              <table:table-cell office:value-type="float" office:value="240.724">
                <text:p>240.7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2856">
                <text:p>42856</text:p>
              </table:table-cell>
              <table:table-cell office:value-type="float" office:value="240.71">
                <text:p>240.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887">
                <text:p>42887</text:p>
              </table:table-cell>
              <table:table-cell office:value-type="float" office:value="240.68">
                <text:p>240.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917">
                <text:p>42917</text:p>
              </table:table-cell>
              <table:table-cell office:value-type="float" office:value="240.634">
                <text:p>240.6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948">
                <text:p>42948</text:p>
              </table:table-cell>
              <table:table-cell office:value-type="float" office:value="240.58">
                <text:p>240.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979">
                <text:p>42979</text:p>
              </table:table-cell>
              <table:table-cell office:value-type="float" office:value="240.524">
                <text:p>240.5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3009">
                <text:p>43009</text:p>
              </table:table-cell>
              <table:table-cell office:value-type="float" office:value="240.475">
                <text:p>240.4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040">
                <text:p>43040</text:p>
              </table:table-cell>
              <table:table-cell office:value-type="float" office:value="240.436">
                <text:p>240.4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070">
                <text:p>43070</text:p>
              </table:table-cell>
              <table:table-cell office:value-type="float" office:value="240.405">
                <text:p>240.4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101">
                <text:p>43101</text:p>
              </table:table-cell>
              <table:table-cell office:value-type="float" office:value="240.378">
                <text:p>240.3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132">
                <text:p>43132</text:p>
              </table:table-cell>
              <table:table-cell office:value-type="float" office:value="240.354">
                <text:p>240.3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160">
                <text:p>43160</text:p>
              </table:table-cell>
              <table:table-cell office:value-type="float" office:value="240.329">
                <text:p>240.3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191">
                <text:p>43191</text:p>
              </table:table-cell>
              <table:table-cell office:value-type="float" office:value="240.304">
                <text:p>240.3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221">
                <text:p>43221</text:p>
              </table:table-cell>
              <table:table-cell office:value-type="float" office:value="240.285">
                <text:p>240.2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252">
                <text:p>43252</text:p>
              </table:table-cell>
              <table:table-cell office:value-type="float" office:value="240.278">
                <text:p>240.2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3282">
                <text:p>43282</text:p>
              </table:table-cell>
              <table:table-cell office:value-type="float" office:value="240.289">
                <text:p>240.2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3313">
                <text:p>43313</text:p>
              </table:table-cell>
              <table:table-cell office:value-type="float" office:value="240.316">
                <text:p>240.3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3344">
                <text:p>43344</text:p>
              </table:table-cell>
              <table:table-cell office:value-type="float" office:value="240.352">
                <text:p>240.3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3374">
                <text:p>43374</text:p>
              </table:table-cell>
              <table:table-cell office:value-type="float" office:value="240.388">
                <text:p>240.3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3405">
                <text:p>43405</text:p>
              </table:table-cell>
              <table:table-cell office:value-type="float" office:value="240.416">
                <text:p>240.4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3435">
                <text:p>43435</text:p>
              </table:table-cell>
              <table:table-cell office:value-type="float" office:value="240.44">
                <text:p>240.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3466">
                <text:p>43466</text:p>
              </table:table-cell>
              <table:table-cell office:value-type="float" office:value="240.468">
                <text:p>240.4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3497">
                <text:p>43497</text:p>
              </table:table-cell>
              <table:table-cell office:value-type="float" office:value="240.502">
                <text:p>240.5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3525">
                <text:p>43525</text:p>
              </table:table-cell>
              <table:table-cell office:value-type="float" office:value="240.543">
                <text:p>240.5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3556">
                <text:p>43556</text:p>
              </table:table-cell>
              <table:table-cell office:value-type="float" office:value="240.594">
                <text:p>240.5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3586">
                <text:p>43586</text:p>
              </table:table-cell>
              <table:table-cell office:value-type="float" office:value="240.648">
                <text:p>240.6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3617">
                <text:p>43617</text:p>
              </table:table-cell>
              <table:table-cell office:value-type="float" office:value="240.7">
                <text:p>240.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3647">
                <text:p>43647</text:p>
              </table:table-cell>
              <table:table-cell office:value-type="float" office:value="240.748">
                <text:p>240.7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3678">
                <text:p>43678</text:p>
              </table:table-cell>
              <table:table-cell office:value-type="float" office:value="240.79">
                <text:p>240.7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3709">
                <text:p>43709</text:p>
              </table:table-cell>
              <table:table-cell office:value-type="float" office:value="240.829">
                <text:p>240.8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3739">
                <text:p>43739</text:p>
              </table:table-cell>
              <table:table-cell office:value-type="float" office:value="240.865">
                <text:p>240.8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3770">
                <text:p>43770</text:p>
              </table:table-cell>
              <table:table-cell office:value-type="float" office:value="240.897">
                <text:p>240.8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3800">
                <text:p>43800</text:p>
              </table:table-cell>
              <table:table-cell office:value-type="float" office:value="240.922">
                <text:p>240.9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3831">
                <text:p>43831</text:p>
              </table:table-cell>
              <table:table-cell office:value-type="float" office:value="240.942">
                <text:p>240.9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3862">
                <text:p>43862</text:p>
              </table:table-cell>
              <table:table-cell office:value-type="float" office:value="240.955">
                <text:p>240.9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3891">
                <text:p>43891</text:p>
              </table:table-cell>
              <table:table-cell office:value-type="float" office:value="240.964">
                <text:p>240.9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3922">
                <text:p>43922</text:p>
              </table:table-cell>
              <table:table-cell office:value-type="float" office:value="240.972">
                <text:p>240.97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3952">
                <text:p>43952</text:p>
              </table:table-cell>
              <table:table-cell office:value-type="float" office:value="240.978">
                <text:p>240.9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3983">
                <text:p>43983</text:p>
              </table:table-cell>
              <table:table-cell office:value-type="float" office:value="240.978">
                <text:p>240.9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4013">
                <text:p>44013</text:p>
              </table:table-cell>
              <table:table-cell office:value-type="float" office:value="240.966">
                <text:p>240.9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4044">
                <text:p>44044</text:p>
              </table:table-cell>
              <table:table-cell office:value-type="float" office:value="240.936">
                <text:p>240.9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4075">
                <text:p>44075</text:p>
              </table:table-cell>
              <table:table-cell office:value-type="float" office:value="240.889">
                <text:p>240.8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4105">
                <text:p>44105</text:p>
              </table:table-cell>
              <table:table-cell office:value-type="float" office:value="240.828">
                <text:p>240.8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4136">
                <text:p>44136</text:p>
              </table:table-cell>
              <table:table-cell office:value-type="float" office:value="240.758">
                <text:p>240.75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4166">
                <text:p>44166</text:p>
              </table:table-cell>
              <table:table-cell office:value-type="float" office:value="240.686">
                <text:p>240.6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4197">
                <text:p>44197</text:p>
              </table:table-cell>
              <table:table-cell office:value-type="float" office:value="240.619">
                <text:p>240.6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4228">
                <text:p>44228</text:p>
              </table:table-cell>
              <table:table-cell office:value-type="float" office:value="240.559">
                <text:p>240.55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256">
                <text:p>44256</text:p>
              </table:table-cell>
              <table:table-cell office:value-type="float" office:value="240.51">
                <text:p>240.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4287">
                <text:p>44287</text:p>
              </table:table-cell>
              <table:table-cell office:value-type="float" office:value="240.466">
                <text:p>240.4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4317">
                <text:p>44317</text:p>
              </table:table-cell>
              <table:table-cell office:value-type="float" office:value="240.426">
                <text:p>240.4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4348">
                <text:p>44348</text:p>
              </table:table-cell>
              <table:table-cell office:value-type="float" office:value="240.395">
                <text:p>240.39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4378">
                <text:p>44378</text:p>
              </table:table-cell>
              <table:table-cell office:value-type="float" office:value="240.376">
                <text:p>240.3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4409">
                <text:p>44409</text:p>
              </table:table-cell>
              <table:table-cell office:value-type="float" office:value="240.379">
                <text:p>240.37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4440">
                <text:p>44440</text:p>
              </table:table-cell>
              <table:table-cell office:value-type="float" office:value="240.41">
                <text:p>240.4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4470">
                <text:p>44470</text:p>
              </table:table-cell>
              <table:table-cell office:value-type="float" office:value="240.459">
                <text:p>240.4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4501">
                <text:p>44501</text:p>
              </table:table-cell>
              <table:table-cell office:value-type="float" office:value="240.516">
                <text:p>240.5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4531">
                <text:p>44531</text:p>
              </table:table-cell>
              <table:table-cell office:value-type="float" office:value="240.569">
                <text:p>240.5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4562">
                <text:p>44562</text:p>
              </table:table-cell>
              <table:table-cell office:value-type="float" office:value="240.609">
                <text:p>240.6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4593">
                <text:p>44593</text:p>
              </table:table-cell>
              <table:table-cell office:value-type="float" office:value="240.631">
                <text:p>240.6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4621">
                <text:p>44621</text:p>
              </table:table-cell>
              <table:table-cell office:value-type="float" office:value="240.641">
                <text:p>240.64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652">
                <text:p>44652</text:p>
              </table:table-cell>
              <table:table-cell office:value-type="float" office:value="240.643">
                <text:p>240.6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4682">
                <text:p>44682</text:p>
              </table:table-cell>
              <table:table-cell office:value-type="float" office:value="240.645">
                <text:p>240.6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4713">
                <text:p>44713</text:p>
              </table:table-cell>
              <table:table-cell office:value-type="float" office:value="240.648">
                <text:p>240.6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4743">
                <text:p>44743</text:p>
              </table:table-cell>
              <table:table-cell office:value-type="float" office:value="240.649">
                <text:p>240.6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4774">
                <text:p>44774</text:p>
              </table:table-cell>
              <table:table-cell office:value-type="float" office:value="240.644">
                <text:p>240.6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4805">
                <text:p>44805</text:p>
              </table:table-cell>
              <table:table-cell office:value-type="float" office:value="240.626">
                <text:p>240.6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4835">
                <text:p>44835</text:p>
              </table:table-cell>
              <table:table-cell office:value-type="float" office:value="240.603">
                <text:p>240.6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866">
                <text:p>44866</text:p>
              </table:table-cell>
              <table:table-cell office:value-type="float" office:value="240.588">
                <text:p>240.5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896">
                <text:p>44896</text:p>
              </table:table-cell>
              <table:table-cell office:value-type="float" office:value="240.598">
                <text:p>240.5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927">
                <text:p>44927</text:p>
              </table:table-cell>
              <table:table-cell office:value-type="float" office:value="240.642">
                <text:p>240.64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958">
                <text:p>44958</text:p>
              </table:table-cell>
              <table:table-cell office:value-type="float" office:value="240.724">
                <text:p>240.7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986">
                <text:p>44986</text:p>
              </table:table-cell>
              <table:table-cell office:value-type="float" office:value="240.851">
                <text:p>240.85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5017">
                <text:p>45017</text:p>
              </table:table-cell>
              <table:table-cell office:value-type="float" office:value="240.964">
                <text:p>240.9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5047">
                <text:p>45047</text:p>
              </table:table-cell>
              <table:table-cell office:value-type="float" office:value="241.07">
                <text:p>241.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5078">
                <text:p>45078</text:p>
              </table:table-cell>
              <table:table-cell office:value-type="float" office:value="241.173">
                <text:p>241.1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5108">
                <text:p>45108</text:p>
              </table:table-cell>
              <table:table-cell office:value-type="float" office:value="241.278">
                <text:p>241.27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5139">
                <text:p>45139</text:p>
              </table:table-cell>
              <table:table-cell office:value-type="float" office:value="241.386">
                <text:p>241.38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5170">
                <text:p>45170</text:p>
              </table:table-cell>
              <table:table-cell office:value-type="float" office:value="241.497">
                <text:p>241.4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5200">
                <text:p>45200</text:p>
              </table:table-cell>
              <table:table-cell office:value-type="float" office:value="241.611">
                <text:p>241.6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231">
                <text:p>45231</text:p>
              </table:table-cell>
              <table:table-cell office:value-type="float" office:value="241.726">
                <text:p>241.7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5261">
                <text:p>45261</text:p>
              </table:table-cell>
              <table:table-cell office:value-type="float" office:value="241.843">
                <text:p>241.8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2000" chart:maximum="202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9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text-properties fo: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393cm" svg:height="10.346cm" xlink:href=".." xlink:type="simple" chart:class="chart:scatter" chart:style-name="ch1">
        <chart:title svg:x="5.146cm" svg:y="0.249cm" chart:style-name="ch2">
          <text:p>Incremental increase in Global RF, 2000 - 2023 </text:p>
        </chart:title>
        <chart:legend chart:legend-position="bottom" svg:x="5.085cm" svg:y="9.563cm" style:legend-expansion="wide" chart:style-name="ch3"/>
        <chart:plot-area chart:style-name="ch4" table:cell-range-address="RF.A3:RF.A26 RF.I2:RF.I26" chart:data-source-has-labels="row" svg:x="1.348cm" svg:y="0.944cm" svg:width="16.668cm" svg:height="8.164cm">
          <chartooo:coordinate-region svg:x="2.075cm" svg:y="1.143cm" svg:width="15.941cm" svg:height="7.318cm"/>
          <chart:axis chart:dimension="x" chart:name="primary-x" chart:style-name="ch5">
            <chart:title svg:x="9.317cm" svg:y="9.092cm" chart:style-name="ch6">
              <text:p>Date</text:p>
            </chart:title>
            <chart:grid chart:style-name="ch7" chart:class="major"/>
          </chart:axis>
          <chart:axis chart:dimension="y" chart:name="primary-y" chart:style-name="ch8">
            <chart:title svg:x="0.402cm" svg:y="7.336cm" chart:style-name="ch9">
              <text:p>Radiative Forcing, W/m^2</text:p>
            </chart:title>
            <chart:grid chart:style-name="ch7" chart:class="major"/>
          </chart:axis>
          <chart:series chart:style-name="ch10" chart:values-cell-range-address="RF.I3:RF.I26" chart:label-cell-address="RF.I2:RF.I2" chart:class="chart:scatter">
            <chart:domain table:cell-range-address="RF.A3:RF.A26"/>
            <chart:regression-curve chart:style-name="ch11">
              <chart:equation chart:display-equation="true" chart:display-r-square="true" svg:x="10.171cm" svg:y="5.644cm" chart:style-name="ch12"/>
            </chart:regression-curve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cremental RF</text:p>
                <draw:g>
                  <svg:desc>RF.I2:RF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RF.A3:RF.A26</svg:desc>
                </draw:g>
              </table:table-cell>
              <table:table-cell office:value-type="float" office:value="0">
                <text:p>0</text:p>
                <draw:g>
                  <svg:desc>RF.I3:RF.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1">
                <text:p>2001</text:p>
              </table:table-cell>
              <table:table-cell office:value-type="float" office:value="0.0270000000000001">
                <text:p>0.02700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2">
                <text:p>2002</text:p>
              </table:table-cell>
              <table:table-cell office:value-type="float" office:value="0.0619999999999998">
                <text:p>0.0619999999999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3">
                <text:p>2003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4">
                <text:p>2004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5">
                <text:p>2005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6">
                <text:p>2006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7">
                <text:p>2007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8">
                <text:p>2008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9">
                <text:p>2009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0">
                <text:p>2010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1">
                <text:p>2011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2">
                <text:p>2012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13">
                <text:p>2013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14">
                <text:p>201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15">
                <text:p>2015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6">
                <text:p>2016</text:p>
              </table:table-cell>
              <table:table-cell office:value-type="float" office:value="0.587">
                <text:p>0.5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7">
                <text:p>2017</text:p>
              </table:table-cell>
              <table:table-cell office:value-type="float" office:value="0.623">
                <text:p>0.6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8">
                <text:p>2018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9">
                <text:p>2019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20">
                <text:p>202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21">
                <text:p>2021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22">
                <text:p>2022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23">
                <text:p>2023</text:p>
              </table:table-cell>
              <table:table-cell office:value-type="float" office:value="0.865">
                <text:p>0.8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